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none" fo:border-bottom="none" fo:border-left="thin solid #000000" fo:border-right="thin solid #000000" style:vertical-align="top" fo:background-color="transparent" style:repeat-content="false"/>
      <style:paragraph-properties fo:text-align="center"/>
      <style:text-properties fo:font-weight="bold" style:font-weight-asian="bold" style:font-weight-complex="bold"/>
    </style:style>
    <style:style style:name="ce4" style:family="table-cell" style:parent-style-name="Default" style:data-style-name="N0">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style-name="ro1">
          <table:table-cell office:value-type="string" table:style-name="ce3">
            <text:p>Comment</text:p>
          </table:table-cell>
          <table:table-cell office:value-type="string" table:style-name="ce2">
            <text:p>label_pred</text:p>
          </table:table-cell>
          <table:table-cell table:number-columns-repeated="16382"/>
        </table:table-row>
        <table:table-row table:style-name="ro1">
          <table:table-cell office:value-type="string" table:style-name="ce4">
            <text:p>সংবিধানের দোহাই দিয়ে এভাবে আর কতদিন ? এইদেশের খাবে,এই দেশে থাকবে,আর এই দেশেরই ক্ষতি করার ষড়যন্ত্র করবে। সার্বিকভাবে বললে ভারতবর্ষকে মুসলিম দেশে পরিণত করার চক্রান্ত করবে। মনে-মুখে পাকিস্তানের গুন গাইবে। মুসলিমরা যা খুশি তাই করবে আর আমরা বললেই নোংরা কথা হয়ে যাবে এতো আর না চলবে।</text:p>
          </table:table-cell>
          <table:table-cell office:value-type="float" office:value="0" table:style-name="ce1">
            <text:p>0</text:p>
          </table:table-cell>
          <table:table-cell table:number-columns-repeated="16382"/>
        </table:table-row>
        <table:table-row table:style-name="ro1">
          <table:table-cell office:value-type="string" table:style-name="ce4">
            <text:p>° — মা তোমার মতো করে তোমাকে হয়তো কখনো ভালোবাসতে পারবো না; ক্ষমা করে দিও!</text:p>
          </table:table-cell>
          <table:table-cell office:value-type="float" office:value="1" table:style-name="ce1">
            <text:p>1</text:p>
          </table:table-cell>
          <table:table-cell table:number-columns-repeated="16382"/>
        </table:table-row>
        <table:table-row table:style-name="ro1">
          <table:table-cell office:value-type="string" table:style-name="ce4">
            <text:p>ফেজবুকের মতো এখানে নোংরামি না করলে হয় না</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নির্বাচনের মতো প্রহসনের গণভোট করে রাশিয়ার পুতিন ইউক্রেনে দখল করে নেয়া জায়গাগুলো আনুষ্ঠানিকভাবে রাশিয়ার অংশ বানিয়ে নিতে চায়। ঠিক ক্রাইমিয়ার মতো। অন্য দিকে বুমবামদের মুখে শুনেছি যে রাশিয়া কোনো সাম্রাজ্যবাদে নেই ;-) Bangladesh Russia Ukraine Leftwing</text:p>
          </table:table-cell>
          <table:table-cell office:value-type="float" office:value="0" table:style-name="ce1">
            <text:p>0</text:p>
          </table:table-cell>
          <table:table-cell table:number-columns-repeated="16382"/>
        </table:table-row>
        <table:table-row table:style-name="ro1">
          <table:table-cell office:value-type="string" table:style-name="ce4">
            <text:p>অভিনন্দন বাংলাদেশ নারী ফুটবল দল !</text:p>
          </table:table-cell>
          <table:table-cell office:value-type="float" office:value="1" table:style-name="ce1">
            <text:p>1</text:p>
          </table:table-cell>
          <table:table-cell table:number-columns-repeated="16382"/>
        </table:table-row>
        <table:table-row table:style-name="ro1">
          <table:table-cell office:value-type="string" table:style-name="ce4">
            <text:p>কঠিন পরিস্থিতিতে স্বার্থপর ও বিশ্বাসঘাতক ব্যক্তিদের চেনা যায়। abiskarsk</text:p>
          </table:table-cell>
          <table:table-cell office:value-type="float" office:value="0" table:style-name="ce1">
            <text:p>0</text:p>
          </table:table-cell>
          <table:table-cell table:number-columns-repeated="16382"/>
        </table:table-row>
        <table:table-row table:style-name="ro1">
          <table:table-cell office:value-type="string" table:style-name="ce4">
            <text:p>ফিরোজ এর মাতৃবিয়োগের খবর পেয়ে আমি উনার বাড়িতে গিয়েছিলাম। রাজনৈতিক মতাদর্শ আলাদা হলেও ব্যাক্তিগত ফিরোজ এর সাথে আমার দাদা ভাইয়ের সম্পর্ক। উনার মাতৃবিয়োগে আমি অত্যন্ত মর্মাহত ও শোকাহত।</text:p>
          </table:table-cell>
          <table:table-cell office:value-type="float" office:value="1" table:style-name="ce1">
            <text:p>1</text:p>
          </table:table-cell>
          <table:table-cell table:number-columns-repeated="16382"/>
        </table:table-row>
        <table:table-row table:style-name="ro1">
          <table:table-cell office:value-type="string" table:style-name="ce4">
            <text:p>নেককার ব্যক্তিগণ আল্লাহর ভয়ে কাঁদে। অথচ আমি গুনাহ থাকা সত্ত্বেও হেসেই চলছি...! আল্লাহুম্মাগফিরলি শুভ সকাল</text:p>
          </table:table-cell>
          <table:table-cell office:value-type="float" office:value="1" table:style-name="ce1">
            <text:p>1</text:p>
          </table:table-cell>
          <table:table-cell table:number-columns-repeated="16382"/>
        </table:table-row>
        <table:table-row table:style-name="ro1">
          <table:table-cell office:value-type="string" table:style-name="ce4">
            <text:p>ভবিষৎ এর অর্পিতা,চালিয়ে যান</text:p>
          </table:table-cell>
          <table:table-cell office:value-type="float" office:value="0" table:style-name="ce1">
            <text:p>0</text:p>
          </table:table-cell>
          <table:table-cell table:number-columns-repeated="16382"/>
        </table:table-row>
        <table:table-row table:style-name="ro1">
          <table:table-cell office:value-type="string" table:style-name="ce4">
            <text:p>ঘরে বসে দেখুন শেয়ার করুন অনেকেরই আগ্রহী হতে হবে এটি সত্যিই অবিশ্বাস্য এবং আমি এমন একটি থ্রিলার তৈরি করতে কঠোর পরিশ্রম করেছি। JioMartTyohaarReadySale</text:p>
          </table:table-cell>
          <table:table-cell office:value-type="float" office:value="1" table:style-name="ce1">
            <text:p>1</text:p>
          </table:table-cell>
          <table:table-cell table:number-columns-repeated="16382"/>
        </table:table-row>
        <table:table-row table:style-name="ro1">
          <table:table-cell office:value-type="string" table:style-name="ce4">
            <text:p>হ্যাঁ চোর খানকির পোলা...</text:p>
          </table:table-cell>
          <table:table-cell office:value-type="float" office:value="0" table:style-name="ce1">
            <text:p>0</text:p>
          </table:table-cell>
          <table:table-cell table:number-columns-repeated="16382"/>
        </table:table-row>
        <table:table-row table:style-name="ro1">
          <table:table-cell office:value-type="string" table:style-name="ce4">
            <text:p>আজকাল মানুষ দিন দিন খুবই নিষ্ঠুর হয়ে যাচ্ছে</text:p>
          </table:table-cell>
          <table:table-cell office:value-type="float" office:value="0" table:style-name="ce1">
            <text:p>0</text:p>
          </table:table-cell>
          <table:table-cell table:number-columns-repeated="16382"/>
        </table:table-row>
        <table:table-row table:style-name="ro1">
          <table:table-cell office:value-type="string" table:style-name="ce4">
            <text:p>ফিল্মে হিরো, রাজনীতিতে জিরো। তার ডায়লগে বিজেপি বাঁচার চেষ্টা করছে। শুভেন্দু তে ভরসা শেষ, তাই এবার মিঠুনের পালা।</text:p>
          </table:table-cell>
          <table:table-cell office:value-type="float" office:value="0" table:style-name="ce1">
            <text:p>0</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ও দলদাস পুলিশের সন্ত্রাস,অত্যাচারের প্রতিবাদে তমলুক সাংগঠনিক জেলার সোনাপেতিয়া টোলপ্লাজা থেকে রাধামণী পর্যন্ত ধিক্কার মিছিলে উপস্থিত আছেন বিরোধী দলনেতা শ্রী</text:p>
          </table:table-cell>
          <table:table-cell office:value-type="float" office:value="0" table:style-name="ce1">
            <text:p>0</text:p>
          </table:table-cell>
          <table:table-cell table:number-columns-repeated="16382"/>
        </table:table-row>
        <table:table-row table:style-name="ro1">
          <table:table-cell office:value-type="string" table:style-name="ce4">
            <text:p>এমনিতে ক্যাম্পাসে পড়াশুনা করা মেয়েদের দেখলে ভয় পাইতাম এখন আরও দিগুণ হইছে! ছাত্রলীগ করে ছাত্রীরা!</text:p>
          </table:table-cell>
          <table:table-cell office:value-type="float" office:value="0" table:style-name="ce1">
            <text:p>0</text:p>
          </table:table-cell>
          <table:table-cell table:number-columns-repeated="16382"/>
        </table:table-row>
        <table:table-row table:style-name="ro1">
          <table:table-cell office:value-type="string" table:style-name="ce4">
            <text:p>নিন্দুকেরা কেবল বলে বাংলায় শিল্প নেই , শিল্প আসছেনা, আসবেনা । দিদির কল্যানে আজ দুয়ারে শিল্প । চপ শিল্প,ঝালমুড়ি শিল্প, কাশফুলের বালিস শিল্প , কচুরিপানার বাসন-ঠোয়া শিল্প ,চা শিল্প, আর সবথেকে বড় শিল্প হলো চুরি শিল্প । বাজাও তালি !</text:p>
          </table:table-cell>
          <table:table-cell office:value-type="float" office:value="0" table:style-name="ce1">
            <text:p>0</text:p>
          </table:table-cell>
          <table:table-cell table:number-columns-repeated="16382"/>
        </table:table-row>
        <table:table-row table:style-name="ro1">
          <table:table-cell office:value-type="string" table:style-name="ce4">
            <text:p>এটা করতে হলে গণতন্ত্রের আলোয়ানে ঢাকা জেহাদিদের অনুপ্রেরণা দেওয়া মূল পাণ্ডা কে যে সর্বপ্রথম গ্রেফতার করে জেলে পাঠানোর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শুধু অবহেলা টাই যথেষ্ট</text:p>
          </table:table-cell>
          <table:table-cell office:value-type="float" office:value="0" table:style-name="ce1">
            <text:p>0</text:p>
          </table:table-cell>
          <table:table-cell table:number-columns-repeated="16382"/>
        </table:table-row>
        <table:table-row table:style-name="ro1">
          <table:table-cell office:value-type="string" table:style-name="ce4">
            <text:p>জীবনের প্রতিটি মুহূর্ত আমাদের জন্য মূল্যবান। সময়ের সাথে সাথে নিজেকে পরিবর্তন করা অত্যন্ত জরুরী।</text:p>
          </table:table-cell>
          <table:table-cell office:value-type="float" office:value="1" table:style-name="ce1">
            <text:p>1</text:p>
          </table:table-cell>
          <table:table-cell table:number-columns-repeated="16382"/>
        </table:table-row>
        <table:table-row table:style-name="ro1">
          <table:table-cell office:value-type="string" table:style-name="ce4">
            <text:p>বড় পর্দায় আবার হবে লাল্টু মিতালী জুটির ম্যাজিক... ছেড়ে যাবে সব দুঃখ, কষ্ট, ফ্লু... কারন এই ডিসেম্বরে আসছে হামি ২! Ramdhanu Haami2 Windowsproduction</text:p>
          </table:table-cell>
          <table:table-cell office:value-type="float" office:value="1" table:style-name="ce1">
            <text:p>1</text:p>
          </table:table-cell>
          <table:table-cell table:number-columns-repeated="16382"/>
        </table:table-row>
        <table:table-row table:style-name="ro1">
          <table:table-cell office:value-type="string" table:style-name="ce4">
            <text:p>___হোক না এমন খেলা, বেকারত্ব হোক দূর। রোজগার বাড়ুক, সবার ভাত জুটুক দুবেলা।। Sumaiya yasmin</text:p>
          </table:table-cell>
          <table:table-cell office:value-type="float" office:value="1" table:style-name="ce1">
            <text:p>1</text:p>
          </table:table-cell>
          <table:table-cell table:number-columns-repeated="16382"/>
        </table:table-row>
        <table:table-row table:style-name="ro1">
          <table:table-cell office:value-type="string" table:style-name="ce4">
            <text:p>মমতা বন্দ্যোপাধ্যায় সর্বদাই জনগণের স্বার্থে কাজ করেছেন। যোগাযোগ ব্যবস্থার উন্নতি সাধনে নবনির্মিত হেমন্ত সেতু (টালা ব্রিজ) উদ্বোধন করলেন মুখ্যমন্ত্রী। জননেত্রী মমতা বন্দ্যোপাধ্যায়ের সহানুভূতিশীল নেতৃত্ব সারা দেশের মানুষের জন্য অনুপ্রেরণা।</text:p>
          </table:table-cell>
          <table:table-cell office:value-type="float" office:value="1" table:style-name="ce1">
            <text:p>1</text:p>
          </table:table-cell>
          <table:table-cell table:number-columns-repeated="16382"/>
        </table:table-row>
        <table:table-row table:style-name="ro1">
          <table:table-cell office:value-type="string" table:style-name="ce4">
            <text:p>IND vs AUS: কোহলি বড় চ্যালেঞ্জ হতে চলেছে-বিরাটকে নিয়ে কামিন্সদের যত দুঃশ্চিন্তা</text:p>
          </table:table-cell>
          <table:table-cell office:value-type="float" office:value="1" table:style-name="ce1">
            <text:p>1</text:p>
          </table:table-cell>
          <table:table-cell table:number-columns-repeated="16382"/>
        </table:table-row>
        <table:table-row table:style-name="ro1">
          <table:table-cell office:value-type="string" table:style-name="ce4">
            <text:p>পার্থ কেষ্ট চুনোপুঁটি, আসল চোর হাওয়াই চটি! এই স্বৈরাচারী, দুর্নীতিগ্রস্থ তৃনমুল সরকারের বিরুদ্ধে র নবান্ন অভিযান।</text:p>
          </table:table-cell>
          <table:table-cell office:value-type="float" office:value="0" table:style-name="ce1">
            <text:p>0</text:p>
          </table:table-cell>
          <table:table-cell table:number-columns-repeated="16382"/>
        </table:table-row>
        <table:table-row table:style-name="ro1">
          <table:table-cell office:value-type="string" table:style-name="ce4">
            <text:p>তুই ফাঁকা ফ্ল্যাট খুঁজিস মনে হচ্ছে অভিজ্ঞতা ভালোই আছে।চোর দাঙ্গাবাজ রা এর বেশি কিছু করতে পারে না।</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কে ভয় করো! কেননা একদিন সাদা কাপড় পড়ে, যেতে হবে অন্ধকার কবরে । তোমার সব কিছু পড়ে রবে দুনিয়াতে , একটু ভাবো মরন কালে তোমার সাথে কি যাবে ?</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এটা জেনে আনন্দিত ,তিনি চিড়িয়াখানার কর্মীদের চমৎকার রক্ষণাবেক্ষণ ও যত্নের জন্য তার কৃতজ্ঞতা প্রকাশ করেছেন IndianOilRhino</text:p>
          </table:table-cell>
          <table:table-cell office:value-type="float" office:value="1" table:style-name="ce1">
            <text:p>1</text:p>
          </table:table-cell>
          <table:table-cell table:number-columns-repeated="16382"/>
        </table:table-row>
        <table:table-row table:style-name="ro1">
          <table:table-cell office:value-type="string" table:style-name="ce4">
            <text:p>অন্যের কল্যাণের জন্য খুশি মনে দোয়া করুন! -সেই দোয়া আপনার জন্য মহা উত্তম কল্যাণ উপহার নিয়ে ফেরত আসবে,ইনশা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বাড়ির সবাই এটি দেখুন এবং আপনি আগ্রহী হলে শেয়ার করুন এবং অন্যদের সাথে শেয়ার করতে ভুলবেন না সংবেদনশীল এবং সংবেদনশীল তরঙ্গ অনুভব করুন। এটি একটি সুপার ক্যাচশট বলছি. SENS</text:p>
          </table:table-cell>
          <table:table-cell office:value-type="float" office:value="1" table:style-name="ce1">
            <text:p>1</text:p>
          </table:table-cell>
          <table:table-cell table:number-columns-repeated="16382"/>
        </table:table-row>
        <table:table-row table:style-name="ro1">
          <table:table-cell office:value-type="string" table:style-name="ce4">
            <text:p>ওর সমর্থক খানকির দালাল গুলো কই?</text:p>
          </table:table-cell>
          <table:table-cell office:value-type="float" office:value="0" table:style-name="ce1">
            <text:p>0</text:p>
          </table:table-cell>
          <table:table-cell table:number-columns-repeated="16382"/>
        </table:table-row>
        <table:table-row table:style-name="ro1">
          <table:table-cell office:value-type="string" table:style-name="ce4">
            <text:p>গণতান্ত্রিক আন্দোলনে কালি লাগানোর প্রয়াস কাজে এলোনা। নবান্ন অভিযানে মারা হয়েছে বিজেপি কর্মীদের।</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আর অবহেলা পেলে অভিযোগ করি না কারন আমি জানে গেছি তোমার কাছে আমার কোনো মূল্য নাই। আমি মূল্যহীন হওয়ে গেছি ।</text:p>
          </table:table-cell>
          <table:table-cell office:value-type="float" office:value="0" table:style-name="ce1">
            <text:p>0</text:p>
          </table:table-cell>
          <table:table-cell table:number-columns-repeated="16382"/>
        </table:table-row>
        <table:table-row table:style-name="ro1">
          <table:table-cell office:value-type="string" table:style-name="ce4">
            <text:p>দুষ্ট গরুর চেয়ে শুন্য গোয়াল ভালো। আর এটা তো স্পষ্ট যে আমাদের শিক্ষা জীবনে এই বালের রাজনীতির কোনো ইতিবাচক প্রভাব নেই বরং এটা ক্ষতিকর একটা ভাইরাসের মতো আতংকে ছড়িয়ে বেড়ায়। যে রাজনীতি সাধারণ ছাত্র ছাত্রীদের কাজে আসেনা সেটা কার স্বার্থে টিকিয়ে রাখা হচ্ছে? একটু ভাবেন।</text:p>
          </table:table-cell>
          <table:table-cell office:value-type="float" office:value="0" table:style-name="ce1">
            <text:p>0</text:p>
          </table:table-cell>
          <table:table-cell table:number-columns-repeated="16382"/>
        </table:table-row>
        <table:table-row table:style-name="ro1">
          <table:table-cell office:value-type="string" table:style-name="ce4">
            <text:p>ইদানিং একটা Trend দেখা যাচ্ছে যেপুরানো হিন্দুমন্দির হিন্দুদের উপাসনাস্থল হিন্দুদের জমি খেলার মাঠ জঙ্গলে মুসলিমরা কোথাও কবরস্থান কোথাও মাজার কোথাও ইদগাহ প্রভৃতি তৈরী করতে সচেষ্ট হয়েছে। এটা কি 2047 এর লক্ষ পূরণের পদক্ষেপ? নাকি ওয়াকফ আইনের ফায়দা তোলার ব্যাপার। 1/2</text:p>
          </table:table-cell>
          <table:table-cell office:value-type="float" office:value="0" table:style-name="ce1">
            <text:p>0</text:p>
          </table:table-cell>
          <table:table-cell table:number-columns-repeated="16382"/>
        </table:table-row>
        <table:table-row table:style-name="ro1">
          <table:table-cell office:value-type="string" table:style-name="ce4">
            <text:p>Brooklyn, Queens South-এর জন্য সাগরের পানির উচ্চতা বেড়ে যাওয়া সংক্রান্ত পরামর্শ (হাই সার্ফ অ্যাডভাইজরি)৷ স্বাভাবিকের চেয়ে উঁচু ঢেউ প্রত্যাশা করা হচ্ছে৷</text:p>
          </table:table-cell>
          <table:table-cell office:value-type="float" office:value="1" table:style-name="ce1">
            <text:p>1</text:p>
          </table:table-cell>
          <table:table-cell table:number-columns-repeated="16382"/>
        </table:table-row>
        <table:table-row table:style-name="ro1">
          <table:table-cell office:value-type="string" table:style-name="ce4">
            <text:p>হাসপাতালের দুর্নীতি বন্ধে প্রতিবাদ সমাবেশ</text:p>
          </table:table-cell>
          <table:table-cell office:value-type="float" office:value="0" table:style-name="ce1">
            <text:p>0</text:p>
          </table:table-cell>
          <table:table-cell table:number-columns-repeated="16382"/>
        </table:table-row>
        <table:table-row table:style-name="ro1">
          <table:table-cell office:value-type="string" table:style-name="ce4">
            <text:p>যার কোনো জাত নেই,বাংলায় তাকে কী বলে বলুন তো?</text:p>
          </table:table-cell>
          <table:table-cell office:value-type="float" office:value="0" table:style-name="ce1">
            <text:p>0</text:p>
          </table:table-cell>
          <table:table-cell table:number-columns-repeated="16382"/>
        </table:table-row>
        <table:table-row table:style-name="ro1">
          <table:table-cell office:value-type="string" table:style-name="ce4">
            <text:p>কিশোরগঞ্জ পাগলা মসজিদ</text:p>
          </table:table-cell>
          <table:table-cell office:value-type="float" office:value="0" table:style-name="ce1">
            <text:p>0</text:p>
          </table:table-cell>
          <table:table-cell table:number-columns-repeated="16382"/>
        </table:table-row>
        <table:table-row table:style-name="ro1">
          <table:table-cell office:value-type="string" table:style-name="ce4">
            <text:p>বাফুফের কাছে নাকি টাকা নাই ? শালা উদ্দিন ও তার বাফুফেকে সবাই ভিক্ষা প্রদান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মমতা_বন্দ্যোপাধ্যায় মহাশয়ার অনুপ্রেরণায় ও সর্বভারতীয় তৃণমূল কংগ্রেসের সাধারণ সম্পাদক মাননীয় অভিষেক_বন্দ্যোপাধ্যায়ের সুপরামর্শে 'দুর্গাপূজা' উপলক্ষ্যে আমার ব্যক্তিগত অর্থায়নে উপহার সামগ্রী বস্ত্র বিতরণ মহা কর্ম কর্মসূচীর প্রস্তুতি সভায় উপস্থিত আছি।</text:p>
          </table:table-cell>
          <table:table-cell office:value-type="float" office:value="1" table:style-name="ce1">
            <text:p>1</text:p>
          </table:table-cell>
          <table:table-cell table:number-columns-repeated="16382"/>
        </table:table-row>
        <table:table-row table:style-name="ro1">
          <table:table-cell office:value-type="string" table:style-name="ce4">
            <text:p>শি জিনপিং-এরদোয়ান রুদ্ধদ্বার বৈঠক</text:p>
          </table:table-cell>
          <table:table-cell office:value-type="float" office:value="0" table:style-name="ce1">
            <text:p>0</text:p>
          </table:table-cell>
          <table:table-cell table:number-columns-repeated="16382"/>
        </table:table-row>
        <table:table-row table:style-name="ro1">
          <table:table-cell office:value-type="string" table:style-name="ce4">
            <text:p>মন্দির পরিষ্কার করার আগে নিজেদের মনটা পরিষ্কার করো,,</text:p>
          </table:table-cell>
          <table:table-cell office:value-type="float" office:value="1" table:style-name="ce1">
            <text:p>1</text:p>
          </table:table-cell>
          <table:table-cell table:number-columns-repeated="16382"/>
        </table:table-row>
        <table:table-row table:style-name="ro1">
          <table:table-cell office:value-type="string" table:style-name="ce4">
            <text:p>আবেগ আর ভালোবাসা ছাড়া কোন কিছুতে সাফল্য আসেনা।</text:p>
          </table:table-cell>
          <table:table-cell office:value-type="float" office:value="1" table:style-name="ce1">
            <text:p>1</text:p>
          </table:table-cell>
          <table:table-cell table:number-columns-repeated="16382"/>
        </table:table-row>
        <table:table-row table:style-name="ro1">
          <table:table-cell office:value-type="string" table:style-name="ce4">
            <text:p>নেতা হলে কি বাবার পরিচয়ের দরকার নেই?,, জারজ সন্তান হলেই বড় বড় কথা বলা যায়। খানকির পেটে অবৈধ বাচ্চা! বাংলার জারজ সন্তান</text:p>
          </table:table-cell>
          <table:table-cell office:value-type="float" office:value="0" table:style-name="ce1">
            <text:p>0</text:p>
          </table:table-cell>
          <table:table-cell table:number-columns-repeated="16382"/>
        </table:table-row>
        <table:table-row table:style-name="ro1">
          <table:table-cell office:value-type="string" table:style-name="ce4">
            <text:p>মেয়েরা কারো সাথে যুক্তিতে না পারলে তাকে ব্লক করে নিজেকে বিজয়ী ঘোষণা করে!!!</text:p>
          </table:table-cell>
          <table:table-cell office:value-type="float" office:value="0" table:style-name="ce1">
            <text:p>0</text:p>
          </table:table-cell>
          <table:table-cell table:number-columns-repeated="16382"/>
        </table:table-row>
        <table:table-row table:style-name="ro1">
          <table:table-cell office:value-type="string" table:style-name="ce4">
            <text:p>চার বছরে পৃথিবীর বহু দেশে এক সরকার ক্ষমতা শেষ করে আরেক মেয়াদ আসে। চার বছরে পৃথিবীর বহু দেশ তো বটেই, এমনকি বাংলাদেশেও যেকোনো বিষয়ে স্নাতক শেষ করা যায়। কিন্তু চার বছরেও... ajkerpatrika</text:p>
          </table:table-cell>
          <table:table-cell office:value-type="float" office:value="1" table:style-name="ce1">
            <text:p>1</text:p>
          </table:table-cell>
          <table:table-cell table:number-columns-repeated="16382"/>
        </table:table-row>
        <table:table-row table:style-name="ro1">
          <table:table-cell office:value-type="string" table:style-name="ce4">
            <text:p>এশিয়া কাপের আগে কোন কোন মাইলফলকের সামনে দাঁড়িয়ে বিরাট কোহলি, দেখে নিন এক নজরে Milestones beckoning ViratKohli at the AsiaCup2022 cricket AsiaCup SportsUpdate NewszNow</text:p>
          </table:table-cell>
          <table:table-cell office:value-type="float" office:value="1" table:style-name="ce1">
            <text:p>1</text:p>
          </table:table-cell>
          <table:table-cell table:number-columns-repeated="16382"/>
        </table:table-row>
        <table:table-row table:style-name="ro1">
          <table:table-cell office:value-type="string" table:style-name="ce4">
            <text:p>বাংলা ভাষার জন্যে আন্দোলনরত দুই ভাষা সংগ্রামী; উত্তর দিনাজপুর জেলার ইসলামপুরের দাড়িভিট হাইস্কুলের দুই প্রাক্তন ছাত্র; রাজেশ সরকার ও তাপস বর্মণের মৃত্যুবার্ষিকীর দিনে তাদের প্রতি শ্রদ্ধা নিবেদন করি। ২০১৮ সালে শিক্ষক নিয়োগকে কেন্দ্র করে বচসায় পুলিশের গুলিতে ওদের মৃত্যু হয়।</text:p>
          </table:table-cell>
          <table:table-cell office:value-type="float" office:value="1" table:style-name="ce1">
            <text:p>1</text:p>
          </table:table-cell>
          <table:table-cell table:number-columns-repeated="16382"/>
        </table:table-row>
        <table:table-row table:style-name="ro1">
          <table:table-cell office:value-type="string" table:style-name="ce4">
            <text:p>বিভিন্ন সেক্টর এবং প্রতিরক্ষা উত্পাদন জুড়ে অভূতপূর্ব অর্থনৈতিক বৃদ্ধি 21 শতকের ভারতকে আরও উচ্চতায় নিয়ে যাচ্ছে।... IndiaOf21stCentury</text:p>
          </table:table-cell>
          <table:table-cell office:value-type="float" office:value="1" table:style-name="ce1">
            <text:p>1</text:p>
          </table:table-cell>
          <table:table-cell table:number-columns-repeated="16382"/>
        </table:table-row>
        <table:table-row table:style-name="ro1">
          <table:table-cell office:value-type="string" table:style-name="ce4">
            <text:p>রাজ্যে "সুপার-30" স্কিম চালু করা হয়েছে, যেখানে ছাত্ররা তার পছন্দের যে কোনও কোচিং সেন্টারে উন্নত ভাবে অধ্যয়ন করতে পারে। এতে প্রতি ছাত্র পিছু ৫ লক্ষ টাকা রাজ্য সরকার খরচ করছে। ৮৮টি বিদ্যালয়ে প্রাক-প্রাথমিক স্তরে পঠন-পাঠন চালু করা হয়েছে।</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কুরআন শরীফ (বাংলা অর্থসহ) খতম। প্রতিদিন ২ পৃষ্ঠা করে হলেও কুরআন শরীফ তিলাওয়াত করুন। A good Friday</text:p>
          </table:table-cell>
          <table:table-cell office:value-type="float" office:value="1" table:style-name="ce1">
            <text:p>1</text:p>
          </table:table-cell>
          <table:table-cell table:number-columns-repeated="16382"/>
        </table:table-row>
        <table:table-row table:style-name="ro1">
          <table:table-cell office:value-type="string" table:style-name="ce4">
            <text:p>Watch: কলেজ স্ট্রিটে এবিভিপির বিক্ষোভ। যোগ্যতা অনুযায়ী নিয়োগ চেয়ে প্রতিবাদে বিজেপির ছাত্র সংগঠন। WATCH LIVE: ABVP |</text:p>
          </table:table-cell>
          <table:table-cell office:value-type="float" office:value="1" table:style-name="ce1">
            <text:p>1</text:p>
          </table:table-cell>
          <table:table-cell table:number-columns-repeated="16382"/>
        </table:table-row>
        <table:table-row table:style-name="ro1">
          <table:table-cell office:value-type="string" table:style-name="ce4">
            <text:p>বিজেপির কোন সংগঠন নেই! তাই এরকম অভিযোগ এনে মানুষের মধ্যে বিভাজন করে দেওয়ায় এদের একমাত্র মূল লক্ষ্য! JumlaKingModi</text:p>
          </table:table-cell>
          <table:table-cell office:value-type="float" office:value="0" table:style-name="ce1">
            <text:p>0</text:p>
          </table:table-cell>
          <table:table-cell table:number-columns-repeated="16382"/>
        </table:table-row>
        <table:table-row table:style-name="ro1">
          <table:table-cell office:value-type="string" table:style-name="ce4">
            <text:p>'প্রতি ঘরে সুশাসন' অভিযানের অঙ্গ হিসেবে আজ আগরতলা মুক্তধারা অডিটোরিয়ামে সমাজ কল্যাণ ও সমাজ শিক্ষা দপ্তর আয়োজিত দিব্যাঙ্গজনদের বিভিন্ন সহায়ক সরঞ্জাম বিতরন অনুষ্ঠানে অংশগ্রহণ করেন প্রদেশ সাধারণ সম্পাদিকা সুশ্রী পাপিয়া দত্ত মহোদয়া ।</text:p>
          </table:table-cell>
          <table:table-cell office:value-type="float" office:value="1" table:style-name="ce1">
            <text:p>1</text:p>
          </table:table-cell>
          <table:table-cell table:number-columns-repeated="16382"/>
        </table:table-row>
        <table:table-row table:style-name="ro1">
          <table:table-cell office:value-type="string" table:style-name="ce4">
            <text:p>বার্লিনে বিদ্বেষ-বৈষম্যের শিকার মুসলিমরা PuberKalom muslims victims berlin discrimination</text:p>
          </table:table-cell>
          <table:table-cell office:value-type="float" office:value="0" table:style-name="ce1">
            <text:p>0</text:p>
          </table:table-cell>
          <table:table-cell table:number-columns-repeated="16382"/>
        </table:table-row>
        <table:table-row table:style-name="ro1">
          <table:table-cell office:value-type="string" table:style-name="ce4">
            <text:p>যত বেশি আল্লাহকে স্মরণ করবেন! আপনার ঈমান ততো বেশি বৃদ্ধি পাবে ।</text:p>
          </table:table-cell>
          <table:table-cell office:value-type="float" office:value="1" table:style-name="ce1">
            <text:p>1</text:p>
          </table:table-cell>
          <table:table-cell table:number-columns-repeated="16382"/>
        </table:table-row>
        <table:table-row table:style-name="ro1">
          <table:table-cell office:value-type="string" table:style-name="ce4">
            <text:p>জ্বি হা আপনার পরামর্শ অবশ্য মেনে চলার শ্রেষ্টা করবো ইনসা আল্লাহ। বিষয়টি আপনাকে বুঝাতে পেরেছি বা আপনি বুঝতে সক্ষম হয়েছে তার জন্য আন্তরিক ভাবে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মুসলমানদের পূজার উৎসবে যাওয়া ও প্রসাদ খাওয়া সম্পর্কে ইসলাম কি বলে? উত্তর- মহান আল্লাহ্ পবিত্র কুর'আনের মোট চার জায়গায় উল্লেখ করেছেন- * সূরা বাকারার ১৭৩ নং আয়াতে * সূরা মায়িদাহ’র ৩ নং আয়াতে * সূরা আন’আমের ১৪৫ নং আয়াতে, এছাড়াও * সূরা নাহলের১১৫ নং আয়াতে উল্লেখ করা হয়েছে</text:p>
          </table:table-cell>
          <table:table-cell office:value-type="float" office:value="0" table:style-name="ce1">
            <text:p>0</text:p>
          </table:table-cell>
          <table:table-cell table:number-columns-repeated="16382"/>
        </table:table-row>
        <table:table-row table:style-name="ro1">
          <table:table-cell office:value-type="string" table:style-name="ce4">
            <text:p>প্রকৃত ইসলাম ধর্মের শিক্ষার মধ্যে মানব সমাজকে উঁচুনিচু করে বিভক্ত বা বিভাজন করার কোনো আইনকানুন কিংবা বিধিবিধান নেই। তাই আমি সকল জাতির বুদ্ধিমান ও জ্ঞানবান সমাজের ভাই বোনকে প্রকৃত ইসলাম ধর্ম গ্রহণ ও অবলম্বন করার প্রতি ভদ্রতার সহিত আহ্বান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কেন্দ্রের "এজেন্সি নয় চাকরি চাই" এর তীব্র প্রতিবাদে আজ গাইঘাটা বিধানসভার ঠাকুরনগরে পথসভায়।</text:p>
          </table:table-cell>
          <table:table-cell office:value-type="float" office:value="0" table:style-name="ce1">
            <text:p>0</text:p>
          </table:table-cell>
          <table:table-cell table:number-columns-repeated="16382"/>
        </table:table-row>
        <table:table-row table:style-name="ro1">
          <table:table-cell office:value-type="string" table:style-name="ce4">
            <text:p>হ্যাঁ... বেশ লাগে দেখতে.... একদিকে সবুজ জীবনের প্রতীক, তার উপর লাল, সাদা... শক্তি ও শান্তির প্রতীক।</text:p>
          </table:table-cell>
          <table:table-cell office:value-type="float" office:value="1" table:style-name="ce1">
            <text:p>1</text:p>
          </table:table-cell>
          <table:table-cell table:number-columns-repeated="16382"/>
        </table:table-row>
        <table:table-row table:style-name="ro1">
          <table:table-cell office:value-type="string" table:style-name="ce4">
            <text:p>জয় বাংলা শ্লোগান দিয়ে খালি গায়ে শটগান হাতে বিএনপির শান্তিপূর্ণ মিছিলে পুলিশের পাশে থেকে গুলি করে তান্ডব চালানো এই সন্ত্রাসী ও এর পৃষ্ঠপোষক কারা, জাতি জানতে চায়!</text:p>
          </table:table-cell>
          <table:table-cell office:value-type="float" office:value="0" table:style-name="ce1">
            <text:p>0</text:p>
          </table:table-cell>
          <table:table-cell table:number-columns-repeated="16382"/>
        </table:table-row>
        <table:table-row table:style-name="ro1">
          <table:table-cell office:value-type="string" table:style-name="ce4">
            <text:p>অত ভোটব্যাঙ্ক আর সংখ্যালঘু চিন্তা করলে ভুলে যাওয়া সাভাবিক !</text:p>
          </table:table-cell>
          <table:table-cell office:value-type="float" office:value="0" table:style-name="ce1">
            <text:p>0</text:p>
          </table:table-cell>
          <table:table-cell table:number-columns-repeated="16382"/>
        </table:table-row>
        <table:table-row table:style-name="ro1">
          <table:table-cell office:value-type="string" table:style-name="ce4">
            <text:p>বাস্তবতা হচ্ছে ম্যাক্সিমাম নারী খেলোয়াড় বিয়ে করেন না কিংবা বিয়ে হয় না! কিংবা হলেও বেশিদিন টিকে না অথচ শালা ...... উদ্দিন ছাহেব সবকিছু জানা সত্বেও বাটপারি করলো এই আরকি!</text:p>
          </table:table-cell>
          <table:table-cell office:value-type="float" office:value="0" table:style-name="ce1">
            <text:p>0</text:p>
          </table:table-cell>
          <table:table-cell table:number-columns-repeated="16382"/>
        </table:table-row>
        <table:table-row table:style-name="ro1">
          <table:table-cell office:value-type="string" table:style-name="ce4">
            <text:p>বাংলার ৪৮০০০ মৃতপ্রায় পার্শ্ব শিক্ষক শিক্ষিকা দের দিকে তাকিয়ে দেখুন প্লিজ। কি নিদারুন যন্ত্রনা নিয়ে বেঁচে আছেন।</text:p>
          </table:table-cell>
          <table:table-cell office:value-type="float" office:value="0" table:style-name="ce1">
            <text:p>0</text:p>
          </table:table-cell>
          <table:table-cell table:number-columns-repeated="16382"/>
        </table:table-row>
        <table:table-row table:style-name="ro1">
          <table:table-cell office:value-type="string" table:style-name="ce4">
            <text:p>কলকাতা পুরসভার পক্ষ থেকে স্টাফ নার্স পদে ১৮৬ জনকে নিয়োগ করা হবে। KhelaHobe</text:p>
          </table:table-cell>
          <table:table-cell office:value-type="float" office:value="1" table:style-name="ce1">
            <text:p>1</text:p>
          </table:table-cell>
          <table:table-cell table:number-columns-repeated="16382"/>
        </table:table-row>
        <table:table-row table:style-name="ro1">
          <table:table-cell office:value-type="string" table:style-name="ce4">
            <text:p>এ-ই শালা দেখিসনি সবাই তোরে কমেন্টে গালি দিচ্ছে কারন তুই আওয়ামী লীগের দালাল ভারতের জারজ সন্তান</text:p>
          </table:table-cell>
          <table:table-cell office:value-type="float" office:value="0" table:style-name="ce1">
            <text:p>0</text:p>
          </table:table-cell>
          <table:table-cell table:number-columns-repeated="16382"/>
        </table:table-row>
        <table:table-row table:style-name="ro1">
          <table:table-cell office:value-type="string" table:style-name="ce4">
            <text:p>সোনামুড়া কবি নজরুল মহা বিদ্যালয়ের অধ্যক্ষের ওপর হামলার সঠিক তদন্ত চেয়ে এসডিপিও'র দ্বারস্থ ত্রিপুরা তৃণমূল ছাত্র পরিষদ। উপস্থিত ছিলেন ছাত্র পরিষদের ইনচার্জ নীল কমল সাহা, মাসুক খান, হাবিল মিঞা, শিবম সাহা, জয় দাস, হাবিব মিঞা, সোলাঙ্কি সেনগুপ্ত, জয় দেববর্মা।</text:p>
          </table:table-cell>
          <table:table-cell office:value-type="float" office:value="1" table:style-name="ce1">
            <text:p>1</text:p>
          </table:table-cell>
          <table:table-cell table:number-columns-repeated="16382"/>
        </table:table-row>
        <table:table-row table:style-name="ro1">
          <table:table-cell office:value-type="string" table:style-name="ce4">
            <text:p>দেশে এরকম আরো কল্যাণ দান সন্তানের প্রয়োজন</text:p>
          </table:table-cell>
          <table:table-cell office:value-type="float" office:value="1" table:style-name="ce1">
            <text:p>1</text:p>
          </table:table-cell>
          <table:table-cell table:number-columns-repeated="16382"/>
        </table:table-row>
        <table:table-row table:style-name="ro1">
          <table:table-cell office:value-type="string" table:style-name="ce4">
            <text:p>ওরে মূর্খ 103 কোটির কেস আভাস বা মীনাক্ষী নয় খেয়েছে পার্থ,মুর্খের সর্দার অনুব্রত গরু চুরির দায়ে জেল এ,সুজন বাবু নয়। পার্থক্য টা বোঝ,আভাস জেল থেকে বেরিয়ে বীরের মর্যাদা পাছেন,আর পার্থ সুনছে চোর,অনুব্রত শুনছে গরু চোর মীনাক্ষী আর পার্থর জেলযাত্রা তোর যদি এক লাগে তাহলে</text:p>
          </table:table-cell>
          <table:table-cell office:value-type="float" office:value="0" table:style-name="ce1">
            <text:p>0</text:p>
          </table:table-cell>
          <table:table-cell table:number-columns-repeated="16382"/>
        </table:table-row>
        <table:table-row table:style-name="ro1">
          <table:table-cell office:value-type="string" table:style-name="ce4">
            <text:p>যাহ শালা! বানান ভুল করেনি ! মনে হয় কোনো মাকু join করেছে এদের</text:p>
          </table:table-cell>
          <table:table-cell office:value-type="float" office:value="0" table:style-name="ce1">
            <text:p>0</text:p>
          </table:table-cell>
          <table:table-cell table:number-columns-repeated="16382"/>
        </table:table-row>
        <table:table-row table:style-name="ro1">
          <table:table-cell office:value-type="string" table:style-name="ce4">
            <text:p>এই ডিসি সাউথ আকাশ মাঘরিয়া চাকরিপ্রার্থীদের কে পিটতো শালা বিপ বিপ বিপ!</text:p>
          </table:table-cell>
          <table:table-cell office:value-type="float" office:value="0" table:style-name="ce1">
            <text:p>0</text:p>
          </table:table-cell>
          <table:table-cell table:number-columns-repeated="16382"/>
        </table:table-row>
        <table:table-row table:style-name="ro1">
          <table:table-cell office:value-type="string" table:style-name="ce4">
            <text:p>22/09/2022 পশ্চিমবঙ্গ তৃণমূল যুব কংগ্রেসের নির্দেশে পেট্রোল ডিজেলের মূল্যবৃদ্ধির প্রতিবাদে আগামী ২৪সেপ্টেম্বর"INDIA'S BIGGEST PAPPU"-AMIT SHAH কর্মসূচি সফল করার উদ্দেশ্যে বেলডাঙ্গা-১ব্লক(উত্তর)তৃণমূল যুব কংগ্রেসের নেতৃত্বে ভাবতা হাসিনা গার্লস হাই মাদ্রাসায় প্রস্তুতি সভা হলো।</text:p>
          </table:table-cell>
          <table:table-cell office:value-type="float" office:value="1" table:style-name="ce1">
            <text:p>1</text:p>
          </table:table-cell>
          <table:table-cell table:number-columns-repeated="16382"/>
        </table:table-row>
        <table:table-row table:style-name="ro1">
          <table:table-cell office:value-type="string" table:style-name="ce4">
            <text:p>॥ ধন্যবাদ দিদি ॥ উত্তর কলকাতার সকল বাসিন্দাদের, দূর্গা পূজা উপলক্ষে নবরূপে হেমন্ত সেতু (টালা ব্রিজ) উপহার দেবার জন্য, অনেক অনেক ধন্যবাদ দিদি।</text:p>
          </table:table-cell>
          <table:table-cell office:value-type="float" office:value="1" table:style-name="ce1">
            <text:p>1</text:p>
          </table:table-cell>
          <table:table-cell table:number-columns-repeated="16382"/>
        </table:table-row>
        <table:table-row table:style-name="ro1">
          <table:table-cell office:value-type="string" table:style-name="ce4">
            <text:p>কুত্তাার৷ জাত</text:p>
          </table:table-cell>
          <table:table-cell office:value-type="float" office:value="0" table:style-name="ce1">
            <text:p>0</text:p>
          </table:table-cell>
          <table:table-cell table:number-columns-repeated="16382"/>
        </table:table-row>
        <table:table-row table:style-name="ro1">
          <table:table-cell office:value-type="string" table:style-name="ce4">
            <text:p>আগমনীর আগমন বাঙালির শ্রেষ্ঠ উৎসব দুর্গোৎসব, বাংলার উচ্চ শিক্ষিত যোগ্য চাকরি প্রার্থী যুবক যুবতিদের চোখের জলে সু-স্বাগতম। আগমনীর পথ চেয়ে গভীর প্রতীক্ষায় বাংলার কাশফুল। বাংলার কাশফুল এবার বালিশের তলায়। বাংলার ভবিষ্যৎ ঘুগনী মুড়ির ভরসায়।</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বেকার যুবক ও যুবতী দের জন্য কর্ম যজ্ঞ । বলিহারি ব্রেন !</text:p>
          </table:table-cell>
          <table:table-cell office:value-type="float" office:value="1" table:style-name="ce1">
            <text:p>1</text:p>
          </table:table-cell>
          <table:table-cell table:number-columns-repeated="16382"/>
        </table:table-row>
        <table:table-row table:style-name="ro1">
          <table:table-cell office:value-type="string" table:style-name="ce4">
            <text:p>ফিলিস্তিনি মুসলমানদের বুকের পাটা দেখুন। সুবহানাল্লাহ।</text:p>
          </table:table-cell>
          <table:table-cell office:value-type="float" office:value="0" table:style-name="ce1">
            <text:p>0</text:p>
          </table:table-cell>
          <table:table-cell table:number-columns-repeated="16382"/>
        </table:table-row>
        <table:table-row table:style-name="ro1">
          <table:table-cell office:value-type="string" table:style-name="ce4">
            <text:p>কেউ একটু ভালো ব্যবহার করলে কেউ একটু সুন্দর করে কথা বললে যারা গলে যায়,তাদের জীবনে দুঃখের শেষ নেই। যেমন__আমি শুভ__রাত্রি</text:p>
          </table:table-cell>
          <table:table-cell office:value-type="float" office:value="1" table:style-name="ce1">
            <text:p>1</text:p>
          </table:table-cell>
          <table:table-cell table:number-columns-repeated="16382"/>
        </table:table-row>
        <table:table-row table:style-name="ro1">
          <table:table-cell office:value-type="string" table:style-name="ce4">
            <text:p>অস্ট্রেলিয়ার বিরুদ্ধে বিরাট কোহলির পারফরম্যান্সের পরিসংখ্যান ViratKohli INDvAUS</text:p>
          </table:table-cell>
          <table:table-cell office:value-type="float" office:value="1" table:style-name="ce1">
            <text:p>1</text:p>
          </table:table-cell>
          <table:table-cell table:number-columns-repeated="16382"/>
        </table:table-row>
        <table:table-row table:style-name="ro1">
          <table:table-cell office:value-type="string" table:style-name="ce4">
            <text:p>বিজেপির ছাত্র সংগঠনের তাণ্ডব সোনামুড়ার কলেজে। আক্রান্ত অধ্যক্ষসহ দুই সহকারী অধ্যাপক। নবীনবরণের নামে বিশাল অঙ্কের চাঁদা আদায় করছিল নেতারা। অধ্যক্ষ বাধা দিলে হেনস্থা করা হয়। শিক্ষাঙ্গনকে এভাবে কলুষিত করার শাস্তি কী, শিক্ষামন্ত্রী ।</text:p>
          </table:table-cell>
          <table:table-cell office:value-type="float" office:value="0" table:style-name="ce1">
            <text:p>0</text:p>
          </table:table-cell>
          <table:table-cell table:number-columns-repeated="16382"/>
        </table:table-row>
        <table:table-row table:style-name="ro1">
          <table:table-cell office:value-type="string" table:style-name="ce4">
            <text:p>জীবনের কঠিন সময়ে যারা পাশে থাকে তারাই প্রকৃত বন্ধু!</text:p>
          </table:table-cell>
          <table:table-cell office:value-type="float" office:value="1" table:style-name="ce1">
            <text:p>1</text:p>
          </table:table-cell>
          <table:table-cell table:number-columns-repeated="16382"/>
        </table:table-row>
        <table:table-row table:style-name="ro1">
          <table:table-cell office:value-type="string" table:style-name="ce4">
            <text:p>তোর মতো খানকি</text:p>
          </table:table-cell>
          <table:table-cell office:value-type="float" office:value="0" table:style-name="ce1">
            <text:p>0</text:p>
          </table:table-cell>
          <table:table-cell table:number-columns-repeated="16382"/>
        </table:table-row>
        <table:table-row table:style-name="ro1">
          <table:table-cell office:value-type="string" table:style-name="ce4">
            <text:p>ক্রেডিট চোর শিল্প ‼</text:p>
          </table:table-cell>
          <table:table-cell office:value-type="float" office:value="0" table:style-name="ce1">
            <text:p>0</text:p>
          </table:table-cell>
          <table:table-cell table:number-columns-repeated="16382"/>
        </table:table-row>
        <table:table-row table:style-name="ro1">
          <table:table-cell office:value-type="string" table:style-name="ce4">
            <text:p>যারা বলে BTS হারাম,, নাস্তিক,,খ্রিষ্টান,,দাজ্জালের বংশ,, হিজড়া ইত্যাদি তাদেরকে উদ্দেশ্য করে আমার কিছু কথা আছে,,, এই যে আপনারা Argentina.. Brazil সাপোর্ট করেন,, আপনারা কি জানেন এই দুই দেশের এক দেশে আযান নিষিদ্ধ,,আরেক দেশে তো প্রকাশ্যে আল্লাহর নাম নেওয়া নিষিদ্ধ</text:p>
          </table:table-cell>
          <table:table-cell office:value-type="float" office:value="0" table:style-name="ce1">
            <text:p>0</text:p>
          </table:table-cell>
          <table:table-cell table:number-columns-repeated="16382"/>
        </table:table-row>
        <table:table-row table:style-name="ro1">
          <table:table-cell office:value-type="string" table:style-name="ce4">
            <text:p>ওই দেশে এখনও হিন্দু বাঙালি অত্যাচার চলছে মন্দির মূর্তি ভাঙচুর চলছে ওই দেশ এখন পাকিস্থানের সাথে মিলে যেতে চাইছে অন্তত 60% মানুষ</text:p>
          </table:table-cell>
          <table:table-cell office:value-type="float" office:value="0" table:style-name="ce1">
            <text:p>0</text:p>
          </table:table-cell>
          <table:table-cell table:number-columns-repeated="16382"/>
        </table:table-row>
        <table:table-row table:style-name="ro1">
          <table:table-cell office:value-type="string" table:style-name="ce4">
            <text:p>রাইডারদের দক্ষতা বৃদ্ধির লক্ষ্যে শিখো’র সাথে ফুডপ্যান্ডার চুক্তি</text:p>
          </table:table-cell>
          <table:table-cell office:value-type="float" office:value="1" table:style-name="ce1">
            <text:p>1</text:p>
          </table:table-cell>
          <table:table-cell table:number-columns-repeated="16382"/>
        </table:table-row>
        <table:table-row table:style-name="ro1">
          <table:table-cell office:value-type="string" table:style-name="ce4">
            <text:p>*অপাদমস্তক চোরের আখড়া* *তৃণমূল*! *দুর্নীতির অভিযোগে,টাকার বিনিময়ে চাকরি দেওয়ার অভিযোগে,পিসির একের পর এক বীরকে (CBI-ED)ডাল ভাত খাওয়াচ্ছে, তবু এই ডাইনিটার লজ্জা নেই!!*</text:p>
          </table:table-cell>
          <table:table-cell office:value-type="float" office:value="0" table:style-name="ce1">
            <text:p>0</text:p>
          </table:table-cell>
          <table:table-cell table:number-columns-repeated="16382"/>
        </table:table-row>
        <table:table-row table:style-name="ro1">
          <table:table-cell office:value-type="string" table:style-name="ce4">
            <text:p>মাতাল মদন স্বীকার করে নিলো যে শুভেন্দু অধিকারী বা দিলীপ ঘোষ রাজনীতিতে ওর বাপ হোন। হবেই বা না কেন একজন registered মাতালের থেকে এর থেকে ভালো কিছু আশা করা কঠিন যেমন তৃণমূলের প্রথম একাদশেও উনি এখন আর নেই, তেমনি ভবিষ্যতে এই তাজা নেতা আবার রাজনৈতিক কবরে না চলে যায় তাই দেখার। জয়-মদ-অন</text:p>
          </table:table-cell>
          <table:table-cell office:value-type="float" office:value="0" table:style-name="ce1">
            <text:p>0</text:p>
          </table:table-cell>
          <table:table-cell table:number-columns-repeated="16382"/>
        </table:table-row>
        <table:table-row table:style-name="ro1">
          <table:table-cell office:value-type="string" table:style-name="ce4">
            <text:p>আজ ২২-০৯-২০২২ ইং তারিখে কদমতলা-কুর্তি মন্ডলের ৯ নং বুথে (পিয়ারাছড়া) ভারতীয় জনতা পার্টির একটি উঠান সভায় অনুষ্ঠিত হয়। উক্ত সভায় উপস্থিত ছিলেন , উত্তর জেলা সংখ্যালঘু মোর্চার সভাপতি হানিফউদ্দিন চৌধুরী মহাশয়, কদমতলা ব্লকের মাননীয় চেয়ারম্যান সুব্রত দেব মহাশয়,</text:p>
          </table:table-cell>
          <table:table-cell office:value-type="float" office:value="1" table:style-name="ce1">
            <text:p>1</text:p>
          </table:table-cell>
          <table:table-cell table:number-columns-repeated="16382"/>
        </table:table-row>
        <table:table-row table:style-name="ro1">
          <table:table-cell office:value-type="string" table:style-name="ce4">
            <text:p>বুইড়া মাগির পোলার সরম নেই। ওরে কয়েকটা খানকি দিয়া বাইন্ধা রাখতাম</text:p>
          </table:table-cell>
          <table:table-cell office:value-type="float" office:value="0" table:style-name="ce1">
            <text:p>0</text:p>
          </table:table-cell>
          <table:table-cell table:number-columns-repeated="16382"/>
        </table:table-row>
        <table:table-row table:style-name="ro1">
          <table:table-cell office:value-type="string" table:style-name="ce4">
            <text:p>একটি ভুল সারা জীবনের কান্না, আর মনের মাঝে নিরবে চিৎকারের কোলাহল, সমগ্র পৃথিবী একটি ভুলের কাছে হেরে যায়! হেরে গিয়েও মনের কান্না মনেই রয়ে যায়! শুভ সকাল প্রিয় বন্ধুরা</text:p>
          </table:table-cell>
          <table:table-cell office:value-type="float" office:value="1" table:style-name="ce1">
            <text:p>1</text:p>
          </table:table-cell>
          <table:table-cell table:number-columns-repeated="16382"/>
        </table:table-row>
        <table:table-row table:style-name="ro1">
          <table:table-cell office:value-type="string" table:style-name="ce4">
            <text:p>শ্লীলতাহানির জবাব! মত্ত যুবককে ধরে বেধড়ক পেটালেন যুবতী! ভাইরাল হল ভিডিও News Bangla Bengali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ভাতা নেয়া বুদ্ধিজীবী একটু পরামর্শ দিন তো।</text:p>
          </table:table-cell>
          <table:table-cell office:value-type="float" office:value="0" table:style-name="ce1">
            <text:p>0</text:p>
          </table:table-cell>
          <table:table-cell table:number-columns-repeated="16382"/>
        </table:table-row>
        <table:table-row table:style-name="ro1">
          <table:table-cell office:value-type="string" table:style-name="ce4">
            <text:p>. -এর অধীনে শিক্ষাক্ষেত্রে চলছে নৈরাজ্য। শিক্ষক নিয়োগ থেকে শুরু করে শিক্ষাক্ষেত্রে পরিকাঠামোগত অবক্ষয়, সবক্ষেত্রেই ত্রিপুরা পিছিয়ে পড়ছে। বিভিন্ন দাবি নিয়ে ত্রিপুরা তৃণমূল ছাত্র পরিষদ শিক্ষা ভবন ঘেরাও করে। শুনে নিন, স্টেট ইনচার্জ ঠিক কী বললেন।</text:p>
          </table:table-cell>
          <table:table-cell office:value-type="float" office:value="0" table:style-name="ce1">
            <text:p>0</text:p>
          </table:table-cell>
          <table:table-cell table:number-columns-repeated="16382"/>
        </table:table-row>
        <table:table-row table:style-name="ro1">
          <table:table-cell office:value-type="string" table:style-name="ce4">
            <text:p>প্রমাণ কী দেবে নোংরামি আছে যা আমি দেখতে পেয়েছি</text:p>
          </table:table-cell>
          <table:table-cell office:value-type="float" office:value="0" table:style-name="ce1">
            <text:p>0</text:p>
          </table:table-cell>
          <table:table-cell table:number-columns-repeated="16382"/>
        </table:table-row>
        <table:table-row table:style-name="ro1">
          <table:table-cell office:value-type="string" table:style-name="ce4">
            <text:p>আজ রাজ্য কার্যালয়ে ভারতীয় জনতা পার্টির সর্বভারতীয় সাধারণ-সম্পাদক (সংগঠন)শ্রী ীর উপস্থিতিতে একটি সাংগঠনিক বৈঠকে অংশগ্রহণ করি সঙ্গে ছিলেন বিজেপি প্রদেশ সভাপতি শ্রী রাজীব ভট্টাচার্য মহাশয় রাজ্য প্রভারি তথা সাংসদ ি রাষ্ট্রীয় প্রবক্তা জী</text:p>
          </table:table-cell>
          <table:table-cell office:value-type="float" office:value="1" table:style-name="ce1">
            <text:p>1</text:p>
          </table:table-cell>
          <table:table-cell table:number-columns-repeated="16382"/>
        </table:table-row>
        <table:table-row table:style-name="ro1">
          <table:table-cell office:value-type="string" table:style-name="ce4">
            <text:p>জীবনে বহুবার হেরে যাবেন, জীবন আপনাকে কখনোই জিততে দিতে চাইবেনা, কিন্তু মনে রাখবেন জীবনটা আপনার, শুরু থেকে শেষ পর্যন্ত আপনাকেই লড়ে যেতে হবে, আর যাই হোক কখনো হাল ছাড়বেন না, নিজের উপর ভরসা রাখুন, আজ নাহয় তো কাল আপনি পারবেন, মানুষকে পরাজয়ের জন্য সৃষ্টি করা হয়নি</text:p>
          </table:table-cell>
          <table:table-cell office:value-type="float" office:value="1" table:style-name="ce1">
            <text:p>1</text:p>
          </table:table-cell>
          <table:table-cell table:number-columns-repeated="16382"/>
        </table:table-row>
        <table:table-row table:style-name="ro1">
          <table:table-cell office:value-type="string" table:style-name="ce4">
            <text:p>মেলাবার জন্য ও বাঙাল লাগ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য়ে অভিনেত্রী হলে ওর সঙ্গেও শুতাম! বয়স্ক প্রযোজকের নোংরামি ফাঁস কর... via</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তুমিই থাকবেই এই জীবনের সকল পথের দিক দিতে মোরে সঠিক দিক নির্দেশ। তাই আমিও আপনার উপর ভরসা সারা জীবন যাপন করি না যেন তুমিই ছাড়াই ভরসা।€</text:p>
          </table:table-cell>
          <table:table-cell office:value-type="float" office:value="1" table:style-name="ce1">
            <text:p>1</text:p>
          </table:table-cell>
          <table:table-cell table:number-columns-repeated="16382"/>
        </table:table-row>
        <table:table-row table:style-name="ro1">
          <table:table-cell office:value-type="string" table:style-name="ce4">
            <text:p>খানকির ছেলেই জাটজ সন্তান হয়,,</text:p>
          </table:table-cell>
          <table:table-cell office:value-type="float" office:value="0" table:style-name="ce1">
            <text:p>0</text:p>
          </table:table-cell>
          <table:table-cell table:number-columns-repeated="16382"/>
        </table:table-row>
        <table:table-row table:style-name="ro1">
          <table:table-cell office:value-type="string" table:style-name="ce4">
            <text:p>২০২৪ লোকসভা নির্বাচনে কংগ্রেসের সঙ্গে তৃণমূলের জোট ভবিষ্যৎ নিয়ে বড়সড় বয়ান শরদ পাওয়ারের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পবিত্র রাখীবন্ধন উৎসবের মধ্য দিয়ে সঞ্চারিত হয় সৌহার্দ্য, সম্প্রীতি ও সংহতির শুভ বার্তা। রাখীপূর্ণিমার পুণ্যতিথিতে আমতা-২ ব্লক যুব কল্যাণ বিভাগ, হাওড়া জেলা যুব কল্যাণ বিভাগ ও বাগনান-১ যুব কল্যাণ বিভাগ আয়োজিত রাখীবন্ধন উৎসবে সামিল হয়ে সৌভ্রাতৃত্বের বন্ধনে আবদ্ধ হলাম।</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পুলিশ প্রশাসন মহোদয়,মাননীয়া মুখ্যমন্ত্রীর অনুপ্রেরণায় পুজো কমিটিগুলো ৬০,০০০/- অনুদান এবং বিদ্যুৎ বিল ৬০% ছাড় পাচ্ছে। তবুও অধিকাংশ পুজো কমিটিগুলো যেভাবে চাঁদা তোলাবাজি করছে তাতে অনেক সাধারণ পরিবারের নাভিশ্বাস উঠেছে।</text:p>
          </table:table-cell>
          <table:table-cell office:value-type="float" office:value="1" table:style-name="ce1">
            <text:p>1</text:p>
          </table:table-cell>
          <table:table-cell table:number-columns-repeated="16382"/>
        </table:table-row>
        <table:table-row table:style-name="ro1">
          <table:table-cell office:value-type="string" table:style-name="ce4">
            <text:p>তর মত খানকির পুতের জন্য তর বাপমা গালি শুনে ছিঃ মাদার চুদ।</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 প্রভাবের প্রতি চ্যালেঞ্জ ছুড়ে দিলেন শি-পুতিন</text:p>
          </table:table-cell>
          <table:table-cell office:value-type="float" office:value="1" table:style-name="ce1">
            <text:p>1</text:p>
          </table:table-cell>
          <table:table-cell table:number-columns-repeated="16382"/>
        </table:table-row>
        <table:table-row table:style-name="ro1">
          <table:table-cell office:value-type="string" table:style-name="ce4">
            <text:p>আইসিআইসিআই ব্যাংকটি একটি অত্যন্ত প্রশংসনীয় কাজ করেছে এবং অনেকের সমর্থন পাওয়ার আশা করছি... ICICIBankFestiveBonanza</text:p>
          </table:table-cell>
          <table:table-cell office:value-type="float" office:value="1" table:style-name="ce1">
            <text:p>1</text:p>
          </table:table-cell>
          <table:table-cell table:number-columns-repeated="16382"/>
        </table:table-row>
        <table:table-row table:style-name="ro1">
          <table:table-cell office:value-type="string" table:style-name="ce4">
            <text:p>অযোধ্যা পাহাড়ে নির্মাণকার্য চালানোর প্রতিবাদে কলকাতায় মিছিল আদিবাসীদের, অবরুদ্ধ হাওড়া ব্রীজ</text:p>
          </table:table-cell>
          <table:table-cell office:value-type="float" office:value="1" table:style-name="ce1">
            <text:p>1</text:p>
          </table:table-cell>
          <table:table-cell table:number-columns-repeated="16382"/>
        </table:table-row>
        <table:table-row table:style-name="ro1">
          <table:table-cell office:value-type="string" table:style-name="ce4">
            <text:p>সব লোক দেখলো, এসপ্লানেড আর ভিক্টোরিয়া হাউসের সামনের রাস্তার দখল নিতে কোন আইন আদালত পুলিশ পারমিশন লাঠি গুন্ডামি জলকামান নাটক হেলমেট ছোঁয়াছুঁয়ি কিচ্ছু লাগে না, শুধু দৃঢ়প্রতিজ্ঞ ছাত্রযুবর দল আর বুকে বিশ্বাস লাগে।</text:p>
          </table:table-cell>
          <table:table-cell office:value-type="float" office:value="1" table:style-name="ce1">
            <text:p>1</text:p>
          </table:table-cell>
          <table:table-cell table:number-columns-repeated="16382"/>
        </table:table-row>
        <table:table-row table:style-name="ro1">
          <table:table-cell office:value-type="string" table:style-name="ce4">
            <text:p>কাহালুতে পুকুর থেকে যুবকের লাশ উদ্ধার</text:p>
          </table:table-cell>
          <table:table-cell office:value-type="float" office:value="0" table:style-name="ce1">
            <text:p>0</text:p>
          </table:table-cell>
          <table:table-cell table:number-columns-repeated="16382"/>
        </table:table-row>
        <table:table-row table:style-name="ro1">
          <table:table-cell office:value-type="string" table:style-name="ce4">
            <text:p>আগামী ৩০ নভেম্বরের মধ্যে মেধাতালিকা প্রকাশ করতে হবে প্রাথমিক শিক্ষা পর্ষদকে। abhijitgangopadhyay PrimaryTET WestBengal CalcuttaHighCourt</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চাইছে উত্তরবঙ্গ কে পৃথক রাজ্য হিসেবে ঘোষণা করতে। তৃনমূল সমর্থন জানাচ্ছে গোর্খাল্যান্ড কে পৃথক রাজ্য হিসেবে ঘোষণা করার প্রস্তাব কে। আজকের জিটিএ সম্মেলনে পৃথক গোর্খাল্যান্ড গড়ার প্রস্তাব পাশ হলো।</text:p>
          </table:table-cell>
          <table:table-cell office:value-type="float" office:value="0" table:style-name="ce1">
            <text:p>0</text:p>
          </table:table-cell>
          <table:table-cell table:number-columns-repeated="16382"/>
        </table:table-row>
        <table:table-row table:style-name="ro1">
          <table:table-cell office:value-type="string" table:style-name="ce4">
            <text:p>নরহত্যার নায়ক ডাকাত কলা চোর গুন্ডা রাশিয়া চিনের দালাল সিপিএম গণতন্ত্র আছে বলে আজকে এই মিছিল করতে পারছো ।</text:p>
          </table:table-cell>
          <table:table-cell office:value-type="float" office:value="0" table:style-name="ce1">
            <text:p>0</text:p>
          </table:table-cell>
          <table:table-cell table:number-columns-repeated="16382"/>
        </table:table-row>
        <table:table-row table:style-name="ro1">
          <table:table-cell office:value-type="string" table:style-name="ce4">
            <text:p>-নির্মমতা কত দূর হলে জাতি হবে নির্লজ্জ? নোয়াখালী সরকারি বালিকা উচ্চ বিদ্যালয়ের ৮ম শ্রেণির ছাত্রী অদিতা কে নিজ বাসায় ঢুকে ধর্ষণ পরবর্তিতে গলা ও হাত-পা কেটে হত্যা। (22/09/22) লজ্জিত মানব জাতি এ শহর তোমার জন্য নিরাপদ না বোন ওপারে ভালো থেকো।</text:p>
          </table:table-cell>
          <table:table-cell office:value-type="float" office:value="0" table:style-name="ce1">
            <text:p>0</text:p>
          </table:table-cell>
          <table:table-cell table:number-columns-repeated="16382"/>
        </table:table-row>
        <table:table-row table:style-name="ro1">
          <table:table-cell office:value-type="string" table:style-name="ce4">
            <text:p>প্রেম দেহ-নির্ভর নয়, প্রেমের মতো পবিত্র জিনিসকে কখনোই দৈহিক নোংরামি আর উপভোগযন্র হিসেবে ভাববেন না।</text:p>
          </table:table-cell>
          <table:table-cell office:value-type="float" office:value="1" table:style-name="ce1">
            <text:p>1</text:p>
          </table:table-cell>
          <table:table-cell table:number-columns-repeated="16382"/>
        </table:table-row>
        <table:table-row table:style-name="ro1">
          <table:table-cell office:value-type="string" table:style-name="ce4">
            <text:p>এটা আসানসোল BOSS এখানে কন্টেনারের ভিতরে পুষ্পা সিনেমার স্টাইলে দিনের পর দিন গরু প্রচার হচ্ছে! আর দলদাস পুলিশ বাইপাসে NAKA চেকিংয়ের নামে ফেস্টুন লাগিয়ে সাধারণ মানুষের সুরক্ষার দোহাই দিয়ে হেলমেট ফাইন করছে 1000 টাকার "1টা হেলমেট ফাইন = দুটি লক্ষীর ভান্ডার 500+500" কি কিউট না ?</text:p>
          </table:table-cell>
          <table:table-cell office:value-type="float" office:value="0" table:style-name="ce1">
            <text:p>0</text:p>
          </table:table-cell>
          <table:table-cell table:number-columns-repeated="16382"/>
        </table:table-row>
        <table:table-row table:style-name="ro1">
          <table:table-cell office:value-type="string" table:style-name="ce4">
            <text:p>মৃত্যুকে আলিঙ্গন করতে আমাদের যতই অনীহা অনিচ্ছাই থাকুক, মৃত্যুর চেয়ে সত্য আমাদের জীবনে আর কিছুই নেই। কঠিন বাস্তবতা হলো এই -একদিন আমাদের মৃত্যু হবে। নশ্বর এই পৃথিবীর পাট চুকিয়ে আমাদের পাড়ি জমাতে হবে এক অনন্ত জীবনের পথে। বেলা ফুরাবার আগে____.</text:p>
          </table:table-cell>
          <table:table-cell office:value-type="float" office:value="0" table:style-name="ce1">
            <text:p>0</text:p>
          </table:table-cell>
          <table:table-cell table:number-columns-repeated="16382"/>
        </table:table-row>
        <table:table-row table:style-name="ro1">
          <table:table-cell office:value-type="string" table:style-name="ce4">
            <text:p>অদমনীয় সাহসের অতুলনীয় এক গল্প আসছে এই পুজোয়! দেখুন সুনীতা হাজরার মাউন্ট এভারেস্ট জয়ের অভিজ্ঞতা নিয়ে দেবাদিত্য বন্দ্যোপাধ্যায় পরিচালিত "মিশন এভারেস্ট"! MissionEverest camellia CamelliaFilms Pujo2022</text:p>
          </table:table-cell>
          <table:table-cell office:value-type="float" office:value="1" table:style-name="ce1">
            <text:p>1</text:p>
          </table:table-cell>
          <table:table-cell table:number-columns-repeated="16382"/>
        </table:table-row>
        <table:table-row table:style-name="ro1">
          <table:table-cell office:value-type="string" table:style-name="ce4">
            <text:p>আপনাকে ঘান মেরে চলে গেছে নাকি</text:p>
          </table:table-cell>
          <table:table-cell office:value-type="float" office:value="0" table:style-name="ce1">
            <text:p>0</text:p>
          </table:table-cell>
          <table:table-cell table:number-columns-repeated="16382"/>
        </table:table-row>
        <table:table-row table:style-name="ro1">
          <table:table-cell office:value-type="string" table:style-name="ce4">
            <text:p>ঘাস কাটবো কি করে সেটা নিয়েই চিন্তা, অথচ গরু কেনার খবর নাই!  মিথ্যা ঠিকানার একাউন্টে $২০০ জমা হওয়ার পরপরই তারা সে একাউন্ট বন্ধ করে দিবে, আর আপনি মনের দুঃখে পিসির সামনে বসে গালিগালাজ করবেন, এটা কিছুতেই গ্রহনযোগ্য নয়। জয়নালরা ধোঁকাবাজি করলেও তারা কিন্তু অধিকাংশ ধার্মিকের পীর!</text:p>
          </table:table-cell>
          <table:table-cell office:value-type="float" office:value="0" table:style-name="ce1">
            <text:p>0</text:p>
          </table:table-cell>
          <table:table-cell table:number-columns-repeated="16382"/>
        </table:table-row>
        <table:table-row table:style-name="ro1">
          <table:table-cell office:value-type="string" table:style-name="ce4">
            <text:p>হে আল্লাহ আপনি আমাদের প্রতিটি মুসলিম ঘরে।এরকম নেককার দ্বীনদার সন্তান দান করেন। যে সন্তানটি দুনিয়া ও আখেরাত ের কল্যাণ নিয়ে আসবে।</text:p>
          </table:table-cell>
          <table:table-cell office:value-type="float" office:value="1" table:style-name="ce1">
            <text:p>1</text:p>
          </table:table-cell>
          <table:table-cell table:number-columns-repeated="16382"/>
        </table:table-row>
        <table:table-row table:style-name="ro1">
          <table:table-cell office:value-type="string" table:style-name="ce4">
            <text:p>বাঙালী চোর বলতে বলতে চরম পর্যায়ে নিয়ে গিয়েছে।। এখন আর পরিচয়টা দেয়া লাগে না। ওরা এমনিতেই বুঝে যায়। সাল্লা বাঙাল! প্রবাসী বাংলাদেশী দেখলেই এমনটা ভাবে।।</text:p>
          </table:table-cell>
          <table:table-cell office:value-type="float" office:value="0" table:style-name="ce1">
            <text:p>0</text:p>
          </table:table-cell>
          <table:table-cell table:number-columns-repeated="16382"/>
        </table:table-row>
        <table:table-row table:style-name="ro1">
          <table:table-cell office:value-type="string" table:style-name="ce4">
            <text:p>সত্যক সারণি! দারুন!!!</text:p>
          </table:table-cell>
          <table:table-cell office:value-type="float" office:value="1" table:style-name="ce1">
            <text:p>1</text:p>
          </table:table-cell>
          <table:table-cell table:number-columns-repeated="16382"/>
        </table:table-row>
        <table:table-row table:style-name="ro1">
          <table:table-cell office:value-type="string" table:style-name="ce4">
            <text:p>কঠিন সময়ে এখন তসলাইট দিয়েও লোক খুজে পাওয়া যাবেনা”</text:p>
          </table:table-cell>
          <table:table-cell office:value-type="float" office:value="1" table:style-name="ce1">
            <text:p>1</text:p>
          </table:table-cell>
          <table:table-cell table:number-columns-repeated="16382"/>
        </table:table-row>
        <table:table-row table:style-name="ro1">
          <table:table-cell office:value-type="string" table:style-name="ce4">
            <text:p>পৃথিবীতে সব কষ্ট মেনে নেয়া যায় কিন্তু ভালবাসার না সেটা জয় হক বা পরাজয়।</text:p>
          </table:table-cell>
          <table:table-cell office:value-type="float" office:value="1" table:style-name="ce1">
            <text:p>1</text:p>
          </table:table-cell>
          <table:table-cell table:number-columns-repeated="16382"/>
        </table:table-row>
        <table:table-row table:style-name="ro1">
          <table:table-cell office:value-type="string" table:style-name="ce4">
            <text:p>হায়রে কি নির্মম কি নিষ্ঠুর শাসকগোষ্ঠী। এর জবাব দিতে হবে মাফিয়া হাসিনার।</text:p>
          </table:table-cell>
          <table:table-cell office:value-type="float" office:value="0" table:style-name="ce1">
            <text:p>0</text:p>
          </table:table-cell>
          <table:table-cell table:number-columns-repeated="16382"/>
        </table:table-row>
        <table:table-row table:style-name="ro1">
          <table:table-cell office:value-type="string" table:style-name="ce4">
            <text:p>আরেহ শালা এতো দেখি গিরগিটি রে</text:p>
          </table:table-cell>
          <table:table-cell office:value-type="float" office:value="0" table:style-name="ce1">
            <text:p>0</text:p>
          </table:table-cell>
          <table:table-cell table:number-columns-repeated="16382"/>
        </table:table-row>
        <table:table-row table:style-name="ro1">
          <table:table-cell office:value-type="string" table:style-name="ce4">
            <text:p>যে ছোটলোক,সে চলে ছোটলোকের কথায়।</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নদের জন্য এমন কোন সিক্রেট বিষয় আছে যা সহজে নাযাতের উছিলা হবে? জানুন- 90DaysMahfil</text:p>
          </table:table-cell>
          <table:table-cell office:value-type="float" office:value="0" table:style-name="ce1">
            <text:p>0</text:p>
          </table:table-cell>
          <table:table-cell table:number-columns-repeated="16382"/>
        </table:table-row>
        <table:table-row table:style-name="ro1">
          <table:table-cell office:value-type="string" table:style-name="ce4">
            <text:p>রাশিয়া-ইউক্রেনে শান্তি ফেরাতে পারেন প্রধানমন্ত্রী মোদী russiaukrainewar narendramodi russiaukrainecrisis</text:p>
          </table:table-cell>
          <table:table-cell office:value-type="float" office:value="1" table:style-name="ce1">
            <text:p>1</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বিশ্ব শান্তি নিশ্চিত করার ওপর গুরুত্ব দিয়ে জাতিসংঘে ভাষণ দেবেন :</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স্কুলে একজন Physical Education এর শিক্ষক ছিলেন যিনি কোন কারণ বশত তাঁর মূল যোগ্যতা অনুসারে চাকরি না পাওয়ার জন্য সারাজীবন দুঃখ করেছেন। তাঁর বাড়ির নেম প্লেট এ লেখা "*** MA (Eng) CU" সরস্বতী পূজোর চাঁদা না পাওয়ায় ছেলেরা লিখলো "In 3 chances" ।</text:p>
          </table:table-cell>
          <table:table-cell office:value-type="float" office:value="0" table:style-name="ce1">
            <text:p>0</text:p>
          </table:table-cell>
          <table:table-cell table:number-columns-repeated="16382"/>
        </table:table-row>
        <table:table-row table:style-name="ro1">
          <table:table-cell office:value-type="string" table:style-name="ce4">
            <text:p>হার না মানা জীবনের প্রতিচ্ছবি আপোষহীন দেশনেত্রী বেগম খালেদা জিয়া বেঁচে থাকুন আরো অনেক অনেক বছর আমাদের সাহস এবং অনুপ্রেরণা হয়ে, বাংলাদেশের স্বাধীনতা,সার্বভৌমত্ব,গণতন্ত্রের অতন্দ্র প্রহরী হয়ে।।</text:p>
          </table:table-cell>
          <table:table-cell office:value-type="float" office:value="1" table:style-name="ce1">
            <text:p>1</text:p>
          </table:table-cell>
          <table:table-cell table:number-columns-repeated="16382"/>
        </table:table-row>
        <table:table-row table:style-name="ro1">
          <table:table-cell office:value-type="string" table:style-name="ce4">
            <text:p>ভারতও যে পথে এগিয়ে চলেছে তাতে এই ছবি কয়েকদিন পর অসম্ভব হয়ে পড়বে। বাংলাদেশে হিন্দুরা মার খায় আর এখানে মুসলিমরা মার খায়। ধর্মীয় উদারতা ভুলে সবাই উন্মাদনায় ঝাঁপ দিচ্ছে।</text:p>
          </table:table-cell>
          <table:table-cell office:value-type="float" office:value="0" table:style-name="ce1">
            <text:p>0</text:p>
          </table:table-cell>
          <table:table-cell table:number-columns-repeated="16382"/>
        </table:table-row>
        <table:table-row table:style-name="ro1">
          <table:table-cell office:value-type="string" table:style-name="ce4">
            <text:p>শিক্ষিত যুবক-যুবতীরা  কলকাতার রাজপথে দিনের পর দিন ন্যায় বিচার দাবিতে ধর্ণা দিয়ে যাচ্ছে, আর একদিকে আপনার নেতা-মন্ত্রীদের বাড়ি থেকে কোটি কোটি টাকা উদ্ধার হচ্ছে, এর থেকেই বোঝা যাচ্ছে তৃণমূল তথা মমতা ব্যানার্জীর সততা। CholoNobanno</text:p>
          </table:table-cell>
          <table:table-cell office:value-type="float" office:value="1" table:style-name="ce1">
            <text:p>1</text:p>
          </table:table-cell>
          <table:table-cell table:number-columns-repeated="16382"/>
        </table:table-row>
        <table:table-row table:style-name="ro1">
          <table:table-cell office:value-type="string" table:style-name="ce4">
            <text:p>বিশ্বের মধ্যে সবথেকে বর্বরতারও জঘন্যতম পার্টি বিজেপি, উদাহরণ, মন্দির মসজিদ গির্জা সম্প্রদায় বিভাজন তৈরি করা বিজেপি আসল কাজ তারপরেও তো এজেন্সি আছে, বিজেপি নামক ভারতের সাম্প্রদায়িক পার্টি ব্যবহার করা পার্টি, ২০২৪ শে মুছে দিতে হবে , তাহলে ভারতবর্ষে শান্তি ফিরবে, গোমূত্র ভক্তগণ,</text:p>
          </table:table-cell>
          <table:table-cell office:value-type="float" office:value="0" table:style-name="ce1">
            <text:p>0</text:p>
          </table:table-cell>
          <table:table-cell table:number-columns-repeated="16382"/>
        </table:table-row>
        <table:table-row table:style-name="ro1">
          <table:table-cell office:value-type="string" table:style-name="ce4">
            <text:p>ফাটছে? বার্নল দেব? শালা কুত্তা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ত্রিপুরা কুমারঘাট কুমারঘাট এসে পৌছলেন DYFI এর সর্বভারতীয় সহ-সভানেত্রী,পশ্চিমবাংলা রাজ্য সম্পাদিকা কমঃ মিনাক্ষি মুখার্জি। রেলষ্টেশনে প্রবল উৎসাহ উদ্দীপনার মাধ্যমে উনাকে স্বাগত জানাল ছাত্র-যুব নেতৃত্ব সহ বামপন্থী নেতৃত্বরা।</text:p>
          </table:table-cell>
          <table:table-cell office:value-type="float" office:value="1" table:style-name="ce1">
            <text:p>1</text:p>
          </table:table-cell>
          <table:table-cell table:number-columns-repeated="16382"/>
        </table:table-row>
        <table:table-row table:style-name="ro1">
          <table:table-cell office:value-type="string" table:style-name="ce4">
            <text:p>আমি ২০ এপ্রিল ভোট দিয়ে বুথে বুথে বন্ধুদের সাথে ঘুরে কোরোনা নিয়ে বাডি্ ফিরেছিলাম, তারপর ২ মে হসপিটালে জীবনযুদ্ধ চলছিলো কিছুই খবর জানতাম না কোনেক্রমে বেঁচে গেছি, এমনকি আমার পাশের বেডেও একজন মারা গেছিলো, একবছর পর ১৩ তারিখ মনে একটু শান্তি পেলাম, এখন আবার সেই ১৮ র মতো আশাবাদী।</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মুখ্যমন্ত্রী মমতা বন্দ্যোপাধ্যায়ের অনুপ্রেরণায় দুর্গাপুজো উপলক্ষে মঙ্গলকোট বিধানসভার বিধায়ক অপূর্ব চৌধুরী মহাশয় ওনার বিধায়ক তহবিল ও নিজের দুইমাস ভাতার টাকা থেকে মঙ্গলকোট বিধানসভার সকল অঞ্চল সভাপতিদের মাধ্যমে দুস্থ পরিবারদের জন্য বস্তু পাঠালেন।</text:p>
          </table:table-cell>
          <table:table-cell office:value-type="float" office:value="1" table:style-name="ce1">
            <text:p>1</text:p>
          </table:table-cell>
          <table:table-cell table:number-columns-repeated="16382"/>
        </table:table-row>
        <table:table-row table:style-name="ro1">
          <table:table-cell office:value-type="string" table:style-name="ce4">
            <text:p>লক্ষীর ভান্ডার উপকৃত প্রায় দু কোটি, MamataBanerjee AbhishekBanerjee AITCSSMC</text:p>
          </table:table-cell>
          <table:table-cell office:value-type="float" office:value="1" table:style-name="ce1">
            <text:p>1</text:p>
          </table:table-cell>
          <table:table-cell table:number-columns-repeated="16382"/>
        </table:table-row>
        <table:table-row table:style-name="ro1">
          <table:table-cell office:value-type="string" table:style-name="ce4">
            <text:p>পিসির অনুপ্রেরণায় ঘুগনি ও চপ শিল্পে বাংলা দেশের সেরা হবেই,</text:p>
          </table:table-cell>
          <table:table-cell office:value-type="float" office:value="1" table:style-name="ce1">
            <text:p>1</text:p>
          </table:table-cell>
          <table:table-cell table:number-columns-repeated="16382"/>
        </table:table-row>
        <table:table-row table:style-name="ro1">
          <table:table-cell office:value-type="string" table:style-name="ce4">
            <text:p>খালাম্মাদের শিক্ষা জীবন শেষ। তারপরও কলেজের হলগুলোতে পড়ে সিট বানিজ্য ও মেয়েদের সাপ্লাইয়ের ব্যবসা করার জন্য। এদের লজ্জা শরমও নাই। রিভা আমার আন্টির বয়সের এখনও বলে ইডেন কলেজের ছাত্রী</text:p>
          </table:table-cell>
          <table:table-cell office:value-type="float" office:value="0" table:style-name="ce1">
            <text:p>0</text:p>
          </table:table-cell>
          <table:table-cell table:number-columns-repeated="16382"/>
        </table:table-row>
        <table:table-row table:style-name="ro1">
          <table:table-cell office:value-type="string" table:style-name="ce4">
            <text:p>কোন শালা আমার কি বাল ছিড়বে রে</text:p>
          </table:table-cell>
          <table:table-cell office:value-type="float" office:value="0" table:style-name="ce1">
            <text:p>0</text:p>
          </table:table-cell>
          <table:table-cell table:number-columns-repeated="16382"/>
        </table:table-row>
        <table:table-row table:style-name="ro1">
          <table:table-cell office:value-type="string" table:style-name="ce4">
            <text:p>বাংলা এগিয়েই থাকবে ! যারা কুৎসা অপপ্রচার নোংরামি ,নিকৃষ্টতম দুর্গন্ধ ছড়াবার করার তারা সেটাই করতে থাকবে সারাজীবন ! কুৎসা করতে করতেই এরা শেষ হয়ে যাবে ! এগিয়েবাংলা তার নিজের গতিতে এগিয়ে যাবে উন্নয়নকে পাথেয় করে বাংলা জননেত্রী মাননীয়া র হাত ধরে জয়বাংলা</text:p>
          </table:table-cell>
          <table:table-cell office:value-type="float" office:value="0" table:style-name="ce1">
            <text:p>0</text:p>
          </table:table-cell>
          <table:table-cell table:number-columns-repeated="16382"/>
        </table:table-row>
        <table:table-row table:style-name="ro1">
          <table:table-cell office:value-type="string" table:style-name="ce4">
            <text:p>উনি বলেছেন ওনার নিজের বেদনার কথা। কামিনীকাঞ্চন পার্থ একাই ভোগ করে গেল। ভাগ দিলনা।</text:p>
          </table:table-cell>
          <table:table-cell office:value-type="float" office:value="0" table:style-name="ce1">
            <text:p>0</text:p>
          </table:table-cell>
          <table:table-cell table:number-columns-repeated="16382"/>
        </table:table-row>
        <table:table-row table:style-name="ro1">
          <table:table-cell office:value-type="string" table:style-name="ce4">
            <text:p>ঠিকই আছে।। আপনার মতন ইতর ছোটলোক জানোয়ার প্রকৃতির লোকের এই রকম কুরুচিপূর্ণ কীর্তি শোভা পায়।। আপনি তৃনমূলেই থাকুন, ওই দলটাই আপনার জন্য উপযুক্ত।।</text:p>
          </table:table-cell>
          <table:table-cell office:value-type="float" office:value="0" table:style-name="ce1">
            <text:p>0</text:p>
          </table:table-cell>
          <table:table-cell table:number-columns-repeated="16382"/>
        </table:table-row>
        <table:table-row table:style-name="ro1">
          <table:table-cell office:value-type="string" table:style-name="ce4">
            <text:p>বীভৎস!! নির্মম!! অবিশ্বাস্য!! ডবল ইঞ্জিন সরকারের যোগী রাজ্যে উত্তরপ্রদেশের মোরদাবাদে নাবালিকাকে বীভৎস গনধর্ষন। বিবস্ত্র অবস্থায় ২ কিলোমিটার হেঁটে বাড়ি ফিরল ১৫ বছরের নাবালিকা কিশোরী। ছি: বিজেপি ছি:। যেখানেই বিজেপির শাসন সেখানেই মহিলা নির্যাতন ও ধর্ষণ।। FAM4TMC</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ছুটির দিনে খুশির হাওয়া উপত্যকায় Jammu FirstPublicHoliday JammuBJPleaders Rajputgroups HomeMinisterAmitShah celebrations Maharajabirthanniversary ManojSinha</text:p>
          </table:table-cell>
          <table:table-cell office:value-type="float" office:value="1" table:style-name="ce1">
            <text:p>1</text:p>
          </table:table-cell>
          <table:table-cell table:number-columns-repeated="16382"/>
        </table:table-row>
        <table:table-row table:style-name="ro1">
          <table:table-cell office:value-type="string" table:style-name="ce4">
            <text:p>তুমি আমি আজ চলো চলে যায় শুধু নুজানে মিলে</text:p>
          </table:table-cell>
          <table:table-cell office:value-type="float" office:value="1" table:style-name="ce1">
            <text:p>1</text:p>
          </table:table-cell>
          <table:table-cell table:number-columns-repeated="16382"/>
        </table:table-row>
        <table:table-row table:style-name="ro1">
          <table:table-cell office:value-type="string" table:style-name="ce4">
            <text:p>ইতালীয়দের বিরুদ্ধে পরাজয় নিশ্চিত জেনেও হকের জন্য যুদ্ধ করা লড়াকু এক মুজাহিদ শহীদ ওমর মুখতার। ৯১ তম শাহাদাত বার্ষিকী। আল ফাতিহা।</text:p>
          </table:table-cell>
          <table:table-cell office:value-type="float" office:value="1" table:style-name="ce1">
            <text:p>1</text:p>
          </table:table-cell>
          <table:table-cell table:number-columns-repeated="16382"/>
        </table:table-row>
        <table:table-row table:style-name="ro1">
          <table:table-cell office:value-type="string" table:style-name="ce4">
            <text:p>না ভাজা হয়ে। আমি ছবি নিয়ে পাঠাব। দেখে বলবেন। আমার স্ত্রী বাঙাল তাই আমাদের ওখানে ওর থেকেই শুনি এটাকে কাজলী মাছ বলে। ঠিক না ভুল ছবি দেখার পর বোঝা যাবে।</text:p>
          </table:table-cell>
          <table:table-cell office:value-type="float" office:value="1" table:style-name="ce1">
            <text:p>1</text:p>
          </table:table-cell>
          <table:table-cell table:number-columns-repeated="16382"/>
        </table:table-row>
        <table:table-row table:style-name="ro1">
          <table:table-cell office:value-type="string" table:style-name="ce4">
            <text:p>রাসুলুল্লাহ (স:) এর শহরে এক অবিশ্বাস্য আনন্দ, ভালবাসা এবং শান্তি রয়েছে। masjidAlNawabi madina</text:p>
          </table:table-cell>
          <table:table-cell office:value-type="float" office:value="1" table:style-name="ce1">
            <text:p>1</text:p>
          </table:table-cell>
          <table:table-cell table:number-columns-repeated="16382"/>
        </table:table-row>
        <table:table-row table:style-name="ro1">
          <table:table-cell office:value-type="string" table:style-name="ce4">
            <text:p>দয়া করে আর আন্দোলন করবেন না।।। এবার "ভারতবর্ষ" কে ক্ষমা করুন কাল থেকে কেরালায় জেহাদি ও টেররিস্ট দের এজেন্ট CPIM কে দেখছি এবার দয়া করে CHINA LAOS CUBA যেখানে মন চায় চলে যান।।। আমাদের আমাদের অবস্থায় ছেড়ে দিন</text:p>
          </table:table-cell>
          <table:table-cell office:value-type="float" office:value="0" table:style-name="ce1">
            <text:p>0</text:p>
          </table:table-cell>
          <table:table-cell table:number-columns-repeated="16382"/>
        </table:table-row>
        <table:table-row table:style-name="ro1">
          <table:table-cell office:value-type="string" table:style-name="ce4">
            <text:p>দুঃখের ভাগ কেউ নেয়না।</text:p>
          </table:table-cell>
          <table:table-cell office:value-type="float" office:value="0" table:style-name="ce1">
            <text:p>0</text:p>
          </table:table-cell>
          <table:table-cell table:number-columns-repeated="16382"/>
        </table:table-row>
        <table:table-row table:style-name="ro1">
          <table:table-cell office:value-type="string" table:style-name="ce4">
            <text:p>হাতে যাতে পয়সা আসে তার ব্যবস্থা আগে করুন।নিজেদের লাভ একটু কমান।মানুষ বাঁচলে অর্থনীতি চাঙ্গা হবে জি ডি পি বাড়বে।দেশের উন্নয়ন হবে।আবাসন শিল্পে শাসকের পকেট ভরবে স্যুইস ব্যাংক লাভবান হবে দেশ বা মানুষের কোন লাভ নেই। সবার উচিত এই প্রস্তাবের বিরোধিতা করে রাস্তায় নামা। 2</text:p>
          </table:table-cell>
          <table:table-cell office:value-type="float" office:value="0" table:style-name="ce1">
            <text:p>0</text:p>
          </table:table-cell>
          <table:table-cell table:number-columns-repeated="16382"/>
        </table:table-row>
        <table:table-row table:style-name="ro1">
          <table:table-cell office:value-type="string" table:style-name="ce4">
            <text:p>নোয়াখালীতে-স্কুল ছাত্রী আদিতার হত্যা কারী রনিকে গ্রেপ্তার করেছে নোয়াখালী জেলা পুলিশ.! মধ্যযুগীয় কায়দায় তার শাস্তি হোক। পুরুষাঙ্গ থেতলে দিয়ে তারপর পুড়িয়ে দিয়ে ১০" বক্সে ২০৬ টা হাড় ভেঙে দিয়ে মৃত্যু না হওয়া পর্যন্ত বন্দি করে রাখুক। বর্বর দের শাস্তি বর্বরতা দিয়ে ই হোক।</text:p>
          </table:table-cell>
          <table:table-cell office:value-type="float" office:value="0" table:style-name="ce1">
            <text:p>0</text:p>
          </table:table-cell>
          <table:table-cell table:number-columns-repeated="16382"/>
        </table:table-row>
        <table:table-row table:style-name="ro1">
          <table:table-cell office:value-type="string" table:style-name="ce4">
            <text:p>নিয়োগ থেকে দুর্নীতি, প্রতিবাদ থেকে প্রতিরোধ, দ্রোহকালের বার্তা নিয়ে কমরেড আভাস রায়চৌধুরী। আজ, ২২ সেপ্টেম্বর রাত ৯ টা। চোখ রাখুন, CPI (M) West Bengal অফিসিয়াল ইউটিউব চ্যানেল ও ফেসবুক পেজে।</text:p>
          </table:table-cell>
          <table:table-cell office:value-type="float" office:value="0" table:style-name="ce1">
            <text:p>0</text:p>
          </table:table-cell>
          <table:table-cell table:number-columns-repeated="16382"/>
        </table:table-row>
        <table:table-row table:style-name="ro1">
          <table:table-cell office:value-type="string" table:style-name="ce4">
            <text:p>২০২৩ সালে দক্ষিণ আফ্রিকার সভাপতিত্বকে সমর্থন জানিয়েছে ব্রিকস সদস্যরা BRICS bricschairship SouthAfrica bricsmeber India russia china brazil</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র অনুপ্রেরণায় কুণালের দোকান.....</text:p>
          </table:table-cell>
          <table:table-cell office:value-type="float" office:value="1" table:style-name="ce1">
            <text:p>1</text:p>
          </table:table-cell>
          <table:table-cell table:number-columns-repeated="16382"/>
        </table:table-row>
        <table:table-row table:style-name="ro1">
          <table:table-cell office:value-type="string" table:style-name="ce4">
            <text:p>ছোটো বেলায় যাদের দুধ ভাত ভাবতাম আর এখন তাদেরি বৌভাত খেতে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এই চিরকুটে লেখা- তোমাকে ভুলে যাওয়ার বিদ্রুপ সংকেত, তুমি ঠিকানা পেয়েছো জীবনের- আর আমার জীবন তোমার সোনালী স্মৃতি বুকে লালন করে বেঁচে থাকা। ©</text:p>
          </table:table-cell>
          <table:table-cell office:value-type="float" office:value="1" table:style-name="ce1">
            <text:p>1</text:p>
          </table:table-cell>
          <table:table-cell table:number-columns-repeated="16382"/>
        </table:table-row>
        <table:table-row table:style-name="ro1">
          <table:table-cell office:value-type="string" table:style-name="ce4">
            <text:p>“বলেছিলাম কোহলির স্তরে পৌঁছে তারপর অধিনায়ক হতে”, বাবরকে নিয়ে বিস্ফোরক মন্তব্য পাক তারকার News Bangla Bengali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সাইবার অপরাধীদের টার্গেট শি.শুরা ! তাই সাবধান হতে হবে অভিভাবকদের | Runner Tv | Rumana Rakhi - YouTube</text:p>
          </table:table-cell>
          <table:table-cell office:value-type="float" office:value="0" table:style-name="ce1">
            <text:p>0</text:p>
          </table:table-cell>
          <table:table-cell table:number-columns-repeated="16382"/>
        </table:table-row>
        <table:table-row table:style-name="ro1">
          <table:table-cell office:value-type="string" table:style-name="ce4">
            <text:p>শালা কুত্তারবাচ্চা মামা আজকে তার বাসায় ডেকে নিয়ে চেয়ারের সাথে বেঁধে চোদে।সাথে তার ২টা বন্ধু ছিল।শালারা জানোয়ারদের মতো তো চুদছেই সাথে ভিতরেই মাল ফালায় গেছে।পায়জামার ভিতর দিয়া ধন ডুকাইয়া,পায়জামাটাও ছিদ্র কইরা ফেলছে।</text:p>
          </table:table-cell>
          <table:table-cell office:value-type="float" office:value="0" table:style-name="ce1">
            <text:p>0</text:p>
          </table:table-cell>
          <table:table-cell table:number-columns-repeated="16382"/>
        </table:table-row>
        <table:table-row table:style-name="ro1">
          <table:table-cell office:value-type="string" table:style-name="ce4">
            <text:p>*বাংলাকে সারা ভারত, শিল্প, সাহিত্য, সাংস্কৃতিক প্রাণ কেন্দ্র হিসেবে জানতো, এখন চোরের নগরী হিসেবে জানে, এই ডাকাত পিসি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চোর যদি বলে এখন থেকে আর চুরি করা যাবেনা চুরি করা অন্যায় কিন্তু তা বাস্তবায়ন অসম্ভব। আবার চুর বাহিনী যারা নিয়ন্ত্রণ করে তাঁরা যদি বাস্তবে পদক্ষেপ গ্রহণ করে আর বলে চুরি বাটপারি চাঁদাবাজি করতে দেবনা । তাহলে আশাবাদী হওয়া যায়</text:p>
          </table:table-cell>
          <table:table-cell office:value-type="float" office:value="1" table:style-name="ce1">
            <text:p>1</text:p>
          </table:table-cell>
          <table:table-cell table:number-columns-repeated="16382"/>
        </table:table-row>
        <table:table-row table:style-name="ro1">
          <table:table-cell office:value-type="string" table:style-name="ce4">
            <text:p>পূজো অনেক মানুষের রুটি রোজগারের এক মাত্র পথ , আবার অনেকের কাছে নিত্য জীবনের একঘেয়েমি থেকে সাময়িক বিরতি , অনেকের কাছে আবার বহু প্রতীক্ষার পর পরিবারের সঙ্গে দেখা করা , তাই মনে প্রাণে চাই পূজো যেনো নির্বিঘ্নে ভালো কাটে সবার।</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মাঝে মাঝে মানুষকে অভিনয় করা শিখতে হয়.. অন্যদের সাথে প্রিয় মানুষগুলোর সাথে, এমনকি নিজের সাথেও অভিনয় করতে জানতে হয়। জগতে যে যত অভিনয় করতে জানবে সেই টিকে থাকবে।যার অভিনয়ের দক্ষতা কম, সে হেরে গিয়ে হারিয়ে যায়। আমি হারিয়ে যাওয়া মানুষ। পিচ্চি_বুড়ী</text:p>
          </table:table-cell>
          <table:table-cell office:value-type="float" office:value="0" table:style-name="ce1">
            <text:p>0</text:p>
          </table:table-cell>
          <table:table-cell table:number-columns-repeated="16382"/>
        </table:table-row>
        <table:table-row table:style-name="ro1">
          <table:table-cell office:value-type="string" table:style-name="ce4">
            <text:p>দারুন বলেছেন</text:p>
          </table:table-cell>
          <table:table-cell office:value-type="float" office:value="1" table:style-name="ce1">
            <text:p>1</text:p>
          </table:table-cell>
          <table:table-cell table:number-columns-repeated="16382"/>
        </table:table-row>
        <table:table-row table:style-name="ro1">
          <table:table-cell office:value-type="string" table:style-name="ce4">
            <text:p>কিরে চোর কুণাল</text:p>
          </table:table-cell>
          <table:table-cell office:value-type="float" office:value="0" table:style-name="ce1">
            <text:p>0</text:p>
          </table:table-cell>
          <table:table-cell table:number-columns-repeated="16382"/>
        </table:table-row>
        <table:table-row table:style-name="ro1">
          <table:table-cell office:value-type="string" table:style-name="ce4">
            <text:p>মার শালা</text:p>
          </table:table-cell>
          <table:table-cell office:value-type="float" office:value="0" table:style-name="ce1">
            <text:p>0</text:p>
          </table:table-cell>
          <table:table-cell table:number-columns-repeated="16382"/>
        </table:table-row>
        <table:table-row table:style-name="ro1">
          <table:table-cell office:value-type="string" table:style-name="ce4">
            <text:p>উত্তাল মরুভূমিতে পথ চলা আর বাস্তব জীবনে ঈমান নিয়ে বেঁচে থাকা বড় কঠিন। এ-যেনো অগ্নি-ধর মরুর বুকে নিজের আত্মাকে রেখে প্রশ্ন করা।কোন পথে যেতে চাও সৃষ্টির মাঝে না-কি স্রষ্টার মাঝে! সৃষ্টির মাঝে রয়েছে অর্থ সম্পদ রূপ-যৌবন, আর স্রষ্টার মাঝে রয়েছে মুক্তির পথ। সংক্ষিপ্ত, _____jpathan</text:p>
          </table:table-cell>
          <table:table-cell office:value-type="float" office:value="1" table:style-name="ce1">
            <text:p>1</text:p>
          </table:table-cell>
          <table:table-cell table:number-columns-repeated="16382"/>
        </table:table-row>
        <table:table-row table:style-name="ro1">
          <table:table-cell office:value-type="string" table:style-name="ce4">
            <text:p>স্যালুট জাতীয় তাবাদীপরিবারের ডাক্তারদের আপনারা দিনরাত অক্লান্তভাবে এই দেশের গণতন্ত্রের যোদ্ধাদের পাশে দাঁড়িয়ে চিকিৎসা দিচ্ছেন।আল্লাহ আপনাদের পুরষ্কৃত করবেন ইনশাআল্লাহ।মুন্সিগঞ্জের মুক্তারপুর ফেরিঘাটে গত ২১ সেপ্টেম্বর,বুধবার পুলিশী হামলায় আহত…!! সম্পুর্ণ লেখা কমেন্টে</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কাজ করছে, প্রশাসনিক তৎপরতা বেড়েছে রাজ্যে আশা করি পুলিশের সমান বাড়ছে</text:p>
          </table:table-cell>
          <table:table-cell office:value-type="float" office:value="1" table:style-name="ce1">
            <text:p>1</text:p>
          </table:table-cell>
          <table:table-cell table:number-columns-repeated="16382"/>
        </table:table-row>
        <table:table-row table:style-name="ro1">
          <table:table-cell office:value-type="string" table:style-name="ce4">
            <text:p>আল কোরআন _____________________ ধৈর্য্যর সাথে সাহায্য প্রার্থনা কর নামাযের মাধ্যমে। অবশ্য তা যথেষ্ট কঠিন। কিন্তু সে সমস্ত বিনয়ী লোকদের পক্ষেই তা সম্ভব। ⏭আল কোরআন _____________________ ⏭ সূরাঃ আল-বাকারা [2:45]</text:p>
          </table:table-cell>
          <table:table-cell office:value-type="float" office:value="1" table:style-name="ce1">
            <text:p>1</text:p>
          </table:table-cell>
          <table:table-cell table:number-columns-repeated="16382"/>
        </table:table-row>
        <table:table-row table:style-name="ro1">
          <table:table-cell office:value-type="string" table:style-name="ce4">
            <text:p>ভারত, জাপান ও জার্মানিকে জাতিসংঘের নিরাপত্তা পরিষদের স্থায়ী সদস্য করা উচিত… সমর্থন করেছেন জো বাইডেন</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র গর্ব! আমরা শুধু এশিয়া জয় করিনা!! বরং আমরা পুরো বিশ্বজয় করি!!! আলহামদুলিল্লাহ্!....</text:p>
          </table:table-cell>
          <table:table-cell office:value-type="float" office:value="1" table:style-name="ce1">
            <text:p>1</text:p>
          </table:table-cell>
          <table:table-cell table:number-columns-repeated="16382"/>
        </table:table-row>
        <table:table-row table:style-name="ro1">
          <table:table-cell office:value-type="string" table:style-name="ce4">
            <text:p>তর্ক করে বিজয়ী হওয়া চেয়ে, তর্কের সময় চুপ থাকা ভালো। abiskarsk</text:p>
          </table:table-cell>
          <table:table-cell office:value-type="float" office:value="1" table:style-name="ce1">
            <text:p>1</text:p>
          </table:table-cell>
          <table:table-cell table:number-columns-repeated="16382"/>
        </table:table-row>
        <table:table-row table:style-name="ro1">
          <table:table-cell office:value-type="string" table:style-name="ce4">
            <text:p>রিজিকের সর্বনিম্ন স্তরঃ টাকা, পয়সা, অর্থ, সম্পদ । সর্বোচ্চ স্তরঃ শারীরিক ও মানসিক সুস্থতা। সর্বোত্তম স্তরঃ পুণ্যবান স্ত্রী ও পরিশুদ্ধ নেক সন্তান পরিপূর্ণ স্তরঃ মহান আল্লাহর সন্তুষ্টি।</text:p>
          </table:table-cell>
          <table:table-cell office:value-type="float" office:value="1" table:style-name="ce1">
            <text:p>1</text:p>
          </table:table-cell>
          <table:table-cell table:number-columns-repeated="16382"/>
        </table:table-row>
        <table:table-row table:style-name="ro1">
          <table:table-cell office:value-type="string" table:style-name="ce4">
            <text:p>রাজ্যসভার ভোটে বিপ্লব কুমার দেব বিজয়ী</text:p>
          </table:table-cell>
          <table:table-cell office:value-type="float" office:value="1" table:style-name="ce1">
            <text:p>1</text:p>
          </table:table-cell>
          <table:table-cell table:number-columns-repeated="16382"/>
        </table:table-row>
        <table:table-row table:style-name="ro1">
          <table:table-cell office:value-type="string" table:style-name="ce4">
            <text:p>করেছে তো, যেমন চোর শিল্প, কাটমানি শিল্প, সিন্ডিকেট শিল্প, পাচার শিল্প ** ** ** এরকম অনেক আছে।</text:p>
          </table:table-cell>
          <table:table-cell office:value-type="float" office:value="0" table:style-name="ce1">
            <text:p>0</text:p>
          </table:table-cell>
          <table:table-cell table:number-columns-repeated="16382"/>
        </table:table-row>
        <table:table-row table:style-name="ro1">
          <table:table-cell office:value-type="string" table:style-name="ce4">
            <text:p>বিকাশ বাবু তো গুরু দ্রোন , কিন্তু ওনাকে বাদে এই জুটি টা আমার দারুন লাগে কেমন যেনো সৌরভ- শচীন জুটি মনে হয় ।</text:p>
          </table:table-cell>
          <table:table-cell office:value-type="float" office:value="1" table:style-name="ce1">
            <text:p>1</text:p>
          </table:table-cell>
          <table:table-cell table:number-columns-repeated="16382"/>
        </table:table-row>
        <table:table-row table:style-name="ro1">
          <table:table-cell office:value-type="string" table:style-name="ce4">
            <text:p>একজন পুরুষের ঈমান নষ্ট করার জন্য একজন বেপর্দা নারীই যথেষ্ট !</text:p>
          </table:table-cell>
          <table:table-cell office:value-type="float" office:value="0" table:style-name="ce1">
            <text:p>0</text:p>
          </table:table-cell>
          <table:table-cell table:number-columns-repeated="16382"/>
        </table:table-row>
        <table:table-row table:style-name="ro1">
          <table:table-cell office:value-type="string" table:style-name="ce4">
            <text:p>মমতা ব্যানার্জি ও অভিষেক ব্যানার্জির অনুপ্রেরণা বাংলায় লাভ জনক ব্যবসা এসে গেছে। দিদি পরিবারের সবাই চুরি করে কোটিপতি হয়েছেন।</text:p>
          </table:table-cell>
          <table:table-cell office:value-type="float" office:value="0" table:style-name="ce1">
            <text:p>0</text:p>
          </table:table-cell>
          <table:table-cell table:number-columns-repeated="16382"/>
        </table:table-row>
        <table:table-row table:style-name="ro1">
          <table:table-cell office:value-type="string" table:style-name="ce4">
            <text:p>আপনার চেলারাই আপনার হয়ে নোংরামি করে বেড়ায়। আপনি মজা নেন।</text:p>
          </table:table-cell>
          <table:table-cell office:value-type="float" office:value="0" table:style-name="ce1">
            <text:p>0</text:p>
          </table:table-cell>
          <table:table-cell table:number-columns-repeated="16382"/>
        </table:table-row>
        <table:table-row table:style-name="ro1">
          <table:table-cell office:value-type="string" table:style-name="ce4">
            <text:p>জলপাইগুড়িতে আজ ব্যারিকেড ভাঙলেন সিপিআইএম রাজ্য সম্পাদক</text:p>
          </table:table-cell>
          <table:table-cell office:value-type="float" office:value="0" table:style-name="ce1">
            <text:p>0</text:p>
          </table:table-cell>
          <table:table-cell table:number-columns-repeated="16382"/>
        </table:table-row>
        <table:table-row table:style-name="ro1">
          <table:table-cell office:value-type="string" table:style-name="ce4">
            <text:p>আচ্ছা আমি বুঝিনা। মানুষ এত গালি কেমনে খায় তুই আসলেই একটা খানকির পুত</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আপনাকে নিরাপদ, ভালো এবং সর্বদা সুখী রাখুন। দুঃখের অশ্রু যেন কখনও আপনার চোখকে স্পর্শ না করে এবং তিনি যেন কখনও আপনার মুখে হাসি ছেড়ে না দেন।</text:p>
          </table:table-cell>
          <table:table-cell office:value-type="float" office:value="1" table:style-name="ce1">
            <text:p>1</text:p>
          </table:table-cell>
          <table:table-cell table:number-columns-repeated="16382"/>
        </table:table-row>
        <table:table-row table:style-name="ro1">
          <table:table-cell office:value-type="string" table:style-name="ce4">
            <text:p>বিদ্যমান প্রাণবন্ত গণতন্ত্রের পক্ষে জোরালো সমর্থন বিদেশমন্ত্রীর NarendraModi Indiandemocracy Jaishankar UNSecurityCouncil UNSC NarendraModi</text:p>
          </table:table-cell>
          <table:table-cell office:value-type="float" office:value="1" table:style-name="ce1">
            <text:p>1</text:p>
          </table:table-cell>
          <table:table-cell table:number-columns-repeated="16382"/>
        </table:table-row>
        <table:table-row table:style-name="ro1">
          <table:table-cell office:value-type="string" table:style-name="ce4">
            <text:p>আজ জলপাইগুড়ি জেলার, ময়নাগুড়ির রামসাই-তে মাননীয় শ্রী কেন্দ্রীয় কৃষি প্রতিমন্ত্রী শ্রী কৈলাস চৌধুরী, জলপাইগুড়ির সাংসদ শ্রী জয়ন্ত রায়, যুগ্ম সাধারণ সম্পাদক (সংগঠন) শ্রী দন্ড মহাশয়ের উপস্থিতিতে চা বাগান পরিদর্শন, চা-শ্রমিক ও চা-বাগানের বিজেপি কর্মীদের সাথে বার্তালাপ-এ।</text:p>
          </table:table-cell>
          <table:table-cell office:value-type="float" office:value="1" table:style-name="ce1">
            <text:p>1</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অভিনন্দন ঝুলন গোস্বামীকে। কুড়ি বছরের দীর্ঘ আন্তর্জাতিক ক্রিকেট কেরিয়ারের একটা পর্যায়ের সফল পরিসমাপ্তি ঘটল।। নানা প্রতিকূলতা সত্ত্বেও কঠিন অনুশীলন এবং লড়াইয়ের মধ্য দিয়ে "চাকদা এক্সপ্রেসের" এই সাফল্য অনুসরণ যোগ্যই বটে।।</text:p>
          </table:table-cell>
          <table:table-cell office:value-type="float" office:value="1" table:style-name="ce1">
            <text:p>1</text:p>
          </table:table-cell>
          <table:table-cell table:number-columns-repeated="16382"/>
        </table:table-row>
        <table:table-row table:style-name="ro1">
          <table:table-cell office:value-type="string" table:style-name="ce4">
            <text:p>জেলা যুব কংগ্রেসের সম্পাদক হিসাবে কাজ করার সুযোগ করে দেওয়ার জন্য প্রদেশ যুব কংগ্রেসের সম্মানিত সভানেত্রী প্রীয় নেত্রী @ মহাশয়া কে আমার আন্তরিক ধন্যবাদ জ্ঞাপন করছি I করিমগঞ্জ জেলায় যুব কংগ্রেসের ভীত কে শক্তিশালী করতে উনার নির্দেশে আগামী দিনে কাজে ঝাপিয়ে পরবো I</text:p>
          </table:table-cell>
          <table:table-cell office:value-type="float" office:value="1" table:style-name="ce1">
            <text:p>1</text:p>
          </table:table-cell>
          <table:table-cell table:number-columns-repeated="16382"/>
        </table:table-row>
        <table:table-row table:style-name="ro1">
          <table:table-cell office:value-type="string" table:style-name="ce4">
            <text:p>পশ্চিমবঙ্গের মুখ্যমন্ত্রী মাননীয়া ও সর্বভারতীয় তৃণমূল কংগ্রেসের সাধারণ সম্পাদক এর নির্দেশে মুর্শিদাবাদ জেলার নবগ্রাম ব্লকের পেট্রোল পাম্পে IndiasBiggestPappuAmitShah কর্মসূচির মাধ্যমে কেন্দ্র সরকারের বিরুদ্ধে প্রতিবাদ দেখানো হল। FAM4TMC</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হলেন চটিচাটা দলের কিউট সমর্থক যে চাপে পরে অ্যাপলিটিকাল সেজে যায়। যেমন এই খবরটা বেশ বেকায়দায় ফেলে দিয়েছে। চটির মোদি প্রেম। কি কপাল চটিচাটাদের ভাইপোর জন্য কার কি চাটতে হবে ভবিষ্যতে কে জানে।</text:p>
          </table:table-cell>
          <table:table-cell office:value-type="float" office:value="0" table:style-name="ce1">
            <text:p>0</text:p>
          </table:table-cell>
          <table:table-cell table:number-columns-repeated="16382"/>
        </table:table-row>
        <table:table-row table:style-name="ro1">
          <table:table-cell office:value-type="string" table:style-name="ce4">
            <text:p>বিশ্বজয়ী বাংলাদেশী হাফেজকে অভিনন্দন জানালেন আল্লামা মুহাম্মদ ইয়াহইয়া - উম্মাহ্ ২৪ ডট কম</text:p>
          </table:table-cell>
          <table:table-cell office:value-type="float" office:value="1" table:style-name="ce1">
            <text:p>1</text:p>
          </table:table-cell>
          <table:table-cell table:number-columns-repeated="16382"/>
        </table:table-row>
        <table:table-row table:style-name="ro1">
          <table:table-cell office:value-type="string" table:style-name="ce4">
            <text:p>৭ ঘন্টা লোডশেডিং,চলছে না জেনারেটর। বন্ধ জরুরী পরিষেবা, অস্ত্রপ্রচার।হ্যাঁ,এটাই বাংলার জেলা হাসপাতালের চিত্র। এটাই কি মাননীয়ার বিশ্বমানের স্বাস্থ্য পরিষেবা, যেখানে নূন্যতম পরিষেবাও মেলেনা?</text:p>
          </table:table-cell>
          <table:table-cell office:value-type="float" office:value="0" table:style-name="ce1">
            <text:p>0</text:p>
          </table:table-cell>
          <table:table-cell table:number-columns-repeated="16382"/>
        </table:table-row>
        <table:table-row table:style-name="ro1">
          <table:table-cell office:value-type="string" table:style-name="ce4">
            <text:p>গম্ভীর: ধোনি-কোহলির মতো দৈত্য তৈরি করবেন না</text:p>
          </table:table-cell>
          <table:table-cell office:value-type="float" office:value="0" table:style-name="ce1">
            <text:p>0</text:p>
          </table:table-cell>
          <table:table-cell table:number-columns-repeated="16382"/>
        </table:table-row>
        <table:table-row table:style-name="ro1">
          <table:table-cell office:value-type="string" table:style-name="ce4">
            <text:p>সব সময় আল্লাহকে ভয় করুন, কেননা যারা আল্লাহকে ভয় করে, তারা কখনো একাকীত্ব অনুভব করে না।</text:p>
          </table:table-cell>
          <table:table-cell office:value-type="float" office:value="1" table:style-name="ce1">
            <text:p>1</text:p>
          </table:table-cell>
          <table:table-cell table:number-columns-repeated="16382"/>
        </table:table-row>
        <table:table-row table:style-name="ro1">
          <table:table-cell office:value-type="string" table:style-name="ce4">
            <text:p>তোমার জন্য রইলো অপুরন্ত ভালোবাসা।</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ভেবে দেখলাম শশুর বাড়ির ভাত না খেলে মোটা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য় স্বয়ংসেবক সংঘ পশ্চিমবঙ্গের প্রবীণ প্রচারক শ্যামলাল বন্দোপাধ্যায় জী আমাদের মধ্যে নেই। ভগবানের কাছে ওনার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আইয়ামে জাহেলিয়া কে ও হার মানাচ্ছে বর্তমান সময়ে সভ্য ও আধুনিক নামধারী মানুষ্যকুল!সাময়িক আনন্দ,স্বল্প পরিমাণ তৃপ্তি,মানুষকে নিয়ে যাচ্ছে গভীর এক অনিশ্চয়তায়,ধর্ষণ বা ধর্ষণ পরবর্তী হত্যা কতো ভয়াবহ!কতো নিষ্ঠুর - ভাবতেই অভাগ লাগে,,,,</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চাকরিজীবন শুরুতে যখন কলকাতায় ছিলাম (১৯৯১-৯২) তখন কয়লাঘাটার রেল ক্যান্টীনে দুর্দান্ত চিকেন কারি আর ভাত পাওয়া যেত ৫-৭ টাকায় তবে শুধু স্টাফ দের জন্য। ঐদিকে গেলে কোন কাস্টমার কে পটিয়ে খাওয়া মাস্ট ছিল।</text:p>
          </table:table-cell>
          <table:table-cell office:value-type="float" office:value="1" table:style-name="ce1">
            <text:p>1</text:p>
          </table:table-cell>
          <table:table-cell table:number-columns-repeated="16382"/>
        </table:table-row>
        <table:table-row table:style-name="ro1">
          <table:table-cell office:value-type="string" table:style-name="ce4">
            <text:p>খাট ভাঙা বেল রিঙ্গার কোথায় মুখ লুকাবে এবার ? আদালতের নির্দেশে পুলিশ গ্রেফতার করতে আসে যদি তখন হবে নতুন স্লোগান - Don't touch my bro's body.</text:p>
          </table:table-cell>
          <table:table-cell office:value-type="float" office:value="0" table:style-name="ce1">
            <text:p>0</text:p>
          </table:table-cell>
          <table:table-cell table:number-columns-repeated="16382"/>
        </table:table-row>
        <table:table-row table:style-name="ro1">
          <table:table-cell office:value-type="string" table:style-name="ce4">
            <text:p>শান্তিনিকেতনে শিশুর দুর্ভাগ্যজনক মৃত্যুর ব্যাপারটা সম্পূর্ণ গ্রামীণ, পাড়াতুতো ব্যাপার। সেখানেও রাজনীতির কারবারিরা ঢুকে পড়ার চেষ্টায়। ফায়দা তুলতে চান। এসব অসহ্য। যে পার্টির নেতারাই করুন না কেন, সমর্থন করা যায় না। BJP TMC CPM Congress Shantiniketan</text:p>
          </table:table-cell>
          <table:table-cell office:value-type="float" office:value="0" table:style-name="ce1">
            <text:p>0</text:p>
          </table:table-cell>
          <table:table-cell table:number-columns-repeated="16382"/>
        </table:table-row>
        <table:table-row table:style-name="ro1">
          <table:table-cell office:value-type="string" table:style-name="ce4">
            <text:p>সোনার দেশের সোনার ছেলে ~ আমাদের অহংকার, আমাদের গর্ব</text:p>
          </table:table-cell>
          <table:table-cell office:value-type="float" office:value="1" table:style-name="ce1">
            <text:p>1</text:p>
          </table:table-cell>
          <table:table-cell table:number-columns-repeated="16382"/>
        </table:table-row>
        <table:table-row table:style-name="ro1">
          <table:table-cell office:value-type="string" table:style-name="ce4">
            <text:p>বিয়ে না করেই মা হতে চেয়েছিলেন অর্পিতা। NOC পার্থরও। ফাঁদ না লোভে? দেখুন via</text:p>
          </table:table-cell>
          <table:table-cell office:value-type="float" office:value="0" table:style-name="ce1">
            <text:p>0</text:p>
          </table:table-cell>
          <table:table-cell table:number-columns-repeated="16382"/>
        </table:table-row>
        <table:table-row table:style-name="ro1">
          <table:table-cell office:value-type="string" table:style-name="ce4">
            <text:p>কয়লা গরু বালি পাথর চুরি ইউনিভার্সিটি তে ডিগ্রি কোর্স করা ছোকরা গুলো বিদায় হয়েছে তাদের গড ফাদারের সঙ্গেই । সোশ্যাল মিডিয়া তে দেখা যাচ্ছে না। বুঝে গেছে তোলা মূলের দিন শেষ</text:p>
          </table:table-cell>
          <table:table-cell office:value-type="float" office:value="0" table:style-name="ce1">
            <text:p>0</text:p>
          </table:table-cell>
          <table:table-cell table:number-columns-repeated="16382"/>
        </table:table-row>
        <table:table-row table:style-name="ro1">
          <table:table-cell office:value-type="string" table:style-name="ce4">
            <text:p>কোহলি-কেএল রাহুলকে নিয়ে বড় সিদ্ধান্ত টিম ইন্ডিয়ার</text:p>
          </table:table-cell>
          <table:table-cell office:value-type="float" office:value="0" table:style-name="ce1">
            <text:p>0</text:p>
          </table:table-cell>
          <table:table-cell table:number-columns-repeated="16382"/>
        </table:table-row>
        <table:table-row table:style-name="ro1">
          <table:table-cell office:value-type="string" table:style-name="ce4">
            <text:p>মমতার আমলে পুলিশ দলদাসে পরিণত হয়েছে। এখনকার যারা পুলিশ তারা পুলিশ নয়, এরা হচ্ছে মমতার তৃণমূল পার্টির ক্যাডার। পুলিশকে লাইসেন্স প্রাপ্ত গুন্ডা হিসাবে ব্যবহার করছে এই বর্তমান তৃণমূল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রিযিক বৃদ্ধির আমলঃ দশম আমল : আল্লাহর পথে জি হা দ একমাত্র আল্লাহর সন্তুষ্টি হাসিলের জি হা দেও সম্পদের ব্যপ্তি ঘটে। গনীমত বা যুদ্ধলব্ধ সম্পদের মাধ্যমে সংসারে প্রাচুর্য আসে। যেমন ইবন উমর রাদিআল্লাহু আনহু কর্তৃক বর্ণিত, রাসূলুল্লাহ সাল্লাল্লাহু আলাইহি ওয়া…</text:p>
          </table:table-cell>
          <table:table-cell office:value-type="float" office:value="1" table:style-name="ce1">
            <text:p>1</text:p>
          </table:table-cell>
          <table:table-cell table:number-columns-repeated="16382"/>
        </table:table-row>
        <table:table-row table:style-name="ro1">
          <table:table-cell office:value-type="string" table:style-name="ce4">
            <text:p>বন্ধ হতে বসা দুর্গা পুজোকে চালু করতে হিন্দুদের কাঁধে কাঁধ মিলিয়ে এগিয়ে আসেন মুসলিমরা DurgaPuja Hindu Muslim Aushgram PurbaBardhaman</text:p>
          </table:table-cell>
          <table:table-cell office:value-type="float" office:value="1" table:style-name="ce1">
            <text:p>1</text:p>
          </table:table-cell>
          <table:table-cell table:number-columns-repeated="16382"/>
        </table:table-row>
        <table:table-row table:style-name="ro1">
          <table:table-cell office:value-type="string" table:style-name="ce4">
            <text:p>এ শহর তোমার জন্য নিরাপদ না বোন ওই পারে ভালো থেকো নির্মমতা কত দূর হলে জাতি হবে নির্লজ্জ? -নোয়াখালী মাইজদী, সরকারি বালিকা উচ্চ বিদ্যালয়ের ৮ম শ্রেণির ছাত্রীকে নিজ বাসায় ঢুকে ধর্ষণ পরবর্তিতে গলা ও হাত-পা কেটে হত্যা। - -আহ্ আর কতো লজ্জিত এই দেশ হবে</text:p>
          </table:table-cell>
          <table:table-cell office:value-type="float" office:value="0" table:style-name="ce1">
            <text:p>0</text:p>
          </table:table-cell>
          <table:table-cell table:number-columns-repeated="16382"/>
        </table:table-row>
        <table:table-row table:style-name="ro1">
          <table:table-cell office:value-type="string" table:style-name="ce4">
            <text:p>বেঁচে থাকার তাগিদে যুদ্ধটা চলে জীবনের সাথেই.. শুভ সকাল</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মনে করছি ইসলামের প্রতিষ্ঠাতা মুহাম্মদ সল্লাল্লাহু আলাইহি ওয়া সাল্লাম কে। আমরা মনে করছি মুসলিম জাতির পিতা ইব্রাহিম (আ) কে। আমরা মনে করছি আমাদের আদি পিতা আদম (আ) কে। আমরা সব নবী রাসুল দের শিক্ষা, একাডেমিক শিক্ষা, বই, সনদ, যোদধ, বিজয়, প্রেসিডেন্সি মনে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মসজিদ থেকে শুধু আজানের ধ্বনি ভেসে আসবে কিন্তু দুর্গামণ্ডপ থেকে আগমনীর সাথে সাথে আজানের ডাকও শুনতে হবে, এই একতরফা সেক্যুলারিজম আর কতদিন?</text:p>
          </table:table-cell>
          <table:table-cell office:value-type="float" office:value="0" table:style-name="ce1">
            <text:p>0</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মেয়েরা কি কখনো আমার দুঃখ বুঝবে না</text:p>
          </table:table-cell>
          <table:table-cell office:value-type="float" office:value="0" table:style-name="ce1">
            <text:p>0</text:p>
          </table:table-cell>
          <table:table-cell table:number-columns-repeated="16382"/>
        </table:table-row>
        <table:table-row table:style-name="ro1">
          <table:table-cell office:value-type="string" table:style-name="ce4">
            <text:p>গাড়ির ছাদে উঠে পড়ল চিতা, সেলফিও তুললেন যুবক</text:p>
          </table:table-cell>
          <table:table-cell office:value-type="float" office:value="1" table:style-name="ce1">
            <text:p>1</text:p>
          </table:table-cell>
          <table:table-cell table:number-columns-repeated="16382"/>
        </table:table-row>
        <table:table-row table:style-name="ro1">
          <table:table-cell office:value-type="string" table:style-name="ce4">
            <text:p>ভাত-কাপড় অনুষ্ঠানে মাধবীলতার জন্য নিজের হাতে রান্না করে আনল সবুজ। দেখুন মাধবীলতা । সত্যের মুখোমুখি মাধবী । সোম - রবি 8:30 PM Madhabilata StarJalsha স্টারজলসা</text:p>
          </table:table-cell>
          <table:table-cell office:value-type="float" office:value="1" table:style-name="ce1">
            <text:p>1</text:p>
          </table:table-cell>
          <table:table-cell table:number-columns-repeated="16382"/>
        </table:table-row>
        <table:table-row table:style-name="ro1">
          <table:table-cell office:value-type="string" table:style-name="ce4">
            <text:p>জীবনের সাথে যু/দ্ধ করা শিখে গেলে কোন পথকেই আর কঠিন মনে হয় না! আর যু/দ্ধে জিতে গেলে সাফল্যের ভাগিদারেরও অভাব হয়না! কিন্তু হেরে গেলে হারের ভাগটা কেউ নিতে চায়না। জীবনটা বড় অদ্ভূত! তাই না</text:p>
          </table:table-cell>
          <table:table-cell office:value-type="float" office:value="1" table:style-name="ce1">
            <text:p>1</text:p>
          </table:table-cell>
          <table:table-cell table:number-columns-repeated="16382"/>
        </table:table-row>
        <table:table-row table:style-name="ro1">
          <table:table-cell office:value-type="string" table:style-name="ce4">
            <text:p>আপনি ওপরে কঠিন হলেও আপনার মন অত্যন্ত নরম... তাই এদের ক্ষমা করে দিয়েছিলেন, আমরা পারিনি.....</text:p>
          </table:table-cell>
          <table:table-cell office:value-type="float" office:value="1" table:style-name="ce1">
            <text:p>1</text:p>
          </table:table-cell>
          <table:table-cell table:number-columns-repeated="16382"/>
        </table:table-row>
        <table:table-row table:style-name="ro1">
          <table:table-cell office:value-type="string" table:style-name="ce4">
            <text:p>ছাত্র সমাজের নয়নের মণি, পথপ্রদর্শক, অনুপ্রেরণা, আবেগ ও ভালোবাসার মানুষ Trinankur Bhattacharya দাদা</text:p>
          </table:table-cell>
          <table:table-cell office:value-type="float" office:value="1" table:style-name="ce1">
            <text:p>1</text:p>
          </table:table-cell>
          <table:table-cell table:number-columns-repeated="16382"/>
        </table:table-row>
        <table:table-row table:style-name="ro1">
          <table:table-cell office:value-type="string" table:style-name="ce4">
            <text:p>তৃষ্ণার্ত কবিতা আহা কী 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শান্তির সন্ধানে ••</text:p>
          </table:table-cell>
          <table:table-cell office:value-type="float" office:value="1" table:style-name="ce1">
            <text:p>1</text:p>
          </table:table-cell>
          <table:table-cell table:number-columns-repeated="16382"/>
        </table:table-row>
        <table:table-row table:style-name="ro1">
          <table:table-cell office:value-type="string" table:style-name="ce4">
            <text:p>দর্শনার্থীদের সুবিধার্থে সাংসদ তহবিল থেকে পুরুলিয়া লোকসভার অন্তর্গত রঘুনাথপুর ২ নং ব্লকে জাগ্রত মৌতড় বড় কালী মা এর মন্দির প্রাঙ্গণে একটি উচ্চ বাতিস্তম্ভের উদ্বাঘটন করা হলো।</text:p>
          </table:table-cell>
          <table:table-cell office:value-type="float" office:value="1" table:style-name="ce1">
            <text:p>1</text:p>
          </table:table-cell>
          <table:table-cell table:number-columns-repeated="16382"/>
        </table:table-row>
        <table:table-row table:style-name="ro1">
          <table:table-cell office:value-type="string" table:style-name="ce4">
            <text:p>লাভ জেহাদ! হিন্দু মেয়েকে ফাঁসাতে এসে নিজেই ফেঁসে গেলো ভিন ধর্মী যুবক, গণধুলাই দিয়ে সমঝে দেওয়া হল পুলিশে via Awaz</text:p>
          </table:table-cell>
          <table:table-cell office:value-type="float" office:value="0" table:style-name="ce1">
            <text:p>0</text:p>
          </table:table-cell>
          <table:table-cell table:number-columns-repeated="16382"/>
        </table:table-row>
        <table:table-row table:style-name="ro1">
          <table:table-cell office:value-type="string" table:style-name="ce4">
            <text:p>এইগুলোর প্রতিবাদ করার সাহস আছে? এইসমস্ত মুখ্যমন্ত্রীদের ধিক্কার জানানোর মুরোদ আছে? আগে UP,Gujrat সামলা তারপরে ভাবিস বাংলা</text:p>
          </table:table-cell>
          <table:table-cell office:value-type="float" office:value="0" table:style-name="ce1">
            <text:p>0</text:p>
          </table:table-cell>
          <table:table-cell table:number-columns-repeated="16382"/>
        </table:table-row>
        <table:table-row table:style-name="ro1">
          <table:table-cell office:value-type="string" table:style-name="ce4">
            <text:p>আপনার স্বভাব, অহংকার, অবহেলা ও মিথ্যাচারণের জন্য তারা আপনাকে ছেড়ে চলে যায়??</text:p>
          </table:table-cell>
          <table:table-cell office:value-type="float" office:value="0" table:style-name="ce1">
            <text:p>0</text:p>
          </table:table-cell>
          <table:table-cell table:number-columns-repeated="16382"/>
        </table:table-row>
        <table:table-row table:style-name="ro1">
          <table:table-cell office:value-type="string" table:style-name="ce4">
            <text:p>যতই মিডিয়ার একাংশ চেষ্টা করুক শাসকদলকে সন্তুষ্ট করবার জন্য বামেদের সভা মিছিল বড় করে দেখানো সফল হবে না বাংলার কাছে কারণ বামেদের ৩৪ বছরের শাসন অত্যাচার বঞ্চনা ইতিহাস হয়ে আছে এদের অপচেষ্টা ব্যর্থ হবে</text:p>
          </table:table-cell>
          <table:table-cell office:value-type="float" office:value="0" table:style-name="ce1">
            <text:p>0</text:p>
          </table:table-cell>
          <table:table-cell table:number-columns-repeated="16382"/>
        </table:table-row>
        <table:table-row table:style-name="ro1">
          <table:table-cell office:value-type="string" table:style-name="ce4">
            <text:p>Iran: হিজাব বিহীন মুখ, ইরানি যুবতী খুনে অভিযুক্ত পুলিশ Hijab HijabRow MoralPolice Tehran TopNews -</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ভাই</text:p>
          </table:table-cell>
          <table:table-cell office:value-type="float" office:value="1" table:style-name="ce1">
            <text:p>1</text:p>
          </table:table-cell>
          <table:table-cell table:number-columns-repeated="16382"/>
        </table:table-row>
        <table:table-row table:style-name="ro1">
          <table:table-cell office:value-type="string" table:style-name="ce4">
            <text:p>নোয়াখালীতে স্কুল ছাত্রী আদিতাকে হত্যা কারী রনিকে ১২ ঘন্টার ভিতরে গ্রেপ্তার করেছে নোয়াখালী জেলা পুলিশ। ধন্যবাদ নোয়াখালী জেলা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গরু ঘাস খেয়ে দুধ দেয় আর সাপ দুধ খেয়েও বিষ দেয়। পার্থক্যটা খাবারের নয়। পার্থক্যটা জাত,স্বভাব ও আচরনের"</text:p>
          </table:table-cell>
          <table:table-cell office:value-type="float" office:value="0" table:style-name="ce1">
            <text:p>0</text:p>
          </table:table-cell>
          <table:table-cell table:number-columns-repeated="16382"/>
        </table:table-row>
        <table:table-row table:style-name="ro1">
          <table:table-cell office:value-type="string" table:style-name="ce4">
            <text:p>"বাংলা সিনেমার মাইলস্টোন" "বাঙালির কাছের নায়ক" KacherManush God_Of_Tollywood_Industry</text:p>
          </table:table-cell>
          <table:table-cell office:value-type="float" office:value="1" table:style-name="ce1">
            <text:p>1</text:p>
          </table:table-cell>
          <table:table-cell table:number-columns-repeated="16382"/>
        </table:table-row>
        <table:table-row table:style-name="ro1">
          <table:table-cell office:value-type="string" table:style-name="ce4">
            <text:p>দারুন DurgaPuja</text:p>
          </table:table-cell>
          <table:table-cell office:value-type="float" office:value="1" table:style-name="ce1">
            <text:p>1</text:p>
          </table:table-cell>
          <table:table-cell table:number-columns-repeated="16382"/>
        </table:table-row>
        <table:table-row table:style-name="ro1">
          <table:table-cell office:value-type="string" table:style-name="ce4">
            <text:p>আওয়ামীলীগের গুন্ডা দের হামলায় স্ত্রীসহ আহত বিএনপি নেতা রবকতুল্লা বুলু ভাই</text:p>
          </table:table-cell>
          <table:table-cell office:value-type="float" office:value="0" table:style-name="ce1">
            <text:p>0</text:p>
          </table:table-cell>
          <table:table-cell table:number-columns-repeated="16382"/>
        </table:table-row>
        <table:table-row table:style-name="ro1">
          <table:table-cell office:value-type="string" table:style-name="ce4">
            <text:p>আজ মাননীয় পুলিশ কমিশনার শ্রী অলোক রাজোরিয়া,IPS ব্যারাকপুর পুলিশ কমিশনারেটের বিভিন্ন দুর্গাপুজো মণ্ডপ পরিদর্শন করেন এবং পুলিশ ও সংশ্লিষ্ট পুজো কমিটিগুলোকে সাধারণ মানুষের নিরাপত্তা সংক্রান্ত বিষয়ে সচেতন করেন। আপনার সাথে,আপনার পাশে click on</text:p>
          </table:table-cell>
          <table:table-cell office:value-type="float" office:value="1" table:style-name="ce1">
            <text:p>1</text:p>
          </table:table-cell>
          <table:table-cell table:number-columns-repeated="16382"/>
        </table:table-row>
        <table:table-row table:style-name="ro1">
          <table:table-cell office:value-type="string" table:style-name="ce4">
            <text:p>মুসলিম দেশে অমুসলিমরা কুনোদিন স্বাধীনভাবে ধর্ম পালন করতে পারেনা কারণ মুসলিমরা হইল বর্বর</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সেলাই শিল্প থেকে ভ্যান গঘের ভাবনা, কলকাতার পুজো শিল্পে নানান চমক DurgaPujo Theme SanatanDinda ParthaDasgupta PradipDas Bongodorshon</text:p>
          </table:table-cell>
          <table:table-cell office:value-type="float" office:value="1" table:style-name="ce1">
            <text:p>1</text:p>
          </table:table-cell>
          <table:table-cell table:number-columns-repeated="16382"/>
        </table:table-row>
        <table:table-row table:style-name="ro1">
          <table:table-cell office:value-type="string" table:style-name="ce4">
            <text:p>এটাই বর্তমান প্রেক্ষাপট ও সমাজ মেনে নিয়ে পথ চলতে পারাটাই গর্বের বিষয়</text:p>
          </table:table-cell>
          <table:table-cell office:value-type="float" office:value="1" table:style-name="ce1">
            <text:p>1</text:p>
          </table:table-cell>
          <table:table-cell table:number-columns-repeated="16382"/>
        </table:table-row>
        <table:table-row table:style-name="ro1">
          <table:table-cell office:value-type="string" table:style-name="ce4">
            <text:p>শালা দেউলিয়া!!!</text:p>
          </table:table-cell>
          <table:table-cell office:value-type="float" office:value="0" table:style-name="ce1">
            <text:p>0</text:p>
          </table:table-cell>
          <table:table-cell table:number-columns-repeated="16382"/>
        </table:table-row>
        <table:table-row table:style-name="ro1">
          <table:table-cell office:value-type="string" table:style-name="ce4">
            <text:p>কঠোর জীবনের মাঝেই যে মজা ,বেঁচে থাকার আনন্দ ; — সেটা পেতে হলে স্বপ্নগুলোর বাস্তবায়ন প্রয়োজন । আর এই বাস্তবায়নে যারা আজ সফল বলে স্বীকৃত , দেখা যায় তাদের জীবনের গল্পটা এত সোজা নয় ।অনেক সংগ্রাম , দুঃখ ,কষ্ট , যন্ত্রণার ফসল তাদের সাফল্য । তাই তারা আমাদের সকলের কাছে পথ প্রদর্শক ।</text:p>
          </table:table-cell>
          <table:table-cell office:value-type="float" office:value="1" table:style-name="ce1">
            <text:p>1</text:p>
          </table:table-cell>
          <table:table-cell table:number-columns-repeated="16382"/>
        </table:table-row>
        <table:table-row table:style-name="ro1">
          <table:table-cell office:value-type="string" table:style-name="ce4">
            <text:p>Durga Puja 2022: অশুভকে হারিয়ে জয় হোক ভালবাসার! দুর্গাপুজোয় ঘরে সুখ-শান্তির বৃষ্টি আনতে মেনে চলুন এই বাস্তু নিয়মগুলি</text:p>
          </table:table-cell>
          <table:table-cell office:value-type="float" office:value="1" table:style-name="ce1">
            <text:p>1</text:p>
          </table:table-cell>
          <table:table-cell table:number-columns-repeated="16382"/>
        </table:table-row>
        <table:table-row table:style-name="ro1">
          <table:table-cell office:value-type="string" table:style-name="ce4">
            <text:p>ছেলেরা ছেলেদের শালা বলে গালি দেয় কিন্তু কোন মেয়েকে দেখলাম না কোন মেয়েকে ননদ বলে গালি দিতে।</text:p>
          </table:table-cell>
          <table:table-cell office:value-type="float" office:value="0" table:style-name="ce1">
            <text:p>0</text:p>
          </table:table-cell>
          <table:table-cell table:number-columns-repeated="16382"/>
        </table:table-row>
        <table:table-row table:style-name="ro1">
          <table:table-cell office:value-type="string" table:style-name="ce4">
            <text:p>দিদির রাজ্যে এবার শিল্প বিপ্লবের জোয়ার উঠিছে । ঝাল মুরি বিক্রি করে লাখ লাখ বেকার যুবক-যুবতী কর্ম সংস্থাপন পাচ্ছে । এবার বাংলা দেখাবে দিশা গোটা দুনিয়াকে ।</text:p>
          </table:table-cell>
          <table:table-cell office:value-type="float" office:value="0" table:style-name="ce1">
            <text:p>0</text:p>
          </table:table-cell>
          <table:table-cell table:number-columns-repeated="16382"/>
        </table:table-row>
        <table:table-row table:style-name="ro1">
          <table:table-cell office:value-type="string" table:style-name="ce4">
            <text:p>অত্যন্ত হৃদয়বিদারক মর্মান্তিক ঘটনা। এভাবে কাউকে বাধ্য করা যায় না রাষ্ট্রীয় নির্দেশে পোশাক,খাদ্য ইত্যাদি ব্যবহার করতে। প্রতিবাদী মহিলা ও জনগণকে জানাই অশেষ ধন্যবাদ ও অভিনন্দন। এভাবেই রুখে দাঁড়ান সারা বিশ্বের সমস্ত প্রান্তে স্বৈরাচারের বিরুদ্ধে,রাষ্ট্রীয় নিপীড়নের বিরুদ্ধে।</text:p>
          </table:table-cell>
          <table:table-cell office:value-type="float" office:value="1" table:style-name="ce1">
            <text:p>1</text:p>
          </table:table-cell>
          <table:table-cell table:number-columns-repeated="16382"/>
        </table:table-row>
        <table:table-row table:style-name="ro1">
          <table:table-cell office:value-type="string" table:style-name="ce4">
            <text:p>পুর-ভোটে অর্পিতাকে প্রার্থী করতে মরিয়া ছিলেন পার্থ? প্রকাশ্যে চাঞ্চল্যকর তথ্য SSCScam parthachatterjee arpitamukherjee</text:p>
          </table:table-cell>
          <table:table-cell office:value-type="float" office:value="0" table:style-name="ce1">
            <text:p>0</text:p>
          </table:table-cell>
          <table:table-cell table:number-columns-repeated="16382"/>
        </table:table-row>
        <table:table-row table:style-name="ro1">
          <table:table-cell office:value-type="string" table:style-name="ce4">
            <text:p>আমি অবশ্যয়ী কুরআনের পক্ষে সমর্থন করি। কিন্ত মহিলারা সাফ চ্যাম্পিয়ন হয়েছে তাদেরকে অনে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বাংলাকে সার্বিকভাবে স্বয়ংসম্পূর্ণ করে তুলতে সদা উদ্যোগী দিদি। KhelaHobe MamataBanerjee AbhishekBanerjee BanglarGorboMamata Development Bengal</text:p>
          </table:table-cell>
          <table:table-cell office:value-type="float" office:value="1" table:style-name="ce1">
            <text:p>1</text:p>
          </table:table-cell>
          <table:table-cell table:number-columns-repeated="16382"/>
        </table:table-row>
        <table:table-row table:style-name="ro1">
          <table:table-cell office:value-type="string" table:style-name="ce4">
            <text:p>তোমাদের জাতি চিনে রাখলো বিচার হবে ইনশা আললাহ বিজয় আসবেই শুধু সময়ের অপেক্ষা মাত্র</text:p>
          </table:table-cell>
          <table:table-cell office:value-type="float" office:value="1" table:style-name="ce1">
            <text:p>1</text:p>
          </table:table-cell>
          <table:table-cell table:number-columns-repeated="16382"/>
        </table:table-row>
        <table:table-row table:style-name="ro1">
          <table:table-cell office:value-type="string" table:style-name="ce4">
            <text:p>দূর্গা মন্ডপ থেকে অনেক নামাজ , আজান পড়তে বা শুনতে দেখেছি , কাল দেখবো কটা মসজিদ থেকে মহালয়ার আওয়াজ শোনা যায় সকালে !!</text:p>
          </table:table-cell>
          <table:table-cell office:value-type="float" office:value="0" table:style-name="ce1">
            <text:p>0</text:p>
          </table:table-cell>
          <table:table-cell table:number-columns-repeated="16382"/>
        </table:table-row>
        <table:table-row table:style-name="ro1">
          <table:table-cell office:value-type="string" table:style-name="ce4">
            <text:p>টাকা না থাকলে মানুষ চেনা যায় কথাটা আংশিক সত্য। পুরোপুরি সত্য হচ্ছে টাকা না থাকলে, ছোটলোক চেনা যায় কারন, একজন প্রকৃত মানুষ কখনোই টাকা দিয়ে মানুষের মান-বিচার করে না মানুষ সৃষ্টির সেরা জীব কথাটির মূলঅর্থ যারা জানে না, তারাই অন্যদেরকে টাকার মাধ্যমে বিচার বিবেচ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চিকিৎসা করে ভার্জিন .</text:p>
          </table:table-cell>
          <table:table-cell office:value-type="float" office:value="0" table:style-name="ce1">
            <text:p>0</text:p>
          </table:table-cell>
          <table:table-cell table:number-columns-repeated="16382"/>
        </table:table-row>
        <table:table-row table:style-name="ro1">
          <table:table-cell office:value-type="string" table:style-name="ce4">
            <text:p>হ্যাঁ! কারণ বিজেপি নেতারা প্রকাশ্য সভায় দাঁড়িয়ে বলছেন তাঁরা কিভাবে এজেন্সিকে তৃণমূলের পেছনে লেলিয়ে দিচ্ছেন!</text:p>
          </table:table-cell>
          <table:table-cell office:value-type="float" office:value="0" table:style-name="ce1">
            <text:p>0</text:p>
          </table:table-cell>
          <table:table-cell table:number-columns-repeated="16382"/>
        </table:table-row>
        <table:table-row table:style-name="ro1">
          <table:table-cell office:value-type="string" table:style-name="ce4">
            <text:p>আজ National Service Scheme (NSS) Day উপলক্ষে ত্রিবেনী দেবী ভালোটিয়া কলেজ তৃণমূল ছাত্র পরিষদের উদ্যোগ বৃক্ষরোপণ করা হলো TMCS NLMD</text:p>
          </table:table-cell>
          <table:table-cell office:value-type="float" office:value="1" table:style-name="ce1">
            <text:p>1</text:p>
          </table:table-cell>
          <table:table-cell table:number-columns-repeated="16382"/>
        </table:table-row>
        <table:table-row table:style-name="ro1">
          <table:table-cell office:value-type="string" table:style-name="ce4">
            <text:p>কাঁথি টেন্ডার দুর্নীতি : শুভেন্দু অধিকারীর ভাই সৌমেন্দু অধিকারীর বিরুদ্ধে প্রায় ২ কোটি টাকার দুর্নীতিতে কাঁথি ডিএম-কে তদন্তের নির্দেশ হাইকোর্টের। ড্যাডা দেখ কেমন লাগে!!!!!chorchorchotta AITCBAGNAN TMCS</text:p>
          </table:table-cell>
          <table:table-cell office:value-type="float" office:value="0" table:style-name="ce1">
            <text:p>0</text:p>
          </table:table-cell>
          <table:table-cell table:number-columns-repeated="16382"/>
        </table:table-row>
        <table:table-row table:style-name="ro1">
          <table:table-cell office:value-type="string" table:style-name="ce4">
            <text:p>নতুন অ্যান্টিবডি রুখবে কোভিডের সব ভেরিয়েন্টের সংক্রমণ? SwasthyaProtidin স্বাস্থ্য_প্রতিদিন HealthTips Bangla Health News Bengali হেলথ_টিপস COVID19 Virus SARSCoV2 Variant Vaccine BoosterDose PrecautionDose Antibody SP177 COVIDVaccine</text:p>
          </table:table-cell>
          <table:table-cell office:value-type="float" office:value="1" table:style-name="ce1">
            <text:p>1</text:p>
          </table:table-cell>
          <table:table-cell table:number-columns-repeated="16382"/>
        </table:table-row>
        <table:table-row table:style-name="ro1">
          <table:table-cell office:value-type="string" table:style-name="ce4">
            <text:p>কলকাতায় মুসলিম হোটেলে খাসির মাংস বলে গো মাংস বিক্রি করে খাওনো হচ্ছে হিন্দুদের,,,</text:p>
          </table:table-cell>
          <table:table-cell office:value-type="float" office:value="0" table:style-name="ce1">
            <text:p>0</text:p>
          </table:table-cell>
          <table:table-cell table:number-columns-repeated="16382"/>
        </table:table-row>
        <table:table-row table:style-name="ro1">
          <table:table-cell office:value-type="string" table:style-name="ce4">
            <text:p>বেকিং নিউজ আওয়ামীলীগের ইডেন কলেজ মহিলা ছাত্রলীগের দুই নেত্রী কে ধরে ছাত্রলীগ নেতারা ইচ্ছা মতো দুধ টিপে নীচের কাজ করে বেহুঁশ অবস্থায় রেখে চলে যায় ছি ছি লজ্জা করে না এদের</text:p>
          </table:table-cell>
          <table:table-cell office:value-type="float" office:value="0" table:style-name="ce1">
            <text:p>0</text:p>
          </table:table-cell>
          <table:table-cell table:number-columns-repeated="16382"/>
        </table:table-row>
        <table:table-row table:style-name="ro1">
          <table:table-cell office:value-type="string" table:style-name="ce4">
            <text:p>প্রীতিলতার আত্মহুতির পর তাঁর পরিবারকে নিয়ে কল্পনা দত্ত লিখেছিলেন, “প্রীতির বাবা শোকে দুঃখে পাগলের মত হয়ে গেলেন, কিন্তু প্রীতির মা গর্ব করে বলতেন, ‘আমার মেয়ে দেশের কাজে প্রাণ দিয়েছে'। অগ্নি যুগের অগ্নিকন্যা। সাহাদাত দিবসের বিনম্র শ্রদ্ধা। PritilataWaddedar Revolutionary</text:p>
          </table:table-cell>
          <table:table-cell office:value-type="float" office:value="1" table:style-name="ce1">
            <text:p>1</text:p>
          </table:table-cell>
          <table:table-cell table:number-columns-repeated="16382"/>
        </table:table-row>
        <table:table-row table:style-name="ro1">
          <table:table-cell office:value-type="string" table:style-name="ce4">
            <text:p>ক্লাব পাবে , পুজো কমিটি পাবে টাকা , মন্দির বানানে ওয়ালা পাবে , পুরোহিত পাবে , ইমাম পাবে , প্রবঞ্চক চাকরি চোর পাবে , স্তাবক বুদ্ধিজীবী পাবে ,নতজানু নট - নটী পাবে টাকা। এদের জন্য ক্ষয়রাতির জন্য টাকা আছে। আর শিল্প চুলোয় যাক,কর্মসংস্থান চুলোয় যাক , শিক্ষা ও স্বাস্থ্য চুলোয় যাক।</text:p>
          </table:table-cell>
          <table:table-cell office:value-type="float" office:value="0" table:style-name="ce1">
            <text:p>0</text:p>
          </table:table-cell>
          <table:table-cell table:number-columns-repeated="16382"/>
        </table:table-row>
        <table:table-row table:style-name="ro1">
          <table:table-cell office:value-type="string" table:style-name="ce4">
            <text:p>দূর্গা মন্ডপ থেকে অনেক নামাজ,আজান পড়তে বা শুনতে দেখেছি ,সমস্ত মসজিদগুলোতে পরিপাটি করে মাইক লাগানো থাকে। সম্প্রীতি রক্ষার্থে যারা মণ্ডপ থেকে নামাজ বা আজানের ব্যাবস্থা করেছিলেন তারা কি আজকে কোনো মসজিদ থেকে মহালয়ার কোনো সুর শুনতে পেলেন ?</text:p>
          </table:table-cell>
          <table:table-cell office:value-type="float" office:value="0" table:style-name="ce1">
            <text:p>0</text:p>
          </table:table-cell>
          <table:table-cell table:number-columns-repeated="16382"/>
        </table:table-row>
        <table:table-row table:style-name="ro1">
          <table:table-cell office:value-type="string" table:style-name="ce4">
            <text:p>দেখানো গেল মুসলমানেরা খারাপ। ভাই এতটা জেনোফোবিয়া নিয়ে পেটের ভাত হজম হয় আপনার? আমি কখনো গেছি হিন্দু কী করলো তার হিসাব রাখতে? খুঁজলেই তো পাওয়া যায়।</text:p>
          </table:table-cell>
          <table:table-cell office:value-type="float" office:value="0" table:style-name="ce1">
            <text:p>0</text:p>
          </table:table-cell>
          <table:table-cell table:number-columns-repeated="16382"/>
        </table:table-row>
        <table:table-row table:style-name="ro1">
          <table:table-cell office:value-type="string" table:style-name="ce4">
            <text:p>শিখ ধর্মের প্রবক্তা তথা প্রথম গুরু শ্রদ্ধেয় গুরু নানক।তিনি এক ঈশ্বরের মতবাদ প্রচলন করেন। সমতা, ভ্রাতৃত্ব ও সদাচরণের ওপর নির্ভর একটি বিশেষ ধর্মীয়,সামাজিক ও রাজনৈতিক ব্যবস্থা প্রচলন করেন।আজ তাঁর তিরোধান দিবসে জানাই সশ্রদ্ধ প্রণাম। GuruNanakDevJi deathAnniversary</text:p>
          </table:table-cell>
          <table:table-cell office:value-type="float" office:value="1" table:style-name="ce1">
            <text:p>1</text:p>
          </table:table-cell>
          <table:table-cell table:number-columns-repeated="16382"/>
        </table:table-row>
        <table:table-row table:style-name="ro1">
          <table:table-cell office:value-type="string" table:style-name="ce4">
            <text:p>এদের এত সাহস আসে কোথেকে যে অঞ্জলীর মন্ত্র বাংলায় বলার অর্ডার দেওয়ার জন্য? পুজোর মন্ত্র সংস্কৃত ভাষায় হয়ে এসেছে আবহমানকাল ধরে আর তাই হবে । এদের এই নোংরামী সত্যি আর নেওয়া যাচ্ছে না</text:p>
          </table:table-cell>
          <table:table-cell office:value-type="float" office:value="0" table:style-name="ce1">
            <text:p>0</text:p>
          </table:table-cell>
          <table:table-cell table:number-columns-repeated="16382"/>
        </table:table-row>
        <table:table-row table:style-name="ro1">
          <table:table-cell office:value-type="string" table:style-name="ce4">
            <text:p>2018 কলেজ সার্ভিস কমিশন নিয়োগ দুর্নীতি না হয়ে থাকে তাহলে প্রত্যেক প্রার্থীর নম্বরের বিভাজন দিতে সমস্যাটা কোথায়? CSC_Scam2018২০১৮ কলেজ সার্ভিস কমিশনের দুর্নীতির সঙ্গে যুক্ত প্রতিটি ব্যক্তির যথাযথ বিচার বিভাগীয় তদন্ত এবং উপযুক্ত শাস্তি চাই। CSC_Scam2018</text:p>
          </table:table-cell>
          <table:table-cell office:value-type="float" office:value="0" table:style-name="ce1">
            <text:p>0</text:p>
          </table:table-cell>
          <table:table-cell table:number-columns-repeated="16382"/>
        </table:table-row>
        <table:table-row table:style-name="ro1">
          <table:table-cell office:value-type="string" table:style-name="ce4">
            <text:p>যাতে ভবিষ্যতে শিক্ষার্থীরা বিষয় নির্বাচনে সুবিধা পায়।</text:p>
          </table:table-cell>
          <table:table-cell office:value-type="float" office:value="1" table:style-name="ce1">
            <text:p>1</text:p>
          </table:table-cell>
          <table:table-cell table:number-columns-repeated="16382"/>
        </table:table-row>
        <table:table-row table:style-name="ro1">
          <table:table-cell office:value-type="string" table:style-name="ce4">
            <text:p>আরব আমিরাতের সাথে খেলতেই এমন করুন দশা সেখানে বিশ্বমঞ্চে তো দাড়ানোই কঠিন। এমন খেলা দিয়ে নেদারল্যান্ড, আয়ারল্যান্ড, পোল্যান্ড, নেপাল, চায়নাদের সাথেই খেলতে হবে। ফিল্ডিং এর যে হাল তাতে তো পাড়ার ছেলেরাই এরচেয়ে ভালো খেলে ভাই মিরাজ।</text:p>
          </table:table-cell>
          <table:table-cell office:value-type="float" office:value="1" table:style-name="ce1">
            <text:p>1</text:p>
          </table:table-cell>
          <table:table-cell table:number-columns-repeated="16382"/>
        </table:table-row>
        <table:table-row table:style-name="ro1">
          <table:table-cell office:value-type="string" table:style-name="ce4">
            <text:p>ekhonkhobor রাজ্যে বাতিল করা হল ৬২ লক্ষের বেশি রেশন কার্ড! – নজরে মোট দেড় কোটি</text:p>
          </table:table-cell>
          <table:table-cell office:value-type="float" office:value="0" table:style-name="ce1">
            <text:p>0</text:p>
          </table:table-cell>
          <table:table-cell table:number-columns-repeated="16382"/>
        </table:table-row>
        <table:table-row table:style-name="ro1">
          <table:table-cell office:value-type="string" table:style-name="ce4">
            <text:p>আরো এক নক্ষত্রের পতন! সংঘের বরিষ্ঠ প্রচারক এবং একনিষ্ঠ সয়ংসেবক শ্রী ঁশ্যামল বন্দ্যোপাধ্যায় আজ প্রভাতে বৈকুণ্ঠ ধামে গমন করেছেন। তাঁর প্রয়াণে আমরা গভীরভাবে শোকাহত। ঈশ্বর যেনো তাঁকে তাঁর শ্রী চরণে স্থান দেয়। ওম শান্তি! RSS</text:p>
          </table:table-cell>
          <table:table-cell office:value-type="float" office:value="0" table:style-name="ce1">
            <text:p>0</text:p>
          </table:table-cell>
          <table:table-cell table:number-columns-repeated="16382"/>
        </table:table-row>
        <table:table-row table:style-name="ro1">
          <table:table-cell office:value-type="string" table:style-name="ce4">
            <text:p>আসছে উৎসবের মরসুম, বাড়ছে কোভিড গ্রাফ</text:p>
          </table:table-cell>
          <table:table-cell office:value-type="float" office:value="0" table:style-name="ce1">
            <text:p>0</text:p>
          </table:table-cell>
          <table:table-cell table:number-columns-repeated="16382"/>
        </table:table-row>
        <table:table-row table:style-name="ro1">
          <table:table-cell office:value-type="string" table:style-name="ce4">
            <text:p>বাংলায় জেলযাত্রায় এগিয়ে শিক্ষাক্ষেত্রের পঞ্চ পান্ডব ! কী অসাধারন সুন্দর তাই না ! তবে সব দুর্নীতিটাই অদৃশ্য হাতের ছোঁয়ায় সম্ভব ! এদের কবে বীর ঘোষনা করবে সেটাই দেখার !</text:p>
          </table:table-cell>
          <table:table-cell office:value-type="float" office:value="0" table:style-name="ce1">
            <text:p>0</text:p>
          </table:table-cell>
          <table:table-cell table:number-columns-repeated="16382"/>
        </table:table-row>
        <table:table-row table:style-name="ro1">
          <table:table-cell office:value-type="string" table:style-name="ce4">
            <text:p>ভাওয়াল বদরে আলম সরকারি কলেজ জামে মসজিদ এ আসলে প্রান ভরে যায়। (আমি যেন জীবনে একবার হলেও হজ্জ করতে যেতে পারি সবাই দুয়া করবেন আর আমিও সবার জন্য একটা দুয়া করছি সবাই যেন হজ্জ করতে যেতে পারে।)</text:p>
          </table:table-cell>
          <table:table-cell office:value-type="float" office:value="1" table:style-name="ce1">
            <text:p>1</text:p>
          </table:table-cell>
          <table:table-cell table:number-columns-repeated="16382"/>
        </table:table-row>
        <table:table-row table:style-name="ro1">
          <table:table-cell office:value-type="string" table:style-name="ce4">
            <text:p>ব্যাট হাতেও তাঁর দক্ষতা প্রমাণ করতে প্রস্তুত হর্ষল পটেল HarshalPatel INDvAUS</text:p>
          </table:table-cell>
          <table:table-cell office:value-type="float" office:value="1" table:style-name="ce1">
            <text:p>1</text:p>
          </table:table-cell>
          <table:table-cell table:number-columns-repeated="16382"/>
        </table:table-row>
        <table:table-row table:style-name="ro1">
          <table:table-cell office:value-type="string" table:style-name="ce4">
            <text:p>ইয়া আল্লাহ রাব্বুল আলামীন তুমি আমার বাবাকে সুস্থ করে দাও আমার বাবার কস্ট গুলো আমি আর সহ্য করতে পারছি না আল্লাহ ইয়া আল্লাহ তুমি আমাকে কিছু টাকা দাও আমি আমার বাবার জন্য ঔষধ কিনবো এই পৃথিবীর মানুষ গুলো বড়ই নিষ্ঠুর আমার কস্ট গুলো কেউ বুঝে না</text:p>
          </table:table-cell>
          <table:table-cell office:value-type="float" office:value="1" table:style-name="ce1">
            <text:p>1</text:p>
          </table:table-cell>
          <table:table-cell table:number-columns-repeated="16382"/>
        </table:table-row>
        <table:table-row table:style-name="ro1">
          <table:table-cell office:value-type="string" table:style-name="ce4">
            <text:p>দেশবরেণ্য প্রবীণ সাংবাদিক রণেশ মৈত্র আর নেই, চলে গেলেন না ফেরার দেশে</text:p>
          </table:table-cell>
          <table:table-cell office:value-type="float" office:value="0" table:style-name="ce1">
            <text:p>0</text:p>
          </table:table-cell>
          <table:table-cell table:number-columns-repeated="16382"/>
        </table:table-row>
        <table:table-row table:style-name="ro1">
          <table:table-cell office:value-type="string" table:style-name="ce4">
            <text:p>বাবর ওভাররেটেড, বিরাট কোহলির নখের যোগ্য নন, মন্তব্য পাকিস্তানের ক্রিকেটপ্রেমীদেরই News Bangla Bengali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জদি কখনো বিপদে পরো তাহলে কখনো বড় লোক ভা দনি লোকের কাছ সাহাজ্জ ভা অসহায়ত্বের কথা বলবে না কেনো না তোমার বিপদে কথা সুনলে তারা হেল্প না করে তোমাকে নিয়ে উপহাস্য করবে আর জদি গরিবে কাছে জাও তাহলে তারা জদি সাহাজ্জ্ না করতে পারলেও তোমাকে নিয়ে ভাববে তোমার দুঃখে দুঃখ পাবে</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রানীগঞ্জ ব্লক তৃণমূল যুব কংগ্রেসের ডাকে বিজেপির এজেন্সি চাই না, চাকরী চাই। ED ও CBI এর নিরপেক্ষতার দাবীতে বিক্ষোভ সমাবেশ ।</text:p>
          </table:table-cell>
          <table:table-cell office:value-type="float" office:value="0" table:style-name="ce1">
            <text:p>0</text:p>
          </table:table-cell>
          <table:table-cell table:number-columns-repeated="16382"/>
        </table:table-row>
        <table:table-row table:style-name="ro1">
          <table:table-cell office:value-type="string" table:style-name="ce4">
            <text:p>লাভ নেই স্যার। এটা অরন্যে রোদন। হিন্দু বাঙালি চপ, ডিম ভাত আর পাউচেই হ্যাপি!</text:p>
          </table:table-cell>
          <table:table-cell office:value-type="float" office:value="0" table:style-name="ce1">
            <text:p>0</text:p>
          </table:table-cell>
          <table:table-cell table:number-columns-repeated="16382"/>
        </table:table-row>
        <table:table-row table:style-name="ro1">
          <table:table-cell office:value-type="string" table:style-name="ce4">
            <text:p>দেশ ও জাতি বাঁচাতে- মুজিব গুন্ডা'র আগাছা Mather of mafias হাসিনাকে গণভবন থেকে টেনে হেঁচড়ে নামাতে গণঅভ্যুত্থান এর বিকল্প নাই।</text:p>
          </table:table-cell>
          <table:table-cell office:value-type="float" office:value="0" table:style-name="ce1">
            <text:p>0</text:p>
          </table:table-cell>
          <table:table-cell table:number-columns-repeated="16382"/>
        </table:table-row>
        <table:table-row table:style-name="ro1">
          <table:table-cell office:value-type="string" table:style-name="ce4">
            <text:p>আজ জামালপুর ব্লকের বেরুগ্রাম অঞ্চলে, সংগঠন স্বেচ্ছাসেবী সংস্থার উদ্যোগে স্বেচ্ছায় রক্তদান শিবির উৎসব আয়োজিত করা হইল, মা শুভতলা লোকনাথ মন্দির সন্নিকটে</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অফিসারের ঝুলন্ত দেহ</text:p>
          </table:table-cell>
          <table:table-cell office:value-type="float" office:value="0" table:style-name="ce1">
            <text:p>0</text:p>
          </table:table-cell>
          <table:table-cell table:number-columns-repeated="16382"/>
        </table:table-row>
        <table:table-row table:style-name="ro1">
          <table:table-cell office:value-type="string" table:style-name="ce4">
            <text:p>উপস্থিত ছিলেন দাঁতন ২ পশ্চিম মন্ডলের মন্ডল সভাপতি শ্রী পরিমল কুন্ডু মহাশয়,মন্ডলের সাধারন সম্পাদক শ্রী লক্ষ্মীকান্ত সাউ,পশ্চিম মেদিনীপুর সাংগঠনিক জেলা যুব মোর্চার সম্পাদক শ্রী সৃজন ঘোষ,মন্ডলের যুব মোর্চার সভাপতি শ্রী দেবব্রত জানা সহ মন্ডলের সদস্য ও যুব মোর্চার সমস্ত নেতৃত্ববৃন্দ।</text:p>
          </table:table-cell>
          <table:table-cell office:value-type="float" office:value="1" table:style-name="ce1">
            <text:p>1</text:p>
          </table:table-cell>
          <table:table-cell table:number-columns-repeated="16382"/>
        </table:table-row>
        <table:table-row table:style-name="ro1">
          <table:table-cell office:value-type="string" table:style-name="ce4">
            <text:p>ডানা ভাঙা পাখিরা ভয় করে না কারণ তারা অলরাউন্ডার সাকিব আল হাসান..</text:p>
          </table:table-cell>
          <table:table-cell office:value-type="float" office:value="0" table:style-name="ce1">
            <text:p>0</text:p>
          </table:table-cell>
          <table:table-cell table:number-columns-repeated="16382"/>
        </table:table-row>
        <table:table-row table:style-name="ro1">
          <table:table-cell office:value-type="string" table:style-name="ce4">
            <text:p>ভালোবাসা বিষয়টা হচ্ছে 'সাইকোলজিক্যাল' ব্যাপার! এখানে একজন সাইকো তো আরেকজন লজিক্যাল!' Sinthiya Bithi</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তে ইনসাফ কথাটার ব্যঞ্জনা অনেকটা বেশি।ন্যায়বিচার কথাটার অতটা মনে হয় না।আর, সৈয়দ মুজতবা আলির বিখ্যাত নোনাজল গল্পটিতে 'ইনসাফ' শব্দটির ব্যবহার ছিল মুন্সীয়ানার পরিচয়।সেখান থেকেও অনুপ্রেরণা থাকতে পারে।ব্যক্তিগত মত।</text:p>
          </table:table-cell>
          <table:table-cell office:value-type="float" office:value="1" table:style-name="ce1">
            <text:p>1</text:p>
          </table:table-cell>
          <table:table-cell table:number-columns-repeated="16382"/>
        </table:table-row>
        <table:table-row table:style-name="ro1">
          <table:table-cell office:value-type="string" table:style-name="ce4">
            <text:p>তোমার পোদ আম পাকা গো</text:p>
          </table:table-cell>
          <table:table-cell office:value-type="float" office:value="0" table:style-name="ce1">
            <text:p>0</text:p>
          </table:table-cell>
          <table:table-cell table:number-columns-repeated="16382"/>
        </table:table-row>
        <table:table-row table:style-name="ro1">
          <table:table-cell office:value-type="string" table:style-name="ce4">
            <text:p>আগামী বছরের মধ্যে হতে পারে কাজ শেষ, পুরীর আদলে দিঘায় জগন্নাথ মন্দির Digha Puri JagannathTemple Podcast</text:p>
          </table:table-cell>
          <table:table-cell office:value-type="float" office:value="1" table:style-name="ce1">
            <text:p>1</text:p>
          </table:table-cell>
          <table:table-cell table:number-columns-repeated="16382"/>
        </table:table-row>
        <table:table-row table:style-name="ro1">
          <table:table-cell office:value-type="string" table:style-name="ce4">
            <text:p>বাপরে! দারুন বলেছেন তো একদম ঠিক</text:p>
          </table:table-cell>
          <table:table-cell office:value-type="float" office:value="1" table:style-name="ce1">
            <text:p>1</text:p>
          </table:table-cell>
          <table:table-cell table:number-columns-repeated="16382"/>
        </table:table-row>
        <table:table-row table:style-name="ro1">
          <table:table-cell office:value-type="string" table:style-name="ce4">
            <text:p>বদরপুর ৮নং ওয়ার্ড আওয়ামী লীগের সাবেক সভাপতি কুট্রি মৃধা-কে অসুস্থতাজনিত কারনে লালমোহন উপজেলা স্বাস্থ্য কমপ্লেক্সে দেখতে যান, জননেতা, আলহাজ্ব Nurunnabi Chowdhury Shawon MP দেখতে গিয়ে কুট্রি মৃধা'র শারিরিক খোঁজ খবর নেওয়া সহ চিকিৎসার যাবতীয় ব্যয়ভার বহনের আশ্বাস প্রদান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আমি ১ নাম্বারকে সমর্থন করবো কারন ওরাই প্রকৃত দেশের হীরা</text:p>
          </table:table-cell>
          <table:table-cell office:value-type="float" office:value="1" table:style-name="ce1">
            <text:p>1</text:p>
          </table:table-cell>
          <table:table-cell table:number-columns-repeated="16382"/>
        </table:table-row>
        <table:table-row table:style-name="ro1">
          <table:table-cell office:value-type="string" table:style-name="ce4">
            <text:p>অবশ্যই চিকিৎসা কারন সুস্থতার চেয়ে বড় নেয়ামত আর নেই যে অসুস্থ হয় সেই বুঝে সুস্থতা আল্লাহপাকের কত বড় নেয়ামত</text:p>
          </table:table-cell>
          <table:table-cell office:value-type="float" office:value="1" table:style-name="ce1">
            <text:p>1</text:p>
          </table:table-cell>
          <table:table-cell table:number-columns-repeated="16382"/>
        </table:table-row>
        <table:table-row table:style-name="ro1">
          <table:table-cell office:value-type="string" table:style-name="ce4">
            <text:p>কারো নামে না জেনে না শুনে অপবাদ দেওয়া মহাপাপ। আল্লাহতায়ালা যেমন কোন ব্যক্তির ঋণ পরিশোধে অথবা কোন ব্যক্তির কাছে অপরাধের ক্ষমা মাপ করবেন না। এটাও ঠিক কোন ব্যক্তির নামে অপবাদ দেওয়ার আগে সঠিকটা জেনে দেওয়া উচিত যদি সঠিক না হয়ে রোজ হাশরের দিন তার কাছে হিসাব না দিয়ে পার পাবেন না</text:p>
          </table:table-cell>
          <table:table-cell office:value-type="float" office:value="0" table:style-name="ce1">
            <text:p>0</text:p>
          </table:table-cell>
          <table:table-cell table:number-columns-repeated="16382"/>
        </table:table-row>
        <table:table-row table:style-name="ro1">
          <table:table-cell office:value-type="string" table:style-name="ce4">
            <text:p>ব্যাংকগুলো বাংলাতে বাঙালিকে বাংলাভাষায় পরিষেবা দেয় না যেখানে RBI এর নির্দেশ আছে স্থানীয় ভাষায় পরিষেবা দিতে হবে। রিষড়া পাঞ্জাব ন্যাশনাল ব্যাংকে বাংলা ভাষায় পরিষেবা চেয়ে অপমানিত হতে হয় এক বাঙালি ভাইকে। প্রতিবাদে স্বারকলিপি দিল বাংলাপক্ষ।</text:p>
          </table:table-cell>
          <table:table-cell office:value-type="float" office:value="0" table:style-name="ce1">
            <text:p>0</text:p>
          </table:table-cell>
          <table:table-cell table:number-columns-repeated="16382"/>
        </table:table-row>
        <table:table-row table:style-name="ro1">
          <table:table-cell office:value-type="string" table:style-name="ce4">
            <text:p>*বাঙালি আর অন্যায় দেখলে প্রতিবাদ করে না,.. কারণ,ভাতা আটাতে, শিরদাঁড়া বিক্রি করে ফেলেছে,....*</text:p>
          </table:table-cell>
          <table:table-cell office:value-type="float" office:value="0" table:style-name="ce1">
            <text:p>0</text:p>
          </table:table-cell>
          <table:table-cell table:number-columns-repeated="16382"/>
        </table:table-row>
        <table:table-row table:style-name="ro1">
          <table:table-cell office:value-type="string" table:style-name="ce4">
            <text:p>সারা বছর খেলা, মেলা, উৎসবে মেতে থাকা বাঙালিকে বরুন আর পবনদেব 'হেরিটেজ 'রক্ষার্থে আটকাতে পারবেন না |'মরা মুরগি ', হলুদ মাখা ভাত (বিরিয়ানী )আর নব্য সংযোজিত 'চপ ','তেলেভাজা 'বা 'ঝালমুড়ি 'র অমোঘ আকর্ষণ থেকে আমরা বঞ্চিত হতে পারি না |</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মানুষে মানুষে বিভাজনের কাজ চালিয়ে যান। আমরা মানুষে মানুষে ঐক্য গড়ার কাজ করে যাই কে জেতে দেখা যাক।</text:p>
          </table:table-cell>
          <table:table-cell office:value-type="float" office:value="1" table:style-name="ce1">
            <text:p>1</text:p>
          </table:table-cell>
          <table:table-cell table:number-columns-repeated="16382"/>
        </table:table-row>
        <table:table-row table:style-name="ro1">
          <table:table-cell office:value-type="string" table:style-name="ce4">
            <text:p>*শিক্ষিত যুবক-যুবতীরা কলকাতার রাজপথে দিনের পর দিন ন্যায় বিচারের দাবিতে ধর্ণা দিয়ে যাচ্ছে, আর এই চটি মিডিয়ারা ভুল ভাল সব খবর প্রচার করছে, পিসিকে খুশি করা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Opposite Word গুলো শিখি যে শব্দগুলোর বিপরীত শব্দ থাকে সেই শব্দগুলো আলাদাভাবে না শিখে একই বাক্যে প্রয়োগ করে অনুশীলন করলে মনে রাখা সহজ হয়। এভাবে বাক্য তৈরি করারও দক্ষতা তৈরি হয়।</text:p>
          </table:table-cell>
          <table:table-cell office:value-type="float" office:value="1" table:style-name="ce1">
            <text:p>1</text:p>
          </table:table-cell>
          <table:table-cell table:number-columns-repeated="16382"/>
        </table:table-row>
        <table:table-row table:style-name="ro1">
          <table:table-cell office:value-type="string" table:style-name="ce4">
            <text:p>শুভ সকাল একটি চমৎকার দিন have আছে,</text:p>
          </table:table-cell>
          <table:table-cell office:value-type="float" office:value="1" table:style-name="ce1">
            <text:p>1</text:p>
          </table:table-cell>
          <table:table-cell table:number-columns-repeated="16382"/>
        </table:table-row>
        <table:table-row table:style-name="ro1">
          <table:table-cell office:value-type="string" table:style-name="ce4">
            <text:p>রাম জন্মভূমি আন্দোলনে সারা দেশে শ্রীরাম শীলা পুজন হয়েছিল ১৯৮৯ সালে। সেই সময় থেকে সঙ্ঘের প্রবীণ কার্য্যকর্তা মাননীয় শ্যামলাল বন্দ্যোপাধ্যায়ের সাথে আলাপ হয়। শ্যামলাল দা আজ সকলকে ছেড়ে পরলোকে যাত্রা করেছেন। ওম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সহযোদ্ধা শাওন হত্যার প্রতিবাদে নয়া পল্টন বিএনপির কেন্দ্রীয় কার্যালয়ের সামনের রাস্তা অবরোধ করে জনতার বিক্ষোভ মিছিল, শাওন হত্যার বিচার করা হবে ইনশাআল্লাহ, হামলা মামলা গ্রেপ্ত্যার করে আন্দোলন বন্ধ করা যাবে না।</text:p>
          </table:table-cell>
          <table:table-cell office:value-type="float" office:value="0" table:style-name="ce1">
            <text:p>0</text:p>
          </table:table-cell>
          <table:table-cell table:number-columns-repeated="16382"/>
        </table:table-row>
        <table:table-row table:style-name="ro1">
          <table:table-cell office:value-type="string" table:style-name="ce4">
            <text:p>ডিএ সরকারি কর্মচারীদের ন্যায্য অধিকার, ডিএ দেয় মালিক। এক্ষেত্রে মালিক হল সরকার। সরকারের নিজস্ব প্রফিটের টাকা নেই, জনগণের ট্যাক্সের টাকা থেকেই ডিএ দেওয়া হয়। এই ট্যাক্স দেয় কে? আম্বানি ,আদানি ,শাহরুখ , অক্ষয় ,শচীন, সৌরভ থেকে শুরু করে ছাপোষা মধ্যবিত্ত এমনকি গরীব চাষাভুসো ।</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সত্যি বলেছেন। ফুল গুলো খুব সুন্দর লাগছে</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করতোয়ায় নৌকা ডুবে ২৪ জনের মৃত্যুতে প্রধানমন্ত্রীর শোক || ডেস্ক রিপোর্ট : পঞ্চগড়ের বোদা উপজেলায় করতোয়া নদীতে নৌকাডুবির ঘটনায় ২৪ জনের মৃত্যুতে গভীর শোক ও দুঃখ প্রকাশ করেছেন প্রধানমন্ত্র... বিস্তারিত পড়ুনঃ</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এর নির্দেশে আগামীকাল ২৪শে সেপ্টেম্বর ২০২২ শনিবার বেলা ৩টায় কোচবিহার জেলা তৃণমূল কংগ্রেসের নব নির্মিত কার্যালয়ের শুভ উদ্বোধন করবেন রাজ্যের মন্ত্রী ও FAM4TMC</text:p>
          </table:table-cell>
          <table:table-cell office:value-type="float" office:value="1" table:style-name="ce1">
            <text:p>1</text:p>
          </table:table-cell>
          <table:table-cell table:number-columns-repeated="16382"/>
        </table:table-row>
        <table:table-row table:style-name="ro1">
          <table:table-cell office:value-type="string" table:style-name="ce4">
            <text:p>হোম-অ্যাওয়ে ফরম্যাটে আগামী মরসুম থেকে ফের খেলা হবে আইপিএল। কোভিড বিধি-নিষেধ আলগা হওয়ার পর এবং ভ্রমণের ক্ষেত্রে বিশেষ কোনও বাধ্যবাধকতা না থাকার ফলে কোভিড পূর্ববর্তী হোম অ্যাওয়ে ফরম্যাটে হতে চলেছে আসন্ন আইপিএল। sports ipl ipl2022 covidsituation cricket</text:p>
          </table:table-cell>
          <table:table-cell office:value-type="float" office:value="1" table:style-name="ce1">
            <text:p>1</text:p>
          </table:table-cell>
          <table:table-cell table:number-columns-repeated="16382"/>
        </table:table-row>
        <table:table-row table:style-name="ro1">
          <table:table-cell office:value-type="string" table:style-name="ce4">
            <text:p>চোর_ধরো_জেলে_ভরো উত্তরবঙ্গ বিশ্ববিদ্যালয়ের দুর্নীতিগ্রস্ত উপাচার্য সুবীরেশ ভট্টাচার্যের অপসারণের দাবিতে Committee 'র ডাকে বিশ্ববিদ্যালয়ের গেটের সামনে বিক্ষোভ চোরধরোজেলেভরো CPIM</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বাটপারিতে নোবেল পুরস্কার দেওয়া গেলে Pinaki Bhattacharya কে নোবেল পুরস্কার দেওয়া যেত। নি, কৃষ্ট এই লোকটি টুইটারে ইরানের আন্দোলনে সমর্থন জোগায় সেকুলার সাজার জন্য। ফেসবুকে যারা এটাকে সমর্থন করে তাদের বিরুদ্ধে উসকানি দেয়। এরা না হিন্দু না মুসলিম এরা</text:p>
          </table:table-cell>
          <table:table-cell office:value-type="float" office:value="0" table:style-name="ce1">
            <text:p>0</text:p>
          </table:table-cell>
          <table:table-cell table:number-columns-repeated="16382"/>
        </table:table-row>
        <table:table-row table:style-name="ro1">
          <table:table-cell office:value-type="string" table:style-name="ce4">
            <text:p>হযরত মুহাম্মাদ (সাঃ) বলেন। কিয়ামতের দিন সব নবীর উম্মতের চেয়ে, আমার উম্মত বেশী হবে। এবং আমিই প্রথম জান্নাতের দরজা খুলব। ( মুসলিম- ১৯৬)</text:p>
          </table:table-cell>
          <table:table-cell office:value-type="float" office:value="1" table:style-name="ce1">
            <text:p>1</text:p>
          </table:table-cell>
          <table:table-cell table:number-columns-repeated="16382"/>
        </table:table-row>
        <table:table-row table:style-name="ro1">
          <table:table-cell office:value-type="string" table:style-name="ce4">
            <text:p>দুঃখ জনক</text:p>
          </table:table-cell>
          <table:table-cell office:value-type="float" office:value="0" table:style-name="ce1">
            <text:p>0</text:p>
          </table:table-cell>
          <table:table-cell table:number-columns-repeated="16382"/>
        </table:table-row>
        <table:table-row table:style-name="ro1">
          <table:table-cell office:value-type="string" table:style-name="ce4">
            <text:p>উজ্জ্বল ভবিষ্যৎ এর পথে আমাদের গর্বের বাংলা</text:p>
          </table:table-cell>
          <table:table-cell office:value-type="float" office:value="1" table:style-name="ce1">
            <text:p>1</text:p>
          </table:table-cell>
          <table:table-cell table:number-columns-repeated="16382"/>
        </table:table-row>
        <table:table-row table:style-name="ro1">
          <table:table-cell office:value-type="string" table:style-name="ce4">
            <text:p>গরু ঘাস খেয়ে দুধ দেয় আর সাপ দুধ খেয়েও বিষ দেয়। পার্থক্যটা খাবারের নয়। পার্থক্যটা জাত, বেইমান, স্বভাব ও আচরনের</text:p>
          </table:table-cell>
          <table:table-cell office:value-type="float" office:value="0" table:style-name="ce1">
            <text:p>0</text:p>
          </table:table-cell>
          <table:table-cell table:number-columns-repeated="16382"/>
        </table:table-row>
        <table:table-row table:style-name="ro1">
          <table:table-cell office:value-type="string" table:style-name="ce4">
            <text:p>ধর্মনিরপেক্ষতার আড়ালে ময়মনসিংহের চোখে আঙ্গুল মিয়া নির্লজ্জ জালিয়াত ! ঠিক কলকাতার সরকারি জালিয়াতদের মতো, যারা সরকারে থেকে বেসরকারি প্রতিষ্ঠানের চিঠি জাল করে অসহায় বেকারদের ধোঁকা দেবার চেষ্টা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বারো যোগীর ধর্ষণপ্রদেশ, আবারো ধর্ষণ নাবালিকা কিশোরী। ছিঃ বিজেপি ছিঃ FAM4TMC</text:p>
          </table:table-cell>
          <table:table-cell office:value-type="float" office:value="0" table:style-name="ce1">
            <text:p>0</text:p>
          </table:table-cell>
          <table:table-cell table:number-columns-repeated="16382"/>
        </table:table-row>
        <table:table-row table:style-name="ro1">
          <table:table-cell office:value-type="string" table:style-name="ce4">
            <text:p>আমি একটা জিনিস বুঝলাম না বিএনপির পোলাপাইন এত ভয় পাই কিসের মৃত্যু একদিন নিশ্চিত আছে মরব যখন সাথে দুই চারজনকে নিয়ে মরবো</text:p>
          </table:table-cell>
          <table:table-cell office:value-type="float" office:value="0" table:style-name="ce1">
            <text:p>0</text:p>
          </table:table-cell>
          <table:table-cell table:number-columns-repeated="16382"/>
        </table:table-row>
        <table:table-row table:style-name="ro1">
          <table:table-cell office:value-type="string" table:style-name="ce4">
            <text:p>এতদ্বারা অবগত করা হইতেছে যে কেন্দ্রীয় এজেন্সির তদন্তের বিষয় ছিল অর্পিতা দেবী মা হইতে চাহিয়াছিলেন! অর্পিতা দত্তক না লইয়া প্রমাণ করিলেন, তিনি রাজসাক্ষী! রেকমেন্ডেশন হইলো NOC! SaffronChutzpah ED CBI are u in ur senses? Stop fooling India!!</text:p>
          </table:table-cell>
          <table:table-cell office:value-type="float" office:value="0" table:style-name="ce1">
            <text:p>0</text:p>
          </table:table-cell>
          <table:table-cell table:number-columns-repeated="16382"/>
        </table:table-row>
        <table:table-row table:style-name="ro1">
          <table:table-cell office:value-type="string" table:style-name="ce4">
            <text:p>আর সেখানে তাহারা স্থায়ী হইবে,তাহাদের জন্য পবিত্র সঙ্গিনীগণ এবং আল্লাহ্‌র নিকট হইতে সন্তুষ্টি রহিয়াছে।আল্লাহ্ বান্দাদের সম্পর্কে সম্যক দ্রষ্টা। সূরা-আল ইমরান,আয়াত-১৫(অংশ)।</text:p>
          </table:table-cell>
          <table:table-cell office:value-type="float" office:value="1" table:style-name="ce1">
            <text:p>1</text:p>
          </table:table-cell>
          <table:table-cell table:number-columns-repeated="16382"/>
        </table:table-row>
        <table:table-row table:style-name="ro1">
          <table:table-cell office:value-type="string" table:style-name="ce4">
            <text:p>উতশাহ যেখানে শেষ হয়, সেখান থেকেই শান্তির শুরু হয় -- শুভ রাত্রি [ইয়ং ]</text:p>
          </table:table-cell>
          <table:table-cell office:value-type="float" office:value="1" table:style-name="ce1">
            <text:p>1</text:p>
          </table:table-cell>
          <table:table-cell table:number-columns-repeated="16382"/>
        </table:table-row>
        <table:table-row table:style-name="ro1">
          <table:table-cell office:value-type="string" table:style-name="ce4">
            <text:p>এভাবেই পুড়তে থাকি রোজ মাসের পর মাস চলে যায়, কেউ রাখে না খোঁজ বিষাদ বিকেল, বিষাদ সন্ধ্যে, বিষাদ মাখা রাত বিষাদময় ধরণী আমার, বিষাদী হয় প্রাত বিষাদ নদী, বিষাদ সাগর, বিষাদ হলো আকাশ বিষাদ হৃদয় নিঃশব্দে কাঁদে, করেনা প্রকাশ।</text:p>
          </table:table-cell>
          <table:table-cell office:value-type="float" office:value="0" table:style-name="ce1">
            <text:p>0</text:p>
          </table:table-cell>
          <table:table-cell table:number-columns-repeated="16382"/>
        </table:table-row>
        <table:table-row table:style-name="ro1">
          <table:table-cell office:value-type="string" table:style-name="ce4">
            <text:p>কৃষিজ পণ্য উৎপাদনে গবেষণা কার্যক্রম জোরদার করার পরামর্শ</text:p>
          </table:table-cell>
          <table:table-cell office:value-type="float" office:value="1" table:style-name="ce1">
            <text:p>1</text:p>
          </table:table-cell>
          <table:table-cell table:number-columns-repeated="16382"/>
        </table:table-row>
        <table:table-row table:style-name="ro1">
          <table:table-cell office:value-type="string" table:style-name="ce4">
            <text:p>কিন্তু তার পরেও কলকাতার park circus অঞ্চলে সমস্ত মূল্যবান প্রপার্টির মালিক হচ্ছে মুসলিমরা</text:p>
          </table:table-cell>
          <table:table-cell office:value-type="float" office:value="0" table:style-name="ce1">
            <text:p>0</text:p>
          </table:table-cell>
          <table:table-cell table:number-columns-repeated="16382"/>
        </table:table-row>
        <table:table-row table:style-name="ro1">
          <table:table-cell office:value-type="string" table:style-name="ce4">
            <text:p>হৃদয় ছোয়ানো মায়ের গজল, দুঃখ দিওনা তুমি মায়ের মনে Bangla Gojol via</text:p>
          </table:table-cell>
          <table:table-cell office:value-type="float" office:value="1" table:style-name="ce1">
            <text:p>1</text:p>
          </table:table-cell>
          <table:table-cell table:number-columns-repeated="16382"/>
        </table:table-row>
        <table:table-row table:style-name="ro1">
          <table:table-cell office:value-type="string" table:style-name="ce4">
            <text:p>- কেউ পেয়েও অবহেলা করে! - আর কেউ পাবে না জেনেও অপেক্ষা করে।</text:p>
          </table:table-cell>
          <table:table-cell office:value-type="float" office:value="1" table:style-name="ce1">
            <text:p>1</text:p>
          </table:table-cell>
          <table:table-cell table:number-columns-repeated="16382"/>
        </table:table-row>
        <table:table-row table:style-name="ro1">
          <table:table-cell office:value-type="string" table:style-name="ce4">
            <text:p>আরে যান নিজের সাগরেদ দের সাথে মেয়ে দের নিয়ে নোংরামি করেন আবার বড় বড় বুলি আওড়ান লজ্জ্বা করে না? চেলা চামুন্ডা যাদের বলছেন তাদের যোগ্য হয়ে দেখান আগে। ইট ছুড়লে পাটকেল খেতে হবেই মাথায় রাখবেন। আর আমার বাড়ির শিক্ষা আপনার মত নোংরা না প্রমাণিত।</text:p>
          </table:table-cell>
          <table:table-cell office:value-type="float" office:value="0" table:style-name="ce1">
            <text:p>0</text:p>
          </table:table-cell>
          <table:table-cell table:number-columns-repeated="16382"/>
        </table:table-row>
        <table:table-row table:style-name="ro1">
          <table:table-cell office:value-type="string" table:style-name="ce4">
            <text:p>অবৈধ হাসিনা সরকারের পুলিশলীগের বিচার একদিন হবেই ইনশা আললাহ বিজয় আসবেই শুধু সময়ের অপেক্ষা মাত্র</text:p>
          </table:table-cell>
          <table:table-cell office:value-type="float" office:value="0" table:style-name="ce1">
            <text:p>0</text:p>
          </table:table-cell>
          <table:table-cell table:number-columns-repeated="16382"/>
        </table:table-row>
        <table:table-row table:style-name="ro1">
          <table:table-cell office:value-type="string" table:style-name="ce4">
            <text:p>৩ মিনিটের বেশি অক্সিজেন না পেয়ে মৃত্যুবরণ করা এই গ্রহের মানুষের গর্বের শেষ নেই!</text:p>
          </table:table-cell>
          <table:table-cell office:value-type="float" office:value="0" table:style-name="ce1">
            <text:p>0</text:p>
          </table:table-cell>
          <table:table-cell table:number-columns-repeated="16382"/>
        </table:table-row>
        <table:table-row table:style-name="ro1">
          <table:table-cell office:value-type="string" table:style-name="ce4">
            <text:p>কুৎসা রটিয়ে লাভ নেই আর কেউ না পায় ভয় আর না মানে বিরোধীর বিরুদ্ধে তৃণমূল সরকার বাংলা শুধু মমতা ব্যানার্জি জানে</text:p>
          </table:table-cell>
          <table:table-cell office:value-type="float" office:value="0" table:style-name="ce1">
            <text:p>0</text:p>
          </table:table-cell>
          <table:table-cell table:number-columns-repeated="16382"/>
        </table:table-row>
        <table:table-row table:style-name="ro1">
          <table:table-cell office:value-type="string" table:style-name="ce4">
            <text:p>ব্রাহ্মণ চন্ডাল চামার মুচি এক জলে সব হয় গো সুচি দেখে শুনে হয় না রুচি দেখে শুনে হয় না রুচি যমে তো কাউকে ছাড়বে না... জাত গেল জাত গেল বলে</text:p>
          </table:table-cell>
          <table:table-cell office:value-type="float" office:value="0" table:style-name="ce1">
            <text:p>0</text:p>
          </table:table-cell>
          <table:table-cell table:number-columns-repeated="16382"/>
        </table:table-row>
        <table:table-row table:style-name="ro1">
          <table:table-cell office:value-type="string" table:style-name="ce4">
            <text:p>আজকের সঞ্চয় আগামীর উজ্জ্বল ভবিষ্যৎ ও সুস্থ পরিবেশের চাবিকাঠি। বিশ্ব পরিবেশ দিবসের সবুজ শুভেচ্ছা। WorldEnvironmentDay2022 বিশ্বপরিবেশদিবস</text:p>
          </table:table-cell>
          <table:table-cell office:value-type="float" office:value="1" table:style-name="ce1">
            <text:p>1</text:p>
          </table:table-cell>
          <table:table-cell table:number-columns-repeated="16382"/>
        </table:table-row>
        <table:table-row table:style-name="ro1">
          <table:table-cell office:value-type="string" table:style-name="ce4">
            <text:p>১ লিটার পেট্রোল কিনলে ইন্ডিয়াস বিগেস্ট পাপ্পুর ফান্ডে যাচ্ছে ৫০ টাকা। যা তিনি অপব্যাবহার করবেন পরে। আজ পাপ্পুর নেওয়া সেই টাকার রশিদ প্রত্যেক পেট্রোল পাম্পে তুলে দিচ্ছেন মেদিনীপুর সাংগঠনিক জেলা তৃণমূল যুব কংগ্রেস সভাপতি IndiasBiggestPappuAmitShah FAM4TMC</text:p>
          </table:table-cell>
          <table:table-cell office:value-type="float" office:value="0" table:style-name="ce1">
            <text:p>0</text:p>
          </table:table-cell>
          <table:table-cell table:number-columns-repeated="16382"/>
        </table:table-row>
        <table:table-row table:style-name="ro1">
          <table:table-cell office:value-type="string" table:style-name="ce4">
            <text:p>চুপ খানকির বাচ্চা</text:p>
          </table:table-cell>
          <table:table-cell office:value-type="float" office:value="0" table:style-name="ce1">
            <text:p>0</text:p>
          </table:table-cell>
          <table:table-cell table:number-columns-repeated="16382"/>
        </table:table-row>
        <table:table-row table:style-name="ro1">
          <table:table-cell office:value-type="string" table:style-name="ce4">
            <text:p>প্রধানমন্ত্রী গরিব কল্যাণ অন্ন যোজনার পঞ্চম পর্যায়ের সময়সীমা ছিল ২০২১ সালের নভেম্বর পর্যন্ত। দেশবাসীর সুবিধার্থে তা বাড়ানো হল।</text:p>
          </table:table-cell>
          <table:table-cell office:value-type="float" office:value="1" table:style-name="ce1">
            <text:p>1</text:p>
          </table:table-cell>
          <table:table-cell table:number-columns-repeated="16382"/>
        </table:table-row>
        <table:table-row table:style-name="ro1">
          <table:table-cell office:value-type="string" table:style-name="ce4">
            <text:p>হিজড়া কারা ডাক্তারি পরীক্ষা করে পরিচয়পত্র দেওয়ার সুপারিশ</text:p>
          </table:table-cell>
          <table:table-cell office:value-type="float" office:value="0" table:style-name="ce1">
            <text:p>0</text:p>
          </table:table-cell>
          <table:table-cell table:number-columns-repeated="16382"/>
        </table:table-row>
        <table:table-row table:style-name="ro1">
          <table:table-cell office:value-type="string" table:style-name="ce4">
            <text:p>জাতিসংঘের মূল্যায়ন প্রতিবেদনে জননেত্রী শেখ হাসিনা বিশ্বের ২য় সেরা প্রধানমন্ত্রী। বাংলাদেশের গর্বিত নাগরিক হিসেবে আমাদের মূল্যায়ন তিনি বিশ্বের সেরা প্রধানমন্ত্রী। অভিনন্দন, প্রিয় প্রধানমন্ত্রী।</text:p>
          </table:table-cell>
          <table:table-cell office:value-type="float" office:value="1" table:style-name="ce1">
            <text:p>1</text:p>
          </table:table-cell>
          <table:table-cell table:number-columns-repeated="16382"/>
        </table:table-row>
        <table:table-row table:style-name="ro1">
          <table:table-cell office:value-type="string" table:style-name="ce4">
            <text:p>বিশ্ব বিজয়ী হাফেজে কুরআন হাফেজ সালেহ আহমদ তাকরীমের সাথে স্বাক্ষাতের খুব ই ইচ্ছা ছিল, সে অল্প কিছুক্ষণের মধ্যেই মক্কাতুল মোকাররমা সৌদি আরব থেকে প্রিয় মাতৃভূমি বাংলাদেশের উদ্দেশ্যে রওয়ানা হয়ে যাবে, আল্লাহ তাআলা তোমার সফর নিরাপদ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বন্ধু নির্বাচন যদি করতে তোমার ভুল হয় তাহলে তুমি মনে রেখো, তোমার জীবনের প্রতিটি নিঃশ্বাস বিষ এর তীব্র তীত হয়ে যাবে একটা সময়,,,, তখন তুমি না পারবে বেঁচে থাকতে না পারবে মরে যেতে????</text:p>
          </table:table-cell>
          <table:table-cell office:value-type="float" office:value="0" table:style-name="ce1">
            <text:p>0</text:p>
          </table:table-cell>
          <table:table-cell table:number-columns-repeated="16382"/>
        </table:table-row>
        <table:table-row table:style-name="ro1">
          <table:table-cell office:value-type="string" table:style-name="ce4">
            <text:p>উলুবেড়িয়া পৌরসভার ২৪ নং ওয়ার্ডের মহিলা তৃণমূল কংগ্রেস সভানেত্রী অনিমা দে-র অসুস্থতার খবর পেয়ে দেখতে গেলেন। হাওড়া গ্রামীণ জেলা তৃণমূল ছাত্র পরিষদের সভাপতি তথা উলুবেড়িয়া পৌরসভার ২৪ নং ওয়ার্ডের মানবিক কাউন্সিলর</text:p>
          </table:table-cell>
          <table:table-cell office:value-type="float" office:value="1" table:style-name="ce1">
            <text:p>1</text:p>
          </table:table-cell>
          <table:table-cell table:number-columns-repeated="16382"/>
        </table:table-row>
        <table:table-row table:style-name="ro1">
          <table:table-cell office:value-type="string" table:style-name="ce4">
            <text:p>কুলুতে যাত্রীবাহি গাড়ি গিয়ে পড়ল খাদে, ৩ আইআইটি ছাত্র সহ মৃত ৭, আহত আরও ১০, ট্যুইটে শোকজ্ঞাপন প্রধানমন্ত্রীর PuberKalom passengercar IIt_students dead injured PrimeMinister condolence_tweet</text:p>
          </table:table-cell>
          <table:table-cell office:value-type="float" office:value="0" table:style-name="ce1">
            <text:p>0</text:p>
          </table:table-cell>
          <table:table-cell table:number-columns-repeated="16382"/>
        </table:table-row>
        <table:table-row table:style-name="ro1">
          <table:table-cell office:value-type="string" table:style-name="ce4">
            <text:p>সে এক অপ্রকাশিত, নিষ্ঠুর প্রকৃতির, কঠোর মনের অধিকারী! - এক কথায় বেইমান</text:p>
          </table:table-cell>
          <table:table-cell office:value-type="float" office:value="0" table:style-name="ce1">
            <text:p>0</text:p>
          </table:table-cell>
          <table:table-cell table:number-columns-repeated="16382"/>
        </table:table-row>
        <table:table-row table:style-name="ro1">
          <table:table-cell office:value-type="string" table:style-name="ce4">
            <text:p>অবশেষে ইউক্রেনের সেই চার অঞ্চলে আলোচিত গণভোট শুরু যুগান্তর বাংলাদেশ রাশিয়া ইউক্রেন jugantor news Russia Ukraine</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কোনো পদে নেই ইস্ট বেঙ্গল ক্লাবের। মিডিয়া লোক দের কাছে সব প্র্যাকটিসের ফুটেজ থাকে সেটা বাইরে দিয়ে দেবে না তার কি মানে আছে? ইস্ট বেঙ্গল সমর্থক হয়ে ম্যাচকে সমর্থন করবেন না</text:p>
          </table:table-cell>
          <table:table-cell office:value-type="float" office:value="0" table:style-name="ce1">
            <text:p>0</text:p>
          </table:table-cell>
          <table:table-cell table:number-columns-repeated="16382"/>
        </table:table-row>
        <table:table-row table:style-name="ro1">
          <table:table-cell office:value-type="string" table:style-name="ce4">
            <text:p>গর্বের 34 বছর।</text:p>
          </table:table-cell>
          <table:table-cell office:value-type="float" office:value="1" table:style-name="ce1">
            <text:p>1</text:p>
          </table:table-cell>
          <table:table-cell table:number-columns-repeated="16382"/>
        </table:table-row>
        <table:table-row table:style-name="ro1">
          <table:table-cell office:value-type="string" table:style-name="ce4">
            <text:p>বিনাপয়সায় তোমার পোদ দেখতে চাই। দেবে....??</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মানেই গুন্ডামি</text:p>
          </table:table-cell>
          <table:table-cell office:value-type="float" office:value="0" table:style-name="ce1">
            <text:p>0</text:p>
          </table:table-cell>
          <table:table-cell table:number-columns-repeated="16382"/>
        </table:table-row>
        <table:table-row table:style-name="ro1">
          <table:table-cell office:value-type="string" table:style-name="ce4">
            <text:p>চিন্তা নেই খাটের তলায় শিল্প হচ্ছে। বর্গীরা কিসসু টের পাবে না।</text:p>
          </table:table-cell>
          <table:table-cell office:value-type="float" office:value="0" table:style-name="ce1">
            <text:p>0</text:p>
          </table:table-cell>
          <table:table-cell table:number-columns-repeated="16382"/>
        </table:table-row>
        <table:table-row table:style-name="ro1">
          <table:table-cell office:value-type="string" table:style-name="ce4">
            <text:p>সব ব্যাপারে রাজনীতি টানেন কেন? পুজোর প্যান্ডেল যখন নামাজ পড়ার জন্য খুলে দেওয়া হয়, তখন তো সেটা ফলাও করে প্রচার করেন। তাহলে মহালয়ার দিনে পাড়ার মসজিদ গুলোকে একটু বলুন সকালে আজান না শুনিয়ে চন্ডীপাঠ শোনাতে। সম্প্রীতি দেখানোর ঠেকা কী শুধু হিন্দুদের?</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দুনিয়ার মুসলমানদের হেফজাত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বজনমা প্রতি বছর হিন্দুদের উৎসব অনুষ্ঠানে র সময় ফেসবুকে মীম তৈরির নামে নোংরামি করে বেড়ায়। এর বিরুদ্ধে যথাযোগ্য ব্যবস্থা নেওয়ার জন্য অনুরোধ জানাই</text:p>
          </table:table-cell>
          <table:table-cell office:value-type="float" office:value="0" table:style-name="ce1">
            <text:p>0</text:p>
          </table:table-cell>
          <table:table-cell table:number-columns-repeated="16382"/>
        </table:table-row>
        <table:table-row table:style-name="ro1">
          <table:table-cell office:value-type="string" table:style-name="ce4">
            <text:p>স্বপ্ন গুলো মেঘের মতো ছুঁতে গেলে নাই, সুখের হাসি হঠাৎ দুঃখে বদলে যায় এক নিমেষেই। শুভ__সকাল</text:p>
          </table:table-cell>
          <table:table-cell office:value-type="float" office:value="1" table:style-name="ce1">
            <text:p>1</text:p>
          </table:table-cell>
          <table:table-cell table:number-columns-repeated="16382"/>
        </table:table-row>
        <table:table-row table:style-name="ro1">
          <table:table-cell office:value-type="string" table:style-name="ce4">
            <text:p>ফিলিস্তিনি মুসলমানদের কে অবশ্যই প্রশংসা করতেই হয়!</text:p>
          </table:table-cell>
          <table:table-cell office:value-type="float" office:value="1" table:style-name="ce1">
            <text:p>1</text:p>
          </table:table-cell>
          <table:table-cell table:number-columns-repeated="16382"/>
        </table:table-row>
        <table:table-row table:style-name="ro1">
          <table:table-cell office:value-type="string" table:style-name="ce4">
            <text:p>অগ্নিপথ স্কীম এর মাধ্যমে প্রচুর যুবক যুবতীদের রাষ্ট্রের কাজে যোগদান নিশ্চিত হবে। IndiaOf21stCentury</text:p>
          </table:table-cell>
          <table:table-cell office:value-type="float" office:value="1" table:style-name="ce1">
            <text:p>1</text:p>
          </table:table-cell>
          <table:table-cell table:number-columns-repeated="16382"/>
        </table:table-row>
        <table:table-row table:style-name="ro1">
          <table:table-cell office:value-type="string" table:style-name="ce4">
            <text:p>বেশ্যা</text:p>
          </table:table-cell>
          <table:table-cell office:value-type="float" office:value="0" table:style-name="ce1">
            <text:p>0</text:p>
          </table:table-cell>
          <table:table-cell table:number-columns-repeated="16382"/>
        </table:table-row>
        <table:table-row table:style-name="ro1">
          <table:table-cell office:value-type="string" table:style-name="ce4">
            <text:p>. - প্রতিটি কষ্টেই মানুষকে শিক্ষা দেয় - আর সেই শিক্ষাই এক সময় মানুষকে বদলে দেয়।</text:p>
          </table:table-cell>
          <table:table-cell office:value-type="float" office:value="1" table:style-name="ce1">
            <text:p>1</text:p>
          </table:table-cell>
          <table:table-cell table:number-columns-repeated="16382"/>
        </table:table-row>
        <table:table-row table:style-name="ro1">
          <table:table-cell office:value-type="string" table:style-name="ce4">
            <text:p>নাঃ আর ধরে রাখতে পারলাম না গৌতম কে। জীবন যুদ্ধের লড়াইয়ে শেষ পর্যন্ত হেরে গেল হার না মানা কঠিন চরিত্রের আমার অত্যন্ত প্রিয় মানুষ, কলকাতা পুরসভার ৪ নং ওয়ার্ডের ২০১৫ থেকে জন প্রতিনিধি গৌতম হালদার।গৌতমের পরিবারের প্রতি ও ওর অগনিত শুভাকাঙ্খি দের প্রতি আমার সমবেদনা জানাই। ওঁ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পথ হারা বান্দা আমি চাই যে আলোর দিশা, মুছে দাও হে আল্লাহ সকল পাপের নিশা, ক্ষমা ও ভালোবাসা তোমার অবদান, তাইতো তোমার নাম রেখেছ রহিম রহমান ।”</text:p>
          </table:table-cell>
          <table:table-cell office:value-type="float" office:value="1" table:style-name="ce1">
            <text:p>1</text:p>
          </table:table-cell>
          <table:table-cell table:number-columns-repeated="16382"/>
        </table:table-row>
        <table:table-row table:style-name="ro1">
          <table:table-cell office:value-type="string" table:style-name="ce4">
            <text:p>বিল বৃদ্ধির সমস্যা সমাধানের আশ্বাস এপিডিসিএল-র, ত্রুটিপূর্ণ স্মার্ট মিটার স্থাপনের নির্দেশ via Awaz</text:p>
          </table:table-cell>
          <table:table-cell office:value-type="float" office:value="1" table:style-name="ce1">
            <text:p>1</text:p>
          </table:table-cell>
          <table:table-cell table:number-columns-repeated="16382"/>
        </table:table-row>
        <table:table-row table:style-name="ro1">
          <table:table-cell office:value-type="string" table:style-name="ce4">
            <text:p>ইমাজিন, আপনার মা-বোন-স্ত্রী হাফ প্যান্ট পড়ে মাঠে ফুটবল খেলছে সবার সামনে। (উড়নার তো কল্পনাও করা যায় না!) আপনি যদি এটা সাপোর্ট করেন তাহলে আপনি নারীর উন্নয়ন চান, আর যদি না করেন তাহলে আপনি মৌলবাদী। আজিব ভিজুয়ালাইজেশন ওদের কাছে "খোলা" ই প্রগতিশীলতা আর "শোয়া" ই সাহস</text:p>
          </table:table-cell>
          <table:table-cell office:value-type="float" office:value="0" table:style-name="ce1">
            <text:p>0</text:p>
          </table:table-cell>
          <table:table-cell table:number-columns-repeated="16382"/>
        </table:table-row>
        <table:table-row table:style-name="ro1">
          <table:table-cell office:value-type="string" table:style-name="ce4">
            <text:p>ভারতের ক্রিকেটে একসময় মহেন্দ্র সিং ধোনিকে 'মনস্টার' বা দৈত্য বানানো হয়েছিল, দাবি গম্ভীরের!</text:p>
          </table:table-cell>
          <table:table-cell office:value-type="float" office:value="0" table:style-name="ce1">
            <text:p>0</text:p>
          </table:table-cell>
          <table:table-cell table:number-columns-repeated="16382"/>
        </table:table-row>
        <table:table-row table:style-name="ro1">
          <table:table-cell office:value-type="string" table:style-name="ce4">
            <text:p>আবার এক নারী যোগ! এক মহিলার ফোন নম্বর ব্যবহার করতেন পার্থ, ছিল প্রক্সি নম্বরও, দাবি ইডির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চুড়ান্ত বিজয় ফিলিস্তিনি মুসলমানদের ই হবে , ইনশা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ভাইরাস কে নয় ভাইরাসের সৃষ্টিকর্তাকে ভয় করুন -ইনাশাআল্লাহ তিনিই রক্ষা করবেন!</text:p>
          </table:table-cell>
          <table:table-cell office:value-type="float" office:value="1" table:style-name="ce1">
            <text:p>1</text:p>
          </table:table-cell>
          <table:table-cell table:number-columns-repeated="16382"/>
        </table:table-row>
        <table:table-row table:style-name="ro1">
          <table:table-cell office:value-type="string" table:style-name="ce4">
            <text:p>কে এফআইআর করবে , করতে দাও । আমিও দেখছি কি করতে পারে ছোটলোক গুলো , নরেন্দ্র মোদী অমিত শা কে নিয়ে ওরা যা যা করে আমরাও তাই নিয়ে এফআইআর করবো , ও বাচ্ছা ছেলে বলেই ছোটলোক গুলোকে ভয় পেয়েছে আমরা সেটা পাই না।</text:p>
          </table:table-cell>
          <table:table-cell office:value-type="float" office:value="0" table:style-name="ce1">
            <text:p>0</text:p>
          </table:table-cell>
          <table:table-cell table:number-columns-repeated="16382"/>
        </table:table-row>
        <table:table-row table:style-name="ro1">
          <table:table-cell office:value-type="string" table:style-name="ce4">
            <text:p>পার্থর বিরুদ্ধে বিস্ফোরক অর্পিতা ArpitaMukherjee ParthaChatterjee EnforcementDirectorate sscscam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জীবন সহজ নয় জীবনকে সহজ বানিয়ে নিতে হয়, কখনো প্রার্থনা করে ,কখনো অপেক্ষা করে ,কখনো ক্ষমা করে,আবার কখনো বা এড়িয়ে চলে।</text:p>
          </table:table-cell>
          <table:table-cell office:value-type="float" office:value="1" table:style-name="ce1">
            <text:p>1</text:p>
          </table:table-cell>
          <table:table-cell table:number-columns-repeated="16382"/>
        </table:table-row>
        <table:table-row table:style-name="ro1">
          <table:table-cell office:value-type="string" table:style-name="ce4">
            <text:p>সাফ কথা••• পার্থ, কেষ্ট, মানিকরা চুনোপুঁটি সব খেয়েছে হাওয়াই চটি। অভিজিৎ গঙ্গোপাধ্যায় জাস্টিস গাঙ্গুলিকে সশ্রদ্ধ প্রণাম।</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আপনার অনেক সাক্ষাত্কার দেখেছি যেখানে আপনি শুধুমাত্র সমস্যার উদ্ধৃতি দিয়েছেন, সমাধানের পরামর্শ দেননি। আপনি বাস্তবতা সম্পর্কে অবগত নন। পশ্চিমবঙ্গে অনেক বিজেপি কর্মী, সমর্থক এবং তাদের আত্মীয়দেরও শাসক দলের সদস্যরা হত্যা করেছে। অনেক ঘটনায় স্থানীয় পুলিশও জড়িত।</text:p>
          </table:table-cell>
          <table:table-cell office:value-type="float" office:value="0" table:style-name="ce1">
            <text:p>0</text:p>
          </table:table-cell>
          <table:table-cell table:number-columns-repeated="16382"/>
        </table:table-row>
        <table:table-row table:style-name="ro1">
          <table:table-cell office:value-type="string" table:style-name="ce4">
            <text:p>তর বাপ কুলাঙ্গার খানকির পোলা</text:p>
          </table:table-cell>
          <table:table-cell office:value-type="float" office:value="0" table:style-name="ce1">
            <text:p>0</text:p>
          </table:table-cell>
          <table:table-cell table:number-columns-repeated="16382"/>
        </table:table-row>
        <table:table-row table:style-name="ro1">
          <table:table-cell office:value-type="string" table:style-name="ce4">
            <text:p>পৃথিবীতে আনন্দ এবং দুঃখ সব সময় থাকবে সমান সমান। বিজ্ঞানের ভাষায়-Conservation of আনন্দ। একজন কেউ চরম আনন্দ পেলে,অন্য জনকে চরম দুঃখ পেতে হবে।</text:p>
          </table:table-cell>
          <table:table-cell office:value-type="float" office:value="1" table:style-name="ce1">
            <text:p>1</text:p>
          </table:table-cell>
          <table:table-cell table:number-columns-repeated="16382"/>
        </table:table-row>
        <table:table-row table:style-name="ro1">
          <table:table-cell office:value-type="string" table:style-name="ce4">
            <text:p>তোকে অর্পিতা দত্তক ও নিল না জেলে দেখা করতে যাচ্ছিস...</text:p>
          </table:table-cell>
          <table:table-cell office:value-type="float" office:value="0" table:style-name="ce1">
            <text:p>0</text:p>
          </table:table-cell>
          <table:table-cell table:number-columns-repeated="16382"/>
        </table:table-row>
        <table:table-row table:style-name="ro1">
          <table:table-cell office:value-type="string" table:style-name="ce4">
            <text:p>বিভিন্ন তথ্যপ্রযুক্তি, বেসরকারি স্থানে কর্মরত স্থায়ী অস্থায়ী কর্মীদের প্রাপ্য বোনাস মিটিয়ে দেওয়ার নির্দেশ দিল রাজ্য সরকার। পাশাপাশি বন্ধ থাকা শিল্প সংস্থা বা চা-বাগানে কর্মীদের এককালীন দেড় হাজার টাকা করে আর্থিক সহায়তা দেওয়ার নির্দেশ দেওয়া হয়েছে।</text:p>
          </table:table-cell>
          <table:table-cell office:value-type="float" office:value="1" table:style-name="ce1">
            <text:p>1</text:p>
          </table:table-cell>
          <table:table-cell table:number-columns-repeated="16382"/>
        </table:table-row>
        <table:table-row table:style-name="ro1">
          <table:table-cell office:value-type="string" table:style-name="ce4">
            <text:p>নরেন্দ্র মোদীর কৃপায় বিজেপি শুধু কুমির, ময়ূর, চিতা বাঘ‌ই পোষেনি। তার সাথে একটা বাঘের বাচ্চা, একটা জাত গোখরো, কতো গুলো এঁড়ে গরু এবং কতো গুলো মুখ পোড়া হনুমান ও পোষেছে। ভারতীয় জঙ্গি পার্টি বাংলা থেকে দুর হাঠো। ছিঃ</text:p>
          </table:table-cell>
          <table:table-cell office:value-type="float" office:value="0" table:style-name="ce1">
            <text:p>0</text:p>
          </table:table-cell>
          <table:table-cell table:number-columns-repeated="16382"/>
        </table:table-row>
        <table:table-row table:style-name="ro1">
          <table:table-cell office:value-type="string" table:style-name="ce4">
            <text:p>অবশ্যই তুমি পাবে যা তোমার থেকে চলে গেছে তার চেয়েও উত্তম। (সূরা আনফাল-৭০)</text:p>
          </table:table-cell>
          <table:table-cell office:value-type="float" office:value="1" table:style-name="ce1">
            <text:p>1</text:p>
          </table:table-cell>
          <table:table-cell table:number-columns-repeated="16382"/>
        </table:table-row>
        <table:table-row table:style-name="ro1">
          <table:table-cell office:value-type="string" table:style-name="ce4">
            <text:p>----চুয়াড় বিদ্রোহ ১৭৬৯, সাঁওতাল বিদ্রোহ ১৮৫৫, সিপাহি বিদ্রোহ ১৮৫৭, তেভাগা বিদ্রোহ, নকশালবাড়ি কৃষক বিদ্রোহের মতই জ্বলে উঠতে হবে সম্প্রসারণবাদী, সৈরাচারী ও সাম্প্রদায়িক শক্তির বিরুদ্ধে। আর সেই দায়িত্ব আজ যুবক-যুবতী, ছাত্র-ছাত্রীদের কাঁধে।</text:p>
          </table:table-cell>
          <table:table-cell office:value-type="float" office:value="1" table:style-name="ce1">
            <text:p>1</text:p>
          </table:table-cell>
          <table:table-cell table:number-columns-repeated="16382"/>
        </table:table-row>
        <table:table-row table:style-name="ro1">
          <table:table-cell office:value-type="string" table:style-name="ce4">
            <text:p>এর পর উনি যেখানে যাবেন আমাদের অনেক বেকার যুবক যুবতী আছে তারা ঐ সব বিক্রি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 আপনার কার্যকলাপে হতাশ পশ্চিমবঙ্গের যুব সমাজ। কখনও চপ শিল্প, এবার কাশ ফুলের বালিশ তৈরি করে জীবিকা নির্বাহ করার আপনার পরামর্শে হতাশ আমার মতো লক্ষ লক্ষ যুবক যুবতী! কি পরিবর্তন করলেন দিদি?</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এর নির্দেশে আগামীকাল ২৪শে সেপ্টেম্বর ২০২২ শনিবার বেলা ৩টায় কোচবিহার জেলা তৃণমূল কংগ্রেসের নব নির্মিত কার্যালয়ের শুভ উদ্বোধন করবেন রাজ্যের মন্ত্রী ও FAM4TMC</text:p>
          </table:table-cell>
          <table:table-cell office:value-type="float" office:value="1" table:style-name="ce1">
            <text:p>1</text:p>
          </table:table-cell>
          <table:table-cell table:number-columns-repeated="16382"/>
        </table:table-row>
        <table:table-row table:style-name="ro1">
          <table:table-cell office:value-type="string" table:style-name="ce4">
            <text:p>এই মেয়েটা কি খানকি?</text:p>
          </table:table-cell>
          <table:table-cell office:value-type="float" office:value="0" table:style-name="ce1">
            <text:p>0</text:p>
          </table:table-cell>
          <table:table-cell table:number-columns-repeated="16382"/>
        </table:table-row>
        <table:table-row table:style-name="ro1">
          <table:table-cell office:value-type="string" table:style-name="ce4">
            <text:p>নামাজ ইসলাম ধর্মে অনেক গুরুত্বপূর্ণ একটি স্তম্ভ, সময় মত নামাজ পড়ছেন তো? নামাজকে অবহেলা করবেন না! নামাজকে গুরুত্ব দিন।</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 দেখেই স্মৃতিতে দোলা দেয় অতীত কী ফিরে পাওয়ায়....??? জানি যায় না তা.....</text:p>
          </table:table-cell>
          <table:table-cell office:value-type="float" office:value="1" table:style-name="ce1">
            <text:p>1</text:p>
          </table:table-cell>
          <table:table-cell table:number-columns-repeated="16382"/>
        </table:table-row>
        <table:table-row table:style-name="ro1">
          <table:table-cell office:value-type="string" table:style-name="ce4">
            <text:p>বিনম্র শ্রদ্ধা জানাই এই প্রতিবাদী বীরদের!</text:p>
          </table:table-cell>
          <table:table-cell office:value-type="float" office:value="1" table:style-name="ce1">
            <text:p>1</text:p>
          </table:table-cell>
          <table:table-cell table:number-columns-repeated="16382"/>
        </table:table-row>
        <table:table-row table:style-name="ro1">
          <table:table-cell office:value-type="string" table:style-name="ce4">
            <text:p>মন্দির থেকে ভেসে আসছে চণ্ডী পাঠের সুর তিন দিন পর, নীল শরৎকালের আকাশ একটা অদ্ভুত ভালো লাগা! (ছবি: সংগৃহীত)</text:p>
          </table:table-cell>
          <table:table-cell office:value-type="float" office:value="1" table:style-name="ce1">
            <text:p>1</text:p>
          </table:table-cell>
          <table:table-cell table:number-columns-repeated="16382"/>
        </table:table-row>
        <table:table-row table:style-name="ro1">
          <table:table-cell office:value-type="string" table:style-name="ce4">
            <text:p>আপনাদের বিবেক এটাই বাস্তব আমি আপনাদেরকে একটা পরামর্শ দেবো যেটা বাংলাদেশের নির্বাচন হবে তবে পুলিশ ছাড়া নির্বাচন দিতে পারবেন তাহলে আমার কোন সমস্যা নেই উঃ আপনাদের কাছে</text:p>
          </table:table-cell>
          <table:table-cell office:value-type="float" office:value="1" table:style-name="ce1">
            <text:p>1</text:p>
          </table:table-cell>
          <table:table-cell table:number-columns-repeated="16382"/>
        </table:table-row>
        <table:table-row table:style-name="ro1">
          <table:table-cell office:value-type="string" table:style-name="ce4">
            <text:p>এ বারের ছবিতে প্রতিবাদী ডেভিড ইলম। ১৯৫৮ সালের ৮ জুন ফ্লরিডার এক সুইমিং পুলের জলের পাশ দিয়ে হেঁটে বেড়াচ্ছেন তিনি। যে সুইমিং পুলে কেবলমাত্র শ্বেতাঙ্গদেরই প্রবেশাধিকার ছিল। ইলম তাতে ঢোকার পরই সুইমিং পুলটি পুরোপুরি বন্ধ করে দেয় প্রশাসন। কারণ, তা ব্যবহার করেছেন এক অ-শ্বেতাঙ্গ।</text:p>
          </table:table-cell>
          <table:table-cell office:value-type="float" office:value="0" table:style-name="ce1">
            <text:p>0</text:p>
          </table:table-cell>
          <table:table-cell table:number-columns-repeated="16382"/>
        </table:table-row>
        <table:table-row table:style-name="ro1">
          <table:table-cell office:value-type="string" table:style-name="ce4">
            <text:p>পুজোর আগে জোড়া আতঙ্ক আজয়ে! ডেঙ্গুর সাথে পাল্লা দিয়ে বাড়ছে কোভিডের সংক্রমণ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রাজু শ্রীবাস্তবের প্রয়াণে আমরা গভীর ভাবে শোকাহত!*</text:p>
          </table:table-cell>
          <table:table-cell office:value-type="float" office:value="0" table:style-name="ce1">
            <text:p>0</text:p>
          </table:table-cell>
          <table:table-cell table:number-columns-repeated="16382"/>
        </table:table-row>
        <table:table-row table:style-name="ro1">
          <table:table-cell office:value-type="string" table:style-name="ce4">
            <text:p>মতো অভিনয় দক্ষতা হলে হেসেই কুটিপাটি হতেন ।</text:p>
          </table:table-cell>
          <table:table-cell office:value-type="float" office:value="0" table:style-name="ce1">
            <text:p>0</text:p>
          </table:table-cell>
          <table:table-cell table:number-columns-repeated="16382"/>
        </table:table-row>
        <table:table-row table:style-name="ro1">
          <table:table-cell office:value-type="string" table:style-name="ce4">
            <text:p>কি আর করা,এই নিয়ে বেঁচে থাকব।</text:p>
          </table:table-cell>
          <table:table-cell office:value-type="float" office:value="1" table:style-name="ce1">
            <text:p>1</text:p>
          </table:table-cell>
          <table:table-cell table:number-columns-repeated="16382"/>
        </table:table-row>
        <table:table-row table:style-name="ro1">
          <table:table-cell office:value-type="string" table:style-name="ce4">
            <text:p>সবকিছু স্বীকার করলো পার্থ। আগে অনশন খেয়ে মরতে চেয়েছিল। অর্পিতা সুইসাইড খেতে চেয়েছিল। এখন থলের বিড়াল প্রায় সবটাই বাইরে। একটা বিষয় লক্ষ্য করেছেন।তেনামূলো ব্যাঙগুলো যেভাবে ঘ্যাঙর ঘ্যাঙ বলে ট্যুইটারে দাপিয়ে বেড়াতো, ওরা কেমনে ফূটো বেলুন হয়ে গেছে। নো সাড়াশব্দ।</text:p>
          </table:table-cell>
          <table:table-cell office:value-type="float" office:value="0" table:style-name="ce1">
            <text:p>0</text:p>
          </table:table-cell>
          <table:table-cell table:number-columns-repeated="16382"/>
        </table:table-row>
        <table:table-row table:style-name="ro1">
          <table:table-cell office:value-type="string" table:style-name="ce4">
            <text:p>বরিষ্ঠ প্রচারক শ্রী শ্যামলাল বন্দোপাধ্যায়ের প্রয়াণে আমি গভীরভাবে শোকাহত। বহুদিনের পুরানো সম্পর্ক উনার সাথে। আজ ও মনে পরে ১৯৯০-৯১ সালে শিলিগুড়ি তে প্রচার ক্যাম্পে উনি আমাকে কপিল দেব বলে ডাকতেন। আজ কেশব ভবনে ওনার আত্মার সদগতি কামনা করে শ্রদ্ধাজ্ঞাপন করলাম।।</text:p>
          </table:table-cell>
          <table:table-cell office:value-type="float" office:value="1" table:style-name="ce1">
            <text:p>1</text:p>
          </table:table-cell>
          <table:table-cell table:number-columns-repeated="16382"/>
        </table:table-row>
        <table:table-row table:style-name="ro1">
          <table:table-cell office:value-type="string" table:style-name="ce4">
            <text:p>হিজড়া সমকামী চোরেন্দু মালাইকারি Sorry অধিকারি</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অভিনন্দন ও ভালোবাসা "আমরা খেলোয়াড় নিয়ে গর্ব করি না আমরা হাফেজ নিয়ে গর্ব করি</text:p>
          </table:table-cell>
          <table:table-cell office:value-type="float" office:value="1" table:style-name="ce1">
            <text:p>1</text:p>
          </table:table-cell>
          <table:table-cell table:number-columns-repeated="16382"/>
        </table:table-row>
        <table:table-row table:style-name="ro1">
          <table:table-cell office:value-type="string" table:style-name="ce4">
            <text:p>হাদিসে শেষ জামানার ফিতনা থেকে নিজের ঈমান বাঁচার জন্য একদল লোক পাহাড়ের অঞ্চলে অথবা বৃষ্টিপাতের অঞ্চলে চলে যাবে।</text:p>
          </table:table-cell>
          <table:table-cell office:value-type="float" office:value="1" table:style-name="ce1">
            <text:p>1</text:p>
          </table:table-cell>
          <table:table-cell table:number-columns-repeated="16382"/>
        </table:table-row>
        <table:table-row table:style-name="ro1">
          <table:table-cell office:value-type="string" table:style-name="ce4">
            <text:p>১৫ সেপ্টেম্বর থেকে ট্র্যাফিক সংক্রান্ত মামলা নিষ্পত্তি করতে কলকাতায় প্রথম চালু হয়েছে ই-কোর্ট। এই ব্যবস্থা প্রবর্তনের ফলে রাজ্য জুড়ে ট্রাফিক ব্যবস্থায় একাধিক সংস্কারের সূচনা হবে। BanglarGorboMamata traffic Ecourt Kolkata westbengal</text:p>
          </table:table-cell>
          <table:table-cell office:value-type="float" office:value="1" table:style-name="ce1">
            <text:p>1</text:p>
          </table:table-cell>
          <table:table-cell table:number-columns-repeated="16382"/>
        </table:table-row>
        <table:table-row table:style-name="ro1">
          <table:table-cell office:value-type="string" table:style-name="ce4">
            <text:p>- মুমিন কখনো দুঃখ, কষ্ট ভয় পায় না..!</text:p>
          </table:table-cell>
          <table:table-cell office:value-type="float" office:value="1" table:style-name="ce1">
            <text:p>1</text:p>
          </table:table-cell>
          <table:table-cell table:number-columns-repeated="16382"/>
        </table:table-row>
        <table:table-row table:style-name="ro1">
          <table:table-cell office:value-type="string" table:style-name="ce4">
            <text:p>সম্পুর্ণ জীনটাই হচ্ছে একটা পরীক্ষাগার।এখানে অলসতা,অবহেলা,বিলাসিতা কিংবা নোংরামি করার কোনো সূযোগ নাই।যারা এটা করে তারা এই পৃথিবীর সবচাইতে বোকা।</text:p>
          </table:table-cell>
          <table:table-cell office:value-type="float" office:value="1" table:style-name="ce1">
            <text:p>1</text:p>
          </table:table-cell>
          <table:table-cell table:number-columns-repeated="16382"/>
        </table:table-row>
        <table:table-row table:style-name="ro1">
          <table:table-cell office:value-type="string" table:style-name="ce4">
            <text:p>অর্পিতা : সোনা আমি মা হতে চাই। পার্থ : কিন্তু আমার এখন আর বন্দুকে গুলি বেরোয় না, এক কাজ করো ওই খেলনা গুলো দিয়েছি তুমি ওই খেলনা দিয়ে মা হয়ে যাও। অর্পিতা : ধুর পাঁঠা ওই দিয়ে মা হওয়া যায় নাকি? তুমি যেমন লোকের টাকা নিয়ে কোটিপতি হয়েছ ওরকম আমিও লোকের বাচ্চা নিয়ে মা হব।</text:p>
          </table:table-cell>
          <table:table-cell office:value-type="float" office:value="0" table:style-name="ce1">
            <text:p>0</text:p>
          </table:table-cell>
          <table:table-cell table:number-columns-repeated="16382"/>
        </table:table-row>
        <table:table-row table:style-name="ro1">
          <table:table-cell office:value-type="string" table:style-name="ce4">
            <text:p>স্বজনপ্রীতি না থাকলে এই দেশে চোর-ছ্যাঁচড়ের জায়গায় যোগ্য লোকেরা চাকরি পেতো,মন্ত্রী গাজান্দ্র,এম পি বাবান্দ্ররা না থাকলে তাদের ইয়াবখোর শালা,টিকটকার শালীরাও না খেয়ে মরতো,লাখ লাখ যোগ্য বেকার হতাশায় নিকোটিনের ধোঁয়া উড়ায় আর অযোগ্যরা শহর দাপিয়ে বেড়ায়।</text:p>
          </table:table-cell>
          <table:table-cell office:value-type="float" office:value="0" table:style-name="ce1">
            <text:p>0</text:p>
          </table:table-cell>
          <table:table-cell table:number-columns-repeated="16382"/>
        </table:table-row>
        <table:table-row table:style-name="ro1">
          <table:table-cell office:value-type="string" table:style-name="ce4">
            <text:p>বউ চলে যাওয়ায় ঘটকের সঙ্গে অমানবিক কাণ্ড ঘটালেন যুবক</text:p>
          </table:table-cell>
          <table:table-cell office:value-type="float" office:value="0" table:style-name="ce1">
            <text:p>0</text:p>
          </table:table-cell>
          <table:table-cell table:number-columns-repeated="16382"/>
        </table:table-row>
        <table:table-row table:style-name="ro1">
          <table:table-cell office:value-type="string" table:style-name="ce4">
            <text:p>ফের মুখ পুড়ল বিজেপির, দিলীপদের পাশে নেই গণেশন, পুলিশি তদন্তের উপর ভরসা রাজ্যপালের এদিন সাংবাদিকরা তাঁকে কলকাতায় বিজেপির পর্যবেক্ষক টিম পাঠানো নিয়ে প্রশ্ন করলে রাজ্যপাল জানিয়ে দেন, পুলিশ তো তদন্ত করছে। KhelaHobe</text:p>
          </table:table-cell>
          <table:table-cell office:value-type="float" office:value="0" table:style-name="ce1">
            <text:p>0</text:p>
          </table:table-cell>
          <table:table-cell table:number-columns-repeated="16382"/>
        </table:table-row>
        <table:table-row table:style-name="ro1">
          <table:table-cell office:value-type="string" table:style-name="ce4">
            <text:p>খুবই দুঃখ জনক ঘটনা আল্লাহ তায়ালা সবাই কে ভালো রাখুন</text:p>
          </table:table-cell>
          <table:table-cell office:value-type="float" office:value="1" table:style-name="ce1">
            <text:p>1</text:p>
          </table:table-cell>
          <table:table-cell table:number-columns-repeated="16382"/>
        </table:table-row>
        <table:table-row table:style-name="ro1">
          <table:table-cell office:value-type="string" table:style-name="ce4">
            <text:p>পার্থ ব্যবহার করতেন এক মহিলার ফোন নম্বর, ইডি’‌র চার্জশিটে আর এক নারী কে?‌</text:p>
          </table:table-cell>
          <table:table-cell office:value-type="float" office:value="0" table:style-name="ce1">
            <text:p>0</text:p>
          </table:table-cell>
          <table:table-cell table:number-columns-repeated="16382"/>
        </table:table-row>
        <table:table-row table:style-name="ro1">
          <table:table-cell office:value-type="string" table:style-name="ce4">
            <text:p>যার ম‌ধ্যে বিশ্বাস নেই তার ঈমান নেই</text:p>
          </table:table-cell>
          <table:table-cell office:value-type="float" office:value="0" table:style-name="ce1">
            <text:p>0</text:p>
          </table:table-cell>
          <table:table-cell table:number-columns-repeated="16382"/>
        </table:table-row>
        <table:table-row table:style-name="ro1">
          <table:table-cell office:value-type="string" table:style-name="ce4">
            <text:p>সাওনি বা সাদ ঢালাই ছাড়া যেমন ঘর থাকে না, জিহাদ ছাড়াও তেমন ইসলাম থাকে না। আর উগ্রতাকে ও ইসলাম সমর্থন করে না। তাই বুঝতে হবে জিহাদ আর উগ্রতা এক নয়। Mir Munawar</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সর্ববৃহৎ উৎসব দুর্গাপুজোয় মমতা বন্দ্যোপাধ্যায়ের সরকারের বিশেষ উদ্যোগ। দর্শনার্থীদের জন্য এবারই প্রথম, দুর্গাপুজোয় সারারাত চলবে সরকারি বাস। নো এন্ট্রি রুটগুলি বাদ দিয়ে, সরকারি বাস চলবে নির্দিষ্ট রুটে। BanglarGorboMamata DurgaPuja2022 Bus</text:p>
          </table:table-cell>
          <table:table-cell office:value-type="float" office:value="1" table:style-name="ce1">
            <text:p>1</text:p>
          </table:table-cell>
          <table:table-cell table:number-columns-repeated="16382"/>
        </table:table-row>
        <table:table-row table:style-name="ro1">
          <table:table-cell office:value-type="string" table:style-name="ce4">
            <text:p>বিচারপতি হলেও সমস্যা নাই যদি সে বিচার নিজের বেলায় ও সাজা দেয়া যায় । নিজে নিজেকেই অপরাধি করা বদ করি বেশ জটিল এবং কঠিন</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নিজস্ব তত্বাবধানে আপনাদের পছন্দের পন্য গুলো কোয়ালিটি সম্পন্ন প্রক্রিয়ায় নিজেদের গার্মেন্টস ফ্যাক্টরীতে তৈরি করে থাকি। প্রত্যেকটি প্যান্টে ১০০% সুইং, ওয়াশ ও কালার গ্যারান্টি। উন্নতমানের ফেব্রিক্স, চমৎকার ওয়াশ, পারফেক্ট প্যার্টান ও এক্যুরেট সাইজ এর শতভাগ নিশ্চয়তা।</text:p>
          </table:table-cell>
          <table:table-cell office:value-type="float" office:value="1" table:style-name="ce1">
            <text:p>1</text:p>
          </table:table-cell>
          <table:table-cell table:number-columns-repeated="16382"/>
        </table:table-row>
        <table:table-row table:style-name="ro1">
          <table:table-cell office:value-type="string" table:style-name="ce4">
            <text:p>গ্রিনের জোড়া চারের পর ঠিকরে বেরিয়ে এল বিরাটের চোখ, কোহলির ‘লুক’-এ বন্যা মিমের ViratKohli INDvsAUS</text:p>
          </table:table-cell>
          <table:table-cell office:value-type="float" office:value="0" table:style-name="ce1">
            <text:p>0</text:p>
          </table:table-cell>
          <table:table-cell table:number-columns-repeated="16382"/>
        </table:table-row>
        <table:table-row table:style-name="ro1">
          <table:table-cell office:value-type="string" table:style-name="ce4">
            <text:p>জীবনে স্থিরতা অনেক অনেক প্রয়োজন, স্থিরতার জন্য প্রয়োজন—একটি বৃক্ষ যেই বৃক্ষের শিকরে মাথা রেখে নিশ্চিন্তে ঘুমানোর যাবে, রোদ আসলে ছায়া দেবে, বেঁচে থাকার জন্য পর্যাপ্ত পরিমাণে অক্সিজেন দেবে।</text:p>
          </table:table-cell>
          <table:table-cell office:value-type="float" office:value="1" table:style-name="ce1">
            <text:p>1</text:p>
          </table:table-cell>
          <table:table-cell table:number-columns-repeated="16382"/>
        </table:table-row>
        <table:table-row table:style-name="ro1">
          <table:table-cell office:value-type="string" table:style-name="ce4">
            <text:p>ইরানি মহিলা ফুটবল টিম ইসলামি আদর্শ মেনে চলে।</text:p>
          </table:table-cell>
          <table:table-cell office:value-type="float" office:value="0" table:style-name="ce1">
            <text:p>0</text:p>
          </table:table-cell>
          <table:table-cell table:number-columns-repeated="16382"/>
        </table:table-row>
        <table:table-row table:style-name="ro1">
          <table:table-cell office:value-type="string" table:style-name="ce4">
            <text:p>তিতাসে প্রকাশ্যে ছুরিকাঘাতে যুবক খুন</text:p>
          </table:table-cell>
          <table:table-cell office:value-type="float" office:value="0" table:style-name="ce1">
            <text:p>0</text:p>
          </table:table-cell>
          <table:table-cell table:number-columns-repeated="16382"/>
        </table:table-row>
        <table:table-row table:style-name="ro1">
          <table:table-cell office:value-type="string" table:style-name="ce4">
            <text:p>গণপরিবহন বন্ধ । শ্রমিক স্বার্থ বিসর্জন দিয়ে দক্ষিণ বঙ্গ পরিবহন কে শেষ করে লুট পাঠ করে খাওয়া ফল</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শচিনকে ছাড়িয়ে যেতে পারে কোহলি : রিকি পন্টিং</text:p>
          </table:table-cell>
          <table:table-cell office:value-type="float" office:value="1" table:style-name="ce1">
            <text:p>1</text:p>
          </table:table-cell>
          <table:table-cell table:number-columns-repeated="16382"/>
        </table:table-row>
        <table:table-row table:style-name="ro1">
          <table:table-cell office:value-type="string" table:style-name="ce4">
            <text:p>যারা এই গুমের তালিকা করছে তাদের উদ্দেশ্য ছিল রাজনৈতিক।জাতিসংঘের এই ব্যাপারে আরও সতর্ক হওয়া উচিৎ। - অধ্যাপক ড. ইমতিয়াজ আহমেদ আন্তর্জাতিক সম্পর্ক বিভাগ, ঢাকা বিশ্ববিদ্যালয়।</text:p>
          </table:table-cell>
          <table:table-cell office:value-type="float" office:value="0" table:style-name="ce1">
            <text:p>0</text:p>
          </table:table-cell>
          <table:table-cell table:number-columns-repeated="16382"/>
        </table:table-row>
        <table:table-row table:style-name="ro1">
          <table:table-cell office:value-type="string" table:style-name="ce4">
            <text:p>সাম্পাওলি অধিনায়ক মেসিকে নিয়ে স্বপ্ন দেখছেন রাশিয়া বিশ্বকাপে</text:p>
          </table:table-cell>
          <table:table-cell office:value-type="float" office:value="1" table:style-name="ce1">
            <text:p>1</text:p>
          </table:table-cell>
          <table:table-cell table:number-columns-repeated="16382"/>
        </table:table-row>
        <table:table-row table:style-name="ro1">
          <table:table-cell office:value-type="string" table:style-name="ce4">
            <text:p>শি'র ক্ষমতা নিশ্চিত করতে যা করবে কমিউনিস্ট পার্টি</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বরানগর পৌরসভার ৩২ নম্বর ওয়ার্ডের যুব পরিষদের পরিচালনায় পুরস্কার বিতরণী এবং মাধ্যমিক ও উচ্চ মাধ্যমিক কৃতি ছাত্র-ছাত্রীদের সম্বর্ধনা জ্ঞাপন ও সমাজ বন্ধু বিশিষ্ট গুণীজনদের সম্বর্ধনা জ্ঞাপন ও বস্ত্র বিতরণ অনুষ্ঠানে প্রিয় বিধায়ক মাননীয় মহাশয়।</text:p>
          </table:table-cell>
          <table:table-cell office:value-type="float" office:value="1" table:style-name="ce1">
            <text:p>1</text:p>
          </table:table-cell>
          <table:table-cell table:number-columns-repeated="16382"/>
        </table:table-row>
        <table:table-row table:style-name="ro1">
          <table:table-cell office:value-type="string" table:style-name="ce4">
            <text:p>বাবরের মাঝে কোহলির গুণ দেখেন শোয়েব</text:p>
          </table:table-cell>
          <table:table-cell office:value-type="float" office:value="1" table:style-name="ce1">
            <text:p>1</text:p>
          </table:table-cell>
          <table:table-cell table:number-columns-repeated="16382"/>
        </table:table-row>
        <table:table-row table:style-name="ro1">
          <table:table-cell office:value-type="string" table:style-name="ce4">
            <text:p>শিল্পে উৎপাদন অর্ধেকে নেমেছে কালেরকণ্ঠ kalerkantho gas</text:p>
          </table:table-cell>
          <table:table-cell office:value-type="float" office:value="0" table:style-name="ce1">
            <text:p>0</text:p>
          </table:table-cell>
          <table:table-cell table:number-columns-repeated="16382"/>
        </table:table-row>
        <table:table-row table:style-name="ro1">
          <table:table-cell office:value-type="string" table:style-name="ce4">
            <text:p>দয়া করে এই সব নোংরামি তে আমাকে জড়িয়ে না....!!! আমি এ ধরনের নষ্টামী পছন্দ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দুদিন পরে তো তোরাই চুরি করে বেঁচে দিবি ।।</text:p>
          </table:table-cell>
          <table:table-cell office:value-type="float" office:value="0" table:style-name="ce1">
            <text:p>0</text:p>
          </table:table-cell>
          <table:table-cell table:number-columns-repeated="16382"/>
        </table:table-row>
        <table:table-row table:style-name="ro1">
          <table:table-cell office:value-type="string" table:style-name="ce4">
            <text:p>ভারতের দক্ষিণী সিনেমার জনপ্রিয় নির্মাতা অ্যাটলি কুমার। বুধবার (২১ সেপ্টেম্বর) ছিল তার জন্মদিন। এ উপলক্ষে একটি অনুষ্ঠানে হাজির হয়েছিলেন দুই তারকা অভিনেতা থালাপতি বিজয় ও শাহরুখ খান। Bollywood ShahRukhKhan ThalapathyVijay AtleeKumar Birthday RisingBD</text:p>
          </table:table-cell>
          <table:table-cell office:value-type="float" office:value="1" table:style-name="ce1">
            <text:p>1</text:p>
          </table:table-cell>
          <table:table-cell table:number-columns-repeated="16382"/>
        </table:table-row>
        <table:table-row table:style-name="ro1">
          <table:table-cell office:value-type="string" table:style-name="ce4">
            <text:p>ভারতীয় মহিলা ক্রিকেট দলের জন্য গর্বের মুহূর্ত। ENGWvINDW HarmanpreetKaur IndianCricketTeam WomensCricket Cricket</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ভালোবাসতে জানি!! কিন্তু কাকে ভালোবাসা উচিৎ আর কাকে অবহেলা করা উচিৎ তা জানিনা!</text:p>
          </table:table-cell>
          <table:table-cell office:value-type="float" office:value="1" table:style-name="ce1">
            <text:p>1</text:p>
          </table:table-cell>
          <table:table-cell table:number-columns-repeated="16382"/>
        </table:table-row>
        <table:table-row table:style-name="ro1">
          <table:table-cell office:value-type="string" table:style-name="ce4">
            <text:p>কিছু একটা হলে অবৈধ আওয়ামী সরকার ক্রেডিট নিতে চায়</text:p>
          </table:table-cell>
          <table:table-cell office:value-type="float" office:value="0" table:style-name="ce1">
            <text:p>0</text:p>
          </table:table-cell>
          <table:table-cell table:number-columns-repeated="16382"/>
        </table:table-row>
        <table:table-row table:style-name="ro1">
          <table:table-cell office:value-type="string" table:style-name="ce4">
            <text:p>দুই কিউট বাচ্চার বালতিতে গোসল ও মিষ্টি হাসি!! আরও দেখুন চমৎকার এই ভিডিওতে</text:p>
          </table:table-cell>
          <table:table-cell office:value-type="float" office:value="1" table:style-name="ce1">
            <text:p>1</text:p>
          </table:table-cell>
          <table:table-cell table:number-columns-repeated="16382"/>
        </table:table-row>
        <table:table-row table:style-name="ro1">
          <table:table-cell office:value-type="string" table:style-name="ce4">
            <text:p>বৈঠকের সময় পুতিন শি জিনপিংয়ের কাছ থেকে সামান্য দূরে বসেন putin shi_jinping InternationalNews jagonews</text:p>
          </table:table-cell>
          <table:table-cell office:value-type="float" office:value="0" table:style-name="ce1">
            <text:p>0</text:p>
          </table:table-cell>
          <table:table-cell table:number-columns-repeated="16382"/>
        </table:table-row>
        <table:table-row table:style-name="ro1">
          <table:table-cell office:value-type="string" table:style-name="ce4">
            <text:p>নচিকেতা চক্রবর্ত্তীর মতো বুদ্ধিজীবি হওয়ার থেকে বাজারের বেশ্যা হওয়া অনেক বেশি সম্মানের বাঙালী বুদ্ধিজীবি আজকের দিনে সস্তা খিস্তি ছাড়া কিছুই নয়।</text:p>
          </table:table-cell>
          <table:table-cell office:value-type="float" office:value="0" table:style-name="ce1">
            <text:p>0</text:p>
          </table:table-cell>
          <table:table-cell table:number-columns-repeated="16382"/>
        </table:table-row>
        <table:table-row table:style-name="ro1">
          <table:table-cell office:value-type="string" table:style-name="ce4">
            <text:p>রক্ষক ভক্ষক হলে কি আর করা,তবে মেয়েরা প্রতিবাদী হচ্ছে ভালো এইটা।</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ত্রিপুরাবাসি গর্বিত এমন একজন মমতাময়ী লড়াকু নেত্রী কে পেয়ে, ধন্যবাদ ভারতীয় জনতা পার্টীকে দিদি_আছে_চিন্তা_নাই</text:p>
          </table:table-cell>
          <table:table-cell office:value-type="float" office:value="1" table:style-name="ce1">
            <text:p>1</text:p>
          </table:table-cell>
          <table:table-cell table:number-columns-repeated="16382"/>
        </table:table-row>
        <table:table-row table:style-name="ro1">
          <table:table-cell office:value-type="string" table:style-name="ce4">
            <text:p>মসজিদ তো নয়, যেন স্বর্ণে মোড়ানো প্রাসাদ | টাঙ্গাইলের ২০১ গম্বুজ মসজিদ | ... via</text:p>
          </table:table-cell>
          <table:table-cell office:value-type="float" office:value="1" table:style-name="ce1">
            <text:p>1</text:p>
          </table:table-cell>
          <table:table-cell table:number-columns-repeated="16382"/>
        </table:table-row>
        <table:table-row table:style-name="ro1">
          <table:table-cell office:value-type="string" table:style-name="ce4">
            <text:p>'চা বিক্রির পরামর্শ যুবসমাজকে বিদ্রুপ করা', মন্তব্য বিজেপি বিধায়কদের। SangbadPratidin</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বেকার যুকব যুবতী দূর্গা পূজায় ঘুগনি চপ বেচবো,, আর মমতা ব্যানার্জীর ভাইপো কোটি কোটি টাকা খরচ করে দুবাই ঘুরবে? মমতা ব্যানার্জীর ভাইপো কে বলুন একটা চেয়ার একটা টেবিল নিয়ে রাস্তায় বসে আলুর চপের দোকান করতে,, জনগনের টাকায় এতো ফুটানি আসছে কোথা থেকে?</text:p>
          </table:table-cell>
          <table:table-cell office:value-type="float" office:value="0" table:style-name="ce1">
            <text:p>0</text:p>
          </table:table-cell>
          <table:table-cell table:number-columns-repeated="16382"/>
        </table:table-row>
        <table:table-row table:style-name="ro1">
          <table:table-cell office:value-type="string" table:style-name="ce4">
            <text:p>আজ নয়া দিল্লিতে কেন্দ্রীয় স্বাস্থ্য ও পরিবার কল্যাণ দপ্তরের মাননীয় শ্রী Mansukh Mandaviya মহোদয়ের সাথে সাক্ষাৎ করেন মাননীয় মুখ্যমন্ত্রী প্রফেসর োদয়। উক্ত বৈঠকে রাজ্যের স্বাস্থ্য সহ বিভিন্ন বিষয়ের উপর মূল্যবান আলোচনা হয়।</text:p>
          </table:table-cell>
          <table:table-cell office:value-type="float" office:value="1" table:style-name="ce1">
            <text:p>1</text:p>
          </table:table-cell>
          <table:table-cell table:number-columns-repeated="16382"/>
        </table:table-row>
        <table:table-row table:style-name="ro1">
          <table:table-cell office:value-type="string" table:style-name="ce4">
            <text:p>এই পৃথিবীতে মানুষ চেনা বড়ই কঠিন যার জন্য আপনি সবাইকে ছেরে দিবেন সে একদিন আপনাকেই ছেরে দিবে</text:p>
          </table:table-cell>
          <table:table-cell office:value-type="float" office:value="0" table:style-name="ce1">
            <text:p>0</text:p>
          </table:table-cell>
          <table:table-cell table:number-columns-repeated="16382"/>
        </table:table-row>
        <table:table-row table:style-name="ro1">
          <table:table-cell office:value-type="string" table:style-name="ce4">
            <text:p>এসএসসি নিয়োগ দুর্নীতিকাণ্ডে পার্থকে জেরা করছে সিবিআই ! কল্যাণময় বন্দ্যোপাধ্যায় ও শান্তিপ্রসাদ সিন্‌হাকে মুখোমুখী বসিয়ে জেরা করা হচ্ছে ! এখানে কি প্রভাবশালী তকমা জেরায় বিস্ফোরক দাবি করলেন পার্থ নিয়োগ দুর্নীতিতে বলেন,দফতর থেকে যে ফাইল আসত তাতে শুধুমাত্র সই করতাম !</text:p>
          </table:table-cell>
          <table:table-cell office:value-type="float" office:value="0" table:style-name="ce1">
            <text:p>0</text:p>
          </table:table-cell>
          <table:table-cell table:number-columns-repeated="16382"/>
        </table:table-row>
        <table:table-row table:style-name="ro1">
          <table:table-cell office:value-type="string" table:style-name="ce4">
            <text:p>প্রেসিডেন্সির মাটি সবসময় মনে রাখবে নিজের জাতীয়তাবাদী যোদ্ধা সুদীপ রাহাকে। প্রেসিডেন্সি বিশ্ববিদ্যালয় তৃণমূল ছাত্র পরিষদের সৈনিকদের জন্য এই ইতিহাস আগামীর লড়াইয়ের অনুপ্রেরণা। HistoryOfPresidency HistoryOfCourage</text:p>
          </table:table-cell>
          <table:table-cell office:value-type="float" office:value="1" table:style-name="ce1">
            <text:p>1</text:p>
          </table:table-cell>
          <table:table-cell table:number-columns-repeated="16382"/>
        </table:table-row>
        <table:table-row table:style-name="ro1">
          <table:table-cell office:value-type="string" table:style-name="ce4">
            <text:p>ভারতীয় দলের সাফল্য নিয়ে আশাবাদী সৌরভ গঙ্গোপাধ্যায় SouravGanguly INDvAUS</text:p>
          </table:table-cell>
          <table:table-cell office:value-type="float" office:value="1" table:style-name="ce1">
            <text:p>1</text:p>
          </table:table-cell>
          <table:table-cell table:number-columns-repeated="16382"/>
        </table:table-row>
        <table:table-row table:style-name="ro1">
          <table:table-cell office:value-type="string" table:style-name="ce4">
            <text:p>লড়াই করতে গেলে সাহস চাই বুকে। সেই ছেলেটা একা লড়েছিলো সেদিন, নিজের নেত্রী, নিজের দল, নিজের সংগঠনের জন্য। সেই ছেলেটির নাম । প্রেসিডেন্সির মাটি কোনোদিন ভুলবেনা তোমার সংগ্রাম। HistoryOfPresidency HistoryOfCourage</text:p>
          </table:table-cell>
          <table:table-cell office:value-type="float" office:value="1" table:style-name="ce1">
            <text:p>1</text:p>
          </table:table-cell>
          <table:table-cell table:number-columns-repeated="16382"/>
        </table:table-row>
        <table:table-row table:style-name="ro1">
          <table:table-cell office:value-type="string" table:style-name="ce4">
            <text:p>বাহ 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আল্লাহ ঈমানদার পুরুষ ও ঈমানদার নারীদের প্রতিশ্রুতি দিয়েছেনে কানন-কুঞ্জের, যার তলদেশে প্রবাহিত হয় প্রস্রবণ।তারা সে গুলোরই মাঝে থাকবে। আর এসব কানন-কুঞ্জে থাকবে পরিচ্ছন্ন থাকার ঘর।বস্তুতঃ এ সমুদয়ের মাঝে সবচেয়ে বড় হল আল্লাহর সন্তুষ্টি।এটিই হল মহান কৃতকার্যতা। সূরা আত তাওবাহ:72</text:p>
          </table:table-cell>
          <table:table-cell office:value-type="float" office:value="1" table:style-name="ce1">
            <text:p>1</text:p>
          </table:table-cell>
          <table:table-cell table:number-columns-repeated="16382"/>
        </table:table-row>
        <table:table-row table:style-name="ro1">
          <table:table-cell office:value-type="string" table:style-name="ce4">
            <text:p>বলছি, কটা চোর জোচ্চোর গুলোর হয়ে comment করে একটু দেখে রাখবেন। আমি চ্যালাকাঠ আনতে যাচ্ছি।</text:p>
          </table:table-cell>
          <table:table-cell office:value-type="float" office:value="0" table:style-name="ce1">
            <text:p>0</text:p>
          </table:table-cell>
          <table:table-cell table:number-columns-repeated="16382"/>
        </table:table-row>
        <table:table-row table:style-name="ro1">
          <table:table-cell office:value-type="string" table:style-name="ce4">
            <text:p>কোরআন প্রতিযোগিতায় তৃতীয় স্থান অর্জনকারী সে তাকরীমকে সংবর্ধনা দেবে ধর্ম বিষয়ক মন্ত্রণালয় ও ইসলামিক ফাউন্ডেশন। আগামী মঙ্গলবার (২৭ সেপ্টেম্বর) সকাল সাড়ে ১০টায় বায়তুল মোকাররম জাতীয় মসজিদ। রোববার (২৫ সেপ্টেম্বর) ইসলামিক ফাউন্ডেশনের এক বিজ্ঞপ্তিতে এ তথ্য জানানো হয়েছে।</text:p>
          </table:table-cell>
          <table:table-cell office:value-type="float" office:value="1" table:style-name="ce1">
            <text:p>1</text:p>
          </table:table-cell>
          <table:table-cell table:number-columns-repeated="16382"/>
        </table:table-row>
        <table:table-row table:style-name="ro1">
          <table:table-cell office:value-type="string" table:style-name="ce4">
            <text:p>*রাজ্যের শিল্প -চা,চপ,ঘুগনি, ঝালমুড়ি,ফুচকা, মোমো, কচুরিপানার ঠোঙা,কাশফুলের বালিশ!!*</text:p>
          </table:table-cell>
          <table:table-cell office:value-type="float" office:value="0" table:style-name="ce1">
            <text:p>0</text:p>
          </table:table-cell>
          <table:table-cell table:number-columns-repeated="16382"/>
        </table:table-row>
        <table:table-row table:style-name="ro1">
          <table:table-cell office:value-type="string" table:style-name="ce4">
            <text:p>জাতিসঙ্ঘে ফিলিস্তিন রাষ্ট্রের প্রতি আবারো বাইডেনের সমর্থন</text:p>
          </table:table-cell>
          <table:table-cell office:value-type="float" office:value="1" table:style-name="ce1">
            <text:p>1</text:p>
          </table:table-cell>
          <table:table-cell table:number-columns-repeated="16382"/>
        </table:table-row>
        <table:table-row table:style-name="ro1">
          <table:table-cell office:value-type="string" table:style-name="ce4">
            <text:p>ছেলে টা হিন্দু ধর্ম থেকে মুসলিম হয়েছে মাশাআল্লাহ খুব সুন্দর গন্ধ নাকে এসে পড়েছে।</text:p>
          </table:table-cell>
          <table:table-cell office:value-type="float" office:value="0" table:style-name="ce1">
            <text:p>0</text:p>
          </table:table-cell>
          <table:table-cell table:number-columns-repeated="16382"/>
        </table:table-row>
        <table:table-row table:style-name="ro1">
          <table:table-cell office:value-type="string" table:style-name="ce4">
            <text:p>মার্চ ২০২০ থেকে ১৫০ টিরও বেশি দেশকে কোভিড-১৯ এর চিকিৎসা এবং অন্যান্য সহায়তা প্রদান করেছে ভারত। জানুয়ারী ২০২১ এ কোভিড-১৯ সময় থেকে ভ্যাকসিন মৈত্রী প্রোগ্রামের অধীনে ৯৪ টি দেশে কোভিড ভ্যাকসিনের ৭২.৩ মিলিয়ন ডোজ বিতরণ হয়েছে। VishwaGuruBharat</text:p>
          </table:table-cell>
          <table:table-cell office:value-type="float" office:value="1" table:style-name="ce1">
            <text:p>1</text:p>
          </table:table-cell>
          <table:table-cell table:number-columns-repeated="16382"/>
        </table:table-row>
        <table:table-row table:style-name="ro1">
          <table:table-cell office:value-type="string" table:style-name="ce4">
            <text:p>সংঘের বরিষ্ঠ প্রচারক শ্রী শ্যামলাল বন্দোপাধ্যায়ের প্রয়াণে আমরা গভীরভাবে শোকাহত। ওনার আত্মার সদগতি কামনা করি। ওঁ দিব্যান্ লোকান্ সঃ গচ্ছতু, তস্য আত্মস্য সদগতি ভবেৎ॥</text:p>
          </table:table-cell>
          <table:table-cell office:value-type="float" office:value="1" table:style-name="ce1">
            <text:p>1</text:p>
          </table:table-cell>
          <table:table-cell table:number-columns-repeated="16382"/>
        </table:table-row>
        <table:table-row table:style-name="ro1">
          <table:table-cell office:value-type="string" table:style-name="ce4">
            <text:p>মুখে বোমা-হুমকি : ‘যারা বলছেন ডোন্ট টাচ মাই বডি,আই অ্যাম মেলস যারা গুন্ডামি করছেন,দলের নির্দেশ দিলে ঘটি-বাটি মুড়িয়ে অন্য জায়গায় পাঠিয়ে দেব ! গুন্ডামি তো করাই যায় একটা ছেলেকে দিয়ে চারটে বোমা মারলে সব ফাঁকা হয়ে যাবে ! এদের ময়দানে নামাছেন!</text:p>
          </table:table-cell>
          <table:table-cell office:value-type="float" office:value="0" table:style-name="ce1">
            <text:p>0</text:p>
          </table:table-cell>
          <table:table-cell table:number-columns-repeated="16382"/>
        </table:table-row>
        <table:table-row table:style-name="ro1">
          <table:table-cell office:value-type="string" table:style-name="ce4">
            <text:p>বলছি কুনাল তোর ছেলে মেয়ে নেই ।নাকি পার্থ কাকুর কেস।।যাইহোক যদি গোপনে থেকে তাহলে কিন্ত তোর কপালে দুঃখ আছে।।কারন তোর যা চিন্তা ভাবনা তাতে তোকে কাশবন এ না যেতে হয়।।দেখিশ আবার বালিশ বানিয়ে যেন মানসিক রুগি টাকে না দিয়েদিস।তাহলে তার অবৈধ সন্তান কিন্তু রেগে যাবে</text:p>
          </table:table-cell>
          <table:table-cell office:value-type="float" office:value="0" table:style-name="ce1">
            <text:p>0</text:p>
          </table:table-cell>
          <table:table-cell table:number-columns-repeated="16382"/>
        </table:table-row>
        <table:table-row table:style-name="ro1">
          <table:table-cell office:value-type="string" table:style-name="ce4">
            <text:p>*ওঁ জয়ন্তী মঙ্গলা কালী ভদ্রকালী কপালিনী দুর্গা শিবা ক্ষমা ধাত্রী স্বাহা স্বধা নমোস্তুতে।* *এটা সঠিক পিসি!!*</text:p>
          </table:table-cell>
          <table:table-cell office:value-type="float" office:value="1" table:style-name="ce1">
            <text:p>1</text:p>
          </table:table-cell>
          <table:table-cell table:number-columns-repeated="16382"/>
        </table:table-row>
        <table:table-row table:style-name="ro1">
          <table:table-cell office:value-type="string" table:style-name="ce4">
            <text:p>মালদা জেলা ফ্যামের পক্ষ থেকে মালদা জেলা যুব তৃণমূল কংগ্রেসে সভানেত্রী চন্দনা সরকার মহাশয়া কে সম্বর্ধনা দেওয়া ও সাংগঠনিক বিষয়ে আলোচনা করা হলো। FAM4TMC</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মনে করছি মুহাম্মদ সল্লাল্লাহু আলাইহি ওয়াসাল্লাম এর ১০৭ টি যোদধ যিনি সব গুলো তে বিজয় পেয়েছিলেন। আমরা মনে করছি মুহাম্মদ সল্লাল্লাহু আলাইহি ওয়া সাল্লাম এর উপর নাজিল হওয়া আল কোরআন। ইসা (আ) এর উপর নাজিল হয়েছিল বাইবেল বা ইঞ্জিল কিতাব। মুসা (আ) এর উপর নাজিল হয়েছিল তাওরাত।</text:p>
          </table:table-cell>
          <table:table-cell office:value-type="float" office:value="1" table:style-name="ce1">
            <text:p>1</text:p>
          </table:table-cell>
          <table:table-cell table:number-columns-repeated="16382"/>
        </table:table-row>
        <table:table-row table:style-name="ro1">
          <table:table-cell office:value-type="string" table:style-name="ce4">
            <text:p>স্কুলে লিঙ্গ সমতা সূচক বাড়ছে ১৯৫০-৫১ সালে স্কুল শিক্ষা ক্ষেত্রে লিঙ্গ সমতায় যে ব্যাপক ব্যবধান ছিল তা দূর হয়েছে। নাম নথিভুক্তিতে এখন মেয়েরাই এগিয়ে।</text:p>
          </table:table-cell>
          <table:table-cell office:value-type="float" office:value="1" table:style-name="ce1">
            <text:p>1</text:p>
          </table:table-cell>
          <table:table-cell table:number-columns-repeated="16382"/>
        </table:table-row>
        <table:table-row table:style-name="ro1">
          <table:table-cell office:value-type="string" table:style-name="ce4">
            <text:p>জীবনের শেষ মেকাপটা কিন্তু সুরমা আর আতর দিয়েই হবে, তাই রূপচর্চা ছেড়ে আমল চর্চা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মায়ের মতে, আমি খুব বেশি বাচাল, রাগী এবং প্রতিবাদী ছিলাম।কিন্তু এখন প্রতিটা স্বভাব চেপে রাখি।আর সেটা আমার মায়ের সবচেয়ে বড় দুঃখের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বাংলায় বিচারকদের কি দরকার। বিচার বিভাগ টা তুলে দিন</text:p>
          </table:table-cell>
          <table:table-cell office:value-type="float" office:value="0" table:style-name="ce1">
            <text:p>0</text:p>
          </table:table-cell>
          <table:table-cell table:number-columns-repeated="16382"/>
        </table:table-row>
        <table:table-row table:style-name="ro1">
          <table:table-cell office:value-type="string" table:style-name="ce4">
            <text:p>Jhulan Returns Kolkata: শেষ আন্তর্জাতিক ম্যাচ খেলে শহরে ফিরলেন ঝুলন EtvBharat EtvBharat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ছেলে যদি অযোগ্য হয়ে যায়, তাহলে অশোক গেহলটের মতো দরবারীরাও হাসতে শুরু করে।রাজস্থানে অভ্যুত্থানের আগে গেহলটকে সোনিয়া গান্ধীর আস্থাভাজন হিসেবে বিবেচনা করা হতো।কিন্তু এখন গান্ধী পরিবার এবং অশোক গেহলটের মধ্যে এই অবিশ্বাসের শূন্যতা পূরণ করা কঠিন।এটি একটি রাজবংশের বিলুপ্তহওয়ার গল্প।</text:p>
          </table:table-cell>
          <table:table-cell office:value-type="float" office:value="0" table:style-name="ce1">
            <text:p>0</text:p>
          </table:table-cell>
          <table:table-cell table:number-columns-repeated="16382"/>
        </table:table-row>
        <table:table-row table:style-name="ro1">
          <table:table-cell office:value-type="string" table:style-name="ce4">
            <text:p>গরিবের মুড়িতে GST বসিয়ে সেই মুড়ি নিয়ে তৃণমূলের TMC বিরুদ্ধে প্রতীকী বিক্ষোভ BJP এবং ABVP র । কতই রঙ্গ দেখি বাংলায় ।</text:p>
          </table:table-cell>
          <table:table-cell office:value-type="float" office:value="0" table:style-name="ce1">
            <text:p>0</text:p>
          </table:table-cell>
          <table:table-cell table:number-columns-repeated="16382"/>
        </table:table-row>
        <table:table-row table:style-name="ro1">
          <table:table-cell office:value-type="string" table:style-name="ce4">
            <text:p>আজ জয়নগর বিধান সভার ম্যোল্লার চক কোম্পানি রাস্তার মোড় ক্লাব মাঠে চিলড্রেন পার্ক ও উপস্বাস্থ্য কেন্দ্র শুভ উদ্বোধন করলেন মন্দির বাজার বিধান সভার বিধায়ক তথা সুন্দর বন জেলা তৃণমূল কংগ্রেসের সভাপতি মাননীয় জয়দেব হালদার মহাশয় তারই কিছু মুহূর্ত</text:p>
          </table:table-cell>
          <table:table-cell office:value-type="float" office:value="1" table:style-name="ce1">
            <text:p>1</text:p>
          </table:table-cell>
          <table:table-cell table:number-columns-repeated="16382"/>
        </table:table-row>
        <table:table-row table:style-name="ro1">
          <table:table-cell office:value-type="string" table:style-name="ce4">
            <text:p>না। জঙ্গলরাজ বরং বিজেপি কায়েম করার চেষ্টা করছে, কদিন আগে নবান্ন অভিযানের নামে গুন্ডামি তার প্রমান। তাছাড়া বাংলায় জঙ্গলরাজ চললে কলকাতা বার বার সব চেয়ে নিরাপদ শহরের মধ্যে থাকত না। তাই এই অবান্তর প্রশ্ন ছেড়ে বরং বিজেপি কে UP, দিল্লি, MP, ত্রিপুরা, আসামের ব্যাপারে জিজ্ঞেস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যমুনা টেলিভিশনে বিজয়ী হাফেজের দেশে ফেরা ও সংবর্ধনার খবর।</text:p>
          </table:table-cell>
          <table:table-cell office:value-type="float" office:value="1" table:style-name="ce1">
            <text:p>1</text:p>
          </table:table-cell>
          <table:table-cell table:number-columns-repeated="16382"/>
        </table:table-row>
        <table:table-row table:style-name="ro1">
          <table:table-cell office:value-type="string" table:style-name="ce4">
            <text:p>মসজিদ থেকে ভেসে আসুক মহালয়ার ডাক, মন্দিরে শোনা যাক আযানের হাঁক।</text:p>
          </table:table-cell>
          <table:table-cell office:value-type="float" office:value="1" table:style-name="ce1">
            <text:p>1</text:p>
          </table:table-cell>
          <table:table-cell table:number-columns-repeated="16382"/>
        </table:table-row>
        <table:table-row table:style-name="ro1">
          <table:table-cell office:value-type="string" table:style-name="ce4">
            <text:p>গার্লফ্রেন্ড বিহীন তরুনের পৃথিবীতে বেঁচে থাকা, ঘাসবিহীন মাঠে গরুর পায়চারির মত</text:p>
          </table:table-cell>
          <table:table-cell office:value-type="float" office:value="0" table:style-name="ce1">
            <text:p>0</text:p>
          </table:table-cell>
          <table:table-cell table:number-columns-repeated="16382"/>
        </table:table-row>
        <table:table-row table:style-name="ro1">
          <table:table-cell office:value-type="string" table:style-name="ce4">
            <text:p>কলকাতা ছেড়ে কর্নাটকে কেনো প্লান্ট বসালো, আমাদের লস</text:p>
          </table:table-cell>
          <table:table-cell office:value-type="float" office:value="0" table:style-name="ce1">
            <text:p>0</text:p>
          </table:table-cell>
          <table:table-cell table:number-columns-repeated="16382"/>
        </table:table-row>
        <table:table-row table:style-name="ro1">
          <table:table-cell office:value-type="string" table:style-name="ce4">
            <text:p>বাস্তবতা এতই কঠিন যে কখনও কখনও বুকের ভিতর গড়ে তোলা বিন্দু বিন্দু ভালবাসাও অসহায় হয়ে পড়ে।</text:p>
          </table:table-cell>
          <table:table-cell office:value-type="float" office:value="0" table:style-name="ce1">
            <text:p>0</text:p>
          </table:table-cell>
          <table:table-cell table:number-columns-repeated="16382"/>
        </table:table-row>
        <table:table-row table:style-name="ro1">
          <table:table-cell office:value-type="string" table:style-name="ce4">
            <text:p>স্বপ্ন দেখাটাই স্বাভাবিক ভয় করলে তো আর চলবে না</text:p>
          </table:table-cell>
          <table:table-cell office:value-type="float" office:value="1" table:style-name="ce1">
            <text:p>1</text:p>
          </table:table-cell>
          <table:table-cell table:number-columns-repeated="16382"/>
        </table:table-row>
        <table:table-row table:style-name="ro1">
          <table:table-cell office:value-type="string" table:style-name="ce4">
            <text:p>চিতাবাঘ টাকে নিয়ে যা হলো তাতে চিতাটাও ভাবছে.. শালা জঙ্গলে এলাম না বিজেপিতে ।।</text:p>
          </table:table-cell>
          <table:table-cell office:value-type="float" office:value="0" table:style-name="ce1">
            <text:p>0</text:p>
          </table:table-cell>
          <table:table-cell table:number-columns-repeated="16382"/>
        </table:table-row>
        <table:table-row table:style-name="ro1">
          <table:table-cell office:value-type="string" table:style-name="ce4">
            <text:p>Gujarat: সরকারি সাহায্য মেলেনি, প্রতিবাদে রাস্তায় কয়েক হাজার গরু ছেড়ে দেওয়া হল! Gujarat Bovine Cows Banaskatha</text:p>
          </table:table-cell>
          <table:table-cell office:value-type="float" office:value="0" table:style-name="ce1">
            <text:p>0</text:p>
          </table:table-cell>
          <table:table-cell table:number-columns-repeated="16382"/>
        </table:table-row>
        <table:table-row table:style-name="ro1">
          <table:table-cell office:value-type="string" table:style-name="ce4">
            <text:p>যত ভয় ডানা ভাঙা পাখিদের।</text:p>
          </table:table-cell>
          <table:table-cell office:value-type="float" office:value="0" table:style-name="ce1">
            <text:p>0</text:p>
          </table:table-cell>
          <table:table-cell table:number-columns-repeated="16382"/>
        </table:table-row>
        <table:table-row table:style-name="ro1">
          <table:table-cell office:value-type="string" table:style-name="ce4">
            <text:p>লড়াই করতে গেলে সাহস চাই বুকে। সেই ছেলেটা একা লড়েছিলো সেদিন, নিজের নেত্রী, নিজের দল, নিজের সংগঠনের জন্য। সেই ছেলেটির নাম সুদীপ রাহা। প্রেসিডেন্সির মাটি কোনোদিন ভুলবেনা তোমার সংগ্রাম। HistoryOfPresidency HistoryOfCourage</text:p>
          </table:table-cell>
          <table:table-cell office:value-type="float" office:value="1" table:style-name="ce1">
            <text:p>1</text:p>
          </table:table-cell>
          <table:table-cell table:number-columns-repeated="16382"/>
        </table:table-row>
        <table:table-row table:style-name="ro1">
          <table:table-cell office:value-type="string" table:style-name="ce4">
            <text:p>একজন রাজাকে এক বছর ধরে হেনস্থা করার জন্য যা যা সাজা দেওয়া যায় আমি তাই তাই করবো আমি আশা রাখলাম তার সাথে সর্বোচ্চ আদালত কে সকল খানকির ছেলে মিলে অপমান</text:p>
          </table:table-cell>
          <table:table-cell office:value-type="float" office:value="0" table:style-name="ce1">
            <text:p>0</text:p>
          </table:table-cell>
          <table:table-cell table:number-columns-repeated="16382"/>
        </table:table-row>
        <table:table-row table:style-name="ro1">
          <table:table-cell office:value-type="string" table:style-name="ce4">
            <text:p>সত্যি.... আমার ও তাই মনে হয় শেষ জীবনে নিজের সন্মান নষ্ট করলেন নিজেই</text:p>
          </table:table-cell>
          <table:table-cell office:value-type="float" office:value="0" table:style-name="ce1">
            <text:p>0</text:p>
          </table:table-cell>
          <table:table-cell table:number-columns-repeated="16382"/>
        </table:table-row>
        <table:table-row table:style-name="ro1">
          <table:table-cell office:value-type="string" table:style-name="ce4">
            <text:p>রাসূল বলেছেন; যে ব্যক্তি ক্ষমা করে, আল্লাহ্‌ তার মর্যাদা বাড়িয়ে দেন। {সহিহ মুসলিম : ৬৪৮৬}</text:p>
          </table:table-cell>
          <table:table-cell office:value-type="float" office:value="1" table:style-name="ce1">
            <text:p>1</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মনে হচ্ছে আজ ৫০ রানের বেশি করবে কোহলি। ভালো মানের ম্যাচ... INDvsAUSonDADDYBET</text:p>
          </table:table-cell>
          <table:table-cell office:value-type="float" office:value="1" table:style-name="ce1">
            <text:p>1</text:p>
          </table:table-cell>
          <table:table-cell table:number-columns-repeated="16382"/>
        </table:table-row>
        <table:table-row table:style-name="ro1">
          <table:table-cell office:value-type="string" table:style-name="ce4">
            <text:p>শারদীয় দুর্গাপূজা উপলক্ষে ফরিদপুর শহরের বিভিন্ন মন্দিরের চলছে প্রতিমায় রঙের কাজ। কেননা আগামী ১ অক্টোবর অনুষ্ঠিত হবে হিন্দু সম্প্রদায়ের সর্ববৃহৎ উৎসব শারদীয় দুর্গাপূজা। এ ব্যাপারে  রাজবাড়ী বেলগাছি নিবাসী বিজয় পাল জানান তিনি এ বছর সর্বমোট পাঁচটি</text:p>
          </table:table-cell>
          <table:table-cell office:value-type="float" office:value="1" table:style-name="ce1">
            <text:p>1</text:p>
          </table:table-cell>
          <table:table-cell table:number-columns-repeated="16382"/>
        </table:table-row>
        <table:table-row table:style-name="ro1">
          <table:table-cell office:value-type="string" table:style-name="ce4">
            <text:p>WatchNow: অপাকাণ্ডে ইডির চার্জশিটে চাঞ্চল্যকর তথ্য। থাইল্যান্ডের ফুকেটে একসঙ্গে বেড়াতে গিয়েছিলেন পার্থ চট্টোপাধ্যায় ও অর্পিতা মুখার্জি। WATCH LIVE: ParthaChatterjee | ArpitaMukherjee</text:p>
          </table:table-cell>
          <table:table-cell office:value-type="float" office:value="0" table:style-name="ce1">
            <text:p>0</text:p>
          </table:table-cell>
          <table:table-cell table:number-columns-repeated="16382"/>
        </table:table-row>
        <table:table-row table:style-name="ro1">
          <table:table-cell office:value-type="string" table:style-name="ce4">
            <text:p>সালাম নিবেন। আসলে ঘুমিয়ে ছিলাম। বাড়িতে এসে আপনার সাথে যোগাযোগ করিনি।ক্ষমা করবেন। আপনার সুন্দর জীবন কামনা করছি। সালাম রইল।</text:p>
          </table:table-cell>
          <table:table-cell office:value-type="float" office:value="1" table:style-name="ce1">
            <text:p>1</text:p>
          </table:table-cell>
          <table:table-cell table:number-columns-repeated="16382"/>
        </table:table-row>
        <table:table-row table:style-name="ro1">
          <table:table-cell office:value-type="string" table:style-name="ce4">
            <text:p>নামাজ মুসলমানদের সবচেয়ে বড় পরিচয়।</text:p>
          </table:table-cell>
          <table:table-cell office:value-type="float" office:value="1" table:style-name="ce1">
            <text:p>1</text:p>
          </table:table-cell>
          <table:table-cell table:number-columns-repeated="16382"/>
        </table:table-row>
        <table:table-row table:style-name="ro1">
          <table:table-cell office:value-type="string" table:style-name="ce4">
            <text:p>আব্দুল জলিল (৫০) নামের স্থানীয় এক ঘটককে কুপিয়ে হত্যার ঘটনা ঘটেছে somoytv Somoynews news newsalert newsupdates Somoy SomoyBangladesh</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এর নির্দেশে আগামীকাল ২৪শে সেপ্টেম্বর ২০২২ শনিবার বেলা ৩টায় কোচবিহার জেলা তৃণমূল কংগ্রেসের নব নির্মিত কার্যালয়ের শুভ উদ্বোধন করবেন রাজ্যের মন্ত্রী ও FAM4TMC</text:p>
          </table:table-cell>
          <table:table-cell office:value-type="float" office:value="1" table:style-name="ce1">
            <text:p>1</text:p>
          </table:table-cell>
          <table:table-cell table:number-columns-repeated="16382"/>
        </table:table-row>
        <table:table-row table:style-name="ro1">
          <table:table-cell office:value-type="string" table:style-name="ce4">
            <text:p>এমন এক সময় আসবে যখন মুসলমানদের জন্য ঈমান ধরে রাখা, জ্বলন্ত কয়লা হাতের মধ্যে রাখার ন্যায় কঠিন হবে। __বিশ্বনবী হযরত মোহাম্মদ “জুম্মা মোবারক”</text:p>
          </table:table-cell>
          <table:table-cell office:value-type="float" office:value="1" table:style-name="ce1">
            <text:p>1</text:p>
          </table:table-cell>
          <table:table-cell table:number-columns-repeated="16382"/>
        </table:table-row>
        <table:table-row table:style-name="ro1">
          <table:table-cell office:value-type="string" table:style-name="ce4">
            <text:p>আজ সকালে 56/ ৩৬ নং বুথ সভাপতি এবং বুথের কার্যকর্তাদের কে সঙ্গে নিয়ে জন সম্পর্কে যাই ভারত মাতা কি বিজেপি জিন্দাবাদ মুখ্যমন্ত্রী অধ্যাপক মানিক সাহা জিন্দাবাদ বিশ্ব বন্ধু সেন জিন্দাবাদ</text:p>
          </table:table-cell>
          <table:table-cell office:value-type="float" office:value="1" table:style-name="ce1">
            <text:p>1</text:p>
          </table:table-cell>
          <table:table-cell table:number-columns-repeated="16382"/>
        </table:table-row>
        <table:table-row table:style-name="ro1">
          <table:table-cell office:value-type="string" table:style-name="ce4">
            <text:p>বরিষ্ঠ প্রচারক শ্রী শ্যামলাল বন্দোপাধ্যায় আজ দিনাঙ্ক ২৩ সেপ্টেম্বর ২০২২ দিনে সকালে ৭ টা ৩০ মিনিটে কলকাতায় নর্থ সিটি নার্সিং হোমে ৮৭ বছর বয়সে অন্তিম নিঃস্বাস ত্যাগ করে অমৃত লোক গমন করেছেন। ওঁনার আত্মার চীরশান্তি কামনা করি ॐ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যখন আমি কিছুতে সন্তুষ্ট না হই.. আম্মু: যা পাইসোস তা নিয়া খুশি থাক! আমি: তাহলে আমার পরীক্ষার number নিয়া তো আমি খুশি কিন্তু তুমি না</text:p>
          </table:table-cell>
          <table:table-cell office:value-type="float" office:value="0" table:style-name="ce1">
            <text:p>0</text:p>
          </table:table-cell>
          <table:table-cell table:number-columns-repeated="16382"/>
        </table:table-row>
        <table:table-row table:style-name="ro1">
          <table:table-cell office:value-type="string" table:style-name="ce4">
            <text:p>কিন্তু মুসলিমরা ইসলামী ‘আক্বীদাহ্ (Ideology) পোষণ ‘মৌ[ল]বা[দী]’ হলেই দোষ! যত শান্তি, সহানুভূতি আর সম্প্রীতির বাণী এ বেলায় প্রযোজ্য করতে চায়! ইসলামের নামে প্রচার করতে চায় বিকৃত ‘আক্বীদাহ্! কেন রে ভাই! [২/২]</text:p>
          </table:table-cell>
          <table:table-cell office:value-type="float" office:value="0" table:style-name="ce1">
            <text:p>0</text:p>
          </table:table-cell>
          <table:table-cell table:number-columns-repeated="16382"/>
        </table:table-row>
        <table:table-row table:style-name="ro1">
          <table:table-cell office:value-type="string" table:style-name="ce4">
            <text:p>আজ গিয়েছিলাম সদ্যপ্রয়াত কোচবিহার ১ নং পঞ্চায়েত সমিতির সভাপতি স্বর্গীয় চন্দ্র কান্ত রায় এর নিজস্ব বাসভবনে তার পরিবারের প্রতি সমবেদনা জানাতে কোচবিহার জেলার প্রাক্তন সংসদ পার্থ প্রতিম রায়, জেলা পরিষদের পূর্ত কর্মাদক্ষ সন্মানীয়া সুচিস্মিতা দেব শর্মা ও অন্যান্য নেতৃত্বগণ।</text:p>
          </table:table-cell>
          <table:table-cell office:value-type="float" office:value="1" table:style-name="ce1">
            <text:p>1</text:p>
          </table:table-cell>
          <table:table-cell table:number-columns-repeated="16382"/>
        </table:table-row>
        <table:table-row table:style-name="ro1">
          <table:table-cell office:value-type="string" table:style-name="ce4">
            <text:p>অবহেলা বোঝার জন্য ভাষার প্রয়জন হয় না ব্যবহারই যথেষ্ট</text:p>
          </table:table-cell>
          <table:table-cell office:value-type="float" office:value="0" table:style-name="ce1">
            <text:p>0</text:p>
          </table:table-cell>
          <table:table-cell table:number-columns-repeated="16382"/>
        </table:table-row>
        <table:table-row table:style-name="ro1">
          <table:table-cell office:value-type="string" table:style-name="ce4">
            <text:p>দুঃখে যাদের জীবন গড়া দুঃখ কিসের ভয়</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নদীয়া দক্ষিণ সাংগঠনিক ( রানাঘাট ) জেলার সর্বভারতীয় তৃণমূল কংগ্রেসের সভাপতি সম্মানীয় দেবাশীষ গাঙ্গুলীর শুভ জন্মদিনে ফ্যাম কমিউনিটির পক্ষ থেকে জানাই আন্তরিক শুভেচ্ছা এবং অভিনন্দন । FAM4TMC</text:p>
          </table:table-cell>
          <table:table-cell office:value-type="float" office:value="1" table:style-name="ce1">
            <text:p>1</text:p>
          </table:table-cell>
          <table:table-cell table:number-columns-repeated="16382"/>
        </table:table-row>
        <table:table-row table:style-name="ro1">
          <table:table-cell office:value-type="string" table:style-name="ce4">
            <text:p>কি বলবো অতীব দুঃখের কথা ম্যাম আমার বউ নাই শীত নাই</text:p>
          </table:table-cell>
          <table:table-cell office:value-type="float" office:value="0" table:style-name="ce1">
            <text:p>0</text:p>
          </table:table-cell>
          <table:table-cell table:number-columns-repeated="16382"/>
        </table:table-row>
        <table:table-row table:style-name="ro1">
          <table:table-cell office:value-type="string" table:style-name="ce4">
            <text:p>তাহলে এই কাজেই কচুরিপানা দিয়ে হস্তশিল্প বানিয়ে ফেলুন। ভালো ব্যাবসা হবে।তবে চা বিস্কুট ঘুগনি বিক্রি করূন। তূণ মূলে কে তোলা দিতে হবে। মমতা ব্যানার্জি অনুপ্রেরণা পুলিশ কে তোলা দিতে হবে। আর দিনের শেষে লাভের মুখ দেখতে হবে না। অপদার্থ, অসভ্য চোরের দলের পান্ডা মমতা ব্যানার্জি।</text:p>
          </table:table-cell>
          <table:table-cell office:value-type="float" office:value="0" table:style-name="ce1">
            <text:p>0</text:p>
          </table:table-cell>
          <table:table-cell table:number-columns-repeated="16382"/>
        </table:table-row>
        <table:table-row table:style-name="ro1">
          <table:table-cell office:value-type="string" table:style-name="ce4">
            <text:p>দেনমোহরের ভয়ে সাহস করতে পারছি না,,, এখন সবই মাত্রাতিরিক্ত মোহর ধার্য্য করা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ঞ্চগড় জেলার বোদা উপজেলার বোদেশ্বরি আউলিয়ার ঘাটে অবস্থিত শক্তিপীঠ ত্রিস্রোতা বোদেশ্বরী মন্দির। মন্দিরে মহালয়ার অনুষ্ঠান শেষে ফেরার পথে নদীতে নৌকা ডুবিতে শিশু সহ প্রায় ২৫ জন পুণ্যার্থীর মৃত্যু হয়েছে। অনেক রয়েছে নিঁখোজ। পরলোকগতদের বিদেহী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জ্বালানি তেলসহ নিত্যপ্রয়োজনীয় দ্রব্যমূল্যের ঊর্ধ্বগতি এবং দলীয় নেতা-কর্মী হত্যার প্রতিবাদে মুন্সীগঞ্জে বিএনপি নেতা-কর্মীদের শান্তিপূর্ণ, গণতান্ত্রিক...</text:p>
          </table:table-cell>
          <table:table-cell office:value-type="float" office:value="1" table:style-name="ce1">
            <text:p>1</text:p>
          </table:table-cell>
          <table:table-cell table:number-columns-repeated="16382"/>
        </table:table-row>
        <table:table-row table:style-name="ro1">
          <table:table-cell office:value-type="string" table:style-name="ce4">
            <text:p>চাকরি চোর দের পেছনে লাথ মেরে গদিচ্যুত করাই প্রধান কাজ</text:p>
          </table:table-cell>
          <table:table-cell office:value-type="float" office:value="0" table:style-name="ce1">
            <text:p>0</text:p>
          </table:table-cell>
          <table:table-cell table:number-columns-repeated="16382"/>
        </table:table-row>
        <table:table-row table:style-name="ro1">
          <table:table-cell office:value-type="string" table:style-name="ce4">
            <text:p>আজ ছাত্র রাজনীতিতে এত সুন্দর পরিবর্তন এসেছে,তাই কাউকে আজ জোর করতে হয় না,সবাই নিজের ইচ্ছে তে আসে*ছাত্রযুব*আজ রাজপথে সেটার কৃতিত্ব যেমন আমাদের প্রিয় যুবরাজ র তেমনই তোমার অবদানও অত্যাধিক মুল্যবান দেশ ও দশে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ভেবেছিলাম আমার ভালোবাসা তোমায় পরিবর্তন করে দিবে, কিন্তু আফসোস..! তোমার অবহেলা আমাকেই পরিবর্তন ক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পাথারকান্দির চেংজুরে হেরোইন ও ড্রাগস সহ আটক ১ যুবক</text:p>
          </table:table-cell>
          <table:table-cell office:value-type="float" office:value="0" table:style-name="ce1">
            <text:p>0</text:p>
          </table:table-cell>
          <table:table-cell table:number-columns-repeated="16382"/>
        </table:table-row>
        <table:table-row table:style-name="ro1">
          <table:table-cell office:value-type="string" table:style-name="ce4">
            <text:p>দারুন</text:p>
          </table:table-cell>
          <table:table-cell office:value-type="float" office:value="1" table:style-name="ce1">
            <text:p>1</text:p>
          </table:table-cell>
          <table:table-cell table:number-columns-repeated="16382"/>
        </table:table-row>
        <table:table-row table:style-name="ro1">
          <table:table-cell office:value-type="string" table:style-name="ce4">
            <text:p>হিন্দি উর্দু ভাই ভাই এই বাংলায় ঠাই নাই</text:p>
          </table:table-cell>
          <table:table-cell office:value-type="float" office:value="0" table:style-name="ce1">
            <text:p>0</text:p>
          </table:table-cell>
          <table:table-cell table:number-columns-repeated="16382"/>
        </table:table-row>
        <table:table-row table:style-name="ro1">
          <table:table-cell office:value-type="string" table:style-name="ce4">
            <text:p>আমি প্রদান করব: 4-ঘন্টা এক্সপ্রেস ডেলিভারি ডাবল সাইড ডিজাইন রিভিশন, উচ্চ মানের 300/450 dpi, প্রস্তুত CMYK ফাইল প্রিন্ট সমস্ত প্রয়োজনীয় ফাইল (PSD, PNG, JPG, এবং PDF) 100% গ্রাহক সন্তুষ্টি 100% টাকা ফেরত৷ ধন্যবাদ, আপনার প্রতিক্রিয়া উন্মুখ. শুভেচ্ছা - Design Heart Bangladesh</text:p>
          </table:table-cell>
          <table:table-cell office:value-type="float" office:value="1" table:style-name="ce1">
            <text:p>1</text:p>
          </table:table-cell>
          <table:table-cell table:number-columns-repeated="16382"/>
        </table:table-row>
        <table:table-row table:style-name="ro1">
          <table:table-cell office:value-type="string" table:style-name="ce4">
            <text:p>জীবনকে সহজ বানিয়ে নিতে হয়। কখনো প্রার্থনা করে, কখনো ধৈর্য্য ধরে, কখনো ক্ষমা করে,কখনো এড়িয়ে চলে।</text:p>
          </table:table-cell>
          <table:table-cell office:value-type="float" office:value="1" table:style-name="ce1">
            <text:p>1</text:p>
          </table:table-cell>
          <table:table-cell table:number-columns-repeated="16382"/>
        </table:table-row>
        <table:table-row table:style-name="ro1">
          <table:table-cell office:value-type="string" table:style-name="ce4">
            <text:p>201_dome_mosque Bangladesh ২০১ গম্বুজ মসজিদ সম্পর্কিত সকল তথ্য</text:p>
          </table:table-cell>
          <table:table-cell office:value-type="float" office:value="1" table:style-name="ce1">
            <text:p>1</text:p>
          </table:table-cell>
          <table:table-cell table:number-columns-repeated="16382"/>
        </table:table-row>
        <table:table-row table:style-name="ro1">
          <table:table-cell office:value-type="string" table:style-name="ce4">
            <text:p>সম্প্রতি তিন লাখ মানুষকে সেনা বাহিনীতে যোগ দেওয়ার আহ্বান জানিয়েছে রাশিয়া।</text:p>
          </table:table-cell>
          <table:table-cell office:value-type="float" office:value="1" table:style-name="ce1">
            <text:p>1</text:p>
          </table:table-cell>
          <table:table-cell table:number-columns-repeated="16382"/>
        </table:table-row>
        <table:table-row table:style-name="ro1">
          <table:table-cell office:value-type="string" table:style-name="ce4">
            <text:p>নতুন তৃণমূল। পূজার পর তৈরি হচ্ছে নতুন তৃণমূল। শিক্ষার প্রগতি সংঘবদ্ধ জীবন দেশপ্রেম আমরা তৃণমূল ছাত্র পরিষদ! আমরাই আগামীর দেশের ভবিষ্যৎ! UttarDinajpurTMCP TMCPCYBERCELL ChopraBlockTMCP HamidulRahamanJindabad AkbarAliAitc</text:p>
          </table:table-cell>
          <table:table-cell office:value-type="float" office:value="1" table:style-name="ce1">
            <text:p>1</text:p>
          </table:table-cell>
          <table:table-cell table:number-columns-repeated="16382"/>
        </table:table-row>
        <table:table-row table:style-name="ro1">
          <table:table-cell office:value-type="string" table:style-name="ce4">
            <text:p>লক্ষ্মীর ভান্ডারের এক বছর পূর্তি, উপকৃত ২কোটি মহিলা। FAM4TMC "কন্যাশ্রী-শিক্ষাশ্রী... সবুজ সাথী-যুবশ্রী" "মা-বোনেরা পাচ্ছে আরও..যেটা ছিলো যে দরকার... " বাংলার সরকার করেছে লক্ষীর_ভান্ডার মা-বোনেদের মনেতে আজ খুশির জোয়ার... মুখ্যমন্ত্রীর সেরা উপহার লক্ষীর_ভান্ডার</text:p>
          </table:table-cell>
          <table:table-cell office:value-type="float" office:value="1" table:style-name="ce1">
            <text:p>1</text:p>
          </table:table-cell>
          <table:table-cell table:number-columns-repeated="16382"/>
        </table:table-row>
        <table:table-row table:style-name="ro1">
          <table:table-cell office:value-type="string" table:style-name="ce4">
            <text:p>ডাক্তারি পরীক্ষার মাধ্যমে প্রকৃত হিজড়া শনাক্তের সুপারিশ via</text:p>
          </table:table-cell>
          <table:table-cell office:value-type="float" office:value="0" table:style-name="ce1">
            <text:p>0</text:p>
          </table:table-cell>
          <table:table-cell table:number-columns-repeated="16382"/>
        </table:table-row>
        <table:table-row table:style-name="ro1">
          <table:table-cell office:value-type="string" table:style-name="ce4">
            <text:p>আচ্ছা শোনো তোমায় Bravo বলতে সাহস পায় না তবু বলি Bravo আর কি বলব বুঝতে পারছি না . তুমি ও একপেশে নয় দেখলাম। ওইদিন প্রশংসা করলে আজ আবার ভুলটাও বলতে কুণ্ঠা করলে না। ধন্যবাদ গুরুমা</text:p>
          </table:table-cell>
          <table:table-cell office:value-type="float" office:value="1" table:style-name="ce1">
            <text:p>1</text:p>
          </table:table-cell>
          <table:table-cell table:number-columns-repeated="16382"/>
        </table:table-row>
        <table:table-row table:style-name="ro1">
          <table:table-cell office:value-type="string" table:style-name="ce4">
            <text:p>লালু পশুখাদ্য খেয়েছিল। সুখরাম ছাগলের মত টেলিফোনের তার চিবিয়েছিল। অর পার্থ পশ্চিমবঙ্গের শিক্ষাব্যবস্থার মাথা চিবিয়ে খেয়েছে। তবে ভালো লাগলো যে, সৌগত রায়ের বিবেক এখনও বিকিয়ে যায়নি।</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খুব পছন্দের খাবার, পানি ভাত দিয়ে খাইতে অনেক টেস্ট</text:p>
          </table:table-cell>
          <table:table-cell office:value-type="float" office:value="1" table:style-name="ce1">
            <text:p>1</text:p>
          </table:table-cell>
          <table:table-cell table:number-columns-repeated="16382"/>
        </table:table-row>
        <table:table-row table:style-name="ro1">
          <table:table-cell office:value-type="string" table:style-name="ce4">
            <text:p>ওটা লক্ষীর ভান্ডার নাম না দিয়ে ভিখিরি ভান্ডার নাম দিলে ভালো হতো ।</text:p>
          </table:table-cell>
          <table:table-cell office:value-type="float" office:value="0" table:style-name="ce1">
            <text:p>0</text:p>
          </table:table-cell>
          <table:table-cell table:number-columns-repeated="16382"/>
        </table:table-row>
        <table:table-row table:style-name="ro1">
          <table:table-cell office:value-type="string" table:style-name="ce4">
            <text:p>Taxi গুলো কলকাতায় কি এখন মনের মতো ভাড়া নিচ্ছে সবার কাছ থেকে ? তবে মিটার লাগানোর দরকারকি? আর মাথাতেও Taxi শব্দটা সরিয়ে দেওয়া উচিত ৷ কারন কাছে গেলেই বলে মিটারে যাবেনা, কত দেবেন বলুন ...এসব কি হচ্ছে কলকাতায় ? ..</text:p>
          </table:table-cell>
          <table:table-cell office:value-type="float" office:value="0" table:style-name="ce1">
            <text:p>0</text:p>
          </table:table-cell>
          <table:table-cell table:number-columns-repeated="16382"/>
        </table:table-row>
        <table:table-row table:style-name="ro1">
          <table:table-cell office:value-type="string" table:style-name="ce4">
            <text:p>ডক্টর কালাম স্যার যদি নিজেকে ভারতবর্ষের সংখ্যালঘু পিছিয়ে পড়া সমাজের একজন সংরক্ষিত মানুষ মনে করতেন তবে তিনি কোন সরকারি অফিসে গ্রুপ ডি পদে চাকরি করতেন।</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মুখ্যমন্ত্রী অনুপ্রেরণায় , যুবনেতা পথনির্দেশে ে আর্দশ মনে করে িদি র থেকে প্রতিবাদী মনভাব নিয়ে জীবনে একটা নতুন পথে পা রাখতে চলছে। আপনারা আর্শীবাদ করবেন মুড়ি ঘুগনি, কচুপাতা,কাশ ফুলের বালিশ এর ব্যবসা শুরু করলাম</text:p>
          </table:table-cell>
          <table:table-cell office:value-type="float" office:value="0" table:style-name="ce1">
            <text:p>0</text:p>
          </table:table-cell>
          <table:table-cell table:number-columns-repeated="16382"/>
        </table:table-row>
        <table:table-row table:style-name="ro1">
          <table:table-cell office:value-type="string" table:style-name="ce4">
            <text:p>ভাষার অপব্যাবহার একটা বদমাইশি যারা এগুলো করেন তারা আর যাই হোক, কারো ভালো চায়না, এমনকি নিজের ও না। ইন্দিরা গান্ধী - বলেছিলেন গরিবী হটাও, জ্যোতি বাবুরা বললেন, গরিব হটাও । মমতা বলেন - চা, তেলে ভাজা ব্যাবসা করো। এটাও অনেক ভুল ব্যাখ্যা করা হচ্ছে। লক্ষ্য লক্ষ্য পরিবার এভাবেই তো বেঁচে</text:p>
          </table:table-cell>
          <table:table-cell office:value-type="float" office:value="0" table:style-name="ce1">
            <text:p>0</text:p>
          </table:table-cell>
          <table:table-cell table:number-columns-repeated="16382"/>
        </table:table-row>
        <table:table-row table:style-name="ro1">
          <table:table-cell office:value-type="string" table:style-name="ce4">
            <text:p>সত্যিকার এর খানকি</text:p>
          </table:table-cell>
          <table:table-cell office:value-type="float" office:value="0" table:style-name="ce1">
            <text:p>0</text:p>
          </table:table-cell>
          <table:table-cell table:number-columns-repeated="16382"/>
        </table:table-row>
        <table:table-row table:style-name="ro1">
          <table:table-cell office:value-type="string" table:style-name="ce4">
            <text:p>মার্কিন যুক্তরাষ্ট্রের গোয়েন্দা সংস্থা সিআইএ-এর ডেপুটি ডিরেক্টর ডেভিড কোহেন বলেছেন, ২০২৭ সালের মধ্যেই তাইওয়ান দখল করতে চায় চীন। শি জিনপিং তার সেনাবাহিনীকে সেভাবেই তৈরি করছেন । চীনের এই মানসিকতার , শান্তি ভঙ্গের এই নীতির আমি তীব্র প্রতিবাদ জানাই। antichina boycottchina</text:p>
          </table:table-cell>
          <table:table-cell office:value-type="float" office:value="0" table:style-name="ce1">
            <text:p>0</text:p>
          </table:table-cell>
          <table:table-cell table:number-columns-repeated="16382"/>
        </table:table-row>
        <table:table-row table:style-name="ro1">
          <table:table-cell office:value-type="string" table:style-name="ce4">
            <text:p>কোহলি ভারতের ষষ্ঠ বা সপ্তম বোলারের অভাব মেটাবেন? নেট অনুশীলনে ধরা পড়ল তেমনই ছবি</text:p>
          </table:table-cell>
          <table:table-cell office:value-type="float" office:value="1" table:style-name="ce1">
            <text:p>1</text:p>
          </table:table-cell>
          <table:table-cell table:number-columns-repeated="16382"/>
        </table:table-row>
        <table:table-row table:style-name="ro1">
          <table:table-cell office:value-type="string" table:style-name="ce4">
            <text:p>চটি পিসির কথায় অনুপ্রাণিত হয়ে আজ আমরা বিধায়ক দল সকলে মিলে একসাথে ঝালমুড়ি ও ঘুগনির দোকান দিলাম.... চাকরি করে আর কি হবে ???? আপনারাও দোকান দিয়ে ফেলুন....ঝালমুড়ি ও ঘুগনির.. এগিয়ে_বাংলা chinmoy_deb_barman</text:p>
          </table:table-cell>
          <table:table-cell office:value-type="float" office:value="0" table:style-name="ce1">
            <text:p>0</text:p>
          </table:table-cell>
          <table:table-cell table:number-columns-repeated="16382"/>
        </table:table-row>
        <table:table-row table:style-name="ro1">
          <table:table-cell office:value-type="string" table:style-name="ce4">
            <text:p>বাংলায় বিভিন্ন ক্ষেত্রে ৯৯.৯ মেধার ভিত্তিতে চাকরি হয়,এসএসসি নিয়ে আপনারা বিচার করেন বাংলার বিভিন্ন ক্ষেত্রে চাকুরি জিবিদের অপমান করা হবে। তাই বাংলার নতুন প্রজন্মের যুবক যুবতীদের চাকুরি পর্থীদের স্বপ্ন গড়ে ওঠে। আজকেরবাংলাআগামিরদিশা. এগিয়েবাংলা.</text:p>
          </table:table-cell>
          <table:table-cell office:value-type="float" office:value="1" table:style-name="ce1">
            <text:p>1</text:p>
          </table:table-cell>
          <table:table-cell table:number-columns-repeated="16382"/>
        </table:table-row>
        <table:table-row table:style-name="ro1">
          <table:table-cell office:value-type="string" table:style-name="ce4">
            <text:p>কাঁথি টেন্ডার দুর্নীতি : শুভেন্দু অধিকারীর ভাই সৌমেন্দু অধিকারীর বিরুদ্ধে প্রায় ২ কোটি টাকার দুর্নীতিতে কাঁথি ডিএম-কে তদন্তের নির্দেশ হাইকোর্টের। ড্যাডা দেখ কেমন লাগে!!!!! FAM4TMC</text:p>
          </table:table-cell>
          <table:table-cell office:value-type="float" office:value="1" table:style-name="ce1">
            <text:p>1</text:p>
          </table:table-cell>
          <table:table-cell table:number-columns-repeated="16382"/>
        </table:table-row>
        <table:table-row table:style-name="ro1">
          <table:table-cell office:value-type="string" table:style-name="ce4">
            <text:p>খবরটা পড়তে গিয়ে বারবার থেমে যাচ্ছিলাম পুরোটা পড়ার সাহস যেন হচ্ছিল না জ^ন্তু-জানো^য়ারগুলো দেশটাকে শেষ ক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শোনো 2 পিস গরম রসগোল্লার বেশ্যা ঘরের মেয়ের , চটিচাটা ভাই, বাংলা তোর বাপের না, আর যার চটির তলায় থেকে এতো ডায়লগ মারছিস , তার ভ্যালিডিটি শেষ এর পথে! তার পর তো আবার আসবি বিজেপির টা চাটতে! আর বাংলায় রাজ করবি ওই স্বপ্ন দেখে ,চটির ফটো সামনে রেখে ঘুমিয়ে পর!</text:p>
          </table:table-cell>
          <table:table-cell office:value-type="float" office:value="0" table:style-name="ce1">
            <text:p>0</text:p>
          </table:table-cell>
          <table:table-cell table:number-columns-repeated="16382"/>
        </table:table-row>
        <table:table-row table:style-name="ro1">
          <table:table-cell office:value-type="string" table:style-name="ce4">
            <text:p>WATCH: 'রাশিয়া-ইউক্রেন যুদ্ধ বন্ধ হোক অবিলম্বে', রাষ্ট্রপুঞ্জের মঞ্চে জোর সওয়াল ভারতের। 'এই যুদ্ধ বিভিন্ন জিনিসের মূল্যবৃদ্ধির কারণ', জানালেন এস জয়শঙ্কর। WATCH LIVE: RussiaInvadedUkraine | Ukraine</text:p>
          </table:table-cell>
          <table:table-cell office:value-type="float" office:value="0" table:style-name="ce1">
            <text:p>0</text:p>
          </table:table-cell>
          <table:table-cell table:number-columns-repeated="16382"/>
        </table:table-row>
        <table:table-row table:style-name="ro1">
          <table:table-cell office:value-type="string" table:style-name="ce4">
            <text:p>গৈরিক অভিনন্দন জননেতা ও বিজেপির সব নন্দীগ্রামের কর্মীদের। আবার নন্দীগ্রামে তোলা মূলের পরাজয় হলো</text:p>
          </table:table-cell>
          <table:table-cell office:value-type="float" office:value="1" table:style-name="ce1">
            <text:p>1</text:p>
          </table:table-cell>
          <table:table-cell table:number-columns-repeated="16382"/>
        </table:table-row>
        <table:table-row table:style-name="ro1">
          <table:table-cell office:value-type="string" table:style-name="ce4">
            <text:p>পূজো উদ্বোধনে মাননীয়া মুখ্যমন্ত্রী! এফ ডি ব্লকের প্রতিমার অভূতপূর্ব প্রশংসা করলেন। MamataBanerjee AITCSSMC</text:p>
          </table:table-cell>
          <table:table-cell office:value-type="float" office:value="1" table:style-name="ce1">
            <text:p>1</text:p>
          </table:table-cell>
          <table:table-cell table:number-columns-repeated="16382"/>
        </table:table-row>
        <table:table-row table:style-name="ro1">
          <table:table-cell office:value-type="string" table:style-name="ce4">
            <text:p>কি নিষ্ঠুর মাইরি আপনি কোথায় একটু অনুপ্রাণিত হবেন না কি সব অলুক্ষণে কথা, বালাই ৬০.</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বঙ্গের বেকার যুবক যুবতী দের দিকে নজর পড়ছে না । ব্রিটিশদের রানীর মৃত্যুতে আহা কত দুঃখ । পশ্চিমবঙ্গের দুঃখ মমতা । লজজ্জা লাগা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জিটিএর এর বৈঠকে পৃথক গোর্খাল্যান্ডের প্রস্তাব সমর্থন করেছে তৃণমূল নেতা বিনয় তামাং। জিটিএ তে তৃণমূলের পাঁচ প্রতিনিধি এই প্রস্তাবে সমর্থন জানিয়েছেন। তৃণমূল হাইকমান্ড এই প্রস্তাব মানবে? শুনুন জিটিএ বৈঠকের কথা বিনয় তামাং-এর মুখে।</text:p>
          </table:table-cell>
          <table:table-cell office:value-type="float" office:value="1" table:style-name="ce1">
            <text:p>1</text:p>
          </table:table-cell>
          <table:table-cell table:number-columns-repeated="16382"/>
        </table:table-row>
        <table:table-row table:style-name="ro1">
          <table:table-cell office:value-type="string" table:style-name="ce4">
            <text:p>অর্পিতা নাকি বিয়ে না করেও মা হতে চেয়েছিল... আর... আর...আর..... যশোদা বেন বিয়ে করেও মা হতে পারলোনা...</text:p>
          </table:table-cell>
          <table:table-cell office:value-type="float" office:value="0" table:style-name="ce1">
            <text:p>0</text:p>
          </table:table-cell>
          <table:table-cell table:number-columns-repeated="16382"/>
        </table:table-row>
        <table:table-row table:style-name="ro1">
          <table:table-cell office:value-type="string" table:style-name="ce4">
            <text:p>মাতৃ পক্ষের শুরুতে কোনো মায়ের জীবিত সন্তানের গলায় মালা দিয়ে, তর্পণ করে, বাংলার মায়েদের বুকে সন্তান হারানোর ভয় ঢুকিয়ে দেওয়া হলো....</text:p>
          </table:table-cell>
          <table:table-cell office:value-type="float" office:value="0" table:style-name="ce1">
            <text:p>0</text:p>
          </table:table-cell>
          <table:table-cell table:number-columns-repeated="16382"/>
        </table:table-row>
        <table:table-row table:style-name="ro1">
          <table:table-cell office:value-type="string" table:style-name="ce4">
            <text:p>আহা পশ্চিমবঙ্গে বিগত দশ বছরে কত্ত শিল্প। কাটমানি চুরি ডাকাতির লুঠের শিল্প শিল্পীর নিজের হাতে আঁকা একেবারেই। খুন ধর্ষণ আগুনে ছারখার পশ্চিমবঙ্গ BengalBurning BengalViolence BengalFiles</text:p>
          </table:table-cell>
          <table:table-cell office:value-type="float" office:value="0" table:style-name="ce1">
            <text:p>0</text:p>
          </table:table-cell>
          <table:table-cell table:number-columns-repeated="16382"/>
        </table:table-row>
        <table:table-row table:style-name="ro1">
          <table:table-cell office:value-type="string" table:style-name="ce4">
            <text:p>ক্রীড়া মন্ত্রনালয় যদি খেলোয়াড়দেরকে সংবর্ধনা দিতে পারে! তাহলে ধর্ম মন্ত্রনালয় কেন কোরআন বিজয়ীদেরকে সংবর্ধনা দিতে পারবেনা? আমাদের ধর্ম মন্ত্রনালয়ের উচিৎ আমাদের কোরআন বিজয়ী কে সংবর্ধনা দেওয়া।</text:p>
          </table:table-cell>
          <table:table-cell office:value-type="float" office:value="0" table:style-name="ce1">
            <text:p>0</text:p>
          </table:table-cell>
          <table:table-cell table:number-columns-repeated="16382"/>
        </table:table-row>
        <table:table-row table:style-name="ro1">
          <table:table-cell office:value-type="string" table:style-name="ce4">
            <text:p>ওখানে চায়ের যা দাম নেয় সেই দাম নেবো বলে দোকান খুলেছিলাম । খদ্দের তো দূরের কথা, শালা ভাতা ভিখারি গুলোও এলো না ।</text:p>
          </table:table-cell>
          <table:table-cell office:value-type="float" office:value="0" table:style-name="ce1">
            <text:p>0</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ছিল কিছু প্রিয় মানুষ- প্রথম শ্রেণীতে ছিল যারা, বিপদেতে নাড়লে কড়া মিলছে না আজ তাদের সাড়া! "নিজের দুঃখ চেপে আমি যাদের দুঃখে কষ্ট পাই" আমার ঘরে বিপদ যখন তাদের কোন পাত্তা নাই!! _____শুভ বিকেল</text:p>
          </table:table-cell>
          <table:table-cell office:value-type="float" office:value="1" table:style-name="ce1">
            <text:p>1</text:p>
          </table:table-cell>
          <table:table-cell table:number-columns-repeated="16382"/>
        </table:table-row>
        <table:table-row table:style-name="ro1">
          <table:table-cell office:value-type="string" table:style-name="ce4">
            <text:p>আরব বিশ্বের অগ্রগতির জন্য প্রবৃদ্ধির সুযোগ সহ যুব ক্ষমতায়ন অপরিহার্য, থেয়াব বিন মোহাম্মদ বলেছেন WamNews</text:p>
          </table:table-cell>
          <table:table-cell office:value-type="float" office:value="1" table:style-name="ce1">
            <text:p>1</text:p>
          </table:table-cell>
          <table:table-cell table:number-columns-repeated="16382"/>
        </table:table-row>
        <table:table-row table:style-name="ro1">
          <table:table-cell office:value-type="string" table:style-name="ce4">
            <text:p>ইডি আসলে শিল্প সারদা রানি কে খুঁজছে</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সর্বকালের সেরা একাদশঃ ১. পাপন টেন্ডুলকার ২. মিনহাজুল আবেদীন গেইল ৩. নাজমুল হোসাইন কোহলি ৪. মিঠুন ডিভিলিয়ার্স ৫. জেক ডমিংগো ৬. শ্রীধরন ধনী ৭. নিজামুদ্দিন আফ্রিদী ৮. বাশার খান ৯. গতিদানব সুজন আখতার ১০. রাজ্জাক ভেক্টরি ১১. জালালিধরন</text:p>
          </table:table-cell>
          <table:table-cell office:value-type="float" office:value="1" table:style-name="ce1">
            <text:p>1</text:p>
          </table:table-cell>
          <table:table-cell table:number-columns-repeated="16382"/>
        </table:table-row>
        <table:table-row table:style-name="ro1">
          <table:table-cell office:value-type="string" table:style-name="ce4">
            <text:p>তুমার মত সুন্দরী কে অবহেলা করে কেডা</text:p>
          </table:table-cell>
          <table:table-cell office:value-type="float" office:value="0" table:style-name="ce1">
            <text:p>0</text:p>
          </table:table-cell>
          <table:table-cell table:number-columns-repeated="16382"/>
        </table:table-row>
        <table:table-row table:style-name="ro1">
          <table:table-cell office:value-type="string" table:style-name="ce4">
            <text:p>আমি যুদ্ধ করতে কখনোই ভয় পাই না। কিন্তু ভয় পাই সহজেই হেরে যাওয়া কে। কেন না,জয়ী না হলে যুদ্ধ করাটা অনর্থক। সবসময়ই বিজয়ী হতে চাই আমি, লড়াই টা যখন বেঁচে থাকার বিজয়ী হওয়াটা অবশ্যই জরুরী।</text:p>
          </table:table-cell>
          <table:table-cell office:value-type="float" office:value="1" table:style-name="ce1">
            <text:p>1</text:p>
          </table:table-cell>
          <table:table-cell table:number-columns-repeated="16382"/>
        </table:table-row>
        <table:table-row table:style-name="ro1">
          <table:table-cell office:value-type="string" table:style-name="ce4">
            <text:p>তোমার খোকা লুকবে বঙ্গ করবে দেদার চুরি.. আমার খোকা বেচবে পুজোয় চা, ঘুগনি আর ঝালমুড়ি.. (আজব বাংলা) ॥ ভাবুন_ভাবা_প্রাকটিস_করুন —</text:p>
          </table:table-cell>
          <table:table-cell office:value-type="float" office:value="0" table:style-name="ce1">
            <text:p>0</text:p>
          </table:table-cell>
          <table:table-cell table:number-columns-repeated="16382"/>
        </table:table-row>
        <table:table-row table:style-name="ro1">
          <table:table-cell office:value-type="string" table:style-name="ce4">
            <text:p>পাড়ার এক যুবক 2016 তে দুর্নীতি করে প্রাইমারি চাকরি পেয়েছিল তোলামুল প্রাইভেট কোম্পানি দ্বারা। ওর বিরুদ্ধে কেস করতে চাই।</text:p>
          </table:table-cell>
          <table:table-cell office:value-type="float" office:value="0" table:style-name="ce1">
            <text:p>0</text:p>
          </table:table-cell>
          <table:table-cell table:number-columns-repeated="16382"/>
        </table:table-row>
        <table:table-row table:style-name="ro1">
          <table:table-cell office:value-type="string" table:style-name="ce4">
            <text:p>সমাজে উগ্রতা দিনদিন চক্রবৃদ্ধি হারে বাড়ছে।সহিষ্ণুতা বলে আর কিছুই থাকছে না।এই দায় পরিবার এড়াতে পারে না,শিক্ষাব্যবস্থা এড়াতে পারে না,রাষ্ট্র এড়াতে পারে না। এসব বিষয় নিয়ে লিখতে গেলে এখন নিজের উপরই রাগ হয় এই পচনধরা রাষ্ট্রে তাই বারবার প্রশ্ন ওঠে হু উইল বেল দ্য ক্যাট?</text:p>
          </table:table-cell>
          <table:table-cell office:value-type="float" office:value="0" table:style-name="ce1">
            <text:p>0</text:p>
          </table:table-cell>
          <table:table-cell table:number-columns-repeated="16382"/>
        </table:table-row>
        <table:table-row table:style-name="ro1">
          <table:table-cell office:value-type="string" table:style-name="ce4">
            <text:p>বেশি টাকা উপার্জন করাটা গর্বের বিষয় নয়। হালাল উপার্জন করাটাই গর্বের বিষয়।</text:p>
          </table:table-cell>
          <table:table-cell office:value-type="float" office:value="1" table:style-name="ce1">
            <text:p>1</text:p>
          </table:table-cell>
          <table:table-cell table:number-columns-repeated="16382"/>
        </table:table-row>
        <table:table-row table:style-name="ro1">
          <table:table-cell office:value-type="string" table:style-name="ce4">
            <text:p>এদের এত সাহস আসে কোথেকে যে অঞ্জলীর মন্ত্র বাংলায় বলার অর্ডার দেওয়ার জন্য? পুজোর মন্ত্র সংস্কৃত ভাষায় হয়ে এসেছে আবহমানকাল ধরে আর তাই হবে । এদের এই নোংরামী সত্যি আর নেওয়া যাচ্ছে না</text:p>
          </table:table-cell>
          <table:table-cell office:value-type="float" office:value="0" table:style-name="ce1">
            <text:p>0</text:p>
          </table:table-cell>
          <table:table-cell table:number-columns-repeated="16382"/>
        </table:table-row>
        <table:table-row table:style-name="ro1">
          <table:table-cell office:value-type="string" table:style-name="ce4">
            <text:p>ব্রিটেন মন্দিরের উপর আক্রমণঃ বিষয়টা দেখার আশ্বাস ব্রিটেনের পররাষ্ট্রমন্ত্রীর</text:p>
          </table:table-cell>
          <table:table-cell office:value-type="float" office:value="1" table:style-name="ce1">
            <text:p>1</text:p>
          </table:table-cell>
          <table:table-cell table:number-columns-repeated="16382"/>
        </table:table-row>
        <table:table-row table:style-name="ro1">
          <table:table-cell office:value-type="string" table:style-name="ce4">
            <text:p>উগ্র ইহুদিদের হামলার স্বীকার হচ্ছে নিরীহ ফিলিস্তিনি মুসলিমরা আল-আকসা মসজিদের পরিচালককে বাড়ি থেকে ধরে নিয়ে গেল ইসরায়েলি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একটা জিনিস খেয়াল করে দেখবেন, জীবনের আসা দুঃখ কষ্ট বিপদে সমস্যায়, কোন না কোন ভাবে, কাউকে না কাউকে উছিলা বানিয়ে আল্লাহ তায়ালা ঠিকি উদ্দ্বার করে নেন, সমস্যা সমাধান করে দেন। - আল্লাহ বড় দয়াবান ----</text:p>
          </table:table-cell>
          <table:table-cell office:value-type="float" office:value="1" table:style-name="ce1">
            <text:p>1</text:p>
          </table:table-cell>
          <table:table-cell table:number-columns-repeated="16382"/>
        </table:table-row>
        <table:table-row table:style-name="ro1">
          <table:table-cell office:value-type="string" table:style-name="ce4">
            <text:p>বাহ চমৎকার আমার নামের প্রথম অক্ষর দিয়ে তৈরি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সত্যকে ভালবাস কিন্তু ভুলকে ক্ষমা কর॥</text:p>
          </table:table-cell>
          <table:table-cell office:value-type="float" office:value="1" table:style-name="ce1">
            <text:p>1</text:p>
          </table:table-cell>
          <table:table-cell table:number-columns-repeated="16382"/>
        </table:table-row>
        <table:table-row table:style-name="ro1">
          <table:table-cell office:value-type="string" table:style-name="ce4">
            <text:p>কম রে ন্ডি টা ফাঁকা ফ্লাট ছেরে এলো আমি ভাবলাম এবারে পোঁদা কামরাবে, ও শালা এ কি অবস্থা আমার লেনিন টা মুখে নিয়ে চুষে চলে গেলো।</text:p>
          </table:table-cell>
          <table:table-cell office:value-type="float" office:value="0" table:style-name="ce1">
            <text:p>0</text:p>
          </table:table-cell>
          <table:table-cell table:number-columns-repeated="16382"/>
        </table:table-row>
        <table:table-row table:style-name="ro1">
          <table:table-cell office:value-type="string" table:style-name="ce4">
            <text:p>এও এক কঠিন প্রতিযোগিতা DurgaPuja DurgaPuja2022 UNESCO news dailyhunt</text:p>
          </table:table-cell>
          <table:table-cell office:value-type="float" office:value="1" table:style-name="ce1">
            <text:p>1</text:p>
          </table:table-cell>
          <table:table-cell table:number-columns-repeated="16382"/>
        </table:table-row>
        <table:table-row table:style-name="ro1">
          <table:table-cell office:value-type="string" table:style-name="ce4">
            <text:p>মুখ্যমন্ত্রীর নজরে এলেই সমস্যার সমাধান হবে। আশাবাদী</text:p>
          </table:table-cell>
          <table:table-cell office:value-type="float" office:value="1" table:style-name="ce1">
            <text:p>1</text:p>
          </table:table-cell>
          <table:table-cell table:number-columns-repeated="16382"/>
        </table:table-row>
        <table:table-row table:style-name="ro1">
          <table:table-cell office:value-type="string" table:style-name="ce4">
            <text:p>পবিত্র মহাগ্রন্থ আল-কোরআনের ভবিষ্যৎ তারকাদের সম্মানার্থে খাবার বিতরণ</text:p>
          </table:table-cell>
          <table:table-cell office:value-type="float" office:value="1" table:style-name="ce1">
            <text:p>1</text:p>
          </table:table-cell>
          <table:table-cell table:number-columns-repeated="16382"/>
        </table:table-row>
        <table:table-row table:style-name="ro1">
          <table:table-cell office:value-type="string" table:style-name="ce4">
            <text:p>আরব আমিরাতের বিপক্ষে দুই ম্যাচ টি-২০ সিরিজের প্রথম ম্যাচে টস হেরে ব্যাটিংয়ে বাংলাদেশ। দুবাই আন্তর্জাতিক ক্রিকেট স্টেডিয়ামে প্রথমে ব্যাট করতে নেমে শুরুতেই হোঁচট খায় টাইগাররা।</text:p>
          </table:table-cell>
          <table:table-cell office:value-type="float" office:value="1" table:style-name="ce1">
            <text:p>1</text:p>
          </table:table-cell>
          <table:table-cell table:number-columns-repeated="16382"/>
        </table:table-row>
        <table:table-row table:style-name="ro1">
          <table:table-cell office:value-type="string" table:style-name="ce4">
            <text:p>স্বাস্থ্য অধিদপ্তর জানিয়েছে, শুক্রবার সকাল পর্যন্ত ২৪ ঘণ্টায় ৪ হাজার ৩১ জনের নমুনা পরীক্ষা করে ৬২০ জন নতুন রোগী শনাক্ত হয়েছে, মৃত্যু হয়েছে ১ জনের।...</text:p>
          </table:table-cell>
          <table:table-cell office:value-type="float" office:value="0" table:style-name="ce1">
            <text:p>0</text:p>
          </table:table-cell>
          <table:table-cell table:number-columns-repeated="16382"/>
        </table:table-row>
        <table:table-row table:style-name="ro1">
          <table:table-cell office:value-type="string" table:style-name="ce4">
            <text:p>নন্দীগ্রামে গিয়ে আহত মমতা, তাঁর ওপর ইচ্ছাকৃত ভাবে হামলা চলেছে বলে তাঁর অভিযোগ, ফিরছেন কলকাতায় Nandigram WestBengalElections2021</text:p>
          </table:table-cell>
          <table:table-cell office:value-type="float" office:value="0" table:style-name="ce1">
            <text:p>0</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দিব্যি মোরা নিয়েছি মেনে, মুখ্যমন্ত্রীর নোংরামি ; বিক্রিত তারা মতদানে, যৌবনেরই ঢ্যামনামি!</text:p>
          </table:table-cell>
          <table:table-cell office:value-type="float" office:value="0" table:style-name="ce1">
            <text:p>0</text:p>
          </table:table-cell>
          <table:table-cell table:number-columns-repeated="16382"/>
        </table:table-row>
        <table:table-row table:style-name="ro1">
          <table:table-cell office:value-type="string" table:style-name="ce4">
            <text:p>চোরদের অতো সাহস হয় না,,,,ওরা অন্ধকার গলি থেকে ফোঁস ফোঁস করে,,,,কারণ ওরা জানে যে,, আলোতে বেরোলেই জনগণ ওদের ডান্ডা মেরে শিরদাঁড়া ভেঙ্গে দেবে........</text:p>
          </table:table-cell>
          <table:table-cell office:value-type="float" office:value="0" table:style-name="ce1">
            <text:p>0</text:p>
          </table:table-cell>
          <table:table-cell table:number-columns-repeated="16382"/>
        </table:table-row>
        <table:table-row table:style-name="ro1">
          <table:table-cell office:value-type="string" table:style-name="ce4">
            <text:p>দশম শতকে খৃষ্টান আর মুসলমানদের মধ্যে ধর্মের নামে তিনশো বছর ধরে যুদ্ধ চলেছিল, যে যুদ্ধে জড়িয়ে পড়েছিল পুরো ইউরোপ আর এশিয়া, আফ্রিকার বহু দেশ।</text:p>
          </table:table-cell>
          <table:table-cell office:value-type="float" office:value="0" table:style-name="ce1">
            <text:p>0</text:p>
          </table:table-cell>
          <table:table-cell table:number-columns-repeated="16382"/>
        </table:table-row>
        <table:table-row table:style-name="ro1">
          <table:table-cell office:value-type="string" table:style-name="ce4">
            <text:p>কিসের পাত্র চাউল রাখার না ভাত রাখার পাত্র</text:p>
          </table:table-cell>
          <table:table-cell office:value-type="float" office:value="1" table:style-name="ce1">
            <text:p>1</text:p>
          </table:table-cell>
          <table:table-cell table:number-columns-repeated="16382"/>
        </table:table-row>
        <table:table-row table:style-name="ro1">
          <table:table-cell office:value-type="string" table:style-name="ce4">
            <text:p>সকল মানুষই একদিন এই পৃথিবী ছেড়ে চলে যাবে কিন্তু রেখে যাবে শুধু তার কাজগুলো তাই দুনিয়া থেকে বিদায় নেওয়ার পূর্বে এমন কাজ করে যান যাতে পৃথিবীর মানুষ আপনাকে নিয়ে গর্ব করে।</text:p>
          </table:table-cell>
          <table:table-cell office:value-type="float" office:value="1" table:style-name="ce1">
            <text:p>1</text:p>
          </table:table-cell>
          <table:table-cell table:number-columns-repeated="16382"/>
        </table:table-row>
        <table:table-row table:style-name="ro1">
          <table:table-cell office:value-type="string" table:style-name="ce4">
            <text:p>চোর</text:p>
          </table:table-cell>
          <table:table-cell office:value-type="float" office:value="0" table:style-name="ce1">
            <text:p>0</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দাদা জোহার,, দাদা দয়া করে জঙ্গলমহল PCDR কথা দিদিকে একটু বলবেন। আমাদের ভবিষ্যৎ কী হবে। আমরা পুলিশের সহযোগিতায় বিভিন্ন উন্নয়ন মূলক কাজ করে চলেছি এবং কোন পরিচয় পত্র না থাকার কারণে আর যাতে বেতন পাই। 2018সালে6জুলাই নবান্ন তে তৈরী করে আদিবাসী সি ডি আর। জয় বাংলা। জোহার</text:p>
          </table:table-cell>
          <table:table-cell office:value-type="float" office:value="1" table:style-name="ce1">
            <text:p>1</text:p>
          </table:table-cell>
          <table:table-cell table:number-columns-repeated="16382"/>
        </table:table-row>
        <table:table-row table:style-name="ro1">
          <table:table-cell office:value-type="string" table:style-name="ce4">
            <text:p>কোহলির ওপেনিংয়ের কথায় ইনসিকিউর হয়ে পড়বে রাহুল, আজব দাবি গম্ভীরের</text:p>
          </table:table-cell>
          <table:table-cell office:value-type="float" office:value="0" table:style-name="ce1">
            <text:p>0</text:p>
          </table:table-cell>
          <table:table-cell table:number-columns-repeated="16382"/>
        </table:table-row>
        <table:table-row table:style-name="ro1">
          <table:table-cell office:value-type="string" table:style-name="ce4">
            <text:p>এই পৃথিবীতে যাকে যত বেশি বিশ্বাস করবে সে তত বেশি তোমাকে অবহেলা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ডাঃ জেড এস মেহারওয়াল দিল্লিতে ন্যূনতম আক্রমণাত্মক কার্ডিয়াক সার্জারিতে দক্ষতা যিনি সর্বশেষ অগ্রগতি এবং কৌশল ব্যবহার করে কার্ডিওভাসকুলার এবং কার্ডিওথোরাসিক অবস্থার বিস্তৃত পরিসরের চিকিৎসা করেন... অ্যাপয়েন্টমেন্ট নম্বর - +91-9370586696।</text:p>
          </table:table-cell>
          <table:table-cell office:value-type="float" office:value="1" table:style-name="ce1">
            <text:p>1</text:p>
          </table:table-cell>
          <table:table-cell table:number-columns-repeated="16382"/>
        </table:table-row>
        <table:table-row table:style-name="ro1">
          <table:table-cell office:value-type="string" table:style-name="ce4">
            <text:p>Certificate নিয়ে খোঁপায় আটকিয়ে রেখে দিবেন। otherwise, jealous মানুষরা বলবে T F acting শিখে আসে নাই, নতুন কুড়ি করে নাই। যারা শিখতে পারে না তারাই কিন্তু বেশী coach, teacher, critic? হয়। আর cricket খেলার থেকে আমরা বেশি বুঝি, তাই Afghanistan এর কাছে regular হেরে যাই এখন।</text:p>
          </table:table-cell>
          <table:table-cell office:value-type="float" office:value="1" table:style-name="ce1">
            <text:p>1</text:p>
          </table:table-cell>
          <table:table-cell table:number-columns-repeated="16382"/>
        </table:table-row>
        <table:table-row table:style-name="ro1">
          <table:table-cell office:value-type="string" table:style-name="ce4">
            <text:p>গতকাল ইডেন কলেজ প্রাঙ্গনে এতগুলো নারী প্রকাশ্যে লাঞ্ছিত ও নির্যাতিত হলো। অথচ শাহবাগ এখনো নীরব! শাহবাগ কি তাহলে বিশেষ দল ও গোত্রের অঙ্গুলীর ইশারায়ই চলে???</text:p>
          </table:table-cell>
          <table:table-cell office:value-type="float" office:value="0" table:style-name="ce1">
            <text:p>0</text:p>
          </table:table-cell>
          <table:table-cell table:number-columns-repeated="16382"/>
        </table:table-row>
        <table:table-row table:style-name="ro1">
          <table:table-cell office:value-type="string" table:style-name="ce4">
            <text:p>সত্য কথা বলতে সাহসের প্রয়োজন হয় আর সত্য কথা সহ্য করতে মনুষ্যত্বের প্রয়োজন হয়।</text:p>
          </table:table-cell>
          <table:table-cell office:value-type="float" office:value="1" table:style-name="ce1">
            <text:p>1</text:p>
          </table:table-cell>
          <table:table-cell table:number-columns-repeated="16382"/>
        </table:table-row>
        <table:table-row table:style-name="ro1">
          <table:table-cell office:value-type="string" table:style-name="ce4">
            <text:p>এ খানকি মাগির পোলা .লুচ্চা মাদারচোদ</text:p>
          </table:table-cell>
          <table:table-cell office:value-type="float" office:value="0" table:style-name="ce1">
            <text:p>0</text:p>
          </table:table-cell>
          <table:table-cell table:number-columns-repeated="16382"/>
        </table:table-row>
        <table:table-row table:style-name="ro1">
          <table:table-cell office:value-type="string" table:style-name="ce4">
            <text:p>যারা বলত চীনের চেয়ারম্যান আমাদের চেয়ারম্যান, তারা খুব মর্মাহত, তাদের দুঃখে আমি আনন্দিত, জয় মা, মিলিটারি কূপটা যেনো ঠিকঠাক হয় দেবীপক্ষে শুরুটা ভালো হলো। শুভ মহালয়া সবাইকে।</text:p>
          </table:table-cell>
          <table:table-cell office:value-type="float" office:value="1" table:style-name="ce1">
            <text:p>1</text:p>
          </table:table-cell>
          <table:table-cell table:number-columns-repeated="16382"/>
        </table:table-row>
        <table:table-row table:style-name="ro1">
          <table:table-cell office:value-type="string" table:style-name="ce4">
            <text:p>শচিনকে এখনও ছাড়াতে পারেন কোহলি</text:p>
          </table:table-cell>
          <table:table-cell office:value-type="float" office:value="1" table:style-name="ce1">
            <text:p>1</text:p>
          </table:table-cell>
          <table:table-cell table:number-columns-repeated="16382"/>
        </table:table-row>
        <table:table-row table:style-name="ro1">
          <table:table-cell office:value-type="string" table:style-name="ce4">
            <text:p>শিক্ষা মন্ত্রীর অশিক্ষিত মেয়ের জন্য শুন্য পদ তৈরী করে চাকরি দেওয়া হচ্ছে ,আর বাংলার শিক্ষিত বেকার যুবক রা বাজারে সবজি বিক্রি করছে ,এটাই আপনার উন্নয়ন CholoNobanno</text:p>
          </table:table-cell>
          <table:table-cell office:value-type="float" office:value="0" table:style-name="ce1">
            <text:p>0</text:p>
          </table:table-cell>
          <table:table-cell table:number-columns-repeated="16382"/>
        </table:table-row>
        <table:table-row table:style-name="ro1">
          <table:table-cell office:value-type="string" table:style-name="ce4">
            <text:p>আজ সর্ব ভারতীয় তৃণমূল কংগ্রেসের তৃণমূল ভবনে পশ্চিমবঙ্গ রাজ্য এসসি/ ওবিসি সেলের সভাপতি মাননীয় তাপস কুমার মন্ডল মহাশয়ের সহিত গুরুত্বপূর্ণ সংগঠনিক আলোচনা সভায় উপস্থিত আছেন তমলুক সাংগঠনিক জেলা এসসি/ ওবিসি সেলের সভানেত্রী মাননীয়া তৃপ্তি বর্মন খাঁড়া মহাশয়া।।</text:p>
          </table:table-cell>
          <table:table-cell office:value-type="float" office:value="1" table:style-name="ce1">
            <text:p>1</text:p>
          </table:table-cell>
          <table:table-cell table:number-columns-repeated="16382"/>
        </table:table-row>
        <table:table-row table:style-name="ro1">
          <table:table-cell office:value-type="string" table:style-name="ce4">
            <text:p>বিথী ইসলামের দুঃখের অবসান হয়েছে কি? দুঃখ দিয়ে জীবন গড়লে সুখের ঠিকানা খুঁজে পাওয়া যাবে।</text:p>
          </table:table-cell>
          <table:table-cell office:value-type="float" office:value="0" table:style-name="ce1">
            <text:p>0</text:p>
          </table:table-cell>
          <table:table-cell table:number-columns-repeated="16382"/>
        </table:table-row>
        <table:table-row table:style-name="ro1">
          <table:table-cell office:value-type="string" table:style-name="ce4">
            <text:p>উনি মেলা খেলা প্যান্ডেল এসবই উদ্বোধন করতে পারেন।কোনো দিন কোনো শিল্প কারখানা এসব উদ্বোধন করতে দেখেছেন কি? শেষ ১১বছরে</text:p>
          </table:table-cell>
          <table:table-cell office:value-type="float" office:value="0" table:style-name="ce1">
            <text:p>0</text:p>
          </table:table-cell>
          <table:table-cell table:number-columns-repeated="16382"/>
        </table:table-row>
        <table:table-row table:style-name="ro1">
          <table:table-cell office:value-type="string" table:style-name="ce4">
            <text:p>ইটাহারের দুর্লভপুরে চুন্ডা মার্ডি উচ্চ বিদ্যালয়ের পরিচালন সমিতির নির্বাচন BJP - 6 TMC - 0 CPIM - 0</text:p>
          </table:table-cell>
          <table:table-cell office:value-type="float" office:value="0" table:style-name="ce1">
            <text:p>0</text:p>
          </table:table-cell>
          <table:table-cell table:number-columns-repeated="16382"/>
        </table:table-row>
        <table:table-row table:style-name="ro1">
          <table:table-cell office:value-type="string" table:style-name="ce4">
            <text:p>আমি ভয় পাচ্ছি যদি আমি এটি আরও ধীরে ধীরে রাখি এবং রোদে পোড়া হয়ে যাই। . .</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সাথে তোমাদের তুলনা করে লাভ নেই তবে মুসলমান জাতি হিসাবে কুরআন হাদিস ফলো করতে হবে আমাদের কে স্বাধীনতা খুজতে গেলে সংসার হারাতে হবে মেয়েরা যতই বিয়ে হয় ততই খারাপ হয় সমাজে এটা বুঝ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দেশে প্রথম সরকারি উদ্যোগে IVF পরিষেবা চালু রাজ্যে। আগামী নভেম্বরে চিকিৎসা শুরু হতে চলেছে SSKM হাসপাতালে। FAM4TMC</text:p>
          </table:table-cell>
          <table:table-cell office:value-type="float" office:value="1" table:style-name="ce1">
            <text:p>1</text:p>
          </table:table-cell>
          <table:table-cell table:number-columns-repeated="16382"/>
        </table:table-row>
        <table:table-row table:style-name="ro1">
          <table:table-cell office:value-type="string" table:style-name="ce4">
            <text:p>কেন্দ্রের সিবিআই, ইডি কিংবা রাজ্যের সিআইডি নিয়ে চাপান-উতোর বন্ধ হোক। শেষমেশ কিছু কালোটাকা উদ্ধার তো হলো।। নেতা-মন্ত্রী-আমলা... যে যে দলেরই হোক না কেন, সিবিআই সিআইডি যেমন খুশী তদন্ত করুক। ভয় কিসের? কালো টাকার খেলা বন্ধ হোক। সমাজ রাজনীতি যথাসম্ভব পরিচ্ছন্ন হোক। আপত্তি কোথায়?</text:p>
          </table:table-cell>
          <table:table-cell office:value-type="float" office:value="0" table:style-name="ce1">
            <text:p>0</text:p>
          </table:table-cell>
          <table:table-cell table:number-columns-repeated="16382"/>
        </table:table-row>
        <table:table-row table:style-name="ro1">
          <table:table-cell office:value-type="string" table:style-name="ce4">
            <text:p>বিভিন্ন সেক্টর এবং প্রতিরক্ষা উত্পাদন জুড়ে অভূতপূর্ব অর্থনৈতিক বৃদ্ধি একবিংশ শতাব্দীর ভারতকে আরও উচ্চতায় নিয়ে যাচ্ছে। IndiaOf21stCentury</text:p>
          </table:table-cell>
          <table:table-cell office:value-type="float" office:value="1" table:style-name="ce1">
            <text:p>1</text:p>
          </table:table-cell>
          <table:table-cell table:number-columns-repeated="16382"/>
        </table:table-row>
        <table:table-row table:style-name="ro1">
          <table:table-cell office:value-type="string" table:style-name="ce4">
            <text:p>’সম্প্রতি রাশিয়া থেকে গম আমদানির উদ্যোগ নিয়েছে বাংলাদেশ’ News1971http://www.news1971.com</text:p>
          </table:table-cell>
          <table:table-cell office:value-type="float" office:value="1" table:style-name="ce1">
            <text:p>1</text:p>
          </table:table-cell>
          <table:table-cell table:number-columns-repeated="16382"/>
        </table:table-row>
        <table:table-row table:style-name="ro1">
          <table:table-cell office:value-type="string" table:style-name="ce4">
            <text:p>সঠিক সময়ে সঠিক খাবার খাওয়ার পরামর্শ পুষ্টিবিদদের, তাই সুস্থ থাকতে সকালে উঠে খালি পেটে যা খাবেন somoytv Somoynews news newsalert newsupdates Somoy somoylifestyle</text:p>
          </table:table-cell>
          <table:table-cell office:value-type="float" office:value="1" table:style-name="ce1">
            <text:p>1</text:p>
          </table:table-cell>
          <table:table-cell table:number-columns-repeated="16382"/>
        </table:table-row>
        <table:table-row table:style-name="ro1">
          <table:table-cell office:value-type="string" table:style-name="ce4">
            <text:p>এমনভাবে খবরটা বাংলায় পরিবেশন করছেন যেন এই ঘটনাটা বাংলার, মানুষ বোকা নয়, আপনাদের গদি মিডিয়ার সার্কাস সব মানুষ বুঝতে পেরেছে।</text:p>
          </table:table-cell>
          <table:table-cell office:value-type="float" office:value="0" table:style-name="ce1">
            <text:p>0</text:p>
          </table:table-cell>
          <table:table-cell table:number-columns-repeated="16382"/>
        </table:table-row>
        <table:table-row table:style-name="ro1">
          <table:table-cell office:value-type="string" table:style-name="ce4">
            <text:p>পিতৃপক্ষের শেষ, মাতৃপক্ষের শুরু । অশুভ শক্তির বিনাশ, শুভ শক্তির আবাহন। সকলকে শুভ মহালয়ার আন্তরিক প্রীতি শুভেচ্ছা ও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সাতসকালে পথ দুর্ঘটনা, আহত চার যুবক, আশঙ্কাজনক ৩ accident বিস্তারিত জানতে ক্লিক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বিনা ভোটে নির্বাচিত হওয়ার সুযোগ থাকায় যে কেউ নির্বাচন করার সাহস দেখাচ্ছে। আওয়ামীলীগের বদৌলতে অনেক অযোগ্যরাই চেয়ার দখল করে আছে।</text:p>
          </table:table-cell>
          <table:table-cell office:value-type="float" office:value="0" table:style-name="ce1">
            <text:p>0</text:p>
          </table:table-cell>
          <table:table-cell table:number-columns-repeated="16382"/>
        </table:table-row>
        <table:table-row table:style-name="ro1">
          <table:table-cell office:value-type="string" table:style-name="ce4">
            <text:p>- তুৃমি ঠিক ততটাই ফিরে পাবা যতটা তুমি দিবা - হোক সেটা ভালোবাসা কিংবা অবহেলা..</text:p>
          </table:table-cell>
          <table:table-cell office:value-type="float" office:value="0" table:style-name="ce1">
            <text:p>0</text:p>
          </table:table-cell>
          <table:table-cell table:number-columns-repeated="16382"/>
        </table:table-row>
        <table:table-row table:style-name="ro1">
          <table:table-cell office:value-type="string" table:style-name="ce4">
            <text:p>কৌটো নাড়া পার্টি কৌটো নেড়ে ভিক্ষে নিতে পারে অথচ বাংলার মায়েরা নিজের অধিকারের লক্ষীর ভান্ডার নিলে সেটা নিয়ে আবার খিল্লি করে। hypocrisy</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 আবারো বিশ্ব জয়। সৌদি-আরবে'র পবিত্র মক্কা নগরীতে অনুষ্টিত, বিশ্ব হিফজুল কোরআন প্রতিযোগিতায় ১১১ টি দেশকে হারিয়ে বাংলাদেশী হাফেজ "সালেহ আহমদ তাকরীম" তৃতীয় নাম্বারে বিজয়ী লাভ করেছে। বিশ্বের মানচিত্রে বাংলাদেশের পতাকা এভাবেই উচু করছে প্রতিবছর আমাদের সোনার ছেলের</text:p>
          </table:table-cell>
          <table:table-cell office:value-type="float" office:value="1" table:style-name="ce1">
            <text:p>1</text:p>
          </table:table-cell>
          <table:table-cell table:number-columns-repeated="16382"/>
        </table:table-row>
        <table:table-row table:style-name="ro1">
          <table:table-cell office:value-type="string" table:style-name="ce4">
            <text:p>মহেষপুর গ্রাম পঞ্চায়েত কৈজুরী ১কলোনি স্থানীয় বাসিন্দা, সিভিক ভলেন্টিয়ার অরিন্দম বিশ্বাস, প্রয়াণে আমরা গভীরভাবে শোকাহত, ওনার আত্মার শান্তি কামনা করি। ওনার পরিবারের পরিজনদের প্রতি সমবেদনা জানাই,, মৃত্যুর পরিবারের পাশে আমরা সর্বদাই আছি।</text:p>
          </table:table-cell>
          <table:table-cell office:value-type="float" office:value="1" table:style-name="ce1">
            <text:p>1</text:p>
          </table:table-cell>
          <table:table-cell table:number-columns-repeated="16382"/>
        </table:table-row>
        <table:table-row table:style-name="ro1">
          <table:table-cell office:value-type="string" table:style-name="ce4">
            <text:p>শেখ হাসিনার ফ্যাসিবাদী শাসনের বিরুদ্ধে গণতন্ত্রকামী জনতার লড়াই শুরু হয়ে গেছে।দেশের স্বাধীনতা-সার্বভৌমত্ব ও জনগণের অস্তিত্ব রক্ষার এ লড়াইয়ে জনগণই বিজয়ী হবে,ফ্যাসিবাদের পতন ঘটবে ইনশা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এ নির্ঘাত পার্থ রোগে আক্রান্ত।</text:p>
          </table:table-cell>
          <table:table-cell office:value-type="float" office:value="0" table:style-name="ce1">
            <text:p>0</text:p>
          </table:table-cell>
          <table:table-cell table:number-columns-repeated="16382"/>
        </table:table-row>
        <table:table-row table:style-name="ro1">
          <table:table-cell office:value-type="string" table:style-name="ce4">
            <text:p>এই দুনিয়া বড্ড স্বার্থপর। এই চির বাস্তব সত্য কথাটি যতদ্রুত মনে মস্তিস্কে সেট করে নেওয়া যাবে, দুঃখ আফসোস ততই কম হবে।</text:p>
          </table:table-cell>
          <table:table-cell office:value-type="float" office:value="1" table:style-name="ce1">
            <text:p>1</text:p>
          </table:table-cell>
          <table:table-cell table:number-columns-repeated="16382"/>
        </table:table-row>
        <table:table-row table:style-name="ro1">
          <table:table-cell office:value-type="string" table:style-name="ce4">
            <text:p>ভাবতাম টুইটার ভদ্রলোকেরা চালায়। এখন দেখি টুইটারেও চোর,চোট্টা,বদমাশ, খানকি, মাগী, বেশ্যা দিয়ে ভরা।</text:p>
          </table:table-cell>
          <table:table-cell office:value-type="float" office:value="0" table:style-name="ce1">
            <text:p>0</text:p>
          </table:table-cell>
          <table:table-cell table:number-columns-repeated="16382"/>
        </table:table-row>
        <table:table-row table:style-name="ro1">
          <table:table-cell office:value-type="string" table:style-name="ce4">
            <text:p>অতীত,বর্তমান ভবিষ্যৎ। হৃদয়ের জন্য কোনো সময়ের সীমা নেই,সে তার আপন সময়টুকু নেয়...ভালোবাসতে,ক্ষমা করতে,ভুলে যেতে। ড.তারিক রমাদান।</text:p>
          </table:table-cell>
          <table:table-cell office:value-type="float" office:value="1" table:style-name="ce1">
            <text:p>1</text:p>
          </table:table-cell>
          <table:table-cell table:number-columns-repeated="16382"/>
        </table:table-row>
        <table:table-row table:style-name="ro1">
          <table:table-cell office:value-type="string" table:style-name="ce4">
            <text:p>ব্যর্থ হওয়া মানে হেরে যাওয়া নয়, ব্যর্থতা নতুন করে আবার শুরু করার প্রেরণা। হাল ছেড়ে দেওয়া মানেই হেরে যাওয়া।</text:p>
          </table:table-cell>
          <table:table-cell office:value-type="float" office:value="1" table:style-name="ce1">
            <text:p>1</text:p>
          </table:table-cell>
          <table:table-cell table:number-columns-repeated="16382"/>
        </table:table-row>
        <table:table-row table:style-name="ro1">
          <table:table-cell office:value-type="string" table:style-name="ce4">
            <text:p>ভুল ভুল, বর্গী হল মারাঠা সেনা থেকে, তাদের চরিত্রবল কিছুটা ছিল, তারা বিজিত রাজ্যে শত্রু বিনাশের নীতি নিয়ে চলত। কিন্তু এটা সিঁধ কাটার জাত, চোরাগোপ্তা খুনি, লুটেরা, দাঙ্গাবাজ।</text:p>
          </table:table-cell>
          <table:table-cell office:value-type="float" office:value="0" table:style-name="ce1">
            <text:p>0</text:p>
          </table:table-cell>
          <table:table-cell table:number-columns-repeated="16382"/>
        </table:table-row>
        <table:table-row table:style-name="ro1">
          <table:table-cell office:value-type="string" table:style-name="ce4">
            <text:p>জয় মহামায়া... আজ থেকে শারদীয়া নবরাত্রি ব্রতের শুভ সুচনা, সকল সনাতনী দেশবাসীকে জানাই অসংখ্য শুভেচ্ছা,ভালোবাসা ও গৈরিক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রাব্বুল আলামীন! তোমার কাছে একটা ভিক্ষা চাই, তোমার কাছে একটা ভিক্ষা চাই গো মাবুদ ! যতো কিছু কষ্ট দাও কিন্তু ঈমান যেন নষ্ট গো মাবুদ। ঈমান ভিক্ষা চাই গো মাবুদ ঈমান ভিক্ষা চাই!</text:p>
          </table:table-cell>
          <table:table-cell office:value-type="float" office:value="0" table:style-name="ce1">
            <text:p>0</text:p>
          </table:table-cell>
          <table:table-cell table:number-columns-repeated="16382"/>
        </table:table-row>
        <table:table-row table:style-name="ro1">
          <table:table-cell office:value-type="string" table:style-name="ce4">
            <text:p>এরা হিজড়া</text:p>
          </table:table-cell>
          <table:table-cell office:value-type="float" office:value="0" table:style-name="ce1">
            <text:p>0</text:p>
          </table:table-cell>
          <table:table-cell table:number-columns-repeated="16382"/>
        </table:table-row>
        <table:table-row table:style-name="ro1">
          <table:table-cell office:value-type="string" table:style-name="ce4">
            <text:p>মাদর চোদ খানকির পোলারা লোটির বেটা ঘুপছির বেটা তোদের ২ং কয়েন আমার সব টাকা লস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নাম,প্রোফাইল সব ইসলামিক। কিন্তুু টুইটে বুঝা যায় এটা বিচিওয়ালা হিজড়া আপু।বলদের মতো পোস্ট করে। আসল মেয়ে কোনদিন ও এভাবে আরেকজনের ছবি দিয়ে নোংরামি করবে না। ভালো হয়ে যা,,ধর্মের নামে ভন্ডামি বাদ দে</text:p>
          </table:table-cell>
          <table:table-cell office:value-type="float" office:value="0" table:style-name="ce1">
            <text:p>0</text:p>
          </table:table-cell>
          <table:table-cell table:number-columns-repeated="16382"/>
        </table:table-row>
        <table:table-row table:style-name="ro1">
          <table:table-cell office:value-type="string" table:style-name="ce4">
            <text:p>সবার প্রথম তৃণমূল দলের নেতা ও মন্ত্রীদের এবং তার পরিবারের ছেলে ও মেয়েদের দিয়ে এই চপ, মুড়ি বিক্রি করতে বলা হোক। তাহলে ঐ নেতা ও মন্ত্রীরা কাটমানি কম খাবে এবং কাটমানি কম খেলে নেতার ছেলে ও মেয়েরা কোটি টাকার গাড়ি কম চলবে। আর এই কথার সমর্থন যারা করে তাদের উচিত চপ,মুড়ি বিক্রি করা।</text:p>
          </table:table-cell>
          <table:table-cell office:value-type="float" office:value="0" table:style-name="ce1">
            <text:p>0</text:p>
          </table:table-cell>
          <table:table-cell table:number-columns-repeated="16382"/>
        </table:table-row>
        <table:table-row table:style-name="ro1">
          <table:table-cell office:value-type="string" table:style-name="ce4">
            <text:p>বিভৎস !!! নির্মম!!! অবিশ্বাস্য!!! ডবল ইঞ্জিন সরকারের উত্তরপ্রদেশের যোগী রাজ্যের মোরাদাবাদের, বিভৎস গণধর্ষণ, বিবস্ত্র অবস্থায় ২ কিলোমিটার হেঁটে ১৫ বছরের নাবালিকা কিশোরী । যেখানেই বিজেপির শাসন, সেখানেই নারী নির্যাতন ও ধর্ষন । FAM4TMC</text:p>
          </table:table-cell>
          <table:table-cell office:value-type="float" office:value="0" table:style-name="ce1">
            <text:p>0</text:p>
          </table:table-cell>
          <table:table-cell table:number-columns-repeated="16382"/>
        </table:table-row>
        <table:table-row table:style-name="ro1">
          <table:table-cell office:value-type="string" table:style-name="ce4">
            <text:p>কমিউনিটি পর্যায়ে শিশু সুরক্ষা পরিষেবার দক্ষতা বৃদ্ধির জন্য ছয় হাজার সমাজকর্মী নিয়োগ দেবে সরকার। বর্তমানে এই সেবা দিচ্ছেন তিন হাজার কর্মী। এখন এটিকে ২০০% বাড়ানোর সিদ্ধান্ত নেওয়া হয়েছে। ChildRights SheikhHasina CommunityWorkers UNICEF Bangladesh</text:p>
          </table:table-cell>
          <table:table-cell office:value-type="float" office:value="1" table:style-name="ce1">
            <text:p>1</text:p>
          </table:table-cell>
          <table:table-cell table:number-columns-repeated="16382"/>
        </table:table-row>
        <table:table-row table:style-name="ro1">
          <table:table-cell office:value-type="string" table:style-name="ce4">
            <text:p>এমন একজন প্রেমিক হোক ছবিঃ পার্থ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মাদারীপুরে ট্রাকের চালক ও হেলপারের সহযোগিতায় ট্রাক ভর্তি মালামাল ডাকাতির ঘটনায় করা মামলায় পুলিশের পৃথক অভিযানে ৬ ডাকাতকে গ্রেপ্তার করেছে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এবং তাঁর রসূলের হুকুম মান্য কর, যদি তোমরা ঈমান'দার হয়ে থাক! ____ (সূরা আল-আনফাল, আয়াত-০১)</text:p>
          </table:table-cell>
          <table:table-cell office:value-type="float" office:value="1" table:style-name="ce1">
            <text:p>1</text:p>
          </table:table-cell>
          <table:table-cell table:number-columns-repeated="16382"/>
        </table:table-row>
        <table:table-row table:style-name="ro1">
          <table:table-cell office:value-type="string" table:style-name="ce4">
            <text:p>আরে খান্কিরছেলে ইনভেস্টর আর মার্জারের পার্থক্য যদি বুঝতিস রে মূর্খ তাহলে রাস্তায় নেমে বেশ্যা গিরি করে রিমুভ এটিকে চোদাতিস না। মূর্খ শুনে রাখ তোদের মোহনবাগান বলে কোনো ক্লাব নেই। এটিকে এম্বি আলাদা এন্টিটি। তোদের উৎসব পারেখi বলেছে পুরোনো জিনিসটা ভুলে যেতে। বুঝলি গন্ডমূর্খ।</text:p>
          </table:table-cell>
          <table:table-cell office:value-type="float" office:value="0" table:style-name="ce1">
            <text:p>0</text:p>
          </table:table-cell>
          <table:table-cell table:number-columns-repeated="16382"/>
        </table:table-row>
        <table:table-row table:style-name="ro1">
          <table:table-cell office:value-type="string" table:style-name="ce4">
            <text:p>যদি জড়িত থাকে তারাও পুলিশের হাতে ধরা পড়বে এই সোনার বাজারে মূল্য ৫৫কোটি টাকা, বিশ্বস্ত সূত্রে জানা যাচ্ছে এই সোনা মেদিনীপুরে দিকে যাচ্ছিল,পুলিশ এই অপরাধীদের আদালতে পেশ করে তাদের ১০ দিনের হেফাজতে নিতে চেয়েছে।</text:p>
          </table:table-cell>
          <table:table-cell office:value-type="float" office:value="0" table:style-name="ce1">
            <text:p>0</text:p>
          </table:table-cell>
          <table:table-cell table:number-columns-repeated="16382"/>
        </table:table-row>
        <table:table-row table:style-name="ro1">
          <table:table-cell office:value-type="string" table:style-name="ce4">
            <text:p>প্রাথমিক TET দুর্নীতি: ৫৯,০০০ শিক্ষকের মেধাতালিকা প্রকাশ, সময় বেঁধে দিল হাইকোর্ট</text:p>
          </table:table-cell>
          <table:table-cell office:value-type="float" office:value="0" table:style-name="ce1">
            <text:p>0</text:p>
          </table:table-cell>
          <table:table-cell table:number-columns-repeated="16382"/>
        </table:table-row>
        <table:table-row table:style-name="ro1">
          <table:table-cell office:value-type="string" table:style-name="ce4">
            <text:p>ভাত আর আলু পোস্ত</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ফিলিস্তিনি মুসলমান আর চুড়ান্ত বিজয় মহান আল্লাহ আমাদের কেই দান করবেন, ইনশা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অবাক হলাম দেশ জুড়ে ১৪ টা রাজ্যে PFI (পপুলার ফ্রন্ট অফ ইন্ডিয়া) নামে জঙ্গী সংগঠনের ১০০ উপর নেতৃত্ব কে গ্রেফতার করলো NIA. সমাজে কী বার্তা যাচ্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নে হয় এতো বেহায়া জোচ্চোর রাজ্যপ্রধান সারা ভারতে নেই। সত্যি চোরে-ডাকাত-জালিয়াতদের নেত্রী। একটা শকুন সারা রাজ্যটাকে ভাগাড়ে পরিণত করেছে। দূর্নীতিকে প্রাতিষ্ঠানিক রূপ দিয়ে রাজ্যর অসংখ্য বেকার যুবক যুবতীদের ভবিষ্যত শেষ করে দিলেন। বাংলা আবার সেদিন মুক্ত হবে যেদিন আপদ যাবে।</text:p>
          </table:table-cell>
          <table:table-cell office:value-type="float" office:value="0" table:style-name="ce1">
            <text:p>0</text:p>
          </table:table-cell>
          <table:table-cell table:number-columns-repeated="16382"/>
        </table:table-row>
        <table:table-row table:style-name="ro1">
          <table:table-cell office:value-type="string" table:style-name="ce4">
            <text:p>এটাই কঠিন সত্য আর এই কঠিন শব্দ সম্মুখীন হওয়া</text:p>
          </table:table-cell>
          <table:table-cell office:value-type="float" office:value="1" table:style-name="ce1">
            <text:p>1</text:p>
          </table:table-cell>
          <table:table-cell table:number-columns-repeated="16382"/>
        </table:table-row>
        <table:table-row table:style-name="ro1">
          <table:table-cell office:value-type="string" table:style-name="ce4">
            <text:p>"সেবা পাক্ষিক" কার্যক্রমের অঙ্গ হিসেবে আজ মোহনপুরের রাঙ্গাছড়া স্থিত আয়ুষ্মান ভারত হেলথ এন্ড ওয়েলনেস সেন্টাররে কোভিডের বুস্টার ডোজ টিকাকরন কেন্দ্র পরিদর্শন করি ।</text:p>
          </table:table-cell>
          <table:table-cell office:value-type="float" office:value="0" table:style-name="ce1">
            <text:p>0</text:p>
          </table:table-cell>
          <table:table-cell table:number-columns-repeated="16382"/>
        </table:table-row>
        <table:table-row table:style-name="ro1">
          <table:table-cell office:value-type="string" table:style-name="ce4">
            <text:p>কৃষ্ণসাগর, খাদ্যশস্য চুক্তির ব্যাপারে রাষ্ট্রসংঘের মহা সচিব জানান, এই চুক্তি স্বাক্ষরিত হবার পর বিশ্বে খাদ্যপণ্যের মূল্য অনেকটাই কমেছে। রাশিয়া যাতে সার রফতানি করতে পারে, সেই পথ প্রশস্ত করার জন্য বিভিন্ন রাষ্ট্রের প্রতি আবেদন জানান তিনি।</text:p>
          </table:table-cell>
          <table:table-cell office:value-type="float" office:value="1" table:style-name="ce1">
            <text:p>1</text:p>
          </table:table-cell>
          <table:table-cell table:number-columns-repeated="16382"/>
        </table:table-row>
        <table:table-row table:style-name="ro1">
          <table:table-cell office:value-type="string" table:style-name="ce4">
            <text:p>বিশ্ব শান্তি ও স্থিতিশীলতা নিশ্চিতে জাতিসংঘে ভাষণ দেবেন প্রধানমন্ত্রী News1971http://www.news1971.com</text:p>
          </table:table-cell>
          <table:table-cell office:value-type="float" office:value="1" table:style-name="ce1">
            <text:p>1</text:p>
          </table:table-cell>
          <table:table-cell table:number-columns-repeated="16382"/>
        </table:table-row>
        <table:table-row table:style-name="ro1">
          <table:table-cell office:value-type="string" table:style-name="ce4">
            <text:p>কোভিড-১৯ টিকাকরণ সংক্রান্ত সর্বশেষ তথ্য রাজ্য ও কেন্দ্রশাসিত অঞ্চলগুলিকে ২০৩.৪২ কোটিরও বেশি কোভিড টিকার ডোজ সরবরাহ রাজ্য ও কেন্দ্রশাসিত অঞ্চলগুলির পাশাপাশি বেসরকারি হাসপাতালগুলির কাছে টিকাকরণের জন্য ৩.৫১ কোটিরও বেশি ডোজ রয়েছে Vaccine</text:p>
          </table:table-cell>
          <table:table-cell office:value-type="float" office:value="1" table:style-name="ce1">
            <text:p>1</text:p>
          </table:table-cell>
          <table:table-cell table:number-columns-repeated="16382"/>
        </table:table-row>
        <table:table-row table:style-name="ro1">
          <table:table-cell office:value-type="string" table:style-name="ce4">
            <text:p>দ্বাদশ শ্রেণি পর্যন্ত শিক্ষার্থী ঝরে পড়ার হার ৭৫ শতাংশ || শিক্ষা ডেস্কঃ  সরকারি হিসেবে শিক্ষার্থী ঝরে পড়ার হার যেভাবেই দেওয়া হোক না কেন প্রকৃতপক্ষে প্রথম শ্রেণি থেকে দ্বাদশ শ্রেণি পর্যন... বিস্তারিত পড়ুনঃ</text:p>
          </table:table-cell>
          <table:table-cell office:value-type="float" office:value="0" table:style-name="ce1">
            <text:p>0</text:p>
          </table:table-cell>
          <table:table-cell table:number-columns-repeated="16382"/>
        </table:table-row>
        <table:table-row table:style-name="ro1">
          <table:table-cell office:value-type="string" table:style-name="ce4">
            <text:p>সংযুক্ত আরব আমিরাতের বিপক্ষে দুবাইয়ে দুই ম্যাচের টি-টোয়েন্টির প্রথম ম্যাচে টসে হেরে ব্যাটিং পেয়েছে বাংলাদেশ। বাংলাদেশের একাদশ থেকে বাদ পড়েছেন পেসার তাসকিন আহমেদ। জায়গা পেয়েছেন ইয়াসির... ajkerpatrika</text:p>
          </table:table-cell>
          <table:table-cell office:value-type="float" office:value="0" table:style-name="ce1">
            <text:p>0</text:p>
          </table:table-cell>
          <table:table-cell table:number-columns-repeated="16382"/>
        </table:table-row>
        <table:table-row table:style-name="ro1">
          <table:table-cell office:value-type="string" table:style-name="ce4">
            <text:p>সরবরাহ নিশ্চিত করুন: শিল্পে ও বাসাবাড়িতে গ্যাসসংকট via িরাপদ নিউজ</text:p>
          </table:table-cell>
          <table:table-cell office:value-type="float" office:value="0" table:style-name="ce1">
            <text:p>0</text:p>
          </table:table-cell>
          <table:table-cell table:number-columns-repeated="16382"/>
        </table:table-row>
        <table:table-row table:style-name="ro1">
          <table:table-cell office:value-type="string" table:style-name="ce4">
            <text:p>পেট্রোল-ডিজেলের মূল্যবৃদ্ধির প্রতিবাদে কেন্দ্র সরকারের বিরুদ্ধে কোচবিহার শহর যুব তৃণমূল কংগ্রেসের বিক্ষোভ কর্মসূচি। উপস্থিত ছিলেন কোচবিহার জেলা তৃনমূল কংগ্রেস সভাপতি মাননীয় অভিজিৎ দে ভৌমিক মহাশয় সহ আরো বিশিষ্ঠ ব্যাক্তিবর্গ। IndiasBiggestPappuAmitShah FAM4TMC</text:p>
          </table:table-cell>
          <table:table-cell office:value-type="float" office:value="1" table:style-name="ce1">
            <text:p>1</text:p>
          </table:table-cell>
          <table:table-cell table:number-columns-repeated="16382"/>
        </table:table-row>
        <table:table-row table:style-name="ro1">
          <table:table-cell office:value-type="string" table:style-name="ce4">
            <text:p>বাগুইআটির হত্যা হয়ে যাওয়া দুই কিশোরের বাড়ী তে হোক অথবা বোলপুরে জিহাদী রুবি বিবির হাতে নিহত চার বছরের শিশু শুভম ঠাকুরের বাড়ী তে যেখানেই বিজেপি নেতৃত্ব যাচ্ছেন মহিলা দের দিয়ে পথ আটকে দিচ্ছে খেলা হবে নেত্রী। তবে এটাই কি পাঁচশো টাকা ঘুস দেওয়ার খেল। জবাব চাই বাংলা।</text:p>
          </table:table-cell>
          <table:table-cell office:value-type="float" office:value="0" table:style-name="ce1">
            <text:p>0</text:p>
          </table:table-cell>
          <table:table-cell table:number-columns-repeated="16382"/>
        </table:table-row>
        <table:table-row table:style-name="ro1">
          <table:table-cell office:value-type="string" table:style-name="ce4">
            <text:p>জীবন তখনই সুন্দর হবে, যখন আপনি না পাওয়ার অভিযোগ গুলো বাদ দিয়ে,আল্লাহ যতটুকু দিয়েছেন ততটুকু নিয়ে সন্তুষ্ট থাকতে পারবেন!</text:p>
          </table:table-cell>
          <table:table-cell office:value-type="float" office:value="1" table:style-name="ce1">
            <text:p>1</text:p>
          </table:table-cell>
          <table:table-cell table:number-columns-repeated="16382"/>
        </table:table-row>
        <table:table-row table:style-name="ro1">
          <table:table-cell office:value-type="string" table:style-name="ce4">
            <text:p>আসল-নকল পাশাপাশি দেখানোর জন্য আপনাকে ধন্যবাদ । বুঝতে পারলাম যে social media থেকে নেওয়া ছবিগুলোর একটি ছিল Photoshop করা । তবে অশুভ ইচ্ছা ছিল না । যাই হোক, কোনো ছবি ছাড়াই আমার লিখিত বক্তব্য ছিল স্বয়ংসম্পূর্ণ । ভক্তদের গোমূত্র পানের খবর মূলধারার সংবাদ মাধ্যমে বহুল প্রচারিত ।</text:p>
          </table:table-cell>
          <table:table-cell office:value-type="float" office:value="0" table:style-name="ce1">
            <text:p>0</text:p>
          </table:table-cell>
          <table:table-cell table:number-columns-repeated="16382"/>
        </table:table-row>
        <table:table-row table:style-name="ro1">
          <table:table-cell office:value-type="string" table:style-name="ce4">
            <text:p>Reviews Mesta Melasma - Dr. Israt Jahan মেছতা_কি? এটি একটি প্রচলিত ত্বকের সমস্যা। এটা হালকা বাদামি রঙের একটি প্যাচ, এটি মুখে হয়, কপালে হতে পারে, বুকে হতে পারে অন্যান্য জায়গায়ও হতে পারে। চিকিৎসা বিজ্ঞানের ভাষায় একে বলে মেলাজমা।</text:p>
          </table:table-cell>
          <table:table-cell office:value-type="float" office:value="0" table:style-name="ce1">
            <text:p>0</text:p>
          </table:table-cell>
          <table:table-cell table:number-columns-repeated="16382"/>
        </table:table-row>
        <table:table-row table:style-name="ro1">
          <table:table-cell office:value-type="string" table:style-name="ce4">
            <text:p>একই মঞ্চে পুতিন-শি জিনপিং-নরেন্দ্র মোদি-শাহবাজ শরীফ</text:p>
          </table:table-cell>
          <table:table-cell office:value-type="float" office:value="1" table:style-name="ce1">
            <text:p>1</text:p>
          </table:table-cell>
          <table:table-cell table:number-columns-repeated="16382"/>
        </table:table-row>
        <table:table-row table:style-name="ro1">
          <table:table-cell office:value-type="string" table:style-name="ce4">
            <text:p>বাংলায় ঘুগনি চপ ভাজা খুব অসম্মানের কর্ম আর গুজরাটে পকোড়া ভাজাটা সরকারি চাকরি নাকি⁉ বিজেপির এক সুন্দরী মডেল</text:p>
          </table:table-cell>
          <table:table-cell office:value-type="float" office:value="0" table:style-name="ce1">
            <text:p>0</text:p>
          </table:table-cell>
          <table:table-cell table:number-columns-repeated="16382"/>
        </table:table-row>
        <table:table-row table:style-name="ro1">
          <table:table-cell office:value-type="string" table:style-name="ce4">
            <text:p>ম‌ন্দির ক‌মি‌টিগু‌লি অর্থ সম্পদ লুটপাট ও নেতা‌দের সা‌থে সেল্ফীবা‌জি‌তে ব‌্যস্ত। ম‌ন্দির ও ভক্ত‌দের নিরাপত্তা নি‌য়ে তারা কাজ কর‌লে পঞ্চগ‌ড়ের দূর্ঘটনা ও প্রতিমা ভাঙ্গচুর হ‌তোনা। SaveBangladeshiHindus</text:p>
          </table:table-cell>
          <table:table-cell office:value-type="float" office:value="1" table:style-name="ce1">
            <text:p>1</text:p>
          </table:table-cell>
          <table:table-cell table:number-columns-repeated="16382"/>
        </table:table-row>
        <table:table-row table:style-name="ro1">
          <table:table-cell office:value-type="string" table:style-name="ce4">
            <text:p>সংগঠনকে শক্তিশালী করতে ঘোষণা করা হল ছাত্র পরিষদের কমিটি। সভাপতি শিবম সাহা-সহ মোট ৩১ জনের নাম উল্লেখ করা হয়েছে। উপস্থিত ছিলেন স্টেট ইনচার্জ সহ অন্যান্য নেতা। এছাড়াও ঘোষণা করা হয়েছে ৩৪টি ব্লক কনভেনরের নাম। এইভাবেই, ত্রিপুরাবাসীর কল্যাণে আমরা এগিয়ে যাবো।</text:p>
          </table:table-cell>
          <table:table-cell office:value-type="float" office:value="0" table:style-name="ce1">
            <text:p>0</text:p>
          </table:table-cell>
          <table:table-cell table:number-columns-repeated="16382"/>
        </table:table-row>
        <table:table-row table:style-name="ro1">
          <table:table-cell office:value-type="string" table:style-name="ce4">
            <text:p>বেলা বাড়লেই কলকাতায় বজ্রবিদ্যুৎ সহ বৃষ্টির পূর্বাভাস, একাধিক রাজ্যে অ্যালার্ট জারি আইএমডি-র</text:p>
          </table:table-cell>
          <table:table-cell office:value-type="float" office:value="0" table:style-name="ce1">
            <text:p>0</text:p>
          </table:table-cell>
          <table:table-cell table:number-columns-repeated="16382"/>
        </table:table-row>
        <table:table-row table:style-name="ro1">
          <table:table-cell office:value-type="string" table:style-name="ce4">
            <text:p>শায়খ আহমাদুল্লাহ বলেন, আপনারা যাদের ‘ইউজ’ করে ইসলামবিদ্বেষ ছড়াচ্ছেন, তাদের অধিনায়ক বিশ্বাস করেন, জয়-পরাজয় আল্লাহর হাতে। আরেকজন মাকে ফোন করে নামাজ পড়তে, রোজা রাখতে বলেন। এক খেলায় তো পুরো দল সিজদায় লুটিয়ে পড়েন। এ থেকে পরিষ্কার যে...</text:p>
          </table:table-cell>
          <table:table-cell office:value-type="float" office:value="1" table:style-name="ce1">
            <text:p>1</text:p>
          </table:table-cell>
          <table:table-cell table:number-columns-repeated="16382"/>
        </table:table-row>
        <table:table-row table:style-name="ro1">
          <table:table-cell office:value-type="string" table:style-name="ce4">
            <text:p>পৃথিবীর সকলের মধ্যে আপনিও একজন। কিন্তু আমার মনে হয় আপনি ভালো নেই। তাই দোয়া করি আল্লাহ যেন আপনাকে অহংকার মুক্ত শান্তির জীবন দা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জয় বাংলা, বেঁচে থাকুক বাংলার ঐতিহ্য</text:p>
          </table:table-cell>
          <table:table-cell office:value-type="float" office:value="1" table:style-name="ce1">
            <text:p>1</text:p>
          </table:table-cell>
          <table:table-cell table:number-columns-repeated="16382"/>
        </table:table-row>
        <table:table-row table:style-name="ro1">
          <table:table-cell office:value-type="string" table:style-name="ce4">
            <text:p>ডোকলাম সংঘর্ষ ও গলবান উপত্যকার সহিংসতার ‘মাস্টারমাইন্ড’ জেনারেলকে বড় দায়িত্ব দেবেন চীনা প্রেসিডেন্ট শি জিনপিং!</text:p>
          </table:table-cell>
          <table:table-cell office:value-type="float" office:value="0" table:style-name="ce1">
            <text:p>0</text:p>
          </table:table-cell>
          <table:table-cell table:number-columns-repeated="16382"/>
        </table:table-row>
        <table:table-row table:style-name="ro1">
          <table:table-cell office:value-type="string" table:style-name="ce4">
            <text:p>ছাদ খোলা বাস টা মেয়েদের সংবর্ধনা দেওয়া শেষে, ওটা ওরকম ভাবেই রাখা হোক! কারন আসন্ন টি টুয়েন্টি বিশ্বকাপে শান্ত সাড়ে হাজার সেঞ্চুরি করে দেশে ফিরবে বলে আমরা আশাবাদী! তখন এই খোলা বাসে করেই শান্ত কে আমরা সংবর্ধনা দেবো!</text:p>
          </table:table-cell>
          <table:table-cell office:value-type="float" office:value="0" table:style-name="ce1">
            <text:p>0</text:p>
          </table:table-cell>
          <table:table-cell table:number-columns-repeated="16382"/>
        </table:table-row>
        <table:table-row table:style-name="ro1">
          <table:table-cell office:value-type="string" table:style-name="ce4">
            <text:p>আপাতত আমি আশাবাদী। বাকিটা উনিই বলবেন ওনার "কথা কম আর কাজ বেশী" মন্ত্রে আমি বিশ্বাসী।</text:p>
          </table:table-cell>
          <table:table-cell office:value-type="float" office:value="1" table:style-name="ce1">
            <text:p>1</text:p>
          </table:table-cell>
          <table:table-cell table:number-columns-repeated="16382"/>
        </table:table-row>
        <table:table-row table:style-name="ro1">
          <table:table-cell office:value-type="string" table:style-name="ce4">
            <text:p>অজয়কে যে বিষয়ে আশ্বাস দিলেন কাজল</text:p>
          </table:table-cell>
          <table:table-cell office:value-type="float" office:value="0" table:style-name="ce1">
            <text:p>0</text:p>
          </table:table-cell>
          <table:table-cell table:number-columns-repeated="16382"/>
        </table:table-row>
        <table:table-row table:style-name="ro1">
          <table:table-cell office:value-type="string" table:style-name="ce4">
            <text:p>যে শহরে প্রতিনিয়ত ভালোবাসার রং বদলায় সে শহরে নতুন করে স্বপ্ন দেখতে,বড্ড ভয় লাগে যে</text:p>
          </table:table-cell>
          <table:table-cell office:value-type="float" office:value="0" table:style-name="ce1">
            <text:p>0</text:p>
          </table:table-cell>
          <table:table-cell table:number-columns-repeated="16382"/>
        </table:table-row>
        <table:table-row table:style-name="ro1">
          <table:table-cell office:value-type="string" table:style-name="ce4">
            <text:p>আসলে বৌদি অনেক সুন্দর বৌদি তোমার প্রশংসা করি ধন্যবাদ থ্যাঙ্ক ইউ</text:p>
          </table:table-cell>
          <table:table-cell office:value-type="float" office:value="0" table:style-name="ce1">
            <text:p>0</text:p>
          </table:table-cell>
          <table:table-cell table:number-columns-repeated="16382"/>
        </table:table-row>
        <table:table-row table:style-name="ro1">
          <table:table-cell office:value-type="string" table:style-name="ce4">
            <text:p>নতুন ছেলে দলে আনুন একদাম বুথস্তর থেকে।বিজেপি করুক বা সিপিএম জেতা বুথ এর শিক্ষিত ছেলে দের দলে আনুন। আর এই রাজ্যে শিল্পের প্রয়োজন আছে। মোদি কিন্তুু শিল্প দেখিয়েই প্রধান মন্ত্রী হয়েছিলো। আগে দলে যে সব চোর গুলো আছে তাদের বের করেদি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আমরাও খবর রাখি। আমাদেরও অনেক সূত্র মাধ্যমে খবর আসে, সংখ্যালঘু ভোট ভাগ হয়ে গেছে। সরকারি কর্মচারীরা DA না পাওয়ার ফলে চরম রেগে আছে। তাই 2024 এ এই সরকারের পতন নির্ধারিত। রাজ্য সরকার সুপ্রিম কোর্টে যাক বা ওয়ার্ল্ড কোর্টেই যাক। Tata bye bye, খতম।</text:p>
          </table:table-cell>
          <table:table-cell office:value-type="float" office:value="0" table:style-name="ce1">
            <text:p>0</text:p>
          </table:table-cell>
          <table:table-cell table:number-columns-repeated="16382"/>
        </table:table-row>
        <table:table-row table:style-name="ro1">
          <table:table-cell office:value-type="string" table:style-name="ce4">
            <text:p>৯৬ থেকে বর্তমান ও ভবিষ্যৎ সভাপতি শ্রদ্ধেয় নানা সাহেব বরাবরই নারী সংগঠনের গিট্টু নারী নারী(ঝগড়া ঝামেলা) লাগিয়ে দিতেন বলে প্রমাণ আছে বলে জানিয়েছেন উনারি প্রিয় নাতি শ্রদ্ধেয়</text:p>
          </table:table-cell>
          <table:table-cell office:value-type="float" office:value="0" table:style-name="ce1">
            <text:p>0</text:p>
          </table:table-cell>
          <table:table-cell table:number-columns-repeated="16382"/>
        </table:table-row>
        <table:table-row table:style-name="ro1">
          <table:table-cell office:value-type="string" table:style-name="ce4">
            <text:p>তোর মাকে জিজ্ঞেস কর, আমার চোদনে তোর মত অপদার্থ অপগন্ড খানকির ছেলে কি করে জন্ম নিল</text:p>
          </table:table-cell>
          <table:table-cell office:value-type="float" office:value="0" table:style-name="ce1">
            <text:p>0</text:p>
          </table:table-cell>
          <table:table-cell table:number-columns-repeated="16382"/>
        </table:table-row>
        <table:table-row table:style-name="ro1">
          <table:table-cell office:value-type="string" table:style-name="ce4">
            <text:p>সৃষ্টির সেবায় স্রষ্টার সন্তুষ্টি অর্জনের জন্য সকলের দোয়া ও সহযোগিতা কামনা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আল্লাহর ভয়”” মানুষকে সকল প্রকার,ভয় থেকে মুক্তি দা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হয়তো দূরে আছি তবুও ভালোবাসাটা একই রকম রয়েছে! তোমার কথা কোন সময়টাতে যে মনে পড়ে না সেটা বলা অসম্ভব! কতটা ভালোবাসা নতুন করে জন্মেছে তোমার প্রতি তুমি কি জানো! সেই নিষিদ্ধ হয়ে যাওয়া হাসিটা আমার, তোমার কথা ভেবে একটু উঁকি দেয়!</text:p>
          </table:table-cell>
          <table:table-cell office:value-type="float" office:value="1" table:style-name="ce1">
            <text:p>1</text:p>
          </table:table-cell>
          <table:table-cell table:number-columns-repeated="16382"/>
        </table:table-row>
        <table:table-row table:style-name="ro1">
          <table:table-cell office:value-type="string" table:style-name="ce4">
            <text:p>পিসি হলো আপনার আর কিছুদিন আগে “ইনোসেন্ট কিউট” পিসেমশাই কে সেটিং করেছেন ভবিষ্যতের জন্যে। আপনি চটিচাটেন আর মেকি বিজিপি বিরোধ দেখান কারন খুব শীঘ্রই গোবর ও চাটবেন। একটা চোর দলের সমর্থক আবার বড় বড় কথা। চুপচাপ চটিচাটুন।</text:p>
          </table:table-cell>
          <table:table-cell office:value-type="float" office:value="0" table:style-name="ce1">
            <text:p>0</text:p>
          </table:table-cell>
          <table:table-cell table:number-columns-repeated="16382"/>
        </table:table-row>
        <table:table-row table:style-name="ro1">
          <table:table-cell office:value-type="string" table:style-name="ce4">
            <text:p>श्राद्ध_क्यों_नहीं_करनाचाहिए সন্ত রামপাল জী -র উদ্দেশ্য হল সকল মানুষেরই সর্বোচ্চ পরমেশ্বর কবীর জী -কে পূজা করা উচিত এবং আমাদের মূল আবাসস্থল, সতলোকে ফিরে আসা উচিত। যে কোন ব্যক্তি পরমেশ্বর কবীর জী-র উপাসনা করার জন্য জাতি, পন্থ, বর্ণ, বিশ্বাস বা ধর্ম নির্বিশেষে ,</text:p>
          </table:table-cell>
          <table:table-cell office:value-type="float" office:value="1" table:style-name="ce1">
            <text:p>1</text:p>
          </table:table-cell>
          <table:table-cell table:number-columns-repeated="16382"/>
        </table:table-row>
        <table:table-row table:style-name="ro1">
          <table:table-cell office:value-type="string" table:style-name="ce4">
            <text:p>SangeSuman হায়রে বঙ্গ! এখানে বাড়ির মালিক আর কাজের লোক পরস্পরের বিরুদ্ধে মামলা করে। - অমরনাথ কর্মকার</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সরকারি কর্ম কমিশনে চাকরি</text:p>
          </table:table-cell>
          <table:table-cell office:value-type="float" office:value="1" table:style-name="ce1">
            <text:p>1</text:p>
          </table:table-cell>
          <table:table-cell table:number-columns-repeated="16382"/>
        </table:table-row>
        <table:table-row table:style-name="ro1">
          <table:table-cell office:value-type="string" table:style-name="ce4">
            <text:p>কথায় ও কাজে মিল নেই এই ডবল ইঞ্জিন সরকারের। সরকার পক্ষের বিধায়কের মুখেই শুনেনিন।</text:p>
          </table:table-cell>
          <table:table-cell office:value-type="float" office:value="0" table:style-name="ce1">
            <text:p>0</text:p>
          </table:table-cell>
          <table:table-cell table:number-columns-repeated="16382"/>
        </table:table-row>
        <table:table-row table:style-name="ro1">
          <table:table-cell office:value-type="string" table:style-name="ce4">
            <text:p>জাতিসংঘে ফিলিস্তিন রাষ্ট্রের প্রতি ফের সমর্থন জানালেন বাইডেন</text:p>
          </table:table-cell>
          <table:table-cell office:value-type="float" office:value="1" table:style-name="ce1">
            <text:p>1</text:p>
          </table:table-cell>
          <table:table-cell table:number-columns-repeated="16382"/>
        </table:table-row>
        <table:table-row table:style-name="ro1">
          <table:table-cell office:value-type="string" table:style-name="ce4">
            <text:p>সুখে,দুঃখে, একাকী ভীষণ মন খারাপের দিনে আল্লাহ ছাড়া কোনো আশ্রয় নেই!</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গর্ব করার মতো আমাদের একটা তাকরীম আছে</text:p>
          </table:table-cell>
          <table:table-cell office:value-type="float" office:value="1" table:style-name="ce1">
            <text:p>1</text:p>
          </table:table-cell>
          <table:table-cell table:number-columns-repeated="16382"/>
        </table:table-row>
        <table:table-row table:style-name="ro1">
          <table:table-cell office:value-type="string" table:style-name="ce4">
            <text:p>ফ্যামের এর পক্ষ থেকে এগরার বিধায়ক তথা পূর্ব মেদিনীপুর জেলা কাঁথি সাংগঠনিক জেলা তৃণমূল কংগ্রেসের সভাপতি মহাশয়ের জন্মদিনে শুভেচ্ছা ও আন্তরিক অভিনন্দন জানাই। FAM4TMC</text:p>
          </table:table-cell>
          <table:table-cell office:value-type="float" office:value="1" table:style-name="ce1">
            <text:p>1</text:p>
          </table:table-cell>
          <table:table-cell table:number-columns-repeated="16382"/>
        </table:table-row>
        <table:table-row table:style-name="ro1">
          <table:table-cell office:value-type="string" table:style-name="ce4">
            <text:p>হে মা ক্ষমা করো!!!!! দেবীপক্ষ শুরু হওয়ার আগেই যেভাবে পুজো উদ্বোধন শুরু করলেন দিদি এটা বাঙালির কাছে দুঃখের। যাই হোক শ্রীকুমার দার শাস্তি চাই দিদির মন্ত্রে ব্যাঘাত সৃষ্টি করা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ভয়াবহ! সৌন্দর্য, সম্পদ আর দুর্যোগ নিয়েই প্রকৃতির কাজকারবার! আধুনিক প্রযুক্তির পরাজয় এই গ্রহের সভ্যতায় অনিশ্চয়তা বাড়িয়ে তোলে শুধু!</text:p>
          </table:table-cell>
          <table:table-cell office:value-type="float" office:value="0" table:style-name="ce1">
            <text:p>0</text:p>
          </table:table-cell>
          <table:table-cell table:number-columns-repeated="16382"/>
        </table:table-row>
        <table:table-row table:style-name="ro1">
          <table:table-cell office:value-type="string" table:style-name="ce4">
            <text:p>চমৎকার শুভ দুপুর</text:p>
          </table:table-cell>
          <table:table-cell office:value-type="float" office:value="1" table:style-name="ce1">
            <text:p>1</text:p>
          </table:table-cell>
          <table:table-cell table:number-columns-repeated="16382"/>
        </table:table-row>
        <table:table-row table:style-name="ro1">
          <table:table-cell office:value-type="string" table:style-name="ce4">
            <text:p>বিরুদ্ধে সোচ্চার তৃণমূল centre modigovt bp tmc ed cbi agency durgapur citycentre</text:p>
          </table:table-cell>
          <table:table-cell office:value-type="float" office:value="0" table:style-name="ce1">
            <text:p>0</text:p>
          </table:table-cell>
          <table:table-cell table:number-columns-repeated="16382"/>
        </table:table-row>
        <table:table-row table:style-name="ro1">
          <table:table-cell office:value-type="string" table:style-name="ce4">
            <text:p>নজরুল মঞ্চে দেবীপক্ষের শুভারম্ভে দলীয় মুখপত্র 'জাগো বাংলা'র উৎসব সংখ্যা প্রকাশ অনুষ্ঠানে সর্ব ভারতীয় তৃণমূল কংগ্রেসের সাধারণ সম্পাদক, সাংসদ সম্মানীয় মহাশয়ের সাথে রাজ্য তৃণমূল ছাত্র পরিষদের সভাপতি মহাশয় ।</text:p>
          </table:table-cell>
          <table:table-cell office:value-type="float" office:value="1" table:style-name="ce1">
            <text:p>1</text:p>
          </table:table-cell>
          <table:table-cell table:number-columns-repeated="16382"/>
        </table:table-row>
        <table:table-row table:style-name="ro1">
          <table:table-cell office:value-type="string" table:style-name="ce4">
            <text:p>লোভে পাপ আর পাপে মৃত্যু টেলার নাম বাবাজি বিশেষ করে আমাদের জাত ভাই বেশীরভাগ লোভী</text:p>
          </table:table-cell>
          <table:table-cell office:value-type="float" office:value="0" table:style-name="ce1">
            <text:p>0</text:p>
          </table:table-cell>
          <table:table-cell table:number-columns-repeated="16382"/>
        </table:table-row>
        <table:table-row table:style-name="ro1">
          <table:table-cell office:value-type="string" table:style-name="ce4">
            <text:p>তুই কে হে তোর কি অকাত আছে, শালা লাতখোর । বড় বড় ভাষন দিচ্ছিস, তোর মতো মানুষ কে আরো আগে পার্টি থেকে লাথি মেরে বের করা দরকার ছিল।মিডিয়ার সামনে ভাষনে নেতা। কচুবনে যা।</text:p>
          </table:table-cell>
          <table:table-cell office:value-type="float" office:value="0" table:style-name="ce1">
            <text:p>0</text:p>
          </table:table-cell>
          <table:table-cell table:number-columns-repeated="16382"/>
        </table:table-row>
        <table:table-row table:style-name="ro1">
          <table:table-cell office:value-type="string" table:style-name="ce4">
            <text:p>মুখ্যমন্ত্রীর বিরুদ্ধে ওঠা অভিযোগ কি সত্য? তদন্তের আশ্বাস কেন্দ্রীয় মন্ত্রীর PunjabChiefMinister JScindia Bhagwantmann ShiromaniAkaliDal SAD SukhbirSinghBadal CongressleaderPartapSinghBajwa</text:p>
          </table:table-cell>
          <table:table-cell office:value-type="float" office:value="0" table:style-name="ce1">
            <text:p>0</text:p>
          </table:table-cell>
          <table:table-cell table:number-columns-repeated="16382"/>
        </table:table-row>
        <table:table-row table:style-name="ro1">
          <table:table-cell office:value-type="string" table:style-name="ce4">
            <text:p>আপনার দুর্বলতাকে শক্তিতে পরিণত করার ক্ষমতা একমাত্র আল্লাহ তা'আলা-ই রাখেন। তাই তার কাছে ক্ষমা প্রার্থনা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কঠিন মাল</text:p>
          </table:table-cell>
          <table:table-cell office:value-type="float" office:value="0" table:style-name="ce1">
            <text:p>0</text:p>
          </table:table-cell>
          <table:table-cell table:number-columns-repeated="16382"/>
        </table:table-row>
        <table:table-row table:style-name="ro1">
          <table:table-cell office:value-type="string" table:style-name="ce4">
            <text:p>যারা তাওবাহ করবে, ঈমান আনবে আর সৎ কাজ করবে, ফলে এরাই জান্নাতে প্রবেশ করবে, এদের প্রতি এতটুকু যুলম করা হবে না। আল-কোরআন (সুরা মারিয়াম:৬০)</text:p>
          </table:table-cell>
          <table:table-cell office:value-type="float" office:value="1" table:style-name="ce1">
            <text:p>1</text:p>
          </table:table-cell>
          <table:table-cell table:number-columns-repeated="16382"/>
        </table:table-row>
        <table:table-row table:style-name="ro1">
          <table:table-cell office:value-type="string" table:style-name="ce4">
            <text:p>Respected PM Narendra Modi ji সর্বপ্রথম আপনার জন্মদিনের জন্য আপনাকে অনেক অনেক আন্তরিক শুভেচ্ছা আর আপনার জন্মদিনের উপলক্ষে আমরা দেশের লক্ষ লক্ষ যুবক যুবতী একটা উপহার চাইছি যে SSC CGL EXAM 2022 এ one time age relaxation 3years দিয়ে আমাদেরকে উপকৃত করেন। Plz Sir</text:p>
          </table:table-cell>
          <table:table-cell office:value-type="float" office:value="1" table:style-name="ce1">
            <text:p>1</text:p>
          </table:table-cell>
          <table:table-cell table:number-columns-repeated="16382"/>
        </table:table-row>
        <table:table-row table:style-name="ro1">
          <table:table-cell office:value-type="string" table:style-name="ce4">
            <text:p>মাংস ভাত খেয়ে ভু৺ড়ি উলটে ঘুমানোর মধ্যে একটা swargiya feeling ache.</text:p>
          </table:table-cell>
          <table:table-cell office:value-type="float" office:value="0" table:style-name="ce1">
            <text:p>0</text:p>
          </table:table-cell>
          <table:table-cell table:number-columns-repeated="16382"/>
        </table:table-row>
        <table:table-row table:style-name="ro1">
          <table:table-cell office:value-type="string" table:style-name="ce4">
            <text:p>রসাতলে পশ্চিমবঙ্গ মমতা হলো বাংলার গর্ব গরু চুরি কয়লা চুরি মন্ত্রী করছে চাকরি চুরি গর্বের বাংলায় বহু রত্ন তৃণমূল করে তাদের যত্ন হারমাদের মুখে বড়ো বুলি ভাইপো বলছে করবে গুলি কোটি কোটি খাটের তলায় বাংলা আজ মুড়ি ঘুগনীর ভরসায়।</text:p>
          </table:table-cell>
          <table:table-cell office:value-type="float" office:value="0" table:style-name="ce1">
            <text:p>0</text:p>
          </table:table-cell>
          <table:table-cell table:number-columns-repeated="16382"/>
        </table:table-row>
        <table:table-row table:style-name="ro1">
          <table:table-cell office:value-type="string" table:style-name="ce4">
            <text:p>শত দেশের প্রতিযোগিকে পিছনে ফেলে দিয়ে তৃতীয় স্থান অর্জন করে কুরআনকে বুকে নিয়ে বিজয়ী হয়ে দেশে আসলো।। QuranRecitation</text:p>
          </table:table-cell>
          <table:table-cell office:value-type="float" office:value="1" table:style-name="ce1">
            <text:p>1</text:p>
          </table:table-cell>
          <table:table-cell table:number-columns-repeated="16382"/>
        </table:table-row>
        <table:table-row table:style-name="ro1">
          <table:table-cell office:value-type="string" table:style-name="ce4">
            <text:p>সুইজারল্যান্ডের কাছে হেরে গেছে স্পেন, পর্তুগালের বড় জয়</text:p>
          </table:table-cell>
          <table:table-cell office:value-type="float" office:value="1" table:style-name="ce1">
            <text:p>1</text:p>
          </table:table-cell>
          <table:table-cell table:number-columns-repeated="16382"/>
        </table:table-row>
        <table:table-row table:style-name="ro1">
          <table:table-cell office:value-type="string" table:style-name="ce4">
            <text:p>আমি বাংলাদেশ আওয়ামী লীগ সরকার এর কাছে আবেদন করছি সরকার যেন বেশি বেশি সরকারি স্কুল, কলেজ, ইউনিভার্সিটি, মসজিদ, মাদ্রাসা ইত্যাদি তৈরি করে। আমরা সরকার এর কাছে আবেদন করছি সরকার যেন সনএাস দমন করে। (Baitul Mukarram National Masque Dhaka Bangladesh.)</text:p>
          </table:table-cell>
          <table:table-cell office:value-type="float" office:value="0" table:style-name="ce1">
            <text:p>0</text:p>
          </table:table-cell>
          <table:table-cell table:number-columns-repeated="16382"/>
        </table:table-row>
        <table:table-row table:style-name="ro1">
          <table:table-cell office:value-type="string" table:style-name="ce4">
            <text:p>এই কুরআন আল্লাহ্ ব্যতীত অপর কাহারও রচনা নয়। পক্ষান্তরে, ইহার পূর্বে যাহা অবতীর্ণ হইয়াছে ইহা তাহার সমর্থন এবং ইহা বিধান সমূহের বিশদ ব্যাখ্যা। ইহাতে কোন সন্দেহ নাই যে, ইহা জগত সমূহের প্রতিপালকের পক্ষ হইতে। সূরা নম্বরঃ ১০, আয়াত নম্বরঃ ৩৭</text:p>
          </table:table-cell>
          <table:table-cell office:value-type="float" office:value="1" table:style-name="ce1">
            <text:p>1</text:p>
          </table:table-cell>
          <table:table-cell table:number-columns-repeated="16382"/>
        </table:table-row>
        <table:table-row table:style-name="ro1">
          <table:table-cell office:value-type="string" table:style-name="ce4">
            <text:p>Dear sir আমরা 2021 সালের TET PASS candidates রা খুব আশাবাদী আমাদের সবাইকে দুর্গা পূজার আগে সবাইকে নিয়োগ করবেন রাষ্ট্রবাদী সরকারের কাছে আমাদের বিনীত অনুরোধ রাজ্যের সকল টেট উত্তীর্ণদের একসাথে নিয়োগ করে শিক্ষক-সল্পতাকে দূরীকরণে সরকার যেন এক বিশেষ পদক্ষেপ নেন।</text:p>
          </table:table-cell>
          <table:table-cell office:value-type="float" office:value="1" table:style-name="ce1">
            <text:p>1</text:p>
          </table:table-cell>
          <table:table-cell table:number-columns-repeated="16382"/>
        </table:table-row>
        <table:table-row table:style-name="ro1">
          <table:table-cell office:value-type="string" table:style-name="ce4">
            <text:p>ঐ সাংসদ কোন মুখে দুর্নীতি নিয়ে কথা বলেন? ছুঁচ বলে চালুনি তোর পেছন কেন ফুটো।উনি নারদা কাণ্ডে গোছা গোছা টাকা নির্বিকার চিত্তে দু হাত পেতে নিয়ে পকেটে ঢুকিয়ে দাতার কাছে জানতে চাইছেন "আপনার নামটা যেন কি?" সব নির্লজ্জ।</text:p>
          </table:table-cell>
          <table:table-cell office:value-type="float" office:value="0" table:style-name="ce1">
            <text:p>0</text:p>
          </table:table-cell>
          <table:table-cell table:number-columns-repeated="16382"/>
        </table:table-row>
        <table:table-row table:style-name="ro1">
          <table:table-cell office:value-type="string" table:style-name="ce4">
            <text:p>কিভাবে করবে? ডিজিটাল সিকিওরিটি এক্টের জন্যে কেউতো সাহসের সাথে সত্য প্রকাশ করতে পারছে নাহ</text:p>
          </table:table-cell>
          <table:table-cell office:value-type="float" office:value="0" table:style-name="ce1">
            <text:p>0</text:p>
          </table:table-cell>
          <table:table-cell table:number-columns-repeated="16382"/>
        </table:table-row>
        <table:table-row table:style-name="ro1">
          <table:table-cell office:value-type="string" table:style-name="ce4">
            <text:p>হাজারটা সুখের স্মৃতি একটি কষ্টকে মুছে ফেলতে পারে না.. কিন্তু , একটি কষ্ট হাজারটা সুখের স্মৃতিকে মুছে ফেলতে পারে এটিই জীবনের সবচেয়ে নিষ্ঠুর সত্যি।।</text:p>
          </table:table-cell>
          <table:table-cell office:value-type="float" office:value="1" table:style-name="ce1">
            <text:p>1</text:p>
          </table:table-cell>
          <table:table-cell table:number-columns-repeated="16382"/>
        </table:table-row>
        <table:table-row table:style-name="ro1">
          <table:table-cell office:value-type="string" table:style-name="ce4">
            <text:p>তোর পার্থ অর্পিতা কেষ্ট সায়গলদের আলমারি আগে সামলা। তারপর না হয় অন্যকে পরামর্শ দিস।</text:p>
          </table:table-cell>
          <table:table-cell office:value-type="float" office:value="0" table:style-name="ce1">
            <text:p>0</text:p>
          </table:table-cell>
          <table:table-cell table:number-columns-repeated="16382"/>
        </table:table-row>
        <table:table-row table:style-name="ro1">
          <table:table-cell office:value-type="string" table:style-name="ce4">
            <text:p>যাদের বাপ বিধানসভা ভোট প্রচারে পদ্দে ছাপের বদলে পোদে ছাপ দিতে বলে গেল ।। সেই পোদে ছাপ পার্টি কিনা উচ্চারণের বিচার করছে। কাঁথির হঠাৎ হিন্দু হওয়া চোর খোকাবাবু তাহলে মন্ত্র উচ্চারণ করে সোনাক আর সংশোধন করে দেখাক দম থাকলে।। 2024 বাংলা কেন গোটা ভারত বর্ষ থেকে বিজেপি ফিনিশ।।</text:p>
          </table:table-cell>
          <table:table-cell office:value-type="float" office:value="0" table:style-name="ce1">
            <text:p>0</text:p>
          </table:table-cell>
          <table:table-cell table:number-columns-repeated="16382"/>
        </table:table-row>
        <table:table-row table:style-name="ro1">
          <table:table-cell office:value-type="string" table:style-name="ce4">
            <text:p>পূজায় ছোট ছোট নতূন নতুন ব্যবসা করার সুযোগ থাকে এই ব্যবসায় মোটামুটি ভালো উপার্জন করা যায়।</text:p>
          </table:table-cell>
          <table:table-cell office:value-type="float" office:value="1" table:style-name="ce1">
            <text:p>1</text:p>
          </table:table-cell>
          <table:table-cell table:number-columns-repeated="16382"/>
        </table:table-row>
        <table:table-row table:style-name="ro1">
          <table:table-cell office:value-type="string" table:style-name="ce4">
            <text:p>বিরল এক সংবাদ সম্মেলন, যেখানে বসার চেয়ার হয়নি বিজয়ী অধিনায়ক ও কোচের। দীর্ঘদিনের দায়িত্বে যাদের সফলতার নজির নেই, তারা কেন আজ বসে? ওই চেয়ারে থাকবে তো শুধু ইতিহাস গড়ার কারিগররা। এই দখলদাররা কেনো?? ধিক্কার_বাফুফে</text:p>
          </table:table-cell>
          <table:table-cell office:value-type="float" office:value="0" table:style-name="ce1">
            <text:p>0</text:p>
          </table:table-cell>
          <table:table-cell table:number-columns-repeated="16382"/>
        </table:table-row>
        <table:table-row table:style-name="ro1">
          <table:table-cell office:value-type="string" table:style-name="ce4">
            <text:p>শেখ হাসিনা খান্কি দেশটারে ধ্বংস করে ফেলতেছে খানকির বাচ্চা</text:p>
          </table:table-cell>
          <table:table-cell office:value-type="float" office:value="0" table:style-name="ce1">
            <text:p>0</text:p>
          </table:table-cell>
          <table:table-cell table:number-columns-repeated="16382"/>
        </table:table-row>
        <table:table-row table:style-name="ro1">
          <table:table-cell office:value-type="string" table:style-name="ce4">
            <text:p>এটা কি সংখ্যালঘুদের আড্ডার এলাকায়?</text:p>
          </table:table-cell>
          <table:table-cell office:value-type="float" office:value="0" table:style-name="ce1">
            <text:p>0</text:p>
          </table:table-cell>
          <table:table-cell table:number-columns-repeated="16382"/>
        </table:table-row>
        <table:table-row table:style-name="ro1">
          <table:table-cell office:value-type="string" table:style-name="ce4">
            <text:p>ওরে ভাই কুনাল, তুমি 2014 ভুলে গেলে? নরেন্দ্র মোদী কলকাতায় এলে কোমেরে বেঁধে ঘোরানোর কথা? কেন কোলকাতা কারো ব্যক্তিগত সম্পত্তি বা জমিদারী নাকি? এছাড়া অসংখ্য তুই তোকারি তো আছেই। তুমি ভাই দু কান কাটা। পশ্চিম বঙ্গের মানুষ দের বোকা ভেবোনা, তুমিই বোকা বনে যাবে।</text:p>
          </table:table-cell>
          <table:table-cell office:value-type="float" office:value="0" table:style-name="ce1">
            <text:p>0</text:p>
          </table:table-cell>
          <table:table-cell table:number-columns-repeated="16382"/>
        </table:table-row>
        <table:table-row table:style-name="ro1">
          <table:table-cell office:value-type="string" table:style-name="ce4">
            <text:p>নীরব নিথর অবয়বের শব্দ, অনেক প্রিয় মানুষ হয়ে বেঁচে থাকার কষ্ট</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অত্যন্ত সহনশীল ভারত নিয়ে আগ্রাসী বক্তব্য কিন্তু ইরান নিয়ে মিউ মিউ তার পর কেউ কিছু বলে নি। ভরত নিয়ে আগ্রাসী আর ফ্রান্স এর মসজিদ এ ক্যামেরা লাগলো হিজাব নিয়ে এক দম চুপ ঠিক যেনো মুখে কেউ কিছু ঢুকিয়ে দিয়েছে ঠিক একদম রুমিন ফারহানা এর মত</text:p>
          </table:table-cell>
          <table:table-cell office:value-type="float" office:value="0" table:style-name="ce1">
            <text:p>0</text:p>
          </table:table-cell>
          <table:table-cell table:number-columns-repeated="16382"/>
        </table:table-row>
        <table:table-row table:style-name="ro1">
          <table:table-cell office:value-type="string" table:style-name="ce4">
            <text:p>চমৎকার উপলব্ধি</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গর্ব , আমাদের প্রেসিডেন্ট*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শ্রী রাম এর নাম শুনলেই ভূত পালাই শুনেছি আজ তো দেখে নিলাম এখন mythology তে চলে আসলো পেটে কালি পড়েছে নাকি এমনি ছাগলের মত চড়তে বেরিয়েছ?</text:p>
          </table:table-cell>
          <table:table-cell office:value-type="float" office:value="0" table:style-name="ce1">
            <text:p>0</text:p>
          </table:table-cell>
          <table:table-cell table:number-columns-repeated="16382"/>
        </table:table-row>
        <table:table-row table:style-name="ro1">
          <table:table-cell office:value-type="string" table:style-name="ce4">
            <text:p>তৈরি হচ্ছেন বিরাট কোহলি। TeamIndia INDvsAUS Viratkohli RohitSharma</text:p>
          </table:table-cell>
          <table:table-cell office:value-type="float" office:value="1" table:style-name="ce1">
            <text:p>1</text:p>
          </table:table-cell>
          <table:table-cell table:number-columns-repeated="16382"/>
        </table:table-row>
        <table:table-row table:style-name="ro1">
          <table:table-cell office:value-type="string" table:style-name="ce4">
            <text:p>অযোধ্যা পাহাড়ে নির্মাণের প্রতিবাদে আদিবাসী মিছিলে থমকালো মধ্য কলকাতা, বন্ধ হাওড়া ব্রিজ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text:p>
          </table:table-cell>
          <table:table-cell office:value-type="float" office:value="1" table:style-name="ce1">
            <text:p>1</text:p>
          </table:table-cell>
          <table:table-cell table:number-columns-repeated="16382"/>
        </table:table-row>
        <table:table-row table:style-name="ro1">
          <table:table-cell office:value-type="string" table:style-name="ce4">
            <text:p>আশ্চর্য ! আমাদের এদিকে যেন কিছুই হয়না সব ই কলকাতায় হয় ভাই মালেশিয়ার টুইন টাওয়ার কলকাতায় না কল্যানীতে হয়েছে,আজব!</text:p>
          </table:table-cell>
          <table:table-cell office:value-type="float" office:value="0" table:style-name="ce1">
            <text:p>0</text:p>
          </table:table-cell>
          <table:table-cell table:number-columns-repeated="16382"/>
        </table:table-row>
        <table:table-row table:style-name="ro1">
          <table:table-cell office:value-type="string" table:style-name="ce4">
            <text:p>আজ সারাদিন সোশ্যাল মিডিয়ায় দেখলাম একটাই খবর.....অর্পিতা মা হতে চেয়েছিল........অর্পিতা মা হতেছিল... এটা কোন আলোচনার বিষয়বস্তু হলো ? মহিলাটি যে তৃণমূল নেতা বাবুর সাথে সম্পর্ক ছিল তেনার পাঁচটা যুবতী বান্ধবী পরও প্লাস্টিকের পুতুল লাগে তার পক্ষে এটা কি খুব অসম্ভব কিছু ছিল??</text:p>
          </table:table-cell>
          <table:table-cell office:value-type="float" office:value="1" table:style-name="ce1">
            <text:p>1</text:p>
          </table:table-cell>
          <table:table-cell table:number-columns-repeated="16382"/>
        </table:table-row>
        <table:table-row table:style-name="ro1">
          <table:table-cell office:value-type="string" table:style-name="ce4">
            <text:p>আসসালামু য়ালাইকুম । আজ পবিত্র জুম্মার দিনে গুনাহ মাফের আরেকটা সুন্দর দিন। তাই মহান আল্লাহর দরবারে হাজির হয়ে ক্ষমা চেয়ে তওবা করুন। জুম্মা__মোবারক</text:p>
          </table:table-cell>
          <table:table-cell office:value-type="float" office:value="0" table:style-name="ce1">
            <text:p>0</text:p>
          </table:table-cell>
          <table:table-cell table:number-columns-repeated="16382"/>
        </table:table-row>
        <table:table-row table:style-name="ro1">
          <table:table-cell office:value-type="string" table:style-name="ce4">
            <text:p>প্রাক্তন মন্ত্রী পার্থ চ্যাটার্জীর পরিকল্পনা ছিল,গোপনে নিজেকে ও স্বজনদের ধনকুবের বানিয়ে,দলের সঙ্গে গদদারি করে BJP তে ঢোকার।তাহলে আর গ্রেপ্তার হতে হবে না।কারণ,BJP করলেই সাধু।তারপর যতখুশি দুর্নীতির টাকায় বিলাসবহুল লাইফ এ দিন কাটানো।ব্যতিক্রম চরিত্রের রাজনীতিক ।</text:p>
          </table:table-cell>
          <table:table-cell office:value-type="float" office:value="0" table:style-name="ce1">
            <text:p>0</text:p>
          </table:table-cell>
          <table:table-cell table:number-columns-repeated="16382"/>
        </table:table-row>
        <table:table-row table:style-name="ro1">
          <table:table-cell office:value-type="string" table:style-name="ce4">
            <text:p>এবং আমি, যীশু, আপনাকে আশ্বাস দিচ্ছি যে, যে কেউ একটি ছোট শিশু হিসাবে ঈশ্বরের রাজ্য গ্রহণ করে না, সে কখনও সেখানে প্রবেশ করবে না।</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যদি এখনও বুঝতে না পারেন চা, ঘুগনি , ঝালমুড়ি বিক্রির কথা দিদি কাদের উদ্দেশ্যে বলেছে , তাহলে আমি বলবো আপনি এখন ছোট ছেলেই আছেন। প্রতিটা ক্ষেত্রে মাননীয়া বেকার যুবক যুবতীদের সাথে বঞ্চনা করে গেছেন।</text:p>
          </table:table-cell>
          <table:table-cell office:value-type="float" office:value="0" table:style-name="ce1">
            <text:p>0</text:p>
          </table:table-cell>
          <table:table-cell table:number-columns-repeated="16382"/>
        </table:table-row>
        <table:table-row table:style-name="ro1">
          <table:table-cell office:value-type="string" table:style-name="ce4">
            <text:p>শালা দূঃখ আমার পেছনে এমন ভাবে লেগে আছে, মনে হচ্ছে আমি ওর প্রথম ভালোবাসা! শুভ সকাল</text:p>
          </table:table-cell>
          <table:table-cell office:value-type="float" office:value="0" table:style-name="ce1">
            <text:p>0</text:p>
          </table:table-cell>
          <table:table-cell table:number-columns-repeated="16382"/>
        </table:table-row>
        <table:table-row table:style-name="ro1">
          <table:table-cell office:value-type="string" table:style-name="ce4">
            <text:p>ভারতীয় জনতা পার্টির প্রাক্তন মুখ্যমন্ত্রী আমাদের সকলের প্রিয় দাদা আজ রাজ্যসভা নির্বাচনে ৪৩ টি ভোট পেয়ে জয়ী হয়েছেন। উনাকে আমার পক্ষ থেকে অনেক অনেক শুভেচ্ছা ও গৈরিক অভিনন্দন জানাই।</text:p>
          </table:table-cell>
          <table:table-cell office:value-type="float" office:value="1" table:style-name="ce1">
            <text:p>1</text:p>
          </table:table-cell>
          <table:table-cell table:number-columns-repeated="16382"/>
        </table:table-row>
        <table:table-row table:style-name="ro1">
          <table:table-cell office:value-type="string" table:style-name="ce4">
            <text:p>শালা তুই চোরের দালাল । বাংলাদেশ উচ্চারন করি বাংলাদেশের মানুষের অপমান করিস না</text:p>
          </table:table-cell>
          <table:table-cell office:value-type="float" office:value="0" table:style-name="ce1">
            <text:p>0</text:p>
          </table:table-cell>
          <table:table-cell table:number-columns-repeated="16382"/>
        </table:table-row>
        <table:table-row table:style-name="ro1">
          <table:table-cell office:value-type="string" table:style-name="ce4">
            <text:p>Watch: পঞ্চমীর দিনই শহরে আসছেন স্বরাষ্ট্রমন্ত্রী অমিত শাহ। সূত্রের খবর, বিজেপির পুজো উদ্বোধন সাড়ার পর শাহ লেবুতলা পার্কের পুজো উদ্বোধনও করতে পারেন। অমিত শাহর পাশাপাশি বঙ্গ বিজেপি আমন্ত্রণ জানিয়েছে জেপি নাড্ডাকেও। WATCH LIVE: | Durgapuja2022</text:p>
          </table:table-cell>
          <table:table-cell office:value-type="float" office:value="1" table:style-name="ce1">
            <text:p>1</text:p>
          </table:table-cell>
          <table:table-cell table:number-columns-repeated="16382"/>
        </table:table-row>
        <table:table-row table:style-name="ro1">
          <table:table-cell office:value-type="string" table:style-name="ce4">
            <text:p>অতিরিক্ত ভবিষ্যৎ চিন্তা মানুষের বর্তমান সুখ নষ্ট করে।</text:p>
          </table:table-cell>
          <table:table-cell office:value-type="float" office:value="1" table:style-name="ce1">
            <text:p>1</text:p>
          </table:table-cell>
          <table:table-cell table:number-columns-repeated="16382"/>
        </table:table-row>
        <table:table-row table:style-name="ro1">
          <table:table-cell office:value-type="string" table:style-name="ce4">
            <text:p>৫৫ বছরের বৃদ্ধের দ্বারা ৮ বছরের শি-শু ধ-র্ষিত! অবেশেষে এলাকাবাসী দাবি, ... via</text:p>
          </table:table-cell>
          <table:table-cell office:value-type="float" office:value="0" table:style-name="ce1">
            <text:p>0</text:p>
          </table:table-cell>
          <table:table-cell table:number-columns-repeated="16382"/>
        </table:table-row>
        <table:table-row table:style-name="ro1">
          <table:table-cell office:value-type="string" table:style-name="ce4">
            <text:p>বিশ্বকাপে ওপেন করবেন কোহলি! WorldCup2022 T20WorldCup2022 India BCCI ViratKohli BreakingNewsIndia RohitSharma dailynews Db_News Daily_Bangladesh</text:p>
          </table:table-cell>
          <table:table-cell office:value-type="float" office:value="1" table:style-name="ce1">
            <text:p>1</text:p>
          </table:table-cell>
          <table:table-cell table:number-columns-repeated="16382"/>
        </table:table-row>
        <table:table-row table:style-name="ro1">
          <table:table-cell office:value-type="string" table:style-name="ce4">
            <text:p>প্রতীক্ষার অবসান। রাজ্য বাসীকে শারদ উপহার হেমন্ত সেতু(টালা ব্রিজ)। শুভ উদ্বোধন করলেন সম্মানীয়া মুখ্যমন্ত্রী মমতা_বন্দোপাধ্যায়। murshidabadtmycsouth</text:p>
          </table:table-cell>
          <table:table-cell office:value-type="float" office:value="1" table:style-name="ce1">
            <text:p>1</text:p>
          </table:table-cell>
          <table:table-cell table:number-columns-repeated="16382"/>
        </table:table-row>
        <table:table-row table:style-name="ro1">
          <table:table-cell office:value-type="string" table:style-name="ce4">
            <text:p>পশ্চিমবঙ্গের মুখ্যমন্ত্রী মাননীয়া ও সর্বভারতীয় তৃণমূল কংগ্রেসের সাধারণ সম্পাদক এর নির্দেশে মুর্শিদাবাদ জেলার নবগ্রাম ব্লকের পেট্রোল পাম্পে IndiasBiggestPappuAmitShah কর্মসূচির মাধ্যমে কেন্দ্র সরকারের বিরুদ্ধে প্রতিবাদ দেখানো হল। FAM4TMC</text:p>
          </table:table-cell>
          <table:table-cell office:value-type="float" office:value="1" table:style-name="ce1">
            <text:p>1</text:p>
          </table:table-cell>
          <table:table-cell table:number-columns-repeated="16382"/>
        </table:table-row>
        <table:table-row table:style-name="ro1">
          <table:table-cell office:value-type="string" table:style-name="ce4">
            <text:p>খুশিতে মনের অজান্তেই চোখ দিয়ে পানি বেরিয়ে আসছে। অভিনন্দন তাকরীম তোমায় লক্ষ কোটি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মাতৃময়ী জননেত্রী।</text:p>
          </table:table-cell>
          <table:table-cell office:value-type="float" office:value="1" table:style-name="ce1">
            <text:p>1</text:p>
          </table:table-cell>
          <table:table-cell table:number-columns-repeated="16382"/>
        </table:table-row>
        <table:table-row table:style-name="ro1">
          <table:table-cell office:value-type="string" table:style-name="ce4">
            <text:p>কাপ জয়ী মেয়েরা সংবাদ সম্মেলনে অংশগ্রহণে স্থান পায়নি। এমনকি কোচ আর কেপ্টেনেরও জায়গা হলোনা ১ম সারিতে ***** খোলা বাসে এনে লাভ কি? বিজয়ী দলের ক্যাপ্টেন দাড়ায়ে সংবাদ সম্মেলন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ঐক্যবদ্ধ জনতার সামনে কামান,ট্যাংকও পিছু হঠে।এভাবে প্রতিরোধ গড়ে তুলতে পারলে খুব অল্প সময়ের মধ্যেই বিজয় আসবে। হঠাও মাফিয়া বাঁচাও দেশ।</text:p>
          </table:table-cell>
          <table:table-cell office:value-type="float" office:value="0" table:style-name="ce1">
            <text:p>0</text:p>
          </table:table-cell>
          <table:table-cell table:number-columns-repeated="16382"/>
        </table:table-row>
        <table:table-row table:style-name="ro1">
          <table:table-cell office:value-type="string" table:style-name="ce4">
            <text:p>খুব ভালো শিল্প মুখ্য মন্ত্রী বলেছেন। তা মমতা ব্যানার্জি ও অভিষেক ব্যানার্জির পরিবারের সদস্যরা কি ব্যবসা করে কোটিপতি হয়েছেন। বলুন তূণ মূলের চোরের সদস্য।</text:p>
          </table:table-cell>
          <table:table-cell office:value-type="float" office:value="0" table:style-name="ce1">
            <text:p>0</text:p>
          </table:table-cell>
          <table:table-cell table:number-columns-repeated="16382"/>
        </table:table-row>
        <table:table-row table:style-name="ro1">
          <table:table-cell office:value-type="string" table:style-name="ce4">
            <text:p>-- শিক্ষা যদি জাতির মেরুদণ্ড হয় --তাহলে কুরআনমুসলমানদের হৃদপিন্ড...!</text:p>
          </table:table-cell>
          <table:table-cell office:value-type="float" office:value="1" table:style-name="ce1">
            <text:p>1</text:p>
          </table:table-cell>
          <table:table-cell table:number-columns-repeated="16382"/>
        </table:table-row>
        <table:table-row table:style-name="ro1">
          <table:table-cell office:value-type="string" table:style-name="ce4">
            <text:p>না ফেরার দেশে চলে গেলেন কোলকাতা পুরসভার ৪ নং ওয়ার্ডের তৃণমূল কাউন্সিলর গৌতম হালদার। ফ্যামের পক্ষ থেকে, ওনার বিদেহী আত্মার চিরশান্তি কামনা করি। লড়াকু সৈনিক হিসেবে তিনি আমাদের হৃদয়ে চিরস্মরনীয় হয়ে থাকবেন। FAM4TMC</text:p>
          </table:table-cell>
          <table:table-cell office:value-type="float" office:value="1" table:style-name="ce1">
            <text:p>1</text:p>
          </table:table-cell>
          <table:table-cell table:number-columns-repeated="16382"/>
        </table:table-row>
        <table:table-row table:style-name="ro1">
          <table:table-cell office:value-type="string" table:style-name="ce4">
            <text:p>ঐ যে 'আমার ভাইপো লুটবে বঙ্গ করবে দেদার চুরি, তোমার ছেলে বেচবে কেবল চা ঘুগনি আর মুড়ি " এই হচ্ছে সার</text:p>
          </table:table-cell>
          <table:table-cell office:value-type="float" office:value="0" table:style-name="ce1">
            <text:p>0</text:p>
          </table:table-cell>
          <table:table-cell table:number-columns-repeated="16382"/>
        </table:table-row>
        <table:table-row table:style-name="ro1">
          <table:table-cell office:value-type="string" table:style-name="ce4">
            <text:p>পার্থ করল চাকরি চুরি শিক্ষিত বেকাররা তাই বিক্রি করছে চপ মুড়ি মেদিনীপুরের মিছিল থেকে</text:p>
          </table:table-cell>
          <table:table-cell office:value-type="float" office:value="0" table:style-name="ce1">
            <text:p>0</text:p>
          </table:table-cell>
          <table:table-cell table:number-columns-repeated="16382"/>
        </table:table-row>
        <table:table-row table:style-name="ro1">
          <table:table-cell office:value-type="string" table:style-name="ce4">
            <text:p>রোববার ভোর থেকে রাজধানীর ঢাকেশ্বরী জাতীয় মন্দিরসহ সারাদেশে মণ্ডপে-মণ্ডপে চণ্ডীপাঠ, মঙ্গলঘট স্থাপন, ঢাক-কাঁসা ও শঙ্খ বাজিয়ে দেবীকে আহ্বান জানালেন ভক্তরা। ছবি ঢাকেশ্বরী মন্দির থেকে তোলা। ছবিঃ মেহেদি হাসান / ঢাকা ট্রিবিউন Bangladesh festival puja</text:p>
          </table:table-cell>
          <table:table-cell office:value-type="float" office:value="1" table:style-name="ce1">
            <text:p>1</text:p>
          </table:table-cell>
          <table:table-cell table:number-columns-repeated="16382"/>
        </table:table-row>
        <table:table-row table:style-name="ro1">
          <table:table-cell office:value-type="string" table:style-name="ce4">
            <text:p>বিশ্বকর্মা পূজা বা বিশ্বকর্মা জয়ন্তী হিন্দু স্থাপত্য দেবতা বিশ্বকর্মার সন্তুষ্টি লাভের আশায় এই পূজা করা হয়। তাঁকে স্বয়ম্ভু এবং বিশ্বের স্রষ্টা হিসাবে বিবেচনা করা হয়। সকলকে জানাই বিশ্বকর্মা পুজোর শুভেচ্ছা।</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বাংলার বীর এর মেয়ে নাকি কত সব কোম্পানী।সে নাকি আবার ফরেন ট্রেডিং করেছে।তাও নাকি স্কুল শিক্ষিকা স্কুল এ না গিয়ে।চুরি করে চোর ডাকাত গলায় তাদের বেশি আওয়াজ।</text:p>
          </table:table-cell>
          <table:table-cell office:value-type="float" office:value="0" table:style-name="ce1">
            <text:p>0</text:p>
          </table:table-cell>
          <table:table-cell table:number-columns-repeated="16382"/>
        </table:table-row>
        <table:table-row table:style-name="ro1">
          <table:table-cell office:value-type="string" table:style-name="ce4">
            <text:p>বিয়া পরাইবার কাজীগুলো বেশিরভাগ ভন্ড আর গুন্ডা টাইপের থাকে।</text:p>
          </table:table-cell>
          <table:table-cell office:value-type="float" office:value="0" table:style-name="ce1">
            <text:p>0</text:p>
          </table:table-cell>
          <table:table-cell table:number-columns-repeated="16382"/>
        </table:table-row>
        <table:table-row table:style-name="ro1">
          <table:table-cell office:value-type="string" table:style-name="ce4">
            <text:p>মাগুরায় সাফ চ্যাম্পিয়নশিপের শিরোপা জয়ী গোয়ালদহ, শ্রীপুর, মাগুরার সোনার মাটির সোনার কন্যা সাথী ও ইতি আমাদের গর্ব, আমাদের ভালবাসা। এই ভালবাসাকে আরো একধাপ উৎসাহিত করলেন মাগুরা জেলার জেলা প্রশাসক ডঃ আশরাফুল আলম। এঁ স্বপ্নকে বাস্তবায়ন করতে জেলা প্রশাসকের</text:p>
          </table:table-cell>
          <table:table-cell office:value-type="float" office:value="1" table:style-name="ce1">
            <text:p>1</text:p>
          </table:table-cell>
          <table:table-cell table:number-columns-repeated="16382"/>
        </table:table-row>
        <table:table-row table:style-name="ro1">
          <table:table-cell office:value-type="string" table:style-name="ce4">
            <text:p>বেলা যে কবে কার শেষ হবে সেটা কেউ যানে না</text:p>
          </table:table-cell>
          <table:table-cell office:value-type="float" office:value="0" table:style-name="ce1">
            <text:p>0</text:p>
          </table:table-cell>
          <table:table-cell table:number-columns-repeated="16382"/>
        </table:table-row>
        <table:table-row table:style-name="ro1">
          <table:table-cell office:value-type="string" table:style-name="ce4">
            <text:p>মুখোমুখি হচ্ছেন মোদী-শি জিনপিং | News | Ekattor TV via</text:p>
          </table:table-cell>
          <table:table-cell office:value-type="float" office:value="1" table:style-name="ce1">
            <text:p>1</text:p>
          </table:table-cell>
          <table:table-cell table:number-columns-repeated="16382"/>
        </table:table-row>
        <table:table-row table:style-name="ro1">
          <table:table-cell office:value-type="string" table:style-name="ce4">
            <text:p>বোলপুরের মোলডাঙ্গা গ্রামের নৃশংস খুনের শিকার নিষ্পাপ শিশু শুভম ঠাকুরের পরিবারের সাথে রাজনীতি নয় মানবিকতার খাতিরে পুলিশ প্রশাসনের সম্পূর্ণ অসহযোগিতায় সাক্ষাৎ করতে পারলেন না রাজ্য বিজেপি সাধারণ সম্পাদিকা তথা হুগলির সাংসদ মাননীয়া ..</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ভাইজান</text:p>
          </table:table-cell>
          <table:table-cell office:value-type="float" office:value="1" table:style-name="ce1">
            <text:p>1</text:p>
          </table:table-cell>
          <table:table-cell table:number-columns-repeated="16382"/>
        </table:table-row>
        <table:table-row table:style-name="ro1">
          <table:table-cell office:value-type="string" table:style-name="ce4">
            <text:p>“মানুষের মনে এমন ভাবে নিজের জন্য জায়গা করে নাও, যেন তুমি মরে গেলে তোমার জন্য তারা দোয়া করে, আর বেঁচে থাকলে তোমাকে ভালোবাসে।” -হযরত আলী (রাঃ)</text:p>
          </table:table-cell>
          <table:table-cell office:value-type="float" office:value="1" table:style-name="ce1">
            <text:p>1</text:p>
          </table:table-cell>
          <table:table-cell table:number-columns-repeated="16382"/>
        </table:table-row>
        <table:table-row table:style-name="ro1">
          <table:table-cell office:value-type="string" table:style-name="ce4">
            <text:p>আস্সালামু আলাইকুম প্রিয় টুইটারের বন্ধুরা ভদ্রতার খাতিরে আমি অনেকেরেই ফলো দিয়ে রেখেছিলাম কিন্তু দুঃখের বিষয় আপনারা ভদ্রতা করে আমার ফলো ব্যাক করেন নাই। এই জন্য মনে বহুত কষ্ট পাইলাম। দুঃখের বিষয় আজ থেকে আমি যাদেরকে ফলো দিয়েছিলাম তাদের ফলো তুলে নিব মনে কষ্ট নিবেন না সরি।</text:p>
          </table:table-cell>
          <table:table-cell office:value-type="float" office:value="0" table:style-name="ce1">
            <text:p>0</text:p>
          </table:table-cell>
          <table:table-cell table:number-columns-repeated="16382"/>
        </table:table-row>
        <table:table-row table:style-name="ro1">
          <table:table-cell office:value-type="string" table:style-name="ce4">
            <text:p>সকলকে মহালয়ার শুভেচ্ছা ! একটা উৎসবকে কিভাবে নোংড়া ভাবে রাজনীতিকরন করা যায় BJP TMC এই দুই দল থেকে শিখতে হবে ! রাজনৈতিক শিষ্টাচার তো বহুদিন আগেই শেষ হয়ে গিয়েছিল, এখন নোংরামি চরম সীমায় উঠেছে । আজ মহালয়ার দিন এক নেতা আরেক নেতার নামে তর্পণ করছে ।</text:p>
          </table:table-cell>
          <table:table-cell office:value-type="float" office:value="0" table:style-name="ce1">
            <text:p>0</text:p>
          </table:table-cell>
          <table:table-cell table:number-columns-repeated="16382"/>
        </table:table-row>
        <table:table-row table:style-name="ro1">
          <table:table-cell office:value-type="string" table:style-name="ce4">
            <text:p>বলছে শিল্প নেই বলেই প.বএ বাঙালির চাকরী নেই। একটা সুমারি হোক না - প.বএ জুট মিল থেকে শুরু করে তথ্য প্রযুক্তি স্তরেও যে কয়টা শিল্প আছে তাতে বাঙালির চাকরির হার কত?প.বএর শিল্পে নিযুক্ত বাঙালির অনুপাত আমরা একটু শুনি। তারপর না হয় নেই নেই করে ছেলে মেয়েকে তেলেভাজা শিল্প গড়তে উৎসাহ দেব</text:p>
          </table:table-cell>
          <table:table-cell office:value-type="float" office:value="0" table:style-name="ce1">
            <text:p>0</text:p>
          </table:table-cell>
          <table:table-cell table:number-columns-repeated="16382"/>
        </table:table-row>
        <table:table-row table:style-name="ro1">
          <table:table-cell office:value-type="string" table:style-name="ce4">
            <text:p>শুভেন্দু অধিকারীকে এত ভয় লাগছে কেনো???? বাংলার বাঘ শুভেন্দু অধিকারী।।। সাহস থাকলে মামলা করুন শুভেন্দু অধিকারীর বিরুদ্ধে।।।। পুলিশ মন্ত্রী তো আপনার দিদি ।।।</text:p>
          </table:table-cell>
          <table:table-cell office:value-type="float" office:value="0" table:style-name="ce1">
            <text:p>0</text:p>
          </table:table-cell>
          <table:table-cell table:number-columns-repeated="16382"/>
        </table:table-row>
        <table:table-row table:style-name="ro1">
          <table:table-cell office:value-type="string" table:style-name="ce4">
            <text:p>রাশিয়া পরমাণু হামলা করলে, কোনও ভাবেই চুলে কন্ডিশনার দেবেন না! নির্দেশিকা আমেরিকার</text:p>
          </table:table-cell>
          <table:table-cell office:value-type="float" office:value="0" table:style-name="ce1">
            <text:p>0</text:p>
          </table:table-cell>
          <table:table-cell table:number-columns-repeated="16382"/>
        </table:table-row>
        <table:table-row table:style-name="ro1">
          <table:table-cell office:value-type="string" table:style-name="ce4">
            <text:p>বাড়ির পাশে মসজিদ নেই তাই আজানের শব্দ শুনে ঘুম থেকে উঠে মহালয়া দেখতে পেলাম না</text:p>
          </table:table-cell>
          <table:table-cell office:value-type="float" office:value="0" table:style-name="ce1">
            <text:p>0</text:p>
          </table:table-cell>
          <table:table-cell table:number-columns-repeated="16382"/>
        </table:table-row>
        <table:table-row table:style-name="ro1">
          <table:table-cell office:value-type="string" table:style-name="ce4">
            <text:p>হেরে গেলেন কেভিন ডি ব্রুইনরা Wales Belgium Netharlands VergilVan NetherlandsvsBelgium Football Sports UEFA NationsLeague UEFANationsLeague SportsNews</text:p>
          </table:table-cell>
          <table:table-cell office:value-type="float" office:value="0" table:style-name="ce1">
            <text:p>0</text:p>
          </table:table-cell>
          <table:table-cell table:number-columns-repeated="16382"/>
        </table:table-row>
        <table:table-row table:style-name="ro1">
          <table:table-cell office:value-type="string" table:style-name="ce4">
            <text:p>Anti_Hindus . দিদির পা চাটা কুকুর গুলো মা দূর্গাকে যিশুর কোলে তুলে দিলো। বাঙালি হিন্দু তুমি ঘুমিয়ে পড়, মাননীয়া লক্ষীর ভান্ডার দেবে। ছিঃ ছিঃ</text:p>
          </table:table-cell>
          <table:table-cell office:value-type="float" office:value="0" table:style-name="ce1">
            <text:p>0</text:p>
          </table:table-cell>
          <table:table-cell table:number-columns-repeated="16382"/>
        </table:table-row>
        <table:table-row table:style-name="ro1">
          <table:table-cell office:value-type="string" table:style-name="ce4">
            <text:p>আমি একজন প্রার্থী হয়ে খেলাম লাথি , কিল , চড় , ঘুসি । ভোটের দিন তৃণমূল গুন্ডা বাহিনীর এই দৃশ্য আশাকরি প্রমান করে দিলো যে করিমপুর সাধারণ মানুষ কি ভাবে আছেন ।</text:p>
          </table:table-cell>
          <table:table-cell office:value-type="float" office:value="0" table:style-name="ce1">
            <text:p>0</text:p>
          </table:table-cell>
          <table:table-cell table:number-columns-repeated="16382"/>
        </table:table-row>
        <table:table-row table:style-name="ro1">
          <table:table-cell office:value-type="string" table:style-name="ce4">
            <text:p>কপালে গুলি মারবে বলে নিধান কোন রাজনৈতিক গুন্ডা বলেছিল !</text:p>
          </table:table-cell>
          <table:table-cell office:value-type="float" office:value="0" table:style-name="ce1">
            <text:p>0</text:p>
          </table:table-cell>
          <table:table-cell table:number-columns-repeated="16382"/>
        </table:table-row>
        <table:table-row table:style-name="ro1">
          <table:table-cell office:value-type="string" table:style-name="ce4">
            <text:p>নাটকটি আস্তে আস্তে বাঙ্গালী কালচারের বাহিরে চলে যাচ্ছে।</text:p>
          </table:table-cell>
          <table:table-cell office:value-type="float" office:value="0" table:style-name="ce1">
            <text:p>0</text:p>
          </table:table-cell>
          <table:table-cell table:number-columns-repeated="16382"/>
        </table:table-row>
        <table:table-row table:style-name="ro1">
          <table:table-cell office:value-type="string" table:style-name="ce4">
            <text:p>ও আবার কোন ব্যাপার নাকি বিয়ে করাটা....? দুদিন ছুটি নিয়ে, লং ড্রাইভ - রেসর্ট - বিয়ে। ফিরে এসে আবার কাজ। আবার দিন ১৫ পর আবার ছুট, আবার বিয়ে। ও হয়েই থাকে। অতসব ভাবলে চলে...?</text:p>
          </table:table-cell>
          <table:table-cell office:value-type="float" office:value="0" table:style-name="ce1">
            <text:p>0</text:p>
          </table:table-cell>
          <table:table-cell table:number-columns-repeated="16382"/>
        </table:table-row>
        <table:table-row table:style-name="ro1">
          <table:table-cell office:value-type="string" table:style-name="ce4">
            <text:p>. জীর ছবি এডিট করে নিকন এর ক্যামেরায় ক্যানন এর লেন্স বসিয়ে টুইট করেছেন তৃণমূলের এর সুযোগ্য উত্তরসূরী . ভুলবশত এডিটেট ভিডিও টুইট করায় আমাকে জেল খাটতে হয়েছিলো, জহরবাবুকে গ্রেফতার করার সাহস নিশ্চয় পশ্চিমবঙ্গ পুলিশে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ওরা ট্রেন ভাড়া করে গুন্ডা এনেছিল, নবান্ন অভিযান নিয়ে বিজেপিকে একহাত নিলেন মুখ্যমন্ত্রী FAM4TMC</text:p>
          </table:table-cell>
          <table:table-cell office:value-type="float" office:value="0" table:style-name="ce1">
            <text:p>0</text:p>
          </table:table-cell>
          <table:table-cell table:number-columns-repeated="16382"/>
        </table:table-row>
        <table:table-row table:style-name="ro1">
          <table:table-cell office:value-type="string" table:style-name="ce4">
            <text:p>অযোগ্য বলে কাউকে অবহেলা করবেন না,,,, যোগ্যতার প্রমান দিতে শুধু সুযোগের অপেক্ষা মাত্র।</text:p>
          </table:table-cell>
          <table:table-cell office:value-type="float" office:value="1" table:style-name="ce1">
            <text:p>1</text:p>
          </table:table-cell>
          <table:table-cell table:number-columns-repeated="16382"/>
        </table:table-row>
        <table:table-row table:style-name="ro1">
          <table:table-cell office:value-type="string" table:style-name="ce4">
            <text:p>UP Shocker: যোগীর রাজ্যে প্রেমিকের সামনেই শ্লীলতাহানির শিকার তরুণী, দেখুন সেই ভিডিও UttarPradesh Prayagraj ViralVideo</text:p>
          </table:table-cell>
          <table:table-cell office:value-type="float" office:value="0" table:style-name="ce1">
            <text:p>0</text:p>
          </table:table-cell>
          <table:table-cell table:number-columns-repeated="16382"/>
        </table:table-row>
        <table:table-row table:style-name="ro1">
          <table:table-cell office:value-type="string" table:style-name="ce4">
            <text:p>কলকাতায় জ্বালানির মূল্য . . . kolkatafuelprice petrolprice dieselprice lpgprice</text:p>
          </table:table-cell>
          <table:table-cell office:value-type="float" office:value="0" table:style-name="ce1">
            <text:p>0</text:p>
          </table:table-cell>
          <table:table-cell table:number-columns-repeated="16382"/>
        </table:table-row>
        <table:table-row table:style-name="ro1">
          <table:table-cell office:value-type="string" table:style-name="ce4">
            <text:p>দ্বি-রাষ্ট্র সমাধানের পক্ষে সমর্থন লাপিদের via</text:p>
          </table:table-cell>
          <table:table-cell office:value-type="float" office:value="1" table:style-name="ce1">
            <text:p>1</text:p>
          </table:table-cell>
          <table:table-cell table:number-columns-repeated="16382"/>
        </table:table-row>
        <table:table-row table:style-name="ro1">
          <table:table-cell office:value-type="string" table:style-name="ce4">
            <text:p>আদানি গোষ্ঠীর ১৫ হাজার কোটি টাকার বিনিয়োগে, তাজপুর সমুদ্র বন্দর নির্মাণের ছাড়পত্র দিল মমতা বন্দ্যোপাধ্যায়ের সরকার। বাংলার উজ্বল ভবিষ্যতের পথে আরও এক ধাপ।</text:p>
          </table:table-cell>
          <table:table-cell office:value-type="float" office:value="1" table:style-name="ce1">
            <text:p>1</text:p>
          </table:table-cell>
          <table:table-cell table:number-columns-repeated="16382"/>
        </table:table-row>
        <table:table-row table:style-name="ro1">
          <table:table-cell office:value-type="string" table:style-name="ce4">
            <text:p>মাশাআল্লাহ এমন সন্তান প্রতিটা মায়ের কোলে জন্ম নেয় দোয়া ও ভালোবাসা রইলো এমন সন্তানের জন্য গর্ব করা উচিত আমাদের এই বাংলাদেশকে কত উচ্চতায় নিয়ে গেছে তারা</text:p>
          </table:table-cell>
          <table:table-cell office:value-type="float" office:value="1" table:style-name="ce1">
            <text:p>1</text:p>
          </table:table-cell>
          <table:table-cell table:number-columns-repeated="16382"/>
        </table:table-row>
        <table:table-row table:style-name="ro1">
          <table:table-cell office:value-type="string" table:style-name="ce4">
            <text:p>‘সামি সামি’ গান দুর্দান্ত ড্যান্স দিয়ে ঝড় তুললো সুন্দরী যুবতী</text:p>
          </table:table-cell>
          <table:table-cell office:value-type="float" office:value="1" table:style-name="ce1">
            <text:p>1</text:p>
          </table:table-cell>
          <table:table-cell table:number-columns-repeated="16382"/>
        </table:table-row>
        <table:table-row table:style-name="ro1">
          <table:table-cell office:value-type="string" table:style-name="ce4">
            <text:p>আপনি যদি লক্ষীর ভান্ডার প্রকল্পের পিছনে এতো টাকা খরচা করতে পারেন , তাহলে শিক্ষিত বেকার যুবক যুবতীদের চাকরি দিচ্ছেন না কেন ? 11000 কোটি টাকা তো কম নই । 1 টা যুবক বা যুবতী চাকরি পেলে তার পরিবারের মুখে খাবার তুলে দিতে নিজেই পারবে ।</text:p>
          </table:table-cell>
          <table:table-cell office:value-type="float" office:value="0" table:style-name="ce1">
            <text:p>0</text:p>
          </table:table-cell>
          <table:table-cell table:number-columns-repeated="16382"/>
        </table:table-row>
        <table:table-row table:style-name="ro1">
          <table:table-cell office:value-type="string" table:style-name="ce4">
            <text:p>জয় মা দুর্গা....জয় বাংলা WestBengal: দুর্গাপুজোর আগে সরকারি কর্মীদের জন্য সুখবর, মাস শেষের আগেই মিলবে বেতন সরকারের তরফে জানান হয়েছে, এই মাসের ২৮ তারিখ বেতন পাবেন রাজ্য সরকারি কর্মচারীরা। Durgapuja2022 GovernmentSalary MamataBanerjee TMCS</text:p>
          </table:table-cell>
          <table:table-cell office:value-type="float" office:value="1" table:style-name="ce1">
            <text:p>1</text:p>
          </table:table-cell>
          <table:table-cell table:number-columns-repeated="16382"/>
        </table:table-row>
        <table:table-row table:style-name="ro1">
          <table:table-cell office:value-type="string" table:style-name="ce4">
            <text:p>দুঃখিত হবেন না । সর্বশক্তিমান (আল্লাহর) ইচ্ছাকে যখন আপনি একটু একটু করে বুঝতে শুরু করবেন, তখন অবস্থা যাই হোক না কেন, আপনি নিজের ভিতরে শান্তির এক পরশ অনুভব করবেন। তখন আল্লাহর শুকরিয়া আদায়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গুন্ডামি সেরা! কি করছে? তারা কি পুরোপুরি তাদের মন হারিয়েছে? পুলিশ কর্মীদের ঢিল ছোড়াই কি শান্তিপূর্ণ প্রতিবাদের একমাত্র বোধগম্য? ShameOnBJP LojjaBJP</text:p>
          </table:table-cell>
          <table:table-cell office:value-type="float" office:value="0" table:style-name="ce1">
            <text:p>0</text:p>
          </table:table-cell>
          <table:table-cell table:number-columns-repeated="16382"/>
        </table:table-row>
        <table:table-row table:style-name="ro1">
          <table:table-cell office:value-type="string" table:style-name="ce4">
            <text:p>Nadia News: মৃতের পরিজনের সঙ্গে দেখা করে পাশে থাকার আশ্বাস সাংসদের Nadia</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লজ্জা পিতৃপক্ষে দুর্গাপুজোর উদ্বোধন করে দিলেন মাননীয়া। পিতৃপক্ষে পূর্ব পুরুষদের উদ্দেশে তর্পণ করা হয়। প্রেত দোষ মুক্ত করার জন্য উত্তরপুরুষ ব্রতী হন। এখন কোনও শুভ কাজ হয় না। দেবীপক্ষে নবরাত্রি শুরু হলে মায়ের আরাধনা হয়। বাঙালির সবটাই একা শেষ করে দেওয়ার সংকল্প নিয়েছেন।</text:p>
          </table:table-cell>
          <table:table-cell office:value-type="float" office:value="1" table:style-name="ce1">
            <text:p>1</text:p>
          </table:table-cell>
          <table:table-cell table:number-columns-repeated="16382"/>
        </table:table-row>
        <table:table-row table:style-name="ro1">
          <table:table-cell office:value-type="string" table:style-name="ce4">
            <text:p>যিনি লিখেছেন,"কারার ঐ লৌহকপাট ভেঙে ফেল কর রে লোপাট" তাকে প্রতিবাদী না বলে বিদ্রোহী বলা হয়। যিনি লিখেছেন, "বাবুদের তাল-পুকুরে হাবুদের ডাল-কুকুরে সে কি বাস করলে তাড়া, বলি থাম একটু দাড়া।" তাকে দুরন্ত কিশোর না বলে বিদ্রোহী বলা হয়। যিনি লিখেছেন, "ভোর হলো দোর খোলো খুকুমণি ওঠ রে!</text:p>
          </table:table-cell>
          <table:table-cell office:value-type="float" office:value="1" table:style-name="ce1">
            <text:p>1</text:p>
          </table:table-cell>
          <table:table-cell table:number-columns-repeated="16382"/>
        </table:table-row>
        <table:table-row table:style-name="ro1">
          <table:table-cell office:value-type="string" table:style-name="ce4">
            <text:p>হিজাববিরোধী আন্দোলনে সহিংসতা ছড়িয়ে পড়ার প্রতিবাদে ইরানজুড়ে বিক্ষোভ করেছেন হাজার হাজার মানুষ</text:p>
          </table:table-cell>
          <table:table-cell office:value-type="float" office:value="0" table:style-name="ce1">
            <text:p>0</text:p>
          </table:table-cell>
          <table:table-cell table:number-columns-repeated="16382"/>
        </table:table-row>
        <table:table-row table:style-name="ro1">
          <table:table-cell office:value-type="string" table:style-name="ce4">
            <text:p>কোহলির রেকর্ড ভাঙলেন বাবর</text:p>
          </table:table-cell>
          <table:table-cell office:value-type="float" office:value="1" table:style-name="ce1">
            <text:p>1</text:p>
          </table:table-cell>
          <table:table-cell table:number-columns-repeated="16382"/>
        </table:table-row>
        <table:table-row table:style-name="ro1">
          <table:table-cell office:value-type="string" table:style-name="ce4">
            <text:p>মন্ত্রিসভা ডিজিটালাইজেশন প্রচার, খরচ কমাতে, দক্ষতা উন্নত করতে জাতীয় লজিস্টিক্স নীতি অনুমোদন করেছে 22 nd September 2022 via NaMo App</text:p>
          </table:table-cell>
          <table:table-cell office:value-type="float" office:value="0" table:style-name="ce1">
            <text:p>0</text:p>
          </table:table-cell>
          <table:table-cell table:number-columns-repeated="16382"/>
        </table:table-row>
        <table:table-row table:style-name="ro1">
          <table:table-cell office:value-type="string" table:style-name="ce4">
            <text:p>মন কুঁজড়ো বুড়ি আমির এক যে ছিলো মন কুঁজড়ো বুড়ি জোড়া-তালির নাতি-পুতি ছিলো কয়েক কুড়ি। ভাসুর পোলার মামুর শালা কাজের বুয়ার বোনের পোলা সবাই মিলে জনতাকে মেরে ঝাড়িঝুড়ি, মিলে মিশে লুটে পুটে খাচ্ছে ভাজা মুড়ি! তাদের সাথে জুটছে কতক ভাঁড় ঝুঁটার লোভে জিহ্বা চাটে জ্ঞানপাপী সব ষাঁড়।</text:p>
          </table:table-cell>
          <table:table-cell office:value-type="float" office:value="0" table:style-name="ce1">
            <text:p>0</text:p>
          </table:table-cell>
          <table:table-cell table:number-columns-repeated="16382"/>
        </table:table-row>
        <table:table-row table:style-name="ro1">
          <table:table-cell office:value-type="string" table:style-name="ce4">
            <text:p>বরিষ্ঠ প্রচারক শ্রী শ্যামলাল বন্দোপাধ্যায়ের প্রয়াণে আমি গভীরভাবে শোকাহত। ওনার আত্মার সদগ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লিমেরিক ********* স্বামীর কাছে বায়না """""""""""""""""""""""""" স্বামীর কাছে বায়না ধরেন মিসেস তলাপাত্র ... এবার পূজায় দিতেই হবে শাড়ী কলাক্ষেত্র। স্বামী বলেন- পকেট ফাঁকা, কোথায় পাব এত টাকা ? গিন্নী রাগে ঝাঁটা মারেন কয়েকটি ঘা মাত্র! সমর কুমার সরকার/শিলিগুড়ি</text:p>
          </table:table-cell>
          <table:table-cell office:value-type="float" office:value="0" table:style-name="ce1">
            <text:p>0</text:p>
          </table:table-cell>
          <table:table-cell table:number-columns-repeated="16382"/>
        </table:table-row>
        <table:table-row table:style-name="ro1">
          <table:table-cell office:value-type="string" table:style-name="ce4">
            <text:p>নিঝুম রাতের আধারে ঝোনাকিরা মিটি মিটি জ্বলে তুমি নেই আজ আমি শুধু আছি একা বেঁচে আছি..... মেঘলা আকাশ পথের নেই কোন দিশা তবুও তোমায় খুঁজেছি খুঁজেছি একা....... সুখের সে দিন চোখের জলে মুছে গেছে তবুও সে সুখ খুঁজেছি আমি খুঁজেছি মনের মাঝেই.....</text:p>
          </table:table-cell>
          <table:table-cell office:value-type="float" office:value="0" table:style-name="ce1">
            <text:p>0</text:p>
          </table:table-cell>
          <table:table-cell table:number-columns-repeated="16382"/>
        </table:table-row>
        <table:table-row table:style-name="ro1">
          <table:table-cell office:value-type="string" table:style-name="ce4">
            <text:p>লালু প্রসাদ,সুখরাম,পার্থ রা হাতেনাতে টাকা নিয়েছে দেখা যায়নি। তাদের বাড়ি এবং কাছ থেকে উদ্ধার হয়েছে টাকা। কিন্তু আপনি তো নিজের হাতে টাকা নিয়েছেন সেই ভিডিওর কি হবে ? তার জবাব দিন। টি এম সির অগণিত চোরদের সকলকে চোর বলবে না কি করবে? এত নাম বলা যায় না কি? আপনার নাম তো আগে বলবে।</text:p>
          </table:table-cell>
          <table:table-cell office:value-type="float" office:value="0" table:style-name="ce1">
            <text:p>0</text:p>
          </table:table-cell>
          <table:table-cell table:number-columns-repeated="16382"/>
        </table:table-row>
        <table:table-row table:style-name="ro1">
          <table:table-cell office:value-type="string" table:style-name="ce4">
            <text:p>তোমায় পেলে আমি আমার সব কষ্ট দুঃখ ভুলে যাই..!</text:p>
          </table:table-cell>
          <table:table-cell office:value-type="float" office:value="1" table:style-name="ce1">
            <text:p>1</text:p>
          </table:table-cell>
          <table:table-cell table:number-columns-repeated="16382"/>
        </table:table-row>
        <table:table-row table:style-name="ro1">
          <table:table-cell office:value-type="string" table:style-name="ce4">
            <text:p>জনশক্তির কাছে রাজশক্তির পরাজয়, এ এক ঐতিহাসিক সত্য। শুধু প্রয়োজন, আত্মত্যাগী মানসিকতার শিক্ষায় শিক্ষিত মানুষ।</text:p>
          </table:table-cell>
          <table:table-cell office:value-type="float" office:value="1" table:style-name="ce1">
            <text:p>1</text:p>
          </table:table-cell>
          <table:table-cell table:number-columns-repeated="16382"/>
        </table:table-row>
        <table:table-row table:style-name="ro1">
          <table:table-cell office:value-type="string" table:style-name="ce4">
            <text:p>পিতৃপক্ষ শেষ , দেবীপক্ষ শুরু । শুভ মহালয়া</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 দুপুর।</text:p>
          </table:table-cell>
          <table:table-cell office:value-type="float" office:value="1" table:style-name="ce1">
            <text:p>1</text:p>
          </table:table-cell>
          <table:table-cell table:number-columns-repeated="16382"/>
        </table:table-row>
        <table:table-row table:style-name="ro1">
          <table:table-cell office:value-type="string" table:style-name="ce4">
            <text:p>Watch: কোহলি ক্রিজে আসতেই জাম্পার হাতে বল তুলে দিলেন অ্যারন ফিঞ্চ। লেগ স্পিনারের বিরুদ্ধে বিরাটের দুর্বলতা অনেক বার ধরা পড়েছে। ফর্মে থাকা বিরাট তাঁকে কীভাবে সামলান, সেটাই দেখার। সবিস্তারে: INDvsAUS</text:p>
          </table:table-cell>
          <table:table-cell office:value-type="float" office:value="1" table:style-name="ce1">
            <text:p>1</text:p>
          </table:table-cell>
          <table:table-cell table:number-columns-repeated="16382"/>
        </table:table-row>
        <table:table-row table:style-name="ro1">
          <table:table-cell office:value-type="string" table:style-name="ce4">
            <text:p>কোভিড বুস্টার ডোজ গ্রহণ করলে কোভিডের কারণে রোগ জটিলতা বা মৃত্যু থেকে রক্ষা পেতে পারেন। তাই ১ম,২য় ডোজ নেওয়া হয়ে গেলে,দেরি না করে ৩০ সেপ্টেম্বর,২০২২ এর মধ্যে অবশ্যই বিনামূল্যে কোভিড বুস্টার ডোজ নিন। Special Drive on COVID Booster Dose 19- 30th Sep. Avail the Free Service.</text:p>
          </table:table-cell>
          <table:table-cell office:value-type="float" office:value="1" table:style-name="ce1">
            <text:p>1</text:p>
          </table:table-cell>
          <table:table-cell table:number-columns-repeated="16382"/>
        </table:table-row>
        <table:table-row table:style-name="ro1">
          <table:table-cell office:value-type="string" table:style-name="ce4">
            <text:p>নোংরামি</text:p>
          </table:table-cell>
          <table:table-cell office:value-type="float" office:value="0" table:style-name="ce1">
            <text:p>0</text:p>
          </table:table-cell>
          <table:table-cell table:number-columns-repeated="16382"/>
        </table:table-row>
        <table:table-row table:style-name="ro1">
          <table:table-cell office:value-type="string" table:style-name="ce4">
            <text:p>কে এই মারজুক রাসেল? বিনোদন নাকি নোংরামি?</text:p>
          </table:table-cell>
          <table:table-cell office:value-type="float" office:value="0" table:style-name="ce1">
            <text:p>0</text:p>
          </table:table-cell>
          <table:table-cell table:number-columns-repeated="16382"/>
        </table:table-row>
        <table:table-row table:style-name="ro1">
          <table:table-cell office:value-type="string" table:style-name="ce4">
            <text:p>পার্থ অর্পিতা যে ধন সম্পদ চুরি করে রেখে দিয়েছে, সঙ্গে অনুব্রত, আগে নিজে দের নেতা গুলোর থেকে সাবধানে থাকুন নাহলে নিজে কোন দিন চুরি হয়ে য়াবে, বর্গীর কথা পরে ভাববেন,</text:p>
          </table:table-cell>
          <table:table-cell office:value-type="float" office:value="0" table:style-name="ce1">
            <text:p>0</text:p>
          </table:table-cell>
          <table:table-cell table:number-columns-repeated="16382"/>
        </table:table-row>
        <table:table-row table:style-name="ro1">
          <table:table-cell office:value-type="string" table:style-name="ce4">
            <text:p>অবশ্যই নির্দোষ। আইনের সমতা নাই বলেই...</text:p>
          </table:table-cell>
          <table:table-cell office:value-type="float" office:value="0" table:style-name="ce1">
            <text:p>0</text:p>
          </table:table-cell>
          <table:table-cell table:number-columns-repeated="16382"/>
        </table:table-row>
        <table:table-row table:style-name="ro1">
          <table:table-cell office:value-type="string" table:style-name="ce4">
            <text:p>এটা সুনিশ্চিত পরিকল্পিত ভাবে মুসলিম যুবসমাজ কে ধংসের পথে নিয়ে যাচ্ছে আর তারা সেই পরিকল্পনা বাস্তবায়নের এজেন্ট। কেননা যুবসমাজ ধংসের মাধ্যমে একটি জাতির গোড়াপত্তন করা অনেক সহজ। এরাই যুবসমাজের মস্তিষ্ক বিকৃতি করে তুলেছে। এরাই দাজ্জালের উত্তরসূরী।</text:p>
          </table:table-cell>
          <table:table-cell office:value-type="float" office:value="0" table:style-name="ce1">
            <text:p>0</text:p>
          </table:table-cell>
          <table:table-cell table:number-columns-repeated="16382"/>
        </table:table-row>
        <table:table-row table:style-name="ro1">
          <table:table-cell office:value-type="string" table:style-name="ce4">
            <text:p>মাগুরায় বাংলাদেশ পল্লী উন্নয়ন বোর্ড (বিআরডিবি) এর অপ্রধান শস্য উৎপাদন ও সংরক্ষণ বিষয়ক প্রযুক্তিগত কলাকৌশলের উপর অভীষ্ট উপকার ভোগীদের দক্ষতা উন্নয়ন প্রশিক্ষণের আয়োজন করা হয়। সোমবার ১৯ সেপ্টেম্বর সকাল ১০ টার সময় উপজেলা বিআরডিবি হলরুমে বাংলাদেশ পল্লী</text:p>
          </table:table-cell>
          <table:table-cell office:value-type="float" office:value="1" table:style-name="ce1">
            <text:p>1</text:p>
          </table:table-cell>
          <table:table-cell table:number-columns-repeated="16382"/>
        </table:table-row>
        <table:table-row table:style-name="ro1">
          <table:table-cell office:value-type="string" table:style-name="ce4">
            <text:p>নিয়োগ দুর্নীতিতে অভিযুক্ত চঞ্চল নন্দীর বিরুদ্ধে তদন্ত করবে পুলিশ</text:p>
          </table:table-cell>
          <table:table-cell office:value-type="float" office:value="1" table:style-name="ce1">
            <text:p>1</text:p>
          </table:table-cell>
          <table:table-cell table:number-columns-repeated="16382"/>
        </table:table-row>
        <table:table-row table:style-name="ro1">
          <table:table-cell office:value-type="string" table:style-name="ce4">
            <text:p>পশ্চিমবঙ্গের যুবসমাজের জন্য মুখ্যমন্ত্রীর চাকরী অফার! পশ্চিমবঙ্গের যুবকদের ভবিষ্যৎ এখন অন্ধকারে!</text:p>
          </table:table-cell>
          <table:table-cell office:value-type="float" office:value="1" table:style-name="ce1">
            <text:p>1</text:p>
          </table:table-cell>
          <table:table-cell table:number-columns-repeated="16382"/>
        </table:table-row>
        <table:table-row table:style-name="ro1">
          <table:table-cell office:value-type="string" table:style-name="ce4">
            <text:p>অর্পিতা বৌদির ইচ্ছে ছিলো মা হওয়ার অবশেষে দের হাজার কেজি ওজনের পুত্র সন্তানের মা হওয়ার স্বপনো পুরন করলো পার্থ দাদু</text:p>
          </table:table-cell>
          <table:table-cell office:value-type="float" office:value="0" table:style-name="ce1">
            <text:p>0</text:p>
          </table:table-cell>
          <table:table-cell table:number-columns-repeated="16382"/>
        </table:table-row>
        <table:table-row table:style-name="ro1">
          <table:table-cell office:value-type="string" table:style-name="ce4">
            <text:p>বাপ-বেটার রেসলিং ছেলের চমৎকার শটে বাবা কপোকাত</text:p>
          </table:table-cell>
          <table:table-cell office:value-type="float" office:value="1" table:style-name="ce1">
            <text:p>1</text:p>
          </table:table-cell>
          <table:table-cell table:number-columns-repeated="16382"/>
        </table:table-row>
        <table:table-row table:style-name="ro1">
          <table:table-cell office:value-type="string" table:style-name="ce4">
            <text:p>একদম টাইট পোদ । মারতে খুব মজা</text:p>
          </table:table-cell>
          <table:table-cell office:value-type="float" office:value="0" table:style-name="ce1">
            <text:p>0</text:p>
          </table:table-cell>
          <table:table-cell table:number-columns-repeated="16382"/>
        </table:table-row>
        <table:table-row table:style-name="ro1">
          <table:table-cell office:value-type="string" table:style-name="ce4">
            <text:p>বোলপুরে চার বছরের শিশু শুভম ঠাকুর কে খুন হতে হয় রুবি বিবির হাতে। পশ্চিম বাংলাদেশ হয়ে ওঠা থেকে এই রাজ্য কে বাঁচাতে ই হবে। সকল সনাতনী সাধারন মানুষের ঐক্যবদ্ধ হতে ই হবে। সেটা এই মুহুর্তে ই। আর নয় অন্যায়। জিহাদী জয় বাংলা দুধেল গাই তোলামূল হটাও পশ্চিম বঙ্গ বাঁচাও।</text:p>
          </table:table-cell>
          <table:table-cell office:value-type="float" office:value="0" table:style-name="ce1">
            <text:p>0</text:p>
          </table:table-cell>
          <table:table-cell table:number-columns-repeated="16382"/>
        </table:table-row>
        <table:table-row table:style-name="ro1">
          <table:table-cell office:value-type="string" table:style-name="ce4">
            <text:p>কেউ কাউকে জোর করে না । যারা হিজাব পড়ে তারা নিজের ইচ্ছায় পড়ে । যারা হিজাব পড়ে তারা আল্লাহর সন্তুষ্টি অর্জন করার জন্য পড়ে । তাদের কে কেউ জোর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এক বছর ধরে খানকির ছেলে সংবিধানে রক্ষাকারী ভারত এবং রাশিয়া ওখানে ঘুরাঘুরি করছে আমার বিরুদ্ধে ষড়যন্ত্র করছে এটাই বাস্তব ইচ্ছাকৃত হামলা চালিয়েছে নিজেদের কি খাবার জোগাড় করবো বলে হারামখোর বোকাচোদা নাকি আমি</text:p>
          </table:table-cell>
          <table:table-cell office:value-type="float" office:value="0" table:style-name="ce1">
            <text:p>0</text:p>
          </table:table-cell>
          <table:table-cell table:number-columns-repeated="16382"/>
        </table:table-row>
        <table:table-row table:style-name="ro1">
          <table:table-cell office:value-type="string" table:style-name="ce4">
            <text:p>তাতে পুলিশ ডিবি গোয়েন্দা তোমাকেই বেশ্যা প্রমান করবে তাঁদের প্রবৃত্তি মেটাতে</text:p>
          </table:table-cell>
          <table:table-cell office:value-type="float" office:value="0" table:style-name="ce1">
            <text:p>0</text:p>
          </table:table-cell>
          <table:table-cell table:number-columns-repeated="16382"/>
        </table:table-row>
        <table:table-row table:style-name="ro1">
          <table:table-cell office:value-type="string" table:style-name="ce4">
            <text:p>মদনের নোংরামি তে তৃণমূল এর সমর্থন আছে বলে আমার মনে হয় না, ওকে তাড়িয়ে দেওয়া উচিত দল থেকে</text:p>
          </table:table-cell>
          <table:table-cell office:value-type="float" office:value="0" table:style-name="ce1">
            <text:p>0</text:p>
          </table:table-cell>
          <table:table-cell table:number-columns-repeated="16382"/>
        </table:table-row>
        <table:table-row table:style-name="ro1">
          <table:table-cell office:value-type="string" table:style-name="ce4">
            <text:p>ছোট্ট বাচ্চা টি রাসূল সল্লাল্লাহু আলাইহি ওয়াসাল্লাম এর শানে চমৎকার বক্তব্য দিচ্ছে, মাশা-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জীবনের হিসাব পায়না সবাই বলে। আমার জীবনের প্রতিটি দিনের জন্য আল্লাহকে ধন্যবাদ। আমি জানি কি করেছি আমি। আর কি করবো তা আল্লাহ ভালো জানেন। শুকরিয়া মহান রাব্বুল আলামিন। ফেলে আসা দিনগুলো ভালো ছিল, সুন্দর ছিল, যা করেছি তাও সর্বোচ্চ ভালোটাই করেছি। আর সামনেও করবো ইনশাল্লাহ।</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 আপনি আমাদের বেতনের এ এত সুন্দর ভাবে দেখেছেন যে,আমার বাবার চিকিৎসা করতে গিয়ে টাকার অভাবে ICU থেকে বের করে নিতে হয়। ভাবতে পারেন একজন ছেলের পক্ষে এটি কতটা দুঃখের। জানি এইগুলি আপনাকে লেখা মানে অর্থ হীন।আমি বাবাকে বাঁচাতে পারিনি এটা আমার অপদার্থতা।</text:p>
          </table:table-cell>
          <table:table-cell office:value-type="float" office:value="0" table:style-name="ce1">
            <text:p>0</text:p>
          </table:table-cell>
          <table:table-cell table:number-columns-repeated="16382"/>
        </table:table-row>
        <table:table-row table:style-name="ro1">
          <table:table-cell office:value-type="string" table:style-name="ce4">
            <text:p>দারুন বলেছেন</text:p>
          </table:table-cell>
          <table:table-cell office:value-type="float" office:value="1" table:style-name="ce1">
            <text:p>1</text:p>
          </table:table-cell>
          <table:table-cell table:number-columns-repeated="16382"/>
        </table:table-row>
        <table:table-row table:style-name="ro1">
          <table:table-cell office:value-type="string" table:style-name="ce4">
            <text:p>তুমি এত সুন্দর মেয়ে তোমাকে কেন অবহেলা করে</text:p>
          </table:table-cell>
          <table:table-cell office:value-type="float" office:value="0" table:style-name="ce1">
            <text:p>0</text:p>
          </table:table-cell>
          <table:table-cell table:number-columns-repeated="16382"/>
        </table:table-row>
        <table:table-row table:style-name="ro1">
          <table:table-cell office:value-type="string" table:style-name="ce4">
            <text:p>ভাদর মাসে করম পরব মুদের ঘরে ঘরে বাঁজা মাটি ফোসল হবেক বীজের ফোড়্যে ফোড়্যে বঙ্গ সংস্কৃতির অবিচ্ছেদ্য অঙ্গ হিসেবে অত্যন্ত জনপ্রিয় করম পরব। কৃষি দেবতা কে চিরাচরিত লোকনৃত্যের মধ্য দিয়ে সন্তুষ্ট করে শস্যসমৃদ্ধির প্রার্থনা জানানো হয় করম উৎসবের মধ্য দিয়ে। FAM4TMC</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ভালোবাসতে জানি, কিন্তু কাকে ভালোবাসা উচিত আর কাকে অবহেলা করা উচিত তা জানি না! তো পরিবারের পরামর্শ নেন</text:p>
          </table:table-cell>
          <table:table-cell office:value-type="float" office:value="1" table:style-name="ce1">
            <text:p>1</text:p>
          </table:table-cell>
          <table:table-cell table:number-columns-repeated="16382"/>
        </table:table-row>
        <table:table-row table:style-name="ro1">
          <table:table-cell office:value-type="string" table:style-name="ce4">
            <text:p>সর্বশেষ/Just In ** মিয়ানমারের উস্কানিতে পা দেবে না বাংলাদেশ; সহায়তার আশ্বাস দিয়েছেন বিদেশি রাষ্ট্রদূতরা: বৈঠকের পর ভারপ্রাপ্ত পররাষ্ট্র সচিব</text:p>
          </table:table-cell>
          <table:table-cell office:value-type="float" office:value="1" table:style-name="ce1">
            <text:p>1</text:p>
          </table:table-cell>
          <table:table-cell table:number-columns-repeated="16382"/>
        </table:table-row>
        <table:table-row table:style-name="ro1">
          <table:table-cell office:value-type="string" table:style-name="ce4">
            <text:p>তবে টিসিএস এর উল্টো দিকে পাঁচ মিনিটের রাস্তা পেরিয়ে স্ট্রিট বিরিয়ানী আর কাবাব দারুন পাওয়া যায়।</text:p>
          </table:table-cell>
          <table:table-cell office:value-type="float" office:value="1" table:style-name="ce1">
            <text:p>1</text:p>
          </table:table-cell>
          <table:table-cell table:number-columns-repeated="16382"/>
        </table:table-row>
        <table:table-row table:style-name="ro1">
          <table:table-cell office:value-type="string" table:style-name="ce4">
            <text:p>তিনু বাড়ির ছেলে মেয়েরা বিনা পরীক্ষাতে সরকারি চাকরি পাবে। বিনা রোজগারে তাদের ব্যাংকে কোটি কোটি টাকা থাকবে। বাড়িতে খাটের নিচে টাকার বান্ডিল থাকবে। আর সাধারণ বাড়ির উচ্চশিক্ষিত ছেলে মেয়েরা কচুরিপানা তুলে, মুড়ি বিক্রি করে পেট চালাবে। সাধে বলে তিনু মানেই চোর, লম্পট আর অমানুষ।</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জিডিপির প্রধান তিনটি খাত কৃষি, শিল্প এবং সেবা ঝুঁকির মধ্যে আছে৷ এই তিন খাতেই কাঙ্খিত প্রবৃদ্ধি আসবে না বলে জানান পলিসি রিসার্চ ইনস্টিটিউটের নির্বাহী পরিচালক অর্থনীতিবিদ ড. আহসান এইচ মনসুর৷ Bangladesh</text:p>
          </table:table-cell>
          <table:table-cell office:value-type="float" office:value="0" table:style-name="ce1">
            <text:p>0</text:p>
          </table:table-cell>
          <table:table-cell table:number-columns-repeated="16382"/>
        </table:table-row>
        <table:table-row table:style-name="ro1">
          <table:table-cell office:value-type="string" table:style-name="ce4">
            <text:p>ধুর খানকির বাচ্চা</text:p>
          </table:table-cell>
          <table:table-cell office:value-type="float" office:value="0" table:style-name="ce1">
            <text:p>0</text:p>
          </table:table-cell>
          <table:table-cell table:number-columns-repeated="16382"/>
        </table:table-row>
        <table:table-row table:style-name="ro1">
          <table:table-cell office:value-type="string" table:style-name="ce4">
            <text:p>ইলশের হাতে ক্যাচ দিয়ে এবং আউট হয়ে ফিরলেন রোহিত ও কোহলি! এটা অস্ট্রেলিয়া, আফগানিস্তান নয় ব্যঙ্গ ভক্তদের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কোনও তদন্তের বিরুদ্ধে নয়। কিন্তু আপনি যখন রাজনৈতিক বা গণতান্ত্রিকভাবে আমাদের সাথে প্রতিদ্বন্দ্বিতা করতে পারবেন না, তখন রাজনৈতিক প্রতিহিংসার জন্য কেন্দ্রীয় সংস্থাগুলিকে লেলিয়ে দেওয়া ঠিক নয়। ২১৩ টি হাওয়াই চটির থাপ্পড়, এখনো হজম হয়নি॥”</text:p>
          </table:table-cell>
          <table:table-cell office:value-type="float" office:value="0" table:style-name="ce1">
            <text:p>0</text:p>
          </table:table-cell>
          <table:table-cell table:number-columns-repeated="16382"/>
        </table:table-row>
        <table:table-row table:style-name="ro1">
          <table:table-cell office:value-type="string" table:style-name="ce4">
            <text:p>ভাই আপনাদের প্রতিবাদী কন্ঠ খুবই বলিষ্ঠ এবং সাহসী।</text:p>
          </table:table-cell>
          <table:table-cell office:value-type="float" office:value="1" table:style-name="ce1">
            <text:p>1</text:p>
          </table:table-cell>
          <table:table-cell table:number-columns-repeated="16382"/>
        </table:table-row>
        <table:table-row table:style-name="ro1">
          <table:table-cell office:value-type="string" table:style-name="ce4">
            <text:p>শান্তির স্থান দক্ষিণেশ্বর মায়ের মন্দির জয় মা ভবতারিণী</text:p>
          </table:table-cell>
          <table:table-cell office:value-type="float" office:value="1" table:style-name="ce1">
            <text:p>1</text:p>
          </table:table-cell>
          <table:table-cell table:number-columns-repeated="16382"/>
        </table:table-row>
        <table:table-row table:style-name="ro1">
          <table:table-cell office:value-type="string" table:style-name="ce4">
            <text:p>এটাই হাসিনার উন্নয়ন এটাই হাসিনার ডিজিটাল ' হে মুসলিম জাতি এখনো সময় আছে আপনার মেয়েদের এসব দে/হ ব্যাবসায়ীদের থেকে দূরে থাকুন ' আর না হলে বোন বা সন্তানের অপকর্মের বিনিময়ে জাহান্নামের জন্য অপেক্ষা করতে থাকুন "</text:p>
          </table:table-cell>
          <table:table-cell office:value-type="float" office:value="1" table:style-name="ce1">
            <text:p>1</text:p>
          </table:table-cell>
          <table:table-cell table:number-columns-repeated="16382"/>
        </table:table-row>
        <table:table-row table:style-name="ro1">
          <table:table-cell office:value-type="string" table:style-name="ce4">
            <text:p>মানুষের দুঃখে তুমি পাশে থাকো; সৃষ্টিকর্তা তোমার দুঃখে পাশে থাকবে.! - ইনশা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প্রথিবী যত দিন থাকবে মুসলিমরা তত দিন এই ঘরের পক্ষে কথা বলে যাবে।</text:p>
          </table:table-cell>
          <table:table-cell office:value-type="float" office:value="0" table:style-name="ce1">
            <text:p>0</text:p>
          </table:table-cell>
          <table:table-cell table:number-columns-repeated="16382"/>
        </table:table-row>
        <table:table-row table:style-name="ro1">
          <table:table-cell office:value-type="string" table:style-name="ce4">
            <text:p>তুমিই শুধু ভালোবাসা রাখতে গিয়ে ছড়িয়ে ফেললে চতুর্দিকে অসাবধানে ভালোবাসা ছড়িয়ে ফেললে চতুর্দিকে।</text:p>
          </table:table-cell>
          <table:table-cell office:value-type="float" office:value="1" table:style-name="ce1">
            <text:p>1</text:p>
          </table:table-cell>
          <table:table-cell table:number-columns-repeated="16382"/>
        </table:table-row>
        <table:table-row table:style-name="ro1">
          <table:table-cell office:value-type="string" table:style-name="ce4">
            <text:p>ওঁর লড়াইয়ের কাহিনি জানলে সাহস পেতে পারেন আপনিও YogitaBhayana rapevictim photogallery</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রায়দা।</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ইসলামের কোন জাত নাই ইসলামের কোন ছোট বড় নাই ইসলামের ছায়াতলে সবাই সমান মুচি যে কাতারে নামাজ পড়বে দেশের প্রধানমন্ত্রী সেই কাতার এই নামাজ পড়তে পারবেন আল্লাহ সবারে বুঝার তৌফিক দান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গর্ব মমতা বাংলা বাঙালির গর্ব দেশের গর্ব বাংলা সারাবিশ্বে গর্বিত বাংলা</text:p>
          </table:table-cell>
          <table:table-cell office:value-type="float" office:value="0" table:style-name="ce1">
            <text:p>0</text:p>
          </table:table-cell>
          <table:table-cell table:number-columns-repeated="16382"/>
        </table:table-row>
        <table:table-row table:style-name="ro1">
          <table:table-cell office:value-type="string" table:style-name="ce4">
            <text:p>তোমার চোখে প্রতিবাদী মেঘ, আগুন হয়ে ঝরবে !! আঘাত তোমায় হেরেছে যারা, কালের নিয়মে সরবে !! TMCPFoundationDay IndiaWantsMamataDi</text:p>
          </table:table-cell>
          <table:table-cell office:value-type="float" office:value="0" table:style-name="ce1">
            <text:p>0</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অনেক অনেক শুভেচ্ছা আর ভালোবাসা আমার ভাগ্নী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কোভিডের পরে বাড়ছে মারাত্মক এক অসুখ ! বয়স্কদের নিয়ে বাড়ছে উদ্বেগ</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নেতাদের সঙ্গে নৈশভোজ এড়িয়ে গেলেন শি sanghaicoorporation SCOSummit2022 SCOSummitSamarkand chinapresident XiJinping skipped dinner COVID19 worldleader russianpresident Putin</text:p>
          </table:table-cell>
          <table:table-cell office:value-type="float" office:value="1" table:style-name="ce1">
            <text:p>1</text:p>
          </table:table-cell>
          <table:table-cell table:number-columns-repeated="16382"/>
        </table:table-row>
        <table:table-row table:style-name="ro1">
          <table:table-cell office:value-type="string" table:style-name="ce4">
            <text:p>একদমই ঠিক। দিদি বাংলার সব তূণ মূল সদস্য কে স্বয়ংসম্পূর্ণ চোর,তোলা বাজ, কয়লা, গরূ, বালি, পাথর পাচার, চাকরি চুরি করে বিক্রি করে তুলতে উদ্যোগী</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সাবিনা</text:p>
          </table:table-cell>
          <table:table-cell office:value-type="float" office:value="1" table:style-name="ce1">
            <text:p>1</text:p>
          </table:table-cell>
          <table:table-cell table:number-columns-repeated="16382"/>
        </table:table-row>
        <table:table-row table:style-name="ro1">
          <table:table-cell office:value-type="string" table:style-name="ce4">
            <text:p>আপনি নারী নাকি পুরুষ নাকি হিজড়া? আপনি প্রতারক মিথ্যা স্বপ্ন অনেকের... এটাই নেশা মানুষ বোকা বানা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দিয়ে গুন্ডা দিয়ে বিজেপিকে রোখা যায়নি যাবেনা। পুলিশ তুমি উর্দি ছাড়ো তৃণমূলের ঝাণ্ডা ধরো। CholoNobanno</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দেখা খেলার জগতের সেরা ছবি,’ ফেডেরার বিদায় ম্যাচে নাদালের কান্না দেখে কোহলি</text:p>
          </table:table-cell>
          <table:table-cell office:value-type="float" office:value="1" table:style-name="ce1">
            <text:p>1</text:p>
          </table:table-cell>
          <table:table-cell table:number-columns-repeated="16382"/>
        </table:table-row>
        <table:table-row table:style-name="ro1">
          <table:table-cell office:value-type="string" table:style-name="ce4">
            <text:p>লক্ষীর ভান্ডার প্রকল্প বাংলার প্রান্তিক পরিবারগুলিতে বিশেষ করে এই দুর্গাপূজার সময় যে বদল এনেছে তা সত্যিই অনস্বীকার্য। IndiaWantsMamataDi</text:p>
          </table:table-cell>
          <table:table-cell office:value-type="float" office:value="1" table:style-name="ce1">
            <text:p>1</text:p>
          </table:table-cell>
          <table:table-cell table:number-columns-repeated="16382"/>
        </table:table-row>
        <table:table-row table:style-name="ro1">
          <table:table-cell office:value-type="string" table:style-name="ce4">
            <text:p>পৃথিবীতে_অবতার সন্ত রামপাল জী-র উদ্দেশ্য হল, সমস্ত মানব জাতি, ধর্ম, বর্ণ, নির্বিশেষে তারা সকলেই যেন এক পূর্ণ পরমেশ্বর কবির সাহেবের পূজা করে আর আমাদের মূল বাসস্থান, সতলোকে ফিরে আসে, যেখানে জন্ম, মৃত্যুর কোন যন্ত্রণা নেই। 3 Days left for Avataran Diwas</text:p>
          </table:table-cell>
          <table:table-cell office:value-type="float" office:value="1" table:style-name="ce1">
            <text:p>1</text:p>
          </table:table-cell>
          <table:table-cell table:number-columns-repeated="16382"/>
        </table:table-row>
        <table:table-row table:style-name="ro1">
          <table:table-cell office:value-type="string" table:style-name="ce4">
            <text:p>“End racism. Build peace.”! "এইরকম মাল্টি ধর্মের এবং নৃগোষ্ঠীর প্রতিনিধিত্বকারী ফুটবল টিম পৃথিবীতে আর হয়তোএকটিও নেই। মুসলিম, হিন্দু, খৃষ্টান, বৌদ্ধ, বাঙালি,চাকমা, সাঁওতাল সব এই এক টিমে!! এইটা অভূতপূর্ব " SAFFWomens2022 Bangladesh  FIFAWorldCup FIFA afc</text:p>
          </table:table-cell>
          <table:table-cell office:value-type="float" office:value="1" table:style-name="ce1">
            <text:p>1</text:p>
          </table:table-cell>
          <table:table-cell table:number-columns-repeated="16382"/>
        </table:table-row>
        <table:table-row table:style-name="ro1">
          <table:table-cell office:value-type="string" table:style-name="ce4">
            <text:p>গোদী মিডিয়ার সব গুণগুলো আপনাদের রপ্ত হয়ে গেছে। ভ্যাকসিন এর সার্টিফিকেটে মোদীর ছবি কেন, তাই নিয়ে জনমত জানতে চেয়েছিলেন?</text:p>
          </table:table-cell>
          <table:table-cell office:value-type="float" office:value="1" table:style-name="ce1">
            <text:p>1</text:p>
          </table:table-cell>
          <table:table-cell table:number-columns-repeated="16382"/>
        </table:table-row>
        <table:table-row table:style-name="ro1">
          <table:table-cell office:value-type="string" table:style-name="ce4">
            <text:p>পোরশার শ্রেষ্ঠ প্রধান শিক্ষক বাসার ও বিদ্যালয় মশিদপুর সপ্রাবি</text:p>
          </table:table-cell>
          <table:table-cell office:value-type="float" office:value="0" table:style-name="ce1">
            <text:p>0</text:p>
          </table:table-cell>
          <table:table-cell table:number-columns-repeated="16382"/>
        </table:table-row>
        <table:table-row table:style-name="ro1">
          <table:table-cell office:value-type="string" table:style-name="ce4">
            <text:p>দারুল উলূম দেওবন্দ ফতোয়া... হিন্দুদের পূজা উপলক্ষে অনুদান দেওয়া, শুভেচ্ছা জানানো, পূজায় অংশগ্রহণ করা, প্রসাদ খাওয়া, মুসলমানদের জন্য সম্পুর্ন হারাম। JUInews BD</text:p>
          </table:table-cell>
          <table:table-cell office:value-type="float" office:value="0" table:style-name="ce1">
            <text:p>0</text:p>
          </table:table-cell>
          <table:table-cell table:number-columns-repeated="16382"/>
        </table:table-row>
        <table:table-row table:style-name="ro1">
          <table:table-cell office:value-type="string" table:style-name="ce4">
            <text:p>"ভাদর মাসে করম পরব মুদের ঘরে ঘরে বাঁজা মাটি ফোসল হবেক বীজের ফোড়্যে ফোড়্যে " বঙ্গ সংস্কৃতির অবিচ্ছেদ্য অঙ্গ হিসেবে অত্যন্ত জনপ্রিয় করম পরব। কৃষি দেবতা কে চিরাচরিত লোকনৃত্যের মধ্য দিয়ে সন্তুষ্ট করে শস্যসমৃদ্ধির প্রার্থনা জানানো হয় করম উৎসবের মধ্য দিয়ে।</text:p>
          </table:table-cell>
          <table:table-cell office:value-type="float" office:value="1" table:style-name="ce1">
            <text:p>1</text:p>
          </table:table-cell>
          <table:table-cell table:number-columns-repeated="16382"/>
        </table:table-row>
        <table:table-row table:style-name="ro1">
          <table:table-cell office:value-type="string" table:style-name="ce4">
            <text:p>মহারাষ্ট্র এবং কর্ণাটক স্বাধীনতা দিবস উদযাপন করে, কিন্তু তেলেঙ্গানা সরকার এই দিনটিকে রাজাকারদের (নিজাম) হাত থেকে মুক্তি হিসাবে স্বীকৃতি দিতে চায় না কারণ তারা তেলায় মুসলিম সংখ্যালঘুদের বিরোধিতা করার আশঙ্কা করে. HyderabadLiberationDay</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সারা ভারতে যে গুন্ডামি চালাছে সে জন্য বিজেপি কে ধিক্কার জানাই</text:p>
          </table:table-cell>
          <table:table-cell office:value-type="float" office:value="0" table:style-name="ce1">
            <text:p>0</text:p>
          </table:table-cell>
          <table:table-cell table:number-columns-repeated="16382"/>
        </table:table-row>
        <table:table-row table:style-name="ro1">
          <table:table-cell office:value-type="string" table:style-name="ce4">
            <text:p>মদের পরে ইয়াবাকে বৈধতা দেয়া এখন সময়ের দাবী নেত্রীর প্রতি আহবান বাচ্চারা শুধু কলমে সন্তুষ্ট নয়ইয়াবাকে ক্রয়ক্ষমতার মধ্যে এনে বৈধতা দিন প্লিজঅন্তত বাচ্চারা জাঁতির সামনে মাথা উঁচু করে বলতে পারবে আমরা অবৈধ জিনিশ খাইনা বৈধটা খাই</text:p>
          </table:table-cell>
          <table:table-cell office:value-type="float" office:value="0" table:style-name="ce1">
            <text:p>0</text:p>
          </table:table-cell>
          <table:table-cell table:number-columns-repeated="16382"/>
        </table:table-row>
        <table:table-row table:style-name="ro1">
          <table:table-cell office:value-type="string" table:style-name="ce4">
            <text:p>এই জীবনের কষ্টে কেঁদো না। আল্লাহর ক্ষমার জন্য কান্নাকাটি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উত্তরদিনাজপুর জেলা তৃণমূল কংগ্রেসের জনপ্রিয় জেলা সভাপতি তথা ইসলামপুর পৌরসভার চেয়ারম্যান মাননীয় কানাইয়ালাল আগরওয়াল মহাশয় কে শুভ জন্মদিনের অনেক অনেক শুভেচ্ছা ও অভিনন্দন জানাই। ভালো থাকবেন সুস্থ থাকবেন।</text:p>
          </table:table-cell>
          <table:table-cell office:value-type="float" office:value="1" table:style-name="ce1">
            <text:p>1</text:p>
          </table:table-cell>
          <table:table-cell table:number-columns-repeated="16382"/>
        </table:table-row>
        <table:table-row table:style-name="ro1">
          <table:table-cell office:value-type="string" table:style-name="ce4">
            <text:p>না রে খানকীর ছেলে তোর বাবা ওটা চেক করে দেখ suvendur সাথে পোদ মারছে</text:p>
          </table:table-cell>
          <table:table-cell office:value-type="float" office:value="0" table:style-name="ce1">
            <text:p>0</text:p>
          </table:table-cell>
          <table:table-cell table:number-columns-repeated="16382"/>
        </table:table-row>
        <table:table-row table:style-name="ro1">
          <table:table-cell office:value-type="string" table:style-name="ce4">
            <text:p>এইসিব কি বাই এনি চান্স প্রেরনাময়ীর অনুপ্রেরণা। কারন ওই ভাদুড়ি তো এক নম্বরের চামচা।</text:p>
          </table:table-cell>
          <table:table-cell office:value-type="float" office:value="0" table:style-name="ce1">
            <text:p>0</text:p>
          </table:table-cell>
          <table:table-cell table:number-columns-repeated="16382"/>
        </table:table-row>
        <table:table-row table:style-name="ro1">
          <table:table-cell office:value-type="string" table:style-name="ce4">
            <text:p>স্থাপত্য শিল্পে বিশ্বের অন্যতম পুরস্কার আগা খান স্থাপত্য পুরস্কার ২০২২-এর ছয়টি বিজয়ীর মধ্যে দুটি পেয়েছে...</text:p>
          </table:table-cell>
          <table:table-cell office:value-type="float" office:value="1" table:style-name="ce1">
            <text:p>1</text:p>
          </table:table-cell>
          <table:table-cell table:number-columns-repeated="16382"/>
        </table:table-row>
        <table:table-row table:style-name="ro1">
          <table:table-cell office:value-type="string" table:style-name="ce4">
            <text:p>বলতে বাধা নেই।যা কিছু বলতে পারেন।তবে করেছেন কি? আমার দিদি,এখন ৯২।তার উপর সংখ্যালঘুদের অত্যাচার একটা মহাভারত।আপনার কাছে তিনটে চিঠি দিয়েছিল।কিছুই করেননি।আমিও অনেক চিঠি দিয়েছি।তার মধ্যে ভায়ের খুনের সংখ্যা লঘুদের হাতে।পুলিশের প্রকাশ্যে ঘুস নেওয়া।দলিতদের উপর অত্যাচার সংখ্যালঘুদের।</text:p>
          </table:table-cell>
          <table:table-cell office:value-type="float" office:value="0" table:style-name="ce1">
            <text:p>0</text:p>
          </table:table-cell>
          <table:table-cell table:number-columns-repeated="16382"/>
        </table:table-row>
        <table:table-row table:style-name="ro1">
          <table:table-cell office:value-type="string" table:style-name="ce4">
            <text:p>অদ্য ১৮/০৯/২০২২ ইং রোজ রবিবার। সারাদেশে মামলা হামলা আওয়ামী গুন্ডা বাহিনী কর্তৃক সিনিয়র নেতাদের ওপর হামলার প্রতিবাদে ফেনী জেলা বিএনপি কর্তৃক আয়োজিত আজকের প্রতিবাদ সমাবেশে অংশগ্রহণ করার জন্য ফেনী জেলা জেলা তাঁতী দল সহ তাঁতী দলের বিভিন্ন ইউনিটের নেতৃবৃন্দ।</text:p>
          </table:table-cell>
          <table:table-cell office:value-type="float" office:value="0" table:style-name="ce1">
            <text:p>0</text:p>
          </table:table-cell>
          <table:table-cell table:number-columns-repeated="16382"/>
        </table:table-row>
        <table:table-row table:style-name="ro1">
          <table:table-cell office:value-type="string" table:style-name="ce4">
            <text:p>তুমি দুর্বার! তুমি দুর্নিজয়!! তোমার দৃঢ় বিশ্বাস, আমাদের দেয় আশ্বাস!!!</text:p>
          </table:table-cell>
          <table:table-cell office:value-type="float" office:value="1" table:style-name="ce1">
            <text:p>1</text:p>
          </table:table-cell>
          <table:table-cell table:number-columns-repeated="16382"/>
        </table:table-row>
        <table:table-row table:style-name="ro1">
          <table:table-cell office:value-type="string" table:style-name="ce4">
            <text:p>বাহ চমৎকার লিখেছেন</text:p>
          </table:table-cell>
          <table:table-cell office:value-type="float" office:value="1" table:style-name="ce1">
            <text:p>1</text:p>
          </table:table-cell>
          <table:table-cell table:number-columns-repeated="16382"/>
        </table:table-row>
        <table:table-row table:style-name="ro1">
          <table:table-cell office:value-type="string" table:style-name="ce4">
            <text:p>প্রবারণা পূর্ণিমায় বৌদ্ধবিহারে দুই কোটি টাকা দেবে সরকার || ডেস্ক রিপোর্ট : আসন্ন প্রবারণা পূর্ণিমা পালনে প্রধানমন্ত্রীর ত্রাণ ও কল্যাণ তহবিল থেকে দুই কোটি টাকা সারাদেশের বৌদ্ধবিহারে সহায়... বিস্তারিত পড়ুনঃ</text:p>
          </table:table-cell>
          <table:table-cell office:value-type="float" office:value="1" table:style-name="ce1">
            <text:p>1</text:p>
          </table:table-cell>
          <table:table-cell table:number-columns-repeated="16382"/>
        </table:table-row>
        <table:table-row table:style-name="ro1">
          <table:table-cell office:value-type="string" table:style-name="ce4">
            <text:p>টাকা না থাকলে, মানুষ চেনা যায়"- কথাটা আংশিক সত্য। পুরোপুরি সত্য হচ্ছে- " টাকা না থাকলে, ছোটলোক চেনা যায়"। কারন, একজন প্রকৃত মানুষ কখনোই টাকা দিয়ে মানুষের মান-বিচার করে না। মানুষ সৃষ্টির সেরা জীব- কথাটির মূলঅর্থ যারা জানে না, তারাই অন্যদেরকে টাকার মাধ্যমে বিচার বিবেচ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জকে চাটতে ভুলে গেছেন?</text:p>
          </table:table-cell>
          <table:table-cell office:value-type="float" office:value="0" table:style-name="ce1">
            <text:p>0</text:p>
          </table:table-cell>
          <table:table-cell table:number-columns-repeated="16382"/>
        </table:table-row>
        <table:table-row table:style-name="ro1">
          <table:table-cell office:value-type="string" table:style-name="ce4">
            <text:p>আল আসাদ মসজিদের মুফতি বলেছেন আল-আকসা মসজিদে ইসরায়েলি সৈন্য এবং বসতি স্থাপনকারীদের চলমান অনুপ্রবেশ বন্ধ করার জন্য মুসলিম বিশ্বের প্রতি হস্তক্ষেপ করার আমি আহ্বান জানাচ্ছি।</text:p>
          </table:table-cell>
          <table:table-cell office:value-type="float" office:value="0" table:style-name="ce1">
            <text:p>0</text:p>
          </table:table-cell>
          <table:table-cell table:number-columns-repeated="16382"/>
        </table:table-row>
        <table:table-row table:style-name="ro1">
          <table:table-cell office:value-type="string" table:style-name="ce4">
            <text:p>সম্পূর্ণ একমত। শুধু তাই নয় পস্চিম বাংলার সংবেদনশীল বুদ্ধিজীবী মানুসেরা সেদিন যেভাবে চুপ ছিলেন তাতে তাদের শত শত শত ধিক্কার।</text:p>
          </table:table-cell>
          <table:table-cell office:value-type="float" office:value="0" table:style-name="ce1">
            <text:p>0</text:p>
          </table:table-cell>
          <table:table-cell table:number-columns-repeated="16382"/>
        </table:table-row>
        <table:table-row table:style-name="ro1">
          <table:table-cell office:value-type="string" table:style-name="ce4">
            <text:p>জয় বাংলা বাঙলার ভূমি সন্তানদের ভোটে নিরঙ্কুশ সংখ্যাগরিষ্ঠতা নিয়ে রাজ্য পরিচালনার দ্বায়িত্ব নিয়ে বর্তমান সরকার বহিরাগত তোষণের মাত্রা বাড়িয়ে দিয়ে, ভূমি সন্তানদের আরো অধোপ্যতন তরান্বিত করেছে। বাঙালির ধ্বৈর্যের বাঁধ ভাঙার আগেই Government of W.B যথা বিহিত ব্যাবস্থা নিক। ১/১</text:p>
          </table:table-cell>
          <table:table-cell office:value-type="float" office:value="0" table:style-name="ce1">
            <text:p>0</text:p>
          </table:table-cell>
          <table:table-cell table:number-columns-repeated="16382"/>
        </table:table-row>
        <table:table-row table:style-name="ro1">
          <table:table-cell office:value-type="string" table:style-name="ce4">
            <text:p>ধর্মীয় উস্কানিদাতাদের শিকড় উপড়ে ফেলা হবে : এসপি নোয়াখালী</text:p>
          </table:table-cell>
          <table:table-cell office:value-type="float" office:value="0" table:style-name="ce1">
            <text:p>0</text:p>
          </table:table-cell>
          <table:table-cell table:number-columns-repeated="16382"/>
        </table:table-row>
        <table:table-row table:style-name="ro1">
          <table:table-cell office:value-type="string" table:style-name="ce4">
            <text:p>সহিহ মুসলিম, হাদিস নং ১৭৬২. হাদিসের মান: সহিহ হাদিস।</text:p>
          </table:table-cell>
          <table:table-cell office:value-type="float" office:value="0" table:style-name="ce1">
            <text:p>0</text:p>
          </table:table-cell>
          <table:table-cell table:number-columns-repeated="16382"/>
        </table:table-row>
        <table:table-row table:style-name="ro1">
          <table:table-cell office:value-type="string" table:style-name="ce4">
            <text:p>আজ(২০/০৯/"২২) সোনামুখী ব্লকের কোচডিহি পঞ্চায়েতের কোচডিহি গ্রামের লালমোহন কুন্ডু নামে ৬৭বছর বয়স্ক এক ব্যাক্তি মর্নিং ওয়ার্ক করে ফেরার পথে হাতির হানায় মৃত্যু হয়।তার পরিবারবর্গের প্রতি সমবেদনা জানাতে এবং সমস্ত রকমভাবে তাদের পাশে থাকার আশ্বাস দিই।</text:p>
          </table:table-cell>
          <table:table-cell office:value-type="float" office:value="0" table:style-name="ce1">
            <text:p>0</text:p>
          </table:table-cell>
          <table:table-cell table:number-columns-repeated="16382"/>
        </table:table-row>
        <table:table-row table:style-name="ro1">
          <table:table-cell office:value-type="string" table:style-name="ce4">
            <text:p>অধিকারের জায়গাটা...! যেখানে শূন্য অভিমান আর ভালোবাসা...! সেখানে মূল্যহীন,,,</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গ্রামবাসীদের কি এবার কলকাতায় এসে বাটাম মারতে হবে ? কলকাতার বাঙালিরা কি এতটাই মেরুদন্ডহীন যে এগুলোরোও বিরোধ করতে পারেনা ? আপনাদের কি নূন্যতম লজ্জাটুকুও নাই ? কোনোদিন দেখেছেন বা শুনেছেন যে কোনো হিন্দি রাজ্যের সরকারি কোনো জায়গায় বাংলায় হোল্ডিং লাগানো হয়েছে ?</text:p>
          </table:table-cell>
          <table:table-cell office:value-type="float" office:value="0" table:style-name="ce1">
            <text:p>0</text:p>
          </table:table-cell>
          <table:table-cell table:number-columns-repeated="16382"/>
        </table:table-row>
        <table:table-row table:style-name="ro1">
          <table:table-cell office:value-type="string" table:style-name="ce4">
            <text:p>শীর্ষসংবাদ sheershasangbad ডাক্তারি পরীক্ষায় প্রকৃত হিজড়া শনাক্তের সুপারিশ — শীর্ষ সংবাদ ডাক্তারি পরীক্ষার মাধ্যমে প্রকৃত হিজড়া শনাক্ত করে তাদের আইডি কার্ড দেওয়ার সুপারিশ করেছে সংসদীয় কমিটি। বৃহস্পতি... ক্লিকে বিস্তারিত &amp;gt;&amp;gt;</text:p>
          </table:table-cell>
          <table:table-cell office:value-type="float" office:value="0" table:style-name="ce1">
            <text:p>0</text:p>
          </table:table-cell>
          <table:table-cell table:number-columns-repeated="16382"/>
        </table:table-row>
        <table:table-row table:style-name="ro1">
          <table:table-cell office:value-type="string" table:style-name="ce4">
            <text:p>আজ(২০/০৯/"২২) সোনামুখী ব্লকের কোচডিহি পঞ্চায়েতের হাতির আক্রমণে মৃত লালমোহন কুন্ডুর বাড়িতে তার পরিবারবর্গদের সমবেদনা জানালাম এবং দল আগামীদিনে তার পরিবারবর্গদের পাশে থাকবে--এই আশ্বাস দিলাম।</text:p>
          </table:table-cell>
          <table:table-cell office:value-type="float" office:value="1" table:style-name="ce1">
            <text:p>1</text:p>
          </table:table-cell>
          <table:table-cell table:number-columns-repeated="16382"/>
        </table:table-row>
        <table:table-row table:style-name="ro1">
          <table:table-cell office:value-type="string" table:style-name="ce4">
            <text:p>জসপ্রীত বুমরাহকে নিয়ে আশাবাদী সঞ্জয় বাঙ্গার sanjaybangar JaspritBumrah INDvAUS</text:p>
          </table:table-cell>
          <table:table-cell office:value-type="float" office:value="1" table:style-name="ce1">
            <text:p>1</text:p>
          </table:table-cell>
          <table:table-cell table:number-columns-repeated="16382"/>
        </table:table-row>
        <table:table-row table:style-name="ro1">
          <table:table-cell office:value-type="string" table:style-name="ce4">
            <text:p>কলকাতা পুরসভার পক্ষ থেকে স্টাফ নার্স পদে ১৮৬ জনকে নিয়োগ করা হবে। KhelaHobe</text:p>
          </table:table-cell>
          <table:table-cell office:value-type="float" office:value="1" table:style-name="ce1">
            <text:p>1</text:p>
          </table:table-cell>
          <table:table-cell table:number-columns-repeated="16382"/>
        </table:table-row>
        <table:table-row table:style-name="ro1">
          <table:table-cell office:value-type="string" table:style-name="ce4">
            <text:p>আগে ড্রেসিংরুমে দৈত্য ছিল ধোনি এখন হয়েছে কোহলি- জঘন্য ভাবে আক্রমণ করলেন গম্ভীর</text:p>
          </table:table-cell>
          <table:table-cell office:value-type="float" office:value="0" table:style-name="ce1">
            <text:p>0</text:p>
          </table:table-cell>
          <table:table-cell table:number-columns-repeated="16382"/>
        </table:table-row>
        <table:table-row table:style-name="ro1">
          <table:table-cell office:value-type="string" table:style-name="ce4">
            <text:p>*বিনম্র শ্রদ্ধা জানাই এই প্রতিবাদী বীরদের!*</text:p>
          </table:table-cell>
          <table:table-cell office:value-type="float" office:value="1" table:style-name="ce1">
            <text:p>1</text:p>
          </table:table-cell>
          <table:table-cell table:number-columns-repeated="16382"/>
        </table:table-row>
        <table:table-row table:style-name="ro1">
          <table:table-cell office:value-type="string" table:style-name="ce4">
            <text:p>বিজয় একদিন আসবে ইনসা 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Gujarat: সরকারি অনুদান বন্ধ, প্রতিবাদে কয়েক হাজার গোরু রাস্তায় ছাড়লেন গো আশ্রয় কেন্দ্রের ট্রাস্টিরা</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অভিনন্দন বিশ্বজয়ী হাফেজ বাংলাদেশে শুধু দক্ষিন এশিয়া নয়, ১১১ টি দেশকে পিছনে ফেলে তৃতীয় হয়েছে আমাদের তাকরিম বিশ্বজয়ী হাফেজ। আমাদের গর্ব।</text:p>
          </table:table-cell>
          <table:table-cell office:value-type="float" office:value="1" table:style-name="ce1">
            <text:p>1</text:p>
          </table:table-cell>
          <table:table-cell table:number-columns-repeated="16382"/>
        </table:table-row>
        <table:table-row table:style-name="ro1">
          <table:table-cell office:value-type="string" table:style-name="ce4">
            <text:p>খানকির সাথে কেউ প্রেম করে</text:p>
          </table:table-cell>
          <table:table-cell office:value-type="float" office:value="0" table:style-name="ce1">
            <text:p>0</text:p>
          </table:table-cell>
          <table:table-cell table:number-columns-repeated="16382"/>
        </table:table-row>
        <table:table-row table:style-name="ro1">
          <table:table-cell office:value-type="string" table:style-name="ce4">
            <text:p>Photography: খুবই চমৎকার একটি ফুলের ফটোগ্রাফি — Steemit</text:p>
          </table:table-cell>
          <table:table-cell office:value-type="float" office:value="1" table:style-name="ce1">
            <text:p>1</text:p>
          </table:table-cell>
          <table:table-cell table:number-columns-repeated="16382"/>
        </table:table-row>
        <table:table-row table:style-name="ro1">
          <table:table-cell office:value-type="string" table:style-name="ce4">
            <text:p>কাজাখস্তানে শি-পোপ বৈঠকের প্রস্তাব প্রত্যাখ্যান চীনের</text:p>
          </table:table-cell>
          <table:table-cell office:value-type="float" office:value="0" table:style-name="ce1">
            <text:p>0</text:p>
          </table:table-cell>
          <table:table-cell table:number-columns-repeated="16382"/>
        </table:table-row>
        <table:table-row table:style-name="ro1">
          <table:table-cell office:value-type="string" table:style-name="ce4">
            <text:p>"যার যার হিসাবই তো দিব.. কিন্তু এই মায়ার পৃথিবীতে আমরা মুসলিম হিসেবে একজন আরেক জনকে ভালোবাসি বলেই তো আদেশ উপদেশ নিষেধগুলো নিয়ে কথা বলি, বেশি কিছু তো না,..‌ শুধু একটাই চাওয়া ""এক সাথে জান্নাতে থাকতে চাই.. সমস্ত মুসলিম উম্মাহকে বাঁচাতে চাই........</text:p>
          </table:table-cell>
          <table:table-cell office:value-type="float" office:value="0" table:style-name="ce1">
            <text:p>0</text:p>
          </table:table-cell>
          <table:table-cell table:number-columns-repeated="16382"/>
        </table:table-row>
        <table:table-row table:style-name="ro1">
          <table:table-cell office:value-type="string" table:style-name="ce4">
            <text:p>এক আকাশ সমান তীব্র যন্ত্রণা নিয়ে আমৃত্যু বেঁচে থকার নামই জীবন..!</text:p>
          </table:table-cell>
          <table:table-cell office:value-type="float" office:value="0" table:style-name="ce1">
            <text:p>0</text:p>
          </table:table-cell>
          <table:table-cell table:number-columns-repeated="16382"/>
        </table:table-row>
        <table:table-row table:style-name="ro1">
          <table:table-cell office:value-type="string" table:style-name="ce4">
            <text:p>নোংরামি ছাড়া আর কিছু নয়।</text:p>
          </table:table-cell>
          <table:table-cell office:value-type="float" office:value="0" table:style-name="ce1">
            <text:p>0</text:p>
          </table:table-cell>
          <table:table-cell table:number-columns-repeated="16382"/>
        </table:table-row>
        <table:table-row table:style-name="ro1">
          <table:table-cell office:value-type="string" table:style-name="ce4">
            <text:p>“রাগকে মনে জায়গা দিলে সম্পর্ক নষ্ট হয়, অভিমানকে মনে পুষে রাখলে দূরত্বের সৃষ্টি হয়, কিন্তু সব ভুলে ক্ষমা করে দিলে প্রতিটি সম্পর্ক স্থায়ী হয় ।”</text:p>
          </table:table-cell>
          <table:table-cell office:value-type="float" office:value="1" table:style-name="ce1">
            <text:p>1</text:p>
          </table:table-cell>
          <table:table-cell table:number-columns-repeated="16382"/>
        </table:table-row>
        <table:table-row table:style-name="ro1">
          <table:table-cell office:value-type="string" table:style-name="ce4">
            <text:p>বাফুফে অ-১৮ ফুটবল লিগ ২১-২২ এর আসরের নিজেদের প্রথম ম্যাচে মুক্তিযোদ্ধা সংসদ কেসির কাছে ২-১ গোলে পরাজয় আবাহনী লিমিটেড ঢাকার।</text:p>
          </table:table-cell>
          <table:table-cell office:value-type="float" office:value="0" table:style-name="ce1">
            <text:p>0</text:p>
          </table:table-cell>
          <table:table-cell table:number-columns-repeated="16382"/>
        </table:table-row>
        <table:table-row table:style-name="ro1">
          <table:table-cell office:value-type="string" table:style-name="ce4">
            <text:p>খানকির ছেলে একদম জায়গা মতো বিন্দায় দিবো</text:p>
          </table:table-cell>
          <table:table-cell office:value-type="float" office:value="0" table:style-name="ce1">
            <text:p>0</text:p>
          </table:table-cell>
          <table:table-cell table:number-columns-repeated="16382"/>
        </table:table-row>
        <table:table-row table:style-name="ro1">
          <table:table-cell office:value-type="string" table:style-name="ce4">
            <text:p>মাতৃভূমি বাংলাদেশ থেকে প্রতিযোগিতায় অংশগ্রহণকারী- হাফেজ আকমাল আহমেদ ও হাফেজ_সালেহ_আহমেদ_তাকরীমের জন্য দোয়া করবেন। আল্লাহ তাদেরকে বিজয়ী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নীচু জাত বলে নাপিত, মুচি, কামার, কুমার, ধোপা, জেলে, মেথর ও ঝাড়ুদারকে অসম্মান করে অথচ এরাই অতি প্রয়োজনীয় সুস্থ ও সুন্দর্য্য সৃষ্টকারি পেশার মানুষ যাদেরকে সব সময় উঁচুতালার ঘৃণার চোখে দেখে।</text:p>
          </table:table-cell>
          <table:table-cell office:value-type="float" office:value="0" table:style-name="ce1">
            <text:p>0</text:p>
          </table:table-cell>
          <table:table-cell table:number-columns-repeated="16382"/>
        </table:table-row>
        <table:table-row table:style-name="ro1">
          <table:table-cell office:value-type="string" table:style-name="ce4">
            <text:p>পেট্রোল-ডিজেলের মূল্যবৃদ্ধির প্রতিবাদে কেন্দ্র সরকারের বিরুদ্ধে কোচবিহার শহর যুব তৃণমূল কংগ্রেসের বিক্ষোভ কর্মসূচি। উপস্থিত ছিলেন কোচবিহার জেলা তৃনমূল কংগ্রেস সভাপতি মাননীয় অভিজিৎ দে ভৌমিক মহাশয় সহ আরো বিশিষ্ঠ ব্যাক্তিবর্গ। IndiasBiggestPappuAmitShah FAM4TMC</text:p>
          </table:table-cell>
          <table:table-cell office:value-type="float" office:value="1" table:style-name="ce1">
            <text:p>1</text:p>
          </table:table-cell>
          <table:table-cell table:number-columns-repeated="16382"/>
        </table:table-row>
        <table:table-row table:style-name="ro1">
          <table:table-cell office:value-type="string" table:style-name="ce4">
            <text:p>বেড়েই চলেছে তৃণমূলের দুর্নীতির লিস্ট। corrupted_tmc</text:p>
          </table:table-cell>
          <table:table-cell office:value-type="float" office:value="0" table:style-name="ce1">
            <text:p>0</text:p>
          </table:table-cell>
          <table:table-cell table:number-columns-repeated="16382"/>
        </table:table-row>
        <table:table-row table:style-name="ro1">
          <table:table-cell office:value-type="string" table:style-name="ce4">
            <text:p>মাঝে মাঝে খুব ইচ্ছে করে তোমাকে কিভাবে মিস করি তা লিখতে, কিন্তু আমি তোমাকে মিথ্যা বলতে চাই না - কারণ আমি শুধু তোমাকে মিস করি না.... আমি তোমাকে মিস করার জন্য পাগল.. এবং আমাদের অনুভূতি ঠান্ডা মনিটরে পড়ে থাকে। এবং আমরা শরীরের সাথে কথা বলতে চাই। কিন্তু দূরত্ব আমাদের নিষ্ঠুর রায়.....</text:p>
          </table:table-cell>
          <table:table-cell office:value-type="float" office:value="1" table:style-name="ce1">
            <text:p>1</text:p>
          </table:table-cell>
          <table:table-cell table:number-columns-repeated="16382"/>
        </table:table-row>
        <table:table-row table:style-name="ro1">
          <table:table-cell office:value-type="string" table:style-name="ce4">
            <text:p>এটা নিয়ে পড়ে আছেন! সাংবাদিকতার মান টা একটু বাড়ান না ! পার্থ অর্পিতা র অপরাধ নিয়ে কথা বলুন !</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য় স্বয়ংসেবক সংঘের প্রবীন রাষ্ট্রবাদী প্রচারক, প্রেরণা পুরুষ মাননীয় শ্রী শ্যামলাল বন্দ্যোপাধ্যায় মহোদয়ের প্রয়াণে আমি মর্মাহত। আমি ওনার বিদেহী আত্মার প্রতি সশ্রদ্ধ প্রণাম নিবেদন করি। প্রার্থনা করি পরম করুণাময় ঈশ্বর ওনার বিদেহী আত্মার অমরত্ব প্রদান করুন। ওম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চোর উপাচার্য দূর হ' চিৎকার,উত্তরবঙ্গ বিশ্ববিদ্যালয় ঘিরেছে CPIM CBI Darjeeling NBU Siliguri SSCScam TopNews -</text:p>
          </table:table-cell>
          <table:table-cell office:value-type="float" office:value="0" table:style-name="ce1">
            <text:p>0</text:p>
          </table:table-cell>
          <table:table-cell table:number-columns-repeated="16382"/>
        </table:table-row>
        <table:table-row table:style-name="ro1">
          <table:table-cell office:value-type="string" table:style-name="ce4">
            <text:p>খানকির পোলা তুই এক নাম্বার কোলাঙ্গার</text:p>
          </table:table-cell>
          <table:table-cell office:value-type="float" office:value="0" table:style-name="ce1">
            <text:p>0</text:p>
          </table:table-cell>
          <table:table-cell table:number-columns-repeated="16382"/>
        </table:table-row>
        <table:table-row table:style-name="ro1">
          <table:table-cell office:value-type="string" table:style-name="ce4">
            <text:p>Respected PM Narendra Modi ji সর্বপ্রথম আপনার জন্মদিনের জন্য আপনাকে অনেক অনেক আন্তরিক শুভেচ্ছা আর আপনার জন্মদিনের উপলক্ষে আমরা দেশের লক্ষ লক্ষ যুবক যুবতী একটা উপহার চাইছি যে... SSC CGL 2022 Exam এ one time 3years এর Age Relaxation দিয়ে আমাদেরকে উপকৃত করেন। Plz Sir</text:p>
          </table:table-cell>
          <table:table-cell office:value-type="float" office:value="1" table:style-name="ce1">
            <text:p>1</text:p>
          </table:table-cell>
          <table:table-cell table:number-columns-repeated="16382"/>
        </table:table-row>
        <table:table-row table:style-name="ro1">
          <table:table-cell office:value-type="string" table:style-name="ce4">
            <text:p>আমিও ভালো অর্পিতা</text:p>
          </table:table-cell>
          <table:table-cell office:value-type="float" office:value="0" table:style-name="ce1">
            <text:p>0</text:p>
          </table:table-cell>
          <table:table-cell table:number-columns-repeated="16382"/>
        </table:table-row>
        <table:table-row table:style-name="ro1">
          <table:table-cell office:value-type="string" table:style-name="ce4">
            <text:p>SCO-এর প্রেসিডেন্ট হওয়ার জন্য ভারতকে অভিনন্দন জানিয়েছেন চীনের প্রেসিডেন্ট শি জিনপিং</text:p>
          </table:table-cell>
          <table:table-cell office:value-type="float" office:value="1" table:style-name="ce1">
            <text:p>1</text:p>
          </table:table-cell>
          <table:table-cell table:number-columns-repeated="16382"/>
        </table:table-row>
        <table:table-row table:style-name="ro1">
          <table:table-cell office:value-type="string" table:style-name="ce4">
            <text:p>বিক্রি হওয়া প্রতিটি গোলাপ জানো প্রয়োজন শেষে মানুষ কতটা নিষ্ঠুর।</text:p>
          </table:table-cell>
          <table:table-cell office:value-type="float" office:value="0" table:style-name="ce1">
            <text:p>0</text:p>
          </table:table-cell>
          <table:table-cell table:number-columns-repeated="16382"/>
        </table:table-row>
        <table:table-row table:style-name="ro1">
          <table:table-cell office:value-type="string" table:style-name="ce4">
            <text:p>ধরে নিলাম পার্থ একাই দোষী. কিন্তু বারো বছরে, তিনবার মন্ত্রী বদল করেও সেটা টের না পাওয়া বা প্রতিবাদ-রতদের ওপর কেন লাঠি চালাতে হচ্ছে, খোঁজ না নেওয়া, তারজন্যও কি পার্থই দায়ী?</text:p>
          </table:table-cell>
          <table:table-cell office:value-type="float" office:value="0" table:style-name="ce1">
            <text:p>0</text:p>
          </table:table-cell>
          <table:table-cell table:number-columns-repeated="16382"/>
        </table:table-row>
        <table:table-row table:style-name="ro1">
          <table:table-cell office:value-type="string" table:style-name="ce4">
            <text:p>ekhonkhobor পথে নেমে বুঝিয়ে দাও তুমিও বাংলা ভাগের বিরোধী – সাধারণ মানুষকে তৃণমূলের মিছিলে শামিল হওয়ার ডাক উদয়নের</text:p>
          </table:table-cell>
          <table:table-cell office:value-type="float" office:value="0" table:style-name="ce1">
            <text:p>0</text:p>
          </table:table-cell>
          <table:table-cell table:number-columns-repeated="16382"/>
        </table:table-row>
        <table:table-row table:style-name="ro1">
          <table:table-cell office:value-type="string" table:style-name="ce4">
            <text:p>“জীবন নিয়ে দুঃচিন্তা করবেন না, কারণ আমাদের পুরো জীবনটাই আল্লাহর জন্য। রিযিক নিয়ে পেরেশান হবেন না, রিযিকের বন্টন আল্লাহর পক্ষ থেকেই নির্ধারিত। ভবিষ্যৎ নিয়ে উদ্বিগ্ন হবেন না, ভবিষ্যৎ ফায়সালাও আল্লাহর জিম্মায়।” —ইমাম ইবনুল কাইয়্যিম রাহিমাহুল্লাহ্</text:p>
          </table:table-cell>
          <table:table-cell office:value-type="float" office:value="1" table:style-name="ce1">
            <text:p>1</text:p>
          </table:table-cell>
          <table:table-cell table:number-columns-repeated="16382"/>
        </table:table-row>
        <table:table-row table:style-name="ro1">
          <table:table-cell office:value-type="string" table:style-name="ce4">
            <text:p>বনগাঁ দক্ষিণ বিধানসভা অন্তর্গত, পিপলি বাজারে আজ র উদ্যোগে এক পথসভায় উপস্থিত ছিলাম। সীমান্ত ঘেঁষা এই গ্রামের সাধারণ মানুষেরা একটি ২.৫ কি.মি. রাস্তা করার বিষয়ে আমাদের জানিয়েছেন। এলাকায় জনসাধারণের সুবিধার্থে রাস্তাটি দ্রুত করার বিষয়ে আশ্বাস দিয়েছি।</text:p>
          </table:table-cell>
          <table:table-cell office:value-type="float" office:value="1" table:style-name="ce1">
            <text:p>1</text:p>
          </table:table-cell>
          <table:table-cell table:number-columns-repeated="16382"/>
        </table:table-row>
        <table:table-row table:style-name="ro1">
          <table:table-cell office:value-type="string" table:style-name="ce4">
            <text:p>যে বাংলা ভাষা নিয়ে আমরা গর্ব করি সেই বাংলা ভাষার রূপকার বিদ্যাসাগর মহাশয়ার জন্মদিনে ওনাকে জানাই সশ্রদ্ধ প্রণাম ও ভালোবাসা IshwarChandraVidyasagar</text:p>
          </table:table-cell>
          <table:table-cell office:value-type="float" office:value="1" table:style-name="ce1">
            <text:p>1</text:p>
          </table:table-cell>
          <table:table-cell table:number-columns-repeated="16382"/>
        </table:table-row>
        <table:table-row table:style-name="ro1">
          <table:table-cell office:value-type="string" table:style-name="ce4">
            <text:p>আরও পড়া উচিৎ। কারণ রাজনৈতিকর নামে অভিষেক বন্দোপাধ্যায় পিতৃ পরিচয় নিয়ে যে নোংরামি শুরু করেছে ওকে এই সমাজ থেকে বিছিন্ন করার জন্য এই পোস্টার গোটা পশ্চিমবাংলায় পড়া উচিৎ। জয় বাংলা।</text:p>
          </table:table-cell>
          <table:table-cell office:value-type="float" office:value="0" table:style-name="ce1">
            <text:p>0</text:p>
          </table:table-cell>
          <table:table-cell table:number-columns-repeated="16382"/>
        </table:table-row>
        <table:table-row table:style-name="ro1">
          <table:table-cell office:value-type="string" table:style-name="ce4">
            <text:p>রাসূলুল্লাহ () বলেছেনঃ যে ব্যক্তি সূরা বাক্বারার শেষ আয়াত দু'টি রাতে পাঠ করবে তার জন্য এ দু'টি আয়াতই যথেষ্ট হবে। [সহীহ বুখারী, হাদিস নং: ৪০০৮]</text:p>
          </table:table-cell>
          <table:table-cell office:value-type="float" office:value="0" table:style-name="ce1">
            <text:p>0</text:p>
          </table:table-cell>
          <table:table-cell table:number-columns-repeated="16382"/>
        </table:table-row>
        <table:table-row table:style-name="ro1">
          <table:table-cell office:value-type="string" table:style-name="ce4">
            <text:p>নেহেরু যুব কেন্দ্র সংস্থানের ১৪ হাজার যুব স্বেচ্ছাসেবকের জন্য দক্ষতা বৃদ্ধির প্রশিক্ষণ কর্মসূচির উদ্বোধন করলেন কেন্দ্রীয় যুব বিষয়ক ও ক্রীড়া মন্ত্রী অনুরাগ ঠাকুর</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দিন পর তোর মাকে চুদবো শালা হিজরা</text:p>
          </table:table-cell>
          <table:table-cell office:value-type="float" office:value="0" table:style-name="ce1">
            <text:p>0</text:p>
          </table:table-cell>
          <table:table-cell table:number-columns-repeated="16382"/>
        </table:table-row>
        <table:table-row table:style-name="ro1">
          <table:table-cell office:value-type="string" table:style-name="ce4">
            <text:p>বিএনপির স্থায়ী কমিটির সদস্য আমীর খসরু মাহমুদ চৌধুরী বলেছেন, বিএনপির নেতাকর্মীরা সাহসের সঙ্গে রাজপথে নেমেছে।...</text:p>
          </table:table-cell>
          <table:table-cell office:value-type="float" office:value="1" table:style-name="ce1">
            <text:p>1</text:p>
          </table:table-cell>
          <table:table-cell table:number-columns-repeated="16382"/>
        </table:table-row>
        <table:table-row table:style-name="ro1">
          <table:table-cell office:value-type="string" table:style-name="ce4">
            <text:p>এবার দুয়ারে পশু চিকিৎসক। রাজ্যের প্রাণীসম্পদ বিকাশ দপ্তরের উদ্যোগে চালু হলো হেল্পলাইন, থাকছে মোট ৩৩২ টি‌ ভ্রাম্যমাণ পশুচিকিৎসা যান, বিধানসভায় জানালেন মন্ত্রী স্বপন দেবনাথ। Help line no - 18003455573, 1962 জয় বাংলা TMCS FAM4TMC</text:p>
          </table:table-cell>
          <table:table-cell office:value-type="float" office:value="1" table:style-name="ce1">
            <text:p>1</text:p>
          </table:table-cell>
          <table:table-cell table:number-columns-repeated="16382"/>
        </table:table-row>
        <table:table-row table:style-name="ro1">
          <table:table-cell office:value-type="string" table:style-name="ce4">
            <text:p>প্রতিবাদী জিন্দাবাদ</text:p>
          </table:table-cell>
          <table:table-cell office:value-type="float" office:value="1" table:style-name="ce1">
            <text:p>1</text:p>
          </table:table-cell>
          <table:table-cell table:number-columns-repeated="16382"/>
        </table:table-row>
        <table:table-row table:style-name="ro1">
          <table:table-cell office:value-type="string" table:style-name="ce4">
            <text:p>মহান আল্লাহ পাক উনাকে এবং উনার হাবীব, নূরে মুজাসসাম, হাবীবুল্লাহ হুযূর পাক ছল্লাল্লাহু আলাইহি ওয়া সাল্লাম উনাদেরকে সন্তুষ্ট করার জন্য মু’মিন-মুত্তাক্বী উনারা সর্বদা উদগ্রীব থাকেন। বিস্তারিত জানতে ক্লিক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যদি কেউ কথা না কয়, ওরে ওরে ও অভাগা কেউ কথা না কয় যদি সবাই থাকে মুখ ফিরায়ে সবাই করে ভয়, যদি সবাই থাকে মুখ ফিরায়ে সবাই করে ভয়, তবে পরান খুলে ও তুই মুখ ফুটে তোর মনের কথা একলা বলো রে, ও তুই মুখ ফুটে তোর মনের কথা একলা বলো রে, যদি তোর ডাক শুনে কেউ না আসে তবে একলা চলো রে।"</text:p>
          </table:table-cell>
          <table:table-cell office:value-type="float" office:value="1" table:style-name="ce1">
            <text:p>1</text:p>
          </table:table-cell>
          <table:table-cell table:number-columns-repeated="16382"/>
        </table:table-row>
        <table:table-row table:style-name="ro1">
          <table:table-cell office:value-type="string" table:style-name="ce4">
            <text:p>জীবনের নতুন মাত্রা যুক্ত হয়েছে কাশ্মীরের জনগণের ৩৭০ ধারা বিলুপ্তির পর। খেলাধুলা বিনোদন কোন দিকেই আর পিছিয়ে নেই.... developmentkashmir JammuAndKashmir jammukashmir jandktourism</text:p>
          </table:table-cell>
          <table:table-cell office:value-type="float" office:value="1" table:style-name="ce1">
            <text:p>1</text:p>
          </table:table-cell>
          <table:table-cell table:number-columns-repeated="16382"/>
        </table:table-row>
        <table:table-row table:style-name="ro1">
          <table:table-cell office:value-type="string" table:style-name="ce4">
            <text:p>একেবারেই নিম্ন মানের নোংরামি !!</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কেউ যদি বলে ১০ বছর আগের কমেন্ট তাহলে তাদের বলি এই ছেলেটা শেষ ডার্বির দিনেও ইস্ট বেঙ্গল সমর্থকদের মারা হলে একই ধরনের মন্তব্য করেছিল। যে সামাজিক মাধ্যমে এমন বলতে পারে সে বাস্তবে কতটা নিষ্ঠুর আর অপরাধ মানসিকতার অমানুষ আশাকরি বলতে হবেনা।</text:p>
          </table:table-cell>
          <table:table-cell office:value-type="float" office:value="0" table:style-name="ce1">
            <text:p>0</text:p>
          </table:table-cell>
          <table:table-cell table:number-columns-repeated="16382"/>
        </table:table-row>
        <table:table-row table:style-name="ro1">
          <table:table-cell office:value-type="string" table:style-name="ce4">
            <text:p>ব্যাস, দম শেষ দাদু? নিজের কুকীর্তি, অসভ্যতা ধরা পরে যাওয়ার ভয়? আমার নোংরামি ফাঁস করবেন না? ও দাদু</text:p>
          </table:table-cell>
          <table:table-cell office:value-type="float" office:value="0" table:style-name="ce1">
            <text:p>0</text:p>
          </table:table-cell>
          <table:table-cell table:number-columns-repeated="16382"/>
        </table:table-row>
        <table:table-row table:style-name="ro1">
          <table:table-cell office:value-type="string" table:style-name="ce4">
            <text:p>দেবার সঙ্গে কথা হচ্ছিল। চমৎকার, উজ্জ্বল এক ব্যক্তিত্ব। মোহনমায়ের দালালি করতেন ইস্টবেঙ্গলের নতুন রত্ন Esob er wait kore achi</text:p>
          </table:table-cell>
          <table:table-cell office:value-type="float" office:value="1" table:style-name="ce1">
            <text:p>1</text:p>
          </table:table-cell>
          <table:table-cell table:number-columns-repeated="16382"/>
        </table:table-row>
        <table:table-row table:style-name="ro1">
          <table:table-cell office:value-type="string" table:style-name="ce4">
            <text:p>আপনাদের দল কাউকে শাস্তি দেয়নি, শুধুমাত্র মানুষকে বিভ্রান্তির মধ্যে ফেলেছে, বরং অনুব্রত র হয়ে সাফাই দিয়েছে, তাকে বীরের উপাধি দিয়ে পুরস্কার দিয়েছে। তৈরি থাকুন, এরপর আরও চোর ধরা পরবে। আর এটাও জেনে রাখুন, যে, একটা প|Gলi কখনোই একটা ভালো শাসনব্যবস্থা চালাতে পারে না বা পারবে না_</text:p>
          </table:table-cell>
          <table:table-cell office:value-type="float" office:value="0" table:style-name="ce1">
            <text:p>0</text:p>
          </table:table-cell>
          <table:table-cell table:number-columns-repeated="16382"/>
        </table:table-row>
        <table:table-row table:style-name="ro1">
          <table:table-cell office:value-type="string" table:style-name="ce4">
            <text:p>এবার দুয়ারে পশু চিকিৎসক। রাজ্যের প্রাণীসম্পদ বিকাশ দপ্তরের উদ্যোগে চালু হলো হেল্পলাইন, থাকছে মোট ৩৩২ টি‌ ভ্রাম্যমাণ পশুচিকিৎসা যান, বিধানসভায় জানালেন মন্ত্রী স্বপন দেবনাথ। Help line no - 18003455573, 1962 জয় বাংলা TMCS FAM4TMC</text:p>
          </table:table-cell>
          <table:table-cell office:value-type="float" office:value="1" table:style-name="ce1">
            <text:p>1</text:p>
          </table:table-cell>
          <table:table-cell table:number-columns-repeated="16382"/>
        </table:table-row>
        <table:table-row table:style-name="ro1">
          <table:table-cell office:value-type="string" table:style-name="ce4">
            <text:p>UP Shocker: সম্পর্কে আপত্তি, প্রেমিককে সঙ্গে নিয়ে ভাইকে খুন করল যুবতী! UttarPradesh Murder</text:p>
          </table:table-cell>
          <table:table-cell office:value-type="float" office:value="0" table:style-name="ce1">
            <text:p>0</text:p>
          </table:table-cell>
          <table:table-cell table:number-columns-repeated="16382"/>
        </table:table-row>
        <table:table-row table:style-name="ro1">
          <table:table-cell office:value-type="string" table:style-name="ce4">
            <text:p>টি-টোয়েন্টি বিশ্বকাপ বাছাই পর্বে একটি ম্যাচও না হেরে ফাইনালে আয়ারল্যান্ডকে ৭ রানে পরাজিত করে চ্যাম্পিয়ন হলো বাংলাদেশ প্রমীলা ক্রিকেট টিম। অভিনন্দন চ্যাম্পিয়নস আর ঐ দিকে বীর পুরুষরা আরব আমিরাতের সাথে নয়, মনে হলো অস্ট্রেলিয়ার সাথে ৭ রানে জয় লাভ করলো। তারপরেও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যারা উড়তে ভালোবাসে তারা পড়ে যাওয়ার ভয় পায় না। শুভ__সকাল Dubai</text:p>
          </table:table-cell>
          <table:table-cell office:value-type="float" office:value="1" table:style-name="ce1">
            <text:p>1</text:p>
          </table:table-cell>
          <table:table-cell table:number-columns-repeated="16382"/>
        </table:table-row>
        <table:table-row table:style-name="ro1">
          <table:table-cell office:value-type="string" table:style-name="ce4">
            <text:p>3. তোমার প্রত্যেক দিনের পরিশ্রম,চিন্তা ভাবনা তোমাকে এমন একটি অবস্থানে নিয়ে যাবে যা লোকে ভাগ্য বলে মনে করে! কিন্তু আসলে ঘরে বসে টিভি দেখে,ফেসবুক করে সৌভাগ্য পাওয়া কঠিন; তুমি যখন ব্যস্ত থাকো এবং শেখো তখন ভাগ্যবান হওয়া সহজ,আর সেটাই হয়েছে!</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 তাকরিম</text:p>
          </table:table-cell>
          <table:table-cell office:value-type="float" office:value="1" table:style-name="ce1">
            <text:p>1</text:p>
          </table:table-cell>
          <table:table-cell table:number-columns-repeated="16382"/>
        </table:table-row>
        <table:table-row table:style-name="ro1">
          <table:table-cell office:value-type="string" table:style-name="ce4">
            <text:p>আমি Google কে জিজ্ঞেস করলাম পৃথিবীর সবচেয়ে নিকৃষ্ট প্রধানমন্ত্রী কে? Google এর উত্তর শুনে আমি তো অবাক! এ দেখি আমার দেশের প্রধানমন্ত্রীর কথা বলে। Google এর সাহস দেখে আমি বার বার অবাক হচ্ছি। বিশ্বাস না হলে একবার ট্রাই করে দেখেন।</text:p>
          </table:table-cell>
          <table:table-cell office:value-type="float" office:value="0" table:style-name="ce1">
            <text:p>0</text:p>
          </table:table-cell>
          <table:table-cell table:number-columns-repeated="16382"/>
        </table:table-row>
        <table:table-row table:style-name="ro1">
          <table:table-cell office:value-type="string" table:style-name="ce4">
            <text:p>আমি তো হাত বাড়িয়ে দাড়িয়ে আছি তোমার ভালোবাসা নিব, দাও তুমি কত ভালোবাসা দিবে আমায় । বিনিময়ে একটি হৃদয় তোমাকে দিবো যা কখনো ফিরিয়ে নেবার নয়</text:p>
          </table:table-cell>
          <table:table-cell office:value-type="float" office:value="1" table:style-name="ce1">
            <text:p>1</text:p>
          </table:table-cell>
          <table:table-cell table:number-columns-repeated="16382"/>
        </table:table-row>
        <table:table-row table:style-name="ro1">
          <table:table-cell office:value-type="string" table:style-name="ce4">
            <text:p>ভোট বিভাজন নয়, বামপন্থীরা কংগ্রেসে আসুন সুদীপ আরো এক দফায় রাজ্যে তৃণমূল কংগ্রেসের ঘর তছনছ করে দিলো জাতীয় কংগ্রেস। tripuranews newstripura politics politicalnews bengalinews bjp tripuranewsofficial Download App :</text:p>
          </table:table-cell>
          <table:table-cell office:value-type="float" office:value="0" table:style-name="ce1">
            <text:p>0</text:p>
          </table:table-cell>
          <table:table-cell table:number-columns-repeated="16382"/>
        </table:table-row>
        <table:table-row table:style-name="ro1">
          <table:table-cell office:value-type="string" table:style-name="ce4">
            <text:p>⇛ (সূরা ইয়াসিন)এর এমন একটি আয়াত আছে যেটা জিকির করলে জীবনের সকল সমস্যা দূর হয়ে যায়! -&amp;gt; সালামুন কাওলাম মীর রাব্বীর রাহীম &amp;lt;- ( আয়াতঃ৫৮)</text:p>
          </table:table-cell>
          <table:table-cell office:value-type="float" office:value="1" table:style-name="ce1">
            <text:p>1</text:p>
          </table:table-cell>
          <table:table-cell table:number-columns-repeated="16382"/>
        </table:table-row>
        <table:table-row table:style-name="ro1">
          <table:table-cell office:value-type="string" table:style-name="ce4">
            <text:p>জঙ্গলে ভয়, দূর থেকেই ভালো লাগে।</text:p>
          </table:table-cell>
          <table:table-cell office:value-type="float" office:value="0" table:style-name="ce1">
            <text:p>0</text:p>
          </table:table-cell>
          <table:table-cell table:number-columns-repeated="16382"/>
        </table:table-row>
        <table:table-row table:style-name="ro1">
          <table:table-cell office:value-type="string" table:style-name="ce4">
            <text:p>শি’র পক্ষে রানির শেষকৃত্যে যাচ্ছেন ওয়াং</text:p>
          </table:table-cell>
          <table:table-cell office:value-type="float" office:value="1" table:style-name="ce1">
            <text:p>1</text:p>
          </table:table-cell>
          <table:table-cell table:number-columns-repeated="16382"/>
        </table:table-row>
        <table:table-row table:style-name="ro1">
          <table:table-cell office:value-type="string" table:style-name="ce4">
            <text:p>নারী হলো মায়ের জাত নারীকে শ্রদ্ধা করতে শিখুন। short</text:p>
          </table:table-cell>
          <table:table-cell office:value-type="float" office:value="1" table:style-name="ce1">
            <text:p>1</text:p>
          </table:table-cell>
          <table:table-cell table:number-columns-repeated="16382"/>
        </table:table-row>
        <table:table-row table:style-name="ro1">
          <table:table-cell office:value-type="string" table:style-name="ce4">
            <text:p>জয়পুরহাটে যুবদলের বিক্ষোভ মিছিল ও প্রতিবাদ সমাবেশ</text:p>
          </table:table-cell>
          <table:table-cell office:value-type="float" office:value="0" table:style-name="ce1">
            <text:p>0</text:p>
          </table:table-cell>
          <table:table-cell table:number-columns-repeated="16382"/>
        </table:table-row>
        <table:table-row table:style-name="ro1">
          <table:table-cell office:value-type="string" table:style-name="ce4">
            <text:p>WATCH: কলকাতায় এলেন মিঠুন চক্রবর্তী। আগামিকাল হেস্টিংসের বিজেপির বৈঠকে থাকবেন তিনি। সুকান্ত মজুমদারের দুর্গা পুজোর উদ্বোধন করবেন মিঠুন। WATCH LIVE: | MithunChakraborty</text:p>
          </table:table-cell>
          <table:table-cell office:value-type="float" office:value="1" table:style-name="ce1">
            <text:p>1</text:p>
          </table:table-cell>
          <table:table-cell table:number-columns-repeated="16382"/>
        </table:table-row>
        <table:table-row table:style-name="ro1">
          <table:table-cell office:value-type="string" table:style-name="ce4">
            <text:p>তৃনমূল সরকার শিল্পের পক্ষে, গণহত্যা গণধর্ষণের বিপক্ষে। ধন্যবাদ সাংসদ ম্যাডাম। এই জমির লাগোয়া যদি ফুল থেকে সুগন্ধি, ভেষজ রং, সার, ঔষধি তৈরির গবেষণাগার করা যায়, তাহলে একেবারে সোনায় সোহাগা। অতিরিক্ত বহন খরচ নেই, উদ্বৃত্ত নষ্ট হওয়ারও ভয় নেই।</text:p>
          </table:table-cell>
          <table:table-cell office:value-type="float" office:value="1" table:style-name="ce1">
            <text:p>1</text:p>
          </table:table-cell>
          <table:table-cell table:number-columns-repeated="16382"/>
        </table:table-row>
        <table:table-row table:style-name="ro1">
          <table:table-cell office:value-type="string" table:style-name="ce4">
            <text:p>খেটে খাওয়া মানুষের হাতে চেটে খাওয়া মানুষের পরাজয় দেখতে যে কি ভীষণ ভালো লাগছে</text:p>
          </table:table-cell>
          <table:table-cell office:value-type="float" office:value="1" table:style-name="ce1">
            <text:p>1</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আর তুমি মীরজাফর নামের কলঙ্কে সারা বাংলা প্রদূষন করে বেড়াচ্ছো</text:p>
          </table:table-cell>
          <table:table-cell office:value-type="float" office:value="0" table:style-name="ce1">
            <text:p>0</text:p>
          </table:table-cell>
          <table:table-cell table:number-columns-repeated="16382"/>
        </table:table-row>
        <table:table-row table:style-name="ro1">
          <table:table-cell office:value-type="string" table:style-name="ce4">
            <text:p>নোবেল পুরস্কার বিজয়ী (1971)সাম্যবাদী কবি ও কূটনীতিবিদ পাবলো নেরুদা'র প্রয়াণ দিবসে চিন্তনের শ্রদ্ধার্ঘ্য</text:p>
          </table:table-cell>
          <table:table-cell office:value-type="float" office:value="1" table:style-name="ce1">
            <text:p>1</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বুক ভরা এক রাশ সাহস রাখা চাই</text:p>
          </table:table-cell>
          <table:table-cell office:value-type="float" office:value="1" table:style-name="ce1">
            <text:p>1</text:p>
          </table:table-cell>
          <table:table-cell table:number-columns-repeated="16382"/>
        </table:table-row>
        <table:table-row table:style-name="ro1">
          <table:table-cell office:value-type="string" table:style-name="ce4">
            <text:p>আমি সবসময় নিজেক সুখী ভাবি, কারণ আমি কখনো কারো কাছে কিছু প্রত্যাশা করি না, কারো কাছে কিছু প্রত্যাশা করাটা সবসময়ই দুঃখের কারণ হয়ে দাঁড়ায়</text:p>
          </table:table-cell>
          <table:table-cell office:value-type="float" office:value="1" table:style-name="ce1">
            <text:p>1</text:p>
          </table:table-cell>
          <table:table-cell table:number-columns-repeated="16382"/>
        </table:table-row>
        <table:table-row table:style-name="ro1">
          <table:table-cell office:value-type="string" table:style-name="ce4">
            <text:p>বৈষম্য, অসাম্য সর্বব্যাপী! ইউরোপেরও নারীর ভোটাধিকার ছিলোনা শতাব্দীকাল আগে, অবিশ্বাস্য! একসময় নারী অধিকার নেত্রীরা শুরু করেছিলে এভাবে যে,"হয় অধিকার দাও, নয় দাও মৃত্যু!"। লক্ষ্য যতো দুস্তর পারাবার হউক, এমনি করে প্রতিবাদী হতে হবে, অর্থাৎ বৈষম্য-অসমতা নীরব সয়ে যাওয়া যাবে না!</text:p>
          </table:table-cell>
          <table:table-cell office:value-type="float" office:value="1" table:style-name="ce1">
            <text:p>1</text:p>
          </table:table-cell>
          <table:table-cell table:number-columns-repeated="16382"/>
        </table:table-row>
        <table:table-row table:style-name="ro1">
          <table:table-cell office:value-type="string" table:style-name="ce4">
            <text:p>কঠিন ডায়েট। পারো কেমনে!</text:p>
          </table:table-cell>
          <table:table-cell office:value-type="float" office:value="0" table:style-name="ce1">
            <text:p>0</text:p>
          </table:table-cell>
          <table:table-cell table:number-columns-repeated="16382"/>
        </table:table-row>
        <table:table-row table:style-name="ro1">
          <table:table-cell office:value-type="string" table:style-name="ce4">
            <text:p>'উদ্বোধন' পত্রিকা --- প্রচারে রওনা হওয়ার আগে বিরজানন্দ ও প্রকাশানন্দকে স্বামীজী বক্তৃতা দেওয়া ও দীক্ষাদান প্রভৃতি বিষয়ে পরামর্শ দিলেন। ৪ঠা ফেব্রুয়ারী তাঁরা ঢাকা রওনা হওয়ার তিন দিন পর, স্বামীজী সারদানন্দজী ও তুরীয়ানন্দজীকে ঠাকুরের বাণী ও বেদান্ত দর্শনের প্রচারে পশ্চিমে</text:p>
          </table:table-cell>
          <table:table-cell office:value-type="float" office:value="1" table:style-name="ce1">
            <text:p>1</text:p>
          </table:table-cell>
          <table:table-cell table:number-columns-repeated="16382"/>
        </table:table-row>
        <table:table-row table:style-name="ro1">
          <table:table-cell office:value-type="string" table:style-name="ce4">
            <text:p>এটাই বাংলার শিল্প</text:p>
          </table:table-cell>
          <table:table-cell office:value-type="float" office:value="0" table:style-name="ce1">
            <text:p>0</text:p>
          </table:table-cell>
          <table:table-cell table:number-columns-repeated="16382"/>
        </table:table-row>
        <table:table-row table:style-name="ro1">
          <table:table-cell office:value-type="string" table:style-name="ce4">
            <text:p>সুরাতে জাতীয় গেমসের টেবিল টেনিসে মেয়েদের দলগত বিভাগে সোনা পেলো বাংলা।এই টিমের অন্যতম সদস্য ও খেলোয়াড় ছিলো ঐহিকা মুখোপাধ্যায়। বেলঘরিয়া অ্যাথলেটিক ক্লাবের গর্ব ও অহংকার ঐহিকা,আমাদের ক্লাবের নিয়মিত টেবিল টেনিস খেলোয়াড়।ক্লাবের সকল সদস্যদের থেকে রইলো অনেক শুভেচ্ছা ও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হেরে গিয়ে কেন্দ্রের টাকা বন্ধ করতে চাইছে! বিজেপির বিরুদ্ধে গুরুতর অভিযোগ তৃণমূলের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উত্তরবঙ্গকে পৃথক রাজ্য করার দাবি তুলছে। তৃণমূল পাহাড়ের GTAতে পৃথক গোর্খাল্যান্ডের প্রস্তাব অনুমোদন করিয়েছে।পরিচিতি সত্ত্বার রাজনীতিকে কাজে লাগিয়ে সংকীর্ণ সাম্প্রদায়িক বিভাজনের রাজনীতি করছে দুই দল।</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দিদিকে এবং মন্ত্রী পুলক রায় মহাশয়কে।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বিশ্বকাপে ভারতের হয়ে নতুন ভূমিকায় বিরাট কোহলি!</text:p>
          </table:table-cell>
          <table:table-cell office:value-type="float" office:value="1" table:style-name="ce1">
            <text:p>1</text:p>
          </table:table-cell>
          <table:table-cell table:number-columns-repeated="16382"/>
        </table:table-row>
        <table:table-row table:style-name="ro1">
          <table:table-cell office:value-type="string" table:style-name="ce4">
            <text:p>21শে সেপ্টেম্বর প্রার্থনা "প্রার্থনা অনুশীলন করে, এবং আমাদের নিজেদেরকে মনে করিয়ে দেওয়া উচিত যে দক্ষ লোকেরা তাদের দক্ষতা নিয়ে জন্মায়নি।"</text:p>
          </table:table-cell>
          <table:table-cell office:value-type="float" office:value="1" table:style-name="ce1">
            <text:p>1</text:p>
          </table:table-cell>
          <table:table-cell table:number-columns-repeated="16382"/>
        </table:table-row>
        <table:table-row table:style-name="ro1">
          <table:table-cell office:value-type="string" table:style-name="ce4">
            <text:p>আমি বিশ্বাস করি যে বাংলাদেশি মুসলিমরা খুব বেশি যাকাত সম্বন্ধে জানে না, যাকাতের অর্থনৈতিক গুরুত্ব ও তাৎপর্য বিন্দুমাত্র ধারণা নেই।শাড়ী-লুঙ্গি যাকাত দেয়, এতে যাকাত আদায় হয় কিনা? আল্লাহ ভালো জানেন।উশর-খারাজ সম্বন্ধে ধারণা নেই বললে চলে। আলেমসমাজেও তাদের জানায় না বা তারা জানতে না</text:p>
          </table:table-cell>
          <table:table-cell office:value-type="float" office:value="0" table:style-name="ce1">
            <text:p>0</text:p>
          </table:table-cell>
          <table:table-cell table:number-columns-repeated="16382"/>
        </table:table-row>
        <table:table-row table:style-name="ro1">
          <table:table-cell office:value-type="string" table:style-name="ce4">
            <text:p>আবারো_বাংলাদেশের_বিশ্বজয় সৌদি কিং আব্দুল আজিজ হিফজুল কোরআন প্রতিযোগিতায় 111 টি দেশের মধ্যে হাফেজ_ত্বাকরিম_৩য়_স্থান_অধিকার_করেছে আলহামদুলিল্লাহ। আমরা তার উজ্জ্বল ভবিষ্যৎ কামনা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অনুপ্রেরণায় দুয়ারে কর্মসংস্থান! অদৃশ্য হাতের ছোঁয়ায় ঘনিষ্ঠরা হবে কোটিপতি বাকি বোকারা নতুন শিল্পে রোজগার করুন ! ভোট দিয়ে ঘনিষ্ঠদের দুর্নীতি করতে সাহায্য করুন সব দেবো ! এগিয়ে বাংলা ঠেলা সামলা !</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বাস্তবতা...</text:p>
          </table:table-cell>
          <table:table-cell office:value-type="float" office:value="0" table:style-name="ce1">
            <text:p>0</text:p>
          </table:table-cell>
          <table:table-cell table:number-columns-repeated="16382"/>
        </table:table-row>
        <table:table-row table:style-name="ro1">
          <table:table-cell office:value-type="string" table:style-name="ce4">
            <text:p>ঢাকার পল্টনে যুবদল নেতৃবৃন্দের বিক্ষোভ। ২৩ সেপ্টেম্বর, ২০২২ শুক্রবার মুন্সিগঞ্জের মুক্তারপুরে পুলিশের গুলিতে যুবদল নেতা শহীদুল ইসলাম শাওন হত্যার প্রতিবাদে নয়াপল্টনস্থ বিএনপির কেন্দ্রীয় কার্যালয়ের সামনে যুবদল নেতৃবৃন্দের বিক্ষোভ। বিএনপি BNP যুবদল শাওনহত্যা মুন্সিগঞ্জ</text:p>
          </table:table-cell>
          <table:table-cell office:value-type="float" office:value="0" table:style-name="ce1">
            <text:p>0</text:p>
          </table:table-cell>
          <table:table-cell table:number-columns-repeated="16382"/>
        </table:table-row>
        <table:table-row table:style-name="ro1">
          <table:table-cell office:value-type="string" table:style-name="ce4">
            <text:p>যে একবার চলে যায় তাকে খুঁজে লাভ নাই।</text:p>
          </table:table-cell>
          <table:table-cell office:value-type="float" office:value="0" table:style-name="ce1">
            <text:p>0</text:p>
          </table:table-cell>
          <table:table-cell table:number-columns-repeated="16382"/>
        </table:table-row>
        <table:table-row table:style-name="ro1">
          <table:table-cell office:value-type="string" table:style-name="ce4">
            <text:p>আমি কখনো কাউকে গালি দেয়া পছন্দ করি না। কিন্তু এই মাগীর পোলারে গালি দিতে ভাল্লাগে। এটা হলো বেশ্যা মাগীর পোলা। Majumder-নিঝুম মজুমদার</text:p>
          </table:table-cell>
          <table:table-cell office:value-type="float" office:value="0" table:style-name="ce1">
            <text:p>0</text:p>
          </table:table-cell>
          <table:table-cell table:number-columns-repeated="16382"/>
        </table:table-row>
        <table:table-row table:style-name="ro1">
          <table:table-cell office:value-type="string" table:style-name="ce4">
            <text:p>আন্তর্জাতিক হিফজুল কোরআন প্রতিযোগিতায় বিজয়ী হয়ে আবারও বাংলাদেশের জন্য গৌরব বয়ে আনলেন বাংলাদেশি ক্ষুদে হাফেজ সালেহ আহমদ তাকরিম</text:p>
          </table:table-cell>
          <table:table-cell office:value-type="float" office:value="1" table:style-name="ce1">
            <text:p>1</text:p>
          </table:table-cell>
          <table:table-cell table:number-columns-repeated="16382"/>
        </table:table-row>
        <table:table-row table:style-name="ro1">
          <table:table-cell office:value-type="string" table:style-name="ce4">
            <text:p>রাজনীতি বুদ্ধিজীবি রায় বুদ্ধি হারায়। বঙ্গ হারায় দৃষ্টি অন্ধ মায়ের বাচ্চা কাদায় রক্তের ঝরে বৃষ্টি! বুদ্ধি তোমার উষ্ণ প্রবল কবিতা থেকে নাট্যমঞ্চ; সংস্কৃতির দোহায় বহুল খুনী মায়ের তঞ্চ কলমটা ও দুঃখ পেলো কিবোর্ড মাখলো রক্তে বুদ্ধি তোমার কোথায় গেলো? নাকি বধির হলে ভক্তে!</text:p>
          </table:table-cell>
          <table:table-cell office:value-type="float" office:value="0" table:style-name="ce1">
            <text:p>0</text:p>
          </table:table-cell>
          <table:table-cell table:number-columns-repeated="16382"/>
        </table:table-row>
        <table:table-row table:style-name="ro1">
          <table:table-cell office:value-type="string" table:style-name="ce4">
            <text:p>অতীত বর্তমান ও ভবিষ্যৎ সভাপতি একমাত্র শ্রদ্ধেয় নানা। তার পদবী কেউ নিতে পারবেনা। উনি সভাপতি ছিলেন আছেন থাকবেন। কাহারো কোন ষড়যন্ত্রই নানার সভাপতি পদবী কেউ নিতে পারবে না - আর অবুঝ নিবিড় তালুকদার মঙ্গল গ্রহে বেড়াতে গিয়েছে, তাই উনাকে খুঁজে পাওয়া যায়না</text:p>
          </table:table-cell>
          <table:table-cell office:value-type="float" office:value="0" table:style-name="ce1">
            <text:p>0</text:p>
          </table:table-cell>
          <table:table-cell table:number-columns-repeated="16382"/>
        </table:table-row>
        <table:table-row table:style-name="ro1">
          <table:table-cell office:value-type="string" table:style-name="ce4">
            <text:p>তোর মায়ের ভোদা নাই নাকিরে মাদারচোদ .সেখানে ঢুকা খানকির পোলা</text:p>
          </table:table-cell>
          <table:table-cell office:value-type="float" office:value="0" table:style-name="ce1">
            <text:p>0</text:p>
          </table:table-cell>
          <table:table-cell table:number-columns-repeated="16382"/>
        </table:table-row>
        <table:table-row table:style-name="ro1">
          <table:table-cell office:value-type="string" table:style-name="ce4">
            <text:p>এরা ভন্ড, মুখোশধারী না হলে সোশ্যাল সাইটে কিভাবে এসব ব্যবসা করে মানুষের কাছ থেকে টাকা আদায় করে। চাপাবাজি করে দুনিয়া চলে তো তাই সবখানে ধান্দাবাজি করতে চায়।</text:p>
          </table:table-cell>
          <table:table-cell office:value-type="float" office:value="0" table:style-name="ce1">
            <text:p>0</text:p>
          </table:table-cell>
          <table:table-cell table:number-columns-repeated="16382"/>
        </table:table-row>
        <table:table-row table:style-name="ro1">
          <table:table-cell office:value-type="string" table:style-name="ce4">
            <text:p>আগে শুধু ভারত মারতো। এখন মিয়ানমারের মতো দেশও মারা শুরু করছে আমাদের। আর আমাদের দেশের মেরুদণ্ডহীন অবৈধ সরকার পারে শুধু এদেশের প্রতিবাদী জনতার বুকে গুলি চালাতে।</text:p>
          </table:table-cell>
          <table:table-cell office:value-type="float" office:value="0" table:style-name="ce1">
            <text:p>0</text:p>
          </table:table-cell>
          <table:table-cell table:number-columns-repeated="16382"/>
        </table:table-row>
        <table:table-row table:style-name="ro1">
          <table:table-cell office:value-type="string" table:style-name="ce4">
            <text:p>রাশিয়া থেকে পালাচ্ছে বহু রুশ নাগরিক, রিজার্ভ সৈন্য হিসেবে যুদ্ধে যেতে চায় না News1971http://www.news1971.com</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মমতা বন্দ্যোপাধ্যায়ের অনুপ্রেরণায় গয়েশপুর পৌরসভার ১৫নং ওয়ার্ডের পৌরমাতা সোমা দাস সরকার, , গয়েশপুর টাউন সভাপতি কৌশিক ঘোষ ও ওয়ার্ড সভাপতি শ্যামল রায় উপস্থিতিতে সমগ্র ১৫ নং ওয়ার্ডে প্রাক পূজা উপলক্ষে বস্ত্র বিতরণ করা হলো।। .</text:p>
          </table:table-cell>
          <table:table-cell office:value-type="float" office:value="0" table:style-name="ce1">
            <text:p>0</text:p>
          </table:table-cell>
          <table:table-cell table:number-columns-repeated="16382"/>
        </table:table-row>
        <table:table-row table:style-name="ro1">
          <table:table-cell office:value-type="string" table:style-name="ce4">
            <text:p>বাংলা তথা সারা ভারববর্ষের মা।আমাদের বিশ্বজননী। আমাদের গর্বের দিদি।</text:p>
          </table:table-cell>
          <table:table-cell office:value-type="float" office:value="0" table:style-name="ce1">
            <text:p>0</text:p>
          </table:table-cell>
          <table:table-cell table:number-columns-repeated="16382"/>
        </table:table-row>
        <table:table-row table:style-name="ro1">
          <table:table-cell office:value-type="string" table:style-name="ce4">
            <text:p>শালা বাইঞ্চোদ আবার আইছত আবলামি চুদাইতে,,তর কি আর কুনো কাজ নাই নাকি।এইগুলা কি সব তর বাপ ছিলো নাকি।</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একটি মর্যাদাপূর্ণ শিল্পে যোগ দিন যা দেশের যুবকদের আরও উত্তেজনা দেয় RIDEthewave</text:p>
          </table:table-cell>
          <table:table-cell office:value-type="float" office:value="0" table:style-name="ce1">
            <text:p>0</text:p>
          </table:table-cell>
          <table:table-cell table:number-columns-repeated="16382"/>
        </table:table-row>
        <table:table-row table:style-name="ro1">
          <table:table-cell office:value-type="string" table:style-name="ce4">
            <text:p>বিজেপির রাজ্যে চলে যা ওখানে টাকা উড়ছে</text:p>
          </table:table-cell>
          <table:table-cell office:value-type="float" office:value="0" table:style-name="ce1">
            <text:p>0</text:p>
          </table:table-cell>
          <table:table-cell table:number-columns-repeated="16382"/>
        </table:table-row>
        <table:table-row table:style-name="ro1">
          <table:table-cell office:value-type="string" table:style-name="ce4">
            <text:p>করো যা খুশি তাই দুগ্গা দুগ্গা বলা চাই | "মা দুর্গার আগমনে দুঃখ ঘুচে যাক যে যেখানে আছে সবাই ভালো থাক " আজ প্রতিপদ বাঙালি হয়ে থাকুন আর বাঙালি হয়ে স্মৃতিতে রাখুন পুজোর উষ্ণ আমন্ত্রণ |নস্টালজিক হয়ে পুজো কাটুক শুধু মাত্র বং হাটের সাথে | BongHaat বংহাট কলকাতা 9810693616</text:p>
          </table:table-cell>
          <table:table-cell office:value-type="float" office:value="1" table:style-name="ce1">
            <text:p>1</text:p>
          </table:table-cell>
          <table:table-cell table:number-columns-repeated="16382"/>
        </table:table-row>
        <table:table-row table:style-name="ro1">
          <table:table-cell office:value-type="string" table:style-name="ce4">
            <text:p>রাজ্য ও বাংলার জন্য এটা কতটা গর্বের বিষয় কি লজ্জার বিষয় সাধারণ মানুষই ভাববেন.. ........ তবে বিগত এই রাজ্যের রাজ্যপাল জগদীশ ধনকরের এর জেরক্স কপি নয় তো???? মাননীয় এই বিচারপতি, AITCSSMC</text:p>
          </table:table-cell>
          <table:table-cell office:value-type="float" office:value="1" table:style-name="ce1">
            <text:p>1</text:p>
          </table:table-cell>
          <table:table-cell table:number-columns-repeated="16382"/>
        </table:table-row>
        <table:table-row table:style-name="ro1">
          <table:table-cell office:value-type="string" table:style-name="ce4">
            <text:p>বিলাইছড়িতে আশিকা কর্তৃক জেন্ডার সেক্স ও নারীর প্রতি সহিষ্ণুতা প্রতিরোধ বিষয়ক কর্মশালা</text:p>
          </table:table-cell>
          <table:table-cell office:value-type="float" office:value="0" table:style-name="ce1">
            <text:p>0</text:p>
          </table:table-cell>
          <table:table-cell table:number-columns-repeated="16382"/>
        </table:table-row>
        <table:table-row table:style-name="ro1">
          <table:table-cell office:value-type="string" table:style-name="ce4">
            <text:p>রাজ্যে আসলেন ভারতীয় জনতা পার্টির সর্বভারতীয় সাধারণ সম্পাদক আদরণীয় শ্রী বি.এল.সন্তোষ মহোদয়, এমবিবি বিমানবন্দরে মহোদয়কে স্বাগত জানান মাননীয় রাজ্য প্রভারী তথা সাংসদ জী, প্রদেশ বিজেপি সভাপতি শ্রী মহোদয় সহ প্রদেশের অন্যান্য পদাধিকারীগণ।</text:p>
          </table:table-cell>
          <table:table-cell office:value-type="float" office:value="1" table:style-name="ce1">
            <text:p>1</text:p>
          </table:table-cell>
          <table:table-cell table:number-columns-repeated="16382"/>
        </table:table-row>
        <table:table-row table:style-name="ro1">
          <table:table-cell office:value-type="string" table:style-name="ce4">
            <text:p>পশ্চিমবঙ্গ তৃণমূল ছাত্র পরিষদের রাজ্য সভাপতি দাদার পরিকল্পনায় পশ্চিমবঙ্গ তৃণমূল ছাত্র পরিষদের উদ্যোগে ২১শে জুলাইকে সামনে রেখে তৃণমূল কংগ্রেসের নতুন গান প্রকাশিত করা হলো।। TMCS TMCP TMC</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 ফটোগ্রাফী। ক্যামেরায় ওয়াইড এঙ্গেল লেন্স ব্যবহার করা হয়েছে সম্ভবত। আলোর প্রক্ষেপণ খুবই সুন্দর। কালার কম্বিনেশন চমৎকার এবং অনেক হাই পিক্সেল ছবি। ক্যামেরাম্যানকে ধন্যবাদ। আমাদের বিজয়ী বাচ্চাদের হাসিমাখা মুখগুলো স্পষ্ট দেখে অন্তরটা শীতল হয়ে গেল।</text:p>
          </table:table-cell>
          <table:table-cell office:value-type="float" office:value="1" table:style-name="ce1">
            <text:p>1</text:p>
          </table:table-cell>
          <table:table-cell table:number-columns-repeated="16382"/>
        </table:table-row>
        <table:table-row table:style-name="ro1">
          <table:table-cell office:value-type="string" table:style-name="ce4">
            <text:p>তোমার মা কে বলো খুব সুন্দর মেয়ে দেখে বিয়ে দেবে এমন মেয়ে বিয়ে করো না তুমি সহো ভিতরে চলে যাও নিশ্চয়ই কথাটা বুঝতে পেরেছ</text:p>
          </table:table-cell>
          <table:table-cell office:value-type="float" office:value="0" table:style-name="ce1">
            <text:p>0</text:p>
          </table:table-cell>
          <table:table-cell table:number-columns-repeated="16382"/>
        </table:table-row>
        <table:table-row table:style-name="ro1">
          <table:table-cell office:value-type="string" table:style-name="ce4">
            <text:p>তোমরা সিজদায় বেশি বেশি দোয়া করো, কেননা সিজদা হচ্ছে দোয়া কবুলের উপযুক্ত সময়। [মুসলিম-৮৭৩]</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শোকাহত। মুন্সিগঞ্জে পুলিশের গুলিতে আহত যুবদল নেতা শাওন, অল্প কিছুক্ষন আগে ইন্তেকাল করেছেন।ইন্না লিল্লাহি ওয়া ইন্না ইলাইহি রাজিউন।তার ইন্তেকালে আমারা গভীর ভাবে শোকাহত,আল্লাহ মেহেরবানি করে মরহুমকে জান্নাত বাসি করুন এবং তার ফ্যামিলিবর্গ কে এ শোক সহিবার শক্তি দান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শেষ জামানায় দাজ্জাল এর বেশিরভাগ অনুসারী হবে নারী। তাদের শিকল দিয়ে বেধেও ঘরে আটকানো যাবে না। ইরান এবং ভারতে হিজাব নিয়ে যে অবস্থা বিরাজ করছে সেটা হয়ত সেই পরিস্থিতির ইঙ্গিত দিয়ে যায়</text:p>
          </table:table-cell>
          <table:table-cell office:value-type="float" office:value="1" table:style-name="ce1">
            <text:p>1</text:p>
          </table:table-cell>
          <table:table-cell table:number-columns-repeated="16382"/>
        </table:table-row>
        <table:table-row table:style-name="ro1">
          <table:table-cell office:value-type="string" table:style-name="ce4">
            <text:p>হয়তো কিছুই করেননি হয়তো অনেক ভুল করেছেন কিন্তু আর যাই হোক এর জমি কেড়ে ওকে দিয়ে-বর্গা বর্গা করেননি তিন দশক ধরে কেন্দ্রের পাঠানো 46%টাকা মানুষকে না দিয়ে ফেরত পাঠিয়ে"কেন্দ্রের বঞ্চনা"বলেননি হটাৎ ঘুম থেকে উঠে"কৃষি আমাদের ভিত্তি অর শিল্প আমাদের ভবিষ্যত" বলে ILLIGAL LAW করেননি</text:p>
          </table:table-cell>
          <table:table-cell office:value-type="float" office:value="0" table:style-name="ce1">
            <text:p>0</text:p>
          </table:table-cell>
          <table:table-cell table:number-columns-repeated="16382"/>
        </table:table-row>
        <table:table-row table:style-name="ro1">
          <table:table-cell office:value-type="string" table:style-name="ce4">
            <text:p>লাগাতার ভারী বৃষ্টিপাতে যোগী রাজ্যে এবার ডুবে গেল গাড়ি, ভিডিয়ো ভাইরাল (UNCUT আপনজন টিভি) – UN...</text:p>
          </table:table-cell>
          <table:table-cell office:value-type="float" office:value="0" table:style-name="ce1">
            <text:p>0</text:p>
          </table:table-cell>
          <table:table-cell table:number-columns-repeated="16382"/>
        </table:table-row>
        <table:table-row table:style-name="ro1">
          <table:table-cell office:value-type="string" table:style-name="ce4">
            <text:p>খানকির পো তুই মজিদের পো নাকি মুদির পো</text:p>
          </table:table-cell>
          <table:table-cell office:value-type="float" office:value="0" table:style-name="ce1">
            <text:p>0</text:p>
          </table:table-cell>
          <table:table-cell table:number-columns-repeated="16382"/>
        </table:table-row>
        <table:table-row table:style-name="ro1">
          <table:table-cell office:value-type="string" table:style-name="ce4">
            <text:p>এই দুই চেখে একটুও ভয় নেই।।। যতদিন বাঁচবো,সিংহের মতো বাঁচবো আল্লামা মামুনুল হক দাঃবাঃ।।</text:p>
          </table:table-cell>
          <table:table-cell office:value-type="float" office:value="1" table:style-name="ce1">
            <text:p>1</text:p>
          </table:table-cell>
          <table:table-cell table:number-columns-repeated="16382"/>
        </table:table-row>
        <table:table-row table:style-name="ro1">
          <table:table-cell office:value-type="string" table:style-name="ce4">
            <text:p>যদি ক্ষমাই করতে না পারো তাহলে ভালোবাসো কেন? যে ভালবাসায় ক্ষমা নেই সে ভালোবাসা পাথর স্বরুপ‌।</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বাংলাদেশের গর্ব। অভিনন্দন! বিশ্বজয়ী হাফেজ সালেহ আহমাদ তাকরিম। সৌদি আরবে অনুষ্ঠিত আন্তর্জাতিক হিফজুল কুরআন প্রতিযোগিতায় ১১১ দেশের মধ্যে ৩য় স্থান অর্জন করেছে। গতরাত ৩:০০ টার সময় বাংলাদেশের মাটিতে পা রাখেন এই বিশ্বজয়ী হাফেজ।</text:p>
          </table:table-cell>
          <table:table-cell office:value-type="float" office:value="1" table:style-name="ce1">
            <text:p>1</text:p>
          </table:table-cell>
          <table:table-cell table:number-columns-repeated="16382"/>
        </table:table-row>
        <table:table-row table:style-name="ro1">
          <table:table-cell office:value-type="string" table:style-name="ce4">
            <text:p>জীবনে আমার লক্ষ্য শুধু বেঁচে থাকা নয়, উন্নতি লাভ করা; এবং কিছু আবেগ, কিছু সহানুভূতি, কিছু হাস্যরস এবং কিছু শৈলীর সাথে এটি করতে......</text:p>
          </table:table-cell>
          <table:table-cell office:value-type="float" office:value="1" table:style-name="ce1">
            <text:p>1</text:p>
          </table:table-cell>
          <table:table-cell table:number-columns-repeated="16382"/>
        </table:table-row>
        <table:table-row table:style-name="ro1">
          <table:table-cell office:value-type="string" table:style-name="ce4">
            <text:p>ডেনমার্কের রানি দ্বিতীয় মার্গারেট কোভিড-১৯ এ আক্রান্ত</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কে নাখোশ করে মানুষের সন্তুষ্টি চেও না। কেননা আল্লাহ তাতে অসন্তুষ্ট হয়ে যাবেন।</text:p>
          </table:table-cell>
          <table:table-cell office:value-type="float" office:value="0" table:style-name="ce1">
            <text:p>0</text:p>
          </table:table-cell>
          <table:table-cell table:number-columns-repeated="16382"/>
        </table:table-row>
        <table:table-row table:style-name="ro1">
          <table:table-cell office:value-type="string" table:style-name="ce4">
            <text:p>বিশ্ব শান্তির জন্য একমাত্র ইসলামই সবথেকে বেশি ভূমিকা রাখ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রাশিয়া-ইউক্রেনে শান্তি ফেরাতে পারেন শুধুমাত্র প্রধানমন্ত্রী মোদী, রাষ্ট্রসংঘে প্রস্তাব মেক্সিকোর</text:p>
          </table:table-cell>
          <table:table-cell office:value-type="float" office:value="1" table:style-name="ce1">
            <text:p>1</text:p>
          </table:table-cell>
          <table:table-cell table:number-columns-repeated="16382"/>
        </table:table-row>
        <table:table-row table:style-name="ro1">
          <table:table-cell office:value-type="string" table:style-name="ce4">
            <text:p>এই দেখো মীনাক্ষী দেবীর কাছে বিচার চায় নি ,এটাই বলতে চাইল যে, হার্মাদ দের ৩৪ বছরে যখন এগুলো ঘটেছিল তখন কি আপনার দিদি মুখ লুকিয়ে বসেছিল, তখন তার প্রতিবাদী কণ্ঠ জেগে ওঠে নি, এত দেখছি আপনি মাথামোটা বোয়াল</text:p>
          </table:table-cell>
          <table:table-cell office:value-type="float" office:value="0" table:style-name="ce1">
            <text:p>0</text:p>
          </table:table-cell>
          <table:table-cell table:number-columns-repeated="16382"/>
        </table:table-row>
        <table:table-row table:style-name="ro1">
          <table:table-cell office:value-type="string" table:style-name="ce4">
            <text:p>কীভাবে কোটি কোটি টাকার দুর্নীতিতে নাম জড়াল তার? ফাঁস করলেন পার্থ ঘনিষ্ঠ অর্পিতা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 দের ভোটে জিতে মুসলিম নিধন অত্যাচার ভালোই চলছে । নির্লজ্জ্ব বেহায়া গুলো। মুসলিমরা আর গোলামী করবে না কোন দলের। হক বুঝে নেবে আর বুঝিয়ে দেবে । দুর্নীতি থেকে বাঁচার জন্য এখন মমতা মোদিকে RSS কে সার্টিফিকেট দিচ্ছে। ৯৬% মুসলিম ভোট পেয়ে এভাবে তার প্রতিদান দিচ্ছে। ছি ছি</text:p>
          </table:table-cell>
          <table:table-cell office:value-type="float" office:value="0" table:style-name="ce1">
            <text:p>0</text:p>
          </table:table-cell>
          <table:table-cell table:number-columns-repeated="16382"/>
        </table:table-row>
        <table:table-row table:style-name="ro1">
          <table:table-cell office:value-type="string" table:style-name="ce4">
            <text:p>বিষাক্ত সাপ চিবিয়ে খেলেন যুবক, ভিডিও ভাইরাল</text:p>
          </table:table-cell>
          <table:table-cell office:value-type="float" office:value="0" table:style-name="ce1">
            <text:p>0</text:p>
          </table:table-cell>
          <table:table-cell table:number-columns-repeated="16382"/>
        </table:table-row>
        <table:table-row table:style-name="ro1">
          <table:table-cell office:value-type="string" table:style-name="ce4">
            <text:p>পূর্ব বর্ধমান জেলা তৃণমূল যুব কংগ্রেসের ডাকে কেন্দ্রীয় সরকারের সিদ্ধান্তে পেট্রোপণ্য মূল্য বৃদ্ধির বিরুদ্ধে আগামীকাল ২৪/০৯/২০২২ জেলার প্রত্যেকটি পেট্রোল পাম্পের সামনে প্রতিবাদ কর্মসূচির লক্ষ্যে প্রস্তুতি সভা অনুষ্ঠিত হলো।</text:p>
          </table:table-cell>
          <table:table-cell office:value-type="float" office:value="0" table:style-name="ce1">
            <text:p>0</text:p>
          </table:table-cell>
          <table:table-cell table:number-columns-repeated="16382"/>
        </table:table-row>
        <table:table-row table:style-name="ro1">
          <table:table-cell office:value-type="string" table:style-name="ce4">
            <text:p>তুমি যতটা ভাসাও আমি ততটা ভাসি সমান্তরালে চলে এই ভালো বাসাবাসি!</text:p>
          </table:table-cell>
          <table:table-cell office:value-type="float" office:value="1" table:style-name="ce1">
            <text:p>1</text:p>
          </table:table-cell>
          <table:table-cell table:number-columns-repeated="16382"/>
        </table:table-row>
        <table:table-row table:style-name="ro1">
          <table:table-cell office:value-type="string" table:style-name="ce4">
            <text:p>জাতিসংঘে ফিলিস্তিন রাষ্ট্রের প্রতি ফের সমর্থন জানিয়েছেন মার্কিন প্রেসিডেন্ট জো বাইডেন somoytv Somoynews news newsalert newsupdates Somoy SomoyInternational</text:p>
          </table:table-cell>
          <table:table-cell office:value-type="float" office:value="1" table:style-name="ce1">
            <text:p>1</text:p>
          </table:table-cell>
          <table:table-cell table:number-columns-repeated="16382"/>
        </table:table-row>
        <table:table-row table:style-name="ro1">
          <table:table-cell office:value-type="string" table:style-name="ce4">
            <text:p>অতীতে, বর্তমানে ভবিষ্যতে, আগামীতে সবেতেই " অগ্নিকন্যা " একজনই - মমতা বন্দ্যোপাধ্যায় নাম - মমতা পদবী - বন্দ্যোপাধ্যায় অন্য কেউ না। MamataBanerjee</text:p>
          </table:table-cell>
          <table:table-cell office:value-type="float" office:value="0" table:style-name="ce1">
            <text:p>0</text:p>
          </table:table-cell>
          <table:table-cell table:number-columns-repeated="16382"/>
        </table:table-row>
        <table:table-row table:style-name="ro1">
          <table:table-cell office:value-type="string" table:style-name="ce4">
            <text:p>ত্রিপুরায় ধাক্কা খেয়েছে বিজেপি , দল থেকে পদত্যাগ করেছেন কার্বুকের বিধায়ক বার্বা মোহন</text:p>
          </table:table-cell>
          <table:table-cell office:value-type="float" office:value="0" table:style-name="ce1">
            <text:p>0</text:p>
          </table:table-cell>
          <table:table-cell table:number-columns-repeated="16382"/>
        </table:table-row>
        <table:table-row table:style-name="ro1">
          <table:table-cell office:value-type="string" table:style-name="ce4">
            <text:p>সহীহ বুখারী নাম্বারঃ 26 আবূ হুরায়রা (রাঃ) বর্ণনা করেন, রাসূল সা -কে জিজ্ঞাসা করা হল, ’কোন্ আমলটি উত্তম?’ তিনি বললেনঃ আল্লাহ্ ও তাঁর রাসূলের ওপর ঈমান আনা। প্রশ্ন করা হল, তারপর কোনটি? তিনি বললেনঃ আল্লাহ্‌র রাস্তায় জিহাদ করা।</text:p>
          </table:table-cell>
          <table:table-cell office:value-type="float" office:value="0" table:style-name="ce1">
            <text:p>0</text:p>
          </table:table-cell>
          <table:table-cell table:number-columns-repeated="16382"/>
        </table:table-row>
        <table:table-row table:style-name="ro1">
          <table:table-cell office:value-type="string" table:style-name="ce4">
            <text:p>ম্যাচ হেরেও ভক্তের হাত থেকে মন ছুঁয়ে যাওয়া উপহার পেলেন বিরাট কোহলি News Bangla Bengali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খেয়াল করে দেখবেন অবহেলা, মানসিক অশান্তি, দুঃখ, হাহাকার, ইত্যাদি একমাত্র মানুষ দ্বারাই হয়ে থাকে, এসব থেকে মুক্তি পাওয়ার জন্য দ্বিতীয় বারের মতো কোনো মানুষকে অভ্যাস বানাবেন না, একমাত্র সৃষ্টিকর্তার ছাড়া কেউ আপনার পাশে থাকবে না কেউ না!</text:p>
          </table:table-cell>
          <table:table-cell office:value-type="float" office:value="1" table:style-name="ce1">
            <text:p>1</text:p>
          </table:table-cell>
          <table:table-cell table:number-columns-repeated="16382"/>
        </table:table-row>
        <table:table-row table:style-name="ro1">
          <table:table-cell office:value-type="string" table:style-name="ce4">
            <text:p>ওহ খুবই দুঃখ জনক ঘটনা</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অনুপ্রেরণার জন্য আশীর্বাদ, পন্ডিত দীনদয়াল উপাধ্যায় জি তাঁর জন্মবার্ষিকীতে, যিনি মা ভারতীর গৌরব পুনরুদ্ধার করতে তাঁর জীবনের প্রতিটি মুহূর্ত ব্যয় করেছিলেন।(1/3) AntyoyaKePathPar</text:p>
          </table:table-cell>
          <table:table-cell office:value-type="float" office:value="1" table:style-name="ce1">
            <text:p>1</text:p>
          </table:table-cell>
          <table:table-cell table:number-columns-repeated="16382"/>
        </table:table-row>
        <table:table-row table:style-name="ro1">
          <table:table-cell office:value-type="string" table:style-name="ce4">
            <text:p>SSC Scam: ভোটে 'খেলা হবে', বান্ধবী অর্পিতাকে তৃণমূলের প্রার্থী করতে চেয়েছিল পার্থ ArpitaMukherjee ED ParthaChatterjee SSCScam Tmc TopNews -</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দুঃখের মতোই আজীবন পাশে থাইকেন।</text:p>
          </table:table-cell>
          <table:table-cell office:value-type="float" office:value="1" table:style-name="ce1">
            <text:p>1</text:p>
          </table:table-cell>
          <table:table-cell table:number-columns-repeated="16382"/>
        </table:table-row>
        <table:table-row table:style-name="ro1">
          <table:table-cell office:value-type="string" table:style-name="ce4">
            <text:p>হিজড়ার গ্রুপ একজন কে সাত জন মারছে। মার খেলেও বাপের বেটি আর কিছু হিজড়া ভিডিও করছে।</text:p>
          </table:table-cell>
          <table:table-cell office:value-type="float" office:value="0" table:style-name="ce1">
            <text:p>0</text:p>
          </table:table-cell>
          <table:table-cell table:number-columns-repeated="16382"/>
        </table:table-row>
        <table:table-row table:style-name="ro1">
          <table:table-cell office:value-type="string" table:style-name="ce4">
            <text:p>Hooghly News: বেআইনি মদের ঠেকের প্রতিবাদ করায় চরম পরিণতি প্রতিবাদীর! Hooghly</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কর্মচারীদের প্রতি সহৃদয় রাজ্য সরকার লক্ষীর ভান্ডার প্রকল্প এর টাকা ২৬ সেপ্টেম্বরের মধ্যে ব্যাঙ্ক অ্যাকাউন্টে ঢুকবে এছাড়া রাজ্য সরকারের অবসরপ্রাপ্ত কর্মীরা ২৯ সেপ্টেম্বরের মধ্যে পেনশনের টাকা পাবেন। মমতাময়ী মা আমাদের FAM4TMC</text:p>
          </table:table-cell>
          <table:table-cell office:value-type="float" office:value="1" table:style-name="ce1">
            <text:p>1</text:p>
          </table:table-cell>
          <table:table-cell table:number-columns-repeated="16382"/>
        </table:table-row>
        <table:table-row table:style-name="ro1">
          <table:table-cell office:value-type="string" table:style-name="ce4">
            <text:p>এ বিজয় আমাদের, এ বিজয় মোসলমানদের। এ বিজয় ইসলাম বিদ্বেষীদের গালে চপেটাঘাত।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ফিলিস্তিনি মুসলমান! আর চুড়ান্ত বিজয় আমাদের আঃ হবে। ইনশা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দেখে মনে হচ্ছে হিজড়া</text:p>
          </table:table-cell>
          <table:table-cell office:value-type="float" office:value="0" table:style-name="ce1">
            <text:p>0</text:p>
          </table:table-cell>
          <table:table-cell table:number-columns-repeated="16382"/>
        </table:table-row>
        <table:table-row table:style-name="ro1">
          <table:table-cell office:value-type="string" table:style-name="ce4">
            <text:p>রাশিয়া-ইউক্রেন যুদ্ধে 'শান্তির-দালালি' করতে হবে মোদীকে Russia UkraineRussiaWar RussiaInvadedUkraine PMModi</text:p>
          </table:table-cell>
          <table:table-cell office:value-type="float" office:value="0" table:style-name="ce1">
            <text:p>0</text:p>
          </table:table-cell>
          <table:table-cell table:number-columns-repeated="16382"/>
        </table:table-row>
        <table:table-row table:style-name="ro1">
          <table:table-cell office:value-type="string" table:style-name="ce4">
            <text:p>"ইউ এস এন এস চার্লস ড্রিউ–এর সফর ভারতীয় ও মার্কিন পর্যবেক্ষকদের আশাবাদী হওয়ার অনেক উপাদান দিয়েছে।" বিশেষজ্ঞ: অভিজিৎ সিং maritimepartnership</text:p>
          </table:table-cell>
          <table:table-cell office:value-type="float" office:value="1" table:style-name="ce1">
            <text:p>1</text:p>
          </table:table-cell>
          <table:table-cell table:number-columns-repeated="16382"/>
        </table:table-row>
        <table:table-row table:style-name="ro1">
          <table:table-cell office:value-type="string" table:style-name="ce4">
            <text:p>ধর্মে নিরপেক্ষতা এবং ভাতৃত্বের বার্তা দেওয়ার জন্য আমরা দুর্গা মন্ডপে আযান শুনেছিলাম।। আগামীকাল মহালয়া।। ভোর চারটের সময় মসজিদ গুলো থেকে মহালয়া শুনতে পাবো না? মসজিদগুলো থেকে চণ্ডীপাঠ হোক।।</text:p>
          </table:table-cell>
          <table:table-cell office:value-type="float" office:value="1" table:style-name="ce1">
            <text:p>1</text:p>
          </table:table-cell>
          <table:table-cell table:number-columns-repeated="16382"/>
        </table:table-row>
        <table:table-row table:style-name="ro1">
          <table:table-cell office:value-type="string" table:style-name="ce4">
            <text:p>যাদের মাথায় দিদির হাত, তারাই খাবে জেলের ভাত।</text:p>
          </table:table-cell>
          <table:table-cell office:value-type="float" office:value="0" table:style-name="ce1">
            <text:p>0</text:p>
          </table:table-cell>
          <table:table-cell table:number-columns-repeated="16382"/>
        </table:table-row>
        <table:table-row table:style-name="ro1">
          <table:table-cell office:value-type="string" table:style-name="ce4">
            <text:p>পত্নীতলায় সাইবার অপরাধের দায়ে তিন যুবক গ্রেপ্তার</text:p>
          </table:table-cell>
          <table:table-cell office:value-type="float" office:value="0" table:style-name="ce1">
            <text:p>0</text:p>
          </table:table-cell>
          <table:table-cell table:number-columns-repeated="16382"/>
        </table:table-row>
        <table:table-row table:style-name="ro1">
          <table:table-cell office:value-type="string" table:style-name="ce4">
            <text:p>“যে ব্যক্তি মানুষকে নারাজ করে আল্লাহর সন্তুষ্টি চায়, তার উপর আল্লাহ সন্তুষ্ট থাকেন, আর মানুষকেও তার প্রতি সন্তুষ্ট করে দেন। পক্ষান্তরে যে ব্যক্তি আল্লাহকে নারাজ করে মানুষের সন্তুষ্টি চায়, তার উপর আল্লাহও অসন্তুষ্ট হন এবং মানুষকেও তার প্রতি অসন্তুষ্ট করে দেন।” [ইবনে হিব্বান]</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য় স্বয়ংসেবক সঙ্ঘ (RSS) র বরিষ্ঠ প্রচারক শ্রী শ্যামলাল বন্দোপাধ্যায়ের প্রয়াণে গভীরভাবে শোকাহত। ওনার আত্মার কামনা করি ॐ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আজ পর্যন্ত কোন মেয়েকে দেখেছেন ছেলের জন্য কুমারী থাকতে? কিন্তু এরকম হাজার উদাহরণ আছে ভালোবাসার ছ্যাকা খেয়ে ছেলেরা কুমার জীবন বেঁচে নেয়।</text:p>
          </table:table-cell>
          <table:table-cell office:value-type="float" office:value="0" table:style-name="ce1">
            <text:p>0</text:p>
          </table:table-cell>
          <table:table-cell table:number-columns-repeated="16382"/>
        </table:table-row>
        <table:table-row table:style-name="ro1">
          <table:table-cell office:value-type="string" table:style-name="ce4">
            <text:p>কোন এক পরিবারের ভবিষ্যৎ...</text:p>
          </table:table-cell>
          <table:table-cell office:value-type="float" office:value="0" table:style-name="ce1">
            <text:p>0</text:p>
          </table:table-cell>
          <table:table-cell table:number-columns-repeated="16382"/>
        </table:table-row>
        <table:table-row table:style-name="ro1">
          <table:table-cell office:value-type="string" table:style-name="ce4">
            <text:p>যোগীর রাজ্যে আবারো অরাজকতা।। নেই নারীদের সুরক্ষা।। ছিঃ বিজেপি ছিঃ বীভৎস!!!!!.......... FAM4TMC</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কলের সমস্যায় যাকেই যোগাযোগ করেন না কেনো, আমরা ঠিক জানতে পারবই। কলের যেকোনো ধরনের সমস্যা সম্পর্কে পরামর্শ নেওয়ার জন্য আমাদের সরাসরি যোগাযোগ করুন। +৯১-৭০৪১৪৩২২৭৮ faucet tapsproblem srijansfaucet contact</text:p>
          </table:table-cell>
          <table:table-cell office:value-type="float" office:value="0" table:style-name="ce1">
            <text:p>0</text:p>
          </table:table-cell>
          <table:table-cell table:number-columns-repeated="16382"/>
        </table:table-row>
        <table:table-row table:style-name="ro1">
          <table:table-cell office:value-type="string" table:style-name="ce4">
            <text:p>বড়জলা বিধানসভার অন্তর্গত দূর্জয়নগর উপস্বাস্থ্য কেন্দ্র পরিদর্শন করি এবং এলাকার জনগণকে সঠিকভাবে পরিষেবা প্রদান এবং কোভিডের বুষ্টার ডোজ প্রদান হচ্ছে কিনা তার ব্যবস্থা খতিয়ে দেখি।</text:p>
          </table:table-cell>
          <table:table-cell office:value-type="float" office:value="1" table:style-name="ce1">
            <text:p>1</text:p>
          </table:table-cell>
          <table:table-cell table:number-columns-repeated="16382"/>
        </table:table-row>
        <table:table-row table:style-name="ro1">
          <table:table-cell office:value-type="string" table:style-name="ce4">
            <text:p>সংখ্যালঘু এলাকায় পুলিশকে পেটাছছে? ধুবুলিয়া থানার পুলিশ সংখ্যালঘুদের পেটানি না খেলে ভাত হজম হয় না।সংখ্যালঘুদের বিরুদ্ধে কেস দিয়েছিল ২০+ আসামীকরে।(FIR170/15,28/5/2015) সংখ্যালঘু মেয়েরাও আসামী।যেহেতু এরা টিএমছির ভোট ব্যাংক পুলিশকে যখম করলেও সাক্ষী দিল না।সবাই ছাড়া পেয়ে গেল।</text:p>
          </table:table-cell>
          <table:table-cell office:value-type="float" office:value="0" table:style-name="ce1">
            <text:p>0</text:p>
          </table:table-cell>
          <table:table-cell table:number-columns-repeated="16382"/>
        </table:table-row>
        <table:table-row table:style-name="ro1">
          <table:table-cell office:value-type="string" table:style-name="ce4">
            <text:p>বেড়েই চলেছে তৃণমূলের দুর্নীতির লিস্ট। ক্ষমতা বলে সংরক্ষিত পদেও এরা নিয়োগ করেছে সাধারণ প্রার্থীদের! রাজ্যজুড়ে চলছে শাসকদলের দুর্নীতি অথচ মুখ্যমন্ত্রী নাকি কিছুই জানে না! ব্যাপারটা হাস্যকর নয় কি?</text:p>
          </table:table-cell>
          <table:table-cell office:value-type="float" office:value="0" table:style-name="ce1">
            <text:p>0</text:p>
          </table:table-cell>
          <table:table-cell table:number-columns-repeated="16382"/>
        </table:table-row>
        <table:table-row table:style-name="ro1">
          <table:table-cell office:value-type="string" table:style-name="ce4">
            <text:p>আজ প্রদেশ বিজেপি কার্য্যালয়ে এক গুরুত্বপূর্ণ সাংগঠনিক বৈঠক অনুষ্ঠিত হয়।</text:p>
          </table:table-cell>
          <table:table-cell office:value-type="float" office:value="1" table:style-name="ce1">
            <text:p>1</text:p>
          </table:table-cell>
          <table:table-cell table:number-columns-repeated="16382"/>
        </table:table-row>
        <table:table-row table:style-name="ro1">
          <table:table-cell office:value-type="string" table:style-name="ce4">
            <text:p>বলি কোন দুঃখে আমাদের উৎসব অন্যের হয়ে যাবে? যাঁদের অন্যের উপর এতো দরদ তারা বরং ধর্ম পরিবর্তন করে ওদের উৎসব উপভোগ করুক। আমাদের ধর্ম থেকে কিছু কুলাঙ্গার কম হবে। যাই হোক, আপনাকে জানাই শুভ মহালয়া।</text:p>
          </table:table-cell>
          <table:table-cell office:value-type="float" office:value="1" table:style-name="ce1">
            <text:p>1</text:p>
          </table:table-cell>
          <table:table-cell table:number-columns-repeated="16382"/>
        </table:table-row>
        <table:table-row table:style-name="ro1">
          <table:table-cell office:value-type="string" table:style-name="ce4">
            <text:p>বীরভূমের শান্তিনিকেতনের ৫ বছরের শিশু শিবম ঠাকুরকে অপহরণ করে খুন এবং পশ্চিমবঙ্গের আইন শৃঙ্খলার চরম অবনতির কারণে প্রতিবাদ বিক্ষোভ মিছিলে উপস্থিত ছিলেন রাজ্য সভাপতি</text:p>
          </table:table-cell>
          <table:table-cell office:value-type="float" office:value="0" table:style-name="ce1">
            <text:p>0</text:p>
          </table:table-cell>
          <table:table-cell table:number-columns-repeated="16382"/>
        </table:table-row>
        <table:table-row table:style-name="ro1">
          <table:table-cell office:value-type="string" table:style-name="ce4">
            <text:p>এটাই এখন বাংলার বাস্তব চিত্র। লেখাটি - সংগৃহিত।</text:p>
          </table:table-cell>
          <table:table-cell office:value-type="float" office:value="1" table:style-name="ce1">
            <text:p>1</text:p>
          </table:table-cell>
          <table:table-cell table:number-columns-repeated="16382"/>
        </table:table-row>
        <table:table-row table:style-name="ro1">
          <table:table-cell office:value-type="string" table:style-name="ce4">
            <text:p>দারুন</text:p>
          </table:table-cell>
          <table:table-cell office:value-type="float" office:value="1" table:style-name="ce1">
            <text:p>1</text:p>
          </table:table-cell>
          <table:table-cell table:number-columns-repeated="16382"/>
        </table:table-row>
        <table:table-row table:style-name="ro1">
          <table:table-cell office:value-type="string" table:style-name="ce4">
            <text:p>টি-টোয়েন্টি সিরিজের প্রথম ম্যাচে আরব আমিরাতের বিপক্ষে টসে হেরে ব্যাট করছে টাইগাররা !! BANvsUAE T20Cricket</text:p>
          </table:table-cell>
          <table:table-cell office:value-type="float" office:value="1" table:style-name="ce1">
            <text:p>1</text:p>
          </table:table-cell>
          <table:table-cell table:number-columns-repeated="16382"/>
        </table:table-row>
        <table:table-row table:style-name="ro1">
          <table:table-cell office:value-type="string" table:style-name="ce4">
            <text:p>প্রধান বিচারপতি ইউইউ ললিত জানালেন, ‘বিজয় দশমীর ছুটির পর এই পিটিশনের শুনানি হবে।’</text:p>
          </table:table-cell>
          <table:table-cell office:value-type="float" office:value="0" table:style-name="ce1">
            <text:p>0</text:p>
          </table:table-cell>
          <table:table-cell table:number-columns-repeated="16382"/>
        </table:table-row>
        <table:table-row table:style-name="ro1">
          <table:table-cell office:value-type="string" table:style-name="ce4">
            <text:p>‘এর আগে এমন দুর্নীতি হয়নি’, পার্থ কেলেঙ্কারি নিয়ে তৃণমূলের অস্বস্তি বাড়ালেন সৌগত</text:p>
          </table:table-cell>
          <table:table-cell office:value-type="float" office:value="0" table:style-name="ce1">
            <text:p>0</text:p>
          </table:table-cell>
          <table:table-cell table:number-columns-repeated="16382"/>
        </table:table-row>
        <table:table-row table:style-name="ro1">
          <table:table-cell office:value-type="string" table:style-name="ce4">
            <text:p>বেআইনি কাজের শীর্ষে বিজেপি !!</text:p>
          </table:table-cell>
          <table:table-cell office:value-type="float" office:value="0" table:style-name="ce1">
            <text:p>0</text:p>
          </table:table-cell>
          <table:table-cell table:number-columns-repeated="16382"/>
        </table:table-row>
        <table:table-row table:style-name="ro1">
          <table:table-cell office:value-type="string" table:style-name="ce4">
            <text:p>ফেসবুকে যেই পরিমাণ মানুষ মায়ের প্রতি ভালোবাসা দেখায় ঐ পরিমাণ ভালোবাসা যদি সত্যিই থাকতো বৃদ্ধাশ্রমে কোন মা বাবা থাকতো না।</text:p>
          </table:table-cell>
          <table:table-cell office:value-type="float" office:value="1" table:style-name="ce1">
            <text:p>1</text:p>
          </table:table-cell>
          <table:table-cell table:number-columns-repeated="16382"/>
        </table:table-row>
        <table:table-row table:style-name="ro1">
          <table:table-cell office:value-type="string" table:style-name="ce4">
            <text:p>শহরে এলেন মিঠুন চক্রবর্তী , উৎসাহিত বঙ্গ বিজেপি</text:p>
          </table:table-cell>
          <table:table-cell office:value-type="float" office:value="1" table:style-name="ce1">
            <text:p>1</text:p>
          </table:table-cell>
          <table:table-cell table:number-columns-repeated="16382"/>
        </table:table-row>
        <table:table-row table:style-name="ro1">
          <table:table-cell office:value-type="string" table:style-name="ce4">
            <text:p>-ঝুঁকি নেওয়ার জন্য যার যথেষ্ঠ সাহস নেই, -জীবনে সে কিছুই অর্জন করতে পারবে না...!</text:p>
          </table:table-cell>
          <table:table-cell office:value-type="float" office:value="0" table:style-name="ce1">
            <text:p>0</text:p>
          </table:table-cell>
          <table:table-cell table:number-columns-repeated="16382"/>
        </table:table-row>
        <table:table-row table:style-name="ro1">
          <table:table-cell office:value-type="string" table:style-name="ce4">
            <text:p>পৃথিবীতে রাষ্ট্র সবার নামে আর রাষ্ট্রীয় সেনাবাহিনীর নোংরামি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রাজনীতি হোক সাম্যের , রাজনীতি হোক নিঃস্বার্থের , রাজনীতি হোক সাহসের , রাজনীতি হোক প্রগতিশীল সমাজ গড়ার লক্ষ্যের , রাজনীতি হোক দেশের উন্নতিসাধনের চেষ্টায়...এটা স্বপ্ন...।</text:p>
          </table:table-cell>
          <table:table-cell office:value-type="float" office:value="1" table:style-name="ce1">
            <text:p>1</text:p>
          </table:table-cell>
          <table:table-cell table:number-columns-repeated="16382"/>
        </table:table-row>
        <table:table-row table:style-name="ro1">
          <table:table-cell office:value-type="string" table:style-name="ce4">
            <text:p>রানী দ্বিতীয় এলিজাবেথ, ব্রিটিশ রাজ সিংহাসনে ক্ষমতার ৭০ বছর পূর্ণ করেছেন। মাত্র ২৫ বছর বয়সে মুকুট মাথায় ওঠেন তিনি। বিশ্বের অনেক কিছুর সাক্ষী রানি এলিজাবেথ দেখেছেন দ্বিতীয় বিশ্বযুদ্ধ থেকে শুরু করে রাশিয়া-ইউক্রেন যুদ্ধ।</text:p>
          </table:table-cell>
          <table:table-cell office:value-type="float" office:value="0" table:style-name="ce1">
            <text:p>0</text:p>
          </table:table-cell>
          <table:table-cell table:number-columns-repeated="16382"/>
        </table:table-row>
        <table:table-row table:style-name="ro1">
          <table:table-cell office:value-type="string" table:style-name="ce4">
            <text:p>না পাওয়ার অভিযোগ গুলো ছেড়ে দিয়ে জীবনে যা পেয়েছেন, তা নিয়ে সন্তুষ্ট থাকতে শিখুন। রবের দরবারে শুকরিয়া আদায় করতে শিখুন। দেখবেন জীবনের অর্ধেক অশান্তি কমে গেছে।</text:p>
          </table:table-cell>
          <table:table-cell office:value-type="float" office:value="0" table:style-name="ce1">
            <text:p>0</text:p>
          </table:table-cell>
          <table:table-cell table:number-columns-repeated="16382"/>
        </table:table-row>
        <table:table-row table:style-name="ro1">
          <table:table-cell office:value-type="string" table:style-name="ce4">
            <text:p>লোকের পোদ মারা টাকা থাকলে সবাই এমন শান্তিতে নামাজি হাজি হ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এনেছি আমার শত জনমের প্রেম, আঁখিজলে গাঁথা মালা, ওগো সুদূরিকা, আজো কি হবে না শেষ তোমারে চাওয়ার পালা..!!</text:p>
          </table:table-cell>
          <table:table-cell office:value-type="float" office:value="0" table:style-name="ce1">
            <text:p>0</text:p>
          </table:table-cell>
          <table:table-cell table:number-columns-repeated="16382"/>
        </table:table-row>
        <table:table-row table:style-name="ro1">
          <table:table-cell office:value-type="string" table:style-name="ce4">
            <text:p>এটা একটা মাথা মোটা কাতলা | আলোচ্য বিষয় থেকে ঘুরে গিয়ে আনাড়ি কথা বলে আর সেটা না পারলে চিৎকার করে সামনের জনকে বলতে দেইনা |</text:p>
          </table:table-cell>
          <table:table-cell office:value-type="float" office:value="0" table:style-name="ce1">
            <text:p>0</text:p>
          </table:table-cell>
          <table:table-cell table:number-columns-repeated="16382"/>
        </table:table-row>
        <table:table-row table:style-name="ro1">
          <table:table-cell office:value-type="string" table:style-name="ce4">
            <text:p>বা...চো....ছেলে, পার্টি শুদ্ধু চোর, মেয়েদের নিয়ে ফুর্তি করে বেড়ায়, কোনোটা গরু চোর, কোনোটা চাল চোর, কোনোটা চাকরি চোর, তোর লজ্জা করে না এইসব বাতেলা দিতে</text:p>
          </table:table-cell>
          <table:table-cell office:value-type="float" office:value="0" table:style-name="ce1">
            <text:p>0</text:p>
          </table:table-cell>
          <table:table-cell table:number-columns-repeated="16382"/>
        </table:table-row>
        <table:table-row table:style-name="ro1">
          <table:table-cell office:value-type="string" table:style-name="ce4">
            <text:p>আমি তো আমার সকল দুঃখ ও অস্থিরতা আল্লাহর সমীপেই নিবেদন করছি। সূরা ইউসুফ-৮৬</text:p>
          </table:table-cell>
          <table:table-cell office:value-type="float" office:value="0" table:style-name="ce1">
            <text:p>0</text:p>
          </table:table-cell>
          <table:table-cell table:number-columns-repeated="16382"/>
        </table:table-row>
        <table:table-row table:style-name="ro1">
          <table:table-cell office:value-type="string" table:style-name="ce4">
            <text:p>শালা তুই একটা বড় বাটপার</text:p>
          </table:table-cell>
          <table:table-cell office:value-type="float" office:value="0" table:style-name="ce1">
            <text:p>0</text:p>
          </table:table-cell>
          <table:table-cell table:number-columns-repeated="16382"/>
        </table:table-row>
        <table:table-row table:style-name="ro1">
          <table:table-cell office:value-type="string" table:style-name="ce4">
            <text:p>One of the solution হে আল্লাহ আমাদের সকলকে ঈমান নিয়ে বেঁচে থাকার তৌফিক দান করুন আমিন . Jumma Mobarak .</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শিল্প।</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তদন্তে নোয়াখালীর আদিতা ধর্ষন এবং হত্যা মামলার সন্দেহ জনক আসামী আদিতার সাবেক কোচিং শিক্ষক আবদুর রহিম রনি।রনির শরীরে বেশ কিছু আঁচড়ের দাগ আর পরনের শার্টে রক্তের দাগ সম্পর্কে পুলিশ জেরায় কোন সদুত্তর রনি দিতে পারেনি বলে পুলিশ তাকে ধর্ষন এবং হত্যাকারী হিসেবে ধারনা করছে।</text:p>
          </table:table-cell>
          <table:table-cell office:value-type="float" office:value="0" table:style-name="ce1">
            <text:p>0</text:p>
          </table:table-cell>
          <table:table-cell table:number-columns-repeated="16382"/>
        </table:table-row>
        <table:table-row table:style-name="ro1">
          <table:table-cell office:value-type="string" table:style-name="ce4">
            <text:p>- যোগাযোগ নেই অভিযোগ ও নেই ভালো থাকুক ভালোবাসা ভালো থাকার জন্য যারা ছেড়ে গেছে সৃষ্টিকর্তা তাদের ভালো রাখুক _</text:p>
          </table:table-cell>
          <table:table-cell office:value-type="float" office:value="1" table:style-name="ce1">
            <text:p>1</text:p>
          </table:table-cell>
          <table:table-cell table:number-columns-repeated="16382"/>
        </table:table-row>
        <table:table-row table:style-name="ro1">
          <table:table-cell office:value-type="string" table:style-name="ce4">
            <text:p>শান্তির খোঁজে,... একটুকরো আলো</text:p>
          </table:table-cell>
          <table:table-cell office:value-type="float" office:value="1" table:style-name="ce1">
            <text:p>1</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শুনলাম মমতা নাকি এবার অর্পিতা সেজে নাকতলার পুজো উদ্বোধন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ঠিক বলেছেন, তাই উনি ডাবল ডাবল চাকুরীর রাস্তায় না গিয়ে, কাটমানি, সিন্ডিকেট প্রভৃতির কথা বলেছেন, এখন বলছেন কাশফুল, কচুরিপানা, ড্রাগনফল,চপ, তেলেভাজা, সেলুন, ঝালমুড়ি, চা, ঘুগনি, রুটি এসবের দোকান ব্যাবসা করে কোটিপতি। দারুন।</text:p>
          </table:table-cell>
          <table:table-cell office:value-type="float" office:value="0" table:style-name="ce1">
            <text:p>0</text:p>
          </table:table-cell>
          <table:table-cell table:number-columns-repeated="16382"/>
        </table:table-row>
        <table:table-row table:style-name="ro1">
          <table:table-cell office:value-type="string" table:style-name="ce4">
            <text:p>চা'তে ভালোবাসা_ খুলে দেয় আশা; হাত রেখে হাতে_ চিত্তসুখে দোলা।</text:p>
          </table:table-cell>
          <table:table-cell office:value-type="float" office:value="0" table:style-name="ce1">
            <text:p>0</text:p>
          </table:table-cell>
          <table:table-cell table:number-columns-repeated="16382"/>
        </table:table-row>
        <table:table-row table:style-name="ro1">
          <table:table-cell office:value-type="string" table:style-name="ce4">
            <text:p>দুঃখ জনক ঘটনা</text:p>
          </table:table-cell>
          <table:table-cell office:value-type="float" office:value="0" table:style-name="ce1">
            <text:p>0</text:p>
          </table:table-cell>
          <table:table-cell table:number-columns-repeated="16382"/>
        </table:table-row>
        <table:table-row table:style-name="ro1">
          <table:table-cell office:value-type="string" table:style-name="ce4">
            <text:p>পঞ্জাব ও বেঙ্গলকে বলা হত অবিভক্ত ভারতবর্ষের শক্তি আর বুদ্ধি। জব্দ করতে দুই রাজ্যেরই ভৌগোলিক বিভাজন হল। অতঃপর শক্তি ভোঁতা করতে পঞ্জাবকে ড্রাগ দিয়ে আর বুদ্ধি ভোঁতা করতে পশ্চিমবঙ্গকে মার্ক্সিজম দিয়ে শেষ করার চক্রান্ত হল।</text:p>
          </table:table-cell>
          <table:table-cell office:value-type="float" office:value="0" table:style-name="ce1">
            <text:p>0</text:p>
          </table:table-cell>
          <table:table-cell table:number-columns-repeated="16382"/>
        </table:table-row>
        <table:table-row table:style-name="ro1">
          <table:table-cell office:value-type="string" table:style-name="ce4">
            <text:p>পরিবহন ভবনে রাজ্যের পরিবহন মন্ত্রী মহাশয়ের সঙ্গে পরিবহন শ্রমিকদের বিভিন্ন বিষয় নিয়ে আলোচনায় INTTUC র রাজ্য সভাপতি শ্রী , বিধায়ক শ্রী সীতানাথ ঘোষ ও অন্যান্য নেতৃবৃন্দ। FAM4TMC</text:p>
          </table:table-cell>
          <table:table-cell office:value-type="float" office:value="1" table:style-name="ce1">
            <text:p>1</text:p>
          </table:table-cell>
          <table:table-cell table:number-columns-repeated="16382"/>
        </table:table-row>
        <table:table-row table:style-name="ro1">
          <table:table-cell office:value-type="string" table:style-name="ce4">
            <text:p>- শিশুরা হলো জান্নাতের প্রজাপতি - আর শিশুফুলের মধ্যে কন্যারা অধিক সুগন্ধিময়। ------[বুখারী, মুসলিম, মেশকাত হা/৪৯৪৯]</text:p>
          </table:table-cell>
          <table:table-cell office:value-type="float" office:value="1" table:style-name="ce1">
            <text:p>1</text:p>
          </table:table-cell>
          <table:table-cell table:number-columns-repeated="16382"/>
        </table:table-row>
        <table:table-row table:style-name="ro1">
          <table:table-cell office:value-type="string" table:style-name="ce4">
            <text:p>পবিত্র মক্কায় অনুষ্ঠিত আন্তর্জাতিক কুরআন প্রতিযোগিতায় বিশ্বের ১১১টি দেশের ১৫৩ জন প্রতিযোগীর মধ্যে বাংলাদেশের হাফেজ সালেহ আহমদ তাকরীম ৩য় স্থান অর্জন করেছেন, আলহামদুলিল্লাহ। বিশ্বজয়ী কোরআনের সুমিষ্ট স্বরের পাখি হাফেজ তাকরীম কে আন্তরিক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মালদা জেলা ফ্যামের পক্ষ থেকে মালদা জেলা যুব তৃণমূল কংগ্রেসে সভানেত্রী চন্দনা সরকার মহাশয়া কে সম্বর্ধনা দেওয়া ও সাংগঠনিক বিষয়ে আলোচনা করা হলো। FAM4TMC</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দুই সত্যের প্রতিবাদী</text:p>
          </table:table-cell>
          <table:table-cell office:value-type="float" office:value="0" table:style-name="ce1">
            <text:p>0</text:p>
          </table:table-cell>
          <table:table-cell table:number-columns-repeated="16382"/>
        </table:table-row>
        <table:table-row table:style-name="ro1">
          <table:table-cell office:value-type="string" table:style-name="ce4">
            <text:p>খুব সুন্দর পোদ</text:p>
          </table:table-cell>
          <table:table-cell office:value-type="float" office:value="0" table:style-name="ce1">
            <text:p>0</text:p>
          </table:table-cell>
          <table:table-cell table:number-columns-repeated="16382"/>
        </table:table-row>
        <table:table-row table:style-name="ro1">
          <table:table-cell office:value-type="string" table:style-name="ce4">
            <text:p>গুটখা খোড়দের পা থুতু চাটা ছোটলোক</text:p>
          </table:table-cell>
          <table:table-cell office:value-type="float" office:value="0" table:style-name="ce1">
            <text:p>0</text:p>
          </table:table-cell>
          <table:table-cell table:number-columns-repeated="16382"/>
        </table:table-row>
        <table:table-row table:style-name="ro1">
          <table:table-cell office:value-type="string" table:style-name="ce4">
            <text:p>নোয়াখালী নিতান্তই শান্তির শহর নামে পরিচিত ছিল,কিন্তু দিন দিন তা অসভ্য ও অশান্তির শহরে পরিনত হচ্ছে। এই হত্যার সুষ্ঠু বিচারের দাবী জানাই।</text:p>
          </table:table-cell>
          <table:table-cell office:value-type="float" office:value="0" table:style-name="ce1">
            <text:p>0</text:p>
          </table:table-cell>
          <table:table-cell table:number-columns-repeated="16382"/>
        </table:table-row>
        <table:table-row table:style-name="ro1">
          <table:table-cell office:value-type="string" table:style-name="ce4">
            <text:p>ভেটো প্রত্যাহারের প্রস্তাবের উপরেই তো রাশিয়া ভেটো দিবে সেই সাথে চীন তো থাকবেই। এগুলো কোন পরিবর্তন করতে হলে তৃতীয় বিশ্বযুদ্ধ হতে হবে। তারপর যদি কোন পরিবর্তন হয়।</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গর্বের নেতৃত্ব</text:p>
          </table:table-cell>
          <table:table-cell office:value-type="float" office:value="1" table:style-name="ce1">
            <text:p>1</text:p>
          </table:table-cell>
          <table:table-cell table:number-columns-repeated="16382"/>
        </table:table-row>
        <table:table-row table:style-name="ro1">
          <table:table-cell office:value-type="string" table:style-name="ce4">
            <text:p>সুখে থাকলে 'শত্রুও' আপন হয়ে যায় আর দুঃখে থাকলে আপন মানুষ গুলোও পর হয়ে যায় এটায় বাস্তব</text:p>
          </table:table-cell>
          <table:table-cell office:value-type="float" office:value="1" table:style-name="ce1">
            <text:p>1</text:p>
          </table:table-cell>
          <table:table-cell table:number-columns-repeated="16382"/>
        </table:table-row>
        <table:table-row table:style-name="ro1">
          <table:table-cell office:value-type="string" table:style-name="ce4">
            <text:p>- মানুষের দুঃখে তুমি পাশে থাকো সৃষ্টিকর্তা তোমার দুঃখে পাশে থাকবে - ইনশা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দাদা, অনুগামী রা নামে BJP কাজে TMC</text:p>
          </table:table-cell>
          <table:table-cell office:value-type="float" office:value="0" table:style-name="ce1">
            <text:p>0</text:p>
          </table:table-cell>
          <table:table-cell table:number-columns-repeated="16382"/>
        </table:table-row>
        <table:table-row table:style-name="ro1">
          <table:table-cell office:value-type="string" table:style-name="ce4">
            <text:p>সিপিএম সম্প্রতি কিছু মিছিল, সভা করছে। বেশ কিছু ক্ষেত্রে তাদের জমায়েত বিজেপির থেকে বড়। কিন্তু অনেক বড় সভা করেও তো বিধানসভায় শূন্য পেয়েছিল বামেরা। তারা আগে তাদের বিজেপিতে চলে যাওয়া ভোট ফেরত আনুক। তথ্য বলছে, বামেরা কমেছে বলে বিজেপি বেড়েছে। তৃণমূলের ভোট কিন্তু কমে নি।</text:p>
          </table:table-cell>
          <table:table-cell office:value-type="float" office:value="0" table:style-name="ce1">
            <text:p>0</text:p>
          </table:table-cell>
          <table:table-cell table:number-columns-repeated="16382"/>
        </table:table-row>
        <table:table-row table:style-name="ro1">
          <table:table-cell office:value-type="string" table:style-name="ce4">
            <text:p>জয় বাংলা র ব্যাঘ্র গর্জনে স্বৈরাচারী হিন্দি সাম্রাজ্যবাদের অহিন্দি রাজ্যে হিন্দি চাপানোর কুচক্রীরা দিশাহীন হয়ে পরেছে।</text:p>
          </table:table-cell>
          <table:table-cell office:value-type="float" office:value="0" table:style-name="ce1">
            <text:p>0</text:p>
          </table:table-cell>
          <table:table-cell table:number-columns-repeated="16382"/>
        </table:table-row>
        <table:table-row table:style-name="ro1">
          <table:table-cell office:value-type="string" table:style-name="ce4">
            <text:p>আজ থেকে শুরু হওয়া অজিদের বিরুদ্ধে T-20 সিরিজে একাধিক রেকর্ড ভাঙতে চলেছেন রোহিত এবং কোহলি News Bangla Bengali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যোগাযোগ ব্যবস্থার উন্নতি সাধনে নবনির্মিত হেমন্ত সেতু (টালা ব্রিজ) উদ্বোধন করলেন মুখ্যমন্ত্রী। জননেত্রী মমতা বন্দ্যোপাধ্যায়ের সহানুভূতিশীল নেতৃত্ব সারা দেশের মানুষের জন্য অনুপ্রেরণা।</text:p>
          </table:table-cell>
          <table:table-cell office:value-type="float" office:value="1" table:style-name="ce1">
            <text:p>1</text:p>
          </table:table-cell>
          <table:table-cell table:number-columns-repeated="16382"/>
        </table:table-row>
        <table:table-row table:style-name="ro1">
          <table:table-cell office:value-type="string" table:style-name="ce4">
            <text:p>লক্ষীর ভান্ডার উপকৃত প্রায় দু কোটি, MamataBanerjee AbhishekBanerjee AITCSSMC</text:p>
          </table:table-cell>
          <table:table-cell office:value-type="float" office:value="0" table:style-name="ce1">
            <text:p>0</text:p>
          </table:table-cell>
          <table:table-cell table:number-columns-repeated="16382"/>
        </table:table-row>
        <table:table-row table:style-name="ro1">
          <table:table-cell office:value-type="string" table:style-name="ce4">
            <text:p>ক্রীড়া মন্ত্রনালয় যদি প্লেয়ারদের সংবর্ধনা দিতে পারে, তাহলে ধর্ম মন্ত্রনালয়ের উচিত কোরআন বিজয়ী হাফেজদের সংবর্ধনা দেওয়া।</text:p>
          </table:table-cell>
          <table:table-cell office:value-type="float" office:value="1" table:style-name="ce1">
            <text:p>1</text:p>
          </table:table-cell>
          <table:table-cell table:number-columns-repeated="16382"/>
        </table:table-row>
        <table:table-row table:style-name="ro1">
          <table:table-cell office:value-type="string" table:style-name="ce4">
            <text:p>প্রতিবাদের অভিযান, নাকি চা- কোলড্রিংসের আসর! নবান্ন অভিযানে গুন্ডামি করতে ভিন রাজ্য থেকে লোক এনেছিল বিজেপি। এদিন বিজেপি নেতাদের দেখা গেল চা ও কোলড্রিংসের আসরে মত্ত থাকতে। বিজেপির থেকে আর কিই বা আশা করা যায়!</text:p>
          </table:table-cell>
          <table:table-cell office:value-type="float" office:value="0" table:style-name="ce1">
            <text:p>0</text:p>
          </table:table-cell>
          <table:table-cell table:number-columns-repeated="16382"/>
        </table:table-row>
        <table:table-row table:style-name="ro1">
          <table:table-cell office:value-type="string" table:style-name="ce4">
            <text:p>দুঃখে কস্টে যা শিখেছি বাকি জীবনটা চলার পথে উপকারে আসবে</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মুখ্যমন্ত্রী মমতা বন্দ্যোপাধ্যায়ের অনুপ্রেরণায় আজ সন্ধ্যা ৬টায় দক্ষিণ দমদম পৌর এলাকায় কেএমডিএ নির্মিত পরিশোধিত পানীয় জল সরবরাহ প্রকল্পের উদ্বোধন করবেন নগরোন্নয়ন ও পৌর দপ্তরের মাননীয় মন্ত্রী তথা কেএমডিএর চেয়ারম্যান ফিরহাদ হাকিম।উপস্থিত থাকবেন বিশিষ্ট ব্যক্তিবর্গ ।</text:p>
          </table:table-cell>
          <table:table-cell office:value-type="float" office:value="1" table:style-name="ce1">
            <text:p>1</text:p>
          </table:table-cell>
          <table:table-cell table:number-columns-repeated="16382"/>
        </table:table-row>
        <table:table-row table:style-name="ro1">
          <table:table-cell office:value-type="string" table:style-name="ce4">
            <text:p>চার্জশিটে র moral of the story "অর্পিতা মা হতে চেয়েছিল"! ধন্য ED!</text:p>
          </table:table-cell>
          <table:table-cell office:value-type="float" office:value="0" table:style-name="ce1">
            <text:p>0</text:p>
          </table:table-cell>
          <table:table-cell table:number-columns-repeated="16382"/>
        </table:table-row>
        <table:table-row table:style-name="ro1">
          <table:table-cell office:value-type="string" table:style-name="ce4">
            <text:p>“কিছু মানুষ পৃথিবী থেকে চলে গেছেন কিন্তু তাদের চরিত্র তাদের আজো বাঁচিয়ে রেখেছে, আর কিছু মানুষ বেঁচে আছে কিন্তু তাদের চরিত্র তাদেরকে মেরে ফেলেছে।” – ----- ইমাম শাফেয়ী (রাঃ)</text:p>
          </table:table-cell>
          <table:table-cell office:value-type="float" office:value="0" table:style-name="ce1">
            <text:p>0</text:p>
          </table:table-cell>
          <table:table-cell table:number-columns-repeated="16382"/>
        </table:table-row>
        <table:table-row table:style-name="ro1">
          <table:table-cell office:value-type="string" table:style-name="ce4">
            <text:p>পরিশ্রম তোমার সুন্দর চেহারা... ভেঙ্গে সুন্দর ভবিষ্যৎ গড়ে দিবে ইনশাআল্লাহ শুভ রাএি</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দুর্গা MamataBanerjee BanglarGorboMamata OurLeaderOurPride DidiAcheChintaNei জয় বাংলা জয় তৃণমূল জয়তু জন নেত্রী</text:p>
          </table:table-cell>
          <table:table-cell office:value-type="float" office:value="0" table:style-name="ce1">
            <text:p>0</text:p>
          </table:table-cell>
          <table:table-cell table:number-columns-repeated="16382"/>
        </table:table-row>
        <table:table-row table:style-name="ro1">
          <table:table-cell office:value-type="string" table:style-name="ce4">
            <text:p>আপনার সাহসের প্রশংসা নাকরে পারলাম না!!!</text:p>
          </table:table-cell>
          <table:table-cell office:value-type="float" office:value="1" table:style-name="ce1">
            <text:p>1</text:p>
          </table:table-cell>
          <table:table-cell table:number-columns-repeated="16382"/>
        </table:table-row>
        <table:table-row table:style-name="ro1">
          <table:table-cell office:value-type="string" table:style-name="ce4">
            <text:p>নীরবতা কোনো পরাজয় নয়,নীরবতা হলো প্রিয় মানুষটাকে কিছু বোঝাতে গিয়েও বোঝাতে না পারার ব্যর্থতা। নীরবতা হলো প্রিয় মানুষটার মুখ থেকে শোনা নিজের সম্পর্কে কিছু কটু বাক্য.....</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মানেই গুন্ডামি</text:p>
          </table:table-cell>
          <table:table-cell office:value-type="float" office:value="0" table:style-name="ce1">
            <text:p>0</text:p>
          </table:table-cell>
          <table:table-cell table:number-columns-repeated="16382"/>
        </table:table-row>
        <table:table-row table:style-name="ro1">
          <table:table-cell office:value-type="string" table:style-name="ce4">
            <text:p>কিছু হিজড়া আছে এইরকম</text:p>
          </table:table-cell>
          <table:table-cell office:value-type="float" office:value="0" table:style-name="ce1">
            <text:p>0</text:p>
          </table:table-cell>
          <table:table-cell table:number-columns-repeated="16382"/>
        </table:table-row>
        <table:table-row table:style-name="ro1">
          <table:table-cell office:value-type="string" table:style-name="ce4">
            <text:p>‘সব ধরনের গতানুগতিকতা ভেঙে এবং অদম্য সাহস ও নেতৃত্বের দক্ষতা দেখিয়ে নারীরা প্রতিটি ক্ষেত্রে উজ্জ্বল হয়ে উঠেছেন।’ PrimeMinister</text:p>
          </table:table-cell>
          <table:table-cell office:value-type="float" office:value="1" table:style-name="ce1">
            <text:p>1</text:p>
          </table:table-cell>
          <table:table-cell table:number-columns-repeated="16382"/>
        </table:table-row>
        <table:table-row table:style-name="ro1">
          <table:table-cell office:value-type="string" table:style-name="ce4">
            <text:p>কখনো কখনো পরাজয়- নিশ্চিত জেনেও স্বপ বুনে যেতে হয়...!</text:p>
          </table:table-cell>
          <table:table-cell office:value-type="float" office:value="1" table:style-name="ce1">
            <text:p>1</text:p>
          </table:table-cell>
          <table:table-cell table:number-columns-repeated="16382"/>
        </table:table-row>
        <table:table-row table:style-name="ro1">
          <table:table-cell office:value-type="string" table:style-name="ce4">
            <text:p>কিং জং উনের চেয়েও বিপজ্জনক, ‘স্বৈরশাসক’ শি জিনপিং, জেনে নিন কেন</text:p>
          </table:table-cell>
          <table:table-cell office:value-type="float" office:value="0" table:style-name="ce1">
            <text:p>0</text:p>
          </table:table-cell>
          <table:table-cell table:number-columns-repeated="16382"/>
        </table:table-row>
        <table:table-row table:style-name="ro1">
          <table:table-cell office:value-type="string" table:style-name="ce4">
            <text:p>কোহলির রেকর্ড টপকে গেলেন বাবর। ChrisGayle BabarAzam ViratKohli T20</text:p>
          </table:table-cell>
          <table:table-cell office:value-type="float" office:value="1" table:style-name="ce1">
            <text:p>1</text:p>
          </table:table-cell>
          <table:table-cell table:number-columns-repeated="16382"/>
        </table:table-row>
        <table:table-row table:style-name="ro1">
          <table:table-cell office:value-type="string" table:style-name="ce4">
            <text:p>প্রেমেন্দ্র মিত্রের " বীরপুরুষ " !!! ভাগ্যিস তিনি বেঁচে নেই, নইলে....</text:p>
          </table:table-cell>
          <table:table-cell office:value-type="float" office:value="0" table:style-name="ce1">
            <text:p>0</text:p>
          </table:table-cell>
          <table:table-cell table:number-columns-repeated="16382"/>
        </table:table-row>
        <table:table-row table:style-name="ro1">
          <table:table-cell office:value-type="string" table:style-name="ce4">
            <text:p>গুম ও বিচারবহির্ভূত হত্যার মতো গুরুতর মানবাধিকার লঙ্ঘনের অভিযোগে যুক্তরাষ্ট্রের নিষেধাজ্ঞা প্রাপ্ত ব্যক্তিকে পুলিশের প্রধান হিসেবে নিয়োগ দিয়ে বাংলাদেশের কর্তৃত্ববাদী সরকার মানবাধিকারের প্রতি বৃদ্ধাঙ্গুলি প্রদর্শন করেছে।যা বিনা ভোটের অবৈধ সরকারের স্বৈরাচারী চরিত্রের বহিঃপ্রকাশ</text:p>
          </table:table-cell>
          <table:table-cell office:value-type="float" office:value="0" table:style-name="ce1">
            <text:p>0</text:p>
          </table:table-cell>
          <table:table-cell table:number-columns-repeated="16382"/>
        </table:table-row>
        <table:table-row table:style-name="ro1">
          <table:table-cell office:value-type="string" table:style-name="ce4">
            <text:p>যখন আপনি খুব সুখে অথবা দুঃখে থাকেন, তখন কারে কী বলছেন এ ব্যাপারে নিজেকে নিয়ন্ত্রণ করা খুব জরুরী। এটা আপনার জন্যে ক্ষতির কারণ হ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ভয় পাইতো তাই""""!!!!!¡¡¡¡</text:p>
          </table:table-cell>
          <table:table-cell office:value-type="float" office:value="0" table:style-name="ce1">
            <text:p>0</text:p>
          </table:table-cell>
          <table:table-cell table:number-columns-repeated="16382"/>
        </table:table-row>
        <table:table-row table:style-name="ro1">
          <table:table-cell office:value-type="string" table:style-name="ce4">
            <text:p>দিদির অনুপ্রেরণায় কচুরিপানা দিয়ে অবশেষে থালা বানিয়ে ফেললাম আগামী দুই মাসে মায়ের একাউন্টে লক্ষীর ভান্ডার এর টাকা ঢুকলে ১০০০টাকা নিয়ে ঘুগনি ব্যাবসা শুরু করে দিবো</text:p>
          </table:table-cell>
          <table:table-cell office:value-type="float" office:value="0" table:style-name="ce1">
            <text:p>0</text:p>
          </table:table-cell>
          <table:table-cell table:number-columns-repeated="16382"/>
        </table:table-row>
        <table:table-row table:style-name="ro1">
          <table:table-cell office:value-type="string" table:style-name="ce4">
            <text:p>আওয়ামী লীগ ক্ষমতায় থাকলে নারীর উন্নয়ন হয়: প্রতিমন্ত্রী ইন্দিরা || ডেস্ক রিপোর্ট : নারীর উন্নয়ন, ক্ষমতায়ন ও সমতা ধরে রাখার জন্য আগামী জাতীয় সংসদ নির্বাচনে আওয়ামী লীগ মনোনীত প্রার্থীকে ভোট দিয়ে শ... বিস্তারিত পড়ুনঃ</text:p>
          </table:table-cell>
          <table:table-cell office:value-type="float" office:value="0" table:style-name="ce1">
            <text:p>0</text:p>
          </table:table-cell>
          <table:table-cell table:number-columns-repeated="16382"/>
        </table:table-row>
        <table:table-row table:style-name="ro1">
          <table:table-cell office:value-type="string" table:style-name="ce4">
            <text:p>বেলেঘাটার অভিজিৎ কে মনে আছে? পরেশ পালের লোকেরা শুধু তাকেই পিটিয়ে মারেনি, তার নিরীহ কুকুরগুলোকেও মেরেছিল। আপনাদের মতো পিশাচদের কথা ভাবতেও ভয় হয়।</text:p>
          </table:table-cell>
          <table:table-cell office:value-type="float" office:value="0" table:style-name="ce1">
            <text:p>0</text:p>
          </table:table-cell>
          <table:table-cell table:number-columns-repeated="16382"/>
        </table:table-row>
        <table:table-row table:style-name="ro1">
          <table:table-cell office:value-type="string" table:style-name="ce4">
            <text:p>"প্রধানমন্ত্রী গতি শক্তি জাতীয় মহাপরিকল্পনা পরিবেশ রক্ষার জন্য একটি দুর্দান্ত হাতিয়ার" "কেন্দ্রীয় এবং রাজ্য সরকার উভয়কেই একসাথে সবুজ শিল্প অর্থনীতির দিকে এগিয়ে যেতে হবে": প্রধানমন্ত্রী</text:p>
          </table:table-cell>
          <table:table-cell office:value-type="float" office:value="1" table:style-name="ce1">
            <text:p>1</text:p>
          </table:table-cell>
          <table:table-cell table:number-columns-repeated="16382"/>
        </table:table-row>
        <table:table-row table:style-name="ro1">
          <table:table-cell office:value-type="string" table:style-name="ce4">
            <text:p>বিজেপি এর সব শালা একটা একটা নাম করা ডাকাত।</text:p>
          </table:table-cell>
          <table:table-cell office:value-type="float" office:value="0" table:style-name="ce1">
            <text:p>0</text:p>
          </table:table-cell>
          <table:table-cell table:number-columns-repeated="16382"/>
        </table:table-row>
        <table:table-row table:style-name="ro1">
          <table:table-cell office:value-type="string" table:style-name="ce4">
            <text:p>(সেদিন) সে (আগুন) এমন সব লোকদের (নিজের দিকে) ডাকবে,যারা (দুনিয়ার জীবনে অবহেলা করে তা থেকে) ফিরে গিয়েছিলো এবং পৃষ্ঠ প্রদর্শন করেছিলো, (সূরা মা'য়ারেজ ১৭)</text:p>
          </table:table-cell>
          <table:table-cell office:value-type="float" office:value="0" table:style-name="ce1">
            <text:p>0</text:p>
          </table:table-cell>
          <table:table-cell table:number-columns-repeated="16382"/>
        </table:table-row>
        <table:table-row table:style-name="ro1">
          <table:table-cell office:value-type="string" table:style-name="ce4">
            <text:p>বিরাট বড় বাস্তবতা: স্বামীকে ভাত বেড়ে দিলে হয় দাঁসিবাদী/গোলামি হোটেল/রেস্টুরেন্টসে পরপুরুষকে খাবার সার্ভ করলে সেটা হয় প্রগতিশীলতা, উন্নয়ন, চাকরি,সফলতা,ইত্যাদি! আমার মন্তব্য হলো শিক্ষিতা হয়ে জব করে পরপুরুষকে সেবা দেয়ার চেয়ে, অশিক্ষিতা হয়ে স্বামী সেবা করাই প্রকৃত সাফল্যের।</text:p>
          </table:table-cell>
          <table:table-cell office:value-type="float" office:value="0" table:style-name="ce1">
            <text:p>0</text:p>
          </table:table-cell>
          <table:table-cell table:number-columns-repeated="16382"/>
        </table:table-row>
        <table:table-row table:style-name="ro1">
          <table:table-cell office:value-type="string" table:style-name="ce4">
            <text:p>ওই কাজটা mahalayar দিনে করার কথা নয়, mahalaya actually pitripokhyer শেষ দিন, পূর্বপুরুষদের স্মরণ করার দিন, কোনো শুভ কাজের শুরু ওই দিনে করার কথা নয়</text:p>
          </table:table-cell>
          <table:table-cell office:value-type="float" office:value="0" table:style-name="ce1">
            <text:p>0</text:p>
          </table:table-cell>
          <table:table-cell table:number-columns-repeated="16382"/>
        </table:table-row>
        <table:table-row table:style-name="ro1">
          <table:table-cell office:value-type="string" table:style-name="ce4">
            <text:p>*রাজ্যের মুখ্যমন্ত্রী স্বয়ং, শিল্প বিরোধী,.. তাই অন্যের দিকে আঙ্গুল তুলে লাভ নেই!!*</text:p>
          </table:table-cell>
          <table:table-cell office:value-type="float" office:value="0" table:style-name="ce1">
            <text:p>0</text:p>
          </table:table-cell>
          <table:table-cell table:number-columns-repeated="16382"/>
        </table:table-row>
        <table:table-row table:style-name="ro1">
          <table:table-cell office:value-type="string" table:style-name="ce4">
            <text:p>ত্রিপুরায় আরও শক্তি বৃদ্ধি হল ঘাসফুল শিবিরের – ঘোষণা করা হল তৃণমূল ছাত্র পরিষদের রাজ্য কমিটি</text:p>
          </table:table-cell>
          <table:table-cell office:value-type="float" office:value="0" table:style-name="ce1">
            <text:p>0</text:p>
          </table:table-cell>
          <table:table-cell table:number-columns-repeated="16382"/>
        </table:table-row>
        <table:table-row table:style-name="ro1">
          <table:table-cell office:value-type="string" table:style-name="ce4">
            <text:p>বিশ্বজয়ী হাফেজকে শুভেচ্ছা জানাতে গভীর রাতে হাজার হাজার মানুষের ভিড় এইভাবেই ইনশআল্লাহ বিজয় হবে ইসলামের একদিন</text:p>
          </table:table-cell>
          <table:table-cell office:value-type="float" office:value="0" table:style-name="ce1">
            <text:p>0</text:p>
          </table:table-cell>
          <table:table-cell table:number-columns-repeated="16382"/>
        </table:table-row>
        <table:table-row table:style-name="ro1">
          <table:table-cell office:value-type="string" table:style-name="ce4">
            <text:p>গরুর মাংস ডাক্তার নিষেধ করলেই কেউ খেতে চায়না। সুদ খেতে মহান আল্লাহ্ নিষেধ করেছেন। কিন্তু মুসলিমরা সেটা খাওয়ার জন্য প্রতিযোগিতা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র কেউ একজন তাকে পাবে না জেনেও তার জন্য চাতক পাখির মত চেয়ে আছে! হ্যাঁ এটাই বাস্তবতা..? পৃথিবীর মানুষ নামের প্রাণীগুলো বড় নিষ্ঠুর..?</text:p>
          </table:table-cell>
          <table:table-cell office:value-type="float" office:value="0" table:style-name="ce1">
            <text:p>0</text:p>
          </table:table-cell>
          <table:table-cell table:number-columns-repeated="16382"/>
        </table:table-row>
        <table:table-row table:style-name="ro1">
          <table:table-cell office:value-type="string" table:style-name="ce4">
            <text:p>তলপেটের যন্ত্রণায় কাতর যুবক, অস্ত্রোপচার করে হতবাক ডাক্তার</text:p>
          </table:table-cell>
          <table:table-cell office:value-type="float" office:value="0" table:style-name="ce1">
            <text:p>0</text:p>
          </table:table-cell>
          <table:table-cell table:number-columns-repeated="16382"/>
        </table:table-row>
        <table:table-row table:style-name="ro1">
          <table:table-cell office:value-type="string" table:style-name="ce4">
            <text:p>দুনিয়াতে কোনো মানুষেরই সব চাওয়া পুর্ন হয়না এটা প্রকৃতির নিয়ম কিন্তু যতটুকু আল্লাহ পুর্ন করেন, ততটুকুতে অবশ্যই সন্তুষ্ট থাকতে হবে, শোকরগুজার হতে হবে।</text:p>
          </table:table-cell>
          <table:table-cell office:value-type="float" office:value="1" table:style-name="ce1">
            <text:p>1</text:p>
          </table:table-cell>
          <table:table-cell table:number-columns-repeated="16382"/>
        </table:table-row>
        <table:table-row table:style-name="ro1">
          <table:table-cell office:value-type="string" table:style-name="ce4">
            <text:p>শিল্প এবং কৃষি এই হলো দিদির মূল উদ্দেশ্য। দুদিকেই সমান গুরুত্ব প্রদান করেন আমাদের দিদি। কৃষিতে প্রথম স্থান অধিকার করেছে বাংলা, এবার লক্ষ্য শিল্পে এক নম্বর হওয়ার।</text:p>
          </table:table-cell>
          <table:table-cell office:value-type="float" office:value="0" table:style-name="ce1">
            <text:p>0</text:p>
          </table:table-cell>
          <table:table-cell table:number-columns-repeated="16382"/>
        </table:table-row>
        <table:table-row table:style-name="ro1">
          <table:table-cell office:value-type="string" table:style-name="ce4">
            <text:p>খেলনা শিল্পে ভারত বিশ্বের শ্রেষ্ঠ হয়ে উঠে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দুর্গাচচ্চড়ি খেয়েছেন কখনো? পুজোর মরসুমে ঢ্যাপের ভাত? পড়ুন শ্রাবন্তী ঘোষালের কলমে DurgaPuja Durgapuja2022</text:p>
          </table:table-cell>
          <table:table-cell office:value-type="float" office:value="1" table:style-name="ce1">
            <text:p>1</text:p>
          </table:table-cell>
          <table:table-cell table:number-columns-repeated="16382"/>
        </table:table-row>
        <table:table-row table:style-name="ro1">
          <table:table-cell office:value-type="string" table:style-name="ce4">
            <text:p>কাজ ও বকেয়া মজুরির দাবিতে, লাগামহীন দুর্নীতির বিরুদ্ধে, অস্বাভাবিক মূল্যবৃদ্ধির প্রতিবাদে মানুষের হাতে পঞ্চায়েত ফেরাতে বাঁকুড়ায় লালঝন্ডার সমাবেশ। উপস্থিত পার্টির , , দেবলীনা হেমব্রম, জেলা সম্পাদক অজিত পতি ও রাজ্য কমিটির সদস্য অভয় মুখার্জি।</text:p>
          </table:table-cell>
          <table:table-cell office:value-type="float" office:value="0" table:style-name="ce1">
            <text:p>0</text:p>
          </table:table-cell>
          <table:table-cell table:number-columns-repeated="16382"/>
        </table:table-row>
        <table:table-row table:style-name="ro1">
          <table:table-cell office:value-type="string" table:style-name="ce4">
            <text:p>পিতৃপক্ষের শেষ, মাতৃপক্ষের শুরু । অশুভ শক্তির বিনাশ, শুভ শক্তির আবাহন। শুভ মহালয়ার আন্তরিক শুভেচ্ছা ও অভিনন্দন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যে কারণে ক্ষমা চাইল সিটি ব্যাংক, কঠিন শর্তে পেলো রেহাই</text:p>
          </table:table-cell>
          <table:table-cell office:value-type="float" office:value="0" table:style-name="ce1">
            <text:p>0</text:p>
          </table:table-cell>
          <table:table-cell table:number-columns-repeated="16382"/>
        </table:table-row>
        <table:table-row table:style-name="ro1">
          <table:table-cell office:value-type="string" table:style-name="ce4">
            <text:p>৹ প্রকাশ্য গুনাহ থেকে বাঁচা সহজ কিন্তু. গোপন গুনাহ থেকে বাঁচা খুবই কঠিন ৹</text:p>
          </table:table-cell>
          <table:table-cell office:value-type="float" office:value="1" table:style-name="ce1">
            <text:p>1</text:p>
          </table:table-cell>
          <table:table-cell table:number-columns-repeated="16382"/>
        </table:table-row>
        <table:table-row table:style-name="ro1">
          <table:table-cell office:value-type="string" table:style-name="ce4">
            <text:p>একটি ফ্রী ক্লাস হতে পারে আপনার জীবনের সফলতা অর্জনের মাধ্যম। আজই ফ্রী ক্লাসে জয়েন হতে সিট বুকিং করুন।০১৭৪৮-৬১৮২৭২</text:p>
          </table:table-cell>
          <table:table-cell office:value-type="float" office:value="1" table:style-name="ce1">
            <text:p>1</text:p>
          </table:table-cell>
          <table:table-cell table:number-columns-repeated="16382"/>
        </table:table-row>
        <table:table-row table:style-name="ro1">
          <table:table-cell office:value-type="string" table:style-name="ce4">
            <text:p>সনাতনের নয়টি গুণ 1 হৃদয়ে ভালোবাসা। 2 কথায় মাধুর্য 3 আচরণে সরলতা। 4 নারীদের প্রতি পবিত্র ভাবনা দেবী কল্পনা 5 সকলের প্রতি উদারতা সেবা ভাবনা 6 শিষ্টাচার ও অনুশাসন সৎ অধ্যয়ন ও সৎসঙ্গ স্বচ্ছতা সকর্মণ্যতা 7 ধৈর্য দয়া পর জাতির সন্মান করা। 8 দেব ভক্তি ধর্মীয় গ্রন্থ পাঠ বিশ্বাস।</text:p>
          </table:table-cell>
          <table:table-cell office:value-type="float" office:value="1" table:style-name="ce1">
            <text:p>1</text:p>
          </table:table-cell>
          <table:table-cell table:number-columns-repeated="16382"/>
        </table:table-row>
        <table:table-row table:style-name="ro1">
          <table:table-cell office:value-type="string" table:style-name="ce4">
            <text:p>কারো সাথে কারো গোপন শত্রুতা থাকলে দুটো পরামর্শ দিয়ে থাকে হামেশা। সেগুলো হলঃ ১. তুমি নির্বাচনে দাঁড়িয়ে যাও। আমরা আছি তোমার সাথে। ২. তুমি বিয়ে করে ফেল। আমরা আছি তোমার সাথে। ______ দরিদ্রকবি (RT)</text:p>
          </table:table-cell>
          <table:table-cell office:value-type="float" office:value="0" table:style-name="ce1">
            <text:p>0</text:p>
          </table:table-cell>
          <table:table-cell table:number-columns-repeated="16382"/>
        </table:table-row>
        <table:table-row table:style-name="ro1">
          <table:table-cell office:value-type="string" table:style-name="ce4">
            <text:p>Jumlo ki Pakoda Lie ki Pakoda *আজ বাংলা যা ভাবে,কাল সারা দেশ তাই করে* বাংলার গর্বের মুখ্যমন্ত্রী র*বেদবাক্য* মেনে বাধ্য বালোকের ন্যায়..সৎ পথে উপার্জন করার জন্য k শুভেচ্ছা ModiFailedIndia</text:p>
          </table:table-cell>
          <table:table-cell office:value-type="float" office:value="0" table:style-name="ce1">
            <text:p>0</text:p>
          </table:table-cell>
          <table:table-cell table:number-columns-repeated="16382"/>
        </table:table-row>
        <table:table-row table:style-name="ro1">
          <table:table-cell office:value-type="string" table:style-name="ce4">
            <text:p>ঠিক বলেছেন। বৈষম্য চিরস্থায়ী না। একদিন ঠিকই সমতা আসবে কিন্তু সেই দিন আসা পর্যন্ত আমরা যেন সক্রিয় থাকি!</text:p>
          </table:table-cell>
          <table:table-cell office:value-type="float" office:value="1" table:style-name="ce1">
            <text:p>1</text:p>
          </table:table-cell>
          <table:table-cell table:number-columns-repeated="16382"/>
        </table:table-row>
        <table:table-row table:style-name="ro1">
          <table:table-cell office:value-type="string" table:style-name="ce4">
            <text:p>কিংবদন্তি পন্টিং ঠিকই আশাবাদী, এখনও শচিনকে ছাড়িয়ে যেতে পারেন কোহলি ViratKohli SachinTendulkar cricket jagonews</text:p>
          </table:table-cell>
          <table:table-cell office:value-type="float" office:value="1" table:style-name="ce1">
            <text:p>1</text:p>
          </table:table-cell>
          <table:table-cell table:number-columns-repeated="16382"/>
        </table:table-row>
        <table:table-row table:style-name="ro1">
          <table:table-cell office:value-type="string" table:style-name="ce4">
            <text:p>'কখনও একই সময়ে দু'জনের সঙ্গে ডেটিং করো না', সুহানাকে পরামর্শ মা গৌরীর ! ... via</text:p>
          </table:table-cell>
          <table:table-cell office:value-type="float" office:value="1" table:style-name="ce1">
            <text:p>1</text:p>
          </table:table-cell>
          <table:table-cell table:number-columns-repeated="16382"/>
        </table:table-row>
        <table:table-row table:style-name="ro1">
          <table:table-cell office:value-type="string" table:style-name="ce4">
            <text:p>সনাতন কে হেয় করা সহজ তাই, হিন্দু মন্ত্র ভুল উচ্চারণ দিদিভাই? ~ বিজেপি নেতা স্বরূপ চট্টোপাধ্যায়॥</text:p>
          </table:table-cell>
          <table:table-cell office:value-type="float" office:value="0" table:style-name="ce1">
            <text:p>0</text:p>
          </table:table-cell>
          <table:table-cell table:number-columns-repeated="16382"/>
        </table:table-row>
        <table:table-row table:style-name="ro1">
          <table:table-cell office:value-type="string" table:style-name="ce4">
            <text:p>ফুটপাত থেকে বহিরাগত দখলদার মুক্ত করতে পুলিস-প্রশাসনকে সহযোগিতা করতে বাংলা পক্ষ প্রস্তুত। আমরা চাই বাংলার ফুটপাতে ব্যবসা করুক বাংলার ভূমিপুত্ররা। জয় বাংলা</text:p>
          </table:table-cell>
          <table:table-cell office:value-type="float" office:value="1" table:style-name="ce1">
            <text:p>1</text:p>
          </table:table-cell>
          <table:table-cell table:number-columns-repeated="16382"/>
        </table:table-row>
        <table:table-row table:style-name="ro1">
          <table:table-cell office:value-type="string" table:style-name="ce4">
            <text:p>সফলভাবে রান তাড়া করার শিল্প আয়ত্ত করেছে বাবর, মত আখতারের। ShoaibAkhtar BabarAzam Pakistan PAKvsENG</text:p>
          </table:table-cell>
          <table:table-cell office:value-type="float" office:value="1" table:style-name="ce1">
            <text:p>1</text:p>
          </table:table-cell>
          <table:table-cell table:number-columns-repeated="16382"/>
        </table:table-row>
        <table:table-row table:style-name="ro1">
          <table:table-cell office:value-type="string" table:style-name="ce4">
            <text:p>এক যুগের অবসান।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তাই 23সেপ্টেম্বর 1917, বাবা সাহেবের চোখে অশ্রু নিয়ে এই মহান সংকল্প নিয়েছিলেন - যে "এখন আমি আমার নিজের সারা জীবন এই দেশের অস্পৃশ্যতা প্রতিরোধ ও সমতা প্রতিষ্ঠার জন্য কাজ করবো এবং যদি করতে নাপারি তবে নিজেকে গুলি করবো "।</text:p>
          </table:table-cell>
          <table:table-cell office:value-type="float" office:value="1" table:style-name="ce1">
            <text:p>1</text:p>
          </table:table-cell>
          <table:table-cell table:number-columns-repeated="16382"/>
        </table:table-row>
        <table:table-row table:style-name="ro1">
          <table:table-cell office:value-type="string" table:style-name="ce4">
            <text:p>রাজ চলছে কথাটা একেবারেই বেমানান। বিরোধী দলের সমর্থকরা প্রতিবাদী সমাবেশ যোগ দিতে পারছে। রাজ কথাটা রাজাদের সঙ্গে যায়। গণতন্ত্রে রাজ কথাটা অপরিহার্য।</text:p>
          </table:table-cell>
          <table:table-cell office:value-type="float" office:value="0" table:style-name="ce1">
            <text:p>0</text:p>
          </table:table-cell>
          <table:table-cell table:number-columns-repeated="16382"/>
        </table:table-row>
        <table:table-row table:style-name="ro1">
          <table:table-cell office:value-type="string" table:style-name="ce4">
            <text:p>যে তোমাকে হারানোর ভয়ে কাঁদেনি সে তোমাকে কখনই ভালবাসতে পারেনি কথা সত্যি..... শুভসকাল</text:p>
          </table:table-cell>
          <table:table-cell office:value-type="float" office:value="1" table:style-name="ce1">
            <text:p>1</text:p>
          </table:table-cell>
          <table:table-cell table:number-columns-repeated="16382"/>
        </table:table-row>
        <table:table-row table:style-name="ro1">
          <table:table-cell office:value-type="string" table:style-name="ce4">
            <text:p>ঠিকই। চপ শিল্পে তো বাংলা সর্বশ্রেষ্ঠ। আর কি চাই।</text:p>
          </table:table-cell>
          <table:table-cell office:value-type="float" office:value="0" table:style-name="ce1">
            <text:p>0</text:p>
          </table:table-cell>
          <table:table-cell table:number-columns-repeated="16382"/>
        </table:table-row>
        <table:table-row table:style-name="ro1">
          <table:table-cell office:value-type="string" table:style-name="ce4">
            <text:p>প্রাচীন নগরী সুসাতে মুসলিম ঐতিহ্য</text:p>
          </table:table-cell>
          <table:table-cell office:value-type="float" office:value="0" table:style-name="ce1">
            <text:p>0</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পুঞ্জে রাশিয়া এবং ইউক্রেন যুদ্ধ গভীর উদ্বেগ ব্যাখ্যা করে চিনকে বার্তা ভারতের russia russiaukrainewar russiaukrainecrisis ukraine</text:p>
          </table:table-cell>
          <table:table-cell office:value-type="float" office:value="1" table:style-name="ce1">
            <text:p>1</text:p>
          </table:table-cell>
          <table:table-cell table:number-columns-repeated="16382"/>
        </table:table-row>
        <table:table-row table:style-name="ro1">
          <table:table-cell office:value-type="string" table:style-name="ce4">
            <text:p>রিজওয়ান ভাঙলেন কোহলির রেকর্ড</text:p>
          </table:table-cell>
          <table:table-cell office:value-type="float" office:value="1" table:style-name="ce1">
            <text:p>1</text:p>
          </table:table-cell>
          <table:table-cell table:number-columns-repeated="16382"/>
        </table:table-row>
        <table:table-row table:style-name="ro1">
          <table:table-cell office:value-type="string" table:style-name="ce4">
            <text:p>রেগার কাজ, ন্যায্য মজুরি, পঞ্চায়েতের প্রতিটি স্তরে দুর্নীতির বিরুদ্ধে জলপাইগুড়ি জেলা পরিষদ অভিযান। রয়েছেন সিপিআই(এম) রাজ্য সম্পাদক সহ নেতৃত্ব।</text:p>
          </table:table-cell>
          <table:table-cell office:value-type="float" office:value="0" table:style-name="ce1">
            <text:p>0</text:p>
          </table:table-cell>
          <table:table-cell table:number-columns-repeated="16382"/>
        </table:table-row>
        <table:table-row table:style-name="ro1">
          <table:table-cell office:value-type="string" table:style-name="ce4">
            <text:p>যারা লোকের পোদ মেরে খায় তারাই বেশি নামাজি হাজি সেজে মুখে বড় ভাষণ ঝাড়ে বুঝলেন মশায়!!</text:p>
          </table:table-cell>
          <table:table-cell office:value-type="float" office:value="0" table:style-name="ce1">
            <text:p>0</text:p>
          </table:table-cell>
          <table:table-cell table:number-columns-repeated="16382"/>
        </table:table-row>
        <table:table-row table:style-name="ro1">
          <table:table-cell office:value-type="string" table:style-name="ce4">
            <text:p>উন্নয়ন যদি না হয়ে থাকে তাহলে সরকারের কাছে দাবি জানানো উচিত, বিচ্ছিন্নতাবাদীদের মতো বিভাজনের দাবি করে কেন বুঝতে পারি না।</text:p>
          </table:table-cell>
          <table:table-cell office:value-type="float" office:value="0" table:style-name="ce1">
            <text:p>0</text:p>
          </table:table-cell>
          <table:table-cell table:number-columns-repeated="16382"/>
        </table:table-row>
        <table:table-row table:style-name="ro1">
          <table:table-cell office:value-type="string" table:style-name="ce4">
            <text:p>জোর ধাক্কা খেলো বঙ্গ বিজেপি FAM4TMC</text:p>
          </table:table-cell>
          <table:table-cell office:value-type="float" office:value="0" table:style-name="ce1">
            <text:p>0</text:p>
          </table:table-cell>
          <table:table-cell table:number-columns-repeated="16382"/>
        </table:table-row>
        <table:table-row table:style-name="ro1">
          <table:table-cell office:value-type="string" table:style-name="ce4">
            <text:p>পুলিশলীগের সাথে আওয়ামীলীগের গুন্ডা রা বিএনপির শান্তিপূর্ণ সমাবেশে হামলা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কোহলির ব্যাটিংয়ে মুগ্ধ জয়াবর্ধনে</text:p>
          </table:table-cell>
          <table:table-cell office:value-type="float" office:value="1" table:style-name="ce1">
            <text:p>1</text:p>
          </table:table-cell>
          <table:table-cell table:number-columns-repeated="16382"/>
        </table:table-row>
        <table:table-row table:style-name="ro1">
          <table:table-cell office:value-type="string" table:style-name="ce4">
            <text:p>বাঙালীর খুনে লাল হল যেথা ক্লাইভের খঞ্জর! ঐ গঙ্গায় ডুবিয়াছে হায়, ভারতের দিবাকর! উদিবে সে রবি আমাদেরি খুনে রাঙিয়া পুনর্বার ফাঁসির মঞ্চে গেয়ে গেল যারা জীবনের জয়গান — আসি’ অলক্ষ্যে দাঁড়ায়েছে তারা, দিবে কোন্ বলিদান! আজি পরীক্ষা জাতির অথবা জাতেরে করিবে ত্রাণ</text:p>
          </table:table-cell>
          <table:table-cell office:value-type="float" office:value="1" table:style-name="ce1">
            <text:p>1</text:p>
          </table:table-cell>
          <table:table-cell table:number-columns-repeated="16382"/>
        </table:table-row>
        <table:table-row table:style-name="ro1">
          <table:table-cell office:value-type="string" table:style-name="ce4">
            <text:p>তুমি কি দেখেছো কভু জীবনের পরাজয় দুঃখের দাহনে করুন রদনে তিলে তিলে তার ক্ষয়।</text:p>
          </table:table-cell>
          <table:table-cell office:value-type="float" office:value="1" table:style-name="ce1">
            <text:p>1</text:p>
          </table:table-cell>
          <table:table-cell table:number-columns-repeated="16382"/>
        </table:table-row>
        <table:table-row table:style-name="ro1">
          <table:table-cell office:value-type="string" table:style-name="ce4">
            <text:p>এটা একটি অসাধারণ কর্মসূচি। এই প্রথম কোনো অব্রাহ্মণ পরিবারে জন্মগ্রহণ করা কেউ দূর্গাপূজা করবে। প্রাচীনকালে কর্ম অনুসারে ব্রাক্ষ্মণ নির্বাচন হত, বংশ অনুযায়ী নয়। এটা আশা করা যায়, ভবিষ্যতে এরকম আরো ব্রাক্ষ্মণ পাব যারা কর্ম অনুযায়ী এই পদের যোগ্যসূরি।</text:p>
          </table:table-cell>
          <table:table-cell office:value-type="float" office:value="1" table:style-name="ce1">
            <text:p>1</text:p>
          </table:table-cell>
          <table:table-cell table:number-columns-repeated="16382"/>
        </table:table-row>
        <table:table-row table:style-name="ro1">
          <table:table-cell office:value-type="string" table:style-name="ce4">
            <text:p>চোর চোর চোরটা শিশির বাবুর ছেলেটা</text:p>
          </table:table-cell>
          <table:table-cell office:value-type="float" office:value="0" table:style-name="ce1">
            <text:p>0</text:p>
          </table:table-cell>
          <table:table-cell table:number-columns-repeated="16382"/>
        </table:table-row>
        <table:table-row table:style-name="ro1">
          <table:table-cell office:value-type="string" table:style-name="ce4">
            <text:p>এক অতি সাধারণ নারী , বাংলার আবেগ যার শিরায় প্রচন্ড আঘাত সহ্য করে যে এক ছোট বৃক্ষ থেকে ধরা দিয়েছে মহীরুহ রূপে, যার হার না মানা জেদ অনুপ্রেরণা জুগিয়েছে ভবিষ্যতের সবুজ প্রাণগুলিতে ।</text:p>
          </table:table-cell>
          <table:table-cell office:value-type="float" office:value="1" table:style-name="ce1">
            <text:p>1</text:p>
          </table:table-cell>
          <table:table-cell table:number-columns-repeated="16382"/>
        </table:table-row>
        <table:table-row table:style-name="ro1">
          <table:table-cell office:value-type="string" table:style-name="ce4">
            <text:p>তুই চোর চোট্টা আর কি বুঝবি কিসের ইনসাফ চাইছে, চটি চাটতে ব্যস্ত তো। যারা দিনের পর দিন যোগ্য প্রার্থী হওয়া সত্ত্বেও চাকরি পায় না তাদের ইনসাফ, সুদীপ্ত, আনিসের ইনসাফ, দুর্নীতির বিরুদ্ধে ইনসাফ। নির্লজ্জ, বেহায়া শালা।</text:p>
          </table:table-cell>
          <table:table-cell office:value-type="float" office:value="0" table:style-name="ce1">
            <text:p>0</text:p>
          </table:table-cell>
          <table:table-cell table:number-columns-repeated="16382"/>
        </table:table-row>
        <table:table-row table:style-name="ro1">
          <table:table-cell office:value-type="string" table:style-name="ce4">
            <text:p>মমতার দলদাস পুলিশের আচরণ দেখুন! দুর্নীতিবাজ তৃণমূল নেতাদের এরকম চড় মারবার সাহস আছে পুলিশের? পুলিশ এখন দুর্নীতিবাজ দলের ক্যাডার। NobannoCholo</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বাবা শিক্ষক মাননীয় দীন মোহাম্মদ মন্ডল।বাবাকে খুব কাছে থেকে দেখেছি সত্যি কথা বলতে পিছু পা হতেন না।বিচারের দক্ষতা,মুখে সব সময় হাসি।</text:p>
          </table:table-cell>
          <table:table-cell office:value-type="float" office:value="1" table:style-name="ce1">
            <text:p>1</text:p>
          </table:table-cell>
          <table:table-cell table:number-columns-repeated="16382"/>
        </table:table-row>
        <table:table-row table:style-name="ro1">
          <table:table-cell office:value-type="string" table:style-name="ce4">
            <text:p>“শ্রেষ্ঠ কথা চারটি : ক) সুবহানাল্লাহ – আল্লাহ পবিত্র। খ) আল হামদুলিল্লাহ – সমস্ত প্রশংসা আল্লাহর। গ) লা–ইলাহা ইল্লাল্লাহ – আল্লাহ ছাড়া কোন ইলাহ নাই। ঘ) আল্লাহু আকবর – আল্লাহ মহান।” [সহীহ মুসলিম] – হযরত মুহাম্মদ (সাঃ)</text:p>
          </table:table-cell>
          <table:table-cell office:value-type="float" office:value="1" table:style-name="ce1">
            <text:p>1</text:p>
          </table:table-cell>
          <table:table-cell table:number-columns-repeated="16382"/>
        </table:table-row>
        <table:table-row table:style-name="ro1">
          <table:table-cell office:value-type="string" table:style-name="ce4">
            <text:p>অনুশীলনের মাধ্যমে নিজেকে নিরাময় করার জন্য আপনার শরীরের অবিশ্বাস্য ক্ষমতা উপলব্ধি করতে সাহায্য করে- জিএসএসওয়াই। GSSYCuresLumpy</text:p>
          </table:table-cell>
          <table:table-cell office:value-type="float" office:value="1" table:style-name="ce1">
            <text:p>1</text:p>
          </table:table-cell>
          <table:table-cell table:number-columns-repeated="16382"/>
        </table:table-row>
        <table:table-row table:style-name="ro1">
          <table:table-cell office:value-type="string" table:style-name="ce4">
            <text:p>বে খেয়ালি মনে ...................নিষ্ঠুর এক ভালবাসার পানে</text:p>
          </table:table-cell>
          <table:table-cell office:value-type="float" office:value="0" table:style-name="ce1">
            <text:p>0</text:p>
          </table:table-cell>
          <table:table-cell table:number-columns-repeated="16382"/>
        </table:table-row>
        <table:table-row table:style-name="ro1">
          <table:table-cell office:value-type="string" table:style-name="ce4">
            <text:p>আন্তরিক ধন্যবাদ, মূল্যবান মতামতের জন্য, তাছাড়া বর্তমানে বিয়ের নামে যেভাবে প্রতারনা করা হচ্ছে সেটা নিয়ে ও মানুষে অনেকটা উদ্বিগ্ন থাকে।</text:p>
          </table:table-cell>
          <table:table-cell office:value-type="float" office:value="1" table:style-name="ce1">
            <text:p>1</text:p>
          </table:table-cell>
          <table:table-cell table:number-columns-repeated="16382"/>
        </table:table-row>
        <table:table-row table:style-name="ro1">
          <table:table-cell office:value-type="string" table:style-name="ce4">
            <text:p>কিছু পরাজয় মানুষের জীবন পরিবর্তন করে দেয়!!</text:p>
          </table:table-cell>
          <table:table-cell office:value-type="float" office:value="1" table:style-name="ce1">
            <text:p>1</text:p>
          </table:table-cell>
          <table:table-cell table:number-columns-repeated="16382"/>
        </table:table-row>
        <table:table-row table:style-name="ro1">
          <table:table-cell office:value-type="string" table:style-name="ce4">
            <text:p>মুসলিম জাহানের প্রথম চার খলিফার নামঃ ১। হযরত আবু বকর সিদ্দীক রাঃ। ২। হযরত ওমর ফারুক রাঃ। ৩। হযরত ওসমান রাঃ। ৪। হযরত আলী রাঃ।</text:p>
          </table:table-cell>
          <table:table-cell office:value-type="float" office:value="0" table:style-name="ce1">
            <text:p>0</text:p>
          </table:table-cell>
          <table:table-cell table:number-columns-repeated="16382"/>
        </table:table-row>
        <table:table-row table:style-name="ro1">
          <table:table-cell office:value-type="string" table:style-name="ce4">
            <text:p>সাফ বিজয়ী হাসিমাখা আমাদের আপুদের স্পষ্ট দেখতে পাচ্ছি।</text:p>
          </table:table-cell>
          <table:table-cell office:value-type="float" office:value="1" table:style-name="ce1">
            <text:p>1</text:p>
          </table:table-cell>
          <table:table-cell table:number-columns-repeated="16382"/>
        </table:table-row>
        <table:table-row table:style-name="ro1">
          <table:table-cell office:value-type="string" table:style-name="ce4">
            <text:p>সাবিনাদের বেতন বাড়ানোর আশ্বাস দিলেন বাফুফে সভাপতি</text:p>
          </table:table-cell>
          <table:table-cell office:value-type="float" office:value="1" table:style-name="ce1">
            <text:p>1</text:p>
          </table:table-cell>
          <table:table-cell table:number-columns-repeated="16382"/>
        </table:table-row>
        <table:table-row table:style-name="ro1">
          <table:table-cell office:value-type="string" table:style-name="ce4">
            <text:p>কিছু খানকি আর খানকির পোলা আছে এসব বিশ্বাস করবে না হোগা মারা খাইলে বিশ্বাস করবে। তবে এদের কাছে কল বা ভয়েস রেকর্ড থাকলে তা টুইট করে দিলে ভালো হবে।</text:p>
          </table:table-cell>
          <table:table-cell office:value-type="float" office:value="0" table:style-name="ce1">
            <text:p>0</text:p>
          </table:table-cell>
          <table:table-cell table:number-columns-repeated="16382"/>
        </table:table-row>
        <table:table-row table:style-name="ro1">
          <table:table-cell office:value-type="string" table:style-name="ce4">
            <text:p>হিজড়া</text:p>
          </table:table-cell>
          <table:table-cell office:value-type="float" office:value="0" table:style-name="ce1">
            <text:p>0</text:p>
          </table:table-cell>
          <table:table-cell table:number-columns-repeated="16382"/>
        </table:table-row>
        <table:table-row table:style-name="ro1">
          <table:table-cell office:value-type="string" table:style-name="ce4">
            <text:p>ভাইপোর নীতি হলো ভীতি প্রদর্শন, ভর্তুকি দিয়ে হক ছিনিয়ে নেওয়া, ভাতা দিয়ে পেটের ভাত কেড়ে নেওয়া, ভন্ডামি করে হাঁস খালি মডেল প্রবর্তন, ভিখারী বৃত্তিকে বাংলার রমণীদের অভ্যাসে পরিণত করা।</text:p>
          </table:table-cell>
          <table:table-cell office:value-type="float" office:value="0" table:style-name="ce1">
            <text:p>0</text:p>
          </table:table-cell>
          <table:table-cell table:number-columns-repeated="16382"/>
        </table:table-row>
        <table:table-row table:style-name="ro1">
          <table:table-cell office:value-type="string" table:style-name="ce4">
            <text:p>দেবী পক্ষের প্রাক্কালে মহালয়ার আগেই হাওড়ার গঙ্গার ঘাট পরিদর্শন পুলিশ ও পুরসভার PuberKalom Puja</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মুখ্যমন্ত্রী এর উদ্যোগে এবং তথ্য ও সংস্কৃতি বিভাগের আয়োজনে বিশ্বব্যাপী বিশ্ববাংলার সেরা পুজোর স্বীকৃতিস্বরূপ কলকাতা,বাংলা ও বাংলার বাইরের সেরা পুজো নিয়ে শুরু হল 'বিশ্ববাংলা শারদসম্মান ২০২২'। পুজোর শ্রেষ্ঠ সম্মান -- বিশ্ববাংলা শারদসম্মান. FAM4TMC</text:p>
          </table:table-cell>
          <table:table-cell office:value-type="float" office:value="1" table:style-name="ce1">
            <text:p>1</text:p>
          </table:table-cell>
          <table:table-cell table:number-columns-repeated="16382"/>
        </table:table-row>
        <table:table-row table:style-name="ro1">
          <table:table-cell office:value-type="string" table:style-name="ce4">
            <text:p>নিশ্চয় যারা তাদের পালনকর্তাকে না দেখে ভয় করে,তাদের জন্য রয়েছে ক্ষমা ও মহাপুরস্কার। সুরা আল-মুলক,আয়াত ১২ ইসলামিক হাদীস বাংলা bdtwitteruser viralbd</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দেশের প্রধানমন্ত্রী নরেন্দ্র মোদী নিজেই বলেছেন "পকোড়া ও চা " এর দোকান শিল্প খোলার জন্য ۔বিজেপি ভক্তরা বাজাও তালি ও 56 ইঞ্চি মোদী কি বলছেন শুনুন BJPHataoDeshBachao BJPFailsIndia</text:p>
          </table:table-cell>
          <table:table-cell office:value-type="float" office:value="0" table:style-name="ce1">
            <text:p>0</text:p>
          </table:table-cell>
          <table:table-cell table:number-columns-repeated="16382"/>
        </table:table-row>
        <table:table-row table:style-name="ro1">
          <table:table-cell office:value-type="string" table:style-name="ce4">
            <text:p>এটাকে অর্পিতা দত্তক ও নিল না জেলে দেখা করতে যাচ্ছিস তো পাপোশ আর তোর BanglarLojjaMamata কে মন্ত্র শেখা গিয়ে... ও তুই তো আবার আবদুল .....</text:p>
          </table:table-cell>
          <table:table-cell office:value-type="float" office:value="0" table:style-name="ce1">
            <text:p>0</text:p>
          </table:table-cell>
          <table:table-cell table:number-columns-repeated="16382"/>
        </table:table-row>
        <table:table-row table:style-name="ro1">
          <table:table-cell office:value-type="string" table:style-name="ce4">
            <text:p>শিক্ষক নিয়োগে শিউরে ওঠার মতো দুর্নীতির তথ্য পেশ CBI এর, দেখে বিচারপতিও বিস্মিত!! corrupted_tmc</text:p>
          </table:table-cell>
          <table:table-cell office:value-type="float" office:value="0" table:style-name="ce1">
            <text:p>0</text:p>
          </table:table-cell>
          <table:table-cell table:number-columns-repeated="16382"/>
        </table:table-row>
        <table:table-row table:style-name="ro1">
          <table:table-cell office:value-type="string" table:style-name="ce4">
            <text:p>আজান পড়ে পড়ে হিন্দু মন্ত্র সব ভুলে গেছেন।ক্ষমা করে দাও মা।</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দীর্ঘ আইন ও সমাজবিজ্ঞান নিয়ে চর্চার ভিত্তিতেই এই আলোচনা। কাউকে ছোটো করার জন্য নয়। বিচারকদের বিচারও সবপক্ষকে সন্তুষ্ট করে না, সংবিধানের পক্ষ নেয়। বোধের স্তর থেকেই আমার যুক্তির অবতারণা। বিশেষ কোনো পক্ষের ওকালতি নয়। অপছন্দ হ'লে মার্জনা ক'রবেন</text:p>
          </table:table-cell>
          <table:table-cell office:value-type="float" office:value="1" table:style-name="ce1">
            <text:p>1</text:p>
          </table:table-cell>
          <table:table-cell table:number-columns-repeated="16382"/>
        </table:table-row>
        <table:table-row table:style-name="ro1">
          <table:table-cell office:value-type="string" table:style-name="ce4">
            <text:p>নানা ভাই এই সমস্ত সিনারি গুলো দেখলে কলিজায় মানে না দেশের শান্তি উঠে গেছে মানুষের প্রতি মানুষের শ্রদ্ধা মায়া মমতা সবই এখন টাকার কাছে লোভ লালসার কাছে জিম্মি এই মাঠে কি বলে সান্তনা দেব কোন ভাষা খুঁজে পাই না আল্লাহ উনাকে সাহায্য করুক।</text:p>
          </table:table-cell>
          <table:table-cell office:value-type="float" office:value="0" table:style-name="ce1">
            <text:p>0</text:p>
          </table:table-cell>
          <table:table-cell table:number-columns-repeated="16382"/>
        </table:table-row>
        <table:table-row table:style-name="ro1">
          <table:table-cell office:value-type="string" table:style-name="ce4">
            <text:p>মুহাম্মাদুর রাসুলুল্লাহ বলেছেনঃ ইসফাহান (ইরানের একটা শহর) থেকে সত্তর হাজার ইয়াহূদী দাজ্জালের অনুসারী হবে, তাদের শরীরে কালো চাদর থাকবে। [সহিহ মুসলিম, হাদিস ৭২৮২]</text:p>
          </table:table-cell>
          <table:table-cell office:value-type="float" office:value="0" table:style-name="ce1">
            <text:p>0</text:p>
          </table:table-cell>
          <table:table-cell table:number-columns-repeated="16382"/>
        </table:table-row>
        <table:table-row table:style-name="ro1">
          <table:table-cell office:value-type="string" table:style-name="ce4">
            <text:p>রাজনীতির নামে চরমতম নোংরামি। এই নোংরামির নিন্দা জানানোর ভাষা জানা নেই। শুধু ছিঃছিঃছিঃ এরা পশ্চিমবঙ্গের লজ্জা।</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কঠিন জয় BangladeshCricket</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অপরাধ আমি মুক্তি চেয়েছি?? অপরাধ আমি গনতন্ত্র চেয়েছি...? আমার অপরাধ আমি মুন্সিগঞ্জের প্রতিবাদী মিছিলে গিয়েছি... হ্যা আমিই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দুটো প্লেট ভাত, ডাল, আলু ভাজা, সুক্তো, চাটনী, দই। এক প্লেট পাপদা, এক প্লেট পার্শে সব মিলিয়ে ৫৬৫।</text:p>
          </table:table-cell>
          <table:table-cell office:value-type="float" office:value="1" table:style-name="ce1">
            <text:p>1</text:p>
          </table:table-cell>
          <table:table-cell table:number-columns-repeated="16382"/>
        </table:table-row>
        <table:table-row table:style-name="ro1">
          <table:table-cell office:value-type="string" table:style-name="ce4">
            <text:p>ইদানিং চোর পার্থ ইতিহাসের পাতায়!</text:p>
          </table:table-cell>
          <table:table-cell office:value-type="float" office:value="0" table:style-name="ce1">
            <text:p>0</text:p>
          </table:table-cell>
          <table:table-cell table:number-columns-repeated="16382"/>
        </table:table-row>
        <table:table-row table:style-name="ro1">
          <table:table-cell office:value-type="string" table:style-name="ce4">
            <text:p>আসো খেলবো... খেলা হবে.... বাল পাকনা হিজড়া</text:p>
          </table:table-cell>
          <table:table-cell office:value-type="float" office:value="0" table:style-name="ce1">
            <text:p>0</text:p>
          </table:table-cell>
          <table:table-cell table:number-columns-repeated="16382"/>
        </table:table-row>
        <table:table-row table:style-name="ro1">
          <table:table-cell office:value-type="string" table:style-name="ce4">
            <text:p>পার্থ চট্টোপাধ্যায়কে লালু, সুখরামের সঙ্গে তুলনা! কোটি কোটি টাকার কথায় বিস্মিত তৃণমূলের বর্ষীয়ান নেতা সৌগত রায়</text:p>
          </table:table-cell>
          <table:table-cell office:value-type="float" office:value="0" table:style-name="ce1">
            <text:p>0</text:p>
          </table:table-cell>
          <table:table-cell table:number-columns-repeated="16382"/>
        </table:table-row>
        <table:table-row table:style-name="ro1">
          <table:table-cell office:value-type="string" table:style-name="ce4">
            <text:p>আগামী কাল ধর্মতলায় ইনসাফ সভা। বার্তা দিলেন প্রতিবাদী শিক্ষক বরুণ বিশ্বাসের দিদি প্রমীলা রায় বিশ্বাস। আমাদের আবেদন আপনারাও আমাদের এই ইয়ং ব্রিগেডে উপস্থিত থেকে নিজেদের অধিকার বুঝে নেওয়ার লড়াইয়ে সামিল হোন।</text:p>
          </table:table-cell>
          <table:table-cell office:value-type="float" office:value="0" table:style-name="ce1">
            <text:p>0</text:p>
          </table:table-cell>
          <table:table-cell table:number-columns-repeated="16382"/>
        </table:table-row>
        <table:table-row table:style-name="ro1">
          <table:table-cell office:value-type="string" table:style-name="ce4">
            <text:p>অসভ্যের দেশে গুনিজনের জন্ম হওয়া অপরাধ! মনে হয় সামনের সারিতে বসা লোকগুলি ফাইনালে জয়ী হয়েছে সংবাদ সম্মেলনে বসার চেয়ার হয়নি বিজয়ী অধিনায়ক ও কোচের!</text:p>
          </table:table-cell>
          <table:table-cell office:value-type="float" office:value="0" table:style-name="ce1">
            <text:p>0</text:p>
          </table:table-cell>
          <table:table-cell table:number-columns-repeated="16382"/>
        </table:table-row>
        <table:table-row table:style-name="ro1">
          <table:table-cell office:value-type="string" table:style-name="ce4">
            <text:p>অসুস্থতার জন্য চিকিৎসা অথবা স্বাস্থ্য বিষয় যেকোনো পরামর্শ দিতে মেডিনেট সর্বদা জাগ্রত। আমাদের রয়েছে সকল বিভাগের ২৪ ঘণ্টা ডক্তর সেবা। আপনাদের সুস্থতা আমাদের কাম্য। যোগাযোগ করুন: medinet hospital DiagnosticCenter 24hours service See less — at Mirpur-1</text:p>
          </table:table-cell>
          <table:table-cell office:value-type="float" office:value="1" table:style-name="ce1">
            <text:p>1</text:p>
          </table:table-cell>
          <table:table-cell table:number-columns-repeated="16382"/>
        </table:table-row>
        <table:table-row table:style-name="ro1">
          <table:table-cell office:value-type="string" table:style-name="ce4">
            <text:p>কোহলির 'বিরাট' চোখের ইশারা। INDvsAUS TeamIndia ViratKohli</text:p>
          </table:table-cell>
          <table:table-cell office:value-type="float" office:value="0" table:style-name="ce1">
            <text:p>0</text:p>
          </table:table-cell>
          <table:table-cell table:number-columns-repeated="16382"/>
        </table:table-row>
        <table:table-row table:style-name="ro1">
          <table:table-cell office:value-type="string" table:style-name="ce4">
            <text:p>৮০,০০০ টাকা মূল্যের চুলের ছাঁট নিয়ে অস্ট্রেলিয়ার বিরুদ্ধে মাঠে নামতে চলেছেন কোহলি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আজ তালগাছি সিনিয়র মাদ্রাসা ম্যানেজিং কমিটি নির্বাচনে তৃণমূল কংগ্রেসের ৬জন প্রার্থীর নমিনেশন দাখিল করা হলো , উপস্থিত ছিলেন রাজ্যের মন্ত্রী তথা বিধায়ক মাননীয় Mla Tajmul Hossain মহাশয় সকলের প্রিয় নেতা মাননীয় Bulbul khan ও Tabarok Hossain ও আশরাফুল হক ও মাননীয় monrul Alam</text:p>
          </table:table-cell>
          <table:table-cell office:value-type="float" office:value="0" table:style-name="ce1">
            <text:p>0</text:p>
          </table:table-cell>
          <table:table-cell table:number-columns-repeated="16382"/>
        </table:table-row>
        <table:table-row table:style-name="ro1">
          <table:table-cell office:value-type="string" table:style-name="ce4">
            <text:p>রাজ্যসভার উপ-নির্বাচনে ভারতীয় জনতা পার্টির প্রার্থী শ্রী বিপ্লব কুমার দেব রাজ্যসভার সাংসদ হিসেবে নির্বাচিত হওয়ায় শ্রী জীকে জানাই অনেক অনেক শুভেচ্ছা ও গৈরিক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কোভিড -19 মহামারী শেষ করতে গতিশীল হতে আহ্বান জানিয়েছেন গুতেরেস   WamNews</text:p>
          </table:table-cell>
          <table:table-cell office:value-type="float" office:value="0" table:style-name="ce1">
            <text:p>0</text:p>
          </table:table-cell>
          <table:table-cell table:number-columns-repeated="16382"/>
        </table:table-row>
        <table:table-row table:style-name="ro1">
          <table:table-cell office:value-type="string" table:style-name="ce4">
            <text:p>ইমাম শাফেঈ(রহিমাহুল্লাহ) এর বিখ্যাত কবিতা, "মানুষের সন্তুষ্টি".......</text:p>
          </table:table-cell>
          <table:table-cell office:value-type="float" office:value="0" table:style-name="ce1">
            <text:p>0</text:p>
          </table:table-cell>
          <table:table-cell table:number-columns-repeated="16382"/>
        </table:table-row>
        <table:table-row table:style-name="ro1">
          <table:table-cell office:value-type="string" table:style-name="ce4">
            <text:p>কোহলি ওপেন করতে নামলে একাদশ থেকে বাদ পড়ার পরিস্থিতি তৈরি হতে পারে লোকেশ রাহুলের SportsNews CricketTwitter India viratkholi</text:p>
          </table:table-cell>
          <table:table-cell office:value-type="float" office:value="1" table:style-name="ce1">
            <text:p>1</text:p>
          </table:table-cell>
          <table:table-cell table:number-columns-repeated="16382"/>
        </table:table-row>
        <table:table-row table:style-name="ro1">
          <table:table-cell office:value-type="string" table:style-name="ce4">
            <text:p>2nd বার কলকাতা দেশের মধ্যে সব থেকে সেফটি সিটি নিরাপদ শহর</text:p>
          </table:table-cell>
          <table:table-cell office:value-type="float" office:value="1" table:style-name="ce1">
            <text:p>1</text:p>
          </table:table-cell>
          <table:table-cell table:number-columns-repeated="16382"/>
        </table:table-row>
        <table:table-row table:style-name="ro1">
          <table:table-cell office:value-type="string" table:style-name="ce4">
            <text:p>ছুটন্ত ভবঘুরে জীবনের আছে সাধের নিবিড়তা বেঁচে থাকার সাথে সীমাহীন কিছু অনুভূতি। নিশীথের অন্ধকারময় বিদর্ভ অর্ণবের তীরে বিশ্রামহীন সহস্র ঢেউয়ের হাতছানি দিগন্ত বিস্তৃত ইরায় হারিয়ে যাওয়ার তাড়া, ক্লান্ত নাবিককে ঈষৎ শান্তির পোকা খুব দেয় নাড়া।</text:p>
          </table:table-cell>
          <table:table-cell office:value-type="float" office:value="0" table:style-name="ce1">
            <text:p>0</text:p>
          </table:table-cell>
          <table:table-cell table:number-columns-repeated="16382"/>
        </table:table-row>
        <table:table-row table:style-name="ro1">
          <table:table-cell office:value-type="string" table:style-name="ce4">
            <text:p>দুরপাল্লার ট্রেন বন্ধ করে লক্ষ লক্ষ বাঙালী যারা ভিন রাজ্যে চাকরি বা ব্যবসা করেন এবার দুর্গাপূজায় তাদের বাড়ি ফিরতে দিলো না কুর্মি জনজাতি।</text:p>
          </table:table-cell>
          <table:table-cell office:value-type="float" office:value="0" table:style-name="ce1">
            <text:p>0</text:p>
          </table:table-cell>
          <table:table-cell table:number-columns-repeated="16382"/>
        </table:table-row>
        <table:table-row table:style-name="ro1">
          <table:table-cell office:value-type="string" table:style-name="ce4">
            <text:p>বঙ্গ সফরে কেন্দ্রীয় শিক্ষা মন্ত্রী ধর্মেন্দ্র প্রধান এখন উনি দক্ষিণেশ্বরের মা ভবতারিণীর মন্দিরে দর্শনে গেছেন তারপরে উনি যাবেন আলম বাজারে শ্যামসুন্দর এর মন্দিরে তারপর উনি যাবেন তেলগুণ রোডে নেতাজী সুভাষচন্দ্র বসুর বাসস্থানে তার আজ আর কর্মসূচি আছে,</text:p>
          </table:table-cell>
          <table:table-cell office:value-type="float" office:value="1" table:style-name="ce1">
            <text:p>1</text:p>
          </table:table-cell>
          <table:table-cell table:number-columns-repeated="16382"/>
        </table:table-row>
        <table:table-row table:style-name="ro1">
          <table:table-cell office:value-type="string" table:style-name="ce4">
            <text:p>নান্নুরে চুদি না খানকির পোলা নান্নুশুয়োরেরর বাচ্চা</text:p>
          </table:table-cell>
          <table:table-cell office:value-type="float" office:value="0" table:style-name="ce1">
            <text:p>0</text:p>
          </table:table-cell>
          <table:table-cell table:number-columns-repeated="16382"/>
        </table:table-row>
        <table:table-row table:style-name="ro1">
          <table:table-cell office:value-type="string" table:style-name="ce4">
            <text:p>অতএব_আমাদের_ক্ষমা_ও_দয়া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ভুলিয়া তোমারে ,সংসারে আসিয়া, পেয়ে নানাবিধ ব্যথা তোমার চরণে ,আসিয়াছি আমি বলিব দুঃখের কথা जय श्री राधेकृष्णा জয় শ্রী রাধেকৃষ্ণ ᴊᴏy ʀᴇᴇ ʀᴀᴅʜᴇ ᴋʀɪʜɴᴀ ʲᵒʸ ⁿⁱᵗᵃʸ ᵍᵒᵘʳ ʰᵃʳⁱᵇᵒˡ হরে কৃষ্ণ</text:p>
          </table:table-cell>
          <table:table-cell office:value-type="float" office:value="1" table:style-name="ce1">
            <text:p>1</text:p>
          </table:table-cell>
          <table:table-cell table:number-columns-repeated="16382"/>
        </table:table-row>
        <table:table-row table:style-name="ro1">
          <table:table-cell office:value-type="string" table:style-name="ce4">
            <text:p>"মানুষ যেভাবে কাঁদে, তেমনি কি কাঁদে পশুপাখি? একা থাকি বড়ো একা থাকি। ভিতরে ভিতরে একা, অরণ্যের মধ্যিখানে একা ঘরে ও বাহিরে একা, দিনে-রাতে, দুঃখে ও সুখে" - শক্তি চট্টোপাধ্যায়</text:p>
          </table:table-cell>
          <table:table-cell office:value-type="float" office:value="1" table:style-name="ce1">
            <text:p>1</text:p>
          </table:table-cell>
          <table:table-cell table:number-columns-repeated="16382"/>
        </table:table-row>
        <table:table-row table:style-name="ro1">
          <table:table-cell office:value-type="string" table:style-name="ce4">
            <text:p>তারা থাকতে মূল্য দেই না হারিয়ে গেলে কান্না করে অসব্ভব রকমের ভালবাসার পরেও অবহেলা পেয়ে যখন চলে আসি তখন আবার তাঁরাই নাম দেই বেইমান প্রতারক ধোঁকাবাজ...!</text:p>
          </table:table-cell>
          <table:table-cell office:value-type="float" office:value="0" table:style-name="ce1">
            <text:p>0</text:p>
          </table:table-cell>
          <table:table-cell table:number-columns-repeated="16382"/>
        </table:table-row>
        <table:table-row table:style-name="ro1">
          <table:table-cell office:value-type="string" table:style-name="ce4">
            <text:p>এসব না ভেবে তুমি তোমার মা কে বলো ঘুগনি বানিয়ে দিতে, আর নাক তলা উদয়ন এর সামনে টুল নিয়ে মহালয়া থেকে বিক্রি করো , 2026 এ পার্থ র জায়গা টা নিতে হবে তো শোনা যাচ্ছে এখন নাকি বেহালা তে থাকছ</text:p>
          </table:table-cell>
          <table:table-cell office:value-type="float" office:value="0" table:style-name="ce1">
            <text:p>0</text:p>
          </table:table-cell>
          <table:table-cell table:number-columns-repeated="16382"/>
        </table:table-row>
        <table:table-row table:style-name="ro1">
          <table:table-cell office:value-type="string" table:style-name="ce4">
            <text:p>ইতিহাস সাক্ষী অত্যাচার আর দমন নীতি প্রয়োগ করে কখনো প্রতিবাদী আন্দোলন আটকানো যায়নি,!!</text:p>
          </table:table-cell>
          <table:table-cell office:value-type="float" office:value="0" table:style-name="ce1">
            <text:p>0</text:p>
          </table:table-cell>
          <table:table-cell table:number-columns-repeated="16382"/>
        </table:table-row>
        <table:table-row table:style-name="ro1">
          <table:table-cell office:value-type="string" table:style-name="ce4">
            <text:p>একটা খুব ভালো ফটো ছিলো। অনিল বিশ্বাস ভাত রান্না করছে, পাশে লতা ও বেলা বোস বসে দেখছে। খুঁজে পেলে পোস্ট করবো</text:p>
          </table:table-cell>
          <table:table-cell office:value-type="float" office:value="1" table:style-name="ce1">
            <text:p>1</text:p>
          </table:table-cell>
          <table:table-cell table:number-columns-repeated="16382"/>
        </table:table-row>
        <table:table-row table:style-name="ro1">
          <table:table-cell office:value-type="string" table:style-name="ce4">
            <text:p>১ লিটার পেট্রোল কিনলে ইন্ডিয়াস বিগেস্ট পাপ্পুর ফান্ডে যাচ্ছে ৫০ টাকা। যা তিনি অপব্যাবহার করবেন পরে। আজ পাপ্পুর নেওয়া সেই টাকার রশিদ প্রত্যেক পেট্রোল পাম্পে তুলে দিচ্ছেন মেদিনীপুর সাংগঠনিক জেলা তৃণমূল যুব কংগ্রেস সভাপতি IndiasBiggestPappuAmitShah FAM4TMC</text:p>
          </table:table-cell>
          <table:table-cell office:value-type="float" office:value="1" table:style-name="ce1">
            <text:p>1</text:p>
          </table:table-cell>
          <table:table-cell table:number-columns-repeated="16382"/>
        </table:table-row>
        <table:table-row table:style-name="ro1">
          <table:table-cell office:value-type="string" table:style-name="ce4">
            <text:p>বিবেক আছে,বিবেচনা নেই! মানুষ আছে,মানবতা নেই! অন্যায় আছে,কিন্তু প্রতিবাদ নেই!</text:p>
          </table:table-cell>
          <table:table-cell office:value-type="float" office:value="0" table:style-name="ce1">
            <text:p>0</text:p>
          </table:table-cell>
          <table:table-cell table:number-columns-repeated="16382"/>
        </table:table-row>
        <table:table-row table:style-name="ro1">
          <table:table-cell office:value-type="string" table:style-name="ce4">
            <text:p>আনন্দবাজার 'রাজ্যের বুদ্ধিজীবীরা নীরব কেন' শীর্ষক উত্তর-সম্পাদকীয় দেখে মনে করেছিলাম লেখক শিক্ষার ক্ষেত্রে অপরীসীম দুর্নীতি সম্বন্ধে কিছু লিখেছেন। কিন্তু না ! ওর বক্তব্য, 'ফ্যাসিস্ট বিজেপির বিরুদ্ধে মমতা যেমনন লাফালাফি করছেন অন্য রাজ্যের মুখ্যমন্ত্রীর তা সমর্থন করছেন না কেন?</text:p>
          </table:table-cell>
          <table:table-cell office:value-type="float" office:value="0" table:style-name="ce1">
            <text:p>0</text:p>
          </table:table-cell>
          <table:table-cell table:number-columns-repeated="16382"/>
        </table:table-row>
        <table:table-row table:style-name="ro1">
          <table:table-cell office:value-type="string" table:style-name="ce4">
            <text:p>আমেরিকানদের থেকে আমাদের কি শিক্ষা নেওয়া উচিত উলঙ্গপনা না বৈজ্ঞানিক দক্ষতা?</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যে বেঁচে আছি এটাই আল্লাহ তায়ালার অনেক বড় একটা নিয়ামতের, এজন্য বেশি বেশি আল্লাহ তাআলার শুকরিয়া আদায় করুন।</text:p>
          </table:table-cell>
          <table:table-cell office:value-type="float" office:value="1" table:style-name="ce1">
            <text:p>1</text:p>
          </table:table-cell>
          <table:table-cell table:number-columns-repeated="16382"/>
        </table:table-row>
        <table:table-row table:style-name="ro1">
          <table:table-cell office:value-type="string" table:style-name="ce4">
            <text:p>Zee 24 Ghanta Exclusive:ঠাকুরপুকুর এস বি পার্ক। থিমের নাম লোক শিল্প প্রবাহ। ছবি: অয়ন ঘোষাল Durgapuja2022 ThakurpukurZee24Ghanta</text:p>
          </table:table-cell>
          <table:table-cell office:value-type="float" office:value="1" table:style-name="ce1">
            <text:p>1</text:p>
          </table:table-cell>
          <table:table-cell table:number-columns-repeated="16382"/>
        </table:table-row>
        <table:table-row table:style-name="ro1">
          <table:table-cell office:value-type="string" table:style-name="ce4">
            <text:p>রাজ্য মন্ত্রিসভার সদস্য মাননীয় প্রনজিৎ সিংহ রায় মহোদয়কে অসংখ্য ধন্যবাদ। আমরা ঐক্যবদ্ধভাবে প্রধানমন্ত্রী নরেন্দ্র মোদীজির শ্রেষ্ঠ ত্রিপুরা গড়ার স্বপ্নকে পূরণ করতে কাজ করবো।</text:p>
          </table:table-cell>
          <table:table-cell office:value-type="float" office:value="1" table:style-name="ce1">
            <text:p>1</text:p>
          </table:table-cell>
          <table:table-cell table:number-columns-repeated="16382"/>
        </table:table-row>
        <table:table-row table:style-name="ro1">
          <table:table-cell office:value-type="string" table:style-name="ce4">
            <text:p>দেশের যশস্বী প্রধানমন্ত্রী নরেন্দ্র মোদী জীকে ধন্যবাদ ও কৃতজ্ঞতা জানাই দেশব্যাপী বিনামূল্যে কোভিডের টীকা প্রদান করার জন্য। largestvaccinationdrive SewaPakhwada</text:p>
          </table:table-cell>
          <table:table-cell office:value-type="float" office:value="1" table:style-name="ce1">
            <text:p>1</text:p>
          </table:table-cell>
          <table:table-cell table:number-columns-repeated="16382"/>
        </table:table-row>
        <table:table-row table:style-name="ro1">
          <table:table-cell office:value-type="string" table:style-name="ce4">
            <text:p>আমি নিজেকে যতটা ভালবাসতাম তার চেয়েও বেশি তোমাকে ভালবাসতাম এবং এটাই ছিল সমস্যা। আমি নিজেকে হারিয়ে ফেলছিলাম, এটা ঠিক ছিল কারণ আমি তোমাকে পেয়েছিলাম - তাই যখন তুমি চলে গেলে এবং আমি নিজেকে হারিয়ে ফেলেছিলাম, আমি কি করব বুঝতে পারছিলাম না।</text:p>
          </table:table-cell>
          <table:table-cell office:value-type="float" office:value="1" table:style-name="ce1">
            <text:p>1</text:p>
          </table:table-cell>
          <table:table-cell table:number-columns-repeated="16382"/>
        </table:table-row>
        <table:table-row table:style-name="ro1">
          <table:table-cell office:value-type="string" table:style-name="ce4">
            <text:p>প্রথমআলোর মায়রে চুদি খানকির পোলারা নিউজ করিস কার গুলিতে আহত হয়েছে এটা লেখলে কি তোর মা-বোনদের- বউদের এসে ধর্ষণ করবে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প্রশ্ন, ওরা যদি তৃতীয় লিঙ্গ হয় তবে প্রথম ও দ্বিতীয় লিঙ্গে কারা? এবং কিসের ও কোন মাপকাঠিতে এই প্রথম দ্বিতীয় ও তৃতীয় নির্ধারণ করা হয়েছে? ওরা হিজড়া এই পরিচয় কী যথেষ্ট নয়?</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য় স্বয়ংসেবক সংঘের প্রবীণ রাষ্ট্রবাদী প্রচারক, প্রেরণা পুরুষ মাননীয় শ্রী শ্যামলাল বন্দ্যোপাধ্যায় মহোদয়ের প্রয়াণে আমরা মর্মাহত। ওনার বিদেহী আত্মার প্রতি সশ্রদ্ধ প্রণাম নিবেদন করি। প্রার্থনা করি পরম করুণাময় ঈশ্বর ওনার বিদেহী আত্মার অমরত্ব প্রদান করুন। ওম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ইউপি চেয়ারম্যানের বিরুদ্ধে প্রতারণার অভিযোগ এনে সম্প্রতি রাজধানীর ডিবি কার্যালয়ে ভিড় করে শত শত মানুষ somoytv Somoynews news newsalert newsupdates Somoy SomoyBangladesh</text:p>
          </table:table-cell>
          <table:table-cell office:value-type="float" office:value="0" table:style-name="ce1">
            <text:p>0</text:p>
          </table:table-cell>
          <table:table-cell table:number-columns-repeated="16382"/>
        </table:table-row>
        <table:table-row table:style-name="ro1">
          <table:table-cell office:value-type="string" table:style-name="ce4">
            <text:p>গোটা রাজ্য জুড়ে চলছে পেট্রোপণ্যের মূল্য বৃদ্ধির প্রতিবাদে তৃণমূল যুব কংগ্রেসের কর্মসূচি। FAM4TMC</text:p>
          </table:table-cell>
          <table:table-cell office:value-type="float" office:value="0" table:style-name="ce1">
            <text:p>0</text:p>
          </table:table-cell>
          <table:table-cell table:number-columns-repeated="16382"/>
        </table:table-row>
        <table:table-row table:style-name="ro1">
          <table:table-cell office:value-type="string" table:style-name="ce4">
            <text:p>সাফ নারী চ্যাম্পিয়নশিপ-২০২২ বিজয়ের মাধ্যমে বাংলাদেশকে গৌরবান্বিত করায়, বাংলাদেশ নারী ফুটবল দলকে অভিনন্দন জানিয়েছেন বঙ্গবন্ধু কন্যা মাননীয় প্রধানমন্ত্রী জননেত্রী শেখ হাসিনা। সাফ বিজয়ী বাঘিনী বাংলাদেশের নারী ফুটবল দলকে বরণ করে নিতে প্রস্তুত পুরো বাংলাদেশ।</text:p>
          </table:table-cell>
          <table:table-cell office:value-type="float" office:value="1" table:style-name="ce1">
            <text:p>1</text:p>
          </table:table-cell>
          <table:table-cell table:number-columns-repeated="16382"/>
        </table:table-row>
        <table:table-row table:style-name="ro1">
          <table:table-cell office:value-type="string" table:style-name="ce4">
            <text:p>জীবন সাজাই নামায দিয়ে, মন সাজাই ঈমান দিয়ে, শরীর সাজাই নবীর সুন্নত দিয়ে, আর বন্ধু বানাই ইসলামের দাওয়াত দিয়ে..!</text:p>
          </table:table-cell>
          <table:table-cell office:value-type="float" office:value="1" table:style-name="ce1">
            <text:p>1</text:p>
          </table:table-cell>
          <table:table-cell table:number-columns-repeated="16382"/>
        </table:table-row>
        <table:table-row table:style-name="ro1">
          <table:table-cell office:value-type="string" table:style-name="ce4">
            <text:p>TMC MP শ্বগত রায় আপনি ভুল বলছেন যে এই রকম দুর্নীতি নাকি আপনি দেখেননি আপনার ভাইয়ের বিজেপি পার্টিতে পাহাড় নয় দুর্নীতির পর্বত আর সেটা মোদীর এমপি বরুণ গান্ধী বলছে আমরা নিজের টাকা খরচ করে সোশ্যাল মিডিয়ায় বিজেপি সিপিএম এর সঙ্গে লড়াই করছি আর আপনারা ফুর্তি করছেন</text:p>
          </table:table-cell>
          <table:table-cell office:value-type="float" office:value="0" table:style-name="ce1">
            <text:p>0</text:p>
          </table:table-cell>
          <table:table-cell table:number-columns-repeated="16382"/>
        </table:table-row>
        <table:table-row table:style-name="ro1">
          <table:table-cell office:value-type="string" table:style-name="ce4">
            <text:p>শক্তিশালী সে, যে রাগের সময় নিজেকে নিয়ন্ত্রণে রাখতে পারে । (সহীহ মুসলিম)</text:p>
          </table:table-cell>
          <table:table-cell office:value-type="float" office:value="0" table:style-name="ce1">
            <text:p>0</text:p>
          </table:table-cell>
          <table:table-cell table:number-columns-repeated="16382"/>
        </table:table-row>
        <table:table-row table:style-name="ro1">
          <table:table-cell office:value-type="string" table:style-name="ce4">
            <text:p>ত্রিপুরা থেকে রাজ্যসভার সাংসদ পদে নির্বাচিত হওয়ার জন্য প্রাক্তন মুখ্যমন্ত্রী শ্রী Biplab Kumar Deb মহোদয়কে জানাই অনেক অনেক শুভেচ্ছা ও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মার শালা এই ভাগুয়াধারী শুয়োরের বাচ্চাকে ৷ ধর্ম নিয়ে মিথ্যা কথা বলে উসকানি দিচ্ছে...</text:p>
          </table:table-cell>
          <table:table-cell office:value-type="float" office:value="0" table:style-name="ce1">
            <text:p>0</text:p>
          </table:table-cell>
          <table:table-cell table:number-columns-repeated="16382"/>
        </table:table-row>
        <table:table-row table:style-name="ro1">
          <table:table-cell office:value-type="string" table:style-name="ce4">
            <text:p>মহান আল্লাহর সুবহানাহু ওয়াতাআ'লার পক্ষ থেকে হেদায়েত ও রহমত তাদের জন্য যারা আল্লাহ কে ভয় করে চলে এবং তার সাথে কাউকে অংশীদার সাব্যস্ত না করে। AllahuAkbar</text:p>
          </table:table-cell>
          <table:table-cell office:value-type="float" office:value="1" table:style-name="ce1">
            <text:p>1</text:p>
          </table:table-cell>
          <table:table-cell table:number-columns-repeated="16382"/>
        </table:table-row>
        <table:table-row table:style-name="ro1">
          <table:table-cell office:value-type="string" table:style-name="ce4">
            <text:p>একদিন সবাইকে চলে যেতে হবে ওই কবরে</text:p>
          </table:table-cell>
          <table:table-cell office:value-type="float" office:value="0" table:style-name="ce1">
            <text:p>0</text:p>
          </table:table-cell>
          <table:table-cell table:number-columns-repeated="16382"/>
        </table:table-row>
        <table:table-row table:style-name="ro1">
          <table:table-cell office:value-type="string" table:style-name="ce4">
            <text:p>হ্যাঁ আমাদের মামারবাড়ীতে দামোদর মন্দির আছে বলে নিরামিষ হয়..আর আমিষ রান্নার জন্য বাইরে একটা রান্নাঘর আছে..কোন মানে হয় সেই তো একই লোকের পেটে যাচ্ছে</text:p>
          </table:table-cell>
          <table:table-cell office:value-type="float" office:value="1" table:style-name="ce1">
            <text:p>1</text:p>
          </table:table-cell>
          <table:table-cell table:number-columns-repeated="16382"/>
        </table:table-row>
        <table:table-row table:style-name="ro1">
          <table:table-cell office:value-type="string" table:style-name="ce4">
            <text:p>তৃণমূলের সৌজন্যে বাংলায় দুর্নীতি এখন শিল্পে পরিণত! সমগ্র দেশের কাছে পশ্চিমবঙ্গের সম্মানকে ধুলোয় মিশিয়ে দিলো এই তৃণমূল।</text:p>
          </table:table-cell>
          <table:table-cell office:value-type="float" office:value="0" table:style-name="ce1">
            <text:p>0</text:p>
          </table:table-cell>
          <table:table-cell table:number-columns-repeated="16382"/>
        </table:table-row>
        <table:table-row table:style-name="ro1">
          <table:table-cell office:value-type="string" table:style-name="ce4">
            <text:p>এবার মসজিদ.... দু' "ইসলামী দলের" প্রকাশ্য ও অনলাইন যুদ্ধ... এদের মাধ্যমে দ্বীন কায়েম নয়.... বরং রক্তাক্ত জনপদ কায়েম হবে.... আফসোস এদে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 দের ভোটে জিতে মুসলিম নিধন অত্যাচার ভালোই চলছে । নির্লজ্জ্ব বেহায়া গুলো। মুসলিমরা আর গোলামী করবে না কোন দলের। হক বুঝে নেবে আর বুঝিয়ে দেবে । দুর্নীতি থেকে বাঁচার জন্য এখন মমতা মোদিকে RSS কে সার্টিফিকেট দিচ্ছে। ৯৬% মুসলিম ভোট পেয়ে এভাবে তার প্রতিদান দিচ্ছে। ছি ছি</text:p>
          </table:table-cell>
          <table:table-cell office:value-type="float" office:value="0" table:style-name="ce1">
            <text:p>0</text:p>
          </table:table-cell>
          <table:table-cell table:number-columns-repeated="16382"/>
        </table:table-row>
        <table:table-row table:style-name="ro1">
          <table:table-cell office:value-type="string" table:style-name="ce4">
            <text:p>পার্ভাটার ভাইপো ঘোষের বাপের পরিচয় বার হতেই মাল্টে চুপসে ড়েগাঁ ঢুকে বসে আসছে। শহরের পশুনেতাদের উপর ফিরকি নিতে গ্রামের মানুষ কেমন আনন্দ করছে তাদের ভাদু গানের মাধ্যমে। সবাই কে শোনার অনুরোধ জানালাম "পার্থবাবুর খাটে অর্পিতা আছে"</text:p>
          </table:table-cell>
          <table:table-cell office:value-type="float" office:value="0" table:style-name="ce1">
            <text:p>0</text:p>
          </table:table-cell>
          <table:table-cell table:number-columns-repeated="16382"/>
        </table:table-row>
        <table:table-row table:style-name="ro1">
          <table:table-cell office:value-type="string" table:style-name="ce4">
            <text:p>মন টা সবথেকে বড় না হলে প্রচার করব কি করে l বাংলায় হচ্ছে সবুজ ভালোবাসা l শান্তির ভালবাসা l বাংলা তুমি এগিয়ে থাকো দিদিমণি তোমার সাথেই আছি l শারদীয়া দুর্গাপূজা উপলক্ষে সকলকে জানাই আমন্ত্রণ l অল ইন্ডিয়া তৃণমূল কংগ্রেস l শালতোড়া ব্লক বাঁকুড়া l বিশ্ব বন্ধু বাউরী l</text:p>
          </table:table-cell>
          <table:table-cell office:value-type="float" office:value="1" table:style-name="ce1">
            <text:p>1</text:p>
          </table:table-cell>
          <table:table-cell table:number-columns-repeated="16382"/>
        </table:table-row>
        <table:table-row table:style-name="ro1">
          <table:table-cell office:value-type="string" table:style-name="ce4">
            <text:p>“যাঁরা আমাদের এই স্বপ্নকে আলিঙ্গন করতে উৎসুক হয়ে আছেন, সেসব স্বপ্নসারথিদের জন্য এটি আমরা জিততে চাই। নিরঙ্কুশ সমর্থণের প্রতিদান আমরা দিতে চাই। আমরা জীবনযুদ্ধেই লড়ে অভ্যস্ত। দক্ষিণ এশিয়ার শ্রেষ্ঠত্বের জন্য শেষ মিনিট পর্যন্ত লড়ে যাব। জয়-পরাজয় আল্লাহর হাতে। তবে বিশ্বাস রাখুন,</text:p>
          </table:table-cell>
          <table:table-cell office:value-type="float" office:value="0" table:style-name="ce1">
            <text:p>0</text:p>
          </table:table-cell>
          <table:table-cell table:number-columns-repeated="16382"/>
        </table:table-row>
        <table:table-row table:style-name="ro1">
          <table:table-cell office:value-type="string" table:style-name="ce4">
            <text:p>মমতা বন্দ্যোপাধ্যায় জিন্দাবাদ অভিষেক ব্যানার্জী জিন্দাবাদ জয় বাংলা</text:p>
          </table:table-cell>
          <table:table-cell office:value-type="float" office:value="0" table:style-name="ce1">
            <text:p>0</text:p>
          </table:table-cell>
          <table:table-cell table:number-columns-repeated="16382"/>
        </table:table-row>
        <table:table-row table:style-name="ro1">
          <table:table-cell office:value-type="string" table:style-name="ce4">
            <text:p>শালা অনুব্রত মণ্ডল বেচারি ভারত সেবাশ্রম সঙ্ঘ কেও ছাড়ে নি, হোদদা ফাঁক, হিন্দু খাতরে ম্যায় হ্যায় বাবা রে বাবা</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কর্মচারীদের প্রতি সহৃদয় রাজ্য সরকার। FAM4TMC</text:p>
          </table:table-cell>
          <table:table-cell office:value-type="float" office:value="1" table:style-name="ce1">
            <text:p>1</text:p>
          </table:table-cell>
          <table:table-cell table:number-columns-repeated="16382"/>
        </table:table-row>
        <table:table-row table:style-name="ro1">
          <table:table-cell office:value-type="string" table:style-name="ce4">
            <text:p>"মসজিদ নির্মাণে ৬৫ বছর বয়সে সাড়ে ২২ কিলোমিটার সাঁতার কাটলেন বৃদ্ধ" নরসিংদীর রায়পুরায় একটি মসজিদ নির্মাণের জন্য অর্থ সংগ্রহ করতে ৬৫ বছর বয়সী এক বৃদ্ধ ২২ কিলোমিটার সাতাঁর কাটলেন। শনিবার সকালে জেলার রায়পুরা উপজেলার এ ঘটনা ঘটে। নবপ্রকাশ/ জেড.এম. news দৈনিক_নবপ্রকাশ</text:p>
          </table:table-cell>
          <table:table-cell office:value-type="float" office:value="1" table:style-name="ce1">
            <text:p>1</text:p>
          </table:table-cell>
          <table:table-cell table:number-columns-repeated="16382"/>
        </table:table-row>
        <table:table-row table:style-name="ro1">
          <table:table-cell office:value-type="string" table:style-name="ce4">
            <text:p>রাষ্ট্রপতি জো বাইডেন এবং ফার্স্ট লেডি জিল বিডেন আমেরিকান ন্যাচারাল হিস্ট্রি মিউজিয়ামে UNGA77-এ যোগ দিতে নিউইয়র্কে আসা রাষ্ট্রপ্রধান এবং সরকার প্রধানদের সম্মানে আয়োজিত সংবর্ধনা অনুষ্ঠানে মাননীয় প্রধানমন্ত্রী শেখ হাসিনাকে উষ্ণ অভ্যর্থনা জানান।</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অংশ যেওনা টাকা দিতে মসজিদে টাকা দেওয়া হারাম ও বেশ্যা পাড়ায় টাকা দেওয়া অধিক গুরুত্বের তা স্থাপন করতে</text:p>
          </table:table-cell>
          <table:table-cell office:value-type="float" office:value="0" table:style-name="ce1">
            <text:p>0</text:p>
          </table:table-cell>
          <table:table-cell table:number-columns-repeated="16382"/>
        </table:table-row>
        <table:table-row table:style-name="ro1">
          <table:table-cell office:value-type="string" table:style-name="ce4">
            <text:p>বর্ধমানে বেহাল রাস্তার প্রতিবাদে বিক্ষোভে সামিল স্কুল পড়ুয়া সহ এলাকাবাসী BadRoad Galsi PurbaBardhaman BDO RoadBlock</text:p>
          </table:table-cell>
          <table:table-cell office:value-type="float" office:value="0" table:style-name="ce1">
            <text:p>0</text:p>
          </table:table-cell>
          <table:table-cell table:number-columns-repeated="16382"/>
        </table:table-row>
        <table:table-row table:style-name="ro1">
          <table:table-cell office:value-type="string" table:style-name="ce4">
            <text:p>২২ সেপ্টেম্বরের কোভিড বুলেটিন। দেখে নিন এক নজরে COVID19 Coronavirus CovidUpdates CoronaBulletin Omicron OmicronVariant WestBengal Drishtibhongi</text:p>
          </table:table-cell>
          <table:table-cell office:value-type="float" office:value="1" table:style-name="ce1">
            <text:p>1</text:p>
          </table:table-cell>
          <table:table-cell table:number-columns-repeated="16382"/>
        </table:table-row>
        <table:table-row table:style-name="ro1">
          <table:table-cell office:value-type="string" table:style-name="ce4">
            <text:p>1993সালের২১সে জুলাই যে পুলিশ কমিশনার গুলি চালানোর অর্ডার দিয়েছিলেন তিনি তৃণমূলের ক্যান্ডিডেট হয়ে কৃষ্ণ নগর থেকে লোকসভায় নির্বাচনে দাঁড়ালেন কিভাবে ?</text:p>
          </table:table-cell>
          <table:table-cell office:value-type="float" office:value="0" table:style-name="ce1">
            <text:p>0</text:p>
          </table:table-cell>
          <table:table-cell table:number-columns-repeated="16382"/>
        </table:table-row>
        <table:table-row table:style-name="ro1">
          <table:table-cell office:value-type="string" table:style-name="ce4">
            <text:p>-তারপর? নোয়াখালীর ওই মেয়েটার দোষ কই ছিলো?ঘরের ভিতর কি সে একা উলঙ্গ হয়ে ছিলো?যে তোরা ঘরে ঢুকে ধর্ষণ করলি?করলি তো করলি? এতো নির্মম ভাবে,নিষ্ঠুর ভাবে হত্যা কেনো করলি?কি ভেবে করলি?তোরা কি মরবি না;তোরা কি হাশরের ময়দানে দাড়াবি না তোদের কি বিচার হবে না?কি এমন দোষ করেছিলো মেয়েটি?</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 ত্রিপুরা জেলা শাসক ও জেলা সমহর্তা শ্রী দেবপ্রিয় বর্ধন মহোদয়ের জেলার জনসাধারনের প্রতি বিশেষ আবেদন কোভিড ভ্যাকসিন নেওয়া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যেভাবে নিশ্চিহ্ন হয় দাপুটে আদ জাতি</text:p>
          </table:table-cell>
          <table:table-cell office:value-type="float" office:value="0" table:style-name="ce1">
            <text:p>0</text:p>
          </table:table-cell>
          <table:table-cell table:number-columns-repeated="16382"/>
        </table:table-row>
        <table:table-row table:style-name="ro1">
          <table:table-cell office:value-type="string" table:style-name="ce4">
            <text:p>এ জয় আমাদের.... এ জয় ভারতীয় জনতা পার্টির..... এ জয় ভারতীয় জনতা যুব মোর্চার জয় শ্রীরাম ভারতীয় জনতা পার্টি জিন্দাবাদ ভারতীয় জনতা নদিয়া উত্তর যুব মোর্চা জিন্দাবাদ</text:p>
          </table:table-cell>
          <table:table-cell office:value-type="float" office:value="1" table:style-name="ce1">
            <text:p>1</text:p>
          </table:table-cell>
          <table:table-cell table:number-columns-repeated="16382"/>
        </table:table-row>
        <table:table-row table:style-name="ro1">
          <table:table-cell office:value-type="string" table:style-name="ce4">
            <text:p>“আমাকে ধরে ফেলেছে, সচিনকেও ছাড়িয়ে যেতে পারে”, কোহলি প্রসঙ্গে বিরাট বয়ান পন্টিংয়ের News Bangla Bengali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দেশের সমস্ত মুসলিমরা সাবধান! দেশের বাজারে ইজরায়েলের পণ্যের আনা গোনা!যে দেশকে বাংলাদেশ দেশ হিসেবে আন্তর্জাতিক স্বীকৃতি দেয় নি!সেই দেশের পন্য আজ এদেশের বাজারে!Check out islamic videos's video! TikTok</text:p>
          </table:table-cell>
          <table:table-cell office:value-type="float" office:value="0" table:style-name="ce1">
            <text:p>0</text:p>
          </table:table-cell>
          <table:table-cell table:number-columns-repeated="16382"/>
        </table:table-row>
        <table:table-row table:style-name="ro1">
          <table:table-cell office:value-type="string" table:style-name="ce4">
            <text:p>বন্ধুত্ব আসলে এমন, যার কোনো সীমা-পরিসীমা নেই, বয়স বা টাকার বিভাজন নেই।</text:p>
          </table:table-cell>
          <table:table-cell office:value-type="float" office:value="1" table:style-name="ce1">
            <text:p>1</text:p>
          </table:table-cell>
          <table:table-cell table:number-columns-repeated="16382"/>
        </table:table-row>
        <table:table-row table:style-name="ro1">
          <table:table-cell office:value-type="string" table:style-name="ce4">
            <text:p>বেশি বার বেরো না , বাংলার জনগণ জানে গোময় ,গোমূত্র খেয়ে তোমার মধ্যে শিক্ষা ,রুচি, সংবেদনশীলতা,ভদ্রতা পুরোটাই লোপ পেয়েছে ,তোমার কথা কাজ প্রত্যেকদিন সেই প্রমান দিচ্ছে ,আজ তুমি সমস্ত সীমা অতিক্রম করে গেছো ছি ছি ছি আর জবাব তোমায় বাংলার জনগণ দেবর MentalMijafar</text:p>
          </table:table-cell>
          <table:table-cell office:value-type="float" office:value="0" table:style-name="ce1">
            <text:p>0</text:p>
          </table:table-cell>
          <table:table-cell table:number-columns-repeated="16382"/>
        </table:table-row>
        <table:table-row table:style-name="ro1">
          <table:table-cell office:value-type="string" table:style-name="ce4">
            <text:p>আস্তাগফিরুল্লাহ ওয়া আতূবু ইলাইহি। -- আমি আল্লাহ্‌র কাছে ক্ষমা চাচ্ছি এবং তার কাছে তাওবা করছি। আমীন।</text:p>
          </table:table-cell>
          <table:table-cell office:value-type="float" office:value="0" table:style-name="ce1">
            <text:p>0</text:p>
          </table:table-cell>
          <table:table-cell table:number-columns-repeated="16382"/>
        </table:table-row>
        <table:table-row table:style-name="ro1">
          <table:table-cell office:value-type="string" table:style-name="ce4">
            <text:p>মোদি দেয় ভাষণ আর দিদি দেয় রেশন । এসব নিয়ে সন্তুষ্ট থাকে বাংলার জনগন</text:p>
          </table:table-cell>
          <table:table-cell office:value-type="float" office:value="0" table:style-name="ce1">
            <text:p>0</text:p>
          </table:table-cell>
          <table:table-cell table:number-columns-repeated="16382"/>
        </table:table-row>
        <table:table-row table:style-name="ro1">
          <table:table-cell office:value-type="string" table:style-name="ce4">
            <text:p>যেই সব নেতা মন্ত্রীরা দুর্নীতি সাথে যুক্ত থাকলেই এইরকম বক্তব্যে পোষ্ট করে! জেনে রাখা ভালো হাইকোর্টের নির্দেশে বাংলায় সিবিআই ও ইডি তদন্ত হচ্ছে কোন বিজেপির নেতার কথায় নয়! অদৃশ্য হাতের ছোঁয়ায় যারা দুর্নীতির সাথে যুক্ত তারাই ধীরে ধীরে একে একে জেলের জেতে হবেই !</text:p>
          </table:table-cell>
          <table:table-cell office:value-type="float" office:value="0" table:style-name="ce1">
            <text:p>0</text:p>
          </table:table-cell>
          <table:table-cell table:number-columns-repeated="16382"/>
        </table:table-row>
        <table:table-row table:style-name="ro1">
          <table:table-cell office:value-type="string" table:style-name="ce4">
            <text:p>নোংরামি করার যায়গা পাস না আসলে দেশটা নোংরামিতে ভরে গেছে দেশ স্বাধীন হয়েছে কি তোদের নোংরামি করার জন্য চুদে সুনা লাল করে দিলে আবার বলিস দর্শন করছে তোদের মতো মাগীদের কারণে দেশে দর্শন হচ্ছে বেশি সেক্স হলে একটু ধর্য্য ধর বেশি কন্ট্রোল করতে না পারলে আমার সাথে যোগাযোগ করিস।</text:p>
          </table:table-cell>
          <table:table-cell office:value-type="float" office:value="0" table:style-name="ce1">
            <text:p>0</text:p>
          </table:table-cell>
          <table:table-cell table:number-columns-repeated="16382"/>
        </table:table-row>
        <table:table-row table:style-name="ro1">
          <table:table-cell office:value-type="string" table:style-name="ce4">
            <text:p>‘প্রতি ঘরে সুশাসন’ অভিযানের অঙ্গ হিসেবে ত্রিপুরার সার্বিক বিকাশে আপনার মূল্যবান পরামর্শ দিন। ফোন করুন টোল ফ্রী নম্বর ১৯০৫ PratiGhareSushason</text:p>
          </table:table-cell>
          <table:table-cell office:value-type="float" office:value="1" table:style-name="ce1">
            <text:p>1</text:p>
          </table:table-cell>
          <table:table-cell table:number-columns-repeated="16382"/>
        </table:table-row>
        <table:table-row table:style-name="ro1">
          <table:table-cell office:value-type="string" table:style-name="ce4">
            <text:p>তোমার মতো খানকির কাছে ভালো জিনিস ভালো লাগবে না এটাই সাভাবিক।</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এর নির্দেশে আগামীকাল ২৪শে সেপ্টেম্বর ২০২২ শনিবার বেলা ৩টায় কোচবিহার জেলা তৃণমূল কংগ্রেসের নব নির্মিত কার্যালয়ের শুভ উদ্বোধন করবেন রাজ্যের মন্ত্রী ও FAM4TMC</text:p>
          </table:table-cell>
          <table:table-cell office:value-type="float" office:value="1" table:style-name="ce1">
            <text:p>1</text:p>
          </table:table-cell>
          <table:table-cell table:number-columns-repeated="16382"/>
        </table:table-row>
        <table:table-row table:style-name="ro1">
          <table:table-cell office:value-type="string" table:style-name="ce4">
            <text:p>বোর্ড নির্বাচন ১৮ অক্টোবর, সেদিনই নির্ধারিত হবে সৌরভের ভবিষ্যৎ</text:p>
          </table:table-cell>
          <table:table-cell office:value-type="float" office:value="1" table:style-name="ce1">
            <text:p>1</text:p>
          </table:table-cell>
          <table:table-cell table:number-columns-repeated="16382"/>
        </table:table-row>
        <table:table-row table:style-name="ro1">
          <table:table-cell office:value-type="string" table:style-name="ce4">
            <text:p>এটাই বর্বরতা ভাম দের যে যেকোনও মূল্যে গরীব খেপাও। গরীব শিল্প শ্রমিকদের খেপিয়ে খেপিয়ে রাজ্যের সব শিল্প তাড়িয়ে আজ সেই গরীব মানুষগুলির পেটে ভাত নেই। এতই দরদ যখন, তাদের তো নিজেদের বাড়ীতে একটা কোনায় রাখার ব্যবস্থা করতেই পারেন।</text:p>
          </table:table-cell>
          <table:table-cell office:value-type="float" office:value="0" table:style-name="ce1">
            <text:p>0</text:p>
          </table:table-cell>
          <table:table-cell table:number-columns-repeated="16382"/>
        </table:table-row>
        <table:table-row table:style-name="ro1">
          <table:table-cell office:value-type="string" table:style-name="ce4">
            <text:p>হ্যাঁ সেটাই ভালো হবে।না হলে আপনাদের চুরি করা সব গচ্ছিত ধন আলমারি থেকে বের করে নিয়ে যাবে।আপনাদের চোর বল্লেও কম বলা হবে আপনারা তো ডাকাত এর ঠাকুর দা।আপনারা সব হলেন চটি চাটা চামচা।</text:p>
          </table:table-cell>
          <table:table-cell office:value-type="float" office:value="0" table:style-name="ce1">
            <text:p>0</text:p>
          </table:table-cell>
          <table:table-cell table:number-columns-repeated="16382"/>
        </table:table-row>
        <table:table-row table:style-name="ro1">
          <table:table-cell office:value-type="string" table:style-name="ce4">
            <text:p>আজ নেতাজী ভবনে ভারত সরকারের মাননীয় শিক্ষামন্ত্রী শ্রী ধর্মেন্দ্র প্রধান ও বিজেপি দক্ষিণ কলকাতা সাংগঠনিক জেলার সভাপতি মাননীয়া সংঘমিত্রা চৌধুরী॥</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গভীরভাবে শোকাহত এবং তাঁর আত্মার শান্তি কামনা করি । IWMnorth24pgs</text:p>
          </table:table-cell>
          <table:table-cell office:value-type="float" office:value="1" table:style-name="ce1">
            <text:p>1</text:p>
          </table:table-cell>
          <table:table-cell table:number-columns-repeated="16382"/>
        </table:table-row>
        <table:table-row table:style-name="ro1">
          <table:table-cell office:value-type="string" table:style-name="ce4">
            <text:p>একে কেউ লক্ষীর ভান্ডার ছুড়ে মার।</text:p>
          </table:table-cell>
          <table:table-cell office:value-type="float" office:value="0" table:style-name="ce1">
            <text:p>0</text:p>
          </table:table-cell>
          <table:table-cell table:number-columns-repeated="16382"/>
        </table:table-row>
        <table:table-row table:style-name="ro1">
          <table:table-cell office:value-type="string" table:style-name="ce4">
            <text:p>ধূস শালা!</text:p>
          </table:table-cell>
          <table:table-cell office:value-type="float" office:value="0" table:style-name="ce1">
            <text:p>0</text:p>
          </table:table-cell>
          <table:table-cell table:number-columns-repeated="16382"/>
        </table:table-row>
        <table:table-row table:style-name="ro1">
          <table:table-cell office:value-type="string" table:style-name="ce4">
            <text:p>ভয় থেকেই তো এই পোস্টের অবতারণা ! অবশ্য চোর চিটিংবাজদের হাত-পা কাঁপবে এটাই স্বাভাবিক! তা সে চোরের মা যতই বড় গলায় গণশক্তিকে গাল পাড়ুক।</text:p>
          </table:table-cell>
          <table:table-cell office:value-type="float" office:value="0" table:style-name="ce1">
            <text:p>0</text:p>
          </table:table-cell>
          <table:table-cell table:number-columns-repeated="16382"/>
        </table:table-row>
        <table:table-row table:style-name="ro1">
          <table:table-cell office:value-type="string" table:style-name="ce4">
            <text:p>TRP ষড়যন্ত্রের পর্দাফাঁস। ইডি-র তদন্তে ক্লিনচিট পেল রিপাবলিক। 'কোনও সরকার যদি আমাদের চ্যালেঞ্জ করতে চায় তাহলে মানুষ সেটা মেনে নেবে না। মানুষ রিপাবলিকের সঙ্গে রয়েছে', বললেন রিপাবলিক মিডিয়া নেটওয়ার্কের এডিটর-ইন-চিফ অর্ণব গোস্বামী ক্লিক করুন এই লিঙ্কে-</text:p>
          </table:table-cell>
          <table:table-cell office:value-type="float" office:value="1" table:style-name="ce1">
            <text:p>1</text:p>
          </table:table-cell>
          <table:table-cell table:number-columns-repeated="16382"/>
        </table:table-row>
        <table:table-row table:style-name="ro1">
          <table:table-cell office:value-type="string" table:style-name="ce4">
            <text:p>অনেকেই এই রাজ্যে জানেনা না PFI কি! এটা একটা ভয়ঙ্কর ইসলামিক সংঘঠন যেটা দেশটাকে ইসলামিক State বানাতে চাইছে।Murshidabad এ এদের বড় ঘাটি। তৃণমূল নেতাদের এই ব্যাপারে কোনো মাথব্যথা নেই।কারণ মুসলিম ভোট ব্যাংক। এখনকার দলদাস মিডিয়া কোনো খবর দেয়না। এদের এই দেশ থেকে সমূলে উৎখাত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শিক্ষার প্রগতি সংঘবদ্ধ জীবন দেশপ্রেম ,কে পাথেয় করে এর সোনার বাংলার উন্নয়নে সামিল হতে, সাধারণ ছাত্র ছাত্রী দের স্বার্থে ও দুর্নীতি মুক্ত কলেজ ক্যাম্পাস গড়তে সমগ্র ছাত্র সমাজ এক হও।। JOIN TMCP</text:p>
          </table:table-cell>
          <table:table-cell office:value-type="float" office:value="1" table:style-name="ce1">
            <text:p>1</text:p>
          </table:table-cell>
          <table:table-cell table:number-columns-repeated="16382"/>
        </table:table-row>
        <table:table-row table:style-name="ro1">
          <table:table-cell office:value-type="string" table:style-name="ce4">
            <text:p>চোর</text:p>
          </table:table-cell>
          <table:table-cell office:value-type="float" office:value="0" table:style-name="ce1">
            <text:p>0</text:p>
          </table:table-cell>
          <table:table-cell table:number-columns-repeated="16382"/>
        </table:table-row>
        <table:table-row table:style-name="ro1">
          <table:table-cell office:value-type="string" table:style-name="ce4">
            <text:p>রাজ্যে জওহর নবোদয় বিদ্যালয় চালু করার জন্য মুখ্যমন্ত্রী মমতা বন্দ্যোপাধ্যায়কে চিঠি কেন্দ্রীয় শিক্ষামন্ত্রী ধর্মেন্দ্র প্রধানের। DharmendraPradhan MamataBanerjee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যে দিন আপনারা বুঝবেন ‘ভিক্ষা’র থেকে ‘যোগ্যতা’ বড়ো, সেইদিন আপনারা লক্ষীর ভান্ডার, কন্যাশ্রী, রূপশ্রী, যুবশ্রী খুঁজবেন না, খুঁজবেন কর্ম সংস্থান।</text:p>
          </table:table-cell>
          <table:table-cell office:value-type="float" office:value="1" table:style-name="ce1">
            <text:p>1</text:p>
          </table:table-cell>
          <table:table-cell table:number-columns-repeated="16382"/>
        </table:table-row>
        <table:table-row table:style-name="ro1">
          <table:table-cell office:value-type="string" table:style-name="ce4">
            <text:p>শনিবার কোভিড-১৯-সংক্রান্ত জাতীয় কারিগরি পরামর্শক কমিটি পাঁচ দফা সুপারিশ করেছে। এর মধ্যে আছে শতভাগ সঠিকভাবে মাস্ক পরা ও হাত ধোয়া বা স্যানিটাইজার ব্যবহার নিশ্চিত করাসহ স্বাস্থ্যবিধি অনুসরণের জন্য জনসাধারণকে উৎসাহিত করা।</text:p>
          </table:table-cell>
          <table:table-cell office:value-type="float" office:value="1" table:style-name="ce1">
            <text:p>1</text:p>
          </table:table-cell>
          <table:table-cell table:number-columns-repeated="16382"/>
        </table:table-row>
        <table:table-row table:style-name="ro1">
          <table:table-cell office:value-type="string" table:style-name="ce4">
            <text:p>শাস্তির চেয়ে ক্ষমা সর্বদাই মহৎ।</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 ভাই</text:p>
          </table:table-cell>
          <table:table-cell office:value-type="float" office:value="1" table:style-name="ce1">
            <text:p>1</text:p>
          </table:table-cell>
          <table:table-cell table:number-columns-repeated="16382"/>
        </table:table-row>
        <table:table-row table:style-name="ro1">
          <table:table-cell office:value-type="string" table:style-name="ce4">
            <text:p>[বেঁচে থাকার নিশ্চয়তা] স্যুওশি নাকামোটো আসলে আছে কিনা তা পরীক্ষা করা হচ্ছে। ব্যক্তি টাকা পাঠাচ্ছে।↓↓↓↓↓ 1G4pnLD2xuQgBernjEngY9WyHCJvqKcRCq</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পরাজয় মানবনা দূর্বলতায় বাঁচতে শুধু জানবোনা আমরা চিরদিনই হাসি মুখে মরতে জানি তোমার ভয় নেই মা আমরা প্রতিবাদ করতে জানি।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যোগীর রাজ্যে আবার ধর্ষন ! আবার ১৯ মেয়ে বেশ্যাবৃত্তি না করতে চাওয়ার জন্য বিজেপি নেতার ছেলে মেয়েটিকে জানে মেরে ডোবায় ফেলে দিয়েছে ৷ এটাই ফেকু মোদীর "বেটি বচাও বেটি বেশ্যা বানাও" নাকি...? নির্লজ্জ বেহায়া অকৃতজ্ঞ অপদার্থ ফেকু প্রধানমন্ত্রী কে ঝাটা মেরে দূর করো...</text:p>
          </table:table-cell>
          <table:table-cell office:value-type="float" office:value="0" table:style-name="ce1">
            <text:p>0</text:p>
          </table:table-cell>
          <table:table-cell table:number-columns-repeated="16382"/>
        </table:table-row>
        <table:table-row table:style-name="ro1">
          <table:table-cell office:value-type="string" table:style-name="ce4">
            <text:p>- প্রয়োজনের চেয়ে মানুষ.! - বেশি পেয়ে গেলে সেটাকে অবহেলা করে.!</text:p>
          </table:table-cell>
          <table:table-cell office:value-type="float" office:value="0" table:style-name="ce1">
            <text:p>0</text:p>
          </table:table-cell>
          <table:table-cell table:number-columns-repeated="16382"/>
        </table:table-row>
        <table:table-row table:style-name="ro1">
          <table:table-cell office:value-type="string" table:style-name="ce4">
            <text:p>রাজ্যসভার উপনির্বাচনে ৪৩-১৫ ভোটে বিজয়ী ভারতীয় জনতা পার্টির প্রার্থী নব-নির্বাচিত সাংসদ Biplab Kumar Deb জী কে ৩৯ নং ওয়ার্ড কর্পোরেটর শ্রী অলক রায় মহাশয়ের পক্ষ থেকে অনেক অনেক শুভেচ্ছা ও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পশ্চিমাদের চ্যালেঞ্জ ছুড়ে দিতে এক সম্মেলনে যোগ দেন রুশ প্রেসিডেন্ট ভ্লাদিমির পুতিন ও চীনের প্রেসিডেন্ট শি জিনপিং somoytv Somoynews news newsalert newsupdates Somoy SomoyInternational</text:p>
          </table:table-cell>
          <table:table-cell office:value-type="float" office:value="0" table:style-name="ce1">
            <text:p>0</text:p>
          </table:table-cell>
          <table:table-cell table:number-columns-repeated="16382"/>
        </table:table-row>
        <table:table-row table:style-name="ro1">
          <table:table-cell office:value-type="string" table:style-name="ce4">
            <text:p>বিরাট কোহলির নতুন হেয়ার স্টাইলে মাত ভক্তরা! হার্দিকের সঙ্গে পাওয়া গেল হাল্কা মেজাজে, ভাইরাল ভিডিও viratkohli hardikpandya indvsaus</text:p>
          </table:table-cell>
          <table:table-cell office:value-type="float" office:value="1" table:style-name="ce1">
            <text:p>1</text:p>
          </table:table-cell>
          <table:table-cell table:number-columns-repeated="16382"/>
        </table:table-row>
        <table:table-row table:style-name="ro1">
          <table:table-cell office:value-type="string" table:style-name="ce4">
            <text:p>ফের বেঁচে উঠবে এই আশায় ১৫ ঘণ্টা পানিতে ফেলে রাখা হল মরদেহ</text:p>
          </table:table-cell>
          <table:table-cell office:value-type="float" office:value="1" table:style-name="ce1">
            <text:p>1</text:p>
          </table:table-cell>
          <table:table-cell table:number-columns-repeated="16382"/>
        </table:table-row>
        <table:table-row table:style-name="ro1">
          <table:table-cell office:value-type="string" table:style-name="ce4">
            <text:p>দারুন সুন্দর তুমি</text:p>
          </table:table-cell>
          <table:table-cell office:value-type="float" office:value="1" table:style-name="ce1">
            <text:p>1</text:p>
          </table:table-cell>
          <table:table-cell table:number-columns-repeated="16382"/>
        </table:table-row>
        <table:table-row table:style-name="ro1">
          <table:table-cell office:value-type="string" table:style-name="ce4">
            <text:p>লজ্জা!!!! লজ্জা!!! লজ্জা!!! বাংলার লজ্জা!!!</text:p>
          </table:table-cell>
          <table:table-cell office:value-type="float" office:value="0" table:style-name="ce1">
            <text:p>0</text:p>
          </table:table-cell>
          <table:table-cell table:number-columns-repeated="16382"/>
        </table:table-row>
        <table:table-row table:style-name="ro1">
          <table:table-cell office:value-type="string" table:style-name="ce4">
            <text:p>চোর</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যা চায়, সব সময় তা হয় না। এই যেমন- অমলকান্তি রোদ্দুর হতে চেয়েছিল জ্যোতি বসু প্রধানমন্ত্রী হতে চেয়েছিল অর্পিতা মা হতে চেয়েছিল...</text:p>
          </table:table-cell>
          <table:table-cell office:value-type="float" office:value="0" table:style-name="ce1">
            <text:p>0</text:p>
          </table:table-cell>
          <table:table-cell table:number-columns-repeated="16382"/>
        </table:table-row>
        <table:table-row table:style-name="ro1">
          <table:table-cell office:value-type="string" table:style-name="ce4">
            <text:p>এ বিজয় আমাদের</text:p>
          </table:table-cell>
          <table:table-cell office:value-type="float" office:value="1" table:style-name="ce1">
            <text:p>1</text:p>
          </table:table-cell>
          <table:table-cell table:number-columns-repeated="16382"/>
        </table:table-row>
        <table:table-row table:style-name="ro1">
          <table:table-cell office:value-type="string" table:style-name="ce4">
            <text:p>কতগুলো বিষয় মানুষের জীবন বদলে দিতে পারে । যেমন কোনো ঘটনা , কোনো ভালো অভিজ্ঞতা কিংবা কোনো মনীষীর বাণী । মনীষীর বাণীগুলি হল তাদের জীবনের দীর্ঘ অভিজ্ঞতার ফল ।</text:p>
          </table:table-cell>
          <table:table-cell office:value-type="float" office:value="1" table:style-name="ce1">
            <text:p>1</text:p>
          </table:table-cell>
          <table:table-cell table:number-columns-repeated="16382"/>
        </table:table-row>
        <table:table-row table:style-name="ro1">
          <table:table-cell office:value-type="string" table:style-name="ce4">
            <text:p>"ভালোবাসা অনেকটা জোছনার মত, "সবার জানালা দিয়ে প্রবেশ করে না!</text:p>
          </table:table-cell>
          <table:table-cell office:value-type="float" office:value="1" table:style-name="ce1">
            <text:p>1</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মমতা ব্যানার্জি মুখ্যমন্ত্রী হয়ে মানুষকে বলেছিলেন দশবছর মুখে লিউকোপ্লাস্ট লাগিয়ে রাখতে। এখন তৃণমূলের নেতা, মন্ত্রীদের দুর্নীতি টাকার পাহাড় দেখে মানুষ চোর চোর বলে চিৎকার করছেন। মানুষ এখন সোচ্চার, মুখ্যমন্ত্রী এখন মুখে লিউকোপ্লাস্ট লাগিয়ে বসে আছেন।"__</text:p>
          </table:table-cell>
          <table:table-cell office:value-type="float" office:value="0" table:style-name="ce1">
            <text:p>0</text:p>
          </table:table-cell>
          <table:table-cell table:number-columns-repeated="16382"/>
        </table:table-row>
        <table:table-row table:style-name="ro1">
          <table:table-cell office:value-type="string" table:style-name="ce4">
            <text:p>বায়তুল মোকাদ্দাসের পবিত্র ভূমি রক্ষা করার জন্য প্রতিদিন ফিলিস্তিনি মুসলমান যুবক ভাইয়েরা ও বোনেরা তাদের বুকের তাজা রক্ত ঢেলে দিচ্ছে অথচ মুসলিম বিশ্ব নীরব!</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একটা পাঁঠা পুশুন, নাম দেবেন পার্থ। আছে নাকি পাঁঠা পোষা?</text:p>
          </table:table-cell>
          <table:table-cell office:value-type="float" office:value="0" table:style-name="ce1">
            <text:p>0</text:p>
          </table:table-cell>
          <table:table-cell table:number-columns-repeated="16382"/>
        </table:table-row>
        <table:table-row table:style-name="ro1">
          <table:table-cell office:value-type="string" table:style-name="ce4">
            <text:p>বামের দুর্নীতি, সন্ত্রাস, চাকরি চুরি তৃণমূল উত্তরাধিকারী হিসেবে চালিয়ে যাচ্ছে? তাইতো আজ কলকাতার রাস্তায় বাম তৃণমূলের পরস্পর অভূতপূর্ব ভালোবাসার চিত্র দেখা গেল! পরস্পর বুঝি এটাই বলছে, "কহো না পেয়ার হ্যায়"! দারুণ বলেছেন মুখপাত্র</text:p>
          </table:table-cell>
          <table:table-cell office:value-type="float" office:value="0" table:style-name="ce1">
            <text:p>0</text:p>
          </table:table-cell>
          <table:table-cell table:number-columns-repeated="16382"/>
        </table:table-row>
        <table:table-row table:style-name="ro1">
          <table:table-cell office:value-type="string" table:style-name="ce4">
            <text:p>আহারে তাই নাকি ভাই !! কোন দুঃখে নিরুদ্দেশ !!</text:p>
          </table:table-cell>
          <table:table-cell office:value-type="float" office:value="0" table:style-name="ce1">
            <text:p>0</text:p>
          </table:table-cell>
          <table:table-cell table:number-columns-repeated="16382"/>
        </table:table-row>
        <table:table-row table:style-name="ro1">
          <table:table-cell office:value-type="string" table:style-name="ce4">
            <text:p>যুক্তরাষ্ট্র বিজয়ী জনপ্রতিনিধি সফল বাঙালি সংবর্ধনা শনিবার</text:p>
          </table:table-cell>
          <table:table-cell office:value-type="float" office:value="1" table:style-name="ce1">
            <text:p>1</text:p>
          </table:table-cell>
          <table:table-cell table:number-columns-repeated="16382"/>
        </table:table-row>
        <table:table-row table:style-name="ro1">
          <table:table-cell office:value-type="string" table:style-name="ce4">
            <text:p>দোমাহানি হাট নবীকরণের শিলান্যাস করলেন বিধায়ক Barabani BidhanUpadhyay</text:p>
          </table:table-cell>
          <table:table-cell office:value-type="float" office:value="1" table:style-name="ce1">
            <text:p>1</text:p>
          </table:table-cell>
          <table:table-cell table:number-columns-repeated="16382"/>
        </table:table-row>
        <table:table-row table:style-name="ro1">
          <table:table-cell office:value-type="string" table:style-name="ce4">
            <text:p>জননেত্রী মমতা বন্দ্যোপাধ্যায় ও জননেতা অভিষেক বন্দ্যোপাধ্যায় এর নির্দেশে মাননীয় মন্ত্রী আখরুজ্জামান মহাশয় ও হাবিব পারভেজ মহাশয়ের নেতৃত্বে রঘুনাথগঞ্জ ২নং ব্লক তৃণমূল যুব কংগ্রেসের উদ্যোগে India's Biggest_Pappu Amit_Shah পেট্রোল পাম্পে প্রদর্শনীর মাধ্যমে প্রচার করা হল।</text:p>
          </table:table-cell>
          <table:table-cell office:value-type="float" office:value="0" table:style-name="ce1">
            <text:p>0</text:p>
          </table:table-cell>
          <table:table-cell table:number-columns-repeated="16382"/>
        </table:table-row>
        <table:table-row table:style-name="ro1">
          <table:table-cell office:value-type="string" table:style-name="ce4">
            <text:p>কারো পছন্দ হওয়াটা খুব সহজ কিন্তু সারাজীবন তার পছন্দের হয়ে থাকাটা খুব কঠিন</text:p>
          </table:table-cell>
          <table:table-cell office:value-type="float" office:value="0" table:style-name="ce1">
            <text:p>0</text:p>
          </table:table-cell>
          <table:table-cell table:number-columns-repeated="16382"/>
        </table:table-row>
        <table:table-row table:style-name="ro1">
          <table:table-cell office:value-type="string" table:style-name="ce4">
            <text:p>হিজড়া</text:p>
          </table:table-cell>
          <table:table-cell office:value-type="float" office:value="0" table:style-name="ce1">
            <text:p>0</text:p>
          </table:table-cell>
          <table:table-cell table:number-columns-repeated="16382"/>
        </table:table-row>
        <table:table-row table:style-name="ro1">
          <table:table-cell office:value-type="string" table:style-name="ce4">
            <text:p>যুদ্ধে দাজ্জাল হযরত ঈসা (আঃ) এর হাতে নিহত হয়ে মুসলমানদের বিজয় সূচিত হবে। দাজ্জালের সমর্থকরা তখন মুসলিম বাহিনীর হাত থেকে রক্ষা পাবার জন্য সকল চেষ্টা করেও ব্যার্থ হবে। এমন কি রাতে কোন গাছ বা পাথরের আড়ালে লুকানোর চেষ্ট করলেও সেই জ়ড় বস্তু উচ্চস্বরে আওয়াজ দিয়ে N.9</text:p>
          </table:table-cell>
          <table:table-cell office:value-type="float" office:value="0" table:style-name="ce1">
            <text:p>0</text:p>
          </table:table-cell>
          <table:table-cell table:number-columns-repeated="16382"/>
        </table:table-row>
        <table:table-row table:style-name="ro1">
          <table:table-cell office:value-type="string" table:style-name="ce4">
            <text:p>দরিদ্রের দুঃখ কয়জন দেখিয়াছে, তাঁহাদের হৃদয়ের কথা কয়জন বুঝিয়াছে, যে ব্যক্তি যে দেশে জন্মগ্রহণ করেন , সে দেশের হিত সাধনে সাধ্যানুসারে সচেষ্ট ও যত্নবান হওয়া, তাহার প্রধান ধর্ম ও তাহার জীবনের সর্ব প্রধান কর্ম .....। ঈশ্বরচন্দ্র বিদ্যাসাগর এর জন্ম দিবসে শ্রদ্ধার্ঘ্য</text:p>
          </table:table-cell>
          <table:table-cell office:value-type="float" office:value="1" table:style-name="ce1">
            <text:p>1</text:p>
          </table:table-cell>
          <table:table-cell table:number-columns-repeated="16382"/>
        </table:table-row>
        <table:table-row table:style-name="ro1">
          <table:table-cell office:value-type="string" table:style-name="ce4">
            <text:p>চোর</text:p>
          </table:table-cell>
          <table:table-cell office:value-type="float" office:value="0" table:style-name="ce1">
            <text:p>0</text:p>
          </table:table-cell>
          <table:table-cell table:number-columns-repeated="16382"/>
        </table:table-row>
        <table:table-row table:style-name="ro1">
          <table:table-cell office:value-type="string" table:style-name="ce4">
            <text:p>340 crores is nothing. বাংলায় যেভাবে চপ, মুড়ি, ঝালমুড়ি, অল্প বাদাম, কচুরিপানা ইত্যাদি শিল্পের প্রসার ঘটছে তার কাছে তুচ্ছ এই সামান্য টাকা। তারপর এদিক ওদিক থেকেও ভালোই collection চালাচ্ছে কেন্দ্রীয় সংস্থাগুলো। এই টাকা এমন কিছু নয়। চিন্তা করবেন না ম্যাম। শারদীয়া শুভেচ্ছা</text:p>
          </table:table-cell>
          <table:table-cell office:value-type="float" office:value="0" table:style-name="ce1">
            <text:p>0</text:p>
          </table:table-cell>
          <table:table-cell table:number-columns-repeated="16382"/>
        </table:table-row>
        <table:table-row table:style-name="ro1">
          <table:table-cell office:value-type="string" table:style-name="ce4">
            <text:p>জীবন আসলেই কোন ব‌ই ন‌ই যে পৃষ্ঠা উল্টালেই চ্যাপ্টার বন্ধ হয়ে গেল! জীবন তার গতিতে চলে, কিছু কিছু স্মৃতি ভুলতে চাইলে বারবার মনে পড়ে যায়! মিথ্যা অভিনয় করে জীবনের সাথে বাঁচতে হয়! শুভ সকাল প্রিয় বন্ধুরা</text:p>
          </table:table-cell>
          <table:table-cell office:value-type="float" office:value="0" table:style-name="ce1">
            <text:p>0</text:p>
          </table:table-cell>
          <table:table-cell table:number-columns-repeated="16382"/>
        </table:table-row>
        <table:table-row table:style-name="ro1">
          <table:table-cell office:value-type="string" table:style-name="ce4">
            <text:p>মিডিয়ার ভোল বদল!! 'ইনসাফ'-এর দাবিতে আজকের এই জমায়েতে অংশ নিয়ে সে সব কমরেড ছাত্র-যুবরা এই সভাকে অভূতপূর্ব সাফল্য এনে দিয়েছেন সেই সব কমরেডদের জানাই লাল সেলাম। ইনকিলাব জিন্দাবাদ, জয় হিন্দ</text:p>
          </table:table-cell>
          <table:table-cell office:value-type="float" office:value="0" table:style-name="ce1">
            <text:p>0</text:p>
          </table:table-cell>
          <table:table-cell table:number-columns-repeated="16382"/>
        </table:table-row>
        <table:table-row table:style-name="ro1">
          <table:table-cell office:value-type="string" table:style-name="ce4">
            <text:p>হঠাৎই আবেগপ্রবণ কোহলি ViratKohli Cricket</text:p>
          </table:table-cell>
          <table:table-cell office:value-type="float" office:value="1" table:style-name="ce1">
            <text:p>1</text:p>
          </table:table-cell>
          <table:table-cell table:number-columns-repeated="16382"/>
        </table:table-row>
        <table:table-row table:style-name="ro1">
          <table:table-cell office:value-type="string" table:style-name="ce4">
            <text:p>2022 সালের টি-টোয়েন্টি বিশ্বকাপে কি রোহিতের সাথে ওপেন করবেন বিরাট কোহলি? জেনে নিন অধিনায়কের উত্তর</text:p>
          </table:table-cell>
          <table:table-cell office:value-type="float" office:value="1" table:style-name="ce1">
            <text:p>1</text:p>
          </table:table-cell>
          <table:table-cell table:number-columns-repeated="16382"/>
        </table:table-row>
        <table:table-row table:style-name="ro1">
          <table:table-cell office:value-type="string" table:style-name="ce4">
            <text:p>সুস্বাদু মুচমুচে বাংলার ঝালমুড়ি। বাংলার ভবিষ্যৎ ! এগিয়ে বাংলা ! ঠেলা সামলা!</text:p>
          </table:table-cell>
          <table:table-cell office:value-type="float" office:value="0" table:style-name="ce1">
            <text:p>0</text:p>
          </table:table-cell>
          <table:table-cell table:number-columns-repeated="16382"/>
        </table:table-row>
        <table:table-row table:style-name="ro1">
          <table:table-cell office:value-type="string" table:style-name="ce4">
            <text:p>বিষয়টা যথেষ্ট স্পর্শকাতর। ২য় বিয়ে করার পর যদি ১ম স্ত্রীর প্রতি নূন্যতম ভালোবাসার কমতি দেখা দেয়, তাহলে ১ম স্ত্রীর মনের অবস্থাটা একটু ভাবুন। এই সমতা যে রক্ষা করতে না পারবে, তার জন্য ২য় বিয়ে করাটা আমার মনে হয় অপরাধের সামিল।</text:p>
          </table:table-cell>
          <table:table-cell office:value-type="float" office:value="0" table:style-name="ce1">
            <text:p>0</text:p>
          </table:table-cell>
          <table:table-cell table:number-columns-repeated="16382"/>
        </table:table-row>
        <table:table-row table:style-name="ro1">
          <table:table-cell office:value-type="string" table:style-name="ce4">
            <text:p>ধর্মবাজ বনাম মুক্তবাজ: জাত পাত যার যার; আত্মদর্শন সবার পর্ব-২</text:p>
          </table:table-cell>
          <table:table-cell office:value-type="float" office:value="0" table:style-name="ce1">
            <text:p>0</text:p>
          </table:table-cell>
          <table:table-cell table:number-columns-repeated="16382"/>
        </table:table-row>
        <table:table-row table:style-name="ro1">
          <table:table-cell office:value-type="string" table:style-name="ce4">
            <text:p>- মাঝে মাঝে ইচ্ছে করে.! - সবকিছু ভুলে গিয়ে এমন কোথাও চলে যাই যেখানে... - কেউ আমাকে চিনবে না.....</text:p>
          </table:table-cell>
          <table:table-cell office:value-type="float" office:value="0" table:style-name="ce1">
            <text:p>0</text:p>
          </table:table-cell>
          <table:table-cell table:number-columns-repeated="16382"/>
        </table:table-row>
        <table:table-row table:style-name="ro1">
          <table:table-cell office:value-type="string" table:style-name="ce4">
            <text:p>সৌদি মধ্যস্থতায় ইউক্রেনে আটক ১০ বিদেশী যুদ্ধবন্দিকে মুক্তি দিল রাশিয়া: সৌদি আরব</text:p>
          </table:table-cell>
          <table:table-cell office:value-type="float" office:value="1" table:style-name="ce1">
            <text:p>1</text:p>
          </table:table-cell>
          <table:table-cell table:number-columns-repeated="16382"/>
        </table:table-row>
        <table:table-row table:style-name="ro1">
          <table:table-cell office:value-type="string" table:style-name="ce4">
            <text:p>বিলম্বিত বোধোদয় নাকি চোর বললে বিরোধীদের চামড়া দিয়ে জুতো তৈরীর কারখানা স্থাপনে অনীহা?...... লেখা পড়া কম জানি, যদি একটু খুলে বলেন প্লিজ। "গলি গলি মে শোর হ্যায়,তৃণমূল কর্মীরা নয়,নেতারা সব চোর হ্যায়"।</text:p>
          </table:table-cell>
          <table:table-cell office:value-type="float" office:value="0" table:style-name="ce1">
            <text:p>0</text:p>
          </table:table-cell>
          <table:table-cell table:number-columns-repeated="16382"/>
        </table:table-row>
        <table:table-row table:style-name="ro1">
          <table:table-cell office:value-type="string" table:style-name="ce4">
            <text:p>বিচারপতি গঙ্গোপাধ্যায় ভারতীয় বিচারব্যবস্থার এক মাইলফলক দুর্নীতির বিরুদ্ধে উনি যা সাহস দেখিয়েছেন ও পদক্ষেপ নিচ্ছেন তা বর্তমান বাংলার শাসক দলের পক্ষে চিন্তার কারণ। বাংলা জনগণের কাছে জাস্টিস অভিজিৎ বন্দ্যোপাধ্যায় একজন ভগবানের অবতার।</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ছাত্র পরিষদকে নতুন দিশা দেখিয়ে এক অন্য মাত্রায় নিয়ে যাওয়ার অন্যতম কান্ডারী আমাদের প্রিয় সভাপতি তৃণাঙ্কুর ভট্টাচার্য ।। TMCPCYBERCELL</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প্রধানমন্ত্রী শ্রী নরেন্দ্র মোদীজির জন্মদিন উপলক্ষে আজ বিলোনিয়ার রাধানগরে, রাধানগর প্রাথমিক স্বাস্থ্য কেন্দ্রের 24 ঘন্টা পরিষেবা প্রদানের শুভ উদ্বোধনী অনুষ্ঠানে অংশগ্রহণ করি। এই পরিষেবা চালু হওয়ার ফলে আমি আশাবাদী, এখানকার স্থানীয় জনগণেরা ভালো পরিষেবা পাবেন এবং তাদেরকে</text:p>
          </table:table-cell>
          <table:table-cell office:value-type="float" office:value="1" table:style-name="ce1">
            <text:p>1</text:p>
          </table:table-cell>
          <table:table-cell table:number-columns-repeated="16382"/>
        </table:table-row>
        <table:table-row table:style-name="ro1">
          <table:table-cell office:value-type="string" table:style-name="ce4">
            <text:p>দ্বিতীয় পর্বের প্রস্তুতি আজ ৬ই ডিসেম্বর, ভারতের সংবিধান প্রণেতা বাবাসাহেব ডঃ ভিমরাও রামজি আম্বেদকর এর তিরোধান দিবস তথা সামাজিক সমতা দিবস। ABVP চুঁচুড়া নগর ও কলেজ ইউনিটের উদ্যোগে খাদ্য সামগ্রি বন্টন এর প্রস্তুতি।। BRAmbedkar abvpchinsurah abvp_mohsin_college ABVP</text:p>
          </table:table-cell>
          <table:table-cell office:value-type="float" office:value="1" table:style-name="ce1">
            <text:p>1</text:p>
          </table:table-cell>
          <table:table-cell table:number-columns-repeated="16382"/>
        </table:table-row>
        <table:table-row table:style-name="ro1">
          <table:table-cell office:value-type="string" table:style-name="ce4">
            <text:p>নিজের পার্সোনাল লাইফ ঠিক থাকলে একটু সাজানো থাকলে অন্যের পার্সোনাল লাইফ সম্পর্কে জিগ্যাসা করা যায় সাহস পায়!</text:p>
          </table:table-cell>
          <table:table-cell office:value-type="float" office:value="0" table:style-name="ce1">
            <text:p>0</text:p>
          </table:table-cell>
          <table:table-cell table:number-columns-repeated="16382"/>
        </table:table-row>
        <table:table-row table:style-name="ro1">
          <table:table-cell office:value-type="string" table:style-name="ce4">
            <text:p>গরু ঘাস খেয়ে দুধ দেয় আর সাপ দুধ খেয়ে ও বিষ দেয়! পার্থক্যটা খাবারে নয়, পার্থক্যটা জাত, স্বভাব ও আচরণে।</text:p>
          </table:table-cell>
          <table:table-cell office:value-type="float" office:value="0" table:style-name="ce1">
            <text:p>0</text:p>
          </table:table-cell>
          <table:table-cell table:number-columns-repeated="16382"/>
        </table:table-row>
        <table:table-row table:style-name="ro1">
          <table:table-cell office:value-type="string" table:style-name="ce4">
            <text:p>বড়জোড়া ব্লক তৃণমূল কংগ্রেসের উদ্যোগে এই প্রতিবাদ সভায় সকলে দলে দলে যোগ দিন।</text:p>
          </table:table-cell>
          <table:table-cell office:value-type="float" office:value="0" table:style-name="ce1">
            <text:p>0</text:p>
          </table:table-cell>
          <table:table-cell table:number-columns-repeated="16382"/>
        </table:table-row>
        <table:table-row table:style-name="ro1">
          <table:table-cell office:value-type="string" table:style-name="ce4">
            <text:p>গ্রহণ যোগ্যতা কার আছে কার নেই কে ঠিক করে? সমাজে যারা যোগ্য মানুষ তারা করে। আর করবে,যে লোক যে স্তরে বিচরণ করে,যেমন কেউ দাগী চোর, দাগী ডাকাত,গুন্ডা হয়, তারই চারপাশের সাথীদের কাছে যোগ্য প্রমাণ হয় কিন্তু সমাজের কাছে তার কোনো গ্রহণ যোগ্যতা নেই।</text:p>
          </table:table-cell>
          <table:table-cell office:value-type="float" office:value="0" table:style-name="ce1">
            <text:p>0</text:p>
          </table:table-cell>
          <table:table-cell table:number-columns-repeated="16382"/>
        </table:table-row>
        <table:table-row table:style-name="ro1">
          <table:table-cell office:value-type="string" table:style-name="ce4">
            <text:p>শুক্রবার বিকেলে আন্দোলনকারীদের নিয়ে বৈঠকে বসবে অনগ্রসর শ্রেণি কল্যাণ দপ্তর। SangbadPratidin</text:p>
          </table:table-cell>
          <table:table-cell office:value-type="float" office:value="1" table:style-name="ce1">
            <text:p>1</text:p>
          </table:table-cell>
          <table:table-cell table:number-columns-repeated="16382"/>
        </table:table-row>
        <table:table-row table:style-name="ro1">
          <table:table-cell office:value-type="string" table:style-name="ce4">
            <text:p>"বর্তমানে ভারতের প্রধান লক্ষ্য হল দেশের প্রত্যেকটি সম্ভাব্য ক্ষেত্রে নিজের দক্ষতা বৃদ্ধি করা যা অংশীদার দেশগুলির সঙ্গে সম্পর্ক স্থাপনের ক্ষেত্রে স্বচ্ছ দৃষ্টিভঙ্গি তুলে ধরে।" বিশেষজ্ঞ: হর্ষ ভি পন্থ AspirationalIndia GlobalStage</text:p>
          </table:table-cell>
          <table:table-cell office:value-type="float" office:value="1" table:style-name="ce1">
            <text:p>1</text:p>
          </table:table-cell>
          <table:table-cell table:number-columns-repeated="16382"/>
        </table:table-row>
        <table:table-row table:style-name="ro1">
          <table:table-cell office:value-type="string" table:style-name="ce4">
            <text:p>এবার এক ডাকেই দুয়ারে পশু চিকিৎসক। থাকছে মোট ৩৩২টি ভ্রাম্যমাণ পশু চিকিৎসা যান জানালেন মন্ত্রী স্বপন দেবনাথ । FAM4TMC</text:p>
          </table:table-cell>
          <table:table-cell office:value-type="float" office:value="1" table:style-name="ce1">
            <text:p>1</text:p>
          </table:table-cell>
          <table:table-cell table:number-columns-repeated="16382"/>
        </table:table-row>
        <table:table-row table:style-name="ro1">
          <table:table-cell office:value-type="string" table:style-name="ce4">
            <text:p>শিক্ষা সফরে জাপান যাবেন ঢাকা ওয়াসার এমডি তাকসিম এ খান খুটির জোর!!</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সকলের অনুপ্রেরণা</text:p>
          </table:table-cell>
          <table:table-cell office:value-type="float" office:value="1" table:style-name="ce1">
            <text:p>1</text:p>
          </table:table-cell>
          <table:table-cell table:number-columns-repeated="16382"/>
        </table:table-row>
        <table:table-row table:style-name="ro1">
          <table:table-cell office:value-type="string" table:style-name="ce4">
            <text:p>-আজ দুঃখ সহ্য করছি_ -কাল সুখী হবো, — ইন-শা-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চামড়ার মুখ ফসকে দিলের আসল কথা বেরিয়ে পড়ল।শালা মুখ চাইপা ধর।না হয় ফেবুভক্তদের হারাবি</text:p>
          </table:table-cell>
          <table:table-cell office:value-type="float" office:value="0" table:style-name="ce1">
            <text:p>0</text:p>
          </table:table-cell>
          <table:table-cell table:number-columns-repeated="16382"/>
        </table:table-row>
        <table:table-row table:style-name="ro1">
          <table:table-cell office:value-type="string" table:style-name="ce4">
            <text:p>ক্ষুধার রাজ্যে আমরা সবাই চোর? মিষ্টি কথার ফাঁদে কেউ চুরি করে প্রেমিকার মন! কেউ আবার চোরের হাতে তুলে দিতে চায় জীবন যৌবন! আসলো বিচক্ষণ জ্ঞানীরা প্রকৃত চোর ধরতে অক্ষম!</text:p>
          </table:table-cell>
          <table:table-cell office:value-type="float" office:value="0" table:style-name="ce1">
            <text:p>0</text:p>
          </table:table-cell>
          <table:table-cell table:number-columns-repeated="16382"/>
        </table:table-row>
        <table:table-row table:style-name="ro1">
          <table:table-cell office:value-type="string" table:style-name="ce4">
            <text:p>রাশিয়া এখনো মধ্যযুগের স্বপনো দেখে</text:p>
          </table:table-cell>
          <table:table-cell office:value-type="float" office:value="0" table:style-name="ce1">
            <text:p>0</text:p>
          </table:table-cell>
          <table:table-cell table:number-columns-repeated="16382"/>
        </table:table-row>
        <table:table-row table:style-name="ro1">
          <table:table-cell office:value-type="string" table:style-name="ce4">
            <text:p>ভোটে হেরে এজেন্সি ব্যবহার করছে বিজেপি, তৃণমূলের এই তত্ত্ব কি আদৌ বিশ্বাসযোগ্য? ApnarRaay MoupiaNandy Zee24Ghanta</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বঙ্গ সরকারের জনস্বাস্থ্য অধিকর্তা সুশান্ত রায়ের মেডিক্যাল কলেজে রাজনৈতিক সভায় অংশগ্রহণ করার প্রতিবাদে ও রায়গঞ্জ মেডিক্যাল কলেজকে TMC-র আখড়া বানানোর প্রতিবাদে রায়গঞ্জ মেডিক্যাল কলেজের MSVPকে ঘেরাও করল ABVP। উপস্থিত রয়েছেন রাজ্য সম্পাদক (উত্তরবঙ্গ) শুভব্রত অধিকারী।</text:p>
          </table:table-cell>
          <table:table-cell office:value-type="float" office:value="1" table:style-name="ce1">
            <text:p>1</text:p>
          </table:table-cell>
          <table:table-cell table:number-columns-repeated="16382"/>
        </table:table-row>
        <table:table-row table:style-name="ro1">
          <table:table-cell office:value-type="string" table:style-name="ce4">
            <text:p>প্রথম পর্ব আজ ৬ই ডিসেম্বর, ভারতের সংবিধান প্রণেতা বাবাসাহেব ডঃ ভিমরাও রামজি আম্বেদকর এর তিরোধান দিবস তথা সামাজিক সমতা দিবস। ABVP চুঁচুড়া নগর ও কলেজ ইউনিটের উদ্যোগে আখনবাজার এ বিশেষ কার্যক্রমে। BRAmbedkar abvpchinsurah abvp_mohsin_college Akhil Bharatiya Vidyarthi Parishad</text:p>
          </table:table-cell>
          <table:table-cell office:value-type="float" office:value="1" table:style-name="ce1">
            <text:p>1</text:p>
          </table:table-cell>
          <table:table-cell table:number-columns-repeated="16382"/>
        </table:table-row>
        <table:table-row table:style-name="ro1">
          <table:table-cell office:value-type="string" table:style-name="ce4">
            <text:p>বাংলায় কাজ এত কম করছেন কেনো? আবার কবে নাচবো আমরা</text:p>
          </table:table-cell>
          <table:table-cell office:value-type="float" office:value="0" table:style-name="ce1">
            <text:p>0</text:p>
          </table:table-cell>
          <table:table-cell table:number-columns-repeated="16382"/>
        </table:table-row>
        <table:table-row table:style-name="ro1">
          <table:table-cell office:value-type="string" table:style-name="ce4">
            <text:p>হাজার কাঠ গোলাপের থেকে তুমি সুন্দর।যত ধরনের ফুল পরবে সব ফুল তোমার হাসির কাছে হেরে যাবে। ফুল গুলো শুধু তোমার সৌন্দর্য্য বাড়িয়ে খুশি থাকবে।</text:p>
          </table:table-cell>
          <table:table-cell office:value-type="float" office:value="1" table:style-name="ce1">
            <text:p>1</text:p>
          </table:table-cell>
          <table:table-cell table:number-columns-repeated="16382"/>
        </table:table-row>
        <table:table-row table:style-name="ro1">
          <table:table-cell office:value-type="string" table:style-name="ce4">
            <text:p>" বিচ্ছেদ " - বিচ্ছেদ শব্দটার মাঝে মানুষ বেশ একটা মায়া লাগে থাকে। মানুষের জীবনের বিচ্ছেদের বিশেষ সংযোগ পাওয়া যায়। আশ্বাস, বিশ্বাস ভেঙে তৈরি হয় বিচ্ছেদ। আর এই বিচ্ছেদ থেকে উৎপন্ন হচ্ছে বিষাদ। - ইয়াসিন</text:p>
          </table:table-cell>
          <table:table-cell office:value-type="float" office:value="0" table:style-name="ce1">
            <text:p>0</text:p>
          </table:table-cell>
          <table:table-cell table:number-columns-repeated="16382"/>
        </table:table-row>
        <table:table-row table:style-name="ro1">
          <table:table-cell office:value-type="string" table:style-name="ce4">
            <text:p>পৃথিবীটা অনেক কঠিন।সবাই ছুটে নিজে জন্যে না পরিবা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লক্ষীর ভান্ডার নিয়ে বিরাট সুসংবাদ, এখনই বিস্তারিত পড়ুন -WB Lakshmi Bhandarl লক্ষ্মীর ভান্ডার সকলের পাওয়া উচিৎ,</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র নেতাকর্মীরা সবাই শালা ঝামপুকি রোগে আক্রান্ত। তবে বেহালার গর্ত পার্থ দা ফুলটু কেষ্ট ঠাকুর উইথ দুষ্টু পুটু খেলনা</text:p>
          </table:table-cell>
          <table:table-cell office:value-type="float" office:value="0" table:style-name="ce1">
            <text:p>0</text:p>
          </table:table-cell>
          <table:table-cell table:number-columns-repeated="16382"/>
        </table:table-row>
        <table:table-row table:style-name="ro1">
          <table:table-cell office:value-type="string" table:style-name="ce4">
            <text:p>'সুখে ও দুঃখে সবসময় পাঠের দোয়া</text:p>
          </table:table-cell>
          <table:table-cell office:value-type="float" office:value="1" table:style-name="ce1">
            <text:p>1</text:p>
          </table:table-cell>
          <table:table-cell table:number-columns-repeated="16382"/>
        </table:table-row>
        <table:table-row table:style-name="ro1">
          <table:table-cell office:value-type="string" table:style-name="ce4">
            <text:p>জিবনে যাদের কে সবচেয়ে বেশি গুরুত্ব দিয়েছি তারাই সব থেকে বেশি অবহেলা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আইনুদ্দীন আল আজাদ রহ. বলেছিলেন: কী হবে ছাত্র সেজে চুমু খেয়ে সনদখানা? যদি হয় বিদ্যালয়টা পতিতাদের আড্ডাখানা! ইডেন_কলেজ</text:p>
          </table:table-cell>
          <table:table-cell office:value-type="float" office:value="0" table:style-name="ce1">
            <text:p>0</text:p>
          </table:table-cell>
          <table:table-cell table:number-columns-repeated="16382"/>
        </table:table-row>
        <table:table-row table:style-name="ro1">
          <table:table-cell office:value-type="string" table:style-name="ce4">
            <text:p>চমৎকার বলেছেন ভাইয়া অতিরিক্ত ভালো না, শুভ দুপুর</text:p>
          </table:table-cell>
          <table:table-cell office:value-type="float" office:value="1" table:style-name="ce1">
            <text:p>1</text:p>
          </table:table-cell>
          <table:table-cell table:number-columns-repeated="16382"/>
        </table:table-row>
        <table:table-row table:style-name="ro1">
          <table:table-cell office:value-type="string" table:style-name="ce4">
            <text:p>চায়নাকে মাথায় তুলে রেখেছে যারা তাদের জন্যই আজ দেশের খেটে খাওয়া মানুষ নির্যাতিত। ব্রিটিশদের চেয়েও ভয়ংকর হয়ে উঠেছে তারা... সহজ বাংলায় শালা আগের মার ওদের বিচার পরে করবো। আমার দেশে এসে গুন্ডামি বের করে দিবো TheExpansionistCCP boycottchina</text:p>
          </table:table-cell>
          <table:table-cell office:value-type="float" office:value="0" table:style-name="ce1">
            <text:p>0</text:p>
          </table:table-cell>
          <table:table-cell table:number-columns-repeated="16382"/>
        </table:table-row>
        <table:table-row table:style-name="ro1">
          <table:table-cell office:value-type="string" table:style-name="ce4">
            <text:p>চোর রাই তো চালাচ্ছে বর্তমান এই বেলুন ফুস হতে যাওয়া দলটাকে</text:p>
          </table:table-cell>
          <table:table-cell office:value-type="float" office:value="0" table:style-name="ce1">
            <text:p>0</text:p>
          </table:table-cell>
          <table:table-cell table:number-columns-repeated="16382"/>
        </table:table-row>
        <table:table-row table:style-name="ro1">
          <table:table-cell office:value-type="string" table:style-name="ce4">
            <text:p>! ইনস্টাগ্রামের ভুল ধরিয়ে ৩৮ লাখ টাকা পুরষ্কার পেলেন যুবক</text:p>
          </table:table-cell>
          <table:table-cell office:value-type="float" office:value="1" table:style-name="ce1">
            <text:p>1</text:p>
          </table:table-cell>
          <table:table-cell table:number-columns-repeated="16382"/>
        </table:table-row>
        <table:table-row table:style-name="ro1">
          <table:table-cell office:value-type="string" table:style-name="ce4">
            <text:p>কোহলি আফগানিস্তানের বিরুদ্ধে ওপেনার হিসেবে খেলে সেঞ্চুরি করায় রাহুলের পরিবর্তে কোহলিকেই ওপেনার করার আহ্বান উঠেছে। KLRahul India INDvsAUS</text:p>
          </table:table-cell>
          <table:table-cell office:value-type="float" office:value="1" table:style-name="ce1">
            <text:p>1</text:p>
          </table:table-cell>
          <table:table-cell table:number-columns-repeated="16382"/>
        </table:table-row>
        <table:table-row table:style-name="ro1">
          <table:table-cell office:value-type="string" table:style-name="ce4">
            <text:p>ভবিষ্যতে গুন্ডামি করলে এভাবেই গন ধোলাই করা হব। মুন্সীগঞ্জ বিএনপির পাল্টা হামলায় মুন্সিগঞ্জ সদর থানার ৩০ থেকে ৪০ পুলিশ সদস্য আহত।</text:p>
          </table:table-cell>
          <table:table-cell office:value-type="float" office:value="0" table:style-name="ce1">
            <text:p>0</text:p>
          </table:table-cell>
          <table:table-cell table:number-columns-repeated="16382"/>
        </table:table-row>
        <table:table-row table:style-name="ro1">
          <table:table-cell office:value-type="string" table:style-name="ce4">
            <text:p>ফেডেরারের বিদায় মুহূর্তে আপ্লুত কোহলি থেকে নাদাল, সেরা ছবি বেছে বিরাট দিলেন কোন বার্তা? rogerfederer rafaelnadal viratkohli lavercup</text:p>
          </table:table-cell>
          <table:table-cell office:value-type="float" office:value="1" table:style-name="ce1">
            <text:p>1</text:p>
          </table:table-cell>
          <table:table-cell table:number-columns-repeated="16382"/>
        </table:table-row>
        <table:table-row table:style-name="ro1">
          <table:table-cell office:value-type="string" table:style-name="ce4">
            <text:p>চলে গেলেন রণেশ মৈত্র — রণেশ মৈত্র ভাষা আন্দোলন, মুক্তিযুদ্ধসহ দেশের বিভিন্ন আন্দোলনে ছিলেন সামনের কাতারে। via</text:p>
          </table:table-cell>
          <table:table-cell office:value-type="float" office:value="1" table:style-name="ce1">
            <text:p>1</text:p>
          </table:table-cell>
          <table:table-cell table:number-columns-repeated="16382"/>
        </table:table-row>
        <table:table-row table:style-name="ro1">
          <table:table-cell office:value-type="string" table:style-name="ce4">
            <text:p>কেন্দ্রীয় প্রতিমন্ত্রী সুশ্রী প্রতিমা ভৌমিক মহোদয়াকে জানাই অসংখ্য ধন্যবাদ। আমরা ঐক্যবদ্ধভাবে রাজ্যের বিভিন্ন উন্নয়নমূলক বিষয়গুলি সংসদে উত্থাপিত করে রাজ্যের উন্নয়নকে আরো ত্বরান্বিত করবো।</text:p>
          </table:table-cell>
          <table:table-cell office:value-type="float" office:value="1" table:style-name="ce1">
            <text:p>1</text:p>
          </table:table-cell>
          <table:table-cell table:number-columns-repeated="16382"/>
        </table:table-row>
        <table:table-row table:style-name="ro1">
          <table:table-cell office:value-type="string" table:style-name="ce4">
            <text:p>এই খানকির পোলা জন্য ছেলেদের সম্মান মাটি হতে পারেনা,,,সেইতো আস্তা একটা লুচ্চা,,, বদমাশ,,, মাদার চুদ</text:p>
          </table:table-cell>
          <table:table-cell office:value-type="float" office:value="0" table:style-name="ce1">
            <text:p>0</text:p>
          </table:table-cell>
          <table:table-cell table:number-columns-repeated="16382"/>
        </table:table-row>
        <table:table-row table:style-name="ro1">
          <table:table-cell office:value-type="string" table:style-name="ce4">
            <text:p>বিশ্বাস রাখ মনে বিজয় হবেই, ইনশাল্লাহ</text:p>
          </table:table-cell>
          <table:table-cell office:value-type="float" office:value="1" table:style-name="ce1">
            <text:p>1</text:p>
          </table:table-cell>
          <table:table-cell table:number-columns-repeated="16382"/>
        </table:table-row>
        <table:table-row table:style-name="ro1">
          <table:table-cell office:value-type="string" table:style-name="ce4">
            <text:p>কক্সবাজারে ডাম্পারের ধাক্কায় সিটি কলেজ ছাত্র নিহত |</text:p>
          </table:table-cell>
          <table:table-cell office:value-type="float" office:value="0" table:style-name="ce1">
            <text:p>0</text:p>
          </table:table-cell>
          <table:table-cell table:number-columns-repeated="16382"/>
        </table:table-row>
        <table:table-row table:style-name="ro1">
          <table:table-cell office:value-type="string" table:style-name="ce4">
            <text:p>শুধু ওরা কেনো - পশ্চিমবঙ্গের সমস্ত বেকার - যারা আসল শিক্ষিত - তারা সবাই ঝালমুড়ি বেচবে, ঘুগনি বেচবে, চপ বেচবে__বাঁচার জন্য, স্বপ্ন দেখার জন্য---- আর আপনারা - মানে TMC পার্টির লোকেরা বা নেতারা শুধু চুরি করবে__তাইতো আজ জনগণ বলছে যে__তৃণমূলের মানেই হলো চোর চোর চোর চোর__</text:p>
          </table:table-cell>
          <table:table-cell office:value-type="float" office:value="0" table:style-name="ce1">
            <text:p>0</text:p>
          </table:table-cell>
          <table:table-cell table:number-columns-repeated="16382"/>
        </table:table-row>
        <table:table-row table:style-name="ro1">
          <table:table-cell office:value-type="string" table:style-name="ce4">
            <text:p>শুভশ্রীর 'ইন্দুবালা' নিয়ে বিতর্ক, ক্ষমা চাইলেন পরিচালক → শুভশ্রী ইন্দুবালা ইন্দুবালাভাতেরহোটেল SubhashreeGanguly Subhashree IndubalaBhaterHotel DebaloyBhattacharya KallolLahiri Hoichoi HoichoiSeason6 BoudiCanteen</text:p>
          </table:table-cell>
          <table:table-cell office:value-type="float" office:value="0" table:style-name="ce1">
            <text:p>0</text:p>
          </table:table-cell>
          <table:table-cell table:number-columns-repeated="16382"/>
        </table:table-row>
        <table:table-row table:style-name="ro1">
          <table:table-cell office:value-type="string" table:style-name="ce4">
            <text:p>বিশ্বজুড়ে প্রায়ই মানব পাচারের সঙ্গে জড়িত থাকে বিভিন্ন সংঘবদ্ধ অপরাধী গোষ্ঠী। ফলে এ নিয়ে অনুসন্ধানের কাজটি ঝুঁকিপূর্ণও বটে। মানব পাচার নিয়ে কাজের সময় সাংবাদিকেরা কীভাবে নিজেকে ও সোর্সকে নিরাপদ রাখতে পারেন তা নিয়ে পরামর্শ পাবেন এখানে: trafficking</text:p>
          </table:table-cell>
          <table:table-cell office:value-type="float" office:value="0" table:style-name="ce1">
            <text:p>0</text:p>
          </table:table-cell>
          <table:table-cell table:number-columns-repeated="16382"/>
        </table:table-row>
        <table:table-row table:style-name="ro1">
          <table:table-cell office:value-type="string" table:style-name="ce4">
            <text:p>শফি আরমান! তোর ও বেশ্যা হাসিনার পাঁছায় গরম ডিম থেরাপি দেঁয়া হোক।</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কোভিড-১৯ সর্বশেষ•••••‌ পরীক্ষা : ৪,০৩১ | ১৪,৮৭৮,২১৬ টি আক্রান্ত : ৬২০ | ২০,২০,৭৬৮ জন (১৫.৩৮%) মৃত্যু : ১ | ২৯,৩৪৭ জন সুস্থ : ৩৪৫ | ১৯,৬২,১৬৪ জন _স্বাস্থ্য অধিদফতর | ২৩ সেপ্টেম্বর ২০২২ | ৯২৮ তম দিন</text:p>
          </table:table-cell>
          <table:table-cell office:value-type="float" office:value="1" table:style-name="ce1">
            <text:p>1</text:p>
          </table:table-cell>
          <table:table-cell table:number-columns-repeated="16382"/>
        </table:table-row>
        <table:table-row table:style-name="ro1">
          <table:table-cell office:value-type="string" table:style-name="ce4">
            <text:p>আরে হেতে তো বড় হিংসুক শালা। মারাত্মক অহংকারী</text:p>
          </table:table-cell>
          <table:table-cell office:value-type="float" office:value="0" table:style-name="ce1">
            <text:p>0</text:p>
          </table:table-cell>
          <table:table-cell table:number-columns-repeated="16382"/>
        </table:table-row>
        <table:table-row table:style-name="ro1">
          <table:table-cell office:value-type="string" table:style-name="ce4">
            <text:p>মাত্র ৮০০০ টাকা বেতনের বিনিময়ে বছরের পর বছর ধরে ছাত্র-ছাত্রীদের কম্পিউটার বিষয়ে শিক্ষা দিয়ে আসছি আমরা ICT কম্পিউটার শিক্ষকরা। দয়া করে উপযুক্ত বেতন-কাঠামো সহ এবার আমাদের বেতন বৃদ্ধি করুন এবং কম্পিউটার বিষয়টি সিলেবাসের অন্তর্ভুক্ত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অসভ্য, গিদর, চোর, তোর জোলো পচে মরা উচিত । সুপ্রিম কোর্টে তোর নামে কেস করা উচিত। শালা, বাতিল খানকির ছেলে।</text:p>
          </table:table-cell>
          <table:table-cell office:value-type="float" office:value="0" table:style-name="ce1">
            <text:p>0</text:p>
          </table:table-cell>
          <table:table-cell table:number-columns-repeated="16382"/>
        </table:table-row>
        <table:table-row table:style-name="ro1">
          <table:table-cell office:value-type="string" table:style-name="ce4">
            <text:p>যে কোনো পরিস্থিতিতে যা পেয়েছি যা হারিয়েছি....! আমি আমার "সৃষ্টিকর্তার" প্রতি সন্তুষ্ট.! আলহামদুলিল্লাহ.! জুম্মা মোবারক</text:p>
          </table:table-cell>
          <table:table-cell office:value-type="float" office:value="1" table:style-name="ce1">
            <text:p>1</text:p>
          </table:table-cell>
          <table:table-cell table:number-columns-repeated="16382"/>
        </table:table-row>
        <table:table-row table:style-name="ro1">
          <table:table-cell office:value-type="string" table:style-name="ce4">
            <text:p>রাশিয়াকে সীমাহীন সমর্থন: পুতিনকে শি জিনপিং via</text:p>
          </table:table-cell>
          <table:table-cell office:value-type="float" office:value="1" table:style-name="ce1">
            <text:p>1</text:p>
          </table:table-cell>
          <table:table-cell table:number-columns-repeated="16382"/>
        </table:table-row>
        <table:table-row table:style-name="ro1">
          <table:table-cell office:value-type="string" table:style-name="ce4">
            <text:p>লজ্জার বিষয়!!! দেখুন, আঘাত হানতে হানতে বাংলাকে আজ কোথায় নিয়ে দাঁড় করানো হয়েছে? সারা ভারতবর্ষে পার্থ চট্টোপাধ্যায়ের দুনীর্তি কত বড়? লালুপ্রসাদ যাদব, সুখরাম দের ছাড়িয়ে গেল পার্থ চট্টোপাধ্যায়? খোদ তৃণমূলের বর্ষীয়ান সাংসদ সৌগত রায় তা স্বীকার করে নিলেন।</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আল্লাহ ভাইদের জাযায়ে খায়র দান করুক। মুসলমানদের দেশে প্রকাশ্যে মদের এই বিচরণ গ্রামে গঞ্জে ও এখন চলে যাচ্ছে এটা কখনো মেনে নেওয়া যায়না। মাইকে ঘোষণা দিয়ে পাবনার কাশিনাথপুরে প্রকাশ্যে মদের দোখান ভাঙলেন ইসলামী আন্দোলন বাংলাদেশের স্থানীয় নেতাকর্মীরা।</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ফিলিস্তিনি মুসলমানদের স্বাধীনতা অর্জনের সামার্থক।</text:p>
          </table:table-cell>
          <table:table-cell office:value-type="float" office:value="0" table:style-name="ce1">
            <text:p>0</text:p>
          </table:table-cell>
          <table:table-cell table:number-columns-repeated="16382"/>
        </table:table-row>
        <table:table-row table:style-name="ro1">
          <table:table-cell office:value-type="string" table:style-name="ce4">
            <text:p>উঠছে প্রশ্ন ভাবনাচিন্তা করে ভ্যাকসিন ব্যবহারের পরামর্শ দেখুন: SwasthyaProtidin স্বাস্থ্য_প্রতিদিন HealthTips Bangla Health News Bengali হেলথ_টিপস COVID19 Corona Vaccination CovidVaccine কোভিড১৯ করোনা ভ্যাকসিন টিকা</text:p>
          </table:table-cell>
          <table:table-cell office:value-type="float" office:value="1" table:style-name="ce1">
            <text:p>1</text:p>
          </table:table-cell>
          <table:table-cell table:number-columns-repeated="16382"/>
        </table:table-row>
        <table:table-row table:style-name="ro1">
          <table:table-cell office:value-type="string" table:style-name="ce4">
            <text:p>এবং আমি, যীশু, আপনাকে আশ্বাস দিচ্ছি যে যে কেউ একটি ছোট শিশু হিসাবে ঈশ্বরের রাজ্য গ্রহণ করে না সে কখনই এতে প্রবেশ করবে না।</text:p>
          </table:table-cell>
          <table:table-cell office:value-type="float" office:value="0" table:style-name="ce1">
            <text:p>0</text:p>
          </table:table-cell>
          <table:table-cell table:number-columns-repeated="16382"/>
        </table:table-row>
        <table:table-row table:style-name="ro1">
          <table:table-cell office:value-type="string" table:style-name="ce4">
            <text:p>২০২২ সালের সকল উচ্চমাধ্যমিক পরীক্ষার্থীদের জানাই অভিনন্দন এবং শুভেচ্ছা ।। সকলের পরীক্ষা ভালো হোক ও তোমাদের উজ্জ্বল ভবিষ্যৎ গড়ে উঠুক এই প্রার্থনাই করি ।। ।। UttarDinajpurTMCP HemtabadBlock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হাওড়ার মৌলবাদী আন্দোলনের ফলে ঘন্টার পর ঘন্টা অথ অবরোধ। আর জঙ্গলমহলে কুড়মিদের পথ এবং ট্রেন অবরোধ, কোনোটাকেই সমর্থন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চোর</text:p>
          </table:table-cell>
          <table:table-cell office:value-type="float" office:value="0" table:style-name="ce1">
            <text:p>0</text:p>
          </table:table-cell>
          <table:table-cell table:number-columns-repeated="16382"/>
        </table:table-row>
        <table:table-row table:style-name="ro1">
          <table:table-cell office:value-type="string" table:style-name="ce4">
            <text:p>ভাই পৃথিবীর সব দেশেই সংখ্যালঘু নিপীড়ন চলে।ভারতে গরু,কাঁটা, খাওয়া তো যাইই না উলটা গরুর মাংস আছে বলে পিটিয়ে মারা হয়!সংখ্যালঘু নিপীড়ন একটা বৈশ্বিক সমস্যা।এক তরফা বাংলাদেশ খারাপ বলা বাদ দিন প্লিজ।ভারতে যান,আপনি বাংলাদেশি হিন্দু বলেও আপনার প্রতি বৈষম্য করা হবে।এটা সায়েন্স।</text:p>
          </table:table-cell>
          <table:table-cell office:value-type="float" office:value="0" table:style-name="ce1">
            <text:p>0</text:p>
          </table:table-cell>
          <table:table-cell table:number-columns-repeated="16382"/>
        </table:table-row>
        <table:table-row table:style-name="ro1">
          <table:table-cell office:value-type="string" table:style-name="ce4">
            <text:p>‘এক ব্যক্তি, এক পদ ‘ সমর্থন করে অশোক গেহলটকে ইঙ্গিত দিয়েছেন রাহুল গান্ধী</text:p>
          </table:table-cell>
          <table:table-cell office:value-type="float" office:value="0" table:style-name="ce1">
            <text:p>0</text:p>
          </table:table-cell>
          <table:table-cell table:number-columns-repeated="16382"/>
        </table:table-row>
        <table:table-row table:style-name="ro1">
          <table:table-cell office:value-type="string" table:style-name="ce4">
            <text:p>ঈশ্বর আছে কি নেই সেটা তর্কের বিষয়, কিন্তু ঈশ্বর নাস্তিক ছিলেন সেটা তর্কাতীত বিষয়। আজ সেই নাস্তিক ঈশ্বরের জন্মদিন ************ “সমাজের মঙ্গলের নিমিত্ত যাহা উচিত বা আবশ্যক মনে হইবে, তাহা করিবে। লোকের বা কুটুম্বের ভয়ে কদাচ সংকুচিত হইবে না।” – ঈশ্বরচন্দ্র বিদ্যাসাগর</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যতই চেষ্টা করি না কেন মৃত্যু থেকে কি আমরা পালাতে পারবো! কখনোই না! তাই মৃত্যুর আগে মৃত্যুর পরের জীবনের জন্য ভালো আমল করে যান।</text:p>
          </table:table-cell>
          <table:table-cell office:value-type="float" office:value="1" table:style-name="ce1">
            <text:p>1</text:p>
          </table:table-cell>
          <table:table-cell table:number-columns-repeated="16382"/>
        </table:table-row>
        <table:table-row table:style-name="ro1">
          <table:table-cell office:value-type="string" table:style-name="ce4">
            <text:p>যিনি গর্বের সাথে দাবি করেন যে তিনি ২৯৪ টি আসনেই প্রার্থী যিনি গলা ছেড়ে দাবি করেন বাঙলার কোথায় কি হচ্ছে তার সব খবর তাঁর নখদর্পণে, তাঁকে কেন সরাসরি তদন্তের আওতায় আনা হচ্ছে না? তিনিই তো সব কিছুর অনুপ্রেরণা! দিনের শেষে বাংলায় ঘটা দুর্নীতির সব প্রবাহ তাঁর চৌকাঠে এসে শেষ হচ্ছে যে?</text:p>
          </table:table-cell>
          <table:table-cell office:value-type="float" office:value="0" table:style-name="ce1">
            <text:p>0</text:p>
          </table:table-cell>
          <table:table-cell table:number-columns-repeated="16382"/>
        </table:table-row>
        <table:table-row table:style-name="ro1">
          <table:table-cell office:value-type="string" table:style-name="ce4">
            <text:p>পুরুলিয়ার অযোধ্যা পাহাড়ে বেআইনি নির্মাণের প্রতিবাদে ভূমিপুত্ররা হাওড়া ব্রিজ বন্ধ করে দিলো। অযোধ্যা পাহাড় থেকে সব গুটখা-ভুজিয়ার বেআইনি বেওসা উৎখাত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বঙ্গ কি আলাদা দেশ? বর্গী কাকে বলে? পশ্চিমবঙ্গ কি তোমার বাবার সম্পত্তি? তৃণমূল কে মানুষ চোর বলে। লজ্জা নেই তোমাদের?</text:p>
          </table:table-cell>
          <table:table-cell office:value-type="float" office:value="0" table:style-name="ce1">
            <text:p>0</text:p>
          </table:table-cell>
          <table:table-cell table:number-columns-repeated="16382"/>
        </table:table-row>
        <table:table-row table:style-name="ro1">
          <table:table-cell office:value-type="string" table:style-name="ce4">
            <text:p>আজ সল্টলেকে শিক্ষামন্ত্রী এবং ভারত সরকারের দক্ষতা উন্নয়ন,উদ্যোক্তা মন্ত্রী মাননীয় ধর্মেন্দ্র প্রধান জীর সাথে বিশেষ সাংগঠনিক বৈঠক অনুষ্ঠিত হলো।উপস্থিত ছিলেন মাননীয় রাজ্য সভাপতি সুকান্ত মজুমদার মহাশয়।মাননীয় ধর্মেন্দ্র প্রধান জী আমাকে কথা দিলেন যে উনি খুব শীঘ্রই দুর্গাপুর আসবেন</text:p>
          </table:table-cell>
          <table:table-cell office:value-type="float" office:value="1" table:style-name="ce1">
            <text:p>1</text:p>
          </table:table-cell>
          <table:table-cell table:number-columns-repeated="16382"/>
        </table:table-row>
        <table:table-row table:style-name="ro1">
          <table:table-cell office:value-type="string" table:style-name="ce4">
            <text:p>নবীজী সাঃ বলেছেন, দুনিয়াতে এমন কোন মাটির বা চামড়ার ঘর অবশিষ্ট থাকবেনা যার ভেতর ইসলাম প্রবেশ করেনি। বর্নিত আছে, হযরত ঈসা (আঃ) এর হাতে শেষ জামানার বড় ফিতনা দাজ্জাল নিহত হবে - ধর্মের বিজয় সূচিত হবে। N.2</text:p>
          </table:table-cell>
          <table:table-cell office:value-type="float" office:value="0" table:style-name="ce1">
            <text:p>0</text:p>
          </table:table-cell>
          <table:table-cell table:number-columns-repeated="16382"/>
        </table:table-row>
        <table:table-row table:style-name="ro1">
          <table:table-cell office:value-type="string" table:style-name="ce4">
            <text:p>ধর্ম নিয়ে কিসের এতো মারামারি কিসের এতো ভয়?? আমার শহরে মহম্মদ আলি পার্কেও মা দুর্গার পূজো হয়।। kolkata Durgapuja2022 Bengals</text:p>
          </table:table-cell>
          <table:table-cell office:value-type="float" office:value="1" table:style-name="ce1">
            <text:p>1</text:p>
          </table:table-cell>
          <table:table-cell table:number-columns-repeated="16382"/>
        </table:table-row>
        <table:table-row table:style-name="ro1">
          <table:table-cell office:value-type="string" table:style-name="ce4">
            <text:p>এই আন্দোলন করছে কুর্মি মাহাতো সমাজ। তাদের দাবি, কুর্মিদের পশ্চিমবঙ্গে তফশিলি উপজাতিভুক্ত করতে হবে। কুড়েমালি ভাষাকে সাংবিধানিক স্বীকৃতি দিতে হবে। এছাড়া সারনা ধর্মের সরকারি কোড চালু করতে হবে। সারনা অবশ্য মূলত সাঁওতালদের ধর্ম। protest india</text:p>
          </table:table-cell>
          <table:table-cell office:value-type="float" office:value="0" table:style-name="ce1">
            <text:p>0</text:p>
          </table:table-cell>
          <table:table-cell table:number-columns-repeated="16382"/>
        </table:table-row>
        <table:table-row table:style-name="ro1">
          <table:table-cell office:value-type="string" table:style-name="ce4">
            <text:p>তিনি দীর্ঘদিন কেন্দ্রীয় সরকারের যুব কল্যাণ ও ক্রীড়া মন্ত্রণালয়ের অধীন 'লক্ষ্মীবাঈ ইন্সটিটিউট অফ ফিজিক্যাল এডুকেশন' -এ 'হেলথ সাইন্সেস অফ ফিটনেস এন্ড অল্টারনেটিভ থেরাপি' এর বিভাগীয় প্রধানের দায়িত্ব পালন করেছেন।</text:p>
          </table:table-cell>
          <table:table-cell office:value-type="float" office:value="1" table:style-name="ce1">
            <text:p>1</text:p>
          </table:table-cell>
          <table:table-cell table:number-columns-repeated="16382"/>
        </table:table-row>
        <table:table-row table:style-name="ro1">
          <table:table-cell office:value-type="string" table:style-name="ce4">
            <text:p>বাস্তবতা মানে,যাকে যত বেশি ভালোবাসবে, মিস করবে, কেয়ার করবে, সব সময় খোঁজ নেবে, সেই তোমাকে অবহেলা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আহ্„„সোনারবাংলা সত্যিই কি তুমি স্বাধীন হয়ে'ছিলে…?? কিছুক্ষণ পূর্বে পূব লক্ষ্মীনারায়ণপুরে (মাইজদী কোর্ট, নোয়াখালী) নোয়াখালী সরকারি বালিকা উচ্চ বিদ্যালয়ের ৮ম শ্রেণির ছাত্রীকে নিজ বাসায় ঢুকে ধর্ষণ পরবর্তিতে গলা ও হাত-পা কেটে হত্যা।</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য় স্বয়ংসেবক সংঘের অখন্ড বাংলার প্রথম প্রান্ত প্রচারক মাননীয় কেশবজীর আকস্মিক প্রয়াণে আমরা শোকাহত আমরা তাঁর আত্মার চি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বিরাট কোহলি মোহালিতে টি ২০ আন্তর্জাতিকে আউট হলেন প্রথমবার! তবু মস্করা সোশ্যাল মিডিয়ায় indiavsaustralia viratkohli</text:p>
          </table:table-cell>
          <table:table-cell office:value-type="float" office:value="1" table:style-name="ce1">
            <text:p>1</text:p>
          </table:table-cell>
          <table:table-cell table:number-columns-repeated="16382"/>
        </table:table-row>
        <table:table-row table:style-name="ro1">
          <table:table-cell office:value-type="string" table:style-name="ce4">
            <text:p>_নিশ্চয়ই আল্লাহ তওবাকারী এবং অপবিত্রতা থেকে যারা বেঁচে থাকে __তাদেরকে পছন্দ করেন। (সূরা আল বাকারা-২২২)</text:p>
          </table:table-cell>
          <table:table-cell office:value-type="float" office:value="0" table:style-name="ce1">
            <text:p>0</text:p>
          </table:table-cell>
          <table:table-cell table:number-columns-repeated="16382"/>
        </table:table-row>
        <table:table-row table:style-name="ro1">
          <table:table-cell office:value-type="string" table:style-name="ce4">
            <text:p>সব শালা ফ্যাসিস্ট পা চাটা</text:p>
          </table:table-cell>
          <table:table-cell office:value-type="float" office:value="0" table:style-name="ce1">
            <text:p>0</text:p>
          </table:table-cell>
          <table:table-cell table:number-columns-repeated="16382"/>
        </table:table-row>
        <table:table-row table:style-name="ro1">
          <table:table-cell office:value-type="string" table:style-name="ce4">
            <text:p>‘কিশোর গ্যাং সদস্যদের’ ছুরিকাঘাতে যুবক খুন NewsBangla24 News Update</text:p>
          </table:table-cell>
          <table:table-cell office:value-type="float" office:value="0" table:style-name="ce1">
            <text:p>0</text:p>
          </table:table-cell>
          <table:table-cell table:number-columns-repeated="16382"/>
        </table:table-row>
        <table:table-row table:style-name="ro1">
          <table:table-cell office:value-type="string" table:style-name="ce4">
            <text:p>পূর্ব বর্ধমান জেলার ১ লাখ ২৪ হাজার তাঁতিকে পরিচয়পত্র দেবে সরকার। সরকারি পরিচয়পত্র পাওয়া তাঁতিরা উইভার্স ক্রেডিট কার্ডের মাধ্যমে ব্যাঙ্ক ঋণের সুবিধে পাবেন। KhelaHobe</text:p>
          </table:table-cell>
          <table:table-cell office:value-type="float" office:value="1" table:style-name="ce1">
            <text:p>1</text:p>
          </table:table-cell>
          <table:table-cell table:number-columns-repeated="16382"/>
        </table:table-row>
        <table:table-row table:style-name="ro1">
          <table:table-cell office:value-type="string" table:style-name="ce4">
            <text:p>ওপারে গোলাগুলি, এপারের শিশুরা ভয়ে চিৎকার করে কাঁদ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তৃণমূল কর্মীরা বেঁচে থাকতে বিরোধীদের আশা পূরণ হবে না। জয় বাংলা FAM4TMC</text:p>
          </table:table-cell>
          <table:table-cell office:value-type="float" office:value="0" table:style-name="ce1">
            <text:p>0</text:p>
          </table:table-cell>
          <table:table-cell table:number-columns-repeated="16382"/>
        </table:table-row>
        <table:table-row table:style-name="ro1">
          <table:table-cell office:value-type="string" table:style-name="ce4">
            <text:p>চোর বাটপারি যখন ধরাই দিবেন সমাজে উল্টো আপনি খারাপ হয়ে যাবেন। একটা কথা আছে চোরের মায়ের বড় গলা।</text:p>
          </table:table-cell>
          <table:table-cell office:value-type="float" office:value="0" table:style-name="ce1">
            <text:p>0</text:p>
          </table:table-cell>
          <table:table-cell table:number-columns-repeated="16382"/>
        </table:table-row>
        <table:table-row table:style-name="ro1">
          <table:table-cell office:value-type="string" table:style-name="ce4">
            <text:p>নাছিমা বিবি বলেন, জয়-পরাজয় ও ভোটের ব্যবধানই প্রমাণ করবে চেয়ারম্যানের কোন স্ত্রী কত জনপ্রিয় somoytv Somoynews news newsalert newsupdates Somoy SomoyBangladesh</text:p>
          </table:table-cell>
          <table:table-cell office:value-type="float" office:value="0" table:style-name="ce1">
            <text:p>0</text:p>
          </table:table-cell>
          <table:table-cell table:number-columns-repeated="16382"/>
        </table:table-row>
        <table:table-row table:style-name="ro1">
          <table:table-cell office:value-type="string" table:style-name="ce4">
            <text:p>নিশ্চয়ই এটি মহাগ্রন্থ আল কোরআনের সম্মান হাফেজ তাকরিমের বিজয় এটি গোটা বিশ্বের ২০০ কোটি মুসলমানের বিজয়</text:p>
          </table:table-cell>
          <table:table-cell office:value-type="float" office:value="0" table:style-name="ce1">
            <text:p>0</text:p>
          </table:table-cell>
          <table:table-cell table:number-columns-repeated="16382"/>
        </table:table-row>
        <table:table-row table:style-name="ro1">
          <table:table-cell office:value-type="string" table:style-name="ce4">
            <text:p>হাইকোর্ট VS বাংলাসরকার: নবান্নতে যারা কিছু দিন ধরে পরামর্শ দিছেন তারা কতটা বুদ্ধিমান ও আইনজ্ঞ সেটা মুখ্যমন্ত্রীর অনুসন্ধান করে দেখা উচিৎ কারন ক্ষুদ্র জ্ঞান ও বুদ্ধিতে অব্যর্থ হার হবে বোঝা গেলেও টেনে টেনে কোর্ট থেকে কোর্ট যাওয়াটাতেই ব্যাপারটা প্রমাণ হয়।এরা ভালো প্রবক্তাও নয়।</text:p>
          </table:table-cell>
          <table:table-cell office:value-type="float" office:value="0" table:style-name="ce1">
            <text:p>0</text:p>
          </table:table-cell>
          <table:table-cell table:number-columns-repeated="16382"/>
        </table:table-row>
        <table:table-row table:style-name="ro1">
          <table:table-cell office:value-type="string" table:style-name="ce4">
            <text:p>জামেয়া আহমদীয়া সুন্নীয়া আলীয়ার ১৯৭৮ সালের ব্যাচ। মাওলানা ডাঃ মোহাম্মদ আবুল হাসেম নূর। (কামিল হাদীস, ডি,এইচ,এম,এস, - বিএইচবি) অবসরপ্রাপ্ত সি.শি.। খতিব হিসাবে মসজিদের খেদমত করতে চাই। ৪৫ বছর অভিজ্ঞতা। কোন মসজিদ খতিবশূন্য হলে মোবাইল করুনঃ- +৮৮০১৫৫৮৭২৫২৪১, +৮৮০১৮১৪২০৮৪৩৩,ধন্যবাদ।</text:p>
          </table:table-cell>
          <table:table-cell office:value-type="float" office:value="0" table:style-name="ce1">
            <text:p>0</text:p>
          </table:table-cell>
          <table:table-cell table:number-columns-repeated="16382"/>
        </table:table-row>
        <table:table-row table:style-name="ro1">
          <table:table-cell office:value-type="string" table:style-name="ce4">
            <text:p>আগামীকাল 24/09/2022 তারিখে সকাল ১০ ঘটিকায় জেলার প্রতিটি ব্লক এবং টাউন এলাকার সমস্ত পেট্রোল পাম্প গুলিতে তৃণমূল যুব কংগ্রেসের অভিনব প্রতিবাদ কর্মসূচি পালিত হবে..সেই লক্ষ্যে আজ পূর্ব বর্ধমান জেলার ব্লক ও টাউনের যুব সভাপতি ও জেলা কমিটির নেতৃত্ববৃন্দকে নিয়ে গুরুত্বপূর্ণ আলোচনা সভা</text:p>
          </table:table-cell>
          <table:table-cell office:value-type="float" office:value="0" table:style-name="ce1">
            <text:p>0</text:p>
          </table:table-cell>
          <table:table-cell table:number-columns-repeated="16382"/>
        </table:table-row>
        <table:table-row table:style-name="ro1">
          <table:table-cell office:value-type="string" table:style-name="ce4">
            <text:p>গুন্ডা আটকাতে পারে না নয়, গুন্ডাদের প্রশয় দেয় ! যেমন বীরভূমের বীর !</text:p>
          </table:table-cell>
          <table:table-cell office:value-type="float" office:value="0" table:style-name="ce1">
            <text:p>0</text:p>
          </table:table-cell>
          <table:table-cell table:number-columns-repeated="16382"/>
        </table:table-row>
        <table:table-row table:style-name="ro1">
          <table:table-cell office:value-type="string" table:style-name="ce4">
            <text:p>তুমি না থাকলে সাঁইবাড়ী বা মরিচঝাঁপি হতোনা তুমি না থাকলে ধানতলা বা বানতলা হতোনা। তুমি না থাকলে শিল্পে বাংলা ডুবে যেতনা। তুমি না থাকলে চিটফান্ডগুলোর জন্মই হতোনা। তুমি না থাকলে ষাটের দশকে কম্প্যুটার আসত, তুমি না থাকলে হরতাল ছেড়ে কাজ ভালোবাসত। তুমি না থাকলে ইংরাজী বা পাশ-ফেল যেতনা</text:p>
          </table:table-cell>
          <table:table-cell office:value-type="float" office:value="0" table:style-name="ce1">
            <text:p>0</text:p>
          </table:table-cell>
          <table:table-cell table:number-columns-repeated="16382"/>
        </table:table-row>
        <table:table-row table:style-name="ro1">
          <table:table-cell office:value-type="string" table:style-name="ce4">
            <text:p>কর্ণাটকের সরকার বলছে কর্ণাটকে প্রথম এবং শেষ কথা কানাড়া। পশ্চিমবঙ্গেও অযথা হিন্ডী মানে সূত্রহীন ভাষার বোঝা চাইনা। বাংলা ভাষা জানা জাতিতে বাঙালি বাংলায় সবকিছুতেই ৯০% সংরক্ষণ চাই। @ StopHindiimpostion StopUrduImposition</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ভায় অংশগ্রহণ করার পথে সড়ক দুর্ঘটনায় ঘুরতর আহত হন বেশ কয়েকজন দলীয় কার্যকর্তা। আজ জিবিপি হাসপাতালে গিয়ে আহতদের চিকিৎসার ব্যাপারে খোঁজ খবর নেই, তাদের সবরকম সাহায্যের আশ্বাস দেই এবং তাঁদের দ্রুত আরোগ্য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যে জাতি ভুগছে জ্ঞেনের স্বল্পতায়; সে জাতি বিপদে পড়বে অল্পতায়।</text:p>
          </table:table-cell>
          <table:table-cell office:value-type="float" office:value="0" table:style-name="ce1">
            <text:p>0</text:p>
          </table:table-cell>
          <table:table-cell table:number-columns-repeated="16382"/>
        </table:table-row>
        <table:table-row table:style-name="ro1">
          <table:table-cell office:value-type="string" table:style-name="ce4">
            <text:p>Ruposhibangla71tv.বিশ্ব বঙ্গ সাহিত্য ও সংস্কৃতি সম্মেলন,ঢাকা সম্মেলন-২০২... via</text:p>
          </table:table-cell>
          <table:table-cell office:value-type="float" office:value="1" table:style-name="ce1">
            <text:p>1</text:p>
          </table:table-cell>
          <table:table-cell table:number-columns-repeated="16382"/>
        </table:table-row>
        <table:table-row table:style-name="ro1">
          <table:table-cell office:value-type="string" table:style-name="ce4">
            <text:p>খুবই দুঃখ জনক ঘটনা মহালায়ার পবিত্র দিনে এমন দূর্ঘটনা কিছুতেই মেনে নিতে পারছি না,হে মাতা মঙ্গলময়ী এরকম একটি মর্মান্তিক ঘটনায় আমি শোকাহত, বাকরুদ্ধ। ওই এলাকার আশেপাশে যারা আছেন সকলকে অনুরোধ করছি, চলমান উদ্ধার অভিযানে এগিয়ে যান।</text:p>
          </table:table-cell>
          <table:table-cell office:value-type="float" office:value="1" table:style-name="ce1">
            <text:p>1</text:p>
          </table:table-cell>
          <table:table-cell table:number-columns-repeated="16382"/>
        </table:table-row>
        <table:table-row table:style-name="ro1">
          <table:table-cell office:value-type="string" table:style-name="ce4">
            <text:p>প্রধানমন্ত্রী মোদীর কেরালা সফরের ছবিগুলিতে - মন্দির পরিদর্শন থেকে শুরু করে রাস্তায় উচ্ছ্বাসিত জনতাকে শুভেচ্ছা জানানো পর্যন্ত via NaMo App</text:p>
          </table:table-cell>
          <table:table-cell office:value-type="float" office:value="1" table:style-name="ce1">
            <text:p>1</text:p>
          </table:table-cell>
          <table:table-cell table:number-columns-repeated="16382"/>
        </table:table-row>
        <table:table-row table:style-name="ro1">
          <table:table-cell office:value-type="string" table:style-name="ce4">
            <text:p>আমীন। হে আল্লাহ্ ঐ হাত দুটোর উছিলায় আমাদের জীবনের গুনাহ্ ক্ষমা করে দি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অজিদের বিরুদ্ধে নামার আগে বিন্দাস মুডে কোহলি-হার্দিক, মন খুলে নাচলেন দুই তারকা, দেখুন ভাইরাল ভিডিও IndiavsAustralia ViratKohli HardikPandya ViralVideo Cricket</text:p>
          </table:table-cell>
          <table:table-cell office:value-type="float" office:value="1" table:style-name="ce1">
            <text:p>1</text:p>
          </table:table-cell>
          <table:table-cell table:number-columns-repeated="16382"/>
        </table:table-row>
        <table:table-row table:style-name="ro1">
          <table:table-cell office:value-type="string" table:style-name="ce4">
            <text:p>শুভ জন্মদিন প্রধানমন্ত্রী নরেন্দ্র মোদি "কঠোর পরিশ্রম কখনো ক্লান্তি আনে না। এটি সন্তুষ্টি নিয়ে আসে ।</text:p>
          </table:table-cell>
          <table:table-cell office:value-type="float" office:value="1" table:style-name="ce1">
            <text:p>1</text:p>
          </table:table-cell>
          <table:table-cell table:number-columns-repeated="16382"/>
        </table:table-row>
        <table:table-row table:style-name="ro1">
          <table:table-cell office:value-type="string" table:style-name="ce4">
            <text:p>যে সম্পর্কে যতো শক্ত, সে সম্পর্কে হারানোর ভয় ততো বেশি...!</text:p>
          </table:table-cell>
          <table:table-cell office:value-type="float" office:value="0" table:style-name="ce1">
            <text:p>0</text:p>
          </table:table-cell>
          <table:table-cell table:number-columns-repeated="16382"/>
        </table:table-row>
        <table:table-row table:style-name="ro1">
          <table:table-cell office:value-type="string" table:style-name="ce4">
            <text:p>দুঃখ, পরাজয়, ব্যর্থতা, আশা ও জীবনের অংশ।</text:p>
          </table:table-cell>
          <table:table-cell office:value-type="float" office:value="0" table:style-name="ce1">
            <text:p>0</text:p>
          </table:table-cell>
          <table:table-cell table:number-columns-repeated="16382"/>
        </table:table-row>
        <table:table-row table:style-name="ro1">
          <table:table-cell office:value-type="string" table:style-name="ce4">
            <text:p>ekhonkhobor সৌগত রায়ের চিঠিতে মিলল ফল – বাড়তে চলেছে প্রধানমন্ত্রী গরিব কল্যাণ যোজনায় রেশনের মেয়াদ</text:p>
          </table:table-cell>
          <table:table-cell office:value-type="float" office:value="1" table:style-name="ce1">
            <text:p>1</text:p>
          </table:table-cell>
          <table:table-cell table:number-columns-repeated="16382"/>
        </table:table-row>
        <table:table-row table:style-name="ro1">
          <table:table-cell office:value-type="string" table:style-name="ce4">
            <text:p>BJP গুন্ডা নয় BJP শয়তান সেইরকম একটা অশান্তি সৃষ্টি করে ধর্ম নিয়ে রাজনীতি করে আর পুলিশ আধিকারিকদের মেরে কোনো লাভ হবে না। বাংলার মানুষ ঠিক করবে তারা কাকে চায়।জয় হিন্দ জয় বাংলা।</text:p>
          </table:table-cell>
          <table:table-cell office:value-type="float" office:value="0" table:style-name="ce1">
            <text:p>0</text:p>
          </table:table-cell>
          <table:table-cell table:number-columns-repeated="16382"/>
        </table:table-row>
        <table:table-row table:style-name="ro1">
          <table:table-cell office:value-type="string" table:style-name="ce4">
            <text:p>দারুন লাগছে তোমার নাম্বাটা দেও</text:p>
          </table:table-cell>
          <table:table-cell office:value-type="float" office:value="1" table:style-name="ce1">
            <text:p>1</text:p>
          </table:table-cell>
          <table:table-cell table:number-columns-repeated="16382"/>
        </table:table-row>
        <table:table-row table:style-name="ro1">
          <table:table-cell office:value-type="string" table:style-name="ce4">
            <text:p>বিজেপির নবান্ন অভিযানে সরকারি সম্পত্তি নষ্টের অভিযোগে দায়ের হওয়া মামলা খারিজ করল কোলকাতা হাই কোর্ট ! আর কতবার হাইকোর্টের আইনের মাধ্যমে থাপ্পর খেলে শাসক দলের টনক লড়বে ! প্রধান বিচারপতি প্রকাশ শ্রীবাস্তব এবং বিচারপতি রাজর্ষি ভরদ্বাজের ডিভিশন বেঞ্চ রায় ঘোষণা করে আর্জি খারিজ !</text:p>
          </table:table-cell>
          <table:table-cell office:value-type="float" office:value="0" table:style-name="ce1">
            <text:p>0</text:p>
          </table:table-cell>
          <table:table-cell table:number-columns-repeated="16382"/>
        </table:table-row>
        <table:table-row table:style-name="ro1">
          <table:table-cell office:value-type="string" table:style-name="ce4">
            <text:p>বীরভূমের সাঁইথিয়া পথপ্রদর্শক মিলন মেলায় উপস্থিত ছিলেন বীরভূমের যুব সমাজের নয়ন মনি দাদা তার কিছু সুন্দর মুহূর্ত</text:p>
          </table:table-cell>
          <table:table-cell office:value-type="float" office:value="1" table:style-name="ce1">
            <text:p>1</text:p>
          </table:table-cell>
          <table:table-cell table:number-columns-repeated="16382"/>
        </table:table-row>
        <table:table-row table:style-name="ro1">
          <table:table-cell office:value-type="string" table:style-name="ce4">
            <text:p>প্রতিদিন বাঁচার জন্য মিথ্যা সুখ খোঁজা। একদিন মরার জন্য এতদিন বেঁচে থাকা.! @ The Oberoi Grand, Kolkata</text:p>
          </table:table-cell>
          <table:table-cell office:value-type="float" office:value="1" table:style-name="ce1">
            <text:p>1</text:p>
          </table:table-cell>
          <table:table-cell table:number-columns-repeated="16382"/>
        </table:table-row>
        <table:table-row table:style-name="ro1">
          <table:table-cell office:value-type="string" table:style-name="ce4">
            <text:p>পাকিস্তান সেনাবাহিনী বিশ্বের সবচেয়ে কঠিন সেনাবাহিনী এবং শারীরিক প্রশিক্ষণ, পেশাদার যুদ্ধ দক্ষতা এবং দক্ষতার পরিপ্রেক্ষিতে, পাকিস্তান সেনাবাহিনীকে বিশ্বের সেরা সেনাবাহিনী হিসাবে বিবেচনা করা হয় PakArmy COAS</text:p>
          </table:table-cell>
          <table:table-cell office:value-type="float" office:value="0" table:style-name="ce1">
            <text:p>0</text:p>
          </table:table-cell>
          <table:table-cell table:number-columns-repeated="16382"/>
        </table:table-row>
        <table:table-row table:style-name="ro1">
          <table:table-cell office:value-type="string" table:style-name="ce4">
            <text:p>নামাজ হচ্ছে মুসলমানদের সবচেয়ে বড় পরিচয়</text:p>
          </table:table-cell>
          <table:table-cell office:value-type="float" office:value="0" table:style-name="ce1">
            <text:p>0</text:p>
          </table:table-cell>
          <table:table-cell table:number-columns-repeated="16382"/>
        </table:table-row>
        <table:table-row table:style-name="ro1">
          <table:table-cell office:value-type="string" table:style-name="ce4">
            <text:p>মাতৃভূমি কাপ প্রাইজমানি ফুটবল প্রতিযোগিতায় ৩-০ গোলে বিজয়ী জামালপুর এফসি via Awaz</text:p>
          </table:table-cell>
          <table:table-cell office:value-type="float" office:value="0" table:style-name="ce1">
            <text:p>0</text:p>
          </table:table-cell>
          <table:table-cell table:number-columns-repeated="16382"/>
        </table:table-row>
        <table:table-row table:style-name="ro1">
          <table:table-cell office:value-type="string" table:style-name="ce4">
            <text:p>বাংলায় শিল্পায়নের জোয়ার! MamataBanerjee AITCSSMC জয় বাংলা</text:p>
          </table:table-cell>
          <table:table-cell office:value-type="float" office:value="0" table:style-name="ce1">
            <text:p>0</text:p>
          </table:table-cell>
          <table:table-cell table:number-columns-repeated="16382"/>
        </table:table-row>
        <table:table-row table:style-name="ro1">
          <table:table-cell office:value-type="string" table:style-name="ce4">
            <text:p>আর তুই তো হিন্দুর জাত মাদারচোদ</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প্রতারণা</text:p>
          </table:table-cell>
          <table:table-cell office:value-type="float" office:value="0" table:style-name="ce1">
            <text:p>0</text:p>
          </table:table-cell>
          <table:table-cell table:number-columns-repeated="16382"/>
        </table:table-row>
        <table:table-row table:style-name="ro1">
          <table:table-cell office:value-type="string" table:style-name="ce4">
            <text:p>এক জীবন লুট, দায়িত্বহীন এবং বিভাজনের নামে HappyBirthdayModiji</text:p>
          </table:table-cell>
          <table:table-cell office:value-type="float" office:value="0" table:style-name="ce1">
            <text:p>0</text:p>
          </table:table-cell>
          <table:table-cell table:number-columns-repeated="16382"/>
        </table:table-row>
        <table:table-row table:style-name="ro1">
          <table:table-cell office:value-type="string" table:style-name="ce4">
            <text:p>*অপাদমস্তক চোরের আখড়া* *তৃণমূল*! *দুর্নীতির অভিযোগে,টাকার বিনিময়ে চাকরি দেওয়ার অভিযোগে,পিসির একের পর এক বীরকে (CBI-ED)ডাল ভাত খাওয়াচ্ছে, তবু এই ডাইনিটার লজ্জা নেই!!*</text:p>
          </table:table-cell>
          <table:table-cell office:value-type="float" office:value="0" table:style-name="ce1">
            <text:p>0</text:p>
          </table:table-cell>
          <table:table-cell table:number-columns-repeated="16382"/>
        </table:table-row>
        <table:table-row table:style-name="ro1">
          <table:table-cell office:value-type="string" table:style-name="ce4">
            <text:p>উদয়পুর সোনামুড়া চৌমনিতে সিপিআই (এম) গুন্ডা বাহিনীর দ্বারা আক্রান্ত গোমতী জেলার যুব মোর্চার সভাপতি সুকান্ত সাহা এবং R.K.Pur মন্ডলের তপশিলি জাতি মোর্চার বুথ সভাপতি মিলন দাস। এবার সহ্য সীমা পারিয়ে গেছে। এখন যা হবে তা ত্রিপুরাবাসী দেখবে।</text:p>
          </table:table-cell>
          <table:table-cell office:value-type="float" office:value="0" table:style-name="ce1">
            <text:p>0</text:p>
          </table:table-cell>
          <table:table-cell table:number-columns-repeated="16382"/>
        </table:table-row>
        <table:table-row table:style-name="ro1">
          <table:table-cell office:value-type="string" table:style-name="ce4">
            <text:p>চীনের ভাড়াটে সৈনিক হোক বা বর্গী, বিদেশী আক্রমনকারী হোক বা গুজ্জু বানিয়া, ভয় নেই বাঙ্গালী। কোনো আক্রমণকে ভয় পাওয়ার প্রয়োজন নেই। ঠাকুরও আমাদের, ঈশ্বরও আমাদের। জয় বাঙালীর হবেই। ভয় নেই, ভয় নেই, ভয় নেই।</text:p>
          </table:table-cell>
          <table:table-cell office:value-type="float" office:value="1" table:style-name="ce1">
            <text:p>1</text:p>
          </table:table-cell>
          <table:table-cell table:number-columns-repeated="16382"/>
        </table:table-row>
        <table:table-row table:style-name="ro1">
          <table:table-cell office:value-type="string" table:style-name="ce4">
            <text:p>যেভাবে খৃষ্টান আর মুসলমানদের মধ্যে ক্রুসেড শুরু হয়েছিল News1971http://www.news1971.com</text:p>
          </table:table-cell>
          <table:table-cell office:value-type="float" office:value="0" table:style-name="ce1">
            <text:p>0</text:p>
          </table:table-cell>
          <table:table-cell table:number-columns-repeated="16382"/>
        </table:table-row>
        <table:table-row table:style-name="ro1">
          <table:table-cell office:value-type="string" table:style-name="ce4">
            <text:p>নিষ্ঠুর ইসরাইলি বাহিনী ফিলিস্তিনিদের উপর অত্যাচার করেই চলেছে।</text:p>
          </table:table-cell>
          <table:table-cell office:value-type="float" office:value="0" table:style-name="ce1">
            <text:p>0</text:p>
          </table:table-cell>
          <table:table-cell table:number-columns-repeated="16382"/>
        </table:table-row>
        <table:table-row table:style-name="ro1">
          <table:table-cell office:value-type="string" table:style-name="ce4">
            <text:p>চমৎকার অনূভুতি</text:p>
          </table:table-cell>
          <table:table-cell office:value-type="float" office:value="1" table:style-name="ce1">
            <text:p>1</text:p>
          </table:table-cell>
          <table:table-cell table:number-columns-repeated="16382"/>
        </table:table-row>
        <table:table-row table:style-name="ro1">
          <table:table-cell office:value-type="string" table:style-name="ce4">
            <text:p>শীত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খোকা লুটবে বঙ্গ করবে দেদার চুরি, তোমার খোকা বেচবে পুজায় ঘুগনি,ঝাল মুড়ি।"</text:p>
          </table:table-cell>
          <table:table-cell office:value-type="float" office:value="0" table:style-name="ce1">
            <text:p>0</text:p>
          </table:table-cell>
          <table:table-cell table:number-columns-repeated="16382"/>
        </table:table-row>
        <table:table-row table:style-name="ro1">
          <table:table-cell office:value-type="string" table:style-name="ce4">
            <text:p>-নির্মমতা কত দূর হলে জাতি হবে নির্লজ্জ? এটা হত্যা নাকি ধর্ষণ নাকি দুটোই জানি না! নোয়াখালী সরকারি বালিকা উচ্চ বিদ্যালয়ের ৮ম শ্রেণির ছাত্রী অদিতা কে নিজ বাসায় ঢুকে ধর্ষণ পরবর্তিতে গলা ও হাত-পা কেটে হত্যা। (22/09/22)লজ্জিত মানব জাতি</text:p>
          </table:table-cell>
          <table:table-cell office:value-type="float" office:value="0" table:style-name="ce1">
            <text:p>0</text:p>
          </table:table-cell>
          <table:table-cell table:number-columns-repeated="16382"/>
        </table:table-row>
        <table:table-row table:style-name="ro1">
          <table:table-cell office:value-type="string" table:style-name="ce4">
            <text:p>পিয়ও মসজিদ মদিনা</text:p>
          </table:table-cell>
          <table:table-cell office:value-type="float" office:value="0" table:style-name="ce1">
            <text:p>0</text:p>
          </table:table-cell>
          <table:table-cell table:number-columns-repeated="16382"/>
        </table:table-row>
        <table:table-row table:style-name="ro1">
          <table:table-cell office:value-type="string" table:style-name="ce4">
            <text:p>জয় বাংলা বুকে ধর জয় বাংলা প্রতিষ্ঠা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গামী ২ অক্টোবর নয়াদিল্লির বিজ্ঞান ভবনে কেন্দ্রীয় মন্ত্রকের তরফে বায়ো ডিগ্রেডেবল বর্জ্য ব্যবস্থাপনা, প্লাস্টিক বর্জ্য ব্যবস্থাপনা, ফেক্যাল স্লাজ ব্যবস্থাপনার মতো একাধিক বিভাগে পূর্ব ভারতে প্রথম স্থান অধিকার করে পুরস্কার পেতে চলেছে রাজ্য। BanglarGorboMamata Bengal</text:p>
          </table:table-cell>
          <table:table-cell office:value-type="float" office:value="1" table:style-name="ce1">
            <text:p>1</text:p>
          </table:table-cell>
          <table:table-cell table:number-columns-repeated="16382"/>
        </table:table-row>
        <table:table-row table:style-name="ro1">
          <table:table-cell office:value-type="string" table:style-name="ce4">
            <text:p>পাষান পৃথিবীর নয়। পাষান মানুষ স্বার্থের বিনিময়ে সবাই বেহুশ দূরে গেলে অভিমান কাছে এলে অভিনয়। মানুষ যে নিষ্ঠুর এটাই তার পরিচয়..!!</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পুলিশ কে হিজড়ে তে পরিণত করেছে এই সরকার। বাংলায় গণতন্ত্র শেষ । ইতিহাস সাক্ষী আছে আন্দোলন আর অনশন বরাবরই ছিল কিন্তু এমন হিজড়ে পুলিশ তাদের নোংরামি এই দেখছে বাংলার মানুষ</text:p>
          </table:table-cell>
          <table:table-cell office:value-type="float" office:value="0" table:style-name="ce1">
            <text:p>0</text:p>
          </table:table-cell>
          <table:table-cell table:number-columns-repeated="16382"/>
        </table:table-row>
        <table:table-row table:style-name="ro1">
          <table:table-cell office:value-type="string" table:style-name="ce4">
            <text:p>অনুব্রত মণ্ডলের একটা অর্পিতা লাগবে মনে হচ্ছে, বৌ তো অনেক দিন মারা গেছেন, চেতনা দণ্ডের অনিয়ন্ত্রিত লাফালাফি আর সহ্য করতে পারছে না</text:p>
          </table:table-cell>
          <table:table-cell office:value-type="float" office:value="0" table:style-name="ce1">
            <text:p>0</text:p>
          </table:table-cell>
          <table:table-cell table:number-columns-repeated="16382"/>
        </table:table-row>
        <table:table-row table:style-name="ro1">
          <table:table-cell office:value-type="string" table:style-name="ce4">
            <text:p>সুখে থাকার মূলমন্ত্র হচ্ছে সন্তুষ্ট থাকা</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রাজনীতিতে অসভ্য মিত্র যে সংস্কৃতির আমদানি করলো সেটা দীপক ঘোষ বই পড়ানো দিয়ে শেষ হোক ।</text:p>
          </table:table-cell>
          <table:table-cell office:value-type="float" office:value="1" table:style-name="ce1">
            <text:p>1</text:p>
          </table:table-cell>
          <table:table-cell table:number-columns-repeated="16382"/>
        </table:table-row>
        <table:table-row table:style-name="ro1">
          <table:table-cell office:value-type="string" table:style-name="ce4">
            <text:p>গুরু সিয়াগ সিদ্ধ যোগ জাত, ধর্ম, লিঙ্গ, ভাষা, মানব কল্যাণের জন্য ঈশ্বর প্রদত্ত অনন্য উপহার ! GSSYCuresLumpy</text:p>
          </table:table-cell>
          <table:table-cell office:value-type="float" office:value="1" table:style-name="ce1">
            <text:p>1</text:p>
          </table:table-cell>
          <table:table-cell table:number-columns-repeated="16382"/>
        </table:table-row>
        <table:table-row table:style-name="ro1">
          <table:table-cell office:value-type="string" table:style-name="ce4">
            <text:p>তৃণমূল কংগ্রেসের একনিষ্ঠ সৈনিক ও ফ্যামের গুরুত্বপূর্ণ এডমিন কে শুভ জন্মদিনে FAM4TMC এর পক্ষ থেকে জানাই আন্তরিক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এলাহী ক্ষমা করে দাও.! তোমার প্রিয় হয়ে থাকার তৌফিক দাও.!</text:p>
          </table:table-cell>
          <table:table-cell office:value-type="float" office:value="1" table:style-name="ce1">
            <text:p>1</text:p>
          </table:table-cell>
          <table:table-cell table:number-columns-repeated="16382"/>
        </table:table-row>
        <table:table-row table:style-name="ro1">
          <table:table-cell office:value-type="string" table:style-name="ce4">
            <text:p>ভারতে মুসলিমরা কত শতাংশ বেড়েছে তা জানতে আদমশুমারির তথ্য পড়তে হবে, আর যারা পড়ে তারা এরকম ভয় পায় না বা বিশ্বাস করে না।মানুষমারারসাংবিধানিক অধিকার কোন্ দেশে আছে?সামর্থ্য থাকলে তথ্যসহ বলুন।মোল্লার দৌড় মসজিদ পর্যন্ত।আন্তর্জাতিক স্তরে ভাবার জন্য আপনি কেন?ওটা যোগ্যদের মানায়</text:p>
          </table:table-cell>
          <table:table-cell office:value-type="float" office:value="0" table:style-name="ce1">
            <text:p>0</text:p>
          </table:table-cell>
          <table:table-cell table:number-columns-repeated="16382"/>
        </table:table-row>
        <table:table-row table:style-name="ro1">
          <table:table-cell office:value-type="string" table:style-name="ce4">
            <text:p>যে আল্লাহকে ভয় করে তিনি তার গুনাহসমূহ মুছে দেন এবং তাকে মহাপুরস্কার দান করেন। -সূরা তালাক : ৫</text:p>
          </table:table-cell>
          <table:table-cell office:value-type="float" office:value="1" table:style-name="ce1">
            <text:p>1</text:p>
          </table:table-cell>
          <table:table-cell table:number-columns-repeated="16382"/>
        </table:table-row>
        <table:table-row table:style-name="ro1">
          <table:table-cell office:value-type="string" table:style-name="ce4">
            <text:p>" আমি দেশাচারের নিত্যান্ত দাস নহি , নিজের বা সমাজের মঙ্গলের নিমিত্ত যাহা উচিত বা আবশ্যক বোধ হইবে , তাহা করিব । লোকের বা কুটুম্বের ভয়ে কদাচ সংকুচিত হইব না । " --ঈশ্বরচন্দ্র বিদ্যাসাগর মহিলা জাতির অগ্রগতির দূত। বাংলার মহাপুরুষ ঈশ্বরের জন্মদিনে বিনম্র প্রনাম ।</text:p>
          </table:table-cell>
          <table:table-cell office:value-type="float" office:value="1" table:style-name="ce1">
            <text:p>1</text:p>
          </table:table-cell>
          <table:table-cell table:number-columns-repeated="16382"/>
        </table:table-row>
        <table:table-row table:style-name="ro1">
          <table:table-cell office:value-type="string" table:style-name="ce4">
            <text:p>গোঁফ ওয়ালা মাগীটা নোংরামোতেও কম অভিজ্ঞ নয়,, কিছু হিজড়ে নিয়ে নাচের প্রতিযোগীতায় নেমেছে। এবার পূজা মন্ডপে মন্ডপে হিজরা সেজে নেচে মানুষকে আনন্দ দেওয়ার কাজ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বদ্দা সহমত।। মানুষ সবকিছুর শ্রেষ্ঠ জীব।। 10 কোটি শুক্রাণুর সাথে যুদ্ধ করে আমরা পৃথিবীতে আসতে পেরেছি, আর এখন জীবন যুদ্ধে হেরে যাওয়া মানে পরাজয় মেনে নেওয়া।।</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আজ মহালয়ার পূন্য প্রভাতে রিষড়া প্রেম মন্দির গঙ্গার ঘাটে পিতৃ তর্পণে</text:p>
          </table:table-cell>
          <table:table-cell office:value-type="float" office:value="1" table:style-name="ce1">
            <text:p>1</text:p>
          </table:table-cell>
          <table:table-cell table:number-columns-repeated="16382"/>
        </table:table-row>
        <table:table-row table:style-name="ro1">
          <table:table-cell office:value-type="string" table:style-name="ce4">
            <text:p>কুফফারদের অধেল অর্থ থাকলেও প্রাণ বিসর্জন দেওয়ার সাহস নেই। অপরদিকে মুসলিমরা তার বিপরীত। আর এটাই কুফফারদের পরাজয় ও মুসলিমদের বিজয়ের মাফকাঠি।</text:p>
          </table:table-cell>
          <table:table-cell office:value-type="float" office:value="0" table:style-name="ce1">
            <text:p>0</text:p>
          </table:table-cell>
          <table:table-cell table:number-columns-repeated="16382"/>
        </table:table-row>
        <table:table-row table:style-name="ro1">
          <table:table-cell office:value-type="string" table:style-name="ce4">
            <text:p>গর্বের প্রেসিডেন্সি বিশ্ববিদ্যালয়ে উড়ছে "শিক্ষার প্রগতি, সংঘবদ্ধ জীবন, দেশপ্রেমের" পতাকা! অভিনন্দন জানাই আমার প্রিয় ভাই শুভম গাঙ্গুলী এবং প্রেসিডেন্সি বিশ্ববিদ্যালয় তৃণমূল ছাত্র পরিষদের সকল সদস্যদের। মমতা ব্যানার্জ্জী জিন্দাবাদ।</text:p>
          </table:table-cell>
          <table:table-cell office:value-type="float" office:value="1" table:style-name="ce1">
            <text:p>1</text:p>
          </table:table-cell>
          <table:table-cell table:number-columns-repeated="16382"/>
        </table:table-row>
        <table:table-row table:style-name="ro1">
          <table:table-cell office:value-type="string" table:style-name="ce4">
            <text:p>খরচ যোগাতে চাঁদা দিতেন মুসলিমরা, সম্প্রীতির বার্তা দেয় ভারত-বাংলাদেশ সীমান্তের এই পুজো</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শালা</text:p>
          </table:table-cell>
          <table:table-cell office:value-type="float" office:value="0" table:style-name="ce1">
            <text:p>0</text:p>
          </table:table-cell>
          <table:table-cell table:number-columns-repeated="16382"/>
        </table:table-row>
        <table:table-row table:style-name="ro1">
          <table:table-cell office:value-type="string" table:style-name="ce4">
            <text:p>জীবনের উদ্দেশ্য একটাই জান্নাত.!</text:p>
          </table:table-cell>
          <table:table-cell office:value-type="float" office:value="0" table:style-name="ce1">
            <text:p>0</text:p>
          </table:table-cell>
          <table:table-cell table:number-columns-repeated="16382"/>
        </table:table-row>
        <table:table-row table:style-name="ro1">
          <table:table-cell office:value-type="string" table:style-name="ce4">
            <text:p>কি মুশকিল চুরি বেশি হলে ইনভেস্টিগেশন ও বেশি হবে এটাই স্বাভাবিক কি মুশকিল চুরি করার গ্লানি নেই চোর ধরলে খারাপ</text:p>
          </table:table-cell>
          <table:table-cell office:value-type="float" office:value="0" table:style-name="ce1">
            <text:p>0</text:p>
          </table:table-cell>
          <table:table-cell table:number-columns-repeated="16382"/>
        </table:table-row>
        <table:table-row table:style-name="ro1">
          <table:table-cell office:value-type="string" table:style-name="ce4">
            <text:p>অভিনন্দন বিশ্বজয়ী কোরআনের পাখি তাকরীমকে। তাকে আল্লাহ ইসলামের খেদমত করার তৌফিক ও নেক হায়াত দান করুক। সে মুসলিম জাতির গর্ব।</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পাকিস্তান নয় ভারতের আসাম রাজ্যের গরীব হিন্দু বাঙালিদের ঘর বুলডেজারে গুড়িয়ে দিল সেখানকার রাজ্য বিজেপি সরকার। বিজেপিকে একটা ভোট দেওয়ার অর্থ বাঙালির এই অপমানকে সমর্থ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এরাই প্রকৃত সংবেদনশীল ও সুবিবেচক মানুষ।</text:p>
          </table:table-cell>
          <table:table-cell office:value-type="float" office:value="1" table:style-name="ce1">
            <text:p>1</text:p>
          </table:table-cell>
          <table:table-cell table:number-columns-repeated="16382"/>
        </table:table-row>
        <table:table-row table:style-name="ro1">
          <table:table-cell office:value-type="string" table:style-name="ce4">
            <text:p>জোলাইবাড়ি মন্ডল ভারতীয় জনতা যুবমোর্চার উদ্যোগে আয়োজিত শ্যামাপ্রসাদমুখার্জি নকআউট ফুটবল টুর্নামেন্টের ফাইনাল ম্যাচে অংশগ্রহণ করি।ধন্যবাদ জানাই জোলাইবাড়ি মন্ডল যুবমোর্চার প্রত্যেক সদস্যদের এই অভূতপূর্ব খেলা আয়োজন করার জন্য এই ম্যাচে হাজার হাজার দর্শকের উপস্থিতি সত্যি মনমুগ্ধকর</text:p>
          </table:table-cell>
          <table:table-cell office:value-type="float" office:value="1" table:style-name="ce1">
            <text:p>1</text:p>
          </table:table-cell>
          <table:table-cell table:number-columns-repeated="16382"/>
        </table:table-row>
        <table:table-row table:style-name="ro1">
          <table:table-cell office:value-type="string" table:style-name="ce4">
            <text:p>অজিদের বিরুদ্ধে কোন ইতিহাস লিখতে চলেছেন কোহলি? SachinTendulkar RahulDravid ViratKohli</text:p>
          </table:table-cell>
          <table:table-cell office:value-type="float" office:value="1" table:style-name="ce1">
            <text:p>1</text:p>
          </table:table-cell>
          <table:table-cell table:number-columns-repeated="16382"/>
        </table:table-row>
        <table:table-row table:style-name="ro1">
          <table:table-cell office:value-type="string" table:style-name="ce4">
            <text:p>অতিরিক্ত ও সহকারী এসপি পদমর্যাদার ১১ কর্মকর্তাকে বদলি || ডেস্ক রিপোর্ট : বাংলাদেশ পুলিশের অতিরিক্ত পুলিশ সুপার পদমর্যাদার ৮ কর্মকর্তাকে বদলি করা হয়েছে। একই সঙ্গে সহকারী পুলিশ সুপার (এএ... বিস্তারিত পড়ুনঃ</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য় স্বয়ংসেবক সংঘের প্রেরণা পুরুষ প্রবীণ প্রচারক শ্রী শ্যামলাল বন্দোপাধ্যায় আজ ২৩ সেপ্টেম্বর ২০২২ দিনে সকালে ৭ টা ৩০ মিনিটে কলকাতায় নর্থ সিটি নার্সিং হোমে অন্তিম নিঃশ্বাস ত্যাগ করে অমৃত লোক গমন করেছেন। ॐ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এ মাসের লক্ষীর ভান্ডার পেলে একটা কেটলি আর কিছু মাটির ভাড় কিনে চা বানিয়ে চা বিস্কুট বিক্রির সারাদিন টুটারে ভড়ামী না করে। আর লক্ষ্মীর ভান্ডার না পেলে আনাকে বলিস কেটলি ফ্লাক্স কিনে পাঠিয়ে দেবো। মমতার কথা টা রাখ এ ভাবে তাকে অপমান করিস না তাকে।</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সংঘের মঞ্চে সংখ্যালঘুদের অধিকার ইস্যুতে পাকিস্তানকে তুলোধনা ভারতের</text:p>
          </table:table-cell>
          <table:table-cell office:value-type="float" office:value="1" table:style-name="ce1">
            <text:p>1</text:p>
          </table:table-cell>
          <table:table-cell table:number-columns-repeated="16382"/>
        </table:table-row>
        <table:table-row table:style-name="ro1">
          <table:table-cell office:value-type="string" table:style-name="ce4">
            <text:p>শেষ ম্যাচেও নজির গড়লেন চাকদহ এক্সপ্রেস লর্ডসে ভারতকে জয় এনে দিয়ে আন্তর্জাতিক কেরিয়ারে ইতি টানলেন ঝুলন গোস্বামী Courtesy: Sony Sports Network JhulanGoswami TeamIndia Cricket</text:p>
          </table:table-cell>
          <table:table-cell office:value-type="float" office:value="1" table:style-name="ce1">
            <text:p>1</text:p>
          </table:table-cell>
          <table:table-cell table:number-columns-repeated="16382"/>
        </table:table-row>
        <table:table-row table:style-name="ro1">
          <table:table-cell office:value-type="string" table:style-name="ce4">
            <text:p>"আপনার অনুপ্রেরণা, ভালোবাসা আমার পথচলার শক্তি ও সাহসের উৎস...!! -প্রাণের নেতা এ্যাড. শামছুর রহমান শিমুল বিশ্বাস</text:p>
          </table:table-cell>
          <table:table-cell office:value-type="float" office:value="1" table:style-name="ce1">
            <text:p>1</text:p>
          </table:table-cell>
          <table:table-cell table:number-columns-repeated="16382"/>
        </table:table-row>
        <table:table-row table:style-name="ro1">
          <table:table-cell office:value-type="string" table:style-name="ce4">
            <text:p>এখনো প্রতি মাসে নিয়ম করে ফোন একবার হলেও আসতো,আমি পারিনি অনেক সময় খোঁজ নিতে কিন্তু উনি তো প্রচারক , উনি পারতেন সময় বার করে খোঁজ নিতে... অনেক স্মৃতি মনের মধ্যে ভির করে... বাংলায় সঙ্ঘ কাজের আবারো এক মহিরূহ পতন... ভালো থাকবেন শ্যামলাল দা না ফেরার দেশে...</text:p>
          </table:table-cell>
          <table:table-cell office:value-type="float" office:value="1" table:style-name="ce1">
            <text:p>1</text:p>
          </table:table-cell>
          <table:table-cell table:number-columns-repeated="16382"/>
        </table:table-row>
        <table:table-row table:style-name="ro1">
          <table:table-cell office:value-type="string" table:style-name="ce4">
            <text:p>ত্রিপুরার শিক্ষিত যুবক যুবতী দের কী ঘুঘনি বেচতে চাইছে?</text:p>
          </table:table-cell>
          <table:table-cell office:value-type="float" office:value="0" table:style-name="ce1">
            <text:p>0</text:p>
          </table:table-cell>
          <table:table-cell table:number-columns-repeated="16382"/>
        </table:table-row>
        <table:table-row table:style-name="ro1">
          <table:table-cell office:value-type="string" table:style-name="ce4">
            <text:p>এশিয়া কাপের ভারতের প্রথম ম্যাচে হবে বিরাট কোহলির কেরিয়ারের ১০০তম টি-টোয়েন্টি আন্তর্জাতিক ম্যাচ India's first match in the AsiaCup will be 's 100th T20I match ViratKohli AsiaCup2022 INDvPAK T20International cricket NewszNow</text:p>
          </table:table-cell>
          <table:table-cell office:value-type="float" office:value="1" table:style-name="ce1">
            <text:p>1</text:p>
          </table:table-cell>
          <table:table-cell table:number-columns-repeated="16382"/>
        </table:table-row>
        <table:table-row table:style-name="ro1">
          <table:table-cell office:value-type="string" table:style-name="ce4">
            <text:p>তুমি ঠিক ততটাই ফিরে পাবা যতটা তুমি দিবা হোক সেটা ভালোবাসা কিংবা অবহেলা..</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মায়ের কোল আর বাবার হোটেল থেকে বের হয়ে দেখুন পৃথিবী কত নিষ্ঠুর!</text:p>
          </table:table-cell>
          <table:table-cell office:value-type="float" office:value="1" table:style-name="ce1">
            <text:p>1</text:p>
          </table:table-cell>
          <table:table-cell table:number-columns-repeated="16382"/>
        </table:table-row>
        <table:table-row table:style-name="ro1">
          <table:table-cell office:value-type="string" table:style-name="ce4">
            <text:p>দাম কমলে কার্যকর পরে, দাম বাড়লে কার্যকর রাতেই। দারুন মজা তাই না?</text:p>
          </table:table-cell>
          <table:table-cell office:value-type="float" office:value="0" table:style-name="ce1">
            <text:p>0</text:p>
          </table:table-cell>
          <table:table-cell table:number-columns-repeated="16382"/>
        </table:table-row>
        <table:table-row table:style-name="ro1">
          <table:table-cell office:value-type="string" table:style-name="ce4">
            <text:p>নেট দুনিয়াই ভার্জিন মেয়ে পাওয়া কঠিন</text:p>
          </table:table-cell>
          <table:table-cell office:value-type="float" office:value="0" table:style-name="ce1">
            <text:p>0</text:p>
          </table:table-cell>
          <table:table-cell table:number-columns-repeated="16382"/>
        </table:table-row>
        <table:table-row table:style-name="ro1">
          <table:table-cell office:value-type="string" table:style-name="ce4">
            <text:p>ইরানে আমেরিকা ও ইসরাইলের উস্কে দেয়া দাঙ্গা এবং ইসলামী ধর্ম স্হাপনায় হামলা ও ইসলাম অবমাননার নিন্দা জানাতে বিশাল জনতা সমাবেশ করেছে ধর্ম প্রাণ ইরানী মুসলিম জাতি।</text:p>
          </table:table-cell>
          <table:table-cell office:value-type="float" office:value="0" table:style-name="ce1">
            <text:p>0</text:p>
          </table:table-cell>
          <table:table-cell table:number-columns-repeated="16382"/>
        </table:table-row>
        <table:table-row table:style-name="ro1">
          <table:table-cell office:value-type="string" table:style-name="ce4">
            <text:p>সিপিআইএমের কেরালা_মডেল কেরালা রাজ্যকে মহিলা এবং বিশেষ করে যুবতী মেয়েদের জন্য অসুরক্ষিত করে তুলেছে। সংখ্যা জানলে আপনি শিউরে উঠবেন - 23,002 শ্লীলতাহানি - 10,433 ধর্ষণ - 6,220 শিশু ধর্ষণ - 75,180 মহিলাদের ওপরে বোধগম্য অপরাধ এবং 20,497 শিশুদের ওপর JusticeForKeralaGirls</text:p>
          </table:table-cell>
          <table:table-cell office:value-type="float" office:value="0" table:style-name="ce1">
            <text:p>0</text:p>
          </table:table-cell>
          <table:table-cell table:number-columns-repeated="16382"/>
        </table:table-row>
        <table:table-row table:style-name="ro1">
          <table:table-cell office:value-type="string" table:style-name="ce4">
            <text:p>কোভিড-১৯-এর পরে, এখন তেলেঙ্গানায় কেসিআর ২০২ চলছে, করোর মতো খাবারে বিষক্রিয়ার ঘটনা বেড়েই চলেছে। ঠিক একইভাবে এটি বাড়তে থাকে। YSRTPfightsForStudents</text:p>
          </table:table-cell>
          <table:table-cell office:value-type="float" office:value="0" table:style-name="ce1">
            <text:p>0</text:p>
          </table:table-cell>
          <table:table-cell table:number-columns-repeated="16382"/>
        </table:table-row>
        <table:table-row table:style-name="ro1">
          <table:table-cell office:value-type="string" table:style-name="ce4">
            <text:p>আমি আশাবাদী ধন্যবাদ জনাইছোঁ</text:p>
          </table:table-cell>
          <table:table-cell office:value-type="float" office:value="1" table:style-name="ce1">
            <text:p>1</text:p>
          </table:table-cell>
          <table:table-cell table:number-columns-repeated="16382"/>
        </table:table-row>
        <table:table-row table:style-name="ro1">
          <table:table-cell office:value-type="string" table:style-name="ce4">
            <text:p>তুমি যেভাবে চ্যালেঞ্জ নিয়েছিলে, ভেবেছিলাম চ্যালেঞ্জ জেতার পর শালা র কমেন্ট বক্স এ গিয়ে ওর ১২ টা বাজাবো। আজ দেখছি তোমরা সকলে মিলে আমার ও আমার মতো অনেক বন্ধুর ২৫ টা বাজিয়ে দিলে ছাড়ো আমার কথা,তিন জন কে Sweet লাগছে। KacherManush</text:p>
          </table:table-cell>
          <table:table-cell office:value-type="float" office:value="1" table:style-name="ce1">
            <text:p>1</text:p>
          </table:table-cell>
          <table:table-cell table:number-columns-repeated="16382"/>
        </table:table-row>
        <table:table-row table:style-name="ro1">
          <table:table-cell office:value-type="string" table:style-name="ce4">
            <text:p>ইয়া আল্লাহ! তুমিই সার্বভৌম শক্তির অধিকারী। তুমি যাকে ইচ্ছা রাজ্য দান কর এবং যার কাছ থেকে ইচ্ছা রাজ্য ছিনিয়ে নাও এবং যাকে ইচ্ছা সম্মান দান কর আর যাকে ইচ্ছা অপমানে পতিত কর। তোমারই হাতে রয়েছে যাবতীয় কল্যাণ। নিশ্চয়ই তুমি সর্ব বিষয়ে ক্ষমতাশীল</text:p>
          </table:table-cell>
          <table:table-cell office:value-type="float" office:value="1" table:style-name="ce1">
            <text:p>1</text:p>
          </table:table-cell>
          <table:table-cell table:number-columns-repeated="16382"/>
        </table:table-row>
        <table:table-row table:style-name="ro1">
          <table:table-cell office:value-type="string" table:style-name="ce4">
            <text:p>মহেষপুর গ্রাম পঞ্চায়েত কৈজুরী ১কলোনি স্থানীয় বাসিন্দা, সিভিক ভলেন্টিয়ার অরিন্দম বিশ্বাস, প্রয়াণে আমরা গভীরভাবে শোকাহত, ওনার আত্মার শান্তি কামনা করি। ওনার পরিবারের পরিজনদের প্রতি সমবেদনা জানাই,, মৃত্যুর পরিবারের পাশে আমরা সর্বদাই আছি।</text:p>
          </table:table-cell>
          <table:table-cell office:value-type="float" office:value="1" table:style-name="ce1">
            <text:p>1</text:p>
          </table:table-cell>
          <table:table-cell table:number-columns-repeated="16382"/>
        </table:table-row>
        <table:table-row table:style-name="ro1">
          <table:table-cell office:value-type="string" table:style-name="ce4">
            <text:p>বাঙাল মেয়ে আয়ে হো তো পাহলে বাংলা তো শিখ লিজিয়ে। বহিরাগত দের বাংলায় কোনো জায়গা নাই।</text:p>
          </table:table-cell>
          <table:table-cell office:value-type="float" office:value="0" table:style-name="ce1">
            <text:p>0</text:p>
          </table:table-cell>
          <table:table-cell table:number-columns-repeated="16382"/>
        </table:table-row>
        <table:table-row table:style-name="ro1">
          <table:table-cell office:value-type="string" table:style-name="ce4">
            <text:p>চুয়াডাঙ্গায় একসঙ্গে ৫ সন্তান প্রসব, কেউ বেঁচে রইল না</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যাহাকে ইচ্ছা নিজ সাহায্য দ্বারা শক্তিশালী করেন।নিশ্চয়ই ইহাতে অন্তর্দৃষ্টি সম্পন্ন লোকের জন্য শিক্ষা রহিয়াছে। সূরা-আল ইমরান,আয়াত-১৩(অংশ)।</text:p>
          </table:table-cell>
          <table:table-cell office:value-type="float" office:value="1" table:style-name="ce1">
            <text:p>1</text:p>
          </table:table-cell>
          <table:table-cell table:number-columns-repeated="16382"/>
        </table:table-row>
        <table:table-row table:style-name="ro1">
          <table:table-cell office:value-type="string" table:style-name="ce4">
            <text:p>সাধারণ মানুষের দোকান ভেঙে ফেলা হচ্ছে। তাঁদের জীবন এখন বিপর্যস্ত। জনবিরোধী সরকার মানুষের উন্নয়নের জন্য কাজ করে না। ধর্মনগর বিজেপিকে একটাও ভোট দেবে না! dharmanagar amc municipal tripura shameonbjp novotetobjp middleclass poverty poor jumla</text:p>
          </table:table-cell>
          <table:table-cell office:value-type="float" office:value="0" table:style-name="ce1">
            <text:p>0</text:p>
          </table:table-cell>
          <table:table-cell table:number-columns-repeated="16382"/>
        </table:table-row>
        <table:table-row table:style-name="ro1">
          <table:table-cell office:value-type="string" table:style-name="ce4">
            <text:p>আপনিও বোকা নন, আমিও বোকা নয়, দুজনই বুঝি ঝুঁকি টা কি, তবুও যাইহোক, উনি ব্যাঙ্গালোর প্রটোকল এর কথা বলেছেন, আপনার অধিকার আছে ওনার সমালোচনা করা, তবে অনেক বেকার যুবক যুবতী র কাছে তিনি মসিহা, আপনি বা আমি মানি বা না মানি</text:p>
          </table:table-cell>
          <table:table-cell office:value-type="float" office:value="1" table:style-name="ce1">
            <text:p>1</text:p>
          </table:table-cell>
          <table:table-cell table:number-columns-repeated="16382"/>
        </table:table-row>
        <table:table-row table:style-name="ro1">
          <table:table-cell office:value-type="string" table:style-name="ce4">
            <text:p>এটা তো বেশ্যা নর ।</text:p>
          </table:table-cell>
          <table:table-cell office:value-type="float" office:value="0" table:style-name="ce1">
            <text:p>0</text:p>
          </table:table-cell>
          <table:table-cell table:number-columns-repeated="16382"/>
        </table:table-row>
        <table:table-row table:style-name="ro1">
          <table:table-cell office:value-type="string" table:style-name="ce4">
            <text:p>জাতিসংঘে বৈশ্বিক শিক্ষার ওপর কোভিডের প্রভাব নিয়ে আলোচনা</text:p>
          </table:table-cell>
          <table:table-cell office:value-type="float" office:value="1" table:style-name="ce1">
            <text:p>1</text:p>
          </table:table-cell>
          <table:table-cell table:number-columns-repeated="16382"/>
        </table:table-row>
        <table:table-row table:style-name="ro1">
          <table:table-cell office:value-type="string" table:style-name="ce4">
            <text:p>পাকিস্তানে সংখ্যালঘু মহিলাদের অবস্থা ভয়াবহ !</text:p>
          </table:table-cell>
          <table:table-cell office:value-type="float" office:value="0" table:style-name="ce1">
            <text:p>0</text:p>
          </table:table-cell>
          <table:table-cell table:number-columns-repeated="16382"/>
        </table:table-row>
        <table:table-row table:style-name="ro1">
          <table:table-cell office:value-type="string" table:style-name="ce4">
            <text:p>Purba Medinipur News: চাঁদার জুলুমে নাজেহাল গাড়ি চালক থেকে বাইক আরোহী! পুলিশ প্রশাসনের ভূমিকা নিয়ে প্রশ্ন EastMidnapore</text:p>
          </table:table-cell>
          <table:table-cell office:value-type="float" office:value="0" table:style-name="ce1">
            <text:p>0</text:p>
          </table:table-cell>
          <table:table-cell table:number-columns-repeated="16382"/>
        </table:table-row>
        <table:table-row table:style-name="ro1">
          <table:table-cell office:value-type="string" table:style-name="ce4">
            <text:p>জাতিসংঘের নিরাপত্তা পরিষদে রাশিয়ার বিরুদ্ধে সমর্থন বাড়াবে যুক্তরাষ্ট্র</text:p>
          </table:table-cell>
          <table:table-cell office:value-type="float" office:value="1" table:style-name="ce1">
            <text:p>1</text:p>
          </table:table-cell>
          <table:table-cell table:number-columns-repeated="16382"/>
        </table:table-row>
        <table:table-row table:style-name="ro1">
          <table:table-cell office:value-type="string" table:style-name="ce4">
            <text:p>জ্বর হওয়া, মাথা ব্যাথা, শরীরে ব্যাথা, বারবার বমি হওয়া, ইত্যাদি লক্ষণ শরীরে দেখা দিলে তত্ক্ষণাৎ আপনার নিকটস্থ স্বাস্থ্যকেন্দ্রে ডেঙ্গুর পরীক্ষা করান। বাড়িতে ডেঙ্গুর চিকিৎসা করা সম্ভব, তবে বাড়াবাড়ির সময় চিকিৎসকের পরামর্শ নিন।</text:p>
          </table:table-cell>
          <table:table-cell office:value-type="float" office:value="1" table:style-name="ce1">
            <text:p>1</text:p>
          </table:table-cell>
          <table:table-cell table:number-columns-repeated="16382"/>
        </table:table-row>
        <table:table-row table:style-name="ro1">
          <table:table-cell office:value-type="string" table:style-name="ce4">
            <text:p>এশিয়া কাপ: আফগানিস্তানের বিরুদ্ধে বিরাট কোহলির ৭১ তম সেঞ্চুরি, দেখে নিন সেই মুহূর্ত ViratKohli AsiaCup2022 NewszNow cricket India</text:p>
          </table:table-cell>
          <table:table-cell office:value-type="float" office:value="1" table:style-name="ce1">
            <text:p>1</text:p>
          </table:table-cell>
          <table:table-cell table:number-columns-repeated="16382"/>
        </table:table-row>
        <table:table-row table:style-name="ro1">
          <table:table-cell office:value-type="string" table:style-name="ce4">
            <text:p>জুম্মা মোবারক আল্লাহ জুম্মার দিনের উছিলায় তুমি আমাদের সবাইকে ক্ষমা করে দাও</text:p>
          </table:table-cell>
          <table:table-cell office:value-type="float" office:value="1" table:style-name="ce1">
            <text:p>1</text:p>
          </table:table-cell>
          <table:table-cell table:number-columns-repeated="16382"/>
        </table:table-row>
        <table:table-row table:style-name="ro1">
          <table:table-cell office:value-type="string" table:style-name="ce4">
            <text:p>গোপালগঞ্জের বঙ্গবন্ধু শেখ মুজিবুর রহমান বিজ্ঞান ও প্রযুক্তি বিশ্ববিদ্যালয়ে (বশেমুরবিপ্রবি) আন্দোলনরতদের দাবি মেনে নেওয়ার আশ্বাস...</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গর্ব মমতা দিদি</text:p>
          </table:table-cell>
          <table:table-cell office:value-type="float" office:value="1" table:style-name="ce1">
            <text:p>1</text:p>
          </table:table-cell>
          <table:table-cell table:number-columns-repeated="16382"/>
        </table:table-row>
        <table:table-row table:style-name="ro1">
          <table:table-cell office:value-type="string" table:style-name="ce4">
            <text:p>Jumlo ki Pakoda Lie ki Pakoda *আজ বাংলা যা ভাবে,কাল সারা দেশ তাই করে* বাংলার গর্বের মুখ্যমন্ত্রী র*বেদবাক্য* মেনে বাধ্য বালোকের ন্যায়..সৎ পথে উপার্জন করার জন্য k শুভেচ্ছা ModiFailedIndia IWM</text:p>
          </table:table-cell>
          <table:table-cell office:value-type="float" office:value="0" table:style-name="ce1">
            <text:p>0</text:p>
          </table:table-cell>
          <table:table-cell table:number-columns-repeated="16382"/>
        </table:table-row>
        <table:table-row table:style-name="ro1">
          <table:table-cell office:value-type="string" table:style-name="ce4">
            <text:p>যারা ঘরের মানুষদের কাছে অবহেলা পায়,তারা পৃথিবীর আর কারো কাছেই গুরুত্ব পায় না!</text:p>
          </table:table-cell>
          <table:table-cell office:value-type="float" office:value="0" table:style-name="ce1">
            <text:p>0</text:p>
          </table:table-cell>
          <table:table-cell table:number-columns-repeated="16382"/>
        </table:table-row>
        <table:table-row table:style-name="ro1">
          <table:table-cell office:value-type="string" table:style-name="ce4">
            <text:p>তুমিতো বেশ্যা তাই এরকম চিন্তা ভাবনা</text:p>
          </table:table-cell>
          <table:table-cell office:value-type="float" office:value="0" table:style-name="ce1">
            <text:p>0</text:p>
          </table:table-cell>
          <table:table-cell table:number-columns-repeated="16382"/>
        </table:table-row>
        <table:table-row table:style-name="ro1">
          <table:table-cell office:value-type="string" table:style-name="ce4">
            <text:p>অনেকবার বলেছি চমকের রাজনীতি উনি ভালো বোঝেন। কখন কাকে কি বললে,ম্যানেজ করা যাবে তাও ভালো জানেন। দান,অনুদান,খয়রাতি যেমন অস্ত্র,এটাও সেই অস্ত্র। কিন্তু সংগ্রামী,প্রতিবাদী জনগণ এই চমকে, নাটকে,ভাঁওতাতে ভুলবেন না,তারা কাউকেই ছাড়বেন ও না। দেখবেন মিলিয়ে নেবেন,এখনো সময় আছে সংশোধন হন।</text:p>
          </table:table-cell>
          <table:table-cell office:value-type="float" office:value="0" table:style-name="ce1">
            <text:p>0</text:p>
          </table:table-cell>
          <table:table-cell table:number-columns-repeated="16382"/>
        </table:table-row>
        <table:table-row table:style-name="ro1">
          <table:table-cell office:value-type="string" table:style-name="ce4">
            <text:p>সত্যর কাছে মিথ্যা কখনো টিকতে পারেনা। সত্যের বিজয় নিশ্চিত ও অসত্যের পরাজয় অবধারিত।</text:p>
          </table:table-cell>
          <table:table-cell office:value-type="float" office:value="1" table:style-name="ce1">
            <text:p>1</text:p>
          </table:table-cell>
          <table:table-cell table:number-columns-repeated="16382"/>
        </table:table-row>
        <table:table-row table:style-name="ro1">
          <table:table-cell office:value-type="string" table:style-name="ce4">
            <text:p>আমেরিকার তরুণ প্রজন্ম এখন ইসলাম ধর্মের প্রতি শ্রদ্ধা সম্মান ভালোবাসা এবং বিশ্বাসী হয়ে উঠছে আলহামদুলিল্লাহ্। তারা নিজেদের থেকেই কোরানের পড়ছেন এবং ইসলাম একমাত্র শান্তির ধর্ম তা নিশ্চিত করে ইসলাম ধর্মে ফিরে আসছেন। আল্লাহ তাদের কবুল করুক,,,আমি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কথাটা অনেক নারীই বোঝে না। এখনো ধারণা আছে বংশে বাতির অভাব এবং বাবা মা'রভবিষ্যত অনিশ্চয়তা, বিয়ের অনেক যৌতুক দিতে হবে,জমি জায়গা চলে যাবে। এসব মানসিকতা থেকে অনেক গ্রামের মানুষ এখনো বের হতে পারেনি।তাই মেয়েদের অবহেলা রয়ে গেছে!</text:p>
          </table:table-cell>
          <table:table-cell office:value-type="float" office:value="0" table:style-name="ce1">
            <text:p>0</text:p>
          </table:table-cell>
          <table:table-cell table:number-columns-repeated="16382"/>
        </table:table-row>
        <table:table-row table:style-name="ro1">
          <table:table-cell office:value-type="string" table:style-name="ce4">
            <text:p>বলো ঐ মসজিদ কোন রাসূলের যাতে কোটি কোটি টাকা ব্যায় করে আলিশান করা হয় আর সেই মসজিদের আজান শুনে বেশ্যা পাড়ার বেশ্যা নামাজ আদায় করে!!!</text:p>
          </table:table-cell>
          <table:table-cell office:value-type="float" office:value="0" table:style-name="ce1">
            <text:p>0</text:p>
          </table:table-cell>
          <table:table-cell table:number-columns-repeated="16382"/>
        </table:table-row>
        <table:table-row table:style-name="ro1">
          <table:table-cell office:value-type="string" table:style-name="ce4">
            <text:p>চোরের ছেলের বড় গলা বেরোচ্ছে , সত্যিই কি বিচিত্র চোর দল চুরি থেকে সাবধান থাকার পরামর্শ দিচ্ছে।</text:p>
          </table:table-cell>
          <table:table-cell office:value-type="float" office:value="0" table:style-name="ce1">
            <text:p>0</text:p>
          </table:table-cell>
          <table:table-cell table:number-columns-repeated="16382"/>
        </table:table-row>
        <table:table-row table:style-name="ro1">
          <table:table-cell office:value-type="string" table:style-name="ce4">
            <text:p>অপরের পয়সায় পোদ্দারি মারতে খুব ভাল লাগে না? নিজেদের ত এক পয়সার মুরদ নেই। শুধু গলাবাজি। Electricity তখন তখন চলে যাচ্ছে আর উনি বিলি করে বেড়াচ্ছেন। আমাদেরটা আগে দেখুন তার পর নয় বিলি করবেন। AITCofficial</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বঙ্গের বেকার যুবক যুবতী দের দিকে নজর পড়ছে না । ব্রিটিশদের রানীর মৃত্যুতে আহা কত দুঃখ । পশ্চিমবঙ্গের দুঃখ মমতা । লজজ্জা লাগা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এই ক্রাইমের কোনো আইন নেই।আজকে গুন্ডামি মস্তানি করে দল বদলু হয়ে কোনো লাভ নেই।কারন আসল 100% কোরাপ্সনের রুট আমার কাছে আইনত ওপেন করতে বেশি সময় লাগবে না।পাবলিক গ্রিভেন্স এক্ট ও কঞ্জিমার্স এক্ট ও পলিউশন এক্ট রুট নিয়ে।আজকে আমি নিজে বুঝি আসল সমাজিক ক্রাইম কোথায়।এত এব মেডিক্যাল</text:p>
          </table:table-cell>
          <table:table-cell office:value-type="float" office:value="0" table:style-name="ce1">
            <text:p>0</text:p>
          </table:table-cell>
          <table:table-cell table:number-columns-repeated="16382"/>
        </table:table-row>
        <table:table-row table:style-name="ro1">
          <table:table-cell office:value-type="string" table:style-name="ce4">
            <text:p>সফলতার সংজ্ঞা নিয়ে বিভিম্ন মতবিরোধ থাকলেও, আমার অভিমত জীবনে সকল ক্ষেত্র ও মুহূর্তে একলা চলার দক্ষতা অর্জনই সফলতা!!</text:p>
          </table:table-cell>
          <table:table-cell office:value-type="float" office:value="1" table:style-name="ce1">
            <text:p>1</text:p>
          </table:table-cell>
          <table:table-cell table:number-columns-repeated="16382"/>
        </table:table-row>
        <table:table-row table:style-name="ro1">
          <table:table-cell office:value-type="string" table:style-name="ce4">
            <text:p>শান্তিনিকেতনে ছোট্ট বাচ্চা শিবম ঠাকুরের খুনের প্রতিবাদে এবং সিবিআই তদন্তের দাবিতে আর পুলিশ মন্ত্রীর পদত্যাগের দাবিতে বিজেপির বিধানসভা তে বিক্ষোভ কর্মসূচি........ IndiaOf21stCentury</text:p>
          </table:table-cell>
          <table:table-cell office:value-type="float" office:value="1" table:style-name="ce1">
            <text:p>1</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p>
          </table:table-cell>
          <table:table-cell office:value-type="float" office:value="0" table:style-name="ce1">
            <text:p>0</text:p>
          </table:table-cell>
          <table:table-cell table:number-columns-repeated="16382"/>
        </table:table-row>
        <table:table-row table:style-name="ro1">
          <table:table-cell office:value-type="string" table:style-name="ce4">
            <text:p>এটা মেয়ে ,সেটা আপনাকে কে বললো এটা হিজড়া</text:p>
          </table:table-cell>
          <table:table-cell office:value-type="float" office:value="0" table:style-name="ce1">
            <text:p>0</text:p>
          </table:table-cell>
          <table:table-cell table:number-columns-repeated="16382"/>
        </table:table-row>
        <table:table-row table:style-name="ro1">
          <table:table-cell office:value-type="string" table:style-name="ce4">
            <text:p>তার থেকে বড়ো সৎ কর্ম আল্লহ ও আখেরাত দিবসের প্রতি ঈমান আনা</text:p>
          </table:table-cell>
          <table:table-cell office:value-type="float" office:value="1" table:style-name="ce1">
            <text:p>1</text:p>
          </table:table-cell>
          <table:table-cell table:number-columns-repeated="16382"/>
        </table:table-row>
        <table:table-row table:style-name="ro1">
          <table:table-cell office:value-type="string" table:style-name="ce4">
            <text:p>শ্রমিক কল্যাণ তহবিলে ২ কোটি ২১ লাখ টাকা জমা দিলো ইডটকো || ডেস্ক রিপোর্ট : বাংলাদেশ শ্রমিক কল্যাণ ফাউন্ডেশন তহবিলে দুই কোটি ২১ লাখ টাকা লভ্যাংশ জমা দিয়েছে শীর্ষ স্থানীয় টেলিযোগাযোগ অবকাঠ... বিস্তারিত পড়ুনঃ</text:p>
          </table:table-cell>
          <table:table-cell office:value-type="float" office:value="1" table:style-name="ce1">
            <text:p>1</text:p>
          </table:table-cell>
          <table:table-cell table:number-columns-repeated="16382"/>
        </table:table-row>
        <table:table-row table:style-name="ro1">
          <table:table-cell office:value-type="string" table:style-name="ce4">
            <text:p>যাই বলো আর তাই বলো আমরা এখন কিন্তু গ্রামে নিশ্চিতে মাঠে ঘাটে গরু বাঁধতে পারছি কারণ বীর যোদ্ধা গরু চোর যে এখন জেলে ।</text:p>
          </table:table-cell>
          <table:table-cell office:value-type="float" office:value="0" table:style-name="ce1">
            <text:p>0</text:p>
          </table:table-cell>
          <table:table-cell table:number-columns-repeated="16382"/>
        </table:table-row>
        <table:table-row table:style-name="ro1">
          <table:table-cell office:value-type="string" table:style-name="ce4">
            <text:p>বিপুল পরিমাণে সোনা উদ্ধার বেলঘড়িয়া রাজপথ থেকে,বেলঘড়িয়া এক্সপ্রেস হাইওয়ে থেকে উদ্ধার হয় ১১ কেজি সোনা এবং এ ব্যাপারে লরি চালক সহ চারজন গ্রেপ্তার করেছে বেলঘড়িয়া থানার পুলিশ।এই ব্যাপারে ডিসি সাউথ অজয় প্রসাদ ব্যারাকপুর পুলিশ কমিশনারের সাংবাদিকদের বলেন তদন্ত চলছে সঙ্গে কেউ+</text:p>
          </table:table-cell>
          <table:table-cell office:value-type="float" office:value="1" table:style-name="ce1">
            <text:p>1</text:p>
          </table:table-cell>
          <table:table-cell table:number-columns-repeated="16382"/>
        </table:table-row>
        <table:table-row table:style-name="ro1">
          <table:table-cell office:value-type="string" table:style-name="ce4">
            <text:p>ভাত দে বুড়ী কুত্তী হাসিনা নইলে তোর সংবিধান চিবিয়ে খাবো।</text:p>
          </table:table-cell>
          <table:table-cell office:value-type="float" office:value="0" table:style-name="ce1">
            <text:p>0</text:p>
          </table:table-cell>
          <table:table-cell table:number-columns-repeated="16382"/>
        </table:table-row>
        <table:table-row table:style-name="ro1">
          <table:table-cell office:value-type="string" table:style-name="ce4">
            <text:p>সুস্থতা মহান আল্লাহর নেয়ামত ও আমানত। তাই সুস্থতা নিয়ে অবহেলা করা সমীচিন নয়।</text:p>
          </table:table-cell>
          <table:table-cell office:value-type="float" office:value="1" table:style-name="ce1">
            <text:p>1</text:p>
          </table:table-cell>
          <table:table-cell table:number-columns-repeated="16382"/>
        </table:table-row>
        <table:table-row table:style-name="ro1">
          <table:table-cell office:value-type="string" table:style-name="ce4">
            <text:p>রয়্যাল সোসাইটি অফ কেমিস্ট্রি এবং কাউন্সিল ফর ইন্ডাস্ট্রি অ্যান্ড সায়েন্টিফিক রিসার্চ (CSIR) স্কুল এবং বিশ্ববিদ্যালয়গুলিতে রাসায়নিক বিজ্ঞানের প্রচারের জন্য ডিজাইন করা একটি প্রচার কর্মসূচিকে সমর্থন করার জন্য অংশীদারিত্ব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শালা একটা অলস ভাঁড়! চাকুরির মোহে সবকিছু বরবাদ করার কোনো মানেই হয় না।</text:p>
          </table:table-cell>
          <table:table-cell office:value-type="float" office:value="0" table:style-name="ce1">
            <text:p>0</text:p>
          </table:table-cell>
          <table:table-cell table:number-columns-repeated="16382"/>
        </table:table-row>
        <table:table-row table:style-name="ro1">
          <table:table-cell office:value-type="string" table:style-name="ce4">
            <text:p>খানকির পোলা, হেডার নিউজ</text:p>
          </table:table-cell>
          <table:table-cell office:value-type="float" office:value="0" table:style-name="ce1">
            <text:p>0</text:p>
          </table:table-cell>
          <table:table-cell table:number-columns-repeated="16382"/>
        </table:table-row>
        <table:table-row table:style-name="ro1">
          <table:table-cell office:value-type="string" table:style-name="ce4">
            <text:p>ভালোবাসা সুন্দর</text:p>
          </table:table-cell>
          <table:table-cell office:value-type="float" office:value="1" table:style-name="ce1">
            <text:p>1</text:p>
          </table:table-cell>
          <table:table-cell table:number-columns-repeated="16382"/>
        </table:table-row>
        <table:table-row table:style-name="ro1">
          <table:table-cell office:value-type="string" table:style-name="ce4">
            <text:p>বার্সেলোনায় নাম লেখানোর পর ক্যারিয়ারের প্রথম ব্যালন ডি’অর জয়ে লেভাও আশাবাদী। sports prothomalo football news khelarkhabor</text:p>
          </table:table-cell>
          <table:table-cell office:value-type="float" office:value="1" table:style-name="ce1">
            <text:p>1</text:p>
          </table:table-cell>
          <table:table-cell table:number-columns-repeated="16382"/>
        </table:table-row>
        <table:table-row table:style-name="ro1">
          <table:table-cell office:value-type="string" table:style-name="ce4">
            <text:p>সেইটাই তো বলছি, জ্যোতি বোস ২৪ বছরে ২৪ বার লন্ডনে গিয়ে বিদেশিনী দিয়ে তৈল মর্দন করিয়েছিল। শিল্প আনি, শিল্পপতি ধরে আনি বলে যেত আর অর্ধ শিক্ষিত বাঙালি হিন্দু সম্প্রদায়ের মানুষ ঐ একই বাণী সোনার পরও "ভাত দে পার্টি" কে ভোট দিতো। এটা ঠিক ঐসময় মরাও ভোট দিতো!</text:p>
          </table:table-cell>
          <table:table-cell office:value-type="float" office:value="0" table:style-name="ce1">
            <text:p>0</text:p>
          </table:table-cell>
          <table:table-cell table:number-columns-repeated="16382"/>
        </table:table-row>
        <table:table-row table:style-name="ro1">
          <table:table-cell office:value-type="string" table:style-name="ce4">
            <text:p>ক্রীড়া মন্ত্রনালয় যদি প্লেয়ারদেরকে সংবর্ধনা দিতে পারে, ধর্ম মন্ত্রনালয় ও কোরআন বিজয়ী হাফেজদের সংবর্ধনা দেওয়া উচিত। আওয়াজ তুলুন একসাথে।</text:p>
          </table:table-cell>
          <table:table-cell office:value-type="float" office:value="1" table:style-name="ce1">
            <text:p>1</text:p>
          </table:table-cell>
          <table:table-cell table:number-columns-repeated="16382"/>
        </table:table-row>
        <table:table-row table:style-name="ro1">
          <table:table-cell office:value-type="string" table:style-name="ce4">
            <text:p>দক্ষিণ এশিয়ার ফুটবলে বিজয়ী নারী ফুটবলারদের ‘প্রাণঢালা’ অভিনন্দন জানিয়েছে বিএনপি। Bangladesh saffwomenschampionship</text:p>
          </table:table-cell>
          <table:table-cell office:value-type="float" office:value="1" table:style-name="ce1">
            <text:p>1</text:p>
          </table:table-cell>
          <table:table-cell table:number-columns-repeated="16382"/>
        </table:table-row>
        <table:table-row table:style-name="ro1">
          <table:table-cell office:value-type="string" table:style-name="ce4">
            <text:p>কিছু কিছু মেয়ে আছে তাদের নোংরামি দেখে ঘৃণা লাগে তারা দেহকে পণ্য হিসেবে ব্যবহার করে দেহ দেখানো কি খুবই প্রয়োজন। কি লাভ হয় এত করে নিজের গুপ্ত ভান্ডার অন্যজনকে দেখাচ্ছ।</text:p>
          </table:table-cell>
          <table:table-cell office:value-type="float" office:value="0" table:style-name="ce1">
            <text:p>0</text:p>
          </table:table-cell>
          <table:table-cell table:number-columns-repeated="16382"/>
        </table:table-row>
        <table:table-row table:style-name="ro1">
          <table:table-cell office:value-type="string" table:style-name="ce4">
            <text:p>ekhonkhobor ত্রিপুরায় আরও শক্তি বৃদ্ধি হল ঘাসফুল শিবিরের – ঘোষণা করা হল তৃণমূল ছাত্র পরিষদের রাজ্য কমিটি</text:p>
          </table:table-cell>
          <table:table-cell office:value-type="float" office:value="0" table:style-name="ce1">
            <text:p>0</text:p>
          </table:table-cell>
          <table:table-cell table:number-columns-repeated="16382"/>
        </table:table-row>
        <table:table-row table:style-name="ro1">
          <table:table-cell office:value-type="string" table:style-name="ce4">
            <text:p>নুসরাত তুই একটা খানকি মাগি তরে ডগি মাইর দি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জয় বাংলা, জয় বঙ্গ বন্ধু।</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ছোট ভাই তুমিই বাংলাদেশের গর্ব।</text:p>
          </table:table-cell>
          <table:table-cell office:value-type="float" office:value="1" table:style-name="ce1">
            <text:p>1</text:p>
          </table:table-cell>
          <table:table-cell table:number-columns-repeated="16382"/>
        </table:table-row>
        <table:table-row table:style-name="ro1">
          <table:table-cell office:value-type="string" table:style-name="ce4">
            <text:p>Watch: বিধানসভায় মুখ্যমন্ত্রীকে কটাক্ষ বিজেপির। সেখানে মুড়ি ঘুগনি নিয়ে বঙ্গ বিজেপি। সব খবর: BJP | MamataBanerjee</text:p>
          </table:table-cell>
          <table:table-cell office:value-type="float" office:value="0" table:style-name="ce1">
            <text:p>0</text:p>
          </table:table-cell>
          <table:table-cell table:number-columns-repeated="16382"/>
        </table:table-row>
        <table:table-row table:style-name="ro1">
          <table:table-cell office:value-type="string" table:style-name="ce4">
            <text:p>অবহেলা মানুষেরএক ধরণের উপরের উঠার সোপান</text:p>
          </table:table-cell>
          <table:table-cell office:value-type="float" office:value="1" table:style-name="ce1">
            <text:p>1</text:p>
          </table:table-cell>
          <table:table-cell table:number-columns-repeated="16382"/>
        </table:table-row>
        <table:table-row table:style-name="ro1">
          <table:table-cell office:value-type="string" table:style-name="ce4">
            <text:p>শেষ মিনিট পর্যন্ত লড়ে যাবো। জয় - পরাজয় আল্লাহর হাতে। তবে বিশ্বাস রাখুন, আমরা আমাদের চেষ্ঠায় কোনো ত্রুটি রাখবো না ইনশাআল্লাহ। দোয়া করবেন আমাদে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পিতৃপক্ষের অবসান হওয়ার পূর্বেই উনি দুর্গাপুজোর উদ্বোধনে, বাহ চমৎকার .. !! মন্ত্র পাঠতো ভুল হবেই। একেই বোধহয় বলা হয় " অল্প বিদ্যা ভয়ংকরী।</text:p>
          </table:table-cell>
          <table:table-cell office:value-type="float" office:value="0" table:style-name="ce1">
            <text:p>0</text:p>
          </table:table-cell>
          <table:table-cell table:number-columns-repeated="16382"/>
        </table:table-row>
        <table:table-row table:style-name="ro1">
          <table:table-cell office:value-type="string" table:style-name="ce4">
            <text:p>পৃথিবীতে মানুষিক শান্তির চেয়ে বড় কিছু আর নেই। যেখানে এটা পাবেন,সেখানেই চলে যাবেন,পেছনে তাকানোর দরকার নাই, পেছনে কিছু নেই।</text:p>
          </table:table-cell>
          <table:table-cell office:value-type="float" office:value="1" table:style-name="ce1">
            <text:p>1</text:p>
          </table:table-cell>
          <table:table-cell table:number-columns-repeated="16382"/>
        </table:table-row>
        <table:table-row table:style-name="ro1">
          <table:table-cell office:value-type="string" table:style-name="ce4">
            <text:p>তিন ইঞ্চি দৈর্ঘ্য বৃদ্ধি করতে ৬০ লাখ টাকা খরচ! অস্ত্রোপচারের জন্য ঋণ নিয়ে দেনায় ডুবল যুবক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তাঁদের বলো যার জন্য জান্নাত হারাম তারা তা দেখলেও তাঁদের ঈমান আল্লহ নষ্ট করে দিবে</text:p>
          </table:table-cell>
          <table:table-cell office:value-type="float" office:value="0" table:style-name="ce1">
            <text:p>0</text:p>
          </table:table-cell>
          <table:table-cell table:number-columns-repeated="16382"/>
        </table:table-row>
        <table:table-row table:style-name="ro1">
          <table:table-cell office:value-type="string" table:style-name="ce4">
            <text:p>আজ দক্ষিণ ত্রিপুরা (পিলাক) জেলার সকল যুব মোর্চার কার্য্যকর্তারা সুবিশাল বাইক র্যালির মাধ্যমে স্বাগত জানাই।</text:p>
          </table:table-cell>
          <table:table-cell office:value-type="float" office:value="1" table:style-name="ce1">
            <text:p>1</text:p>
          </table:table-cell>
          <table:table-cell table:number-columns-repeated="16382"/>
        </table:table-row>
        <table:table-row table:style-name="ro1">
          <table:table-cell office:value-type="string" table:style-name="ce4">
            <text:p>‘অধিকৃত এলাকার সুরক্ষায় পরমাণু অস্ত্র ব্যবহার করতে পারে রাশিয়া’ News1971http://www.news1971.com</text:p>
          </table:table-cell>
          <table:table-cell office:value-type="float" office:value="0" table:style-name="ce1">
            <text:p>0</text:p>
          </table:table-cell>
          <table:table-cell table:number-columns-repeated="16382"/>
        </table:table-row>
        <table:table-row table:style-name="ro1">
          <table:table-cell office:value-type="string" table:style-name="ce4">
            <text:p>দিদি ছিলেন বলে বেঁচে গেলেন। ভবিষ্যৎ টা এটা হবে।</text:p>
          </table:table-cell>
          <table:table-cell office:value-type="float" office:value="0" table:style-name="ce1">
            <text:p>0</text:p>
          </table:table-cell>
          <table:table-cell table:number-columns-repeated="16382"/>
        </table:table-row>
        <table:table-row table:style-name="ro1">
          <table:table-cell office:value-type="string" table:style-name="ce4">
            <text:p>নোংরামি না করে এই কাজ করো?</text:p>
          </table:table-cell>
          <table:table-cell office:value-type="float" office:value="0" table:style-name="ce1">
            <text:p>0</text:p>
          </table:table-cell>
          <table:table-cell table:number-columns-repeated="16382"/>
        </table:table-row>
        <table:table-row table:style-name="ro1">
          <table:table-cell office:value-type="string" table:style-name="ce4">
            <text:p>Darjeeling: গোর্খাল্যান্ড দাবি সমর্থন তৃণমূলের, বাংলা ভাগ অভিযোগে মমতা নীরব BGPM Bjp CPIM GJM Gorkhaland Gta MamataBanerjee NorthBengal TopNews -</text:p>
          </table:table-cell>
          <table:table-cell office:value-type="float" office:value="0" table:style-name="ce1">
            <text:p>0</text:p>
          </table:table-cell>
          <table:table-cell table:number-columns-repeated="16382"/>
        </table:table-row>
        <table:table-row table:style-name="ro1">
          <table:table-cell office:value-type="string" table:style-name="ce4">
            <text:p>•তোমরা মুশরেক নারীদেরকে বিয়ে করোনা, যতক্ষণ না তারা ঈমান গ্রহণ করে। [ সুরা বাকারা-২২১ ] •আল্লাহ কাউকে তার সাধ্যাতীত কোন কাজের ভার দেন না। [ সুরা বাকারা-২৮৬ ] •আল্লাহর নিকট আসমান ও যমীনের কোন বিষয়ই গোপন নেই। [ সুরা আল ইমরান-৫ ]</text:p>
          </table:table-cell>
          <table:table-cell office:value-type="float" office:value="0" table:style-name="ce1">
            <text:p>0</text:p>
          </table:table-cell>
          <table:table-cell table:number-columns-repeated="16382"/>
        </table:table-row>
        <table:table-row table:style-name="ro1">
          <table:table-cell office:value-type="string" table:style-name="ce4">
            <text:p>বহু জটিল রোগের চিকিৎসা জিবিপি হাসপাতাল ও এজিএমসির অভিজ্ঞ চিকিৎসকরা সাফল্যের সঙ্গে করছেন। তার প্রচার বাড়াতে পারলেই এই মেডিকেল কলেজ ও হাসপাতালের চিকিৎসকদের উপর সাধারণ মানুষের আস্তা বাড়বে। সরকারের ইচ্ছা রয়েছে, এজিএমসি-কে কেন্দ্র করে রাজ্যে মেডিকেল হাব তৈরি করার।</text:p>
          </table:table-cell>
          <table:table-cell office:value-type="float" office:value="1" table:style-name="ce1">
            <text:p>1</text:p>
          </table:table-cell>
          <table:table-cell table:number-columns-repeated="16382"/>
        </table:table-row>
        <table:table-row table:style-name="ro1">
          <table:table-cell office:value-type="string" table:style-name="ce4">
            <text:p>জানোয়ার তুই। আমি বাংলা, ইংরেজি, হিন্দি, স্প্যানিশ চারখানা ভাষা জানি । তোর তো ভদ্রতা নেই , শিষ্টাচারও নেই। একটা অখাদ্য ইতর ছোটলোক। স্কুলে ভর্তি হয়ে ইংরেজি শিখ ভাল করে। অনেক উচ্চশিক্ষিত তোর থেকে। তোর বয়সও অনেক কম মনে হচ্ছে। এখন থেকে মাথায় গোবর ঢুকে গেছে।</text:p>
          </table:table-cell>
          <table:table-cell office:value-type="float" office:value="0" table:style-name="ce1">
            <text:p>0</text:p>
          </table:table-cell>
          <table:table-cell table:number-columns-repeated="16382"/>
        </table:table-row>
        <table:table-row table:style-name="ro1">
          <table:table-cell office:value-type="string" table:style-name="ce4">
            <text:p>রোহিত শর্মাকে নিয়ে আশাবাদী সুনীল নারিন RohitSharma</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দিন পর খেতে বসলাম । চমৎকার সুস্বাদু ও লোভনীয় খাবার । খাসির মাংস আর বাসমতি চালের ভাত বা পোলাও । আহা: সে কি স্বাদ !!!</text:p>
          </table:table-cell>
          <table:table-cell office:value-type="float" office:value="1" table:style-name="ce1">
            <text:p>1</text:p>
          </table:table-cell>
          <table:table-cell table:number-columns-repeated="16382"/>
        </table:table-row>
        <table:table-row table:style-name="ro1">
          <table:table-cell office:value-type="string" table:style-name="ce4">
            <text:p>হয় তোমার এই দুঃখ দেখে আমি ইমোশনাল</text:p>
          </table:table-cell>
          <table:table-cell office:value-type="float" office:value="0" table:style-name="ce1">
            <text:p>0</text:p>
          </table:table-cell>
          <table:table-cell table:number-columns-repeated="16382"/>
        </table:table-row>
        <table:table-row table:style-name="ro1">
          <table:table-cell office:value-type="string" table:style-name="ce4">
            <text:p>ভোট লুটেরাদের রাজত্বে ভোট পেলেই চোর সাধু হয়ে যায়না।</text:p>
          </table:table-cell>
          <table:table-cell office:value-type="float" office:value="0" table:style-name="ce1">
            <text:p>0</text:p>
          </table:table-cell>
          <table:table-cell table:number-columns-repeated="16382"/>
        </table:table-row>
        <table:table-row table:style-name="ro1">
          <table:table-cell office:value-type="string" table:style-name="ce4">
            <text:p>সোশ্যাল মিডিয়া তে অন্য কে উপদেশ না দিয়ে নিজেই একটা চায়ের দোকান খুলে বসুন। তৃণমূলের যুবক রা উদাহরণ তৈরি করুক আগে চা, ঘুগনি তেলে ভাজা ব্যবসা করে তারপর তো রাজ্যে র বেকার যুবক যুবতী রা ওটা করবে। নাকি চুরি, দুর্নীতি কাটমানি তিনমূলী দের জন্য বাকিদের তেলেভাজা।</text:p>
          </table:table-cell>
          <table:table-cell office:value-type="float" office:value="0" table:style-name="ce1">
            <text:p>0</text:p>
          </table:table-cell>
          <table:table-cell table:number-columns-repeated="16382"/>
        </table:table-row>
        <table:table-row table:style-name="ro1">
          <table:table-cell office:value-type="string" table:style-name="ce4">
            <text:p>নেশনাল মানে "জাতীয়" নয়। নেশনাল মানে "রাষ্ট্রীয়"। তুমি জাতিতে বাঙালি। যা কিছু বাংলার ও বাঙালির, তাই তোমার জন্য জাতীয়। ভারত রাষ্ট্র এক জাতি বিশিষ্ট রাষ্ট্র নয়। অতএব আমাদের ক্ষেত্রে যাহা জাতীয় তাহাই রাষ্ট্রীয় নয়। বাঙালি, এই তফাৎ টা বোঝা খুব জরুরী। এটা গুলিয়ে ফেললে চলবে না।</text:p>
          </table:table-cell>
          <table:table-cell office:value-type="float" office:value="0" table:style-name="ce1">
            <text:p>0</text:p>
          </table:table-cell>
          <table:table-cell table:number-columns-repeated="16382"/>
        </table:table-row>
        <table:table-row table:style-name="ro1">
          <table:table-cell office:value-type="string" table:style-name="ce4">
            <text:p>দিদি তো বনধ্ সমর্থন করেন না, তাহলে চুপ কেনো??? Kudmi Samaj Rail Oborodh.</text:p>
          </table:table-cell>
          <table:table-cell office:value-type="float" office:value="0" table:style-name="ce1">
            <text:p>0</text:p>
          </table:table-cell>
          <table:table-cell table:number-columns-repeated="16382"/>
        </table:table-row>
        <table:table-row table:style-name="ro1">
          <table:table-cell office:value-type="string" table:style-name="ce4">
            <text:p>হিন্দুদের ধর্ম,দেব দেবী নিয়ে মজা মস্করা সহজেই করা যায়, কারন হিন্দুরা এই সব অপমান সহ্য করতে অভ্যস্ত। অন্য ধর্ম কে ছোট করে এই রকম মস্করা করার কিন্তু সাহস নেই এদের। ধিক্কার জানাই...!</text:p>
          </table:table-cell>
          <table:table-cell office:value-type="float" office:value="0" table:style-name="ce1">
            <text:p>0</text:p>
          </table:table-cell>
          <table:table-cell table:number-columns-repeated="16382"/>
        </table:table-row>
        <table:table-row table:style-name="ro1">
          <table:table-cell office:value-type="string" table:style-name="ce4">
            <text:p>খানকি মাগির পাইলে চুদে ফাঁক করে দিতাম</text:p>
          </table:table-cell>
          <table:table-cell office:value-type="float" office:value="0" table:style-name="ce1">
            <text:p>0</text:p>
          </table:table-cell>
          <table:table-cell table:number-columns-repeated="16382"/>
        </table:table-row>
        <table:table-row table:style-name="ro1">
          <table:table-cell office:value-type="string" table:style-name="ce4">
            <text:p>দলটার নাম কংগ্রেস ! এখানে জাত পাত ধর্মের ভেদাভেদ নেই, সম্প্রীতির ভারত গড়তে, এগিয়ে আসুন কংগ্রেসের সাথে। BharatJodoYatra Day 15</text:p>
          </table:table-cell>
          <table:table-cell office:value-type="float" office:value="1" table:style-name="ce1">
            <text:p>1</text:p>
          </table:table-cell>
          <table:table-cell table:number-columns-repeated="16382"/>
        </table:table-row>
        <table:table-row table:style-name="ro1">
          <table:table-cell office:value-type="string" table:style-name="ce4">
            <text:p>ধৃষ্টতা নেবেননা দিদি,বিরাট ভুল করেছেন শত্রুর শেষ রাখতে নেই, অন্যায় করলে তার শাস্তি হবে।খোঁজ নিলে দেখতে পেতেন প্রায় শতকরা 100 ভাগ তৃণমূল কর্মী সমর্থকরাই আপনার নির্দেশ "বদলা নয় বদল চাই" মন থেকে মেনে নিতে পারেনি, শুধু আপনাকে ভালোবেসে আপনার নির্দেশ মেনে নিয়েছিল।</text:p>
          </table:table-cell>
          <table:table-cell office:value-type="float" office:value="0" table:style-name="ce1">
            <text:p>0</text:p>
          </table:table-cell>
          <table:table-cell table:number-columns-repeated="16382"/>
        </table:table-row>
        <table:table-row table:style-name="ro1">
          <table:table-cell office:value-type="string" table:style-name="ce4">
            <text:p>যুবতী হওয়ার ওষুধ মা ডাবল ডোজ খেয়েছেন বাবাকে না জানিয়েই ! দারুন !</text:p>
          </table:table-cell>
          <table:table-cell office:value-type="float" office:value="0" table:style-name="ce1">
            <text:p>0</text:p>
          </table:table-cell>
          <table:table-cell table:number-columns-repeated="16382"/>
        </table:table-row>
        <table:table-row table:style-name="ro1">
          <table:table-cell office:value-type="string" table:style-name="ce4">
            <text:p>শৌচাগার পরিষ্কার করছেন বিজেপি সাংসদ BJP viralvideo bathroomcleaning</text:p>
          </table:table-cell>
          <table:table-cell office:value-type="float" office:value="1" table:style-name="ce1">
            <text:p>1</text:p>
          </table:table-cell>
          <table:table-cell table:number-columns-repeated="16382"/>
        </table:table-row>
        <table:table-row table:style-name="ro1">
          <table:table-cell office:value-type="string" table:style-name="ce4">
            <text:p>কেন শ্রী পার্থ চ্যাটার্জিকে গ্রেপ্তার করা হয়েছিল এবং পশ্চিমবঙ্গ থেকে কত টাকা উদ্ধার হয়েছিল তার কারণ কি জানেন? শ্রীমতি মমতা বন্দ্যোপাধ্যায় প্রতি বছর বেঙ্গল সামিটের আয়োজন করেন কিন্তু কেউ বিনিয়োগে আগ্রহ দেখায় না অথচ পশ্চিমবঙ্গে শ্রমের দাম খুবই সস্তা।</text:p>
          </table:table-cell>
          <table:table-cell office:value-type="float" office:value="0" table:style-name="ce1">
            <text:p>0</text:p>
          </table:table-cell>
          <table:table-cell table:number-columns-repeated="16382"/>
        </table:table-row>
        <table:table-row table:style-name="ro1">
          <table:table-cell office:value-type="string" table:style-name="ce4">
            <text:p>মক্কায় অনুষ্ঠিত ১১১ টি দেশের মধ্যে আন্তর্জাতিক কুরআন প্রতিযোগিতায় ৩য় স্থান অর্জন করেছে বাংলাদেশের গর্ব হাফেজ সালেহ আহমদ তাকরিম। মাশাল্লাহ , অনেক অনেক অভিনন্দন ছোট্ট হাফেজ কে দেশের হয়ে আন্তর্জাতিক প্রতিটি অর্জনই গর্বের ও আনন্দের ।</text:p>
          </table:table-cell>
          <table:table-cell office:value-type="float" office:value="1" table:style-name="ce1">
            <text:p>1</text:p>
          </table:table-cell>
          <table:table-cell table:number-columns-repeated="16382"/>
        </table:table-row>
        <table:table-row table:style-name="ro1">
          <table:table-cell office:value-type="string" table:style-name="ce4">
            <text:p>হাসপাতালের দুর্নীতি বন্ধে প্রতিবাদ সমাবেশ</text:p>
          </table:table-cell>
          <table:table-cell office:value-type="float" office:value="1" table:style-name="ce1">
            <text:p>1</text:p>
          </table:table-cell>
          <table:table-cell table:number-columns-repeated="16382"/>
        </table:table-row>
        <table:table-row table:style-name="ro1">
          <table:table-cell office:value-type="string" table:style-name="ce4">
            <text:p>অবহেলা পাওয়ার কারণ কি নিশ্চয়ই তোমার কোন দোষ আছে। আগে নিজের দোষ ভালো করে খেয়াল কর।</text:p>
          </table:table-cell>
          <table:table-cell office:value-type="float" office:value="0" table:style-name="ce1">
            <text:p>0</text:p>
          </table:table-cell>
          <table:table-cell table:number-columns-repeated="16382"/>
        </table:table-row>
        <table:table-row table:style-name="ro1">
          <table:table-cell office:value-type="string" table:style-name="ce4">
            <text:p>পিসির অনুপ্রেরণায় ঘুগনি ও চপ শিল্পে বাংলা দেশের সেরা হবেই,</text:p>
          </table:table-cell>
          <table:table-cell office:value-type="float" office:value="0" table:style-name="ce1">
            <text:p>0</text:p>
          </table:table-cell>
          <table:table-cell table:number-columns-repeated="16382"/>
        </table:table-row>
        <table:table-row table:style-name="ro1">
          <table:table-cell office:value-type="string" table:style-name="ce4">
            <text:p>স্যার আমি চাকরি করার সুবাদে দেখেছি মুসলিমদের এত অত্যাচার করার পরও কলকাতার বড় বড় প্রাইম প্রপার্টির মালিক হলো মুসলিমরা পাকিস্থান এবং বাংলাদেশে Enemy property অ্যাক্ট বলে একটা জিনিষ আছে কিন্তু পরবর্তী কালে প্রধামন্ত্রী শ্রী নরেন্দ্র মোদিজির নেতৃত্বে ভারত সরকার আইনটি শক্তিশালী</text:p>
          </table:table-cell>
          <table:table-cell office:value-type="float" office:value="1" table:style-name="ce1">
            <text:p>1</text:p>
          </table:table-cell>
          <table:table-cell table:number-columns-repeated="16382"/>
        </table:table-row>
        <table:table-row table:style-name="ro1">
          <table:table-cell office:value-type="string" table:style-name="ce4">
            <text:p>সাধুর নগরে বেশ্যা মরেছে পাপের হয়েছে শেষ, বেশ্যার লাশ হবে না দাফন এইটা সাধুর দেশ। কর্নেল গাদ্দাফি</text:p>
          </table:table-cell>
          <table:table-cell office:value-type="float" office:value="0" table:style-name="ce1">
            <text:p>0</text:p>
          </table:table-cell>
          <table:table-cell table:number-columns-repeated="16382"/>
        </table:table-row>
        <table:table-row table:style-name="ro1">
          <table:table-cell office:value-type="string" table:style-name="ce4">
            <text:p>এই দুর্গাপুজো যেন আপনার জীবন আনন্দ ও সুখ নিয়ে আসে। আপনার জীবনের সমস্ত আনন্দ ধরে রাখে। শুভ মহালয়া।</text:p>
          </table:table-cell>
          <table:table-cell office:value-type="float" office:value="1" table:style-name="ce1">
            <text:p>1</text:p>
          </table:table-cell>
          <table:table-cell table:number-columns-repeated="16382"/>
        </table:table-row>
        <table:table-row table:style-name="ro1">
          <table:table-cell office:value-type="string" table:style-name="ce4">
            <text:p>আর্থিক সচ্ছলতা বন্ধু আনে, কিন্তু ভালোবাসা আনে না।</text:p>
          </table:table-cell>
          <table:table-cell office:value-type="float" office:value="1" table:style-name="ce1">
            <text:p>1</text:p>
          </table:table-cell>
          <table:table-cell table:number-columns-repeated="16382"/>
        </table:table-row>
        <table:table-row table:style-name="ro1">
          <table:table-cell office:value-type="string" table:style-name="ce4">
            <text:p>WBTMCP Mugberiacollagetmcp TrueStoryOfPresidency দাদা তুমি আমাদের আবেগ, ভালোবাসা, পথ প্রদর্শক ও অনুপ্রেরণা। তাই তোমার পথকে পাথেয় করেই আমরা আগামীর পথে এগিয়ে যাবো।। Trinankur Bhattacharjee TrueStoryOfPresidency</text:p>
          </table:table-cell>
          <table:table-cell office:value-type="float" office:value="1" table:style-name="ce1">
            <text:p>1</text:p>
          </table:table-cell>
          <table:table-cell table:number-columns-repeated="16382"/>
        </table:table-row>
        <table:table-row table:style-name="ro1">
          <table:table-cell office:value-type="string" table:style-name="ce4">
            <text:p>ছাড়ব না তোর নামের ধেয়ান বিশ্বভুবন পেলে, দুঃখ দিয়ে নাম ভুলাবি,​​ নই মা তেমন ছেলে।</text:p>
          </table:table-cell>
          <table:table-cell office:value-type="float" office:value="1" table:style-name="ce1">
            <text:p>1</text:p>
          </table:table-cell>
          <table:table-cell table:number-columns-repeated="16382"/>
        </table:table-row>
        <table:table-row table:style-name="ro1">
          <table:table-cell office:value-type="string" table:style-name="ce4">
            <text:p>‘দল আমাকে সবসময় সমর্থন দেয় এবং আমার পাশে থাকে।’- খারাপ সময় কাটিয়ে ফেরা বাবর আজম বললেন ম্যাচ শেষে। সম্প্রতি বাজে ফর্মে থাকায় সমালোচিত পাকিস্তানের অধিনায়ক মনোবল হারাননি সতীর্থরা পাশে ছিলেন বলে। Pakistan England BabarAzam Rizwan RisingBD</text:p>
          </table:table-cell>
          <table:table-cell office:value-type="float" office:value="1" table:style-name="ce1">
            <text:p>1</text:p>
          </table:table-cell>
          <table:table-cell table:number-columns-repeated="16382"/>
        </table:table-row>
        <table:table-row table:style-name="ro1">
          <table:table-cell office:value-type="string" table:style-name="ce4">
            <text:p>ভালোবাসা আছে বলেই দুঃখের মূল্য বেশি</text:p>
          </table:table-cell>
          <table:table-cell office:value-type="float" office:value="1" table:style-name="ce1">
            <text:p>1</text:p>
          </table:table-cell>
          <table:table-cell table:number-columns-repeated="16382"/>
        </table:table-row>
        <table:table-row table:style-name="ro1">
          <table:table-cell office:value-type="string" table:style-name="ce4">
            <text:p>দেবীপক্ষের শুরু........আজ শারদীয়া নবরাত্রির প্রথম দিন সকলের জন্য শুভেচ্ছা, অভিনন্দন ও একরাশ ভালোবাসা রইল। Navaratri_2022 Sanatan_Dharma</text:p>
          </table:table-cell>
          <table:table-cell office:value-type="float" office:value="1" table:style-name="ce1">
            <text:p>1</text:p>
          </table:table-cell>
          <table:table-cell table:number-columns-repeated="16382"/>
        </table:table-row>
        <table:table-row table:style-name="ro1">
          <table:table-cell office:value-type="string" table:style-name="ce4">
            <text:p>ইচ্ছা করে করছে এগুলো রাশিয়া অগ্রিম কে ধ্বংস করার চেষ্টা Russia V Ukraine সকল জাতি ধ্বংস করেছে আবার করার চেষ্টা</text:p>
          </table:table-cell>
          <table:table-cell office:value-type="float" office:value="0" table:style-name="ce1">
            <text:p>0</text:p>
          </table:table-cell>
          <table:table-cell table:number-columns-repeated="16382"/>
        </table:table-row>
        <table:table-row table:style-name="ro1">
          <table:table-cell office:value-type="string" table:style-name="ce4">
            <text:p>"ডাক্তার কখনও জাত, ধর্ম দেখে অপারেশন করে না" — স্যারের LokkhiChhele ছবিতে এ কথাকে আমির হুসেইন তার জীবন দিয়ে প্রমাণ করেছে। শুভ জন্মদিন দা। এমন চরিত্র, এমন সিনেমা আরো হোক। খুব ভালো থেকো।</text:p>
          </table:table-cell>
          <table:table-cell office:value-type="float" office:value="1" table:style-name="ce1">
            <text:p>1</text:p>
          </table:table-cell>
          <table:table-cell table:number-columns-repeated="16382"/>
        </table:table-row>
        <table:table-row table:style-name="ro1">
          <table:table-cell office:value-type="string" table:style-name="ce4">
            <text:p>বার্লিনে বর্ণবৈষম্যের শিকার মুসলিমরা: রিপোর্ট News1971http://www.news1971.com</text:p>
          </table:table-cell>
          <table:table-cell office:value-type="float" office:value="0" table:style-name="ce1">
            <text:p>0</text:p>
          </table:table-cell>
          <table:table-cell table:number-columns-repeated="16382"/>
        </table:table-row>
        <table:table-row table:style-name="ro1">
          <table:table-cell office:value-type="string" table:style-name="ce4">
            <text:p>আইসিসি মহিলা টি-২০ বিশ্বকাপ বাছাইপর্ব: বাংলাদেশ মহিলা দল ৫৫ রানে জয়ী। বাংলাদেশের নারীর ভালো সাফল্য হিসেবে আমেরিকার জন্য কোনো পরাজয় জয় নেই। আশা করি শুভকামনা রইলো।</text:p>
          </table:table-cell>
          <table:table-cell office:value-type="float" office:value="1" table:style-name="ce1">
            <text:p>1</text:p>
          </table:table-cell>
          <table:table-cell table:number-columns-repeated="16382"/>
        </table:table-row>
        <table:table-row table:style-name="ro1">
          <table:table-cell office:value-type="string" table:style-name="ce4">
            <text:p>যতদিন বেঁচে আছো, নিজের মত করে বেঁচে থাকো। নিজেকে গুরুত্ব দাও।তোমার গুরুত্ব তোমাকেই দিতে হবে। তাহলেই ভালো থাকতে পারবা</text:p>
          </table:table-cell>
          <table:table-cell office:value-type="float" office:value="1" table:style-name="ce1">
            <text:p>1</text:p>
          </table:table-cell>
          <table:table-cell table:number-columns-repeated="16382"/>
        </table:table-row>
        <table:table-row table:style-name="ro1">
          <table:table-cell office:value-type="string" table:style-name="ce4">
            <text:p>আগামীর ভবিষ্যৎ MamataBanerjeeZindabad AbhishekBanerjee</text:p>
          </table:table-cell>
          <table:table-cell office:value-type="float" office:value="1" table:style-name="ce1">
            <text:p>1</text:p>
          </table:table-cell>
          <table:table-cell table:number-columns-repeated="16382"/>
        </table:table-row>
        <table:table-row table:style-name="ro1">
          <table:table-cell office:value-type="string" table:style-name="ce4">
            <text:p>ED আজ কর্নাটকে কংগ্রেসের ডিকে শিবকুমারের বিরুদ্ধে টাকা তছরুপ, দিল্লিতে AAP বিধায়ক দুর্গেশ পাঠককে মদ কেলেঙ্কারির এবং কলকাতায় পার্থ চট্টোপাধ্যায়ের টাকা তছরুপের মামলায় তদন্ত করছে! গনতন্ত্র না থাকার কি জ্বালা সেটা কাশ্মীরের মানুষদের থেকে আর কেউ ভালো জানে না কিন্তু!</text:p>
          </table:table-cell>
          <table:table-cell office:value-type="float" office:value="0" table:style-name="ce1">
            <text:p>0</text:p>
          </table:table-cell>
          <table:table-cell table:number-columns-repeated="16382"/>
        </table:table-row>
        <table:table-row table:style-name="ro1">
          <table:table-cell office:value-type="string" table:style-name="ce4">
            <text:p>New video by BBC News বাংলা: গোলাম রব্বানী ছোটন: নারী ফুটবল দলের কোচের সংগ্রামের গল্প</text:p>
          </table:table-cell>
          <table:table-cell office:value-type="float" office:value="1" table:style-name="ce1">
            <text:p>1</text:p>
          </table:table-cell>
          <table:table-cell table:number-columns-repeated="16382"/>
        </table:table-row>
        <table:table-row table:style-name="ro1">
          <table:table-cell office:value-type="string" table:style-name="ce4">
            <text:p>দেশের অভ্যন্তরীণ নিরাপত্তায় এক ঐতিহাসিক পর্যায় অতিক্রান্ত।প্রধানমন্ত্রী ির নেতৃত্বে সারাদেশে বামপন্থী উগ্রবাদের বিরুদ্ধে জারি নির্ণায়ক লড়াইয়ে নিরাপত্তাবাহিনীগুলি অভূতপূর্ব সাফল্য অর্জন করেছে। ,সংশ্লিষ্ট নিরাপত্তা এজেন্সি ও রাজ্য পুলিশ ফোর্সকে শুভেচ্ছা</text:p>
          </table:table-cell>
          <table:table-cell office:value-type="float" office:value="1" table:style-name="ce1">
            <text:p>1</text:p>
          </table:table-cell>
          <table:table-cell table:number-columns-repeated="16382"/>
        </table:table-row>
        <table:table-row table:style-name="ro1">
          <table:table-cell office:value-type="string" table:style-name="ce4">
            <text:p>স্বাগত রায় আপনি এই দুর্নীতি দেখতে পাননা</text:p>
          </table:table-cell>
          <table:table-cell office:value-type="float" office:value="0" table:style-name="ce1">
            <text:p>0</text:p>
          </table:table-cell>
          <table:table-cell table:number-columns-repeated="16382"/>
        </table:table-row>
        <table:table-row table:style-name="ro1">
          <table:table-cell office:value-type="string" table:style-name="ce4">
            <text:p>নন্দীগ্রাম ভেকুটিয়া সমবায় কৃষি উন্নয়ন সমিতির নির্বাচনে বিজেপি সমর্থিত বিজয়ী প্রার্থীদের গৈরিক অভিনন্দন জানাই। এই জয় আগামী দিনে সংশ্লিষ্ট এলাকায় রাজনৈতিক শক্তির ভারসাম্যকে বিজেপির অনুকূলে আনতে সাহায্য করবে এ বিষয়ে কোনো সন্দেহ নেই।</text:p>
          </table:table-cell>
          <table:table-cell office:value-type="float" office:value="1" table:style-name="ce1">
            <text:p>1</text:p>
          </table:table-cell>
          <table:table-cell table:number-columns-repeated="16382"/>
        </table:table-row>
        <table:table-row table:style-name="ro1">
          <table:table-cell office:value-type="string" table:style-name="ce4">
            <text:p>শিল্প আমাদের মানুষ করে তোলে Art Makes Us Human</text:p>
          </table:table-cell>
          <table:table-cell office:value-type="float" office:value="1" table:style-name="ce1">
            <text:p>1</text:p>
          </table:table-cell>
          <table:table-cell table:number-columns-repeated="16382"/>
        </table:table-row>
        <table:table-row table:style-name="ro1">
          <table:table-cell office:value-type="string" table:style-name="ce4">
            <text:p>ভারতের প্রাক্তন রেলমন্ত্রী এবং পশ্চিমবঙ্গের বর্তমান মুখ্যমন্ত্রী হিসাবে, মমতা বন্দ্যোপাধ্যায় সর্বদাই জনগণের স্বার্থে কাজ করেছেন। জননেত্রী মমতা বন্দ্যোপাধ্যায়ের সহানুভূতিশীল নেতৃত্ব সারা দেশের মানুষের জন্য অনুপ্রেরণা।</text:p>
          </table:table-cell>
          <table:table-cell office:value-type="float" office:value="1" table:style-name="ce1">
            <text:p>1</text:p>
          </table:table-cell>
          <table:table-cell table:number-columns-repeated="16382"/>
        </table:table-row>
        <table:table-row table:style-name="ro1">
          <table:table-cell office:value-type="string" table:style-name="ce4">
            <text:p>শান্তির একটা জায়গা।।</text:p>
          </table:table-cell>
          <table:table-cell office:value-type="float" office:value="1" table:style-name="ce1">
            <text:p>1</text:p>
          </table:table-cell>
          <table:table-cell table:number-columns-repeated="16382"/>
        </table:table-row>
        <table:table-row table:style-name="ro1">
          <table:table-cell office:value-type="string" table:style-name="ce4">
            <text:p>রোহিত নয়, কোহলির জন্যই বদলেছে টিম ইন্ডিয়ার দর্শন- আজব দাবি মিচেল জনসনের</text:p>
          </table:table-cell>
          <table:table-cell office:value-type="float" office:value="1" table:style-name="ce1">
            <text:p>1</text:p>
          </table:table-cell>
          <table:table-cell table:number-columns-repeated="16382"/>
        </table:table-row>
        <table:table-row table:style-name="ro1">
          <table:table-cell office:value-type="string" table:style-name="ce4">
            <text:p>দারুন</text:p>
          </table:table-cell>
          <table:table-cell office:value-type="float" office:value="1" table:style-name="ce1">
            <text:p>1</text:p>
          </table:table-cell>
          <table:table-cell table:number-columns-repeated="16382"/>
        </table:table-row>
        <table:table-row table:style-name="ro1">
          <table:table-cell office:value-type="string" table:style-name="ce4">
            <text:p>হে যুবক...! চরিত্রবান স্ত্রী পেতে হলে নিজের চরিত্রকে আগে সংশোধন করো। হে আল্লাহ..! আমাদেরকে সুন্দর চরিত্র গঠনের তাওফিক দিন।</text:p>
          </table:table-cell>
          <table:table-cell office:value-type="float" office:value="1" table:style-name="ce1">
            <text:p>1</text:p>
          </table:table-cell>
          <table:table-cell table:number-columns-repeated="16382"/>
        </table:table-row>
        <table:table-row table:style-name="ro1">
          <table:table-cell office:value-type="string" table:style-name="ce4">
            <text:p>তাহলে বোঝা গেল যে হিন্দু মুসলিম সহিংসতা সৃষ্টির শিরোমণি হলো উচ্চ শিক্ষিত মহলের হিন্দুরা বর্তমানে মুসলিমরা ইতিহাস ঘাটে না।তাই তারা আজও পিছিয়ে আছে। সকল হিন্দুরাই হিন্দু রাষ্ট্র গঠনের স্বপ্ন দেখে একবার হিন্দু রাষ্ট্র ঘোষণা হলে তথাকথিত নিচু হিন্দুদের অবস্থা হবে অত্যান্ত ভয়ংকর।</text:p>
          </table:table-cell>
          <table:table-cell office:value-type="float" office:value="0" table:style-name="ce1">
            <text:p>0</text:p>
          </table:table-cell>
          <table:table-cell table:number-columns-repeated="16382"/>
        </table:table-row>
        <table:table-row table:style-name="ro1">
          <table:table-cell office:value-type="string" table:style-name="ce4">
            <text:p>অবৈধ হাসিনা সরকারের সময় লেখা পড়া করে লাভ নেই শুধু শুধু সময় নষ্ট কারন মেধাবি কে কখনো অবৈধ হাসিনা সরকার ক্ষমতায় আসার পর কোনো মূল্যেয়ন করে নি যাঁর জন্য হাজার হাজার যুবক বেকার অতছো ভারতীয় হাজার হাজার লোক চাকরি করে এই দেশে লক্ষ লক্ষ টাকা লুটপাট করে নিয়ে যাচ্ছে</text:p>
          </table:table-cell>
          <table:table-cell office:value-type="float" office:value="0" table:style-name="ce1">
            <text:p>0</text:p>
          </table:table-cell>
          <table:table-cell table:number-columns-repeated="16382"/>
        </table:table-row>
        <table:table-row table:style-name="ro1">
          <table:table-cell office:value-type="string" table:style-name="ce4">
            <text:p>সে এখন ম্যারিড,, পড়াশুনা আগেই শেষ তার যদি রাজনীতি করতো তাহলে এখনও আন্টিদের সাথে পড়ে থাকতো</text:p>
          </table:table-cell>
          <table:table-cell office:value-type="float" office:value="0" table:style-name="ce1">
            <text:p>0</text:p>
          </table:table-cell>
          <table:table-cell table:number-columns-repeated="16382"/>
        </table:table-row>
        <table:table-row table:style-name="ro1">
          <table:table-cell office:value-type="string" table:style-name="ce4">
            <text:p>এবার তৃণমূলী গুন্ডা জিহাদিদের ভোট লুটতে এলে দুয়ারে দুয়ারে গিয়ে ঠ্যাং খোঁড়া করে দিতে হবে । চুরি ডাকাতি লুঠ অত্যাচার বাঙালি অনেক সয়েছে । এবার পাল্টা আঘাত ।</text:p>
          </table:table-cell>
          <table:table-cell office:value-type="float" office:value="0" table:style-name="ce1">
            <text:p>0</text:p>
          </table:table-cell>
          <table:table-cell table:number-columns-repeated="16382"/>
        </table:table-row>
        <table:table-row table:style-name="ro1">
          <table:table-cell office:value-type="string" table:style-name="ce4">
            <text:p>মুখ্যমন্ত্রী ঘোষণা করেছেন রাজ্যের শিক্ষিত বেকার যুবকরা যেন চা-ঘুগনি, ঝালমুড়ি বিক্রি করে। বিজেপির বিধায়কগণ এর বিরুদ্ধে প্রতিবাদ জানিয়ে চা-ঝালমুড়ির দোকান দিলেন।</text:p>
          </table:table-cell>
          <table:table-cell office:value-type="float" office:value="0" table:style-name="ce1">
            <text:p>0</text:p>
          </table:table-cell>
          <table:table-cell table:number-columns-repeated="16382"/>
        </table:table-row>
        <table:table-row table:style-name="ro1">
          <table:table-cell office:value-type="string" table:style-name="ce4">
            <text:p>ছড়াচ্ছে ছোঁয়াচে ‘চোখ ওঠা’, সতর্ক থাকার পরামর্শ চিকিৎসকদের via</text:p>
          </table:table-cell>
          <table:table-cell office:value-type="float" office:value="1" table:style-name="ce1">
            <text:p>1</text:p>
          </table:table-cell>
          <table:table-cell table:number-columns-repeated="16382"/>
        </table:table-row>
        <table:table-row table:style-name="ro1">
          <table:table-cell office:value-type="string" table:style-name="ce4">
            <text:p>রাষ্ট্রীয় ভাবে এই আল কোরআনের সূমধুর কন্ঠস্বর দিয়ে বিজয় ছিনিয়ে বাংলাদেশ মুসলিমদের বিশ্বে পরিচিত এবং আল্লাহর আরশে আচ্ছাদিত থাকে তার মহান পুরস্কার। তার যথাযথ সম্মান দিতে হবেই।</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 বিশ্ব বিজয়ী হাফেজ তাকরিম আহমেদ।</text:p>
          </table:table-cell>
          <table:table-cell office:value-type="float" office:value="1" table:style-name="ce1">
            <text:p>1</text:p>
          </table:table-cell>
          <table:table-cell table:number-columns-repeated="16382"/>
        </table:table-row>
        <table:table-row table:style-name="ro1">
          <table:table-cell office:value-type="string" table:style-name="ce4">
            <text:p>*ইতিহাস সাক্ষী অত্যাচার আর দমন নীতি প্রয়োগ করে কখনো প্রতিবাদী আন্দোলন আটকানো যায়নি,!!*</text:p>
          </table:table-cell>
          <table:table-cell office:value-type="float" office:value="0" table:style-name="ce1">
            <text:p>0</text:p>
          </table:table-cell>
          <table:table-cell table:number-columns-repeated="16382"/>
        </table:table-row>
        <table:table-row table:style-name="ro1">
          <table:table-cell office:value-type="string" table:style-name="ce4">
            <text:p>দার্জিলিং চিড়িয়াখানা প্রথম ও কলকাতা চিড়িয়াখানা চতুর্থ স্থানে - এ এক গর্বের মুহুর্ত। অভিনন্দন রাজ্য সরকার, , মন্ত্রী এবং আমাদের প্রিয় দিদি ও বাংলার গর্ব কে।</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 " আমার পেইজ টি ঘুরে আসার আমন্ত্রণ রইল আপনাদের সামান্য সাপোর্ট আমাদের এগিয়ে যাওয়ার অনুপ্রেরণা</text:p>
          </table:table-cell>
          <table:table-cell office:value-type="float" office:value="1" table:style-name="ce1">
            <text:p>1</text:p>
          </table:table-cell>
          <table:table-cell table:number-columns-repeated="16382"/>
        </table:table-row>
        <table:table-row table:style-name="ro1">
          <table:table-cell office:value-type="string" table:style-name="ce4">
            <text:p>প্রত্যেক বেশ্যা পাড়া চাঁদা আদায় কারী তাঁদের জন্য আছে মসজীদের ইমামের সাথে চামড়া ছেলা ধোলাই</text:p>
          </table:table-cell>
          <table:table-cell office:value-type="float" office:value="0" table:style-name="ce1">
            <text:p>0</text:p>
          </table:table-cell>
          <table:table-cell table:number-columns-repeated="16382"/>
        </table:table-row>
        <table:table-row table:style-name="ro1">
          <table:table-cell office:value-type="string" table:style-name="ce4">
            <text:p>বোকাচুদা শালা</text:p>
          </table:table-cell>
          <table:table-cell office:value-type="float" office:value="0" table:style-name="ce1">
            <text:p>0</text:p>
          </table:table-cell>
          <table:table-cell table:number-columns-repeated="16382"/>
        </table:table-row>
        <table:table-row table:style-name="ro1">
          <table:table-cell office:value-type="string" table:style-name="ce4">
            <text:p>জীবনে মরিয়ম মান্নানের মতো আরো অনেকের প্রতারণার শিকার হইবেন। তারপরেও আপনাকে অন্যের দুঃখে ব্যথিত হইতে হবে, অন্যের বিপদে পাশে দাড়াইতে হবে, অন্যের অশ্রুপাতে বিচলিত হইতে হবে, ভুল মানুষরে বিশ্বাস করতে হবে। এটাই মানুষের কাজ। খোদাতায়ালা আমাদের শুধু বুদ্ধি দেন নাই আবেগও দিছেন।</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আমাদের অনুভূতি গুলো প্রকাশ করি বলেই কি তারা আমাদের ছেড়ে চলে যায়......</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এতো সাহস হবার কার হলো স্যার আমি বতর্মান রাষ্ট্রের রাষ্ট্র প্রধানগণ সহ উচ্চ রাজনীতি নেতাদের মাধ্যমে আমার ইচ্ছার বিষয়টি নিয়ে বলার সুযোগ পেয়েছি তাই এবং সাধারণ পাবলিক হলে আমি শর্টকাট আমার আশা ছেড়ে দিয়ে স্যার একটি চিন্তা করতাম আল্লাহ্ আমার আশাবাদী আশা</text:p>
          </table:table-cell>
          <table:table-cell office:value-type="float" office:value="1" table:style-name="ce1">
            <text:p>1</text:p>
          </table:table-cell>
          <table:table-cell table:number-columns-repeated="16382"/>
        </table:table-row>
        <table:table-row table:style-name="ro1">
          <table:table-cell office:value-type="string" table:style-name="ce4">
            <text:p>ছাপ্পা সন্ত্রাস আজ বুঝে গেলো মানুষের সমর্থনের উর্ধ্বে কিছুই নেই। অগণতান্ত্রিক শক্তির পরাজয় নিশ্চিত</text:p>
          </table:table-cell>
          <table:table-cell office:value-type="float" office:value="1" table:style-name="ce1">
            <text:p>1</text:p>
          </table:table-cell>
          <table:table-cell table:number-columns-repeated="16382"/>
        </table:table-row>
        <table:table-row table:style-name="ro1">
          <table:table-cell office:value-type="string" table:style-name="ce4">
            <text:p>প্রতিবাদের অভিযান, নাকি চা- কোলড্রিংসের আসর! নবান্ন অভিযানে গুন্ডামি করতে ভিন রাজ্য থেকে লোক এনেছিল বিজেপি। এদিন বিজেপি নেতাদের দেখা গেল চা ও কোলড্রিংসের আসরে মত্ত থাকতে। বিজেপির থেকে আর কিই বা আশা করা যায়! FAM4TMC</text:p>
          </table:table-cell>
          <table:table-cell office:value-type="float" office:value="0" table:style-name="ce1">
            <text:p>0</text:p>
          </table:table-cell>
          <table:table-cell table:number-columns-repeated="16382"/>
        </table:table-row>
        <table:table-row table:style-name="ro1">
          <table:table-cell office:value-type="string" table:style-name="ce4">
            <text:p>ডিজিটাল মার্কেটিং এবং এসইও ফ্রিল্যান্সিং কোর্সে ভর্তি চলছে ..... ডিজিটাল মার্কেটিং শিখতে চাচ্ছেন কিন্ত সময়ে সুযোগ হচ্ছেনা ! ক্যারিয়ার হিসেবে ডিজিটাল মার্কেটিং এর ভবিষ্যৎ অনেক অনেক উজ্জল এবং সূদরপ্রসারী।</text:p>
          </table:table-cell>
          <table:table-cell office:value-type="float" office:value="1" table:style-name="ce1">
            <text:p>1</text:p>
          </table:table-cell>
          <table:table-cell table:number-columns-repeated="16382"/>
        </table:table-row>
        <table:table-row table:style-name="ro1">
          <table:table-cell office:value-type="string" table:style-name="ce4">
            <text:p>আপনার মত ডাম্ব স্টুপিডকে ব্লক দিবো ভাবছি!!এতোটা ইরিটিটিং আপনি যে আপনাকে ফলো না দেওয়ার পরও আপনার শি*ট পোষ্টগুলা সামনে আসে!!</text:p>
          </table:table-cell>
          <table:table-cell office:value-type="float" office:value="0" table:style-name="ce1">
            <text:p>0</text:p>
          </table:table-cell>
          <table:table-cell table:number-columns-repeated="16382"/>
        </table:table-row>
        <table:table-row table:style-name="ro1">
          <table:table-cell office:value-type="string" table:style-name="ce4">
            <text:p>একদিন ফিলিস্তিনি মুসলিমরা সহ বিশ্বের সকল মুসলমানরা আল আকসা মসজিদে নামাজ আদায় করবেন। ইনশা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টাকার কাছে ভালোবাসা বিক্রী হয় এটার উদাহরণ</text:p>
          </table:table-cell>
          <table:table-cell office:value-type="float" office:value="0" table:style-name="ce1">
            <text:p>0</text:p>
          </table:table-cell>
          <table:table-cell table:number-columns-repeated="16382"/>
        </table:table-row>
        <table:table-row table:style-name="ro1">
          <table:table-cell office:value-type="string" table:style-name="ce4">
            <text:p>টি-২০ বিশ্বকাপে কোহলি কি ওপেন করবেন? কী বললেন রোহিত? RohitSharma ViratKohli T20WorldCup IndianCricketTeam</text:p>
          </table:table-cell>
          <table:table-cell office:value-type="float" office:value="1" table:style-name="ce1">
            <text:p>1</text:p>
          </table:table-cell>
          <table:table-cell table:number-columns-repeated="16382"/>
        </table:table-row>
        <table:table-row table:style-name="ro1">
          <table:table-cell office:value-type="string" table:style-name="ce4">
            <text:p>চুপ থাকার কারনে আপনি হেরে গেলেন এমনটা নয়। চুপ থাকার সবচেয়ে বড় সুবিধা হলো,আপনার হয়ে কেউ না কেউ উত্তরটা দিয়ে দেবেই। হয় কোন একজন মানুষ, আর নয়তো আপনার সময়।</text:p>
          </table:table-cell>
          <table:table-cell office:value-type="float" office:value="0" table:style-name="ce1">
            <text:p>0</text:p>
          </table:table-cell>
          <table:table-cell table:number-columns-repeated="16382"/>
        </table:table-row>
        <table:table-row table:style-name="ro1">
          <table:table-cell office:value-type="string" table:style-name="ce4">
            <text:p>গোবিন্দগঞ্জে ৯৭ পিছ ফেন্সিডিলসহ যুবক আটক via</text:p>
          </table:table-cell>
          <table:table-cell office:value-type="float" office:value="0" table:style-name="ce1">
            <text:p>0</text:p>
          </table:table-cell>
          <table:table-cell table:number-columns-repeated="16382"/>
        </table:table-row>
        <table:table-row table:style-name="ro1">
          <table:table-cell office:value-type="string" table:style-name="ce4">
            <text:p>আর এই দুনিয়ার জীবন কিছুই নয়,শুধু একটি খেলা ও মন ভুলানোর ব্যাপার মাত্র! আসল জীবনের ঘর তো পরকাল! হায়, একথা যদি উহারা জানত! ,,,,সূরা, আনকাবুত --(৬৪),</text:p>
          </table:table-cell>
          <table:table-cell office:value-type="float" office:value="0" table:style-name="ce1">
            <text:p>0</text:p>
          </table:table-cell>
          <table:table-cell table:number-columns-repeated="16382"/>
        </table:table-row>
        <table:table-row table:style-name="ro1">
          <table:table-cell office:value-type="string" table:style-name="ce4">
            <text:p>প্রতিবাদী যৌবনের সমাবেশে সকলে আসুন</text:p>
          </table:table-cell>
          <table:table-cell office:value-type="float" office:value="1" table:style-name="ce1">
            <text:p>1</text:p>
          </table:table-cell>
          <table:table-cell table:number-columns-repeated="16382"/>
        </table:table-row>
        <table:table-row table:style-name="ro1">
          <table:table-cell office:value-type="string" table:style-name="ce4">
            <text:p>উৎসবের মরশুমে আনন্দ থাক সবার প্রাণে। মাননীয়া মুখ্যমন্ত্রী মমতা বন্দ্যোপাধ্যায়ের অনুপ্রেরণায় খাদ্য ও সরবরাহ দফতরের উদ্যোগে AAY ও SPHH রেশন দোকান থেকে ময়দা, চিনি এবং তেল পাবেন। FAM4TMC</text:p>
          </table:table-cell>
          <table:table-cell office:value-type="float" office:value="1" table:style-name="ce1">
            <text:p>1</text:p>
          </table:table-cell>
          <table:table-cell table:number-columns-repeated="16382"/>
        </table:table-row>
        <table:table-row table:style-name="ro1">
          <table:table-cell office:value-type="string" table:style-name="ce4">
            <text:p>তুই তো একটা খানকির পোলা_ তুই নরেন্দ্র মুদির জন্মের, সালা জারজ</text:p>
          </table:table-cell>
          <table:table-cell office:value-type="float" office:value="0" table:style-name="ce1">
            <text:p>0</text:p>
          </table:table-cell>
          <table:table-cell table:number-columns-repeated="16382"/>
        </table:table-row>
        <table:table-row table:style-name="ro1">
          <table:table-cell office:value-type="string" table:style-name="ce4">
            <text:p>নির্লজ্জ মুসলিম তোষণের মাধ্যমে হিজাব পড়ে, ছুতোয় নাতায় হিন্দু পুজো পার্বণে বাধা দিয়ে গলাবাজি করে ধর্ম নিরপেক্ষ সাজলেই ধর্ম নিরপেক্ষ হওয়া যায়না।জনতা জনার্দন চোখ বুজে নেই। আর 500 টাকার ভিক্ষে দিয়ে মুখ বন্ধ করে রাখা যাবে না।সময় সব হিসাব চুকিয়ে দেবে।</text:p>
          </table:table-cell>
          <table:table-cell office:value-type="float" office:value="0" table:style-name="ce1">
            <text:p>0</text:p>
          </table:table-cell>
          <table:table-cell table:number-columns-repeated="16382"/>
        </table:table-row>
        <table:table-row table:style-name="ro1">
          <table:table-cell office:value-type="string" table:style-name="ce4">
            <text:p>শুভ জন্মদিন বাংলাদেশ ক্রিকেটের ভবিষ্যৎ উজ্জ্বল নক্ষত্র আফিফ হোসেন ধ্রুব। AfifHossain afifhossaindhruvo happybirthday cricket tsports</text:p>
          </table:table-cell>
          <table:table-cell office:value-type="float" office:value="1" table:style-name="ce1">
            <text:p>1</text:p>
          </table:table-cell>
          <table:table-cell table:number-columns-repeated="16382"/>
        </table:table-row>
        <table:table-row table:style-name="ro1">
          <table:table-cell office:value-type="string" table:style-name="ce4">
            <text:p>হে আল্লাহ তুমি ফিলিস্তিনি মুসলমানদের কে সাহায্য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কালীঘাটের সেই আড্ডা টা আজ আর নেই ! সুবিরেশ নিজামে,কল্যাণ গারদে নেই তারা আজ কোনো খবরে শিক্ষার মন্ত্রী সে,পার্থ চাটুজ্জে ঘুমিয়ে আছে যে আজ লকাপে কাকে যেনো ভালোবেসে আঘাত পেয়ে যে শেষে পাগলা গারদে আছে অপা রায় কেষ্টটা ধুঁকছে অর্শ রোগে জীবন করেনি তাকে ক্ষমা হায় কালীঘাটের সেই আড্ডা..</text:p>
          </table:table-cell>
          <table:table-cell office:value-type="float" office:value="0" table:style-name="ce1">
            <text:p>0</text:p>
          </table:table-cell>
          <table:table-cell table:number-columns-repeated="16382"/>
        </table:table-row>
        <table:table-row table:style-name="ro1">
          <table:table-cell office:value-type="string" table:style-name="ce4">
            <text:p>মহার্ঘ ভাতা মৌলিক অধিকার।সরকার এর দায় এড়াতে পারেনা।গত কয়েক বছরে এই নিয়ে ছয় টা রায় কোর্ট এর পরিস্কার বলেছে মহার্ঘ ভাতা দয়ার দান নয়,মৌলিক অধিকার। কিন্তু সমস্যা হলো এই সরকার চা চপ কচুরিপানা বেচাকে শিল্প মনে করে,এরা অনুদান দিতেই বেশি পছন্দ করে। ম্যাডাম আর এসব চলবেনা</text:p>
          </table:table-cell>
          <table:table-cell office:value-type="float" office:value="0" table:style-name="ce1">
            <text:p>0</text:p>
          </table:table-cell>
          <table:table-cell table:number-columns-repeated="16382"/>
        </table:table-row>
        <table:table-row table:style-name="ro1">
          <table:table-cell office:value-type="string" table:style-name="ce4">
            <text:p>রাসূল (সাঃ) বলেছেন, তোমরা তোমাদের ঈমানকে ঠিক করো, অল্প আমলই নাজাতের জন্য যথেষ্ট হবে। (সহীহ মুসলিম ২৬০৪)</text:p>
          </table:table-cell>
          <table:table-cell office:value-type="float" office:value="1" table:style-name="ce1">
            <text:p>1</text:p>
          </table:table-cell>
          <table:table-cell table:number-columns-repeated="16382"/>
        </table:table-row>
        <table:table-row table:style-name="ro1">
          <table:table-cell office:value-type="string" table:style-name="ce4">
            <text:p>মাঝে মাঝে কঠিন পরিস্থিতির সম্মুখীন হওয়া ভালো, এতে আর যাই হোক বিশ্বাসঘাতক আর স্বার্থপর মানুষগুলো চেনা যায়,!</text:p>
          </table:table-cell>
          <table:table-cell office:value-type="float" office:value="1" table:style-name="ce1">
            <text:p>1</text:p>
          </table:table-cell>
          <table:table-cell table:number-columns-repeated="16382"/>
        </table:table-row>
        <table:table-row table:style-name="ro1">
          <table:table-cell office:value-type="string" table:style-name="ce4">
            <text:p>ইউ টাচ হার বডি, শি ইজ লেডি ইউ আর ম্যান।</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নাম নিয়ে নোংরামি করতে পারছেন কারণ আমার নাম ফটো দেওয়ার দম আছে হাপ্পুবাবু সেটা আপনার নেই। পরিবারের শিক্ষা সর্ব সমক্ষে প্রকাশ করে বাঙালির মুখে চুনকালি নাই বা ফেললেন!</text:p>
          </table:table-cell>
          <table:table-cell office:value-type="float" office:value="0" table:style-name="ce1">
            <text:p>0</text:p>
          </table:table-cell>
          <table:table-cell table:number-columns-repeated="16382"/>
        </table:table-row>
        <table:table-row table:style-name="ro1">
          <table:table-cell office:value-type="string" table:style-name="ce4">
            <text:p>আম্মাকে_বললাম ডিম ভাত আর কত? বাকিটা_ইতিহাস</text:p>
          </table:table-cell>
          <table:table-cell office:value-type="float" office:value="0" table:style-name="ce1">
            <text:p>0</text:p>
          </table:table-cell>
          <table:table-cell table:number-columns-repeated="16382"/>
        </table:table-row>
        <table:table-row table:style-name="ro1">
          <table:table-cell office:value-type="string" table:style-name="ce4">
            <text:p>দেশের সর্বকনিষ্ঠ বিলিয়নিয়ার হলেন এই দুই যুবক, 19 বছর বয়সে 1000 কোটি টাকা কামালেন BILLIONAIRE zepto founder KaivalyaVohra IIFL wealthy richest HurunIndia RichList wealthcreation business news dailyhunt</text:p>
          </table:table-cell>
          <table:table-cell office:value-type="float" office:value="1" table:style-name="ce1">
            <text:p>1</text:p>
          </table:table-cell>
          <table:table-cell table:number-columns-repeated="16382"/>
        </table:table-row>
        <table:table-row table:style-name="ro1">
          <table:table-cell office:value-type="string" table:style-name="ce4">
            <text:p>হিজাব কাণ্ডে ইরানের প্রতিবাদীদের পাশে থাকার আশ্বাস হোয়াটসঅ্যাপ কর্তৃপক্ষের Iran IranProtests2022 IranRevolution HijabRow IranHijabProtest iraniangovernment shutdown internet socialmediaplatform whatsapp helpprotestor whatsappauthority</text:p>
          </table:table-cell>
          <table:table-cell office:value-type="float" office:value="0" table:style-name="ce1">
            <text:p>0</text:p>
          </table:table-cell>
          <table:table-cell table:number-columns-repeated="16382"/>
        </table:table-row>
        <table:table-row table:style-name="ro1">
          <table:table-cell office:value-type="string" table:style-name="ce4">
            <text:p>বিএনপির ভবিষ্যৎ</text:p>
          </table:table-cell>
          <table:table-cell office:value-type="float" office:value="0" table:style-name="ce1">
            <text:p>0</text:p>
          </table:table-cell>
          <table:table-cell table:number-columns-repeated="16382"/>
        </table:table-row>
        <table:table-row table:style-name="ro1">
          <table:table-cell office:value-type="string" table:style-name="ce4">
            <text:p>এটা এই খানকির নাম্বার,, ইমু</text:p>
          </table:table-cell>
          <table:table-cell office:value-type="float" office:value="0" table:style-name="ce1">
            <text:p>0</text:p>
          </table:table-cell>
          <table:table-cell table:number-columns-repeated="16382"/>
        </table:table-row>
        <table:table-row table:style-name="ro1">
          <table:table-cell office:value-type="string" table:style-name="ce4">
            <text:p>এরা এতোদিন ধরে চলে আসা সরকারি কলেজ ভার্সিটির পলিটিক্স ই ঠিকঠাক নিয়ন্ত্রণ করতে পারে না... আর আসছিলো প্রাইভেট ভার্সিটিগুলোতে পলিটিক্স এর প্রবেশ করানো নিয়ে কথা বলতে... কি অডবোড...</text:p>
          </table:table-cell>
          <table:table-cell office:value-type="float" office:value="0" table:style-name="ce1">
            <text:p>0</text:p>
          </table:table-cell>
          <table:table-cell table:number-columns-repeated="16382"/>
        </table:table-row>
        <table:table-row table:style-name="ro1">
          <table:table-cell office:value-type="string" table:style-name="ce4">
            <text:p>শুধুমাত্র যে জিনিসটি আমি আপনাকে ব্যবহার করার পরামর্শ দিচ্ছি তা হল ইন্দ্রিয় যা চেহারাতে খুব আকর্ষণীয় SENS</text:p>
          </table:table-cell>
          <table:table-cell office:value-type="float" office:value="1" table:style-name="ce1">
            <text:p>1</text:p>
          </table:table-cell>
          <table:table-cell table:number-columns-repeated="16382"/>
        </table:table-row>
        <table:table-row table:style-name="ro1">
          <table:table-cell office:value-type="string" table:style-name="ce4">
            <text:p>আকাশবাণী_সংবাদ_কলকাতা কোভিডের কারণে গত দুবছর সেভাবে হয়নি ‘ভাদু পুজো’। এবছর আবার জেলার মানুষ মেতে উঠলেন ‘ভাদু পুজো’য়। এই জেলার সব থেকে গুরুত্বপূর্ণ লোক উৎসবগুলির অন্যতম হল ‘ভাদু পুজো’। এই পার্বণে গুরুত্বপূর্ণ ভূমিকা নেন মহিলারা।</text:p>
          </table:table-cell>
          <table:table-cell office:value-type="float" office:value="1" table:style-name="ce1">
            <text:p>1</text:p>
          </table:table-cell>
          <table:table-cell table:number-columns-repeated="16382"/>
        </table:table-row>
        <table:table-row table:style-name="ro1">
          <table:table-cell office:value-type="string" table:style-name="ce4">
            <text:p>U A E এসে চাকরি নেই খুবই অমানবিক নিষ্ঠুর জীবন কাটতে আচে আমার, দয়া করে কেউ একটা চাকরি দিবেন ???? 0509639008<text:s text:c="2"/></text:p>
          </table:table-cell>
          <table:table-cell office:value-type="float" office:value="0" table:style-name="ce1">
            <text:p>0</text:p>
          </table:table-cell>
          <table:table-cell table:number-columns-repeated="16382"/>
        </table:table-row>
        <table:table-row table:style-name="ro1">
          <table:table-cell office:value-type="string" table:style-name="ce4">
            <text:p>*এই রাজ্যে শিল্পর ভবিষ্যৎ হচ্ছে, চপ, মুড়ি, ফুচকা,...তাই পিসির জয় গান, চলবে!!*</text:p>
          </table:table-cell>
          <table:table-cell office:value-type="float" office:value="0" table:style-name="ce1">
            <text:p>0</text:p>
          </table:table-cell>
          <table:table-cell table:number-columns-repeated="16382"/>
        </table:table-row>
        <table:table-row table:style-name="ro1">
          <table:table-cell office:value-type="string" table:style-name="ce4">
            <text:p>আজকের এই রোবোটিক্স সায়েন্স জুতার শুকতলার মোতো।তহলে অর্টিফিসিয়াল ইনটেলিজেন্ট এর নাম ক্রাইম কোথায়?উইথ ভ্যাকসিন এন্ড উইদাউট ভ্যাকসিন মেথড।</text:p>
          </table:table-cell>
          <table:table-cell office:value-type="float" office:value="1" table:style-name="ce1">
            <text:p>1</text:p>
          </table:table-cell>
          <table:table-cell table:number-columns-repeated="16382"/>
        </table:table-row>
        <table:table-row table:style-name="ro1">
          <table:table-cell office:value-type="string" table:style-name="ce4">
            <text:p>যুদ্ধে যেতে ২৪ ঘণ্টায় হাজির ১০ হাজার স্বেচ্ছাসেবক: রাশিয়া</text:p>
          </table:table-cell>
          <table:table-cell office:value-type="float" office:value="1" table:style-name="ce1">
            <text:p>1</text:p>
          </table:table-cell>
          <table:table-cell table:number-columns-repeated="16382"/>
        </table:table-row>
        <table:table-row table:style-name="ro1">
          <table:table-cell office:value-type="string" table:style-name="ce4">
            <text:p>ভাগ্যের কাছে আমি হার মানি নাই হেরে গেছি শুধু বিশ্বাসের কাছে ।</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র সত্যনিষ্ঠ আশিকগণ না কখনো জাগতিক পরীক্ষা-নিরীক্ষা ও দুঃখ-কষ্ট হতে ভীত হয় আর না মানুষের কোনো প্রকার তিরস্কারের পরোয়া করে । হজরত সুলতান বাহু আকল-এ-বেদার, পৃষ্ঠাঃ১৬০-১৬১ عاشق ہرگز خوف زدہ نہیں ہوتے اورنہ ہی وہ کسی کی ملامت سے ڈرتے ہیں- সুলতানবাহু</text:p>
          </table:table-cell>
          <table:table-cell office:value-type="float" office:value="1" table:style-name="ce1">
            <text:p>1</text:p>
          </table:table-cell>
          <table:table-cell table:number-columns-repeated="16382"/>
        </table:table-row>
        <table:table-row table:style-name="ro1">
          <table:table-cell office:value-type="string" table:style-name="ce4">
            <text:p>ইন্টেরিওর ডিজাইন শুধু শিল্প নয় বরং শিল্প ও প্রযুক্তির সঠিক সমন্বয়, যেখানে একটি স্পেসকে স্পেসের সর্বোচ্চ ব্যবহারের মাধ্যমে আরামদায়ক ও নান্দনিকভাবে সৌন্দর্যমন্ডিত করাই আমাদের প্রধান লক্ষ্য। আপনার ইচ্ছেগুলো পুরনের জন্য আমরা আছি আপনার পাশে +8801730263894 +8801711853629</text:p>
          </table:table-cell>
          <table:table-cell office:value-type="float" office:value="1" table:style-name="ce1">
            <text:p>1</text:p>
          </table:table-cell>
          <table:table-cell table:number-columns-repeated="16382"/>
        </table:table-row>
        <table:table-row table:style-name="ro1">
          <table:table-cell office:value-type="string" table:style-name="ce4">
            <text:p>একটি দুঃখের সুংবাদ! আমার আগের একাউন্ট টা দুই সপ্তাহ আগে বন্ধ হয়ে গিছে সুতরাং আমি আমার আগের বন্ধুদের কে ফিরে পেতে চায় ! দয়া করে আমাকে রিটুইট করবেন। প্লিজ............... Zainab_FatemaA এটা একাউন্ট ছিলো.........।।</text:p>
          </table:table-cell>
          <table:table-cell office:value-type="float" office:value="1" table:style-name="ce1">
            <text:p>1</text:p>
          </table:table-cell>
          <table:table-cell table:number-columns-repeated="16382"/>
        </table:table-row>
        <table:table-row table:style-name="ro1">
          <table:table-cell office:value-type="string" table:style-name="ce4">
            <text:p>মুন্সীগঞ্জে কত রকম পুলিশ খালি পায়ে খালি গায়ে অস্ত্র হাতে উদাম পুলিশ লুঙ্গী ফতুয়া হাতে লাঠি পুলিশ জিন্স টি সার্ট পুলিশ পানজাবী হেলমেট পুলিশ সেন্ডু গেঞ্জি হেলমেট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গভীর দুঃখ জনক। উপযুক্ত বিচার না করায় এধরনের ঘটনা রুবি বিবিরা ঘটিয়ে চলেছে। কোন কথা না বাড়িয়ে রুবি বিবি ও এর সাথে যারা জড়িত সবগুলোকে এনকাউন্টার করা হোক। এ ছাড়া এরূপ নিষ্ঠুর মর্মান্তিক ঘটনার পূনরাবৃত্তি রোধ করা সম্ভব হবে না। এনকাউন্টার-ই একমাত্র সমাধান।</text:p>
          </table:table-cell>
          <table:table-cell office:value-type="float" office:value="0" table:style-name="ce1">
            <text:p>0</text:p>
          </table:table-cell>
          <table:table-cell table:number-columns-repeated="16382"/>
        </table:table-row>
        <table:table-row table:style-name="ro1">
          <table:table-cell office:value-type="string" table:style-name="ce4">
            <text:p>মা দুর্গা আসছেন সমস্ত দুঃখ ভুলিয়ে দিতে।</text:p>
          </table:table-cell>
          <table:table-cell office:value-type="float" office:value="1" table:style-name="ce1">
            <text:p>1</text:p>
          </table:table-cell>
          <table:table-cell table:number-columns-repeated="16382"/>
        </table:table-row>
        <table:table-row table:style-name="ro1">
          <table:table-cell office:value-type="string" table:style-name="ce4">
            <text:p>রাশিয়া ও মস্কো সমর্থিত বাহিনীর নিয়ন্ত্রণে থাকা ইউক্রেনের ৪ প্রদেশে আজ শুক্রবার রাশিয়ায় যোগ দেওয়ার বিষয়ে গণভোট শুরু হয়েছে। Russia Ukraine</text:p>
          </table:table-cell>
          <table:table-cell office:value-type="float" office:value="1" table:style-name="ce1">
            <text:p>1</text:p>
          </table:table-cell>
          <table:table-cell table:number-columns-repeated="16382"/>
        </table:table-row>
        <table:table-row table:style-name="ro1">
          <table:table-cell office:value-type="string" table:style-name="ce4">
            <text:p>জয় মহামায়া... আজ ২০শে সেপ্টেম্বর পশ্চিমবঙ্গ মাতৃভাষা দিবস- ইসলামপুরের দাড়িভিটে বাংলা শিক্ষকের দাবিতে নিহত রাজেশ ও তাপসের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নম্বর বিভাজন-সহ সমস্ত তথ্য দিতে হবে AbhijitGangopadhyay CalcuttaHighCourt primaryeducation</text:p>
          </table:table-cell>
          <table:table-cell office:value-type="float" office:value="0" table:style-name="ce1">
            <text:p>0</text:p>
          </table:table-cell>
          <table:table-cell table:number-columns-repeated="16382"/>
        </table:table-row>
        <table:table-row table:style-name="ro1">
          <table:table-cell office:value-type="string" table:style-name="ce4">
            <text:p>বাম দিকে বাংলার_বাঘ ডান দিকে বাংলার_ছাগ NowGreatBrokerJustic দিদি_আগামী_প্রধানমন্ত্রী আই_টি_সেল_টিম</text:p>
          </table:table-cell>
          <table:table-cell office:value-type="float" office:value="0" table:style-name="ce1">
            <text:p>0</text:p>
          </table:table-cell>
          <table:table-cell table:number-columns-repeated="16382"/>
        </table:table-row>
        <table:table-row table:style-name="ro1">
          <table:table-cell office:value-type="string" table:style-name="ce4">
            <text:p>যতটা সময় নিয়ে আউট করেছে তাতে স্ট্যাম্প এর কাছাকাছি থাকলে ও আউট হতো না।এতটাই এগিয়ে গিয়েছিলো বল থ্রো এর আগে যে নিয়ম যখন আছে আউট করার তখন ঠিক ই আছে।স্মৃতি যে ভাবে আউট হয়েছে সেটাও একজন প্লেয়ার হিসাবে ওর দুঃখের।ফলে সব আউট ই দুঃখ জনকই হয়।এটা নিয়মের বাইরের আউট না।</text:p>
          </table:table-cell>
          <table:table-cell office:value-type="float" office:value="1" table:style-name="ce1">
            <text:p>1</text:p>
          </table:table-cell>
          <table:table-cell table:number-columns-repeated="16382"/>
        </table:table-row>
        <table:table-row table:style-name="ro1">
          <table:table-cell office:value-type="string" table:style-name="ce4">
            <text:p>“শান্তির সাথে জীবন যাপন করার পরও যে ব্যক্তির আকাঙ্খা মিটে না, তার পক্ষে তৃপ্ত হওয়া সম্ভব না।” – ----- হযরত উসমান (রাঃ)</text:p>
          </table:table-cell>
          <table:table-cell office:value-type="float" office:value="1" table:style-name="ce1">
            <text:p>1</text:p>
          </table:table-cell>
          <table:table-cell table:number-columns-repeated="16382"/>
        </table:table-row>
        <table:table-row table:style-name="ro1">
          <table:table-cell office:value-type="string" table:style-name="ce4">
            <text:p>বলছি না আমাদের মাননীয় প্রধানমন্ত্রী শেখ হাসিনাও একসময় ইডেন কলেজের ছাত্রী ছিলেন শুধু ছাত্রী না ছাত্র সংসদের ভিপি ছিলো</text:p>
          </table:table-cell>
          <table:table-cell office:value-type="float" office:value="0" table:style-name="ce1">
            <text:p>0</text:p>
          </table:table-cell>
          <table:table-cell table:number-columns-repeated="16382"/>
        </table:table-row>
        <table:table-row table:style-name="ro1">
          <table:table-cell office:value-type="string" table:style-name="ce4">
            <text:p>শূন্যতা অনুভব করা যদি ভালোবাসা হয়!! তাহলে, আমি প্রতিটা মূহুর্তে তোমাকে miss করি!</text:p>
          </table:table-cell>
          <table:table-cell office:value-type="float" office:value="1" table:style-name="ce1">
            <text:p>1</text:p>
          </table:table-cell>
          <table:table-cell table:number-columns-repeated="16382"/>
        </table:table-row>
        <table:table-row table:style-name="ro1">
          <table:table-cell office:value-type="string" table:style-name="ce4">
            <text:p>জনাব আমি এই সব নোংরামি তে নেই....! সুতরাং আমাকে আর জড়িয়ে না ভাই ধন্যবাদ</text:p>
          </table:table-cell>
          <table:table-cell office:value-type="float" office:value="0" table:style-name="ce1">
            <text:p>0</text:p>
          </table:table-cell>
          <table:table-cell table:number-columns-repeated="16382"/>
        </table:table-row>
        <table:table-row table:style-name="ro1">
          <table:table-cell office:value-type="string" table:style-name="ce4">
            <text:p>৯) উত্তরপ্রদেশ : কেন্দ্রীয় স্বরাষ্ট্র প্রতিমন্ত্রী অজয় মিশ্র টেনির উপর কৃষকদের উপর ভয় দেখানো ও ধমকানোর অভিযোগ ও তাঁর ছেলের উপর কৃষকদের গাড়ি চাপা দিয়ে মারার অভিযোগ ১০) বিধানসভা চলাকালীন বিজেপি বিধায়কের উপর তিন পাত্তি খেলা, গুটখা সেবন ও পর্ন ছবি দেখার অভিযোগ।।। (৪)</text:p>
          </table:table-cell>
          <table:table-cell office:value-type="float" office:value="0" table:style-name="ce1">
            <text:p>0</text:p>
          </table:table-cell>
          <table:table-cell table:number-columns-repeated="16382"/>
        </table:table-row>
        <table:table-row table:style-name="ro1">
          <table:table-cell office:value-type="string" table:style-name="ce4">
            <text:p>মাথা ব্যথা থেকে অনেক কঠিন অসুখ জন্ম নিতে পারে অভিজ্ঞ ডাক্তারের ব্যবস্থা রয়েছে ব্যাঙ্ককের চাও ফায়া হাসপাতালে । বিস্তারিত AmazingThailandBangladesh VisitThailandYear2022 AmazingNewChapters medicaltourism headache chaophyahospital chaophiya</text:p>
          </table:table-cell>
          <table:table-cell office:value-type="float" office:value="1" table:style-name="ce1">
            <text:p>1</text:p>
          </table:table-cell>
          <table:table-cell table:number-columns-repeated="16382"/>
        </table:table-row>
        <table:table-row table:style-name="ro1">
          <table:table-cell office:value-type="string" table:style-name="ce4">
            <text:p>অপুরন্ত ভালোবাসা তোমা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আহাতবে কপালের টিপ মিসিং তাহলে চমৎকার লুক হইতো</text:p>
          </table:table-cell>
          <table:table-cell office:value-type="float" office:value="0" table:style-name="ce1">
            <text:p>0</text:p>
          </table:table-cell>
          <table:table-cell table:number-columns-repeated="16382"/>
        </table:table-row>
        <table:table-row table:style-name="ro1">
          <table:table-cell office:value-type="string" table:style-name="ce4">
            <text:p>ডেঙ্গু প্রতিরোধে আজ এক বিশেষ সতর্ক বার্তা এবং বিশেষ পদক্ষেপ রঘুনাথপুর মহকুমার পক্ষ থেকে । উপস্থিত ছিলেন রঘুনাথপুর এর S.D.O ম্যাডাম, রঘুনাথপুর মহকুমার পৌরপিতা এবং সকল নেতৃত্ব । প্রচারে: স্বাস্থ্য ও পরিবার কল্যাণ দপ্তর,পুরুলিয়া পশ্চিমবঙ্গ সরকার ।</text:p>
          </table:table-cell>
          <table:table-cell office:value-type="float" office:value="1" table:style-name="ce1">
            <text:p>1</text:p>
          </table:table-cell>
          <table:table-cell table:number-columns-repeated="16382"/>
        </table:table-row>
        <table:table-row table:style-name="ro1">
          <table:table-cell office:value-type="string" table:style-name="ce4">
            <text:p>অনুপ্রেরণায়,</text:p>
          </table:table-cell>
          <table:table-cell office:value-type="float" office:value="1" table:style-name="ce1">
            <text:p>1</text:p>
          </table:table-cell>
          <table:table-cell table:number-columns-repeated="16382"/>
        </table:table-row>
        <table:table-row table:style-name="ro1">
          <table:table-cell office:value-type="string" table:style-name="ce4">
            <text:p>দিনের পর দিন সরকারের দ্বারস্থ হয়েও মেলেনি সুরাহা। গত সাড়ে চার বছর ধরে বঞ্চনার শিকার প্রায় ১৯ হাজার অঙ্গনওয়াড়ি কর্মী। বেতন বা পেনশন এক টাকাও বাড়েনি তাঁদের। সর্বোচ্চ আদালতের রায়ের পরেও কেন ন্যায্য দাবি থেকে বঞ্চিত এই কর্মীরা, সরকার জবাব দাও FAM4TMC</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কংগ্রেসের একনিষ্ঠ সৈনিক ও কৃষ্ণনগর সাংগঠনিক জেলা ফ্যাম কমিউনিটির সভাপতি বিশ্বজিৎ মণ্ডলের শুভ জন্মদিনে ফ্যাম কমিউনিটির পক্ষ থেকে জানাই আন্তরিক শুভেচ্ছা ও অভিনন্দন FAM4TMC</text:p>
          </table:table-cell>
          <table:table-cell office:value-type="float" office:value="1" table:style-name="ce1">
            <text:p>1</text:p>
          </table:table-cell>
          <table:table-cell table:number-columns-repeated="16382"/>
        </table:table-row>
        <table:table-row table:style-name="ro1">
          <table:table-cell office:value-type="string" table:style-name="ce4">
            <text:p>যদি বেশি কষ্টে থাকেন চিন্তা করবেন না।কারণ "আল্লাহ যার মঙ্গল চান, তাকে দুঃখ কষ্টে ফেলেন।" - বুখারী-৫৬৪৫</text:p>
          </table:table-cell>
          <table:table-cell office:value-type="float" office:value="1" table:style-name="ce1">
            <text:p>1</text:p>
          </table:table-cell>
          <table:table-cell table:number-columns-repeated="16382"/>
        </table:table-row>
        <table:table-row table:style-name="ro1">
          <table:table-cell office:value-type="string" table:style-name="ce4">
            <text:p>রাজ্যের চরম দুর্নীতির কথা শুনেও 'কুম্ভকর্ণের' মত কি ঘুমাচ্ছে রাজ্য?</text:p>
          </table:table-cell>
          <table:table-cell office:value-type="float" office:value="0" table:style-name="ce1">
            <text:p>0</text:p>
          </table:table-cell>
          <table:table-cell table:number-columns-repeated="16382"/>
        </table:table-row>
        <table:table-row table:style-name="ro1">
          <table:table-cell office:value-type="string" table:style-name="ce4">
            <text:p>Team AITCSSMC আমাদের দলীয় পরিবারের অভিভাবক,তোমরাই আমাদের জীবনের উজ্জ্বল সূর্য,স্বপ্ন পূরণের দিশা,তোমরাই আমাদের সাহস, শক্তি,লড়াইয়ের অনুপ্রেরণা,তৃণমূল তৃণমূল তৃণমূল কংগ্রেস জিন্দাবাদ, তৃণমূল কংগ্রেস আমাদের পরিবার, MamataBanerjee AbhishekBanerjee AITCSSMC</text:p>
          </table:table-cell>
          <table:table-cell office:value-type="float" office:value="1" table:style-name="ce1">
            <text:p>1</text:p>
          </table:table-cell>
          <table:table-cell table:number-columns-repeated="16382"/>
        </table:table-row>
        <table:table-row table:style-name="ro1">
          <table:table-cell office:value-type="string" table:style-name="ce4">
            <text:p>পুরোপুরি মানতে পারছি না। ফারাজ আইয়াজ হোসেনের মতো মানুষও আছে যারা হলি আর্টিজান ট্রাজিডিতে বন্ধুদের জন্য নিজের প্রান উৎসর্গ করেছেন। বাবা, মা, ভাই, বোন-এই সম্পর্কগুলোকে কিছুতেই ছোট করে দেখতে পারি না কারণ আমি দেখেছি শত শত্রুতার পরেও এরাই এগিয়ে আসে--দুঃখে কাঁদে,সংগ্রামে প্রাণ দেয়।</text:p>
          </table:table-cell>
          <table:table-cell office:value-type="float" office:value="0" table:style-name="ce1">
            <text:p>0</text:p>
          </table:table-cell>
          <table:table-cell table:number-columns-repeated="16382"/>
        </table:table-row>
        <table:table-row table:style-name="ro1">
          <table:table-cell office:value-type="string" table:style-name="ce4">
            <text:p>নতুন সেনা সমাবেশের ঘোষণার পরপরই তা বাস্তবায়ন শুরু করে দিয়েছে রাশিয়া। এ লক্ষ্য খসড়া তৈরির কাজও শুরু হয়ে গেছে। ইউক্রেনের মাটিতে... prothomalo world palonews</text:p>
          </table:table-cell>
          <table:table-cell office:value-type="float" office:value="0" table:style-name="ce1">
            <text:p>0</text:p>
          </table:table-cell>
          <table:table-cell table:number-columns-repeated="16382"/>
        </table:table-row>
        <table:table-row table:style-name="ro1">
          <table:table-cell office:value-type="string" table:style-name="ce4">
            <text:p>- নিশ্চয়ই শুক্রবার সপ্তাহের শ্রেষ্ঠ দিন! আল্লাহ এই জুম্মার দিনের উছিলায় আমাদের সবাইকে - ক্ষমা করে দিন -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আজ আগরতলা থেকে কুমারঘাট ট্রেনে করে যাত্রাপথে রাজ্যের কয়েকজন ভবিষ্যৎ প্রজন্মের সাথে কথোপকথনের সুযোগ হয়। তাদের আচার-আচরণ এবং দৃষ্টিভঙ্গিতে উপলব্ধি হয় যে, আমাদের আগামী খুবই আত্মবিশ্বাস, ইতিবাচকতা এবং সৃজনশীলতায় পূর্ণ।</text:p>
          </table:table-cell>
          <table:table-cell office:value-type="float" office:value="1" table:style-name="ce1">
            <text:p>1</text:p>
          </table:table-cell>
          <table:table-cell table:number-columns-repeated="16382"/>
        </table:table-row>
        <table:table-row table:style-name="ro1">
          <table:table-cell office:value-type="string" table:style-name="ce4">
            <text:p>লর্ডসে ২০ বছরের সফর শেষ করলেন বাংলার মেয়ে । পড়ে নিন, অবসর ঘোষণা পর কী লিখলেন তিনি JhulanGoswami Cricket TeamIndia IndianWomensCricketTeam IWC Retirement Drishtibhongi</text:p>
          </table:table-cell>
          <table:table-cell office:value-type="float" office:value="1" table:style-name="ce1">
            <text:p>1</text:p>
          </table:table-cell>
          <table:table-cell table:number-columns-repeated="16382"/>
        </table:table-row>
        <table:table-row table:style-name="ro1">
          <table:table-cell office:value-type="string" table:style-name="ce4">
            <text:p>ময়না ব্লকের দক্ষিণ ময়না সমবায় কৃষি উন্নয়ন সমিতির ভোটে ১২ টি আসনে ১২ টিতে তৃণমূল কংগ্রেসের সবুজ ঝড়। বিজেপি ০০ জয় বাংলা AITC FAM4TMC</text:p>
          </table:table-cell>
          <table:table-cell office:value-type="float" office:value="0" table:style-name="ce1">
            <text:p>0</text:p>
          </table:table-cell>
          <table:table-cell table:number-columns-repeated="16382"/>
        </table:table-row>
        <table:table-row table:style-name="ro1">
          <table:table-cell office:value-type="string" table:style-name="ce4">
            <text:p>লোকেরা বলবে চাকরির সুযোগের অভাবে তারা এই ধরণের Racket র সাথে যুক্ত হতে বাধ্য কিন্তু সত্য হল তাদের খুব সহজ উপায়ে সহজ অর্থের প্রয়োজন। প্রতিটি রাজ্যে আমরা সবাই কমবেশি শিশুশ্রমের সম্মুখীন হচ্ছি। সন্তুষ্ট ও ভালো কাজ সম্পাদনে আমাদের মেধা ও শ্রম ব্যবহার করা উচিত।</text:p>
          </table:table-cell>
          <table:table-cell office:value-type="float" office:value="1" table:style-name="ce1">
            <text:p>1</text:p>
          </table:table-cell>
          <table:table-cell table:number-columns-repeated="16382"/>
        </table:table-row>
        <table:table-row table:style-name="ro1">
          <table:table-cell office:value-type="string" table:style-name="ce4">
            <text:p>ওরা কুকিরের চেয়েও নিকৃষ্ট জাত</text:p>
          </table:table-cell>
          <table:table-cell office:value-type="float" office:value="0" table:style-name="ce1">
            <text:p>0</text:p>
          </table:table-cell>
          <table:table-cell table:number-columns-repeated="16382"/>
        </table:table-row>
        <table:table-row table:style-name="ro1">
          <table:table-cell office:value-type="string" table:style-name="ce4">
            <text:p>শুভ সকাল,, রামু সেনা নিবাস জামে মসজিদ</text:p>
          </table:table-cell>
          <table:table-cell office:value-type="float" office:value="1" table:style-name="ce1">
            <text:p>1</text:p>
          </table:table-cell>
          <table:table-cell table:number-columns-repeated="16382"/>
        </table:table-row>
        <table:table-row table:style-name="ro1">
          <table:table-cell office:value-type="string" table:style-name="ce4">
            <text:p>শীর্ষসংবাদ sheershasangbad আরব আমিরাতের বিপক্ষে টস হেরে ব্যাটিংয়ে বাংলাদেশ — শীর্ষ সংবাদ সংযুক্ত আরব আমিরাতের বিপক্ষে দুই ম্যাচ টি-টোয়েন্টি সিরিজের প্রথমটিতে মুখোমুখি হয়েছে বাংলাদেশ। যেখানে টস হেরে ব..... ক্লিকে বিস্তারিত &amp;gt;&amp;gt;</text:p>
          </table:table-cell>
          <table:table-cell office:value-type="float" office:value="0" table:style-name="ce1">
            <text:p>0</text:p>
          </table:table-cell>
          <table:table-cell table:number-columns-repeated="16382"/>
        </table:table-row>
        <table:table-row table:style-name="ro1">
          <table:table-cell office:value-type="string" table:style-name="ce4">
            <text:p>কলকাতায় নবান্ন অভিযানে পুলিশ প্রশাসনের গায়ে যে সাহসের সাথে BJP গুন্ডারা আঘাত করছে তা দেখে নিশ্চিত এটা থেকে পরিচালিত। ShameOnBJP</text:p>
          </table:table-cell>
          <table:table-cell office:value-type="float" office:value="0" table:style-name="ce1">
            <text:p>0</text:p>
          </table:table-cell>
          <table:table-cell table:number-columns-repeated="16382"/>
        </table:table-row>
        <table:table-row table:style-name="ro1">
          <table:table-cell office:value-type="string" table:style-name="ce4">
            <text:p>আগামী রবিবার, 25শে সেপ্টেম্বর, কলকাতায় এর রাজ্য অফিসের উদ্বোধন। অনেকের সাথে দেখা হবে, আলাপ আলোচনা হবে। পশ্চিমবঙ্গে পার্টির কার্যকলাপ আরো গতি পাবে। দল বৃহত্তর হয়ে উঠবে। ভারত কে এক নম্বর দেশ বানাতে আপনিও যোগ দিন। জয় হোক আম আদমির মানে সাধারন মানুষের।</text:p>
          </table:table-cell>
          <table:table-cell office:value-type="float" office:value="0" table:style-name="ce1">
            <text:p>0</text:p>
          </table:table-cell>
          <table:table-cell table:number-columns-repeated="16382"/>
        </table:table-row>
        <table:table-row table:style-name="ro1">
          <table:table-cell office:value-type="string" table:style-name="ce4">
            <text:p>কুয়াকাটা ঘুরতে যাবা? তোমার ভোদা পোদ চাটতে দিবা?</text:p>
          </table:table-cell>
          <table:table-cell office:value-type="float" office:value="0" table:style-name="ce1">
            <text:p>0</text:p>
          </table:table-cell>
          <table:table-cell table:number-columns-repeated="16382"/>
        </table:table-row>
        <table:table-row table:style-name="ro1">
          <table:table-cell office:value-type="string" table:style-name="ce4">
            <text:p>প্রথমে জানতাম টুইটার VIP, CIP লোকেরা ব্যাবহার করে। এখন দেখি টুইটারের ৯৫% মেয়েই হয় বেশ্যা না হয় বেশ্যার মত চরিত্রের অধিকারী। টুইটার এগুলোকে ঝেটিয়ে বিদায় করে না কেন?</text:p>
          </table:table-cell>
          <table:table-cell office:value-type="float" office:value="0" table:style-name="ce1">
            <text:p>0</text:p>
          </table:table-cell>
          <table:table-cell table:number-columns-repeated="16382"/>
        </table:table-row>
        <table:table-row table:style-name="ro1">
          <table:table-cell office:value-type="string" table:style-name="ce4">
            <text:p>তুমি মোদের আশা তুমি মোদের ভরসা তুমি মোদের পথ চলার সাহস তুমি মোদের আবেগ তুমি মোদের আগামীর কান্ডারী জম্বু রহমান ।। AITCSSMC</text:p>
          </table:table-cell>
          <table:table-cell office:value-type="float" office:value="1" table:style-name="ce1">
            <text:p>1</text:p>
          </table:table-cell>
          <table:table-cell table:number-columns-repeated="16382"/>
        </table:table-row>
        <table:table-row table:style-name="ro1">
          <table:table-cell office:value-type="string" table:style-name="ce4">
            <text:p>কোহলি বিশ্বকাপে ফ্লপ করবে। ওর জন্যেই ভারত চ্যাম্পিয়ন হতে পারবেনা।</text:p>
          </table:table-cell>
          <table:table-cell office:value-type="float" office:value="0" table:style-name="ce1">
            <text:p>0</text:p>
          </table:table-cell>
          <table:table-cell table:number-columns-repeated="16382"/>
        </table:table-row>
        <table:table-row table:style-name="ro1">
          <table:table-cell office:value-type="string" table:style-name="ce4">
            <text:p>মিলিটারি "ভারতের ইচ্ছার চলবে", উন্নতি করলে "বাংলাদেশে সরকার বদলিয়ে দিবে" বাঁশ নিয়ে পাহারা দিতে হবে Bangladesh একটি মাত্র ভয় হাসিনার</text:p>
          </table:table-cell>
          <table:table-cell office:value-type="float" office:value="0" table:style-name="ce1">
            <text:p>0</text:p>
          </table:table-cell>
          <table:table-cell table:number-columns-repeated="16382"/>
        </table:table-row>
        <table:table-row table:style-name="ro1">
          <table:table-cell office:value-type="string" table:style-name="ce4">
            <text:p>তাহলে হেরে গিয়ে সহানুভূতি দেখাও!!</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এত নিষ্ঠুর হ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আলিপুরদুয়ার জেলার ফালাকাটায় তৃণমূল বিজেপি ছেড়ে ১২টি পরিবার লাল ঝান্ডা কাধে তুলে নিলো। মানুষ ফিরছে তাদের ঘরে। আর যাই হোক চোর চিটিংবাজদের দলে সাধারণ খেটে খাওয়া মানুষ থাকবে না। লাল সেলাম কমরেডদের</text:p>
          </table:table-cell>
          <table:table-cell office:value-type="float" office:value="0" table:style-name="ce1">
            <text:p>0</text:p>
          </table:table-cell>
          <table:table-cell table:number-columns-repeated="16382"/>
        </table:table-row>
        <table:table-row table:style-name="ro1">
          <table:table-cell office:value-type="string" table:style-name="ce4">
            <text:p>কোটি কোটি টাকা দুর্নীতি করেছে বিজেপির মন্ত্রী । দালাল মিডিয়া হিজড়া মিডিয়া চুপ কেনো ।</text:p>
          </table:table-cell>
          <table:table-cell office:value-type="float" office:value="0" table:style-name="ce1">
            <text:p>0</text:p>
          </table:table-cell>
          <table:table-cell table:number-columns-repeated="16382"/>
        </table:table-row>
        <table:table-row table:style-name="ro1">
          <table:table-cell office:value-type="string" table:style-name="ce4">
            <text:p>Exactly। ‘ইনসাফ’ কি বাংলা ভাষার কোনো শব্দ? ন্যায়বিচার (যেটা বাংলায় বহুল ব্যবহৃত শব্দ) বললে কি হত? এগুলো হচ্ছে ইসলামের নামে সূক্ষ্ম সুড়সুড়ি। এটি করে থাকে তৃণমূল, কম্যুনিস্ট, কংগ্রেস ইত্যাদি। এবং এর মুখোশ খুলে দেয় বলেই বিজেপির উপর রাগ।</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চোরের ছানা তৃণ ছাগল কে জ্ঞান দিচ্ছেন। আপনার তো সাহস কম নয়।</text:p>
          </table:table-cell>
          <table:table-cell office:value-type="float" office:value="0" table:style-name="ce1">
            <text:p>0</text:p>
          </table:table-cell>
          <table:table-cell table:number-columns-repeated="16382"/>
        </table:table-row>
        <table:table-row table:style-name="ro1">
          <table:table-cell office:value-type="string" table:style-name="ce4">
            <text:p>এসএসসি নিয়োগ দুর্নীতিকাণ্ডে পার্থকে জেরা করছে সিবিআই ! কল্যাণময় বন্দ্যোপাধ্যায় ও শান্তিপ্রসাদ সিন্‌হাকে মুখোমুখী বসিয়ে জেরা করা হচ্ছে ! জেরা বিস্ফোরক দাবি করলেন পার্থ নিয়োগ দুর্নীতিতে বলেন,দফতর থেকে যে ফাইল আসত তাতে শুধুমাত্র সই করতাম ! প্রভাবশালী</text:p>
          </table:table-cell>
          <table:table-cell office:value-type="float" office:value="0" table:style-name="ce1">
            <text:p>0</text:p>
          </table:table-cell>
          <table:table-cell table:number-columns-repeated="16382"/>
        </table:table-row>
        <table:table-row table:style-name="ro1">
          <table:table-cell office:value-type="string" table:style-name="ce4">
            <text:p>দিদি যত গুলো ব্রিজ উদ্বোধন করেছেন, সব ব্রিজ উদ্বোধনের কিছু দিন পরে ভেঙ্গে পড়েছে, তাই এই ব্রিজের ভবিষ্যৎ সম্বন্ধে কিছু বলাযাচ্ছে না।</text:p>
          </table:table-cell>
          <table:table-cell office:value-type="float" office:value="0" table:style-name="ce1">
            <text:p>0</text:p>
          </table:table-cell>
          <table:table-cell table:number-columns-repeated="16382"/>
        </table:table-row>
        <table:table-row table:style-name="ro1">
          <table:table-cell office:value-type="string" table:style-name="ce4">
            <text:p>ঢপের চপ শিল্পে এগিয়ে চটি</text:p>
          </table:table-cell>
          <table:table-cell office:value-type="float" office:value="0" table:style-name="ce1">
            <text:p>0</text:p>
          </table:table-cell>
          <table:table-cell table:number-columns-repeated="16382"/>
        </table:table-row>
        <table:table-row table:style-name="ro1">
          <table:table-cell office:value-type="string" table:style-name="ce4">
            <text:p>বিলীন কোন মন প্রাঙ্গণে, হারিয়েছি রঙ প্রতিবার, চেয়েছি দুহাত বাড়িয়ে ফিরিয়ে দাও, সাদা কালোর উজ্জ্বলতা আবার। নেপথ্যে কথা আজ নিভৃত, শুনশান রঙ আর চাইবে না, পুলকিত আভার পরাজয়, চাইবে যোগ্য মত স্থান। ,, , শুভ রাত্রি</text:p>
          </table:table-cell>
          <table:table-cell office:value-type="float" office:value="1" table:style-name="ce1">
            <text:p>1</text:p>
          </table:table-cell>
          <table:table-cell table:number-columns-repeated="16382"/>
        </table:table-row>
        <table:table-row table:style-name="ro1">
          <table:table-cell office:value-type="string" table:style-name="ce4">
            <text:p>রাশিয়া-ইউক্রেন যুদ্ধ শুরুর পর বুধবার (২১ সেপ্টেম্বর) বিপুল সংখ্যক বন্দি বিনিময় করেছে somoytv Somoynews news newsalert newsupdates Somoy SomoyInternational</text:p>
          </table:table-cell>
          <table:table-cell office:value-type="float" office:value="0" table:style-name="ce1">
            <text:p>0</text:p>
          </table:table-cell>
          <table:table-cell table:number-columns-repeated="16382"/>
        </table:table-row>
        <table:table-row table:style-name="ro1">
          <table:table-cell office:value-type="string" table:style-name="ce4">
            <text:p>ঐক্যবদ্ধ জনতার সামনে কামান,ট্যাংকও পিছু হঠে।এভাবে প্রতিরোধ গড়ে তুলতে পারলে খুব অল্প সময়ের মধ্যেই বিজয় আসবে। হঠাও মাফিয়া বাঁচাও দেশ।</text:p>
          </table:table-cell>
          <table:table-cell office:value-type="float" office:value="1" table:style-name="ce1">
            <text:p>1</text:p>
          </table:table-cell>
          <table:table-cell table:number-columns-repeated="16382"/>
        </table:table-row>
        <table:table-row table:style-name="ro1">
          <table:table-cell office:value-type="string" table:style-name="ce4">
            <text:p>বর্ণের সাথে হল পরিচয়, বর্ণপরিচয়ের হাত ধরে। জন্মদিনে হে বিদ্যাসাগর,,, প্রণাম করি করজোড়ে । রামসদয় কলেজ তৃণমূল ছাত্র পরিষদ এর পক্ষ থেকে পণ্ডিত ঈশ্বরচন্দ্র বিদ্যাসাগর এর জন্ম দিবসে সশ্রদ্ধ প্রণাম ও শ্রদ্ধা জানাই । RamsadayCollegeTmcpUnit</text:p>
          </table:table-cell>
          <table:table-cell office:value-type="float" office:value="1" table:style-name="ce1">
            <text:p>1</text:p>
          </table:table-cell>
          <table:table-cell table:number-columns-repeated="16382"/>
        </table:table-row>
        <table:table-row table:style-name="ro1">
          <table:table-cell office:value-type="string" table:style-name="ce4">
            <text:p>মা তোমার মতো করে তোমাকে হয়তো কখনো ভালোবাসতে পারবো না ক্ষমা করে দিও</text:p>
          </table:table-cell>
          <table:table-cell office:value-type="float" office:value="1" table:style-name="ce1">
            <text:p>1</text:p>
          </table:table-cell>
          <table:table-cell table:number-columns-repeated="16382"/>
        </table:table-row>
        <table:table-row table:style-name="ro1">
          <table:table-cell office:value-type="string" table:style-name="ce4">
            <text:p>আপনার ভিডিওটি দেখলাম। অনেক ইঙ্গিতপূর্ণ তথ্য আছে এই ভিডিওতে। এই বাংলাতে TMC যতদিন থাকবে এর থেকেও অনেক বেশি খারাপ ঘটনার আমাদের সাক্ষী থাকতে হবে। সাধারণ মানুষের প্রতীবাদ করার ক্ষমতা শেষ হয়ে গেছে। মেরুদণ্ড ভেঙে দিয়েছে ওই 500-1000 টাকাতে।</text:p>
          </table:table-cell>
          <table:table-cell office:value-type="float" office:value="0" table:style-name="ce1">
            <text:p>0</text:p>
          </table:table-cell>
          <table:table-cell table:number-columns-repeated="16382"/>
        </table:table-row>
        <table:table-row table:style-name="ro1">
          <table:table-cell office:value-type="string" table:style-name="ce4">
            <text:p>বাবা সরকারি কর্মচারী মেয়ে কণ্যাশ্রী পতিদেব সরকারি কর্মচারী শ্রীমতি লক্ষীর ভান্ডার গরিবেরকেই খেয়ে যায় গরিবেরই মা-মাটির শালপাতা একাই সব, DA না দিতে ছোট মেজো বড় আদালতে চটি ক্ষয়ে যায়… অনুদানের লোভ দেখিয়ে ভোট তো কেনা যায় দেশ কেনা যায় কি? যখন কর্ম হয় তোলা আর ধর্ম কেবল মূলো</text:p>
          </table:table-cell>
          <table:table-cell office:value-type="float" office:value="0" table:style-name="ce1">
            <text:p>0</text:p>
          </table:table-cell>
          <table:table-cell table:number-columns-repeated="16382"/>
        </table:table-row>
        <table:table-row table:style-name="ro1">
          <table:table-cell office:value-type="string" table:style-name="ce4">
            <text:p>এভিস ভাস্কুলার সেন্টার ভারিকোজ শিরা এবং লিম্ফ্যাটিক ব্যাধির জন্য ভারতের একমাত্র হাসপাতাল এখন কলকাতায় 26 সেপ্টেম্বর 2022 সোমবার উডল্যান্ডস মাল্টিস্পেশালিটি হাসপাতাল 38/5, আলিপুর রোড, আলিপুর, কলকাতা, পশ্চিমবঙ্গ 700027 AvisHospitals DrRajahVKoppala kolkata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আরএসএসের রাজনৈতিক শাখা বিজেপি। আরএসএস কে দেশপ্রেমিক ও ভাল সংগঠন মনে করে শুধুমাত্র বিজেপির বিরোধিতা করা একমাত্র সংখ্যালঘুদের ভোট পাওয়ার এক কৌশল ছাড়া আর কিছুই হতে পারে না। বিজেপির বিরুদ্ধে লড়তে গেলে সবার আগে ওদের প্রাণশক্তি আরএসএসের ধর্মান্ধ মৌলবাদী রাজনীতির বিরোধিতা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দুর্গাপুজোর আগে সরকারি কর্মীদের জন্য সুখবর, মাস শেষের আগেই মিলবে বেতন EgiyeBangla WestBengal TMCS</text:p>
          </table:table-cell>
          <table:table-cell office:value-type="float" office:value="1" table:style-name="ce1">
            <text:p>1</text:p>
          </table:table-cell>
          <table:table-cell table:number-columns-repeated="16382"/>
        </table:table-row>
        <table:table-row table:style-name="ro1">
          <table:table-cell office:value-type="string" table:style-name="ce4">
            <text:p>পাওয়ারজীর প্রতি সম্মান জানিয়ে আমরা জাতীয় স্বার্থে কংগ্রেসের সঙ্গে কাজ করতে রাজি, কিন্তু ১) 2021এর নির্বাচনে কংগ্রেসের ন্যাক্কারজনক ভূমিকার জন্য ক্ষমা চাইতে হবে।২ হার্মাদ CPMএর সঙ্গে সম্পর্ক রাখা যাবেনা। ৩) অধীর চৌধুরী সহ কংগ্রেস নেতৃত্বের TMC র অহেতুক সমালোচনা করা যাবেনা।</text:p>
          </table:table-cell>
          <table:table-cell office:value-type="float" office:value="0" table:style-name="ce1">
            <text:p>0</text:p>
          </table:table-cell>
          <table:table-cell table:number-columns-repeated="16382"/>
        </table:table-row>
        <table:table-row table:style-name="ro1">
          <table:table-cell office:value-type="string" table:style-name="ce4">
            <text:p>বড় চমক দেখালেন সাকিব, হেরে গেল শাহরুখের দল!</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দেশীয় মেয়েদের মুল সুন্দর্য তাদের কালো ভোদা, কালো বগল, কালো পোদ। এই জিনিস গুলো কালো না হলে জেনো ভালোই লাগেনা। আমাদের দেশিয়দের বিশেষত্ব এটা।</text:p>
          </table:table-cell>
          <table:table-cell office:value-type="float" office:value="0" table:style-name="ce1">
            <text:p>0</text:p>
          </table:table-cell>
          <table:table-cell table:number-columns-repeated="16382"/>
        </table:table-row>
        <table:table-row table:style-name="ro1">
          <table:table-cell office:value-type="string" table:style-name="ce4">
            <text:p>২৪ ঘন্টার মধ্যে ১৮ ঘন্টা কাজ করলেও বসের মন পাবেন এমন কোন নিশ্চয়তা নেই। কিন্তু যদি দিনে একবারও আপনার সৃষ্টিকর্তার নাম মুখে নেন তাতেই তিনি আপনার উপর সন্তুষ্ট থাকেন, খুশি হন।</text:p>
          </table:table-cell>
          <table:table-cell office:value-type="float" office:value="1" table:style-name="ce1">
            <text:p>1</text:p>
          </table:table-cell>
          <table:table-cell table:number-columns-repeated="16382"/>
        </table:table-row>
        <table:table-row table:style-name="ro1">
          <table:table-cell office:value-type="string" table:style-name="ce4">
            <text:p>"ছি ছি... এ কি লজ্জা..</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ভাই</text:p>
          </table:table-cell>
          <table:table-cell office:value-type="float" office:value="1" table:style-name="ce1">
            <text:p>1</text:p>
          </table:table-cell>
          <table:table-cell table:number-columns-repeated="16382"/>
        </table:table-row>
        <table:table-row table:style-name="ro1">
          <table:table-cell office:value-type="string" table:style-name="ce4">
            <text:p>জীবনে যখন কোনো কঠিন সমস্যার মুখোমুখি পড়বে, তখন আল্লাহ কে জিজ্ঞাসা কর না যে “আমিই কেন?” বরং হাসি মুখে বলো, “আমিই পারবো।” ইনশাআল্লাহ। শুভ সকাল</text:p>
          </table:table-cell>
          <table:table-cell office:value-type="float" office:value="1" table:style-name="ce1">
            <text:p>1</text:p>
          </table:table-cell>
          <table:table-cell table:number-columns-repeated="16382"/>
        </table:table-row>
        <table:table-row table:style-name="ro1">
          <table:table-cell office:value-type="string" table:style-name="ce4">
            <text:p>পারফেক্ট ' না হলেও চলে কিন্তু বিশ্বাসযোগ্য হওয়াটা দরকার।</text:p>
          </table:table-cell>
          <table:table-cell office:value-type="float" office:value="1" table:style-name="ce1">
            <text:p>1</text:p>
          </table:table-cell>
          <table:table-cell table:number-columns-repeated="16382"/>
        </table:table-row>
        <table:table-row table:style-name="ro1">
          <table:table-cell office:value-type="string" table:style-name="ce4">
            <text:p>এক তো অর্পিতা গেলো, মল মূত্র ও শশিকাকার হাত ধরে ভাগছে। শালা বুড্ডা ভাবছে আমি একা আর কত নাড়াব, একটু খুঁচিয়ে দি।</text:p>
          </table:table-cell>
          <table:table-cell office:value-type="float" office:value="0" table:style-name="ce1">
            <text:p>0</text:p>
          </table:table-cell>
          <table:table-cell table:number-columns-repeated="16382"/>
        </table:table-row>
        <table:table-row table:style-name="ro1">
          <table:table-cell office:value-type="string" table:style-name="ce4">
            <text:p>খানকি মাগী</text:p>
          </table:table-cell>
          <table:table-cell office:value-type="float" office:value="0" table:style-name="ce1">
            <text:p>0</text:p>
          </table:table-cell>
          <table:table-cell table:number-columns-repeated="16382"/>
        </table:table-row>
        <table:table-row table:style-name="ro1">
          <table:table-cell office:value-type="string" table:style-name="ce4">
            <text:p>BCCI Election: বোর্ড নির্বাচন ১৮ অক্টোবর, কি হবে সৌরভের ভবিষ্যৎ?</text:p>
          </table:table-cell>
          <table:table-cell office:value-type="float" office:value="0" table:style-name="ce1">
            <text:p>0</text:p>
          </table:table-cell>
          <table:table-cell table:number-columns-repeated="16382"/>
        </table:table-row>
        <table:table-row table:style-name="ro1">
          <table:table-cell office:value-type="string" table:style-name="ce4">
            <text:p>‘মারাত্মক ভুল করবেন’, শি জিনপিংকে হুশিয়ারি দিয়েছিলেন বাইডেন যুগান্তর বাংলাদেশ আন্তর্জাতিক চীন jugantor NewsUpdate newspaper China USA</text:p>
          </table:table-cell>
          <table:table-cell office:value-type="float" office:value="0" table:style-name="ce1">
            <text:p>0</text:p>
          </table:table-cell>
          <table:table-cell table:number-columns-repeated="16382"/>
        </table:table-row>
        <table:table-row table:style-name="ro1">
          <table:table-cell office:value-type="string" table:style-name="ce4">
            <text:p>বশেমুরবিপ্রবিতে বেঁচে যাওয়া ভাত শুকিয়ে আবার রান্নার অভিযোগ</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রা এভাবে সনাতনীদের জন্য পাগল হয়না</text:p>
          </table:table-cell>
          <table:table-cell office:value-type="float" office:value="0" table:style-name="ce1">
            <text:p>0</text:p>
          </table:table-cell>
          <table:table-cell table:number-columns-repeated="16382"/>
        </table:table-row>
        <table:table-row table:style-name="ro1">
          <table:table-cell office:value-type="string" table:style-name="ce4">
            <text:p>লিমার গেঞ্জিটা দারুন তো</text:p>
          </table:table-cell>
          <table:table-cell office:value-type="float" office:value="1" table:style-name="ce1">
            <text:p>1</text:p>
          </table:table-cell>
          <table:table-cell table:number-columns-repeated="16382"/>
        </table:table-row>
        <table:table-row table:style-name="ro1">
          <table:table-cell office:value-type="string" table:style-name="ce4">
            <text:p>হৃদয়ে মাকদিস, শিল্পে মাকদিস।</text:p>
          </table:table-cell>
          <table:table-cell office:value-type="float" office:value="1" table:style-name="ce1">
            <text:p>1</text:p>
          </table:table-cell>
          <table:table-cell table:number-columns-repeated="16382"/>
        </table:table-row>
        <table:table-row table:style-name="ro1">
          <table:table-cell office:value-type="string" table:style-name="ce4">
            <text:p>জীবনে যাই হোক কখনো হাসতে ভুলে যেওনা। কারণ হাসিটা তোমার শক্তি আর সাহস যোগাবে।</text:p>
          </table:table-cell>
          <table:table-cell office:value-type="float" office:value="1" table:style-name="ce1">
            <text:p>1</text:p>
          </table:table-cell>
          <table:table-cell table:number-columns-repeated="16382"/>
        </table:table-row>
        <table:table-row table:style-name="ro1">
          <table:table-cell office:value-type="string" table:style-name="ce4">
            <text:p>পশ্চিমবঙ্গের যুব সমাজের সমগ্র প্রজন্মের ভবিষ্যৎ নষ্ট করে দিয়েছে। এটি শুরু হয়েছিল সিঙ্গুর থেকে গুজরাটের সানন্দ পর্যন্ত টাটাদের তাড়ানো থেকে। এখন তিনি বাংলার চাকরিপ্রার্থীদের কাছে সানন্দে টাটা মোটরস প্ল্যান্টের "অন জব ট্রেনিং" অফার লেটার হস্তান্তর করছেন।</text:p>
          </table:table-cell>
          <table:table-cell office:value-type="float" office:value="0" table:style-name="ce1">
            <text:p>0</text:p>
          </table:table-cell>
          <table:table-cell table:number-columns-repeated="16382"/>
        </table:table-row>
        <table:table-row table:style-name="ro1">
          <table:table-cell office:value-type="string" table:style-name="ce4">
            <text:p>নজরে ক্যালানি দেওয়া হবে তোদের,, খানকির ছেলেরা তোরা বেজন্মা</text:p>
          </table:table-cell>
          <table:table-cell office:value-type="float" office:value="0" table:style-name="ce1">
            <text:p>0</text:p>
          </table:table-cell>
          <table:table-cell table:number-columns-repeated="16382"/>
        </table:table-row>
        <table:table-row table:style-name="ro1">
          <table:table-cell office:value-type="string" table:style-name="ce4">
            <text:p>ভাইপো তার ছানাপোনা দিয়ে আর ছাই প্যাক দিয়ে আবার গতকাল সন্ধ্যে থেকে জননেতা সম্পর্কে ,ওনার মা বাবা সম্পর্কে চারদিকে মিথ্যা কুৎসা ,অপপ্রচার আরো জোরে শুরু করেছে। ভেকুটিয়া তে গো হারা হেরেও এদের এখনও শিক্ষা হয়নি। এইবার নবান্ন থেকে বিদায় হলে তবে শিক্ষা হবে।</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রধানমন্ত্রী শেখ হাসিনার উন্নয়নের নেতৃত্বের প্রশংসায় বিশ্ব নেতৃবৃন্দ। UNGA উচ্চ-স্তরের সপ্তাহে, ICC প্রসিকিউটর KarimAAKhanKC বাংলাদেশের প্রধানমন্ত্রী শেখ হাসিনার সাথে আবার দেখা করতে পেরে খুবই আনন্দিত। রোম সংবিধি ব্যবস্থাকে বাংলাদেশ ইতিমধ্যেই প্রদত্ত জোরালো সমর্থন</text:p>
          </table:table-cell>
          <table:table-cell office:value-type="float" office:value="1" table:style-name="ce1">
            <text:p>1</text:p>
          </table:table-cell>
          <table:table-cell table:number-columns-repeated="16382"/>
        </table:table-row>
        <table:table-row table:style-name="ro1">
          <table:table-cell office:value-type="string" table:style-name="ce4">
            <text:p>ekhonkhobor একুশের ভোটে ভরাডুবির পরেই শেষ বাংলা প্রীতি – এবারেই দুর্গাপুজোর পাট চুকিয়ে দেবে বঙ্গ বিজেপি</text:p>
          </table:table-cell>
          <table:table-cell office:value-type="float" office:value="0" table:style-name="ce1">
            <text:p>0</text:p>
          </table:table-cell>
          <table:table-cell table:number-columns-repeated="16382"/>
        </table:table-row>
        <table:table-row table:style-name="ro1">
          <table:table-cell office:value-type="string" table:style-name="ce4">
            <text:p>তৎকালীন সময়েও সমগ্র দেশের এবং মানবতার শত্রুদের চিনতে পেরেছিলেন বিদ্যাসাগর। বিদ্যাসাগর কলেজে মুসলমানদের প্রবেশ নিষিদ্ধ করেছিলেন স্বয়ং বিদ্যাসাগর মহাশয়। উইল করে আইনগত ভাবে পাকাপোক্ত ভাবেই করেছিলেন। তাঁকে কি 'সাম্প্রদায়িক' উপাধিতে ভূষিত করবে কমিউনিস্ট/সেকুলাররা?</text:p>
          </table:table-cell>
          <table:table-cell office:value-type="float" office:value="0" table:style-name="ce1">
            <text:p>0</text:p>
          </table:table-cell>
          <table:table-cell table:number-columns-repeated="16382"/>
        </table:table-row>
        <table:table-row table:style-name="ro1">
          <table:table-cell office:value-type="string" table:style-name="ce4">
            <text:p>প্রতিবেশীর আমবাগানে মসজিদ কমিটির সাধারণ সম্পাদকের ঝুলন্ত মরদেহ NewsBangla24 News Update</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যার ঈমান ধ্বংস করে তার ঈমান মৃত্যুর আগে বেইমানিতে পরিণত করে এ তাদের জন্য যারা সত্য ঈমান অপেক্ষা নিকৃষ্ট করতে অধিক পবিত্র সাজে</text:p>
          </table:table-cell>
          <table:table-cell office:value-type="float" office:value="1" table:style-name="ce1">
            <text:p>1</text:p>
          </table:table-cell>
          <table:table-cell table:number-columns-repeated="16382"/>
        </table:table-row>
        <table:table-row table:style-name="ro1">
          <table:table-cell office:value-type="string" table:style-name="ce4">
            <text:p>ভারতবর্ষের অন্য রাজ্যের তুলনায় পশ্চিমবঙ্গে বিদ্যুৎ মাসুল সর্ব্বোচ্চ কেন - মমতা ব্যানার্জী জবাব দাও??? জনবিরোধী তৃণমূল সরকার - আর নেই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চমৎকার ফটোগ্রাফী। ক্যামেরায় ওয়াইড এঙ্গেল লেন্স ব্যবহার করা হয়েছে সম্ভবত। আলোর প্রক্ষেপণ খুবই সুন্দর। কালার কম্বিনেশন চমৎকার এবং অনেক হাই পিক্সেল ছবি। ক্যামেরাম্যানকে ধন্যবাদ। আমাদের বিজয়ী বাচ্চাদের হাসিমাখা মুখগুলো স্পষ্ট দেখে অন্তরটা শীতল হয়ে গেল।</text:p>
          </table:table-cell>
          <table:table-cell office:value-type="float" office:value="1" table:style-name="ce1">
            <text:p>1</text:p>
          </table:table-cell>
          <table:table-cell table:number-columns-repeated="16382"/>
        </table:table-row>
        <table:table-row table:style-name="ro1">
          <table:table-cell office:value-type="string" table:style-name="ce4">
            <text:p>যে আপনাকে ছেড়ে চলে গেছে, সেতো আপনাকে কখনো ভালোই বাসেনি, তার জন্য আপনি নিজেকে কষ্ট দিতে পারেন না, এটা আপনার বোঝার ভুল!</text:p>
          </table:table-cell>
          <table:table-cell office:value-type="float" office:value="0" table:style-name="ce1">
            <text:p>0</text:p>
          </table:table-cell>
          <table:table-cell table:number-columns-repeated="16382"/>
        </table:table-row>
        <table:table-row table:style-name="ro1">
          <table:table-cell office:value-type="string" table:style-name="ce4">
            <text:p>বর্তমানে সমাজটা গুন্ডা পান্ডাদের হাতে।অসৎ, লোভী,সুধ খোর,ঘোষ খোর, টেন্ডারবাজী,চাদাবাজী দেশটা ভরে গেছে সব গুলো পাতি নেতা। প্রসাশন,আদালত নামে আছে,কাজে নেই।সবাই টাকার গদি ধরতে ব্যস্ত। যে অন্যায়,দুর্নীতি করবে তার বন্ধুর অভাব নেই।আর যে নির্দোষ তার পাশে কেউ থাকবেনা।বরং উল্টো ফাসিয়ে দে</text:p>
          </table:table-cell>
          <table:table-cell office:value-type="float" office:value="0" table:style-name="ce1">
            <text:p>0</text:p>
          </table:table-cell>
          <table:table-cell table:number-columns-repeated="16382"/>
        </table:table-row>
        <table:table-row table:style-name="ro1">
          <table:table-cell office:value-type="string" table:style-name="ce4">
            <text:p>যুব মোর্চার সক্রিয় সদস্য উত্তর কলকাতার সুবোধ দাস নবান্ন অভিযানের দিন তৃণমূলের দলদাস পুলিশের দ্বারা আক্রান্ত হন তার সঙ্গে দেখা করে তার শারীরিক অবস্থার খোঁজ নিলেন এবং সবরকম ভাবে পাশে থাকার আশ্বাস দিলেন বিরোধী দলনেতা শ্রী</text:p>
          </table:table-cell>
          <table:table-cell office:value-type="float" office:value="1" table:style-name="ce1">
            <text:p>1</text:p>
          </table:table-cell>
          <table:table-cell table:number-columns-repeated="16382"/>
        </table:table-row>
        <table:table-row table:style-name="ro1">
          <table:table-cell office:value-type="string" table:style-name="ce4">
            <text:p>আজ সর্ব ভারতীয় তৃণমূল কংগ্রেসের তৃণমূল ভবনে পশ্চিমবঙ্গ রাজ্য সরকারের ভারপ্রাপ্ত শিক্ষা মন্ত্রী মাননীয় ব্রাত্য বসু মহাশয়ের সহিত সৌজন্য সাক্ষাৎকার করলেন তমলুক সাংগঠনিক জেলা এসসি ওবিসি সেলের সভানেত্রী মাননীয়া তৃপ্তি বর্মন খাঁড়া মহাশয়া।। fam4tmc</text:p>
          </table:table-cell>
          <table:table-cell office:value-type="float" office:value="1" table:style-name="ce1">
            <text:p>1</text:p>
          </table:table-cell>
          <table:table-cell table:number-columns-repeated="16382"/>
        </table:table-row>
        <table:table-row table:style-name="ro1">
          <table:table-cell office:value-type="string" table:style-name="ce4">
            <text:p>উনি মেলা খেলা প্যান্ডেল এসবই উদ্বোধন করতে পারেন।কোনো দিন কোনো শিল্প কারখানা এসব উদ্বোধন করতে দেখেছেন কি? শেষ ১১বছরে</text:p>
          </table:table-cell>
          <table:table-cell office:value-type="float" office:value="0" table:style-name="ce1">
            <text:p>0</text:p>
          </table:table-cell>
          <table:table-cell table:number-columns-repeated="16382"/>
        </table:table-row>
        <table:table-row table:style-name="ro1">
          <table:table-cell office:value-type="string" table:style-name="ce4">
            <text:p>ইসলাম শান্তির ধর্ম। এলেম শিক্ষা করে যে ব্যক্তি পরিতৃপ্ত হতে না পারে, ধনের প্রাচুর্য তাকে কথনও সুখের সন্ধান দিতে পারবে না। জুম্মা মোবারক</text:p>
          </table:table-cell>
          <table:table-cell office:value-type="float" office:value="1" table:style-name="ce1">
            <text:p>1</text:p>
          </table:table-cell>
          <table:table-cell table:number-columns-repeated="16382"/>
        </table:table-row>
        <table:table-row table:style-name="ro1">
          <table:table-cell office:value-type="string" table:style-name="ce4">
            <text:p>সংখ্যালঘু | বাংলাদেশী হিন্দু ও তাদের বর্তমান অবস্থা | The Minority of ba... via</text:p>
          </table:table-cell>
          <table:table-cell office:value-type="float" office:value="0" table:style-name="ce1">
            <text:p>0</text:p>
          </table:table-cell>
          <table:table-cell table:number-columns-repeated="16382"/>
        </table:table-row>
        <table:table-row table:style-name="ro1">
          <table:table-cell office:value-type="string" table:style-name="ce4">
            <text:p>রাজনৈতিক আদর্শ যার যার মৃনতুলের ব্রিগেডে গিয়ে ডিম্-ভাত আয়েশ করে খাবার অধিকার সবার !!</text:p>
          </table:table-cell>
          <table:table-cell office:value-type="float" office:value="0" table:style-name="ce1">
            <text:p>0</text:p>
          </table:table-cell>
          <table:table-cell table:number-columns-repeated="16382"/>
        </table:table-row>
        <table:table-row table:style-name="ro1">
          <table:table-cell office:value-type="string" table:style-name="ce4">
            <text:p>Assalamualaikum Brother And Sister আমি কথা বলতে চাই Twitter ভবিষ্যতে নিয়ে আমার মতে আপনি ইচ্ছে করলেই Twitter থেকে প্রতিদিন ভালো একটা আয় করতে পারবেন। Follow me twitter: Twitter হচ্ছে এমন একটি Paltrom যেখানে কোটিপতির আনা গোনা সবসময় থাকে</text:p>
          </table:table-cell>
          <table:table-cell office:value-type="float" office:value="1" table:style-name="ce1">
            <text:p>1</text:p>
          </table:table-cell>
          <table:table-cell table:number-columns-repeated="16382"/>
        </table:table-row>
        <table:table-row table:style-name="ro1">
          <table:table-cell office:value-type="string" table:style-name="ce4">
            <text:p>বিজেপি সরকারের শাসনে গড়ে উঠছে 'এক ত্রিপুরা, শ্রেষ্ঠ ত্রিপুরা'।</text:p>
          </table:table-cell>
          <table:table-cell office:value-type="float" office:value="1" table:style-name="ce1">
            <text:p>1</text:p>
          </table:table-cell>
          <table:table-cell table:number-columns-repeated="16382"/>
        </table:table-row>
        <table:table-row table:style-name="ro1">
          <table:table-cell office:value-type="string" table:style-name="ce4">
            <text:p>WatchNow: শান্তিনিকেতনে শিশু খুন নিয়ে উত্তপ্ত বঙ্গ রাজনীতি। আজই বীরভূমে যাচ্ছেন রাজ্য বিজেপি সভাপতি সুকান্ত মজুমদার। WATCH LIVE: | ShantiniketanNews</text:p>
          </table:table-cell>
          <table:table-cell office:value-type="float" office:value="0" table:style-name="ce1">
            <text:p>0</text:p>
          </table:table-cell>
          <table:table-cell table:number-columns-repeated="16382"/>
        </table:table-row>
        <table:table-row table:style-name="ro1">
          <table:table-cell office:value-type="string" table:style-name="ce4">
            <text:p>হারের ভয়ে লড়াই-এর ময়দান ছাড়তে শেখেননিন ভারতী, আর জীবনের যত কঠিন সময়ই আসুক তিনি তা পার করেছেন সাহসীর মতো, জয় করেছেন ক্যানসারকেও, জয়ং দেহি-তে এক মানবীর অসম সাহসী লড়াই-এর কাহিনি DurgaPuja2022 JayangDehi DurgaPujaWithAN BengalDurgaPuja</text:p>
          </table:table-cell>
          <table:table-cell office:value-type="float" office:value="1" table:style-name="ce1">
            <text:p>1</text:p>
          </table:table-cell>
          <table:table-cell table:number-columns-repeated="16382"/>
        </table:table-row>
        <table:table-row table:style-name="ro1">
          <table:table-cell office:value-type="string" table:style-name="ce4">
            <text:p>এই শালা একটা ছোটলোক হারামজাদা।</text:p>
          </table:table-cell>
          <table:table-cell office:value-type="float" office:value="0" table:style-name="ce1">
            <text:p>0</text:p>
          </table:table-cell>
          <table:table-cell table:number-columns-repeated="16382"/>
        </table:table-row>
        <table:table-row table:style-name="ro1">
          <table:table-cell office:value-type="string" table:style-name="ce4">
            <text:p>এবার অন্যান্য দাবীর সাথে এই দাবীটাও উঠুক, জানতে চায় বাংলা 2011 থেকে 2022 পর্যন্ত বাংলার গর্ব চুরি ঢাকতে পশ্চিমবঙ্গ বাসীর ন্যাহ্য পাওনা না মেটানোর জন্য আদালতে লড়তে কত টাকা খরচ করেছে? জানতে চায় বাংলা।</text:p>
          </table:table-cell>
          <table:table-cell office:value-type="float" office:value="0" table:style-name="ce1">
            <text:p>0</text:p>
          </table:table-cell>
          <table:table-cell table:number-columns-repeated="16382"/>
        </table:table-row>
        <table:table-row table:style-name="ro1">
          <table:table-cell office:value-type="string" table:style-name="ce4">
            <text:p>যারা তথাকথিত শান্তির পাখি,যাদের কিনা জিহাদ না করলে জান্নাত কবুল হয় না,সেই মোহাম্মদ বিন কাশেমের জিহাদের সৈনিকরা এখন কোথায়?! তারাই তো বামপন্থার ছত্রছায়ায় থেকে একটা খিচুড়ি বানিয়ে আমাদের খাইয়ে দিল আর আমরাও প্রাণভরে খেলাম।কবে তা হজম হবে?!</text:p>
          </table:table-cell>
          <table:table-cell office:value-type="float" office:value="0" table:style-name="ce1">
            <text:p>0</text:p>
          </table:table-cell>
          <table:table-cell table:number-columns-repeated="16382"/>
        </table:table-row>
        <table:table-row table:style-name="ro1">
          <table:table-cell office:value-type="string" table:style-name="ce4">
            <text:p>বরিষ্ঠ প্রচারক শ্রী শ্যামলাল বন্দোপাধ্যায় আজ ২৩ সেপ্টেম্বর ২০২২ সকালে ৭.৩০ মিনিটে কলকাতায় নর্থ সিটি নার্সিং হোমে ৮৭ বছর বয়সে অন্তিম নিঃস্বাস ত্যাগ করে অমৃত লোক গমন করেছেন। ওঁনার আত্মার চীরশান্তি কামনা করি ॐ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শুভ সকাল একটি চমৎকার দিন have আছে</text:p>
          </table:table-cell>
          <table:table-cell office:value-type="float" office:value="1" table:style-name="ce1">
            <text:p>1</text:p>
          </table:table-cell>
          <table:table-cell table:number-columns-repeated="16382"/>
        </table:table-row>
        <table:table-row table:style-name="ro1">
          <table:table-cell office:value-type="string" table:style-name="ce4">
            <text:p>ভ্লাদিমির পুতিন আর শি জিনপিং এসসিও বৈঠকে ইউক্রেন যুদ্ধ নিয়ে আলোচনা করবেন। এই বৈঠককে কেন বিশেষ গুরুত্বপূর্ণ মনে করা হচ্ছে --&amp;gt;</text:p>
          </table:table-cell>
          <table:table-cell office:value-type="float" office:value="1" table:style-name="ce1">
            <text:p>1</text:p>
          </table:table-cell>
          <table:table-cell table:number-columns-repeated="16382"/>
        </table:table-row>
        <table:table-row table:style-name="ro1">
          <table:table-cell office:value-type="string" table:style-name="ce4">
            <text:p>দারুন</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র নামটা এখানে থাকতে পারতো আলহামদুলিল্লাহ আমরা বেঁচে গেছি প্রথম রাউন্ড খেলা থেকে।</text:p>
          </table:table-cell>
          <table:table-cell office:value-type="float" office:value="0" table:style-name="ce1">
            <text:p>0</text:p>
          </table:table-cell>
          <table:table-cell table:number-columns-repeated="16382"/>
        </table:table-row>
        <table:table-row table:style-name="ro1">
          <table:table-cell office:value-type="string" table:style-name="ce4">
            <text:p>বাড়ির ছাদে হলুদ শাড়িতে উদ্দাম ড্যান্স দিয়ে ঝড় তুললো সুন্দরী যুবতী</text:p>
          </table:table-cell>
          <table:table-cell office:value-type="float" office:value="0" table:style-name="ce1">
            <text:p>0</text:p>
          </table:table-cell>
          <table:table-cell table:number-columns-repeated="16382"/>
        </table:table-row>
        <table:table-row table:style-name="ro1">
          <table:table-cell office:value-type="string" table:style-name="ce4">
            <text:p>কোহলিকে সর্বকালের সেরাদের কাতারে দেখেন পন্টিং</text:p>
          </table:table-cell>
          <table:table-cell office:value-type="float" office:value="1" table:style-name="ce1">
            <text:p>1</text:p>
          </table:table-cell>
          <table:table-cell table:number-columns-repeated="16382"/>
        </table:table-row>
        <table:table-row table:style-name="ro1">
          <table:table-cell office:value-type="string" table:style-name="ce4">
            <text:p>আবাসন শিল্প নেতাদের পকেট ভরাবে। অর্থনীতির সর্বনাশ করবে। আমেরিকা চীন সহ বিশ্বের বহু দেশ কল কারখানার বদলে আবাসন শিল্পে বিনিযোগ করে বিশ্ব অর্থ নীতিকে 2008 সালে বিপর্যস্ত করে দিয়েছিল।অবিলম্বে এর বিরোধিতা করতে হবে।বদলে বন্ধ কারখানা ভর্তুকি দিয়ে খোলার ব্যবস্থা করতে হবে। মানুষের 1/2</text:p>
          </table:table-cell>
          <table:table-cell office:value-type="float" office:value="0" table:style-name="ce1">
            <text:p>0</text:p>
          </table:table-cell>
          <table:table-cell table:number-columns-repeated="16382"/>
        </table:table-row>
        <table:table-row table:style-name="ro1">
          <table:table-cell office:value-type="string" table:style-name="ce4">
            <text:p>॥ ধন্যবাদ দিদি ॥ উত্তর কলকাতার সকল বাসিন্দাদের, দূর্গা পূজা উপলক্ষে নবরূপে হেমন্ত সেতু (টালা ব্রিজ) উপহার দেবার জন্য, অনেক অনেক ধন্যবাদ দিদি।</text:p>
          </table:table-cell>
          <table:table-cell office:value-type="float" office:value="1" table:style-name="ce1">
            <text:p>1</text:p>
          </table:table-cell>
          <table:table-cell table:number-columns-repeated="16382"/>
        </table:table-row>
        <table:table-row table:style-name="ro1">
          <table:table-cell office:value-type="string" table:style-name="ce4">
            <text:p>কাউন্টডাউন শুরু। আবেগের উদযাপনে শপথের মন্ত্রে মন্দ্রিত হবে বাংলার ছাত্র সমাজ। এর নির্দেশে -র প্রতিষ্ঠা দিবস এবার পালিত হবে ২৯শে আগস্ট। আজ তৃণমূল ভবনে জেলা, রাজ্য ও কলেজ-বিশ্ববিদ্যালয়ের সহযোদ্ধাদের নিয়ে প্রস্তুতি বৈঠক হল।</text:p>
          </table:table-cell>
          <table:table-cell office:value-type="float" office:value="1" table:style-name="ce1">
            <text:p>1</text:p>
          </table:table-cell>
          <table:table-cell table:number-columns-repeated="16382"/>
        </table:table-row>
        <table:table-row table:style-name="ro1">
          <table:table-cell office:value-type="string" table:style-name="ce4">
            <text:p>CBI-ED চাই না। কাজ চাই,মানুষের পেটে ভাত চাই। এই দাবিতে গড়বেতা-৩নং ব্লকের চন্দ্রকোনা রোডে ঐতিহাসিক মহামিছিল। ছিলেন সাংগঠনিক জেলা সভাপতি সুজয় হাজরা, সন্দীপ সিংহ, মন্ত্রী শ্রীকান্ত মাহাতো ও আরো অন্যান্য ব্লক নেতৃত্বগণ। FAM4TMC</text:p>
          </table:table-cell>
          <table:table-cell office:value-type="float" office:value="1" table:style-name="ce1">
            <text:p>1</text:p>
          </table:table-cell>
          <table:table-cell table:number-columns-repeated="16382"/>
        </table:table-row>
        <table:table-row table:style-name="ro1">
          <table:table-cell office:value-type="string" table:style-name="ce4">
            <text:p>৩০ বছর পর পুনরায় দেখা মিললো পানির নিচে তলিয়ে যাওয়া মসজিদ ভারতে বিহারের নওয়াদা জেলার অন্তর্গত হলদিয়া গ্রামে একটা পুরানো নদী ছিলো যেটা শুকিয়ে যাওয়ার পরে সেখানে এই মসজিদটা দেখতে পাওয়া যায় মসজিদটি ১২০ বছর পুরানো।</text:p>
          </table:table-cell>
          <table:table-cell office:value-type="float" office:value="1" table:style-name="ce1">
            <text:p>1</text:p>
          </table:table-cell>
          <table:table-cell table:number-columns-repeated="16382"/>
        </table:table-row>
        <table:table-row table:style-name="ro1">
          <table:table-cell office:value-type="string" table:style-name="ce4">
            <text:p>প্রধানমন্ত্রী আবাস যোজনা, পিএম-কিষাণ, আয়ুষ্মান ভারত, প্রধানমন্ত্রী জীবনজ্যোতি বীমা যোজনা, ভারত নেট প্রকল্প, সয়েল হেলথ কার্ড, কিষাণ ক্রেডিট কার্ড, অটল পেনশন যোজনা, মুখ্যমন্ত্রী যুব যোগাযোগ যোজনা, স্বনিধি প্রকল্পে সমস্ত সুবিধাভোগীদের সুবিধা সুনিশ্চিত করা হবে। PratiGhareSushason</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 শুভ দুপুর</text:p>
          </table:table-cell>
          <table:table-cell office:value-type="float" office:value="1" table:style-name="ce1">
            <text:p>1</text:p>
          </table:table-cell>
          <table:table-cell table:number-columns-repeated="16382"/>
        </table:table-row>
        <table:table-row table:style-name="ro1">
          <table:table-cell office:value-type="string" table:style-name="ce4">
            <text:p>মনের ভাবটা এখন প্রকাশ করলামযখন থেকে আমি শুনেছি তারা MLM বিজনেস করছে সে বিষয় আমি একটা পোস্ট দিয়েছিলাম, মুলত বিজনেসটা হারাম। তারা কোরআন শিক্ষা থেকে বেশি মুল্য দিচ্ছে বিজনেসটা কে, তখন থেকেই আমি স্পেচে অংশ গ্রহন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সালা হিজড়া সুফিয়া।</text:p>
          </table:table-cell>
          <table:table-cell office:value-type="float" office:value="0" table:style-name="ce1">
            <text:p>0</text:p>
          </table:table-cell>
          <table:table-cell table:number-columns-repeated="16382"/>
        </table:table-row>
        <table:table-row table:style-name="ro1">
          <table:table-cell office:value-type="string" table:style-name="ce4">
            <text:p>আমি গভীর শোক ও দুঃখ এবং সমবেদনা প্রকাশ করছি, রবিবার মহালয়ার উদ্দেশ্য মারেয়া ইউনিয়ন পরিষদের আউলিয়ার ঘাটে নৌকা ডুবির মর্মান্তিক দুর্ঘটনায়। তবে মাঝির গাফিলতির কারনে এমন দুর্ঘটনা ঘটে। আশা করি এ রকম মর্মান্তিক দুর্ঘটনা আর যেন না ঘটে।</text:p>
          </table:table-cell>
          <table:table-cell office:value-type="float" office:value="0" table:style-name="ce1">
            <text:p>0</text:p>
          </table:table-cell>
          <table:table-cell table:number-columns-repeated="16382"/>
        </table:table-row>
        <table:table-row table:style-name="ro1">
          <table:table-cell office:value-type="string" table:style-name="ce4">
            <text:p>এবার নজরে বিদেশি মুদ্রার লেনদেন ! অনুব্রত মন্ডলের কন্যা অঞ্চিতা মন্ডলেকে নোটিশ দিল সিবিআইয়ের তরফে ! কবে এইসব দুর্নীতিতে CBI &amp;amp; তরফে অদৃশ্য হাতের সন্ধান করে গ্রেফতার করতে পারলে আশাবাদী অনেক দুর্নীতির তথ্য সামনে আসবে !</text:p>
          </table:table-cell>
          <table:table-cell office:value-type="float" office:value="0" table:style-name="ce1">
            <text:p>0</text:p>
          </table:table-cell>
          <table:table-cell table:number-columns-repeated="16382"/>
        </table:table-row>
        <table:table-row table:style-name="ro1">
          <table:table-cell office:value-type="string" table:style-name="ce4">
            <text:p>- আকাশের দিকে তাকিয়ে নিজের কষ্টগুলো আল্লাহকে বলা সুন্নত!" - [মুসলিম-৩৫৩১!] - সুবহানাল্লাহ</text:p>
          </table:table-cell>
          <table:table-cell office:value-type="float" office:value="1" table:style-name="ce1">
            <text:p>1</text:p>
          </table:table-cell>
          <table:table-cell table:number-columns-repeated="16382"/>
        </table:table-row>
        <table:table-row table:style-name="ro1">
          <table:table-cell office:value-type="string" table:style-name="ce4">
            <text:p>জ্যান্ত সাপ চিবিয়ে খেলেন মোস্তাফিজ নামক এক যুবক</text:p>
          </table:table-cell>
          <table:table-cell office:value-type="float" office:value="0" table:style-name="ce1">
            <text:p>0</text:p>
          </table:table-cell>
          <table:table-cell table:number-columns-repeated="16382"/>
        </table:table-row>
        <table:table-row table:style-name="ro1">
          <table:table-cell office:value-type="string" table:style-name="ce4">
            <text:p>খুবই চমৎকার কথা। এটা মানুষের জীবনের জন্য খুবই গুরুত্বপূর্ণ বিষয়।এমনটি হতে পারলে জীবনে আর লাগে কী?</text:p>
          </table:table-cell>
          <table:table-cell office:value-type="float" office:value="1" table:style-name="ce1">
            <text:p>1</text:p>
          </table:table-cell>
          <table:table-cell table:number-columns-repeated="16382"/>
        </table:table-row>
        <table:table-row table:style-name="ro1">
          <table:table-cell office:value-type="string" table:style-name="ce4">
            <text:p>পবিত্র জুম্মা মোবারক !!! হে মহান আল্লাহ রাব্বুল আলামীন , আমাদের সবাইকে আপনি ক্ষমা করে দিন ।</text:p>
          </table:table-cell>
          <table:table-cell office:value-type="float" office:value="1" table:style-name="ce1">
            <text:p>1</text:p>
          </table:table-cell>
          <table:table-cell table:number-columns-repeated="16382"/>
        </table:table-row>
        <table:table-row table:style-name="ro1">
          <table:table-cell office:value-type="string" table:style-name="ce4">
            <text:p>মির্জাপুরে দুই প্রধান শিক্ষক ও দুই সহকারী শিক্ষক শ্রেষ্ঠ নির্বাচিত</text:p>
          </table:table-cell>
          <table:table-cell office:value-type="float" office:value="1" table:style-name="ce1">
            <text:p>1</text:p>
          </table:table-cell>
          <table:table-cell table:number-columns-repeated="16382"/>
        </table:table-row>
        <table:table-row table:style-name="ro1">
          <table:table-cell office:value-type="string" table:style-name="ce4">
            <text:p>বাঙালীদের হাতে এখনো সময় আছে। সবাই প্রতিবাদ করেন। একবার সংস্কৃতি ব্যাবহার বন্ধ হলে এই বাংলা ভাষায় আরবী, উর্দু ঢুকে যাবে।</text:p>
          </table:table-cell>
          <table:table-cell office:value-type="float" office:value="0" table:style-name="ce1">
            <text:p>0</text:p>
          </table:table-cell>
          <table:table-cell table:number-columns-repeated="16382"/>
        </table:table-row>
        <table:table-row table:style-name="ro1">
          <table:table-cell office:value-type="string" table:style-name="ce4">
            <text:p>ঐক্যবদ্ধ জনতার সামনে কামান,ট্যাংকও পিছু হঠে।এভাবে প্রতিরোধ গড়ে তুলতে পারলে খুব অল্প সময়ের মধ্যেই বিজয় আসবে। হঠাও মাফিয়া বাঁচাও দেশ।</text:p>
          </table:table-cell>
          <table:table-cell office:value-type="float" office:value="0" table:style-name="ce1">
            <text:p>0</text:p>
          </table:table-cell>
          <table:table-cell table:number-columns-repeated="16382"/>
        </table:table-row>
        <table:table-row table:style-name="ro1">
          <table:table-cell office:value-type="string" table:style-name="ce4">
            <text:p>পুতিনের সঙ্গে ছবি তুললেও নৈশভোজে অংশ নেননি শি জিনপিং News1971http://www.news1971.com</text:p>
          </table:table-cell>
          <table:table-cell office:value-type="float" office:value="0" table:style-name="ce1">
            <text:p>0</text:p>
          </table:table-cell>
          <table:table-cell table:number-columns-repeated="16382"/>
        </table:table-row>
        <table:table-row table:style-name="ro1">
          <table:table-cell office:value-type="string" table:style-name="ce4">
            <text:p>শুধু তাই নয়,সভাগুলি তৃণমূলের থেকেও বড়। আপনি নিশ্চিত থাকুন,চোরেরা জেলের ভাত খাবেই! এখন পয়সা দিয়ে হাতকরা 'চামচা' মিডিয়ার 'বাইনারি' কাজ করছে না।আপনি একসময় তৃণমূলের চামচা সাংবাদিক ছিলেন।কাজেই জানেন আমি কি বলছি! আর বামেরা তাদের সব ভোটই ফেরত আনবে। বিজেমূল পুনর্মূষিক ভব হতে চলেছে।</text:p>
          </table:table-cell>
          <table:table-cell office:value-type="float" office:value="0" table:style-name="ce1">
            <text:p>0</text:p>
          </table:table-cell>
          <table:table-cell table:number-columns-repeated="16382"/>
        </table:table-row>
        <table:table-row table:style-name="ro1">
          <table:table-cell office:value-type="string" table:style-name="ce4">
            <text:p>রামুর রাজারকুলে বিনামূল্যে চক্ষু চিকিৎসা ক্যাম্পেইন উদ্বোধন করলেন ইউএনও ফাহমিদা মুস্তফা</text:p>
          </table:table-cell>
          <table:table-cell office:value-type="float" office:value="1" table:style-name="ce1">
            <text:p>1</text:p>
          </table:table-cell>
          <table:table-cell table:number-columns-repeated="16382"/>
        </table:table-row>
        <table:table-row table:style-name="ro1">
          <table:table-cell office:value-type="string" table:style-name="ce4">
            <text:p>বিপদ একসময় কেটে যায়। কিন্তু তার আগে আমরাই যেন কেটে না যাই। কারণ এতে আমরাও হেরে যাব, আল্লাহকেও হারাবো। বিপদ আসে আল্লাহ আমাদেরকে আরো কাছে টেনে নেওয়া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সাবাস তাকরিম! দু’আ ও অভিনন্দন তোমায়। ওর তিলাওয়াতে একটা বিশেষ আবেদন আছে। রীতিমত মন ছুঁয়ে যায়। সাফল্যের এ ধারাবাহিকতা অব্যাহত থাকুক। তাকরিমরা বেশি বেশি জন্ম নিক এ ভূখন্ডে। ছড়িয়ে দিক কুরআনের সুধা বিশ্বময়।</text:p>
          </table:table-cell>
          <table:table-cell office:value-type="float" office:value="1" table:style-name="ce1">
            <text:p>1</text:p>
          </table:table-cell>
          <table:table-cell table:number-columns-repeated="16382"/>
        </table:table-row>
        <table:table-row table:style-name="ro1">
          <table:table-cell office:value-type="string" table:style-name="ce4">
            <text:p>22/09/2022 আগামী ২৪ সেপ্টেম্বর "INDIA'S BIGGEST PAPPU"- AMIT SHAH কর্মসূচি সফল করার উদ্দেশ্যে বেলডাঙ্গা-১ ব্লক(উত্তর) তৃণমূল যুব কংগ্রেসের সভাপতি দীপক_কুমার_মণ্ডল নেতৃত্বে ভাবতা হাসিনা মেমোরিয়াল গার্লস হাই মাদ্রাসায় একটি প্রস্তুতি সভা অনুষ্টিত হলো</text:p>
          </table:table-cell>
          <table:table-cell office:value-type="float" office:value="1" table:style-name="ce1">
            <text:p>1</text:p>
          </table:table-cell>
          <table:table-cell table:number-columns-repeated="16382"/>
        </table:table-row>
        <table:table-row table:style-name="ro1">
          <table:table-cell office:value-type="string" table:style-name="ce4">
            <text:p>সব জায়গায় ধর্মের সাথে তুলনা না করলে এদের পেটের ভাত হজম হয় না</text:p>
          </table:table-cell>
          <table:table-cell office:value-type="float" office:value="0" table:style-name="ce1">
            <text:p>0</text:p>
          </table:table-cell>
          <table:table-cell table:number-columns-repeated="16382"/>
        </table:table-row>
        <table:table-row table:style-name="ro1">
          <table:table-cell office:value-type="string" table:style-name="ce4">
            <text:p>তুমি আমাকে যতই কষ্ট দাও……. আমি তোমাকে আপন করে নেবো, তুমি আমাকে যতই দুঃখ দাও…… আমি সেই দুঃখকেই সুখ ভেবে নেবো, তুমি যদি আমাকে ভালোবাসা দাও….. তোমাকে এই বুকে জড়িয়ে নেবো, আর কখনও যদি তুমি আমাকে ভুলে যাও, আমি তোমাকে সারাটি জীবন…… নিরবে ভালোবেসে যাবো…….</text:p>
          </table:table-cell>
          <table:table-cell office:value-type="float" office:value="1" table:style-name="ce1">
            <text:p>1</text:p>
          </table:table-cell>
          <table:table-cell table:number-columns-repeated="16382"/>
        </table:table-row>
        <table:table-row table:style-name="ro1">
          <table:table-cell office:value-type="string" table:style-name="ce4">
            <text:p>বলেই ফেলো না হয় সাহস করে দেখবে সব লেটা চুকে গেছে! একটু ইশারা করলাম মাত্র, বাদবাকিটা তোমার।</text:p>
          </table:table-cell>
          <table:table-cell office:value-type="float" office:value="0" table:style-name="ce1">
            <text:p>0</text:p>
          </table:table-cell>
          <table:table-cell table:number-columns-repeated="16382"/>
        </table:table-row>
        <table:table-row table:style-name="ro1">
          <table:table-cell office:value-type="string" table:style-name="ce4">
            <text:p>"কিয়ামতের দিন যাদেরকে প্রথমে জান্নাতের দিকে ডাকা হবে, তারা হলেন ঐসব ব্যক্তি যারা সুখে- দুঃখে সব সময় আল্লাহর প্রশংসা করনে।" [মিশকাতুল মাসাবিহ, ২৩০৮]</text:p>
          </table:table-cell>
          <table:table-cell office:value-type="float" office:value="1" table:style-name="ce1">
            <text:p>1</text:p>
          </table:table-cell>
          <table:table-cell table:number-columns-repeated="16382"/>
        </table:table-row>
        <table:table-row table:style-name="ro1">
          <table:table-cell office:value-type="string" table:style-name="ce4">
            <text:p>শিক্ষিত বেকার যুবক যুবতী দের এই বার পুজোয় যে ভাবে ঘুরবে।</text:p>
          </table:table-cell>
          <table:table-cell office:value-type="float" office:value="0" table:style-name="ce1">
            <text:p>0</text:p>
          </table:table-cell>
          <table:table-cell table:number-columns-repeated="16382"/>
        </table:table-row>
        <table:table-row table:style-name="ro1">
          <table:table-cell office:value-type="string" table:style-name="ce4">
            <text:p>সব পার্টি এক ব্যবধান শুধু কমার বেশি সুতরাং কোন পার্টির জন্য নিজের বিবেক কে হয়রান করিয়ে কোন লাভ নেই। সত্যিই যদি মানুষকে ভালোবেসে থাকেন আপনার প্রতিবাদী কন্ঠ মানুষের কাজে লাগান মানুষের উপকার হবে আমি কিছুদিন থেকে লক্ষ্য করছি। আপনার চিন্তা ভাবনা অত্যন্ত পবিত্র এবং সৎ</text:p>
          </table:table-cell>
          <table:table-cell office:value-type="float" office:value="1" table:style-name="ce1">
            <text:p>1</text:p>
          </table:table-cell>
          <table:table-cell table:number-columns-repeated="16382"/>
        </table:table-row>
        <table:table-row table:style-name="ro1">
          <table:table-cell office:value-type="string" table:style-name="ce4">
            <text:p>BJP গুন্ডার হাতে TMC এর গুন্ডা আহত হয়েছে।।</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বাবর আজম!! বাংলাদেশকে যে গর্ববতি করেছে? সরি আমরা লীগরা গর্ব করতে পারি তা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বিরাট কোহলিকে নিয়ে আশাবাদী মহেলা জয়বর্দনে MahelaJayawardene ViratKohli</text:p>
          </table:table-cell>
          <table:table-cell office:value-type="float" office:value="1" table:style-name="ce1">
            <text:p>1</text:p>
          </table:table-cell>
          <table:table-cell table:number-columns-repeated="16382"/>
        </table:table-row>
        <table:table-row table:style-name="ro1">
          <table:table-cell office:value-type="string" table:style-name="ce4">
            <text:p>অবশেষে ক্ষমা চাইলেন ইমরান খান</text:p>
          </table:table-cell>
          <table:table-cell office:value-type="float" office:value="0" table:style-name="ce1">
            <text:p>0</text:p>
          </table:table-cell>
          <table:table-cell table:number-columns-repeated="16382"/>
        </table:table-row>
        <table:table-row table:style-name="ro1">
          <table:table-cell office:value-type="string" table:style-name="ce4">
            <text:p>আমারও ভাই রাগ করে ভাত খাইনাই। এখন পস্তাইতেছি</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মমতা বন্দ্যোপাধ্যায় এবং ছাত্র-যুবর নয়নমণি সংসদ শ্রী অভিষেক বন্দোপাধ্যায়ের যোগ্য সৈনিক মাননীয় শিক্ষামন্ত্রী শ্রী মহাশয়কে শুভ জন্মদিনের শুভেচ্ছা জানাই। আপনার হাত ধরে বাংলার শিক্ষা ব্যবস্থার শ্রীবৃদ্ধি ঘটুক এই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ভালোবাসার মানুষ এর কোন কিছু অবহেলা করতে নাই . আপনার ছোট ছোট অবহেলা একদিন তাকে আপনার কাছ থেকে অনেক দুরে সরিয়ে দেবে ..</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শাসনে যেমন একজন গরু চোর বীরের সম্মান পায়, তেমনই সাদা খাতা জমা দিলেও চাকরি পাওয়া যায়। ধৈর্য ধরুন,একে একে পড়ছে ধরা, দুর্নীতির মহারানীও পড়বে হাতকড়া।</text:p>
          </table:table-cell>
          <table:table-cell office:value-type="float" office:value="0" table:style-name="ce1">
            <text:p>0</text:p>
          </table:table-cell>
          <table:table-cell table:number-columns-repeated="16382"/>
        </table:table-row>
        <table:table-row table:style-name="ro1">
          <table:table-cell office:value-type="string" table:style-name="ce4">
            <text:p>সপ্তাকের সঙ্গে কথা হচ্ছিল। চমৎকার, উজ্জ্বল এক ব্যক্তিত্ব।সাংবাদিকতা করতেন ইস্টবেঙ্গলের নতুন মিডিয়া ম্যানেজার। অবাক হলাম, কিছু মানুষ নাকি ওকে troll করছেন - ব্যক্তিগত আক্রমণ করছেন! অপরাধ ও মোহনবাগান! যারা পেশাদারিত্বের কথা বলি, তাদের মুখে এ কি কথা!!</text:p>
          </table:table-cell>
          <table:table-cell office:value-type="float" office:value="1" table:style-name="ce1">
            <text:p>1</text:p>
          </table:table-cell>
          <table:table-cell table:number-columns-repeated="16382"/>
        </table:table-row>
        <table:table-row table:style-name="ro1">
          <table:table-cell office:value-type="string" table:style-name="ce4">
            <text:p>সব সময় সব জায়গায় শুধু আল্লাহ কে ভয় করো</text:p>
          </table:table-cell>
          <table:table-cell office:value-type="float" office:value="1" table:style-name="ce1">
            <text:p>1</text:p>
          </table:table-cell>
          <table:table-cell table:number-columns-repeated="16382"/>
        </table:table-row>
        <table:table-row table:style-name="ro1">
          <table:table-cell office:value-type="string" table:style-name="ce4">
            <text:p>হিসেবটা খুব সহজ। তুমি যা বয়ে বেড়াবে, তা-ই তোমার হৃদয়টাকে দখল করে রাখবে। দুঃখ বয়ে বেড়ালে, দুঃখই ফেরত পাবে। ঘৃণা বয়ে বেড়ালে, ঘৃণাই ফেরত পাবে। ক্রোধ বয়ে বেড়ালে, ক্রোধই ফেরত পাবে। ক্ষমা করে দাও- নিজেকেও, তাকেও। ক্ষমা করে দিতে পারার চাইতে শান্তি আর কমই আছে। শুভ রাত্রি</text:p>
          </table:table-cell>
          <table:table-cell office:value-type="float" office:value="1" table:style-name="ce1">
            <text:p>1</text:p>
          </table:table-cell>
          <table:table-cell table:number-columns-repeated="16382"/>
        </table:table-row>
        <table:table-row table:style-name="ro1">
          <table:table-cell office:value-type="string" table:style-name="ce4">
            <text:p>আল্লাহ ছাড়া কিছু নাই, আল্লায় এক অদ্বিতীয় ...... ঈমান ও আমল ঠিক থাকলে সর্বস্থানে আল্লাহতালার সাহায্য আপনার সাথে থাকবে , সৎভাবে জীবনযাপন করলে হয়তো আপনার কষ্ট হবে কিন্তু জয় একদিন আপনারই হবে। হানিফ সরকার ( মোটিভেশন রাইটার ) বীর মুক্তিযোদ্ধা</text:p>
          </table:table-cell>
          <table:table-cell office:value-type="float" office:value="1" table:style-name="ce1">
            <text:p>1</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আজ খানাকুল বিধানসভার সাবলসিংহপুর অঞ্চলের হরিশচকে তৃনমূলের অপশাসনের বিরুদ্ধে মিছিল ও পথসভা অনুষ্ঠিত হলো বিশেষ অতিথি হিসেবে উপস্থিত ছিলেন রাজ্য সম্পাদিকা তথা হুগলি লোকসভার MP মাননীয়া লকেট চ্যাটার্জি প্রদেশের যুব মোর্চার সাধারণ সম্পাদক খানাকুল বিধানসভার বিধায়ক সুশান্ত ঘোষ মহাশয়</text:p>
          </table:table-cell>
          <table:table-cell office:value-type="float" office:value="1" table:style-name="ce1">
            <text:p>1</text:p>
          </table:table-cell>
          <table:table-cell table:number-columns-repeated="16382"/>
        </table:table-row>
        <table:table-row table:style-name="ro1">
          <table:table-cell office:value-type="string" table:style-name="ce4">
            <text:p>মুসলিম উম্মাহর অমূল্য রত্ন! বাংলাদেশের ইতিহাসের কিংবদন্তী আলেম। আল্লামা দেলাওয়ার হোসেন সাঈদী</text:p>
          </table:table-cell>
          <table:table-cell office:value-type="float" office:value="1" table:style-name="ce1">
            <text:p>1</text:p>
          </table:table-cell>
          <table:table-cell table:number-columns-repeated="16382"/>
        </table:table-row>
        <table:table-row table:style-name="ro1">
          <table:table-cell office:value-type="string" table:style-name="ce4">
            <text:p>ব্যাংকক হসপিটালে এয়ার অ্যাম্বুলেন্স এখন সরাসরি চালু! বাংলাদেশ থেকে সমস্ত গুরুতর কেস অবিলম্বে এয়ার অ্যাম্বুলেন্সের মাধ্যমে স্থানান্তর করা যাবে। প্রয়োজনে আমাদের এভিয়েশন ডাক্তারের সাথে পরামর্শ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আজ আগরতলা টাউন হলে ত্রিপুরা তপশিলী জাতি কল্যাণ দপ্তরের সম্মানীয় মন্ত্রী শ্রী ভগবান দাস মহোদয় সহ ত্রিপুরা তপশিলী জাতি সমবায় উন্নয়ন নিগম লিমিটেড এর সম্মানীয় চেয়ারম্যান বিধায়ক শ্রী রঞ্জিত দাস মহাশয়ের উপস্থিতিতে "মেগা ঋন প্রদান" অনুষ্ঠান আয়োজিত হয়</text:p>
          </table:table-cell>
          <table:table-cell office:value-type="float" office:value="1" table:style-name="ce1">
            <text:p>1</text:p>
          </table:table-cell>
          <table:table-cell table:number-columns-repeated="16382"/>
        </table:table-row>
        <table:table-row table:style-name="ro1">
          <table:table-cell office:value-type="string" table:style-name="ce4">
            <text:p>এইরকম ব্যাটিং করলে আরব আমিরাতের সাথে হেরে ষোলোকলা পূর্ণ হয়ে যাবে।</text:p>
          </table:table-cell>
          <table:table-cell office:value-type="float" office:value="0" table:style-name="ce1">
            <text:p>0</text:p>
          </table:table-cell>
          <table:table-cell table:number-columns-repeated="16382"/>
        </table:table-row>
        <table:table-row table:style-name="ro1">
          <table:table-cell office:value-type="string" table:style-name="ce4">
            <text:p>কুনাল আপনি ম্যাট্রিক পাস করেছেন?ভোটার কোনো দলের বাপের ব্যাক্তিগত সম্পত্তি নয় এটুকুও বোধ নাই,চলে এসেছেন রাজনীতি করতে? জেল খাটা আসামি হলে যা হয় আর কি</text:p>
          </table:table-cell>
          <table:table-cell office:value-type="float" office:value="0" table:style-name="ce1">
            <text:p>0</text:p>
          </table:table-cell>
          <table:table-cell table:number-columns-repeated="16382"/>
        </table:table-row>
        <table:table-row table:style-name="ro1">
          <table:table-cell office:value-type="string" table:style-name="ce4">
            <text:p>তেজস বিমান নিয়ে যথেষ্ট আশাবাদী ভারতীয় বায়ুসেনা IAF indianairforce Tejas tejasaircraft anmnews</text:p>
          </table:table-cell>
          <table:table-cell office:value-type="float" office:value="1" table:style-name="ce1">
            <text:p>1</text:p>
          </table:table-cell>
          <table:table-cell table:number-columns-repeated="16382"/>
        </table:table-row>
        <table:table-row table:style-name="ro1">
          <table:table-cell office:value-type="string" table:style-name="ce4">
            <text:p>আগরতলা টাউন হলে মেগা ঋণদান ত্রিপুরা তফশিলি জাতি কো-অপারেটিভ ডেভেলপমেন্ট কর্পোরেশন লিমিটেড আয়োজিত মেগা ঋণ বিতরণ কর্মসূচি বুধবার অনুষ্ঠিত হয়... tripuranews newstripura bankloan bengalinews tripuranewsofficial Download App :</text:p>
          </table:table-cell>
          <table:table-cell office:value-type="float" office:value="1" table:style-name="ce1">
            <text:p>1</text:p>
          </table:table-cell>
          <table:table-cell table:number-columns-repeated="16382"/>
        </table:table-row>
        <table:table-row table:style-name="ro1">
          <table:table-cell office:value-type="string" table:style-name="ce4">
            <text:p>ভবিষ্যৎ প্রজন্মের রাস্তা পরিষ্কার হচ্ছে</text:p>
          </table:table-cell>
          <table:table-cell office:value-type="float" office:value="1" table:style-name="ce1">
            <text:p>1</text:p>
          </table:table-cell>
          <table:table-cell table:number-columns-repeated="16382"/>
        </table:table-row>
        <table:table-row table:style-name="ro1">
          <table:table-cell office:value-type="string" table:style-name="ce4">
            <text:p>যার জন্ম রাস্তাঘাটে অথবা খানকি পাড়ায় হয়েছে একমাত্র সেই অন্যের জন্ম নিয়ে বাজে কথা বলে_</text:p>
          </table:table-cell>
          <table:table-cell office:value-type="float" office:value="0" table:style-name="ce1">
            <text:p>0</text:p>
          </table:table-cell>
          <table:table-cell table:number-columns-repeated="16382"/>
        </table:table-row>
        <table:table-row table:style-name="ro1">
          <table:table-cell office:value-type="string" table:style-name="ce4">
            <text:p>মোদীজি ঠিক করেই নিয়েছেন না নিজে ঘুমোবেন না এই শান্তির ছেলেদের শান্তিতে ঘুমোতে দেবেন দেশে ১০০ জায়গায় NIA রেট। PFI প্রধান পারভেজ আহমেদ দিল্লী থেকে গ্রেফতার। সন্ত্রাসী সংযোগ থাকায় দিল্লী থেকে 3 জনকে গ্রেফতার। দেশের বিভিন্ন জায়গায় NIA এর অভিযান চলছে।</text:p>
          </table:table-cell>
          <table:table-cell office:value-type="float" office:value="0" table:style-name="ce1">
            <text:p>0</text:p>
          </table:table-cell>
          <table:table-cell table:number-columns-repeated="16382"/>
        </table:table-row>
        <table:table-row table:style-name="ro1">
          <table:table-cell office:value-type="string" table:style-name="ce4">
            <text:p>' না ' বাংলা উত্তর প্রদেশ নয় যে এখানে বিজেপির জঙ্গলরাজ চলবে। NCRB রিপোর্ট তুলে দেখেনিন এর নেতৃত্বে বাংলা শান্তির বাংলা সম্প্রীতির বাংলা। FAM4TMC</text:p>
          </table:table-cell>
          <table:table-cell office:value-type="float" office:value="0" table:style-name="ce1">
            <text:p>0</text:p>
          </table:table-cell>
          <table:table-cell table:number-columns-repeated="16382"/>
        </table:table-row>
        <table:table-row table:style-name="ro1">
          <table:table-cell office:value-type="string" table:style-name="ce4">
            <text:p>আপনার দিদির মতে কবিগুরু ১৫ই আগস্ট ১৯৪৭ এ বেঁচে ছিলেন আর গান্ধিজীকে গান শুনিয়ে ছিলেন, বলি আপনার গ্লাসের থেকে ভাগটা ওনাকে দিচ্ছেন নাকি?</text:p>
          </table:table-cell>
          <table:table-cell office:value-type="float" office:value="0" table:style-name="ce1">
            <text:p>0</text:p>
          </table:table-cell>
          <table:table-cell table:number-columns-repeated="16382"/>
        </table:table-row>
        <table:table-row table:style-name="ro1">
          <table:table-cell office:value-type="string" table:style-name="ce4">
            <text:p>বঙ্গ বিজেপির কার্যকর্তাদের আমিত্ব ত্যাগ করতে হবে। সন্মানীয় BJP নেতা-নেত্রীদের সাথে "সেলফি" তুলে; সেই ছবি দেখিয়ে নীচু সারির দায়িত্ব প্রাপ্তদের বড় নেতা-নেত্রী বলে দাবি করা ও প্রভাব খাটানো নির্লজ্জতা। এতে দলের ভাবমূর্তি ক্ষুণ্ন হচ্ছে। মানুষের মনে পৌঁছ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মাঝে মাঝে বাঁধন আগলা করে দিতে হয়! ছেড়ে দিতে হয়,চলে যেতে হয়.. না হলে জানবে কি করে তোমার গুরুত্ব তার কাছে কতোটা..</text:p>
          </table:table-cell>
          <table:table-cell office:value-type="float" office:value="0" table:style-name="ce1">
            <text:p>0</text:p>
          </table:table-cell>
          <table:table-cell table:number-columns-repeated="16382"/>
        </table:table-row>
        <table:table-row table:style-name="ro1">
          <table:table-cell office:value-type="string" table:style-name="ce4">
            <text:p>এটাই আমার জীবন কষ্ট নিয়ে বেঁচে থাকা।</text:p>
          </table:table-cell>
          <table:table-cell office:value-type="float" office:value="0" table:style-name="ce1">
            <text:p>0</text:p>
          </table:table-cell>
          <table:table-cell table:number-columns-repeated="16382"/>
        </table:table-row>
        <table:table-row table:style-name="ro1">
          <table:table-cell office:value-type="string" table:style-name="ce4">
            <text:p>পারমাণবিক অস্ত্রে যুক্তরাষ্ট্র না রাশিয়া, কার পাল্লা ভারী via</text:p>
          </table:table-cell>
          <table:table-cell office:value-type="float" office:value="0" table:style-name="ce1">
            <text:p>0</text:p>
          </table:table-cell>
          <table:table-cell table:number-columns-repeated="16382"/>
        </table:table-row>
        <table:table-row table:style-name="ro1">
          <table:table-cell office:value-type="string" table:style-name="ce4">
            <text:p>‘নতুন অঞ্চল’ রক্ষায় পারমাণবিক অস্ত্র ব্যবহার করতে পারে রাশিয়া! - Daily Dokhiner Crime</text:p>
          </table:table-cell>
          <table:table-cell office:value-type="float" office:value="0" table:style-name="ce1">
            <text:p>0</text:p>
          </table:table-cell>
          <table:table-cell table:number-columns-repeated="16382"/>
        </table:table-row>
        <table:table-row table:style-name="ro1">
          <table:table-cell office:value-type="string" table:style-name="ce4">
            <text:p>লাগছে, সায়ন্তনী অন্যান্য actress মত ব্যস্ত হয়ে উঠেছে। এত দিন হয়ে গেলো, চুপি-চুপি আসছেন পোস্ট করে চলে যাচ্ছেন কি না, তাই ভাবছিলাম।</text:p>
          </table:table-cell>
          <table:table-cell office:value-type="float" office:value="0" table:style-name="ce1">
            <text:p>0</text:p>
          </table:table-cell>
          <table:table-cell table:number-columns-repeated="16382"/>
        </table:table-row>
        <table:table-row table:style-name="ro1">
          <table:table-cell office:value-type="string" table:style-name="ce4">
            <text:p>বিশ্বকাপে ওপেন করতে পারেন কোহলি! কেএল রাহুলকে নিয়ে বড় সিদ্ধান্ত নিল টিম ইন্ডিয়া</text:p>
          </table:table-cell>
          <table:table-cell office:value-type="float" office:value="1" table:style-name="ce1">
            <text:p>1</text:p>
          </table:table-cell>
          <table:table-cell table:number-columns-repeated="16382"/>
        </table:table-row>
        <table:table-row table:style-name="ro1">
          <table:table-cell office:value-type="string" table:style-name="ce4">
            <text:p>'পার্থ-কেষ্ট-মানিকরা চুনোপুঁটি, সব খেয়েছে হাওয়াই চটি': শুভেন্দু অধিকারী ক্লিক করুন এই লিঙ্কে-</text:p>
          </table:table-cell>
          <table:table-cell office:value-type="float" office:value="0" table:style-name="ce1">
            <text:p>0</text:p>
          </table:table-cell>
          <table:table-cell table:number-columns-repeated="16382"/>
        </table:table-row>
        <table:table-row table:style-name="ro1">
          <table:table-cell office:value-type="string" table:style-name="ce4">
            <text:p>কলকাতার এক প্যান্ডেল " ভেটিকান সিটি" র মত । চারিদিকে জেসাস এর পিকস। বাংলার হেরিটেজ নষ্ট করার চাপের জন্য কি এই অনুদান ??</text:p>
          </table:table-cell>
          <table:table-cell office:value-type="float" office:value="0" table:style-name="ce1">
            <text:p>0</text:p>
          </table:table-cell>
          <table:table-cell table:number-columns-repeated="16382"/>
        </table:table-row>
        <table:table-row table:style-name="ro1">
          <table:table-cell office:value-type="string" table:style-name="ce4">
            <text:p>থাপ্পড় চিনস নাকি টুইটারেও নোংরামি শুরু করে দিসছ</text:p>
          </table:table-cell>
          <table:table-cell office:value-type="float" office:value="0" table:style-name="ce1">
            <text:p>0</text:p>
          </table:table-cell>
          <table:table-cell table:number-columns-repeated="16382"/>
        </table:table-row>
        <table:table-row table:style-name="ro1">
          <table:table-cell office:value-type="string" table:style-name="ce4">
            <text:p>কাকার সঙ্গে যৌথ ভাবে থাকা সম্পত্তি হাতিয়ে নেওয়ার উদ্দেশ্যেই ভরতকুণ্ডে মুখ্যমন্ত্রী যোগী আদিত্যনাথের মন্দির তৈরি করেছেন বিজেপি সমর্থক প্রভাকর মৌর্য। এদিকে মিথ্যে গল্প শোনাচ্ছে বিজেপি মুখপাত্র সম্বিত পাত্রা।</text:p>
          </table:table-cell>
          <table:table-cell office:value-type="float" office:value="0" table:style-name="ce1">
            <text:p>0</text:p>
          </table:table-cell>
          <table:table-cell table:number-columns-repeated="16382"/>
        </table:table-row>
        <table:table-row table:style-name="ro1">
          <table:table-cell office:value-type="string" table:style-name="ce4">
            <text:p>শুধু পশ্চিম বঙ্গ নয়। ভারতবর্ষের সব রাজ্যের একটি সঠিক রাজনৈতিক দলের নামটা যদি বলে দেন যেখানে ভোটটা দেওয়া যায়, অনুগ্রহ করে বলে দেন, খুবই উপকৃ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পাড়ার এক কাকা সারদায় টাকা রেখে ঠকে গিয়েছিল।তিনি বর্তমানে ছাগল ব্যবসা করেন। তিনি একটা ছাগলকে কুনাল বলে ডাকেন। আমি এরকম নামকরনের কারণ জিজ্ঞাসা করেছিলাম, বলেছিলেন এ কুনাল সারদার চোর কুনাল নয়।একে খাওয়ালে এ টাকা দেবে। ছাগল।</text:p>
          </table:table-cell>
          <table:table-cell office:value-type="float" office:value="0" table:style-name="ce1">
            <text:p>0</text:p>
          </table:table-cell>
          <table:table-cell table:number-columns-repeated="16382"/>
        </table:table-row>
        <table:table-row table:style-name="ro1">
          <table:table-cell office:value-type="string" table:style-name="ce4">
            <text:p>দিশেহারা হয়ে যাবেন না দাদা।মুসলিম দের বোকা****দা বানিয়ে আর কদিন চলবে?10000 মাদ্রাসার অনুমোদন হয়েছে?টুপি পরে ইফতার করুন আর রাতে আনিস দের ***, আপনি হলের একজন জলজ্যান্ত নিল্লজ্জ্য মানুষের উদাহরণ।ভাবতে লজ্জা লাগে আপনাদের মতন মানুষ সমাজের কোনো কাজে লাগে না।এর থেকে ভ্যান চালক ভালো।</text:p>
          </table:table-cell>
          <table:table-cell office:value-type="float" office:value="0" table:style-name="ce1">
            <text:p>0</text:p>
          </table:table-cell>
          <table:table-cell table:number-columns-repeated="16382"/>
        </table:table-row>
        <table:table-row table:style-name="ro1">
          <table:table-cell office:value-type="string" table:style-name="ce4">
            <text:p>2. পাশে থাকা লোকদের কাছ থেকে কখনই পরামর্শ নেবে না,তোমার সাথ যে দেবে তার পরামর্শ তুমি নিতে পারো! পাশে দাঁড়ানো সহজ; ময়দানে দাঁড়ানো কঠিন,মাঝে মাঝে অন্ধকার এবং একাকী। তুমি যখন ময়দানে থাকবে তখন সাইডলাইনে থাকা লোকদের কাছ থেকে পরামর্শ নেবে না।</text:p>
          </table:table-cell>
          <table:table-cell office:value-type="float" office:value="0" table:style-name="ce1">
            <text:p>0</text:p>
          </table:table-cell>
          <table:table-cell table:number-columns-repeated="16382"/>
        </table:table-row>
        <table:table-row table:style-name="ro1">
          <table:table-cell office:value-type="string" table:style-name="ce4">
            <text:p>দক্ষিণ দিনাজপুর জেলা তৃণমূল কংগ্রেসের ডাকে কেন্দ্রীয় সরকারের বিরুদ্ধে মূল্যবৃদ্ধির, বাংলার প্রতি বঞ্চনা, ইডি-সিবিআই এর অপব্যবহার এর প্রতিবাদে বিক্ষোভ সমাবেশ আয়োজিত হতে চলেছে। KhelaHobe</text:p>
          </table:table-cell>
          <table:table-cell office:value-type="float" office:value="0" table:style-name="ce1">
            <text:p>0</text:p>
          </table:table-cell>
          <table:table-cell table:number-columns-repeated="16382"/>
        </table:table-row>
        <table:table-row table:style-name="ro1">
          <table:table-cell office:value-type="string" table:style-name="ce4">
            <text:p>বঙ্গভঙ্গের প্রতিবাদে আজ তুফানগঞ্জ এ ঐতিহাসিক যুব মহামিছিল</text:p>
          </table:table-cell>
          <table:table-cell office:value-type="float" office:value="0" table:style-name="ce1">
            <text:p>0</text:p>
          </table:table-cell>
          <table:table-cell table:number-columns-repeated="16382"/>
        </table:table-row>
        <table:table-row table:style-name="ro1">
          <table:table-cell office:value-type="string" table:style-name="ce4">
            <text:p>ইহুদিবাদী ইসরাইলকে মোকাবেলার জন্য সকল মুসলমানদের ঐক্যবদ্ধ ও সম্মিলিত হ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দিদি খুব সুন্দর এঁকেছেন, আর লেখাটাও চমৎকার লিখেছেন</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খুব তাড়াতাড়ি বুড়ো হয়ে যাই কিন্ত জ্ঞানী হই দেড়িতে, এটাই জীবনের ট্র্যাজেডি।</text:p>
          </table:table-cell>
          <table:table-cell office:value-type="float" office:value="0" table:style-name="ce1">
            <text:p>0</text:p>
          </table:table-cell>
          <table:table-cell table:number-columns-repeated="16382"/>
        </table:table-row>
        <table:table-row table:style-name="ro1">
          <table:table-cell office:value-type="string" table:style-name="ce4">
            <text:p>ভারতীয় জনতা পার্টি, উত্তর-পূর্ব ভারতের নব নিযুক্ত সংগঠন সংযোজক শ্রী জী এবং বিজেপি ত্রিপুরা প্রদেশের প্রভারী সাংসদ জী'কে মাতা ত্রিপুরাসুন্দরীর পুণ্যভূমিতে জানাই সুস্বাগতম।</text:p>
          </table:table-cell>
          <table:table-cell office:value-type="float" office:value="1" table:style-name="ce1">
            <text:p>1</text:p>
          </table:table-cell>
          <table:table-cell table:number-columns-repeated="16382"/>
        </table:table-row>
        <table:table-row table:style-name="ro1">
          <table:table-cell office:value-type="string" table:style-name="ce4">
            <text:p>বিরাট কোহলি কী পারবেন এই রান ধরে রাখতে ViratKohli AaronFinch INDvAUS</text:p>
          </table:table-cell>
          <table:table-cell office:value-type="float" office:value="1" table:style-name="ce1">
            <text:p>1</text:p>
          </table:table-cell>
          <table:table-cell table:number-columns-repeated="16382"/>
        </table:table-row>
        <table:table-row table:style-name="ro1">
          <table:table-cell office:value-type="string" table:style-name="ce4">
            <text:p>প্রধানমন্ত্রী নরেন্দ্র মোদীজির জন্মদিন উপলক্ষে সেবা পাক্ষিক কার্যক্রমের অঙ্গ হিসেবে কোভিড ভ্যাকসিনেশন ক্যাম্পিংয়ে অংশগ্রহণ।</text:p>
          </table:table-cell>
          <table:table-cell office:value-type="float" office:value="1" table:style-name="ce1">
            <text:p>1</text:p>
          </table:table-cell>
          <table:table-cell table:number-columns-repeated="16382"/>
        </table:table-row>
        <table:table-row table:style-name="ro1">
          <table:table-cell office:value-type="string" table:style-name="ce4">
            <text:p>ঘরে থেকেই ডেঙ্গি থেকে সম্পূর্ণ সুস্থ হওয়া সম্ভব। ডেঙ্গি থেকে বাঁচতে জেনে নিন প্রয়োজনীয় তথ্য। পশ্চিমবঙ্গ সরকারের স্বাস্থ্য ও পরিবার কল্যাণ দপ্তরের পক্ষ থেকে জনস্বার্থে প্রচারিত।</text:p>
          </table:table-cell>
          <table:table-cell office:value-type="float" office:value="0" table:style-name="ce1">
            <text:p>0</text:p>
          </table:table-cell>
          <table:table-cell table:number-columns-repeated="16382"/>
        </table:table-row>
        <table:table-row table:style-name="ro1">
          <table:table-cell office:value-type="string" table:style-name="ce4">
            <text:p>আরএসএসের রাজনৈতিক শাখা বিজেপি। বিজেপির সমস্ত রাজনৈতিক পদক্ষেপ আরএসএসের উদ্দেশ্য বাস্তবায়নের জন্য। তাই মুখ্যমন্ত্রীর সার্টিফিকেট আরএসএস একটা দেশপ্রেমিক ও ভাল সংগঠন বলে বিজেপির বিরোধিতা আসলে সংখ্যালঘুদের ভোট পাওয়ার এক নির্বাচনী কৌশল ছাড়া আর কিছুই নয়।</text:p>
          </table:table-cell>
          <table:table-cell office:value-type="float" office:value="0" table:style-name="ce1">
            <text:p>0</text:p>
          </table:table-cell>
          <table:table-cell table:number-columns-repeated="16382"/>
        </table:table-row>
        <table:table-row table:style-name="ro1">
          <table:table-cell office:value-type="string" table:style-name="ce4">
            <text:p>দক্ষিণ দিনাজপুর জেলার যুব মোর্চার পক্ষ থেকে গঙ্গারামপুর শহর মন্ডল কার্যালয়ে এক স্বেচ্ছায় রক্তদান শিবিরের আয়োজন করা হয়েছিল।</text:p>
          </table:table-cell>
          <table:table-cell office:value-type="float" office:value="1" table:style-name="ce1">
            <text:p>1</text:p>
          </table:table-cell>
          <table:table-cell table:number-columns-repeated="16382"/>
        </table:table-row>
        <table:table-row table:style-name="ro1">
          <table:table-cell office:value-type="string" table:style-name="ce4">
            <text:p>বীভৎস!! নির্মম!! অবিশ্বাস্য!! ডবল ইঞ্জিন সরকারের যোগী রাজ্যে উত্তরপ্রদেশের মোরদাবাদে নাবালিকাকে বীভৎস গনধর্ষন। বিবস্ত্র অবস্থায় ২ কিলোমিটার হেঁটে বাড়ি ফিরল ১৫ বছরের নাবালিকা কিশোরী। ছি: বিজেপি ছি:। যেখানেই বিজেপির শাসন সেখানেই মহিলা নির্যাতন ও ধর্ষণ।। FAM4TMC</text:p>
          </table:table-cell>
          <table:table-cell office:value-type="float" office:value="0" table:style-name="ce1">
            <text:p>0</text:p>
          </table:table-cell>
          <table:table-cell table:number-columns-repeated="16382"/>
        </table:table-row>
        <table:table-row table:style-name="ro1">
          <table:table-cell office:value-type="string" table:style-name="ce4">
            <text:p>ডাজ ম্যাডাম দুর্গা টাচ মঁসিয়ে মহিষাসুর আ্যক্চুয়্যালি? ইজ দেয়ার স্কিন-অন-স্কিন কন্ট্যাক্ট আ্যট এনি পয়েন্ট? শি ইজ আ্যটপ আ লায়ন, হি ইজ অন আ মোষ, উইদ আ স্পিয়ার পিয়ার্সিং হিজ বুজুম... দিস মিম ইজ ডাউনরাইট ফল্স...</text:p>
          </table:table-cell>
          <table:table-cell office:value-type="float" office:value="0" table:style-name="ce1">
            <text:p>0</text:p>
          </table:table-cell>
          <table:table-cell table:number-columns-repeated="16382"/>
        </table:table-row>
        <table:table-row table:style-name="ro1">
          <table:table-cell office:value-type="string" table:style-name="ce4">
            <text:p>SSC দুর্নীতি কাণ্ডে পার্থ চ্যাটার্জির বিরুদ্ধে রাজসাক্ষী হতে চলেছেন পার্থ "ঘনিষ্ঠ" অর্পিতা মুখোপাধ্যায়। চার্জশিটে এমনই দাবি করেছে এনফর্সমেন্ট ডিরেক্টরেট</text:p>
          </table:table-cell>
          <table:table-cell office:value-type="float" office:value="0" table:style-name="ce1">
            <text:p>0</text:p>
          </table:table-cell>
          <table:table-cell table:number-columns-repeated="16382"/>
        </table:table-row>
        <table:table-row table:style-name="ro1">
          <table:table-cell office:value-type="string" table:style-name="ce4">
            <text:p>মিয়ানমার সাত ধাপ উপরে হলে কি হয়ছে তাদের সামরিক বাহিনী থেকে আমাদের দেশের আওয়ামী গুন্ডা লীগ বেশি শক্তিশালী..... তারা গুন্ডা রাজনীতিতে তারা কিন্তু ১ নাম্বার অবস্থানে আছে....তাই Chill</text:p>
          </table:table-cell>
          <table:table-cell office:value-type="float" office:value="0" table:style-name="ce1">
            <text:p>0</text:p>
          </table:table-cell>
          <table:table-cell table:number-columns-repeated="16382"/>
        </table:table-row>
        <table:table-row table:style-name="ro1">
          <table:table-cell office:value-type="string" table:style-name="ce4">
            <text:p>টাকার অভাব বুঝিনি কখনো।দুনিয়ায় টাকার কোন বিকল্প নেই।তবে টাকা থাকলেই যে সুখী তা কিন্তু নয়।সুখী হওয়ার জন্য একটা সুন্দর মন, কাছের মানুষের ভালোবাসা,দুঃখ ভুলে থাকা, স্রষ্টার প্রতি বিশ্বাস ধরে রাখা ইত্যাদি নির্ভর করে।মধ্যবিত্তের দুঃখের কারণ তাদের আকাঙ্খা। অনেক গরীব সুখী।</text:p>
          </table:table-cell>
          <table:table-cell office:value-type="float" office:value="1" table:style-name="ce1">
            <text:p>1</text:p>
          </table:table-cell>
          <table:table-cell table:number-columns-repeated="16382"/>
        </table:table-row>
        <table:table-row table:style-name="ro1">
          <table:table-cell office:value-type="string" table:style-name="ce4">
            <text:p>"হৃদয় দরকার, হৃদয় না থাকলে কিছুই হবে না। দশজনের জন্য প্রাণ কাঁদা চাই। দশজনের সুখে সুখী, দুঃখে দুঃখী হওয়া চাই, তবে ঠাকুরকে পাবে। যদি কারো হৃদয় আছে দেখতেন, তাহলে স্বামীজি তাঁর হাজার দোষ ক্ষমা করতেন।" - স্বামী অখন্ডানন্দ</text:p>
          </table:table-cell>
          <table:table-cell office:value-type="float" office:value="1" table:style-name="ce1">
            <text:p>1</text:p>
          </table:table-cell>
          <table:table-cell table:number-columns-repeated="16382"/>
        </table:table-row>
        <table:table-row table:style-name="ro1">
          <table:table-cell office:value-type="string" table:style-name="ce4">
            <text:p>ভারতীয় জনতা পার্টির একনিষ্ঠ কার্যকর্তা তথা বহু পুরনো কার্যকর্তা বিজেপির সুখ দুঃখের সাথী বরুণ_কর্মকার (মামা) মহোদয়ের বাসভবনে যাই এবং ওনার সাথে সাক্ষাৎ করি এবং ওনার শারীরিক খোঁজখবর নেই।</text:p>
          </table:table-cell>
          <table:table-cell office:value-type="float" office:value="1" table:style-name="ce1">
            <text:p>1</text:p>
          </table:table-cell>
          <table:table-cell table:number-columns-repeated="16382"/>
        </table:table-row>
        <table:table-row table:style-name="ro1">
          <table:table-cell office:value-type="string" table:style-name="ce4">
            <text:p>এটা ঠিক কথা, মন্দির ভেঙ্গে মসজিদ তৈরী করা হয়েছে। যত বার বহিশত্যু ভারত আক্রমণ করেছে ততবার মন্দির ভাঙা হয়েছে। এর একটি বিহিত হওয়ার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সেই সময় জেরুসালেমসহ এসব পবিত্রভূমি ছিল মুসলমানদের নিয়ন্ত্রণে। এছাড়া স্পেন, উত্তর আফ্রিকা এবং এশিয়া মাইনরে (আধুনিক তুরস্কের যে অংশটি এশিয়ায় পড়েছে) ছিল মুসলমানদের আধিপত্য।</text:p>
          </table:table-cell>
          <table:table-cell office:value-type="float" office:value="0" table:style-name="ce1">
            <text:p>0</text:p>
          </table:table-cell>
          <table:table-cell table:number-columns-repeated="16382"/>
        </table:table-row>
        <table:table-row table:style-name="ro1">
          <table:table-cell office:value-type="string" table:style-name="ce4">
            <text:p>নচিকেতার দৃঢ় সংকল্পে সম পরাভূত হয়ে যম তাকে ব্রহ্মবিদ্যার উপদেশ দেন। এখানে নচিকেতার সংযম ও বৈরাগ্যযোগ্য  মতিও আদর্শ স্থানীয়। দ্বিতীয় থেকে চতুর্থ বল্লীতে আলোচিত হয়েছে নচিকেতার জ্ঞানপিপাসার প্রশংসা, চিত্রশুদ্ধির প্রয়োজনীয়তা, আত্মার একাত্মতা। পঞ্চম ও ষষ্ঠ বল্লীতে পরম…</text:p>
          </table:table-cell>
          <table:table-cell office:value-type="float" office:value="1" table:style-name="ce1">
            <text:p>1</text:p>
          </table:table-cell>
          <table:table-cell table:number-columns-repeated="16382"/>
        </table:table-row>
        <table:table-row table:style-name="ro1">
          <table:table-cell office:value-type="string" table:style-name="ce4">
            <text:p>পরিবহন ভবনে রাজ্যের পরিবহন মন্ত্রী মহাশয়ের সঙ্গে পরিবহন শ্রমিকদের বিভিন্ন বিষয় নিয়ে আলোচনায় INTTUC র রাজ্য সভাপতি শ্রী , বিধায়ক শ্রী সীতানাথ ঘোষ ও অন্যান্য নেতৃবৃন্দ। FAM4TMC</text:p>
          </table:table-cell>
          <table:table-cell office:value-type="float" office:value="1" table:style-name="ce1">
            <text:p>1</text:p>
          </table:table-cell>
          <table:table-cell table:number-columns-repeated="16382"/>
        </table:table-row>
        <table:table-row table:style-name="ro1">
          <table:table-cell office:value-type="string" table:style-name="ce4">
            <text:p>আমি তৈরি অফিসের কাজ শেষ</text:p>
          </table:table-cell>
          <table:table-cell office:value-type="float" office:value="1" table:style-name="ce1">
            <text:p>1</text:p>
          </table:table-cell>
          <table:table-cell table:number-columns-repeated="16382"/>
        </table:table-row>
        <table:table-row table:style-name="ro1">
          <table:table-cell office:value-type="string" table:style-name="ce4">
            <text:p>লিঙ্গ সমতা অর্জনে জাতিসংঘের প্রচেষ্টাকে শক্তিশালী করতে প্রধানমন্ত্রী শেখ হাসিনার তিন প্রস্তাব</text:p>
          </table:table-cell>
          <table:table-cell office:value-type="float" office:value="1" table:style-name="ce1">
            <text:p>1</text:p>
          </table:table-cell>
          <table:table-cell table:number-columns-repeated="16382"/>
        </table:table-row>
        <table:table-row table:style-name="ro1">
          <table:table-cell office:value-type="string" table:style-name="ce4">
            <text:p>সত্য কথা বলতে সাহসের প্রয়োজন হয় আর সত্য কথা সহ্য করতে মনুষ্যত্বের প্রয়োজন হয়............</text:p>
          </table:table-cell>
          <table:table-cell office:value-type="float" office:value="1" table:style-name="ce1">
            <text:p>1</text:p>
          </table:table-cell>
          <table:table-cell table:number-columns-repeated="16382"/>
        </table:table-row>
        <table:table-row table:style-name="ro1">
          <table:table-cell office:value-type="string" table:style-name="ce4">
            <text:p>আপনি আপনার ভবিষ্যৎ পরিবর্তন করে দিতে পারবেন না , কিন্তু আপনি আপনার অভ্যাসগুলো পরিবর্তন করতে পারবেন । এটাই আপনার ভবিষ্যৎ পরিবর্তন করে দিবে ।</text:p>
          </table:table-cell>
          <table:table-cell office:value-type="float" office:value="1" table:style-name="ce1">
            <text:p>1</text:p>
          </table:table-cell>
          <table:table-cell table:number-columns-repeated="16382"/>
        </table:table-row>
        <table:table-row table:style-name="ro1">
          <table:table-cell office:value-type="string" table:style-name="ce4">
            <text:p>তাকিয়ে দেখো, যেখান থেকে তোমাদের মালকিন এর পরাজয় শুরু হয়েছিল, সেই ধারা অব্যাহত। সরকারে থেকে একটা সমবায় জিততে পারে না পাবলিক রেডি চোরের দল, তোমাদের ঠেঙিয়ে বিদায় করার জন্যে। জয় হো দা</text:p>
          </table:table-cell>
          <table:table-cell office:value-type="float" office:value="0" table:style-name="ce1">
            <text:p>0</text:p>
          </table:table-cell>
          <table:table-cell table:number-columns-repeated="16382"/>
        </table:table-row>
        <table:table-row table:style-name="ro1">
          <table:table-cell office:value-type="string" table:style-name="ce4">
            <text:p>তোমায় দেখার তৃষ্ণা আমার কখনো’ই মিটবার নয়,তোমার চাহনীতে শতবার হয়েছে আমার অভিমানের পরাজয়</text:p>
          </table:table-cell>
          <table:table-cell office:value-type="float" office:value="1" table:style-name="ce1">
            <text:p>1</text:p>
          </table:table-cell>
          <table:table-cell table:number-columns-repeated="16382"/>
        </table:table-row>
        <table:table-row table:style-name="ro1">
          <table:table-cell office:value-type="string" table:style-name="ce4">
            <text:p>পুরুষাঙ্গ কেটে হিজড়া তৈরির প্রবণতা বাড়ছে হিলিতে</text:p>
          </table:table-cell>
          <table:table-cell office:value-type="float" office:value="0" table:style-name="ce1">
            <text:p>0</text:p>
          </table:table-cell>
          <table:table-cell table:number-columns-repeated="16382"/>
        </table:table-row>
        <table:table-row table:style-name="ro1">
          <table:table-cell office:value-type="string" table:style-name="ce4">
            <text:p>এবার পুজোয় জেলে, তাই দুঃখ করছে পার্থ, অনুব্রত</text:p>
          </table:table-cell>
          <table:table-cell office:value-type="float" office:value="0" table:style-name="ce1">
            <text:p>0</text:p>
          </table:table-cell>
          <table:table-cell table:number-columns-repeated="16382"/>
        </table:table-row>
        <table:table-row table:style-name="ro1">
          <table:table-cell office:value-type="string" table:style-name="ce4">
            <text:p>'কোহলি আইপিএলেও ওপেন করে এবং ওপেনিংয়ে সে দারুণ পারফর্ম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আপনাদের মতো হিজড়া রা না আসাই ভালো</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দের দয়াতে ক্ষমতায় আছিস এটা মাথায় রাখা উচিত। তারপরেও এবছর উত্তর প্রদেশের থেকে বেশি মুসলিম এরাজ্যে হত্যা হয়েছে। মুসলিমরা এবার হক বুঝে নেবে । দলের দাস হয়ে থাকবে না ।</text:p>
          </table:table-cell>
          <table:table-cell office:value-type="float" office:value="0" table:style-name="ce1">
            <text:p>0</text:p>
          </table:table-cell>
          <table:table-cell table:number-columns-repeated="16382"/>
        </table:table-row>
        <table:table-row table:style-name="ro1">
          <table:table-cell office:value-type="string" table:style-name="ce4">
            <text:p>কালো টাকা না থাকলে আলমারির দূরে বসিয়ে খাওয়ানোর কোনো কারণ নেই। আর যদি থাকে তাহলে তো বাড়িতেই ঢুকতে দেওয়া যাবে না, দেওয়ালেও চাপ দিলে তখন টাকা বেরোবে, পার্থ দাদু আর অর্পিতা দিদির বাড়ির মতন।</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দোলার কোন জায়গা পেল না? দুলতে গেল বীরভূমে?</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প্রতিবাদী মুখ</text:p>
          </table:table-cell>
          <table:table-cell office:value-type="float" office:value="1" table:style-name="ce1">
            <text:p>1</text:p>
          </table:table-cell>
          <table:table-cell table:number-columns-repeated="16382"/>
        </table:table-row>
        <table:table-row table:style-name="ro1">
          <table:table-cell office:value-type="string" table:style-name="ce4">
            <text:p>নোংরামি</text:p>
          </table:table-cell>
          <table:table-cell office:value-type="float" office:value="0" table:style-name="ce1">
            <text:p>0</text:p>
          </table:table-cell>
          <table:table-cell table:number-columns-repeated="16382"/>
        </table:table-row>
        <table:table-row table:style-name="ro1">
          <table:table-cell office:value-type="string" table:style-name="ce4">
            <text:p>এটা কি হাইকোর্টের নির্দেশে চাকরি নাকি কোন অদৃশ্য হাতে নির্দেশে ! উন্নয়নের অজুহাত দেখিয়ে চাকরির নামে টাকার ও সোনার পাহাড় দেখল বাংলার জনগন ! আবারও কি সেই টাকার পাহাড়ের সন্ধানে চাকরি নিয়োগে গল্প হচ্ছে ! চাকরির গল্প শুনলেই জনগন ভয় পায় চুরির !</text:p>
          </table:table-cell>
          <table:table-cell office:value-type="float" office:value="0" table:style-name="ce1">
            <text:p>0</text:p>
          </table:table-cell>
          <table:table-cell table:number-columns-repeated="16382"/>
        </table:table-row>
        <table:table-row table:style-name="ro1">
          <table:table-cell office:value-type="string" table:style-name="ce4">
            <text:p>সে দেশের হিত সাধনে সাধ্যানুসারে সচেষ্ট ও যত্নবান হওয়া, তাহার প্রধান ধর্ম ও তাহার জীবনের, পন্ডিত" ঈশ্বরচন্দ্র বিদ্যাসাগর" "বীরসিংহের সিংহ শিশু! বিদ্যাসাগর বীর!" এর জন্ম দিবসে কোচবিহার ১ নং (A) ব্লক তৃণমূল যুব কংগ্রেসের পক্ষ থেকে জানাই শ্রদ্ধাঞ্জলি ও প্রণাম।</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সেনাবাহিনীর সব গুন্ডামি খালি নিজের দেশের মানুষের সাথেই। মায়ানমারের মতো দেশ যখন বাংলাদেশের সাথে গুন্ডামি শুরু করে তখন হিসাবটা আরও স্পষ্ট হয়।</text:p>
          </table:table-cell>
          <table:table-cell office:value-type="float" office:value="0" table:style-name="ce1">
            <text:p>0</text:p>
          </table:table-cell>
          <table:table-cell table:number-columns-repeated="16382"/>
        </table:table-row>
        <table:table-row table:style-name="ro1">
          <table:table-cell office:value-type="string" table:style-name="ce4">
            <text:p>ছাত্র সমাজই দেখাবে আগামীর পথ বাংলার ছাত্র-ছাত্রীরাই দেশের ভবিষ্যৎ। শিক্ষার প্রগতি সংঘবদ্ধ জীবন দেশপ্রেম WBTMCP</text:p>
          </table:table-cell>
          <table:table-cell office:value-type="float" office:value="1" table:style-name="ce1">
            <text:p>1</text:p>
          </table:table-cell>
          <table:table-cell table:number-columns-repeated="16382"/>
        </table:table-row>
        <table:table-row table:style-name="ro1">
          <table:table-cell office:value-type="string" table:style-name="ce4">
            <text:p>জয় মা দুর্গা....জয় বাংলা WestBengal: দুর্গাপুজোর আগে সরকারি কর্মীদের জন্য সুখবর, মাস শেষের আগেই মিলবে বেতন সরকারের তরফে জানান হয়েছে, এই মাসের ২৮ তারিখ বেতন পাবেন রাজ্য সরকারি কর্মচারীরা। Durgapuja2022 GovernmentSalary MamataBanerjee TMCS</text:p>
          </table:table-cell>
          <table:table-cell office:value-type="float" office:value="1" table:style-name="ce1">
            <text:p>1</text:p>
          </table:table-cell>
          <table:table-cell table:number-columns-repeated="16382"/>
        </table:table-row>
        <table:table-row table:style-name="ro1">
          <table:table-cell office:value-type="string" table:style-name="ce4">
            <text:p>গরু ঘাস খেয়ে দুধ দেয় আর সাপ দুধ খেয়েও বিষ দেয়,পার্থক্যটা খাবারের নয়,পার্থক্যটা জাত স্বভাব ও আচরনের</text:p>
          </table:table-cell>
          <table:table-cell office:value-type="float" office:value="0" table:style-name="ce1">
            <text:p>0</text:p>
          </table:table-cell>
          <table:table-cell table:number-columns-repeated="16382"/>
        </table:table-row>
        <table:table-row table:style-name="ro1">
          <table:table-cell office:value-type="string" table:style-name="ce4">
            <text:p>প্রেরনামূলক কবিতা নারীবাদী কবিতা মোটিভেশনাল কোটস বাবার রাজকন্যা অনুপ্রেরণা মূলক জীবনী শিক্ষা শেয়ারচ্যাট ইনস্টল করুন ও ১ লক্ষ টাকা অব্দি জিততে পারেন</text:p>
          </table:table-cell>
          <table:table-cell office:value-type="float" office:value="1" table:style-name="ce1">
            <text:p>1</text:p>
          </table:table-cell>
          <table:table-cell table:number-columns-repeated="16382"/>
        </table:table-row>
        <table:table-row table:style-name="ro1">
          <table:table-cell office:value-type="string" table:style-name="ce4">
            <text:p>আপনি আপনার বউকে, বোনকে, মেয়েকে বোরকা ছাড়া বের হতে দেননা। অথচ গে/ঞ্জি আর হা/ফ প্যান্ট পরে ফুটবল খেলা নারী দলের চ্যাম্পিয়ন হওয়ায় বুক ফুলিয়ে অভিনন্দন জানাচ্ছেন! আপনি আসলে কোনটা সমর্থন করেন, ইসলামী পর্দা নাকি প্রগতিশীল না/রী/বা/দ? নাকি আপনি উভয় নৌকায় পা দেয়া যাত্রী</text:p>
          </table:table-cell>
          <table:table-cell office:value-type="float" office:value="0" table:style-name="ce1">
            <text:p>0</text:p>
          </table:table-cell>
          <table:table-cell table:number-columns-repeated="16382"/>
        </table:table-row>
        <table:table-row table:style-name="ro1">
          <table:table-cell office:value-type="string" table:style-name="ce4">
            <text:p>বাঃ 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ভাই গাধার জন্য রান্না করতে যাব কোন দুঃখে, তোমরাই কর, আর গাধাকে পুজো কর।</text:p>
          </table:table-cell>
          <table:table-cell office:value-type="float" office:value="0" table:style-name="ce1">
            <text:p>0</text:p>
          </table:table-cell>
          <table:table-cell table:number-columns-repeated="16382"/>
        </table:table-row>
        <table:table-row table:style-name="ro1">
          <table:table-cell office:value-type="string" table:style-name="ce4">
            <text:p>অপমানের প্রতিশোধ নেওয়া সাহসের বড়াই নয়।</text:p>
          </table:table-cell>
          <table:table-cell office:value-type="float" office:value="0" table:style-name="ce1">
            <text:p>0</text:p>
          </table:table-cell>
          <table:table-cell table:number-columns-repeated="16382"/>
        </table:table-row>
        <table:table-row table:style-name="ro1">
          <table:table-cell office:value-type="string" table:style-name="ce4">
            <text:p>কোহলি এখনও শচিনকে ছাড়িয়ে যেতে পারে: পন্টিং via িরাপদ নিউজ</text:p>
          </table:table-cell>
          <table:table-cell office:value-type="float" office:value="0" table:style-name="ce1">
            <text:p>0</text:p>
          </table:table-cell>
          <table:table-cell table:number-columns-repeated="16382"/>
        </table:table-row>
        <table:table-row table:style-name="ro1">
          <table:table-cell office:value-type="string" table:style-name="ce4">
            <text:p>আহ আমি বাংলাদেশ!!!!!! আমার অপরাধ আমি বিএনপির মিছিলে এসেছি !!!!! আজ মুন্সিগঞ্জে পুলিশ গুলিতে জাজরা মুখ</text:p>
          </table:table-cell>
          <table:table-cell office:value-type="float" office:value="0" table:style-name="ce1">
            <text:p>0</text:p>
          </table:table-cell>
          <table:table-cell table:number-columns-repeated="16382"/>
        </table:table-row>
        <table:table-row table:style-name="ro1">
          <table:table-cell office:value-type="string" table:style-name="ce4">
            <text:p>তার মানে আপনার, মা,বোন, সবাই খানকি,সব মেয়েরা খানকি না,মপয়েরা হল মায়ের জাত!</text:p>
          </table:table-cell>
          <table:table-cell office:value-type="float" office:value="0" table:style-name="ce1">
            <text:p>0</text:p>
          </table:table-cell>
          <table:table-cell table:number-columns-repeated="16382"/>
        </table:table-row>
        <table:table-row table:style-name="ro1">
          <table:table-cell office:value-type="string" table:style-name="ce4">
            <text:p>পথ-নাটিকা :- " Don't touch my body, I am Males, you are a Lady " গত-পরশু বিজেপির রাজ্য দপ্তরের সামনে এই নাটক অসাধারণ হয়েছে ll এভাবেই তোদের নোংরামি তুলে ধরবো ll বিজেপি হটাও, দেশ বাঁচাও !!!</text:p>
          </table:table-cell>
          <table:table-cell office:value-type="float" office:value="0" table:style-name="ce1">
            <text:p>0</text:p>
          </table:table-cell>
          <table:table-cell table:number-columns-repeated="16382"/>
        </table:table-row>
        <table:table-row table:style-name="ro1">
          <table:table-cell office:value-type="string" table:style-name="ce4">
            <text:p>ব্রেকিং নিউজ আবারো_বাংলাদেশের_বিশ্বজয় সৌদি কিং আব্দুল আজিজ হিফজুল কোরআন প্রতিযোগিতায় 111 টি দেশের মধ্যে হাফেজ_ত্বাকরিম_৩য়_স্থান_অধিকার_করেছে আলহামদুলিল্লাহ । সে মারকাজু ফয়জিল কুরআন আল ইসলামিয়া মিরপুর ঢাকার ছাত্র আমরা তার উজ্জ্বল ভবিষ্যৎ কামনা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আজ এই মুহুর্তে তমলুক শহর মহিলা তৃণমূল কংগ্রেস কমিটির উদ্যোগে বিজেপি শাসিত উত্তরপ্রদেশের লখিমপুরে দলিত দুই নাবালিকাকে ধর্ষণ করে খুন করার প্রতিবাদে তমলুকের হাসপাতাল মোড়ে মৌন মিছিলে উপস্থিত আছেন তমলুক সাংগঠনিক জেলার এসসি/ওবিসি সেলের সভানেত্রী তৃপ্তি বর্মন খাঁড়া। FAM4TMC</text:p>
          </table:table-cell>
          <table:table-cell office:value-type="float" office:value="1" table:style-name="ce1">
            <text:p>1</text:p>
          </table:table-cell>
          <table:table-cell table:number-columns-repeated="16382"/>
        </table:table-row>
        <table:table-row table:style-name="ro1">
          <table:table-cell office:value-type="string" table:style-name="ce4">
            <text:p>কখনো কাউকে অযোগ্য বলে অবহেলা করো না। ভেবে দেখো তুমিও কারো না কারো কাছে অযোগ্য। কেউ কারো যোগ্য নয়, যোগ্য বিবেচনা করে নিতে হয়।!!!</text:p>
          </table:table-cell>
          <table:table-cell office:value-type="float" office:value="1" table:style-name="ce1">
            <text:p>1</text:p>
          </table:table-cell>
          <table:table-cell table:number-columns-repeated="16382"/>
        </table:table-row>
        <table:table-row table:style-name="ro1">
          <table:table-cell office:value-type="string" table:style-name="ce4">
            <text:p>এসএসসি নিয়োগ দুর্নীতিকাণ্ডের পাণ্ডা পার্থ, CBI জেরায় বিস্ফোরক স্বীকারোক্তি সুবীরেশের ParthaChatterjee SubireshBhattacharya CBI</text:p>
          </table:table-cell>
          <table:table-cell office:value-type="float" office:value="0" table:style-name="ce1">
            <text:p>0</text:p>
          </table:table-cell>
          <table:table-cell table:number-columns-repeated="16382"/>
        </table:table-row>
        <table:table-row table:style-name="ro1">
          <table:table-cell office:value-type="string" table:style-name="ce4">
            <text:p>অসম শিক্ষা বৈশ্বিক ‘বিভাজন’ বাড়িয়ে তুলছে: জাতিসংঘ মহাসচিব</text:p>
          </table:table-cell>
          <table:table-cell office:value-type="float" office:value="0" table:style-name="ce1">
            <text:p>0</text:p>
          </table:table-cell>
          <table:table-cell table:number-columns-repeated="16382"/>
        </table:table-row>
        <table:table-row table:style-name="ro1">
          <table:table-cell office:value-type="string" table:style-name="ce4">
            <text:p>মুন্সীগঞ্জে পুলিশ-বিএনপি সংঘর্ষ: হাসপাতালে চিকিৎসাধীন গুলিবিদ্ধ যুবদল কর্মীর মৃত্যু</text:p>
          </table:table-cell>
          <table:table-cell office:value-type="float" office:value="0" table:style-name="ce1">
            <text:p>0</text:p>
          </table:table-cell>
          <table:table-cell table:number-columns-repeated="16382"/>
        </table:table-row>
        <table:table-row table:style-name="ro1">
          <table:table-cell office:value-type="string" table:style-name="ce4">
            <text:p>শালা ফকিন্নি, ওবুজি চ্যাট করার লোক খোঁজে?</text:p>
          </table:table-cell>
          <table:table-cell office:value-type="float" office:value="0" table:style-name="ce1">
            <text:p>0</text:p>
          </table:table-cell>
          <table:table-cell table:number-columns-repeated="16382"/>
        </table:table-row>
        <table:table-row table:style-name="ro1">
          <table:table-cell office:value-type="string" table:style-name="ce4">
            <text:p>পরাজয় মেনে নিয়ে এখনই যুদ্ধ যুদ্ধ থেকে ফিরে আসা উচিত। ইউরোপীয়রা যেমন সমস্যায় পড়েছে, তেমনিভাবে রাশিয়াও ধ্বংসের দ্বারপ্রান্তে যাবে। পাশাপাশি বিশ্বে খাদ্য সমস্যা আরো প্রকট হবে।</text:p>
          </table:table-cell>
          <table:table-cell office:value-type="float" office:value="0" table:style-name="ce1">
            <text:p>0</text:p>
          </table:table-cell>
          <table:table-cell table:number-columns-repeated="16382"/>
        </table:table-row>
        <table:table-row table:style-name="ro1">
          <table:table-cell office:value-type="string" table:style-name="ce4">
            <text:p>এই নির্মম তঞ্চকতা ও বঞ্চনা কেবলই বাংলায় বেকার যুবক ও যুবতী দের জন্য??? ধিক্ ধিক্ শত ধিক্ ।</text:p>
          </table:table-cell>
          <table:table-cell office:value-type="float" office:value="0" table:style-name="ce1">
            <text:p>0</text:p>
          </table:table-cell>
          <table:table-cell table:number-columns-repeated="16382"/>
        </table:table-row>
        <table:table-row table:style-name="ro1">
          <table:table-cell office:value-type="string" table:style-name="ce4">
            <text:p>সৌন্দর্য হলো তাদের অংশ, যারা চিন্তা করে।আর সেই চিন্তা পরিণত হয় শিল্পে। islamicart</text:p>
          </table:table-cell>
          <table:table-cell office:value-type="float" office:value="1" table:style-name="ce1">
            <text:p>1</text:p>
          </table:table-cell>
          <table:table-cell table:number-columns-repeated="16382"/>
        </table:table-row>
        <table:table-row table:style-name="ro1">
          <table:table-cell office:value-type="string" table:style-name="ce4">
            <text:p>রাজ্যসভায় ত্রিপুরার একমাত্র আসনের উপনির্বাচনে আজ ৪৩টি ভোট পেয়ে বিজয়ী হয়েছেন বিজেপি-আইপিএফটি প্রার্থী প্রাক্তন মুখ্যমন্ত্রী বিপ্লব কুমার দেব| অন্যদিকে বামফ্রন্ট প্রার্থী প্রাক্তন মন্ত্রী ভানুলাল সাহা পেয়েছেন ১৫টি ভোট| সব মিলিয়ে ৫৮ জন বিধায়ক ভোটদানে অংশগ্রহণ করেন Tripura</text:p>
          </table:table-cell>
          <table:table-cell office:value-type="float" office:value="1" table:style-name="ce1">
            <text:p>1</text:p>
          </table:table-cell>
          <table:table-cell table:number-columns-repeated="16382"/>
        </table:table-row>
        <table:table-row table:style-name="ro1">
          <table:table-cell office:value-type="string" table:style-name="ce4">
            <text:p>বাঙালি হিন্দু আবার কি?বাঙালি মানে বাই ডিফল্ট সে হিন্দু। মুসলিমরা বাংলাভাষী কিন্তু বাঙালি নয়।</text:p>
          </table:table-cell>
          <table:table-cell office:value-type="float" office:value="0" table:style-name="ce1">
            <text:p>0</text:p>
          </table:table-cell>
          <table:table-cell table:number-columns-repeated="16382"/>
        </table:table-row>
        <table:table-row table:style-name="ro1">
          <table:table-cell office:value-type="string" table:style-name="ce4">
            <text:p>ইডেনের সাপ্লাই এটা তো নতুন কিছু না! এটাতো ঐতিহ্যেগতভাবে যুগের পর যুগ চলে আসছে! বরং ওপেন সিক্রেট! ধন্যবাদ সাহসী নেত্রী মিডিয়ার সামনে সরাসরি উত্থাপণ করার জন্য! কথা হচ্ছে ইডেনের নিরবচ্ছিন্ন সাপ্লাইয়ের মত যদি সারাদেশের মানুষ বিদ্যুৎ, গ্যাস &amp;amp; পানিটাও পেত</text:p>
          </table:table-cell>
          <table:table-cell office:value-type="float" office:value="1" table:style-name="ce1">
            <text:p>1</text:p>
          </table:table-cell>
          <table:table-cell table:number-columns-repeated="16382"/>
        </table:table-row>
        <table:table-row table:style-name="ro1">
          <table:table-cell office:value-type="string" table:style-name="ce4">
            <text:p>SamanthaForMivi গানের জগতে সমতা প্রবেশ করলে পৃথিবী বদলে যাবে</text:p>
          </table:table-cell>
          <table:table-cell office:value-type="float" office:value="0" table:style-name="ce1">
            <text:p>0</text:p>
          </table:table-cell>
          <table:table-cell table:number-columns-repeated="16382"/>
        </table:table-row>
        <table:table-row table:style-name="ro1">
          <table:table-cell office:value-type="string" table:style-name="ce4">
            <text:p>পার্থ ও অর্পিতা একত্রে ফুকেটে গিয়েছেন ইডি ! বিদেশ ভ্রমণের জন্য একজন মিনমিনকে মুখ্যমন্ত্রীর অনুমতি নিতে হবে ! একজনকে অংশীদারদের বিবরণ শেয়ার করতে হবে সে কি অনুমতি নেয়নি? কিন্তু বলেছিলে অর্পিতাকে চেনে না ! তুমি কি মিথ্যা বলছ? নাকি আপনার ডিমেনশিয়া আছে ?</text:p>
          </table:table-cell>
          <table:table-cell office:value-type="float" office:value="0" table:style-name="ce1">
            <text:p>0</text:p>
          </table:table-cell>
          <table:table-cell table:number-columns-repeated="16382"/>
        </table:table-row>
        <table:table-row table:style-name="ro1">
          <table:table-cell office:value-type="string" table:style-name="ce4">
            <text:p>শার্শায় ধর্ষণের অভিযোগে ২ যুবক আটক</text:p>
          </table:table-cell>
          <table:table-cell office:value-type="float" office:value="0" table:style-name="ce1">
            <text:p>0</text:p>
          </table:table-cell>
          <table:table-cell table:number-columns-repeated="16382"/>
        </table:table-row>
        <table:table-row table:style-name="ro1">
          <table:table-cell office:value-type="string" table:style-name="ce4">
            <text:p>সংযুক্ত আরব আমিরাতে স্বাগতিকদের বিপক্ষে টস হেরে ব্যাট করে ৫ উইকেটে ১৫৮ রান তুলেছে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কোন ব্যক্তির মনের অবস্থান সম্পর্কে বুঝতে হলে, তার ঘনিষ্ঠতা অর্জন করতে হয়, কিন্তু এখানেও আমাদের সমাজের অনেক বড় বাঁধা, কেননা ঘনিষ্ঠ ব্যক্তিবর্গ ছাড়া কখনো মনস্তান্তিক দুঃখ বেদনা স্পর্শ করে না! আর তিরস্কার এই আপন বা ঘনিষ্ঠ মানুষগুলোই করে থাকে! শুভ রাত্রি প্রিয় বন্ধুরা</text:p>
          </table:table-cell>
          <table:table-cell office:value-type="float" office:value="1" table:style-name="ce1">
            <text:p>1</text:p>
          </table:table-cell>
          <table:table-cell table:number-columns-repeated="16382"/>
        </table:table-row>
        <table:table-row table:style-name="ro1">
          <table:table-cell office:value-type="string" table:style-name="ce4">
            <text:p>বাংলা এখন ভালো আছে, শান্তিতে আছে। ভারত জ্বালাও পার্টি বহিরাগত গুন্ডা এনে তান্ডব করেছে! বিজেপি আশ্রিত দুষ্কৃতীরা পুলিশদের লাঠি, ইঁট, বাঁশ দিয়ে মেরেছে, পুলিশ ভ্যান জ্বালিয়েছে। এরপরেও গুলি না চালিয়ে ধৈর্যের পরিচয় দিয়েছে। তাদের কুর্ণিশ জানাই</text:p>
          </table:table-cell>
          <table:table-cell office:value-type="float" office:value="0" table:style-name="ce1">
            <text:p>0</text:p>
          </table:table-cell>
          <table:table-cell table:number-columns-repeated="16382"/>
        </table:table-row>
        <table:table-row table:style-name="ro1">
          <table:table-cell office:value-type="string" table:style-name="ce4">
            <text:p>আফসোস বিপদে কালে সহযোগিতাকারী, লাল ভালোবাসা দাতা রক্ত যোদ্ধারা প্রাপ্য সম্মানটুকুই পায় না আমাদের থেকে।</text:p>
          </table:table-cell>
          <table:table-cell office:value-type="float" office:value="0" table:style-name="ce1">
            <text:p>0</text:p>
          </table:table-cell>
          <table:table-cell table:number-columns-repeated="16382"/>
        </table:table-row>
        <table:table-row table:style-name="ro1">
          <table:table-cell office:value-type="string" table:style-name="ce4">
            <text:p>*হিন্দুদের ধর্ম,দেব দেবী নিয়ে মজা মস্করা সহজেই করা যায়, কারন হিন্দুরা এই সব অপমান সহ্য করতে অভ্যস্ত। অন্য ধর্ম কে ছোট করে এই রকম মস্করা করার কিন্তু সাহস নেই এদের। ধিক্কার জানাই...!*</text:p>
          </table:table-cell>
          <table:table-cell office:value-type="float" office:value="0" table:style-name="ce1">
            <text:p>0</text:p>
          </table:table-cell>
          <table:table-cell table:number-columns-repeated="16382"/>
        </table:table-row>
        <table:table-row table:style-name="ro1">
          <table:table-cell office:value-type="string" table:style-name="ce4">
            <text:p>পেছনে শিক্ষা মন্ত্রী সামনে ভুলভাল বকছেন বাংলার সীএম … আমার মনে হয়না বিরোধী পার্টী বিজেপি ছাড়া বাংলার কোনো ইতিহাসের পন্ডিত বা বুদ্ধিজীবির সাহস নেই ওনাকে correct করার সাহস রাখেন…</text:p>
          </table:table-cell>
          <table:table-cell office:value-type="float" office:value="0" table:style-name="ce1">
            <text:p>0</text:p>
          </table:table-cell>
          <table:table-cell table:number-columns-repeated="16382"/>
        </table:table-row>
        <table:table-row table:style-name="ro1">
          <table:table-cell office:value-type="string" table:style-name="ce4">
            <text:p>বেঁচে থাকার তাগিদে যুদ্ধ টা চলে জীবনের সাথেই</text:p>
          </table:table-cell>
          <table:table-cell office:value-type="float" office:value="1" table:style-name="ce1">
            <text:p>1</text:p>
          </table:table-cell>
          <table:table-cell table:number-columns-repeated="16382"/>
        </table:table-row>
        <table:table-row table:style-name="ro1">
          <table:table-cell office:value-type="string" table:style-name="ce4">
            <text:p>রানীগঞ্জ ব্লক তৃণমূল যুব কংগ্রেসের ডাকে বিজেপির এজেন্সি চাই না, চাকরী চাই। ED ও CBI এর নিরপেক্ষতার দাবীতে অবস্থান বিক্ষোভ করা হলো। TMCS NLMD</text:p>
          </table:table-cell>
          <table:table-cell office:value-type="float" office:value="0" table:style-name="ce1">
            <text:p>0</text:p>
          </table:table-cell>
          <table:table-cell table:number-columns-repeated="16382"/>
        </table:table-row>
        <table:table-row table:style-name="ro1">
          <table:table-cell office:value-type="string" table:style-name="ce4">
            <text:p>নবী করীম (সাঃ) এরশাদ করেছেনঃ যে ব্যক্তি কোরআন মাজীদে (তেলাওয়াতে) পারদর্শী,সে সেই সকল ফেরেশতাদের সঙ্গী যারা সম্মানিত ও মর্যাদাবান আর যে ব্যক্তি কোরআন মাজীদ তেলাওয়াত করতে গিয়ে আটকে যায় এবং কঠিনতার সম্মুখীন হয় তার জন্য রয়েছে দ্বিগুণ সওয়াব । (সহীহ মুসলিম)</text:p>
          </table:table-cell>
          <table:table-cell office:value-type="float" office:value="0" table:style-name="ce1">
            <text:p>0</text:p>
          </table:table-cell>
          <table:table-cell table:number-columns-repeated="16382"/>
        </table:table-row>
        <table:table-row table:style-name="ro1">
          <table:table-cell office:value-type="string" table:style-name="ce4">
            <text:p>ক্রীড়ামন্ত্রী অনুরাগ ঠাকুর নেহেরু যুব কেন্দ্রের ১৪ হাজার ভলেন্টিয়ারের জন্য,দক্ষতা বৃদ্ধির প্রশিক্ষণ কর্মসূচির সূচনা করেছেন।তিনি বলেছেন,প্রশিক্ষিত যুব ভলেন্টিয়াররা, প্রধানমন্ত্রীর স্বাধীনতা দিবসের ভাষণে ঘোষিত,পঞ্চ প্রাণ লক্ষ্য পূরণে গুরুত্বপূর্ণ ভূমিকা পালন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জাতীয় শিক্ষক তথা দক্ষিণ হাওড়া বিধানসভা কেন্দ্রের প্রাক্তন বিধায়ক মাননীয় শ্রী ব্রজমোহন মজুমদারের মৃত্যুতে আমি গভীরভাবে শোকাহত, ওঁনার বিদেহী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একটা বালছাল লোক, পাগলের প্রোলাপ বকে, আঠ বছর আগে জেলের ভাত খেয়ে মাথাটা পুরোই গেছে। এর কথা দুধ ভাত</text:p>
          </table:table-cell>
          <table:table-cell office:value-type="float" office:value="0" table:style-name="ce1">
            <text:p>0</text:p>
          </table:table-cell>
          <table:table-cell table:number-columns-repeated="16382"/>
        </table:table-row>
        <table:table-row table:style-name="ro1">
          <table:table-cell office:value-type="string" table:style-name="ce4">
            <text:p>Virat Kohli : আর মাত্র ২০৭ রান, বিরাট কোহলি টপকে যাবেন রাহুল দ্রাবিড়কে - Pralipta</text:p>
          </table:table-cell>
          <table:table-cell office:value-type="float" office:value="1" table:style-name="ce1">
            <text:p>1</text:p>
          </table:table-cell>
          <table:table-cell table:number-columns-repeated="16382"/>
        </table:table-row>
        <table:table-row table:style-name="ro1">
          <table:table-cell office:value-type="string" table:style-name="ce4">
            <text:p>হিন্দুদের হিতাকাঙ্ক্ষী দল তাহলে মুসলমানদের মন জয় করতে কেন ??</text:p>
          </table:table-cell>
          <table:table-cell office:value-type="float" office:value="0" table:style-name="ce1">
            <text:p>0</text:p>
          </table:table-cell>
          <table:table-cell table:number-columns-repeated="16382"/>
        </table:table-row>
        <table:table-row table:style-name="ro1">
          <table:table-cell office:value-type="string" table:style-name="ce4">
            <text:p>বিশ্বাস মানে হতে পারে আস্থা, ভরসা। বিশ্বাসের দৃঢ়তা (বিশ্বাস যত বেশি সন্দেহ তত কম) খুব বেশি হলে তাকে বলা যায় ভক্তি বা অন্ধবিশ্বাস । আবার বিশ্বাস মানে হতে পারে আশা বা আশ্বাস বা বিশ্বাস করার ইচ্ছা।</text:p>
          </table:table-cell>
          <table:table-cell office:value-type="float" office:value="1" table:style-name="ce1">
            <text:p>1</text:p>
          </table:table-cell>
          <table:table-cell table:number-columns-repeated="16382"/>
        </table:table-row>
        <table:table-row table:style-name="ro1">
          <table:table-cell office:value-type="string" table:style-name="ce4">
            <text:p>পুজোর দিনগুলোতে হাসপাতালের অন্তরবিভাগ ও বহির্বিভাগের রোগীরা চিকিৎসা করাতে গিয়ে যাতে কোনো অসুবিধায় না পড়েন তা নিশ্চিত করতে এই উদ্যোগ নেওয়া হয়েছে।</text:p>
          </table:table-cell>
          <table:table-cell office:value-type="float" office:value="1" table:style-name="ce1">
            <text:p>1</text:p>
          </table:table-cell>
          <table:table-cell table:number-columns-repeated="16382"/>
        </table:table-row>
        <table:table-row table:style-name="ro1">
          <table:table-cell office:value-type="string" table:style-name="ce4">
            <text:p>এ 'পিস' অফ হিস্ট্রি: ছোট বেলা থেকে প্রধানমন্ত্রী মোদীর ডায়েরির পাতাগুলি বিশ্ব শান্তির বিষয়ে তাঁর দৃষ্টিভঙ্গি প্রকাশ করে via NaMo App</text:p>
          </table:table-cell>
          <table:table-cell office:value-type="float" office:value="1" table:style-name="ce1">
            <text:p>1</text:p>
          </table:table-cell>
          <table:table-cell table:number-columns-repeated="16382"/>
        </table:table-row>
        <table:table-row table:style-name="ro1">
          <table:table-cell office:value-type="string" table:style-name="ce4">
            <text:p>একটা বয়সে প্রেমে পড়া সহজ, বিয়ে করাও সহজ, কঠিন কাজ হলো ভালোবাসা বজায় রেখে, পারস্পরিক সম্মান বজায় রেখে ঘর সংসার করা</text:p>
          </table:table-cell>
          <table:table-cell office:value-type="float" office:value="1" table:style-name="ce1">
            <text:p>1</text:p>
          </table:table-cell>
          <table:table-cell table:number-columns-repeated="16382"/>
        </table:table-row>
        <table:table-row table:style-name="ro1">
          <table:table-cell office:value-type="string" table:style-name="ce4">
            <text:p>জানা আছে কি? দ্বীন ইসলামে মুসলমানদের জন্য কতগুলো খুশির দিন রয়েছে? জেনে নিন ছবির সারাংশ থেকে। বিম্তারিত: 90DaysMahfil</text:p>
          </table:table-cell>
          <table:table-cell office:value-type="float" office:value="1" table:style-name="ce1">
            <text:p>1</text:p>
          </table:table-cell>
          <table:table-cell table:number-columns-repeated="16382"/>
        </table:table-row>
        <table:table-row table:style-name="ro1">
          <table:table-cell office:value-type="string" table:style-name="ce4">
            <text:p>কেন মাতাল সারদায় দুর্নীতি তে জেল খাটা আসামি সঙ্গে চাকরি চোরের খেলা শেষ ! খেলা শুরু করে ময়দান থেকে পালাতে হচ্ছে কেন,পুলিশকে চাটা মেরে কয়লার আবির্ভাব ! অবশেষে কেউ বলছে মোদী ভালো বাকিরা নাকি খারাপ ! ঠেলায় পরে বাবাজি তৃণমূলে নেত্রীকে দেখে বুঝবে!</text:p>
          </table:table-cell>
          <table:table-cell office:value-type="float" office:value="0" table:style-name="ce1">
            <text:p>0</text:p>
          </table:table-cell>
          <table:table-cell table:number-columns-repeated="16382"/>
        </table:table-row>
        <table:table-row table:style-name="ro1">
          <table:table-cell office:value-type="string" table:style-name="ce4">
            <text:p>ভারতীয় চলচ্চিত্র জগতের বিখ্যাত কৌতুক অভিনেতা শ্রী রাজু শ্রীবাস্তব মহাশয় যিনি সারা জীবন তাঁর উদ্ভাবনী শিল্প ও দক্ষতা দিয়ে সকলকে বিনোদন দিয়েছেন। তাঁর অকাল মৃত্যু অত্যন্ত দুঃখজনক। ঈশ্বরের কাছে তাঁর আত্মার শান্তি কামনা করছি এবং শোকসন্তপ্ত পরিবারের প্রতি গভীর সমবেদনা জ্ঞাপন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দুঃখজনক হলেও সত্যি নিকট আত্মীয়ের সম্পর্ক গুলো আজ বড়ই অবহেলিত মনে হচ্ছে। পারস্পারিক শ্রদ্ধাবোধ সুখে-দুঃখে একে অন্যের খোঁজখবর নেয়া ভ্রাতৃত্বের বন্ধনে আবদ্ধ থাকা, এ যেন এক স্বপ্নে পরিণত হয়েছে ...</text:p>
          </table:table-cell>
          <table:table-cell office:value-type="float" office:value="0" table:style-name="ce1">
            <text:p>0</text:p>
          </table:table-cell>
          <table:table-cell table:number-columns-repeated="16382"/>
        </table:table-row>
        <table:table-row table:style-name="ro1">
          <table:table-cell office:value-type="string" table:style-name="ce4">
            <text:p>রোহিঙ্গা ইস্যুতে শক্ত পদক্ষেপ নিতে এবং সংখ্যালঘুদের অব্যাহত দমন-পীড়ন বন্ধে মিয়ানমারের ওপর চাপ সৃষ্টিতে আন্তর্জাতিক সম্প্রদায়কে বাস্তবভিত্তিক পদক্ষেপ নেয়ার আহ্বান জানিয়েছেন প্রধানমন্ত্রী শেখ হাসিনা... satv SATVNEWS News Bangladesh Rohingya</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কর্মীরা তোমাদের "চোর" বললে তোমরা লাঠি দিয়ে মারো, চামড়া দিয়ে জুতো বানানোর হুমকি দাও। পশ্চিমবঙ্গের সাধারণ মানুষকেও হুমকি দেবে? দেখো গ্রামের ভাদু গানে ভেসে আসছে তোমাদের বিনাশের সুর।</text:p>
          </table:table-cell>
          <table:table-cell office:value-type="float" office:value="0" table:style-name="ce1">
            <text:p>0</text:p>
          </table:table-cell>
          <table:table-cell table:number-columns-repeated="16382"/>
        </table:table-row>
        <table:table-row table:style-name="ro1">
          <table:table-cell office:value-type="string" table:style-name="ce4">
            <text:p>অভিনন্দন হাফেজ সালেহ আহমেদ তাকরীম</text:p>
          </table:table-cell>
          <table:table-cell office:value-type="float" office:value="1" table:style-name="ce1">
            <text:p>1</text:p>
          </table:table-cell>
          <table:table-cell table:number-columns-repeated="16382"/>
        </table:table-row>
        <table:table-row table:style-name="ro1">
          <table:table-cell office:value-type="string" table:style-name="ce4">
            <text:p>কী হবে ছাত্র সেজে চুমু খেয়ে সনদখানা? যদি হয় বিদ্যালয়টা পতি*তাদের আড্ডাখানা। __আইনুদ্দীন আল আজাদ রহ.।</text:p>
          </table:table-cell>
          <table:table-cell office:value-type="float" office:value="0" table:style-name="ce1">
            <text:p>0</text:p>
          </table:table-cell>
          <table:table-cell table:number-columns-repeated="16382"/>
        </table:table-row>
        <table:table-row table:style-name="ro1">
          <table:table-cell office:value-type="string" table:style-name="ce4">
            <text:p>দেশের হয়ে কাজ করতে গেলে বিজেপি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রাশিয়া-ইউক্রেন যুদ্ধ বন্ধের পক্ষে সওয়াল ভারতের</text:p>
          </table:table-cell>
          <table:table-cell office:value-type="float" office:value="1" table:style-name="ce1">
            <text:p>1</text:p>
          </table:table-cell>
          <table:table-cell table:number-columns-repeated="16382"/>
        </table:table-row>
        <table:table-row table:style-name="ro1">
          <table:table-cell office:value-type="string" table:style-name="ce4">
            <text:p>দিনের পর দিন সরকারের দ্বারস্থ হয়েও মেলেনি সুরাহা। গত সাড়ে চার বছর ধরে বঞ্চনার শিকার প্রায় ১৯ হাজার অঙ্গনওয়াড়ি কর্মী। বেতন বা পেনশন এক টাকাও বাড়েনি তাঁদের। সর্বোচ্চ আদালতের রায়ের পরেও কেন ন্যায্য দাবি থেকে বঞ্চিত এই কর্মীরা, সরকার জবাব দাও FAM4TMC</text:p>
          </table:table-cell>
          <table:table-cell office:value-type="float" office:value="0" table:style-name="ce1">
            <text:p>0</text:p>
          </table:table-cell>
          <table:table-cell table:number-columns-repeated="16382"/>
        </table:table-row>
        <table:table-row table:style-name="ro1">
          <table:table-cell office:value-type="string" table:style-name="ce4">
            <text:p>আবেগ আর ভালোবাসা র আরেক নাম এবং</text:p>
          </table:table-cell>
          <table:table-cell office:value-type="float" office:value="1" table:style-name="ce1">
            <text:p>1</text:p>
          </table:table-cell>
          <table:table-cell table:number-columns-repeated="16382"/>
        </table:table-row>
        <table:table-row table:style-name="ro1">
          <table:table-cell office:value-type="string" table:style-name="ce4">
            <text:p>যুক্তরাজ্য সরকারের আমন্ত্রণে চীনা প্রেসিডেন্ট শি জিনপিংয়ের বিশেষ প্রতিনিধি ভাইস প্রেসিডেন্ট ওয়াং কিশান ১৯সেপ্টেম্বর লন্ডনে অনুষ্ঠিতব্য রানী এলিজাবেথ দ্বিতীয়ের শেষকৃত্যে যোগ দেবেন বলে শনিবার পররাষ্ট্র মন্ত্রণালয়ের মুখপাত্র মাও নিং ঘোষণা করেছেন</text:p>
          </table:table-cell>
          <table:table-cell office:value-type="float" office:value="1" table:style-name="ce1">
            <text:p>1</text:p>
          </table:table-cell>
          <table:table-cell table:number-columns-repeated="16382"/>
        </table:table-row>
        <table:table-row table:style-name="ro1">
          <table:table-cell office:value-type="string" table:style-name="ce4">
            <text:p>110 কেজি ওজনে ধোন কিভাবে খাড়া হয় গবেষনা হোক।গবেষনা সেষে খানকির ছেলের পোদে গরম শিক ঢুকিয়ে শাস্তি দেওয়া হোক।চোরচোদা সব ছোটলোক তৃণমূলীদের একই শাস্তির দাবী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জলাভূমি সংক্রান্ত একটি পরামর্শ (ওয়াটারবডি অ্যাডভাইজরি) জারি করা হয়েছে। প্রভাবিত হওয়া জলাভূমি সম্পর্কে আরো তথ্যের জন্য, 311-এ ফোন করুন বা ওয়েবসাইটে যান।</text:p>
          </table:table-cell>
          <table:table-cell office:value-type="float" office:value="1" table:style-name="ce1">
            <text:p>1</text:p>
          </table:table-cell>
          <table:table-cell table:number-columns-repeated="16382"/>
        </table:table-row>
        <table:table-row table:style-name="ro1">
          <table:table-cell office:value-type="string" table:style-name="ce4">
            <text:p>খুবই দুঃখ জনক ঘটনা মহালায়ার পবিত্র দিনে এমন দূর্ঘটনা কিছুতেই মেনে নিতে পারছি না,হে মাতা মঙ্গলময়ী এরকম একটি মর্মান্তিক ঘটনায় আমি শোকাহত, বাকরুদ্ধ। ওই এলাকার আশেপাশে যারা আছেন সকলকে অনুরোধ করছি, চলমান উদ্ধার অভিযানে এগিয়ে যান।</text:p>
          </table:table-cell>
          <table:table-cell office:value-type="float" office:value="0" table:style-name="ce1">
            <text:p>0</text:p>
          </table:table-cell>
          <table:table-cell table:number-columns-repeated="16382"/>
        </table:table-row>
        <table:table-row table:style-name="ro1">
          <table:table-cell office:value-type="string" table:style-name="ce4">
            <text:p>ফিলিস্তিনি মুসলমানদের স্বাধীনতা আমরা চাই!!!!</text:p>
          </table:table-cell>
          <table:table-cell office:value-type="float" office:value="0" table:style-name="ce1">
            <text:p>0</text:p>
          </table:table-cell>
          <table:table-cell table:number-columns-repeated="16382"/>
        </table:table-row>
        <table:table-row table:style-name="ro1">
          <table:table-cell office:value-type="string" table:style-name="ce4">
            <text:p>জীবনের কোন রং হয় নাকি? জীবন সেতো এক অনিশ্চিতয়তার নাম, যার নিদিষ্ট শুরু আছে,কিন্তু! শেষ হওয়ার নিদিষ্ট কোন সময় নাই।</text:p>
          </table:table-cell>
          <table:table-cell office:value-type="float" office:value="0" table:style-name="ce1">
            <text:p>0</text:p>
          </table:table-cell>
          <table:table-cell table:number-columns-repeated="16382"/>
        </table:table-row>
        <table:table-row table:style-name="ro1">
          <table:table-cell office:value-type="string" table:style-name="ce4">
            <text:p>আজ রামপুর ২তে রাখাল দাসের বাড়িতে, আমি এবং প্রতিমন্ত্রী মাননীয় জন বার্লা মহাশয়। ভবিষ্যতে পরিবারের পাশে থাকার আশ্বাস দিলাম।</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গর্ব আমাদের অনুপ্রেরণা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শিক্ষা, শান্তি, প্রগতি, প্রিয় নেতা Fahmi Gulandaz Babel এমপি মহোদয়ের বিশ্বস্ত আস্থাভাজন গফরগাঁও উপজেলা ছাত্রলীগের গর্ব ছাত্রসমাজের অহংকার গফরগাঁও উপজেলা ছাত্রলীগের সংগ্রামী সাধারন সম্পাদক Shariful Islam Mondul কাকা,।</text:p>
          </table:table-cell>
          <table:table-cell office:value-type="float" office:value="1" table:style-name="ce1">
            <text:p>1</text:p>
          </table:table-cell>
          <table:table-cell table:number-columns-repeated="16382"/>
        </table:table-row>
        <table:table-row table:style-name="ro1">
          <table:table-cell office:value-type="string" table:style-name="ce4">
            <text:p>কেবল পার্থ-অনুব্রত ইস্যুর উপর নির্ভরশীলতা নয়, বুথ শক্তিশালী করার বার্তা ধর্মেন্দ্রর DharmendraPradhan | BJPMeet</text:p>
          </table:table-cell>
          <table:table-cell office:value-type="float" office:value="0" table:style-name="ce1">
            <text:p>0</text:p>
          </table:table-cell>
          <table:table-cell table:number-columns-repeated="16382"/>
        </table:table-row>
        <table:table-row table:style-name="ro1">
          <table:table-cell office:value-type="string" table:style-name="ce4">
            <text:p>শুধু রাশিয়ার হামলার নিন্দা নয়, এমন পদক্ষেপের জন্য সে দেশকে চরম শাস্তি দেবার আহ্বান জানিয়েছেন জেলেনস্কি৷ এমন আগ্রাসন চালালে তার মূল্য কী হতে পারে, সম্ভাব্য ভবিষ্যৎ আগ্রাসীদের জন্য সেই বার্তা দেওয়া জরুরি বলে তিনি মনে করেন৷ UkraineRussiaWar</text:p>
          </table:table-cell>
          <table:table-cell office:value-type="float" office:value="0" table:style-name="ce1">
            <text:p>0</text:p>
          </table:table-cell>
          <table:table-cell table:number-columns-repeated="16382"/>
        </table:table-row>
        <table:table-row table:style-name="ro1">
          <table:table-cell office:value-type="string" table:style-name="ce4">
            <text:p>আর হে সনাতন তোমাদের মধ্যে উচ্চ জাত মৃতদের সমাধি করে আর নিম্ন কেনো পুড়িয়ে ছাই করো</text:p>
          </table:table-cell>
          <table:table-cell office:value-type="float" office:value="0" table:style-name="ce1">
            <text:p>0</text:p>
          </table:table-cell>
          <table:table-cell table:number-columns-repeated="16382"/>
        </table:table-row>
        <table:table-row table:style-name="ro1">
          <table:table-cell office:value-type="string" table:style-name="ce4">
            <text:p>পুঁথিগত শিক্ষার পাশাপাশি সার্বিক মেধা মননের লক্ষ্যে পারিপার্শিক প্রবাহমানতা সম্পর্কে ছাত্র ছাত্রীদের সম্যক অভিজ্ঞতা ও তথ্যাদি সঞ্চয় আবশ্যক l গতানুগতিক পরীক্ষার নম্বরের মূল্যায়নের বাইরেও ক্রীড়া ও সাংস্কৃতিক ক্ষেত্রে সুপ্ত প্রতিভাগত বিকশিতকরণ প্রয়োজন l</text:p>
          </table:table-cell>
          <table:table-cell office:value-type="float" office:value="1" table:style-name="ce1">
            <text:p>1</text:p>
          </table:table-cell>
          <table:table-cell table:number-columns-repeated="16382"/>
        </table:table-row>
        <table:table-row table:style-name="ro1">
          <table:table-cell office:value-type="string" table:style-name="ce4">
            <text:p>আপনি কি মুসলিম, ‌‌</text:p>
          </table:table-cell>
          <table:table-cell office:value-type="float" office:value="0" table:style-name="ce1">
            <text:p>0</text:p>
          </table:table-cell>
          <table:table-cell table:number-columns-repeated="16382"/>
        </table:table-row>
        <table:table-row table:style-name="ro1">
          <table:table-cell office:value-type="string" table:style-name="ce4">
            <text:p>তর্পন নিয়ে নোংরামি করা ছোটো লোকের পরিচয়। জেল খাটা আসামী এছাড়া আর কী করতে পারে। CBI ডাকলেই তখন চিবি মাথায় উঠে যায় আর অসুস্থ হয়ে পরে।</text:p>
          </table:table-cell>
          <table:table-cell office:value-type="float" office:value="0" table:style-name="ce1">
            <text:p>0</text:p>
          </table:table-cell>
          <table:table-cell table:number-columns-repeated="16382"/>
        </table:table-row>
        <table:table-row table:style-name="ro1">
          <table:table-cell office:value-type="string" table:style-name="ce4">
            <text:p>বাঙালি ছেলে দের তেলোয়াত শুনুন কি চমৎকার</text:p>
          </table:table-cell>
          <table:table-cell office:value-type="float" office:value="0" table:style-name="ce1">
            <text:p>0</text:p>
          </table:table-cell>
          <table:table-cell table:number-columns-repeated="16382"/>
        </table:table-row>
        <table:table-row table:style-name="ro1">
          <table:table-cell office:value-type="string" table:style-name="ce4">
            <text:p>SSCScamCase রাজসাক্ষী হতে চাইলেন প্রাক্তন শিক্ষামন্ত্রী পার্থ চট্টোপাধ্যায়ের বান্ধবী অর্পিতা মুখোপাধ্যায়, দাবি ইডির। SSCScam ParthaChatterjee ED ArpitaMukherjee GovernmentWitness BengaliNews madhyom</text:p>
          </table:table-cell>
          <table:table-cell office:value-type="float" office:value="0" table:style-name="ce1">
            <text:p>0</text:p>
          </table:table-cell>
          <table:table-cell table:number-columns-repeated="16382"/>
        </table:table-row>
        <table:table-row table:style-name="ro1">
          <table:table-cell office:value-type="string" table:style-name="ce4">
            <text:p>আজ মা ত্রিপুরেশ্বরী মন্দিরে পূজো দিলেন ভারতীয় জনতা পার্টির রাষ্ট্রীয় প্রবক্তা Dr Sambit Patra ji,ত্রিপুরা নবনিযুক্ত রাজ্য প্রভারী তথা সাংসদ Dr Mahesh sharma ji, ত্রিপুরা রাজ্যের রাজ্যসভার সাংসদ Shri Biplab Kumar Deb ji। উনাদের গোমতী জেলার অতিথিশালায় রাজ্যের বরণ করে নেই।</text:p>
          </table:table-cell>
          <table:table-cell office:value-type="float" office:value="1" table:style-name="ce1">
            <text:p>1</text:p>
          </table:table-cell>
          <table:table-cell table:number-columns-repeated="16382"/>
        </table:table-row>
        <table:table-row table:style-name="ro1">
          <table:table-cell office:value-type="string" table:style-name="ce4">
            <text:p>'গুন্ডামি' করতে গিয়ে চোট পেয়েছে..ভগবান এদের ও মঙ্গল করুক..</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কিছু অতি শিক্ষিত বন্ধু আছে। ওদের নিয়ে আমার গর্ব হয়। কিন্তু তারপর যেই হোয়াটস অ্যাপ ইউনিভার্সিটি কোট করে তখন সব গর্ব ধুলোয় লুটিয়ে পড়ে।</text:p>
          </table:table-cell>
          <table:table-cell office:value-type="float" office:value="0" table:style-name="ce1">
            <text:p>0</text:p>
          </table:table-cell>
          <table:table-cell table:number-columns-repeated="16382"/>
        </table:table-row>
        <table:table-row table:style-name="ro1">
          <table:table-cell office:value-type="string" table:style-name="ce4">
            <text:p>আরে ভাই আমি বলি চালটা কে দিছে ওই আমাদের মোদী জি কেন্দ্র সরকারি !</text:p>
          </table:table-cell>
          <table:table-cell office:value-type="float" office:value="0" table:style-name="ce1">
            <text:p>0</text:p>
          </table:table-cell>
          <table:table-cell table:number-columns-repeated="16382"/>
        </table:table-row>
        <table:table-row table:style-name="ro1">
          <table:table-cell office:value-type="string" table:style-name="ce4">
            <text:p>আন্দোলনের নামে গুন্ডামি ও হিংসা হয়েছে: FAM4TMC</text:p>
          </table:table-cell>
          <table:table-cell office:value-type="float" office:value="0" table:style-name="ce1">
            <text:p>0</text:p>
          </table:table-cell>
          <table:table-cell table:number-columns-repeated="16382"/>
        </table:table-row>
        <table:table-row table:style-name="ro1">
          <table:table-cell office:value-type="string" table:style-name="ce4">
            <text:p>পেট্রোল-ডিজেলের মূল্যবৃদ্ধির প্রতিবাদে কেন্দ্র সরকারের বিরুদ্ধে রানাঘাট উত্তর পশ্চিম বিধানসভার বীরনগর পেট্রল পাম্পে বীরনগর শহর যুব তৃণমূল কংগ্রেসের বিক্ষোভ কর্মসূচি। IndiasBiggestPappuAmitShah FAM4TMC</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চোর ও চোরদের হয়ে রাস্তায় নেমে মিছিল তাদেরও কেউ বা কারা কোন দুর্নীতির সাথে যুক্ত আছে কিনা সেটাও ভালোভাবে আইনের মাধ্যমে তদন্ত করে দেখা উচিত ! এত বড় রকমের বাংলায় দুর্নীতি কোন এক বা দুইজনের ব্যক্তির পক্ষে সম্ভব নয় ! তাই অদৃশ্য হাতের সন্ধান করা উচিত তদন্তকারী সংস্থার !</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পাঠিয়ে আনিস কে হত্যাকারী ইনি।এনার মায়া মমতা বলে কিছুই নাই।এসব ঢপবাজী অনেক হয়েছে,ওনাকে বলুন শুধরে যেতে</text:p>
          </table:table-cell>
          <table:table-cell office:value-type="float" office:value="0" table:style-name="ce1">
            <text:p>0</text:p>
          </table:table-cell>
          <table:table-cell table:number-columns-repeated="16382"/>
        </table:table-row>
        <table:table-row table:style-name="ro1">
          <table:table-cell office:value-type="string" table:style-name="ce4">
            <text:p>একত্রে কাজ করার অঙ্গীকার পুতিন ও শি’র</text:p>
          </table:table-cell>
          <table:table-cell office:value-type="float" office:value="1" table:style-name="ce1">
            <text:p>1</text:p>
          </table:table-cell>
          <table:table-cell table:number-columns-repeated="16382"/>
        </table:table-row>
        <table:table-row table:style-name="ro1">
          <table:table-cell office:value-type="string" table:style-name="ce4">
            <text:p>শুধুমাত্র বাংলা নয়, সারা ভারতবর্ষ জেনে গেছে বিজেপি ভোটে হেরে রাগ মেটানোর জন্য কেন্দ্রীয় এজেন্সি গুলোকে স্বার্থপরের মত ব্যবহার করছে।।।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কিংবা এই জীবনেরে একবার ভালোবেসে দেখি ! পৃথিবীর পথে নয়,— এইখানে— এইখানে ব’সে ;- মানুষ চেয়েছে কিবা? পেয়েছে কি?— কিছু পেয়েছে কি!— হয়তো পায়নি কিছু— যা পেয়েছে, তা-ও গেছে খ’সে অবহেলা ক’রে ক’রে , কিংবা তার নক্ষত্রের দোষে;- — জীবনানন্দ দাশ</text:p>
          </table:table-cell>
          <table:table-cell office:value-type="float" office:value="1" table:style-name="ce1">
            <text:p>1</text:p>
          </table:table-cell>
          <table:table-cell table:number-columns-repeated="16382"/>
        </table:table-row>
        <table:table-row table:style-name="ro1">
          <table:table-cell office:value-type="string" table:style-name="ce4">
            <text:p>পরিশ্রম তোমার সুন্দর চেহারা ভেঙে সুন্দর ভবিষ্যৎ গড়ে দেবে।</text:p>
          </table:table-cell>
          <table:table-cell office:value-type="float" office:value="1" table:style-name="ce1">
            <text:p>1</text:p>
          </table:table-cell>
          <table:table-cell table:number-columns-repeated="16382"/>
        </table:table-row>
        <table:table-row table:style-name="ro1">
          <table:table-cell office:value-type="string" table:style-name="ce4">
            <text:p>Tedtalk এই ছবিটি একটি দুর্ঘটনাস্থলের যেখানে একজন যুবক এবং একটি মেয়ে আহত হয়ে চিকিৎসা সহায়তার জন্য অপেক্ষা করছে যে মায়ের পায়ের হাড় ভেঙ্গে গেছে, তিনি এখনো তার সন্তানকে দুধ খাওয়াচ্ছেন, এই কলিজা জন্মেছে মাত্র একজন নারীর। নেই। সংগ্রামের বর্ণনা দিতে ‘মা’ শব্দটিই যথেষ্ট।</text:p>
          </table:table-cell>
          <table:table-cell office:value-type="float" office:value="1" table:style-name="ce1">
            <text:p>1</text:p>
          </table:table-cell>
          <table:table-cell table:number-columns-repeated="16382"/>
        </table:table-row>
        <table:table-row table:style-name="ro1">
          <table:table-cell office:value-type="string" table:style-name="ce4">
            <text:p>দুঃখে না সুখে? শেষ কথাটি যাওগো বলি।</text:p>
          </table:table-cell>
          <table:table-cell office:value-type="float" office:value="1" table:style-name="ce1">
            <text:p>1</text:p>
          </table:table-cell>
          <table:table-cell table:number-columns-repeated="16382"/>
        </table:table-row>
        <table:table-row table:style-name="ro1">
          <table:table-cell office:value-type="string" table:style-name="ce4">
            <text:p>তিনি চিড়িয়াখানায় বর্তমানে পুনর্বাসনের অধীনে গন্ডারের চমৎকার রক্ষণাবেক্ষণ এবং যত্নের জন্য চিড়িয়াখানার কর্মীদের জন্য তার প্রশংসা প্রকাশ করেন। IndianOilRhino</text:p>
          </table:table-cell>
          <table:table-cell office:value-type="float" office:value="1" table:style-name="ce1">
            <text:p>1</text:p>
          </table:table-cell>
          <table:table-cell table:number-columns-repeated="16382"/>
        </table:table-row>
        <table:table-row table:style-name="ro1">
          <table:table-cell office:value-type="string" table:style-name="ce4">
            <text:p>রানাঘাট সাংগঠনিক জেলার তৃণমূল কংগ্রেসের আলোচনা সভায় আমাদের প্রিয় নেতা মাননীয় পার্থ ভৌমিক মহাশয়কে কুপার্সে আসাবার জন্য আমন্ত্রণ জানালাম।</text:p>
          </table:table-cell>
          <table:table-cell office:value-type="float" office:value="1" table:style-name="ce1">
            <text:p>1</text:p>
          </table:table-cell>
          <table:table-cell table:number-columns-repeated="16382"/>
        </table:table-row>
        <table:table-row table:style-name="ro1">
          <table:table-cell office:value-type="string" table:style-name="ce4">
            <text:p>তোর মারে চুদি মাগী খানকি</text:p>
          </table:table-cell>
          <table:table-cell office:value-type="float" office:value="0" table:style-name="ce1">
            <text:p>0</text:p>
          </table:table-cell>
          <table:table-cell table:number-columns-repeated="16382"/>
        </table:table-row>
        <table:table-row table:style-name="ro1">
          <table:table-cell office:value-type="string" table:style-name="ce4">
            <text:p>ভারতের প্রাক্তন রেলমন্ত্রী এবং পশ্চিমবঙ্গের বর্তমান মুখ্যমন্ত্রী উভয়েই, শ্রীমতি মমতা বন্দ্যোপাধ্যায় সবসময় মানুষ এবং তাদের মঙ্গলকে অগ্রাধিকার দেন। আমাদের মাননীয়া চেয়ারপার্সন এর সহানুভূতিশীল নেতৃত্ব সারা দেশের মানুষের জন্য অনুপ্রেরণা ll</text:p>
          </table:table-cell>
          <table:table-cell office:value-type="float" office:value="1" table:style-name="ce1">
            <text:p>1</text:p>
          </table:table-cell>
          <table:table-cell table:number-columns-repeated="16382"/>
        </table:table-row>
        <table:table-row table:style-name="ro1">
          <table:table-cell office:value-type="string" table:style-name="ce4">
            <text:p>অভাব যখন দরজায় এসে দাঁড়ায়, ভালোবাসা তখন জানালা দিয়ে পালায় ।</text:p>
          </table:table-cell>
          <table:table-cell office:value-type="float" office:value="0" table:style-name="ce1">
            <text:p>0</text:p>
          </table:table-cell>
          <table:table-cell table:number-columns-repeated="16382"/>
        </table:table-row>
        <table:table-row table:style-name="ro1">
          <table:table-cell office:value-type="string" table:style-name="ce4">
            <text:p>হজরত শাহজালাল আন্তর্জাতিক বিমানবন্দর থেকে বাফুফে ভবনে যাওয়ার পথে পথে ছিল অভিনন্দন–উচ্ছ্বাসে ভরা। ছবি তুলে, হাত নেড়ে, বিজয়চিহ্ন দেখিয়ে বিজয়ী নারী ফুটবলারদের শুভেচ্ছা জানান সাধারণ মানুষ।</text:p>
          </table:table-cell>
          <table:table-cell office:value-type="float" office:value="1" table:style-name="ce1">
            <text:p>1</text:p>
          </table:table-cell>
          <table:table-cell table:number-columns-repeated="16382"/>
        </table:table-row>
        <table:table-row table:style-name="ro1">
          <table:table-cell office:value-type="string" table:style-name="ce4">
            <text:p>কী দারুন হয়েছে</text:p>
          </table:table-cell>
          <table:table-cell office:value-type="float" office:value="1" table:style-name="ce1">
            <text:p>1</text:p>
          </table:table-cell>
          <table:table-cell table:number-columns-repeated="16382"/>
        </table:table-row>
        <table:table-row table:style-name="ro1">
          <table:table-cell office:value-type="string" table:style-name="ce4">
            <text:p>কলকাতা পুরসভায় বহু স্টাফ নার্স নিয়োগ, দেওয়া হল বিজ্ঞপ্তি jobs job government recruitment kmc kolkatamunicipalcorporation health nurse চাকরি সরকার নিয়োগ কেএমসি কলকাতাপুরসভা স্বাস্থ্য নার্স</text:p>
          </table:table-cell>
          <table:table-cell office:value-type="float" office:value="1" table:style-name="ce1">
            <text:p>1</text:p>
          </table:table-cell>
          <table:table-cell table:number-columns-repeated="16382"/>
        </table:table-row>
        <table:table-row table:style-name="ro1">
          <table:table-cell office:value-type="string" table:style-name="ce4">
            <text:p>'kir' নয় l ওটা বাংলায় 'কি' হবে l</text:p>
          </table:table-cell>
          <table:table-cell office:value-type="float" office:value="1" table:style-name="ce1">
            <text:p>1</text:p>
          </table:table-cell>
          <table:table-cell table:number-columns-repeated="16382"/>
        </table:table-row>
        <table:table-row table:style-name="ro1">
          <table:table-cell office:value-type="string" table:style-name="ce4">
            <text:p>আবুধাবিতে 180 দিনের উত্তেজনা, অনুপ্রেরণা এবং বিশ্বব্যাপী প্রথম WamNews</text:p>
          </table:table-cell>
          <table:table-cell office:value-type="float" office:value="1" table:style-name="ce1">
            <text:p>1</text:p>
          </table:table-cell>
          <table:table-cell table:number-columns-repeated="16382"/>
        </table:table-row>
        <table:table-row table:style-name="ro1">
          <table:table-cell office:value-type="string" table:style-name="ce4">
            <text:p>কোন মাদারবোর্ডেট বাচ্চা কমেন্ট করে দেখতে পারি না আমি। জয়নাল মাদারি ব্লক খুলে কমেন্ট কর। খানকি পোলা তোর গুষ্টি চুদি।</text:p>
          </table:table-cell>
          <table:table-cell office:value-type="float" office:value="0" table:style-name="ce1">
            <text:p>0</text:p>
          </table:table-cell>
          <table:table-cell table:number-columns-repeated="16382"/>
        </table:table-row>
        <table:table-row table:style-name="ro1">
          <table:table-cell office:value-type="string" table:style-name="ce4">
            <text:p>এসবই তদন্তকারী সংস্থা দ্বারা প্রকাশিত। এসব দেখেও হিন্দুরা এখনও উদাসীন।এখনো ক্ষমতার জন্য হিন্দুর ক্ষতি সাধনে সচেষ্ট রাজনৈতিক দল ও তাদের নেতাদের বিপুল সমর্থন দিয়ে নিজেদের আরো দ্রুত ক্ষতি করতে নির্বাচিত করছেন। পৃথিবীর অষ্টম আশ্চর্য আত্মহনণকারী জাত হিন্দু। ধিক্কার জানানোর ভাষা 3/4</text:p>
          </table:table-cell>
          <table:table-cell office:value-type="float" office:value="0" table:style-name="ce1">
            <text:p>0</text:p>
          </table:table-cell>
          <table:table-cell table:number-columns-repeated="16382"/>
        </table:table-row>
        <table:table-row table:style-name="ro1">
          <table:table-cell office:value-type="string" table:style-name="ce4">
            <text:p>তুমি আমাকে যতই কষ্ট দাও… আমি তোমাকে আপন করে নেবো, তুমি আমাকে যতই দুঃখ দাও… আমি সেই দুঃখকেই সুখ ভেবে নেবো, তুমি যদি আমাকে ভালোবাসা দাও… তোমাকে এই বুকে জড়িয়ে নেবো, আর কখনও যদি তুমি আমাকে ভুলে যাও, আমি তোমাকে সারাটি জীবন… নিরবে ভালবেসে যাবো,</text:p>
          </table:table-cell>
          <table:table-cell office:value-type="float" office:value="1" table:style-name="ce1">
            <text:p>1</text:p>
          </table:table-cell>
          <table:table-cell table:number-columns-repeated="16382"/>
        </table:table-row>
        <table:table-row table:style-name="ro1">
          <table:table-cell office:value-type="string" table:style-name="ce4">
            <text:p>সফল হতে কি লাগে? অপমান, খারাপ সময়, পরাজয়,প্রচণ্ড জেদ, কঠিন অর্ধ্যবসায় এবং আত্মবিশ্বাস ব্যাচ ,,,জয় নিশ্চিত "Go up and Never stop" ( :</text:p>
          </table:table-cell>
          <table:table-cell office:value-type="float" office:value="1" table:style-name="ce1">
            <text:p>1</text:p>
          </table:table-cell>
          <table:table-cell table:number-columns-repeated="16382"/>
        </table:table-row>
        <table:table-row table:style-name="ro1">
          <table:table-cell office:value-type="string" table:style-name="ce4">
            <text:p>যে ব্যক্তি কোন কিছুকে আল্লাহর সাথে শরীক্ করা অবস্থায় মৃত্যুবরণ করে, সে জাহান্নামে যাবে।” (মুসলিম)</text:p>
          </table:table-cell>
          <table:table-cell office:value-type="float" office:value="1" table:style-name="ce1">
            <text:p>1</text:p>
          </table:table-cell>
          <table:table-cell table:number-columns-repeated="16382"/>
        </table:table-row>
        <table:table-row table:style-name="ro1">
          <table:table-cell office:value-type="string" table:style-name="ce4">
            <text:p>রাজ্যের যুব সমাজের ভবিষ্যৎ নিয়ে ছিনিমিনি খেলার প্রতিবাদে এবং সকল চোরেদের দৃষ্টান্তমূলক শাস্তির দাবিতে চোর ধরতে আওয়াজ তোলো ১৩ই সেপ্টেম্বর "নবান্ন চলো"। আপনারা সবাই আসুন। এরাজ্যকে বাঁচাতে হবে। দেখা হবে রাজপথে।</text:p>
          </table:table-cell>
          <table:table-cell office:value-type="float" office:value="0" table:style-name="ce1">
            <text:p>0</text:p>
          </table:table-cell>
          <table:table-cell table:number-columns-repeated="16382"/>
        </table:table-row>
        <table:table-row table:style-name="ro1">
          <table:table-cell office:value-type="string" table:style-name="ce4">
            <text:p>মারা গেলে অশ্রু ঝরানোর লোক অনেক পাওয়া যায় তবে বেঁচে থাকতে কষ্টের দিনে পাশে দাড়ানোর মত কাউকেই পাওয়া যায়না ।।</text:p>
          </table:table-cell>
          <table:table-cell office:value-type="float" office:value="0" table:style-name="ce1">
            <text:p>0</text:p>
          </table:table-cell>
          <table:table-cell table:number-columns-repeated="16382"/>
        </table:table-row>
        <table:table-row table:style-name="ro1">
          <table:table-cell office:value-type="string" table:style-name="ce4">
            <text:p>যা হারাম তাতে সহযোগিতা করাও হারাম। সেটা হাততালি দিয়ে হোক, ভালোবাসা দেখিয়ে হোক, টাকা খরচ করে হোক, সম্মতি দিয়ে হোক বা প্রচার করে, দেখে ইত্যাদি যে কোন ভাবেই হোক।</text:p>
          </table:table-cell>
          <table:table-cell office:value-type="float" office:value="0" table:style-name="ce1">
            <text:p>0</text:p>
          </table:table-cell>
          <table:table-cell table:number-columns-repeated="16382"/>
        </table:table-row>
        <table:table-row table:style-name="ro1">
          <table:table-cell office:value-type="string" table:style-name="ce4">
            <text:p>বিশ্বজুড়ে মানব পাচারের ঘটনা নথিভুক্ত করতে গিয়ে অভিজ্ঞ দুই সাংবাদিক অ্যানি কেলি ও ইয়ান আরবিনার যেসব অভিজ্ঞতা হয়েছে এবং তাঁরা যেসব নিরাপত্তা হুমকির মুখোমুখি হয়েছেন-- সেগুলোই উঠে এসেছে এই আলোচনায়। সঙ্গে আছে নিরাপদ থাকার পরামর্শ: HumanTrafficking</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তাআলা বলেন" ‘‘আর তোমরা দ্রুত অগ্রসর হও তোমাদের রবের পক্ষ থেকে ক্ষমা ও জান্নাতের দিকে, যার পরিধি আসমান-সমূহ ও জমিনের সমান, যা মুত্তাকীদের (আল্লাহ-ভীরুদের) জন্য প্রস্তুত করা হয়েছে।’’ (সূরা আলি-‘ইমরান ১৩৩)</text:p>
          </table:table-cell>
          <table:table-cell office:value-type="float" office:value="1" table:style-name="ce1">
            <text:p>1</text:p>
          </table:table-cell>
          <table:table-cell table:number-columns-repeated="16382"/>
        </table:table-row>
        <table:table-row table:style-name="ro1">
          <table:table-cell office:value-type="string" table:style-name="ce4">
            <text:p>চলতি বছরে কোভিডের চেয়েও যক্ষায় মৃত্যু বেশি গুজরাতে</text:p>
          </table:table-cell>
          <table:table-cell office:value-type="float" office:value="0" table:style-name="ce1">
            <text:p>0</text:p>
          </table:table-cell>
          <table:table-cell table:number-columns-repeated="16382"/>
        </table:table-row>
        <table:table-row table:style-name="ro1">
          <table:table-cell office:value-type="string" table:style-name="ce4">
            <text:p>এজন্যই আমি ছাত্র রাজনীতি পছন্দ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বেশি দামে রাশিয়া থেকে গম আমদানি ও গ্যাজপ্রমকে দিয়ে ভোলায় তিনটি গ্যাসকূপ খননের চুক্তি নিয়ে ট্রান্সপারেন্সি ইন্টারন্যাশনাল বাংলাদেশ (টিআইবি)-এর বক্তব্যের প্রতিবাদে ঢাকার রুশ দূতাবাস যে বিবৃতি দিয়েছে... Bangladesh NewsUpdates</text:p>
          </table:table-cell>
          <table:table-cell office:value-type="float" office:value="0" table:style-name="ce1">
            <text:p>0</text:p>
          </table:table-cell>
          <table:table-cell table:number-columns-repeated="16382"/>
        </table:table-row>
        <table:table-row table:style-name="ro1">
          <table:table-cell office:value-type="string" table:style-name="ce4">
            <text:p>নবরাত্রি 2022: একটি সমৃদ্ধ জীবনের জন্য জ্যোতিষশাস্ত্র এবং বাস্তু টিপস-নবরাত্রি 2022: একটি সমৃদ্ধ জীবনে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মুখ্যমন্ত্রী মমতা বন্দোপাধ্যায়ের আর এক যুগান্তকারী পদক্ষেপ !! সরকারী স্কুলের ছাত্র-ছাত্রীরা পাবে "বিশ্ববাংলা" লোগো দেওয়া জামা-প্যান্ট-ফ্রক !! Durgapuja2022 MamataBanerjee BanglarGorboMamata DidiAcheChintaNei</text:p>
          </table:table-cell>
          <table:table-cell office:value-type="float" office:value="1" table:style-name="ce1">
            <text:p>1</text:p>
          </table:table-cell>
          <table:table-cell table:number-columns-repeated="16382"/>
        </table:table-row>
        <table:table-row table:style-name="ro1">
          <table:table-cell office:value-type="string" table:style-name="ce4">
            <text:p>ঘরের এই দিশায় মন্দির রাখুন astrology vastu vastutips</text:p>
          </table:table-cell>
          <table:table-cell office:value-type="float" office:value="1" table:style-name="ce1">
            <text:p>1</text:p>
          </table:table-cell>
          <table:table-cell table:number-columns-repeated="16382"/>
        </table:table-row>
        <table:table-row table:style-name="ro1">
          <table:table-cell office:value-type="string" table:style-name="ce4">
            <text:p>পুজোর মুখে সুখবর, রাজ্য সরকারি কর্মীরা মাস শেষের আগেই পাবেন ।বেতন'লক্ষ্মীর ভাণ্ডার' প্রকল্পের টাকাও মাস শেষের আগেই অ্যাকাউন্টে ঢুকবে। KhelaHobe</text:p>
          </table:table-cell>
          <table:table-cell office:value-type="float" office:value="1" table:style-name="ce1">
            <text:p>1</text:p>
          </table:table-cell>
          <table:table-cell table:number-columns-repeated="16382"/>
        </table:table-row>
        <table:table-row table:style-name="ro1">
          <table:table-cell office:value-type="string" table:style-name="ce4">
            <text:p>*পঞ্চায়েতে অভিযোগ পেলেই ব্যবস্থা* পঞ্চায়েতে কড়া পদক্ষেপ নিল রাজ্য সরকার। বিভিন্ন প্রকল্প নিয়ে কোনও অনিয়মের অভিযোগ পেলেই সাত দিনের মধ্যে ব্যবস্থা নেওয়ার নির্দেশ সরকারের। EgiyeBangla Panchayet TMCS</text:p>
          </table:table-cell>
          <table:table-cell office:value-type="float" office:value="1" table:style-name="ce1">
            <text:p>1</text:p>
          </table:table-cell>
          <table:table-cell table:number-columns-repeated="16382"/>
        </table:table-row>
        <table:table-row table:style-name="ro1">
          <table:table-cell office:value-type="string" table:style-name="ce4">
            <text:p>ঐক্যবদ্ধ জনতার সামনে কামান,ট্যাংকও পিছু হঠে।এভাবে প্রতিরোধ গড়ে তুলতে পারলে খুব অল্প সময়ের মধ্যেই বিজয় আসবে। হঠাও মাফিয়া বাঁচাও দেশ।</text:p>
          </table:table-cell>
          <table:table-cell office:value-type="float" office:value="1" table:style-name="ce1">
            <text:p>1</text:p>
          </table:table-cell>
          <table:table-cell table:number-columns-repeated="16382"/>
        </table:table-row>
        <table:table-row table:style-name="ro1">
          <table:table-cell office:value-type="string" table:style-name="ce4">
            <text:p>হিজড়া সমকামী চোরেন্দু মালাইকারি Sorry অধিকারী</text:p>
          </table:table-cell>
          <table:table-cell office:value-type="float" office:value="0" table:style-name="ce1">
            <text:p>0</text:p>
          </table:table-cell>
          <table:table-cell table:number-columns-repeated="16382"/>
        </table:table-row>
        <table:table-row table:style-name="ro1">
          <table:table-cell office:value-type="string" table:style-name="ce4">
            <text:p>১২ ঘন্টা অপেক্ষা করলে হারিয়ে যাওয়া সূর্য কে ফিরে পাওয়া যায় আর বিস্বাস একবার চলে গেলে আর কখনও</text:p>
          </table:table-cell>
          <table:table-cell office:value-type="float" office:value="0" table:style-name="ce1">
            <text:p>0</text:p>
          </table:table-cell>
          <table:table-cell table:number-columns-repeated="16382"/>
        </table:table-row>
        <table:table-row table:style-name="ro1">
          <table:table-cell office:value-type="string" table:style-name="ce4">
            <text:p>ক্ষমতা এলেই সংখ্যালঘুদের জমি ও সম্পদ দখল করে বিএনপি নেতারা এটাই বিএনপির Take Back Bangladesh! একবার চিন্তা করুন, বাংলাদেশে কোন যায়গায় নিয়ে যেতে চায় বিএনপি? BNP BNPJamaat BNPJamaatViolence Politics Bangladesh বিএনপি বাংলাদেশ রাজনীতি বিএনপিজামাত</text:p>
          </table:table-cell>
          <table:table-cell office:value-type="float" office:value="0" table:style-name="ce1">
            <text:p>0</text:p>
          </table:table-cell>
          <table:table-cell table:number-columns-repeated="16382"/>
        </table:table-row>
        <table:table-row table:style-name="ro1">
          <table:table-cell office:value-type="string" table:style-name="ce4">
            <text:p>নাজমুল ও দুর্জয় পালদের উপর নির্যাতিত ব্যক্তিরা হামলা(যাহা আমি সমর্থন করি না)করলে।তখন এই পালের শুভাকাঙ্ক্ষীরাএটাকে সাম্প্রদায়িক হামলা বলে চালিয়ে দিবে।প্রচার করবে সংখ্যালঘুদের নির্যাতন করা হচ্ছে এবং তাদের বাড়িঘর লুট করতেছে।এই অত্যাচারী,জুলুমকারী পালরা তখন সংখ্যালঘু হয়ে যায়।</text:p>
          </table:table-cell>
          <table:table-cell office:value-type="float" office:value="0" table:style-name="ce1">
            <text:p>0</text:p>
          </table:table-cell>
          <table:table-cell table:number-columns-repeated="16382"/>
        </table:table-row>
        <table:table-row table:style-name="ro1">
          <table:table-cell office:value-type="string" table:style-name="ce4">
            <text:p>ঐ নির্যাতকের বন্দি—কারায় সত্য কি কভু শক্তি হারায়? ক্ষীণ দুর্বল বলে খন্ড 'আমি'র হয় যদি পরাজয়, ওরে অখণ্ড আমি চির—মুক্ত সে,অবিনাশী অক্ষয়! —কাজি নজরুল ইসলাম</text:p>
          </table:table-cell>
          <table:table-cell office:value-type="float" office:value="1" table:style-name="ce1">
            <text:p>1</text:p>
          </table:table-cell>
          <table:table-cell table:number-columns-repeated="16382"/>
        </table:table-row>
        <table:table-row table:style-name="ro1">
          <table:table-cell office:value-type="string" table:style-name="ce4">
            <text:p>দিনের কিছুটা সময় একান্তই আল্লাহর জন্য ব্যয় করুন, কেননা সেই সময়টাই হবে জীবনের উওম সময় ।</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বলা মানে এই না যে আমার কোনো দুঃখ নেই। যেমনই আছি, ভালো আছি আর রবের প্রতি সন্তুষ্ট আছি!</text:p>
          </table:table-cell>
          <table:table-cell office:value-type="float" office:value="1" table:style-name="ce1">
            <text:p>1</text:p>
          </table:table-cell>
          <table:table-cell table:number-columns-repeated="16382"/>
        </table:table-row>
        <table:table-row table:style-name="ro1">
          <table:table-cell office:value-type="string" table:style-name="ce4">
            <text:p>হয়তো তুমি তোমার মতই, আমিও ঠিক তাই ... তবু বলতে ইচ্ছে হয়, আমার পরান যাহা চায় তুমি তাই ... শুভ সকাল প্রিয় জীবনের প্রতিটি মুহূর্ত হয়ে উঠুক আনন্দময় ... ভালো থেকো সুস্থ থেকো, আর নিজের খেয়াল রেখো ... ZiaulFaruqApurba GoodMorningEveryone</text:p>
          </table:table-cell>
          <table:table-cell office:value-type="float" office:value="1" table:style-name="ce1">
            <text:p>1</text:p>
          </table:table-cell>
          <table:table-cell table:number-columns-repeated="16382"/>
        </table:table-row>
        <table:table-row table:style-name="ro1">
          <table:table-cell office:value-type="string" table:style-name="ce4">
            <text:p>Iran: মাহসা আমিনির মৃত্যুর পর চুল কেটে, হিজাব পুড়িয়ে বিক্ষোভ - পুলিশের গুলিতে নিহত ৩১ প্রতিবাদী IranProtests2022 IranRevolution IranianWomenLivesMatter</text:p>
          </table:table-cell>
          <table:table-cell office:value-type="float" office:value="0" table:style-name="ce1">
            <text:p>0</text:p>
          </table:table-cell>
          <table:table-cell table:number-columns-repeated="16382"/>
        </table:table-row>
        <table:table-row table:style-name="ro1">
          <table:table-cell office:value-type="string" table:style-name="ce4">
            <text:p>পিসির অনুপ্রেরণায় ঘুগনি ও চপ শিল্পে বাংলা দেশের সেরা হবেই,</text:p>
          </table:table-cell>
          <table:table-cell office:value-type="float" office:value="1" table:style-name="ce1">
            <text:p>1</text:p>
          </table:table-cell>
          <table:table-cell table:number-columns-repeated="16382"/>
        </table:table-row>
        <table:table-row table:style-name="ro1">
          <table:table-cell office:value-type="string" table:style-name="ce4">
            <text:p>DidiAcheChintaNei রাজ্যের জাতি-জনজাতি সকল অংশের জনতার ভরসার স্থান হলো কেন্দ্রীয় প্রতিমন্ত্রী শ্রীমতি pratima_bhoumik মহোদয়া (দিদি) আজ ভিডিও কলের মাধ্যমে এমন একটি দৃশ্য আমাদের সকলের সামনে আসলো।</text:p>
          </table:table-cell>
          <table:table-cell office:value-type="float" office:value="0" table:style-name="ce1">
            <text:p>0</text:p>
          </table:table-cell>
          <table:table-cell table:number-columns-repeated="16382"/>
        </table:table-row>
        <table:table-row table:style-name="ro1">
          <table:table-cell office:value-type="string" table:style-name="ce4">
            <text:p>চতুর্থ দিনে অনুপস্থিত ২৭ হাজার, বহিষ্কার ৫৪ || শিক্ষা ডেস্কঃ  এসএসসি ও সমমান পরীক্ষার চতুর্থ দিনে সারা দেশে ২৭ হাজার ৪৯৬ জন পরীক্ষার্থী অনুপস্থিত ছিল। এর মধ্যে নয়টি সাধারণ শি... বিস্তারিত পড়ুনঃ</text:p>
          </table:table-cell>
          <table:table-cell office:value-type="float" office:value="0" table:style-name="ce1">
            <text:p>0</text:p>
          </table:table-cell>
          <table:table-cell table:number-columns-repeated="16382"/>
        </table:table-row>
        <table:table-row table:style-name="ro1">
          <table:table-cell office:value-type="string" table:style-name="ce4">
            <text:p>আন্তর্জাতিক টি-টোয়েন্টিতে বিরাট কোহলির 1 সেঞ্চুরি। বাবর আজমের 2 সেঞ্চুরি!</text:p>
          </table:table-cell>
          <table:table-cell office:value-type="float" office:value="1" table:style-name="ce1">
            <text:p>1</text:p>
          </table:table-cell>
          <table:table-cell table:number-columns-repeated="16382"/>
        </table:table-row>
        <table:table-row table:style-name="ro1">
          <table:table-cell office:value-type="string" table:style-name="ce4">
            <text:p>রাজস্থানের মুখ্যমন্ত্রী হিসাবে কংগ্রেস নেতৃত্বের সমর্থন পেয়েছেন শচীন পাইলট: সূত্র</text:p>
          </table:table-cell>
          <table:table-cell office:value-type="float" office:value="1" table:style-name="ce1">
            <text:p>1</text:p>
          </table:table-cell>
          <table:table-cell table:number-columns-repeated="16382"/>
        </table:table-row>
        <table:table-row table:style-name="ro1">
          <table:table-cell office:value-type="string" table:style-name="ce4">
            <text:p>রাজ্যে শিক্ষা ব্যবস্থায় লাগামহীন দুর্নীতি চললেও সরকার কোনওরকম পদক্ষেপ নিচ্ছে না, অভিযোগ কেন্দ্রীয় শিক্ষামন্ত্রী ধর্মেন্দ্র প্রধানের। DharmendraPradhan education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যাদের কাছে শিল্প হলো মা বোন ধর্ষণ করা ,কিংবা সাবান ঘষা ! তাদেরকে কেনো এতো উদাহরণ দিতে হবে সময় নষ্ট করে ?? এদের যতো যায় বলুন দিনের শেষে এদেরকে এদের নিজেদেরই মা বোন ধর্ষণ করা লাগবে ! বাধ্যতামূলক</text:p>
          </table:table-cell>
          <table:table-cell office:value-type="float" office:value="0" table:style-name="ce1">
            <text:p>0</text:p>
          </table:table-cell>
          <table:table-cell table:number-columns-repeated="16382"/>
        </table:table-row>
        <table:table-row table:style-name="ro1">
          <table:table-cell office:value-type="string" table:style-name="ce4">
            <text:p>চুপ খানকির বাচ্চা</text:p>
          </table:table-cell>
          <table:table-cell office:value-type="float" office:value="0" table:style-name="ce1">
            <text:p>0</text:p>
          </table:table-cell>
          <table:table-cell table:number-columns-repeated="16382"/>
        </table:table-row>
        <table:table-row table:style-name="ro1">
          <table:table-cell office:value-type="string" table:style-name="ce4">
            <text:p>দেবতাগন,যক্ষ,নাগ,গন্ধর্ব ,অপ্সরা ,সুর এবং অসুর ,যারা নিষ্ঠুর অত্যাচারী ব্যাক্তি ,যারা পাপিষ্ঠ এবং যারা পুণ্যবান ধার্মিক ,আকাশের জীবকুল,পক্ষীকুল,সর্প সমূহ,সমস্ত উদ্ভিদ তরু লতা,যারা খেতে পায় নি এবং যে সমস্ত জীব জলের অভ্যন্তরে থাকে,তাঁরা সবাই যেন আমার এই নিবেদনে তৃপ্তি লাভ করেন !“</text:p>
          </table:table-cell>
          <table:table-cell office:value-type="float" office:value="1" table:style-name="ce1">
            <text:p>1</text:p>
          </table:table-cell>
          <table:table-cell table:number-columns-repeated="16382"/>
        </table:table-row>
        <table:table-row table:style-name="ro1">
          <table:table-cell office:value-type="string" table:style-name="ce4">
            <text:p>এ কাজে যার কেউ নেই সামনে এগিয়ে যাওয়া তার জন্য কঠিন হয়ে যায়। সব খানে বাধা</text:p>
          </table:table-cell>
          <table:table-cell office:value-type="float" office:value="0" table:style-name="ce1">
            <text:p>0</text:p>
          </table:table-cell>
          <table:table-cell table:number-columns-repeated="16382"/>
        </table:table-row>
        <table:table-row table:style-name="ro1">
          <table:table-cell office:value-type="string" table:style-name="ce4">
            <text:p>জিবির আউটডোরে রেজিস্ট্রেশন নিয়ে নাকাল সাধারণ মানুষ আগরতলার জিবি হাসপাতালে রোগীদের চিকিৎসা পরিষেবা নিতে রেজিস্ট্রেশান কাউন্টারে রোগী ও রোগীর পরিজনদের নাজেহাল অবস্থা। নাম ঠিকানা লিপিবদ্ধ.. gbhospital tripuranews bengalinews tripura Download App :</text:p>
          </table:table-cell>
          <table:table-cell office:value-type="float" office:value="0" table:style-name="ce1">
            <text:p>0</text:p>
          </table:table-cell>
          <table:table-cell table:number-columns-repeated="16382"/>
        </table:table-row>
        <table:table-row table:style-name="ro1">
          <table:table-cell office:value-type="string" table:style-name="ce4">
            <text:p>মোলডাঙ্গার শিশু খুনের ঘটনার প্রতিবাদে শান্তিনিকেতন থানায় ডেপুটেশন দিলেন বিজেপি নেত্রী লকেট চট্টোপাধ্যায় Locket BJP bolpur</text:p>
          </table:table-cell>
          <table:table-cell office:value-type="float" office:value="1" table:style-name="ce1">
            <text:p>1</text:p>
          </table:table-cell>
          <table:table-cell table:number-columns-repeated="16382"/>
        </table:table-row>
        <table:table-row table:style-name="ro1">
          <table:table-cell office:value-type="string" table:style-name="ce4">
            <text:p>ভালোবাসা বড়ই নিস্ঠুর মেয়েরা বেইমান ওদের মনে ভালোবাসা বলতে কিছু নাই</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দুর্গাপূজায় অঞ্জলি বাংলায় হবে সেটা খুবই ভালো কথা ! কিন্তু একই সাথে নামাজটা বাংলায় করার ব্যবস্থা করুন ? ভোরের আজান হোক বাংলায় ! বেশিরভাগ লোক তো আজানের অর্থই বুঝতে পারে না ! সংস্কৃত না হয় স্কুলে পড়ানো হয় তাই আমরা অল্প বিস্তার জানি !</text:p>
          </table:table-cell>
          <table:table-cell office:value-type="float" office:value="1" table:style-name="ce1">
            <text:p>1</text:p>
          </table:table-cell>
          <table:table-cell table:number-columns-repeated="16382"/>
        </table:table-row>
        <table:table-row table:style-name="ro1">
          <table:table-cell office:value-type="string" table:style-name="ce4">
            <text:p>দেখে নিন বিরাট কোহলির ছয় মেরে পঞ্চাশ রান করা Another 50 from Virat Kohli IndVsPak AsiaCup2022 NewszNow</text:p>
          </table:table-cell>
          <table:table-cell office:value-type="float" office:value="1" table:style-name="ce1">
            <text:p>1</text:p>
          </table:table-cell>
          <table:table-cell table:number-columns-repeated="16382"/>
        </table:table-row>
        <table:table-row table:style-name="ro1">
          <table:table-cell office:value-type="string" table:style-name="ce4">
            <text:p>তামাশা ছাড়া কিছুই না বুয়েটের সেই ঘটনা মনে আছি কী....??? কী নিষ্ঠুর,,, কী জঘণ্য....!!!</text:p>
          </table:table-cell>
          <table:table-cell office:value-type="float" office:value="0" table:style-name="ce1">
            <text:p>0</text:p>
          </table:table-cell>
          <table:table-cell table:number-columns-repeated="16382"/>
        </table:table-row>
        <table:table-row table:style-name="ro1">
          <table:table-cell office:value-type="string" table:style-name="ce4">
            <text:p>সাধারণ মানুষের জন্য বড় ধাক্কা – ফের বাড়তে পারে চালের দাম, জানাল মোদী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তুমি Facebook কে নিজের ছবি,,, গান বাজনা,,, ভিডিও,,, আপলোড দিয়ে শান্তিতে ঘুমাও"?? "হয়তো তোমার মতো অন্য একজন তোমার পোস্টে রিয়েক্ট দিতেও ভয় পায়" "যদি আল্লাহ তা'য়ালা হাশরের দিন তাকে সাক্ষী হিসাবে ডাকে" "আল্লাহ তা'আলা আমাদের সঠিক বুঝ দান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আগে কোহলির স্তরে পৌঁছাও...', একটা সময়ে বিরাটের উদাহরণ টেনে বাবরকে অধিনায়কত্ব নিতে বারণ করেছিলেন এই পাক তারকা babarazam viratkohli stevesmith pakistan বাবরআজম বিরাটকোহলি স্টিভস্মিথ পাকিস্তান</text:p>
          </table:table-cell>
          <table:table-cell office:value-type="float" office:value="0" table:style-name="ce1">
            <text:p>0</text:p>
          </table:table-cell>
          <table:table-cell table:number-columns-repeated="16382"/>
        </table:table-row>
        <table:table-row table:style-name="ro1">
          <table:table-cell office:value-type="string" table:style-name="ce4">
            <text:p>ঐক্যবদ্ধ জনতার সামনে কামান,ট্যাংকও পিছু হঠে।এভাবে প্রতিরোধ গড়ে তুলতে পারলে খুব অল্প সময়ের মধ্যেই বিজয় আসবে। হঠাও মাফিয়া বাঁচাও দেশ।</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না এই হারামজাদার বলা উচিত ছিলো পুলিশ লিগ! এই পুলিশ লিগ ছাড়া তো মাঠে নামার মুরুদ নাই!! খানকির পোলা!</text:p>
          </table:table-cell>
          <table:table-cell office:value-type="float" office:value="0" table:style-name="ce1">
            <text:p>0</text:p>
          </table:table-cell>
          <table:table-cell table:number-columns-repeated="16382"/>
        </table:table-row>
        <table:table-row table:style-name="ro1">
          <table:table-cell office:value-type="string" table:style-name="ce4">
            <text:p>শিক্ষকদের ইংরেজিতে দক্ষ করতে ব্রিটিশ কাউন্সিলের উদ্যোগ || শিক্ষা ডেস্কঃ  কার্যকরভাবে ইংরেজি ভাষা শেখানোর ক্ষেত্রে দক্ষতা ও যোগ্যতা অর্জনে শিক্ষকদের প্রশিক্ষণ দিচ্ছে ব্রিটিশ কাউন্সিল। এর... বিস্তারিত পড়ুনঃ</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সব গুলো, সত্যের প্রতিবাদী তরুণI love all</text:p>
          </table:table-cell>
          <table:table-cell office:value-type="float" office:value="1" table:style-name="ce1">
            <text:p>1</text:p>
          </table:table-cell>
          <table:table-cell table:number-columns-repeated="16382"/>
        </table:table-row>
        <table:table-row table:style-name="ro1">
          <table:table-cell office:value-type="string" table:style-name="ce4">
            <text:p>রাসূলুল্লাহ () বলেছেন— ‘‘কিয়ামতের দিন যাদেরকে প্রথমে জান্নাতের দিকে ডাকা হবে, তারা হলেন ঐসব ব্যক্তি যারা সুখে-দুঃখে সব সময় আল্লাহর প্রশংসা করনে।’’ [মিশকাতুল মাসাবিহ, ২৩০৮]</text:p>
          </table:table-cell>
          <table:table-cell office:value-type="float" office:value="1" table:style-name="ce1">
            <text:p>1</text:p>
          </table:table-cell>
          <table:table-cell table:number-columns-repeated="16382"/>
        </table:table-row>
        <table:table-row table:style-name="ro1">
          <table:table-cell office:value-type="string" table:style-name="ce4">
            <text:p>আমিরাতের বিপক্ষে প্রথম টি টোয়েন্টিতে টসে হেরে ব্যাটিংয়ে বাংলাদেশের টাইগার বাহিনী শুভ কামনা টাইগারদের জন্য ____ আশাকরি বিশাল রান সংগ্রহ করবে</text:p>
          </table:table-cell>
          <table:table-cell office:value-type="float" office:value="1" table:style-name="ce1">
            <text:p>1</text:p>
          </table:table-cell>
          <table:table-cell table:number-columns-repeated="16382"/>
        </table:table-row>
        <table:table-row table:style-name="ro1">
          <table:table-cell office:value-type="string" table:style-name="ce4">
            <text:p>দাদা তুমি আমাদের অনুপ্রেরণা। আমরা তোমার অনুপ্রেরণা অনুপ্রাণিত ছাত্রসমাজ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মাগো সবার ভালো করো ফেরাও সুমতি সবার হাতে দাওনা লিখে সুখের নিয়তি সারা বছর ধরে অন্তরে ভরিয়ে রেখো শান্তি সব দুঃখ মুছিয়ে দিয়ে ঘুছিয়ে দিয়ে ক্লান্তি শুভ মহালয়া</text:p>
          </table:table-cell>
          <table:table-cell office:value-type="float" office:value="1" table:style-name="ce1">
            <text:p>1</text:p>
          </table:table-cell>
          <table:table-cell table:number-columns-repeated="16382"/>
        </table:table-row>
        <table:table-row table:style-name="ro1">
          <table:table-cell office:value-type="string" table:style-name="ce4">
            <text:p>পেট্রোল-ডিজেলের মূল্যবৃদ্ধির প্রতিবাদে কেন্দ্র সরকারের বিরুদ্ধে জগৎবল্লভপুর বিধানসভার ডোমজুর পেট্রল পাম্পে জগৎবল্লভপুর যুব তৃণমূল কংগ্রেসের বিক্ষোভ কর্মসূচি। IndiasBiggestPappuAmitShah FAM4TMC</text:p>
          </table:table-cell>
          <table:table-cell office:value-type="float" office:value="0" table:style-name="ce1">
            <text:p>0</text:p>
          </table:table-cell>
          <table:table-cell table:number-columns-repeated="16382"/>
        </table:table-row>
        <table:table-row table:style-name="ro1">
          <table:table-cell office:value-type="string" table:style-name="ce4">
            <text:p>বিজেপির গুন্ডা বাহিনীর হাতে আহত পুলিশকর্মীকে দেখতে এসএসকেএম হাসপাতালে সর্বভারতীয় তৃণমূল কংগ্রেসের সাধারণ সম্পাদক তথা সাংসদ মহাশয়.. PasheAcheAbhishek KhelaHobe</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রা ক'ষ্ট পেলে আনন্দিত হওয়া এবং তাদের উপর বি'প'দ নেমে এলে খুশি হওয়া ‘কবীরাহ গু'না'হে'র’ অন্তর্ভুক্ত।” — ইবনুল কাইয়্যিম (রহিমাহুল্লাহ) [মাদারিজুস সালিকীন: ১/৪০২]</text:p>
          </table:table-cell>
          <table:table-cell office:value-type="float" office:value="1" table:style-name="ce1">
            <text:p>1</text:p>
          </table:table-cell>
          <table:table-cell table:number-columns-repeated="16382"/>
        </table:table-row>
        <table:table-row table:style-name="ro1">
          <table:table-cell office:value-type="string" table:style-name="ce4">
            <text:p>উলুবেড়িয়া পৌরসভার ২৪ নং ওয়ার্ডের মহিলা তৃণমূল কংগ্রেস সভানেত্রী অনিমা দে-র অসুস্থতার খবর পেয়ে দেখতে গেলেন এবং দ্রুত সুস্থতা কামনা করলেন। হাওড়া গ্রামীণ জেলা তৃণমূল ছাত্র পরিষদের সভাপতি মানবিক, দাদা হাসিবুর রহমান ।</text:p>
          </table:table-cell>
          <table:table-cell office:value-type="float" office:value="1" table:style-name="ce1">
            <text:p>1</text:p>
          </table:table-cell>
          <table:table-cell table:number-columns-repeated="16382"/>
        </table:table-row>
        <table:table-row table:style-name="ro1">
          <table:table-cell office:value-type="string" table:style-name="ce4">
            <text:p>পেট্রোপণ্যের মূল্যবৃদ্ধি নিয়ে দুর্গাপুজোর আগেই গান রেকর্ড করলেন তৃণমূল মুখপাত্র কুনাল ঘোষ durgapuja song by kunalghosh on pricehike TMC kolkatasaradin PujaSong</text:p>
          </table:table-cell>
          <table:table-cell office:value-type="float" office:value="0" table:style-name="ce1">
            <text:p>0</text:p>
          </table:table-cell>
          <table:table-cell table:number-columns-repeated="16382"/>
        </table:table-row>
        <table:table-row table:style-name="ro1">
          <table:table-cell office:value-type="string" table:style-name="ce4">
            <text:p>কানের কাছে বা হোয়াটস্যাপে শুভ মহালয়া জাতীয় কিছু বলতে এলেই ঝামেলায় পড়বেন—আগাম জানিয়ে রাখলাম| এমনিতেই 'প্রজেক্ট ম্যানেজার' নামক প্রাণীদের উৎপাতে যথেষ্ট দুঃখে আছি, দয়া করে আর সেটা বাড়াবেন না, ল্যাজে গোবরে করে ছেড়ে দেব| আপনার রবিবার ভালো কাটুক, আমিও একটু ঘুমিয়ে বাঁচি</text:p>
          </table:table-cell>
          <table:table-cell office:value-type="float" office:value="0" table:style-name="ce1">
            <text:p>0</text:p>
          </table:table-cell>
          <table:table-cell table:number-columns-repeated="16382"/>
        </table:table-row>
        <table:table-row table:style-name="ro1">
          <table:table-cell office:value-type="string" table:style-name="ce4">
            <text:p>"মা মাটি মানুষ " মানুষ এর মাটি বেঁচে দিচ্ছে মা! কারণ লক্ষীর ভান্ডার চালাতে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ইউক্রেনের অধিকৃত অঞ্চল দখলে নয়া ছক , গণভোট শুরু করল রাশিয়া</text:p>
          </table:table-cell>
          <table:table-cell office:value-type="float" office:value="0" table:style-name="ce1">
            <text:p>0</text:p>
          </table:table-cell>
          <table:table-cell table:number-columns-repeated="16382"/>
        </table:table-row>
        <table:table-row table:style-name="ro1">
          <table:table-cell office:value-type="string" table:style-name="ce4">
            <text:p>পুতিন ও চীনের প্রেসিডেন্ট শি জিনপিং এর বৈঠক | News | Ekattor TV via</text:p>
          </table:table-cell>
          <table:table-cell office:value-type="float" office:value="1" table:style-name="ce1">
            <text:p>1</text:p>
          </table:table-cell>
          <table:table-cell table:number-columns-repeated="16382"/>
        </table:table-row>
        <table:table-row table:style-name="ro1">
          <table:table-cell office:value-type="string" table:style-name="ce4">
            <text:p>বিদ্যুতের খুটিতে এক যুবকের ঝুলন্ত মৃতদেহ উদ্ধার, চাঞ্চল্য Asansol</text:p>
          </table:table-cell>
          <table:table-cell office:value-type="float" office:value="0" table:style-name="ce1">
            <text:p>0</text:p>
          </table:table-cell>
          <table:table-cell table:number-columns-repeated="16382"/>
        </table:table-row>
        <table:table-row table:style-name="ro1">
          <table:table-cell office:value-type="string" table:style-name="ce4">
            <text:p>না ফেরার দুনিয়ায় পাড়ি দিলেন প্রখ্যাত কমেডিয়ান রাজু শ্রীবাস্তব। ফ্যাম পরিবারের পক্ষ থেকে ওনার বিদেহী আত্মার শান্তি কামনা করি। FAM4TMC</text:p>
          </table:table-cell>
          <table:table-cell office:value-type="float" office:value="1" table:style-name="ce1">
            <text:p>1</text:p>
          </table:table-cell>
          <table:table-cell table:number-columns-repeated="16382"/>
        </table:table-row>
        <table:table-row table:style-name="ro1">
          <table:table-cell office:value-type="string" table:style-name="ce4">
            <text:p>| বাংলা নিউজ পোর্টাল</text:p>
          </table:table-cell>
          <table:table-cell office:value-type="float" office:value="1" table:style-name="ce1">
            <text:p>1</text:p>
          </table:table-cell>
          <table:table-cell table:number-columns-repeated="16382"/>
        </table:table-row>
        <table:table-row table:style-name="ro1">
          <table:table-cell office:value-type="string" table:style-name="ce4">
            <text:p>'সানা যদি ক্রিকেটার হতে চাইত তবে ওকে ঝুলনের মত হওয়ার পরামর্শ দিতাম': সৌরভ গঙ্গোপাধ্যায় JhulanGoswami SouravGanguly</text:p>
          </table:table-cell>
          <table:table-cell office:value-type="float" office:value="1" table:style-name="ce1">
            <text:p>1</text:p>
          </table:table-cell>
          <table:table-cell table:number-columns-repeated="16382"/>
        </table:table-row>
        <table:table-row table:style-name="ro1">
          <table:table-cell office:value-type="string" table:style-name="ce4">
            <text:p>ঢাকায় চরমোনাইপন্থী ইউপি চেয়ারম্যানের বিরুদ্ধে মসজিদ দখলের অভিযোগ - Daily Dokhiner Crime</text:p>
          </table:table-cell>
          <table:table-cell office:value-type="float" office:value="0" table:style-name="ce1">
            <text:p>0</text:p>
          </table:table-cell>
          <table:table-cell table:number-columns-repeated="16382"/>
        </table:table-row>
        <table:table-row table:style-name="ro1">
          <table:table-cell office:value-type="string" table:style-name="ce4">
            <text:p>চোখ মেইলা রাখলে আজকাল ঈমান হাল্কা হয়ে যায় যারযারবুঝতারতারতরমুজ</text:p>
          </table:table-cell>
          <table:table-cell office:value-type="float" office:value="0" table:style-name="ce1">
            <text:p>0</text:p>
          </table:table-cell>
          <table:table-cell table:number-columns-repeated="16382"/>
        </table:table-row>
        <table:table-row table:style-name="ro1">
          <table:table-cell office:value-type="string" table:style-name="ce4">
            <text:p>অপ্রত্যাশিতভাবে হেরে গেল স্পেন UEFA NationsLeague UEFAnationsLegue Spain Switzerland SpainvsSwitserland Akanji JordiAlba Football sports</text:p>
          </table:table-cell>
          <table:table-cell office:value-type="float" office:value="0" table:style-name="ce1">
            <text:p>0</text:p>
          </table:table-cell>
          <table:table-cell table:number-columns-repeated="16382"/>
        </table:table-row>
        <table:table-row table:style-name="ro1">
          <table:table-cell office:value-type="string" table:style-name="ce4">
            <text:p>দিদির মত জননেত্রী পাওয়া গর্বের বিষয় দিদি আপনি ভালো থাকুন সুস্থ থাকুন এটাই ভগবানের কাছে প্রার্থনা করি প্রতিমাজীর জয় ভারতীয় জনতা পার্টির জয়</text:p>
          </table:table-cell>
          <table:table-cell office:value-type="float" office:value="1" table:style-name="ce1">
            <text:p>1</text:p>
          </table:table-cell>
          <table:table-cell table:number-columns-repeated="16382"/>
        </table:table-row>
        <table:table-row table:style-name="ro1">
          <table:table-cell office:value-type="string" table:style-name="ce4">
            <text:p>এই খানকির পোলাদের কারনেই দেশটা গনতন্র হীন হয়ে গেছে। আগে এদের সামলাতে হবে। দুই একটারে মাইরা দিলে বাকি গুলা এমনিতে ভয় পাবে।</text:p>
          </table:table-cell>
          <table:table-cell office:value-type="float" office:value="0" table:style-name="ce1">
            <text:p>0</text:p>
          </table:table-cell>
          <table:table-cell table:number-columns-repeated="16382"/>
        </table:table-row>
        <table:table-row table:style-name="ro1">
          <table:table-cell office:value-type="string" table:style-name="ce4">
            <text:p>হলের নির্মাণকাজ শেষ হয়েছে প্রায় দেড় বছর আগে। ঘটা করে উদ্বোধন করা হয় তা–ও এক বছর হলো। লাখ টাকার আসবাবও কেনা হয়েছে।</text:p>
          </table:table-cell>
          <table:table-cell office:value-type="float" office:value="1" table:style-name="ce1">
            <text:p>1</text:p>
          </table:table-cell>
          <table:table-cell table:number-columns-repeated="16382"/>
        </table:table-row>
        <table:table-row table:style-name="ro1">
          <table:table-cell office:value-type="string" table:style-name="ce4">
            <text:p>যোগ্য ব্যক্তি যোগ্য সম্মান এটাই তৃণমূল কংগ্রেসের নীতি আদর্শ এটাই আগামী যুব সমাজের অনুপ্রেরণা উৎসাহ ও বিশ্বাস। ভবিষ্যতে এই নীতি কে অবলম্বন করে চলা উচিত, তাহলেই আগামী তে দল শক্তিশালী হবে।</text:p>
          </table:table-cell>
          <table:table-cell office:value-type="float" office:value="1" table:style-name="ce1">
            <text:p>1</text:p>
          </table:table-cell>
          <table:table-cell table:number-columns-repeated="16382"/>
        </table:table-row>
        <table:table-row table:style-name="ro1">
          <table:table-cell office:value-type="string" table:style-name="ce4">
            <text:p>কলকাতায় দুর্গাপুজো হয় কে বললো আপনাকে ? ওগুলো তো সব থিম পুজো !</text:p>
          </table:table-cell>
          <table:table-cell office:value-type="float" office:value="0" table:style-name="ce1">
            <text:p>0</text:p>
          </table:table-cell>
          <table:table-cell table:number-columns-repeated="16382"/>
        </table:table-row>
        <table:table-row table:style-name="ro1">
          <table:table-cell office:value-type="string" table:style-name="ce4">
            <text:p>উৎসব যদি সবারই হতো , তবে আজ সকালে সমস্ত মসজিদ থেকে মহালয়ার চন্ডী পাঠ শোনা যেত ।</text:p>
          </table:table-cell>
          <table:table-cell office:value-type="float" office:value="0" table:style-name="ce1">
            <text:p>0</text:p>
          </table:table-cell>
          <table:table-cell table:number-columns-repeated="16382"/>
        </table:table-row>
        <table:table-row table:style-name="ro1">
          <table:table-cell office:value-type="string" table:style-name="ce4">
            <text:p>দাদা তুমি আমাদের অনুপ্রেরণা। আমরা তোমার অনুপ্রেরণা অনুপ্রাণিত ছাত্রসমাজ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T20 WC 202-এ কোহলির কি রোহিতের সঙ্গে ওপেন করা উচিত? কী বললেন পার্থিব প্যাটেল?</text:p>
          </table:table-cell>
          <table:table-cell office:value-type="float" office:value="1" table:style-name="ce1">
            <text:p>1</text:p>
          </table:table-cell>
          <table:table-cell table:number-columns-repeated="16382"/>
        </table:table-row>
        <table:table-row table:style-name="ro1">
          <table:table-cell office:value-type="string" table:style-name="ce4">
            <text:p>জলকামানের তোড়ের মুখে জানকবুল করছে যারা, তাদের হাতেই দারুন মানায়, হাতুড়ি আর কাস্তে তারা। উলগুলান Raiganj CPIM</text:p>
          </table:table-cell>
          <table:table-cell office:value-type="float" office:value="0" table:style-name="ce1">
            <text:p>0</text:p>
          </table:table-cell>
          <table:table-cell table:number-columns-repeated="16382"/>
        </table:table-row>
        <table:table-row table:style-name="ro1">
          <table:table-cell office:value-type="string" table:style-name="ce4">
            <text:p>পার্থক্যটা দেখুন আর উপলব্ধি করুন: হয়তো বাস্তব খবর: দত্তক নিয়ে মা হতে চেয়েছিলেন অর্পিতা, সায় দিয়েছিলেন পার্থ। গোদি মিডিয়ার খবর: মা হতে চেয়েছিলেন অর্পিতা, সায় দিয়েছিলেন পার্থ।</text:p>
          </table:table-cell>
          <table:table-cell office:value-type="float" office:value="0" table:style-name="ce1">
            <text:p>0</text:p>
          </table:table-cell>
          <table:table-cell table:number-columns-repeated="16382"/>
        </table:table-row>
        <table:table-row table:style-name="ro1">
          <table:table-cell office:value-type="string" table:style-name="ce4">
            <text:p>রাজ্যের শিল্প -চা,চপ,ঘুগনি, ঝালমুড়ি,ফুচকা, মোমো, কচুরিপানার ঠোঙা,কাশফুলের বালিশ!!</text:p>
          </table:table-cell>
          <table:table-cell office:value-type="float" office:value="0" table:style-name="ce1">
            <text:p>0</text:p>
          </table:table-cell>
          <table:table-cell table:number-columns-repeated="16382"/>
        </table:table-row>
        <table:table-row table:style-name="ro1">
          <table:table-cell office:value-type="string" table:style-name="ce4">
            <text:p>ভারতীয় জনতা পার্টির সরকার এবং ভারতের যশস্বী প্রধানমন্ত্রী জীর সদর্থক ভাবনা ও কর্মকান্ড এবং সদর্থক নীতির কারণে ভারতে আজ শ্রম ও শ্রমজীবী ​​মানুষের প্রতি শ্রদ্ধার সংস্কৃতি ও ঐতিহ্য পুনরুজ্জীবিত হয়ে উঠছে। আজ 'শ্রমেব জয়তে' দেশের মন্ত্র হয়ে উঠছে। ShramevJayate</text:p>
          </table:table-cell>
          <table:table-cell office:value-type="float" office:value="1" table:style-name="ce1">
            <text:p>1</text:p>
          </table:table-cell>
          <table:table-cell table:number-columns-repeated="16382"/>
        </table:table-row>
        <table:table-row table:style-name="ro1">
          <table:table-cell office:value-type="string" table:style-name="ce4">
            <text:p>শিলিগুড়ি শহরে ডেঙ্গু প্রতিরোধে ব্যর্থ পৌর- প্রশাসনের বিরুদ্ধে বিজেপি শিলিগুড়ির বিক্ষোভ মিছিল ও ডেপুটেশন প্রদান।।</text:p>
          </table:table-cell>
          <table:table-cell office:value-type="float" office:value="0" table:style-name="ce1">
            <text:p>0</text:p>
          </table:table-cell>
          <table:table-cell table:number-columns-repeated="16382"/>
        </table:table-row>
        <table:table-row table:style-name="ro1">
          <table:table-cell office:value-type="string" table:style-name="ce4">
            <text:p>“বাংলায় কারিগরি শিক্ষায় উত্তীর্ণ ৩০.০০০ ছাত্র-ছাত্রী চাকরি পাচ্ছে। প্রাথমিক শিক্ষায় ২৯,০০০ নিয়োগ হবে। টাটা ৬০০ কোটি টাকা বিনিয়োগ করেছে। বাংলায় শিল্প-চাকরি হচ্ছে হবে, কিন্ত কেউ ৮ বছর, কেউ ৩৪ বছর যে “ঢপ” শিল্প চালিয়েছে, তার আগে জবাব দিক।”</text:p>
          </table:table-cell>
          <table:table-cell office:value-type="float" office:value="1" table:style-name="ce1">
            <text:p>1</text:p>
          </table:table-cell>
          <table:table-cell table:number-columns-repeated="16382"/>
        </table:table-row>
        <table:table-row table:style-name="ro1">
          <table:table-cell office:value-type="string" table:style-name="ce4">
            <text:p>স্থিতিশীলতা ফেরাতে একত্রে কাজ করার অঙ্গীকার পুতিন ও শি’র</text:p>
          </table:table-cell>
          <table:table-cell office:value-type="float" office:value="1" table:style-name="ce1">
            <text:p>1</text:p>
          </table:table-cell>
          <table:table-cell table:number-columns-repeated="16382"/>
        </table:table-row>
        <table:table-row table:style-name="ro1">
          <table:table-cell office:value-type="string" table:style-name="ce4">
            <text:p>প্রেমেন্দ্র মিত্রের "বীরপুরুষ "!!! ভাগ্যিস দাদু বেঁচে নেই</text:p>
          </table:table-cell>
          <table:table-cell office:value-type="float" office:value="0" table:style-name="ce1">
            <text:p>0</text:p>
          </table:table-cell>
          <table:table-cell table:number-columns-repeated="16382"/>
        </table:table-row>
        <table:table-row table:style-name="ro1">
          <table:table-cell office:value-type="string" table:style-name="ce4">
            <text:p>আমিও ফুড লাভার কিন্তু কোনো খাবার পুরোটা একা খেয়ে শেষ করতে পারিনা!</text:p>
          </table:table-cell>
          <table:table-cell office:value-type="float" office:value="1" table:style-name="ce1">
            <text:p>1</text:p>
          </table:table-cell>
          <table:table-cell table:number-columns-repeated="16382"/>
        </table:table-row>
        <table:table-row table:style-name="ro1">
          <table:table-cell office:value-type="string" table:style-name="ce4">
            <text:p>এগুলো নিয়ে ভাবলে দুইটা ব্যপার ঘটতে পারে।জ্ঞানের পরিধি বৃদ্ধি পাবে নয়তো ডিপ্রেশনে চলে যাবে। আমাদের মস্তিষ্কের ধারণক্ষমতা বা কার্যক্ষমতার উপর এটা নির্ভর করে।</text:p>
          </table:table-cell>
          <table:table-cell office:value-type="float" office:value="1" table:style-name="ce1">
            <text:p>1</text:p>
          </table:table-cell>
          <table:table-cell table:number-columns-repeated="16382"/>
        </table:table-row>
        <table:table-row table:style-name="ro1">
          <table:table-cell office:value-type="string" table:style-name="ce4">
            <text:p>যারা ঈমানদার, তারা এমন যে, যখন আল্লাহর নাম নেয়া হয় তখন ভীত হয়ে পড়ে তাদের অন্তর। আর যখন তাদের সামনে পাঠ করা হয় কালাম, তখন তাদের ঈমান বেড়ে যায় এবং তারা স্বীয় পরওয়ার দেগারের প্রতি ভরসা পোষণ করে। -[ সুরা আনফাল ৮:২ ]</text:p>
          </table:table-cell>
          <table:table-cell office:value-type="float" office:value="1" table:style-name="ce1">
            <text:p>1</text:p>
          </table:table-cell>
          <table:table-cell table:number-columns-repeated="16382"/>
        </table:table-row>
        <table:table-row table:style-name="ro1">
          <table:table-cell office:value-type="string" table:style-name="ce4">
            <text:p>WatchNow: বুথ কমিটিতে থেকেও অনেকে কমিটিতে যাচ্ছেন না, ক্ষুব্ধ বিজেপি নেতা ধর্মেন্দ্র প্রধান। বিজেপি কর্মীদের বুথ শক্তিশালী করার পরামর্শ দিলেন কেন্দ্রীয় নেতা। WATCH LIVE: DhamendraPradhan |</text:p>
          </table:table-cell>
          <table:table-cell office:value-type="float" office:value="1" table:style-name="ce1">
            <text:p>1</text:p>
          </table:table-cell>
          <table:table-cell table:number-columns-repeated="16382"/>
        </table:table-row>
        <table:table-row table:style-name="ro1">
          <table:table-cell office:value-type="string" table:style-name="ce4">
            <text:p>পিসির অনুপ্রেরণায় ঘুগনি ও চপ শিল্পে বাংলা দেশের সেরা হবেই,</text:p>
          </table:table-cell>
          <table:table-cell office:value-type="float" office:value="0" table:style-name="ce1">
            <text:p>0</text:p>
          </table:table-cell>
          <table:table-cell table:number-columns-repeated="16382"/>
        </table:table-row>
        <table:table-row table:style-name="ro1">
          <table:table-cell office:value-type="string" table:style-name="ce4">
            <text:p>মন্তব্যটি অনেক অনেক ভালো লাগলো।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আমি তোমাকে এমন একটি পবিত্র দেহ আজ উপহার দিলাম যেই দেহতে অতীত জীবনে কোনো পর-পুরুষের হাত লাগে নাই। বর্তমান যুগে বউ পাওয়া সহজ কিন্তু সতী একজন নারী পাওয়া বড়ই কঠিন।</text:p>
          </table:table-cell>
          <table:table-cell office:value-type="float" office:value="1" table:style-name="ce1">
            <text:p>1</text:p>
          </table:table-cell>
          <table:table-cell table:number-columns-repeated="16382"/>
        </table:table-row>
        <table:table-row table:style-name="ro1">
          <table:table-cell office:value-type="string" table:style-name="ce4">
            <text:p>রামকৃষ্ণ মিশনের ছাত্র পার্থ চ্যাটার্জি এটা ভাবতেই লজ্জা হয়!!</text:p>
          </table:table-cell>
          <table:table-cell office:value-type="float" office:value="0" table:style-name="ce1">
            <text:p>0</text:p>
          </table:table-cell>
          <table:table-cell table:number-columns-repeated="16382"/>
        </table:table-row>
        <table:table-row table:style-name="ro1">
          <table:table-cell office:value-type="string" table:style-name="ce4">
            <text:p>Welcome to Agrilife24 - কোভিড মোকাবেলায় চকরিয়ায় সংশ্লিষ্ট সরকারী কর্মকর্তা ও স্বাস্থ্যকর্মীদের টাউন হল মিটিং অনুষ্ঠিত via</text:p>
          </table:table-cell>
          <table:table-cell office:value-type="float" office:value="1" table:style-name="ce1">
            <text:p>1</text:p>
          </table:table-cell>
          <table:table-cell table:number-columns-repeated="16382"/>
        </table:table-row>
        <table:table-row table:style-name="ro1">
          <table:table-cell office:value-type="string" table:style-name="ce4">
            <text:p>গতকাল CPIM গুন্ডা কেডার প্রাণঘাতী আক্রমণ করে আমাদের এস সি মোর্চা আর কে পুর মণ্ডলের অন্তর্গত 42 নং বুথে মাননীয় সভাপতি শ্রী মিলন দাস সহ যুব মোর্চার সভাপতির উপর,আজ বাড়ি গিয়ে উনার শারীরিক খোঁজ খবর নেই। আমি মর্মান্তিক ও নিন্দনীয় ঘটনার তীব্র ধিক্কার জানাই।</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সে ভালোবাসিয়াছে, আসিয়াছে কাছে, উপেক্ষা সে করেছে আমারে, ঘৃণা ক’রে চ’লে গেছে- যখন ডেকেছি বারে-বারে ভালোবেসে তারে; তবুও সাধনা ছিল একদিন,-এই ভালোবাসা;</text:p>
          </table:table-cell>
          <table:table-cell office:value-type="float" office:value="1" table:style-name="ce1">
            <text:p>1</text:p>
          </table:table-cell>
          <table:table-cell table:number-columns-repeated="16382"/>
        </table:table-row>
        <table:table-row table:style-name="ro1">
          <table:table-cell office:value-type="string" table:style-name="ce4">
            <text:p>ekhonkhobor বিজেপি এগিয়ে গুন্ডাগিরিতে, আপ শিক্ষায় – মোদী সরকারকে তীব্র কটাক্ষ সিসোদিয়ার</text:p>
          </table:table-cell>
          <table:table-cell office:value-type="float" office:value="0" table:style-name="ce1">
            <text:p>0</text:p>
          </table:table-cell>
          <table:table-cell table:number-columns-repeated="16382"/>
        </table:table-row>
        <table:table-row table:style-name="ro1">
          <table:table-cell office:value-type="string" table:style-name="ce4">
            <text:p>__Assalamu alaikum,,, ----------------------------------- যদি বেশি কষ্টে থাকেন চিন্তা করবেন না।কারণ "আল্লাহ যার মঙ্গল চান, তাকে দুঃখ কষ্টে ফেলেন।" - বুখারী-৫৬৪৫</text:p>
          </table:table-cell>
          <table:table-cell office:value-type="float" office:value="1" table:style-name="ce1">
            <text:p>1</text:p>
          </table:table-cell>
          <table:table-cell table:number-columns-repeated="16382"/>
        </table:table-row>
        <table:table-row table:style-name="ro1">
          <table:table-cell office:value-type="string" table:style-name="ce4">
            <text:p>'সিলিকন ভ্যালি' থেকে রাজ্যবাসীকে শারদ শুভেচ্ছা দিলীপের DurgaPuja Durgapuja2022 TMC BJP</text:p>
          </table:table-cell>
          <table:table-cell office:value-type="float" office:value="1" table:style-name="ce1">
            <text:p>1</text:p>
          </table:table-cell>
          <table:table-cell table:number-columns-repeated="16382"/>
        </table:table-row>
        <table:table-row table:style-name="ro1">
          <table:table-cell office:value-type="string" table:style-name="ce4">
            <text:p>অতীতে, বর্তমানে ভবিষ্যতে, আগামীতে সবেতেই " অগ্নিকন্যা " একজনই - মমতা বন্দ্যোপাধ্যায় নাম - মমতা পদবী - বন্দ্যোপাধ্যায় অন্য কেউ না। MamataBanerjee</text:p>
          </table:table-cell>
          <table:table-cell office:value-type="float" office:value="1" table:style-name="ce1">
            <text:p>1</text:p>
          </table:table-cell>
          <table:table-cell table:number-columns-repeated="16382"/>
        </table:table-row>
        <table:table-row table:style-name="ro1">
          <table:table-cell office:value-type="string" table:style-name="ce4">
            <text:p>তেহরান কাউকে ভয় করে না, শি জিনপিংকে রাইসি</text:p>
          </table:table-cell>
          <table:table-cell office:value-type="float" office:value="0" table:style-name="ce1">
            <text:p>0</text:p>
          </table:table-cell>
          <table:table-cell table:number-columns-repeated="16382"/>
        </table:table-row>
        <table:table-row table:style-name="ro1">
          <table:table-cell office:value-type="string" table:style-name="ce4">
            <text:p>বিজেপির চাহিদা পৃথক রাজ্য উত্তরবঙ্গ। তৃনমূলের সমর্থন গোর্খাল্যান্ড পৃথক রাজ্য বানানোর প্রস্তাবে।</text:p>
          </table:table-cell>
          <table:table-cell office:value-type="float" office:value="1" table:style-name="ce1">
            <text:p>1</text:p>
          </table:table-cell>
          <table:table-cell table:number-columns-repeated="16382"/>
        </table:table-row>
        <table:table-row table:style-name="ro1">
          <table:table-cell office:value-type="string" table:style-name="ce4">
            <text:p>মহাগুরু MithunChakraborty কে বাংলার পবিত্র ভূমিতে সু-স্বাগতম</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এই দাঙ্গাবাজ গুন্ডা দালাল গুলো, বর্বর কুত্তার বাচ্চা। এই ঘৃণ্য কুত্তা গুলো কে, ঝারে বংশে উৎখাত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WATCH: পার্থ চট্টোপাধ্যায়ের বিরুদ্ধে বিস্ফোরক সৌগত রায়। তৃণমূল সাংসদের বিতর্কিত মন্তব্যে অস্বস্তিতে শাসক দল। কী বললেন প্রবীণ নেতা? WATCH LIVE: |</text:p>
          </table:table-cell>
          <table:table-cell office:value-type="float" office:value="0" table:style-name="ce1">
            <text:p>0</text:p>
          </table:table-cell>
          <table:table-cell table:number-columns-repeated="16382"/>
        </table:table-row>
        <table:table-row table:style-name="ro1">
          <table:table-cell office:value-type="string" table:style-name="ce4">
            <text:p>SSC দূর্নীতিতে গ্রেফতার ED&amp;amp;CBI এর কাছে পশ্চিমবঙ্গের তৃণমূল কংগ্রেসের শিক্ষামন্ত্রী পার্থ চট্টোপাধ্যায়! স্বীকার করলেন সমস্ত করাপশন এর মাথা তৃণমূল কংগ্রেসের সুপ্রিম মমতা বন্দ্যোপাধ্যায়!</text:p>
          </table:table-cell>
          <table:table-cell office:value-type="float" office:value="0" table:style-name="ce1">
            <text:p>0</text:p>
          </table:table-cell>
          <table:table-cell table:number-columns-repeated="16382"/>
        </table:table-row>
        <table:table-row table:style-name="ro1">
          <table:table-cell office:value-type="string" table:style-name="ce4">
            <text:p>আজ বিশালগড়_মণ্ডল অন্তর্গত পূর্বলক্ষীবিল মুক্তিধাম মহাশ্মশানে কালী পূজা তৎসঙ্গে মন্দির উদঘাটন অনুষ্ঠানে অংশগ্রহণ করি।</text:p>
          </table:table-cell>
          <table:table-cell office:value-type="float" office:value="1" table:style-name="ce1">
            <text:p>1</text:p>
          </table:table-cell>
          <table:table-cell table:number-columns-repeated="16382"/>
        </table:table-row>
        <table:table-row table:style-name="ro1">
          <table:table-cell office:value-type="string" table:style-name="ce4">
            <text:p>রামনাথ ৯১ বছর আগে দুনিয়া দেখতে বেরিয়ে পড়েছিলেন বাইসাইকেল নিয়ে ৷ একটা সময় কলকাতায় থিতু হলেও দুনিয়া ঘুরে দেখার মাঝে সময় পেলেই তিনি ছুটে আসতেন জন্মভূমি বানিয়াচংয়ে৷ Bangladesh</text:p>
          </table:table-cell>
          <table:table-cell office:value-type="float" office:value="1" table:style-name="ce1">
            <text:p>1</text:p>
          </table:table-cell>
          <table:table-cell table:number-columns-repeated="16382"/>
        </table:table-row>
        <table:table-row table:style-name="ro1">
          <table:table-cell office:value-type="string" table:style-name="ce4">
            <text:p>আজ মাতা ত্রিপুরাসুন্দরী মায়ের মন্দিরে দেশের প্রাণপ্রিয় প্রধানমন্ত্রী শ্রী জির জন্মদিন উপলক্ষে পূজার্চনা করি। দেশের সার্বিক কল্যাণ কর্মে মা যেন উনাকে আরও শক্তি প্রদান করেন, তিনি যেন দীর্ঘায়ুর অধিকারী হোন, মায়ের কাছে এই প্রার্থ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সু না কু! পরামর্শ!!!</text:p>
          </table:table-cell>
          <table:table-cell office:value-type="float" office:value="1" table:style-name="ce1">
            <text:p>1</text:p>
          </table:table-cell>
          <table:table-cell table:number-columns-repeated="16382"/>
        </table:table-row>
        <table:table-row table:style-name="ro1">
          <table:table-cell office:value-type="string" table:style-name="ce4">
            <text:p>ঈশ্বর আছে কি নেই সেটা তর্কের বিষয়, কিন্তু ঈশ্বর নাস্তিক ছিলেন সেটা তর্কাতীত বিষয়।আজ সেই নাস্তিক ঈশ্বরের জন্মদিন “সমাজের মঙ্গলের নিমিত্ত যাহা উচিত বা আবশ্যক মনে হইবে, তাহা করিবে। লোকের বা কুটুম্বের ভয়ে কদাচ সংকুচিত হইবে না।” – ঈশ্বরচন্দ্র বিদ্যাসাগর IshwarChandraVidyasagar</text:p>
          </table:table-cell>
          <table:table-cell office:value-type="float" office:value="1" table:style-name="ce1">
            <text:p>1</text:p>
          </table:table-cell>
          <table:table-cell table:number-columns-repeated="16382"/>
        </table:table-row>
        <table:table-row table:style-name="ro1">
          <table:table-cell office:value-type="string" table:style-name="ce4">
            <text:p>হঠাৎ করে ট্রেন বাতিলে যতোই সাধারণ মানুষ ভোগান্তির শিকার হোক জাতি বাদের রাজনীতির জন্য চুপ করে থাকতে হবে। স্বঘোষিত মজবুত সরকারের দুর্বল জায়গায় আঘাত লাগলে যন্ত্রণা সাধারণ মানুষকে ভোগ করতে হয়।</text:p>
          </table:table-cell>
          <table:table-cell office:value-type="float" office:value="0" table:style-name="ce1">
            <text:p>0</text:p>
          </table:table-cell>
          <table:table-cell table:number-columns-repeated="16382"/>
        </table:table-row>
        <table:table-row table:style-name="ro1">
          <table:table-cell office:value-type="string" table:style-name="ce4">
            <text:p>মুখ্যমন্ত্রী মমতা বন্দ্যোপাধ্যায়ের অনুপ্রেরণায় ও সাংসদ অভিষেক বন্দ্যোপাধ্যায় নির্দেশে বসিরহাট পুলিশ জেলা সম্প্রীতি কাপ অনুষ্ঠানে।</text:p>
          </table:table-cell>
          <table:table-cell office:value-type="float" office:value="1" table:style-name="ce1">
            <text:p>1</text:p>
          </table:table-cell>
          <table:table-cell table:number-columns-repeated="16382"/>
        </table:table-row>
        <table:table-row table:style-name="ro1">
          <table:table-cell office:value-type="string" table:style-name="ce4">
            <text:p>বিজ্ঞপ্তি, এতদ্বারা আগ্রহী ক্রেতাদের অবগতির জন্য জানানো যাইতেছে যে কাঁকড়া পাড়া বাইতুল আমান ( দোতলা)জামে মসজিদ এর পুরাতন ভবন টি বিক্রি করা হবে।কাঁকড়া পাড়া, চাটখিল, নোয়াখালী যোগাযোগঃ01715808527,01746617229</text:p>
          </table:table-cell>
          <table:table-cell office:value-type="float" office:value="1" table:style-name="ce1">
            <text:p>1</text:p>
          </table:table-cell>
          <table:table-cell table:number-columns-repeated="16382"/>
        </table:table-row>
        <table:table-row table:style-name="ro1">
          <table:table-cell office:value-type="string" table:style-name="ce4">
            <text:p>কর্ম ও কথায় রেখো সদায়- ______দ্বীনের প্রভাব। বিচার দিনে দিতে হবে; ইহার- ______কঠিন জবাব। পাপ পূণ্য নিজের মাঝে- __হিসেব করি আগে। নইলে সময় পাবো না-রে- __আত্মার দেহ ত্যাগে। জুম'আ মোবারক পথিক সমুন</text:p>
          </table:table-cell>
          <table:table-cell office:value-type="float" office:value="1" table:style-name="ce1">
            <text:p>1</text:p>
          </table:table-cell>
          <table:table-cell table:number-columns-repeated="16382"/>
        </table:table-row>
        <table:table-row table:style-name="ro1">
          <table:table-cell office:value-type="string" table:style-name="ce4">
            <text:p>এবার বাংলার বাচ্ছা বাচ্ছা ছেলে মেয়েদের পেটের ভাত বন্ধ করতে চাইছে বিজেপি। কতোটা বাঙালি বিদ্বেষী হলে এটা করা সম্ভব ভাবুন</text:p>
          </table:table-cell>
          <table:table-cell office:value-type="float" office:value="0" table:style-name="ce1">
            <text:p>0</text:p>
          </table:table-cell>
          <table:table-cell table:number-columns-repeated="16382"/>
        </table:table-row>
        <table:table-row table:style-name="ro1">
          <table:table-cell office:value-type="string" table:style-name="ce4">
            <text:p>কোহলির সঙ্গে একাসনে বাবর, পাকিস্তানকে জিতিয়ে ছুঁয়ে ফেললেন বিরাটকে ViratKohli | BabarAzam</text:p>
          </table:table-cell>
          <table:table-cell office:value-type="float" office:value="0" table:style-name="ce1">
            <text:p>0</text:p>
          </table:table-cell>
          <table:table-cell table:number-columns-repeated="16382"/>
        </table:table-row>
        <table:table-row table:style-name="ro1">
          <table:table-cell office:value-type="string" table:style-name="ce4">
            <text:p>জীবনের প্রথম উপার্জিত টাকা কিভাবে উপার্জন করেছিলে.. হয়ে যাক একটু স্মৃতিচারণ জীবনের প্রথম উপার্জন।</text:p>
          </table:table-cell>
          <table:table-cell office:value-type="float" office:value="1" table:style-name="ce1">
            <text:p>1</text:p>
          </table:table-cell>
          <table:table-cell table:number-columns-repeated="16382"/>
        </table:table-row>
        <table:table-row table:style-name="ro1">
          <table:table-cell office:value-type="string" table:style-name="ce4">
            <text:p>সত্যি , তৃণমূল এর নেতাদের যে পাহাড় প্রমাণ দুর্নীতি ধরা পরছে তা তৃণমূল এর গুন্ডা র লাথি খেয়ে কচুবনে পরা জটু র ভালো লাগছে না একেবারেই, কারন জটু ঐ লাথি খেয়ে সেই গুন্ডা দের দলের ভক্ত ও একান্ত অনুগত দাস হয়ে গেছে।</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লজ্জা কিনা সেটাও আপনার - আমার মত হতে পারে, সবার মত এক নয়। আর বাস্তবে সমর্থকেরা আবেগী বেশি হয়, সেটা তাদের থেকে কেড়ে নিতে কেউ পারে না। অতীতেও এমন হয়েছিল রাইভাল ক্লাবে তারা কিন্তু লজ্জিত হয়নি, একজনও না। তাই এটা ম্যানেজমেন্ট কে দেখতে হবে ভবিষ্যতে যেনো এরকম না হয় আর।</text:p>
          </table:table-cell>
          <table:table-cell office:value-type="float" office:value="0" table:style-name="ce1">
            <text:p>0</text:p>
          </table:table-cell>
          <table:table-cell table:number-columns-repeated="16382"/>
        </table:table-row>
        <table:table-row table:style-name="ro1">
          <table:table-cell office:value-type="string" table:style-name="ce4">
            <text:p>বিশেষ করে পাশা চরিত্রে যে সব খারাপ ভাষা ব্যবহার হচ্ছে এতে করে সমাজ সংস্কৃতি সবই ধ্বংশ হয়ে যাচ্ছে। বিনোদন বিনোদনের জায়গায় থাকা উচিত। বিনোদনের নামে নোংরামি কোন সভ্য সমাজে মেনে নেওয়া যায় না। অতএব এখনই তাদের লাগাম টেনে ধরা দরকার না হয় তরুন প্রজন্ম ধ্বংশের শেষ অবদি চলে যাবে..</text:p>
          </table:table-cell>
          <table:table-cell office:value-type="float" office:value="0" table:style-name="ce1">
            <text:p>0</text:p>
          </table:table-cell>
          <table:table-cell table:number-columns-repeated="16382"/>
        </table:table-row>
        <table:table-row table:style-name="ro1">
          <table:table-cell office:value-type="string" table:style-name="ce4">
            <text:p>৫৫ কোটি টাকার সোনা! বেলঘরিয়া এক্সপ্রেসওয়েতে মারুতি গাড়ি আটকাতেই চক্ষু চড়কগাছ পুলিশ কর্তাদের GoldRescued Belgharia GoldSmuggling</text:p>
          </table:table-cell>
          <table:table-cell office:value-type="float" office:value="0" table:style-name="ce1">
            <text:p>0</text:p>
          </table:table-cell>
          <table:table-cell table:number-columns-repeated="16382"/>
        </table:table-row>
        <table:table-row table:style-name="ro1">
          <table:table-cell office:value-type="string" table:style-name="ce4">
            <text:p>টি-টোয়েন্টির আসল ‘কিং’ কোহলি: মিঁয়াদাদ যুগান্তর বাংলাদেশ ক্রিকেট jugantor news Cricket Bangladesh</text:p>
          </table:table-cell>
          <table:table-cell office:value-type="float" office:value="1" table:style-name="ce1">
            <text:p>1</text:p>
          </table:table-cell>
          <table:table-cell table:number-columns-repeated="16382"/>
        </table:table-row>
        <table:table-row table:style-name="ro1">
          <table:table-cell office:value-type="string" table:style-name="ce4">
            <text:p>"চোর ধরো, জেল ভরো" তৃণমূল সরকারের চরম দুর্নীতির প্রতিবাদে ভারতীয় জনতা যুব মোর্চা,আসানসোল জেলার উদ্যোগে দুর্গাপুর এস.বি মোড় থেকে সিনেমা হল রোটারী মোড় পর্যন্ত আয়োজিত এক প্রতিবাদ সভা।</text:p>
          </table:table-cell>
          <table:table-cell office:value-type="float" office:value="0" table:style-name="ce1">
            <text:p>0</text:p>
          </table:table-cell>
          <table:table-cell table:number-columns-repeated="16382"/>
        </table:table-row>
        <table:table-row table:style-name="ro1">
          <table:table-cell office:value-type="string" table:style-name="ce4">
            <text:p>ভালো ভালো মেয়েদের নামে আইডি খুলে,,, বেশ্যা মাগিরা বলে কেউ আছো চ্যাটিং করি চলো।।</text:p>
          </table:table-cell>
          <table:table-cell office:value-type="float" office:value="0" table:style-name="ce1">
            <text:p>0</text:p>
          </table:table-cell>
          <table:table-cell table:number-columns-repeated="16382"/>
        </table:table-row>
        <table:table-row table:style-name="ro1">
          <table:table-cell office:value-type="string" table:style-name="ce4">
            <text:p>হাওয়াই চটির থাপ্পড়?এটা আবার কোন জিনিষ?কেন্দ্রীয় সংস্থা কোর্টের আদেশে কাজ করছে বিজেপির আদেশে না আর শুধু বাংলা না আরও রাজ্যে বিজেপি হেরেছে ওরা হারাকে পরাজয় মনে করে না আবার উঠতে যানে…রাজ্যের নেতা মন্ত্রীরা চোর পুরো প্রমাণের সাথে ধরা পরেছে তারপরও লজ্জা বলে কিছু নেই আপনাদের</text:p>
          </table:table-cell>
          <table:table-cell office:value-type="float" office:value="0" table:style-name="ce1">
            <text:p>0</text:p>
          </table:table-cell>
          <table:table-cell table:number-columns-repeated="16382"/>
        </table:table-row>
        <table:table-row table:style-name="ro1">
          <table:table-cell office:value-type="string" table:style-name="ce4">
            <text:p>Jumlo ki Pakoda Lie ki Pakoda *আজ বাংলা যা ভাবে,কাল সারা দেশ তাই করে* বাংলার গর্বের মুখ্যমন্ত্রী র*বেদবাক্য* মেনে বাধ্য বালোকের ন্যায়..সৎ পথে উপার্জন করার জন্য k শুভেচ্ছা ModiFailedIndia IWM</text:p>
          </table:table-cell>
          <table:table-cell office:value-type="float" office:value="0" table:style-name="ce1">
            <text:p>0</text:p>
          </table:table-cell>
          <table:table-cell table:number-columns-repeated="16382"/>
        </table:table-row>
        <table:table-row table:style-name="ro1">
          <table:table-cell office:value-type="string" table:style-name="ce4">
            <text:p>বাগেরহাটে জ্যান্ত সাপ খেয়ে ফেললো এক যুবক</text:p>
          </table:table-cell>
          <table:table-cell office:value-type="float" office:value="0" table:style-name="ce1">
            <text:p>0</text:p>
          </table:table-cell>
          <table:table-cell table:number-columns-repeated="16382"/>
        </table:table-row>
        <table:table-row table:style-name="ro1">
          <table:table-cell office:value-type="string" table:style-name="ce4">
            <text:p>অনুষ্ঠিত কোরআন তিলাওয়াত প্রতিযোগিতায় তৃতীয় স্থান অর্জন করায় বাংলাদেশের হাফেজ সালেহ আহমদ তাকরীমকে অভিবাদন জানিয়েছেন যুব ও ক্রীড়া প্রতিমন্ত্রী জাহিদ আহসান রাসেল somoytv Somoynews news newsalert newsupdates Somoy SomoyBangladesh</text:p>
          </table:table-cell>
          <table:table-cell office:value-type="float" office:value="1" table:style-name="ce1">
            <text:p>1</text:p>
          </table:table-cell>
          <table:table-cell table:number-columns-repeated="16382"/>
        </table:table-row>
        <table:table-row table:style-name="ro1">
          <table:table-cell office:value-type="string" table:style-name="ce4">
            <text:p>লকডাউনের ধাক্কায় ঝাঁপ ফেলেছে একাধিক ছোট-বড় শিল্প সংস্থা। কাজ হারিয়েছে অসংখ্য মানুষ। coronavirus wealthmanagement Indian COVID19</text:p>
          </table:table-cell>
          <table:table-cell office:value-type="float" office:value="0" table:style-name="ce1">
            <text:p>0</text:p>
          </table:table-cell>
          <table:table-cell table:number-columns-repeated="16382"/>
        </table:table-row>
        <table:table-row table:style-name="ro1">
          <table:table-cell office:value-type="string" table:style-name="ce4">
            <text:p>এই শান্তির ছেলে ৩.৫ বছরের জেল খাটা কয়েদী কুনাল ঘোষ। তোর গান প্রমান করল যে সত্যিই তুই বেজন্মা। এই শান্তির ছেলে বেজন্মা কুণাল ঘোষ যদি সত্যিই তুই এক বাপের বাচ্চা হোস তো আমার বিরুদ্ধে মামলা কর। না হলে তুই প্রমান করলি যে তুই ঘোষ গোয়ালার ছেলে না তোর মার খদ্দেরএর ছেলে</text:p>
          </table:table-cell>
          <table:table-cell office:value-type="float" office:value="0" table:style-name="ce1">
            <text:p>0</text:p>
          </table:table-cell>
          <table:table-cell table:number-columns-repeated="16382"/>
        </table:table-row>
        <table:table-row table:style-name="ro1">
          <table:table-cell office:value-type="string" table:style-name="ce4">
            <text:p>অভিনন্দন জাতিসংঘ কতৃক বিশ্বের সেরা দ্বিতীয় প্রধানমন্ত্রী নির্বাচিত হওয়ায় মাননীয় প্রধানমন্ত্রী গণতন্ত্রের মানসকন্যা,বঙ্গবন্ধু তনয়া,বিশ্ব শান্তির অগ্রদূত, সফল রাষ্ট্র নায়ক জননেত্রী শেখ হাসিনা কে অভিনন্দন ও শুভেচ্ছা</text:p>
          </table:table-cell>
          <table:table-cell office:value-type="float" office:value="1" table:style-name="ce1">
            <text:p>1</text:p>
          </table:table-cell>
          <table:table-cell table:number-columns-repeated="16382"/>
        </table:table-row>
        <table:table-row table:style-name="ro1">
          <table:table-cell office:value-type="string" table:style-name="ce4">
            <text:p>দারুন ! তুই তো Celebrity রে! এই জন্য দেখলাম তোর ছবি অন্য একজন সুন্দর Edit করে অন্য জায়গায় পোস্ট করে দিয়েছে।কি জ্বালা!ছবিও চুরি হয় ! মা তুই ও ভালো ছবি দিতিস কিন্তু তোর ছবি না তুই মানুষটা কে মিস করছি। ফিরে আয়,আমাদের শাস্তি দিস না.</text:p>
          </table:table-cell>
          <table:table-cell office:value-type="float" office:value="1" table:style-name="ce1">
            <text:p>1</text:p>
          </table:table-cell>
          <table:table-cell table:number-columns-repeated="16382"/>
        </table:table-row>
        <table:table-row table:style-name="ro1">
          <table:table-cell office:value-type="string" table:style-name="ce4">
            <text:p>ডেঙ্গুর লক্ষণ দেখা দিলে DocTime অ্যাপ ডাউনলোড করে অভিজ্ঞ ডাক্তারের পরামর্শ নিন। মোবাইলে DocTime অ্যাপ ডাউনলোড করতে অথবা ওয়েব অ্যাপে লগইন করতে নিচের লিংকে ক্লিক করুন। Healthcare_anytime_anywhere doctime digital_healthcare medicine_delivery</text:p>
          </table:table-cell>
          <table:table-cell office:value-type="float" office:value="1" table:style-name="ce1">
            <text:p>1</text:p>
          </table:table-cell>
          <table:table-cell table:number-columns-repeated="16382"/>
        </table:table-row>
        <table:table-row table:style-name="ro1">
          <table:table-cell office:value-type="string" table:style-name="ce4">
            <text:p>আদালত অবমাননার জন্য ক্ষমা চাইবেন ইমরান</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দিদিকে এবং মন্ত্রী মহাশয়কে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মির্জা ফখরুল ইসলাম বলেন, তাঁর বাসাতেও পুলিশ এসেছিল তথ্য সংগ্রহে। কিন্তু তারা এ–সংক্রান্ত কোনো চিঠি দেখাতে পারেনি। prothomalo bangladesh politics palonews</text:p>
          </table:table-cell>
          <table:table-cell office:value-type="float" office:value="0" table:style-name="ce1">
            <text:p>0</text:p>
          </table:table-cell>
          <table:table-cell table:number-columns-repeated="16382"/>
        </table:table-row>
        <table:table-row table:style-name="ro1">
          <table:table-cell office:value-type="string" table:style-name="ce4">
            <text:p>টস হেরে ব্যাটিংয়ে বাংলাদেশ</text:p>
          </table:table-cell>
          <table:table-cell office:value-type="float" office:value="1" table:style-name="ce1">
            <text:p>1</text:p>
          </table:table-cell>
          <table:table-cell table:number-columns-repeated="16382"/>
        </table:table-row>
        <table:table-row table:style-name="ro1">
          <table:table-cell office:value-type="string" table:style-name="ce4">
            <text:p>আল্লাহকে রব, ইসলামকে দীন ও মুহাম্মাদ সাল্লাল্লাহু আলাইহি ওয়াসাল্লামকে নবীরূপে গ্রহণ করে আমি সন্তুষ্ট ।</text:p>
          </table:table-cell>
          <table:table-cell office:value-type="float" office:value="1" table:style-name="ce1">
            <text:p>1</text:p>
          </table:table-cell>
          <table:table-cell table:number-columns-repeated="16382"/>
        </table:table-row>
        <table:table-row table:style-name="ro1">
          <table:table-cell office:value-type="string" table:style-name="ce4">
            <text:p>ভোট চুরি করে ক্ষমতায় যেতে পারবে না বলেই নির্বাচন নিয়ে বিএনপির এতো শংকা... satv SATVNEWS news Bangladesh SheikhHasina</text:p>
          </table:table-cell>
          <table:table-cell office:value-type="float" office:value="0" table:style-name="ce1">
            <text:p>0</text:p>
          </table:table-cell>
          <table:table-cell table:number-columns-repeated="16382"/>
        </table:table-row>
        <table:table-row table:style-name="ro1">
          <table:table-cell office:value-type="string" table:style-name="ce4">
            <text:p>ভারতীয় জনতা পার্টি ত্রিপুরা প্রদেশের সভাপতি শ্রী রাজীব ভট্টাচার্য মহোদয়কে অসংখ্য ধন্যবাদ জানাই। আমরা সবাই মিলে আসন্ন বিধানসভা নির্বাচনে ভারতীয় জনতা পার্টিকে আগের চেয়েও বেশি আসনে জয়যুক্ত করতে কাজ করে যাবো।</text:p>
          </table:table-cell>
          <table:table-cell office:value-type="float" office:value="1" table:style-name="ce1">
            <text:p>1</text:p>
          </table:table-cell>
          <table:table-cell table:number-columns-repeated="16382"/>
        </table:table-row>
        <table:table-row table:style-name="ro1">
          <table:table-cell office:value-type="string" table:style-name="ce4">
            <text:p>বর্তমানে সচিনের থেকে ২৯ কম, ৭১টি আন্তর্জাতিক শতরান করেছেন কোহলি indiancricketteam ViratKohli RickyPonting</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র গর্ব কোরআনের পাখি তাকরীমকে ফুলের সংবর্ধনা</text:p>
          </table:table-cell>
          <table:table-cell office:value-type="float" office:value="1" table:style-name="ce1">
            <text:p>1</text:p>
          </table:table-cell>
          <table:table-cell table:number-columns-repeated="16382"/>
        </table:table-row>
        <table:table-row table:style-name="ro1">
          <table:table-cell office:value-type="string" table:style-name="ce4">
            <text:p>মুসলিমের সঙ্গে হিন্দু তরুণীর বিয়ে রোখার চেষ্টা করছিল বজরং দল, যুবতী বলল ‘এরা দখল দেওয়ার কে” News Bangla Bengali WestBengal</text:p>
          </table:table-cell>
          <table:table-cell office:value-type="float" office:value="0" table:style-name="ce1">
            <text:p>0</text:p>
          </table:table-cell>
          <table:table-cell table:number-columns-repeated="16382"/>
        </table:table-row>
        <table:table-row table:style-name="ro1">
          <table:table-cell office:value-type="string" table:style-name="ce4">
            <text:p>প্রতিশোধ নেই না কথা বলা বন্ধ করে দেই। অবহেলা পেলে অভিযোগ করি না। দূরত্ব বাড়িয়ে নেই। অভিযোগ করতে না পারা মানুষ গুলো বার বার অভিযুক্ত হয়।</text:p>
          </table:table-cell>
          <table:table-cell office:value-type="float" office:value="0" table:style-name="ce1">
            <text:p>0</text:p>
          </table:table-cell>
          <table:table-cell table:number-columns-repeated="16382"/>
        </table:table-row>
        <table:table-row table:style-name="ro1">
          <table:table-cell office:value-type="string" table:style-name="ce4">
            <text:p>অভিনয় জগতে আমি বলবো সফল অভিনেত্রী মরিয়ম মান্নান। রক্ত নাকি কথা বলে যেমন মা তেমন তার সন্তান। সবথেকে শেষ যে কথা আইনের পরিণতি দেখতে চাই।</text:p>
          </table:table-cell>
          <table:table-cell office:value-type="float" office:value="0" table:style-name="ce1">
            <text:p>0</text:p>
          </table:table-cell>
          <table:table-cell table:number-columns-repeated="16382"/>
        </table:table-row>
        <table:table-row table:style-name="ro1">
          <table:table-cell office:value-type="string" table:style-name="ce4">
            <text:p>বাংলায় মে কয় দিন পুলিশ অফিসারা তৃণমূলে পাশে থাকবে ততদিন পর্যন্ত তৃণমূল থাকবে ত তা নাহলে তৃণমূল থাকবে না</text:p>
          </table:table-cell>
          <table:table-cell office:value-type="float" office:value="0" table:style-name="ce1">
            <text:p>0</text:p>
          </table:table-cell>
          <table:table-cell table:number-columns-repeated="16382"/>
        </table:table-row>
        <table:table-row table:style-name="ro1">
          <table:table-cell office:value-type="string" table:style-name="ce4">
            <text:p>প্রযুক্তির একটি নতুন চমৎকার বিশ্বের অভিজ্ঞতা এবং অন্বেষণ করতে প্রস্তুত হন। টেকনো ক্ষেত্রে একটি অসাধারণ স্বাগত জানানো হয়. এই এক খুঁজছেন মাস্টারপিস PreBookCamon19ProMondrian</text:p>
          </table:table-cell>
          <table:table-cell office:value-type="float" office:value="1" table:style-name="ce1">
            <text:p>1</text:p>
          </table:table-cell>
          <table:table-cell table:number-columns-repeated="16382"/>
        </table:table-row>
        <table:table-row table:style-name="ro1">
          <table:table-cell office:value-type="string" table:style-name="ce4">
            <text:p>Arindam, তথাগত বাবুর লিস্টে ইসলামিক দলগুলো ধরা নেই। আল কায়দা থেকে পিএফয়াই আপনাদের ঝোলায়। গুনে শেষ করা মুস্কিল।</text:p>
          </table:table-cell>
          <table:table-cell office:value-type="float" office:value="0" table:style-name="ce1">
            <text:p>0</text:p>
          </table:table-cell>
          <table:table-cell table:number-columns-repeated="16382"/>
        </table:table-row>
        <table:table-row table:style-name="ro1">
          <table:table-cell office:value-type="string" table:style-name="ce4">
            <text:p>বিশ্ববরেন্য, লোকপ্রিয় নেতা সর্বকালের জনপ্রিয় প্রধানমন্ত্রী শ্রী নরেন্দ্র মোদী জীর জন্মদিবসে শুভেচ্ছা ও অভিনন্দন। আপনি দীর্ঘজীবী হোন, সুস্থ থাকুন এবং আমাদের অনুপ্রেরণা হয়ে থাকুন।</text:p>
          </table:table-cell>
          <table:table-cell office:value-type="float" office:value="1" table:style-name="ce1">
            <text:p>1</text:p>
          </table:table-cell>
          <table:table-cell table:number-columns-repeated="16382"/>
        </table:table-row>
        <table:table-row table:style-name="ro1">
          <table:table-cell office:value-type="string" table:style-name="ce4">
            <text:p>অতিব 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চুয়াড় বিদ্রোহ ১৭৬৯, সাঁওতাল বিদ্রোহ ১৮৫৫, সিপাহি বিদ্রোহ ১৮৫৭, তেভাগা বিদ্রোহ, নকশালবাড়ি কৃষক বিদ্রোহের মতই জ্বলে উঠতে হবে সম্প্রসারণবাদী, সৈরাচারী ও সাম্প্রদায়িক শক্তির বিরুদ্ধে। আর সেই দায়িত্ব আজ যুবক-যুবতী, ছাত্র-ছাত্রীদের কাঁধে।</text:p>
          </table:table-cell>
          <table:table-cell office:value-type="float" office:value="1" table:style-name="ce1">
            <text:p>1</text:p>
          </table:table-cell>
          <table:table-cell table:number-columns-repeated="16382"/>
        </table:table-row>
        <table:table-row table:style-name="ro1">
          <table:table-cell office:value-type="string" table:style-name="ce4">
            <text:p>যুদ্ধে যাওয়ার ভয়ে রাশিয়া ছাড়ার হিড়িক</text:p>
          </table:table-cell>
          <table:table-cell office:value-type="float" office:value="1" table:style-name="ce1">
            <text:p>1</text:p>
          </table:table-cell>
          <table:table-cell table:number-columns-repeated="16382"/>
        </table:table-row>
        <table:table-row table:style-name="ro1">
          <table:table-cell office:value-type="string" table:style-name="ce4">
            <text:p>সৈনিকদের সঙ্গে দেখা করে ওনাদের শারীরিক অবস্থার খোঁজ নেওয়ার সাথে সাথে আপোষহীন এই লড়াই এর জন্য কুর্নিশ জানিয়ে সংবর্ধনা জ্ঞাপন করলেন প্রতিবাদী আপোষহীন লড়াইয়ের অন্যতম মুখ জননেতা তথা রাজ্য বিধানসভার বিরোধী দলনেতা সম্মানীয় শ্রী মহাশয়।</text:p>
          </table:table-cell>
          <table:table-cell office:value-type="float" office:value="1" table:style-name="ce1">
            <text:p>1</text:p>
          </table:table-cell>
          <table:table-cell table:number-columns-repeated="16382"/>
        </table:table-row>
        <table:table-row table:style-name="ro1">
          <table:table-cell office:value-type="string" table:style-name="ce4">
            <text:p>নবী করীম () এরশাদ করেছেনঃ যে ব্যক্তি দুনিয়াতে কোনো মোমিনের দুঃখ-কষ্ট দূর করবে আল্লাহ্ তাআলা কিয়ামতের দিন তার দুঃখ-কষ্ট দূর করবেন । ( সহীহ মুসলিম ) সুলতানবাহু সুলতানবাহুবাংলাতালীমাত সুফীবাদ ইসলাম সহীহমুসলিম বাংলাদেশ পশ্চিমবঙ্গ পশ্চিমবাংলা SultanBahoo</text:p>
          </table:table-cell>
          <table:table-cell office:value-type="float" office:value="1" table:style-name="ce1">
            <text:p>1</text:p>
          </table:table-cell>
          <table:table-cell table:number-columns-repeated="16382"/>
        </table:table-row>
        <table:table-row table:style-name="ro1">
          <table:table-cell office:value-type="string" table:style-name="ce4">
            <text:p>উনি খুশি কারণ ছাত্র হত্যায় উনি খুশি,প্রতিবাদী হত্যায় উনি খুশি।</text:p>
          </table:table-cell>
          <table:table-cell office:value-type="float" office:value="0" table:style-name="ce1">
            <text:p>0</text:p>
          </table:table-cell>
          <table:table-cell table:number-columns-repeated="16382"/>
        </table:table-row>
        <table:table-row table:style-name="ro1">
          <table:table-cell office:value-type="string" table:style-name="ce4">
            <text:p>অধিকৃত এলাকাগুলো সুরক্ষায় পরমাণু অস্ত্র ব্যবহার করবে রাশিয়া!</text:p>
          </table:table-cell>
          <table:table-cell office:value-type="float" office:value="0" table:style-name="ce1">
            <text:p>0</text:p>
          </table:table-cell>
          <table:table-cell table:number-columns-repeated="16382"/>
        </table:table-row>
        <table:table-row table:style-name="ro1">
          <table:table-cell office:value-type="string" table:style-name="ce4">
            <text:p>রাজ্য বিধানসভার সদস্য শ্রদ্ধেয় বিধায়ক শ্রী সুরজিৎ দত্ত মহোদয় কে অসংখ্য ধন্যবাদ। আমরা ঐক্যবদ্ধভাবে কাজ করে আগামী বিধানসভা নির্বাচনে ভারতীয় জনতা পার্টিকে আরো বিপুল সংখ্যক আসনে জয়ী করিয়ে সরকার গঠন করব।</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পুলিশ প্রশাসন মহোদয়,মাননীয়া মুখ্যমন্ত্রীর অনুপ্রেরণায় পুজো কমিটিগুলো ৬০,০০০/- অনুদান এবং বিদ্যুৎ বিল ৬০% ছাড় পাচ্ছে। তবুও অধিকাংশ পুজো কমিটিগুলো যেভাবে চাঁদা তোলাবাজি করছে তাতে অনেক সাধারণ পরিবারের নাভিশ্বাস উঠেছে। ....</text:p>
          </table:table-cell>
          <table:table-cell office:value-type="float" office:value="1" table:style-name="ce1">
            <text:p>1</text:p>
          </table:table-cell>
          <table:table-cell table:number-columns-repeated="16382"/>
        </table:table-row>
        <table:table-row table:style-name="ro1">
          <table:table-cell office:value-type="string" table:style-name="ce4">
            <text:p>একাত্ম মানবতাবাদের স্রষ্টা পন্ডিত দীনদয়াল উপাধ্যায়ের নির্দেশিত পথেই এগিয়ে যাবে দেশ। আমরা তাঁর দেখানো পথ ধরেই চলছি। সমাজের অন্তিম ব্যক্তির উন্নয়ন চেয়েছেন তিনি। এই মহান পুরুষের জীবনের বিভিন্ন দিক সকলের জানা থাকা প্রয়োজন।</text:p>
          </table:table-cell>
          <table:table-cell office:value-type="float" office:value="1" table:style-name="ce1">
            <text:p>1</text:p>
          </table:table-cell>
          <table:table-cell table:number-columns-repeated="16382"/>
        </table:table-row>
        <table:table-row table:style-name="ro1">
          <table:table-cell office:value-type="string" table:style-name="ce4">
            <text:p>ক্রমশ হিন্দু শূন্য হচ্ছে ভারত–নেপাল সীমান্ত এলাকা, প্রকাশ্যে কোনও ধর্মীয় অনুষ্ঠান পালন করাই এখন কঠিন via .com</text:p>
          </table:table-cell>
          <table:table-cell office:value-type="float" office:value="0" table:style-name="ce1">
            <text:p>0</text:p>
          </table:table-cell>
          <table:table-cell table:number-columns-repeated="16382"/>
        </table:table-row>
        <table:table-row table:style-name="ro1">
          <table:table-cell office:value-type="string" table:style-name="ce4">
            <text:p>ডিএ মামলায় কোর্টে ফের ধাক্কা রাজ্যের, পুনর্বিবেচনার আর্জি খারিজ গত ২০ মে এই দুই বিচারপতির ডিভিশন বেঞ্চ নির্দেশ দিয়েছিল যে, তিন মাসের মধ্যে রাজ্য সরকারি কর্মীদের বকেয়া ডিএ মিটিয়ে দিতে হবে পশ্চিমবঙ্গ সরকারকে।</text:p>
          </table:table-cell>
          <table:table-cell office:value-type="float" office:value="0" table:style-name="ce1">
            <text:p>0</text:p>
          </table:table-cell>
          <table:table-cell table:number-columns-repeated="16382"/>
        </table:table-row>
        <table:table-row table:style-name="ro1">
          <table:table-cell office:value-type="string" table:style-name="ce4">
            <text:p>ভারতের গর্ব ও শক্তির একটি স্তম্ভ যাহা ভারতের প্রথম দেশীয় বিমানবাহী রণতরী একবিংশ শতাব্দীর ভারতকে আরও উচ্চতায় নিয়ে যাচ্ছে। IndiaOf21stCentury</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বিধায়ক আজ পাণ্ডবেশ্বর হাটে সাধারণ মানুষের জনসংযোগ কর্মসূচিতে.... MamataBanerjee AbhishekBanerjee narendranath_chakraborty_mla যুব_সভাপতি কৃষ্ণা_গোপাল_ঘটক</text:p>
          </table:table-cell>
          <table:table-cell office:value-type="float" office:value="1" table:style-name="ce1">
            <text:p>1</text:p>
          </table:table-cell>
          <table:table-cell table:number-columns-repeated="16382"/>
        </table:table-row>
        <table:table-row table:style-name="ro1">
          <table:table-cell office:value-type="string" table:style-name="ce4">
            <text:p>নিকৃষ্ট মানের নোংরা রাজনীতির ধারক বাহক হলো তৃণমূল। বাংলার ছেলের অপমান সইবে না বঙ্গবাসী। "শেষ কালে বুদ্ধিভ্ৰস্ট "!!!!</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বলছেন কেন? ছাত্রীলীগ বললে কি মহাভারত নষ্ট হয়ে যাবে নাকি? শেখ হাসিনার মাগির দালালী ছাত্রীলীগ রাও এখন হামলা করব অসহায় ছাত্রীদের। ছাত্রলীগ ছাত্রীলীগ এর অতিস্টে শিক্ষা ব্যবস্থাও শেষ করে দিয়েছে। বদমাইশ মেয়েরার বাবা মা পড়তে পাঠায় আর এখানে এসে ছাত্রীলীগ তৈরী হয়</text:p>
          </table:table-cell>
          <table:table-cell office:value-type="float" office:value="0" table:style-name="ce1">
            <text:p>0</text:p>
          </table:table-cell>
          <table:table-cell table:number-columns-repeated="16382"/>
        </table:table-row>
        <table:table-row table:style-name="ro1">
          <table:table-cell office:value-type="string" table:style-name="ce4">
            <text:p>॥ ধন্যবাদ দিদি ॥ উত্তর কলকাতার সকল বাসিন্দাদের, দূর্গা পূজা উপলক্ষে নবরূপে হেমন্ত সেতু (টালা ব্রিজ) উপহার দেবার জন্য, অনেক অনেক ধন্যবাদ দিদি।</text:p>
          </table:table-cell>
          <table:table-cell office:value-type="float" office:value="1" table:style-name="ce1">
            <text:p>1</text:p>
          </table:table-cell>
          <table:table-cell table:number-columns-repeated="16382"/>
        </table:table-row>
        <table:table-row table:style-name="ro1">
          <table:table-cell office:value-type="string" table:style-name="ce4">
            <text:p>প্রতিবাদের অভিযান, নাকি চা- কোলড্রিংসের আসর! নবান্ন অভিযানে গুন্ডামি করতে ভিন রাজ্য থেকে লোক এনেছিল বিজেপি। এদিন বিজেপি নেতাদের দেখা গেল চা ও কোলড্রিংসের আসরে মত্ত থাকতে। বিজেপির থেকে আর কিই বা আশা করা যায়!</text:p>
          </table:table-cell>
          <table:table-cell office:value-type="float" office:value="0" table:style-name="ce1">
            <text:p>0</text:p>
          </table:table-cell>
          <table:table-cell table:number-columns-repeated="16382"/>
        </table:table-row>
        <table:table-row table:style-name="ro1">
          <table:table-cell office:value-type="string" table:style-name="ce4">
            <text:p>মিথ্যাচারী মমতা সরকার ফের যোগ্য জবাব পেল হাইকোর্টে</text:p>
          </table:table-cell>
          <table:table-cell office:value-type="float" office:value="0" table:style-name="ce1">
            <text:p>0</text:p>
          </table:table-cell>
          <table:table-cell table:number-columns-repeated="16382"/>
        </table:table-row>
        <table:table-row table:style-name="ro1">
          <table:table-cell office:value-type="string" table:style-name="ce4">
            <text:p>আর কিছু বুঝতে শেষ নেই। এদের বেলা পুলিশ মানে ফূলিশ আর অপরের বেলায় সাধূ।</text:p>
          </table:table-cell>
          <table:table-cell office:value-type="float" office:value="0" table:style-name="ce1">
            <text:p>0</text:p>
          </table:table-cell>
          <table:table-cell table:number-columns-repeated="16382"/>
        </table:table-row>
        <table:table-row table:style-name="ro1">
          <table:table-cell office:value-type="string" table:style-name="ce4">
            <text:p>Watch: বিধানসভায় মুখ্যমন্ত্রীকে কটাক্ষ বিজেপির। সেখানে মুড়ি ঘুগনি নিয়ে বঙ্গ বিজেপি। সব খবর: BJP | MamataBanerjee</text:p>
          </table:table-cell>
          <table:table-cell office:value-type="float" office:value="0" table:style-name="ce1">
            <text:p>0</text:p>
          </table:table-cell>
          <table:table-cell table:number-columns-repeated="16382"/>
        </table:table-row>
        <table:table-row table:style-name="ro1">
          <table:table-cell office:value-type="string" table:style-name="ce4">
            <text:p>অন্যের পরামর্শ শোনা যেতে পারে,কিন্তু সিদ্ধান্ত নেওয়ার ব্যাপারে অন্যকে বিন্দুমাত্র সুযোগ দেওয়া উচিৎ না;সে যতবড় শুভাকাঙ্ক্ষীই হোক না কেন।</text:p>
          </table:table-cell>
          <table:table-cell office:value-type="float" office:value="1" table:style-name="ce1">
            <text:p>1</text:p>
          </table:table-cell>
          <table:table-cell table:number-columns-repeated="16382"/>
        </table:table-row>
        <table:table-row table:style-name="ro1">
          <table:table-cell office:value-type="string" table:style-name="ce4">
            <text:p>‘একটু দয়া করুন, একবার বলুন, আমার স্বামী কোথায়, বেঁচে আছে কিনা?’ গুমতন্ত্র নিপাত যাক দেশের জনগণ মুক্তি পাক</text:p>
          </table:table-cell>
          <table:table-cell office:value-type="float" office:value="1" table:style-name="ce1">
            <text:p>1</text:p>
          </table:table-cell>
          <table:table-cell table:number-columns-repeated="16382"/>
        </table:table-row>
        <table:table-row table:style-name="ro1">
          <table:table-cell office:value-type="string" table:style-name="ce4">
            <text:p>আমি তো সাহস করে বলেই দিসি ম্যাডাম কে আফসোস বেচারা বলতে পারেনি।। তবে আপনি যদি গুন্ডা লেডি মত ওরে বলতেন তুই আমাকে ভালবাসিস আয় আজকেই বিয়ে করবো।। অমনি দেখতেন আপনার কথা শুনে ওর পেটে কামড় দিতো।। বলতো ম্যাডাম আমার ভূল হয়েছে ক্ষমা কইরে দেন!!</text:p>
          </table:table-cell>
          <table:table-cell office:value-type="float" office:value="0" table:style-name="ce1">
            <text:p>0</text:p>
          </table:table-cell>
          <table:table-cell table:number-columns-repeated="16382"/>
        </table:table-row>
        <table:table-row table:style-name="ro1">
          <table:table-cell office:value-type="string" table:style-name="ce4">
            <text:p>ভয় পাইয়ে দিয়েছিল আমিরাত, শেষ ওভারে জিতলো বাংলাদেশ</text:p>
          </table:table-cell>
          <table:table-cell office:value-type="float" office:value="1" table:style-name="ce1">
            <text:p>1</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ekhonkhobor খোদ বিধানসভায় বেআইনি নিয়োগ – বিজেপি শাসিত উত্তরাখণ্ডে চাকরি গেল ২২৮ জনের</text:p>
          </table:table-cell>
          <table:table-cell office:value-type="float" office:value="0" table:style-name="ce1">
            <text:p>0</text:p>
          </table:table-cell>
          <table:table-cell table:number-columns-repeated="16382"/>
        </table:table-row>
        <table:table-row table:style-name="ro1">
          <table:table-cell office:value-type="string" table:style-name="ce4">
            <text:p>বিজয়ী নারী ফুটবলারদের বর্ণাঢ্য বরণ</text:p>
          </table:table-cell>
          <table:table-cell office:value-type="float" office:value="1" table:style-name="ce1">
            <text:p>1</text:p>
          </table:table-cell>
          <table:table-cell table:number-columns-repeated="16382"/>
        </table:table-row>
        <table:table-row table:style-name="ro1">
          <table:table-cell office:value-type="string" table:style-name="ce4">
            <text:p>"টাকা দলের" জেরায় মুখ খুলছেন অর্পিতা মুখার্জি ! কেন্দ্রীয় গোয়েন্দা সংস্থা সুত্রে জানা গেছে জেরায় ধীরে ধীরে মুখ খুলতে শুরু করেছেন !</text:p>
          </table:table-cell>
          <table:table-cell office:value-type="float" office:value="0" table:style-name="ce1">
            <text:p>0</text:p>
          </table:table-cell>
          <table:table-cell table:number-columns-repeated="16382"/>
        </table:table-row>
        <table:table-row table:style-name="ro1">
          <table:table-cell office:value-type="string" table:style-name="ce4">
            <text:p>আহা গর্বের ব্যাপার সেটা খুব ভালো এই ভুল বলা সংস্কৃতি টা চালু রাখুন বানান ভুল বললে বা লিখলে তো এমনিতেই নম্বর কাটে না এখন মন্ত্র ভুল বললে ও আর এমন কি হবে কেউ শুনতে যাচ্ছে নাকি কিন্তু আজান টা স্টেজ এ উঠে ভুল বলা যাবে না</text:p>
          </table:table-cell>
          <table:table-cell office:value-type="float" office:value="0" table:style-name="ce1">
            <text:p>0</text:p>
          </table:table-cell>
          <table:table-cell table:number-columns-repeated="16382"/>
        </table:table-row>
        <table:table-row table:style-name="ro1">
          <table:table-cell office:value-type="string" table:style-name="ce4">
            <text:p>আপনাদের বিজেপি বাঁচিয়ে রেখেছে, নাহলে ভাইপো আজ জেলের ভাত খেতো।। কাকু আপনার এই ভাইপোর সোর্স অফ ইনকাম কি??</text:p>
          </table:table-cell>
          <table:table-cell office:value-type="float" office:value="0" table:style-name="ce1">
            <text:p>0</text:p>
          </table:table-cell>
          <table:table-cell table:number-columns-repeated="16382"/>
        </table:table-row>
        <table:table-row table:style-name="ro1">
          <table:table-cell office:value-type="string" table:style-name="ce4">
            <text:p>অতীতের স্মৃতি বড় রহস্যময়, দুঃখের স্মৃতি হোক বা সুখের, বিস্মৃতির আড়াল থেকে তা উঁকি দেয় ধীরে ধীরে জেগে ওঠে এবং এমন সজীব জীবন্ত রূপ ধারণ করে যেন কালকের ঘটনা যেন দু’দিন আগের আনন্দ বা বেদনা, এভাবেই চলতে থাকে মানুষের জীবনে স্মৃতি ও বিস্মৃতির আশ্চর্য এক রহস্যলীলা!</text:p>
          </table:table-cell>
          <table:table-cell office:value-type="float" office:value="1" table:style-name="ce1">
            <text:p>1</text:p>
          </table:table-cell>
          <table:table-cell table:number-columns-repeated="16382"/>
        </table:table-row>
        <table:table-row table:style-name="ro1">
          <table:table-cell office:value-type="string" table:style-name="ce4">
            <text:p>তোমাদের সৎ সাহস দেখে আমি মুগ্ধ</text:p>
          </table:table-cell>
          <table:table-cell office:value-type="float" office:value="1" table:style-name="ce1">
            <text:p>1</text:p>
          </table:table-cell>
          <table:table-cell table:number-columns-repeated="16382"/>
        </table:table-row>
        <table:table-row table:style-name="ro1">
          <table:table-cell office:value-type="string" table:style-name="ce4">
            <text:p>ডিভোর্সি বা বিধবা মেয়েদের কে, অবহেলা করবেন না। পারলে এদেরকে বিয়ে করে বেঁচে থাকার সুযোগ করে দিন। এতে মহান আল্লাহ খুশি হবেন।</text:p>
          </table:table-cell>
          <table:table-cell office:value-type="float" office:value="1" table:style-name="ce1">
            <text:p>1</text:p>
          </table:table-cell>
          <table:table-cell table:number-columns-repeated="16382"/>
        </table:table-row>
        <table:table-row table:style-name="ro1">
          <table:table-cell office:value-type="string" table:style-name="ce4">
            <text:p>IND vs AUS: বিরাট কোহলির কি ওপেন করা উচিত? জানুন রিকি পন্টিংয়ের উত্তর</text:p>
          </table:table-cell>
          <table:table-cell office:value-type="float" office:value="1" table:style-name="ce1">
            <text:p>1</text:p>
          </table:table-cell>
          <table:table-cell table:number-columns-repeated="16382"/>
        </table:table-row>
        <table:table-row table:style-name="ro1">
          <table:table-cell office:value-type="string" table:style-name="ce4">
            <text:p>খানকির পোলা তুমি যে বেটা আমি তোমার টুইট পড়ে বুঝেছি,তোমার ত ছোট বেবী নাই বুকের মাঝে দুধ আসে কোথা থেকে যে তোমার বোনের বাচ্চা কে দুধ খাওয়া ও .</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বঙ্গ প্রদেশ যুব তৃণমূল কংগ্রেস কমিটির ঘোষিত কর্মসূচি অনুযায়ী সবং বিধানসভার বিধায়ক তথা পশ্চিমবঙ্গ সরকারের ক্যাবিনেট মন্ত্রী ডাক্তার মানস_রঞ্জন_ভূঁঞ্যা মহাশয়ের নির্দেশমতো সবং ব্লক তৃণমূল যুব কংগ্রেস কমিটির উদ্যোগে আগামীকাল ইং-২৪.০৯.২০২২ তারিখ কেন্দ্রীয় সরকারের বিরুদ্ধে</text:p>
          </table:table-cell>
          <table:table-cell office:value-type="float" office:value="0" table:style-name="ce1">
            <text:p>0</text:p>
          </table:table-cell>
          <table:table-cell table:number-columns-repeated="16382"/>
        </table:table-row>
        <table:table-row table:style-name="ro1">
          <table:table-cell office:value-type="string" table:style-name="ce4">
            <text:p>অবশ্যই আশাকরি উনি আসবেন এই সৎ সাহস ওনার আছে। উনি ভীতু নন । ওনার প্রত্যেকটা TV চ্যানেলকে সাক্ষাৎকার দেওয়া উচিৎ । এর জন্য আশাকরি মোদীজির অনুমতি নিতে হবেনা কাউকে।</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 বাংলার বাঘিনীরা সাফ চ্যাম্পিয়ন 2022 ইতিহাসে এই দিনে সাক্ষী হতে পেরে আজ আমরা গর্বিত, হাজারো মেয়ে এবং ছেলের অনুপ্রেরণা তোমরা, তোমাদের দেখে অনুপ্রাণিত হয়ে এগিয়ে যাবে আগামীর ভবিষ্যৎ।</text:p>
          </table:table-cell>
          <table:table-cell office:value-type="float" office:value="1" table:style-name="ce1">
            <text:p>1</text:p>
          </table:table-cell>
          <table:table-cell table:number-columns-repeated="16382"/>
        </table:table-row>
        <table:table-row table:style-name="ro1">
          <table:table-cell office:value-type="string" table:style-name="ce4">
            <text:p>‘এই দেশকে আমাদের কোটি কোটি কিশোরী-তরুণীরাই বিজয়ী করবে। আঁধার থেকে রক্ষা করবে। শুধু ওদের মোমবাতির সুতোয় অগ্নিসংযোগের জন্য... prothomalo Bangladesh opinion palonews column</text:p>
          </table:table-cell>
          <table:table-cell office:value-type="float" office:value="1" table:style-name="ce1">
            <text:p>1</text:p>
          </table:table-cell>
          <table:table-cell table:number-columns-repeated="16382"/>
        </table:table-row>
        <table:table-row table:style-name="ro1">
          <table:table-cell office:value-type="string" table:style-name="ce4">
            <text:p>জেলবন্দিই কাটবে নিজের পুজো, তবু রাজ্যবাসীকে শারদ-শুভেচ্ছা পার্থ চট্টোপাধ্যায়ের | এক ঝলক</text:p>
          </table:table-cell>
          <table:table-cell office:value-type="float" office:value="0" table:style-name="ce1">
            <text:p>0</text:p>
          </table:table-cell>
          <table:table-cell table:number-columns-repeated="16382"/>
        </table:table-row>
        <table:table-row table:style-name="ro1">
          <table:table-cell office:value-type="string" table:style-name="ce4">
            <text:p>মুন্সীগঞ্জে বুধবার সারা বাংলাদেশের সব দরনের পূন্যর দ্রব্যমূল্য অতিরিত্ত বেশী হয়ায় বিএনপির শান্তিপূর্ণ প্রতিবাদী মিছিলে-পুলিশের গুলিতে গুরুতর আহত মিরকাদিম পৌর যুব দল নেতা শাওন ঢাকা মেডিক্যালে চিকিৎসাধীন অবস্থায় মারা গেছেন।</text:p>
          </table:table-cell>
          <table:table-cell office:value-type="float" office:value="0" table:style-name="ce1">
            <text:p>0</text:p>
          </table:table-cell>
          <table:table-cell table:number-columns-repeated="16382"/>
        </table:table-row>
        <table:table-row table:style-name="ro1">
          <table:table-cell office:value-type="string" table:style-name="ce4">
            <text:p>রোহিঙ্গা ইস্যুতে শক্ত পদক্ষেপ নিন: প্রধানমন্ত্রী || ডেস্ক রিপোর্ট : সংখ্যালঘুদের অব্যাহত দমন-পীড়ন বন্ধে মিয়ানমারের ওপর চাপ সৃষ্টি ও আন্তর্জাতিক সম্প্রদায়কে বাস্তবভিত্তিক পদক্ষেপ... বিস্তারিত পড়ুনঃ</text:p>
          </table:table-cell>
          <table:table-cell office:value-type="float" office:value="0" table:style-name="ce1">
            <text:p>0</text:p>
          </table:table-cell>
          <table:table-cell table:number-columns-repeated="16382"/>
        </table:table-row>
        <table:table-row table:style-name="ro1">
          <table:table-cell office:value-type="string" table:style-name="ce4">
            <text:p>বাংলায় দুর্গাপুজো হয়না ..বক্তা ? নিজের রাজ্য ছেড়ে পালিয়ে বেড়ানো খুনি দাগি কুখ্যাত অপরাধী আসামি ! খেয়াল করুন ঐ গুটকাখোর আসামির গুটকার নিকৃষ্ট দুর্গন্ধ মারা থুথু চ্যাটা জারজগুলোই আবার বাংলার দুর্গাপুজো নিয়ে খুব চিন্তিত ! নিজের আব্বাকেও এরা ছাড়েনা ,মুখে মুতে দেই মাইরি ! ছি</text:p>
          </table:table-cell>
          <table:table-cell office:value-type="float" office:value="0" table:style-name="ce1">
            <text:p>0</text:p>
          </table:table-cell>
          <table:table-cell table:number-columns-repeated="16382"/>
        </table:table-row>
        <table:table-row table:style-name="ro1">
          <table:table-cell office:value-type="string" table:style-name="ce4">
            <text:p>তোমার জন্য আশাবাদী</text:p>
          </table:table-cell>
          <table:table-cell office:value-type="float" office:value="1" table:style-name="ce1">
            <text:p>1</text:p>
          </table:table-cell>
          <table:table-cell table:number-columns-repeated="16382"/>
        </table:table-row>
        <table:table-row table:style-name="ro1">
          <table:table-cell office:value-type="string" table:style-name="ce4">
            <text:p>তুই আবার ভুলভাল ছবি পোস্ট করছিস। বেহায়া শান্তির ছেলে।</text:p>
          </table:table-cell>
          <table:table-cell office:value-type="float" office:value="0" table:style-name="ce1">
            <text:p>0</text:p>
          </table:table-cell>
          <table:table-cell table:number-columns-repeated="16382"/>
        </table:table-row>
        <table:table-row table:style-name="ro1">
          <table:table-cell office:value-type="string" table:style-name="ce4">
            <text:p>দিদি যতদিন আছেন, ততদিন গোটা রাজ্য তথা রাজ্যবাসী সুরক্ষিত। দিদি নিজে পাহারায় নিযুক্ত, ভয় নেই আমাদের।</text:p>
          </table:table-cell>
          <table:table-cell office:value-type="float" office:value="0" table:style-name="ce1">
            <text:p>0</text:p>
          </table:table-cell>
          <table:table-cell table:number-columns-repeated="16382"/>
        </table:table-row>
        <table:table-row table:style-name="ro1">
          <table:table-cell office:value-type="string" table:style-name="ce4">
            <text:p>বলুন ইয়া আল্লাহ! তুমিই সার্বভৌম শক্তির অধিকারী। তুমি যাকে ইচ্ছা রাজ্য দান কর এবং যার কাছ থেকে ইচ্ছা রাজ্য ছিনিয়ে নাও এবং যাকে ইচ্ছা সম্মান দান কর আর যাকে ইচ্ছা অপমানে পতিত কর। তোমারই হাতে রয়েছে যাবতীয় কল্যাণ। নিশ্চয়ই তুমি সর্ব বিষয়ে ক্ষমতাশীল। -[ সুরা ইমরান ৩:২৬ ]</text:p>
          </table:table-cell>
          <table:table-cell office:value-type="float" office:value="1" table:style-name="ce1">
            <text:p>1</text:p>
          </table:table-cell>
          <table:table-cell table:number-columns-repeated="16382"/>
        </table:table-row>
        <table:table-row table:style-name="ro1">
          <table:table-cell office:value-type="string" table:style-name="ce4">
            <text:p>জাতিসংঘ সাধারণ পরিষদের ভাষণে বিশ্ব শান্তির ওপর গুরুত্ব দেবেন প্রধানমন্ত্রী শেখ হাসিনা</text:p>
          </table:table-cell>
          <table:table-cell office:value-type="float" office:value="1" table:style-name="ce1">
            <text:p>1</text:p>
          </table:table-cell>
          <table:table-cell table:number-columns-repeated="16382"/>
        </table:table-row>
        <table:table-row table:style-name="ro1">
          <table:table-cell office:value-type="string" table:style-name="ce4">
            <text:p>ঐক্যবদ্ধ জনতার সামনে কামান,ট্যাংকও পিছু হঠে।এভাবে প্রতিরোধ গড়ে তুলতে পারলে খুব অল্প সময়ের মধ্যেই বিজয় আসবে। হঠাও মাফিয়া বাঁচাও দেশ।</text:p>
          </table:table-cell>
          <table:table-cell office:value-type="float" office:value="1" table:style-name="ce1">
            <text:p>1</text:p>
          </table:table-cell>
          <table:table-cell table:number-columns-repeated="16382"/>
        </table:table-row>
        <table:table-row table:style-name="ro1">
          <table:table-cell office:value-type="string" table:style-name="ce4">
            <text:p>ভালোবাসা মানে শুধু I Love U বলা নয়। ভালোবাসা মানে এমন একজন কে পাওয়া যার প্রতি তোমার অনেক বিশ্বাস আছে যার কাছে তোমার সব ভুলের ক্ষমা থাকবে সে তোমার হাসিতে হাসবে তোমার কান্নাতে কাঁদবে</text:p>
          </table:table-cell>
          <table:table-cell office:value-type="float" office:value="1" table:style-name="ce1">
            <text:p>1</text:p>
          </table:table-cell>
          <table:table-cell table:number-columns-repeated="16382"/>
        </table:table-row>
        <table:table-row table:style-name="ro1">
          <table:table-cell office:value-type="string" table:style-name="ce4">
            <text:p>Deucha Panchami : 'মমতার ইচ্ছায় কয়লাখনিতে উচ্ছেদ চলবে না', কলকাতায় বিরাট আদিবাসী বিক্ষোভ DeuchaPanchami Kolkata MamataBanerjee TribalProtest -</text:p>
          </table:table-cell>
          <table:table-cell office:value-type="float" office:value="0" table:style-name="ce1">
            <text:p>0</text:p>
          </table:table-cell>
          <table:table-cell table:number-columns-repeated="16382"/>
        </table:table-row>
        <table:table-row table:style-name="ro1">
          <table:table-cell office:value-type="string" table:style-name="ce4">
            <text:p>I also said "আপুন ঝুকেগা নহি শালা !" Then জালিম দুনিয়া নে ঝুকা দিয়া আপুনকো !</text:p>
          </table:table-cell>
          <table:table-cell office:value-type="float" office:value="0" table:style-name="ce1">
            <text:p>0</text:p>
          </table:table-cell>
          <table:table-cell table:number-columns-repeated="16382"/>
        </table:table-row>
        <table:table-row table:style-name="ro1">
          <table:table-cell office:value-type="string" table:style-name="ce4">
            <text:p>অল্প দিনের এই দুনিয়ায় এত দুঃখ করার কি প্রয়োজন!</text:p>
          </table:table-cell>
          <table:table-cell office:value-type="float" office:value="1" table:style-name="ce1">
            <text:p>1</text:p>
          </table:table-cell>
          <table:table-cell table:number-columns-repeated="16382"/>
        </table:table-row>
        <table:table-row table:style-name="ro1">
          <table:table-cell office:value-type="string" table:style-name="ce4">
            <text:p>এটি মুসলিম হাদিসের ২২২৯ নাম্বারে উল্লেখ করা আছে। কোরআন-হাদিসের ভাষায়.. somoytv Somoynews news newsalert newsupdates Somoy somoylifestyle</text:p>
          </table:table-cell>
          <table:table-cell office:value-type="float" office:value="0" table:style-name="ce1">
            <text:p>0</text:p>
          </table:table-cell>
          <table:table-cell table:number-columns-repeated="16382"/>
        </table:table-row>
        <table:table-row table:style-name="ro1">
          <table:table-cell office:value-type="string" table:style-name="ce4">
            <text:p>পূজার নামে উচ্ছৃঙ্খলতা, ধর্মের আবরণে নোংরামি দেখে আমি হতাশ,ব্যথিত,ক্ষুব্ধ - Devdas Bhattacharya</text:p>
          </table:table-cell>
          <table:table-cell office:value-type="float" office:value="0" table:style-name="ce1">
            <text:p>0</text:p>
          </table:table-cell>
          <table:table-cell table:number-columns-repeated="16382"/>
        </table:table-row>
        <table:table-row table:style-name="ro1">
          <table:table-cell office:value-type="string" table:style-name="ce4">
            <text:p>সুন্দর একটি কবরের জীবন চাই, যেখানে কোনো দুঃখ কষ্ট নাই</text:p>
          </table:table-cell>
          <table:table-cell office:value-type="float" office:value="1" table:style-name="ce1">
            <text:p>1</text:p>
          </table:table-cell>
          <table:table-cell table:number-columns-repeated="16382"/>
        </table:table-row>
        <table:table-row table:style-name="ro1">
          <table:table-cell office:value-type="string" table:style-name="ce4">
            <text:p>কার কভার ড্রাইভ বেশি ভালো? নেট প্র্যাক্টিসে প্রতিযোগিতা শুরু কোহলি ও সূর্যকুমারের News Bangla Bengali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মসজিদ মহালয়া বা মন্দিরে আজান অপ্রয়োজনীয়। মানুষের দরকারে মানুষ থাকুক। তাহলেই বিভেদ সৃষ্টিকারীরা ভয় পাবে।</text:p>
          </table:table-cell>
          <table:table-cell office:value-type="float" office:value="1" table:style-name="ce1">
            <text:p>1</text:p>
          </table:table-cell>
          <table:table-cell table:number-columns-repeated="16382"/>
        </table:table-row>
        <table:table-row table:style-name="ro1">
          <table:table-cell office:value-type="string" table:style-name="ce4">
            <text:p>আবার এদের শব্দের চয়ন গুলো লক্ষ্য করল দেখা যায় যেমন টিএমসি ,'গাদ্দার' কথাটা খুব ইউজ করে। লাল রা আবার ওই দিন use করল 'ইনসাফ', ঘুরেফিরে এদের ভালোবাসাটা একটা নির্দিষ্ট ভাষা এবং জাত এ গিয়ে শেষ হয়। এই ভালোবাসা থেকে আমাদের মনে হয় না আর মুক্তি আছে, secular to Islamic another 40yrs</text:p>
          </table:table-cell>
          <table:table-cell office:value-type="float" office:value="0" table:style-name="ce1">
            <text:p>0</text:p>
          </table:table-cell>
          <table:table-cell table:number-columns-repeated="16382"/>
        </table:table-row>
        <table:table-row table:style-name="ro1">
          <table:table-cell office:value-type="string" table:style-name="ce4">
            <text:p>Fan Gifts Virat Kohli A Painting: ভক্তের কাছ থেকে হাতে আঁকা ছবি উপহার পেলেন বিরাট কোহলি, দেখুন ভিডিও ViratKohli</text:p>
          </table:table-cell>
          <table:table-cell office:value-type="float" office:value="1" table:style-name="ce1">
            <text:p>1</text:p>
          </table:table-cell>
          <table:table-cell table:number-columns-repeated="16382"/>
        </table:table-row>
        <table:table-row table:style-name="ro1">
          <table:table-cell office:value-type="string" table:style-name="ce4">
            <text:p>আগামী ২ অক্টোবর নয়াদিল্লির বিজ্ঞান ভবনে কেন্দ্রীয় মন্ত্রকের তরফে বায়ো ডিগ্রেডেবল বর্জ্য ব্যবস্থাপনা, প্লাস্টিক বর্জ্য ব্যবস্থাপনা, ফেক্যাল স্লাজ ব্যবস্থাপনার মতো একাধিক বিভাগে পূর্ব ভারতে প্রথম স্থান অধিকার করে পুরস্কার পেতে চলেছে রাজ্য। BanglarGorboMamata Bengal</text:p>
          </table:table-cell>
          <table:table-cell office:value-type="float" office:value="1" table:style-name="ce1">
            <text:p>1</text:p>
          </table:table-cell>
          <table:table-cell table:number-columns-repeated="16382"/>
        </table:table-row>
        <table:table-row table:style-name="ro1">
          <table:table-cell office:value-type="string" table:style-name="ce4">
            <text:p>রাজেশ তাপসের মতো স্কুল ছাত্রদের বুকে গুলি করে হত্যা করলে কোনো রাজনৈতিক দল পথে নামে না, কোনো ছাত্র সংগঠন কলকাতায় মিছিল করে না। রায়গঞ্জের শিক্ষক রাজকুমার বাবু পঞ্চায়েত ভোটের দায়িত্ব পালন করে বাড়ি ফেরার পথে রহস্য মৃত্যু কোনো‌ রাজনৈতিক দল প্রতিবাদ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শেষ ম্যাচের দল থেকে একাদশে ফিরেছেন ইয়াসির ও শরিফুল, নেই তাসকিন</text:p>
          </table:table-cell>
          <table:table-cell office:value-type="float" office:value="0" table:style-name="ce1">
            <text:p>0</text:p>
          </table:table-cell>
          <table:table-cell table:number-columns-repeated="16382"/>
        </table:table-row>
        <table:table-row table:style-name="ro1">
          <table:table-cell office:value-type="string" table:style-name="ce4">
            <text:p>দুর্নীতিবাজ, ধান্ধাবাজ, চোর, প্রতারক কই এই পুলিশ অফিসারের খোঁজ তো নিলো না, গুন্ডামি করে এখন সাধু সাজা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শিল্পে আমরা এগিয়ে .......</text:p>
          </table:table-cell>
          <table:table-cell office:value-type="float" office:value="1" table:style-name="ce1">
            <text:p>1</text:p>
          </table:table-cell>
          <table:table-cell table:number-columns-repeated="16382"/>
        </table:table-row>
        <table:table-row table:style-name="ro1">
          <table:table-cell office:value-type="string" table:style-name="ce4">
            <text:p>খানকির পোলা কারে কয়..!</text:p>
          </table:table-cell>
          <table:table-cell office:value-type="float" office:value="0" table:style-name="ce1">
            <text:p>0</text:p>
          </table:table-cell>
          <table:table-cell table:number-columns-repeated="16382"/>
        </table:table-row>
        <table:table-row table:style-name="ro1">
          <table:table-cell office:value-type="string" table:style-name="ce4">
            <text:p>সৈন্য পাঠানোর প্রতিবাদ জানানোর জন্য রুশ নাগরিকদের প্রতি আহ্বান জেলেনস্কির</text:p>
          </table:table-cell>
          <table:table-cell office:value-type="float" office:value="1" table:style-name="ce1">
            <text:p>1</text:p>
          </table:table-cell>
          <table:table-cell table:number-columns-repeated="16382"/>
        </table:table-row>
        <table:table-row table:style-name="ro1">
          <table:table-cell office:value-type="string" table:style-name="ce4">
            <text:p>এত সুন্দর হট ভয় হয়ে কি লাভ, যদি তার কোন এক্স গার্লফ্রেন্ড না থাকে।</text:p>
          </table:table-cell>
          <table:table-cell office:value-type="float" office:value="0" table:style-name="ce1">
            <text:p>0</text:p>
          </table:table-cell>
          <table:table-cell table:number-columns-repeated="16382"/>
        </table:table-row>
        <table:table-row table:style-name="ro1">
          <table:table-cell office:value-type="string" table:style-name="ce4">
            <text:p>মৃত্যু প্রমূখ সব এঁরই ভয়ে নিজের নিজের মর্যাদায় স্থিত থাকেন এই জন্য ভগবান নিজেকে প্রভু বলেছেন। ৪।সাক্ষী -ভগবান সমস্ত লোকের,সব জীবের এবং তাদের শুভাশুভ সমস্ত কর্ম জানেন এবং দেখেন।ভূত,বর্তমান,ভবিষ্যৎ এবং কোথাও কোনও প্রকারের এমন কোন কর্মই নেই,যা ভগবান দেখতে পান না।তাঁর মতো সর্বজ্ঞ</text:p>
          </table:table-cell>
          <table:table-cell office:value-type="float" office:value="1" table:style-name="ce1">
            <text:p>1</text:p>
          </table:table-cell>
          <table:table-cell table:number-columns-repeated="16382"/>
        </table:table-row>
        <table:table-row table:style-name="ro1">
          <table:table-cell office:value-type="string" table:style-name="ce4">
            <text:p>আসুন বন্ধুদের 1 প্লাস 10 r5g এর সাথে একসাথে এই চমৎকার পালকা উদযাপন করি।OnePlus10RPrime</text:p>
          </table:table-cell>
          <table:table-cell office:value-type="float" office:value="1" table:style-name="ce1">
            <text:p>1</text:p>
          </table:table-cell>
          <table:table-cell table:number-columns-repeated="16382"/>
        </table:table-row>
        <table:table-row table:style-name="ro1">
          <table:table-cell office:value-type="string" table:style-name="ce4">
            <text:p>বেশ্যা পল্লী এর মাটি দিয়ে কেনো দূর্গা মূর্তি তৈরি হয় !! নারী কেনো দূর্গার ন্যায় পবিত্র !! পুরুষ কেনো অপবিত্র !! আজ রইলো সেই পৌরাণিক শাস্ত্র কাহিনী ।। Durgapuja2022 DurgaPuja DurgaPuja2022 durgama দূর্গাপূজা education mythology পুরাণ বেশ্যা</text:p>
          </table:table-cell>
          <table:table-cell office:value-type="float" office:value="0" table:style-name="ce1">
            <text:p>0</text:p>
          </table:table-cell>
          <table:table-cell table:number-columns-repeated="16382"/>
        </table:table-row>
        <table:table-row table:style-name="ro1">
          <table:table-cell office:value-type="string" table:style-name="ce4">
            <text:p>আর মাননীয় প্রধানমন্ত্রী জি পকোড়া ভাজতে বললে সেটা শিল্প, আর দিদি বললেই দিদি খারাপ? এই বিচারটা ঠিক হলো না ভক্তগণ।</text:p>
          </table:table-cell>
          <table:table-cell office:value-type="float" office:value="0" table:style-name="ce1">
            <text:p>0</text:p>
          </table:table-cell>
          <table:table-cell table:number-columns-repeated="16382"/>
        </table:table-row>
        <table:table-row table:style-name="ro1">
          <table:table-cell office:value-type="string" table:style-name="ce4">
            <text:p>গত বুধবার জ্বালানি তেলের দাম বৃদ্ধি ও পুলিশ কর্তৃক দলীয় কর্মী হত্যার প্রতিবাদে মুন্সীগঞ্জে শান্তিপূর্ণ কর্মসূচিতে বিএনপি নেতা-কর্মীদের উপর পুলিশ লাঠিচার্জ করে জনগণের প্রতিরোধের মুখে পড়ে পুলিশ সদস্যরা এভাবেই নিজদের রক্ষা করেন, অনেকে নদীতেও ঝাঁপ দেয়। ফ্যাসিবাদের পতন শুরু...</text:p>
          </table:table-cell>
          <table:table-cell office:value-type="float" office:value="0" table:style-name="ce1">
            <text:p>0</text:p>
          </table:table-cell>
          <table:table-cell table:number-columns-repeated="16382"/>
        </table:table-row>
        <table:table-row table:style-name="ro1">
          <table:table-cell office:value-type="string" table:style-name="ce4">
            <text:p>আহ আমি বাংলাদেশ!!!!!! আমার অপরাধ আমি বিএনপির মিছিলে এসেছি !!!!! আজ মুন্সিগঞ্জে পুলিশ লীগের গুলিতে জাজরা মুখ</text:p>
          </table:table-cell>
          <table:table-cell office:value-type="float" office:value="0" table:style-name="ce1">
            <text:p>0</text:p>
          </table:table-cell>
          <table:table-cell table:number-columns-repeated="16382"/>
        </table:table-row>
        <table:table-row table:style-name="ro1">
          <table:table-cell office:value-type="string" table:style-name="ce4">
            <text:p>গর্বের সঙ্গে হিজাব পরার আহ্বান অস্ট্রেলিয়ার পার্লামেন্ট সদস্য ফাতেমার - উম্মাহ্ ২৪ ডট কম</text:p>
          </table:table-cell>
          <table:table-cell office:value-type="float" office:value="0" table:style-name="ce1">
            <text:p>0</text:p>
          </table:table-cell>
          <table:table-cell table:number-columns-repeated="16382"/>
        </table:table-row>
        <table:table-row table:style-name="ro1">
          <table:table-cell office:value-type="string" table:style-name="ce4">
            <text:p>রাষ্ট্রীয় স্বয়ংসেবক সংঘের বরিষ্ঠ প্রচারক মাননীয় কেশবজীর আকস্মিক প্রয়াণে আমরা শোকাহত আমরা তাঁর আত্মার চি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মিতু, তুমি কি সত্যি কোন যুবতী নাকি স্ট্যাচু ? এতো কিউট কেউ হতে পারে ?</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ভাই</text:p>
          </table:table-cell>
          <table:table-cell office:value-type="float" office:value="1" table:style-name="ce1">
            <text:p>1</text:p>
          </table:table-cell>
          <table:table-cell table:number-columns-repeated="16382"/>
        </table:table-row>
        <table:table-row table:style-name="ro1">
          <table:table-cell office:value-type="string" table:style-name="ce4">
            <text:p>নড়াইল সদর হাসপাতালে জীবন রক্ষাকারী সর্প বিষ প্রতিষেধক ভ্যাকসিন নেই</text:p>
          </table:table-cell>
          <table:table-cell office:value-type="float" office:value="0" table:style-name="ce1">
            <text:p>0</text:p>
          </table:table-cell>
          <table:table-cell table:number-columns-repeated="16382"/>
        </table:table-row>
        <table:table-row table:style-name="ro1">
          <table:table-cell office:value-type="string" table:style-name="ce4">
            <text:p>বীরেন ভদ্র যখন বাংলা ও সংস্কৃত স্তোত্র পাঠ করছিলেন, সারেঙ্গি বাজিয়েছিলেন মুনশি, চেলো বাজান তাঁর ভাই আলি, হারমোনিয়ামে ছিলেন খুশি মহম্মদ। এরা ছিলেন মহিষাসুরমর্দিনীর নেপথ্য শিল্পী।যন্ত্রসঙ্গীতশিল্পীদের দলে থাকা অধিকাংশ অবাঙালি মুসলিম বাজিয়ের দল। বেতারে মহিষাসুরমর্দিনীর আজ ৯১ বছর।</text:p>
          </table:table-cell>
          <table:table-cell office:value-type="float" office:value="1" table:style-name="ce1">
            <text:p>1</text:p>
          </table:table-cell>
          <table:table-cell table:number-columns-repeated="16382"/>
        </table:table-row>
        <table:table-row table:style-name="ro1">
          <table:table-cell office:value-type="string" table:style-name="ce4">
            <text:p>সেটাই পার্থ চট্টোপাধ্যায় এর দাঁড়ায় না বা অর্পিতা দির ঘরে দুষ্টু খেলনা পাওয়া গেছে এগুলো দেখিয়ে বেহালার গর্ত পার্থ দা চোর নয় প্রমান করা যায়না। পার্থ চট্টোপাধ্যায় সহ তৃণমূলের নেতাকর্মীরা সবাই চোর।</text:p>
          </table:table-cell>
          <table:table-cell office:value-type="float" office:value="0" table:style-name="ce1">
            <text:p>0</text:p>
          </table:table-cell>
          <table:table-cell table:number-columns-repeated="16382"/>
        </table:table-row>
        <table:table-row table:style-name="ro1">
          <table:table-cell office:value-type="string" table:style-name="ce4">
            <text:p>সুন্দর কাশফুলের মেলা। দুঃখের এটাই অত চওড়া কংসাবতী এখন এত বর্ষাতেও শুকিয়ে ছোট্ট হয়ে আছে ।</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 দৃশ্য।</text:p>
          </table:table-cell>
          <table:table-cell office:value-type="float" office:value="1" table:style-name="ce1">
            <text:p>1</text:p>
          </table:table-cell>
          <table:table-cell table:number-columns-repeated="16382"/>
        </table:table-row>
        <table:table-row table:style-name="ro1">
          <table:table-cell office:value-type="string" table:style-name="ce4">
            <text:p>শোন খোকা মায়ের পায়ের জবা হয়ে আছিস তাই থাক ।বড়ো বড়ো বিষয়ে মন্তব্য করিস না, অন্তত নাক গলাতে যাস না ।চটি চেটে কেনা মিডিয়ার দৌলতে যেটুকু পরিচিতি পেয়েছিস ঐ নিয়েই সন্তুষ্ট থাক ।এর বেশি কিছু বলতে যাস না। সে যোগ্যতা যে তোর নেই এটা কেন বুঝিস না খোকা!</text:p>
          </table:table-cell>
          <table:table-cell office:value-type="float" office:value="0" table:style-name="ce1">
            <text:p>0</text:p>
          </table:table-cell>
          <table:table-cell table:number-columns-repeated="16382"/>
        </table:table-row>
        <table:table-row table:style-name="ro1">
          <table:table-cell office:value-type="string" table:style-name="ce4">
            <text:p>মহালয়ায় কেমন থাকবে বাংলার আকাশ? কোন কোন জেলায় রয়েছে বৃষ্টির পূর্বাভাস? weatherupdate | weatherupdate</text:p>
          </table:table-cell>
          <table:table-cell office:value-type="float" office:value="1" table:style-name="ce1">
            <text:p>1</text:p>
          </table:table-cell>
          <table:table-cell table:number-columns-repeated="16382"/>
        </table:table-row>
        <table:table-row table:style-name="ro1">
          <table:table-cell office:value-type="string" table:style-name="ce4">
            <text:p>এবার পুজোয় বিশ্ব জুড়ে অষ্টমীর অঞ্জলি বাংলায়। বাংলা মন্ত্র ডাউনলোড করতে ক্লিক করুন ChantBangla Pushpanjali DurgaPuja2022 DurgaPujo2022 DurgaPuja BanglaMantra DurgapujoPuspanjali SangbadPratidin</text:p>
          </table:table-cell>
          <table:table-cell office:value-type="float" office:value="1" table:style-name="ce1">
            <text:p>1</text:p>
          </table:table-cell>
          <table:table-cell table:number-columns-repeated="16382"/>
        </table:table-row>
        <table:table-row table:style-name="ro1">
          <table:table-cell office:value-type="string" table:style-name="ce4">
            <text:p>কলকাতায় সোনা রুপোর মূল্য . . . kolkatagoldprice kolkatasilverprice goldprice silverprice businessprimenews</text:p>
          </table:table-cell>
          <table:table-cell office:value-type="float" office:value="1" table:style-name="ce1">
            <text:p>1</text:p>
          </table:table-cell>
          <table:table-cell table:number-columns-repeated="16382"/>
        </table:table-row>
        <table:table-row table:style-name="ro1">
          <table:table-cell office:value-type="string" table:style-name="ce4">
            <text:p>বিশ্ব শান্তির ওপর গুরুত্ব দিয়ে জাতিসংঘে ভাষণ দেবেন প্রধানমন্ত্রী</text:p>
          </table:table-cell>
          <table:table-cell office:value-type="float" office:value="1" table:style-name="ce1">
            <text:p>1</text:p>
          </table:table-cell>
          <table:table-cell table:number-columns-repeated="16382"/>
        </table:table-row>
        <table:table-row table:style-name="ro1">
          <table:table-cell office:value-type="string" table:style-name="ce4">
            <text:p>বৈকুণ্ঠপুর-১ গ্রাম পঞ্চায়েতের অন্তর্গত হাটবৈকুণ্ঠপুর যুব সংঘের উদ্যোগে এক দিবসীয় নকআউট ফুটবল প্রতিযোগিতা অনুষ্ঠিত হয়।। ১৬ টি দল অংশগ্রহণ করেছিল। ফাইনালে রাইপুর স্পোর্টস কমপ্লেক্স ২-০ গোলে বনগ্রাম পরমানন্দ যুব সংঘ কে পরাজিত করে।</text:p>
          </table:table-cell>
          <table:table-cell office:value-type="float" office:value="1" table:style-name="ce1">
            <text:p>1</text:p>
          </table:table-cell>
          <table:table-cell table:number-columns-repeated="16382"/>
        </table:table-row>
        <table:table-row table:style-name="ro1">
          <table:table-cell office:value-type="string" table:style-name="ce4">
            <text:p>সরকারি দলের গুন্ডা ও পুলিশ বাহিনী মিলে বিরোধী মতের মানুষ দের ঠিকই দমন করতে পারে, কিন্তু এখন আর প্রতিবাদ করার মুরোদ নেই</text:p>
          </table:table-cell>
          <table:table-cell office:value-type="float" office:value="0" table:style-name="ce1">
            <text:p>0</text:p>
          </table:table-cell>
          <table:table-cell table:number-columns-repeated="16382"/>
        </table:table-row>
        <table:table-row table:style-name="ro1">
          <table:table-cell office:value-type="string" table:style-name="ce4">
            <text:p>প্রধানমন্ত্রী শ্রী নরেন্দ্র মোদী জীর জন্মদিবসে এবং সেবা পক্ষকাল অভিযান কর্মসূচি উপলক্ষে হব্বিপুর ৪৩নং বিধানসভার,বামনগোলা মন্তল-১, ভারতীয় জনতা যুব মোর্চার নেতৃত্ব বৃক্ষরোপন কর্মসূচি করা হলো। যুব মোর্চা জিন্দাবাদ বিজেপি জিন্দাবাদ ভারত মাতা কি জয়।</text:p>
          </table:table-cell>
          <table:table-cell office:value-type="float" office:value="1" table:style-name="ce1">
            <text:p>1</text:p>
          </table:table-cell>
          <table:table-cell table:number-columns-repeated="16382"/>
        </table:table-row>
        <table:table-row table:style-name="ro1">
          <table:table-cell office:value-type="string" table:style-name="ce4">
            <text:p>২৪ ঘণ্টায় ইউক্রেন যুদ্ধে অংশ নিতে এসেছেন ১০ হাজার স্বেচ্ছাসেবক : রাশিয়া</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বাংলাদেশের গর্ব কোরআনের হাফেজ তাকরিম</text:p>
          </table:table-cell>
          <table:table-cell office:value-type="float" office:value="1" table:style-name="ce1">
            <text:p>1</text:p>
          </table:table-cell>
          <table:table-cell table:number-columns-repeated="16382"/>
        </table:table-row>
        <table:table-row table:style-name="ro1">
          <table:table-cell office:value-type="string" table:style-name="ce4">
            <text:p>বাইনচোদ চবিতে তো ভদ্রলোক মনে হয় তোর ব্যবহার এমন কেন। অনলাইনে মেয়ে পাইলে কি ধোন লড়ে নাকি।ঘরে তোর মারে বল তোরে হিজড়া বানিয়ে দিতে</text:p>
          </table:table-cell>
          <table:table-cell office:value-type="float" office:value="0" table:style-name="ce1">
            <text:p>0</text:p>
          </table:table-cell>
          <table:table-cell table:number-columns-repeated="16382"/>
        </table:table-row>
        <table:table-row table:style-name="ro1">
          <table:table-cell office:value-type="string" table:style-name="ce4">
            <text:p>বিএনপি ভাইস চেয়ারম্যান বরকত উল্লাহ বুলু, নোয়াখালী জেলা বিএনপির সম্মানিত সদস্য শামীমা বরকত লাকী ও বেগমগঞ্জ উপজেলা যুবদলের সদস্য সচিব মহিউদ্দিন রাজু'র উপর আওয়ামী সন্ত্রাসী হামলার প্রতিবাদে নোয়াখালী জেলাধীন বেগমগঞ্জ উপজেলা বিএনপির উদ্যোগে বিক্ষোভ সমাবেশ অনুষ্ঠিত হয়।</text:p>
          </table:table-cell>
          <table:table-cell office:value-type="float" office:value="0" table:style-name="ce1">
            <text:p>0</text:p>
          </table:table-cell>
          <table:table-cell table:number-columns-repeated="16382"/>
        </table:table-row>
        <table:table-row table:style-name="ro1">
          <table:table-cell office:value-type="string" table:style-name="ce4">
            <text:p>গোটা রাজ্য জুড়ে চলছে পেট্রোপণ্যের মূল্য বৃদ্ধির প্রতিবাদে তৃণমূল যুব কংগ্রেসের কর্মসূচি। FAM4TMC</text:p>
          </table:table-cell>
          <table:table-cell office:value-type="float" office:value="0" table:style-name="ce1">
            <text:p>0</text:p>
          </table:table-cell>
          <table:table-cell table:number-columns-repeated="16382"/>
        </table:table-row>
        <table:table-row table:style-name="ro1">
          <table:table-cell office:value-type="string" table:style-name="ce4">
            <text:p>মিছিলে যাচ্ছি। আর সবার সঙ্গে স্লোগান না দিয়ে পছন্দের চ্যানেলে ইন্টারভিউ দিতে দিতে হাঁটছি। খুবই দৃষ্টিকটু ব্যাপারটা এখন বাংলায় নয়া ট্রেন্ড। নেতারা বুঝছেন না, পাশের স্লোগানধারীদের কাছে কতটা অপমানজনক এটা। দাদাদের দেখে ছোট ছোট নেতাও তাঁদের শহরে এ কাজ করে চলেছেন। আরও হাসির খোরাক।</text:p>
          </table:table-cell>
          <table:table-cell office:value-type="float" office:value="0" table:style-name="ce1">
            <text:p>0</text:p>
          </table:table-cell>
          <table:table-cell table:number-columns-repeated="16382"/>
        </table:table-row>
        <table:table-row table:style-name="ro1">
          <table:table-cell office:value-type="string" table:style-name="ce4">
            <text:p>অভিনন্দন! বিশ্বজয়ী হাফেজ সালেহ আহমাদ তাকরিম। সৌদি আরবের অনুষ্ঠিত ৪২তম বাদশাহ আবদুল আজিজ আন্তর্জাতিক কোরআন প্রতিযোগিতায় চতুর্থ গ্রুপ (১-১৫ পারা)-এ অংশ নিয়ে তৃতীয় স্থান অর্জন করে। মহান আল্লাহ তাঁকে কবুল করুন। হাফেজ তাকরিম এবং তাঁর পরিবারের জন্য দোয়া এবং ভালোবাসা রইল।</text:p>
          </table:table-cell>
          <table:table-cell office:value-type="float" office:value="1" table:style-name="ce1">
            <text:p>1</text:p>
          </table:table-cell>
          <table:table-cell table:number-columns-repeated="16382"/>
        </table:table-row>
        <table:table-row table:style-name="ro1">
          <table:table-cell office:value-type="string" table:style-name="ce4">
            <text:p>তোমার খোকা লুটবে বঙ্গ দেদার করবে চুরি আমার খোকা বেচবে পূজায় ঘুগনি আর ঝালমুড়ি joblesspeople joblesswestbemgal</text:p>
          </table:table-cell>
          <table:table-cell office:value-type="float" office:value="0" table:style-name="ce1">
            <text:p>0</text:p>
          </table:table-cell>
          <table:table-cell table:number-columns-repeated="16382"/>
        </table:table-row>
        <table:table-row table:style-name="ro1">
          <table:table-cell office:value-type="string" table:style-name="ce4">
            <text:p>প্রধান মন্ত্রী বলে উৎপাদনে কোনো ঘাড়তি নেই দেশে সুখ শান্তির অভাব নেই!!!</text:p>
          </table:table-cell>
          <table:table-cell office:value-type="float" office:value="1" table:style-name="ce1">
            <text:p>1</text:p>
          </table:table-cell>
          <table:table-cell table:number-columns-repeated="16382"/>
        </table:table-row>
        <table:table-row table:style-name="ro1">
          <table:table-cell office:value-type="string" table:style-name="ce4">
            <text:p>ইরান কাউকে ভয় করে না: শি জিনপিংকে রাইসি</text:p>
          </table:table-cell>
          <table:table-cell office:value-type="float" office:value="0" table:style-name="ce1">
            <text:p>0</text:p>
          </table:table-cell>
          <table:table-cell table:number-columns-repeated="16382"/>
        </table:table-row>
        <table:table-row table:style-name="ro1">
          <table:table-cell office:value-type="string" table:style-name="ce4">
            <text:p>শান্তিনিকেতনে বিজেপির এক প্রতিনিধি দল শিবম ঠাকুরের পরিবারের সঙ্গে দেখা করতে গেলে পুলিশ বাধা দিচ্ছে। মুখ্যমন্ত্রী বিধানসভায় বক্তব্য রাখবেন না, বিজেপিকে পরিবারের সাথে দেখা করতে দেবেন না! শাসকের আইন চলছে বাংলা IndiaOf21stCentury</text:p>
          </table:table-cell>
          <table:table-cell office:value-type="float" office:value="0" table:style-name="ce1">
            <text:p>0</text:p>
          </table:table-cell>
          <table:table-cell table:number-columns-repeated="16382"/>
        </table:table-row>
        <table:table-row table:style-name="ro1">
          <table:table-cell office:value-type="string" table:style-name="ce4">
            <text:p>বাল্যবিয়ের কাছে হেরে যাবে বাঁশজানি ফুটবল টিম via</text:p>
          </table:table-cell>
          <table:table-cell office:value-type="float" office:value="1" table:style-name="ce1">
            <text:p>1</text:p>
          </table:table-cell>
          <table:table-cell table:number-columns-repeated="16382"/>
        </table:table-row>
        <table:table-row table:style-name="ro1">
          <table:table-cell office:value-type="string" table:style-name="ce4">
            <text:p>কোম্পানিটির অস্বাভাবিক শেয়ার দর বাড়ার পেছনে কোনো মূল্য সংবেদনশীল তথ্য নেই</text:p>
          </table:table-cell>
          <table:table-cell office:value-type="float" office:value="0" table:style-name="ce1">
            <text:p>0</text:p>
          </table:table-cell>
          <table:table-cell table:number-columns-repeated="16382"/>
        </table:table-row>
        <table:table-row table:style-name="ro1">
          <table:table-cell office:value-type="string" table:style-name="ce4">
            <text:p>লজ্জা করেনা মিথ্যা কথা লিখতে? বাংলাদেশে প্রতি নিয়ত হিন্দু বাঙালি সহ অন্যান্য সংখ্যালঘুদের উপর অনবরত মুসলমানদের অত্যাচারের খবর জেনেও যে হিন্দুপ্রেমি বিজেপি দল, পঃ বাংলার কুলাঙ্গার বিজেপি ও অন্যান্য দলের নেতাবাবু সহ ভারতের প্রধানমন্ত্রী চুপ করে থাকেন- তাদের সবাইকে বাঙালির ধিক্কার।</text:p>
          </table:table-cell>
          <table:table-cell office:value-type="float" office:value="0" table:style-name="ce1">
            <text:p>0</text:p>
          </table:table-cell>
          <table:table-cell table:number-columns-repeated="16382"/>
        </table:table-row>
        <table:table-row table:style-name="ro1">
          <table:table-cell office:value-type="string" table:style-name="ce4">
            <text:p>ইডির কাছে পার্থ চট্টোপাধ্যায়ের বিরুদ্ধে মুখ খুলবেন অর্পিতা | Arpita against Partha Chatterjee</text:p>
          </table:table-cell>
          <table:table-cell office:value-type="float" office:value="0" table:style-name="ce1">
            <text:p>0</text:p>
          </table:table-cell>
          <table:table-cell table:number-columns-repeated="16382"/>
        </table:table-row>
        <table:table-row table:style-name="ro1">
          <table:table-cell office:value-type="string" table:style-name="ce4">
            <text:p>নবী (সাল্লাল্লাহু ‘আলাইহি ওয়া সাল্লাম) বলেছেন যে ব্যক্তি আল্লাহ ও শেষ দিবসের প্রতি ঈমান রাখে সে যেন তার মেহমানের মেহমানদারি করে যে ব্যক্তি আল্লাহ ও পরকালের প্রতি ঈমান রাখে সেযেন আত্মীয়-স্বজনদের সাথে সুসম্পর্ক রাখে এবং যে ঈমান রাখে আল্লাহও শেষ দিন সে ভালো কথা বলুক নতুবা চুপ থাকে</text:p>
          </table:table-cell>
          <table:table-cell office:value-type="float" office:value="1" table:style-name="ce1">
            <text:p>1</text:p>
          </table:table-cell>
          <table:table-cell table:number-columns-repeated="16382"/>
        </table:table-row>
        <table:table-row table:style-name="ro1">
          <table:table-cell office:value-type="string" table:style-name="ce4">
            <text:p>মাননীয়া মুখ্যমন্ত্রী মহোদয়া, আপনার অনুপ্রেরণায় বাংলার প্রতিটি জেলায় বহু পুজো কমিটিগুলি ৬০,০০০ অনুদান এবং বিদ্যুৎ বিল ৬০% ছাড় পাওয়া সত্ত্বেও চাঁদা তোলা আদায়ে জোর জুলুম চালিয়ে যাচ্ছে অবিরত। এই পরিস্থিতির শিকার অনেক পরিবার‌ই,.....</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একজন বিশ্বজয়ী হাফেজ তাকরীম আছে আলহামদুলিল্লাহ। তাকরীম আমাদের বাংলাদেশের গর্ব।</text:p>
          </table:table-cell>
          <table:table-cell office:value-type="float" office:value="1" table:style-name="ce1">
            <text:p>1</text:p>
          </table:table-cell>
          <table:table-cell table:number-columns-repeated="16382"/>
        </table:table-row>
        <table:table-row table:style-name="ro1">
          <table:table-cell office:value-type="string" table:style-name="ce4">
            <text:p>গত ২৪ ঘণ্টার কোভিড-১৯ পরিস্থিতি: ২২ সেপ্টেম্বর, ২০২২ (বৃহস্পতিবার), সনাক্তের হার ১৪.‌‌১৩%, সুস্থতার হার ৯৭.১১%, মৃ্ত্যুর হার ১.৪৫% করোনাভাইরাস সারাদিন সারাদিনডটনিউজ করোনা_আপডেট টিকানিন মাস্কপড়ুন Saradindotnews Saradin_News Saradinupdate saradin_dot_news Saradin</text:p>
          </table:table-cell>
          <table:table-cell office:value-type="float" office:value="1" table:style-name="ce1">
            <text:p>1</text:p>
          </table:table-cell>
          <table:table-cell table:number-columns-repeated="16382"/>
        </table:table-row>
        <table:table-row table:style-name="ro1">
          <table:table-cell office:value-type="string" table:style-name="ce4">
            <text:p>মানুষকে আপন ভেবে লাভ কি,,? কাউকে হাঁসালে;ভাবে জোকার কাদালে ভাবে নিষ্ঠুর,,, ঘনিষ্ঠ হলে ভাবে মতলব আছে,,,, হারিয়ে গেলে ভাবে বেইমান,,,,</text:p>
          </table:table-cell>
          <table:table-cell office:value-type="float" office:value="0" table:style-name="ce1">
            <text:p>0</text:p>
          </table:table-cell>
          <table:table-cell table:number-columns-repeated="16382"/>
        </table:table-row>
        <table:table-row table:style-name="ro1">
          <table:table-cell office:value-type="string" table:style-name="ce4">
            <text:p>ভাইয়া ডাক শোনার চেয়ে মেয়েদের মুখে বেয়াদব, লুচ্চা, বদমাইশ, ইতর, ছোটলোক ডাকে বেশী আন্তরিকতা থাকে.......</text:p>
          </table:table-cell>
          <table:table-cell office:value-type="float" office:value="0" table:style-name="ce1">
            <text:p>0</text:p>
          </table:table-cell>
          <table:table-cell table:number-columns-repeated="16382"/>
        </table:table-row>
        <table:table-row table:style-name="ro1">
          <table:table-cell office:value-type="string" table:style-name="ce4">
            <text:p>কে খইছে? আমি তো এখনো বেঁচে আ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যখন কাওকে ভালোবাসি তখন ভালোবাসার মানুষ কে ছাড়া আর কারোর সাথে কথা বলতে ইচ্ছে হয় নাহ। অন্য কাওকে কল্পনা করতে ও ইচ্ছে হয় নাহ। আশেপাশে অনেকে থাকার পরও তার কল্পনায় মগ্ন থাকি। কাওকে এই ভাবেও ভালোবাসা যায় আগে বুজি নি।</text:p>
          </table:table-cell>
          <table:table-cell office:value-type="float" office:value="1" table:style-name="ce1">
            <text:p>1</text:p>
          </table:table-cell>
          <table:table-cell table:number-columns-repeated="16382"/>
        </table:table-row>
        <table:table-row table:style-name="ro1">
          <table:table-cell office:value-type="string" table:style-name="ce4">
            <text:p>আমবাসা জেলা ইউনিট কমিটির আলোচনাসভায় উপস্থিত ছিলেন জেলা কনভেনার চন্দন মগ, সুমন দে, মহিলা জেলা সভাপতি সখী সিনহা, মায়া সিনহা, রাজ্য যুব সহ-সভাপতি উত্তম কলুই, মনোজ মজুমদার, এসসি সেল সচিব নিরঞ্জন দাস, সন্তোজয় ত্রিপুরা, এসটি সেল সহ-সভাপতি কৃষ্ণ দেববর্মা।</text:p>
          </table:table-cell>
          <table:table-cell office:value-type="float" office:value="1" table:style-name="ce1">
            <text:p>1</text:p>
          </table:table-cell>
          <table:table-cell table:number-columns-repeated="16382"/>
        </table:table-row>
        <table:table-row table:style-name="ro1">
          <table:table-cell office:value-type="string" table:style-name="ce4">
            <text:p>ত্রিপুরার সার্বিক বিকাশে আপনার মূল্যবান পরামর্শ দিন। ফোন করুন টোল ফ্রী নম্বর ১৯০৫</text:p>
          </table:table-cell>
          <table:table-cell office:value-type="float" office:value="1" table:style-name="ce1">
            <text:p>1</text:p>
          </table:table-cell>
          <table:table-cell table:number-columns-repeated="16382"/>
        </table:table-row>
        <table:table-row table:style-name="ro1">
          <table:table-cell office:value-type="string" table:style-name="ce4">
            <text:p>ভয় ভয়ে মহালয়া শুনব বলে FM চালিয়ে শুনছিলাম! রোববার “মন কি বাত” না শুরু করে দেয় ভেবে!</text:p>
          </table:table-cell>
          <table:table-cell office:value-type="float" office:value="0" table:style-name="ce1">
            <text:p>0</text:p>
          </table:table-cell>
          <table:table-cell table:number-columns-repeated="16382"/>
        </table:table-row>
        <table:table-row table:style-name="ro1">
          <table:table-cell office:value-type="string" table:style-name="ce4">
            <text:p>বর্তমানে সময় কাটানোর একটি জনপ্রিয় মাধ্যম হলো গেমিং। কেননা গেমিং স্মৃতিশক্তি, মস্তিষ্কের গতি, উন্নত মাল্টি-টাস্কিং দক্ষতা এবং একাগ্রতা বাড়ায়। সেই ধারাবাহিকতায় আমাদের একজন মেধাবী স্টুডেন্ট Muhammad Nazmul Hassan "Gaming Landing Page" টি Design করলেন। ডিজাইনের ফুল View এর</text:p>
          </table:table-cell>
          <table:table-cell office:value-type="float" office:value="1" table:style-name="ce1">
            <text:p>1</text:p>
          </table:table-cell>
          <table:table-cell table:number-columns-repeated="16382"/>
        </table:table-row>
        <table:table-row table:style-name="ro1">
          <table:table-cell office:value-type="string" table:style-name="ce4">
            <text:p>শিকদার বাসীর’র কথা-সুরে শিশুশিল্পী আব্দুল্লাহ সাইফ</text:p>
          </table:table-cell>
          <table:table-cell office:value-type="float" office:value="0" table:style-name="ce1">
            <text:p>0</text:p>
          </table:table-cell>
          <table:table-cell table:number-columns-repeated="16382"/>
        </table:table-row>
        <table:table-row table:style-name="ro1">
          <table:table-cell office:value-type="string" table:style-name="ce4">
            <text:p>BREAKING I 'গুন্ডামি আটকাতে পারে না, জনপ্রতিনিধিদের আটকাচ্ছে' : কেন্দ্রীয় মন্ত্রী স্মৃতি ইরানি 'সোজাসুজি স্বর্ণালী' ক্লিক করুন এই লিঙ্কে-</text:p>
          </table:table-cell>
          <table:table-cell office:value-type="float" office:value="0" table:style-name="ce1">
            <text:p>0</text:p>
          </table:table-cell>
          <table:table-cell table:number-columns-repeated="16382"/>
        </table:table-row>
        <table:table-row table:style-name="ro1">
          <table:table-cell office:value-type="string" table:style-name="ce4">
            <text:p>অবহেলা ভুলতে নেই। তোমার উপস্থিতির হ্যালাফ্যালা ভুলতে নেই। বিশ্বাসঘাতকতার দাগ তুলতে নেই। রেখে দিতে হয়। কিছু কিছু অপমান বুকের ভিতর জমিয়ে রাখতে হয়। কিছু কিছু অসম্মানজনক কথা আজন্মকাল মনে রাখতে হয়।</text:p>
          </table:table-cell>
          <table:table-cell office:value-type="float" office:value="0" table:style-name="ce1">
            <text:p>0</text:p>
          </table:table-cell>
          <table:table-cell table:number-columns-repeated="16382"/>
        </table:table-row>
        <table:table-row table:style-name="ro1">
          <table:table-cell office:value-type="string" table:style-name="ce4">
            <text:p>হে আল্লাহ আপনি ফিলিস্তিনিদের বিজয় সংকেতকে বাস্তবে পরিণত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Relationship Tips: পুরুষের মধ্যে যদি থাকে কুকুরের এই ৫ গুণ, সঙ্গিনী হয় সন্তুষ্ট! জেনে নিন কী কী গুণ</text:p>
          </table:table-cell>
          <table:table-cell office:value-type="float" office:value="1" table:style-name="ce1">
            <text:p>1</text:p>
          </table:table-cell>
          <table:table-cell table:number-columns-repeated="16382"/>
        </table:table-row>
        <table:table-row table:style-name="ro1">
          <table:table-cell office:value-type="string" table:style-name="ce4">
            <text:p>প্রতিবাদী গান লিখবো না আমি... আমি পরাজিত কবি! © Tahsan</text:p>
          </table:table-cell>
          <table:table-cell office:value-type="float" office:value="0" table:style-name="ce1">
            <text:p>0</text:p>
          </table:table-cell>
          <table:table-cell table:number-columns-repeated="16382"/>
        </table:table-row>
        <table:table-row table:style-name="ro1">
          <table:table-cell office:value-type="string" table:style-name="ce4">
            <text:p>বাংলা শান্তিতে আছি কিন্তু বিজেপি গুন্ডামি করে পরিবেশ অশান্ত করে তুলছে।</text:p>
          </table:table-cell>
          <table:table-cell office:value-type="float" office:value="0" table:style-name="ce1">
            <text:p>0</text:p>
          </table:table-cell>
          <table:table-cell table:number-columns-repeated="16382"/>
        </table:table-row>
        <table:table-row table:style-name="ro1">
          <table:table-cell office:value-type="string" table:style-name="ce4">
            <text:p>এ কান্নায় কোন ভনিতা নাই, এ কান্না কোন এক সন্তান হারানো মায়ের, এখানে নব্য সুশীলের আহাউহু নেই, নেই কোন কলাম লেখকের আহবান, প্রশ্নও করবেনা এ নিষ্ঠুর সমাজ, নেই কোন বিবেকের দংশন। এ কান্না এক সন্তান হারানো মায়ের!</text:p>
          </table:table-cell>
          <table:table-cell office:value-type="float" office:value="0" table:style-name="ce1">
            <text:p>0</text:p>
          </table:table-cell>
          <table:table-cell table:number-columns-repeated="16382"/>
        </table:table-row>
        <table:table-row table:style-name="ro1">
          <table:table-cell office:value-type="string" table:style-name="ce4">
            <text:p>‘তুমি সব মানুষকে সন্তুষ্ট করতে পারবে না। তাই, তোমার ও আল্লাহর মধ্যকার সম্পর্কটি ঠিকঠাক রাখো। মানুষকে পরোয়া করো না।’ — ইমাম শাফি‘য়ি (রাহিমাহুল্লাহ্) [সুবকি, ত্ববাক্বাতুশ শাফি‘য়িয়্যাহ্: ২/১৮৪]</text:p>
          </table:table-cell>
          <table:table-cell office:value-type="float" office:value="1" table:style-name="ce1">
            <text:p>1</text:p>
          </table:table-cell>
          <table:table-cell table:number-columns-repeated="16382"/>
        </table:table-row>
        <table:table-row table:style-name="ro1">
          <table:table-cell office:value-type="string" table:style-name="ce4">
            <text:p>রোহিত-রাহুলের সঙ্গে কথা, ভারতের কামব্যাক নিয়ে আশাবাদী সৌরভ, টি ২০ বিশ্বকাপের প্রস্তুতি কীভাবে? souravganguly rohitsharma indvsaus</text:p>
          </table:table-cell>
          <table:table-cell office:value-type="float" office:value="1" table:style-name="ce1">
            <text:p>1</text:p>
          </table:table-cell>
          <table:table-cell table:number-columns-repeated="16382"/>
        </table:table-row>
        <table:table-row table:style-name="ro1">
          <table:table-cell office:value-type="string" table:style-name="ce4">
            <text:p>" বুঝে গেছি আমি , কে আমার সাথে সময় নিয়ে কথা বলে, আর কে আমার সাথে সময় পেলে কথা বলে। সত্যি জীবনের হিসেবটা বড়ই কঠিন ।</text:p>
          </table:table-cell>
          <table:table-cell office:value-type="float" office:value="0" table:style-name="ce1">
            <text:p>0</text:p>
          </table:table-cell>
          <table:table-cell table:number-columns-repeated="16382"/>
        </table:table-row>
        <table:table-row table:style-name="ro1">
          <table:table-cell office:value-type="string" table:style-name="ce4">
            <text:p>জীবনে অনেক পরিস্থিতি আমাদের হতাশ করে,থমকে দেয়,কাজে পিছিয়ে দেয়। কিন্তু হার না মেনে ধৈর্য ধরে সেই কাজের সাথে লেগে থাকলে,কাজের প্রতি অধ্যাবসায় থাকলে আর কাজটাকে ভালোবেসে, সততার সাথে সেই কাজেরজন্য পরিশ্রম করলে আর যাই হোক কখনো ব্যর্থ হতে হয় না।সফলতা সময় নিয়ে আসলেও আসবেই।</text:p>
          </table:table-cell>
          <table:table-cell office:value-type="float" office:value="1" table:style-name="ce1">
            <text:p>1</text:p>
          </table:table-cell>
          <table:table-cell table:number-columns-repeated="16382"/>
        </table:table-row>
        <table:table-row table:style-name="ro1">
          <table:table-cell office:value-type="string" table:style-name="ce4">
            <text:p>বর্তমান তুলামুল সরকারের আমলে বাংলার শিক্ষিত যুবক যুবতীর যে রকম অবস্থা।</text:p>
          </table:table-cell>
          <table:table-cell office:value-type="float" office:value="0" table:style-name="ce1">
            <text:p>0</text:p>
          </table:table-cell>
          <table:table-cell table:number-columns-repeated="16382"/>
        </table:table-row>
        <table:table-row table:style-name="ro1">
          <table:table-cell office:value-type="string" table:style-name="ce4">
            <text:p>*Deganga Agitation : দুর্নীতির অভিযোগে বাড়ি ঘেরাও, পিছন দরজা দিয়ে পালালেন তৃনমূলের প্রধান ও তাঁর স্বামী*</text:p>
          </table:table-cell>
          <table:table-cell office:value-type="float" office:value="0" table:style-name="ce1">
            <text:p>0</text:p>
          </table:table-cell>
          <table:table-cell table:number-columns-repeated="16382"/>
        </table:table-row>
        <table:table-row table:style-name="ro1">
          <table:table-cell office:value-type="string" table:style-name="ce4">
            <text:p>৬০ হাজার চাকরিপ্রার্থীর মেধাতালিকা প্রকাশ হবে নভেম্বরে! হাইকোর্টকে জানালো প্রাথমিক শিক্ষা পর্ষদ News Bangla Bengali WestBengal</text:p>
          </table:table-cell>
          <table:table-cell office:value-type="float" office:value="1" table:style-name="ce1">
            <text:p>1</text:p>
          </table:table-cell>
          <table:table-cell table:number-columns-repeated="16382"/>
        </table:table-row>
        <table:table-row table:style-name="ro1">
          <table:table-cell office:value-type="string" table:style-name="ce4">
            <text:p>কোহলি আউট হতেই ফোঁস করে উঠলেন শাস্ত্রী! ViratKohli RaviShastri</text:p>
          </table:table-cell>
          <table:table-cell office:value-type="float" office:value="0" table:style-name="ce1">
            <text:p>0</text:p>
          </table:table-cell>
          <table:table-cell table:number-columns-repeated="16382"/>
        </table:table-row>
        <table:table-row table:style-name="ro1">
          <table:table-cell office:value-type="string" table:style-name="ce4">
            <text:p>ইনসাফ চাই খালি মুখে ফিরি যদি দুঃখে হব হোয়াংহো নদী। এমনি মোরা সর্বহারা নেতাগুলো সব ঘাটের মরা। ফাঁকা ফ্ল্যাটে লেনিনের তাপ ভাদ্রে গেল প্রচুর চাপ । তার ফলেতে খুব দুর্বল খালি কৌটা কেবল সম্বল। দাওনা দিদি একটা ফিসফ্রাই দলবেঁধে সব ইনসাফ চাই</text:p>
          </table:table-cell>
          <table:table-cell office:value-type="float" office:value="0" table:style-name="ce1">
            <text:p>0</text:p>
          </table:table-cell>
          <table:table-cell table:number-columns-repeated="16382"/>
        </table:table-row>
        <table:table-row table:style-name="ro1">
          <table:table-cell office:value-type="string" table:style-name="ce4">
            <text:p>LaughterChallenge এর বাদশা রাজু_শ্রীবাস্তব এর অকাল মৃত্যুতে আমি শোকাহত। ঈশ্বরের কাছে ওনার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ফের মিলন দম্পত্তীর প্রতারণা: দ্বারে দ্বারে ঘুরছে যুবতী - Daily Dokhiner Crime</text:p>
          </table:table-cell>
          <table:table-cell office:value-type="float" office:value="0" table:style-name="ce1">
            <text:p>0</text:p>
          </table:table-cell>
          <table:table-cell table:number-columns-repeated="16382"/>
        </table:table-row>
        <table:table-row table:style-name="ro1">
          <table:table-cell office:value-type="string" table:style-name="ce4">
            <text:p>WATCH: অনবদ্য দুটো বাউন্ডারি মেরেছিলেন বিরাট কোহলি। ফিরলেন লেগ স্পিনার জাম্পার বলে। ভারতীয় ইনিংসে দুটি উইকেটই জাম্পার। প্রথম বলেই ফিরলেন সূর্য। জাম্পার তিন উইকেট। WATCH LIVE: INDvsAUST20I | INDvsAUS</text:p>
          </table:table-cell>
          <table:table-cell office:value-type="float" office:value="1" table:style-name="ce1">
            <text:p>1</text:p>
          </table:table-cell>
          <table:table-cell table:number-columns-repeated="16382"/>
        </table:table-row>
        <table:table-row table:style-name="ro1">
          <table:table-cell office:value-type="string" table:style-name="ce4">
            <text:p>ফ্যামের এর পক্ষ থেকে এগরার বিধায়ক তথা পূর্ব মেদিনীপুর জেলা কাঁথি সাংগঠনিক জেলা তৃণমূল কংগ্রেসের সভাপতি মহাশয়ের জন্মদিনে শুভেচ্ছা ও আন্তরিক অভিনন্দন জানাই। FAM4TMC</text:p>
          </table:table-cell>
          <table:table-cell office:value-type="float" office:value="1" table:style-name="ce1">
            <text:p>1</text:p>
          </table:table-cell>
          <table:table-cell table:number-columns-repeated="16382"/>
        </table:table-row>
        <table:table-row table:style-name="ro1">
          <table:table-cell office:value-type="string" table:style-name="ce4">
            <text:p>পিএফআই-এর উপর NIA-র পদক্ষেপের প্রতিবাদে সরব কেরালা হাইকোর্টে , কর্ণাটকে পিএফআই-এর উপর নিষেধাজ্ঞা</text:p>
          </table:table-cell>
          <table:table-cell office:value-type="float" office:value="0" table:style-name="ce1">
            <text:p>0</text:p>
          </table:table-cell>
          <table:table-cell table:number-columns-repeated="16382"/>
        </table:table-row>
        <table:table-row table:style-name="ro1">
          <table:table-cell office:value-type="string" table:style-name="ce4">
            <text:p>তিনটি টি-টোয়েন্টি ম্যাচে ফয়সালা হয়েছে একেবারে শেষ ওভারে। তিন ম্যাচ ঘিরে তীব্র উত্তেজনা ছিল। তিনটি ম্যাচের ফলাফল বুঝিয়ে দিচ্ছে, ক্রিকেটে এই উপমহাদেশের দলগুলি এখনো বড় শক্তি। Cricket</text:p>
          </table:table-cell>
          <table:table-cell office:value-type="float" office:value="1" table:style-name="ce1">
            <text:p>1</text:p>
          </table:table-cell>
          <table:table-cell table:number-columns-repeated="16382"/>
        </table:table-row>
        <table:table-row table:style-name="ro1">
          <table:table-cell office:value-type="string" table:style-name="ce4">
            <text:p>আজকে অনেক গর্বের সাথে আলিপুর মিউজিয়ামের উদ্বোধন করলেন আমাদের মাননীয়া মুখ্যমন্ত্রী শ্রীমতী_মমতা_বন্দ্যোপাধ্যায়। ভবিষ্যতে, আমরা আশা করি এই জাদুঘরটি একটি গুরুত্বপূর্ণ পর্যটন স্পট এবং একটি ঐতিহ্যবাহী স্থানে পরিণত হবে। MamataBanerjeeZindabad IndiaWantsMamataDi IWMSouthDinajpur</text:p>
          </table:table-cell>
          <table:table-cell office:value-type="float" office:value="1" table:style-name="ce1">
            <text:p>1</text:p>
          </table:table-cell>
          <table:table-cell table:number-columns-repeated="16382"/>
        </table:table-row>
        <table:table-row table:style-name="ro1">
          <table:table-cell office:value-type="string" table:style-name="ce4">
            <text:p>চুয়াড় বিদ্রোহ ১৭৬৯, সাঁওতাল বিদ্রোহ ১৮৫৫, সিপাহি বিদ্রোহ ১৮৫৭। এরপর তেলেঙ্গানা কৃষক বিদ্রোহ, তেভাগা বিদ্রোহ, নকশালবাড়ি কৃষক বিদ্রোহের মতই জ্বলে উঠতে হবে সম্প্রসারণবাদী, সৈরাচারী ও সাম্প্রদায়িক শক্তির বিরুদ্ধে। আর সেই দায়িত্ব আজ যুবক-যুবতী, ছাত্র-ছাত্রীদের কাঁধে।</text:p>
          </table:table-cell>
          <table:table-cell office:value-type="float" office:value="1" table:style-name="ce1">
            <text:p>1</text:p>
          </table:table-cell>
          <table:table-cell table:number-columns-repeated="16382"/>
        </table:table-row>
        <table:table-row table:style-name="ro1">
          <table:table-cell office:value-type="string" table:style-name="ce4">
            <text:p>দুবাইয়ে টি-টোয়েন্টি সিরিজের শুরুটা জয় দিয়েই হলো বাংলাদেশের somoytv Somoynews news newsalert newsupdates Somoy Somoysports</text:p>
          </table:table-cell>
          <table:table-cell office:value-type="float" office:value="1" table:style-name="ce1">
            <text:p>1</text:p>
          </table:table-cell>
          <table:table-cell table:number-columns-repeated="16382"/>
        </table:table-row>
        <table:table-row table:style-name="ro1">
          <table:table-cell office:value-type="string" table:style-name="ce4">
            <text:p>হিন্দু ধৰ্ম অপমান করা সহজ</text:p>
          </table:table-cell>
          <table:table-cell office:value-type="float" office:value="0" table:style-name="ce1">
            <text:p>0</text:p>
          </table:table-cell>
          <table:table-cell table:number-columns-repeated="16382"/>
        </table:table-row>
        <table:table-row table:style-name="ro1">
          <table:table-cell office:value-type="string" table:style-name="ce4">
            <text:p>অন মিত্র যা করছে নোংরামি করছে সময় আর মানুষ এর জবাব দেবে...</text:p>
          </table:table-cell>
          <table:table-cell office:value-type="float" office:value="0" table:style-name="ce1">
            <text:p>0</text:p>
          </table:table-cell>
          <table:table-cell table:number-columns-repeated="16382"/>
        </table:table-row>
        <table:table-row table:style-name="ro1">
          <table:table-cell office:value-type="string" table:style-name="ce4">
            <text:p>আজ পবিত্র ত্রিপুরা বিধানসভা রাজ্যসভার একমাত্র আসনের উপনির্বাচনে ভোটাধিকার প্রয়োগ করি। আমি বিশ্বাস করি এই আসনে রাজ্যের প্রাক্তন মুখ্যমন্ত্রী শ্রী Biplab Kumar Deb জী বিজয়ী হবেন। প্রধানমন্ত্রী শ্রী Narendra Modi জী'র নেতৃত্বে উনি আমাদের রাজ্যের উন্নয়নের জন্য কাজ করে যাবেন।</text:p>
          </table:table-cell>
          <table:table-cell office:value-type="float" office:value="1" table:style-name="ce1">
            <text:p>1</text:p>
          </table:table-cell>
          <table:table-cell table:number-columns-repeated="16382"/>
        </table:table-row>
        <table:table-row table:style-name="ro1">
          <table:table-cell office:value-type="string" table:style-name="ce4">
            <text:p>''শতবর্ষে জাতির পিতা, সূবর্ণে স্বাধীনতা, অভিবাসনে আনবো মর্যাদা ও নৈতিকতা'' এই প্রতিপাদ্যকে সামনে রেখে প্রবাসী কল্যাণ ও বৈদেশিক কর্মসংস্থান মন্ত্রণালয়ের অধীনে ফরিদপুর সরকারি সারদা সুন্দরী মহিলা কলেজের প্রবাসী কর্মীর মেধাবী সন্তানদের মাঝে শিক্ষা বৃত্তির</text:p>
          </table:table-cell>
          <table:table-cell office:value-type="float" office:value="1" table:style-name="ce1">
            <text:p>1</text:p>
          </table:table-cell>
          <table:table-cell table:number-columns-repeated="16382"/>
        </table:table-row>
        <table:table-row table:style-name="ro1">
          <table:table-cell office:value-type="string" table:style-name="ce4">
            <text:p>এ সেই নালার গ্যাস থেকে ফ্রি তে চা বেচার মতো নয়? আপনি বিশ্বাস করেন ভারি শিল্প না হলে এই কচুরিপানা শিল্প বিকবে বাজারে?টাটা কে রাজ্য ছাড়া করার পর ওনার দূরদর্শিতা নিয়ে আর বলার কিছুই নাই ম্যাডাম।এই চপ চা ঘুগনি বিক্রির কথার বাইরে উনি কিছু ভাবতেই জানেন না।ভয়ানক অবস্থা রাজ্যের</text:p>
          </table:table-cell>
          <table:table-cell office:value-type="float" office:value="0" table:style-name="ce1">
            <text:p>0</text:p>
          </table:table-cell>
          <table:table-cell table:number-columns-repeated="16382"/>
        </table:table-row>
        <table:table-row table:style-name="ro1">
          <table:table-cell office:value-type="string" table:style-name="ce4">
            <text:p>প্রতিবাদ বা সমবেদনা কোনোটারই ভাষা খুঁজে পেলাম না। যদিও দুটোই সমাজে নিরর্থক হয়ে গেছে আজ।</text:p>
          </table:table-cell>
          <table:table-cell office:value-type="float" office:value="0" table:style-name="ce1">
            <text:p>0</text:p>
          </table:table-cell>
          <table:table-cell table:number-columns-repeated="16382"/>
        </table:table-row>
        <table:table-row table:style-name="ro1">
          <table:table-cell office:value-type="string" table:style-name="ce4">
            <text:p>আজ শ্যামনগরে ABVP-এর মাধ্যমে উচ্চ মাধ্যমিক ও মাধ্যমিকের ছাত্রদের সংবর্ধনা দেওয়ার সুযোগ পেলাম।ছাত্রদের মনোবল বাড়াতে গিয়ে, আমার কামনা সকল ছাত্র ভবিষ্যতে সফল হয়ে তাদের পিতামাতার জন্য খ্যাতি বয়ে আনুক।</text:p>
          </table:table-cell>
          <table:table-cell office:value-type="float" office:value="1" table:style-name="ce1">
            <text:p>1</text:p>
          </table:table-cell>
          <table:table-cell table:number-columns-repeated="16382"/>
        </table:table-row>
        <table:table-row table:style-name="ro1">
          <table:table-cell office:value-type="string" table:style-name="ce4">
            <text:p>২১৩ জন জিতেছে তাই বলে কি যা ইচ্ছা তাই করা যাবে? এই চোর গুলিকে শুধু একজন চোরই সাপোর্ট করতে পারে। পশ্চিম বাংলায় কি চোর ধরা নিষেধ নাকি? এতো কোটি কোটি টাকা তা হলে ধরা যাবে না?</text:p>
          </table:table-cell>
          <table:table-cell office:value-type="float" office:value="0" table:style-name="ce1">
            <text:p>0</text:p>
          </table:table-cell>
          <table:table-cell table:number-columns-repeated="16382"/>
        </table:table-row>
        <table:table-row table:style-name="ro1">
          <table:table-cell office:value-type="string" table:style-name="ce4">
            <text:p>মেয়ের জন্য পথ চেয়ে বৃদ্ধা মা, পুজোয় বাড়ি ফিরতে পারবেন অর্পিতা?</text:p>
          </table:table-cell>
          <table:table-cell office:value-type="float" office:value="1" table:style-name="ce1">
            <text:p>1</text:p>
          </table:table-cell>
          <table:table-cell table:number-columns-repeated="16382"/>
        </table:table-row>
        <table:table-row table:style-name="ro1">
          <table:table-cell office:value-type="string" table:style-name="ce4">
            <text:p>রাজধানীর আগরতলা সরকারি মেডিক্যাল কলেজে মঙ্গলবার সকালে ইন্ডিয়ান মেডিক্যাল অ্যাসোসিয়েশনের উদ্যোগে আয়োজিত রক্তদান শিবিরে রাজ্যের মাননীয় উপমুখ্যমন্ত্রী মহোদয়।</text:p>
          </table:table-cell>
          <table:table-cell office:value-type="float" office:value="1" table:style-name="ce1">
            <text:p>1</text:p>
          </table:table-cell>
          <table:table-cell table:number-columns-repeated="16382"/>
        </table:table-row>
        <table:table-row table:style-name="ro1">
          <table:table-cell office:value-type="string" table:style-name="ce4">
            <text:p>রাজ্যসভার উপনির্বাচনে জয়ী হয়ে সাংসদ হওয়ায় মাননীয় প্রাক্তন মুখ্যমন্ত্রী শ্রী মহোদয়কে জানাই অনেক অনেক শুভেচ্ছা এবং গৈরিক অভিনন্দন। CPIM এর পরাজয় আজ থেকে শুরু আগামী ২০২৩ সালে বিধানসভা নির্বাচনে বিজেপি 60-60 নিশ্চিত।</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গুরুত্বপূর্ণ কথা- এটা যদি করা যায় তাহলে মুসলমানদের জয় সুনিশ্চিত..!</text:p>
          </table:table-cell>
          <table:table-cell office:value-type="float" office:value="0" table:style-name="ce1">
            <text:p>0</text:p>
          </table:table-cell>
          <table:table-cell table:number-columns-repeated="16382"/>
        </table:table-row>
        <table:table-row table:style-name="ro1">
          <table:table-cell office:value-type="string" table:style-name="ce4">
            <text:p>প্রত্যেকে দুর্নীতিগ্রস্ত খানকির ছেলে</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নেতৃত্বের অবিলম্বে ঘটনাস্থলে পৌছানো উচিত।। পরিবারের সাথে যোগাযোগ করে তাদের সয়াহতার আশ্বাস দেওয়া উচিত।।</text:p>
          </table:table-cell>
          <table:table-cell office:value-type="float" office:value="1" table:style-name="ce1">
            <text:p>1</text:p>
          </table:table-cell>
          <table:table-cell table:number-columns-repeated="16382"/>
        </table:table-row>
        <table:table-row table:style-name="ro1">
          <table:table-cell office:value-type="string" table:style-name="ce4">
            <text:p>এই গেইট দিয়ে একবার ভিতরে ডুকে গেলে আর সহজে বের হয়ে আসা যায় না এই গেইট পার হবার পরেই বদলে যায় অনেক কিছু.নিজের দেশ,শহর,গ্রাম,মা-বাবা,ভাই-বোন বন্ধু সব ছাড়া বছরের পর বছর একা বেঁচে থাকতে হয়.এই গেইট পার হওয়ার পর দেশে ফিরে যাওয়া স্বপ্নের মতো হয়ে যায়..!! PiC__8-10-2022</text:p>
          </table:table-cell>
          <table:table-cell office:value-type="float" office:value="1" table:style-name="ce1">
            <text:p>1</text:p>
          </table:table-cell>
          <table:table-cell table:number-columns-repeated="16382"/>
        </table:table-row>
        <table:table-row table:style-name="ro1">
          <table:table-cell office:value-type="string" table:style-name="ce4">
            <text:p>সময়ও অনেক বাধার কারণ, তোমার সাথেই আমার কথা বলা হয় বারণ। এই সময়ও আমাদের সহজেই বাধার হয় না শেষ, তাই বাধার শেষে হাসি হেসে তোমায় আমি ভালোবেসে এই জীবনের করবো শেষ, তুমিই আমার ভালোবাসার হয় না শেষ।</text:p>
          </table:table-cell>
          <table:table-cell office:value-type="float" office:value="1" table:style-name="ce1">
            <text:p>1</text:p>
          </table:table-cell>
          <table:table-cell table:number-columns-repeated="16382"/>
        </table:table-row>
        <table:table-row table:style-name="ro1">
          <table:table-cell office:value-type="string" table:style-name="ce4">
            <text:p>श्राद्ध_क्यों_नहीं_करनाचाहिए সত্য ভক্তি বর্তমানে শুধু মাত্র সন্ত রামপাল জী মহারাজের কাছেই আছে যাতে এই দুঃখের ঘর সংসার থেকে পার হয়ে সেই পরম শান্তি তথা শাশ্বত স্থান(সনাতন পরম ধাম) প্রাপ্ত হয়ে যায়। যার বিষয়ে গীতা অধ্যায় 18 শ্লোক 62 তে এবং গীতা অধ্যায় 15 শ্লোক 4 এ বলেছে যে</text:p>
          </table:table-cell>
          <table:table-cell office:value-type="float" office:value="1" table:style-name="ce1">
            <text:p>1</text:p>
          </table:table-cell>
          <table:table-cell table:number-columns-repeated="16382"/>
        </table:table-row>
        <table:table-row table:style-name="ro1">
          <table:table-cell office:value-type="string" table:style-name="ce4">
            <text:p>তথাকথিত প্রগতিশীল রাষ্ট্রের নেতারা ভোটের আগে সাধারণ মানুষদের পাশে থাকার আশ্বাস দেন,তাদের সাথে ছবি তোলেন,তাদের বাড়িতে খাবার খেয়ে নিজেদের সাধারণ প্রমাণ করতে চান এবং ভোটে জেতেন। কিন্তু দুঃখের বিষয়,এদের বেশীরভাগই চা-চপ-ঝালমুড়ি-ঘুগনী-ফুচকা বিক্রেতাদের বেশ নীচু নজরেই দেখেন।</text:p>
          </table:table-cell>
          <table:table-cell office:value-type="float" office:value="0" table:style-name="ce1">
            <text:p>0</text:p>
          </table:table-cell>
          <table:table-cell table:number-columns-repeated="16382"/>
        </table:table-row>
        <table:table-row table:style-name="ro1">
          <table:table-cell office:value-type="string" table:style-name="ce4">
            <text:p>মুখ্যমন্ত্রী ঘোষণা করেছেন রাজ্যের শিক্ষিত বেকার যুবকরা যেন চা-ঘুগনি, ঝালমুড়ি বিক্রি করে। বিজেপির বিধায়কগণ এর বিরুদ্ধে প্রতিবাদ জানিয়ে চা-ঝালমুড়ির দোকান দিলেন। ঘুগনির ঝালমুড়ি চটি এগিয়ে_বাংলা chinmoy_deb_barman</text:p>
          </table:table-cell>
          <table:table-cell office:value-type="float" office:value="0" table:style-name="ce1">
            <text:p>0</text:p>
          </table:table-cell>
          <table:table-cell table:number-columns-repeated="16382"/>
        </table:table-row>
        <table:table-row table:style-name="ro1">
          <table:table-cell office:value-type="string" table:style-name="ce4">
            <text:p>Breaking: ডিসেম্বরের মধ্যে রাজ্যে নতুন করে প্রাথমিকে টেট, জানাল প্রাথমিক শিক্ষা পর্ষদ PuberKalom december tet state board primary Education</text:p>
          </table:table-cell>
          <table:table-cell office:value-type="float" office:value="1" table:style-name="ce1">
            <text:p>1</text:p>
          </table:table-cell>
          <table:table-cell table:number-columns-repeated="16382"/>
        </table:table-row>
        <table:table-row table:style-name="ro1">
          <table:table-cell office:value-type="string" table:style-name="ce4">
            <text:p>এই পৃথিবীর কোন কিছুই চিরস্থায়ী না,কোন কিছুই নিশ্চিত না।এটাই প্রকৃতির নিয়ম।প্রকৃতি খুব অনিশ্চিত একটা জিনিস,নিয়ত পরিবর্তনশীল।অথচ এই অনিশ্চিত পৃথিবীতে আমরা সারাক্ষণই নিশ্চয়তা খুঁজি।বেঁচে থাকার,ভালবাসা,সুখের,সম্পদের।বেশিরভাগ মানুষের জীবনটাই পারহয়ে যায় এই নিশ্চয়তা খুঁজতে খুঁজতে</text:p>
          </table:table-cell>
          <table:table-cell office:value-type="float" office:value="1" table:style-name="ce1">
            <text:p>1</text:p>
          </table:table-cell>
          <table:table-cell table:number-columns-repeated="16382"/>
        </table:table-row>
        <table:table-row table:style-name="ro1">
          <table:table-cell office:value-type="string" table:style-name="ce4">
            <text:p>জাত আর ধর্ম কি জিনিস, কিনতে পাওয়া যায় নাকি</text:p>
          </table:table-cell>
          <table:table-cell office:value-type="float" office:value="0" table:style-name="ce1">
            <text:p>0</text:p>
          </table:table-cell>
          <table:table-cell table:number-columns-repeated="16382"/>
        </table:table-row>
        <table:table-row table:style-name="ro1">
          <table:table-cell office:value-type="string" table:style-name="ce4">
            <text:p>ইরানের একজন নারী মোহসেনে আমিনি। বিহেজাবি থাকার কারণে পুলিশ তাকে গ্রেফতার করেছিলো। ভয়ে হোক বা হতাশায় হোক সে হার্ট অ্যাটাক করে মারা গেছে। এই নিয়ে শুরু হয়েছে পশ্চিমা মিডিয়ার মিথ্যাচার। তারা তান্ডব শুরু করেছে। প্রত্যেকটা মুসলিম দেশের হিজাব নিয়ে আইন কড়া হওয়া উচিৎ। ----------</text:p>
          </table:table-cell>
          <table:table-cell office:value-type="float" office:value="0" table:style-name="ce1">
            <text:p>0</text:p>
          </table:table-cell>
          <table:table-cell table:number-columns-repeated="16382"/>
        </table:table-row>
        <table:table-row table:style-name="ro1">
          <table:table-cell office:value-type="string" table:style-name="ce4">
            <text:p>এই মূর্তিটি আছে মাদ্রিদ, স্পেন এর একটি যাদুঘরে একজন ইহুদি পর্যটক এই মূর্তি সম্পর্কে অভিযোগ করেছিলো। তাকে জিজ্ঞেসা করা হলো, "কেন তুমি অভিযোগ করছো যেখানে তুমিই শীর্ষে দাঁড়িয়ে আছো?" তিনি বললেন, "হ্যাঁ কথা সত্য। কিন্তু যখন এই মুসলিমরা উঠে দাঁড়াবে, তখন আমরা টুকরো টুকরো হয়ে পড়বো..</text:p>
          </table:table-cell>
          <table:table-cell office:value-type="float" office:value="0" table:style-name="ce1">
            <text:p>0</text:p>
          </table:table-cell>
          <table:table-cell table:number-columns-repeated="16382"/>
        </table:table-row>
        <table:table-row table:style-name="ro1">
          <table:table-cell office:value-type="string" table:style-name="ce4">
            <text:p>পুজার আগে আগমনীর গানে কাশবনে নৃত্য পরিবেশন করে ঝড় তুললো দুই যুবতী</text:p>
          </table:table-cell>
          <table:table-cell office:value-type="float" office:value="1" table:style-name="ce1">
            <text:p>1</text:p>
          </table:table-cell>
          <table:table-cell table:number-columns-repeated="16382"/>
        </table:table-row>
        <table:table-row table:style-name="ro1">
          <table:table-cell office:value-type="string" table:style-name="ce4">
            <text:p>এটা 6 কোটি 70 লক্ষ মানুষের ভালোবাসা ছিল.যার জোরে 12 বছর ধরে রাজত্ব করছে. পেছনের দরজা দিয়ে ঢোকার চেষ্টা করছে ঠিকই কিন্তু মানুষ এইসব ভুলভাল উচ্চারণ শুনেই হাততালি দেয়. এমনকি পার্থ কেস্ট জেলে গেলেও ছবিটা বদলাবে না.২৯৪ র একজন প্রার্থী মমতা বন্দ্যোপাধ্যায়</text:p>
          </table:table-cell>
          <table:table-cell office:value-type="float" office:value="0" table:style-name="ce1">
            <text:p>0</text:p>
          </table:table-cell>
          <table:table-cell table:number-columns-repeated="16382"/>
        </table:table-row>
        <table:table-row table:style-name="ro1">
          <table:table-cell office:value-type="string" table:style-name="ce4">
            <text:p>পুজোর আগে শেষ রবিবার, জমিয়ে শপিং করল আম বাঙালি Durgapuja2022 DurgaPujaKolkata shopping Kolkata Drishtibhongi</text:p>
          </table:table-cell>
          <table:table-cell office:value-type="float" office:value="1" table:style-name="ce1">
            <text:p>1</text:p>
          </table:table-cell>
          <table:table-cell table:number-columns-repeated="16382"/>
        </table:table-row>
        <table:table-row table:style-name="ro1">
          <table:table-cell office:value-type="string" table:style-name="ce4">
            <text:p>উনি বিজেপির ও পোদ মারবেন চিন্তা নেই।</text:p>
          </table:table-cell>
          <table:table-cell office:value-type="float" office:value="0" table:style-name="ce1">
            <text:p>0</text:p>
          </table:table-cell>
          <table:table-cell table:number-columns-repeated="16382"/>
        </table:table-row>
        <table:table-row table:style-name="ro1">
          <table:table-cell office:value-type="string" table:style-name="ce4">
            <text:p>বিদ্যালয়ে মধ্যাহ্ন বিরতির পর দোলনা চড়ায় মেতে উঠেছে শিক্ষার্থীরা। দীঘিনালার বেতছড়ি সরকারি প্রাথমিক বিদ্যালয়, খাগড়াছড়ি, ২২ সেপ্টেম্বর</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 ডিজাইনের কিসিলেক্ট স্মার্টওয়াচ এলো, থাকছে কল করার সুবিধাও!</text:p>
          </table:table-cell>
          <table:table-cell office:value-type="float" office:value="1" table:style-name="ce1">
            <text:p>1</text:p>
          </table:table-cell>
          <table:table-cell table:number-columns-repeated="16382"/>
        </table:table-row>
        <table:table-row table:style-name="ro1">
          <table:table-cell office:value-type="string" table:style-name="ce4">
            <text:p>রাজনীতিতে নোংরামি আমার ব্যক্তিগত ভাবে পছন্দ না, তবে শুরু টা ওনারা ই করছেন, গরম গরম রসগোল্লা পরিবার থেকে কি ই বা আশা করা যায়!</text:p>
          </table:table-cell>
          <table:table-cell office:value-type="float" office:value="0" table:style-name="ce1">
            <text:p>0</text:p>
          </table:table-cell>
          <table:table-cell table:number-columns-repeated="16382"/>
        </table:table-row>
        <table:table-row table:style-name="ro1">
          <table:table-cell office:value-type="string" table:style-name="ce4">
            <text:p>আজ অনেক গর্বের সাথে আলিপুর মিউজিয়ামের উদ্বোধন করলেন জননেত্রী মমতা বন্দ্যোপাধ্যায়।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পিছনে কিছু ছোটলোক লেগে গেছে। তাদের সাথে আমরা নোংরামি করতে পারতেছি না। তাই একটু পিছিয়ে যাওয়া ভালো।</text:p>
          </table:table-cell>
          <table:table-cell office:value-type="float" office:value="0" table:style-name="ce1">
            <text:p>0</text:p>
          </table:table-cell>
          <table:table-cell table:number-columns-repeated="16382"/>
        </table:table-row>
        <table:table-row table:style-name="ro1">
          <table:table-cell office:value-type="string" table:style-name="ce4">
            <text:p>বিজেপির নবান্ন অভিযানে সরকারি সম্পত্তি নষ্টের অভিযোগে দায়ের হওয়া মামলা খারিজ করল কোলকাতা হাই কোর্ট।</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মুসলমানদের জাতীয় সংগীত নামে হিন্দুদের কীর্তন করা হচ্ছে,,জাতীয় সংগীতের আগে পিছে আরো কিছু বাক্য রয়েছে যেগুলো কাটসিট করে জাতীয় সংগীত নামে চালিয়ে দেওয়া হয়েছে,,</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টস জিতে বাংলাদেশের বিপক্ষে ফিল্ডিংয়ের সিদ্ধান্ত নিয়েছে স্বাগতিকরা somoytv Somoynews news newsalert newsupdates Somoy Somoysports</text:p>
          </table:table-cell>
          <table:table-cell office:value-type="float" office:value="1" table:style-name="ce1">
            <text:p>1</text:p>
          </table:table-cell>
          <table:table-cell table:number-columns-repeated="16382"/>
        </table:table-row>
        <table:table-row table:style-name="ro1">
          <table:table-cell office:value-type="string" table:style-name="ce4">
            <text:p>বঙ্গবন্ধুকন্যা প্রধানমন্ত্রী শেখ হাসিনা (২১ সেপ্টেম্বর ২০২২) সন্ধ্যায় জাতিসংঘ সাধারণ পরিষদের ৭৭তম অধিবেশনে যোগ দিতে নিউইর্য়কে আসা রাষ্ট্র ও সরকার প্রধানদের সম্মানে আমেরিকান মিউজিয়াম অব ন্যাচারাল হিস্টোরিতে মার্কিন প্রেসিডেন্ট জো বাইডেন আয়োজিত অভ্যর্থনা অনুষ্ঠানে যোগদান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সাধারণ সরকারি কর্মীরা খাটে না/পরিশ্রম করে না কে বলল আপানাকে!পিসির ৯৯% কাজ হয়ে গেছে বাতেলাটা ভুলে গেলেন! সরকার যদি ৯৯% কাজ করে ফেলে থাকে তবে তার কৃতিত্ব সরকারি কর্মচারিদেরও। যত খাটা-খাটনি করতো পাত্থদা আর অনুব্রত!দুজনেই তো এবার জেল খেটে রোগা হয়ে গেল ! পিসি -ভাইপোরও সেদিন আসছে!</text:p>
          </table:table-cell>
          <table:table-cell office:value-type="float" office:value="0" table:style-name="ce1">
            <text:p>0</text:p>
          </table:table-cell>
          <table:table-cell table:number-columns-repeated="16382"/>
        </table:table-row>
        <table:table-row table:style-name="ro1">
          <table:table-cell office:value-type="string" table:style-name="ce4">
            <text:p>আনন্দবাজার এর রিপোর্টার মানেই খানকির ছেলে</text:p>
          </table:table-cell>
          <table:table-cell office:value-type="float" office:value="0" table:style-name="ce1">
            <text:p>0</text:p>
          </table:table-cell>
          <table:table-cell table:number-columns-repeated="16382"/>
        </table:table-row>
        <table:table-row table:style-name="ro1">
          <table:table-cell office:value-type="string" table:style-name="ce4">
            <text:p>চ্যাট তোর কালা ভোদা দিয়া ঢুকায় দিমু খানকির পয়দা</text:p>
          </table:table-cell>
          <table:table-cell office:value-type="float" office:value="0" table:style-name="ce1">
            <text:p>0</text:p>
          </table:table-cell>
          <table:table-cell table:number-columns-repeated="16382"/>
        </table:table-row>
        <table:table-row table:style-name="ro1">
          <table:table-cell office:value-type="string" table:style-name="ce4">
            <text:p>পাদ মারছে, পাদে গন্ধ বেশি কেন, দে ডিজিটাল সিকিউরিটি তে মামলা করে, শালা বাইঞ্চুদ আওয়ামী লীগ</text:p>
          </table:table-cell>
          <table:table-cell office:value-type="float" office:value="0" table:style-name="ce1">
            <text:p>0</text:p>
          </table:table-cell>
          <table:table-cell table:number-columns-repeated="16382"/>
        </table:table-row>
        <table:table-row table:style-name="ro1">
          <table:table-cell office:value-type="string" table:style-name="ce4">
            <text:p>আর কত মায়ের বুক খালি করবে স্বৈরাচারের বুলেট? এবার কেড়ে নিল টগবগে যুবক মোহাম্মদ শাওন হোসেন'র জীবন</text:p>
          </table:table-cell>
          <table:table-cell office:value-type="float" office:value="0" table:style-name="ce1">
            <text:p>0</text:p>
          </table:table-cell>
          <table:table-cell table:number-columns-repeated="16382"/>
        </table:table-row>
        <table:table-row table:style-name="ro1">
          <table:table-cell office:value-type="string" table:style-name="ce4">
            <text:p>তোমার খেলায় দলিত মৃত্যু, ভেদাভেদ জাত পাতে। আমার খেলা মানবসেবায়, উন্নয়নের সাথে! MamataBanerjee AbhishekBanerjee</text:p>
          </table:table-cell>
          <table:table-cell office:value-type="float" office:value="0" table:style-name="ce1">
            <text:p>0</text:p>
          </table:table-cell>
          <table:table-cell table:number-columns-repeated="16382"/>
        </table:table-row>
        <table:table-row table:style-name="ro1">
          <table:table-cell office:value-type="string" table:style-name="ce4">
            <text:p>উর্দু নয় বাংলা চাই, রাজেশ তাপস হত্যার বিচার চাই । বিনম্র শ্রদ্ধা জানাই এই প্রতিবাদী বীরদের! মাতৃভাষাদিবস</text:p>
          </table:table-cell>
          <table:table-cell office:value-type="float" office:value="1" table:style-name="ce1">
            <text:p>1</text:p>
          </table:table-cell>
          <table:table-cell table:number-columns-repeated="16382"/>
        </table:table-row>
        <table:table-row table:style-name="ro1">
          <table:table-cell office:value-type="string" table:style-name="ce4">
            <text:p>জুতো শিল্পে বিনিয়োগ করতে চাইছে না কেউ হয়তো তাই অনিহা বোধ করে হতাসা থেকেই এই কথাগুলো বলেছে।</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নরা ৩৬৫ দিন রাস্তা বন্ধ করে নামাজ পড়ে । আর হিন্দুরা ৩০ দিন পূজা করলেই দোষ ?? এটা হিন্দুদের দেশ না মুসলমানদের দেশ ??</text:p>
          </table:table-cell>
          <table:table-cell office:value-type="float" office:value="0" table:style-name="ce1">
            <text:p>0</text:p>
          </table:table-cell>
          <table:table-cell table:number-columns-repeated="16382"/>
        </table:table-row>
        <table:table-row table:style-name="ro1">
          <table:table-cell office:value-type="string" table:style-name="ce4">
            <text:p>প্রধানমন্ত্রীকে নিয়ে গানে কন্ঠ দেওয়ার সময় খুব ভয়ে ছিলাম : ক্ষুদে গানরাজ অথি</text:p>
          </table:table-cell>
          <table:table-cell office:value-type="float" office:value="1" table:style-name="ce1">
            <text:p>1</text:p>
          </table:table-cell>
          <table:table-cell table:number-columns-repeated="16382"/>
        </table:table-row>
        <table:table-row table:style-name="ro1">
          <table:table-cell office:value-type="string" table:style-name="ce4">
            <text:p>আজকাল বাজারে ঢুকলে নিজেরে ছাগল মনে হয়,, বাসায় আসলে ডিপ্রেশনে চলে যাই</text:p>
          </table:table-cell>
          <table:table-cell office:value-type="float" office:value="0" table:style-name="ce1">
            <text:p>0</text:p>
          </table:table-cell>
          <table:table-cell table:number-columns-repeated="16382"/>
        </table:table-row>
        <table:table-row table:style-name="ro1">
          <table:table-cell office:value-type="string" table:style-name="ce4">
            <text:p>খানকির ছেলে এটা যবে তৃণমূল ক্ষমতায় এসছিল।।আজও হচ্ছে।।বাপভাতারি হিজরি চোদা।।কবে হবে।।তোকে এর সাথে মিশিয়ে দেব।।আছে তোর গাড়ে রস।।আইনা ।কিরে পারবিনা তো।।বুড়োচুদি</text:p>
          </table:table-cell>
          <table:table-cell office:value-type="float" office:value="0" table:style-name="ce1">
            <text:p>0</text:p>
          </table:table-cell>
          <table:table-cell table:number-columns-repeated="16382"/>
        </table:table-row>
        <table:table-row table:style-name="ro1">
          <table:table-cell office:value-type="string" table:style-name="ce4">
            <text:p>নিজের স্বার্থে নিজেই বাঁচুন নিজেকে ভালোবাসুন, আপনার একজন "রব" আছেন! সেজদায় গিয়ে বলে দিন, তিনি দুঃখ - মোছার উপশম বিলি করেন ।</text:p>
          </table:table-cell>
          <table:table-cell office:value-type="float" office:value="1" table:style-name="ce1">
            <text:p>1</text:p>
          </table:table-cell>
          <table:table-cell table:number-columns-repeated="16382"/>
        </table:table-row>
        <table:table-row table:style-name="ro1">
          <table:table-cell office:value-type="string" table:style-name="ce4">
            <text:p>দুশ্চরিত্রা নারী দুশ্চরিত্র পুরুষের জন্য এবং দুশ্চরিত্র পুরুষ দুশ্চরিত্রা নারীর জন্য, আর সচ্চরিত্রা নারী সচ্চরিত্র পুরুষের জন্য এবং সচ্চরিত্র পুরুষ সচ্চরিত্রা নারীর জন্য উপযুক্ত। এ (সচ্চরিত্র)দের সম্বন্ধে লোকে যা বলে এরা তা হতে পবিত্র। এদের জন্য রয়েছে ক্ষমা এবং সম্মানজনক জীবিকা।</text:p>
          </table:table-cell>
          <table:table-cell office:value-type="float" office:value="1" table:style-name="ce1">
            <text:p>1</text:p>
          </table:table-cell>
          <table:table-cell table:number-columns-repeated="16382"/>
        </table:table-row>
        <table:table-row table:style-name="ro1">
          <table:table-cell office:value-type="string" table:style-name="ce4">
            <text:p>চাচি-আন্টিরা এখনও ইডেন কলেজে পড়াশুনা করে। এদের কি শিক্ষা জীবন শেষ হয় না? যাদের শিক্ষা জীবন শেষ তাদের কলেজ থেকে বের করে দেয়া হোক সব ঝামেলা শেষ। ইডেন_কলেজ</text:p>
          </table:table-cell>
          <table:table-cell office:value-type="float" office:value="0" table:style-name="ce1">
            <text:p>0</text:p>
          </table:table-cell>
          <table:table-cell table:number-columns-repeated="16382"/>
        </table:table-row>
        <table:table-row table:style-name="ro1">
          <table:table-cell office:value-type="string" table:style-name="ce4">
            <text:p>সাফজয়ী আঁখির বাবার সঙ্গে অশোভন আচরণে ২ পুলিশ ক্লোজড</text:p>
          </table:table-cell>
          <table:table-cell office:value-type="float" office:value="0" table:style-name="ce1">
            <text:p>0</text:p>
          </table:table-cell>
          <table:table-cell table:number-columns-repeated="16382"/>
        </table:table-row>
        <table:table-row table:style-name="ro1">
          <table:table-cell office:value-type="string" table:style-name="ce4">
            <text:p>তুই হলি চোয়েরর জাত</text:p>
          </table:table-cell>
          <table:table-cell office:value-type="float" office:value="0" table:style-name="ce1">
            <text:p>0</text:p>
          </table:table-cell>
          <table:table-cell table:number-columns-repeated="16382"/>
        </table:table-row>
        <table:table-row table:style-name="ro1">
          <table:table-cell office:value-type="string" table:style-name="ce4">
            <text:p>উইকেট প্রথমে কঠিন ছিল... BDCricket AfifHossain Sportsmail</text:p>
          </table:table-cell>
          <table:table-cell office:value-type="float" office:value="0" table:style-name="ce1">
            <text:p>0</text:p>
          </table:table-cell>
          <table:table-cell table:number-columns-repeated="16382"/>
        </table:table-row>
        <table:table-row table:style-name="ro1">
          <table:table-cell office:value-type="string" table:style-name="ce4">
            <text:p>আমি মুসলিম!</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সর্বশক্তিমানকে যত কাছে পাবেন, তত বেশি আপনি আপনার জীবনে তাকে অনুভব করবেন। আপনি দেখতে পাবেন যে আপনার পরীক্ষা এবং অসুবিধাগুলি পরিচালনা করা সহজ হয়ে গেছে। তিনি গভীর শান্তির সাথে আপনার হৃদয়ের অভ্যন্তরীণ গভীরতা স্পর্শ করবেন।</text:p>
          </table:table-cell>
          <table:table-cell office:value-type="float" office:value="1" table:style-name="ce1">
            <text:p>1</text:p>
          </table:table-cell>
          <table:table-cell table:number-columns-repeated="16382"/>
        </table:table-row>
        <table:table-row table:style-name="ro1">
          <table:table-cell office:value-type="string" table:style-name="ce4">
            <text:p>বঙ্গ রাজনীতিতে তরুণ প্রজন্ম নতুন ভাবে ভাবছে।</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বিশ্বজয়ী হাফেজ সালেহ আহমদ তাকরীমকে রাস্ট্রীয় ভাবে সংবর্ধনা দিবে ধর্ম বিষয়ক মন্ত্রনালয় ও ইসলামীক ফাউন্ডেশন আগামী ২৭- সেপ্টেম্বর রোজ মঙ্গলবার সকাল ১০.৩০ মিনিটে জাতীয় মসজিদ বায়তুল মোকাররম এর পূর্ব পাশে সংবর্ধনা অনুষ্ঠান অনুষ্ঠিত হবে,</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গর্ব , আমাদের প্রেসিডেন্ট* HowrahGraminTMCP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টি টোয়েন্টি বিশ্বকাপে ওপেনার হিসাবে খেলতে পারেন বিরাট কোহলি ? ViratKohli T20WorldCup2022</text:p>
          </table:table-cell>
          <table:table-cell office:value-type="float" office:value="1" table:style-name="ce1">
            <text:p>1</text:p>
          </table:table-cell>
          <table:table-cell table:number-columns-repeated="16382"/>
        </table:table-row>
        <table:table-row table:style-name="ro1">
          <table:table-cell office:value-type="string" table:style-name="ce4">
            <text:p>৩টি পণ্যের মূল্য নির্ধারণ করে দিয়েছে সরকার। পাম ওয়েল ১৩৩ টাকা লিটার, খোলা চিনি ৮৪ টাকা ও প্যাকেট চিনি ৮৯টাকা কেজি।</text:p>
          </table:table-cell>
          <table:table-cell office:value-type="float" office:value="0" table:style-name="ce1">
            <text:p>0</text:p>
          </table:table-cell>
          <table:table-cell table:number-columns-repeated="16382"/>
        </table:table-row>
        <table:table-row table:style-name="ro1">
          <table:table-cell office:value-type="string" table:style-name="ce4">
            <text:p>অদিতা নোয়াখালী সরকারি বালিকা বিদ্যালয়ের অষ্টম শ্রেণির ছাত্রী। মৃতদেহটি অর্ধনগ্ন, গলা ও দুই হাতের রগ কাটা অবস্থায় বিছানায় পড়ে ছিল</text:p>
          </table:table-cell>
          <table:table-cell office:value-type="float" office:value="0" table:style-name="ce1">
            <text:p>0</text:p>
          </table:table-cell>
          <table:table-cell table:number-columns-repeated="16382"/>
        </table:table-row>
        <table:table-row table:style-name="ro1">
          <table:table-cell office:value-type="string" table:style-name="ce4">
            <text:p>কার‌ণে অকার‌ণে স্ত্রী শুধু মা‌য়েরস‌ঙ্গে ঝগড়া কর‌তো।স্ত্রী‌কে অ‌নেক বু‌ঝি‌য়েও যখন ‌কো‌নো সমাধান হয়‌নি তখন মা‌কে নি‌য়ে বা‌ড়ি থে‌কে বে‌রি‌য়ে প‌ড়ে‌ছেন ছে‌লে।১৩বছর ধ‌রে মা‌কে নি‌য়ে নৌকায় বসবাস কর‌ছেন তি‌নি।বর্তমান যু‌গে মা‌য়ের জন‌্য এমন ত‌্যাগ স্বীকারকরা ছে‌লে পাওয়া ক‌ঠিন!</text:p>
          </table:table-cell>
          <table:table-cell office:value-type="float" office:value="1" table:style-name="ce1">
            <text:p>1</text:p>
          </table:table-cell>
          <table:table-cell table:number-columns-repeated="16382"/>
        </table:table-row>
        <table:table-row table:style-name="ro1">
          <table:table-cell office:value-type="string" table:style-name="ce4">
            <text:p>“জয়-পরাজয় আল্লাহর হাতে। তবে বিশ্বাস রাখুন, আমরা আমাদের চেষ্টায় কোনো ত্রুটি রাখব না, ইনশাআল্লাহ। দোয়া করবেন আমাদের জন্য।” —সানজিদা আক্তার (বাংলাদেশ নারী ফুটবলার)</text:p>
          </table:table-cell>
          <table:table-cell office:value-type="float" office:value="1" table:style-name="ce1">
            <text:p>1</text:p>
          </table:table-cell>
          <table:table-cell table:number-columns-repeated="16382"/>
        </table:table-row>
        <table:table-row table:style-name="ro1">
          <table:table-cell office:value-type="string" table:style-name="ce4">
            <text:p>ইটাহার বিধানসভার চেকপোস্ট সংলগ্ন বাঘাইপুকুর গ্রামে তৃণমূলী হার্মাদ বাহিনীর দ্বারা আক্রান্ত এবং নিহত পলাশ দেবশর্মার বাড়িতে গিয়ে তার পরিবারের সাথে দেখা করলেন এবং সবসময় পাশে থাকার আশ্বাস দিলেন রাজ্য সভাপতি</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WBTMCP রাজ্য সভাপতি দাদা কে যিনি আমাকে একের পর এক কাজের অনুপ্রেরণা যোগান। আমি দলের জন্য করে যাবো এটাই আমার আগামী দিনের অঙ্গীকার,কথা দিলাম দলের বিরোদ্ধে কোনো কাজ করবো না ।</text:p>
          </table:table-cell>
          <table:table-cell office:value-type="float" office:value="1" table:style-name="ce1">
            <text:p>1</text:p>
          </table:table-cell>
          <table:table-cell table:number-columns-repeated="16382"/>
        </table:table-row>
        <table:table-row table:style-name="ro1">
          <table:table-cell office:value-type="string" table:style-name="ce4">
            <text:p>রং-তুলির আঁচড়ে চলছে শেষ রূপায়নের কাজ - Daily Dokhiner Crime</text:p>
          </table:table-cell>
          <table:table-cell office:value-type="float" office:value="1" table:style-name="ce1">
            <text:p>1</text:p>
          </table:table-cell>
          <table:table-cell table:number-columns-repeated="16382"/>
        </table:table-row>
        <table:table-row table:style-name="ro1">
          <table:table-cell office:value-type="string" table:style-name="ce4">
            <text:p>এইসব আন্ডা এ সিরতে পারবো।দেশের ক্রিকেট ধংস করে বিদেশে আন্ডা মারতে যায়,এই সব আন্ডা দিয়া লাভ নাই।সাকিব বাংলাদেশের ক্রিকেট ধংসের মূল কারন।কেও বলুক আর না বলুক, সাকিব কাল সাপ।যারা এখনো বুঝেন নাই তাড়া এখনো দুধ ভাত খা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পরিষেবা চালু হওয়ার ফলে আমি আশাবাদী, এখানকার স্থানীয় জনগণেরা ভালো পরিষেবা পাবেন এবং তাদেরকে চিকিৎসার জন্য অন্যত্র ছুটে যেতে হবে না। মাননীয় প্রধানমন্ত্রী জীর অনুপ্রেরণায় আমাদের সরকার সমাজের অন্তিম ব্যক্তি পর্যন্ত ভালো স্বাস্থ্য পরিষেবা পৌঁছে দিতে প্রতিজ্ঞাবদ্ধ।</text:p>
          </table:table-cell>
          <table:table-cell office:value-type="float" office:value="1" table:style-name="ce1">
            <text:p>1</text:p>
          </table:table-cell>
          <table:table-cell table:number-columns-repeated="16382"/>
        </table:table-row>
        <table:table-row table:style-name="ro1">
          <table:table-cell office:value-type="string" table:style-name="ce4">
            <text:p>লাভ বাড়ানোর জন্য সেরা ট্রেডিং কৌশল খুঁজুন! আমাদের বৈশিষ্ট্যযুক্ত ব্যবসায়ীদের তাদের বিজয়ী কৌশল কপি করতে জানুন। তাদের এখানে খুঁজুন: এখানে কপি ট্রেডিং সম্পর্কে আরও জানুন:</text:p>
          </table:table-cell>
          <table:table-cell office:value-type="float" office:value="1" table:style-name="ce1">
            <text:p>1</text:p>
          </table:table-cell>
          <table:table-cell table:number-columns-repeated="16382"/>
        </table:table-row>
        <table:table-row table:style-name="ro1">
          <table:table-cell office:value-type="string" table:style-name="ce4">
            <text:p>ওয়ার্ড নং ৪ এর কাউন্সিলর শ্রী গৌতম হালদারের অকাল মৃত্যুতে আমরা গভীরভাবে শোকাহত। মাননীয় মেয়র শ্রী গভীর সমবেদনা প্রকাশ করেছেন এবং এই কঠিন সময়ে তাঁর পরিবারের জন্য প্রার্থনা করেছেন। তাঁর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ত্রিপুরা থেকে রাজ্যসভার উপ-নির্বাচনে জয়ী প্রাক্তন মুখ্যমন্ত্রী শ্রী Biplab Kumar Deb মহোদয়কে জানাই অনেক অনেক শুভেচ্ছা ও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এমন কাউকে ভালোবাসা উচিত নয় যে আল্লাহকেই ভালোবাসতে জানেন না।" © ড. বিলাল ফিলিপ্স</text:p>
          </table:table-cell>
          <table:table-cell office:value-type="float" office:value="1" table:style-name="ce1">
            <text:p>1</text:p>
          </table:table-cell>
          <table:table-cell table:number-columns-repeated="16382"/>
        </table:table-row>
        <table:table-row table:style-name="ro1">
          <table:table-cell office:value-type="string" table:style-name="ce4">
            <text:p>তুাম সবচেয়ে ভালো, সুন্দরী, নিরাময়,  সংবেদনশীল এবং আশ্চর্য। তুমিই আমার সবকিছু। তোমকে ছাড়া আমার জীবন সম্পর্কে কল্পনাও করতে পারি না।</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বাংলাদেশ জাতীয়তাবাদী দল, বিএনপি’র চূড়ান্ত রুপরেখা। গণতন্ত্র, ভোটাধিকার পুনঃপ্রতিষ্টা, অর্থনৈতিক সমতা ও সমাজে ন্যায় বিচার নিশ্চিত করার জন্যে উক্ত রূপকল্পের বাস্তবায়ন ত্বরানিত্ব করা প্রয়োজন। BNP</text:p>
          </table:table-cell>
          <table:table-cell office:value-type="float" office:value="0" table:style-name="ce1">
            <text:p>0</text:p>
          </table:table-cell>
          <table:table-cell table:number-columns-repeated="16382"/>
        </table:table-row>
        <table:table-row table:style-name="ro1">
          <table:table-cell office:value-type="string" table:style-name="ce4">
            <text:p>সেদিন আর বেশি দূরে নয় ফিলিস্তিনিরা বিজয় অর্জন করবেই ... ইনশা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উনার জীবনের শেষের দিনগুলোর কথা ভাবলে ভীষণ কষ্ট হয়। সে সময় কোনো মানুষই তার দিকে সাহায্যের হাত বাড়িয়ে দিতে আসেন। আজকে ঘটা করে ওনাকে স্মরণ করা হচ্ছে। "বিচিত্র মানুষ"যত দেখছি ততই আশ্চর্য হয়ে যাচ্ছি। আরো কত কি দেখব তার জন্যই অপেক্ষা করে আছে।</text:p>
          </table:table-cell>
          <table:table-cell office:value-type="float" office:value="0" table:style-name="ce1">
            <text:p>0</text:p>
          </table:table-cell>
          <table:table-cell table:number-columns-repeated="16382"/>
        </table:table-row>
        <table:table-row table:style-name="ro1">
          <table:table-cell office:value-type="string" table:style-name="ce4">
            <text:p>"213 টি হাওয়াই চটির থাপ্পড়"-- এটাই বর্তমান রাজনীতির মান। 213 পাওয়ার পর জনগণ চোর চোর বলে হাওয়াই চটি মন্ত্রীর দিকে ছুঁড়ছে কেন? সংখ্যা টাই সব কিছু নয়। এই সংখ্যা একদিন ছিলো, আজকের নয়।</text:p>
          </table:table-cell>
          <table:table-cell office:value-type="float" office:value="0" table:style-name="ce1">
            <text:p>0</text:p>
          </table:table-cell>
          <table:table-cell table:number-columns-repeated="16382"/>
        </table:table-row>
        <table:table-row table:style-name="ro1">
          <table:table-cell office:value-type="string" table:style-name="ce4">
            <text:p>পুজোর পর মা যে যাবে চলে...</text:p>
          </table:table-cell>
          <table:table-cell office:value-type="float" office:value="1" table:style-name="ce1">
            <text:p>1</text:p>
          </table:table-cell>
          <table:table-cell table:number-columns-repeated="16382"/>
        </table:table-row>
        <table:table-row table:style-name="ro1">
          <table:table-cell office:value-type="string" table:style-name="ce4">
            <text:p>কোহলি কি সচিনের শততম সেঞ্চুরির রেকর্ড ছুঁতে পারবেন? উত্তর দিলেন রিকি পন্টিং</text:p>
          </table:table-cell>
          <table:table-cell office:value-type="float" office:value="1" table:style-name="ce1">
            <text:p>1</text:p>
          </table:table-cell>
          <table:table-cell table:number-columns-repeated="16382"/>
        </table:table-row>
        <table:table-row table:style-name="ro1">
          <table:table-cell office:value-type="string" table:style-name="ce4">
            <text:p>চীনে সেনা-অভ্যুত্থান হয়েছে, কারণ ঊইঘোর মুসলিম-জনগোষ্ঠীর উপর অমানবিক অত্যাচারের বিরুদ্ধেই UNO-এর পদক্ষেপ। ভারতে চাই "সর্বজন-অভ্যুত্থান" সর্বজনের সাথে অমানবিক অত্যাচারের কারণেই।</text:p>
          </table:table-cell>
          <table:table-cell office:value-type="float" office:value="0" table:style-name="ce1">
            <text:p>0</text:p>
          </table:table-cell>
          <table:table-cell table:number-columns-repeated="16382"/>
        </table:table-row>
        <table:table-row table:style-name="ro1">
          <table:table-cell office:value-type="string" table:style-name="ce4">
            <text:p>ব্রিটেনের প্রয়াত রানি দ্বিতীয় এলিজ়াবেথের শেষকৃত্যে যোগ দেবেন চীনের ভাইস প্রেসিডেন্ট ওয়াং কিশান somoytv Somoynews news newsalert newsupdates Somoy SomoyInternational</text:p>
          </table:table-cell>
          <table:table-cell office:value-type="float" office:value="0" table:style-name="ce1">
            <text:p>0</text:p>
          </table:table-cell>
          <table:table-cell table:number-columns-repeated="16382"/>
        </table:table-row>
        <table:table-row table:style-name="ro1">
          <table:table-cell office:value-type="string" table:style-name="ce4">
            <text:p>বুধবার উজবেকিস্তানে বৈঠকে বসছেন শি জিনপিং ও পুতি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ম্যাচ টিম ইন্ডিয়ার জন্য খুবই স্পেশাল ছিল। দলের সবচেয়ে শক্তিশালী ব্যাটসম্যান বিরাট কোহলি সেঞ্চুরি করেন, সিনিয়র বোলার ভুবনেশ্বর কুমারও ৫ উইকেট নিতে সক্ষম হন। INDvAFG TeamIndia</text:p>
          </table:table-cell>
          <table:table-cell office:value-type="float" office:value="1" table:style-name="ce1">
            <text:p>1</text:p>
          </table:table-cell>
          <table:table-cell table:number-columns-repeated="16382"/>
        </table:table-row>
        <table:table-row table:style-name="ro1">
          <table:table-cell office:value-type="string" table:style-name="ce4">
            <text:p>২০২৩শে বিজেপি জোট সরকারের পতন সময়ের অপেক্ষা মাত্র,কৈলাশহরের ঐতিহাসিক যুব জমায়েত জানান দিয়েছে। --- ফেরাতে হাল ফিরছে লাল</text:p>
          </table:table-cell>
          <table:table-cell office:value-type="float" office:value="0" table:style-name="ce1">
            <text:p>0</text:p>
          </table:table-cell>
          <table:table-cell table:number-columns-repeated="16382"/>
        </table:table-row>
        <table:table-row table:style-name="ro1">
          <table:table-cell office:value-type="string" table:style-name="ce4">
            <text:p>তুমি হলে ভারত বাংলাদেশের দালাল, এবং তোমার জন্ম জাত ভারত, খাও বাংলাদেশের দেহ বিলিয়ে দাও তোমার বাবা ভারতকে, তোমাদের কাছে লজ্জা বলতে কিছু নেই, তোমরা সত্যি রেন্ডিয়া</text:p>
          </table:table-cell>
          <table:table-cell office:value-type="float" office:value="0" table:style-name="ce1">
            <text:p>0</text:p>
          </table:table-cell>
          <table:table-cell table:number-columns-repeated="16382"/>
        </table:table-row>
        <table:table-row table:style-name="ro1">
          <table:table-cell office:value-type="string" table:style-name="ce4">
            <text:p>মেয়েরা রাজনীতি করা মানে নিজের দেহ, নেতার কাছে বিলিয়ে দেওয়া.... সত্যি করে একটা বলি, তোমরা এক ভাতারের ভাত কোনদিন খেতে পারো নাই, আর কোনদিন পারবেও না। আমি তো এক কথায় বলি তোমরা পতিতা... বাঁকের ভাই</text:p>
          </table:table-cell>
          <table:table-cell office:value-type="float" office:value="0" table:style-name="ce1">
            <text:p>0</text:p>
          </table:table-cell>
          <table:table-cell table:number-columns-repeated="16382"/>
        </table:table-row>
        <table:table-row table:style-name="ro1">
          <table:table-cell office:value-type="string" table:style-name="ce4">
            <text:p>চমৎকার</text:p>
          </table:table-cell>
          <table:table-cell office:value-type="float" office:value="1" table:style-name="ce1">
            <text:p>1</text:p>
          </table:table-cell>
          <table:table-cell table:number-columns-repeated="16382"/>
        </table:table-row>
        <table:table-row table:style-name="ro1">
          <table:table-cell office:value-type="string" table:style-name="ce4">
            <text:p>শুধুমাত্র মোহনবাগান সমর্থক হওয়ার জন্য সপ্তক তার চাকরি হারালেন। অথচ বাবা হারা ছেলেটার কলকাতায় থাকা খুব দরকার। ওর মা একা। যোগ্যতার নিরিখে ওর জন্য ক্লাবে একটা চাকরির যোগার কি করা যায়না?</text:p>
          </table:table-cell>
          <table:table-cell office:value-type="float" office:value="0" table:style-name="ce1">
            <text:p>0</text:p>
          </table:table-cell>
          <table:table-cell table:number-columns-repeated="16382"/>
        </table:table-row>
        <table:table-row table:style-name="ro1">
          <table:table-cell office:value-type="string" table:style-name="ce4">
            <text:p>কৃষকদের পাশে দিদির সরকার ! EgiyeBangla MamataBanerjee ChiefMinisterOfBengal AITCSSMC</text:p>
          </table:table-cell>
          <table:table-cell office:value-type="float" office:value="1" table:style-name="ce1">
            <text:p>1</text:p>
          </table:table-cell>
          <table:table-cell table:number-columns-repeated="16382"/>
        </table:table-row>
        <table:table-row table:style-name="ro1">
          <table:table-cell office:value-type="string" table:style-name="ce4">
            <text:p>তোমাদের দুজনকে একসাথে পেতে চাই, দুজনকেই দারুন মজা দেবো.</text:p>
          </table:table-cell>
          <table:table-cell office:value-type="float" office:value="0" table:style-name="ce1">
            <text:p>0</text:p>
          </table:table-cell>
          <table:table-cell table:number-columns-repeated="16382"/>
        </table:table-row>
        <table:table-row table:style-name="ro1">
          <table:table-cell office:value-type="string" table:style-name="ce4">
            <text:p>প্রতি রাতে ঘুমানোর আগে সবাইকে ক্ষমা করে দাও আর নির্মল হৃদয় নিয়ে ঘুমাও</text:p>
          </table:table-cell>
          <table:table-cell office:value-type="float" office:value="1" table:style-name="ce1">
            <text:p>1</text:p>
          </table:table-cell>
          <table:table-cell table:number-columns-repeated="16382"/>
        </table:table-row>
        <table:table-row table:style-name="ro1">
          <table:table-cell office:value-type="string" table:style-name="ce4">
            <text:p>এবার এক ডাকেই দুয়ারে পশু চিকিৎসক। থাকছে মোট ৩৩২টি ভ্রাম্যমাণ পশু চিকিৎসা যান জানালেন মন্ত্রী স্বপন দেবনাথ । FAM4TMC</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শুভেচ্ছা ও অভিনন্দন। মক্কার পবিত্র মসজিদুল হারামে গত বুধবার রাতে ঘোষণা করা হয় আন্তর্জাতিক হিফজুল কোরআন প্রতিযোগিতায় বিজয়ীদের নাম। যেখানে ১১১টি দেশের দেড় শতাধিক প্রতিযোগীকে পেছনে ফেলে তৃতীয় স্থান অর্জন করে বাংলাদেশের হাফেজ সালেহ আহমদ তাকরীম।</text:p>
          </table:table-cell>
          <table:table-cell office:value-type="float" office:value="1" table:style-name="ce1">
            <text:p>1</text:p>
          </table:table-cell>
          <table:table-cell table:number-columns-repeated="16382"/>
        </table:table-row>
        <table:table-row table:style-name="ro1">
          <table:table-cell office:value-type="string" table:style-name="ce4">
            <text:p>সময়ের কাছে নয় হেরে গেছি বিশ্বাসের কাছে</text:p>
          </table:table-cell>
          <table:table-cell office:value-type="float" office:value="0" table:style-name="ce1">
            <text:p>0</text:p>
          </table:table-cell>
          <table:table-cell table:number-columns-repeated="16382"/>
        </table:table-row>
        <table:table-row table:style-name="ro1">
          <table:table-cell office:value-type="string" table:style-name="ce4">
            <text:p>বেশ্যা মেয়ে ভালো আর কি টুইট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সবাই ঘুমোলেও পান্তা দাদা আজ জেগে, পাছে যদি কোনো বিধায়ক পালিয়ে যায়। হায়রে কি অবস্থা বঙ্গ বিজেপির, এরাই নাকি বলতো ২ তারিকের পর দেখে নেবো। তবে ড্যাড্যা চাপ নেবেন না, কাল খেলা হবে। ক্রস কানেকশন দেখবেন কাল মন ভরে। FAM4TMC</text:p>
          </table:table-cell>
          <table:table-cell office:value-type="float" office:value="0" table:style-name="ce1">
            <text:p>0</text:p>
          </table:table-cell>
          <table:table-cell table:number-columns-repeated="16382"/>
        </table:table-row>
        <table:table-row table:style-name="ro1">
          <table:table-cell office:value-type="string" table:style-name="ce4">
            <text:p>বউ দিয়ে ব্লগ করাটা একটা নোংরামি।</text:p>
          </table:table-cell>
          <table:table-cell office:value-type="float" office:value="0" table:style-name="ce1">
            <text:p>0</text:p>
          </table:table-cell>
          <table:table-cell table:number-columns-repeated="16382"/>
        </table:table-row>
        <table:table-row table:style-name="ro1">
          <table:table-cell office:value-type="string" table:style-name="ce4">
            <text:p>মা দুর্গা ক্ষমা করো..</text:p>
          </table:table-cell>
          <table:table-cell office:value-type="float" office:value="1" table:style-name="ce1">
            <text:p>1</text:p>
          </table:table-cell>
          <table:table-cell table:number-columns-repeated="16382"/>
        </table:table-row>
        <table:table-row table:style-name="ro1">
          <table:table-cell office:value-type="string" table:style-name="ce4">
            <text:p>কোনো তফাত নেই অত্যাচারের।বেড়েছে সংখ্যালঘু তোষন ও রাজনীতিবিদদের চুরি। সংখ্যালঘুদের বিরুদ্ধে থানায় অভিযোগ নিতে চায় না।সংখ্যালঘুরা সরকারি জায়গা চুরি করে মসজিদ বানালে দোষ নেই।সাত খুন মাপ।বিদেশীতে ছেয়ে গেছে পঃবংগ।সংখ্যালঘুরা যে এলাকায় সংখ্যায় বেশী হিন্দুদের দুরবসতার শেষ নেই।</text:p>
          </table:table-cell>
          <table:table-cell office:value-type="float" office:value="0" table:style-name="ce1">
            <text:p>0</text:p>
          </table:table-cell>
          <table:table-cell table:number-columns-repeated="16382"/>
        </table:table-row>
        <table:table-row table:style-name="ro1">
          <table:table-cell office:value-type="string" table:style-name="ce4">
            <text:p>জীবনের মানে কি জানেন,ঝড়ে নৌকা ভেঙ্গে গেলে ও যেমন তার ভাঙ্গা তক্তা দরে বেচে থাকতে হয়,ঠিক তেমনি জীবনে যত দুঃখ কষ্ট আসুক না কেন সেটা নিয়েই বাচার চেষ্টা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দেশের মূর্খ রাজাতো দেশটাকে আদানি ও আম্বানির কাছে বিক্রি করে দিয়েছে সেটা দেশের মানুষ জানে আর উনি বাংলায় ব্যবসা করতে এসেছেন,আর বড়োবড়ো টেন্ডার গুলোতো আর অন্য কোম্পানি পাচ্ছে না সব তো দেশের রাজার বন্ধুরা পাচ্ছে।আমাদের দল তো যারা দুর্নীতি করেছে তাঁদের শাস্তি দিয়েছে অন্য দলতো চুপ।</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খোকা লুটবে বঙ্গ করবে দেদার চুরি, তোমার খোকা বেচবে পুজায় ঘুগনি, ঝাল মুড়ি। - Suvendu Adhikari</text:p>
          </table:table-cell>
          <table:table-cell office:value-type="float" office:value="0" table:style-name="ce1">
            <text:p>0</text:p>
          </table:table-cell>
          <table:table-cell table:number-columns-repeated="16382"/>
        </table:table-row>
        <table:table-row table:style-name="ro1">
          <table:table-cell office:value-type="string" table:style-name="ce4">
            <text:p>নারী ফুটবলার দের সমর্থন তারাই করে যারা নিজের মা-বোনকে হাফ প্যান্ট পড়িয়ে রাস্তায় নামাতে দ্বিধা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মেটামরফসিস, প্রাণীর রূপ পরিবর্তনের একটি জটিল জৈবিক প্রক্রিয়া। প্রাণীর জন্মগ্রহণ বা হ্যাচিংয়ের পরে শারীরিকভাবে বিকাশ, কোষের বৃদ্ধি এবং বিভাজনের মাধ্যমে ...</text:p>
          </table:table-cell>
          <table:table-cell office:value-type="float" office:value="1" table:style-name="ce1">
            <text:p>1</text:p>
          </table:table-cell>
          <table:table-cell table:number-columns-repeated="16382"/>
        </table:table-row>
        <table:table-row table:style-name="ro1">
          <table:table-cell office:value-type="string" table:style-name="ce4">
            <text:p>পৃথিবীতে সবচেয়ে কল্যাণ কর কাজ হলো প্রতি দিন সময় মত পাঁচ ওয়াক্ত নামাজ আদায় করা।</text:p>
          </table:table-cell>
          <table:table-cell office:value-type="float" office:value="1" table:style-name="ce1">
            <text:p>1</text:p>
          </table:table-cell>
          <table:table-cell table:number-columns-repeated="16382"/>
        </table:table-row>
        <table:table-row table:style-name="ro1">
          <table:table-cell office:value-type="string" table:style-name="ce4">
            <text:p>২ জনই বাংলাদেশের জন্য,আমাদের গর্ব</text:p>
          </table:table-cell>
          <table:table-cell office:value-type="float" office:value="1" table:style-name="ce1">
            <text:p>1</text:p>
          </table:table-cell>
          <table:table-cell table:number-columns-repeated="16382"/>
        </table:table-row>
        <table:table-row table:style-name="ro1">
          <table:table-cell office:value-type="string" table:style-name="ce4">
            <text:p>গভীর দুঃখের কথা</text:p>
          </table:table-cell>
          <table:table-cell office:value-type="float" office:value="0" table:style-name="ce1">
            <text:p>0</text:p>
          </table:table-cell>
          <table:table-cell table:number-columns-repeated="16382"/>
        </table:table-row>
        <table:table-row table:style-name="ro1">
          <table:table-cell office:value-type="string" table:style-name="ce4">
            <text:p>হারাম থেকে বেঁচে থাকতে কলিজা লাগে কলিজা। এটা সবাই পারে না। সমাজের সবাই নষ্টামির দিকে ছুটছে আর আপনি একা স্রোতের বিপরীতে। এরই নাম মুসলমান । ~শায়েখ আহমাদুল্লাহ (হাফিঃ)</text:p>
          </table:table-cell>
          <table:table-cell office:value-type="float" office:value="0" table:style-name="ce1">
            <text:p>0</text:p>
          </table:table-cell>
          <table:table-cell table:number-columns-repeated="16382"/>
        </table:table-row>
        <table:table-row table:style-name="ro1">
          <table:table-cell office:value-type="string" table:style-name="ce4">
            <text:p>জীবনের সবেচেয়ে বড় ভুল কি ছিলো?'</text:p>
          </table:table-cell>
          <table:table-cell office:value-type="float" office:value="0" table:style-name="ce1">
            <text:p>0</text:p>
          </table:table-cell>
          <table:table-cell table:number-columns-repeated="16382"/>
        </table:table-row>
        <table:table-row table:style-name="ro1">
          <table:table-cell office:value-type="string" table:style-name="ce4">
            <text:p>শান্তির প্রয়োজন, সালাম দিও.! আসসালামু আলাইকুম.!</text:p>
          </table:table-cell>
          <table:table-cell office:value-type="float" office:value="1" table:style-name="ce1">
            <text:p>1</text:p>
          </table:table-cell>
          <table:table-cell table:number-columns-repeated="16382"/>
        </table:table-row>
        <table:table-row table:style-name="ro1">
          <table:table-cell office:value-type="string" table:style-name="ce4">
            <text:p>সকলকে হাস্যরস প্রদানের মাধ্যমে যিনি সকলকে দুঃখ ভুলিয়ে দিয়েছেন, তিনি আজ আমাদের মধ্যে নেই, চির শান্তির দেশে বিরাজ করছেন, ওনার বিদেহী আত্মার শান্তি কামনা করি এবং ওনার পরিবারের প্রতি সমবেদনা জ্ঞাপন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আজ রাত ৯টায় দেখুন সুপারহিট বাংলা সিনেমা 'ত্রিশূল' শুধুমাত্র ColorsBanglaCinema-য়।</text:p>
          </table:table-cell>
          <table:table-cell office:value-type="float" office:value="1" table:style-name="ce1">
            <text:p>1</text:p>
          </table:table-cell>
          <table:table-cell table:number-columns-repeated="16382"/>
        </table:table-row>
        <table:table-row table:style-name="ro1">
          <table:table-cell office:value-type="string" table:style-name="ce4">
            <text:p>সঙ্ঘ প্রচারক কেশব রাও দীক্ষিত জী আজ অমৃত লোকে পারি দিলেন । উনার বিদেহী আত্মার চির শান্তি কামনা করি ।।</text:p>
          </table:table-cell>
          <table:table-cell office:value-type="float" office:value="1" table:style-name="ce1">
            <text:p>1</text:p>
          </table:table-cell>
          <table:table-cell table:number-columns-repeated="16382"/>
        </table:table-row>
        <table:table-row table:style-name="ro1">
          <table:table-cell office:value-type="string" table:style-name="ce4">
            <text:p>একদম ঠিক মমতা বন্দ্যোপাধ্যায় সর্বদা অতিসাধারণ মানুষের কথা ভাবেন...যেটা AC তে থাকা বিজেপির নেতারা ভাবতেও পারবেনা</text:p>
          </table:table-cell>
          <table:table-cell office:value-type="float" office:value="0" table:style-name="ce1">
            <text:p>0</text:p>
          </table:table-cell>
          <table:table-cell table:number-columns-repeated="16382"/>
        </table:table-row>
        <table:table-row table:style-name="ro1">
          <table:table-cell office:value-type="string" table:style-name="ce4">
            <text:p>হাজার বাধা পেরিয়ে মনে সাহস জুগিয়ে মঞ্চে ফিরছে সাহেব। কেমন হতে চলেছে সাহেবের কাম ব্যাক শো? শ্যুটিং-এর ফাঁকে চলুন শুনে নিই তার কাছ থেকে। দেখুন সাহেবেরচিঠি । মহাসপ্তাহ । 26 সেপ্টেম্বর - 2 অক্টোবর 6:30 PM ShaheberChithi স্টারজলসা StarJalsha</text:p>
          </table:table-cell>
          <table:table-cell office:value-type="float" office:value="1" table:style-name="ce1">
            <text:p>1</text:p>
          </table:table-cell>
          <table:table-cell table:number-columns-repeated="16382"/>
        </table:table-row>
        <table:table-row table:style-name="ro1">
          <table:table-cell office:value-type="string" table:style-name="ce4">
            <text:p>রাজ্য সরকারের ঐতিহাসিক সিদ্ধান্ত সামাজিক ভাতা ২০০০ টাকা করার জন্য রাজ্য সরকার ও মাননীয় মুখ্যমন্ত্রী প্রফেসর মানিক সাহা মহাশয় কে অভিনন্দন জানিয়ে ৩২ মাতার বাড়ি মন্ডলের পক্ষ থেকে ভাতা প্রাপকদের নিয়ে এক ধন্যবাদ রেলির আহ্বান করা হয়।</text:p>
          </table:table-cell>
          <table:table-cell office:value-type="float" office:value="1" table:style-name="ce1">
            <text:p>1</text:p>
          </table:table-cell>
          <table:table-cell table:number-columns-repeated="16382"/>
        </table:table-row>
        <table:table-row table:style-name="ro1">
          <table:table-cell office:value-type="string" table:style-name="ce4">
            <text:p>RSS প্রধান মোহন ভগবতের সঙ্গে দিল্লির মসজিদের ইমাম উমের আহমেদ ইলিয়াসির সঙ্গে। মুসলিম সমাজের সমর্থন টানার জন্য কদিন আগেই আহ্বান করেছিলেন মোদি। শুনুন কী বলছেন পশ্চিমবঙ্গ রাষ্ট্রীয় স্বয়ং সেবক সংঘের দক্ষিণবঙ্গের প্রচার প্রমুখ বিপ্লব রায়!</text:p>
          </table:table-cell>
          <table:table-cell office:value-type="float" office:value="1" table:style-name="ce1">
            <text:p>1</text:p>
          </table:table-cell>
          <table:table-cell table:number-columns-repeated="16382"/>
        </table:table-row>
        <table:table-row table:style-name="ro1">
          <table:table-cell office:value-type="string" table:style-name="ce4">
            <text:p>আপনি পুরো ইন্টারভিউ টা না শুনেই মন্তব্য করছেন।ওখানে মাননীয় বিচারপতি দুর্নীতি নিয়ে নিজস্ব মতামত ব্যক্ত করেছেন এবং একজন সচেতন নাগরিক হিসাবে তার উদ্বেগ প্রকাশ করেছেন।দুর্নীতির বিরুদ্ধে যে কোনও বক্তব্য আপনাদের উদ্বেগ বাড়িয়ে দেবে এটা স্বাভাবিক।কিন্ত মানুষের মুখ বন্ধ করা খুব কঠিন।</text:p>
          </table:table-cell>
          <table:table-cell office:value-type="float" office:value="0" table:style-name="ce1">
            <text:p>0</text:p>
          </table:table-cell>
          <table:table-cell table:number-columns-repeated="16382"/>
        </table:table-row>
        <table:table-row table:style-name="ro1">
          <table:table-cell office:value-type="string" table:style-name="ce4">
            <text:p>বাবারে উন্নয়ন চল আমিও দেখি একটু দেখা heavy industries কোথায় কোথায় চালু করেছে আর কত নিয়োগ দিয়েছে আর ভক্তির কথা বলছিস চটি গুলোর থেকে বড়ো ভক্ত কে পেট এ তো শিক্ষা নেই চাকরির ও প্রয়োজন নাই তোদের চুরির টাকায় যাদের রোজ ভাত চাপে তাদের কাছে ভক্তি শিখতে হবে নাকি পুরুষ অপা</text:p>
          </table:table-cell>
          <table:table-cell office:value-type="float" office:value="0" table:style-name="ce1">
            <text:p>0</text:p>
          </table:table-cell>
          <table:table-cell table:number-columns-repeated="16382"/>
        </table:table-row>
        <table:table-row table:style-name="ro1">
          <table:table-cell office:value-type="string" table:style-name="ce4">
            <text:p>কাছাড় কলেজে বিক্ষোভে শিক্ষক ও ছাত্ররা</text:p>
          </table:table-cell>
          <table:table-cell office:value-type="float" office:value="0" table:style-name="ce1">
            <text:p>0</text:p>
          </table:table-cell>
          <table:table-cell table:number-columns-repeated="16382"/>
        </table:table-row>
        <table:table-row table:style-name="ro1">
          <table:table-cell office:value-type="string" table:style-name="ce4">
            <text:p>পুজোর আনন্দের সঙ্গে সঙ্গে কোভিড নিয়ে এখনও সতর্ক থাকতে চান অঙ্গনা Anganaroy</text:p>
          </table:table-cell>
          <table:table-cell office:value-type="float" office:value="1" table:style-name="ce1">
            <text:p>1</text:p>
          </table:table-cell>
          <table:table-cell table:number-columns-repeated="16382"/>
        </table:table-row>
        <table:table-row table:style-name="ro1">
          <table:table-cell office:value-type="string" table:style-name="ce4">
            <text:p>MahsaAmini অসম্পূর্ণ হিজাবের জন্য গ্রেপ্তার করা হয়েছিল এবং পুলিশ তাকে হত্যা করার পরে পুরো ইরান জুড়ে তীব্র প্রতিবাদ শুরু হয়েছে। ইরানি সরকার ইরানের জনগণের বিরুদ্ধে যুদ্ধ চালাতে তাদের ল্যাপডগ পাঠিয়েছে। আমরা আপনার সমর্থন প্রয়োজন. مهسا_امینی OpIran</text:p>
          </table:table-cell>
          <table:table-cell office:value-type="float" office:value="0" table:style-name="ce1">
            <text:p>0</text:p>
          </table:table-cell>
          <table:table-cell table:number-columns-repeated="16382"/>
        </table:table-row>
        <table:table-row table:style-name="ro1">
          <table:table-cell office:value-type="string" table:style-name="ce4">
            <text:p>বিশ্বজয়ী হাফেজ আমাদের টাঙ্গাইলের কৃতি সন্তান এটা আমাদের গর্বের বিষয় টাঙ্গাইল বাসীর উচিৎ তাকে সংবর্ধনা দিয়ে সম্মানিত করা,,, একাই ১১১ টা দেশ কে হারিয়ে বিশ্বের দরবারে আমাদের দেশ কে উজ্জ্বল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গর্ব, আমাদের অহংকার।।</text:p>
          </table:table-cell>
          <table:table-cell office:value-type="float" office:value="1" table:style-name="ce1">
            <text:p>1</text:p>
          </table:table-cell>
          <table:table-cell table:number-columns-repeated="16382"/>
        </table:table-row>
        <table:table-row table:style-name="ro1">
          <table:table-cell office:value-type="string" table:style-name="ce4">
            <text:p>দুদলেই চোর বাটপার খুনী এরাই॥ রাগলে হবে? ওরা পুজো দেখবেনা? দেখবেনা পুজো?</text:p>
          </table:table-cell>
          <table:table-cell office:value-type="float" office:value="0" table:style-name="ce1">
            <text:p>0</text:p>
          </table:table-cell>
          <table:table-cell table:number-columns-repeated="16382"/>
        </table:table-row>
        <table:table-row table:style-name="ro1">
          <table:table-cell office:value-type="string" table:style-name="ce4">
            <text:p>তুই খানকির পোলা কোন গ্রুপের দালাল</text:p>
          </table:table-cell>
          <table:table-cell office:value-type="float" office:value="0" table:style-name="ce1">
            <text:p>0</text:p>
          </table:table-cell>
          <table:table-cell table:number-columns-repeated="16382"/>
        </table:table-row>
        <table:table-row table:style-name="ro1">
          <table:table-cell office:value-type="string" table:style-name="ce4">
            <text:p>সংখ্যালঘুদের অধিকার নিয়ে এত কথা বলে ওরা, এত মানববন্ধন করে ওরা কিন্তু ফাইনাল এক্সামের ডেট দেয় ঠিক দুর্গাপূজার দিন। এইসব হলো লোক দেখানো এক্টিভিজম। অথচ ঈদ শুরু হওয়ার এক সপ্তাহে আগে থেকেই তাদের ক্লাস নেয়া বন্ধ থাকে। বেশি কিছু বললে আবার নাকি ছাত্রত্ব থাকবে না।</text:p>
          </table:table-cell>
          <table:table-cell office:value-type="float" office:value="0" table:style-name="ce1">
            <text:p>0</text:p>
          </table:table-cell>
          <table:table-cell table:number-columns-repeated="16382"/>
        </table:table-row>
        <table:table-row table:style-name="ro1">
          <table:table-cell office:value-type="string" table:style-name="ce4">
            <text:p>বিরাট কোহলির ধারেকাছে নেই কেউ ViratKohli SteveSmith JoeRoot BabarAzam</text:p>
          </table:table-cell>
          <table:table-cell office:value-type="float" office:value="1" table:style-name="ce1">
            <text:p>1</text:p>
          </table:table-cell>
          <table:table-cell table:number-columns-repeated="16382"/>
        </table:table-row>
        <table:table-row table:style-name="ro1">
          <table:table-cell office:value-type="string" table:style-name="ce4">
            <text:p>বাঙালির অনুপ্রেরণা।</text:p>
          </table:table-cell>
          <table:table-cell office:value-type="float" office:value="1" table:style-name="ce1">
            <text:p>1</text:p>
          </table:table-cell>
          <table:table-cell table:number-columns-repeated="16382"/>
        </table:table-row>
        <table:table-row table:style-name="ro1">
          <table:table-cell office:value-type="string" table:style-name="ce4">
            <text:p>ভারতের দিল্লি চিড়িয়াখানায় বাঘের খাঁচায় এক যুবক পড়ে গেলে তাকে নির্মম ভাবে হত্যা করে বাঘ। এ সময় দর্শনার্থী এবং প্রহরীরা দূর থেকে ভয়ংকর এই দৃশ্য দেখছিলো। বিস্তারিত পড়ুন -</text:p>
          </table:table-cell>
          <table:table-cell office:value-type="float" office:value="0" table:style-name="ce1">
            <text:p>0</text:p>
          </table:table-cell>
          <table:table-cell table:number-columns-repeated="16382"/>
        </table:table-row>
        <table:table-row table:style-name="ro1">
          <table:table-cell office:value-type="string" table:style-name="ce4">
            <text:p>কোহলিকে অবসর নেওয়ার পরামর্শ শোয়েবের!</text:p>
          </table:table-cell>
          <table:table-cell office:value-type="float" office:value="0" table:style-name="ce1">
            <text:p>0</text:p>
          </table:table-cell>
          <table:table-cell table:number-columns-repeated="16382"/>
        </table:table-row>
        <table:table-row table:style-name="ro1">
          <table:table-cell office:value-type="string" table:style-name="ce4">
            <text:p>পৃথিবীতে সবচেয়ে নিষ্ঠুর ব্যক্তি তো সে, যে নিজের প্রয়োজনে কাউকে ব্যবহার করে, আর প্রয়োজন শেষ হলে শুধু দূরে ঠেলে। শুভ রাত্রি</text:p>
          </table:table-cell>
          <table:table-cell office:value-type="float" office:value="1" table:style-name="ce1">
            <text:p>1</text:p>
          </table:table-cell>
          <table:table-cell table:number-columns-repeated="16382"/>
        </table:table-row>
        <table:table-row table:style-name="ro1">
          <table:table-cell office:value-type="string" table:style-name="ce4">
            <text:p>গতকাল গভীর রাতে যুব কংগ্রেস সভাপতি রাখু দাসের নেতৃত্বে কংগ্রেসের উন্মাদ বাহিনীর আক্রমণে চড়িলাম মন্ডলের ভারতীয় জনতা পার্টির আহত একনিষ্ঠ কার্যকর্তার খোঁজখবর নেওয়ার জন্য তার বাড়িতে যান রাজ্যের জনপ্রিয় উপমূখ্যমন্ত্রী শ্রী মহোদয়।</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জাতীয়তাবাদী দল (বিএনপি)’র সুনির্দিষ্ট রুপরেখা। গণতন্ত্র, ভোটাধিকার পুনঃপ্রতিষ্টা, অর্থনৈতিক সমতা ও সমাজে ন্যায় বিচার নিশ্চিত করার জন্যে উক্ত রূপকল্পের বাস্তবায়ন ত্বরানিত্ব করা প্রয়োজন।</text:p>
          </table:table-cell>
          <table:table-cell office:value-type="float" office:value="1" table:style-name="ce1">
            <text:p>1</text:p>
          </table:table-cell>
          <table:table-cell table:number-columns-repeated="16382"/>
        </table:table-row>
        <table:table-row table:style-name="ro1">
          <table:table-cell office:value-type="string" table:style-name="ce4">
            <text:p>চাকরি না পেয়ে দুঃখে-কষ্টে সব সনদপত্র ছিড়ে ফেললেন যুবক</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মাননীয়া মুখ্যমন্ত্রী মমতা বন্দ্যোপাধ্যায়কে অসংখ্য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 ছোট ভাই বেঁচে থাকো হাজার বছর, আর দেশকে এভাবেই রিপ্রেজেন্ট করো</text:p>
          </table:table-cell>
          <table:table-cell office:value-type="float" office:value="1" table:style-name="ce1">
            <text:p>1</text:p>
          </table:table-cell>
          <table:table-cell table:number-columns-repeated="16382"/>
        </table:table-row>
        <table:table-row table:style-name="ro1">
          <table:table-cell office:value-type="string" table:style-name="ce4">
            <text:p>আপনারা তো নামে মুসলিম কর্মে ও মুসলিম</text:p>
          </table:table-cell>
          <table:table-cell office:value-type="float" office:value="0" table:style-name="ce1">
            <text:p>0</text:p>
          </table:table-cell>
          <table:table-cell table:number-columns-repeated="16382"/>
        </table:table-row>
        <table:table-row table:style-name="ro1">
          <table:table-cell office:value-type="string" table:style-name="ce4">
            <text:p>ইরানের নারীদের এই প্রতিবাদ সমর্থন করছি। উড়ুক কেশ নিশান তবুও বন্ধ হোক মৌলবাদ।</text:p>
          </table:table-cell>
          <table:table-cell office:value-type="float" office:value="0" table:style-name="ce1">
            <text:p>0</text:p>
          </table:table-cell>
          <table:table-cell table:number-columns-repeated="16382"/>
        </table:table-row>
        <table:table-row table:style-name="ro1">
          <table:table-cell office:value-type="string" table:style-name="ce4">
            <text:p>ছাত্রসমাজের ভরসা একমাত্র ত্রিপুরা তৃণমূল ছাত্র পরিষদ। ২২জন ছাত্রছাত্রী আজ যোগ দিলেন দলে। যোগদানসভায় উপস্থিত ছিলেন ইনচার্জ নীলকমল সাহা, দীপাঞ্জন চৌধুরী, সোলাঙ্কি সেনগুপ্ত। ছাত্র ভবিষ্যৎ সুরক্ষিত রাখতে বদ্ধপরিকর আমরা।</text:p>
          </table:table-cell>
          <table:table-cell office:value-type="float" office:value="1" table:style-name="ce1">
            <text:p>1</text:p>
          </table:table-cell>
          <table:table-cell table:number-columns-repeated="16382"/>
        </table:table-row>
        <table:table-row table:style-name="ro1">
          <table:table-cell office:value-type="string" table:style-name="ce4">
            <text:p>৭১সালে অনেক মুক্তি যোদ্ধা বিজয় দেখতে পারিনি আমরাও পারবো কি না জানিনা .. এ বিভৎসতার শেষ কোথায়????</text:p>
          </table:table-cell>
          <table:table-cell office:value-type="float" office:value="1" table:style-name="ce1">
            <text:p>1</text:p>
          </table:table-cell>
          <table:table-cell table:number-columns-repeated="16382"/>
        </table:table-row>
        <table:table-row table:style-name="ro1">
          <table:table-cell office:value-type="string" table:style-name="ce4">
            <text:p>পুতিনের ঘোষণার পর রাশিয়া ছেড়ে পালাচ্ছে বহু রুশ নাগরিক...</text:p>
          </table:table-cell>
          <table:table-cell office:value-type="float" office:value="0" table:style-name="ce1">
            <text:p>0</text:p>
          </table:table-cell>
          <table:table-cell table:number-columns-repeated="16382"/>
        </table:table-row>
        <table:table-row table:style-name="ro1">
          <table:table-cell office:value-type="string" table:style-name="ce4">
            <text:p>মুহাম্মাদুর রাসুলুল্লাহ বলেছেনঃ যে ব্যাক্তি সদাসর্বদা ক্ষমা প্রার্থনা করবে, আল্লহ তাকে প্রতিটি দুশ্চিন্তা থেকে মুক্তির পথ ও প্রতিটি সংকট থেকে উদ্ধারের পথ বের করে দিবেন এবং তাকে তার ধারণাতীত উৎস থেকে রিযিক দান করবেন। [আবূ দাউদ ১৫১৮]</text:p>
          </table:table-cell>
          <table:table-cell office:value-type="float" office:value="1" table:style-name="ce1">
            <text:p>1</text:p>
          </table:table-cell>
          <table:table-cell table:number-columns-repeated="16382"/>
        </table:table-row>
        <table:table-row table:style-name="ro1">
          <table:table-cell office:value-type="string" table:style-name="ce4">
            <text:p>শুধু মুন্সিগঞ্জে নয়, সারা দেশেই বিএনপির মধ্যকার বিরোধ-বিভক্তি ঘুচিয়ে দিতে পুলিশ ও আওয়ামী লীগ একযোগে কাজ করছে। ১৫ বছরের বেশি... prothomalo Bangladesh opinion palonews column</text:p>
          </table:table-cell>
          <table:table-cell office:value-type="float" office:value="0" table:style-name="ce1">
            <text:p>0</text:p>
          </table:table-cell>
          <table:table-cell table:number-columns-repeated="16382"/>
        </table:table-row>
        <table:table-row table:style-name="ro1">
          <table:table-cell office:value-type="string" table:style-name="ce4">
            <text:p>চলতি বছর রেমিটেন্স ৩০ বিলিয়ন ডলারে পৌছাবে : প্রবাসী কল্যাণ মন্ত্রী</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কত নিচে নেমেছি,আল্লাহর কাছে কি জবাব দেবে নামধারী মুসলিমরা।মেয়েলোক দিয়ে কি করাচ্ছি,আর সেটাকে হাইলাইটস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ঝিনাইদহে ২৫ ভরি স্বর্ণালংকারসহ এক নারীকে আটক করেছে ডিবি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আজ বিশালগড়_মণ্ডল অন্তর্গত ৪৮ নং বুথে যস্বশী প্রধানমন্ত্রী নরেন্দ্র মোদিজীর maankibaat অনুষ্ঠান কার্যকর্তাদের সাথে শ্রবণ করার কিছু মুহূর্ত। তৎসঙ্গে এই বুথে দিন দয়াল উপাধ্যায়জীর জন্মদিন পালনে অংশগ্রহণ করি। বলা চলে সামগ্রিক অনুষ্ঠান কার্যকর্তাদের বিপুলভাবে উদ্দীপিত করবে।</text:p>
          </table:table-cell>
          <table:table-cell office:value-type="float" office:value="1" table:style-name="ce1">
            <text:p>1</text:p>
          </table:table-cell>
          <table:table-cell table:number-columns-repeated="16382"/>
        </table:table-row>
        <table:table-row table:style-name="ro1">
          <table:table-cell office:value-type="string" table:style-name="ce4">
            <text:p>ভালো একটি ফিচার শুধু পাঠককে নানা তথ্যই জানায় না, একইসঙ্গে এটি পাঠককে বিনোদন দেয় ও অনুপ্রাণিত করে। কিন্তু কীভাবে লিখবেন একটি আকর্ষণীয় ও তথ্যবহুল ফিচার? অভিজ্ঞদের কিছু পরামর্শ ও কৌশল পড়ুন এখানে: Feature story</text:p>
          </table:table-cell>
          <table:table-cell office:value-type="float" office:value="0" table:style-name="ce1">
            <text:p>0</text:p>
          </table:table-cell>
          <table:table-cell table:number-columns-repeated="16382"/>
        </table:table-row>
        <table:table-row table:style-name="ro1">
          <table:table-cell office:value-type="string" table:style-name="ce4">
            <text:p>আসসালামু আলাইকুম একটি সুন্দর সকাল শান্তির বার্তা নিয়ে আসুক সবার জীবন।</text:p>
          </table:table-cell>
          <table:table-cell office:value-type="float" office:value="1" table:style-name="ce1">
            <text:p>1</text:p>
          </table:table-cell>
          <table:table-cell table:number-columns-repeated="16382"/>
        </table:table-row>
        <table:table-row table:style-name="ro1">
          <table:table-cell office:value-type="string" table:style-name="ce4">
            <text:p>রাজ্যের সব অংশের জনগণের প্রতি আবেদন, যারা এখনো কোভিড ভ্যাক্সিনের বুষ্টার ডোজ নেন নি, তারা যেন অতিসত্বর বুষ্টার ডোজ নিয়ে নিজেকে সুরক্ষিত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এটা বলার কী আছে? যদিও শুয়ে রয়েছো মনের ভাষা টা বলার কি আছে, এমন কিছু বলো যা প্রতি টা মানুষের জীবনের এই কথা গুলো কাজে লাগে......</text:p>
          </table:table-cell>
          <table:table-cell office:value-type="float" office:value="0" table:style-name="ce1">
            <text:p>0</text:p>
          </table:table-cell>
          <table:table-cell table:number-columns-repeated="16382"/>
        </table:table-row>
        <table:table-row table:style-name="ro1">
          <table:table-cell office:value-type="string" table:style-name="ce4">
            <text:p>একেবারে কুলাঙ্গার মাদারবোর্ড ছাড়া আর কিছুই না এই বেশ্যা শালা____</text:p>
          </table:table-cell>
          <table:table-cell office:value-type="float" office:value="0" table:style-name="ce1">
            <text:p>0</text:p>
          </table:table-cell>
          <table:table-cell table:number-columns-repeated="16382"/>
        </table:table-row>
        <table:table-row table:style-name="ro1">
          <table:table-cell office:value-type="string" table:style-name="ce4">
            <text:p>মমতা দিদি জিন্দাবাদ ধর্মপুর1 তৃণমূল ছাত্র পরিষদ জিন্দাবাদ</text:p>
          </table:table-cell>
          <table:table-cell office:value-type="float" office:value="0" table:style-name="ce1">
            <text:p>0</text:p>
          </table:table-cell>
          <table:table-cell table:number-columns-repeated="16382"/>
        </table:table-row>
        <table:table-row table:style-name="ro1">
          <table:table-cell office:value-type="string" table:style-name="ce4">
            <text:p>বিপ্লবী প্রমথনাথ মিত্র। ব্যারিস্টার পি মিত্র নামে পরিচিত ছিলেন। দেশের গুপ্ত সমিতিগুলোর মধ্যে সংযোগ স্থাপন করতেন। সামলেছেন অনুশীলন সমিতির আর্থিক দায়িত্ব। এই সংগঠনের ঢাকা শাখার পরিচালক হন। ‘নিখিল বঙ্গ বিপ্লবী সম্মেলন’ এর সভাপতি হন। তাঁর প্রয়াণ দিবসে আমাদের বিনম্র শ্রদ্ধার্ঘ্য।</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দুর্বল ঈমান নিয়ে বেঁচে আছি, / প্রতিদিন শত'টা অপরাধেও কেউ প্রতিবাদ করছে না।।</text:p>
          </table:table-cell>
          <table:table-cell office:value-type="float" office:value="0" table:style-name="ce1">
            <text:p>0</text:p>
          </table:table-cell>
          <table:table-cell table:number-columns-repeated="16382"/>
        </table:table-row>
        <table:table-row table:style-name="ro1">
          <table:table-cell office:value-type="string" table:style-name="ce4">
            <text:p>সত্য কথা বলতে সাহসের প্রয়োজন হয়,............ আর সত্য কথা সহ্য করতে মনুষ্যত্বের প্রয়োজন হয়!.........</text:p>
          </table:table-cell>
          <table:table-cell office:value-type="float" office:value="1" table:style-name="ce1">
            <text:p>1</text:p>
          </table:table-cell>
          <table:table-cell table:number-columns-repeated="16382"/>
        </table:table-row>
        <table:table-row table:style-name="ro1">
          <table:table-cell office:value-type="string" table:style-name="ce4">
            <text:p>2020 Back to back winযারা মাচের পরে মাচ হারচেন তাদের বলছি যে মাচ না হেরে আমার সাথে শিওর রিপোর্ট এর জন্য যোগাযোগ করুনColl 01313726645</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র ভোট কিন্তু কমেনি। তা সত্ত্বেও তৃণমূলের নেতারা জেলের ভাত খাচ্ছে। ভোট কমে গেলে কি আরও টাকা উদ্ধার হবে, টি এম সি নেতাদের বাড়ি থেকে?? আমরাও ভোট দিলাম, কিন্তু পেলাম কী? শীতলকুচি, বগটুই ছাড়া।</text:p>
          </table:table-cell>
          <table:table-cell office:value-type="float" office:value="0" table:style-name="ce1">
            <text:p>0</text:p>
          </table:table-cell>
          <table:table-cell table:number-columns-repeated="16382"/>
        </table:table-row>
        <table:table-row table:style-name="ro1">
          <table:table-cell office:value-type="string" table:style-name="ce4">
            <text:p>শীর্ষসংবাদ sheershasangbad জাতিসংঘের ভাষণে বিশ্বশান্তি নিশ্চিতে জোর দেবেন প্রধানমন্ত্রী — শীর্ষ সংবাদ সারা বিশ্বের মানুষের জীবনে শান্তি ও স্থিতিশীলতা নিশ্চিত করার ওপর জোর দিয়ে নিউইয়র্কে জাতিসংঘের সাধারণ পরিষদে (ইউ.... ক্লিকে বিস্তারিত &amp;gt;&amp;gt;</text:p>
          </table:table-cell>
          <table:table-cell office:value-type="float" office:value="1" table:style-name="ce1">
            <text:p>1</text:p>
          </table:table-cell>
          <table:table-cell table:number-columns-repeated="16382"/>
        </table:table-row>
        <table:table-row table:style-name="ro1">
          <table:table-cell office:value-type="string" table:style-name="ce4">
            <text:p>GTA: পৃথক রাজ্য গোর্খাল্যান্ডের প্রস্তাব সমর্থন তৃণমূলের! নিন্দায় সরব CPI(M)</text:p>
          </table:table-cell>
          <table:table-cell office:value-type="float" office:value="0" table:style-name="ce1">
            <text:p>0</text:p>
          </table:table-cell>
          <table:table-cell table:number-columns-repeated="16382"/>
        </table:table-row>
        <table:table-row table:style-name="ro1">
          <table:table-cell office:value-type="string" table:style-name="ce4">
            <text:p>১. কেউ যন্ত্রণা দিচ্ছে ? চুপ হয়ে যাবেননা প্রতিবাদ করুন যে মানুষগুলো আপনাকে মানুষ বলে মূল্যায়ন করেনি, আপনাকে দমবন্ধ কান্নার অনুভূতি দিয়েছে তারা আপনার কেউ না। তাই শব্দ দিয়ে, কান্না দিয়ে দুনিয়ার সমস্ত প্রায়োরিটি দিলেও ওরা আপনার মূল্য বুঝবে না।</text:p>
          </table:table-cell>
          <table:table-cell office:value-type="float" office:value="0" table:style-name="ce1">
            <text:p>0</text:p>
          </table:table-cell>
          <table:table-cell table:number-columns-repeated="16382"/>
        </table:table-row>
        <table:table-row table:style-name="ro1">
          <table:table-cell office:value-type="string" table:style-name="ce4">
            <text:p>Electrolux Washing Machine!! ৯৯.৯% ব্যাকটেরিয়া এবং অ্যালার্জেন দূর করে কঠিন ময়লা দাগ দূর করে নিমিষেই। বাইরের সাহায্য না নিয়ে Electrolux ওয়াশিং মেশিনে খুব সহজেই নিজে কাপড় পরিষ্কার করি আর সবাই নিরাপদে থাকি। * শর্ত প্রযোজ্য। Washing Mechine Electrolux</text:p>
          </table:table-cell>
          <table:table-cell office:value-type="float" office:value="1" table:style-name="ce1">
            <text:p>1</text:p>
          </table:table-cell>
          <table:table-cell table:number-columns-repeated="16382"/>
        </table:table-row>
        <table:table-row table:style-name="ro1">
          <table:table-cell office:value-type="string" table:style-name="ce4">
            <text:p>Zim এর দিন শেষ</text:p>
          </table:table-cell>
          <table:table-cell office:value-type="float" office:value="0" table:style-name="ce1">
            <text:p>0</text:p>
          </table:table-cell>
          <table:table-cell table:number-columns-repeated="16382"/>
        </table:table-row>
        <table:table-row table:style-name="ro1">
          <table:table-cell office:value-type="string" table:style-name="ce4">
            <text:p>সিদ্ধান্ত প্রাথমিক শিক্ষা পর্ষদের tet WestBengal exams december</text:p>
          </table:table-cell>
          <table:table-cell office:value-type="float" office:value="0" table:style-name="ce1">
            <text:p>0</text:p>
          </table:table-cell>
          <table:table-cell table:number-columns-repeated="16382"/>
        </table:table-row>
        <table:table-row table:style-name="ro1">
          <table:table-cell office:value-type="string" table:style-name="ce4">
            <text:p>বিশ্রামগঞ্জে যুব কংগ্রেস রাজ্য সভাপতি রাখু দাসের নেতৃত্বে কংগ্রেসের গুন্ডাবাহিনী ভাজপা কার্যকর্তাদের উপর আক্রমণের প্রতিবাদ জানিয়ে আজ বিশ্রামগঞ্জ বাজারে এক বিক্ষোভ মিছিল সংঘটিত হয়। উপস্থিত ছিলেন চড়িলাম মন্ডল সভাপতি মহোদয় সহ জেলার ও মন্ডল নেতৃবৃন্দ।</text:p>
          </table:table-cell>
          <table:table-cell office:value-type="float" office:value="0" table:style-name="ce1">
            <text:p>0</text:p>
          </table:table-cell>
          <table:table-cell table:number-columns-repeated="16382"/>
        </table:table-row>
        <table:table-row table:style-name="ro1">
          <table:table-cell office:value-type="string" table:style-name="ce4">
            <text:p>কমেন্টের ভাষায় বুঝা যায়, তুই আওয়ামীলীগের বেশ্যা</text:p>
          </table:table-cell>
          <table:table-cell office:value-type="float" office:value="0" table:style-name="ce1">
            <text:p>0</text:p>
          </table:table-cell>
          <table:table-cell table:number-columns-repeated="16382"/>
        </table:table-row>
        <table:table-row table:style-name="ro1">
          <table:table-cell office:value-type="string" table:style-name="ce4">
            <text:p>“ফজরের দুই রাকাত সুন্নাত নামাজ, দুনিয়া ও দুনিয়ার মাঝে যা কিছু আছে,তার থেকে উওম”! -মুসলিম:-১৫৭৩</text:p>
          </table:table-cell>
          <table:table-cell office:value-type="float" office:value="1" table:style-name="ce1">
            <text:p>1</text:p>
          </table:table-cell>
          <table:table-cell table:number-columns-repeated="16382"/>
        </table:table-row>
        <table:table-row table:style-name="ro1">
          <table:table-cell office:value-type="string" table:style-name="ce4">
            <text:p>পুজোর আগে ১০৯৭ জন মেডিক্যাল অফিসার নিয়োগ করলো পশ্চিমবঙ্গ সরকারের স্বাস্থ্য দপ্তর। বেশির ভাগ পোস্টিং প্রাইমারি হেলথ সেন্টার এবং দুর্গম ও দূরবর্তী এলাকায়। মাননীয়া মুখমন্ত্রী মমতা বন্দ্যোপাধ্যায়কে ধন্যবাদ। জয় বাংলা। FAM4TMC</text:p>
          </table:table-cell>
          <table:table-cell office:value-type="float" office:value="1" table:style-name="ce1">
            <text:p>1</text:p>
          </table:table-cell>
          <table:table-cell table:number-columns-repeated="16382"/>
        </table:table-row>
        <table:table-row table:style-name="ro1">
          <table:table-cell office:value-type="string" table:style-name="ce4">
            <text:p>যতদিন বাঁচবেন হাসিখুশি বাঁচুন! কারো উপর এক্সপেক্টেশন রেখে কোনো লাভ নেই, কারণ দিনশেষে নিজের খেয়াল নিজেকে রাখতে হবে, অন্যের উপর আশাবাদী হয়ে কোনো লাভ নেই, দিনশেষে আপনাকে ভালো রাখার জন্য কেউ উষ্মাদ হবে না। তাই নিজের খুশি নিজেই খুঁজুন!</text:p>
          </table:table-cell>
          <table:table-cell office:value-type="float" office:value="1" table:style-name="ce1">
            <text:p>1</text:p>
          </table:table-cell>
          <table:table-cell table:number-columns-repeated="16382"/>
        </table:table-row>
        <table:table-row table:style-name="ro1">
          <table:table-cell office:value-type="string" table:style-name="ce4">
            <text:p>এইটা একটা খানকির পোলা</text:p>
          </table:table-cell>
          <table:table-cell office:value-type="float" office:value="0" table:style-name="ce1">
            <text:p>0</text:p>
          </table:table-cell>
          <table:table-cell table:number-columns-repeated="16382"/>
        </table:table-row>
        <table:table-row table:style-name="ro1">
          <table:table-cell office:value-type="string" table:style-name="ce4">
            <text:p>যাদের হারিয়ে যাওয়াই অনিবার্য, তাদের সাথেই কেন যেন জীবনের সেরা মুহূর্তগুলো কা-টে।</text:p>
          </table:table-cell>
          <table:table-cell office:value-type="float" office:value="1" table:style-name="ce1">
            <text:p>1</text:p>
          </table:table-cell>
          <table:table-cell table:number-columns-repeated="16382"/>
        </table:table-row>
        <table:table-row table:style-name="ro1">
          <table:table-cell office:value-type="string" table:style-name="ce4">
            <text:p>এই খানকির তোলায় আমি এসিড লাগিয়ে দিতাম।</text:p>
          </table:table-cell>
          <table:table-cell office:value-type="float" office:value="0" table:style-name="ce1">
            <text:p>0</text:p>
          </table:table-cell>
          <table:table-cell table:number-columns-repeated="16382"/>
        </table:table-row>
        <table:table-row table:style-name="ro1">
          <table:table-cell office:value-type="string" table:style-name="ce4">
            <text:p>নীলফামারীর বিভিন্ন শিক্ষা প্রতিষ্ঠানে জাল সনদে চাকরিরত ২৪ জন শিক্ষক শনাক্ত</text:p>
          </table:table-cell>
          <table:table-cell office:value-type="float" office:value="0" table:style-name="ce1">
            <text:p>0</text:p>
          </table:table-cell>
          <table:table-cell table:number-columns-repeated="16382"/>
        </table:table-row>
        <table:table-row table:style-name="ro1">
          <table:table-cell office:value-type="string" table:style-name="ce4">
            <text:p>“নিজের নফসের বিরুদ্ধে যুদ্ধের চেয়ে কঠিন কোন যুদ্ধ আমি করিনি। একবার আমি তার উপর প্রভাব বিস্তার করি তো আরেকবার আমার উপর সে।” -সুফিয়ান সাওরী (রাহিমাহুল্লাহ) (হিলয়াতুল আউলিয়া, ৭/৫)</text:p>
          </table:table-cell>
          <table:table-cell office:value-type="float" office:value="1" table:style-name="ce1">
            <text:p>1</text:p>
          </table:table-cell>
          <table:table-cell table:number-columns-repeated="16382"/>
        </table:table-row>
        <table:table-row table:style-name="ro1">
          <table:table-cell office:value-type="string" table:style-name="ce4">
            <text:p>DA মামলায় বড় জয় কর্মীদের। বারবার কোর্টের ধাক্কা খেয়েও লজ্জা নেই তৃণমূল সরকারের। ভোটের আগে ডবল ডবল চাকরি হবে, ডবল ডবল শিক্ষা হবে।আর ভোটে জিতেই প্রাপ্য DA টুকুও দেব না, তা বললে কি হয় মাননীয়া।</text:p>
          </table:table-cell>
          <table:table-cell office:value-type="float" office:value="0" table:style-name="ce1">
            <text:p>0</text:p>
          </table:table-cell>
          <table:table-cell table:number-columns-repeated="16382"/>
        </table:table-row>
        <table:table-row table:style-name="ro1">
          <table:table-cell office:value-type="string" table:style-name="ce4">
            <text:p>° শান্তির বার্তা °</text:p>
          </table:table-cell>
          <table:table-cell office:value-type="float" office:value="1" table:style-name="ce1">
            <text:p>1</text:p>
          </table:table-cell>
          <table:table-cell table:number-columns-repeated="16382"/>
        </table:table-row>
        <table:table-row table:style-name="ro1">
          <table:table-cell office:value-type="string" table:style-name="ce4">
            <text:p>সাম্প্রদায়িক বিভাজন সৃষ্টিকারী গদ্দার শুভেন্দু হটাও</text:p>
          </table:table-cell>
          <table:table-cell office:value-type="float" office:value="0" table:style-name="ce1">
            <text:p>0</text:p>
          </table:table-cell>
          <table:table-cell table:number-columns-repeated="16382"/>
        </table:table-row>
        <table:table-row table:style-name="ro1">
          <table:table-cell office:value-type="string" table:style-name="ce4">
            <text:p>পাকিস্তানের পররাষ্ট্র মন্ত্রণালয়ের পক্ষ থেকে দিনকয়েক আগে জানিয়ে দেয়া হয়েছে. মোদী-শরীফের মধ্যে কোনো বৈঠক আগে থেকে ঠিক করা নেই। তবে মোদী ও পুটিনের মধ্যে বৈঠক নিয়ে কোনো সংশয় নেই। Pakistan India Russia</text:p>
          </table:table-cell>
          <table:table-cell office:value-type="float" office:value="1" table:style-name="ce1">
            <text:p>1</text:p>
          </table:table-cell>
          <table:table-cell table:number-columns-repeated="16382"/>
        </table:table-row>
        <table:table-row table:style-name="ro1">
          <table:table-cell office:value-type="string" table:style-name="ce4">
            <text:p>মেয়েদের ফুটবল খেলাকে সমর্থন করছি না, তবুও বলছি। বাংলাদেশ নারী ফুটবল দল চ্যাম্পিয়ান হওয়ার পর একদল প্রমাণ করতে চাচ্ছে এটা শুধু ট্রফি জয় না, ইসলামের পর্দাপ্রথারও পরাজয়। ওরা হয়তো লক্ষ্য করে নাই দলের অধিনায়কের কথা "জয়-পরাজয় আল্লাহর হাতে" বিজয়ের সেজদাও ওদের চোখ এড়িয়েছে।</text:p>
          </table:table-cell>
          <table:table-cell office:value-type="float" office:value="1" table:style-name="ce1">
            <text:p>1</text:p>
          </table:table-cell>
          <table:table-cell table:number-columns-repeated="16382"/>
        </table:table-row>
        <table:table-row table:style-name="ro1">
          <table:table-cell office:value-type="string" table:style-name="ce4">
            <text:p>হাকীম আত-তিরমিযী রাহিমাহুল্লাহ বলেন, "পাঁচজনের কল্যাণ পাঁচ জায়গায়: 1- বালকের কল্যাণ মক্তবে। 2- যুবকের কল্যাণ ইলমে। 3- বৃদ্ধের কল্যাণ মসজিদে। 4- নারীর কল্যাণ গৃহে। 5- ক্ষতিকর ব্যক্তির কল্যাণ কারাগারে। - যাহাবী, আস সিয়ার 13/441</text:p>
          </table:table-cell>
          <table:table-cell office:value-type="float" office:value="1" table:style-name="ce1">
            <text:p>1</text:p>
          </table:table-cell>
          <table:table-cell table:number-columns-repeated="16382"/>
        </table:table-row>
        <table:table-row table:style-name="ro1">
          <table:table-cell office:value-type="string" table:style-name="ce4">
            <text:p>চমৎকার লাগছে</text:p>
          </table:table-cell>
          <table:table-cell office:value-type="float" office:value="1" table:style-name="ce1">
            <text:p>1</text:p>
          </table:table-cell>
          <table:table-cell table:number-columns-repeated="16382"/>
        </table:table-row>
        <table:table-row table:style-name="ro1">
          <table:table-cell office:value-type="string" table:style-name="ce4">
            <text:p>শুধুমাত্র period বিষয়টি ভাবলেও নারীর, সংযম, সামর্থ্য বুঝা যায়। ত্রিশ দিনের পাঁচ সাত দিন চরম শারীরিক অরক্ষিত অবস্থা নিয়েও যেই মেয়েরা মাঠে খেলে, ওদের কাছে জয় পরাজয় সমানই। এদের একজন কয়েকজন পুরুষের চেয়েও ভয়ানক শক্তিধর। প্রতিটি নারীই একেকজন যোদ্ধা। সভ্যতা মানেই নারীর অগ্রগতি।</text:p>
          </table:table-cell>
          <table:table-cell office:value-type="float" office:value="1" table:style-name="ce1">
            <text:p>1</text:p>
          </table:table-cell>
          <table:table-cell table:number-columns-repeated="16382"/>
        </table:table-row>
        <table:table-row table:style-name="ro1">
          <table:table-cell office:value-type="string" table:style-name="ce4">
            <text:p>ঢাকার রাজপথে সাফ চ্যাম্পিয়নশিপ বিজয়ী বাংলাদেশ জাতীয় মহিলা ফুটবল দলের বিজয় উদযাপন...</text:p>
          </table:table-cell>
          <table:table-cell office:value-type="float" office:value="1" table:style-name="ce1">
            <text:p>1</text:p>
          </table:table-cell>
          <table:table-cell table:number-columns-repeated="16382"/>
        </table:table-row>
        <table:table-row table:style-name="ro1">
          <table:table-cell office:value-type="string" table:style-name="ce4">
            <text:p>পাশের বাড়িতে ১ঘন্টা যাবত ঝগড়া চলে, না থামায় আমি গিয়ে মরিচ পোড়া দিছি এখন সবাই কাশতেছে কেউ আর কথা বলতে পারতেছেনা</text:p>
          </table:table-cell>
          <table:table-cell office:value-type="float" office:value="0" table:style-name="ce1">
            <text:p>0</text:p>
          </table:table-cell>
          <table:table-cell table:number-columns-repeated="16382"/>
        </table:table-row>
        <table:table-row table:style-name="ro1">
          <table:table-cell office:value-type="string" table:style-name="ce4">
            <text:p>পার্থ-অর্পিতার কোথায় কত সম্পত্তি বাজেয়াপ্ত হল, চার্জশিটে পুঙ্খানুপুঙ্খ হিসেব দিল ইডি ParthaChatterjee ArpitaMukherjee ED wealth</text:p>
          </table:table-cell>
          <table:table-cell office:value-type="float" office:value="0" table:style-name="ce1">
            <text:p>0</text:p>
          </table:table-cell>
          <table:table-cell table:number-columns-repeated="16382"/>
        </table:table-row>
        <table:table-row table:style-name="ro1">
          <table:table-cell office:value-type="string" table:style-name="ce4">
            <text:p>বিভিন্ন সেক্টর এবং প্রতিরক্ষা উৎপাদন জুড়ে অভূতপূর্ব অর্থনৈতিক বৃদ্ধি ২১ শতকের ভারতকে আরও উচ্চতায় নিয়ে যাচ্ছে। IndiaOf21stCentury India</text:p>
          </table:table-cell>
          <table:table-cell office:value-type="float" office:value="1" table:style-name="ce1">
            <text:p>1</text:p>
          </table:table-cell>
          <table:table-cell table:number-columns-repeated="16382"/>
        </table:table-row>
        <table:table-row table:style-name="ro1">
          <table:table-cell office:value-type="string" table:style-name="ce4">
            <text:p>পেট্রোল-ডিজেলের মূল্যবৃদ্ধির প্রতিবাদে কেন্দ্র সরকারের বিরুদ্ধে রানাঘাট উত্তর পশ্চিম বিধানসভার বীরনগর পেট্রল পাম্পে বীরনগর শহর যুব তৃণমূল কংগ্রেসের বিক্ষোভ কর্মসূচি। IndiasBiggestPappuAmitShah FAM4TMC</text:p>
          </table:table-cell>
          <table:table-cell office:value-type="float" office:value="0" table:style-name="ce1">
            <text:p>0</text:p>
          </table:table-cell>
          <table:table-cell table:number-columns-repeated="16382"/>
        </table:table-row>
        <table:table-row table:style-name="ro1">
          <table:table-cell office:value-type="string" table:style-name="ce4">
            <text:p>খনিজ সম্পদে ভরপুর রাশিয়ার মুসলিম অঞ্চল</text:p>
          </table:table-cell>
          <table:table-cell office:value-type="float" office:value="1" table:style-name="ce1">
            <text:p>1</text:p>
          </table:table-cell>
          <table:table-cell table:number-columns-repeated="16382"/>
        </table:table-row>
        <table:table-row table:style-name="ro1">
          <table:table-cell office:value-type="string" table:style-name="ce4">
            <text:p>আর এই কাংলাদেশেই বার বার সংখ্যালঘু নির্যাতনের ছবি উঠে আসে ,। মুখে হিন্দুদের প্রতি ভালোবাসা দেখিয়ে পিছন থেকে হিন্দু দের ছুরি মারা হয় , হিন্দু দেবদেবীর মূর্তি ভাঙ্গা হয়।</text:p>
          </table:table-cell>
          <table:table-cell office:value-type="float" office:value="0" table:style-name="ce1">
            <text:p>0</text:p>
          </table:table-cell>
          <table:table-cell table:number-columns-repeated="16382"/>
        </table:table-row>
        <table:table-row table:style-name="ro1">
          <table:table-cell office:value-type="string" table:style-name="ce4">
            <text:p>দুঃখ জনক</text:p>
          </table:table-cell>
          <table:table-cell office:value-type="float" office:value="0" table:style-name="ce1">
            <text:p>0</text:p>
          </table:table-cell>
          <table:table-cell table:number-columns-repeated="16382"/>
        </table:table-row>
        <table:table-row table:style-name="ro1">
          <table:table-cell office:value-type="string" table:style-name="ce4">
            <text:p>"টাকা না থাকলে, মানুষ চেনা যায়"- কথাটা আংশিক সত্য। পুরোপুরি সত্য হচ্ছে- " টাকা না থাকলে, ছোটলোক চেনা যায়"। কারন, একজন প্রকৃত মানুষ কখনোই টাকা দিয়ে মানুষের মান-বিচার করে না। মানুষ সৃষ্টির সেরা জীব- কথাটির মূলঅর্থ যারা জানে না, তারাই অন্যদেরকে টাকার মাধ্যমে বিচার বিবেচ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তলে তলে পিরিত চলে,,,,,, আমি জিগাইলেই সিঙ্গেল।।</text:p>
          </table:table-cell>
          <table:table-cell office:value-type="float" office:value="0" table:style-name="ce1">
            <text:p>0</text:p>
          </table:table-cell>
          <table:table-cell table:number-columns-repeated="16382"/>
        </table:table-row>
        <table:table-row table:style-name="ro1">
          <table:table-cell office:value-type="string" table:style-name="ce4">
            <text:p>পুরুলিয়া জেলা তৃণমূল কংগ্রেস কার্যালয়ে সমস্ত ব্লক সভাপতি, শাখা সংগঠনের সভাপতি সহ জেলা নেতৃত্বের সঙ্গে সাংগঠনিক আলোচনার কিছু মুহূর্ত।</text:p>
          </table:table-cell>
          <table:table-cell office:value-type="float" office:value="1" table:style-name="ce1">
            <text:p>1</text:p>
          </table:table-cell>
          <table:table-cell table:number-columns-repeated="16382"/>
        </table:table-row>
        <table:table-row table:style-name="ro1">
          <table:table-cell office:value-type="string" table:style-name="ce4">
            <text:p>এবার কলকাতা–লন্ডন সরাসরি বিমান উড়বে, তৃণমূল সাংসদদের আশ্বাস সিন্ধিয়ার</text:p>
          </table:table-cell>
          <table:table-cell office:value-type="float" office:value="1" table:style-name="ce1">
            <text:p>1</text:p>
          </table:table-cell>
          <table:table-cell table:number-columns-repeated="16382"/>
        </table:table-row>
        <table:table-row table:style-name="ro1">
          <table:table-cell office:value-type="string" table:style-name="ce4">
            <text:p>মোল্লার দৌড় মসজিদেই সীমাবদ্ধ নয় বরং মোল্লার দৌড় মসজিদ থেকে শুরু হয়ে বিশ্ব জয় পর্যন্ত ইনশাআল্লাহ্ !</text:p>
          </table:table-cell>
          <table:table-cell office:value-type="float" office:value="1" table:style-name="ce1">
            <text:p>1</text:p>
          </table:table-cell>
          <table:table-cell table:number-columns-repeated="16382"/>
        </table:table-row>
        <table:table-row table:style-name="ro1">
          <table:table-cell office:value-type="string" table:style-name="ce4">
            <text:p>বাস্তবে ভয় পাওয়ার সময় মস্তিষ্কের বিভিন্ন অংশের অসংখ্য উদ্দীপনা যেমন জড়িত, তেমনি জড়িয়ে আছে নানান হরমোনের রসায়ন…</text:p>
          </table:table-cell>
          <table:table-cell office:value-type="float" office:value="1" table:style-name="ce1">
            <text:p>1</text:p>
          </table:table-cell>
          <table:table-cell table:number-columns-repeated="16382"/>
        </table:table-row>
        <table:table-row table:style-name="ro1">
          <table:table-cell office:value-type="string" table:style-name="ce4">
            <text:p>বীভৎস!! নির্মম!! অবিশ্বাস্য!! ডবল ইঞ্জিন সরকারের যোগী রাজ্যে উত্তরপ্রদেশের মোরদাবাদে নাবালিকাকে বীভৎস গনধর্ষন। বিবস্ত্র অবস্থায় ২ কিলোমিটার হেঁটে বাড়ি ফিরল ১৫ বছরের নাবালিকা কিশোরী। ছি: বিজেপি ছি:। যেখানেই বিজেপির শাসন সেখানেই মহিলা নির্যাতন ও ধর্ষণ।। FAM4TMC</text:p>
          </table:table-cell>
          <table:table-cell office:value-type="float" office:value="0" table:style-name="ce1">
            <text:p>0</text:p>
          </table:table-cell>
          <table:table-cell table:number-columns-repeated="16382"/>
        </table:table-row>
        <table:table-row table:style-name="ro1">
          <table:table-cell office:value-type="string" table:style-name="ce4">
            <text:p>রাশিয়া নিয়ন্ত্রিত ইউক্রেনের চার অঞ্চলে গণভোট শুরু - Daily Dokhiner Crime</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গর্বের ধন। আন নাবিল মাদরাসা নরসিংদী অভিনন্দন! বিশ্বজয়ী হাফেজ সালেহ আহমাদ তাকরিম। সৌদি আরবে অনুষ্ঠিত আন্তর্জাতিক হিফজুল কুরআন প্রতিযোগিতায় ১১১ দেশের মধ্যে ৩য় স্থান অর্জন করেছে।</text:p>
          </table:table-cell>
          <table:table-cell office:value-type="float" office:value="1" table:style-name="ce1">
            <text:p>1</text:p>
          </table:table-cell>
          <table:table-cell table:number-columns-repeated="16382"/>
        </table:table-row>
        <table:table-row table:style-name="ro1">
          <table:table-cell office:value-type="string" table:style-name="ce4">
            <text:p>৫ বছরে কোন কাজ করেননি পঞ্চায়েত সদস্যা , তাই জনগন টেনে-হিজড়ে এনে কৈফিয়ত চ... via</text:p>
          </table:table-cell>
          <table:table-cell office:value-type="float" office:value="1" table:style-name="ce1">
            <text:p>1</text:p>
          </table:table-cell>
          <table:table-cell table:number-columns-repeated="16382"/>
        </table:table-row>
        <table:table-row table:style-name="ro1">
          <table:table-cell office:value-type="string" table:style-name="ce4">
            <text:p>আজ পশ্চিমবঙ্গ সরকারের স্বাস্থ্য দপ্তরে চাকরি পেলো ৩৮২৭ জন।সকলকে অনেক অনেক অভিনন্দন। কোনো মিডিয়া এই খবর দেখাবে না, কারণ তারা অর্পিতা মুখার্জীর ফ্ল্যাটের কান্ডকারখানা নিয়ে ব্যস্ত ।স্বাস্থ্য দপ্তরের ওয়েবসাইটে ৪টে আলাদা অর্ডার রয়েছে দেখে নিতে পারেন।</text:p>
          </table:table-cell>
          <table:table-cell office:value-type="float" office:value="1" table:style-name="ce1">
            <text:p>1</text:p>
          </table:table-cell>
          <table:table-cell table:number-columns-repeated="16382"/>
        </table:table-row>
        <table:table-row table:style-name="ro1">
          <table:table-cell office:value-type="string" table:style-name="ce4">
            <text:p>চোর ধরো জেলে ভরো, উত্তরবঙ্গ বিশ্ববিদ্যালয়ের দুর্নীতি গ্রস্ত উপাচার্য সুবীরেশ ভট্টাচার্যের অপসারণের দাবিতে সি পি আই (এম) দার্জিলিং জেলার ডাকে বিশ্ববিদ্যালয়ের গেটের সামনে বিক্ষোভ ও সভা !</text:p>
          </table:table-cell>
          <table:table-cell office:value-type="float" office:value="0" table:style-name="ce1">
            <text:p>0</text:p>
          </table:table-cell>
          <table:table-cell table:number-columns-repeated="16382"/>
        </table:table-row>
        <table:table-row table:style-name="ro1">
          <table:table-cell office:value-type="string" table:style-name="ce4">
            <text:p>দ্বিতীয় পর্বের আজ ৬ই ডিসেম্বর, ভারতের সংবিধান প্রণেতা বাবাসাহেব ডঃ ভিমরাও রামজি আম্বেদকর এর তিরোধান দিবস তথা সামাজিক সমতা দিবস। ABVP চুঁচুড়া নগর ও কলেজ ইউনিটের উদ্যোগে খাদ্য সামগ্রি বন্টন ।। BRAmbedkar abvpchinsurah abvp_mohsin_college Akhil Bharatiya Vidyarthi Parishad</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উন্নয়নের কান্ডারী বাংলার গর্ব মমতা ব্যানার্জি. মমতা ব্যানার্জি জিন্দাবাদ অভিষেক ব্যানার্জি জিন্দাবাদ তৃণমূল কংগ্রেস জিন্দাবাদ জয় বাংলা AITCBAGNAN KhelaHobe ArunavaSen TrinamoolCongress বাগনান_কেন্দ্র_তৃণমূল_কংগ্রেস</text:p>
          </table:table-cell>
          <table:table-cell office:value-type="float" office:value="0" table:style-name="ce1">
            <text:p>0</text:p>
          </table:table-cell>
          <table:table-cell table:number-columns-repeated="16382"/>
        </table:table-row>
        <table:table-row table:style-name="ro1">
          <table:table-cell office:value-type="string" table:style-name="ce4">
            <text:p>দিদি পশ্চিমবঙ্গে ব্যাংক এবং সরকারি অফিসে কাজ করতে হলে আঞ্চলিক ভাষা জানা বাধ্যতামূলক করা হোক। কারণ ব্যাংকে বেশিরভাগ অবাঙালি লোকজন কাজ করছে যার ফলে সাধারণ মানুষের তাদের সাথে যোগাযোগ করতে খুবই অসুবিধা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বির শহীদ ভগৎ সিং এর সন্তান, পুলিশ দিয়ে, মামলা করে আমাদেরকে আটকানো যাবে না সাহেব আমরা গড়ে তুলবো দূর্নীতি মুক্ত দেশ ও প্রশাসন আমরা আম আদমি</text:p>
          </table:table-cell>
          <table:table-cell office:value-type="float" office:value="1" table:style-name="ce1">
            <text:p>1</text:p>
          </table:table-cell>
          <table:table-cell table:number-columns-repeated="16382"/>
        </table:table-row>
        <table:table-row table:style-name="ro1">
          <table:table-cell office:value-type="string" table:style-name="ce4">
            <text:p>নোয়াখালীতে-স্কুল ছাত্রী আদিতার হত্যা কারী রনিকে গ্রেপ্তার করেছে নোয়াখালী জেলা পুলিশ.! মধ্যযুগীয় কায়দায় তার শাস্তি হোক। পুরুষাঙ্গ থেতলে দিয়ে তারপর পুড়িয়ে দিয়ে ১০" বক্সে ২০৬ টা হাড় ভেঙে দিয়ে মৃত্যু না হওয়া পর্যন্ত বন্দি করে রাখুক। বর্বর দের শাস্তি বর্বরতা দিয়ে ই হোক।</text:p>
          </table:table-cell>
          <table:table-cell office:value-type="float" office:value="0" table:style-name="ce1">
            <text:p>0</text:p>
          </table:table-cell>
          <table:table-cell table:number-columns-repeated="16382"/>
        </table:table-row>
        <table:table-row table:style-name="ro1">
          <table:table-cell office:value-type="string" table:style-name="ce4">
            <text:p>কি শিখব? এতদিন যে ইষ্টবেঙ্গলের মা মাসি উদ্ধার করে এসেছে তার জন্য একটুও সমবেদনা নেই তার কারন যখন পেটের প্রশ্ন এসে দাড়ায় তখন অনেক কঠিন সিদ্ধান্ত নিতে হয়, সপ্তকের উচিৎ ছিল সমর্থকদের কাছে ক্ষমা চেয়ে ইষ্টবেঙ্গল যাত্রা শুরু করা, সেটা না করে যেটা করল সেটা একমাত্র এক মাচাই কর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প্রধানমন্ত্রী নরেন্দ্র মোদী জির জন্মদিবস উপলক্ষ্যে বনগাঁ হসপিটালের প্রতিষ্ঠাতা ডঃ জীবন রতন ধর মহাশয়ের মূর্তি পরিষ্কার করা এবং মাল্যদান করা হলো। উপস্থিত ছিলেন বনগা জেলা সভাপতি মাননীয় রাম পদ দাস মহাশয়, বনগাঁ উত্তর বিধানসভার বিধায়ক অশোক কীর্তনীয়া মহাশয় সহ বিজেপি সকল নেতৃত্বগন</text:p>
          </table:table-cell>
          <table:table-cell office:value-type="float" office:value="1" table:style-name="ce1">
            <text:p>1</text:p>
          </table:table-cell>
          <table:table-cell table:number-columns-repeated="16382"/>
        </table:table-row>
        <table:table-row table:style-name="ro1">
          <table:table-cell office:value-type="string" table:style-name="ce4">
            <text:p>হিসাব রাখতে গেলে বিপদে পড়বেন বলেই তো খুঁজতে যান নি! পূর্ববাংলা থেকে হিন্দু তাড়িয়েছেন, তাদের অনুপাত ২৯% থেকে ৮%-এ নামিয়েছেন ! আর পশ্চিমবঙ্গে অনুপ্রবেশ ও সীমাহীন প্রজনন করে সেটা ২০% থেকে ৩০%-এ তুলেছেন ! এবার বুঝতে পারছেন কেন আমাদের ভাত হজম সহজে হয় ?</text:p>
          </table:table-cell>
          <table:table-cell office:value-type="float" office:value="0" table:style-name="ce1">
            <text:p>0</text:p>
          </table:table-cell>
          <table:table-cell table:number-columns-repeated="16382"/>
        </table:table-row>
        <table:table-row table:style-name="ro1">
          <table:table-cell office:value-type="string" table:style-name="ce4">
            <text:p>খুব কঠিন পরিস্থিতি</text:p>
          </table:table-cell>
          <table:table-cell office:value-type="float" office:value="0" table:style-name="ce1">
            <text:p>0</text:p>
          </table:table-cell>
          <table:table-cell table:number-columns-repeated="16382"/>
        </table:table-row>
        <table:table-row table:style-name="ro1">
          <table:table-cell office:value-type="string" table:style-name="ce4">
            <text:p>পুজোর আগে ১০৯৭ জন মেডিক্যাল অফিসার নিয়োগ করলো পশ্চিমবঙ্গ সরকারের স্বাস্থ্য দপ্তর। বেশির ভাগ পোস্টিং প্রাইমারি হেলথ সেন্টার এবং দুর্গম ও দূরবর্তী এলাকায়। মাননীয়া মুখমন্ত্রী মমতা বন্দ্যোপাধ্যায়কে ধন্যবাদ। জয় বাংলা। FAM4TMC</text:p>
          </table:table-cell>
          <table:table-cell office:value-type="float" office:value="1" table:style-name="ce1">
            <text:p>1</text:p>
          </table:table-cell>
          <table:table-cell table:number-columns-repeated="16382"/>
        </table:table-row>
        <table:table-row table:style-name="ro1">
          <table:table-cell office:value-type="string" table:style-name="ce4">
            <text:p>ওটা বাদ দিলেই তো ভোট এ হেরে যাবে...</text:p>
          </table:table-cell>
          <table:table-cell office:value-type="float" office:value="0" table:style-name="ce1">
            <text:p>0</text:p>
          </table:table-cell>
          <table:table-cell table:number-columns-repeated="16382"/>
        </table:table-row>
        <table:table-row table:style-name="ro1">
          <table:table-cell office:value-type="string" table:style-name="ce4">
            <text:p>বাবা শব্দটার পরিপূর্ণ মানে বুঝতে পারতাম না, আজ যখন নিজে বাবা হলাম, তখন বুঝতে পারলাম বাবা শব্দটার মানে কি,,,,,, সবাই সবার বাবার প্রতি খেয়াল রেখো,,, কখনোই বাবাকে অবহেলা করিও না,,,,,</text:p>
          </table:table-cell>
          <table:table-cell office:value-type="float" office:value="1" table:style-name="ce1">
            <text:p>1</text:p>
          </table:table-cell>
          <table:table-cell table:number-columns-repeated="16382"/>
        </table:table-row>
        <table:table-row table:style-name="ro1">
          <table:table-cell office:value-type="string" table:style-name="ce4">
            <text:p>রুশ রাষ্ট্রদূত: রাশিয়া যুদ্ধের অবসান চায়, অনীহা ইউক্রেনের</text:p>
          </table:table-cell>
          <table:table-cell office:value-type="float" office:value="0" table:style-name="ce1">
            <text:p>0</text:p>
          </table:table-cell>
          <table:table-cell table:number-columns-repeated="16382"/>
        </table:table-row>
        <table:table-row table:style-name="ro1">
          <table:table-cell office:value-type="string" table:style-name="ce4">
            <text:p>এক সময় বাংলার ঐতিহ্য ছিল,সারা বিশ্ব এক নামে এটা জানতো,এখন অাগের মতো অবস্থা নেই(পাট শিল্প)</text:p>
          </table:table-cell>
          <table:table-cell office:value-type="float" office:value="0" table:style-name="ce1">
            <text:p>0</text:p>
          </table:table-cell>
          <table:table-cell table:number-columns-repeated="16382"/>
        </table:table-row>
        <table:table-row table:style-name="ro1">
          <table:table-cell office:value-type="string" table:style-name="ce4">
            <text:p>প্রশ্নফাঁসে ইউএনওকে শোকজ, বরখাস্ত হয়ে হাসপাতালে শিক্ষা কর্মকর্তা যুগান্তর বাংলাদেশ এসএসসি পরীক্ষা jugantor news newspaper Bangladesh</text:p>
          </table:table-cell>
          <table:table-cell office:value-type="float" office:value="0" table:style-name="ce1">
            <text:p>0</text:p>
          </table:table-cell>
          <table:table-cell table:number-columns-repeated="16382"/>
        </table:table-row>
        <table:table-row table:style-name="ro1">
          <table:table-cell office:value-type="string" table:style-name="ce4">
            <text:p>UNSC তে ভারতকে permanent সদস্য পদ দেওয়ার প্রস্তাবে সমর্থন জানালো আমেরিকা</text:p>
          </table:table-cell>
          <table:table-cell office:value-type="float" office:value="1" table:style-name="ce1">
            <text:p>1</text:p>
          </table:table-cell>
          <table:table-cell table:number-columns-repeated="16382"/>
        </table:table-row>
        <table:table-row table:style-name="ro1">
          <table:table-cell office:value-type="string" table:style-name="ce4">
            <text:p>আবারো যোগীর ধর্ষণপ্রদেশ, আবারো ধর্ষণ নাবালিকা কিশোরী। ছিঃ বিজেপি ছিঃ FAM4TMC</text:p>
          </table:table-cell>
          <table:table-cell office:value-type="float" office:value="0" table:style-name="ce1">
            <text:p>0</text:p>
          </table:table-cell>
          <table:table-cell table:number-columns-repeated="16382"/>
        </table:table-row>
        <table:table-row table:style-name="ro1">
          <table:table-cell office:value-type="string" table:style-name="ce4">
            <text:p>বিশ্ব গন্ডার দিবস উদযাপন করছে এবং বিশ্বকে সংবেদনশীল করছে গন্ডার বাঁচানোর জন্য। কারণ কিছু প্রজাতির যানবাহন বিলুপ্তির পথে. IndianOilRhino</text:p>
          </table:table-cell>
          <table:table-cell office:value-type="float" office:value="1" table:style-name="ce1">
            <text:p>1</text:p>
          </table:table-cell>
          <table:table-cell table:number-columns-repeated="16382"/>
        </table:table-row>
        <table:table-row table:style-name="ro1">
          <table:table-cell office:value-type="string" table:style-name="ce4">
            <text:p>যোগীর রাজ্যে আবারো অরাজকতা।। নেই নারীদের সুরক্ষা।। ছিঃ বিজেপি ছিঃ বীভৎস!!!!!.......... FAM4TMC</text:p>
          </table:table-cell>
          <table:table-cell office:value-type="float" office:value="0" table:style-name="ce1">
            <text:p>0</text:p>
          </table:table-cell>
          <table:table-cell table:number-columns-repeated="16382"/>
        </table:table-row>
        <table:table-row table:style-name="ro1">
          <table:table-cell office:value-type="string" table:style-name="ce4">
            <text:p>চুপ খানকির পোলা</text:p>
          </table:table-cell>
          <table:table-cell office:value-type="float" office:value="0" table:style-name="ce1">
            <text:p>0</text:p>
          </table:table-cell>
          <table:table-cell table:number-columns-repeated="16382"/>
        </table:table-row>
        <table:table-row table:style-name="ro1">
          <table:table-cell office:value-type="string" table:style-name="ce4">
            <text:p>জেল খাটা আসামি দেখছি মাগী বাজিতেও কম অভিজ্ঞ নয়। সোনা গাছিতে একটা ঘড় খুললে এবারের পূজায় বাম্পার ব্যাবস্যা হবে। নারী এবং পুরুষ নয়,, হিজড়া ও মজা নিতে কয়েদির কাছে আসবে। ইট মারলে পাটকেল তো খেতেই হবে!</text:p>
          </table:table-cell>
          <table:table-cell office:value-type="float" office:value="0" table:style-name="ce1">
            <text:p>0</text:p>
          </table:table-cell>
          <table:table-cell table:number-columns-repeated="16382"/>
        </table:table-row>
        <table:table-row table:style-name="ro1">
          <table:table-cell office:value-type="string" table:style-name="ce4">
            <text:p>গুন্ডারাজ্যে গুন্ডা ভগবান এই হচ্ছে বিজেপির আসল রূপ DhongiBaba FekuModi FekuMedia বিজেপি হটাও দেশ বাঁচাও</text:p>
          </table:table-cell>
          <table:table-cell office:value-type="float" office:value="0" table:style-name="ce1">
            <text:p>0</text:p>
          </table:table-cell>
          <table:table-cell table:number-columns-repeated="16382"/>
        </table:table-row>
        <table:table-row table:style-name="ro1">
          <table:table-cell office:value-type="string" table:style-name="ce4">
            <text:p>RSS প্রবীণ প্রচারক,প্রেরণা পুরুষ মাননীয় শ্রী শ্যামলাল ব্যানার্জীর প্রয়াণে আমি গভীরভাবে শোকাহত।ওঁনার বিদেহী আত্মার চির শান্তি কামনা করি।ওঁম শান্তি! আমাদের প্রিয় শ্যামলাল দা এক সময়ে নদীয়াজেলার প্রচারক ছিলেন।দাদার কাছ থেকে জেলার সম্পর্কে অনেক কিছু জেনে ছিলাম।</text:p>
          </table:table-cell>
          <table:table-cell office:value-type="float" office:value="1" table:style-name="ce1">
            <text:p>1</text:p>
          </table:table-cell>
          <table:table-cell table:number-columns-repeated="16382"/>
        </table:table-row>
        <table:table-row table:style-name="ro1">
          <table:table-cell office:value-type="string" table:style-name="ce4">
            <text:p>श्राद्ध_क्यों_नहीं_करनाचाहिए মৃত্যুর পর জীবের কল্যাণ অর্থাৎ সত্গতির জন্য করা শাস্ত্র বিরুদ্ধ ক্রিয়াকর্ম ব্যর্থ।</text:p>
          </table:table-cell>
          <table:table-cell office:value-type="float" office:value="0" table:style-name="ce1">
            <text:p>0</text:p>
          </table:table-cell>
          <table:table-cell table:number-columns-repeated="16382"/>
        </table:table-row>
        <table:table-row table:style-name="ro1">
          <table:table-cell office:value-type="string" table:style-name="ce4">
            <text:p>বউ জানলে কপালে দুঃখ আছে</text:p>
          </table:table-cell>
          <table:table-cell office:value-type="float" office:value="0" table:style-name="ce1">
            <text:p>0</text:p>
          </table:table-cell>
          <table:table-cell table:number-columns-repeated="16382"/>
        </table:table-row>
        <table:table-row table:style-name="ro1">
          <table:table-cell office:value-type="string" table:style-name="ce4">
            <text:p>এতো ইমু কামলা!বেশ্যা।</text:p>
          </table:table-cell>
          <table:table-cell office:value-type="float" office:value="0" table:style-name="ce1">
            <text:p>0</text:p>
          </table:table-cell>
          <table:table-cell table:number-columns-repeated="16382"/>
        </table:table-row>
        <table:table-row table:style-name="ro1">
          <table:table-cell office:value-type="string" table:style-name="ce4">
            <text:p>অবহেলা ও তাছিল্লতাই এর প্রধান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আশা করি এটা তুমি জানো যে আমার কোন রাজনৈতিক পরিচয় নেই। তোমার মত কৌটো নাচিয়ে ছাত্র অবস্থায় সক্রিয় রাজনীতি করিনি। তাই রাজনৈতিক সম্পর্ক আমার ক্ষেত্রে প্রযোজ্য নয়। সমর্থনের ব্যাপার হলে তুমিও BJP 2 কে সমর্থন কর।আজ পর্যন্ত তো মোদি বা BJP বিরোধী মন্তব্য করতে দেখলাম না।</text:p>
          </table:table-cell>
          <table:table-cell office:value-type="float" office:value="1" table:style-name="ce1">
            <text:p>1</text:p>
          </table:table-cell>
          <table:table-cell table:number-columns-repeated="16382"/>
        </table:table-row>
        <table:table-row table:style-name="ro1">
          <table:table-cell office:value-type="string" table:style-name="ce4">
            <text:p>দাদা তুমি বাঙালির গর্ব</text:p>
          </table:table-cell>
          <table:table-cell office:value-type="float" office:value="1" table:style-name="ce1">
            <text:p>1</text:p>
          </table:table-cell>
          <table:table-cell table:number-columns-repeated="16382"/>
        </table:table-row>
        <table:table-row table:style-name="ro1">
          <table:table-cell office:value-type="string" table:style-name="ce4">
            <text:p>কালাইনে আটক এক রোহিঙ্গা যুবক : চাঞ্চল্য via Awaz</text:p>
          </table:table-cell>
          <table:table-cell office:value-type="float" office:value="0" table:style-name="ce1">
            <text:p>0</text:p>
          </table:table-cell>
          <table:table-cell table:number-columns-repeated="16382"/>
        </table:table-row>
        <table:table-row table:style-name="ro1">
          <table:table-cell office:value-type="string" table:style-name="ce4">
            <text:p>আরে যান তো আপনার থেকে কম হিপোক্রিট আর আপনি মহিলা না পুরুষ না অন্য কিছু সেটাও তো ভয়ে লুকিয়ে রাখেন করেন বাংলাপক্ষ আর বাঙালি মেয়ে দের সাথে নোংরামি করেন যত্ত সব হিপোক্রিট এ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মরে নাই তো মরলে কিছু আপদ দূর হইতো। এদের কারণে শিক্ষা প্রতিষ্ঠান এতটাই নিম্নমানের হয়ে উঠছে সাধারণ শিক্ষার্থীরা অনেকে ভয়ে মুখ খুলতে পারতেছে না।</text:p>
          </table:table-cell>
          <table:table-cell office:value-type="float" office:value="0" table:style-name="ce1">
            <text:p>0</text:p>
          </table:table-cell>
          <table:table-cell table:number-columns-repeated="16382"/>
        </table:table-row>
        <table:table-row table:style-name="ro1">
          <table:table-cell office:value-type="string" table:style-name="ce4">
            <text:p>প্রাক্তন নির্বাচক বলেছেন, বিষ্ণোইয়ের যে দক্ষতা রয়েছে তা সত্যিই প্রশংসনীয়। RaviBishnoi India</text:p>
          </table:table-cell>
          <table:table-cell office:value-type="float" office:value="1" table:style-name="ce1">
            <text:p>1</text:p>
          </table:table-cell>
          <table:table-cell table:number-columns-repeated="16382"/>
        </table:table-row>
        <table:table-row table:style-name="ro1">
          <table:table-cell office:value-type="string" table:style-name="ce4">
            <text:p>ভালোবাসা আর আবেগ একই ফ্রেমে TMCPCYBERCELL</text:p>
          </table:table-cell>
          <table:table-cell office:value-type="float" office:value="1" table:style-name="ce1">
            <text:p>1</text:p>
          </table:table-cell>
          <table:table-cell table:number-columns-repeated="16382"/>
        </table:table-row>
        <table:table-row table:style-name="ro1">
          <table:table-cell office:value-type="string" table:style-name="ce4">
            <text:p>ওফ গাছে দারুন ফলফলেছে । বাগানের মালি হবো</text:p>
          </table:table-cell>
          <table:table-cell office:value-type="float" office:value="1" table:style-name="ce1">
            <text:p>1</text:p>
          </table:table-cell>
          <table:table-cell table:number-columns-repeated="16382"/>
        </table:table-row>
        <table:table-row table:style-name="ro1">
          <table:table-cell office:value-type="string" table:style-name="ce4">
            <text:p>হেমন্ত মুখোপাধ্যায়ের সেরা দশটি গান বাছার মতো কঠিন কাজ হয়তো আর হতে পারে না HemantaMukherjee DeathAnniversary MusicDirector Singer Producer Bollywood Tollywood Drishtibhongi</text:p>
          </table:table-cell>
          <table:table-cell office:value-type="float" office:value="1" table:style-name="ce1">
            <text:p>1</text:p>
          </table:table-cell>
          <table:table-cell table:number-columns-repeated="16382"/>
        </table:table-row>
        <table:table-row table:style-name="ro1">
          <table:table-cell office:value-type="string" table:style-name="ce4">
            <text:p>বাজপেয়ীজির নেতৃত্বে পরিচালিত তৎকালীন এনডিএ সরকারের উপর থেকে সমর্থন তুলে নিয়ে বেরিয়ে যাওয়ার জন্য সেই আমলে ৮কোটি নিয়েছিলেন মমতা! ভাইয়ের অ্যাকাউন্টে সেই টাকা জমা হয়! পরে সেই টাকা খরচ করে ওড়িশার পুরীতে "সোনার তরী" নামে হোটেল করেন! বক্তা দীপক কুমার ঘোষ।</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হাফেজ সালেহ আহমদ তাকরিম ১১১টি দেশের মধ্যে তৃতীয় স্থান অর্জন করে বিজয়ী হয়েছেন।এক লক্ষ রিয়াল পুরষ্কার পেয়েছেন। আমাদের গর্ব, আমাদের অহংকার।</text:p>
          </table:table-cell>
          <table:table-cell office:value-type="float" office:value="1" table:style-name="ce1">
            <text:p>1</text:p>
          </table:table-cell>
          <table:table-cell table:number-columns-repeated="16382"/>
        </table:table-row>
        <table:table-row table:style-name="ro1">
          <table:table-cell office:value-type="string" table:style-name="ce4">
            <text:p>জলকামানের তোড়ের মুখে জানকবুল করছে যারা, তাদের হাতেই দারুন মানায়, হাতুড়ি আর কাস্তে তারা।</text:p>
          </table:table-cell>
          <table:table-cell office:value-type="float" office:value="0" table:style-name="ce1">
            <text:p>0</text:p>
          </table:table-cell>
          <table:table-cell table:number-columns-repeated="16382"/>
        </table:table-row>
        <table:table-row table:style-name="ro1">
          <table:table-cell office:value-type="string" table:style-name="ce4">
            <text:p>তারপর বলো বিজয়ী নারীদের থেকে শেখ হাসিনার ছবি কেন এতো বড় করে লাগানো হলো বাসে।</text:p>
          </table:table-cell>
          <table:table-cell office:value-type="float" office:value="1" table:style-name="ce1">
            <text:p>1</text:p>
          </table:table-cell>
          <table:table-cell table:number-columns-repeated="16382"/>
        </table:table-row>
        <table:table-row table:style-name="ro1">
          <table:table-cell office:value-type="string" table:style-name="ce4">
            <text:p>সাধারণ মানুষের দোকান ভেঙে ফেলা হচ্ছে। তাঁদের জীবন এখন বিপর্যস্ত। জনবিরোধী সরকার মানুষের উন্নয়নের জন্য কাজ করে না। ধর্মনগর বিজেপিকে একটাও ভোট দেবে না! dharmanagar amc municipal tripura shameonbjp novotetobjp middleclass poverty poor jumla</text:p>
          </table:table-cell>
          <table:table-cell office:value-type="float" office:value="0" table:style-name="ce1">
            <text:p>0</text:p>
          </table:table-cell>
          <table:table-cell table:number-columns-repeated="16382"/>
        </table:table-row>
        <table:table-row table:style-name="ro1">
          <table:table-cell office:value-type="string" table:style-name="ce4">
            <text:p>সুন্দর চেহারা দিয়ে কি হবে? যদি চরিত্র না থাকে..? উচ্চতর ডিগ্রী দিয়ে কি হবে? যদি অন্তরে দ্বীনের জ্ঞান না থাকে..? অঢেল সম্পদ দিয়ে কি হবে? যদি ঈমান না থাকে..? পৃথীবির সবকিছু পেলে কি হবে? যদি আল্লাহর সাথে না থাকেন</text:p>
          </table:table-cell>
          <table:table-cell office:value-type="float" office:value="0" table:style-name="ce1">
            <text:p>0</text:p>
          </table:table-cell>
          <table:table-cell table:number-columns-repeated="16382"/>
        </table:table-row>
        <table:table-row table:style-name="ro1">
          <table:table-cell office:value-type="string" table:style-name="ce4">
            <text:p>শালা ইতর</text:p>
          </table:table-cell>
          <table:table-cell office:value-type="float" office:value="0" table:style-name="ce1">
            <text:p>0</text:p>
          </table:table-cell>
          <table:table-cell table:number-columns-repeated="16382"/>
        </table:table-row>
        <table:table-row table:style-name="ro1">
          <table:table-cell office:value-type="string" table:style-name="ce4">
            <text:p>সারদার সব সুবিধা নিয়েছে মমতা বন্দ্যোপাধ্যায়। আমাকে মমতা বন্দ্যোপাধ্যায়ের সঙ্গে মুখোমুখি বসিয়ে জেরা করা হোক। এখন তো রোজ মুখোমুখি তখন মুখ বন্ধ রাখার জন্য পুলিশ ড্রাম পেটাতো। মনে পড়ে মহাপুরুষ!</text:p>
          </table:table-cell>
          <table:table-cell office:value-type="float" office:value="0" table:style-name="ce1">
            <text:p>0</text:p>
          </table:table-cell>
          <table:table-cell table:number-columns-repeated="16382"/>
        </table:table-row>
        <table:table-row table:style-name="ro1">
          <table:table-cell office:value-type="string" table:style-name="ce4">
            <text:p>সংযুক্ত আরব আমিরাতের বিপক্ষে টস হেরে ব্যাটিংয়ে নেমে শুরুটা ভালো হয়নি বাংলাদেশের। দ্বিতীয় ওভারেই সাবির আলীর বলে শূন্য রানে ফিরে গেছেন সাব্বির রহমান। তৃতীয় ওভারে... somoytv Somoynews news newsalert newsupdates Somoy Somoysports</text:p>
          </table:table-cell>
          <table:table-cell office:value-type="float" office:value="1" table:style-name="ce1">
            <text:p>1</text:p>
          </table:table-cell>
          <table:table-cell table:number-columns-repeated="16382"/>
        </table:table-row>
        <table:table-row table:style-name="ro1">
          <table:table-cell office:value-type="string" table:style-name="ce4">
            <text:p>হার্দিক পান্ডিয়া ৩০ বলে ৭১ রান করেছেন। অবশেষে রান পেয়েছেন লোকেশ রাহুলও। তিনি ৫৫ রান করেন। কিন্তু অধিনায়ক রোহিত শর্মা ও সাবেক অধিনায়ক বিরাট কোহলি আবার ব্যর্থ। রোহিত ১১ ও কোহলি দুই রান করেন। IndianCricketTeam</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 তাকরিম বিশ্বজয়ী হাফেজকে শুভেচ্ছা জানাতে গভীর রাতে হাজার হাজার মানুষের ভিড় এইভাবেই ইনশআল্লাহ বিজয় হবে ইসলামের একদিন</text:p>
          </table:table-cell>
          <table:table-cell office:value-type="float" office:value="1" table:style-name="ce1">
            <text:p>1</text:p>
          </table:table-cell>
          <table:table-cell table:number-columns-repeated="16382"/>
        </table:table-row>
        <table:table-row table:style-name="ro1">
          <table:table-cell office:value-type="string" table:style-name="ce4">
            <text:p>শত শত বেকার যুবক যুবতী পরীক্ষা দিয়ে পাশ করে চাকরি না পেয়ে চোখের জল ফেলতে ফেলতে কেউ কেউ মারা গেছে আবার কেউ পেটের টানে বাইরে রাজ্যে গিয়ে কাজ করছে । এছাড়া 2012 পর রাজ্য SSC পরীক্ষা করেনি শুধু মাত্র টাকার জন্য । ওই সব বেকার দের চোখের জল বৃথা কখনো যাবে না । শ্রী হরি ঠিক আছেন</text:p>
          </table:table-cell>
          <table:table-cell office:value-type="float" office:value="0" table:style-name="ce1">
            <text:p>0</text:p>
          </table:table-cell>
          <table:table-cell table:number-columns-repeated="16382"/>
        </table:table-row>
        <table:table-row table:style-name="ro1">
          <table:table-cell office:value-type="string" table:style-name="ce4">
            <text:p>পিসির অনুপ্রেরণায় ঘুগনি ও চপ শিল্পে বাংলা দেশের সেরা হবেই,</text:p>
          </table:table-cell>
          <table:table-cell office:value-type="float" office:value="0" table:style-name="ce1">
            <text:p>0</text:p>
          </table:table-cell>
          <table:table-cell table:number-columns-repeated="16382"/>
        </table:table-row>
        <table:table-row table:style-name="ro1">
          <table:table-cell office:value-type="string" table:style-name="ce4">
            <text:p>দুর্গাপূজায় অঞ্জলি বাংলায় হবে... খুব ভালো কথা...কিন্তু একই সাথে নামাজটা বাংলায় করার ব্যবস্থা করুন? ভোরের আযান হোক বাংলায়। বেশিরভাগ লোক তো আযানের অর্থই বুঝতে পারে না।। সংস্কৃত না হয় স্কুলে পড়ানো হয় তাই আমরা অল্প বিস্তার জানি।।</text:p>
          </table:table-cell>
          <table:table-cell office:value-type="float" office:value="0" table:style-name="ce1">
            <text:p>0</text:p>
          </table:table-cell>
          <table:table-cell table:number-columns-repeated="16382"/>
        </table:table-row>
        <table:table-row table:style-name="ro1">
          <table:table-cell office:value-type="string" table:style-name="ce4">
            <text:p>সর্বহারা পার্টির মেম্বার থেকে সমর্থক শালা কাউকে দেখেই আজ অবধি বুঝলাম না কোন এঙ্গেলে তারা সর্বহারা! এঁদের বৌ থেকে ঘোউ সবই তো আছে তবে নেইটা কী! চিন্তার বিষয়.... আমি শালা ভেবে ভেবে আধবুড়ো হয়ে গেলাম, আপনারাও ভাবুন!</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প্রিয় দিদি বাংলার প্রিয় দূর্গোৎসবের সূচনায় DurgaPuja2022 TMCS Hooghly_TMCS</text:p>
          </table:table-cell>
          <table:table-cell office:value-type="float" office:value="1" table:style-name="ce1">
            <text:p>1</text:p>
          </table:table-cell>
          <table:table-cell table:number-columns-repeated="16382"/>
        </table:table-row>
        <table:table-row table:style-name="ro1">
          <table:table-cell office:value-type="string" table:style-name="ce4">
            <text:p>দেখতে গেলে আপনাদের তেমন কোনো সমর্থকই নেই। কালো টাকা দিয়ে ভোটের আগের দিন মানুষকে কিনে নেন। তারপর ভোট শেষ তো ছুঁড়ে ফেলে দেন। গোয়াতে এতো টাকা খরচ করলে কি লাভ হলো? বিজেপির তুলনায় প্রায় ৩ গুণ টাকা খরচ করেও কিচ্ছু ছিঁড়তে পারলেন না।</text:p>
          </table:table-cell>
          <table:table-cell office:value-type="float" office:value="0" table:style-name="ce1">
            <text:p>0</text:p>
          </table:table-cell>
          <table:table-cell table:number-columns-repeated="16382"/>
        </table:table-row>
        <table:table-row table:style-name="ro1">
          <table:table-cell office:value-type="string" table:style-name="ce4">
            <text:p>BJP: পাঁচ রাজ্যে বিজেপির প্রাপ্তি বিশাল, কংগ্রেসও কম কিছু নয়, তবে খরচ হল কার কত? BJP Election fund Congress UP Uttarakhand Punjab Goa Manipur samacharplusbangla</text:p>
          </table:table-cell>
          <table:table-cell office:value-type="float" office:value="0" table:style-name="ce1">
            <text:p>0</text:p>
          </table:table-cell>
          <table:table-cell table:number-columns-repeated="16382"/>
        </table:table-row>
        <table:table-row table:style-name="ro1">
          <table:table-cell office:value-type="string" table:style-name="ce4">
            <text:p>ধৈর্যের সাথে সাহায্য প্রার্থনা কর নামাযের মাধ্যমে । অবশ্য তা যথেষ্ট কঠিন । কিন্তু সে সমস্ত বিনয়ী লোকদের পক্ষেই তা সম্ভব । — সূরা আল বাকারা, আয়াতঃ ৪৫</text:p>
          </table:table-cell>
          <table:table-cell office:value-type="float" office:value="1" table:style-name="ce1">
            <text:p>1</text:p>
          </table:table-cell>
          <table:table-cell table:number-columns-repeated="16382"/>
        </table:table-row>
        <table:table-row table:style-name="ro1">
          <table:table-cell office:value-type="string" table:style-name="ce4">
            <text:p>শেষ ওভারের রোমাঞ্চে... INDvsAUS2022 Sportsmail24</text:p>
          </table:table-cell>
          <table:table-cell office:value-type="float" office:value="1" table:style-name="ce1">
            <text:p>1</text:p>
          </table:table-cell>
          <table:table-cell table:number-columns-repeated="16382"/>
        </table:table-row>
        <table:table-row table:style-name="ro1">
          <table:table-cell office:value-type="string" table:style-name="ce4">
            <text:p>মালিক কে হেনস্তা করা অন্যায় খানকির ছেলে গুলো</text:p>
          </table:table-cell>
          <table:table-cell office:value-type="float" office:value="0" table:style-name="ce1">
            <text:p>0</text:p>
          </table:table-cell>
          <table:table-cell table:number-columns-repeated="16382"/>
        </table:table-row>
        <table:table-row table:style-name="ro1">
          <table:table-cell office:value-type="string" table:style-name="ce4">
            <text:p>তোমার সবই সুন্দর। তবুও এ'রকম ছবিতে শুধু মুখটুকুর দিকেই অনেকক্ষন ধরে তাকিয়ে থাকতে ইচ্ছে করে। আঙ্গুল দিয়ে স্পর্শ করতেও স্পর্ধা হয়না। তোমার অন্য ধরণের ছবিগুলো সাহস বাড়িয়ে দেয়। আর সেগুলো অন্যান্যদের থেকে কিছু ভিন্নও নয়। অভিনবও নয়।</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নে করছি সব নবী রাসুল দের শিক্ষা, একাডেমিক শিক্ষা, বই, সনদ, যোদধ, বিজয়, প্রেসিডেন্সি। আমরা মনে করছি সব নবী রাসুল দের পরিবারের সদস্য, সাহাবী, বন্ধু ইত্যাদি সবার শিক্ষা, একাডেমিক শিক্ষা, বই, সনদ, যোদধ, বিজয়, প্রেসিডেন্সি। আমি মনে করছি আল কোরআন, বাইবেল, তাওরাত, জাবুর ইত্যাদি।</text:p>
          </table:table-cell>
          <table:table-cell office:value-type="float" office:value="0" table:style-name="ce1">
            <text:p>0</text:p>
          </table:table-cell>
          <table:table-cell table:number-columns-repeated="16382"/>
        </table:table-row>
        <table:table-row table:style-name="ro1">
          <table:table-cell office:value-type="string" table:style-name="ce4">
            <text:p>শুভ সকাল একটি চমৎকার দিন have আছে</text:p>
          </table:table-cell>
          <table:table-cell office:value-type="float" office:value="1" table:style-name="ce1">
            <text:p>1</text:p>
          </table:table-cell>
          <table:table-cell table:number-columns-repeated="16382"/>
        </table:table-row>
        <table:table-row table:style-name="ro1">
          <table:table-cell office:value-type="string" table:style-name="ce4">
            <text:p>এসএসসির ইংরেজি পরীক্ষায় ঢাকা বোর্ডে বহিষ্কার ৩০ || শিক্ষা ডেস্কঃ  এসএসসি ও সমমান পরীক্ষার তৃতীয় দিনে সারাদেশে ৩২ হাজার ৫৯১ জন পরীক্ষার্থী অনুপস্থিত ছিল। এদের মধ্যে নয়টি সাধারণ শি... বিস্তারিত পড়ুনঃ</text:p>
          </table:table-cell>
          <table:table-cell office:value-type="float" office:value="0" table:style-name="ce1">
            <text:p>0</text:p>
          </table:table-cell>
          <table:table-cell table:number-columns-repeated="16382"/>
        </table:table-row>
        <table:table-row table:style-name="ro1">
          <table:table-cell office:value-type="string" table:style-name="ce4">
            <text:p>চমৎকার লাগছে।</text:p>
          </table:table-cell>
          <table:table-cell office:value-type="float" office:value="1" table:style-name="ce1">
            <text:p>1</text:p>
          </table:table-cell>
          <table:table-cell table:number-columns-repeated="16382"/>
        </table:table-row>
        <table:table-row table:style-name="ro1">
          <table:table-cell office:value-type="string" table:style-name="ce4">
            <text:p>বাংলায় মাথাপিছু গড়ে ৫০ হাজার ৩৩৬ টাকা ঋণ দেওয়া হয়েছে loans SmallLoan Amfin WestBengal Drishtibhongi</text:p>
          </table:table-cell>
          <table:table-cell office:value-type="float" office:value="1" table:style-name="ce1">
            <text:p>1</text:p>
          </table:table-cell>
          <table:table-cell table:number-columns-repeated="16382"/>
        </table:table-row>
        <table:table-row table:style-name="ro1">
          <table:table-cell office:value-type="string" table:style-name="ce4">
            <text:p>অভূতপূর্ব। মমতা ব্যানার্জি জিন্দাবাদ। জয় বাংলা।</text:p>
          </table:table-cell>
          <table:table-cell office:value-type="float" office:value="1" table:style-name="ce1">
            <text:p>1</text:p>
          </table:table-cell>
          <table:table-cell table:number-columns-repeated="16382"/>
        </table:table-row>
        <table:table-row table:style-name="ro1">
          <table:table-cell office:value-type="string" table:style-name="ce4">
            <text:p>আল্লাহ তা’আলা বলেন— “মুমিন তো তারা, যাদের অন্তরসমূহ কেঁপে উঠে যখন আল্লাহকে স্মরণ করা হয়। আর যখন তাদের উপর তাঁর আয়াতসমূহ পাঠ করা হয় তখন তা তাদের ঈমান বৃদ্ধি করে এবং যারা তাদের রবের উপরই ভরসা করে।’’ (সূরাঃ আল-আনফাল আয়াতঃ ০২)</text:p>
          </table:table-cell>
          <table:table-cell office:value-type="float" office:value="1" table:style-name="ce1">
            <text:p>1</text:p>
          </table:table-cell>
          <table:table-cell table:number-columns-repeated="16382"/>
        </table:table-row>
        <table:table-row table:style-name="ro1">
          <table:table-cell office:value-type="string" table:style-name="ce4">
            <text:p>আসাম ও ত্রিপুরা প্রদেশ সংগঠন সাধারণ সম্পাদক শ্রী মহাশয়, প্রদেশ বিজেপি সভাপতি শ্রী মহাশয় সহ প্রদেশ কমিটির অন্যান্য পদাধিকারীগণ, প্রদেশের সকল মোর্চার সভাপতিগণ, জেলা প্রভারি এবং জেলা সভাপতিগণ।</text:p>
          </table:table-cell>
          <table:table-cell office:value-type="float" office:value="0" table:style-name="ce1">
            <text:p>0</text:p>
          </table:table-cell>
          <table:table-cell table:number-columns-repeated="16382"/>
        </table:table-row>
        <table:table-row table:style-name="ro1">
          <table:table-cell office:value-type="string" table:style-name="ce4">
            <text:p>গতকাল বেহালা পশ্চিম 3 এরিয়া কমিটির অন্তর্গত ১২৭ /৩ নং শাখার উদ্যোগে চোর ধরো জেল ভরো ও দুর্নীতির মধ্যমণি মুখ্যমন্ত্রীর পদত্যাগ এর দাবিতে ব্যানার্জি পাড়াতে পথ সভা অনুষ্ঠিত হল।</text:p>
          </table:table-cell>
          <table:table-cell office:value-type="float" office:value="0" table:style-name="ce1">
            <text:p>0</text:p>
          </table:table-cell>
          <table:table-cell table:number-columns-repeated="16382"/>
        </table:table-row>
        <table:table-row table:style-name="ro1">
          <table:table-cell office:value-type="string" table:style-name="ce4">
            <text:p>হিজড়া মনে হয়।</text:p>
          </table:table-cell>
          <table:table-cell office:value-type="float" office:value="0" table:style-name="ce1">
            <text:p>0</text:p>
          </table:table-cell>
          <table:table-cell table:number-columns-repeated="16382"/>
        </table:table-row>
        <table:table-row table:style-name="ro1">
          <table:table-cell office:value-type="string" table:style-name="ce4">
            <text:p>যদি আজকের সময়ে শ্রীজীব ন্যায়তীর্থ, মুরারিমোহন সাংখ্যবেদান্ততীর্থ শাস্ত্রী, গৌরী শাস্ত্রী, উমাপদ কাব্য ব্যাকরণতীর্থ তাঁদের যৌবনকাল অতিবাহিত করতেন তাহলে বিনা প্রতিরোধে এই যুদ্ধে পরাজয় দেখতে হত না।</text:p>
          </table:table-cell>
          <table:table-cell office:value-type="float" office:value="0" table:style-name="ce1">
            <text:p>0</text:p>
          </table:table-cell>
          <table:table-cell table:number-columns-repeated="16382"/>
        </table:table-row>
        <table:table-row table:style-name="ro1">
          <table:table-cell office:value-type="string" table:style-name="ce4">
            <text:p>তৃতীয় দিনে পড়লো সাত দফা দাবির আন্দোলন demand protest tmc union durgapur busdepot durgapurcity</text:p>
          </table:table-cell>
          <table:table-cell office:value-type="float" office:value="0" table:style-name="ce1">
            <text:p>0</text:p>
          </table:table-cell>
          <table:table-cell table:number-columns-repeated="16382"/>
        </table:table-row>
        <table:table-row table:style-name="ro1">
          <table:table-cell office:value-type="string" table:style-name="ce4">
            <text:p>বাঙ্গালী প্রতিবাদ করতে ভুলে গেছে..</text:p>
          </table:table-cell>
          <table:table-cell office:value-type="float" office:value="0" table:style-name="ce1">
            <text:p>0</text:p>
          </table:table-cell>
          <table:table-cell table:number-columns-repeated="16382"/>
        </table:table-row>
        <table:table-row table:style-name="ro1">
          <table:table-cell office:value-type="string" table:style-name="ce4">
            <text:p>চীনে নাকি সেনা অভ্যুত্থান হয়েছে, শি জিনপিং কে গৃহবন্দী করেছে পিএলএ!</text:p>
          </table:table-cell>
          <table:table-cell office:value-type="float" office:value="0" table:style-name="ce1">
            <text:p>0</text:p>
          </table:table-cell>
          <table:table-cell table:number-columns-repeated="16382"/>
        </table:table-row>
        <table:table-row table:style-name="ro1">
          <table:table-cell office:value-type="string" table:style-name="ce4">
            <text:p>টাঙ্গাইলে কুকুড়ে কামড়ালেই বিপদ! হাসপাতালে মিলছে না জলাতঙ্কের ভ্যাকসিন</text:p>
          </table:table-cell>
          <table:table-cell office:value-type="float" office:value="0" table:style-name="ce1">
            <text:p>0</text:p>
          </table:table-cell>
          <table:table-cell table:number-columns-repeated="16382"/>
        </table:table-row>
        <table:table-row table:style-name="ro1">
          <table:table-cell office:value-type="string" table:style-name="ce4">
            <text:p>উইঘুর নির্যাতনের পরিস্থিতি তুলে ধরতে একটি ইভেন্টে অস্ট্রিয়ার সংসদ সদস্য গুডরুন কুগলারযেখানে তিনি জানিয়েছেন সিসিপির শাসনের অধীনে অন্ধকারাচ্ছন্ন হয়েছে এবং আন্তর্জাতিক মহলে ব্যাপক প্রতিবাদ ও সমালোচনা সত্ত্বেও তা ক্রমবর্ধমান হচ্ছে। BoycottChina saveuighormuslim</text:p>
          </table:table-cell>
          <table:table-cell office:value-type="float" office:value="0" table:style-name="ce1">
            <text:p>0</text:p>
          </table:table-cell>
          <table:table-cell table:number-columns-repeated="16382"/>
        </table:table-row>
        <table:table-row table:style-name="ro1">
          <table:table-cell office:value-type="string" table:style-name="ce4">
            <text:p>খুব ই দুঃখের বিষয়</text:p>
          </table:table-cell>
          <table:table-cell office:value-type="float" office:value="0" table:style-name="ce1">
            <text:p>0</text:p>
          </table:table-cell>
          <table:table-cell table:number-columns-repeated="16382"/>
        </table:table-row>
        <table:table-row table:style-name="ro1">
          <table:table-cell office:value-type="string" table:style-name="ce4">
            <text:p>নুনু টো ভুল করে এপারাই চলে আলছে উয়াকে ছেড়ে দাও</text:p>
          </table:table-cell>
          <table:table-cell office:value-type="float" office:value="0" table:style-name="ce1">
            <text:p>0</text:p>
          </table:table-cell>
          <table:table-cell table:number-columns-repeated="16382"/>
        </table:table-row>
        <table:table-row table:style-name="ro1">
          <table:table-cell office:value-type="string" table:style-name="ce4">
            <text:p>এটাকে পাতি বাংলায় নোংরামি বলে, immature সব</text:p>
          </table:table-cell>
          <table:table-cell office:value-type="float" office:value="0" table:style-name="ce1">
            <text:p>0</text:p>
          </table:table-cell>
          <table:table-cell table:number-columns-repeated="16382"/>
        </table:table-row>
        <table:table-row table:style-name="ro1">
          <table:table-cell office:value-type="string" table:style-name="ce4">
            <text:p>তোমার বাড়ির ঠিকানা দেও চলে আসি</text:p>
          </table:table-cell>
          <table:table-cell office:value-type="float" office:value="0" table:style-name="ce1">
            <text:p>0</text:p>
          </table:table-cell>
          <table:table-cell table:number-columns-repeated="16382"/>
        </table:table-row>
        <table:table-row table:style-name="ro1">
          <table:table-cell office:value-type="string" table:style-name="ce4">
            <text:p>হারের পর নিজের পদত্যাগের ঘোষণা দিতেও তাই দেরি করলেন না তিনি। ............. আহ্! এমন পদত্যাগ যদি পাপন্দা, ষাঁড় নান্নু, গদা সুজন! কাজী শালা উদ্দিন'রা করতো.! তাহলে আমরা বাংলাদেশের জনগণ ঈদের আনন্দ করতাম.!</text:p>
          </table:table-cell>
          <table:table-cell office:value-type="float" office:value="0" table:style-name="ce1">
            <text:p>0</text:p>
          </table:table-cell>
          <table:table-cell table:number-columns-repeated="16382"/>
        </table:table-row>
        <table:table-row table:style-name="ro1">
          <table:table-cell office:value-type="string" table:style-name="ce4">
            <text:p>করিতো আমরা অনেক কিছু কিন্তু মেয়ের বাপের যে ক্যাডার ছাড়া চলে না!</text:p>
          </table:table-cell>
          <table:table-cell office:value-type="float" office:value="0" table:style-name="ce1">
            <text:p>0</text:p>
          </table:table-cell>
          <table:table-cell table:number-columns-repeated="16382"/>
        </table:table-row>
        <table:table-row table:style-name="ro1">
          <table:table-cell office:value-type="string" table:style-name="ce4">
            <text:p>ইউক্রেনে নতুন করে সেনাবাহিনী মোতায়েন করার ঘোষনার পরই দেশ ছাড়ার হিড়িক পড়েছে রাশিয়া জুড়ে। আগামী এক সপ্তাহের বিমানের সব টিকেট বিক্রি শেষ। অনেকেই সড়ক পথে পাশের দেশগুলোতে চলে যাচ্ছে। ইতিমধ্যে রাশিয়ার ৫০ টি শহরে ছড়িয়ে পড়েছে বিক্ষোভ ব্যাপক আন্দোলন চলছে রাশিয়া জুড়ে।</text:p>
          </table:table-cell>
          <table:table-cell office:value-type="float" office:value="0" table:style-name="ce1">
            <text:p>0</text:p>
          </table:table-cell>
          <table:table-cell table:number-columns-repeated="16382"/>
        </table:table-row>
        <table:table-row table:style-name="ro1">
          <table:table-cell office:value-type="string" table:style-name="ce4">
            <text:p>যেভাবে অনুষ্কাকে ক্রেডিট দেন কোহলি, সেটা অজি ক্রিকেটারদের শেখা উচিত- পন্টিং</text:p>
          </table:table-cell>
          <table:table-cell office:value-type="float" office:value="1" table:style-name="ce1">
            <text:p>1</text:p>
          </table:table-cell>
          <table:table-cell table:number-columns-repeated="16382"/>
        </table:table-row>
        <table:table-row table:style-name="ro1">
          <table:table-cell office:value-type="string" table:style-name="ce4">
            <text:p>নারী সাফ চ্যাম্পিয়নশীপ শিরোপা বিজয়ী বাংলাদেশ দলকে অভিনন্দন</text:p>
          </table:table-cell>
          <table:table-cell office:value-type="float" office:value="1" table:style-name="ce1">
            <text:p>1</text:p>
          </table:table-cell>
          <table:table-cell table:number-columns-repeated="16382"/>
        </table:table-row>
        <table:table-row table:style-name="ro1">
          <table:table-cell office:value-type="string" table:style-name="ce4">
            <text:p>জয় - পরাজয় আল্লাহর হাতে। তবে বিশ্বাস রাখুন, আমরা আমাদের চেষ্ঠায় কোনো ত্রুটি রাখবো না ইনশা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লাভ জেহাদ! প্রেমিকার সঙ্গে মিলতে এসে গণধোলাই ভিন ধর্মী যুবক, সমঝে দেওয়া হল পুলিশে, উত্তেজনা কলেজ রোডে</text:p>
          </table:table-cell>
          <table:table-cell office:value-type="float" office:value="0" table:style-name="ce1">
            <text:p>0</text:p>
          </table:table-cell>
          <table:table-cell table:number-columns-repeated="16382"/>
        </table:table-row>
        <table:table-row table:style-name="ro1">
          <table:table-cell office:value-type="string" table:style-name="ce4">
            <text:p>পেট্রোল-ডিজেলের মূল্যবৃদ্ধির প্রতিবাদে কেন্দ্র সরকারের বিরুদ্ধে জগৎবল্লভপুর বিধানসভার ডোমজুর পেট্রল পাম্পে জগৎবল্লভপুর যুব তৃণমূল কংগ্রেসের বিক্ষোভ কর্মসূচি। IndiasBiggestPappuAmitShah FAM4TMC</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ঈমানদার মুসলমানরা শুধু অভিনন্দন আর অভিনন্দন দিচ্ছে কিন্তু কেন দিচ্ছে, কাকে দিচ্ছে, কী উদ্দেশ্যে দিচ্ছে তা নিয়ে হুঁশ নেই৷ কিয়ামতের দিন আল্লাহ এই অভিনন্দন এর ব্যাপারে ও হিসেব নিবেন। ছবির ক্যাপশন কি দিতে হবে? নাকি হুঁশ হারানো মুসলিমরা হুঁশ ফিরিয়ে এনে বুঝে নিবেন?</text:p>
          </table:table-cell>
          <table:table-cell office:value-type="float" office:value="0" table:style-name="ce1">
            <text:p>0</text:p>
          </table:table-cell>
          <table:table-cell table:number-columns-repeated="16382"/>
        </table:table-row>
        <table:table-row table:style-name="ro1">
          <table:table-cell office:value-type="string" table:style-name="ce4">
            <text:p>এসব খবর এখন ডাল-ভাত হয়ে গেছে। দু'দিন পর পর খবরে আসে, কিন্তু এতে ইসলামের অবমাননা হয় না, তৌহিদী জনতার উত্তেজনা হয় না, সাংবাদিকরাও দায়সারা খবর দিয়ে নেতা-অভিনেতাদের গুরুত্বহীন সংবাদে মন দেন। ভুক্তভোগীদের মনস্তাত্বিক পুনর্বাসনের কোন ব্যবস্থা নাই।</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ফেলার কোনো প্রশ্নই যেন না আসে। যা হবে ২০২৬ এর নির্বাচনে হবে। ফেলে দিলেই রাজ্যের সরকারি দল বলার সুযোগ পেয়ে যাবে, জোর করে নির্বাচিত সরকারকে ফেলে দিলো। সেই নিয়ে শাসক দল ঘনিষ্ট বুদ্ধিজীবীগুলো ও পেটোয়া মিডিয়া হাউসগুলো লাগাতার জনগণকে প্রভাবিত করার চেষ্টা করে যাবে।</text:p>
          </table:table-cell>
          <table:table-cell office:value-type="float" office:value="0" table:style-name="ce1">
            <text:p>0</text:p>
          </table:table-cell>
          <table:table-cell table:number-columns-repeated="16382"/>
        </table:table-row>
        <table:table-row table:style-name="ro1">
          <table:table-cell office:value-type="string" table:style-name="ce4">
            <text:p>এই ঘটনা টা সব কিছুর সীমা ছাড়িয়ে গেছে....মানুষের মধ্য মনুষ্যত্ব বোধ হারিয়্বয়ে গেছে, মানুষ কুকুর হয়ে গেছে আার এই সব কুকুর দের শাস্তির কোনো ব্যবস্থা নেই এই দেশে.... ব্যর্থ রাষ্ট্র-পঙ্গু প্রশাসন এর দায় বার কে নেবে??? আমি চাই হারকিউলিস আবার ফিরে আসুক বাংলায়!</text:p>
          </table:table-cell>
          <table:table-cell office:value-type="float" office:value="0" table:style-name="ce1">
            <text:p>0</text:p>
          </table:table-cell>
          <table:table-cell table:number-columns-repeated="16382"/>
        </table:table-row>
        <table:table-row table:style-name="ro1">
          <table:table-cell office:value-type="string" table:style-name="ce4">
            <text:p>শুভ সকাল একটি চমৎকার দিন have আছে</text:p>
          </table:table-cell>
          <table:table-cell office:value-type="float" office:value="1" table:style-name="ce1">
            <text:p>1</text:p>
          </table:table-cell>
          <table:table-cell table:number-columns-repeated="16382"/>
        </table:table-row>
        <table:table-row table:style-name="ro1">
          <table:table-cell office:value-type="string" table:style-name="ce4">
            <text:p>শাসক দলের বিজেপি বিরোধী পরবর্তী প্রচার :- "মহিলা কে ছুঁতে না দিয়ে বিজেপি বিভাজনের রাজনীতি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সবচেয়ে দুঃখের বিষয় এটাই যে পশ্চিমবাংলার বাবুরা পূর্ববঙ্গ থেকে বিতাড়িত হবার পরও তাদের মনে অনুশোচনার বিন্দুটিও নেই। তার বদলে ওখানে বসে বসে উপদেশ দেয় যে বাংলাদেশের হিন্দুরা নাকি এক না...আমি যেদিন বললাম তাহলে আপনারা কি এক? মুখে কুলুপ এই হচ্ছে বাঙালি হিন্দুর একটা ডুবন্ত জাহাজ</text:p>
          </table:table-cell>
          <table:table-cell office:value-type="float" office:value="0" table:style-name="ce1">
            <text:p>0</text:p>
          </table:table-cell>
          <table:table-cell table:number-columns-repeated="16382"/>
        </table:table-row>
        <table:table-row table:style-name="ro1">
          <table:table-cell office:value-type="string" table:style-name="ce4">
            <text:p>এই ভিডিওটা থেকে একটা শিক্ষা পেলাম।এরা পেশায় বেশ্যা কিন্তু এরাও যথাযথ ভাবে নিজেদের শরীর ঢেকে রেখেছে। কোন পতিতাই উলঙ্গ বা অর্ধউলঙ্গা নেই।তাহলে বিশ্ববিদ্যালয়ে পড়া মেয়েরা যারা পোষাকের অধীকার নিয়ে মাঠে নেমেছে তারা কি এদের চেয়েও নিচু জাতের?</text:p>
          </table:table-cell>
          <table:table-cell office:value-type="float" office:value="0" table:style-name="ce1">
            <text:p>0</text:p>
          </table:table-cell>
          <table:table-cell table:number-columns-repeated="16382"/>
        </table:table-row>
        <table:table-row table:style-name="ro1">
          <table:table-cell office:value-type="string" table:style-name="ce4">
            <text:p>সাংবাদিক দম্পতি সাগর সরওয়ার ও মেহেরুন রুনি হত্যা মামলার তদন্ত প্রতিবেদন জমা দেওয়ার তারিখ আবারও পিছিয়েছে। এ নিয়ে মামলার তদন্ত কর্মকর্তা তদন্ত শেষ করার জন্য এখন পর্যন্ত ৯২ বার তারিখ নিলেন। Bangladesh</text:p>
          </table:table-cell>
          <table:table-cell office:value-type="float" office:value="0" table:style-name="ce1">
            <text:p>0</text:p>
          </table:table-cell>
          <table:table-cell table:number-columns-repeated="16382"/>
        </table:table-row>
        <table:table-row table:style-name="ro1">
          <table:table-cell office:value-type="string" table:style-name="ce4">
            <text:p>শোয়েব আখতার আগেও একবার বলেছেন বিষয়টি নিয়ে। সাবেক গতি তারকা কথাটা আবারও বিরাট কোহলির... ajkerpatrika</text:p>
          </table:table-cell>
          <table:table-cell office:value-type="float" office:value="1" table:style-name="ce1">
            <text:p>1</text:p>
          </table:table-cell>
          <table:table-cell table:number-columns-repeated="16382"/>
        </table:table-row>
        <table:table-row table:style-name="ro1">
          <table:table-cell office:value-type="string" table:style-name="ce4">
            <text:p>যে চক্ষু আল্লাহর ভয়ে কাঁদে, সে চক্ষুকে জাহান্নামের আগুন স্পর্শ করবেনা । তিরমিযী- ১৬৩৯</text:p>
          </table:table-cell>
          <table:table-cell office:value-type="float" office:value="1" table:style-name="ce1">
            <text:p>1</text:p>
          </table:table-cell>
          <table:table-cell table:number-columns-repeated="16382"/>
        </table:table-row>
        <table:table-row table:style-name="ro1">
          <table:table-cell office:value-type="string" table:style-name="ce4">
            <text:p>চেহারা,আর শরীর দেখিয়ে টাকা কামাও বেশ্যা</text:p>
          </table:table-cell>
          <table:table-cell office:value-type="float" office:value="0" table:style-name="ce1">
            <text:p>0</text:p>
          </table:table-cell>
          <table:table-cell table:number-columns-repeated="16382"/>
        </table:table-row>
        <table:table-row table:style-name="ro1">
          <table:table-cell office:value-type="string" table:style-name="ce4">
            <text:p>আশাবাদী মানুষ কখনও নিজেকে হারিয়ে ফেলে না।</text:p>
          </table:table-cell>
          <table:table-cell office:value-type="float" office:value="1" table:style-name="ce1">
            <text:p>1</text:p>
          </table:table-cell>
          <table:table-cell table:number-columns-repeated="16382"/>
        </table:table-row>
        <table:table-row table:style-name="ro1">
          <table:table-cell office:value-type="string" table:style-name="ce4">
            <text:p>যত ঢপবাজি। বিজেপি ধর্মের নামে বজ্জাতি করছে আর এখন পিতৃপক্ষের ধুয়ো তুলেছে।</text:p>
          </table:table-cell>
          <table:table-cell office:value-type="float" office:value="0" table:style-name="ce1">
            <text:p>0</text:p>
          </table:table-cell>
          <table:table-cell table:number-columns-repeated="16382"/>
        </table:table-row>
        <table:table-row table:style-name="ro1">
          <table:table-cell office:value-type="string" table:style-name="ce4">
            <text:p>খানকির পোলা তোকে জবাই করে কুকুর দিয়ে খাওয়ানো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কেনো চুরি করতে সমস্যা হচ্ছে? ছানা চোর</text:p>
          </table:table-cell>
          <table:table-cell office:value-type="float" office:value="0" table:style-name="ce1">
            <text:p>0</text:p>
          </table:table-cell>
          <table:table-cell table:number-columns-repeated="16382"/>
        </table:table-row>
        <table:table-row table:style-name="ro1">
          <table:table-cell office:value-type="string" table:style-name="ce4">
            <text:p>তুইতো কুত্তার জন্মের শালা জারজ</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একা থাকতে ভয় পায় না, ভয় তখনই পায় প্রচুর ভালোবাসা পাওয়ার পর যদি সেই মানুষটা একা হয়ে যায়!!</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 জাতিসংঘের মূল্যায়ন প্রতিবেদনে জননেত্রী শেখ হাসিনা বিশ্বের ২য় সেরা প্রধানমন্ত্রী। বাংলাদেশের গর্বিত নাগরিক হিসেবে আমাদের মূল্যায়ন তিনি বিশ্বের সেরা প্রধানমন্ত্রী।</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অনেক ধন্যবাদ টুইটার এই আমি এই প্রথম কলব বিষয়ে কাউকে কিছু লিখতে দেখলাম,।</text:p>
          </table:table-cell>
          <table:table-cell office:value-type="float" office:value="1" table:style-name="ce1">
            <text:p>1</text:p>
          </table:table-cell>
          <table:table-cell table:number-columns-repeated="16382"/>
        </table:table-row>
        <table:table-row table:style-name="ro1">
          <table:table-cell office:value-type="string" table:style-name="ce4">
            <text:p>দীর্ঘ অপেক্ষার অবসান পূজোর দশদিন আগে বাংলার মুখ্যমন্ত্রী টালা ব্রিজ উদ্বোধন করলেন ভাঙা নয় গড়া গড়তে যদি শিখতে হয় জানতে হয় তাহলে মমতা ব্যানার্জী কে দেখে শিখতে হবে। FAM4TMC</text:p>
          </table:table-cell>
          <table:table-cell office:value-type="float" office:value="0" table:style-name="ce1">
            <text:p>0</text:p>
          </table:table-cell>
          <table:table-cell table:number-columns-repeated="16382"/>
        </table:table-row>
        <table:table-row table:style-name="ro1">
          <table:table-cell office:value-type="string" table:style-name="ce4">
            <text:p>নতুন শিক্ষানীতি শিক্ষার পাশাপাশি খেলাধুলা ও দক্ষতা উন্নয়নের জন্য একটি মাইলফলক হিসেবে প্রমাণিত হবে - জলন্ধরের দোয়াবা কলেজের ৬৫ তম সমাবর্তন অনুষ্ঠনে- শ্রী অনুরাগ ঠাকুর</text:p>
          </table:table-cell>
          <table:table-cell office:value-type="float" office:value="1" table:style-name="ce1">
            <text:p>1</text:p>
          </table:table-cell>
          <table:table-cell table:number-columns-repeated="16382"/>
        </table:table-row>
        <table:table-row table:style-name="ro1">
          <table:table-cell office:value-type="string" table:style-name="ce4">
            <text:p>পুলিশলীগের সাথে আওয়ামীলীগের গুন্ডা বাহিনী মিলে বিএনপির শান্তিপূর্ণ সমাবেশে হামলা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সাধারণ মানুষের প্রাণ নিয়েছে সেনাবাহিনী নোংরামি কবে বন্ধ হবে</text:p>
          </table:table-cell>
          <table:table-cell office:value-type="float" office:value="0" table:style-name="ce1">
            <text:p>0</text:p>
          </table:table-cell>
          <table:table-cell table:number-columns-repeated="16382"/>
        </table:table-row>
        <table:table-row table:style-name="ro1">
          <table:table-cell office:value-type="string" table:style-name="ce4">
            <text:p>*ইতিহাস সাক্ষী অত্যাচার আর দমন নীতি প্রয়োগ করে কখনো প্রতিবাদী আন্দোলন আটকানো যায়নি,!!*</text:p>
          </table:table-cell>
          <table:table-cell office:value-type="float" office:value="0" table:style-name="ce1">
            <text:p>0</text:p>
          </table:table-cell>
          <table:table-cell table:number-columns-repeated="16382"/>
        </table:table-row>
        <table:table-row table:style-name="ro1">
          <table:table-cell office:value-type="string" table:style-name="ce4">
            <text:p>লক্ষীর ভান্ডার প্রকল্প বাংলার প্রান্তিক পরিবারগুলিতে বিশেষ করে এই দুর্গাপূজার সময় যে বদল এনেছে তা সত্যিই অনস্বীকার্য। IndiaWantsMamataDi</text:p>
          </table:table-cell>
          <table:table-cell office:value-type="float" office:value="1" table:style-name="ce1">
            <text:p>1</text:p>
          </table:table-cell>
          <table:table-cell table:number-columns-repeated="16382"/>
        </table:table-row>
        <table:table-row table:style-name="ro1">
          <table:table-cell office:value-type="string" table:style-name="ce4">
            <text:p>শুভ জন্মদিন স্যার, সবুজ অভিনন্দন ও ভালোবাসা। TMCPCYBERCELL PurbaMedinipurTMCP RamnagarCollegeTMCP</text:p>
          </table:table-cell>
          <table:table-cell office:value-type="float" office:value="1" table:style-name="ce1">
            <text:p>1</text:p>
          </table:table-cell>
          <table:table-cell table:number-columns-repeated="16382"/>
        </table:table-row>
        <table:table-row table:style-name="ro1">
          <table:table-cell office:value-type="string" table:style-name="ce4">
            <text:p>কিন্তু টাকলা বর্গীটা যে বলেছিল বাংলায় নাকি দুর্গাপূজাটা হয়ই না তো এই সময়তে উনি আসবেন কার ড্যাশ মারতে ?</text:p>
          </table:table-cell>
          <table:table-cell office:value-type="float" office:value="0" table:style-name="ce1">
            <text:p>0</text:p>
          </table:table-cell>
          <table:table-cell table:number-columns-repeated="16382"/>
        </table:table-row>
        <table:table-row table:style-name="ro1">
          <table:table-cell office:value-type="string" table:style-name="ce4">
            <text:p>পটুয়াখালীতে ( SEIP) এর দক্ষতা উন্নয়ন প্রশিক্ষন'র কর্মসূচী | sadhinbangl... via</text:p>
          </table:table-cell>
          <table:table-cell office:value-type="float" office:value="0" table:style-name="ce1">
            <text:p>0</text:p>
          </table:table-cell>
          <table:table-cell table:number-columns-repeated="16382"/>
        </table:table-row>
        <table:table-row table:style-name="ro1">
          <table:table-cell office:value-type="string" table:style-name="ce4">
            <text:p>মুখ্যমন্ত্রীর অনুপেরণায় শিল্পে এগিয়ে বাংলায় পুজোয় এবার বেকার ছেলেমেয়েদের দিনগুলি যেভাবে কাটাবে ছবিটি সংগৃহীত</text:p>
          </table:table-cell>
          <table:table-cell office:value-type="float" office:value="0" table:style-name="ce1">
            <text:p>0</text:p>
          </table:table-cell>
          <table:table-cell table:number-columns-repeated="16382"/>
        </table:table-row>
        <table:table-row table:style-name="ro1">
          <table:table-cell office:value-type="string" table:style-name="ce4">
            <text:p>༅༎•༅༎• ༅༎•ভুল বুঝে ছেড়ে যাওয়ার নাম হলো অজুহাত༊ আর ভুলগুলো মানিয়ে নিয়ে আঁকড়ে ধরে রাখার নাম༎ হলো ভালোবাসা༅༎• ༅༎•Mood off PreM༅༎•</text:p>
          </table:table-cell>
          <table:table-cell office:value-type="float" office:value="1" table:style-name="ce1">
            <text:p>1</text:p>
          </table:table-cell>
          <table:table-cell table:number-columns-repeated="16382"/>
        </table:table-row>
        <table:table-row table:style-name="ro1">
          <table:table-cell office:value-type="string" table:style-name="ce4">
            <text:p>খুবই দুঃখের। পশ্চিমবঙ্গ সরকারের শিক্ষা দপ্তর অবিলম্বে মেধা তালিকাভূক্ত প্রার্থীদের চাকুরির ব্যবস্থা করা উচিৎ বলে ম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স্বামী বিবেকানন্দের চিন্তনে জাত "উদ্বোধন " পত্রিকা আজ ১২৪ বছরে। প্রকাশিত হলো সেই উদ্বোধন - এর শারদীয়া সংখ্যা ১৪২৯। আধুনিক ভারতের মনন ও প্রাচীন ভারতের দর্শনের যুগ্ম মিলনে সমৃদ্ধ এই পত্রিকার সাহিত্যরস। magazine Editorial</text:p>
          </table:table-cell>
          <table:table-cell office:value-type="float" office:value="1" table:style-name="ce1">
            <text:p>1</text:p>
          </table:table-cell>
          <table:table-cell table:number-columns-repeated="16382"/>
        </table:table-row>
        <table:table-row table:style-name="ro1">
          <table:table-cell office:value-type="string" table:style-name="ce4">
            <text:p>ভারতীয় ক্রিকেটের 'দৈত্য' এমএস ধোনি-বিরাট কোহলি, গৌতম গম্ভীরের বিস্ফোরক মন্তব্য, কিন্তু কারণটা কী GautamGambhir MSDhoni ViratKohli Cricket</text:p>
          </table:table-cell>
          <table:table-cell office:value-type="float" office:value="1" table:style-name="ce1">
            <text:p>1</text:p>
          </table:table-cell>
          <table:table-cell table:number-columns-repeated="16382"/>
        </table:table-row>
        <table:table-row table:style-name="ro1">
          <table:table-cell office:value-type="string" table:style-name="ce4">
            <text:p>লাল লাল লাল হটাও। সিপিএম বাংলা থেকে দূর হও। বাংলার মানুষ আর ভুল করবে না।</text:p>
          </table:table-cell>
          <table:table-cell office:value-type="float" office:value="0" table:style-name="ce1">
            <text:p>0</text:p>
          </table:table-cell>
          <table:table-cell table:number-columns-repeated="16382"/>
        </table:table-row>
        <table:table-row table:style-name="ro1">
          <table:table-cell office:value-type="string" table:style-name="ce4">
            <text:p>সৌদি আরবে কোরআন প্রতিযোগিতায় ১১১ দেশের মধ্যে তৃতীয় স্থান অধিকার বাংলার সোনার ছেলে।</text:p>
          </table:table-cell>
          <table:table-cell office:value-type="float" office:value="1" table:style-name="ce1">
            <text:p>1</text:p>
          </table:table-cell>
          <table:table-cell table:number-columns-repeated="16382"/>
        </table:table-row>
        <table:table-row table:style-name="ro1">
          <table:table-cell office:value-type="string" table:style-name="ce4">
            <text:p>আইনুদ্দীন আল আজাদ রহ. বলেছিলেন: কী হবে ছাত্র সেজে চুমু খেয়ে সনদখানা? যদি হয় বিদ্যালয়টা পতিতাদের আড্ডাখানা!</text:p>
          </table:table-cell>
          <table:table-cell office:value-type="float" office:value="0" table:style-name="ce1">
            <text:p>0</text:p>
          </table:table-cell>
          <table:table-cell table:number-columns-repeated="16382"/>
        </table:table-row>
        <table:table-row table:style-name="ro1">
          <table:table-cell office:value-type="string" table:style-name="ce4">
            <text:p>এতো resourceful হয়েও, এতো উচ্চশিক্ষিত হয়েও, ট্যুইটারে follower নেই…সতীর্থদের সমর্থন নেই…একটা সমর্থক নেটওয়ার্ক তৈরি করার মুরোদ নেই… জ্বালা টা বুঝি! সারাদিন ওই ট্যুইটারে গ্রুপ বানিয়ে একটা মফস্বলের ছেলে ও তার ১ বছরের কমিউনিটিকে নিয়ে সমালোচনা ও খিল্লি করা ছাড়া কিছু কাজ নেই?</text:p>
          </table:table-cell>
          <table:table-cell office:value-type="float" office:value="0" table:style-name="ce1">
            <text:p>0</text:p>
          </table:table-cell>
          <table:table-cell table:number-columns-repeated="16382"/>
        </table:table-row>
        <table:table-row table:style-name="ro1">
          <table:table-cell office:value-type="string" table:style-name="ce4">
            <text:p>⊰⊱ সব দুঃখের মূল এই দুনিয়ার প্রতি অত্যাধিক আকর্ষণ।- ---------হযরত আলী (রাঃ)</text:p>
          </table:table-cell>
          <table:table-cell office:value-type="float" office:value="1" table:style-name="ce1">
            <text:p>1</text:p>
          </table:table-cell>
          <table:table-cell table:number-columns-repeated="16382"/>
        </table:table-row>
        <table:table-row table:style-name="ro1">
          <table:table-cell office:value-type="string" table:style-name="ce4">
            <text:p>বিঘার পর বিঘা জমিতে সর্ষের বীজ ছড়িয়ে কাশফুল ফোঁটাতে কেবলমাত্র ওনিই পারেন সবই অনুপ্রেরণা</text:p>
          </table:table-cell>
          <table:table-cell office:value-type="float" office:value="1" table:style-name="ce1">
            <text:p>1</text:p>
          </table:table-cell>
          <table:table-cell table:number-columns-repeated="16382"/>
        </table:table-row>
        <table:table-row table:style-name="ro1">
          <table:table-cell office:value-type="string" table:style-name="ce4">
            <text:p>ওম শান্তি</text:p>
          </table:table-cell>
          <table:table-cell office:value-type="float" office:value="1" table:style-name="ce1">
            <text:p>1</text:p>
          </table:table-cell>
          <table:table-cell table:number-columns-repeated="16382"/>
        </table:table-row>
        <table:table-row table:style-name="ro1">
          <table:table-cell office:value-type="string" table:style-name="ce4">
            <text:p>. আল্লাহর জন্য হেরে যান, সবদিকে জিতে যাবেন ইনশাআল্লাহ। .</text:p>
          </table:table-cell>
          <table:table-cell office:value-type="float" office:value="1" table:style-name="ce1">
            <text:p>1</text:p>
          </table:table-cell>
          <table:table-cell table:number-columns-repeated="16382"/>
        </table:table-row>
        <table:table-row table:style-name="ro1">
          <table:table-cell office:value-type="string" table:style-name="ce4">
            <text:p>নারীরা অদম্য সাহস এবং নেতৃত্বের দক্ষতা দেখাচ্ছে : প্রধানমন্ত্রী</text:p>
          </table:table-cell>
          <table:table-cell office:value-type="float" office:value="1" table:style-name="ce1">
            <text:p>1</text:p>
          </table:table-cell>
          <table:table-cell table:number-columns-repeated="16382"/>
        </table:table-row>
        <table:table-row table:style-name="ro1">
          <table:table-cell office:value-type="string" table:style-name="ce4">
            <text:p>ছাগলের হোক বা কুত্তার,বাচ্চা বাচ্চাই। কিন্তু তোর মুখের ভাযা দেখে মনে হচ্ছে তুই একটা origtnal কুত্তাচোদা খানকির ছেলে। শালা বাপেরও বাপ আছেরে।</text:p>
          </table:table-cell>
          <table:table-cell office:value-type="float" office:value="0" table:style-name="ce1">
            <text:p>0</text:p>
          </table:table-cell>
          <table:table-cell table:number-columns-repeated="16382"/>
        </table:table-row>
        <table:table-row table:style-name="ro1">
          <table:table-cell office:value-type="string" table:style-name="ce4">
            <text:p>মুন্সিগঞ্জে বিএনপির শান্তিপূর্ণ কর্মসূচিতে পুলিশের গুলিবর্ষণে গুরুতর আহত যুবদল নেতা শাওন এর মৃত্যুতে আমি গভীরভাবে শোকাহত। দলের জন্য তার এই মর্মান্তিক মৃত্যু নেতাকর্মীদের মনে চিরস্মরণীয় ও অনুপ্রেরণা হয়ে থাকবে। জনাব তারেক_রহমান ভারপ্রাপ্ত চেয়ারম্যান, বিএনপি। TariqueRahman</text:p>
          </table:table-cell>
          <table:table-cell office:value-type="float" office:value="0" table:style-name="ce1">
            <text:p>0</text:p>
          </table:table-cell>
          <table:table-cell table:number-columns-repeated="16382"/>
        </table:table-row>
        <table:table-row table:style-name="ro1">
          <table:table-cell office:value-type="string" table:style-name="ce4">
            <text:p>ভারতের পরিকল্পনায় বিরাট বোলারদের দৌড়ে! টি ২০ আন্তর্জাতিকে কোহলি কাদের আউট করেছেন? viratkohli indiavsaustralia bowlerkohli</text:p>
          </table:table-cell>
          <table:table-cell office:value-type="float" office:value="1" table:style-name="ce1">
            <text:p>1</text:p>
          </table:table-cell>
          <table:table-cell table:number-columns-repeated="16382"/>
        </table:table-row>
        <table:table-row table:style-name="ro1">
          <table:table-cell office:value-type="string" table:style-name="ce4">
            <text:p>স্টেজ ছোট, ক্ষতি নেই জমায়েত তো বড়ো সকাল থেকে পুলিশের, প্রশাসনের, সরকারি দলের রক্তচক্ষু ছিল। সবকিছুকে ফুৎকারে উড়িয়ে লালমাটির বাঁকুড়ায় লাল পতাকার সুনামি।</text:p>
          </table:table-cell>
          <table:table-cell office:value-type="float" office:value="0" table:style-name="ce1">
            <text:p>0</text:p>
          </table:table-cell>
          <table:table-cell table:number-columns-repeated="16382"/>
        </table:table-row>
        <table:table-row table:style-name="ro1">
          <table:table-cell office:value-type="string" table:style-name="ce4">
            <text:p>প্রয়াত কৌতুক অভিনেতা রাজু শ্রীবাস্তব, মাত্র ৫৮ বছর বয়সে না ফেরার দেশে চলে গেলেন কৌতুক অভিনেতা রাজুশ্রীবাস্তব ওনার মৃত্যুতে আমরা গভীর ভাবে শোকাহত, NationalLeaderMamataDidi সোশ্যাল মিডিয়া কমিউনিটির তরফ থেকে ওনার পরিবার পরিজনদের প্রতি জানাই সমবেদনা!!</text:p>
          </table:table-cell>
          <table:table-cell office:value-type="float" office:value="1" table:style-name="ce1">
            <text:p>1</text:p>
          </table:table-cell>
          <table:table-cell table:number-columns-repeated="16382"/>
        </table:table-row>
        <table:table-row table:style-name="ro1">
          <table:table-cell office:value-type="string" table:style-name="ce4">
            <text:p>অধিকারী বাবুর ছোট ছেলে অনেকদিন আগেই বলেছিল "আমার মেজো দাদাটা বড় পাগল হয়েছে যখন-তখন বাবা কেও সে গালি দিয়েছে" যে তার নিজের বাবাকে সম্মান করে না আর যে জানে না তার বাবা কোন দলের সে অন্যের বাবার সম্বন্ধে মন্তব্য করার সাহস পায় কি করে? MentalMirzafar</text:p>
          </table:table-cell>
          <table:table-cell office:value-type="float" office:value="0" table:style-name="ce1">
            <text:p>0</text:p>
          </table:table-cell>
          <table:table-cell table:number-columns-repeated="16382"/>
        </table:table-row>
        <table:table-row table:style-name="ro1">
          <table:table-cell office:value-type="string" table:style-name="ce4">
            <text:p>SSC দুর্নীতি নিয়ে ফের পার্থকে নিশানা করলেন কুণাল ঘোষ</text:p>
          </table:table-cell>
          <table:table-cell office:value-type="float" office:value="0" table:style-name="ce1">
            <text:p>0</text:p>
          </table:table-cell>
          <table:table-cell table:number-columns-repeated="16382"/>
        </table:table-row>
        <table:table-row table:style-name="ro1">
          <table:table-cell office:value-type="string" table:style-name="ce4">
            <text:p>বেলাগাম 'দুর্নীতি', পর্ব ৬০ | তথ্য চেপে 'দুর্নীতি' | CN Live | 22.09.2022 - ডেঙ্গির তথ্য গোপনের অভিযোগ বিরোধীদের। কোভিডের...</text:p>
          </table:table-cell>
          <table:table-cell office:value-type="float" office:value="0" table:style-name="ce1">
            <text:p>0</text:p>
          </table:table-cell>
          <table:table-cell table:number-columns-repeated="16382"/>
        </table:table-row>
        <table:table-row table:style-name="ro1">
          <table:table-cell office:value-type="string" table:style-name="ce4">
            <text:p>কেউ কারো'তে বিশ্বাস'ই নয়। কেননা ,আছি/থাকবো বলা মানুষ'টা এক সময় বদলে যায়। হুঠ করেই চলে যায় ,দূর থেকে দূরে। তবুও , কোথাও থেকে যায় তার মায়া।</text:p>
          </table:table-cell>
          <table:table-cell office:value-type="float" office:value="0" table:style-name="ce1">
            <text:p>0</text:p>
          </table:table-cell>
          <table:table-cell table:number-columns-repeated="16382"/>
        </table:table-row>
        <table:table-row table:style-name="ro1">
          <table:table-cell office:value-type="string" table:style-name="ce4">
            <text:p>‌যে আল্লাহর প‌থে চ‌লে আল্লাহ্ তা‌কে পরীক্ষা ক‌রেন দুঃখ ক্লেস রোগ শোক দ্বারা</text:p>
          </table:table-cell>
          <table:table-cell office:value-type="float" office:value="1" table:style-name="ce1">
            <text:p>1</text:p>
          </table:table-cell>
          <table:table-cell table:number-columns-repeated="16382"/>
        </table:table-row>
        <table:table-row table:style-name="ro1">
          <table:table-cell office:value-type="string" table:style-name="ce4">
            <text:p>"মোদী জী'র ডাবল ইঞ্জিন, ত্রিপুরার শিক্ষা ব্যবস্থা দেখল সুদিন।</text:p>
          </table:table-cell>
          <table:table-cell office:value-type="float" office:value="0" table:style-name="ce1">
            <text:p>0</text:p>
          </table:table-cell>
          <table:table-cell table:number-columns-repeated="16382"/>
        </table:table-row>
        <table:table-row table:style-name="ro1">
          <table:table-cell office:value-type="string" table:style-name="ce4">
            <text:p>দুঃখরা ঠাঁই নেয় মানুষের মনে দুঃখীরা দুঃখ লুকায় চোখের কোণে!</text:p>
          </table:table-cell>
          <table:table-cell office:value-type="float" office:value="0" table:style-name="ce1">
            <text:p>0</text:p>
          </table:table-cell>
          <table:table-cell table:number-columns-repeated="16382"/>
        </table:table-row>
        <table:table-row table:style-name="ro1">
          <table:table-cell office:value-type="string" table:style-name="ce4">
            <text:p>অসুরের জাত "হ" কে "হ" "ন" কে "ন"</text:p>
          </table:table-cell>
          <table:table-cell office:value-type="float" office:value="1" table:style-name="ce1">
            <text:p>1</text:p>
          </table:table-cell>
          <table:table-cell table:number-columns-repeated="16382"/>
        </table:table-row>
        <table:table-row table:style-name="ro1">
          <table:table-cell office:value-type="string" table:style-name="ce4">
            <text:p>তিনি সবকিছুর ঊর্ধে উঠে কঠিন পরিস্থিতির মধ্যে থেকেও শিক্ষা ও যোগ্যতা অর্জন কেই গুরুত্ব দিয়েছিলেন তাই আজ গোটা ভারতবর্ষের মানুষ ডক্টর কালাম স্যারকে সফলতার উদাহরণ হিসেবে দেখেন। StopCasteReservation</text:p>
          </table:table-cell>
          <table:table-cell office:value-type="float" office:value="1" table:style-name="ce1">
            <text:p>1</text:p>
          </table:table-cell>
          <table:table-cell table:number-columns-repeated="16382"/>
        </table:table-row>
        <table:table-row table:style-name="ro1">
          <table:table-cell office:value-type="string" table:style-name="ce4">
            <text:p>shale ahmed takrim আমাদের টাঙ্গাইল জেলার নাগরপুর থানার কৃতি সন্তান পুরো বাংলাদেশের গর্ব।</text:p>
          </table:table-cell>
          <table:table-cell office:value-type="float" office:value="1" table:style-name="ce1">
            <text:p>1</text:p>
          </table:table-cell>
          <table:table-cell table:number-columns-repeated="16382"/>
        </table:table-row>
        <table:table-row table:style-name="ro1">
          <table:table-cell office:value-type="string" table:style-name="ce4">
            <text:p>ইয়া আল্লাহ, আমার মৃত্যু তখনই আমার কাছে পৌঁছান যখন আপনি আমার গুনাহ মাফ করে দেন এবং আপনি এবং আপনার প্রিয়জনরা আমার প্রতি সন্তুষ্ট হন।</text:p>
          </table:table-cell>
          <table:table-cell office:value-type="float" office:value="1" table:style-name="ce1">
            <text:p>1</text:p>
          </table:table-cell>
          <table:table-cell table:number-columns-repeated="16382"/>
        </table:table-row>
        <table:table-row table:style-name="ro1">
          <table:table-cell office:value-type="string" table:style-name="ce4">
            <text:p>হাফপ্যান্ট পড়ে হাজার হাজার মানুষের সামনে তুমি মেয়ে হয়ে ফুটবল খেল,ভালো কথা, তুমি মেয়ে, মায়ের জাত,বুক টান করে খেল ভালো কথা,বিয়ে হবে ভালো পরিবারে এটাও ভালো কথা! একবার ভেবে দেখ,তোমার সামনে আখেরাত আছে,তখন তুমি কি করবে? সঠিক বুঝ দান করে ঘরের মেয়ে ঘরে ফিরে যাও। এটা ইসলাম ধর্ম!</text:p>
          </table:table-cell>
          <table:table-cell office:value-type="float" office:value="0" table:style-name="ce1">
            <text:p>0</text:p>
          </table:table-cell>
          <table:table-cell table:number-columns-repeated="16382"/>
        </table:table-row>
        <table:table-row table:style-name="ro1">
          <table:table-cell office:value-type="string" table:style-name="ce4">
            <text:p>মাননীয়া মুখ্যমন্ত্রী মমতা বন্দ্যোপাধ্যায়ের অনুপ্রেরণায় দুর্গাপুজো উপলক্ষে মঙ্গলকোট বিধানসভার বিধায়ক অপূর্ব চৌধুরী মহাশয় ওনার বিধায়ক তহবিল ও নিজের দুইমাস ভাতার টাকা থেকে মঙ্গলকোট বিধানসভার সকল অঞ্চল সভাপতিদের মাধ্যমে দুস্থ পরিবারদের জন্য বস্তু পাঠালেন।</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গর্বিত গর্বের বাংলা আজ বিশ্ব বাংলা । মুখ্যমন্ত্রী মমতা বন্দ্যোপাধ্যায়ের অনুপ্রেরণায় হাসনাবাদ থানার উদ্যোগে হাসনাবাদ থানার অধীন সকল পূজো কমিটির হাতে দুর্গাপূজা উপলক্ষে সরকারি অনুদান স্বরূপ চেক প্রদান অনুষ্ঠানের কিছু মুহুর্ত ।</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যেহেতু সাহায্য করে নি তাহলে ওই দুই লাখের দেড় লাখ পুলিশই খাইছে।</text:p>
          </table:table-cell>
          <table:table-cell office:value-type="float" office:value="0" table:style-name="ce1">
            <text:p>0</text:p>
          </table:table-cell>
          <table:table-cell table:number-columns-repeated="16382"/>
        </table:table-row>
        <table:table-row table:style-name="ro1">
          <table:table-cell office:value-type="string" table:style-name="ce4">
            <text:p>সারা পৃথিবী জুড়েই মন্দির তৈরি হবে</text:p>
          </table:table-cell>
          <table:table-cell office:value-type="float" office:value="1" table:style-name="ce1">
            <text:p>1</text:p>
          </table:table-cell>
          <table:table-cell table:number-columns-repeated="16382"/>
        </table:table-row>
        <table:table-row table:style-name="ro1">
          <table:table-cell office:value-type="string" table:style-name="ce4">
            <text:p>খুবই মর্মান্তিক ও দুঃখজনক ব্যাপার ভালো কোন মানুষ ওই বাচ্চার দায়িত্ব নিতে পারে</text:p>
          </table:table-cell>
          <table:table-cell office:value-type="float" office:value="1" table:style-name="ce1">
            <text:p>1</text:p>
          </table:table-cell>
          <table:table-cell table:number-columns-repeated="16382"/>
        </table:table-row>
        <table:table-row table:style-name="ro1">
          <table:table-cell office:value-type="string" table:style-name="ce4">
            <text:p>সাব্বাস বেটা । আমাদের সেই ছোট্ট অরিত্র আজকে এতো সুন্দর এতো বুঝদার কথা বলতে শিখেছে । আর বুড়ো গুলো এতোদিন রাজনীতি করে অথচ অপদার্থের মত কথা বলে । ওনাদের জ্ঞানের খুব অভাব । আমার মনে হয় ছোট বেলায় বাবা মায়ের সুশিক্ষার অভাব ছিল । বেশ কয়েকজন আছে তাদের নাম আমি উল্লেখ করলাম না । তুমি বাবা এইভাবে চালিয়ে যাও আমরা তোমার সঙ্গে আছি ।</text:p>
          </table:table-cell>
          <table:table-cell office:value-type="float" office:value="1" table:style-name="ce1">
            <text:p>1</text:p>
          </table:table-cell>
          <table:table-cell table:number-columns-repeated="16382"/>
        </table:table-row>
        <table:table-row table:style-name="ro1">
          <table:table-cell office:value-type="string" table:style-name="ce4">
            <text:p>বিচার নাই তারপর ও,, এই দেশের ভবিষ্যৎ খুব খারাপ সামনে ,,,</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দের দেশ থেকে বের করে দেওয়া হোক</text:p>
          </table:table-cell>
          <table:table-cell office:value-type="float" office:value="0" table:style-name="ce1">
            <text:p>0</text:p>
          </table:table-cell>
          <table:table-cell table:number-columns-repeated="16382"/>
        </table:table-row>
        <table:table-row table:style-name="ro1">
          <table:table-cell office:value-type="string" table:style-name="ce1">
            <text:p>বাংলাদেশ সেনাবাহিনী দিয়ে এই জঞ্জাল সাফ করতে হবে। এটাই আমাদের প্রশাসন।।।।</text:p>
          </table:table-cell>
          <table:table-cell office:value-type="float" office:value="0" table:style-name="ce1">
            <text:p>0</text:p>
          </table:table-cell>
          <table:table-cell table:number-columns-repeated="16382"/>
        </table:table-row>
        <table:table-row table:style-name="ro1">
          <table:table-cell office:value-type="string" table:style-name="ce4">
            <text:p>সেখ হাসিনা সংবাদ সম্মেলনে বলেছেন ছাত্র রাজনিতি বন্ধ হবেনা।</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ধর্ম ইসলাম তদের ধর্মের মতো বানানো না যে কত বছর আগে এসেছে কেও বলতে পারবে আমাদের ধর্ম পৃথিবী সৃষ্টির শুরু থেকেই। তদের হিন্দু ধর্ম তো বানানো তাই তোরা বলতে পারিস যে তদের ধর্ম ১৪০০০ বছর আগে এসেছে</text:p>
          </table:table-cell>
          <table:table-cell office:value-type="float" office:value="0" table:style-name="ce1">
            <text:p>0</text:p>
          </table:table-cell>
          <table:table-cell table:number-columns-repeated="16382"/>
        </table:table-row>
        <table:table-row table:style-name="ro1">
          <table:table-cell office:value-type="string" table:style-name="ce4">
            <text:p>ছাত্র রাজনীতি একদম বন্ধ করে দেওয়া উচিত। এটা নিজেদের উগ্র বানাচ্ছে, বেপরোয়া বানাচ্ছে।</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জনগণ শুধু তাকিয়ে রয়েছে কত দূর যেতে পারে যখন ধরে তখন কোন বাবাই রেহায় পায়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ঝড়ের নাম দিলীপ ঘোষ।23 মিনিট মুহূর্তের মধ্যে শেষ হয়ে গেলো</text:p>
          </table:table-cell>
          <table:table-cell office:value-type="float" office:value="0" table:style-name="ce1">
            <text:p>0</text:p>
          </table:table-cell>
          <table:table-cell table:number-columns-repeated="16382"/>
        </table:table-row>
        <table:table-row table:style-name="ro1">
          <table:table-cell office:value-type="string" table:style-name="ce4">
            <text:p>ইমরান দা একাই লরে চললেন, সরকার এর শেষ হবেই</text:p>
          </table:table-cell>
          <table:table-cell office:value-type="float" office:value="0" table:style-name="ce1">
            <text:p>0</text:p>
          </table:table-cell>
          <table:table-cell table:number-columns-repeated="16382"/>
        </table:table-row>
        <table:table-row table:style-name="ro1">
          <table:table-cell office:value-type="string" table:style-name="ce4">
            <text:p>চোর মারলেও মামলা হয়</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র পাশে থাকুন ,,, এবার ভোট টা দেন ,,,পরের বার চাকরি ছাড়বে ,,,</text:p>
          </table:table-cell>
          <table:table-cell office:value-type="float" office:value="1" table:style-name="ce1">
            <text:p>1</text:p>
          </table:table-cell>
          <table:table-cell table:number-columns-repeated="16382"/>
        </table:table-row>
        <table:table-row table:style-name="ro1">
          <table:table-cell office:value-type="string" table:style-name="ce4">
            <text:p>মানুষ হয়েছে পুতুল। সরকার এবং মিডিয়া যে দিকে নাচাবে সেদিকে নাচছে। বাধ্য করলো নিতে। এখন আবার কিছু নুতন খবর।</text:p>
          </table:table-cell>
          <table:table-cell office:value-type="float" office:value="0" table:style-name="ce1">
            <text:p>0</text:p>
          </table:table-cell>
          <table:table-cell table:number-columns-repeated="16382"/>
        </table:table-row>
        <table:table-row table:style-name="ro1">
          <table:table-cell office:value-type="string" table:style-name="ce4">
            <text:p>২০২২ চলছে ৩ বছর চলে যাচ্ছে এখনো ভুলতে পারিনা</text:p>
          </table:table-cell>
          <table:table-cell office:value-type="float" office:value="0" table:style-name="ce1">
            <text:p>0</text:p>
          </table:table-cell>
          <table:table-cell table:number-columns-repeated="16382"/>
        </table:table-row>
        <table:table-row table:style-name="ro1">
          <table:table-cell office:value-type="string" table:style-name="ce1">
            <text:p>আরব তাদের অপকর্মের ফল ভোগ করতেই হবে, আফশোস যে দেশে অমুসলিম দের প্রবেশ নিষিদ্ধ আর সেখানেই মন্দির তৈরী হয়েছে আল্লাহ্ সকলকে হেদায়েত দান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এই পার্শ্ব প্রতিক্রিয়া থেকে মুক্তির জন্য থালা, কাসা বেশি করে বাজা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হে আল্লাহ তুমি আমাদের ক্ষমা করো</text:p>
          </table:table-cell>
          <table:table-cell office:value-type="float" office:value="1" table:style-name="ce1">
            <text:p>1</text:p>
          </table:table-cell>
          <table:table-cell table:number-columns-repeated="16382"/>
        </table:table-row>
        <table:table-row table:style-name="ro1">
          <table:table-cell office:value-type="string" table:style-name="ce4">
            <text:p>ছাত্রলীগের কাছে প্রত্যেক মা বাবার সন্তানকে তুলে দিন জীবনের মতো মেধাবী করে গড়ে তুলবে</text:p>
          </table:table-cell>
          <table:table-cell office:value-type="float" office:value="1" table:style-name="ce1">
            <text:p>1</text:p>
          </table:table-cell>
          <table:table-cell table:number-columns-repeated="16382"/>
        </table:table-row>
        <table:table-row table:style-name="ro1">
          <table:table-cell office:value-type="string" table:style-name="ce4">
            <text:p>দুঃখজনক</text:p>
          </table:table-cell>
          <table:table-cell office:value-type="float" office:value="1" table:style-name="ce1">
            <text:p>1</text:p>
          </table:table-cell>
          <table:table-cell table:number-columns-repeated="16382"/>
        </table:table-row>
        <table:table-row table:style-name="ro1">
          <table:table-cell office:value-type="string" table:style-name="ce4">
            <text:p>খুবই মর্মান্তিক ঘটনা এমন মর্মান্তিক ঘটনা যেন কারও না হয়। সবাই কে ধরে ধরে ফাঁসি দিতে হবে।হৃদয় তো মরে গেছে কিন্তু হৃদয় মা বাবা শান্তি দান করুন আল্লাহ হেফাজত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চোর ডাকাত ছিনতাই কারি দরষক কোনোটাতে ছিলনা রিদয়,তাহলে এই ছোট ছেলেটাকে কেনো এই নির্মম ঘটনা ঘটালে?আল্লাহ, তুমি রহমানুর রাহিম হয়েও কেমন লিলা খেলোআর এসব দেখতে চাইনা,নবিজির উচিলায় সারা মানব জাতিকে রহমত দান কর,আমিন</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র জন্য সুখবর</text:p>
          </table:table-cell>
          <table:table-cell office:value-type="float" office:value="1" table:style-name="ce1">
            <text:p>1</text:p>
          </table:table-cell>
          <table:table-cell table:number-columns-repeated="16382"/>
        </table:table-row>
        <table:table-row table:style-name="ro1">
          <table:table-cell office:value-type="string" table:style-name="ce4">
            <text:p>প্রত্যেক শিক্ষাপ্রতিষ্ঠানে রাজনীতি বন্ধ করা হোক .....</text:p>
          </table:table-cell>
          <table:table-cell office:value-type="float" office:value="0" table:style-name="ce1">
            <text:p>0</text:p>
          </table:table-cell>
          <table:table-cell table:number-columns-repeated="16382"/>
        </table:table-row>
        <table:table-row table:style-name="ro1">
          <table:table-cell office:value-type="string" table:style-name="ce1">
            <text:p>বাংলাদেশ,বাটপার,বেইমান,বিশ্বাসঘাতক,বালের বিচার সব সমার্থক শব্দ</text:p>
          </table:table-cell>
          <table:table-cell office:value-type="float" office:value="0" table:style-name="ce1">
            <text:p>0</text:p>
          </table:table-cell>
          <table:table-cell table:number-columns-repeated="16382"/>
        </table:table-row>
        <table:table-row table:style-name="ro1">
          <table:table-cell office:value-type="string" table:style-name="ce1">
            <text:p>এদেরকে অতি শীঘ্রই ফাঁসি দেয়া হোক তাহলে তারা বুঝতে পারবে যে পরবর্তীতে কোন ঘটনা ঘটানোর সাহস পাবে না</text:p>
          </table:table-cell>
          <table:table-cell office:value-type="float" office:value="0" table:style-name="ce1">
            <text:p>0</text:p>
          </table:table-cell>
          <table:table-cell table:number-columns-repeated="16382"/>
        </table:table-row>
        <table:table-row table:style-name="ro1">
          <table:table-cell office:value-type="string" table:style-name="ce1">
            <text:p>সাধারণ জনগনের মনে পুলিশের প্রতি এ-তো এ-তো ক্ষোভ তা ভাষায় প্রকাশ করা যাবে না।</text:p>
          </table:table-cell>
          <table:table-cell office:value-type="float" office:value="0" table:style-name="ce1">
            <text:p>0</text:p>
          </table:table-cell>
          <table:table-cell table:number-columns-repeated="16382"/>
        </table:table-row>
        <table:table-row table:style-name="ro1">
          <table:table-cell office:value-type="string" table:style-name="ce1">
            <text:p>একজন ক্যান্ডিডেট যখন জীবনের স্বপ্ন দেখে শিক্ষক অথবা শিক্ষিকা হওয়ার এবং 8 বছর ধরে এসএসসি না হওয়ার কারণে যখন পরীক্ষায় বসার সুযোগটুকুও পায় না, তাদের যন্ত্রণাটা যে কতটা বেশি সেটা বলে প্রকাশ করার মত নয়। তাদের সাথে যদি কোনদিনও গল্প করেন কথা বলেন আর আপনি যদি সেই জায়গাতে নিজেকে রাখেন তাহলে অবশ্যই আপনার চোখ দিয়ে জল আসবে।</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ফাঁসি দিলে একটি মারাত্মক ভুল কাজ ও অন্যায় হবে। এদেরকে ফাঁসি না দিয়ে পূর্বের কোনো রাজার আমলের মতো শাস্তি দেওয়া হলেই তারা শিক্ষা পাবে। যেভাবে তারা কুকুরের মতো হৃদয়ের মাংস খেয়েছে সেভাবেই যেনো কুকুরকে দিয়ে তাদের মাংস ভক্ষণ করানো হয়</text:p>
          </table:table-cell>
          <table:table-cell office:value-type="float" office:value="0" table:style-name="ce1">
            <text:p>0</text:p>
          </table:table-cell>
          <table:table-cell table:number-columns-repeated="16382"/>
        </table:table-row>
        <table:table-row table:style-name="ro1">
          <table:table-cell office:value-type="string" table:style-name="ce4">
            <text:p>চুপচাপ থাকা শান্তি তাই চুপ</text:p>
          </table:table-cell>
          <table:table-cell office:value-type="float" office:value="0" table:style-name="ce1">
            <text:p>0</text:p>
          </table:table-cell>
          <table:table-cell table:number-columns-repeated="16382"/>
        </table:table-row>
        <table:table-row table:style-name="ro1">
          <table:table-cell office:value-type="string" table:style-name="ce4">
            <text:p>জয় বাংলা</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ভাল কাজ করুক আর খারাপ কাজ করুক যদি শুনি পুলিশ মারা গেছে তাহলে আলহামদুলিল্লাহ মহা খুশি হয়ে যাই।</text:p>
          </table:table-cell>
          <table:table-cell office:value-type="float" office:value="0" table:style-name="ce1">
            <text:p>0</text:p>
          </table:table-cell>
          <table:table-cell table:number-columns-repeated="16382"/>
        </table:table-row>
        <table:table-row table:style-name="ro1">
          <table:table-cell office:value-type="string" table:style-name="ce1">
            <text:p>অভিজিত বাবু কিন্তু চ্যালেঞ্জ গ্রহণ করেই রাজনীতি তে এসেছে এবং সেটা শাসকের চ্যালেঞ্জ ছিল৷ আর এই চ্যালেঞ্জ এর আগে কিন্তু বিচারপতির পদ ছাড়েন নি৷ যতো কেস অভিজিত বাবুর এজলাসে এসেছে বেশির ভাগই কেসের রায় শাসকের অপছন্দ এবং শাসক বোঝাতে চেয়েছে যে শাসকের পছন্দ অনুযায়ী রায় হবে৷ শাসক যে প্রতিদিন বিচারপতিদের পিণ্ডি চটকাচ্ছে সেটার পক্ষেই কি অরিত্র না সংবিধানে এগুলো লেখা আছে? শুভেন্দু বাবু যদি কাগজে মোড়ায় টাকা নিয়েই থাকে তাহলে এখন তো শাসকের রাজত্ব চলছে যখন ইচ্ছা ওনাকে গ্রেফতার করে জেরা করতেই পারে কেন করে নি? কিসের ভয়ে? আমি তো জানি শাসকের মন্ত্রীরাই রক্ষা কবজের জন্য জুতো ছিঁড়ে ফেলছে৷</text:p>
          </table:table-cell>
          <table:table-cell office:value-type="float" office:value="0" table:style-name="ce1">
            <text:p>0</text:p>
          </table:table-cell>
          <table:table-cell table:number-columns-repeated="16382"/>
        </table:table-row>
        <table:table-row table:style-name="ro1">
          <table:table-cell office:value-type="string" table:style-name="ce4">
            <text:p>বিচার হবে একদিন। সন্ত্রাসী সংগঠন ছাত্র লীগের</text:p>
          </table:table-cell>
          <table:table-cell office:value-type="float" office:value="1" table:style-name="ce1">
            <text:p>1</text:p>
          </table:table-cell>
          <table:table-cell table:number-columns-repeated="16382"/>
        </table:table-row>
        <table:table-row table:style-name="ro1">
          <table:table-cell office:value-type="string" table:style-name="ce4">
            <text:p>মুসলিম হয়ে মন্দির তৈরি করার কারনে আল্লাহর গজব এসেছে দুবাই এ</text:p>
          </table:table-cell>
          <table:table-cell office:value-type="float" office:value="0" table:style-name="ce1">
            <text:p>0</text:p>
          </table:table-cell>
          <table:table-cell table:number-columns-repeated="16382"/>
        </table:table-row>
        <table:table-row table:style-name="ro1">
          <table:table-cell office:value-type="string" table:style-name="ce1">
            <text:p>হে আল্লাহ তুমি এই বাচ্চাটা কে হেফাজতে রাখো।যার মা নেই তার দুনিয়া অন্ধকার।কত বার যে এই ভিডিও দেখলাম আর নিজের অজান্তেই চোখ দিয়ে পানি পড়ছে।কি দিয়ে এই বাচ্চাটা কে সান্তনা দিবে জানিনা। আল্লাহ তুমি এই বাচ্চাটা কে শান্তি দাও।</text:p>
          </table:table-cell>
          <table:table-cell office:value-type="float" office:value="1" table:style-name="ce1">
            <text:p>1</text:p>
          </table:table-cell>
          <table:table-cell table:number-columns-repeated="16382"/>
        </table:table-row>
        <table:table-row table:style-name="ro1">
          <table:table-cell office:value-type="string" table:style-name="ce4">
            <text:p>হায়রে আমাদের দেশের পুলিশ। হাসপাতালে ভর্তি করে চলে গেল। শুধু হাসপাতালে নিয়ে আসাই যেন তাদের দায়িত্ব।</text:p>
          </table:table-cell>
          <table:table-cell office:value-type="float" office:value="0" table:style-name="ce1">
            <text:p>0</text:p>
          </table:table-cell>
          <table:table-cell table:number-columns-repeated="16382"/>
        </table:table-row>
        <table:table-row table:style-name="ro1">
          <table:table-cell office:value-type="string" table:style-name="ce1">
            <text:p>মানুষ কি জানে না খুন করলেই যে শেষ ওখানে তা কিন্তু না,,খুন করলে যে ধরা পরবেই এক দিন তা কি শরন রাখে না,,আসল কথা খুনিদের ফাঁসি দরকার,, খুন করলেই ফাঁসি এই আইন করলেই কেউ খুন করবে না, ভাববে 100 বার,, কিন্তু আইন ঠিকa নেই কাউকে ছাড়ে কাউকে মারে,, এই কারো নেই খুনিরা সাহস পায়,,হয়তো আমিও বেঁচে যাবো,,এই ভেবে কতো মানুষ খুন করে কিছুই হয়নি তো আমার কি হবে,,</text:p>
          </table:table-cell>
          <table:table-cell office:value-type="float" office:value="0" table:style-name="ce1">
            <text:p>0</text:p>
          </table:table-cell>
          <table:table-cell table:number-columns-repeated="16382"/>
        </table:table-row>
        <table:table-row table:style-name="ro1">
          <table:table-cell office:value-type="string" table:style-name="ce1">
            <text:p>এদের অভিশাপ বৃথা যাবে না। তৃণমূলকে এর মাশুল দিতে হবে।</text:p>
          </table:table-cell>
          <table:table-cell office:value-type="float" office:value="1" table:style-name="ce1">
            <text:p>1</text:p>
          </table:table-cell>
          <table:table-cell table:number-columns-repeated="16382"/>
        </table:table-row>
        <table:table-row table:style-name="ro1">
          <table:table-cell office:value-type="string" table:style-name="ce4">
            <text:p>উপজাতি বাঙালীর জন্য কালসাপ এদের এদেশে থাকার অধিকার নেই। বাংলাদেশ থেকে এদের মেরে মায়ানমারে পাঠানো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জনগন মিলেএকটা মানুষকে বেধে রেখেছে আর পুলিশ ওনাকে উদ্ধার করতে গিয়ে এই অবস্থা হয়েছে তারপর ও পুলিশ এর দোষ। যারা হাসি তামাসা করতেছেন মন দিয়ে চিন্তা করেন ১ ঘন্টা পুলিশ যদি ডিউটি না করে কি হতে পারে আপনাদের।</text:p>
          </table:table-cell>
          <table:table-cell office:value-type="float" office:value="0" table:style-name="ce1">
            <text:p>0</text:p>
          </table:table-cell>
          <table:table-cell table:number-columns-repeated="16382"/>
        </table:table-row>
        <table:table-row table:style-name="ro1">
          <table:table-cell office:value-type="string" table:style-name="ce4">
            <text:p>ভ্যাকসিন নেওয়ার 24 ঘন্টার মধ্যে আমার মা মারা গিয়েছেন</text:p>
          </table:table-cell>
          <table:table-cell office:value-type="float" office:value="0" table:style-name="ce1">
            <text:p>0</text:p>
          </table:table-cell>
          <table:table-cell table:number-columns-repeated="16382"/>
        </table:table-row>
        <table:table-row table:style-name="ro1">
          <table:table-cell office:value-type="string" table:style-name="ce4">
            <text:p>রচনা ব্যানার্জি কিছুজানেনা,বিজেপির রেখা পাত্র অনেক আইন জানেন সংসদে গিয়ে বাংলার উন্নয়নের জন্য ঝড় ওড়াবে।</text:p>
          </table:table-cell>
          <table:table-cell office:value-type="float" office:value="0" table:style-name="ce1">
            <text:p>0</text:p>
          </table:table-cell>
          <table:table-cell table:number-columns-repeated="16382"/>
        </table:table-row>
        <table:table-row table:style-name="ro1">
          <table:table-cell office:value-type="string" table:style-name="ce4">
            <text:p>সত্যি পৃথিবী অনেক নিষ্ঠুর</text:p>
          </table:table-cell>
          <table:table-cell office:value-type="float" office:value="0" table:style-name="ce1">
            <text:p>0</text:p>
          </table:table-cell>
          <table:table-cell table:number-columns-repeated="16382"/>
        </table:table-row>
        <table:table-row table:style-name="ro1">
          <table:table-cell office:value-type="string" table:style-name="ce4">
            <text:p>হ্যাঁ আপু এটাই আমাদের সোনার বাংলা</text:p>
          </table:table-cell>
          <table:table-cell office:value-type="float" office:value="1" table:style-name="ce1">
            <text:p>1</text:p>
          </table:table-cell>
          <table:table-cell table:number-columns-repeated="16382"/>
        </table:table-row>
        <table:table-row table:style-name="ro1">
          <table:table-cell office:value-type="string" table:style-name="ce1">
            <text:p>মা তুমি কাননা করনা তুমার ছেলে বেহশতে চলে গেছে</text:p>
          </table:table-cell>
          <table:table-cell office:value-type="float" office:value="0" table:style-name="ce1">
            <text:p>0</text:p>
          </table:table-cell>
          <table:table-cell table:number-columns-repeated="16382"/>
        </table:table-row>
        <table:table-row table:style-name="ro1">
          <table:table-cell office:value-type="string" table:style-name="ce4">
            <text:p>বুঝতে পারলাম ঐ গ্রামের সবাই বীর পুরুষ,,,,সবাই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মুখ্যমন্ত্রী যে নোংরা ভাষায় বক্তব্য রাখেন তার উপযুক্ত জবাব শুভেন্দু বাবু অনেক পরিশীলিত ভাষাতেই দেন।</text:p>
          </table:table-cell>
          <table:table-cell office:value-type="float" office:value="0" table:style-name="ce1">
            <text:p>0</text:p>
          </table:table-cell>
          <table:table-cell table:number-columns-repeated="16382"/>
        </table:table-row>
        <table:table-row table:style-name="ro1">
          <table:table-cell office:value-type="string" table:style-name="ce4">
            <text:p>গ্রেট বক্তা দিলীপ ঘোষ, পশ্চিমবঙ্গে উনার মত সাহসী নেতারই খুব প্রয়োজন।</text:p>
          </table:table-cell>
          <table:table-cell office:value-type="float" office:value="1" table:style-name="ce1">
            <text:p>1</text:p>
          </table:table-cell>
          <table:table-cell table:number-columns-repeated="16382"/>
        </table:table-row>
        <table:table-row table:style-name="ro1">
          <table:table-cell office:value-type="string" table:style-name="ce4">
            <text:p>সবচেয়ে বড় মাদারী হলো পুলিশ, আগে যদি তাদের মামলা থাকে তাহলে পুলিশ আগে কি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হৃদয়ে ভালোবাসা মায়ের জন্য খালি</text:p>
          </table:table-cell>
          <table:table-cell office:value-type="float" office:value="0" table:style-name="ce1">
            <text:p>0</text:p>
          </table:table-cell>
          <table:table-cell table:number-columns-repeated="16382"/>
        </table:table-row>
        <table:table-row table:style-name="ro1">
          <table:table-cell office:value-type="string" table:style-name="ce4">
            <text:p>এই মৃত্যুর জন্য দায়ী বাংলার মুখ্যমন্ত্রী।</text:p>
          </table:table-cell>
          <table:table-cell office:value-type="float" office:value="0" table:style-name="ce1">
            <text:p>0</text:p>
          </table:table-cell>
          <table:table-cell table:number-columns-repeated="16382"/>
        </table:table-row>
        <table:table-row table:style-name="ro1">
          <table:table-cell office:value-type="string" table:style-name="ce4">
            <text:p>তাহলে আমরা বুঝতে পারলাম উপজাতিরা আমাদের বন্ধু না শত্রু।।</text:p>
          </table:table-cell>
          <table:table-cell office:value-type="float" office:value="0" table:style-name="ce1">
            <text:p>0</text:p>
          </table:table-cell>
          <table:table-cell table:number-columns-repeated="16382"/>
        </table:table-row>
        <table:table-row table:style-name="ro1">
          <table:table-cell office:value-type="string" table:style-name="ce4">
            <text:p>আসল ঘটনা না বলে মাঝখানের কথা বলা হলো। যে ২ জনকে গ্রেফতার করা হয়েছে তারা ১ টি মেয়েকে ফাকা রাস্তায় পেয়ে জোর করে ধর্ষণ করার চেষ্টা করে। মেয়েটি চিতকার করার পরে এলাকায় লোকজন ছুটে যায়। পরে পুলিশের সাথে ঝামেলা হয় তারপর এরকম ঘটনা ঘটে।</text:p>
          </table:table-cell>
          <table:table-cell office:value-type="float" office:value="0" table:style-name="ce1">
            <text:p>0</text:p>
          </table:table-cell>
          <table:table-cell table:number-columns-repeated="16382"/>
        </table:table-row>
        <table:table-row table:style-name="ro1">
          <table:table-cell office:value-type="string" table:style-name="ce1">
            <text:p>আমি খাগড়াছড়ি জেলা থেকে বলছি ঘটনাটি আসলে খুবই হৃদয়বিদারক ঘটনা আসলে পাহাড়ি সবাই খারাপ সেটা বলা যাবেনা কিন্তু সবাই যে ভালো সেটাও না আমরা পাহাড়ে পাহাড়ি বাঙালি একে অপরের ভাই ভাই হয়ে থাকতে চাই তবে এখানে কিছু সংখ্যক সন্ত্রাসীদের কারণে তা সম্ভব হচ্ছে না সরকার ও প্রশাসন আরো একটু সুদৃষ্টি দিলে অবশ্যই সবুজ রঙে রঙিন হয়ে উঠবে এই অশান্ত পাহাড়</text:p>
          </table:table-cell>
          <table:table-cell office:value-type="float" office:value="1" table:style-name="ce1">
            <text:p>1</text:p>
          </table:table-cell>
          <table:table-cell table:number-columns-repeated="16382"/>
        </table:table-row>
        <table:table-row table:style-name="ro1">
          <table:table-cell office:value-type="string" table:style-name="ce4">
            <text:p>জিও দিলিপ দা সঠিক চ্যানেলে সঠিকভাবে উত্তর দিয়েছেন সাবাস আপনি আমাদের গর্ব।</text:p>
          </table:table-cell>
          <table:table-cell office:value-type="float" office:value="1" table:style-name="ce1">
            <text:p>1</text:p>
          </table:table-cell>
          <table:table-cell table:number-columns-repeated="16382"/>
        </table:table-row>
        <table:table-row table:style-name="ro1">
          <table:table-cell office:value-type="string" table:style-name="ce1">
            <text:p>জড়িত ৮/১০ জন এদের ফাঁসি নিশ্চিত করতে হবে।একটা তো শেষ বাকিগুলো ও যাবে।</text:p>
          </table:table-cell>
          <table:table-cell office:value-type="float" office:value="0" table:style-name="ce1">
            <text:p>0</text:p>
          </table:table-cell>
          <table:table-cell table:number-columns-repeated="16382"/>
        </table:table-row>
        <table:table-row table:style-name="ro1">
          <table:table-cell office:value-type="string" table:style-name="ce1">
            <text:p>এসব অবরাধের বিচার গরুর গতির ন্যায় চলমান। আর এটাই আমাদের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কমেন্ট পড়তে এসে দেখলাম জনগণের পক্ষে সবাই পুলিশের পক্ষে কেউ নেই তাহলে এবার বুঝুন আপনারা পুলিশ কতটা খারাপ</text:p>
          </table:table-cell>
          <table:table-cell office:value-type="float" office:value="0" table:style-name="ce1">
            <text:p>0</text:p>
          </table:table-cell>
          <table:table-cell table:number-columns-repeated="16382"/>
        </table:table-row>
        <table:table-row table:style-name="ro1">
          <table:table-cell office:value-type="string" table:style-name="ce4">
            <text:p>এই কুকুর দের ফাঁসি দেওয়া হোক তারা তারি জাতি এদের ফাঁসি দেখতে চাই কুলাংগার এর বাচ্চা আর ভিসির হেডার বিতোর আইক্কা উলা বাস দেয়া হোক</text:p>
          </table:table-cell>
          <table:table-cell office:value-type="float" office:value="0" table:style-name="ce1">
            <text:p>0</text:p>
          </table:table-cell>
          <table:table-cell table:number-columns-repeated="16382"/>
        </table:table-row>
        <table:table-row table:style-name="ro1">
          <table:table-cell office:value-type="string" table:style-name="ce1">
            <text:p>স্বীকারোক্তি দিলে আর কিসের জন্য অপেক্ষা করছে? আদৌও কি বিচার হবে বাংলাদেশে কিছুর? এইটার ফাঁসি না হলে ধিক্কার জানাই শাসন ব্যাবস্থাকে,ধিক্কার জানাই এই দেশে জন্ম নেয়াকে। এভাবে চলতে পারে নাকি? আর তারা না পারলে জনগনের হাতে তুলে দিক গণপিটুনিতে মরে যাক।</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কংগ্রেস ছেড়ে দিন বি জে পি তে যোগ দিন জয় শ্রী রাম</text:p>
          </table:table-cell>
          <table:table-cell office:value-type="float" office:value="0" table:style-name="ce1">
            <text:p>0</text:p>
          </table:table-cell>
          <table:table-cell table:number-columns-repeated="16382"/>
        </table:table-row>
        <table:table-row table:style-name="ro1">
          <table:table-cell office:value-type="string" table:style-name="ce4">
            <text:p>এটা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ভাইরে ভাই পাহাড়ি এলাকায় আর যামু না উপজাতি নামক মানুষ খেকোদের থেকে সাবধান থাক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মানুষ কেমন ভালোবাসে কমেন্ট পড়লে তা বোঝা যায়।।</text:p>
          </table:table-cell>
          <table:table-cell office:value-type="float" office:value="0" table:style-name="ce1">
            <text:p>0</text:p>
          </table:table-cell>
          <table:table-cell table:number-columns-repeated="16382"/>
        </table:table-row>
        <table:table-row table:style-name="ro1">
          <table:table-cell office:value-type="string" table:style-name="ce4">
            <text:p>সত্যিই গুরুত্বপূর্ণ আপনি।যখন শিশুশিল্পী ছিলেন তখন থেকে আপনাকে দেখেছি।এগিয়ে চলুন।আপনার গুরুত্ব আরো বাড়ছে এবং বাড়বে</text:p>
          </table:table-cell>
          <table:table-cell office:value-type="float" office:value="1" table:style-name="ce1">
            <text:p>1</text:p>
          </table:table-cell>
          <table:table-cell table:number-columns-repeated="16382"/>
        </table:table-row>
        <table:table-row table:style-name="ro1">
          <table:table-cell office:value-type="string" table:style-name="ce4">
            <text:p>গণপিটুনির খবরটায় কিছুটা হলেও মানসিক শান্তি পেলাম।</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বালা সাহেব</text:p>
          </table:table-cell>
          <table:table-cell office:value-type="float" office:value="0" table:style-name="ce1">
            <text:p>0</text:p>
          </table:table-cell>
          <table:table-cell table:number-columns-repeated="16382"/>
        </table:table-row>
        <table:table-row table:style-name="ro1">
          <table:table-cell office:value-type="string" table:style-name="ce1">
            <text:p>আদিবাসী এরা উপজাতি! বন্য মানুষ তাদের হিংস্রতা শক্ত হাতে দমন করতে হবে। বাংলাদেশ সরকার আজ পর্যন্ত পাহারী সন্ত্রাসীদের দমন করে পাহারে সত্যিকারের বাঙ্গালী জাতি তৈরী করতে পারল না।</text:p>
          </table:table-cell>
          <table:table-cell office:value-type="float" office:value="0" table:style-name="ce1">
            <text:p>0</text:p>
          </table:table-cell>
          <table:table-cell table:number-columns-repeated="16382"/>
        </table:table-row>
        <table:table-row table:style-name="ro1">
          <table:table-cell office:value-type="string" table:style-name="ce4">
            <text:p>বান্দরবান পুলিশ কর্মকর্তারা কিছুই করতে পারেনা... সেনাবাহিনী মোতায়েন করতে হবে</text:p>
          </table:table-cell>
          <table:table-cell office:value-type="float" office:value="0" table:style-name="ce1">
            <text:p>0</text:p>
          </table:table-cell>
          <table:table-cell table:number-columns-repeated="16382"/>
        </table:table-row>
        <table:table-row table:style-name="ro1">
          <table:table-cell office:value-type="string" table:style-name="ce1">
            <text:p>যে গাড়ির চাপায় এই শিশুর মা মারা গেছে সেই গাড়িটিকে কি খুজে বের করা হবে???. এর কি কোনো বিচার হবে। আমাদের সামনে হটাৎ করে এই ভিডিও আসছে তাই খারাপ লাগতেছে। কিছুক্ষন আরেকটা ফানি ভিডিও আসলে এর ভিডিওর কথা মনে থাকবে না।আমাদের জীবন কি রাস্তার কুকুরের মতো।এই দেশে এতো বড় বড় উন্নয়ন দিয়ে লাভ কি,এতেো বাহিনি দিয়ে লাভ কি যদি দুর্ঘটনার পর বিনা চিকিৎসায় মানুষ মারা যায়??? আর কতো অবুঝ শিশু এইরকম নিষ্ঠুরভাবে তার মাকে হারালে আমরা নিরাপদে বাচতে পারবো</text:p>
          </table:table-cell>
          <table:table-cell office:value-type="float" office:value="0" table:style-name="ce1">
            <text:p>0</text:p>
          </table:table-cell>
          <table:table-cell table:number-columns-repeated="16382"/>
        </table:table-row>
        <table:table-row table:style-name="ro1">
          <table:table-cell office:value-type="string" table:style-name="ce4">
            <text:p>প্রশাসনকে আরও সাহসি হতে হবে।</text:p>
          </table:table-cell>
          <table:table-cell office:value-type="float" office:value="1" table:style-name="ce1">
            <text:p>1</text:p>
          </table:table-cell>
          <table:table-cell table:number-columns-repeated="16382"/>
        </table:table-row>
        <table:table-row table:style-name="ro1">
          <table:table-cell office:value-type="string" table:style-name="ce1">
            <text:p>প্রেমিক পুরুষ কে তো বাচানোই লাগবে যতো পুলিশ আহত হোক এই প্রেমিক পুরুষ টা কে দেখতে চাওয়া আমার মন</text:p>
          </table:table-cell>
          <table:table-cell office:value-type="float" office:value="1" table:style-name="ce1">
            <text:p>1</text:p>
          </table:table-cell>
          <table:table-cell table:number-columns-repeated="16382"/>
        </table:table-row>
        <table:table-row table:style-name="ro1">
          <table:table-cell office:value-type="string" table:style-name="ce4">
            <text:p>ও সবথেকে বিজেপির পয়সা খেয়ে বসে আছে</text:p>
          </table:table-cell>
          <table:table-cell office:value-type="float" office:value="0" table:style-name="ce1">
            <text:p>0</text:p>
          </table:table-cell>
          <table:table-cell table:number-columns-repeated="16382"/>
        </table:table-row>
        <table:table-row table:style-name="ro1">
          <table:table-cell office:value-type="string" table:style-name="ce4">
            <text:p>নিজে বাচুন ছাত্র রাজনীতি থেকে দুরে থাকুন ।</text:p>
          </table:table-cell>
          <table:table-cell office:value-type="float" office:value="0" table:style-name="ce1">
            <text:p>0</text:p>
          </table:table-cell>
          <table:table-cell table:number-columns-repeated="16382"/>
        </table:table-row>
        <table:table-row table:style-name="ro1">
          <table:table-cell office:value-type="string" table:style-name="ce4">
            <text:p>হেডলাইন দেখা মাত্র ই মনে শান্তি পেলাম</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মরলে কে জানি নিজেকে পাপমুক্ত মনে হয়,</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দা যদি সাহস থাকে তাহলে ধ্রুব রাঠি কথাগুলো জবাব দাও</text:p>
          </table:table-cell>
          <table:table-cell office:value-type="float" office:value="0" table:style-name="ce1">
            <text:p>0</text:p>
          </table:table-cell>
          <table:table-cell table:number-columns-repeated="16382"/>
        </table:table-row>
        <table:table-row table:style-name="ro1">
          <table:table-cell office:value-type="string" table:style-name="ce1">
            <text:p>এই বিচার সরকার করবে না তার বাবার হত্যার বিচার করে সে করতে পারে নাই</text:p>
          </table:table-cell>
          <table:table-cell office:value-type="float" office:value="0" table:style-name="ce1">
            <text:p>0</text:p>
          </table:table-cell>
          <table:table-cell table:number-columns-repeated="16382"/>
        </table:table-row>
        <table:table-row table:style-name="ro1">
          <table:table-cell office:value-type="string" table:style-name="ce1">
            <text:p>গ্রামবাসীকে জাতীয় পুরস্কারে ভূষিত দরকার</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অফিসার ও আসামি মুখে হৃদয়ে মাংস খেয়েছে বলেনি,</text:p>
          </table:table-cell>
          <table:table-cell office:value-type="float" office:value="0" table:style-name="ce1">
            <text:p>0</text:p>
          </table:table-cell>
          <table:table-cell table:number-columns-repeated="16382"/>
        </table:table-row>
        <table:table-row table:style-name="ro1">
          <table:table-cell office:value-type="string" table:style-name="ce1">
            <text:p>দুর্নীতি গ্ৰস্থ দের বাঁচাতে সুপ্রিমকোর্টের বার বার দ্বারস্থ হচ্ছে যে সরকার কোই সেব্যাপারে অরিত্র কিছুই বললো 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একটাও মরে নাই এটা বড় দুঃখজনক</text:p>
          </table:table-cell>
          <table:table-cell office:value-type="float" office:value="0" table:style-name="ce1">
            <text:p>0</text:p>
          </table:table-cell>
          <table:table-cell table:number-columns-repeated="16382"/>
        </table:table-row>
        <table:table-row table:style-name="ro1">
          <table:table-cell office:value-type="string" table:style-name="ce4">
            <text:p>কোথায় সেই বড় গলায় কথা বলা উপজাতি গুলা।। যেগুলো বলেছিলো উপজাতি নিরীহ, সহজ,সরল।</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সভাপতিসহ যারা জড়িত আছে সকলের ফাঁসি চাই</text:p>
          </table:table-cell>
          <table:table-cell office:value-type="float" office:value="0" table:style-name="ce1">
            <text:p>0</text:p>
          </table:table-cell>
          <table:table-cell table:number-columns-repeated="16382"/>
        </table:table-row>
        <table:table-row table:style-name="ro1">
          <table:table-cell office:value-type="string" table:style-name="ce4">
            <text:p>হায়রে পুলিশ তারাও নিজের জীবনের জন্য মায়া করে তাদের দিয়ে কি করে দেশ ও দেশের মানুষ কি করে স্বাধীন থাকবে</text:p>
          </table:table-cell>
          <table:table-cell office:value-type="float" office:value="0" table:style-name="ce1">
            <text:p>0</text:p>
          </table:table-cell>
          <table:table-cell table:number-columns-repeated="16382"/>
        </table:table-row>
        <table:table-row table:style-name="ro1">
          <table:table-cell office:value-type="string" table:style-name="ce4">
            <text:p>এতগুলো মেধাবী শিক্ষার্থী আওমীসন্ত্রাসী দলে যোগদান করে,, হিংস্র পশু হয়ে গেছে।</text:p>
          </table:table-cell>
          <table:table-cell office:value-type="float" office:value="0" table:style-name="ce1">
            <text:p>0</text:p>
          </table:table-cell>
          <table:table-cell table:number-columns-repeated="16382"/>
        </table:table-row>
        <table:table-row table:style-name="ro1">
          <table:table-cell office:value-type="string" table:style-name="ce4">
            <text:p>সিংগাপুরি পুলিশ লেগুনায়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সামিদেরকেও ঠিক সেইম স্টাইলে ১০০ টু*করো করে হ*ত্যা করা হোক।দাবী জানাচ্ছি আমরা ১৮ কোটি বাঙালিমুসলিম।</text:p>
          </table:table-cell>
          <table:table-cell office:value-type="float" office:value="0" table:style-name="ce1">
            <text:p>0</text:p>
          </table:table-cell>
          <table:table-cell table:number-columns-repeated="16382"/>
        </table:table-row>
        <table:table-row table:style-name="ro1">
          <table:table-cell office:value-type="string" table:style-name="ce4">
            <text:p>জয় হর হরির জয়।জয় সনাতন ধর্মের জয়। জয় মোদিজীর জয়।</text:p>
          </table:table-cell>
          <table:table-cell office:value-type="float" office:value="1" table:style-name="ce1">
            <text:p>1</text:p>
          </table:table-cell>
          <table:table-cell table:number-columns-repeated="16382"/>
        </table:table-row>
        <table:table-row table:style-name="ro1">
          <table:table-cell office:value-type="string" table:style-name="ce1">
            <text:p>চেয়ার বা পদটা মুখ্যমন্ত্রীর পদের কবে নারী -পুরুষ হয়। লোকে সমালোচনা বা গাল দিলে পদকে দেয়।</text:p>
          </table:table-cell>
          <table:table-cell office:value-type="float" office:value="0" table:style-name="ce1">
            <text:p>0</text:p>
          </table:table-cell>
          <table:table-cell table:number-columns-repeated="16382"/>
        </table:table-row>
        <table:table-row table:style-name="ro1">
          <table:table-cell office:value-type="string" table:style-name="ce4">
            <text:p>না ভারতেও সম্ভব। কত প্রাণ এভাবে চলে যাচ্ছে।</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কি এ সব দেখে না? পুলিশ ও বাল ছেড়ে নাকি? সরকারের ধান্দা ক্ষমতার এবং পুলিশের ধান্দা টাকার। শুয়োরের বাচ্চারা সব এক গোয়ালের গরু। সরকার যদি কঠির ব্যাবস্থা নিতো তাহলে সব সোজা হয়ে যেতো।</text:p>
          </table:table-cell>
          <table:table-cell office:value-type="float" office:value="0" table:style-name="ce1">
            <text:p>0</text:p>
          </table:table-cell>
          <table:table-cell table:number-columns-repeated="16382"/>
        </table:table-row>
        <table:table-row table:style-name="ro1">
          <table:table-cell office:value-type="string" table:style-name="ce4">
            <text:p>হামলা নয় প্রতিবাদ!</text:p>
          </table:table-cell>
          <table:table-cell office:value-type="float" office:value="1" table:style-name="ce1">
            <text:p>1</text:p>
          </table:table-cell>
          <table:table-cell table:number-columns-repeated="16382"/>
        </table:table-row>
        <table:table-row table:style-name="ro1">
          <table:table-cell office:value-type="string" table:style-name="ce4">
            <text:p>পরবর্তী মুখ্যমন্ত্রী আপনাকে দেখতে চাই দিলীপ দা</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খুব খুশি হলাম পুলিশের এই অবস্থা দেখে</text:p>
          </table:table-cell>
          <table:table-cell office:value-type="float" office:value="1" table:style-name="ce1">
            <text:p>1</text:p>
          </table:table-cell>
          <table:table-cell table:number-columns-repeated="16382"/>
        </table:table-row>
        <table:table-row table:style-name="ro1">
          <table:table-cell office:value-type="string" table:style-name="ce4">
            <text:p>সংবাদিক ভাই অসংখ্য ধন্যবাদ আপনাকে</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মা এর হয়েছে। বিরল ধরনের রোগ। পা এর গোড়ালী তে ব্যাথা। আজ ৩,৪ মাস ভুগছে। বড় বড় ডাক্তার কে দেখিয়েছি কিন্তু ধরতে পারছে না ডাক্তার রা যে কেনো বা কি থেকে হয়েছে এই রোগ। বা আদৌ রোগ কিনা। এতটাই ব্যাথা থাকে যে চলতে পর্যন্ত পারছে না মা। আপাতত ব্যায়াম করতে দিয়েছে ডাক্তার কিছু। ঠিক আছে একটু। কিন্তু অনুমান এই ভ্যাকসিন এর ই সাইড এফেক্ট এর কোনো বিরল ধরনের রোগ এটা।</text:p>
          </table:table-cell>
          <table:table-cell office:value-type="float" office:value="0" table:style-name="ce1">
            <text:p>0</text:p>
          </table:table-cell>
          <table:table-cell table:number-columns-repeated="16382"/>
        </table:table-row>
        <table:table-row table:style-name="ro1">
          <table:table-cell office:value-type="string" table:style-name="ce4">
            <text:p>এই কষ্টের শেষ কোথায় আমরা কেউ জানিনা, জানেন শুধু মহান রাব্বুল আলামিন, হে আল্লাহ তুমি তাকে শান্ত করে ধৈর্য্য ধারণ করা হিকমত দাও, সবার জন্য দোয়া করি যারা পাশে আছেন উত্তম প্রতিদান দিক 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জয় শ্রীরাম আমি বাংলাদেশ থেকে দেখছি জয় শ্রীল প্রভুপাদ কি জয় মোদিজীর জন্য আমাদের হিন্দু মুসলমান খ্রিস্টান বদ্ধ সবার জন্য মন্দির হতেছে এটা একটা সবার গর্ভ জয় শ্রীরাম</text:p>
          </table:table-cell>
          <table:table-cell office:value-type="float" office:value="1" table:style-name="ce1">
            <text:p>1</text:p>
          </table:table-cell>
          <table:table-cell table:number-columns-repeated="16382"/>
        </table:table-row>
        <table:table-row table:style-name="ro1">
          <table:table-cell office:value-type="string" table:style-name="ce4">
            <text:p>শালা তুই কিচ্ছু জানস না না অমিত হারামির বাচ্চা</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রকার কয়েকটা প্রজন্মকে শেষ ক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সবাইকে কঠোরভাবে শাস্তি দেওয়া হোক যাতে কেউ কোনদিন এরকম সাহস না পায়</text:p>
          </table:table-cell>
          <table:table-cell office:value-type="float" office:value="0" table:style-name="ce1">
            <text:p>0</text:p>
          </table:table-cell>
          <table:table-cell table:number-columns-repeated="16382"/>
        </table:table-row>
        <table:table-row table:style-name="ro1">
          <table:table-cell office:value-type="string" table:style-name="ce4">
            <text:p>অমিত সাহা,, মালুর এতো সাহস কেমনে হলো</text:p>
          </table:table-cell>
          <table:table-cell office:value-type="float" office:value="0" table:style-name="ce1">
            <text:p>0</text:p>
          </table:table-cell>
          <table:table-cell table:number-columns-repeated="16382"/>
        </table:table-row>
        <table:table-row table:style-name="ro1">
          <table:table-cell office:value-type="string" table:style-name="ce1">
            <text:p>চটি চাটাকে চটি দিয়ে ধোয়ানোর জন্য দিলীপ ঘোষ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এই চোরদের শাসন তাড়া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চোর তৃণমূল কে একটিও ভোট নয়</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দেখা মাত্র ঝাপিয়ে পড়তে হবে যেভাবে মুক্তিযুদ্ধারা ঝাপিয়ে পড়েছিলো ৭১দেশ স্বাধীন এ-র জন্য</text:p>
          </table:table-cell>
          <table:table-cell office:value-type="float" office:value="0" table:style-name="ce1">
            <text:p>0</text:p>
          </table:table-cell>
          <table:table-cell table:number-columns-repeated="16382"/>
        </table:table-row>
        <table:table-row table:style-name="ro1">
          <table:table-cell office:value-type="string" table:style-name="ce1">
            <text:p>ছাত্র জীবন শেষ করে রাজনীতি করতে পারে, যারা রাজনীতি করতে চায,তারা, রাষ্ট্র বিজ্ঞানে লেখা পরা করুক ।এখন ছাত্র রাজনীতি বন্ধ করে দিতে হবে, পচে যাওয়া সমাজে কে ভেঙে ফেলতে হবে সবাই কে নিয়ে আবার নতুন করে এই সমাজ কে গরতেহবে সবাই মিলে ।</text:p>
          </table:table-cell>
          <table:table-cell office:value-type="float" office:value="1" table:style-name="ce1">
            <text:p>1</text:p>
          </table:table-cell>
          <table:table-cell table:number-columns-repeated="16382"/>
        </table:table-row>
        <table:table-row table:style-name="ro1">
          <table:table-cell office:value-type="string" table:style-name="ce4">
            <text:p>রান্না করে নিশ্চই খেয়ে ফেলে নাই সেই সংখ্যালঘুদেরকে? খেয়ে ফেললে বুঝবেন কিসে বেশি কষ্ট হয়।</text:p>
          </table:table-cell>
          <table:table-cell office:value-type="float" office:value="0" table:style-name="ce1">
            <text:p>0</text:p>
          </table:table-cell>
          <table:table-cell table:number-columns-repeated="16382"/>
        </table:table-row>
        <table:table-row table:style-name="ro1">
          <table:table-cell office:value-type="string" table:style-name="ce4">
            <text:p>ফালতু খবর । বিজ্ঞানী দের অনেক অনেক ধন্যবাদ যে আমাদের ভ্যাকসিন উপহার দিয়েছে এর কোনো পার্শপ্রতিক্রিয়া থাকলে বিজ্ঞানীরা আবার কিছু আবিস্কার করবেন। আমরা ধন্য যে আমাদের বিজ্ঞানীরা গোটা বিশ্বকে কভিড এর হাত থেকে রক্ষা করেছে।</text:p>
          </table:table-cell>
          <table:table-cell office:value-type="float" office:value="1" table:style-name="ce1">
            <text:p>1</text:p>
          </table:table-cell>
          <table:table-cell table:number-columns-repeated="16382"/>
        </table:table-row>
        <table:table-row table:style-name="ro1">
          <table:table-cell office:value-type="string" table:style-name="ce4">
            <text:p>অরিন্দ্র দত্ত বণিক তোমাকে ভবিষ্যতের মুখ্যমন্ত্রী হিসেবে দেখতে চাই</text:p>
          </table:table-cell>
          <table:table-cell office:value-type="float" office:value="1" table:style-name="ce1">
            <text:p>1</text:p>
          </table:table-cell>
          <table:table-cell table:number-columns-repeated="16382"/>
        </table:table-row>
        <table:table-row table:style-name="ro1">
          <table:table-cell office:value-type="string" table:style-name="ce4">
            <text:p>বাঙলাদেশের পুলিশের হাতে।চরি।পরিয়ে।দাও।এখোনো।ইনকাউনটার।করা।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অমিত সাহা ওরে ডান্ডি কতটা সাহস হলে সংখ্যালঘু হয়ে এই ধরনের কাজ করতে পারে। আর নির্লজ্জ মুসলিম কোনো একজন হিন্দুর হাতে নিজ ভাইকে মারার প্রতিযোগিতায় গেলো</text:p>
          </table:table-cell>
          <table:table-cell office:value-type="float" office:value="0" table:style-name="ce1">
            <text:p>0</text:p>
          </table:table-cell>
          <table:table-cell table:number-columns-repeated="16382"/>
        </table:table-row>
        <table:table-row table:style-name="ro1">
          <table:table-cell office:value-type="string" table:style-name="ce4">
            <text:p>হায়রে মায়ের কান্না কোনদিন শেষ হবেনা</text:p>
          </table:table-cell>
          <table:table-cell office:value-type="float" office:value="0" table:style-name="ce1">
            <text:p>0</text:p>
          </table:table-cell>
          <table:table-cell table:number-columns-repeated="16382"/>
        </table:table-row>
        <table:table-row table:style-name="ro1">
          <table:table-cell office:value-type="string" table:style-name="ce4">
            <text:p>কবে এই বাংলায় রাষ্ট্র পতি শাসন জারি হবে সেই ব্যাপারে কথা বলুন দয়া করে। অন্য কথা শুনতে ভালো লাগে না।</text:p>
          </table:table-cell>
          <table:table-cell office:value-type="float" office:value="0" table:style-name="ce1">
            <text:p>0</text:p>
          </table:table-cell>
          <table:table-cell table:number-columns-repeated="16382"/>
        </table:table-row>
        <table:table-row table:style-name="ro1">
          <table:table-cell office:value-type="string" table:style-name="ce4">
            <text:p>এটাই বাংলাদেশর আইন থু,, মরার পরে অপরাধী খুজতে মাঠে নামে</text:p>
          </table:table-cell>
          <table:table-cell office:value-type="float" office:value="0" table:style-name="ce1">
            <text:p>0</text:p>
          </table:table-cell>
          <table:table-cell table:number-columns-repeated="16382"/>
        </table:table-row>
        <table:table-row table:style-name="ro1">
          <table:table-cell office:value-type="string" table:style-name="ce4">
            <text:p>যতবার এই বাচ্চার খবর দেখি চোখের পানি আটকাতে পারিনা আল্লাহ্পাক এই মাকে জান্নাতের মেহমান হিসেবে কবুল করুক বাচ্চাটাকে দুনিয়াতে ঈমান আমলের সাথে বেড়ে ওঠার তৌফিক দান করুক সবাই আমিন বলে যাবেন</text:p>
          </table:table-cell>
          <table:table-cell office:value-type="float" office:value="1" table:style-name="ce1">
            <text:p>1</text:p>
          </table:table-cell>
          <table:table-cell table:number-columns-repeated="16382"/>
        </table:table-row>
        <table:table-row table:style-name="ro1">
          <table:table-cell office:value-type="string" table:style-name="ce4">
            <text:p>মনের অজান্তেই চোখে পা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ভাই</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আহত হয়েছে খুশির খবর</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হাড়ি অঞ্চল মানে মাদক, গুম,খুনের রাজ্যে</text:p>
          </table:table-cell>
          <table:table-cell office:value-type="float" office:value="0" table:style-name="ce1">
            <text:p>0</text:p>
          </table:table-cell>
          <table:table-cell table:number-columns-repeated="16382"/>
        </table:table-row>
        <table:table-row table:style-name="ro1">
          <table:table-cell office:value-type="string" table:style-name="ce1">
            <text:p>খুশি হইলাম খবরটা শুনে পুলিশকে যেখানে পাবেন সেখানেই ঘৃণা ভোরে পুলিশের দিকে তাকাবেন কারণ এই দেশে টানজানদার ছিল না বান্দর থেকে মানুষ কিভাবে হয় সেটাও ছিল না১০০ বিলিয়ন মার্কিন ডলার ঋণও ছিল না পুলিশের কারনে এই সরকার ক্ষমতায় আছে আর লুটপাট ইসলাম বিদ্বেষী আলেমদেরকে হত্যা এবং বন্দী করছে সব পুলিশ বাহিনীর দোষ</text:p>
          </table:table-cell>
          <table:table-cell office:value-type="float" office:value="0" table:style-name="ce1">
            <text:p>0</text:p>
          </table:table-cell>
          <table:table-cell table:number-columns-repeated="16382"/>
        </table:table-row>
        <table:table-row table:style-name="ro1">
          <table:table-cell office:value-type="string" table:style-name="ce4">
            <text:p>সত্যি সত্যি সত্যি চোখের পানি চলে আসলো আল্লাহ তুমি এই মা কে জান্নাতুল ফেরদৌস দা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উগ্র নরখাদক উপজাতি রা খুবই খারাপ</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দের কে মায়ানমারে পাঠিয়ে দেওয়া হোক</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বাংলায় থাকতে চাইলে মুখে কুলপ লাগাও ভাই। তোমার এইরকম উচিত কথা অন্য কোন দেশে চললেও বাংলায় চলবে না। কবে ধরা খেয়ে যাবে বুঝতেও পারবে না। জনসংখ্যা একটু বাড়তে দাও।</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বঙ্গে বুলডজারের শাসন প্রয়োজন.</text:p>
          </table:table-cell>
          <table:table-cell office:value-type="float" office:value="0" table:style-name="ce1">
            <text:p>0</text:p>
          </table:table-cell>
          <table:table-cell table:number-columns-repeated="16382"/>
        </table:table-row>
        <table:table-row table:style-name="ro1">
          <table:table-cell office:value-type="string" table:style-name="ce4">
            <text:p>নিকৃষ্ট একটা জাতি উপজাতি</text:p>
          </table:table-cell>
          <table:table-cell office:value-type="float" office:value="0" table:style-name="ce1">
            <text:p>0</text:p>
          </table:table-cell>
          <table:table-cell table:number-columns-repeated="16382"/>
        </table:table-row>
        <table:table-row table:style-name="ro1">
          <table:table-cell office:value-type="string" table:style-name="ce4">
            <text:p>মেহেদী হাসান ভাই। আলহামদুলিল্লাহ উপস্থাপনা চমৎকার হয়েছে।</text:p>
          </table:table-cell>
          <table:table-cell office:value-type="float" office:value="1" table:style-name="ce1">
            <text:p>1</text:p>
          </table:table-cell>
          <table:table-cell table:number-columns-repeated="16382"/>
        </table:table-row>
        <table:table-row table:style-name="ro1">
          <table:table-cell office:value-type="string" table:style-name="ce4">
            <text:p>দেব যখন রাজনৈতিক করেন,,,,ঠিক আজে ,,, কিন্তু আপনি বিজেপির দালালী করার কারণ জানালে খুসি হব,,,,</text:p>
          </table:table-cell>
          <table:table-cell office:value-type="float" office:value="0" table:style-name="ce1">
            <text:p>0</text:p>
          </table:table-cell>
          <table:table-cell table:number-columns-repeated="16382"/>
        </table:table-row>
        <table:table-row table:style-name="ro1">
          <table:table-cell office:value-type="string" table:style-name="ce4">
            <text:p>সবচেয়ে নিকৃষ্ট জাতি মানব জাতি</text:p>
          </table:table-cell>
          <table:table-cell office:value-type="float" office:value="0" table:style-name="ce1">
            <text:p>0</text:p>
          </table:table-cell>
          <table:table-cell table:number-columns-repeated="16382"/>
        </table:table-row>
        <table:table-row table:style-name="ro1">
          <table:table-cell office:value-type="string" table:style-name="ce4">
            <text:p>ওরা ছাত্র না ওরা খুনি। ওরা ইন্ডিয়া র এন্জেন্ডা বাস্তবায়ন করেছে। ওদের কিছু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খুবই দুঃখিত। কিন্তু এর দাই কার? ভাবুন।</text:p>
          </table:table-cell>
          <table:table-cell office:value-type="float" office:value="0" table:style-name="ce1">
            <text:p>0</text:p>
          </table:table-cell>
          <table:table-cell table:number-columns-repeated="16382"/>
        </table:table-row>
        <table:table-row table:style-name="ro1">
          <table:table-cell office:value-type="string" table:style-name="ce1">
            <text:p>আর কি প্রমাণ চাই প্রশাসনের? খুনিদের ফাসি দেওয়া হোক।আমরা সাধারণ জনগন এটাই চাই।যাতে ভবিষ্যতে কেউ এমন কিছু করার সাহস না হয়।</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মারতে পারছে তাই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1">
            <text:p>আইন না থাকার কারণে এই রকম হাজার হাজার বাচ্চা বাবা মা ভাই বোন হারা হচ্ছে,, সরকার আল্লাহর কাছে এই গুলা কি ভাবে হিসাব দিবে?? আর হ্যাঁ দায়িত্ব ওয়ালা ভাই আপনারা যে আপনাদের দায়িত্ব পালন করছেন না সেটার হিসাব ও আপনার দিতে হবে,, চিন্তা করেন আপনাদের কিসু টাকা ঘুষ খায় জন্য এমন হাজার ও শিশু বাবা মা ভাই বোন হারা হয় তাদের জন্য কি আপনাদের একটু ও মায়া লাগে না?? আপনারা কি পাথর হয়ে গেছেন???? আপনারা ও কিন্তু জালিমের খাতায় পড়েন কেননা এটা ও একটা জুলুম ।।।</text:p>
          </table:table-cell>
          <table:table-cell office:value-type="float" office:value="0" table:style-name="ce1">
            <text:p>0</text:p>
          </table:table-cell>
          <table:table-cell table:number-columns-repeated="16382"/>
        </table:table-row>
        <table:table-row table:style-name="ro1">
          <table:table-cell office:value-type="string" table:style-name="ce4">
            <text:p>গায়ের পশম দাঁড়িয়ে গেছে শুনে। এমন টা যেন কারো সাথে না হয়। এদের কে কঠিন থেকে কঠিনতম শাস্তি দেয়া হোক</text:p>
          </table:table-cell>
          <table:table-cell office:value-type="float" office:value="1" table:style-name="ce1">
            <text:p>1</text:p>
          </table:table-cell>
          <table:table-cell table:number-columns-repeated="16382"/>
        </table:table-row>
        <table:table-row table:style-name="ro1">
          <table:table-cell office:value-type="string" table:style-name="ce1">
            <text:p>এদের কঠিন শাস্তি চাই,,,</text:p>
          </table:table-cell>
          <table:table-cell office:value-type="float" office:value="0" table:style-name="ce1">
            <text:p>0</text:p>
          </table:table-cell>
          <table:table-cell table:number-columns-repeated="16382"/>
        </table:table-row>
        <table:table-row table:style-name="ro1">
          <table:table-cell office:value-type="string" table:style-name="ce4">
            <text:p>কাঁটা দিয়ে কাঁটা তুলতে হবে, বাংলা রাজনীতি দিলীপ ঘোষ, শুভেন্দু অধিকারী র মতো নেতাদের প্রয়োজন বিশেষ করে এই মুহূর্তে</text:p>
          </table:table-cell>
          <table:table-cell office:value-type="float" office:value="0" table:style-name="ce1">
            <text:p>0</text:p>
          </table:table-cell>
          <table:table-cell table:number-columns-repeated="16382"/>
        </table:table-row>
        <table:table-row table:style-name="ro1">
          <table:table-cell office:value-type="string" table:style-name="ce4">
            <text:p>ভ্যাকসিন নিয়ে সর্ব নাস হয়ে গেছে এর পর কি হবে কর্ম জীবন শেষ</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গোস্ত হয় না উপজাতি কখনো বন্ধু হয় না বাঙ্গালীদের কে এটা মনে রাখতে হবে সব সময়</text:p>
          </table:table-cell>
          <table:table-cell office:value-type="float" office:value="0" table:style-name="ce1">
            <text:p>0</text:p>
          </table:table-cell>
          <table:table-cell table:number-columns-repeated="16382"/>
        </table:table-row>
        <table:table-row table:style-name="ro1">
          <table:table-cell office:value-type="string" table:style-name="ce4">
            <text:p>এই কান্না কে থামাবে? মায়ের ভালোবাসা আর মায়ের শুন্যতা পুরন করার মত নয়।</text:p>
          </table:table-cell>
          <table:table-cell office:value-type="float" office:value="1" table:style-name="ce1">
            <text:p>1</text:p>
          </table:table-cell>
          <table:table-cell table:number-columns-repeated="16382"/>
        </table:table-row>
        <table:table-row table:style-name="ro1">
          <table:table-cell office:value-type="string" table:style-name="ce4">
            <text:p>রিপোর্টের শুরুতে বিগ্গাপন টা কিন্তু দারুন</text:p>
          </table:table-cell>
          <table:table-cell office:value-type="float" office:value="0" table:style-name="ce1">
            <text:p>0</text:p>
          </table:table-cell>
          <table:table-cell table:number-columns-repeated="16382"/>
        </table:table-row>
        <table:table-row table:style-name="ro1">
          <table:table-cell office:value-type="string" table:style-name="ce1">
            <text:p>আবরার ভাইয়ের প্রত্যেকটা নিউজ দেখি আর কাঁদি কবে যে ভাইয়াটারে যারা মারছে তাদেরকে মৃত্যুদণ্ড দিবে সরকার সেই আশায় আছি</text:p>
          </table:table-cell>
          <table:table-cell office:value-type="float" office:value="0" table:style-name="ce1">
            <text:p>0</text:p>
          </table:table-cell>
          <table:table-cell table:number-columns-repeated="16382"/>
        </table:table-row>
        <table:table-row table:style-name="ro1">
          <table:table-cell office:value-type="string" table:style-name="ce4">
            <text:p>অপরাধীদের কঠিন শাস্তি দেওয়া হো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মরলে আলহামদুললিহ বলতাম</text:p>
          </table:table-cell>
          <table:table-cell office:value-type="float" office:value="0" table:style-name="ce1">
            <text:p>0</text:p>
          </table:table-cell>
          <table:table-cell table:number-columns-repeated="16382"/>
        </table:table-row>
        <table:table-row table:style-name="ro1">
          <table:table-cell office:value-type="string" table:style-name="ce4">
            <text:p>ইশ এই ফাসি যদি প্রকাশ্যে দেওয়া যেত তাহলে কেউ এমন অপরাধ করতে সাহস পেতো না আর</text:p>
          </table:table-cell>
          <table:table-cell office:value-type="float" office:value="0" table:style-name="ce1">
            <text:p>0</text:p>
          </table:table-cell>
          <table:table-cell table:number-columns-repeated="16382"/>
        </table:table-row>
        <table:table-row table:style-name="ro1">
          <table:table-cell office:value-type="string" table:style-name="ce1">
            <text:p>ঠিকি আছে,আমার কাছে এখন সব থেকে নিকৃষ্ট কিছু থাকলে তা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রকারের জন্য বহুজন আত্মহত্যার পথ বেছে নেবে, বহু জীবন শেষ হয়ে যাবে।।</text:p>
          </table:table-cell>
          <table:table-cell office:value-type="float" office:value="0" table:style-name="ce1">
            <text:p>0</text:p>
          </table:table-cell>
          <table:table-cell table:number-columns-repeated="16382"/>
        </table:table-row>
        <table:table-row table:style-name="ro1">
          <table:table-cell office:value-type="string" table:style-name="ce4">
            <text:p>চার বছর হয়ে গেল ফাসি হয় নি,অনেকে নাকি বিদেশে চলে গেছে</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ভাগিয়ে জনতার হাতে আইন তুলে দেওয়া হোক পুলিশ এখন সন্ত্রাসী</text:p>
          </table:table-cell>
          <table:table-cell office:value-type="float" office:value="0" table:style-name="ce1">
            <text:p>0</text:p>
          </table:table-cell>
          <table:table-cell table:number-columns-repeated="16382"/>
        </table:table-row>
        <table:table-row table:style-name="ro1">
          <table:table-cell office:value-type="string" table:style-name="ce4">
            <text:p>কান্না চলে আসতেছিল, জোর করে কান্না চাপা দিলাম, কিন্তু আমার ভিতরে তাদের প্রতি বিদ্বেষ রয়ে গেছে,</text:p>
          </table:table-cell>
          <table:table-cell office:value-type="float" office:value="1" table:style-name="ce1">
            <text:p>1</text:p>
          </table:table-cell>
          <table:table-cell table:number-columns-repeated="16382"/>
        </table:table-row>
        <table:table-row table:style-name="ro1">
          <table:table-cell office:value-type="string" table:style-name="ce4">
            <text:p>পাহাড়ি আদিবাসী উপজাতি সন্ত্রাসীদের প্রশাসন বাড়তে দিচ্ছে এরা একদিন চট্টগ্রামসহ গোটা ভূমির জন্য বিপদজনক হয়ে উঠবে।</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আমার কাছে এই কথা প্রকাশ করেছেন যে, তোমাদের অবশ্যই বিনয়ী হতে হবে। কেউ কারও ওপর অহংকার করবে না, এবং কেউ কারও ওপর অত্যাচার করবে না। — মুসলিম</text:p>
          </table:table-cell>
          <table:table-cell office:value-type="float" office:value="1" table:style-name="ce1">
            <text:p>1</text:p>
          </table:table-cell>
          <table:table-cell table:number-columns-repeated="16382"/>
        </table:table-row>
        <table:table-row table:style-name="ro1">
          <table:table-cell office:value-type="string" table:style-name="ce4">
            <text:p>পৃথিবী কত নিষ্ঠুর তাই-না??</text:p>
          </table:table-cell>
          <table:table-cell office:value-type="float" office:value="0" table:style-name="ce1">
            <text:p>0</text:p>
          </table:table-cell>
          <table:table-cell table:number-columns-repeated="16382"/>
        </table:table-row>
        <table:table-row table:style-name="ro1">
          <table:table-cell office:value-type="string" table:style-name="ce4">
            <text:p>কতজন পুলিশ মারা গিয়েছে জানাবেন।</text:p>
          </table:table-cell>
          <table:table-cell office:value-type="float" office:value="0" table:style-name="ce1">
            <text:p>0</text:p>
          </table:table-cell>
          <table:table-cell table:number-columns-repeated="16382"/>
        </table:table-row>
        <table:table-row table:style-name="ro1">
          <table:table-cell office:value-type="string" table:style-name="ce4">
            <text:p>এরকম মর্মান্তিক ঘটনায় কমেন্ট বক্স চেক করতে এসেছিলাম সবাই দুঃখ প্রকাশ করবে কিন্তু দেখি তার উল্টো</text:p>
          </table:table-cell>
          <table:table-cell office:value-type="float" office:value="0" table:style-name="ce1">
            <text:p>0</text:p>
          </table:table-cell>
          <table:table-cell table:number-columns-repeated="16382"/>
        </table:table-row>
        <table:table-row table:style-name="ro1">
          <table:table-cell office:value-type="string" table:style-name="ce4">
            <text:p>মাগি হাচিনা লীগ দেশটাকে শেষ করে দিয়ে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নেহয় পুলিশ জনগণের পকেট খালি করার কাজ ছারা অন্য কোনো কাজে লাগেনাহ এদের বেকার রাখছে।</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দত্ত বানিক, নিরপেক্ষতা বজায় রেখে সব দল কে সমালোচনা করার জন্যে সাধুবাদ জানাই,আর এই ভাবে চালিয়ে যাওয়ার জন্যে অনুরোধ রইলো । এই মুহূর্তে সমালোচনার খুব প্রয়োজন বলে মনে করি । ধন্যবাদ ।</text:p>
          </table:table-cell>
          <table:table-cell office:value-type="float" office:value="1" table:style-name="ce1">
            <text:p>1</text:p>
          </table:table-cell>
          <table:table-cell table:number-columns-repeated="16382"/>
        </table:table-row>
        <table:table-row table:style-name="ro1">
          <table:table-cell office:value-type="string" table:style-name="ce4">
            <text:p>সব উপজাতিকে দেশ থেকে বের করে দিতে হবে,,</text:p>
          </table:table-cell>
          <table:table-cell office:value-type="float" office:value="0" table:style-name="ce1">
            <text:p>0</text:p>
          </table:table-cell>
          <table:table-cell table:number-columns-repeated="16382"/>
        </table:table-row>
        <table:table-row table:style-name="ro1">
          <table:table-cell office:value-type="string" table:style-name="ce1">
            <text:p>ঘটনা তুমি ভালো করে বুঝে শুনে কমেন্টের রিপ্লাই দিবা, পরকিয়া প্রেম করতে গিয়ে ধরা খাইবা আর পুলিশের কাছে ফোন বাঁচাতে চাইবা ফাজলামি পাইছো</text:p>
          </table:table-cell>
          <table:table-cell office:value-type="float" office:value="0" table:style-name="ce1">
            <text:p>0</text:p>
          </table:table-cell>
          <table:table-cell table:number-columns-repeated="16382"/>
        </table:table-row>
        <table:table-row table:style-name="ro1">
          <table:table-cell office:value-type="string" table:style-name="ce4">
            <text:p>পৃথিবীর সব ভালোবাসা পাইতে পারো ঠিক মায়ের ভালোবাসা কখনো হবে না মায়ের ভালোবাসা নিজের জীবন দিল শেষ হবে না মা তোমায় মা আমার স্বপ্ন মা আমার ভালোবাসা</text:p>
          </table:table-cell>
          <table:table-cell office:value-type="float" office:value="1" table:style-name="ce1">
            <text:p>1</text:p>
          </table:table-cell>
          <table:table-cell table:number-columns-repeated="16382"/>
        </table:table-row>
        <table:table-row table:style-name="ro1">
          <table:table-cell office:value-type="string" table:style-name="ce4">
            <text:p>জারক সন্তানদের ফাঁসি হলে খুব শান্তি লাগতো</text:p>
          </table:table-cell>
          <table:table-cell office:value-type="float" office:value="0" table:style-name="ce1">
            <text:p>0</text:p>
          </table:table-cell>
          <table:table-cell table:number-columns-repeated="16382"/>
        </table:table-row>
        <table:table-row table:style-name="ro1">
          <table:table-cell office:value-type="string" table:style-name="ce4">
            <text:p>বাচ্চাটির দ্বায়িত্ব কে নিবে এখন? কী হব এর ভবিষ্যৎ?</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যোগ দিন আবরারের মত ছাত্রদের মারু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মৃত্যুর জন্য দায়ী এই রাজ্যের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দয়া করে শিক্ষাপ্রতিষ্ঠানে রাজনীতি বন্ধ করেন।</text:p>
          </table:table-cell>
          <table:table-cell office:value-type="float" office:value="0" table:style-name="ce1">
            <text:p>0</text:p>
          </table:table-cell>
          <table:table-cell table:number-columns-repeated="16382"/>
        </table:table-row>
        <table:table-row table:style-name="ro1">
          <table:table-cell office:value-type="string" table:style-name="ce1">
            <text:p>ছাত্রলীগ ও পুলিশলীগ মাইর খাইলে, আমার এতো খুশি লাগে কেরে?</text:p>
          </table:table-cell>
          <table:table-cell office:value-type="float" office:value="0" table:style-name="ce1">
            <text:p>0</text:p>
          </table:table-cell>
          <table:table-cell table:number-columns-repeated="16382"/>
        </table:table-row>
        <table:table-row table:style-name="ro1">
          <table:table-cell office:value-type="string" table:style-name="ce1">
            <text:p>এমন নির্মম ভাবে হৃদয় কে মেরেছে তাই সেখান থেকে একজন খুনি কে জনগণ গণপিটুনি দিয়ে মেরে ফেলছে দেখে কুলাঙ্গার উপজাতি সে বিষয় আন্দোলন করে ওদের লজ্জাবোধ হওয়া দরকার ছিল</text:p>
          </table:table-cell>
          <table:table-cell office:value-type="float" office:value="0" table:style-name="ce1">
            <text:p>0</text:p>
          </table:table-cell>
          <table:table-cell table:number-columns-repeated="16382"/>
        </table:table-row>
        <table:table-row table:style-name="ro1">
          <table:table-cell office:value-type="string" table:style-name="ce4">
            <text:p>যেভাবে আবরার কে তিলে তিলে কষ্ট দিয়ে মারা হইছে এদেরকেও ওভাবে মারলে বুঝতো যত্ননা কতো ভয়ংকর</text:p>
          </table:table-cell>
          <table:table-cell office:value-type="float" office:value="0" table:style-name="ce1">
            <text:p>0</text:p>
          </table:table-cell>
          <table:table-cell table:number-columns-repeated="16382"/>
        </table:table-row>
        <table:table-row table:style-name="ro1">
          <table:table-cell office:value-type="string" table:style-name="ce4">
            <text:p>প্রতিদিন সড়ক দুর্ঘটনায় মানুষ মারা যায় এর দায়বদ্ধতা কে নিবে। এটাই শেখ হাসিনার ডিজিটাল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এসব ছেলেরা শিক্ষিত নামের কলঙ্ক ডিজিটাল বাংলাদেশের ডিজিটাল ছেলেরা তোদের মায়ের সামনে ঠিক এই ভাবে মারলে ঠিক হবে</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প্রতি মানুষের এত ভালোবাসা আগে বুজি নাই</text:p>
          </table:table-cell>
          <table:table-cell office:value-type="float" office:value="0" table:style-name="ce1">
            <text:p>0</text:p>
          </table:table-cell>
          <table:table-cell table:number-columns-repeated="16382"/>
        </table:table-row>
        <table:table-row table:style-name="ro1">
          <table:table-cell office:value-type="string" table:style-name="ce4">
            <text:p>শিক্ষার মৃত্যু হয়েছে যেনো এই সরকারের আমলে।</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যারা এই সরকার কে ক্ষমতায় রেখেছি, সবাই কে এই দায় নি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আওয়ামী ভারতীয় পুলিশকে এভাবেই বিচার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চোখের পানি চলে আসছে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মুখ্য মন্ত্রী মিথা বললেও, মুখ্যমন্ত্রীর আসন টা কিন্তু মিথ্যে বলেনা, তাই আসনের সন্মান রক্ষার্থে তার সম্পর্কে খারাপ না বলে অরিত্র নিজেকে বুদ্ধি মানের পরিচয়টা দিয়েছে দাদা।</text:p>
          </table:table-cell>
          <table:table-cell office:value-type="float" office:value="0" table:style-name="ce1">
            <text:p>0</text:p>
          </table:table-cell>
          <table:table-cell table:number-columns-repeated="16382"/>
        </table:table-row>
        <table:table-row table:style-name="ro1">
          <table:table-cell office:value-type="string" table:style-name="ce4">
            <text:p>পৃথিবীতে এর চেয়ে বড় দুঃখ আর কিছুই হতে পারে না... চোখের পানি আটকাতে পারলাম না।</text:p>
          </table:table-cell>
          <table:table-cell office:value-type="float" office:value="1" table:style-name="ce1">
            <text:p>1</text:p>
          </table:table-cell>
          <table:table-cell table:number-columns-repeated="16382"/>
        </table:table-row>
        <table:table-row table:style-name="ro1">
          <table:table-cell office:value-type="string" table:style-name="ce4">
            <text:p>কাননা,চলে,আসলো</text:p>
          </table:table-cell>
          <table:table-cell office:value-type="float" office:value="1" table:style-name="ce1">
            <text:p>1</text:p>
          </table:table-cell>
          <table:table-cell table:number-columns-repeated="16382"/>
        </table:table-row>
        <table:table-row table:style-name="ro1">
          <table:table-cell office:value-type="string" table:style-name="ce4">
            <text:p>দিলীপ শুভেন্দু এক থাকলে তৃণমূল কংগ্রেস গোল্লায় যাবে</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ও মাংস হয় না। আর উপজাতিরা কখনো বন্ধু হতে পারেনা</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চোখে পানি চলে আসলো এই ভেবে আল্লাহ পাক মহান তিনি বলেন তার সৃষ্টি সমন্ধে সম্মুখ অবগত হে দয়াময় ধরদী আল্লাহ পাক আপনি অন্তরযামী আপনি যা করেন বান্দার মঙ্গলের জন্যই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আল্লাহ তুমি রহমত এই শিশু দেখে কান্না চলে আসে ভালোবাসি অনেক মা তোমায়কিন্ত মুখে বলতে পারি না</text:p>
          </table:table-cell>
          <table:table-cell office:value-type="float" office:value="1" table:style-name="ce1">
            <text:p>1</text:p>
          </table:table-cell>
          <table:table-cell table:number-columns-repeated="16382"/>
        </table:table-row>
        <table:table-row table:style-name="ro1">
          <table:table-cell office:value-type="string" table:style-name="ce4">
            <text:p>এর বিচার কি বাংলাদেশ হবে</text:p>
          </table:table-cell>
          <table:table-cell office:value-type="float" office:value="0" table:style-name="ce1">
            <text:p>0</text:p>
          </table:table-cell>
          <table:table-cell table:number-columns-repeated="16382"/>
        </table:table-row>
        <table:table-row table:style-name="ro1">
          <table:table-cell office:value-type="string" table:style-name="ce4">
            <text:p>একজন হিন্দু হয়ে...কিভাবে সাহস হয়....একজন মুসলিম ভাইয়ের গায়ে হাত তোলার......</text:p>
          </table:table-cell>
          <table:table-cell office:value-type="float" office:value="1" table:style-name="ce1">
            <text:p>1</text:p>
          </table:table-cell>
          <table:table-cell table:number-columns-repeated="16382"/>
        </table:table-row>
        <table:table-row table:style-name="ro1">
          <table:table-cell office:value-type="string" table:style-name="ce4">
            <text:p>উপজাতিরা কি জঙ্গলের নেকড়ে বাঘের মত??ছি ছি ছিহ!</text:p>
          </table:table-cell>
          <table:table-cell office:value-type="float" office:value="0" table:style-name="ce1">
            <text:p>0</text:p>
          </table:table-cell>
          <table:table-cell table:number-columns-repeated="16382"/>
        </table:table-row>
        <table:table-row table:style-name="ro1">
          <table:table-cell office:value-type="string" table:style-name="ce4">
            <text:p>একজন স্টার চোরকে সমর্থন করলে সেও চোর।</text:p>
          </table:table-cell>
          <table:table-cell office:value-type="float" office:value="0" table:style-name="ce1">
            <text:p>0</text:p>
          </table:table-cell>
          <table:table-cell table:number-columns-repeated="16382"/>
        </table:table-row>
        <table:table-row table:style-name="ro1">
          <table:table-cell office:value-type="string" table:style-name="ce4">
            <text:p>দাদা একবার বললেন বৃষ্টি মন্দির উদ্ভোদনের আগে হয়েছে আবার বলছেন আগে, সঠিক সময় কোনটা?</text:p>
          </table:table-cell>
          <table:table-cell office:value-type="float" office:value="0" table:style-name="ce1">
            <text:p>0</text:p>
          </table:table-cell>
          <table:table-cell table:number-columns-repeated="16382"/>
        </table:table-row>
        <table:table-row table:style-name="ro1">
          <table:table-cell office:value-type="string" table:style-name="ce4">
            <text:p>না প্রিয় ভাই আমরা শুধু আপনেদের দিনের পথে আহবান করছি যদি বাঁচতে চাও উপারে তাহলে চলে আসো ইসলাম ধর্মে লা ইলাহা ইল্লাল্লাহু মুহাম্মাদুর রাসু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শিক্ষা প্রতিষ্টানে রাজনীতির কারনে আজ ধ্বংসের পথে</text:p>
          </table:table-cell>
          <table:table-cell office:value-type="float" office:value="0" table:style-name="ce1">
            <text:p>0</text:p>
          </table:table-cell>
          <table:table-cell table:number-columns-repeated="16382"/>
        </table:table-row>
        <table:table-row table:style-name="ro1">
          <table:table-cell office:value-type="string" table:style-name="ce4">
            <text:p>লজ্জা লজ্জা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দেখলেই জবাই করবা</text:p>
          </table:table-cell>
          <table:table-cell office:value-type="float" office:value="0" table:style-name="ce1">
            <text:p>0</text:p>
          </table:table-cell>
          <table:table-cell table:number-columns-repeated="16382"/>
        </table:table-row>
        <table:table-row table:style-name="ro1">
          <table:table-cell office:value-type="string" table:style-name="ce1">
            <text:p>ছেলেরা পরকিয়া করতে গিয়ে ধরা খাইলে তাকে উদ্ধার করা পুলিশের গুরু দায়িত্ব আহা বাঙালি</text:p>
          </table:table-cell>
          <table:table-cell office:value-type="float" office:value="0" table:style-name="ce1">
            <text:p>0</text:p>
          </table:table-cell>
          <table:table-cell table:number-columns-repeated="16382"/>
        </table:table-row>
        <table:table-row table:style-name="ro1">
          <table:table-cell office:value-type="string" table:style-name="ce4">
            <text:p>সব থেকে নোংরা ভাষা বলেন আমাদের রাজ্যের মুখ্যমন্ত্রী ও তার দলের নেতা-নেত্রী ও মন্ত্রীরা....</text:p>
          </table:table-cell>
          <table:table-cell office:value-type="float" office:value="0" table:style-name="ce1">
            <text:p>0</text:p>
          </table:table-cell>
          <table:table-cell table:number-columns-repeated="16382"/>
        </table:table-row>
        <table:table-row table:style-name="ro1">
          <table:table-cell office:value-type="string" table:style-name="ce4">
            <text:p>মানুষরূপী এই জানোয়ারদের ফাঁসি দ্রুত কার্যকর করা হোক।এমন মেধাবীরা সুযোগ পেলে দেশটাকেই গিলে ফেলবে।যাদের মধ্যে মনুষ্যত্বটাই নাই, তারা কখনোই দেশ ও দশের জন্য কল্যাণ বয়ে আনতে পারবে না।</text:p>
          </table:table-cell>
          <table:table-cell office:value-type="float" office:value="0" table:style-name="ce1">
            <text:p>0</text:p>
          </table:table-cell>
          <table:table-cell table:number-columns-repeated="16382"/>
        </table:table-row>
        <table:table-row table:style-name="ro1">
          <table:table-cell office:value-type="string" table:style-name="ce4">
            <text:p>ভাইয়া আমি মুসলিম সত্য সন্ধানী</text:p>
          </table:table-cell>
          <table:table-cell office:value-type="float" office:value="1" table:style-name="ce1">
            <text:p>1</text:p>
          </table:table-cell>
          <table:table-cell table:number-columns-repeated="16382"/>
        </table:table-row>
        <table:table-row table:style-name="ro1">
          <table:table-cell office:value-type="string" table:style-name="ce4">
            <text:p>ভাই টি খুব তাড়াতাড়ি থেটিং পেয়েছে বলে মনে হয়,তাই একটু বেলেন্স করে চলেছে,বস বাংলায় থাকতে গেলে একটু সেটিং করে চলতে হয় না হলে তূনমূল করতে হয়, একটু দেরীতে হলেও বুঝে লে পাল্টী,</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কি হাত মারে। ওদিকে জাস না এর মানে কি</text:p>
          </table:table-cell>
          <table:table-cell office:value-type="float" office:value="0" table:style-name="ce1">
            <text:p>0</text:p>
          </table:table-cell>
          <table:table-cell table:number-columns-repeated="16382"/>
        </table:table-row>
        <table:table-row table:style-name="ro1">
          <table:table-cell office:value-type="string" table:style-name="ce1">
            <text:p>পুলিশের কাজ সবাইকে নিরাপত্তা দেয়া। স্থানীয় এলাকাবাসী দুইজন লোককে আটকে রেখেছিল। হইতো তারা গুরুতর কোন অপরাধ করেছে। এলাকাবাসী যদি তাদের পিটিয়ে মেরে ফেলতো তখন আপনারাই কমেন্টে এসে বলতেন পুলিশ কি করলো। আটককৃতরা ৯৯৯ ফোন করে অভিযোগ দিয়েছে পুলিশ গিয়েছে তাদের উদ্ধার করতে। এখানে পুলিশের দোষটা কোথায়। সত্যি বলতে কি যারা এখানে কমেন্ট করছে বিপদে পড়লে সবার আগে তারাই পুলিশের কাছে যাবে</text:p>
          </table:table-cell>
          <table:table-cell office:value-type="float" office:value="0" table:style-name="ce1">
            <text:p>0</text:p>
          </table:table-cell>
          <table:table-cell table:number-columns-repeated="16382"/>
        </table:table-row>
        <table:table-row table:style-name="ro1">
          <table:table-cell office:value-type="string" table:style-name="ce4">
            <text:p>গ্রাম বাংলায় গরিব ঘরের মানুষ দের মধ্যে বিভিন্ন শারীরিক সমস্যা দেখা দিয়েছে এই ভাকসিন নেয়ার পরে থেকে ।যেমন এলরজী,পিঠ,কোমর,পায় জন্তনা,বিভিন্ন চর্মরোগ ।</text:p>
          </table:table-cell>
          <table:table-cell office:value-type="float" office:value="0" table:style-name="ce1">
            <text:p>0</text:p>
          </table:table-cell>
          <table:table-cell table:number-columns-repeated="16382"/>
        </table:table-row>
        <table:table-row table:style-name="ro1">
          <table:table-cell office:value-type="string" table:style-name="ce1">
            <text:p>উপজাত বলে কথা এদের, আর জানুয়ারের মধ্যকার থেমন কোনো পার্থক্য নেই।</text:p>
          </table:table-cell>
          <table:table-cell office:value-type="float" office:value="0" table:style-name="ce1">
            <text:p>0</text:p>
          </table:table-cell>
          <table:table-cell table:number-columns-repeated="16382"/>
        </table:table-row>
        <table:table-row table:style-name="ro1">
          <table:table-cell office:value-type="string" table:style-name="ce4">
            <text:p>ইমরান এর মৃত্যুর জন্য একমাত্র দায়ী রাজ্য সরকার এবং মুখ্যমন্ত্রী মমতা বন্দ্যোপাধ্যায় ও শিক্ষামন্ত্রী</text:p>
          </table:table-cell>
          <table:table-cell office:value-type="float" office:value="0" table:style-name="ce1">
            <text:p>0</text:p>
          </table:table-cell>
          <table:table-cell table:number-columns-repeated="16382"/>
        </table:table-row>
        <table:table-row table:style-name="ro1">
          <table:table-cell office:value-type="string" table:style-name="ce4">
            <text:p>বর্তমানে বাংলাদেশের সবচেয়ে বড় সন্ত্রাস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হায়রে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নিউজ টা শোনার পর ভালো লাগলো দুই চারটা পুলিশ মরলে আরো বেশি ভালো লাগত।</text:p>
          </table:table-cell>
          <table:table-cell office:value-type="float" office:value="0" table:style-name="ce1">
            <text:p>0</text:p>
          </table:table-cell>
          <table:table-cell table:number-columns-repeated="16382"/>
        </table:table-row>
        <table:table-row table:style-name="ro1">
          <table:table-cell office:value-type="string" table:style-name="ce4">
            <text:p>আসলেই ছাত্র রাজনীতি শুধু একটা ছেলেকে না, পুরো একটা ফ্যামিলি কে ধংস করে, কিন্তু আমাদের দেশের সরকার প্রধান কেনো এটা নিষিদ্ধ করে না ভাবার বিষয়</text:p>
          </table:table-cell>
          <table:table-cell office:value-type="float" office:value="0" table:style-name="ce1">
            <text:p>0</text:p>
          </table:table-cell>
          <table:table-cell table:number-columns-repeated="16382"/>
        </table:table-row>
        <table:table-row table:style-name="ro1">
          <table:table-cell office:value-type="string" table:style-name="ce4">
            <text:p>আসলেই কান্না চলে আসলো</text:p>
          </table:table-cell>
          <table:table-cell office:value-type="float" office:value="0" table:style-name="ce1">
            <text:p>0</text:p>
          </table:table-cell>
          <table:table-cell table:number-columns-repeated="16382"/>
        </table:table-row>
        <table:table-row table:style-name="ro1">
          <table:table-cell office:value-type="string" table:style-name="ce4">
            <text:p>প্রত্যেক ধর্মই শান্তির কথা বলে। আমরাই নিজের স্বার্থে অশান্তি ডেকে আনি।</text:p>
          </table:table-cell>
          <table:table-cell office:value-type="float" office:value="1" table:style-name="ce1">
            <text:p>1</text:p>
          </table:table-cell>
          <table:table-cell table:number-columns-repeated="16382"/>
        </table:table-row>
        <table:table-row table:style-name="ro1">
          <table:table-cell office:value-type="string" table:style-name="ce1">
            <text:p>এত এত প্রমাণ থাকার পর ও বিচার নাই একমাত্র এমন বাংলাদেশ এই সম্ভব</text:p>
          </table:table-cell>
          <table:table-cell office:value-type="float" office:value="0" table:style-name="ce1">
            <text:p>0</text:p>
          </table:table-cell>
          <table:table-cell table:number-columns-repeated="16382"/>
        </table:table-row>
        <table:table-row table:style-name="ro1">
          <table:table-cell office:value-type="string" table:style-name="ce4">
            <text:p>সাহস থাকলে মমতা ব্যানার্জির সামনে বসে এভাবে তার কুকথা নিয়ে একটা পর্ব করুন, দিলীপ বাবু ঠিক জায়গায় আছেন।</text:p>
          </table:table-cell>
          <table:table-cell office:value-type="float" office:value="0" table:style-name="ce1">
            <text:p>0</text:p>
          </table:table-cell>
          <table:table-cell table:number-columns-repeated="16382"/>
        </table:table-row>
        <table:table-row table:style-name="ro1">
          <table:table-cell office:value-type="string" table:style-name="ce4">
            <text:p>11/12/2021 শেষ বার দেখলাম।</text:p>
          </table:table-cell>
          <table:table-cell office:value-type="float" office:value="0" table:style-name="ce1">
            <text:p>0</text:p>
          </table:table-cell>
          <table:table-cell table:number-columns-repeated="16382"/>
        </table:table-row>
        <table:table-row table:style-name="ro1">
          <table:table-cell office:value-type="string" table:style-name="ce1">
            <text:p>দিলিপ ঘোষ কোনও খারাপ কথা আজ পর্য্যন্ত বলেনি। মুখ্যমন্ত্রীর খিস্তি গুলি শুনিয়ে দেন না একটু।</text:p>
          </table:table-cell>
          <table:table-cell office:value-type="float" office:value="0" table:style-name="ce1">
            <text:p>0</text:p>
          </table:table-cell>
          <table:table-cell table:number-columns-repeated="16382"/>
        </table:table-row>
        <table:table-row table:style-name="ro1">
          <table:table-cell office:value-type="string" table:style-name="ce4">
            <text:p>সংখ্যালঘু পরিবারের ভালো শিক্ষিত ছেলেটা চলে গেলো একরাশ স্বপ্ন বুকে নিয়ে... এই রাজ্য সরকার কে জানাই ধিক্কার... ধিক্কার...</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কে অসংখ্য ধন্যবাদ। এত অল্প বয়সে সুন্দর শব্দ চয়ন এবং মার্জিত ভাষা বড়শিয়ান নেতাকেও হার মানায়।</text:p>
          </table:table-cell>
          <table:table-cell office:value-type="float" office:value="1" table:style-name="ce1">
            <text:p>1</text:p>
          </table:table-cell>
          <table:table-cell table:number-columns-repeated="16382"/>
        </table:table-row>
        <table:table-row table:style-name="ro1">
          <table:table-cell office:value-type="string" table:style-name="ce4">
            <text:p>কি এক দেশে বাস করি সে দেশে পুলিশ মারলে মানুষ বলে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 রা তাও বুঝবে না</text:p>
          </table:table-cell>
          <table:table-cell office:value-type="float" office:value="0" table:style-name="ce1">
            <text:p>0</text:p>
          </table:table-cell>
          <table:table-cell table:number-columns-repeated="16382"/>
        </table:table-row>
        <table:table-row table:style-name="ro1">
          <table:table-cell office:value-type="string" table:style-name="ce1">
            <text:p>ফরেনসিক বিভাগ বলছে বাংলাদেশের আবহাওয়ায় লাশের হার থেকে মাংস খসতে লাগবে ৪৫ থেকে ৬০ দিন। তার মানে গোস্ত খাওয়া হয়েছে,, মানুষ কিভাবে এতো নির্মম হয়?</text:p>
          </table:table-cell>
          <table:table-cell office:value-type="float" office:value="0" table:style-name="ce1">
            <text:p>0</text:p>
          </table:table-cell>
          <table:table-cell table:number-columns-repeated="16382"/>
        </table:table-row>
        <table:table-row table:style-name="ro1">
          <table:table-cell office:value-type="string" table:style-name="ce1">
            <text:p>দুর্নীতি গ্র্স্ত আর মোহিলা দের আইডল এক না, 2011 এর আগে মমতা বন্দ্যোপাধ্যায় জে লড়াই করেছে সেটা সব মহিলার জন্য আইডল। এটা মানতে হবে,তার লড়াই।</text:p>
          </table:table-cell>
          <table:table-cell office:value-type="float" office:value="1" table:style-name="ce1">
            <text:p>1</text:p>
          </table:table-cell>
          <table:table-cell table:number-columns-repeated="16382"/>
        </table:table-row>
        <table:table-row table:style-name="ro1">
          <table:table-cell office:value-type="string" table:style-name="ce4">
            <text:p>একদম,,এত মানসিক যন্ত্রণায় ভোগান্তি হচ্ছে এই অসভ্য ইতর দল আর সরকারের জন্যই।কেউ ভোট দেবো না।</text:p>
          </table:table-cell>
          <table:table-cell office:value-type="float" office:value="0" table:style-name="ce1">
            <text:p>0</text:p>
          </table:table-cell>
          <table:table-cell table:number-columns-repeated="16382"/>
        </table:table-row>
        <table:table-row table:style-name="ro1">
          <table:table-cell office:value-type="string" table:style-name="ce1">
            <text:p>জজ সাহেবকে রাজনীতিতে প্রবেশ করতে গেলে যদি শর্ত বা আইন কানুন থাকা উচিত, সকাল-বিকাল রাজনৈতিক ব্যক্তিত্বদের দল বদলের ক্ষেত্রে কঠিন আইন কানুন থাকা উচিত। এ বিষয়ে অরিত্রবাবুকে উপযুক্ত স্থানে দৃষ্টি আকর্ষণের অনুরোধ রাখি। ধন্যবাদ।</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মস্ত গুন্ডা দের ফাঁসি চাই এবং তাড়াতাড়ি রায় কার্য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প্রশাসন এর ভুমিকা শুরুতে আরও কঠিন হওয়া উচিত ছিলো।</text:p>
          </table:table-cell>
          <table:table-cell office:value-type="float" office:value="0" table:style-name="ce1">
            <text:p>0</text:p>
          </table:table-cell>
          <table:table-cell table:number-columns-repeated="16382"/>
        </table:table-row>
        <table:table-row table:style-name="ro1">
          <table:table-cell office:value-type="string" table:style-name="ce4">
            <text:p>গ্রাম শহর বেরিয়ে এসো নেইকো কোন ভয় সঙ্গে আছে দিলীপবাবু হবে মোদের জয় । জয় জয় জয় জয় বিজেপির জয় ‌। জয় জয় জয় জয় দিলীপ বাবুর জয়</text:p>
          </table:table-cell>
          <table:table-cell office:value-type="float" office:value="1" table:style-name="ce1">
            <text:p>1</text:p>
          </table:table-cell>
          <table:table-cell table:number-columns-repeated="16382"/>
        </table:table-row>
        <table:table-row table:style-name="ro1">
          <table:table-cell office:value-type="string" table:style-name="ce4">
            <text:p>ভয়াবহ মর্মান্তিক</text:p>
          </table:table-cell>
          <table:table-cell office:value-type="float" office:value="0" table:style-name="ce1">
            <text:p>0</text:p>
          </table:table-cell>
          <table:table-cell table:number-columns-repeated="16382"/>
        </table:table-row>
        <table:table-row table:style-name="ro1">
          <table:table-cell office:value-type="string" table:style-name="ce4">
            <text:p>এ তো বিজেপির বড়ো হুনু নাকি</text:p>
          </table:table-cell>
          <table:table-cell office:value-type="float" office:value="0" table:style-name="ce1">
            <text:p>0</text:p>
          </table:table-cell>
          <table:table-cell table:number-columns-repeated="16382"/>
        </table:table-row>
        <table:table-row table:style-name="ro1">
          <table:table-cell office:value-type="string" table:style-name="ce4">
            <text:p>অপরাধীদেরকে কঠিনতম শাস্তি দেওয়া হক আর উপজাতি খানকির পোলা বাংলাদেশ থেকে মায়ানমারের নিক্ষেপ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কিন্তু বিজেপি বাংলায় 0 হবে</text:p>
          </table:table-cell>
          <table:table-cell office:value-type="float" office:value="0" table:style-name="ce1">
            <text:p>0</text:p>
          </table:table-cell>
          <table:table-cell table:number-columns-repeated="16382"/>
        </table:table-row>
        <table:table-row table:style-name="ro1">
          <table:table-cell office:value-type="string" table:style-name="ce4">
            <text:p>পাহাড়ি মানুষ গুলো খুব বাড়াবাড়ি করছে দিন দিন৷ এদের বিরুদ্ধে কিছু করা উচিত সরকারের</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এই হ্নদয় ভাইকে যে বা যারা হত্যা করেছে তাদেরকে অবশ্যই ফাঁসি দিতে হবে। আর বান্দরবন সহ সকল পাহাড়ি এলাকায় কঠোর ভাবে পুলিশ এর ফাঁড়ি তৌরী করতে হবে। যাতে করে ভবিষ্যতে আর কেউ এই ধরনের কাজ করতে সাহস না পায়। আল্লাহ্ তুমি হ্নদয়ের পরিবারকে ধৌর্য্য ধরার তৌফিক দান কর। আমিন</text:p>
          </table:table-cell>
          <table:table-cell office:value-type="float" office:value="0" table:style-name="ce1">
            <text:p>0</text:p>
          </table:table-cell>
          <table:table-cell table:number-columns-repeated="16382"/>
        </table:table-row>
        <table:table-row table:style-name="ro1">
          <table:table-cell office:value-type="string" table:style-name="ce4">
            <text:p>বান্দরবানের প্রশাসন হৃদয়কে খুঁজে পেতে সহায়তা না করা দুঃখজনক। পাহাড়গুলো নিয়ন্ত্রণে আনা দরকার।</text:p>
          </table:table-cell>
          <table:table-cell office:value-type="float" office:value="0" table:style-name="ce1">
            <text:p>0</text:p>
          </table:table-cell>
          <table:table-cell table:number-columns-repeated="16382"/>
        </table:table-row>
        <table:table-row table:style-name="ro1">
          <table:table-cell office:value-type="string" table:style-name="ce1">
            <text:p>ঐ গ্রামে নিশ্চয়ই নেতার পাওয়ার বেশি তাই এমন করার সাহস ঐ লোকরা করছে আমি কখনো অন্যায়ের পক্ষে কমেন্ট লিখে উস্কানি দিয়ে সমাজ নষ্ট করার চেষ্টা করি না তাই কখনোই এসব মানে নেই না পুলিশ কি মানুষ না আর সব পুলিশ কি চাইলে সব করত পারে তাদের বড় নেতার হুকুম মানতে হয় আবার জনগনকে ও বাচাতে হয় তাই সাধারণ মানুষ অনেক কথা বলে তবু ও তারা কারো বিপদে আসে 999 এ ফোন দিছে তাই আসছে তাই বলে গ্রামের লোক এতো বড় কাজ করবে কার জোড়ে এটা করছে তাকে খুঁজে বের করে দিন।</text:p>
          </table:table-cell>
          <table:table-cell office:value-type="float" office:value="0" table:style-name="ce1">
            <text:p>0</text:p>
          </table:table-cell>
          <table:table-cell table:number-columns-repeated="16382"/>
        </table:table-row>
        <table:table-row table:style-name="ro1">
          <table:table-cell office:value-type="string" table:style-name="ce4">
            <text:p>ভারতীয় গোলামের পতন হলে বেনজীর ডাকাত পুলিশ লীগের বিচার করবে দেশের মানুষ</text:p>
          </table:table-cell>
          <table:table-cell office:value-type="float" office:value="0" table:style-name="ce1">
            <text:p>0</text:p>
          </table:table-cell>
          <table:table-cell table:number-columns-repeated="16382"/>
        </table:table-row>
        <table:table-row table:style-name="ro1">
          <table:table-cell office:value-type="string" table:style-name="ce4">
            <text:p>এমন রাজনিতি জারা করে তাদের মা কতজনের চোদা খায়া যে এই শালাগো পয়দা করছে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কাজগুলো উপজাতিরা করেছে বলে কোন শাস্তি দেবে না যদি কোন বাঙালি করত?</text:p>
          </table:table-cell>
          <table:table-cell office:value-type="float" office:value="0" table:style-name="ce1">
            <text:p>0</text:p>
          </table:table-cell>
          <table:table-cell table:number-columns-repeated="16382"/>
        </table:table-row>
        <table:table-row table:style-name="ro1">
          <table:table-cell office:value-type="string" table:style-name="ce4">
            <text:p>দুঃখ জনক,,,</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র পুলিশ বোকাচোদার,ভীতু</text:p>
          </table:table-cell>
          <table:table-cell office:value-type="float" office:value="0" table:style-name="ce1">
            <text:p>0</text:p>
          </table:table-cell>
          <table:table-cell table:number-columns-repeated="16382"/>
        </table:table-row>
        <table:table-row table:style-name="ro1">
          <table:table-cell office:value-type="string" table:style-name="ce4">
            <text:p>তাহলে এতো দিন বৃষ্টি হলো না কেন।মন্দির প্রতিষ্টানেে আগেই বৃষ্টি হলো।এই মাটিকে প্রবীত করে দিয়েছে প্রাণ প্রতিষ্টানেে আগে</text:p>
          </table:table-cell>
          <table:table-cell office:value-type="float" office:value="1" table:style-name="ce1">
            <text:p>1</text:p>
          </table:table-cell>
          <table:table-cell table:number-columns-repeated="16382"/>
        </table:table-row>
        <table:table-row table:style-name="ro1">
          <table:table-cell office:value-type="string" table:style-name="ce4">
            <text:p>জারোজ বাংলাদেশ পসাসন পুলিশ বাহিনী</text:p>
          </table:table-cell>
          <table:table-cell office:value-type="float" office:value="0" table:style-name="ce1">
            <text:p>0</text:p>
          </table:table-cell>
          <table:table-cell table:number-columns-repeated="16382"/>
        </table:table-row>
        <table:table-row table:style-name="ro1">
          <table:table-cell office:value-type="string" table:style-name="ce1">
            <text:p>কোথায় বাংলাদেশের ভেতরে ঘাপটি মেরে থাকা নাস্তিক শোয়োরের বাচ্চারা এখন কেনো কথা বলছেনা শোয়োরের বাচ্চারা, উপজাতি সন্ত্রাসীদের বিরুদ্ধে । বাংলাদেশের মারাক্তক শত্রু এই উপজাতি সন্ত্রাসীরা, গুম, হত্যা, অপহরণ, জিম্মি করে মুক্তিপণ, চুরি, ডাকাতি সহ বিভিন্ন কুকর্ম চালিয়ে যাচ্ছে এই উপজাতি সন্ত্রাসীরা। আর বাংলাদেশে ঘাপটি মেরে থাকা নাস্তিক শোয়োরের বাচ্চারা এই উপজাতি সন্ত্রাসীদের মদদ যোগাচ্ছে ও প্রকাশ্য এদের পক্ষে দালালি করে চলেছে, নাস্তিক শোয়োরের বাচ্চারা। এরা সবাই দেশদ্রোহী হানাদার এদের খুঁজে বের করে দেশদ্রোহী মামলায় গ্রেফতার করে ফাঁসি দেওয়া হো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নাগরিক/জনগণের বন্ধু সেটা পুলিশ প্রশাসনের লোকজন কে প্রমাণ করতে হবে মামলা হামলা করে কোন লাভ নেই পুলিশ প্রশাসনের লোকজনে কে আর সহনশীল হতে হবে বাধ্যতামূলক</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জন্মগ্রহণ না করলে এইসব দেখতে পারতাম না</text:p>
          </table:table-cell>
          <table:table-cell office:value-type="float" office:value="0" table:style-name="ce1">
            <text:p>0</text:p>
          </table:table-cell>
          <table:table-cell table:number-columns-repeated="16382"/>
        </table:table-row>
        <table:table-row table:style-name="ro1">
          <table:table-cell office:value-type="string" table:style-name="ce4">
            <text:p>এর জন্য মুখ্য মুখ্যমন্ত্রী দায়ী</text:p>
          </table:table-cell>
          <table:table-cell office:value-type="float" office:value="0" table:style-name="ce1">
            <text:p>0</text:p>
          </table:table-cell>
          <table:table-cell table:number-columns-repeated="16382"/>
        </table:table-row>
        <table:table-row table:style-name="ro1">
          <table:table-cell office:value-type="string" table:style-name="ce4">
            <text:p>পেছনের পুলিশ ভাইটি লুকিয়ে লুকিয়ে কান্না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প্রতিদিন সড়ক দুর্ঘটনায় মানুষ মারা যায় এর দায়বদ্ধতা কে নিবে। এটাই শেখ হাসিনার ডিজিটাল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মন্দির, গির্জা নির্মাণে কোন বাজেট নেই</text:p>
          </table:table-cell>
          <table:table-cell office:value-type="float" office:value="0" table:style-name="ce1">
            <text:p>0</text:p>
          </table:table-cell>
          <table:table-cell table:number-columns-repeated="16382"/>
        </table:table-row>
        <table:table-row table:style-name="ro1">
          <table:table-cell office:value-type="string" table:style-name="ce1">
            <text:p>এখনো কিছু পুলিশ সদস্য আছে যাদের কথা চিন্তা করে ঢালাও ভাবে পুরো ডিপার্টমেন্টকে খারাপ বলতে পারছি না।</text:p>
          </table:table-cell>
          <table:table-cell office:value-type="float" office:value="1" table:style-name="ce1">
            <text:p>1</text:p>
          </table:table-cell>
          <table:table-cell table:number-columns-repeated="16382"/>
        </table:table-row>
        <table:table-row table:style-name="ro1">
          <table:table-cell office:value-type="string" table:style-name="ce4">
            <text:p>অরিত্র ভাই তুই রাজনীতিতে আয় খুব দরকার। সবার ভাষার দক্ষতা থাকে না, যেটা তোর আছে।</text:p>
          </table:table-cell>
          <table:table-cell office:value-type="float" office:value="1" table:style-name="ce1">
            <text:p>1</text:p>
          </table:table-cell>
          <table:table-cell table:number-columns-repeated="16382"/>
        </table:table-row>
        <table:table-row table:style-name="ro1">
          <table:table-cell office:value-type="string" table:style-name="ce4">
            <text:p>বাচ্চাকে দেখে চোখের পানি চলে আসলো,, কারণ যার মা নেই সেই বুঝে মায়ের অপূন্যতা, কারণ আমার মা ও ছোটবেলা এই ভাবে চলে গেছে আমাকে কাঁদিয়ে, ভালো থাকুক অবুঝ বাচ্চাটি</text:p>
          </table:table-cell>
          <table:table-cell office:value-type="float" office:value="1" table:style-name="ce1">
            <text:p>1</text:p>
          </table:table-cell>
          <table:table-cell table:number-columns-repeated="16382"/>
        </table:table-row>
        <table:table-row table:style-name="ro1">
          <table:table-cell office:value-type="string" table:style-name="ce4">
            <text:p>আমি বাংলাদেশ থেকে দেখছি।অরিত্র দত্ত বনিক বয়সে আমার চেয়ে ছোট হলেও তার প্রতি শ্রদ্ধায় আমার মাথানত হয় তার আদর্শে মহিমায়।</text:p>
          </table:table-cell>
          <table:table-cell office:value-type="float" office:value="1" table:style-name="ce1">
            <text:p>1</text:p>
          </table:table-cell>
          <table:table-cell table:number-columns-repeated="16382"/>
        </table:table-row>
        <table:table-row table:style-name="ro1">
          <table:table-cell office:value-type="string" table:style-name="ce4">
            <text:p>কোভিশিল্ড ভ্যাকসিন এরা ইলেকট্রোরাল বন্ড এ কত কোটি টাকা দিয়েছে এবং বি জে পি এর তোলাবাজি মুখোশ খুলে দিয়েছে।</text:p>
          </table:table-cell>
          <table:table-cell office:value-type="float" office:value="0" table:style-name="ce1">
            <text:p>0</text:p>
          </table:table-cell>
          <table:table-cell table:number-columns-repeated="16382"/>
        </table:table-row>
        <table:table-row table:style-name="ro1">
          <table:table-cell office:value-type="string" table:style-name="ce4">
            <text:p>ইসলাম ধর্মের ওপরে কোন ধর্ম নেই</text:p>
          </table:table-cell>
          <table:table-cell office:value-type="float" office:value="0" table:style-name="ce1">
            <text:p>0</text:p>
          </table:table-cell>
          <table:table-cell table:number-columns-repeated="16382"/>
        </table:table-row>
        <table:table-row table:style-name="ro1">
          <table:table-cell office:value-type="string" table:style-name="ce1">
            <text:p>ভ্যাকসিন জীবনদায়ি,কিন্তু কথা হলো আদৌ কভিড কি একজন সুস্থ মানুষকে মেরে ফেলার ক্ষমতা রাখতো? এর সংক্রমক হার খুব বেশী ছিল কিন্তু সুস্থ ব্যক্তিকে মারার মত ক্ষমতা মোটেই ছিল না, তবে যারা কোভিড আক্রান্ত হয়ে মারা গেছে,তাদের তবে এমন হলো কেন?এর মুল কারন ছিল অন্য জটিল রোগ দ্বারা তারা পূর্বে ই আক্রন্ত ছিল, সেটার উপসর্গ বৃদ্ধি ই মূল কারণ ছিল। তাহলে চিকিৎসা বিজ্ঞানের এটা নিয়ে কাজ করা উচিৎ, রোগ পালা উচিত নয়,রোগ পালবেন আর দোষ দেবেন নিরীহ ভাইরাসের তা কি করে হয়......</text:p>
          </table:table-cell>
          <table:table-cell office:value-type="float" office:value="0" table:style-name="ce1">
            <text:p>0</text:p>
          </table:table-cell>
          <table:table-cell table:number-columns-repeated="16382"/>
        </table:table-row>
        <table:table-row table:style-name="ro1">
          <table:table-cell office:value-type="string" table:style-name="ce4">
            <text:p>আর কতো প্রাণ গেলে সরকারের টনক নড়বে?!</text:p>
          </table:table-cell>
          <table:table-cell office:value-type="float" office:value="0" table:style-name="ce1">
            <text:p>0</text:p>
          </table:table-cell>
          <table:table-cell table:number-columns-repeated="16382"/>
        </table:table-row>
        <table:table-row table:style-name="ro1">
          <table:table-cell office:value-type="string" table:style-name="ce4">
            <text:p>ভাই বাংলাদেশে কোনও বিচার নাই থাকলে এদের ফরাসি হতো এক সপ্তাহের মধ্যে কিন্তু হবে না কে করবে এই চোরের দেশে বিচার</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ঠিন বিচার হওয়া উচিত</text:p>
          </table:table-cell>
          <table:table-cell office:value-type="float" office:value="1" table:style-name="ce1">
            <text:p>1</text:p>
          </table:table-cell>
          <table:table-cell table:number-columns-repeated="16382"/>
        </table:table-row>
        <table:table-row table:style-name="ro1">
          <table:table-cell office:value-type="string" table:style-name="ce4">
            <text:p>সত্যি দুঃখ জনক তবে কঠিন সাজা দাবি করছি আসামিদের</text:p>
          </table:table-cell>
          <table:table-cell office:value-type="float" office:value="1" table:style-name="ce1">
            <text:p>1</text:p>
          </table:table-cell>
          <table:table-cell table:number-columns-repeated="16382"/>
        </table:table-row>
        <table:table-row table:style-name="ro1">
          <table:table-cell office:value-type="string" table:style-name="ce4">
            <text:p>ও এটা ভয়ে বলেছে</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উপজাতিদের মাঝে কিছু দল এখনো মানুষখেকো আছে।। এরা অনেক বেশি অসভ্য এবং অহংকারী।। বাংলাদেশের আরমি এদেরকে চেকে না রাখলে অনেক আগেই এই জংিরা বাংলাদেশ এর চট্টগ্রাম অংশ মুক্ত করে ফেলতো।। এখনো যদি আপনি কোনো উপজাতিদের সাথে কথা বলেন তাদের মাঝে আমাদের মত বাংলাদেশিদের প্রতি তীব্র হেট্রেড দেখতে পাবেন।। বাংালদেশের ১৯৭১ যুদ্ধের সময় এরা বাংালদেশের বিরুদ্ধে ছিল।। রাজাকারদের সাথে সাথে এই উপজাতিদের বিচার হওয়াও দরকার ছিল।। এই উপজাতিদের কিছু ভ্লগার ভিডিওতেও এই ঘটনা নিয়ে তাদের কোনো লজ্জা নেই উলটা এই ঘটনার উমাং এর পক্ষে কথা বলতেছে।।</text:p>
          </table:table-cell>
          <table:table-cell office:value-type="float" office:value="0" table:style-name="ce1">
            <text:p>0</text:p>
          </table:table-cell>
          <table:table-cell table:number-columns-repeated="16382"/>
        </table:table-row>
        <table:table-row table:style-name="ro1">
          <table:table-cell office:value-type="string" table:style-name="ce1">
            <text:p>মোসলমানরা এতো উদার কিন্তু ভারতের অনেক মুসলিম বনচিত অত্যাচারীত।মুসলমানদের থেকে ভালোবাসা শিক্ষা করেন</text:p>
          </table:table-cell>
          <table:table-cell office:value-type="float" office:value="0" table:style-name="ce1">
            <text:p>0</text:p>
          </table:table-cell>
          <table:table-cell table:number-columns-repeated="16382"/>
        </table:table-row>
        <table:table-row table:style-name="ro1">
          <table:table-cell office:value-type="string" table:style-name="ce1">
            <text:p>চোরেদের পাশে থেকে পাটি তে নাম লেখাও।আর চোর তৈরী হও এই বাত্রা দিলেন চোরের মুখপাত্র।। অনেক বেজন্মা আসবে চোরেদের হয়ে ওকালতি করতে।। তাই কমেন্ট টা করলাম।।</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ব খবর প্রচার করা হচ্ছে যাতে লোকে বিভিন্ন টেস্ট করাতে এবার দৌড়ায় এবং ভ্যাকসিন পার্শ্বপ্রতিক্রিয়া না হওয়ার ভ্যাকসিন নিতে দৌড়ায় ফার্মা মাফিয়া</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লিশের কাজ হইলো দূর্নীতি করা। আইন শৃঙ্খলা কি নিয়ন্ত্রণ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আরব আমিরাত কে , মুসলিম বিশ্বের বয়কট করা প্রয়োজন।</text:p>
          </table:table-cell>
          <table:table-cell office:value-type="float" office:value="0" table:style-name="ce1">
            <text:p>0</text:p>
          </table:table-cell>
          <table:table-cell table:number-columns-repeated="16382"/>
        </table:table-row>
        <table:table-row table:style-name="ro1">
          <table:table-cell office:value-type="string" table:style-name="ce4">
            <text:p>তুই সেই ভারতীয় যে বাংলাদেশী মোল্লাদের হেগো পোঁদ জিভ দিয়ে চাটিস</text:p>
          </table:table-cell>
          <table:table-cell office:value-type="float" office:value="0" table:style-name="ce1">
            <text:p>0</text:p>
          </table:table-cell>
          <table:table-cell table:number-columns-repeated="16382"/>
        </table:table-row>
        <table:table-row table:style-name="ro1">
          <table:table-cell office:value-type="string" table:style-name="ce4">
            <text:p>এক দল চোর , এক দল ডাকাত , আর অন্য দল গুলোর নেই কোন ভবিষ্যত পরিকল্পনা !!! শুধুমাত্র পাল্লাপাল্লি হচ্ছে ধর্ম ও জাতীয়তাবাদ নিয়ে !! এর সুযোগ নিয়ে সুবিধাবাদীরা দল গুলোর নিয়ন্ত্রক ! এগুলোর ফলে রাজনীতি দেশের জন্যে না হয়ে , দেশ রাজনীতির ও সুবিধাবাদীদের জন্য কাজ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নো গুলি করে প্রশাসন পুলিশ মেরে ফেলে না কেনো?????????</text:p>
          </table:table-cell>
          <table:table-cell office:value-type="float" office:value="0" table:style-name="ce1">
            <text:p>0</text:p>
          </table:table-cell>
          <table:table-cell table:number-columns-repeated="16382"/>
        </table:table-row>
        <table:table-row table:style-name="ro1">
          <table:table-cell office:value-type="string" table:style-name="ce1">
            <text:p>এত কস্ট করে সত্য উদঘাটনে চেস্টা করেছে সময় টিভি,,,এবার এই উপজাতিদের কে সহ রোহিংগা দের বাংলাদেশ থেকে তারিয়ে দেওয়া হোক,,নয়ত ভবিষ্যতে ইজরায়েলের মত অবস্থা হবে আমাদের,,,,</text:p>
          </table:table-cell>
          <table:table-cell office:value-type="float" office:value="0" table:style-name="ce1">
            <text:p>0</text:p>
          </table:table-cell>
          <table:table-cell table:number-columns-repeated="16382"/>
        </table:table-row>
        <table:table-row table:style-name="ro1">
          <table:table-cell office:value-type="string" table:style-name="ce4">
            <text:p>সত্যি কথা বলতে দিলিপ ঘোষ ভয় পায়না কার কোথায় বাজে অতো দেখার সময় নেই জয়শ্রীরাম দিলিপ ঘোষ জিন্দাবাদ ধন্যবাদ জয়গুরু জানাই সবাইকে এইবার চারশো পার</text:p>
          </table:table-cell>
          <table:table-cell office:value-type="float" office:value="1" table:style-name="ce1">
            <text:p>1</text:p>
          </table:table-cell>
          <table:table-cell table:number-columns-repeated="16382"/>
        </table:table-row>
        <table:table-row table:style-name="ro1">
          <table:table-cell office:value-type="string" table:style-name="ce1">
            <text:p>এই দুনিয়া বড়ই নিষ্ঠুর এই দুনিয়া কাউকে কিছু দিতে পারবে না তাহলে কেন দুনিয়ার ভালোবাসায় মোহে আল্লাহকে ভুলে আছো</text:p>
          </table:table-cell>
          <table:table-cell office:value-type="float" office:value="0" table:style-name="ce1">
            <text:p>0</text:p>
          </table:table-cell>
          <table:table-cell table:number-columns-repeated="16382"/>
        </table:table-row>
        <table:table-row table:style-name="ro1">
          <table:table-cell office:value-type="string" table:style-name="ce4">
            <text:p>হৃদয় কে মহান আল্লাহ শহীদ হিসেবে কবুল করুক,,,। এমন অবিশ্বাস্য ঘটনা সত্যিই খুবি দুঃখজনক ও মর্মান্তিক, অবশ্যই এর সর্বোচ্চ ও চূড়ান্ত শাস্তি মৃত্যুদন্ডের দাবি জানাচ্ছি। আর মহান আল্লাহর কাছে প্রর্থনা জানাচ্ছি তার পরিবার যেনো ধৈর্য্য ধারন করতে পারে,,,আমীন।</text:p>
          </table:table-cell>
          <table:table-cell office:value-type="float" office:value="1" table:style-name="ce1">
            <text:p>1</text:p>
          </table:table-cell>
          <table:table-cell table:number-columns-repeated="16382"/>
        </table:table-row>
        <table:table-row table:style-name="ro1">
          <table:table-cell office:value-type="string" table:style-name="ce4">
            <text:p>বিজেপি জিন্দাবাদ জয় শ্রী রাম</text:p>
          </table:table-cell>
          <table:table-cell office:value-type="float" office:value="1" table:style-name="ce1">
            <text:p>1</text:p>
          </table:table-cell>
          <table:table-cell table:number-columns-repeated="16382"/>
        </table:table-row>
        <table:table-row table:style-name="ro1">
          <table:table-cell office:value-type="string" table:style-name="ce4">
            <text:p>দেখে কান্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চোখে পানি চলে এসেছে</text:p>
          </table:table-cell>
          <table:table-cell office:value-type="float" office:value="1" table:style-name="ce1">
            <text:p>1</text:p>
          </table:table-cell>
          <table:table-cell table:number-columns-repeated="16382"/>
        </table:table-row>
        <table:table-row table:style-name="ro1">
          <table:table-cell office:value-type="string" table:style-name="ce4">
            <text:p>প্রশাসন সেলেন্ডার করে,,, এই আমাদের স্বাধীন বাংলা</text:p>
          </table:table-cell>
          <table:table-cell office:value-type="float" office:value="0" table:style-name="ce1">
            <text:p>0</text:p>
          </table:table-cell>
          <table:table-cell table:number-columns-repeated="16382"/>
        </table:table-row>
        <table:table-row table:style-name="ro1">
          <table:table-cell office:value-type="string" table:style-name="ce4">
            <text:p>ময়মনসিংহের ভালুকায় এই বাচ্চাটির বাবা মা সড়ক দুর্ঘটনায় আহত হয়। বাবা স্পট ডেড, মা রাস্তায় আহত হয়ে পড়েছিল , কেউ সাহায্য করেনি বরং সঙ্গে থাকা মূল্যবান জিনিস নিয়ে গেছে। ময়মনসিংহ মেডিকেলে পুলিশ উদ্ধার করে নিয়ে গেলে মা মারা যায়। বাচ্চাটি দুইদিন ধরে হাসপাতালে নার্সদের হেফাজতে</text:p>
          </table:table-cell>
          <table:table-cell office:value-type="float" office:value="0" table:style-name="ce1">
            <text:p>0</text:p>
          </table:table-cell>
          <table:table-cell table:number-columns-repeated="16382"/>
        </table:table-row>
        <table:table-row table:style-name="ro1">
          <table:table-cell office:value-type="string" table:style-name="ce4">
            <text:p>সাংবাদিক আবদুল্লাহ আল ইমরান ভাইকে ধন্যবাদ অমিত সাহা কে ধরিয়ে দিবা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আবরার মোরেও বেঁচে আছে আমাদের মাঝে।।</text:p>
          </table:table-cell>
          <table:table-cell office:value-type="float" office:value="1" table:style-name="ce1">
            <text:p>1</text:p>
          </table:table-cell>
          <table:table-cell table:number-columns-repeated="16382"/>
        </table:table-row>
        <table:table-row table:style-name="ro1">
          <table:table-cell office:value-type="string" table:style-name="ce4">
            <text:p>খবরটা শুনে ভালো লাগলো ধন্যবাদ দিনাজপুর বাসীকে</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মরলে আলহামদুলিল্লাহ দুঃখে বলে না সুখে থাকলে বলে,, জনগণ</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আল্লাহ আল্লাহ।। খুব দুঃখ জনক।খুব বড় দুঃখ জনক।। সরকারের উচিত খুনিদের খুব দ্রুত আইনের আওতায় এনে ফাঁসি কার্যকর করা। এবং ঐ এলাকায় আইনশৃঙ্খলা বাহিনীর নিরাপত্তা জোরদার করা। টহল পুলিশের নজরদারি বাড়ানো ।। গহিন বোনে সেনাবাহিনীর কেম্প প্রতিষ্ঠা করা ।ঐ এলাকা পুরো পুরি সরকারের নিয়ন্ত্রণে আনা জরুরি।।।আর যেন এই রকম ঘটনা না ঘটে সেই রকম ব্যবস্থা গ্ৰহন করা অতি জরুরী। ।। আল্লাহ শিবলী হ্নদয়কে মাফ করে জান্নাতুল ফেরদৌস দান কর আমিন।।</text:p>
          </table:table-cell>
          <table:table-cell office:value-type="float" office:value="1" table:style-name="ce1">
            <text:p>1</text:p>
          </table:table-cell>
          <table:table-cell table:number-columns-repeated="16382"/>
        </table:table-row>
        <table:table-row table:style-name="ro1">
          <table:table-cell office:value-type="string" table:style-name="ce4">
            <text:p>২ বছর হয়ে গেল, এখনো বিচার হয়নি। এই সরকার যদি বিচার নাও করে, তাও একদিন না একদিন এই বিচার হবেই হবে ইনশা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কানতে কানতে চোখের পানি শেষ হয়ে গেছে তবুও ফিরলো না মা, মা তুই ওপারে ভালো থাকিস। তোকে ছাড়া আমি কেমনে ভালো থাকবো মা, বাচ্চার কান্না করতে করতে থেমে গেছে, আর চোখের ভাষা তাই বলে।</text:p>
          </table:table-cell>
          <table:table-cell office:value-type="float" office:value="1" table:style-name="ce1">
            <text:p>1</text:p>
          </table:table-cell>
          <table:table-cell table:number-columns-repeated="16382"/>
        </table:table-row>
        <table:table-row table:style-name="ro1">
          <table:table-cell office:value-type="string" table:style-name="ce4">
            <text:p>এই বাংলার অসচেতন মানুষকে সচেতন করতে দীলিপ ঘোষকে মর্নিং ওয়াক করে।</text:p>
          </table:table-cell>
          <table:table-cell office:value-type="float" office:value="0" table:style-name="ce1">
            <text:p>0</text:p>
          </table:table-cell>
          <table:table-cell table:number-columns-repeated="16382"/>
        </table:table-row>
        <table:table-row table:style-name="ro1">
          <table:table-cell office:value-type="string" table:style-name="ce4">
            <text:p>হলে এরকম হয় মাঝে মাঝে শালা তোর সাথে ও হোক জানোয়ারের বাচ্চা।</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পুলিশ বাহিনীকে।</text:p>
          </table:table-cell>
          <table:table-cell office:value-type="float" office:value="1" table:style-name="ce1">
            <text:p>1</text:p>
          </table:table-cell>
          <table:table-cell table:number-columns-repeated="16382"/>
        </table:table-row>
        <table:table-row table:style-name="ro1">
          <table:table-cell office:value-type="string" table:style-name="ce4">
            <text:p>মন নরম তো চোখের পানি চলে আসলো কিছুতেই ধরে রাখতে পারি না</text:p>
          </table:table-cell>
          <table:table-cell office:value-type="float" office:value="1" table:style-name="ce1">
            <text:p>1</text:p>
          </table:table-cell>
          <table:table-cell table:number-columns-repeated="16382"/>
        </table:table-row>
        <table:table-row table:style-name="ro1">
          <table:table-cell office:value-type="string" table:style-name="ce1">
            <text:p>পার্বত্য অঞ্চলে আবার সেনাবাহিনীর ক্যাম্প পুনস্থাপন করতে চাই</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মানেই জারজ।।।</text:p>
          </table:table-cell>
          <table:table-cell office:value-type="float" office:value="0" table:style-name="ce1">
            <text:p>0</text:p>
          </table:table-cell>
          <table:table-cell table:number-columns-repeated="16382"/>
        </table:table-row>
        <table:table-row table:style-name="ro1">
          <table:table-cell office:value-type="string" table:style-name="ce4">
            <text:p>ভালো ই লাগলো খবর টা শুনে আলহামদুলিল্লাহ ঔ গ্ৰামের সবাই 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এদেরকে ফাঁসি না দিলে ভবিষ্যতে এরকম আরো বেড়ে যাবে</text:p>
          </table:table-cell>
          <table:table-cell office:value-type="float" office:value="0" table:style-name="ce1">
            <text:p>0</text:p>
          </table:table-cell>
          <table:table-cell table:number-columns-repeated="16382"/>
        </table:table-row>
        <table:table-row table:style-name="ro1">
          <table:table-cell office:value-type="string" table:style-name="ce1">
            <text:p>কি বলেন ভাই কি অত্যাচার করেছে রাস্তাঘাটে বের হলে, কোন একটা সমস্যায় পড়লে আপনাকে আরো দশ রকম সমস্যা ফেলে, শুধুমাত্র আপনার কাছ থেকে কিছু টাকা আদায় করার জন্য যত রকম কষ্টে ফেলা যায় সবকিছু এরা করে।পুলিশ টাকা ছাড়া কি কোনদিনও কোন দায়িত্ব পালন করে? সরকারি বেতনের উপর কি তারা নির্ভর করে? এদের চোখ অন্যের পকেটের উপর।ওসি প্রদীপের ঘটনা ভুলে গেছেন? ছিনতাই, হত্যা, রাহাজানি, ধর্ষণ কোন কাজটি করছে না পুলিশ?বলেন কোন কথাটা মিথ্যা আমার?মানুষকে গুম করে নিয়ে থানায় নিয়ে টাকা আদায় করছে না? আপনার চোখে কি সমস্যা আছে?</text:p>
          </table:table-cell>
          <table:table-cell office:value-type="float" office:value="0" table:style-name="ce1">
            <text:p>0</text:p>
          </table:table-cell>
          <table:table-cell table:number-columns-repeated="16382"/>
        </table:table-row>
        <table:table-row table:style-name="ro1">
          <table:table-cell office:value-type="string" table:style-name="ce4">
            <text:p>এমন কঠোর শাস্তি দেওয়া হোক যাতে করে এমন কাজ দ্বিতীয়বার করার সাহস না পায়</text:p>
          </table:table-cell>
          <table:table-cell office:value-type="float" office:value="0" table:style-name="ce1">
            <text:p>0</text:p>
          </table:table-cell>
          <table:table-cell table:number-columns-repeated="16382"/>
        </table:table-row>
        <table:table-row table:style-name="ro1">
          <table:table-cell office:value-type="string" table:style-name="ce4">
            <text:p>যারা অপরাধ করেছে তাদের শাস্তি হোক। তবে তার শাস্তি পুরো জাতি কেন পাবে। বাংলাদেশের বিভিন্ন স্থানে তো অনেক খুণ গুম অপহরণ হয়। তাতে তো কারোর মাথা ব্যথা নেই</text:p>
          </table:table-cell>
          <table:table-cell office:value-type="float" office:value="1" table:style-name="ce1">
            <text:p>1</text:p>
          </table:table-cell>
          <table:table-cell table:number-columns-repeated="16382"/>
        </table:table-row>
        <table:table-row table:style-name="ro1">
          <table:table-cell office:value-type="string" table:style-name="ce4">
            <text:p>এই প্রচন্ড গরমে মনটাকে শান্তি দেওয়ার জন্য এমন সাংবাদিই যথেষ্ট,,,,পুলিশ মরলেই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জয় বাংলা শ্রী রাম।</text:p>
          </table:table-cell>
          <table:table-cell office:value-type="float" office:value="1" table:style-name="ce1">
            <text:p>1</text:p>
          </table:table-cell>
          <table:table-cell table:number-columns-repeated="16382"/>
        </table:table-row>
        <table:table-row table:style-name="ro1">
          <table:table-cell office:value-type="string" table:style-name="ce4">
            <text:p>কতো লম্পট লোক হোলে এইরকম খবর প্রচার করে হয়তো তার মাংস কোনো শিয়াল কুকুরে খেয়েছে আর দোস আরো একজন সাধারণ মানুষর উপর এ কেমন ধর্মের ইতিহাস এমন ভাবে খবর প্রচারিত করছে জেনো ওরা সব দেখেছে</text:p>
          </table:table-cell>
          <table:table-cell office:value-type="float" office:value="0" table:style-name="ce1">
            <text:p>0</text:p>
          </table:table-cell>
          <table:table-cell table:number-columns-repeated="16382"/>
        </table:table-row>
        <table:table-row table:style-name="ro1">
          <table:table-cell office:value-type="string" table:style-name="ce4">
            <text:p>এদেরকে ধরে ফাসিতে জুলিয়ে মেরে ফেলা হউক। এই উপজাতিদের কে বাংলাদেশ থেকে মায়ানমারে পাঠানো হউক</text:p>
          </table:table-cell>
          <table:table-cell office:value-type="float" office:value="0" table:style-name="ce1">
            <text:p>0</text:p>
          </table:table-cell>
          <table:table-cell table:number-columns-repeated="16382"/>
        </table:table-row>
        <table:table-row table:style-name="ro1">
          <table:table-cell office:value-type="string" table:style-name="ce4">
            <text:p>মা হয়তবা অবহেলায় মারা গেছেন ঔষুধ ,টাকা দেওয়ার কেউ ছিলনা</text:p>
          </table:table-cell>
          <table:table-cell office:value-type="float" office:value="0" table:style-name="ce1">
            <text:p>0</text:p>
          </table:table-cell>
          <table:table-cell table:number-columns-repeated="16382"/>
        </table:table-row>
        <table:table-row table:style-name="ro1">
          <table:table-cell office:value-type="string" table:style-name="ce4">
            <text:p>সবাই শুধু শিশুটির কান্না নিয়ে কথা বলছেন।আমাদের দেশে প্রতিদিনই সড়ক দুর্ঘটনায় কত মায়ের বুক খালি হয়।কবে শোনব সড়ক বাংলাদেশের একটি দিন সড়ক দুর্ঘটনায় মৃত্যুহীন।</text:p>
          </table:table-cell>
          <table:table-cell office:value-type="float" office:value="0" table:style-name="ce1">
            <text:p>0</text:p>
          </table:table-cell>
          <table:table-cell table:number-columns-repeated="16382"/>
        </table:table-row>
        <table:table-row table:style-name="ro1">
          <table:table-cell office:value-type="string" table:style-name="ce4">
            <text:p>এটা যে কি কষ্টদায়ক যন্ত্রণা বলে শেষ করা যাবে না।‌ একটা তরতাজা ব্রিলিয়ান্ট ছেলে শুধু পরিস্থিতির শিকার হয়ে অসহায় ভাবে চলে যেতে হলো। আরো যে কতজনকে এই পরিস্থিতি কেড়ে নিবে আমরা জানি না। কি যে এক যন্ত্রণা বলার ভাষা নেই</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এ পুটকি মারার আইন</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বঙ্গে দিলীপ ঘোষ একটাই আছে,একটাই থাকবে।</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সাংবাদিক ভাই এত কষ্ট করে রিপোর্ট তৈরি করা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যদি পুলিশ মরার খবর শুনতাম তাহলে বেশি করে দোয়া করতাম।</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লিশ এর কারণে এরকম সমস্যা গুলো বেশী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আশেপাশে মানুষজন ও ভালোবাসার কোনো অভাব নেই। শুধু অভাব আছে তার মায়ের। এই নিষ্পাপ চেহারা শুধু মাকে খুঁজে বেড়াচ্ছে। ইয়া রব্বুল আলামিন আপনি বাচ্চাটাকে হেফাজত করুন ও তার পরিবারের কাছে পৌঁছে দেওয়ার ব্যবস্থা করে দিন।</text:p>
          </table:table-cell>
          <table:table-cell office:value-type="float" office:value="1" table:style-name="ce1">
            <text:p>1</text:p>
          </table:table-cell>
          <table:table-cell table:number-columns-repeated="16382"/>
        </table:table-row>
        <table:table-row table:style-name="ro1">
          <table:table-cell office:value-type="string" table:style-name="ce4">
            <text:p>শিশুটির প্রতি খুব মায়া লাগছে,দু চোখে 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দেশের পুলিশ বাহিনী সন্ত্রাসী শীর্ষ</text:p>
          </table:table-cell>
          <table:table-cell office:value-type="float" office:value="0" table:style-name="ce1">
            <text:p>0</text:p>
          </table:table-cell>
          <table:table-cell table:number-columns-repeated="16382"/>
        </table:table-row>
        <table:table-row table:style-name="ro1">
          <table:table-cell office:value-type="string" table:style-name="ce4">
            <text:p>এমন বিচার চাই যেনো এই বিচার দেখে ভবিষ্যতে কেউ এমন করার সাহস না পায়</text:p>
          </table:table-cell>
          <table:table-cell office:value-type="float" office:value="1" table:style-name="ce1">
            <text:p>1</text:p>
          </table:table-cell>
          <table:table-cell table:number-columns-repeated="16382"/>
        </table:table-row>
        <table:table-row table:style-name="ro1">
          <table:table-cell office:value-type="string" table:style-name="ce4">
            <text:p>কি নিষ্পাপ শিশু, মা হারানো সন্তান, মায়ের ভালোবাসা আর কোন দিন অনুভব করতে পারবে না।</text:p>
          </table:table-cell>
          <table:table-cell office:value-type="float" office:value="1" table:style-name="ce1">
            <text:p>1</text:p>
          </table:table-cell>
          <table:table-cell table:number-columns-repeated="16382"/>
        </table:table-row>
        <table:table-row table:style-name="ro1">
          <table:table-cell office:value-type="string" table:style-name="ce4">
            <text:p>ছাত্রলীগ থেকে সাবধান</text:p>
          </table:table-cell>
          <table:table-cell office:value-type="float" office:value="1" table:style-name="ce1">
            <text:p>1</text:p>
          </table:table-cell>
          <table:table-cell table:number-columns-repeated="16382"/>
        </table:table-row>
        <table:table-row table:style-name="ro1">
          <table:table-cell office:value-type="string" table:style-name="ce4">
            <text:p>এসকল উপজাতি কে রোহিঙ্গাদের মত দেশ থেকে বাহির করে দেওয়া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এর দায় শুধুমাত্র মমতার সরকারের</text:p>
          </table:table-cell>
          <table:table-cell office:value-type="float" office:value="0" table:style-name="ce1">
            <text:p>0</text:p>
          </table:table-cell>
          <table:table-cell table:number-columns-repeated="16382"/>
        </table:table-row>
        <table:table-row table:style-name="ro1">
          <table:table-cell office:value-type="string" table:style-name="ce4">
            <text:p>চ্যানেল ২৪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ফায়ার করা উচিত ছিলো পুলিশের</text:p>
          </table:table-cell>
          <table:table-cell office:value-type="float" office:value="0" table:style-name="ce1">
            <text:p>0</text:p>
          </table:table-cell>
          <table:table-cell table:number-columns-repeated="16382"/>
        </table:table-row>
        <table:table-row table:style-name="ro1">
          <table:table-cell office:value-type="string" table:style-name="ce4">
            <text:p>কেউ আইনের সাহায্য নিলে তাকে নিরাপত্তার দায়িত্ব পুলিশের কিন্তু এখানে পাবলিক যেভাবে পুলিশের গায়ে হাত তুলছে এটা একদমই ঠিক হয়নি,,,,,,,</text:p>
          </table:table-cell>
          <table:table-cell office:value-type="float" office:value="1" table:style-name="ce1">
            <text:p>1</text:p>
          </table:table-cell>
          <table:table-cell table:number-columns-repeated="16382"/>
        </table:table-row>
        <table:table-row table:style-name="ro1">
          <table:table-cell office:value-type="string" table:style-name="ce4">
            <text:p>এদের সাথে ডিজিটাল সন্ত্রাসী পুলিশ লীগ যুক্ত রয়েছে</text:p>
          </table:table-cell>
          <table:table-cell office:value-type="float" office:value="0" table:style-name="ce1">
            <text:p>0</text:p>
          </table:table-cell>
          <table:table-cell table:number-columns-repeated="16382"/>
        </table:table-row>
        <table:table-row table:style-name="ro1">
          <table:table-cell office:value-type="string" table:style-name="ce1">
            <text:p>এই ঘটনা সোদি হলে, সবাই রে জবাই করতো ওই সরকার, তাতে সবাই সাবধান হয়ে যায় ,আসল কথা হলো এটা আমাদের দেশ তাই</text:p>
          </table:table-cell>
          <table:table-cell office:value-type="float" office:value="0" table:style-name="ce1">
            <text:p>0</text:p>
          </table:table-cell>
          <table:table-cell table:number-columns-repeated="16382"/>
        </table:table-row>
        <table:table-row table:style-name="ro1">
          <table:table-cell office:value-type="string" table:style-name="ce4">
            <text:p>ছাত্র রাজনিতি বন্ধ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ধর পুলিশ মার দেশটা পূনরায় স্বাধী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মৌপিয়া কে খুব যোগ্য জবাব দিচ্ছে দিলীপ ঘোষ কাটা কাটা এবং মৌপিয়া তো অনেকদিন ধরেই চটি চাটে এটা বাংলার মানুষ ভালো করে বুঝতে পেরে গেছে ওই জন্য খবরটা দেখছি না হলে জি 24 ঘন্টা দেখার প্রয়োজন মনে করিনা</text:p>
          </table:table-cell>
          <table:table-cell office:value-type="float" office:value="0" table:style-name="ce1">
            <text:p>0</text:p>
          </table:table-cell>
          <table:table-cell table:number-columns-repeated="16382"/>
        </table:table-row>
        <table:table-row table:style-name="ro1">
          <table:table-cell office:value-type="string" table:style-name="ce1">
            <text:p>বাংলা দেশে মন্দির ভাংগে আরবে তৈরি হচ্ছে এটা শিক্ষা র পরিচয় পাওয়া যায়।</text:p>
          </table:table-cell>
          <table:table-cell office:value-type="float" office:value="0" table:style-name="ce1">
            <text:p>0</text:p>
          </table:table-cell>
          <table:table-cell table:number-columns-repeated="16382"/>
        </table:table-row>
        <table:table-row table:style-name="ro1">
          <table:table-cell office:value-type="string" table:style-name="ce4">
            <text:p>সবথেকে বড় অভিনেত্রী মমতা ব্যানার্জি বিজেপি থেকে ফায়দা নিয়েছে কংগ্রেস থেকে ফায়দা নিয়েছে তৃণমূল দল তৈরি করেছে আর পুরো ফর্মুলাটা সিপিএমের ফর্মুলা আছে তাহলে সবার সাথে গড় দাড়ি করেছে</text:p>
          </table:table-cell>
          <table:table-cell office:value-type="float" office:value="0" table:style-name="ce1">
            <text:p>0</text:p>
          </table:table-cell>
          <table:table-cell table:number-columns-repeated="16382"/>
        </table:table-row>
        <table:table-row table:style-name="ro1">
          <table:table-cell office:value-type="string" table:style-name="ce1">
            <text:p>বাংলাদেশ মানি বিনোদন</text:p>
          </table:table-cell>
          <table:table-cell office:value-type="float" office:value="0" table:style-name="ce1">
            <text:p>0</text:p>
          </table:table-cell>
          <table:table-cell table:number-columns-repeated="16382"/>
        </table:table-row>
        <table:table-row table:style-name="ro1">
          <table:table-cell office:value-type="string" table:style-name="ce4">
            <text:p>কেমন প্রসাসন ভয় পায়</text:p>
          </table:table-cell>
          <table:table-cell office:value-type="float" office:value="0" table:style-name="ce1">
            <text:p>0</text:p>
          </table:table-cell>
          <table:table-cell table:number-columns-repeated="16382"/>
        </table:table-row>
        <table:table-row table:style-name="ro1">
          <table:table-cell office:value-type="string" table:style-name="ce4">
            <text:p>শেখ হাসিনার সোনার বাংলাদেশের দামাল ছেলেদের কি সুন্দর কার্যকলাপ</text:p>
          </table:table-cell>
          <table:table-cell office:value-type="float" office:value="1" table:style-name="ce1">
            <text:p>1</text:p>
          </table:table-cell>
          <table:table-cell table:number-columns-repeated="16382"/>
        </table:table-row>
        <table:table-row table:style-name="ro1">
          <table:table-cell office:value-type="string" table:style-name="ce4">
            <text:p>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জয় শ্রী কৃষ্ণ, জয় সনাতন ধর্মের জয়</text:p>
          </table:table-cell>
          <table:table-cell office:value-type="float" office:value="1" table:style-name="ce1">
            <text:p>1</text:p>
          </table:table-cell>
          <table:table-cell table:number-columns-repeated="16382"/>
        </table:table-row>
        <table:table-row table:style-name="ro1">
          <table:table-cell office:value-type="string" table:style-name="ce4">
            <text:p>শুধু মুসলিম মায়েদেরই কেন?অন্য মায়েরা কি মা নন?</text:p>
          </table:table-cell>
          <table:table-cell office:value-type="float" office:value="0" table:style-name="ce1">
            <text:p>0</text:p>
          </table:table-cell>
          <table:table-cell table:number-columns-repeated="16382"/>
        </table:table-row>
        <table:table-row table:style-name="ro1">
          <table:table-cell office:value-type="string" table:style-name="ce4">
            <text:p>হয়তো কোনো একদিন দুবাই আর মুসলিম রাষ্ট্র হিসেবে থাকবেনা ধীরে ধীরে পৃথিবী থেকে মুসলিম রাষ্ট্র সেষ হবে এরাই কেয়ামত ডেকে আনবে</text:p>
          </table:table-cell>
          <table:table-cell office:value-type="float" office:value="0" table:style-name="ce1">
            <text:p>0</text:p>
          </table:table-cell>
          <table:table-cell table:number-columns-repeated="16382"/>
        </table:table-row>
        <table:table-row table:style-name="ro1">
          <table:table-cell office:value-type="string" table:style-name="ce1">
            <text:p>পুলিশ পুসাসন আসামি ধরতে পারে নাই পুলিশ ভয়ে চলে গেছে দেখ পুলিশ বাবা হাল ছাড়েন নাই আসা ছারেন নাই বাবা একে বলে বাবা খেয়ে না খেয়ে ১০ টা দিন কতো কষ্ট করেছে উই এলাকার মানুষ ও রিদয়য়ের বাবা কে মার্মা আসামি গ্রেফতার করতে পেরে তাই রিদয়ের বাবা কে ও জনগনকে সেলূট সেলুট সেলুট ডোন কেমেরা মেনকে ধন্যবাদ ভাই সেলুট</text:p>
          </table:table-cell>
          <table:table-cell office:value-type="float" office:value="1" table:style-name="ce1">
            <text:p>1</text:p>
          </table:table-cell>
          <table:table-cell table:number-columns-repeated="16382"/>
        </table:table-row>
        <table:table-row table:style-name="ro1">
          <table:table-cell office:value-type="string" table:style-name="ce4">
            <text:p>শুধু সবটা তুলে ধরে নিজেদের ব্যবসা চালালে হবে না,, এই খুনিদের কঠিন শাস্তি দেওয়া হোক,, তাহলেই একমাত্র বাংলাদেশের মানুষের হৃদই শীতল হবে,,</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জনগণ অতিরিক্ত হয়ে গেছে এদের উপরে</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যে কতবড় অভিশাপ তা এই পরিবারগুলো হাড়েহাড়ে টের পাচ্ছে।</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সব অমানুষ হয়ে যাওয়ার পথে। কঠোর হতে হবে আইন শৃঙ্খলা বাহিনীকে। নিত্য এসমস্ত এলাকায় এরকম ঘটেই চলছে, তারপরও সরকার প্রতিরোধ করছে না কেন সেনাবাহিনীর সাহায্য নিয়ে।</text:p>
          </table:table-cell>
          <table:table-cell office:value-type="float" office:value="0" table:style-name="ce1">
            <text:p>0</text:p>
          </table:table-cell>
          <table:table-cell table:number-columns-repeated="16382"/>
        </table:table-row>
        <table:table-row table:style-name="ro1">
          <table:table-cell office:value-type="string" table:style-name="ce4">
            <text:p>ভারত সেকুলারিজম না দেখালে,,,,,মসজিদ??????</text:p>
          </table:table-cell>
          <table:table-cell office:value-type="float" office:value="0" table:style-name="ce1">
            <text:p>0</text:p>
          </table:table-cell>
          <table:table-cell table:number-columns-repeated="16382"/>
        </table:table-row>
        <table:table-row table:style-name="ro1">
          <table:table-cell office:value-type="string" table:style-name="ce4">
            <text:p>এককথায় এদের ফাঁসি চাই। কোন আইন-আদালত কোর্ট কাচারি চাইনা। এই দেশের জনগণের দাবি হত্যাকাণ্ডের সাথে যারা জড়িত আছে সবাইকে ফাঁসিতে ঝুলানো হোক। উপজাতির এত বড় সাহস। আমার মনটা চায় জবাই দিতে যাইয়া।</text:p>
          </table:table-cell>
          <table:table-cell office:value-type="float" office:value="0" table:style-name="ce1">
            <text:p>0</text:p>
          </table:table-cell>
          <table:table-cell table:number-columns-repeated="16382"/>
        </table:table-row>
        <table:table-row table:style-name="ro1">
          <table:table-cell office:value-type="string" table:style-name="ce4">
            <text:p>কি অবস্থা পুলিশের ,ট্যাম্পো নিয়ে অপারেশন চালাতে হয় আবার বলে দেশ সিঙ্গাপুর হয়ে গেছে ! আপনারাই বলুন হাসবো না কাদবো ??</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মধ্যে উপজাতিদের রাখা যাবে না</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ভবিষ্যতে জীবিকা রাজনীতিক নেতা হিসেবে না হলেও বুদ্ধিজীবী হয়ে দুদলের থেকেই পয়সা ইনকাম করতে পারে। ওখানেও অনেক পক্ষ আছে আন্দোলনজীবী ভাতাজীবী পুরস্কার সম্মানজীবী উচ্চ পদজীবী ইত্যাদি</text:p>
          </table:table-cell>
          <table:table-cell office:value-type="float" office:value="0" table:style-name="ce1">
            <text:p>0</text:p>
          </table:table-cell>
          <table:table-cell table:number-columns-repeated="16382"/>
        </table:table-row>
        <table:table-row table:style-name="ro1">
          <table:table-cell office:value-type="string" table:style-name="ce4">
            <text:p>ভাই পুলিশ একটাও জয় বাংলা হয় নাই</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বুদ্ধিজীবীদের মুখে আমার জুত মারার ইচ্ছা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কি প্রশাসন..... অপহরণ কারী দের দেখে ভয় পায়.... এদের দিয়ে কি বালডা হয়.....</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বক্তব্য শুনে হাসি পাচ্ছে, সে পুলিশ হল কিভাবে, ঘোষখোর পুলিশ, আবার ভয়ের আশ্বাস ও দিচ্ছে।ঘোষখোর পুলিশ।অনেক আগে শুনেছি,গুণীজনরা নাকি বলে,পুলিশের মধ্যে যেটা সবচেয়ে ভালো, সেটাও নাকি কুকুরের বাচ্চা।</text:p>
          </table:table-cell>
          <table:table-cell office:value-type="float" office:value="0" table:style-name="ce1">
            <text:p>0</text:p>
          </table:table-cell>
          <table:table-cell table:number-columns-repeated="16382"/>
        </table:table-row>
        <table:table-row table:style-name="ro1">
          <table:table-cell office:value-type="string" table:style-name="ce4">
            <text:p>উপস্থাপিকা আপু আবেগে আপ্লুত হয়ে গেছেন,এটা ভয়াবহ দৃশ্য আল্লাহ আমাদের ক্ষমা করে দাও,মা ছারা দুনিয়া অসহায়</text:p>
          </table:table-cell>
          <table:table-cell office:value-type="float" office:value="1" table:style-name="ce1">
            <text:p>1</text:p>
          </table:table-cell>
          <table:table-cell table:number-columns-repeated="16382"/>
        </table:table-row>
        <table:table-row table:style-name="ro1">
          <table:table-cell office:value-type="string" table:style-name="ce4">
            <text:p>আপনি তো চেটেছিলেন।।সেই সময়ে।।মনে পড়ছে যতদূর।।জোর করে ভ্যাকসিন দেওয়া হয়েছিল।।সব মনে রাখা আছে।। থাকবেও।।</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যদি সঠিক পথে না থাকে, তাহলে সবাই মিলে পুলিশদের গণোপিটুনি দিন তাহলে দেশটা দূর্নীতি মুক্ত হবে</text:p>
          </table:table-cell>
          <table:table-cell office:value-type="float" office:value="0" table:style-name="ce1">
            <text:p>0</text:p>
          </table:table-cell>
          <table:table-cell table:number-columns-repeated="16382"/>
        </table:table-row>
        <table:table-row table:style-name="ro1">
          <table:table-cell office:value-type="string" table:style-name="ce1">
            <text:p>দেশটা তো আমাদের তাহলে পাহাড় অঞ্চলগুলো আমাদের সরকার আইত্তে থাকবে তাহলে পাহাড়ের সন্ত্রাসের আত্মকানো থাকবে পাহাড়ি অঞ্চল কি বাংলাদেশের বাহিরে সরকারকে পাহাড়ি অঞ্চল গুলাকে তো রাখতে পারেনা অথচ আমাদের দেশের পাহারা অঞ্চলে আমরা নিজেরে যেতে ভয় পাই আমরা কোন দেশে বসবাস করি</text:p>
          </table:table-cell>
          <table:table-cell office:value-type="float" office:value="0" table:style-name="ce1">
            <text:p>0</text:p>
          </table:table-cell>
          <table:table-cell table:number-columns-repeated="16382"/>
        </table:table-row>
        <table:table-row table:style-name="ro1">
          <table:table-cell office:value-type="string" table:style-name="ce4">
            <text:p>তোদের মত মেতাবী ছাত্র হওয়া থেকে আল্লাহর কাছে পানাহ চাই।তোদের জীবনটাই বৃথা</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ফাসি হবে নাকি সরকার এদের দই মিষ্টি দিয়ে আপ্পায়ন করবে</text:p>
          </table:table-cell>
          <table:table-cell office:value-type="float" office:value="0" table:style-name="ce1">
            <text:p>0</text:p>
          </table:table-cell>
          <table:table-cell table:number-columns-repeated="16382"/>
        </table:table-row>
        <table:table-row table:style-name="ro1">
          <table:table-cell office:value-type="string" table:style-name="ce1">
            <text:p>এটা একটা অন্ধ বিশ্বাস। মন্দিরের উচিলায় আবুধাবিতে বৃষ্টি হয়নি। এটা সৃষ্টিকর্তা আল্লাহর ইচ্ছাতেই হয়েছ। সেদিন বেশী দুরে নয়, এই মন্দির হতে পারে আবুধাবির জন্য এক অভিশাপ।</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পিটানো মনে হয় জনগনের নৈতিক দায়িত্ব হয়ে গেছে!!</text:p>
          </table:table-cell>
          <table:table-cell office:value-type="float" office:value="0" table:style-name="ce1">
            <text:p>0</text:p>
          </table:table-cell>
          <table:table-cell table:number-columns-repeated="16382"/>
        </table:table-row>
        <table:table-row table:style-name="ro1">
          <table:table-cell office:value-type="string" table:style-name="ce4">
            <text:p>সংখ্যালঘু ভাই বোনেরা আশা করি এই মৃত্যু দেখার পর আপনারা এই রক্ত পিপাসু দল ও তার সরকার কে একশো শতাংশ ভোট দিয়ে জয়যুক্ত করবেন। এই জন্য আপনাদের জানাই অগ্ৰিম শুভেচ্ছা। এই ছেলেটির জনাজায় সামিল হোন আর মনে মনে হিসাব করুন হমাম ভাতা মোয়াজ্জেম ভাতা লক্ষীর ভান্ডার এই সব থেকে কতটা টাকা হারামে কামিয়েছেন।</text:p>
          </table:table-cell>
          <table:table-cell office:value-type="float" office:value="0" table:style-name="ce1">
            <text:p>0</text:p>
          </table:table-cell>
          <table:table-cell table:number-columns-repeated="16382"/>
        </table:table-row>
        <table:table-row table:style-name="ro1">
          <table:table-cell office:value-type="string" table:style-name="ce4">
            <text:p>মাঝে মাঝেই হয় হায়রে শালারা তোরা মানুষ হয়ে মানুষকে কিভাবে মারিস তোদের ধিক্কার জানাই ত</text:p>
          </table:table-cell>
          <table:table-cell office:value-type="float" office:value="0" table:style-name="ce1">
            <text:p>0</text:p>
          </table:table-cell>
          <table:table-cell table:number-columns-repeated="16382"/>
        </table:table-row>
        <table:table-row table:style-name="ro1">
          <table:table-cell office:value-type="string" table:style-name="ce4">
            <text:p>মনে যা চায় কইরা ফেলবেন কিন্তু আইন কেউ হাতে তুলে নিবেন না.... পুলিশ সরকারের বন্ধু আর জনগনের সেবক</text:p>
          </table:table-cell>
          <table:table-cell office:value-type="float" office:value="1" table:style-name="ce1">
            <text:p>1</text:p>
          </table:table-cell>
          <table:table-cell table:number-columns-repeated="16382"/>
        </table:table-row>
        <table:table-row table:style-name="ro1">
          <table:table-cell office:value-type="string" table:style-name="ce4">
            <text:p>এক এলাকার মানুষ একত্র অনেক সাহসের পরিচয় দিয়েছে।।</text:p>
          </table:table-cell>
          <table:table-cell office:value-type="float" office:value="1" table:style-name="ce1">
            <text:p>1</text:p>
          </table:table-cell>
          <table:table-cell table:number-columns-repeated="16382"/>
        </table:table-row>
        <table:table-row table:style-name="ro1">
          <table:table-cell office:value-type="string" table:style-name="ce4">
            <text:p>কিছু হলে তো পুলিশের কাছে যাও , তোকে কি অত্যাচার করছে ।</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দেরকে ধরে ধরে জীবন্ত পুড়িয়ে মারার দরকার গণহারে</text:p>
          </table:table-cell>
          <table:table-cell office:value-type="float" office:value="0" table:style-name="ce1">
            <text:p>0</text:p>
          </table:table-cell>
          <table:table-cell table:number-columns-repeated="16382"/>
        </table:table-row>
        <table:table-row table:style-name="ro1">
          <table:table-cell office:value-type="string" table:style-name="ce1">
            <text:p>এনি কে ব্যক্তি কে জানে আলবাল ছাল যে বিচারপতি কিভাবে দেশকে কব্জা করেছে 14 এর পর সুপ্রিম কোর্টের মামলা থেকে বিজেপি গভর্মেন্ট এসার পরে চার্জ প্রেসেন্ট করছিল মনে আছে এনাদের জাজ বলেছিল যে আমার দিকে কোনরকমে বড় আরব লাগিয়েছিল যে আমার দিকে কোনো রকম বড় মামলা শুনানি করতে দিচ্ছে না বিজেপি গভর্মেন্ট</text:p>
          </table:table-cell>
          <table:table-cell office:value-type="float" office:value="0" table:style-name="ce1">
            <text:p>0</text:p>
          </table:table-cell>
          <table:table-cell table:number-columns-repeated="16382"/>
        </table:table-row>
        <table:table-row table:style-name="ro1">
          <table:table-cell office:value-type="string" table:style-name="ce4">
            <text:p>হাসিনার কাছে বাংলাদেশে মানুষ এখন জিম্মি হোক ছাত্রলীগ হোক যুবলীগ জুতা লীগ মুজা লীগ সবই এক</text:p>
          </table:table-cell>
          <table:table-cell office:value-type="float" office:value="0" table:style-name="ce1">
            <text:p>0</text:p>
          </table:table-cell>
          <table:table-cell table:number-columns-repeated="16382"/>
        </table:table-row>
        <table:table-row table:style-name="ro1">
          <table:table-cell office:value-type="string" table:style-name="ce4">
            <text:p>এগুলো জারজ হবে সরকার চাইলে সব সম্ভব</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খেকো জাতি</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তম কঠিন শাস্তি চাই আমাদের সাধারণ জনগনের দাবি</text:p>
          </table:table-cell>
          <table:table-cell office:value-type="float" office:value="0" table:style-name="ce1">
            <text:p>0</text:p>
          </table:table-cell>
          <table:table-cell table:number-columns-repeated="16382"/>
        </table:table-row>
        <table:table-row table:style-name="ro1">
          <table:table-cell office:value-type="string" table:style-name="ce1">
            <text:p>এটা নাকি বিচ্ছিন্ন ঘটনা।কিন্তু সে বলছেন এরকম মাঝে মাঝে হয়।না জানি কত ভাইকে এভাবে অত্যাচার করছে ছাত্রলীগ নাম ধারী সন্ত্রাসীরা!</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বাবু পশ্চিমবঙ্গে আপনারা 10 এর নিচে</text:p>
          </table:table-cell>
          <table:table-cell office:value-type="float" office:value="0" table:style-name="ce1">
            <text:p>0</text:p>
          </table:table-cell>
          <table:table-cell table:number-columns-repeated="16382"/>
        </table:table-row>
        <table:table-row table:style-name="ro1">
          <table:table-cell office:value-type="string" table:style-name="ce4">
            <text:p>হৃদয় এর মাংস নিজেরাই রান্না করে খেয়ে নিল খুনীরা ,কিন্তু কথা টা জাতি ধর্ম নিয়ে অনেক বড়ো একটা সমস্যায় হতে পারতো তাই এইসব কথা মিথ্যে এটা প্রচার করে ভালো করেছে,ধর্ম নিয়ে রাজনীতি করার এমন অনেক মানুষ আছে সুযোগ এর আসায় বসে থা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আহত নয় নিহত হলে আরো বেশি খুশি হতাম।</text:p>
          </table:table-cell>
          <table:table-cell office:value-type="float" office:value="0" table:style-name="ce1">
            <text:p>0</text:p>
          </table:table-cell>
          <table:table-cell table:number-columns-repeated="16382"/>
        </table:table-row>
        <table:table-row table:style-name="ro1">
          <table:table-cell office:value-type="string" table:style-name="ce4">
            <text:p>ছেলেটার মৃত্যুর জন্য বান্দরবন পুলিশ প্রশাসন দায়ী এই ধরনের ঘুষখোর পুলিশদের জন্য দেশটাই ধংস হয়ে গেছে</text:p>
          </table:table-cell>
          <table:table-cell office:value-type="float" office:value="0" table:style-name="ce1">
            <text:p>0</text:p>
          </table:table-cell>
          <table:table-cell table:number-columns-repeated="16382"/>
        </table:table-row>
        <table:table-row table:style-name="ro1">
          <table:table-cell office:value-type="string" table:style-name="ce1">
            <text:p>এমন খুনের বিচার ও যদি দ্রুত গতিতে না হয় তাহলে এই দ্রুতবিচার ট্রাইবুনাল অথবা বিশেষ আদালত এগুলো কিসের জন্য?????? কিছু কাজ করে নিজের দ্বায় টুকো ত সারা লাগে তা না করলে নিজের সন্তান এর থেকে ভাল কিছু আশা করা দায়িত্বশীলদের জীবনের সবথেকে ভুল চাওয়া</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দের সাথে বন্ধুত্ব বয়কট করোন,,, মানুষ খেকো জানোয়ারদের চাকরি না দেওয়া হোক</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যদি ফাসিও না দেই এই জীবনে বেঁচে গেলও পরকালে আল্লাহ এদের বিচার করবেই।</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তুমি বাচ্চাকে একটু শান্তি দাও</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বাংলার পরবর্তী মুখ্যমন্ত্রী দিলীপ মামা</text:p>
          </table:table-cell>
          <table:table-cell office:value-type="float" office:value="0" table:style-name="ce1">
            <text:p>0</text:p>
          </table:table-cell>
          <table:table-cell table:number-columns-repeated="16382"/>
        </table:table-row>
        <table:table-row table:style-name="ro1">
          <table:table-cell office:value-type="string" table:style-name="ce4">
            <text:p>এর জন্য সরকার দায়ী,,,,</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গোস্ত হয় আর উপজাতিরা কখনো দোস্ত হয় না। ওরা আগেও বর্বর ছিল। তারা কুত্তা, সাপ, সব খায় তাই মানুষ খাওয়া তাদের জন্য ব্যাপার না।</text:p>
          </table:table-cell>
          <table:table-cell office:value-type="float" office:value="0" table:style-name="ce1">
            <text:p>0</text:p>
          </table:table-cell>
          <table:table-cell table:number-columns-repeated="16382"/>
        </table:table-row>
        <table:table-row table:style-name="ro1">
          <table:table-cell office:value-type="string" table:style-name="ce4">
            <text:p>ঠাকুর তুমি ত নিষ্ঠুর নই বাবুর সুব্যবস্থা কর ঠাকুর যেন বাবুর হাসি দেখি এই আশা করি</text:p>
          </table:table-cell>
          <table:table-cell office:value-type="float" office:value="1" table:style-name="ce1">
            <text:p>1</text:p>
          </table:table-cell>
          <table:table-cell table:number-columns-repeated="16382"/>
        </table:table-row>
        <table:table-row table:style-name="ro1">
          <table:table-cell office:value-type="string" table:style-name="ce4">
            <text:p>আইন নিজ হাতে তুলে নিও না। বাংলা ছবির লাস্ট ডায়লগ।</text:p>
          </table:table-cell>
          <table:table-cell office:value-type="float" office:value="0" table:style-name="ce1">
            <text:p>0</text:p>
          </table:table-cell>
          <table:table-cell table:number-columns-repeated="16382"/>
        </table:table-row>
        <table:table-row table:style-name="ro1">
          <table:table-cell office:value-type="string" table:style-name="ce4">
            <text:p>তুমি বিজেপির কিছু দেখ না</text:p>
          </table:table-cell>
          <table:table-cell office:value-type="float" office:value="0" table:style-name="ce1">
            <text:p>0</text:p>
          </table:table-cell>
          <table:table-cell table:number-columns-repeated="16382"/>
        </table:table-row>
        <table:table-row table:style-name="ro1">
          <table:table-cell office:value-type="string" table:style-name="ce4">
            <text:p>অপূর্ব মন্দির মুসলিম দেশে মোদিজির জয় মোদিজী কি জয় মোদীজি দীর্ঘজীবী হন</text:p>
          </table:table-cell>
          <table:table-cell office:value-type="float" office:value="1" table:style-name="ce1">
            <text:p>1</text:p>
          </table:table-cell>
          <table:table-cell table:number-columns-repeated="16382"/>
        </table:table-row>
        <table:table-row table:style-name="ro1">
          <table:table-cell office:value-type="string" table:style-name="ce4">
            <text:p>উচিত শিক্ষা</text:p>
          </table:table-cell>
          <table:table-cell office:value-type="float" office:value="0" table:style-name="ce1">
            <text:p>0</text:p>
          </table:table-cell>
          <table:table-cell table:number-columns-repeated="16382"/>
        </table:table-row>
        <table:table-row table:style-name="ro1">
          <table:table-cell office:value-type="string" table:style-name="ce4">
            <text:p>হাইরে বাংলাদেশ যে দেশে পুলিশও ভয় পাই এটা কোন দেশ আর এটা কি দেশের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হৃদয়ের সবটুকু ভালোবাসা মা তোমার জন্য মিস ইউ মা</text:p>
          </table:table-cell>
          <table:table-cell office:value-type="float" office:value="1" table:style-name="ce1">
            <text:p>1</text:p>
          </table:table-cell>
          <table:table-cell table:number-columns-repeated="16382"/>
        </table:table-row>
        <table:table-row table:style-name="ro1">
          <table:table-cell office:value-type="string" table:style-name="ce4">
            <text:p>ভারতের উন্নতি দেখে অনেকেই হিংসা করছে তারাই প্রচার করছে অতএব ফালতু প্রচারে কান না দিয়ে যে যার কাজ করছে করে যেতে হবে ভ্যাকসিনের কাজ ভ্যাকসিন করবে মানুষের কাজ মানুষ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ছাত্র রাজনীতি আসলেই প্রকৃত পক্ষে বন্ধ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হোগার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মানে আমাদের দেশের আইনের শাসনের এমনই দূর গতি যে জনগণের হাতে আইন-ই মার খায়। আইন-ই বাঁদি হয়ে জনগণের উপর মামলা করে</text:p>
          </table:table-cell>
          <table:table-cell office:value-type="float" office:value="0" table:style-name="ce1">
            <text:p>0</text:p>
          </table:table-cell>
          <table:table-cell table:number-columns-repeated="16382"/>
        </table:table-row>
        <table:table-row table:style-name="ro1">
          <table:table-cell office:value-type="string" table:style-name="ce1">
            <text:p>নীতি নৈতিকতা হারালে পরিবেশ আরো ভয়াবহ হবে</text:p>
          </table:table-cell>
          <table:table-cell office:value-type="float" office:value="0" table:style-name="ce1">
            <text:p>0</text:p>
          </table:table-cell>
          <table:table-cell table:number-columns-repeated="16382"/>
        </table:table-row>
        <table:table-row table:style-name="ro1">
          <table:table-cell office:value-type="string" table:style-name="ce4">
            <text:p>বোকা চোদার জাত পবলিক তোলা মূল।।</text:p>
          </table:table-cell>
          <table:table-cell office:value-type="float" office:value="0" table:style-name="ce1">
            <text:p>0</text:p>
          </table:table-cell>
          <table:table-cell table:number-columns-repeated="16382"/>
        </table:table-row>
        <table:table-row table:style-name="ro1">
          <table:table-cell office:value-type="string" table:style-name="ce4">
            <text:p>সময় টিভি ঠিক এই ভাবে বাংলাদেশের মুসলমানদের হাতে সনাতনীদের মন্দির ভাঙার দৃশ্য গুলো অভিনয়ের মাধ্যমে দেখালে খুশি হবো।</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পুলিশ অবহেলা করছে প্রথম আর পরে খোজ খবর নিয়ে লাব কি আমি পুলিশ ভালো বাবে দায়িত্ব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সহ দেশের প্রশাসন আরো সতর্ক হতে হবে।</text:p>
          </table:table-cell>
          <table:table-cell office:value-type="float" office:value="1" table:style-name="ce1">
            <text:p>1</text:p>
          </table:table-cell>
          <table:table-cell table:number-columns-repeated="16382"/>
        </table:table-row>
        <table:table-row table:style-name="ro1">
          <table:table-cell office:value-type="string" table:style-name="ce4">
            <text:p>এই উপজাতিদেরকে জ্যান্ত পুড়িয়ে মা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নখদন্তহীন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মারো খুব ভালো লাগে</text:p>
          </table:table-cell>
          <table:table-cell office:value-type="float" office:value="0" table:style-name="ce1">
            <text:p>0</text:p>
          </table:table-cell>
          <table:table-cell table:number-columns-repeated="16382"/>
        </table:table-row>
        <table:table-row table:style-name="ro1">
          <table:table-cell office:value-type="string" table:style-name="ce4">
            <text:p>শেষ পর্যন্ত কিছুই হবে না বললাম তো আসামি ছাড়া পেয়ে যাবে</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জীবনে দেখা সব চেয়ে দুঃখজনক ঘটনা এটা। কিছু বলার ভাষা নেই আমার।আদিবাসীরা এতো ভয়ংকর তা আগে জানতাম না।</text:p>
          </table:table-cell>
          <table:table-cell office:value-type="float" office:value="1" table:style-name="ce1">
            <text:p>1</text:p>
          </table:table-cell>
          <table:table-cell table:number-columns-repeated="16382"/>
        </table:table-row>
        <table:table-row table:style-name="ro1">
          <table:table-cell office:value-type="string" table:style-name="ce4">
            <text:p>আরো বেশি করে দুর্নীতিবাজ দের ভোট দিন, আমাদের জীবন তো উনাদের কাছে একটা ভোট মাত্র</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 কঠিন সাজা দেয়া হক,,জনতার সামনে এদের কে পিটিয়ে</text:p>
          </table:table-cell>
          <table:table-cell office:value-type="float" office:value="0" table:style-name="ce1">
            <text:p>0</text:p>
          </table:table-cell>
          <table:table-cell table:number-columns-repeated="16382"/>
        </table:table-row>
        <table:table-row table:style-name="ro1">
          <table:table-cell office:value-type="string" table:style-name="ce4">
            <text:p>চোখের পানি ধরে রাখা কষ্টকর। আল্লাহ শিশু টার ভবিষ্যৎ উজ্জ্বল করে দেও আর তোমার রহমতের চাঁদর দিয়ে পরিবেস্টিত করো।</text:p>
          </table:table-cell>
          <table:table-cell office:value-type="float" office:value="1" table:style-name="ce1">
            <text:p>1</text:p>
          </table:table-cell>
          <table:table-cell table:number-columns-repeated="16382"/>
        </table:table-row>
        <table:table-row table:style-name="ro1">
          <table:table-cell office:value-type="string" table:style-name="ce4">
            <text:p>দারুন দাদা পাশে আছি এগিয়ে চলুন</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মারা মানেই তারা আসল দেশ প্রেমিক</text:p>
          </table:table-cell>
          <table:table-cell office:value-type="float" office:value="0" table:style-name="ce1">
            <text:p>0</text:p>
          </table:table-cell>
          <table:table-cell table:number-columns-repeated="16382"/>
        </table:table-row>
        <table:table-row table:style-name="ro1">
          <table:table-cell office:value-type="string" table:style-name="ce4">
            <text:p>প্রশাসন বাইঞ্চোদ গুলা কি ভয় পায় সালা রা যায় নাই। মাদারচোদেরা বাল ফেলাইতে আছে</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ইতিহাসের অন্ধকারতম অধ্যায় চলছে।</text:p>
          </table:table-cell>
          <table:table-cell office:value-type="float" office:value="0" table:style-name="ce1">
            <text:p>0</text:p>
          </table:table-cell>
          <table:table-cell table:number-columns-repeated="16382"/>
        </table:table-row>
        <table:table-row table:style-name="ro1">
          <table:table-cell office:value-type="string" table:style-name="ce4">
            <text:p>গাবন্নির পুতের এতবড় সাহস কোথায় তেকে হয়েছে? গাবন্নির পুত অমিত সাহাকে টুকরো টুকরো করে কেটে পেলা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হাসিনা জংলিদের সাথে চুক্তি করে তাদেরকে এদেশের নাগরিকত্ব দিয়েছে তারা এখন এই দেশের মানুষকে জবাই করে না করে খায় সরকার যেমন একটা জংলি তাদের সাথে সম্পর্ক জংলিদের সাথে</text:p>
          </table:table-cell>
          <table:table-cell office:value-type="float" office:value="0" table:style-name="ce1">
            <text:p>0</text:p>
          </table:table-cell>
          <table:table-cell table:number-columns-repeated="16382"/>
        </table:table-row>
        <table:table-row table:style-name="ro1">
          <table:table-cell office:value-type="string" table:style-name="ce4">
            <text:p>এবার সারা ভারতে বিজেপি হারবে</text:p>
          </table:table-cell>
          <table:table-cell office:value-type="float" office:value="0" table:style-name="ce1">
            <text:p>0</text:p>
          </table:table-cell>
          <table:table-cell table:number-columns-repeated="16382"/>
        </table:table-row>
        <table:table-row table:style-name="ro1">
          <table:table-cell office:value-type="string" table:style-name="ce4">
            <text:p>কি বলবো বলার মত না।সরকারে লক্ষ দেওয়া দরকার রাস্তার দুর গঠায় নিয়ে</text:p>
          </table:table-cell>
          <table:table-cell office:value-type="float" office:value="0" table:style-name="ce1">
            <text:p>0</text:p>
          </table:table-cell>
          <table:table-cell table:number-columns-repeated="16382"/>
        </table:table-row>
        <table:table-row table:style-name="ro1">
          <table:table-cell office:value-type="string" table:style-name="ce1">
            <text:p>এদের কঠিন শাস্তি দাবি করছি, ফাঁসিতে ঝুলিয়ে মৃত্যুদন্ড, না হলে এদের মতো নিকৃষ্ট মানুষ খেকো জঘন্যতম জানোয়ার আরো জন্ম হবে।</text:p>
          </table:table-cell>
          <table:table-cell office:value-type="float" office:value="0" table:style-name="ce1">
            <text:p>0</text:p>
          </table:table-cell>
          <table:table-cell table:number-columns-repeated="16382"/>
        </table:table-row>
        <table:table-row table:style-name="ro1">
          <table:table-cell office:value-type="string" table:style-name="ce4">
            <text:p>একজন মানুষ পারে একজন মানুষ কে কষ্ট দিতে কিন্তু একজন মানুষ কে মেরে খেয়া ফেলা এটা কোনো মায়েরা মেনে নিতে পারবে কিভাবে পারলো তারা একটা মানুষ এভাবে মেরে খেয়ে পেলতে আল্লাহ তুমি ওনার মাকে শান্তি থাকার তৌফিক দান করুক আল্লাহ তায়ালা একদিন ঠিকই এর বিচার করবেন শুধু সময়ের অপেক্ষায় থাকতে হবে মানুষ</text:p>
          </table:table-cell>
          <table:table-cell office:value-type="float" office:value="1" table:style-name="ce1">
            <text:p>1</text:p>
          </table:table-cell>
          <table:table-cell table:number-columns-repeated="16382"/>
        </table:table-row>
        <table:table-row table:style-name="ro1">
          <table:table-cell office:value-type="string" table:style-name="ce1">
            <text:p>পুলিশ নাকি জনগনের সেবক,বন্ধু,কিন্তু এখন এমন একটা সময় চলে এসেছে যা পাবলিকের কমেন্ট পরার পর বুঝতে পারলাম,পুলিশেকে কেউ পছন্দ করে না,কারন পুলিশ জনগনের বিশ্বাস বার বার নষ্ট করেছে,কিছু কিছু পুলিশের কারনে এখন বাংলাদেশের পুলিশ প্রশাসনকে এত অপমান জনক কথা শুনতে হয়।</text:p>
          </table:table-cell>
          <table:table-cell office:value-type="float" office:value="0" table:style-name="ce1">
            <text:p>0</text:p>
          </table:table-cell>
          <table:table-cell table:number-columns-repeated="16382"/>
        </table:table-row>
        <table:table-row table:style-name="ro1">
          <table:table-cell office:value-type="string" table:style-name="ce4">
            <text:p>চোখে পানি চলে আসলো, বাচ্চাটা শুধু একটাই আর্তনাদ তার মাকে কাছে পাওয়ার</text:p>
          </table:table-cell>
          <table:table-cell office:value-type="float" office:value="1" table:style-name="ce1">
            <text:p>1</text:p>
          </table:table-cell>
          <table:table-cell table:number-columns-repeated="16382"/>
        </table:table-row>
        <table:table-row table:style-name="ro1">
          <table:table-cell office:value-type="string" table:style-name="ce4">
            <text:p>ভিডিও ম্যানকে ধন্যবাদ মূহুর্তগুলো আমাদের সামনে ফুটে তোলা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কি ভয়কর হলে কোনো মানুষ এ ধরণের খুন করে ।</text:p>
          </table:table-cell>
          <table:table-cell office:value-type="float" office:value="0" table:style-name="ce1">
            <text:p>0</text:p>
          </table:table-cell>
          <table:table-cell table:number-columns-repeated="16382"/>
        </table:table-row>
        <table:table-row table:style-name="ro1">
          <table:table-cell office:value-type="string" table:style-name="ce4">
            <text:p>সাদার উপজাতি</text:p>
          </table:table-cell>
          <table:table-cell office:value-type="float" office:value="0" table:style-name="ce1">
            <text:p>0</text:p>
          </table:table-cell>
          <table:table-cell table:number-columns-repeated="16382"/>
        </table:table-row>
        <table:table-row table:style-name="ro1">
          <table:table-cell office:value-type="string" table:style-name="ce1">
            <text:p>মোদীর আদানি আম্বানির সরকার হলো পরিষ্কার কথা, এরাসব স্বপ্নের ফেরীওয়ালা।ক্ষমতায় এসেই এরা বলেছে এক দেশ,এক ভোট,এক ভাষা,এক রাষ্ট্র ব্যবস্থা ,আর এদের অজুহাত হচ্ছে ভোট বারে বারে হলে বহু অর্থ খরচ হয়ে যায়,তাই এক রাষ্ট্রের লক্ষ্যে একটাই ভোট হবে, এরপরে বলবে ভোটের কোনো দরকার নেই,এক নয়কতন্ত্রই মোদীর সরকারের আমলে দেখতে পাচ্ছে বিশ্ববাসী,এখানে গনতন্ত্র বলে কিছুই নেই।আর মোদী যদি মমতাজ বেগমের দয়ায় পুনরায় ক্ষমতায় আসে,তাহলে আগামী ২০৪৭ সালে ভারতীয় উপমহাদেশে শুধু নয় সারা বিশ্বের কোথাও বঙ্গীয় জন জাতিদের খুঁজে পেতে গেলে হ্যারিকেন জ্বেলে খুঁজতে হবে।</text:p>
          </table:table-cell>
          <table:table-cell office:value-type="float" office:value="0" table:style-name="ce1">
            <text:p>0</text:p>
          </table:table-cell>
          <table:table-cell table:number-columns-repeated="16382"/>
        </table:table-row>
        <table:table-row table:style-name="ro1">
          <table:table-cell office:value-type="string" table:style-name="ce1">
            <text:p>৯৯৯ এ কল দিয়ে কেন পুলিশকে অবহিত করা হয় নি??? তার মানে কি বুঝায়??</text:p>
          </table:table-cell>
          <table:table-cell office:value-type="float" office:value="0" table:style-name="ce1">
            <text:p>0</text:p>
          </table:table-cell>
          <table:table-cell table:number-columns-repeated="16382"/>
        </table:table-row>
        <table:table-row table:style-name="ro1">
          <table:table-cell office:value-type="string" table:style-name="ce4">
            <text:p>এভাবে সবার প্রতিবাদী হয়ে উঠা উচিত। ওদের অত্যাচার অতিষ্ঠ দেশের মানুষ</text:p>
          </table:table-cell>
          <table:table-cell office:value-type="float" office:value="1" table:style-name="ce1">
            <text:p>1</text:p>
          </table:table-cell>
          <table:table-cell table:number-columns-repeated="16382"/>
        </table:table-row>
        <table:table-row table:style-name="ro1">
          <table:table-cell office:value-type="string" table:style-name="ce4">
            <text:p>মৌপিয়াকে অসংখ্য ধন্যবাদ টুক টুক করে সত্যিকারের দীলিপ ঘোষকে চিনিয়ে দেওয়ার জন্য। নারীকে সম্মান প্রদর্শন কারী এ বীরকে সেলুট।অসংলগ্ন পাগলীকে সম্মান কে করে?</text:p>
          </table:table-cell>
          <table:table-cell office:value-type="float" office:value="1" table:style-name="ce1">
            <text:p>1</text:p>
          </table:table-cell>
          <table:table-cell table:number-columns-repeated="16382"/>
        </table:table-row>
        <table:table-row table:style-name="ro1">
          <table:table-cell office:value-type="string" table:style-name="ce4">
            <text:p>​@ াকা দিলে ,মামলা শেষ</text:p>
          </table:table-cell>
          <table:table-cell office:value-type="float" office:value="0" table:style-name="ce1">
            <text:p>0</text:p>
          </table:table-cell>
          <table:table-cell table:number-columns-repeated="16382"/>
        </table:table-row>
        <table:table-row table:style-name="ro1">
          <table:table-cell office:value-type="string" table:style-name="ce4">
            <text:p>রাজ্যবাসী হিসেবে,বড় দুঃখ পেলাম, খুব খারাপ খবর, ধিক্কার জানাই অকেজো সরকার কে</text:p>
          </table:table-cell>
          <table:table-cell office:value-type="float" office:value="0" table:style-name="ce1">
            <text:p>0</text:p>
          </table:table-cell>
          <table:table-cell table:number-columns-repeated="16382"/>
        </table:table-row>
        <table:table-row table:style-name="ro1">
          <table:table-cell office:value-type="string" table:style-name="ce4">
            <text:p>চাকমা কোন মানুষ জাতি না তারা পশু জাতি</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জন্য মাংস খাওয়া সম্ভব</text:p>
          </table:table-cell>
          <table:table-cell office:value-type="float" office:value="0" table:style-name="ce1">
            <text:p>0</text:p>
          </table:table-cell>
          <table:table-cell table:number-columns-repeated="16382"/>
        </table:table-row>
        <table:table-row table:style-name="ro1">
          <table:table-cell office:value-type="string" table:style-name="ce1">
            <text:p>এটুক একটা দেশ আমাদের বাংলাদেশে এই সব ঘটনা নিয়ন্ত্রণ করা যায় না, কি যে একটা অবস্থা, এই মহিলাও বা কেনো পুরুষ ছাড়া বাহিরে বের হলো,সকল অসংগতির কষ্টটা পাচ্ছে এই নাবালক শিশুটি, আমরা কতইনা বেপরোয়া।ব্যাক্তি, সমাজ বা রাষ্ট্র পর্যায়ে আমরা কতইনা অসতর্ক।</text:p>
          </table:table-cell>
          <table:table-cell office:value-type="float" office:value="0" table:style-name="ce1">
            <text:p>0</text:p>
          </table:table-cell>
          <table:table-cell table:number-columns-repeated="16382"/>
        </table:table-row>
        <table:table-row table:style-name="ro1">
          <table:table-cell office:value-type="string" table:style-name="ce1">
            <text:p>পুলিশের কাছে যেতাম না। পুলিশকে মানুষের গলার কাঁটা বানিয়ে দেওয়া হয়েছে। বর্তমানে পুলিশের বিরুদ্ধে খুন, গুম রাহাজানি, ডাকাতি,ধর্ষন কোন অভিযোগ নেই বলেন? ওসি প্রদীপের কথা ভুলে গেছেন? কিছুদিন পর পর যে সংবাদপত্রের ডাকাতি ধর্ষণ এই সংবাদগুলো বের হয় এগুলো চোখে দেখেন না. পুলিশের চোখ মানুষের পকেটের ভিতর.ওরা সরকারের কাছ থেকে বেতন নাই কিন্তু সে বেতন নিয়ে দায়িত্ব পালন করে? মানুষ বিপদে পড়ে থানায় গেলে টাকা খাওয়া ছাড়া কোন সমাধান দিতে পারে? অন্ধ নাকি থানার পাশে যায় না.</text:p>
          </table:table-cell>
          <table:table-cell office:value-type="float" office:value="0" table:style-name="ce1">
            <text:p>0</text:p>
          </table:table-cell>
          <table:table-cell table:number-columns-repeated="16382"/>
        </table:table-row>
        <table:table-row table:style-name="ro1">
          <table:table-cell office:value-type="string" table:style-name="ce1">
            <text:p>বাংলাদেশ সেনাবাহিনীর অধীনে এই কাযক্রম পরিচালনা করলে হয়তো এই রিদয় আজকে তার মায়ের কুলে ফিরে আসতে পারত</text:p>
          </table:table-cell>
          <table:table-cell office:value-type="float" office:value="0" table:style-name="ce1">
            <text:p>0</text:p>
          </table:table-cell>
          <table:table-cell table:number-columns-repeated="16382"/>
        </table:table-row>
        <table:table-row table:style-name="ro1">
          <table:table-cell office:value-type="string" table:style-name="ce4">
            <text:p>জয় বাংলা</text:p>
          </table:table-cell>
          <table:table-cell office:value-type="float" office:value="1" table:style-name="ce1">
            <text:p>1</text:p>
          </table:table-cell>
          <table:table-cell table:number-columns-repeated="16382"/>
        </table:table-row>
        <table:table-row table:style-name="ro1">
          <table:table-cell office:value-type="string" table:style-name="ce4">
            <text:p>নিজের জাতি সারাবছর এমন আচরণ করে তাদের উদ্দেশ্যে কী বলবেন?</text:p>
          </table:table-cell>
          <table:table-cell office:value-type="float" office:value="0" table:style-name="ce1">
            <text:p>0</text:p>
          </table:table-cell>
          <table:table-cell table:number-columns-repeated="16382"/>
        </table:table-row>
        <table:table-row table:style-name="ro1">
          <table:table-cell office:value-type="string" table:style-name="ce1">
            <text:p>24 কে অনেক ধন্যবাদ।তবে এই সাহা আসলেই কঠিন ভাবে জরির</text:p>
          </table:table-cell>
          <table:table-cell office:value-type="float" office:value="1" table:style-name="ce1">
            <text:p>1</text:p>
          </table:table-cell>
          <table:table-cell table:number-columns-repeated="16382"/>
        </table:table-row>
        <table:table-row table:style-name="ro1">
          <table:table-cell office:value-type="string" table:style-name="ce4">
            <text:p>শিশুটির কান্না দেখে আমার চোখেও পানি চলে এসেছে আল্লাহ তুমি বাচ্চাটাকে হেফাজত করো এবং ধৈর্য্য দান করো।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যায় হোক ফিলিপ বাবু এবার ভোটে হেরে বিদায় নেবে এটা সবাই জানে । শুভেন্দুর চক্সান্ত এমনীতে ঘোষরা হয় নাবালক 80 বছরে বুদ্ধি হয় হারবে হারবে হারবে</text:p>
          </table:table-cell>
          <table:table-cell office:value-type="float" office:value="0" table:style-name="ce1">
            <text:p>0</text:p>
          </table:table-cell>
          <table:table-cell table:number-columns-repeated="16382"/>
        </table:table-row>
        <table:table-row table:style-name="ro1">
          <table:table-cell office:value-type="string" table:style-name="ce1">
            <text:p>শুরু হলো এই বাচ্চার সংগ্রামের জীবন যাপন। মা ছাড়া যে যতই আদর সোহাগ করুক না কেনো মায়ের ভালোবাসা কখনও পুরণ হবার নয়।</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তোরা তো জানোয়ার</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দের নির্দিষ্ট এলাকা ভাগ করে দেওয়া উচিত কারণ ওরা নর পশু ওরা জংলি খায় ওরা মানুষও খায়</text:p>
          </table:table-cell>
          <table:table-cell office:value-type="float" office:value="0" table:style-name="ce1">
            <text:p>0</text:p>
          </table:table-cell>
          <table:table-cell table:number-columns-repeated="16382"/>
        </table:table-row>
        <table:table-row table:style-name="ro1">
          <table:table-cell office:value-type="string" table:style-name="ce4">
            <text:p>এই চাকমার বাচ্চা দের এতো সাহস এদের ফাঁসি চাই</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কোথায় আমি সহমত নয়.. উনি কিন্তু সবশেষে পিঠ বাঁচানোর চেষ্টাই করেছেন.</text:p>
          </table:table-cell>
          <table:table-cell office:value-type="float" office:value="0" table:style-name="ce1">
            <text:p>0</text:p>
          </table:table-cell>
          <table:table-cell table:number-columns-repeated="16382"/>
        </table:table-row>
        <table:table-row table:style-name="ro1">
          <table:table-cell office:value-type="string" table:style-name="ce4">
            <text:p>বান্দরবান ঘুরতে যাওয়ার ইচ্ছে ছিল৷ এইসব শুনে আর সেখানে যাওয়ার সাহস নেই।</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গোশত হয়না আর উপজাতিরা কখনো দোস্ত হয়না</text:p>
          </table:table-cell>
          <table:table-cell office:value-type="float" office:value="0" table:style-name="ce1">
            <text:p>0</text:p>
          </table:table-cell>
          <table:table-cell table:number-columns-repeated="16382"/>
        </table:table-row>
        <table:table-row table:style-name="ro1">
          <table:table-cell office:value-type="string" table:style-name="ce4">
            <text:p>ওই এলাকার মানুষ যেটা করেছে ১০০% সঠিক করেছে সব ঘুষ খোড় বাংলাদেশ এর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মসজিদের নকশা সুন্দর হয়েছে।</text:p>
          </table:table-cell>
          <table:table-cell office:value-type="float" office:value="0" table:style-name="ce1">
            <text:p>0</text:p>
          </table:table-cell>
          <table:table-cell table:number-columns-repeated="16382"/>
        </table:table-row>
        <table:table-row table:style-name="ro1">
          <table:table-cell office:value-type="string" table:style-name="ce4">
            <text:p>দেব জেনে বুঝে কেন আছে চোর এ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মাংস হয় না উপজাতি কখনো বন্ধু হয়না</text:p>
          </table:table-cell>
          <table:table-cell office:value-type="float" office:value="0" table:style-name="ce1">
            <text:p>0</text:p>
          </table:table-cell>
          <table:table-cell table:number-columns-repeated="16382"/>
        </table:table-row>
        <table:table-row table:style-name="ro1">
          <table:table-cell office:value-type="string" table:style-name="ce1">
            <text:p>আশিকুল ইসলাম বিটু যে সবচেয়ে বড় অপরাধী, এটা কি কেউ বুঝতে পারছেনা !! সে একেতো বুয়েট জারজলীগ এর সহ-সম্পাদক । তার অজানায় এই পরিকল্পণাটা হয়ে যাবে , এটা হাস্যকর । আর সব কিছুর উপরে সে ২ বার ওই রুম এ গিয়ে দেখে কি হচ্ছে । তাও এটাকে সমর্থন করে কোন সাহসে!?!?!?</text:p>
          </table:table-cell>
          <table:table-cell office:value-type="float" office:value="0" table:style-name="ce1">
            <text:p>0</text:p>
          </table:table-cell>
          <table:table-cell table:number-columns-repeated="16382"/>
        </table:table-row>
        <table:table-row table:style-name="ro1">
          <table:table-cell office:value-type="string" table:style-name="ce1">
            <text:p>প্লিজ.... একটা হৃদয় বিদারক ঘটনা প্রচারের আগে কি খুব প্রয়োজন বিজ্ঞাপনঃ দেয়া...? আমাদের মানসিকতা কোথায় গিয়ে দাঁড়িয়েছে.....!!! বিজ্ঞাপনঃ রিপোর্ট টা শেষ হওয়ার পরেও তো দেয়া যায়...</text:p>
          </table:table-cell>
          <table:table-cell office:value-type="float" office:value="0" table:style-name="ce1">
            <text:p>0</text:p>
          </table:table-cell>
          <table:table-cell table:number-columns-repeated="16382"/>
        </table:table-row>
        <table:table-row table:style-name="ro1">
          <table:table-cell office:value-type="string" table:style-name="ce1">
            <text:p>দুঃখের বিষয় এদেশের অন্যাকারীদের আইননুসারে পর্যাপ্ত শাস্তির আওতায় আনা হয়না।</text:p>
          </table:table-cell>
          <table:table-cell office:value-type="float" office:value="0" table:style-name="ce1">
            <text:p>0</text:p>
          </table:table-cell>
          <table:table-cell table:number-columns-repeated="16382"/>
        </table:table-row>
        <table:table-row table:style-name="ro1">
          <table:table-cell office:value-type="string" table:style-name="ce4">
            <text:p>পাহাড়ি সন্ত্রাসীদের নির্মূল করতে হবে। নিশ্চিহ্ন করতে হবে তাদের অস্তিত্ব। তারা বাঙ্গালিদের জন্য ও পাহাড়ি শান্তিপ্রিয় জনগোষ্ঠীর জন্যই হুমকি। সেনা অফিসার ও সেনা সদস্যদের এরা অতর্কিত হামলা চালিয়ে হত্যা করে। সন্তু লারমার সন্ত্রাসী সংগঠন সহ জেএসএস, নাথান বমের কুকি চিন যাসব আছে সব নির্মুল করা জরুরী, চিরুনি অভিযান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পৃথিবীর সবচেয়ে নিরাপদ প্রশান্তির স্থান মায়ের কোল</text:p>
          </table:table-cell>
          <table:table-cell office:value-type="float" office:value="1" table:style-name="ce1">
            <text:p>1</text:p>
          </table:table-cell>
          <table:table-cell table:number-columns-repeated="16382"/>
        </table:table-row>
        <table:table-row table:style-name="ro1">
          <table:table-cell office:value-type="string" table:style-name="ce4">
            <text:p>অশিক্ষিত নরেন সরকার আমাদের ব্যাপক ক্ষতি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কথার ভেতরে লজিক আছে ,তবে সেই লজিকগুলো কিছু বুদ্ধ দেব বাবু আর সুভাষ চক্রবর্ত্তী বাবু দের কথার সাথে মিল পাওয়া যায়। কমিউনিস্ট রাজনীতিবিদ দের গন্ধ বের হচ্ছে যখন, ভবিষ্যতে অরিত্র কমিউনিস্ট রাজনীতিবিদ হতে পারে।</text:p>
          </table:table-cell>
          <table:table-cell office:value-type="float" office:value="1" table:style-name="ce1">
            <text:p>1</text:p>
          </table:table-cell>
          <table:table-cell table:number-columns-repeated="16382"/>
        </table:table-row>
        <table:table-row table:style-name="ro1">
          <table:table-cell office:value-type="string" table:style-name="ce4">
            <text:p>বাঙালী ধর্ষক</text:p>
          </table:table-cell>
          <table:table-cell office:value-type="float" office:value="0" table:style-name="ce1">
            <text:p>0</text:p>
          </table:table-cell>
          <table:table-cell table:number-columns-repeated="16382"/>
        </table:table-row>
        <table:table-row table:style-name="ro1">
          <table:table-cell office:value-type="string" table:style-name="ce4">
            <text:p>ভালো থাকুক পৃথিবীর সকল জনম দুঃখীনি মায়েরা।আমিন</text:p>
          </table:table-cell>
          <table:table-cell office:value-type="float" office:value="1" table:style-name="ce1">
            <text:p>1</text:p>
          </table:table-cell>
          <table:table-cell table:number-columns-repeated="16382"/>
        </table:table-row>
        <table:table-row table:style-name="ro1">
          <table:table-cell office:value-type="string" table:style-name="ce1">
            <text:p>একদম যুক্তি পূর্ণ কথা বলেছো, যার শেষ ৪ বছরে সবকটি সিনেমা ব্লকবাস্টার তার সম্পত্তি নিয়ে প্রশ্ন ওরকম দেখতে গেলে জিতের তো শেষ ৫ বছরে একটাও হিট চবি নেই সব চেয়ে দামী গাড়িটা তো সেই ব্যবহার করে ।। এসব নাটকবাজ জ্ঞান মারানো পাবলিক কতো দেখলাম।</text:p>
          </table:table-cell>
          <table:table-cell office:value-type="float" office:value="0" table:style-name="ce1">
            <text:p>0</text:p>
          </table:table-cell>
          <table:table-cell table:number-columns-repeated="16382"/>
        </table:table-row>
        <table:table-row table:style-name="ro1">
          <table:table-cell office:value-type="string" table:style-name="ce4">
            <text:p>মাশাআল্লাহ কতই না সুন্দর নিউজ। এরকম ঘটনা আরো চাই। যেখানে পুলিশ পাবেন সেখানেই পিটাবেন, আরা যেদিন ভালো হবে সেদিন হাত তুলে স্যালুট দেবো। এখন ওটা অমানুষ</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মাটি থেকে এই সকল অমানুষ জাতিদের নির্মূল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এদেরকে এরকম শাস্তি দেওয়ার উচিত যেটা দেইখা সারা বাংলাদেশের মানুষ সতর্ক হয়ে যায়</text:p>
          </table:table-cell>
          <table:table-cell office:value-type="float" office:value="0" table:style-name="ce1">
            <text:p>0</text:p>
          </table:table-cell>
          <table:table-cell table:number-columns-repeated="16382"/>
        </table:table-row>
        <table:table-row table:style-name="ro1">
          <table:table-cell office:value-type="string" table:style-name="ce4">
            <text:p>সঠিক বিচার হয়েছে কারন পুলিশে দিলে কয়েক দিন পর আবার ছাড়া পেয়ে যেত</text:p>
          </table:table-cell>
          <table:table-cell office:value-type="float" office:value="1" table:style-name="ce1">
            <text:p>1</text:p>
          </table:table-cell>
          <table:table-cell table:number-columns-repeated="16382"/>
        </table:table-row>
        <table:table-row table:style-name="ro1">
          <table:table-cell office:value-type="string" table:style-name="ce4">
            <text:p>অবশেষে পরিচয় পাওয়া গেছে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জাতীয় পার্টির নেতার এই ঘোষনাই ছিলো তার ধ্বংস হবার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যেমন গোশত হবে না উপজাতি কখনো আদিবাসী হবেনা।</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ভাই তোমার মূলবান অর্থবহ বুদ্ধি দিপ্ত বিশ্লেষণ শুনতে শুনতে মনে হচ্ছে এবার বাঙালি অবাঙালি সবাই বুঝতে পারবে এই রাজ্যে কি হচ্ছে,,, এই মুর্খ মন্ত্রী আর ওর ছেলেপোর তীহার জেলে যাওয়া সময়ের অপেক্ষা,,,, আমার আশি বছরের মা খুব মন দিয়ে এই প্রতিবেদন সম্পূর্ণ দেখার পর বললো অরিত্রর কথা শূদ্ধ ,,,,‌</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 ধর্মের উপরে কোনো ধর্ম নেই এটা তোমরা জেনে রেখো</text:p>
          </table:table-cell>
          <table:table-cell office:value-type="float" office:value="0" table:style-name="ce1">
            <text:p>0</text:p>
          </table:table-cell>
          <table:table-cell table:number-columns-repeated="16382"/>
        </table:table-row>
        <table:table-row table:style-name="ro1">
          <table:table-cell office:value-type="string" table:style-name="ce4">
            <text:p>তাহলে কি ছাত্র শিবির হলে মারা বৈধ হইত??</text:p>
          </table:table-cell>
          <table:table-cell office:value-type="float" office:value="0" table:style-name="ce1">
            <text:p>0</text:p>
          </table:table-cell>
          <table:table-cell table:number-columns-repeated="16382"/>
        </table:table-row>
        <table:table-row table:style-name="ro1">
          <table:table-cell office:value-type="string" table:style-name="ce1">
            <text:p>দুঃখের সাথে জানাচ্ছি যে,, বাংলাদেশের ইতিহাসে এটাই প্রথম না । অনেক কিছুই হয়ে গেছে যার কোন বিচার আজও জনগন দেখেনি। আর আজ এটা বুয়েটে ,,,, যেখানে আর কদিন পরেই এক্সাম দিব সবাই । হয়ত আমরাও মরব । আর আপনারা সবাই বলবেন সাদিক হত্যার বিচার চাই । তারপর দুদিন তোলপাড় ........যথাক্রমে চলমান ...</text:p>
          </table:table-cell>
          <table:table-cell office:value-type="float" office:value="0" table:style-name="ce1">
            <text:p>0</text:p>
          </table:table-cell>
          <table:table-cell table:number-columns-repeated="16382"/>
        </table:table-row>
        <table:table-row table:style-name="ro1">
          <table:table-cell office:value-type="string" table:style-name="ce4">
            <text:p>দ্রুত রায় কার্যকরী করা হোক আর ছাত্রলীগের সভাপতি হিন্দুর ছেলে নামটা ভুলে গেছি তাকেও আইনের আওতায় আনা হোক না হয় বিচার শুদ্ধ হবে না</text:p>
          </table:table-cell>
          <table:table-cell office:value-type="float" office:value="1" table:style-name="ce1">
            <text:p>1</text:p>
          </table:table-cell>
          <table:table-cell table:number-columns-repeated="16382"/>
        </table:table-row>
        <table:table-row table:style-name="ro1">
          <table:table-cell office:value-type="string" table:style-name="ce4">
            <text:p>পুলিশের উপরে গযব পরুক</text:p>
          </table:table-cell>
          <table:table-cell office:value-type="float" office:value="0" table:style-name="ce1">
            <text:p>0</text:p>
          </table:table-cell>
          <table:table-cell table:number-columns-repeated="16382"/>
        </table:table-row>
        <table:table-row table:style-name="ro1">
          <table:table-cell office:value-type="string" table:style-name="ce4">
            <text:p>ওরা যদি ছাত্রলীগের হয় রাষ্ট্রপতি তো আছেই ক্ষমা করা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দা জিন্দাবাদ বিজেপি জিন্দাবাদ</text:p>
          </table:table-cell>
          <table:table-cell office:value-type="float" office:value="1" table:style-name="ce1">
            <text:p>1</text:p>
          </table:table-cell>
          <table:table-cell table:number-columns-repeated="16382"/>
        </table:table-row>
        <table:table-row table:style-name="ro1">
          <table:table-cell office:value-type="string" table:style-name="ce4">
            <text:p>মুসলিম দেশে মন্দির নির্মাণ হলো কিন্তু ভারত কেন বাবলী মসজিদ ভেঙে ফেলা হলো</text:p>
          </table:table-cell>
          <table:table-cell office:value-type="float" office:value="0" table:style-name="ce1">
            <text:p>0</text:p>
          </table:table-cell>
          <table:table-cell table:number-columns-repeated="16382"/>
        </table:table-row>
        <table:table-row table:style-name="ro1">
          <table:table-cell office:value-type="string" table:style-name="ce4">
            <text:p>মোদী সরকার ও মোদীর বিরুদ্ধে এখুনি গ্ৰেপতার করা হোক। বিজেপি কে এই নির্বাচন থেকে সরিয়ে দেওয়া উচিত।</text:p>
          </table:table-cell>
          <table:table-cell office:value-type="float" office:value="0" table:style-name="ce1">
            <text:p>0</text:p>
          </table:table-cell>
          <table:table-cell table:number-columns-repeated="16382"/>
        </table:table-row>
        <table:table-row table:style-name="ro1">
          <table:table-cell office:value-type="string" table:style-name="ce1">
            <text:p>এই পুলিশগুলো মৃত্যুর আগে কেন যেতে পা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ইমরানের মতো মেধাবী ছাত্র টাকা ছাডা চাকরি পেত? সরকারের পাশে থাকুন লজ্জা করেনা</text:p>
          </table:table-cell>
          <table:table-cell office:value-type="float" office:value="0" table:style-name="ce1">
            <text:p>0</text:p>
          </table:table-cell>
          <table:table-cell table:number-columns-repeated="16382"/>
        </table:table-row>
        <table:table-row table:style-name="ro1">
          <table:table-cell office:value-type="string" table:style-name="ce1">
            <text:p>আবাল আপনি! দেশ চালায় কে?ছাত্রলীগ কার?আওয়ামী লীগ ছাত্রলীগ যুবলীগ শ্রমিক লীগ এগুলো কি আলাদা?হাসিনার ডালপালা, এগুলোকে সন্ত্রাসী তৈরি করেছে নিজে ক্ষমতায় টিকে থাকার জন্য , হাসিনার অর্ডার ছাড়া এক পাও চলতে পারে না এরা,সেই তো লিডার ।যারা বোকা তারা বলে তার কি দোষ, চাপা মারে সেটা বিশ্বাস করে।সংসদে বলেছিলেন আমি ভোট চুরি করব না, জনগণ ভোট দিলে আমি ক্ষমতায় আসার তানা হলে আসবো না, জনগণ কি ভোট দিয়েছিল? সন্ত্রাসীদের অর্ডার দিয়েছে কেউ জেন ভোট দিতে পারে না, রাতের আঁধারে বাক্স ভরে রাখবে,এই পালা সন্ত্রাসীরা সেটাই করেছে ।যে যতো অপরাধ করতে পারে তাকে তত বড় পোষ্ট দেয়া হয়,ওগুলো আপনি বুঝবেন না, কারণ আপনারা চাপাবাজি বিশ্বাস করেন,নিজের জ্ঞান বলতে কিছু নেই,</text:p>
          </table:table-cell>
          <table:table-cell office:value-type="float" office:value="0" table:style-name="ce1">
            <text:p>0</text:p>
          </table:table-cell>
          <table:table-cell table:number-columns-repeated="16382"/>
        </table:table-row>
        <table:table-row table:style-name="ro1">
          <table:table-cell office:value-type="string" table:style-name="ce4">
            <text:p>অাপনার হয়ত জানা নাই,সরকার গির্জা,মন্দির বাজেট দেয়</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জীবনে সব থেকে কঠিন ও কষ্টদায়ক সংবাদ শোনা।</text:p>
          </table:table-cell>
          <table:table-cell office:value-type="float" office:value="0" table:style-name="ce1">
            <text:p>0</text:p>
          </table:table-cell>
          <table:table-cell table:number-columns-repeated="16382"/>
        </table:table-row>
        <table:table-row table:style-name="ro1">
          <table:table-cell office:value-type="string" table:style-name="ce1">
            <text:p>উপজাতিদের কোনো মায়া নেই</text:p>
          </table:table-cell>
          <table:table-cell office:value-type="float" office:value="0" table:style-name="ce1">
            <text:p>0</text:p>
          </table:table-cell>
          <table:table-cell table:number-columns-repeated="16382"/>
        </table:table-row>
        <table:table-row table:style-name="ro1">
          <table:table-cell office:value-type="string" table:style-name="ce4">
            <text:p>এক শ্রেনীর লোক আছে নাম তার আদিবাসী, সারাদিন লেংকা চলে, মুখে থাকে হাশি</text:p>
          </table:table-cell>
          <table:table-cell office:value-type="float" office:value="0" table:style-name="ce1">
            <text:p>0</text:p>
          </table:table-cell>
          <table:table-cell table:number-columns-repeated="16382"/>
        </table:table-row>
        <table:table-row table:style-name="ro1">
          <table:table-cell office:value-type="string" table:style-name="ce4">
            <text:p>আমি এই কমেন্ট করতে চেয়ে ছিলাম তা আপনি করছেন ..ধন্যবাদ আপনাকে..দোয়া করেন বাচ্চটা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এটা আমার মনে কষ্ট হয়েছে কারণ মুসলমান দেশে মন্দির কেন</text:p>
          </table:table-cell>
          <table:table-cell office:value-type="float" office:value="0" table:style-name="ce1">
            <text:p>0</text:p>
          </table:table-cell>
          <table:table-cell table:number-columns-repeated="16382"/>
        </table:table-row>
        <table:table-row table:style-name="ro1">
          <table:table-cell office:value-type="string" table:style-name="ce1">
            <text:p>মানুষের ভালোবাসা যাঁরা পান, কিছু আপদের বদনাম ও তাঁদের সংগে থাকে ।বাম-বিজেপির মনুষ্যত্ব, নৈতিকতার মান এত নিম্ন স্তরে নেমে গেছে , ষাটোর্ধ মমতা র দুর্ঘটনা নিয়েও এদের ব্যঙ্গ-বিদ্রুপের শেষ নেই। কি শেখাচছি আমাদের ছোটদের কে ! অনুগ্রহ করে ভাববেন ।</text:p>
          </table:table-cell>
          <table:table-cell office:value-type="float" office:value="0" table:style-name="ce1">
            <text:p>0</text:p>
          </table:table-cell>
          <table:table-cell table:number-columns-repeated="16382"/>
        </table:table-row>
        <table:table-row table:style-name="ro1">
          <table:table-cell office:value-type="string" table:style-name="ce4">
            <text:p>মৌপিয়ারও দিলীপ ঘোষের বক্তব্য ভাল লাগে কিন্তু লোক লজ্জার ভয়ে বলতে পারেনা এই জন্যই দিলীপ ঘোষকে খুঁচিয়ে খুঁচিয়ে কথা বলে।</text:p>
          </table:table-cell>
          <table:table-cell office:value-type="float" office:value="0" table:style-name="ce1">
            <text:p>0</text:p>
          </table:table-cell>
          <table:table-cell table:number-columns-repeated="16382"/>
        </table:table-row>
        <table:table-row table:style-name="ro1">
          <table:table-cell office:value-type="string" table:style-name="ce1">
            <text:p>সড়ক দুর্ঘটনায় যারা মারা যায় আসো আমরা এখনো সচেতন না সচেতন না আমাদের দেশের সরকার সচেতন নাম রাখিও কবে সচেতন হবে আরো আরো অনেকে মারা যাওয়ার পর আরো অনেকের মা-বাবার কোল খালি করার পর কবে এদের বিচার করা হবে কবে আইন করা হবে দেশের আশা করি সবাই একমত হবেন দেশের সরকার নির্দিষ্টভাবে গাড়ি চালানোর একটা আইন করে দেয়</text:p>
          </table:table-cell>
          <table:table-cell office:value-type="float" office:value="1" table:style-name="ce1">
            <text:p>1</text:p>
          </table:table-cell>
          <table:table-cell table:number-columns-repeated="16382"/>
        </table:table-row>
        <table:table-row table:style-name="ro1">
          <table:table-cell office:value-type="string" table:style-name="ce4">
            <text:p>বাহ সেনাবাহিনী নাকি আবার বিদেশ যায় শান্তি রক্ষা করতে। বাংলাদেশের পাহাড়ি এলাকায় শান্তি কে রক্ষা করবে তাহলে?</text:p>
          </table:table-cell>
          <table:table-cell office:value-type="float" office:value="0" table:style-name="ce1">
            <text:p>0</text:p>
          </table:table-cell>
          <table:table-cell table:number-columns-repeated="16382"/>
        </table:table-row>
        <table:table-row table:style-name="ro1">
          <table:table-cell office:value-type="string" table:style-name="ce4">
            <text:p>সামনে দিন আরো খারাপ আসতেছে পুলিশের</text:p>
          </table:table-cell>
          <table:table-cell office:value-type="float" office:value="0" table:style-name="ce1">
            <text:p>0</text:p>
          </table:table-cell>
          <table:table-cell table:number-columns-repeated="16382"/>
        </table:table-row>
        <table:table-row table:style-name="ro1">
          <table:table-cell office:value-type="string" table:style-name="ce1">
            <text:p>অরিত্র বাবু সুবক্তা,সুবিশ্লষক এবং দলতন্ত্র নিরপেক্ষ সুসমালোচক। আমার উনার প্রতিটি বিশ্লেষণ ব্যক্তি নিরপেক্ষ মনে হয়েছে, সে ব্যাপারে আমার কিছু বলার নেই, তাছাড়া সংবাদ প্রতিদিনের একান্ত সাক্ষাৎকারে একসাথে অনেক গুলো রাজনৈতিক ব্যক্তিত্বের জীবনাদর্শের বিশ্লেষণ করতে বলা হয়েছে, তাই প্রতিটি ব্যক্তির চুলচেরা বিশ্লেষণ করা সম্ভব নয় । আমি নিজেও একজন নিরীশ্বরবাদী, ধর্মনিরপেক্ষ, দলতন্ত্রহীন জাতপাত বিভাজন বিরোধী, জাতপাত সহ সর্বরকম সংরক্ষণ বিরোধী, কেবলমাত্র প্রতিবন্ধী ও অর্থনৈতিক দুর্বলদের জাতপাত না দেখে সাহায্যের মতাদর্শী, সর্বস্তরের যোগ্যতার ভিত্তিতে নিয়োগের মতাদর্শী, সর্বস্তরের প্রতিটি আসনের জন্য উচ্চ যোগ্যতাসম্পন্ন ব্যক্তিদের প্রথম দশজনের বাছাইয়ের ভিত্তিতে নির্বাচনের মাধ্যমে দলতন্ত্রহীন সরকার গঠনের মতাদর্শী, এতদসত্ত্বেও আমার অন্তত ব্যক্তি গত ভাবে মনে হয়েছে, মুখ্যমন্ত্রী হিসাবে মমতা ঐ পদের সম্পুর্ন অযোগ্য, কারণ হিসেবে বলব, ভদ্রমহিলা পূর্ণ শিক্ষিত নন, গলাবাজি ও মিথ্যাচার করেন, দেহভঙ্গিসহ কুরুচিকর মন্তব্য করেন, প্রশাসনিক বৈঠকেও দেখেছি বয়ঃজৈষ্ঠদের অপমান করেন, কিছু না জেনেও সব জানার ভান করেন, সর্বক্ষেত্রেই সর্বসময়েই প্রয়োজনে অপ্রয়োজনে উঁচু গলায় কথা বলেন, প্রধানমন্ত্রীর মত পদাধিকারী ব্যক্তিদেরও তুই তোকারি ও কোমরে দড়ি বেঁধে ঘোরাবেন বলেন, যা ঐ পদের পক্ষে সম্পূর্ণ বেমানান। এতো ভালো বিশ্লেষক হয়েও এগুলো এড়িয়ে গেলেন কী করে। যাক্ আপনার দোষ ধরছি না অনেক গুলো রাজনৈতিক ব্যক্তিত্বের চুলচেরা বিশ্লেষণ সম্ভব নয়। আমি শুধু মনে করিয়ে দিলাম।</text:p>
          </table:table-cell>
          <table:table-cell office:value-type="float" office:value="0" table:style-name="ce1">
            <text:p>0</text:p>
          </table:table-cell>
          <table:table-cell table:number-columns-repeated="16382"/>
        </table:table-row>
        <table:table-row table:style-name="ro1">
          <table:table-cell office:value-type="string" table:style-name="ce1">
            <text:p>পুলিশ যদি নির্দোষ হয় তাকে আঘাত করাটা ঠিক নয় আর যদি পুলিশ অপরাধী হয় জনগণের ধোলাই তাদের জন্য অব্যাহত থাকবে</text:p>
          </table:table-cell>
          <table:table-cell office:value-type="float" office:value="0" table:style-name="ce1">
            <text:p>0</text:p>
          </table:table-cell>
          <table:table-cell table:number-columns-repeated="16382"/>
        </table:table-row>
        <table:table-row table:style-name="ro1">
          <table:table-cell office:value-type="string" table:style-name="ce4">
            <text:p>এই আবাল সাংবাদিক মিথ্যা সংবাদ প্রচার করে হিরো হওয়া চেষ্টা করো হালা মাগির জাত। তোর মাকে চুদি।</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রাউজান বাসিকে</text:p>
          </table:table-cell>
          <table:table-cell office:value-type="float" office:value="1" table:style-name="ce1">
            <text:p>1</text:p>
          </table:table-cell>
          <table:table-cell table:number-columns-repeated="16382"/>
        </table:table-row>
        <table:table-row table:style-name="ro1">
          <table:table-cell office:value-type="string" table:style-name="ce4">
            <text:p>এমন ছেলেকে হারিয়েও মা এখনো বেঁচে আছে।আমি একজন মা আর আমি সবসময় এটাই ভাবি যে আবরারের জায়গায় যদি আমার ছেলেটা হত তখন আমার কি অবস্থা হতো?সত্যি মানা খুবই কষ্টকর।দুই বছর পরে এসেও এখনো এই বিষয়টা ভাবলে চোখে পানি চলে আসে শরীরের সমস্ত লোমগুলো দাঁড়িয়ে যায়</text:p>
          </table:table-cell>
          <table:table-cell office:value-type="float" office:value="1" table:style-name="ce1">
            <text:p>1</text:p>
          </table:table-cell>
          <table:table-cell table:number-columns-repeated="16382"/>
        </table:table-row>
        <table:table-row table:style-name="ro1">
          <table:table-cell office:value-type="string" table:style-name="ce4">
            <text:p>কান্না চলে আসছে দেখে</text:p>
          </table:table-cell>
          <table:table-cell office:value-type="float" office:value="1" table:style-name="ce1">
            <text:p>1</text:p>
          </table:table-cell>
          <table:table-cell table:number-columns-repeated="16382"/>
        </table:table-row>
        <table:table-row table:style-name="ro1">
          <table:table-cell office:value-type="string" table:style-name="ce4">
            <text:p>এই গ্রামের মানুষকে মরিচ বেটে লাগা দরকার, কারন,পুলিশ গেছে,সেখানে গাড়ি ভাংচুর করার প্রশ উঠে না।কত পুলিশ যে মারা যাচ্ছে,তাদের বেউ সন্তান সব সপ্ন নিভে যায়্,পুলিশ এর হামলা র কঠিন বিচা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হায়রে বাংলাদেশের সরকার, সঠিক বিচার নাই এজন্য এসব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জন্মের যার ঠিক নেই তারাই তারাই বিজেপি, বাড়িতে মায়ের কাছে ভালোভাবে খোঁজ নিয়ে দেখিস।</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কে তোলামুল থেকে চাপ দিয়ে বলা করিয়েছে বা ভয় দেখিয়েছে</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জানাই তোমাদের হে জনতা</text:p>
          </table:table-cell>
          <table:table-cell office:value-type="float" office:value="1" table:style-name="ce1">
            <text:p>1</text:p>
          </table:table-cell>
          <table:table-cell table:number-columns-repeated="16382"/>
        </table:table-row>
        <table:table-row table:style-name="ro1">
          <table:table-cell office:value-type="string" table:style-name="ce4">
            <text:p>এই ধরনের সন্ত্রাসী দের ক্রস ফায়ার দেওয়া জরুরি প্রয়োজন হয়ে পরেছে দেশ ও জাতির বৃহৎ সার্থে</text:p>
          </table:table-cell>
          <table:table-cell office:value-type="float" office:value="0" table:style-name="ce1">
            <text:p>0</text:p>
          </table:table-cell>
          <table:table-cell table:number-columns-repeated="16382"/>
        </table:table-row>
        <table:table-row table:style-name="ro1">
          <table:table-cell office:value-type="string" table:style-name="ce4">
            <text:p>এলাকাবাসী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1">
            <text:p>এ সংবাদপত্র আপনাদের কাছে আপনার একটা প্রশ্ন রাখতে চাই এই ছেলেটি কে কচি বয়সে চার-পাঁচটা সিনেমা তে শিশুশিল্পীর ভূমিকায় অভিনয় করেছে একটু বড় হয়েছে কোন কাজ করে না নিজের অভিনয় জগৎ থেকে বাইরে শুধুমাত্র তৃণমূল বিদ্বেষী হয়ে গালি দিতে একটু শিখেছে আর আপনারা চ্যানেলে চ্যানেলে ঘুরিয়ে ঘুরিয়ে এর সাক্ষাৎকার নিচ্ছেন আর মমতা ব্যানার্জি আর অভিষেক ব্যানার্জীর গালাগালি শুনছেন আমি জানতে চাই এই ছেলেটির রাজনৈতিক পরিচয় বা অভিজ্ঞতা কি কেন এই ছেলেটির জ্ঞান মিডিয়া শুনছে বা লোককে শোনাচ্ছে রাজনৈতিক জগতে এই ছেলেটা কি যোগ্যতা আছে বরং কাজ করুক ভগবান হাত-পা দিয়েছে বসে বসে ঠান্ডা করে মিডিয়াকে ভাষণ দেওয়ার জন্য নয় ওকে প্রশ্ন করুন ও কাজ করে না কেন? আশ্চর্য এই নির্লজ্জ বাংলা মিডিয়া আরে সবার মতো হচ্ছেন কেন নিজস্বতা কি হারিয়ে গেছে মিডিয়ার?</text:p>
          </table:table-cell>
          <table:table-cell office:value-type="float" office:value="0" table:style-name="ce1">
            <text:p>0</text:p>
          </table:table-cell>
          <table:table-cell table:number-columns-repeated="16382"/>
        </table:table-row>
        <table:table-row table:style-name="ro1">
          <table:table-cell office:value-type="string" table:style-name="ce4">
            <text:p>চোর মমতা শেষ করে দিলো জীবন</text:p>
          </table:table-cell>
          <table:table-cell office:value-type="float" office:value="0" table:style-name="ce1">
            <text:p>0</text:p>
          </table:table-cell>
          <table:table-cell table:number-columns-repeated="16382"/>
        </table:table-row>
        <table:table-row table:style-name="ro1">
          <table:table-cell office:value-type="string" table:style-name="ce4">
            <text:p>পৃথিবীতে মায়ের বিকল্প কে হতে পারে! মা মানেই মমতা মায়া ও মানষিক শান্তি</text:p>
          </table:table-cell>
          <table:table-cell office:value-type="float" office:value="1" table:style-name="ce1">
            <text:p>1</text:p>
          </table:table-cell>
          <table:table-cell table:number-columns-repeated="16382"/>
        </table:table-row>
        <table:table-row table:style-name="ro1">
          <table:table-cell office:value-type="string" table:style-name="ce4">
            <text:p>পরিশেষে একটা কথা বলতে চাই,,গাড়িতে পুলিশ সদস্য থাকা অবস্থায় গাড়িটা এ ভাবে উল্টানো,,কি ঠিক হয়েছে,,কারণ তাদের তো পরিবার আছে,,মা তার সন্তানকে হারাবে স্ত্রী তার স্বামীকে হারাবে সন্তান তার বাবাকে হারাবে,,,নিজ হাতে কারো ওপর এমন কিছু করো না,,,যে কোনো সন্তান এতিম হয়।</text:p>
          </table:table-cell>
          <table:table-cell office:value-type="float" office:value="1" table:style-name="ce1">
            <text:p>1</text:p>
          </table:table-cell>
          <table:table-cell table:number-columns-repeated="16382"/>
        </table:table-row>
        <table:table-row table:style-name="ro1">
          <table:table-cell office:value-type="string" table:style-name="ce4">
            <text:p>দিলীপ বাবুর মত রাজনীতিক এই সময় এই পশ্চিমবঙ্গে ভীষণ প্রয়োজন । ভদ্রলোকের মনে মুখে কোন তফাৎ নেই । লোভহীণ 100% সৎ বলিষ্ঠ একজন রাজনীতিকের নাম দিলীপ ঘোষ ।</text:p>
          </table:table-cell>
          <table:table-cell office:value-type="float" office:value="1" table:style-name="ce1">
            <text:p>1</text:p>
          </table:table-cell>
          <table:table-cell table:number-columns-repeated="16382"/>
        </table:table-row>
        <table:table-row table:style-name="ro1">
          <table:table-cell office:value-type="string" table:style-name="ce1">
            <text:p>প্রিয় সাংবাদিক স্বর্গীয় অঞ্জন বন্দোপাধ্যায় এর শিষ্যা মৌপ্রিয়া নন্দী নানাভাবে দিলীপ ঘোষ কে নারীবিদ্বেষী প্রমাণ করতে চাইছিলেন। কিন্তু পারেননি। মৌপ্রিয়া কি তৃণমূলের নির্দেশ অনুযায়ী প্রশ্ন করছিলেন? বাংলায় বিজেপির সবচেয়ে জনপ্রিয় নেতা দিলীপ ঘোষ। উনি যা বলেন তা গবেষণার বিষয়। দিলীপদাকে ছেলে মেয়ে বাচ্চা সবাই মন থেকে ভালবাসে।</text:p>
          </table:table-cell>
          <table:table-cell office:value-type="float" office:value="0" table:style-name="ce1">
            <text:p>0</text:p>
          </table:table-cell>
          <table:table-cell table:number-columns-repeated="16382"/>
        </table:table-row>
        <table:table-row table:style-name="ro1">
          <table:table-cell office:value-type="string" table:style-name="ce4">
            <text:p>এমন প্রশাসন ছি ছি বাংলাদেশ। এমন বাজে প্রশাসন আমাদের নেই। জয় ভারত এদের কে শাস্তি না দিলে আল্লাহ বা ভগবান কাউকে ক্ষমা করবে না</text:p>
          </table:table-cell>
          <table:table-cell office:value-type="float" office:value="0" table:style-name="ce1">
            <text:p>0</text:p>
          </table:table-cell>
          <table:table-cell table:number-columns-repeated="16382"/>
        </table:table-row>
        <table:table-row table:style-name="ro1">
          <table:table-cell office:value-type="string" table:style-name="ce4">
            <text:p>মাননীয় প্রধানমন্ত্রী আপনার দৃষ্টি আকর্ষণ করছি। ছেলেটিকে এভাবে যারা হত্যা করেছে তাদের দয়া করে ফাসি দিয়ে ছেলেটির মা বাবার আত্মায় শান্তি দিন, দেশে কি কোন বিচার নেই মাননীয় প্রধানমন্ত্রী???</text:p>
          </table:table-cell>
          <table:table-cell office:value-type="float" office:value="0" table:style-name="ce1">
            <text:p>0</text:p>
          </table:table-cell>
          <table:table-cell table:number-columns-repeated="16382"/>
        </table:table-row>
        <table:table-row table:style-name="ro1">
          <table:table-cell office:value-type="string" table:style-name="ce4">
            <text:p>খুবই দুঃখ জনক</text:p>
          </table:table-cell>
          <table:table-cell office:value-type="float" office:value="0" table:style-name="ce1">
            <text:p>0</text:p>
          </table:table-cell>
          <table:table-cell table:number-columns-repeated="16382"/>
        </table:table-row>
        <table:table-row table:style-name="ro1">
          <table:table-cell office:value-type="string" table:style-name="ce4">
            <text:p>কোন সুস্থ মস্তিষ্কের মানুষ এদেশে পুলিশের চাকরি করতে পারে না, শুধু অভিশাপ আর অভিশাপ। এদেশে এমন দিন আসতে চলেছে যখন পুলিশ মার খেয়ে রাস্তার পাশে পড়ে থাকবে কিন্তু কোন সাধারণ জনগণ ওদের তুলে রাস্তা থেকে হসপিটালেও নিয়ে যাবেনা</text:p>
          </table:table-cell>
          <table:table-cell office:value-type="float" office:value="0" table:style-name="ce1">
            <text:p>0</text:p>
          </table:table-cell>
          <table:table-cell table:number-columns-repeated="16382"/>
        </table:table-row>
        <table:table-row table:style-name="ro1">
          <table:table-cell office:value-type="string" table:style-name="ce4">
            <text:p>সবার কাছে আমার একটা প্রশ্ন সাপ তেলাপোকা ইদুর মশা দেখা মাত্র কি করেন?নিশ্চয় মেরে ফেলি,কারন এই গুলো আমাদের ক্ষতি করে। ছাত্রলীগ এই গুলোর চাই বেশি ক্ষতিকর।</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রাই তৃণমূলকে ভোট দিয়েছে কিন্তু মুসলিমরা বুঝে না যে ওদের হালটা কিন্তু তৃণমূল নষ্ট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কে নিষিদ্ধ করা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তোমাকে বলি মমতা ও অভিষেক কে বল যে আগে দুর্নীতি মুক্ত হতে । ওরা তো গলা পর্যন্ত ডুবে আছে দুর্নীতি তে । ওদের ভবিষ্যৎ তো অন্ধকার । অভিষেক তো ওঠার মুখে ডুবে যাচ্ছে ।</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বিচার চাই</text:p>
          </table:table-cell>
          <table:table-cell office:value-type="float" office:value="1" table:style-name="ce1">
            <text:p>1</text:p>
          </table:table-cell>
          <table:table-cell table:number-columns-repeated="16382"/>
        </table:table-row>
        <table:table-row table:style-name="ro1">
          <table:table-cell office:value-type="string" table:style-name="ce4">
            <text:p>কিছু চটি চাটা কুত্তা শুধু পাছা চেটে গন্ধ পায়।55% মানুষ উপায়হীন হয়ে এই ভ্যাকসিন নিয়েছে সব দেশে। এখন পার্শ্ব পতিক্রিয়া হচ্ছে।কি করা যাবে।কিছু চটি চাটা সব সময় রাজনীতির পাছা চাটে।</text:p>
          </table:table-cell>
          <table:table-cell office:value-type="float" office:value="0" table:style-name="ce1">
            <text:p>0</text:p>
          </table:table-cell>
          <table:table-cell table:number-columns-repeated="16382"/>
        </table:table-row>
        <table:table-row table:style-name="ro1">
          <table:table-cell office:value-type="string" table:style-name="ce4">
            <text:p>ওদে কঠিন শাস্তি দিতে হ সরকারের কাছে</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আরো তৎপর হতে হবে, তবে উমং কে গণ পিটুনি তে খুশি প্রকাশ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যখন আইন থাকে না। আইনের মানুষকে এভাবে মারার জন্য ধন্যবাদ এলাকাবাসীকে</text:p>
          </table:table-cell>
          <table:table-cell office:value-type="float" office:value="1" table:style-name="ce1">
            <text:p>1</text:p>
          </table:table-cell>
          <table:table-cell table:number-columns-repeated="16382"/>
        </table:table-row>
        <table:table-row table:style-name="ro1">
          <table:table-cell office:value-type="string" table:style-name="ce1">
            <text:p>পশ্চিমবঙ্গের কলঙ্ক পুতনা।</text:p>
          </table:table-cell>
          <table:table-cell office:value-type="float" office:value="0" table:style-name="ce1">
            <text:p>0</text:p>
          </table:table-cell>
          <table:table-cell table:number-columns-repeated="16382"/>
        </table:table-row>
        <table:table-row table:style-name="ro1">
          <table:table-cell office:value-type="string" table:style-name="ce4">
            <text:p>শিশুটিকে দেখে সাধারণ জনগণের খুব কষ্ট হচ্ছে। কিন্তু আমাদের দেশের সরকারের এ ব্যাপারে কোন পদক্ষেপ নাই।</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উপযুক্ত কঠিন শাস্তি হওয়া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পরিবার বলতে শিশুর বাবা তাদের দেখাশোনা করে না, আলাদা বাসায় বাচ্চা টাকে নিয়ে থাকতো এই মহিলা, উনার স্বামী প্রথম স্ত্রীর সঙ্গে থাকে। হয়তো মামা নানাই বাচ্চাটার শেষ আশ্রয়স্থল।</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নেতার রগ কেটে দিতে হবে</text:p>
          </table:table-cell>
          <table:table-cell office:value-type="float" office:value="0" table:style-name="ce1">
            <text:p>0</text:p>
          </table:table-cell>
          <table:table-cell table:number-columns-repeated="16382"/>
        </table:table-row>
        <table:table-row table:style-name="ro1">
          <table:table-cell office:value-type="string" table:style-name="ce1">
            <text:p>পরকিয়া প্রেম করতে গিয়ে ধরা খাইছে বাঁচার জন্য পুলিশের কাছে ফো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কে ভয় করুন পাঁচ ওয়াক্ত নামাজ কায়েম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ক্ষুদ্র নৃগুষ্টি বা উপজাতি কখনোই বাংলাদেশের বা বাঙ্গালীদের বন্ধু হতে পারেনা এর সুষ্ঠু বিচার এবং তদন্ত করে অপরাধীদের ফাঁসি দেওয়া হোক। বাংলাদেশের প্রশাসনের যে অবস্থা ফাঁসি না দিলে আদালত হাইকোর্ট প্রশাসনের মারে</text:p>
          </table:table-cell>
          <table:table-cell office:value-type="float" office:value="0" table:style-name="ce1">
            <text:p>0</text:p>
          </table:table-cell>
          <table:table-cell table:number-columns-repeated="16382"/>
        </table:table-row>
        <table:table-row table:style-name="ro1">
          <table:table-cell office:value-type="string" table:style-name="ce4">
            <text:p>এটা পুলিশের পাওনা ছিলো, অনেক দিন পুলিশ ভালমন্দ পায়নি,, তাই তারা দিয়ে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ও চোট দুইটা সন্তান আছে, এই বাচ্ছাটাকে দেখে আমার চোখে পানি চলে এসেছে</text:p>
          </table:table-cell>
          <table:table-cell office:value-type="float" office:value="1" table:style-name="ce1">
            <text:p>1</text:p>
          </table:table-cell>
          <table:table-cell table:number-columns-repeated="16382"/>
        </table:table-row>
        <table:table-row table:style-name="ro1">
          <table:table-cell office:value-type="string" table:style-name="ce4">
            <text:p>চোর হোক জাত ভালো</text:p>
          </table:table-cell>
          <table:table-cell office:value-type="float" office:value="0" table:style-name="ce1">
            <text:p>0</text:p>
          </table:table-cell>
          <table:table-cell table:number-columns-repeated="16382"/>
        </table:table-row>
        <table:table-row table:style-name="ro1">
          <table:table-cell office:value-type="string" table:style-name="ce4">
            <text:p>জাতীয় নেতা</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মানেই দুর্নিতি অনিয়ম ...... অন্য দেশ হলে অপরাধী দের ধরে ফাসি দেওয়া হতো...</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আল্লাহ গোমূত্র খওয়া ওই রামের জাতের রাম মন্দির ধ্বংস করে দেও</text:p>
          </table:table-cell>
          <table:table-cell office:value-type="float" office:value="0" table:style-name="ce1">
            <text:p>0</text:p>
          </table:table-cell>
          <table:table-cell table:number-columns-repeated="16382"/>
        </table:table-row>
        <table:table-row table:style-name="ro1">
          <table:table-cell office:value-type="string" table:style-name="ce1">
            <text:p>সুষ্ঠু সুন্দর এবং উন্নত দেশের সাথে এগিয়ে যেতে হলে বাংলাদেশে সর্ব প্রথমে উপজাতি, রোহিঙ্গা, বস্তি এদের শক্তিশালী পারমানবিক বোমা মেরে উড়িয়ে দিতে হবে। আবেগ বা বাসনার মায়রে চুদি না হলে এই দেশ কোনদিন উন্নতি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এই মাকে জান্নাতের উচ্চ মাকাম দান করুন আমীন সন্তান টাকে হেফাজাত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সাইবাড়ি, আনন্দমর্গি হত্যাকাণ্ডের সময় পশ্চিমবঙ্গের মানুষ দিলীপ ঘোষের ব্যক্তিত্বকে মিস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হদয়ের হত্যকারি গোষ্ঠীকে বাংলাদেশ থেকে বিচ্ছিন্ন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কলিজা ফেটে কান্না চলে আসতেছে আমি কোন মত নিজেকে কন্ট্রোল করতে পারতেছি না আল্লাহ তুমি শিশুটিকে হেফাজত করো আর কিছু বলার ভাষা নেই</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দেশের সরকার কই। ওদের কে কঠিন শাস্তি দেওয়া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পাশে থাকবে মানে?? তোদের চুরি করাকে ওরা সমর্থন করবে?? এটাই বলতে চাইছিস নাকি?</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খুব সুন্দর করে বুঝিয়ে দিয়েছে। দারুন বক্তব্য রাখে।</text:p>
          </table:table-cell>
          <table:table-cell office:value-type="float" office:value="1" table:style-name="ce1">
            <text:p>1</text:p>
          </table:table-cell>
          <table:table-cell table:number-columns-repeated="16382"/>
        </table:table-row>
        <table:table-row table:style-name="ro1">
          <table:table-cell office:value-type="string" table:style-name="ce4">
            <text:p>দুই বছর হয়ে গেল খানকির পুলাদের ফাসি কেন হয় নি এখনও</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লিশরা হচ্ছে বেশ্যালয়ের মত যেমনটা কাঁটা দিয়ে কাঁটা তোলা হয় বাংলাদেশের আইন ও তেমন সবচাইতে খারাপ হচ্ছে পুলিশ এদেরকে বেশ্যার সাথে তুলনা দেওয়া যায়</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এত খরাপ অথচ চেহারা আর হাব ভাব এমন নেয় যেনো ভাঝা মাছ উল্টায় খেতে পারে না!</text:p>
          </table:table-cell>
          <table:table-cell office:value-type="float" office:value="0" table:style-name="ce1">
            <text:p>0</text:p>
          </table:table-cell>
          <table:table-cell table:number-columns-repeated="16382"/>
        </table:table-row>
        <table:table-row table:style-name="ro1">
          <table:table-cell office:value-type="string" table:style-name="ce4">
            <text:p>আসলেই বাংলাদেশের বেশীরভাগ পুলিশ অমানুষ!!</text:p>
          </table:table-cell>
          <table:table-cell office:value-type="float" office:value="0" table:style-name="ce1">
            <text:p>0</text:p>
          </table:table-cell>
          <table:table-cell table:number-columns-repeated="16382"/>
        </table:table-row>
        <table:table-row table:style-name="ro1">
          <table:table-cell office:value-type="string" table:style-name="ce4">
            <text:p>ময়মনসিংহ মহাসড়ক একটা মরনের ফাঁদ।এই মহাসড়কে উল্টো পথে ইজি বাইক তিন চাকার যানবাহন বাস ট্রাকের সামনে দিয়ে চলে।এই সরকে কোন আইন নাই।</text:p>
          </table:table-cell>
          <table:table-cell office:value-type="float" office:value="0" table:style-name="ce1">
            <text:p>0</text:p>
          </table:table-cell>
          <table:table-cell table:number-columns-repeated="16382"/>
        </table:table-row>
        <table:table-row table:style-name="ro1">
          <table:table-cell office:value-type="string" table:style-name="ce1">
            <text:p>এই তো দেখুন বাংলাদেশের প্রশাসন প্রথম হয়তো চেষ্টা করলে হয়তো হ্রদয় কে পাওয়া যেতো</text:p>
          </table:table-cell>
          <table:table-cell office:value-type="float" office:value="0" table:style-name="ce1">
            <text:p>0</text:p>
          </table:table-cell>
          <table:table-cell table:number-columns-repeated="16382"/>
        </table:table-row>
        <table:table-row table:style-name="ro1">
          <table:table-cell office:value-type="string" table:style-name="ce4">
            <text:p>তাহলে পুলিশ ঠিক সময় কেনো গেলোনা ওখানে</text:p>
          </table:table-cell>
          <table:table-cell office:value-type="float" office:value="0" table:style-name="ce1">
            <text:p>0</text:p>
          </table:table-cell>
          <table:table-cell table:number-columns-repeated="16382"/>
        </table:table-row>
        <table:table-row table:style-name="ro1">
          <table:table-cell office:value-type="string" table:style-name="ce4">
            <text:p>অনেক এ দেখতেছি পুলিশ কে মারার জন্য খুশি হইতাছেন আরে ভাই একবার চিন্তা করেন কয়েকদিন আগেও নিরপরাধ ২জন শ্রমিককে হত্যা করা হয়েছে পুলিশ না আসলে তো এই দুইজন এর ওই রকম ই হতো।</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যখন কর্ম তেমন ফল, একটা পুলিশ লীগও মরলো না আফসোস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মোল্লা মানেই তৃণমূল।।। তার ফলে যা হওয়ার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দেশে যেমন হচ্ছে আমার মনে হয় এই উপজাতীই হবে আমাদের ২য় যুদ্ধের কারণ আল্লাহ না করুক!</text:p>
          </table:table-cell>
          <table:table-cell office:value-type="float" office:value="0" table:style-name="ce1">
            <text:p>0</text:p>
          </table:table-cell>
          <table:table-cell table:number-columns-repeated="16382"/>
        </table:table-row>
        <table:table-row table:style-name="ro1">
          <table:table-cell office:value-type="string" table:style-name="ce1">
            <text:p>পার্বত্য চট্টগ্রাম শান্তি চুক্তি করেছে আওয়ামীলীগ নব্বুই দশকে।সেই চুক্তি অনুসারে সেনাবাহিনী সরানোতে আজ এই অঞ্চল এত অনিরাপদ। কিছু দিন আগে বাঃক ডাকাতি হল।।।আর সেই সাথে হত্যা খুন আছে।জয় বাংলার সুন্দর নিদর্শন ।</text:p>
          </table:table-cell>
          <table:table-cell office:value-type="float" office:value="0" table:style-name="ce1">
            <text:p>0</text:p>
          </table:table-cell>
          <table:table-cell table:number-columns-repeated="16382"/>
        </table:table-row>
        <table:table-row table:style-name="ro1">
          <table:table-cell office:value-type="string" table:style-name="ce4">
            <text:p>বন্যা হয়ে সব শেষ!! এটা নাকি ভগবান?? যার বউকে অপহরণ করে</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এর পুলিশ । এখন পুলিশ লীগ হয়ে গেছে । তাই জন্য এমন ঘটনা ঘটেছে। আগে মানুষ পুলিশ দের সম্মান করতো । এখন আর করে না</text:p>
          </table:table-cell>
          <table:table-cell office:value-type="float" office:value="0" table:style-name="ce1">
            <text:p>0</text:p>
          </table:table-cell>
          <table:table-cell table:number-columns-repeated="16382"/>
        </table:table-row>
        <table:table-row table:style-name="ro1">
          <table:table-cell office:value-type="string" table:style-name="ce1">
            <text:p>চিন্তা করতে করতে , যুবক টা শেষ হলো, পিসী তুমি পাপের শেষ পর্যায়ে , মুসলিম দের বলব , পিসীর দু ধে ল গাই হয়ে থাকবেন নাকি দেশের ভবিষ্যত ভালো করবেন , ভেবে দেখবেন</text:p>
          </table:table-cell>
          <table:table-cell office:value-type="float" office:value="0" table:style-name="ce1">
            <text:p>0</text:p>
          </table:table-cell>
          <table:table-cell table:number-columns-repeated="16382"/>
        </table:table-row>
        <table:table-row table:style-name="ro1">
          <table:table-cell office:value-type="string" table:style-name="ce4">
            <text:p>নিশ্চয় ছেলেটা খারাপ ছিলো পাহাড়ি বন্ধুদের সাথে খারাপ ব্যাবহার করেছিলো নাহলে এত নিষ্ঠুরভাবে মারতো না</text:p>
          </table:table-cell>
          <table:table-cell office:value-type="float" office:value="0" table:style-name="ce1">
            <text:p>0</text:p>
          </table:table-cell>
          <table:table-cell table:number-columns-repeated="16382"/>
        </table:table-row>
        <table:table-row table:style-name="ro1">
          <table:table-cell office:value-type="string" table:style-name="ce1">
            <text:p>কর ছাত্রলীগ! মানুষ হো।ক্ষতি শুধু নিজেরই নিজের পরিবার শেষ।</text:p>
          </table:table-cell>
          <table:table-cell office:value-type="float" office:value="0" table:style-name="ce1">
            <text:p>0</text:p>
          </table:table-cell>
          <table:table-cell table:number-columns-repeated="16382"/>
        </table:table-row>
        <table:table-row table:style-name="ro1">
          <table:table-cell office:value-type="string" table:style-name="ce4">
            <text:p>এই মৃত্যুর জন্য দায়ী পশ্চিমবঙ্গ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রোহিঙ্গাদের যেমন মিয়ানমার থেকে নির্মম ভাবে বের করে দেয়া হইছে,, ঠিক এইভাবেবাংলাদেশ থেকে সব উপজাতি সম্প্রদায়কে নির্মুল করার জোর দাবী জানাচ্ছি</text:p>
          </table:table-cell>
          <table:table-cell office:value-type="float" office:value="0" table:style-name="ce1">
            <text:p>0</text:p>
          </table:table-cell>
          <table:table-cell table:number-columns-repeated="16382"/>
        </table:table-row>
        <table:table-row table:style-name="ro1">
          <table:table-cell office:value-type="string" table:style-name="ce4">
            <text:p>ও দিলীপ দা তুমি অনবদ্য তুমি অকুতোভয় তুমি অজেয় তুমি অপরাজেয় তুমি অদম্য লাভ ইউ দাদা অনেক অনেক ভালোবাসা</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যমুনা টেলিভিশন কে এমন একটি খবর আমাদেরকে জানানো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হাজারো হৃদয় এভাবে নিখোঁজ হয়ে উপজাতিদের পেটের খোরাক হচ্ছে প্রশাসন কি এখনো শক্ত হস্তক্ষেপ করবে না</text:p>
          </table:table-cell>
          <table:table-cell office:value-type="float" office:value="0" table:style-name="ce1">
            <text:p>0</text:p>
          </table:table-cell>
          <table:table-cell table:number-columns-repeated="16382"/>
        </table:table-row>
        <table:table-row table:style-name="ro1">
          <table:table-cell office:value-type="string" table:style-name="ce4">
            <text:p>এরা ছাত্রলীগ</text:p>
          </table:table-cell>
          <table:table-cell office:value-type="float" office:value="0" table:style-name="ce1">
            <text:p>0</text:p>
          </table:table-cell>
          <table:table-cell table:number-columns-repeated="16382"/>
        </table:table-row>
        <table:table-row table:style-name="ro1">
          <table:table-cell office:value-type="string" table:style-name="ce4">
            <text:p>ভারতে মুসলিম রা কভীড্ ছাড়িয়ে ছে মুসলিম দের জেলে বন্দি করা হয়েছে</text:p>
          </table:table-cell>
          <table:table-cell office:value-type="float" office:value="0" table:style-name="ce1">
            <text:p>0</text:p>
          </table:table-cell>
          <table:table-cell table:number-columns-repeated="16382"/>
        </table:table-row>
        <table:table-row table:style-name="ro1">
          <table:table-cell office:value-type="string" table:style-name="ce4">
            <text:p>প্রসাশনের ভয় কি? আমরা আসলে কোন দেশে যাবো? তাহলে জীবনের ঝুকি নিয়ে অন্য দেশে যাওয়া জাহেজ আছে।</text:p>
          </table:table-cell>
          <table:table-cell office:value-type="float" office:value="0" table:style-name="ce1">
            <text:p>0</text:p>
          </table:table-cell>
          <table:table-cell table:number-columns-repeated="16382"/>
        </table:table-row>
        <table:table-row table:style-name="ro1">
          <table:table-cell office:value-type="string" table:style-name="ce4">
            <text:p>বতর্মান পুলিশ খুব খারাপ</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পুলিশ এর দরকার নেই,, পুলিশ এখন আওয়ামী লীগ এর অবৈধ সন্তান হয়ে গেছে,,</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কোন ভূমিকা পালন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চ্যানেল 28 কে</text:p>
          </table:table-cell>
          <table:table-cell office:value-type="float" office:value="1" table:style-name="ce1">
            <text:p>1</text:p>
          </table:table-cell>
          <table:table-cell table:number-columns-repeated="16382"/>
        </table:table-row>
        <table:table-row table:style-name="ro1">
          <table:table-cell office:value-type="string" table:style-name="ce4">
            <text:p>খুব ভালো লাগল এই আলোচনা সভা...ধন্যবাদ আপনাদের কে !!! দিলীপ দার কথায় স্পট, উঁনি নারীদের কে অবশ্যই শ্রদ্ধা বা সণ্মান করেন কিন্তু অমানুষ কে সণ্মান করেন না । যেখানে মানুষ বলতে নারী পুরুষ উভয়কেই বোঝায় ।</text:p>
          </table:table-cell>
          <table:table-cell office:value-type="float" office:value="1" table:style-name="ce1">
            <text:p>1</text:p>
          </table:table-cell>
          <table:table-cell table:number-columns-repeated="16382"/>
        </table:table-row>
        <table:table-row table:style-name="ro1">
          <table:table-cell office:value-type="string" table:style-name="ce1">
            <text:p>ইসলামি সরকার ছাড়া এগুলো বন্ধ করা যাবেনা তাই আসুন সবাই মিলে ইসলামি আনদোলন তথা পীর সাহেব চরমোনাই এর দলে যোগ দান করি আললাহ তায়ালা সবাই কে হেদায়ত দান করুন আমীন।</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র দালাল অরিত্র, বাংলার গ্রামে গ্রামে সকলেই বলছে।</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খেকো উপজাত সন্ত্রাস</text:p>
          </table:table-cell>
          <table:table-cell office:value-type="float" office:value="0" table:style-name="ce1">
            <text:p>0</text:p>
          </table:table-cell>
          <table:table-cell table:number-columns-repeated="16382"/>
        </table:table-row>
        <table:table-row table:style-name="ro1">
          <table:table-cell office:value-type="string" table:style-name="ce4">
            <text:p>যারা মানুষের মাংস খায় তারা রাক্ষস জাতি</text:p>
          </table:table-cell>
          <table:table-cell office:value-type="float" office:value="0" table:style-name="ce1">
            <text:p>0</text:p>
          </table:table-cell>
          <table:table-cell table:number-columns-repeated="16382"/>
        </table:table-row>
        <table:table-row table:style-name="ro1">
          <table:table-cell office:value-type="string" table:style-name="ce4">
            <text:p>আরব এবং আরব বাসীকে ধন্যবাদ। শান্তির ধর্ম সনাতন ধর্মের জয় হোক ।</text:p>
          </table:table-cell>
          <table:table-cell office:value-type="float" office:value="1" table:style-name="ce1">
            <text:p>1</text:p>
          </table:table-cell>
          <table:table-cell table:number-columns-repeated="16382"/>
        </table:table-row>
        <table:table-row table:style-name="ro1">
          <table:table-cell office:value-type="string" table:style-name="ce4">
            <text:p>সফলতা কাউকে বলে আসেনা আমিও একদিন আপনাদের সকলের দোয়ায় এবং ভালোবাসায় সফল হবো ইনশাআল্লাহ</text:p>
          </table:table-cell>
          <table:table-cell office:value-type="float" office:value="1" table:style-name="ce1">
            <text:p>1</text:p>
          </table:table-cell>
          <table:table-cell table:number-columns-repeated="16382"/>
        </table:table-row>
        <table:table-row table:style-name="ro1">
          <table:table-cell office:value-type="string" table:style-name="ce4">
            <text:p>মানুষ কতটা বিরক্ত পুলিশের উপর।</text:p>
          </table:table-cell>
          <table:table-cell office:value-type="float" office:value="0" table:style-name="ce1">
            <text:p>0</text:p>
          </table:table-cell>
          <table:table-cell table:number-columns-repeated="16382"/>
        </table:table-row>
        <table:table-row table:style-name="ro1">
          <table:table-cell office:value-type="string" table:style-name="ce4">
            <text:p>এমন বিচারই একদম হোক পুলিশকে অনে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প্রসাশন বলে কথা, আমাদের অনেক গর্ব। ঘৃণা, শুধুই ঘৃণা... অর্জন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একদম ঠিক একটা ফালতু সরকার</text:p>
          </table:table-cell>
          <table:table-cell office:value-type="float" office:value="0" table:style-name="ce1">
            <text:p>0</text:p>
          </table:table-cell>
          <table:table-cell table:number-columns-repeated="16382"/>
        </table:table-row>
        <table:table-row table:style-name="ro1">
          <table:table-cell office:value-type="string" table:style-name="ce1">
            <text:p>দিলীপ ঘোষ জিন্দাবাদ ! দিলীপ ঘোষ জিন্দাবাদ ! দিলীপ ঘোষ জিন্দাবাদ ! চোর মহিলা ও তাদের দলের লোক কি বলল তাতে দিলীপ ঘোষের কিছুই এসে যায় না! মুখে বেশ ভালকরে ঝামা ঘসেদিল ! দিলীপ ঘোষ জিন্দাবাদ ! দিলীপ ঘোষ জিন্দাবাদ ! দিলীপ ঘোষ জিন্দাবাদ !</text:p>
          </table:table-cell>
          <table:table-cell office:value-type="float" office:value="1" table:style-name="ce1">
            <text:p>1</text:p>
          </table:table-cell>
          <table:table-cell table:number-columns-repeated="16382"/>
        </table:table-row>
        <table:table-row table:style-name="ro1">
          <table:table-cell office:value-type="string" table:style-name="ce4">
            <text:p>চোখে জল চলে আসল ।।</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খুশি হলাম এমন শাস্তি দোওয়ার উচিত সারা বাংলাদেশের পুলিশ কে তাহলে আমাদের বাংলাদেশের সঠিক আইন প্রতিষ্ঠত হবে, ধন্যবাদ দিনাজপুরের লোকজন কে।</text:p>
          </table:table-cell>
          <table:table-cell office:value-type="float" office:value="0" table:style-name="ce1">
            <text:p>0</text:p>
          </table:table-cell>
          <table:table-cell table:number-columns-repeated="16382"/>
        </table:table-row>
        <table:table-row table:style-name="ro1">
          <table:table-cell office:value-type="string" table:style-name="ce4">
            <text:p>আর এই মাকেই আমরা কত অবহেলা করি আর পরে অনুশোচ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র মমতা যখন দেশের প্রধানমন্ত্রীকে তুই-তোকারি করে, তখন কিছু বলেন না কেন অরিত্র বাবু ? মমতার ভাষা যেমন, তেমনিই উত্তর দেন শুভেন্দু অধিকারী মশাই।</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লিশ কি বাল করে শুধু আলেম দের ধরতে পারে আর সামন্য জঙ্গলে খোঁজ করার সাহস হয় 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এর অন্যাই দেখলে এই আভাবে সবাই মিলে তাদের কে উল্টো দেওয়া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একদম উচিত শিক্ষা</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সবগুলো মানুষ খেকো</text:p>
          </table:table-cell>
          <table:table-cell office:value-type="float" office:value="0" table:style-name="ce1">
            <text:p>0</text:p>
          </table:table-cell>
          <table:table-cell table:number-columns-repeated="16382"/>
        </table:table-row>
        <table:table-row table:style-name="ro1">
          <table:table-cell office:value-type="string" table:style-name="ce4">
            <text:p>আশা করি এটি শিক্ষানীয় বিষয় হয়ে থাকবে!নতুনদের!!!</text:p>
          </table:table-cell>
          <table:table-cell office:value-type="float" office:value="0" table:style-name="ce1">
            <text:p>0</text:p>
          </table:table-cell>
          <table:table-cell table:number-columns-repeated="16382"/>
        </table:table-row>
        <table:table-row table:style-name="ro1">
          <table:table-cell office:value-type="string" table:style-name="ce4">
            <text:p>অসভ্য লোক একটা। এর ইন্টারভিউ নেওয়া হচ্ছে কেন? এখানে যারা একে সাবাশি দিচ্ছে, তাদের এইটুকু বোধ বুদ্ধি নেই যে, মুখ্যমন্ত্রী বা প্রধানমন্ত্রী মানুষটি যেমনই হোক, তাদের পদটিকে অসম্মান করা যায় না। সেই বোধটা উনার নেই। মমতা বন্দ্যোপাধ্যায় প্রধানমন্ত্রীকে হরিদাস পাল বলেছেন বলে উনিও তাকে বারমুন্ডা পরিয়ে দিলেন। তাহলে উনি মমতা বন্দ্যোপাধ্যায়ের থেকে আলাদা কি হলেন? এই দলটাই একটা অশিক্ষিতে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সবার কোলে গেলেও মায়ের ঘ্রাণ মায়ের শান্তনা কোথাও পাবেনা আমারও দুটি বাচ্চা আছে এটা দেখে 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দিলীপ ঘোষ যে ভাবে কথা বলছে সেটাই এখন দরকার।আমাদের সরকারের লোকেরা যেমন ওনাদের ঠিক আছে।</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জনতা</text:p>
          </table:table-cell>
          <table:table-cell office:value-type="float" office:value="1" table:style-name="ce1">
            <text:p>1</text:p>
          </table:table-cell>
          <table:table-cell table:number-columns-repeated="16382"/>
        </table:table-row>
        <table:table-row table:style-name="ro1">
          <table:table-cell office:value-type="string" table:style-name="ce4">
            <text:p>পুলিশের উপর আস্থা বিস্বাস সব নষ্ট হয়ে গেছে অনেক আগেই</text:p>
          </table:table-cell>
          <table:table-cell office:value-type="float" office:value="0" table:style-name="ce1">
            <text:p>0</text:p>
          </table:table-cell>
          <table:table-cell table:number-columns-repeated="16382"/>
        </table:table-row>
        <table:table-row table:style-name="ro1">
          <table:table-cell office:value-type="string" table:style-name="ce1">
            <text:p>মোদীজীকে নিয়ে বলল উনি নাকি আত্মকেন্দ্রিক এটা সম্পূর্ণ ভুল, বরঞ্চ মমতাকে বা অভিষেক কেই আত্মকেন্দ্রিক ও অহংকারী মনে হয়, আর শুভেন্দু অধিকারীর ভাষা অনেক ই ভালো অভিষেক আর মমতার থেকে বারা মারা শালা, অরিত্র মমতা অভিষেকের ভাষা নিয়ে কিছুই বলল না এটা খানিকটা তেলানি মনে হল, আর অভিজিত গঙ্গোপাধ্যায়ের বিচার নিয়ে কথা বলল, অথচ কামদুনির বিচার সঠিক হয়েছে বলে মনে হয় অরিত্রর এটা পাতাটি হল নয় কি</text:p>
          </table:table-cell>
          <table:table-cell office:value-type="float" office:value="0" table:style-name="ce1">
            <text:p>0</text:p>
          </table:table-cell>
          <table:table-cell table:number-columns-repeated="16382"/>
        </table:table-row>
        <table:table-row table:style-name="ro1">
          <table:table-cell office:value-type="string" table:style-name="ce1">
            <text:p>এ ক্ষুনি ছাত্রলীগ কুলাঙ্গার দল নিষিদ্ধ করা হোক খুনিগুলোকে দ্রুত ফাঁসি দিন আওয়ামী লীগ গুলো যে মানুষ না এটাই তার প্রমান</text:p>
          </table:table-cell>
          <table:table-cell office:value-type="float" office:value="0" table:style-name="ce1">
            <text:p>0</text:p>
          </table:table-cell>
          <table:table-cell table:number-columns-repeated="16382"/>
        </table:table-row>
        <table:table-row table:style-name="ro1">
          <table:table-cell office:value-type="string" table:style-name="ce4">
            <text:p>অসংখ্য অসংখ্য ধন্যবাদ 24চ্যানেল কে এবং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সব পাগলের দল আপনারা কী উপস্থিত ছিলেন।পুলিশের নাম শুনলেই কিছু মানুষের শরীর চুলকায়।</text:p>
          </table:table-cell>
          <table:table-cell office:value-type="float" office:value="0" table:style-name="ce1">
            <text:p>0</text:p>
          </table:table-cell>
          <table:table-cell table:number-columns-repeated="16382"/>
        </table:table-row>
        <table:table-row table:style-name="ro1">
          <table:table-cell office:value-type="string" table:style-name="ce4">
            <text:p>আসলেই ভাই, এদেশে জীবনের কোনো নিরাপত্তা নেই। হয় সড়ক দুর্ঘটনা নতুবা অগ্নিকাণ্ডে, আজ হোক আর কাল, মানুষের জীবন সমাপ্তি ঘটবেই।</text:p>
          </table:table-cell>
          <table:table-cell office:value-type="float" office:value="0" table:style-name="ce1">
            <text:p>0</text:p>
          </table:table-cell>
          <table:table-cell table:number-columns-repeated="16382"/>
        </table:table-row>
        <table:table-row table:style-name="ro1">
          <table:table-cell office:value-type="string" table:style-name="ce4">
            <text:p>হে আল্লাহ এই অবুজ এতিম শিশুকে আপনি হেফাজত করুন আর পৃথীবির সকল মুসলিম মায়েরদেরকে জান্নাত দান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সাহস সাংবাদিকদ ভাইয়ের</text:p>
          </table:table-cell>
          <table:table-cell office:value-type="float" office:value="1" table:style-name="ce1">
            <text:p>1</text:p>
          </table:table-cell>
          <table:table-cell table:number-columns-repeated="16382"/>
        </table:table-row>
        <table:table-row table:style-name="ro1">
          <table:table-cell office:value-type="string" table:style-name="ce4">
            <text:p>যাক্! সঠিক বিচার হয়েছে। এই শিক্ষা সবাইকে সচেতন হতে সাহায্য করবে।</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অধিকাংশ মানুষ বিজেপি দলকে চেনে না, এটা ব্যক্তিকেন্দ্রিক দল নয়, বাংলার মানুষ শুধু পরিবার কেন্দ্রিক ও ব্যক্তিকেন্দ্রিক দল বোঝে। তাই দিলীপ ঘোষের পদ নিয়ে এত চিন্তা।</text:p>
          </table:table-cell>
          <table:table-cell office:value-type="float" office:value="0" table:style-name="ce1">
            <text:p>0</text:p>
          </table:table-cell>
          <table:table-cell table:number-columns-repeated="16382"/>
        </table:table-row>
        <table:table-row table:style-name="ro1">
          <table:table-cell office:value-type="string" table:style-name="ce4">
            <text:p>দেশের আইন আজ কোথায় পুলিশ যদি ভয় পায় তা হলে সাধারণ মানুষ কি করবে</text:p>
          </table:table-cell>
          <table:table-cell office:value-type="float" office:value="0" table:style-name="ce1">
            <text:p>0</text:p>
          </table:table-cell>
          <table:table-cell table:number-columns-repeated="16382"/>
        </table:table-row>
        <table:table-row table:style-name="ro1">
          <table:table-cell office:value-type="string" table:style-name="ce1">
            <text:p>ভিন্নমত প্রকাশ যদি অপরাধ হয় ক্ষমতাসীন দল ও ছাত্রলীগের কাছে তাহলে তার শাস্তিও নির্ধারিত থাকা উচিৎ। যেমন পাঁচটি বেত্রাঘাত। এর শাস্তি নিশ্চয় লগি বৈঠা কিংবা স্টাম্প দিয়ে আমৃত্যু পিটিয়ে হত্যা হতে পারে না। আর এমন লঘুপাপে যদি এমন গুরুদন্ড হয়। তাহলে আইন হাতে তুলে নেওয়ার সিদ্ধান্ত গ্রহণ করায় পুরো ছাত্রলীগের কি দন্ড হওয়া উচিৎ। জনগনের রায় জানতে চাই। এতকিছুর পরও যদি ছাত্ররাজনীতি নিষিদ্ধ করা না হয়। তাহলে সরকার প্রধানের কাছে দাবি থাকবে বিশ্ব বিদ্যালয় গুলোর জন্য ছাত্রলীগের বিচারক প্যানেল গঠন করে দেওয়া হোক। এবং ছাত্রদের কোন অপরাদের কি শাস্তি তারা দিতে পারবে তাও নির্ধারণ করে দেওয়া হোক। যেমন শিবির করলে কত বেত্রাঘাত? ছাত্রদল করলে কত? ছাত্র ইউনিয়ন করলে কত? জঙ্গিবাদ করলে কিভাবে মৃত্যুদন্ড দিতে হবে? আর ভিন্নমতের শাস্তি যা দেওয়া হল তা যথাযথ কিনা সেটাও দয়া করে গেজেট আকারে প্রকাশ করেদিন। এতে করে সাধারণ মানুষ বুঝতে পারবে তাদের পিঠে ছাত্রলীগের কতটা আঘাত সহ্য করতে পারবে। এবং তাই বুজে ভিন্নমত প্রকাশ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শাস্তি ছায়</text:p>
          </table:table-cell>
          <table:table-cell office:value-type="float" office:value="0" table:style-name="ce1">
            <text:p>0</text:p>
          </table:table-cell>
          <table:table-cell table:number-columns-repeated="16382"/>
        </table:table-row>
        <table:table-row table:style-name="ro1">
          <table:table-cell office:value-type="string" table:style-name="ce1">
            <text:p>এই ঘটনা আরব মুসলিমদের মধ্যে অভূতপূর্ব প্রভাব ফেলতে বাধ্য। মরুভূমির দেশে এমন একটি সময়ে বৃষ্টিপাত ভগবানের আশ্চর্য্য রূপ হিসেবেই বিবেচিত হবে। হিন্দু মন্দিরের প্রতি আস্থা বাড়তে বাধ্য।</text:p>
          </table:table-cell>
          <table:table-cell office:value-type="float" office:value="1" table:style-name="ce1">
            <text:p>1</text:p>
          </table:table-cell>
          <table:table-cell table:number-columns-repeated="16382"/>
        </table:table-row>
        <table:table-row table:style-name="ro1">
          <table:table-cell office:value-type="string" table:style-name="ce4">
            <text:p>যেরকম ভাবে ভারতের অন্যান্য রাজ্যে বিজেপির ভরাড়ুবির কথা মিডিয়াতে‌ শোনা যাচ্ছে সেখানে আগামী নির্বাচনে বিজেপি এবং তৃণমূলের মধ্যে কে কটা আসন পাবে তার ফলাফল সেখানকার ভোটাররা করে দেবেন।</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কত নিষ্ঠুর। বিচার চাই</text:p>
          </table:table-cell>
          <table:table-cell office:value-type="float" office:value="0" table:style-name="ce1">
            <text:p>0</text:p>
          </table:table-cell>
          <table:table-cell table:number-columns-repeated="16382"/>
        </table:table-row>
        <table:table-row table:style-name="ro1">
          <table:table-cell office:value-type="string" table:style-name="ce4">
            <text:p>তরা ভাই কিরে ভিক্ষা করে ধর্মে লোক আনচ</text:p>
          </table:table-cell>
          <table:table-cell office:value-type="float" office:value="0" table:style-name="ce1">
            <text:p>0</text:p>
          </table:table-cell>
          <table:table-cell table:number-columns-repeated="16382"/>
        </table:table-row>
        <table:table-row table:style-name="ro1">
          <table:table-cell office:value-type="string" table:style-name="ce1">
            <text:p>এই নির্বাচনে পশ্চিমবঙ্গ বিজেপি কে দুর্বল করার লক্ষেই মাননীয়া বামফ্রন্ট কে নতুন করে লঞ্চ করছে,,,, তাহা না হইলে যে বামপন্থীরা যুব হোক বা প্রবীণ ২০১৯ পর্যন্ত তাঁদের ঝান্ডা নিয়ে বেরোতে ভয় পেতো হঠাৎ তারা কি ভাবে এতো সক্রিয় হয়ে ওঠে??? আর একই সাথে বামেদের এই পুনঃ উজ্জীবিত হয়ে ওঠার পিছনে সংবাদ মাধ্যমের ভূমিকা অস্বীকার করা যায় কি ???</text:p>
          </table:table-cell>
          <table:table-cell office:value-type="float" office:value="0" table:style-name="ce1">
            <text:p>0</text:p>
          </table:table-cell>
          <table:table-cell table:number-columns-repeated="16382"/>
        </table:table-row>
        <table:table-row table:style-name="ro1">
          <table:table-cell office:value-type="string" table:style-name="ce4">
            <text:p>আহ কাওকে মেরে পেল্লে ও বাংলাদেশ এ নিউজ বানায় আর,,সৈদির মতো আইন যদি করতো, মৃত্যুর বদলায় মৃত্যু মাথা কেটে পেলে দেয়া আইন বাংলাদেশে করা হোক,</text:p>
          </table:table-cell>
          <table:table-cell office:value-type="float" office:value="0" table:style-name="ce1">
            <text:p>0</text:p>
          </table:table-cell>
          <table:table-cell table:number-columns-repeated="16382"/>
        </table:table-row>
        <table:table-row table:style-name="ro1">
          <table:table-cell office:value-type="string" table:style-name="ce1">
            <text:p>নিউজ যেটাই হোক না কেন পুলিশের উপর আক্রমণ করা উচিত হয় নি।তবে পুলিশের উপর সাধারণ জনগণের যে ক্ষোপ তা প্রকাশ পেয়েছে। এটা এক দিনে হয় নি। পুরো বাংলাদেশের জনগণ এখন পুলিশের উপর বিরক্ত।​@</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স্বৈরাচারী আচরণ করলে সাধারণ মানুষ আইন অমান্য করবেই।</text:p>
          </table:table-cell>
          <table:table-cell office:value-type="float" office:value="0" table:style-name="ce1">
            <text:p>0</text:p>
          </table:table-cell>
          <table:table-cell table:number-columns-repeated="16382"/>
        </table:table-row>
        <table:table-row table:style-name="ro1">
          <table:table-cell office:value-type="string" table:style-name="ce1">
            <text:p>পৃথিবীতে প্রাচীন নগর আদি গ্রাম সর্বত্র হইবে আমার নাম । চৈতন্যচরিতামৃত গ্রন্থ, তাহার প্রমাণ ,ঈশ্বর শ্রী হরি অবতার গৌরাঙ্গ মহাপ্রভু তিনি যেটা বলেছেন সেটাই সত্য হবে বিশ্বব্রহ্মআণ্ডএর অধীর সর বিষ্ণু, বিষ্ণুঅবতার শ্রী গৌরাঙ্গ মহাপ্রভু। সনাতন ধর্মের দাওয়াতের ইসকনের মাধ্যমে অসংখ্য মানুষ সনাতন ধর্ম গ্রহণ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মমতার থেকে খুব একটা খারাপ কিছু ভাসানয় বঙ্গে এই মুহূর্তে ঝড় চলছে সুভেনদুই, আমি সুভনদু কে যতটা গবেষণা করে দেখেছি, সুভনদু বাঙলার জাস্টিনিয়ান।</text:p>
          </table:table-cell>
          <table:table-cell office:value-type="float" office:value="0" table:style-name="ce1">
            <text:p>0</text:p>
          </table:table-cell>
          <table:table-cell table:number-columns-repeated="16382"/>
        </table:table-row>
        <table:table-row table:style-name="ro1">
          <table:table-cell office:value-type="string" table:style-name="ce4">
            <text:p>হে মহান আল্লাহ রাব্বুল আলামিন এই মা হারা বাচ্চার জন্য পৃথিবীর সমস্ত শান্তি তুমি বসিত করো তার ওপর আমিন সুম্মা আমীন</text:p>
          </table:table-cell>
          <table:table-cell office:value-type="float" office:value="1" table:style-name="ce1">
            <text:p>1</text:p>
          </table:table-cell>
          <table:table-cell table:number-columns-repeated="16382"/>
        </table:table-row>
        <table:table-row table:style-name="ro1">
          <table:table-cell office:value-type="string" table:style-name="ce4">
            <text:p>3 বছর পর আবার আসলাম, দেখতে দেখতে ৩ বছর চলে গেছে</text:p>
          </table:table-cell>
          <table:table-cell office:value-type="float" office:value="0" table:style-name="ce1">
            <text:p>0</text:p>
          </table:table-cell>
          <table:table-cell table:number-columns-repeated="16382"/>
        </table:table-row>
        <table:table-row table:style-name="ro1">
          <table:table-cell office:value-type="string" table:style-name="ce1">
            <text:p>এমরার চমৎকার হয়েছে আল্লাহর গজব নাজিল হবে ওদের উপর</text:p>
          </table:table-cell>
          <table:table-cell office:value-type="float" office:value="0" table:style-name="ce1">
            <text:p>0</text:p>
          </table:table-cell>
          <table:table-cell table:number-columns-repeated="16382"/>
        </table:table-row>
        <table:table-row table:style-name="ro1">
          <table:table-cell office:value-type="string" table:style-name="ce4">
            <text:p>ও কি মর্মান্তিক মৃত্যু। খুনি দের কে কঠিন থেকে কঠিন শাস্তি দাবি জানাই।</text:p>
          </table:table-cell>
          <table:table-cell office:value-type="float" office:value="1" table:style-name="ce1">
            <text:p>1</text:p>
          </table:table-cell>
          <table:table-cell table:number-columns-repeated="16382"/>
        </table:table-row>
        <table:table-row table:style-name="ro1">
          <table:table-cell office:value-type="string" table:style-name="ce4">
            <text:p>সব কিছুতেই কিছু মানুষ রাজনীতির হোগা দেখে।এসব তৃণমূলের পাছা চাটা কাজ।</text:p>
          </table:table-cell>
          <table:table-cell office:value-type="float" office:value="0" table:style-name="ce1">
            <text:p>0</text:p>
          </table:table-cell>
          <table:table-cell table:number-columns-repeated="16382"/>
        </table:table-row>
        <table:table-row table:style-name="ro1">
          <table:table-cell office:value-type="string" table:style-name="ce4">
            <text:p>শুনেছিলাম কুকিরা মানুষ খেক জাতি। এখন দেখছি মগ উপজাতিরাও মানুষ খায়। পুরো পার্বত্য চট্টগ্রামে সেনাবাহিনীর নিয়ন্ত্রণ নেয়া জরুরি।</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তো এমনিতেই শুয়ে পড়লো কেউ তো মারে নাই</text:p>
          </table:table-cell>
          <table:table-cell office:value-type="float" office:value="0" table:style-name="ce1">
            <text:p>0</text:p>
          </table:table-cell>
          <table:table-cell table:number-columns-repeated="16382"/>
        </table:table-row>
        <table:table-row table:style-name="ro1">
          <table:table-cell office:value-type="string" table:style-name="ce1">
            <text:p>এই সরকার কে একটা ভোট ও না আজ থেকে প্রতিশুতি নি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এটা বজ্রপাত চমৎকার বজ্রপাত বৃস্টি নয়।এটা আল্লাহর একটা গজব আজাব।</text:p>
          </table:table-cell>
          <table:table-cell office:value-type="float" office:value="0" table:style-name="ce1">
            <text:p>0</text:p>
          </table:table-cell>
          <table:table-cell table:number-columns-repeated="16382"/>
        </table:table-row>
        <table:table-row table:style-name="ro1">
          <table:table-cell office:value-type="string" table:style-name="ce4">
            <text:p>জয় বাংলা</text:p>
          </table:table-cell>
          <table:table-cell office:value-type="float" office:value="1" table:style-name="ce1">
            <text:p>1</text:p>
          </table:table-cell>
          <table:table-cell table:number-columns-repeated="16382"/>
        </table:table-row>
        <table:table-row table:style-name="ro1">
          <table:table-cell office:value-type="string" table:style-name="ce1">
            <text:p>পাহাড়ি উপজাতি মুক্ত বাংলাদেশ গরতে হবে জয় বাংলা</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কোন বিচা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মনে শান্তি পাইলাম রে</text:p>
          </table:table-cell>
          <table:table-cell office:value-type="float" office:value="1" table:style-name="ce1">
            <text:p>1</text:p>
          </table:table-cell>
          <table:table-cell table:number-columns-repeated="16382"/>
        </table:table-row>
        <table:table-row table:style-name="ro1">
          <table:table-cell office:value-type="string" table:style-name="ce1">
            <text:p>জনতার আদালতে মৃত্যু হয়েছে এরজন্য পুলিশের মামলা কাম্য নয়</text:p>
          </table:table-cell>
          <table:table-cell office:value-type="float" office:value="0" table:style-name="ce1">
            <text:p>0</text:p>
          </table:table-cell>
          <table:table-cell table:number-columns-repeated="16382"/>
        </table:table-row>
        <table:table-row table:style-name="ro1">
          <table:table-cell office:value-type="string" table:style-name="ce4">
            <text:p>মুখে ঝামা ঘষে দিল গর্বিত আপনাকে নিয়ে</text:p>
          </table:table-cell>
          <table:table-cell office:value-type="float" office:value="0" table:style-name="ce1">
            <text:p>0</text:p>
          </table:table-cell>
          <table:table-cell table:number-columns-repeated="16382"/>
        </table:table-row>
        <table:table-row table:style-name="ro1">
          <table:table-cell office:value-type="string" table:style-name="ce4">
            <text:p>লজ্জা লাগা দরকার এই চোরামূল পার্টি সরকারের</text:p>
          </table:table-cell>
          <table:table-cell office:value-type="float" office:value="0" table:style-name="ce1">
            <text:p>0</text:p>
          </table:table-cell>
          <table:table-cell table:number-columns-repeated="16382"/>
        </table:table-row>
        <table:table-row table:style-name="ro1">
          <table:table-cell office:value-type="string" table:style-name="ce4">
            <text:p>ঘুম আসবেনা আমার,এমন কান্না বাচ্চাটার,ও তো বুঝাতে পারছেনা ওর ব্যাথা টা।ওকেই বা কেউ কিভাবে বুঝাবে দুনিয়া অনেক নিষ্ঠুর,আমি শক্ত হবে এবং শান্ত হও।</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জনগণকে</text:p>
          </table:table-cell>
          <table:table-cell office:value-type="float" office:value="1" table:style-name="ce1">
            <text:p>1</text:p>
          </table:table-cell>
          <table:table-cell table:number-columns-repeated="16382"/>
        </table:table-row>
        <table:table-row table:style-name="ro1">
          <table:table-cell office:value-type="string" table:style-name="ce4">
            <text:p>সত্যি কথা হলো- বাংলাদেশ ছাত্রলীগের সু-কর্মের চেয়ে দুষ্কর্ম্মের সংখ্যাটা সীমাহীন!</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হলো পৃথিবীর সবচেয়ে হিংস্র প্রজাতি</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যাকে মাননীয়া মুখ্যমন্ত্রী বলছেন আমি তাকে মাননীয় বলতে পারছিনা তিনি মহিলা যে এর কি উপকার করেছেন শুধু এই টাকা দেয়া ছাড়া সে টুকু বললে আমার সঙ্গে যোগাযোগ করবেন</text:p>
          </table:table-cell>
          <table:table-cell office:value-type="float" office:value="0" table:style-name="ce1">
            <text:p>0</text:p>
          </table:table-cell>
          <table:table-cell table:number-columns-repeated="16382"/>
        </table:table-row>
        <table:table-row table:style-name="ro1">
          <table:table-cell office:value-type="string" table:style-name="ce4">
            <text:p>সময় টিভি দেখলাম উপজাতিদের। ক্ষুদ্র জনগোষ্ঠী বলে চালিয়ে দিলো</text:p>
          </table:table-cell>
          <table:table-cell office:value-type="float" office:value="0" table:style-name="ce1">
            <text:p>0</text:p>
          </table:table-cell>
          <table:table-cell table:number-columns-repeated="16382"/>
        </table:table-row>
        <table:table-row table:style-name="ro1">
          <table:table-cell office:value-type="string" table:style-name="ce4">
            <text:p>কোন শালারা এই কথা বলে মোদীর সুবিধা করছিস শালা রা মোদীর লেওড়া চাটবি যা তোদের গুষ্টির মেয়েদের কি মোদীর কাছে বন্ধক রেখে ছিস মোদীর লেওড়া টা কিন্তু খুব ভালো তাই না বোকাচোদারা</text:p>
          </table:table-cell>
          <table:table-cell office:value-type="float" office:value="0" table:style-name="ce1">
            <text:p>0</text:p>
          </table:table-cell>
          <table:table-cell table:number-columns-repeated="16382"/>
        </table:table-row>
        <table:table-row table:style-name="ro1">
          <table:table-cell office:value-type="string" table:style-name="ce1">
            <text:p>এটা হলো প্রাক্তন বিচারপতি এবং বর্তমান চোর অভিজিৎ গাঙ্গুলির মতো আতেল। চোর শুভেন্দুর পথকে সঠিক প্রমাণের জন্য যুক্তি মারাচ্ছে।</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এবার মুসলমান জাতি দুইটি মসজিদ পাবে একটি পুরাতন বাবরি মসজিদ আর একটি নতুন বাবরি মসজিদ ইনশা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চাই আমাদের দেশে শান্তি আমরা আর আমাদের কোনো আর হৃদয়ের মতো ভাই কে হারাতে চাই না।</text:p>
          </table:table-cell>
          <table:table-cell office:value-type="float" office:value="1" table:style-name="ce1">
            <text:p>1</text:p>
          </table:table-cell>
          <table:table-cell table:number-columns-repeated="16382"/>
        </table:table-row>
        <table:table-row table:style-name="ro1">
          <table:table-cell office:value-type="string" table:style-name="ce4">
            <text:p>আমি বাংলাদেশ থেকে দেখছি।দিলীপ ঘোষ একজন সৎ এবং খাটি মানুষ।একেবারে সলিট নেতা।।আমি ২০১২ থেকে ইন্ডিয়া সংবাদ দেখি।</text:p>
          </table:table-cell>
          <table:table-cell office:value-type="float" office:value="1" table:style-name="ce1">
            <text:p>1</text:p>
          </table:table-cell>
          <table:table-cell table:number-columns-repeated="16382"/>
        </table:table-row>
        <table:table-row table:style-name="ro1">
          <table:table-cell office:value-type="string" table:style-name="ce4">
            <text:p>মুখ্যমন্ত্রী কোর্টের অবমাননা করেও এখনও জেলের বাইরে কেনো আছে বলতে পারেন ? ব্রাত্য বসু এখনও কেনো জেলের বাইরে বলতে পারেন ?</text:p>
          </table:table-cell>
          <table:table-cell office:value-type="float" office:value="0" table:style-name="ce1">
            <text:p>0</text:p>
          </table:table-cell>
          <table:table-cell table:number-columns-repeated="16382"/>
        </table:table-row>
        <table:table-row table:style-name="ro1">
          <table:table-cell office:value-type="string" table:style-name="ce1">
            <text:p>এই হত্যা কান্ডের সাথে যারা জরিত তাদের সবার ফাসি চায় বাংলার জনগন</text:p>
          </table:table-cell>
          <table:table-cell office:value-type="float" office:value="1" table:style-name="ce1">
            <text:p>1</text:p>
          </table:table-cell>
          <table:table-cell table:number-columns-repeated="16382"/>
        </table:table-row>
        <table:table-row table:style-name="ro1">
          <table:table-cell office:value-type="string" table:style-name="ce4">
            <text:p>বিচারের কি হইলো ২ দিন খবর পড়ে,শুনে জাতি নিশ্চুপ!</text:p>
          </table:table-cell>
          <table:table-cell office:value-type="float" office:value="0" table:style-name="ce1">
            <text:p>0</text:p>
          </table:table-cell>
          <table:table-cell table:number-columns-repeated="16382"/>
        </table:table-row>
        <table:table-row table:style-name="ro1">
          <table:table-cell office:value-type="string" table:style-name="ce4">
            <text:p>ইনিও একজন রাজনীতিবিদ,,এটাই আমাদের দেশের দুর্ভাগ্য..দেশের মানুষের জন্য দুর্ভাগ্য যে এই ধরনের কোনও এক জন মানুষ দেবের ও রচনার সমালোচনা করার অধিকার পান,,কারন বাংলার মানুষের জীবনে এখনও পর্যাপ্ত পরিমাণে গনতন্ত্র রয়েছে।।</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শিক্ষা দেয়ার এইতো সবে শুরু,পুলিশ থাকতে সন্ত্রাসীর দরকার কী</text:p>
          </table:table-cell>
          <table:table-cell office:value-type="float" office:value="0" table:style-name="ce1">
            <text:p>0</text:p>
          </table:table-cell>
          <table:table-cell table:number-columns-repeated="16382"/>
        </table:table-row>
        <table:table-row table:style-name="ro1">
          <table:table-cell office:value-type="string" table:style-name="ce4">
            <text:p>যতদিন শিক্ষা প্রতিষ্ঠানে রাজনীতি থাকবে,ততদিন এরকম ঘটনা ঘটা এড়াবে কে...?</text:p>
          </table:table-cell>
          <table:table-cell office:value-type="float" office:value="0" table:style-name="ce1">
            <text:p>0</text:p>
          </table:table-cell>
          <table:table-cell table:number-columns-repeated="16382"/>
        </table:table-row>
        <table:table-row table:style-name="ro1">
          <table:table-cell office:value-type="string" table:style-name="ce1">
            <text:p>লোকসভা ভোটে নির্বাচিত, বিজেপি প্রতিনিধিরা মোদীকে ই প্রধানমন্ত্রী নির্বাচিত করবেন সুতরাং কে ভালো কে মন্দ প্রার্থী তার বিচার করে লাভ কি।</text:p>
          </table:table-cell>
          <table:table-cell office:value-type="float" office:value="0" table:style-name="ce1">
            <text:p>0</text:p>
          </table:table-cell>
          <table:table-cell table:number-columns-repeated="16382"/>
        </table:table-row>
        <table:table-row table:style-name="ro1">
          <table:table-cell office:value-type="string" table:style-name="ce4">
            <text:p>তুই মনে হয় সব জানস , সব জান্তা ব্যক্তি ,চলে আসে কোন জাগাথেকে​@</text:p>
          </table:table-cell>
          <table:table-cell office:value-type="float" office:value="0" table:style-name="ce1">
            <text:p>0</text:p>
          </table:table-cell>
          <table:table-cell table:number-columns-repeated="16382"/>
        </table:table-row>
        <table:table-row table:style-name="ro1">
          <table:table-cell office:value-type="string" table:style-name="ce1">
            <text:p>দেব অভিনয়ে ছিলো ভালো রাজনীতে চোর না হয়ে চোরের দলে নাম লিখীয়ে বাবা মায়ে নাম ঢোবাল ছি ছি ছি</text:p>
          </table:table-cell>
          <table:table-cell office:value-type="float" office:value="0" table:style-name="ce1">
            <text:p>0</text:p>
          </table:table-cell>
          <table:table-cell table:number-columns-repeated="16382"/>
        </table:table-row>
        <table:table-row table:style-name="ro1">
          <table:table-cell office:value-type="string" table:style-name="ce4">
            <text:p>মৌপিয়াকে অনুরোধ করছি যদি দম থাকে মুখ্যমন্ত্রী বা... শব্দটি কেন বলেছিলেন সেটা মুখ্যমন্ত্রীকে জিজ্ঞেস করে দেখান।</text:p>
          </table:table-cell>
          <table:table-cell office:value-type="float" office:value="0" table:style-name="ce1">
            <text:p>0</text:p>
          </table:table-cell>
          <table:table-cell table:number-columns-repeated="16382"/>
        </table:table-row>
        <table:table-row table:style-name="ro1">
          <table:table-cell office:value-type="string" table:style-name="ce1">
            <text:p>চট্টগ্রামের মারমাদের এবং উপজাতিদের কে দেশ থেকে উচ্ছেদ করার সুন্দর একটা নাটক তৈরি হয়েছে আমার কাছে প্রশ্ন বাংলাদেশ সরকারের প্রশাসন এবং গ্রাম্য মুসলিমগণ মারমা ছেলেটিকে যে মেরে ফেলেছে তার কি কোন বিচার হবে না। যে দেশের নাগরিকের বিরুদ্ধে সরকার এবং পুলিশ প্রশাসন বিরুদ্ধে তারা কোথায় বিচার পাবে</text:p>
          </table:table-cell>
          <table:table-cell office:value-type="float" office:value="1" table:style-name="ce1">
            <text:p>1</text:p>
          </table:table-cell>
          <table:table-cell table:number-columns-repeated="16382"/>
        </table:table-row>
        <table:table-row table:style-name="ro1">
          <table:table-cell office:value-type="string" table:style-name="ce4">
            <text:p>এর পর ও অনেক খানকির ছেলে রা বলবে 26000 মধ্যে সবাই যোগ্য না হলে সবাই নাকি আত্মহত্যা করবে আরে যোগ্য হয়েও বেকার থাকা এদের দুঃখ কি কেউ বুঝবে?</text:p>
          </table:table-cell>
          <table:table-cell office:value-type="float" office:value="0" table:style-name="ce1">
            <text:p>0</text:p>
          </table:table-cell>
          <table:table-cell table:number-columns-repeated="16382"/>
        </table:table-row>
        <table:table-row table:style-name="ro1">
          <table:table-cell office:value-type="string" table:style-name="ce4">
            <text:p>এ খুনের শাস্তি কখনোই হবে না বলে রাখলাম,,, কারণ এটা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সংখ্যালঘু মুসলিম দের ভুল বুঝিয়ে কিছু রাজনৈতিক নেতা তাদের পকেট ভরে , আর এইভাবেই বলির পাঁঠা হয় তারা।</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আপনাদের</text:p>
          </table:table-cell>
          <table:table-cell office:value-type="float" office:value="1" table:style-name="ce1">
            <text:p>1</text:p>
          </table:table-cell>
          <table:table-cell table:number-columns-repeated="16382"/>
        </table:table-row>
        <table:table-row table:style-name="ro1">
          <table:table-cell office:value-type="string" table:style-name="ce4">
            <text:p>আইন যখন আইনের গতিতে না চলে তখন এরকম হওয়াটা স্বাভাবি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ও ভয় পায় এদের, তাহলে বুযতেই পারছেন এরা কতটা ভয়ংকর</text:p>
          </table:table-cell>
          <table:table-cell office:value-type="float" office:value="0" table:style-name="ce1">
            <text:p>0</text:p>
          </table:table-cell>
          <table:table-cell table:number-columns-repeated="16382"/>
        </table:table-row>
        <table:table-row table:style-name="ro1">
          <table:table-cell office:value-type="string" table:style-name="ce4">
            <text:p>ভরমা জাতি মানুষ খায় এটা কোন নতুন করে বলতে হবেনা। যাদের কে এটা বুঝতে হবে তাদের কান্ড গেয়ান বলতে কিছুই নেই।</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দা অনেক ভালোবাসা</text:p>
          </table:table-cell>
          <table:table-cell office:value-type="float" office:value="1" table:style-name="ce1">
            <text:p>1</text:p>
          </table:table-cell>
          <table:table-cell table:number-columns-repeated="16382"/>
        </table:table-row>
        <table:table-row table:style-name="ro1">
          <table:table-cell office:value-type="string" table:style-name="ce4">
            <text:p>উপজাতিদের বাংলাদেশ থেকে তাড়িয়ে দেয়া হোক</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র না, অইটা জারজ লীগ</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নিষিদ্ধ করে দেন তাহলে আর কোন মায়ের কোল খালি হবে না</text:p>
          </table:table-cell>
          <table:table-cell office:value-type="float" office:value="1" table:style-name="ce1">
            <text:p>1</text:p>
          </table:table-cell>
          <table:table-cell table:number-columns-repeated="16382"/>
        </table:table-row>
        <table:table-row table:style-name="ro1">
          <table:table-cell office:value-type="string" table:style-name="ce4">
            <text:p>অবশেষে ফাঁসির আদেশ হয়েছে তাদের</text:p>
          </table:table-cell>
          <table:table-cell office:value-type="float" office:value="0" table:style-name="ce1">
            <text:p>0</text:p>
          </table:table-cell>
          <table:table-cell table:number-columns-repeated="16382"/>
        </table:table-row>
        <table:table-row table:style-name="ro1">
          <table:table-cell office:value-type="string" table:style-name="ce4">
            <text:p>এটা সনাতন ধর্মের বিস্তার। সত্যের জয়।জগত সভায় ভারতের শ্রেষ্ঠত্ব প্রমান। প্রধানমন্ত্রীর কৃতিত্ব। ভগবান শ্রীকৃষ্ণের জয়।</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হচ্ছে জারোজ</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গুলোর গলা কেটে উল্টো ঝুলিয়ে রাখা হোক</text:p>
          </table:table-cell>
          <table:table-cell office:value-type="float" office:value="0" table:style-name="ce1">
            <text:p>0</text:p>
          </table:table-cell>
          <table:table-cell table:number-columns-repeated="16382"/>
        </table:table-row>
        <table:table-row table:style-name="ro1">
          <table:table-cell office:value-type="string" table:style-name="ce4">
            <text:p>আমি বুঝিনা বাংলাদেশের এত গুলা আইন শৃঙ্খলা বাহিনী থাকতেও এই পাহাড়ি অঞ্চলের সন্ত্রাসীদের নির্মুল কেন করছেনা?? তাহলে কি বাংলাদেশের সকল বাহিনী পরাস্ত হবে এই সন্ত্রাসীদের কাছে?? দাপিয়ে বেড়াবে এই সন্ত্রাসী বাহিনীরা??</text:p>
          </table:table-cell>
          <table:table-cell office:value-type="float" office:value="0" table:style-name="ce1">
            <text:p>0</text:p>
          </table:table-cell>
          <table:table-cell table:number-columns-repeated="16382"/>
        </table:table-row>
        <table:table-row table:style-name="ro1">
          <table:table-cell office:value-type="string" table:style-name="ce4">
            <text:p>বিটু ছাত্রলীগের সন্ত্রাসী গ্রুপের একজন। সে ঘটনার প্রত্যক্ষদর্শী। ভিডিও ফুটেজে ঘটনার সময় তার উপস্থিতি লক্ষ্য করা গেছে এবং সে নিজের মুখে ঘটনার বর্ণনা দিয়েছে।তাকে কেন আটক করে জিজ্ঞাসাবাদ করা হচ্ছে না?</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মানবতা বেঁচে থাকুক</text:p>
          </table:table-cell>
          <table:table-cell office:value-type="float" office:value="1" table:style-name="ce1">
            <text:p>1</text:p>
          </table:table-cell>
          <table:table-cell table:number-columns-repeated="16382"/>
        </table:table-row>
        <table:table-row table:style-name="ro1">
          <table:table-cell office:value-type="string" table:style-name="ce4">
            <text:p>এদের কঠিনতম শাস্তি দাবি করি</text:p>
          </table:table-cell>
          <table:table-cell office:value-type="float" office:value="0" table:style-name="ce1">
            <text:p>0</text:p>
          </table:table-cell>
          <table:table-cell table:number-columns-repeated="16382"/>
        </table:table-row>
        <table:table-row table:style-name="ro1">
          <table:table-cell office:value-type="string" table:style-name="ce4">
            <text:p>পুলিশেও পুকুরে পরলে ব্যাথা পায়</text:p>
          </table:table-cell>
          <table:table-cell office:value-type="float" office:value="0" table:style-name="ce1">
            <text:p>0</text:p>
          </table:table-cell>
          <table:table-cell table:number-columns-repeated="16382"/>
        </table:table-row>
        <table:table-row table:style-name="ro1">
          <table:table-cell office:value-type="string" table:style-name="ce1">
            <text:p>দৃষ্টান্ত মূলক শাস্তি কেবল বিক্ষুব্ধ জনগণ দিতেপারে, তা প্রমাণিত, সরকার, প্রশাসন আইনজীবী বাল ফালাতে পারে শুধু</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প্রশাসন চেষ্টা করলে আমার মনে হয় সম্ভব।</text:p>
          </table:table-cell>
          <table:table-cell office:value-type="float" office:value="1" table:style-name="ce1">
            <text:p>1</text:p>
          </table:table-cell>
          <table:table-cell table:number-columns-repeated="16382"/>
        </table:table-row>
        <table:table-row table:style-name="ro1">
          <table:table-cell office:value-type="string" table:style-name="ce4">
            <text:p>খুব কাছ থেকে দেখেছিলাম এমরান দাদা কে আন্দোলনের মুখ হিসেবে, অকালেই একটা জীবন শেষ হয়ে গেলো, স্বপ্নপূরণ আর হলো না, এই একটা অপদার্থ, নির্লজ্জ সরকারের জন্য। আল্লাহ উনার আত্মার শান্তি প্রদান করুন এবং জান্নাত বাসী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সময় টিভিকে,সুন্দর ভাবে ঘটনাটি উপস্থাপন করা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এদেরকে কঠিন শাস্তি দেয়া হোক</text:p>
          </table:table-cell>
          <table:table-cell office:value-type="float" office:value="0" table:style-name="ce1">
            <text:p>0</text:p>
          </table:table-cell>
          <table:table-cell table:number-columns-repeated="16382"/>
        </table:table-row>
        <table:table-row table:style-name="ro1">
          <table:table-cell office:value-type="string" table:style-name="ce1">
            <text:p>মাটি দিতে হয় জানাজা পড়তে হয় এটাতো কিছুই পেলনা আমার ছেলেটা। হৃদয়ের মায়ের এই আমাকে বার বার কষ্ট দিচ্ছে। কান্না চলে আসতেছে। রাগে ক্ষোভে গায়ে লোম দাড়িয়ে যাচ্ছে।</text:p>
          </table:table-cell>
          <table:table-cell office:value-type="float" office:value="1" table:style-name="ce1">
            <text:p>1</text:p>
          </table:table-cell>
          <table:table-cell table:number-columns-repeated="16382"/>
        </table:table-row>
        <table:table-row table:style-name="ro1">
          <table:table-cell office:value-type="string" table:style-name="ce4">
            <text:p>ছাত্র লীগ মানে মানুষের জন্য দুশমন</text:p>
          </table:table-cell>
          <table:table-cell office:value-type="float" office:value="0" table:style-name="ce1">
            <text:p>0</text:p>
          </table:table-cell>
          <table:table-cell table:number-columns-repeated="16382"/>
        </table:table-row>
        <table:table-row table:style-name="ro1">
          <table:table-cell office:value-type="string" table:style-name="ce4">
            <text:p>মৌপিয়া দিদি কে ধন্যবাদ জানাই আপনি একজন সংবাদিক হিসাবে সংবাদিক যে রকম প্রশ্ন করা উচিত করেছেন বলে আর দীলিপ ঘোষ আপনার প্রশ্নের যতাযথ সঠিক উত্তর দিয়েছে।।</text:p>
          </table:table-cell>
          <table:table-cell office:value-type="float" office:value="1" table:style-name="ce1">
            <text:p>1</text:p>
          </table:table-cell>
          <table:table-cell table:number-columns-repeated="16382"/>
        </table:table-row>
        <table:table-row table:style-name="ro1">
          <table:table-cell office:value-type="string" table:style-name="ce1">
            <text:p>তবুওতো নিরাপদ সড়কের ব্যাপারে সরকার উদাসীন।</text:p>
          </table:table-cell>
          <table:table-cell office:value-type="float" office:value="0" table:style-name="ce1">
            <text:p>0</text:p>
          </table:table-cell>
          <table:table-cell table:number-columns-repeated="16382"/>
        </table:table-row>
        <table:table-row table:style-name="ro1">
          <table:table-cell office:value-type="string" table:style-name="ce4">
            <text:p>শালার বিচি দুটি খুলে নিন</text:p>
          </table:table-cell>
          <table:table-cell office:value-type="float" office:value="0" table:style-name="ce1">
            <text:p>0</text:p>
          </table:table-cell>
          <table:table-cell table:number-columns-repeated="16382"/>
        </table:table-row>
        <table:table-row table:style-name="ro1">
          <table:table-cell office:value-type="string" table:style-name="ce4">
            <text:p>একমাত্র আল্লাহর মনোসিত ধর্ম হল ইসলাম শান্তির ধর্ম। লা ইলাহা ইল্লালাহু মুহাম্মম মাদুর রাসুল উল্লা (সাঃ)।</text:p>
          </table:table-cell>
          <table:table-cell office:value-type="float" office:value="1" table:style-name="ce1">
            <text:p>1</text:p>
          </table:table-cell>
          <table:table-cell table:number-columns-repeated="16382"/>
        </table:table-row>
        <table:table-row table:style-name="ro1">
          <table:table-cell office:value-type="string" table:style-name="ce1">
            <text:p>সংসদ কটা আছে বিজেপির থেকে বেশি বন্ড টাকা নিবে বিজেপির থেকে বেশি</text:p>
          </table:table-cell>
          <table:table-cell office:value-type="float" office:value="0" table:style-name="ce1">
            <text:p>0</text:p>
          </table:table-cell>
          <table:table-cell table:number-columns-repeated="16382"/>
        </table:table-row>
        <table:table-row table:style-name="ro1">
          <table:table-cell office:value-type="string" table:style-name="ce4">
            <text:p>সংবাদের হেড লাইন কি! আর উপস্থাপন কি? কোনো আগা মাথা নাই, আপনাদের যদি সাহস না থাকে তাহলে চুপ করে থাকুন, এই রকম মাথা মুন্ডুহীন সংবাদ প্রচার করবেন না।</text:p>
          </table:table-cell>
          <table:table-cell office:value-type="float" office:value="0" table:style-name="ce1">
            <text:p>0</text:p>
          </table:table-cell>
          <table:table-cell table:number-columns-repeated="16382"/>
        </table:table-row>
        <table:table-row table:style-name="ro1">
          <table:table-cell office:value-type="string" table:style-name="ce4">
            <text:p>পশ্চিমবাংলার ইতিহাস হয়ে গেছে ভি আই পি বাসে গরু পাচার বিল্ডিং এ বিল্ডিং এর টাকার পাহাড়</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এর পাশে থেকে সরকারের চুরি কে সাপোর্ট দিলেই সবাই বাঁচবে</text:p>
          </table:table-cell>
          <table:table-cell office:value-type="float" office:value="0" table:style-name="ce1">
            <text:p>0</text:p>
          </table:table-cell>
          <table:table-cell table:number-columns-repeated="16382"/>
        </table:table-row>
        <table:table-row table:style-name="ro1">
          <table:table-cell office:value-type="string" table:style-name="ce1">
            <text:p>দিলীপ দাকে বাংলা বিজেপির নেতারা সব ক্ষমতা থেকে সরিয়ে দিয়েছে তাও দিলীপ দা সওয়াল করে চলেছে শুধুমাত্র আরএসএস -- বিজেপিকে খুশি করার জন্য।।। দিলু দা, আসল কাহিনীটা কি? একটু খোলসা করো ২৪ঘণ্টার সামনে।।।</text:p>
          </table:table-cell>
          <table:table-cell office:value-type="float" office:value="0" table:style-name="ce1">
            <text:p>0</text:p>
          </table:table-cell>
          <table:table-cell table:number-columns-repeated="16382"/>
        </table:table-row>
        <table:table-row table:style-name="ro1">
          <table:table-cell office:value-type="string" table:style-name="ce4">
            <text:p>শালা বাল অমানুষ</text:p>
          </table:table-cell>
          <table:table-cell office:value-type="float" office:value="0" table:style-name="ce1">
            <text:p>0</text:p>
          </table:table-cell>
          <table:table-cell table:number-columns-repeated="16382"/>
        </table:table-row>
        <table:table-row table:style-name="ro1">
          <table:table-cell office:value-type="string" table:style-name="ce4">
            <text:p>এমন দৃশ্য দেখা যায় না, যারা এই এক্সিডেন্টের সাথে জড়িত তাদের আইনের আওতায় এনে কঠিন শাস্তি দেওয়ার জোর দাবি জানাচ্ছি,,,,</text:p>
          </table:table-cell>
          <table:table-cell office:value-type="float" office:value="1" table:style-name="ce1">
            <text:p>1</text:p>
          </table:table-cell>
          <table:table-cell table:number-columns-repeated="16382"/>
        </table:table-row>
        <table:table-row table:style-name="ro1">
          <table:table-cell office:value-type="string" table:style-name="ce4">
            <text:p>সঠিক কথা সকলের সামনে তুলে ধরার জন্য আপনাকে ধন্যবাদ শুভকামনা রইলো</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সদস্যদের অসংখ্য ধন্যবাদ। আল্লাহ আপনাদের নেক হায়াত দান করুক।আমি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বর্জ্যপাত গজবের লক্ষণ। আরব ভূমিতে মন্দির বানিয়ে নোংরা করা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লীগ নিষিদ্ধ করা হোক বাংলাদেশ থেকা</text:p>
          </table:table-cell>
          <table:table-cell office:value-type="float" office:value="0" table:style-name="ce1">
            <text:p>0</text:p>
          </table:table-cell>
          <table:table-cell table:number-columns-repeated="16382"/>
        </table:table-row>
        <table:table-row table:style-name="ro1">
          <table:table-cell office:value-type="string" table:style-name="ce4">
            <text:p>রাংগামাটি বা বান্দরবানের থানার পুলিশের আচরণ দেখার মতো। জনগন পুলিশকে খারাপ বলে কেন? তারা মনে করে তারা সরকারি বেতন খায় বলে জনগনের কথায় কোনো কর্নপাত করে না। এখানেই জনগনের দুঃখ।</text:p>
          </table:table-cell>
          <table:table-cell office:value-type="float" office:value="0" table:style-name="ce1">
            <text:p>0</text:p>
          </table:table-cell>
          <table:table-cell table:number-columns-repeated="16382"/>
        </table:table-row>
        <table:table-row table:style-name="ro1">
          <table:table-cell office:value-type="string" table:style-name="ce4">
            <text:p>আওয়ামীলীগের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এই মালাউনের বাচ্চার অঙ্গি বঙ্গী দেখলেই বুজা যায় ও ১নাম্বার আসামি মুসলিমদেরকে মারতে তাদের বগোবান বলেছে</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জানাই সময় টিভিকে কারণ এরকম লূমরসস্য ঘটনা তুলে ধরা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যে যেখানে পাহাড়ি উপজাতি দেখবেন পাছায় লাথি মেরে দূর করে দেবেন</text:p>
          </table:table-cell>
          <table:table-cell office:value-type="float" office:value="0" table:style-name="ce1">
            <text:p>0</text:p>
          </table:table-cell>
          <table:table-cell table:number-columns-repeated="16382"/>
        </table:table-row>
        <table:table-row table:style-name="ro1">
          <table:table-cell office:value-type="string" table:style-name="ce4">
            <text:p>খোলা চুলে চলা প্রতিটি মেয়ের চুল কেয়ামতের দিন একেকটি সাপ হবে, আর যে মেয়ে বেপর্দা চলে তারসাথে তার বাবা ভাই স্বামী সন্তান জাহান্নামে যাবে, সনদঃ বুখারী ও মুসলিম।</text:p>
          </table:table-cell>
          <table:table-cell office:value-type="float" office:value="0" table:style-name="ce1">
            <text:p>0</text:p>
          </table:table-cell>
          <table:table-cell table:number-columns-repeated="16382"/>
        </table:table-row>
        <table:table-row table:style-name="ro1">
          <table:table-cell office:value-type="string" table:style-name="ce1">
            <text:p>ছাত্রশিবিরের মত অসভ্য আচরণ, আমরা আওয়ামী অথবা ছাত্র লীগ থেকে আশা করি না। প্রগতিশীল রাজনীতি করতে,ডান পন্থীদের থেকে বেশী পড়াশোনা করতে হয়। কিন্তু ডান পন্থী ও প্রগতিশীল একই সমাজ থেকে উঠে আসার কারণে,সব ছাত্র রাজনীতি আজ প্রশ্নবিধ্ব। প্রগতিশীল দের বোঝা উচিত,যে একটি মতবাদ আর একটি মতবাদ দিয়ে মোকাবিলা করা উচিত। হত্যা করে বা মারধোর করে, মতবাদিদের মুখ বন্ধ করা যায় না।পৃথিবীতে প্রগতিশীল মানুষ সমাজকে পরিবর্তন ও ভালো কিছু দিতে পারে,যা ডান পন্থী দের দ্বারা কোনও দিন সম্ভব হয় নাই। আজ দেশে বাক্ স্বাধীনতা থাকলে আবরার অথবা অমিত সাহা কে এই ভাবে জীবন দিতে হত না। সরকারের উচিত বাক্ স্বাধীনতা নিশ্চিত করা।</text:p>
          </table:table-cell>
          <table:table-cell office:value-type="float" office:value="0" table:style-name="ce1">
            <text:p>0</text:p>
          </table:table-cell>
          <table:table-cell table:number-columns-repeated="16382"/>
        </table:table-row>
        <table:table-row table:style-name="ro1">
          <table:table-cell office:value-type="string" table:style-name="ce4">
            <text:p>চরম দুঃখের । এ আমাদের লজ্জা ।</text:p>
          </table:table-cell>
          <table:table-cell office:value-type="float" office:value="1" table:style-name="ce1">
            <text:p>1</text:p>
          </table:table-cell>
          <table:table-cell table:number-columns-repeated="16382"/>
        </table:table-row>
        <table:table-row table:style-name="ro1">
          <table:table-cell office:value-type="string" table:style-name="ce4">
            <text:p>প্রাশাসনের অবহেলার কারণে ছেলেটার জীবন চলে গেল।</text:p>
          </table:table-cell>
          <table:table-cell office:value-type="float" office:value="0" table:style-name="ce1">
            <text:p>0</text:p>
          </table:table-cell>
          <table:table-cell table:number-columns-repeated="16382"/>
        </table:table-row>
        <table:table-row table:style-name="ro1">
          <table:table-cell office:value-type="string" table:style-name="ce1">
            <text:p>এর জন্য মন্ত্রী কাউয়া দায়ী,, আযোগ্য কাউয়ার কারনে সড়কে যত অব্যবস্থাপনা।কাউয়ার অপসারন চাই।</text:p>
          </table:table-cell>
          <table:table-cell office:value-type="float" office:value="0" table:style-name="ce1">
            <text:p>0</text:p>
          </table:table-cell>
          <table:table-cell table:number-columns-repeated="16382"/>
        </table:table-row>
        <table:table-row table:style-name="ro1">
          <table:table-cell office:value-type="string" table:style-name="ce4">
            <text:p>সব ভাল যার শেষ ভাল। জয় শ্রী রাম।</text:p>
          </table:table-cell>
          <table:table-cell office:value-type="float" office:value="1" table:style-name="ce1">
            <text:p>1</text:p>
          </table:table-cell>
          <table:table-cell table:number-columns-repeated="16382"/>
        </table:table-row>
        <table:table-row table:style-name="ro1">
          <table:table-cell office:value-type="string" table:style-name="ce4">
            <text:p>আসামি দের ফাসি কবে দেওয়া হবে?? তারিখ জানতে চায় জাতি</text:p>
          </table:table-cell>
          <table:table-cell office:value-type="float" office:value="0" table:style-name="ce1">
            <text:p>0</text:p>
          </table:table-cell>
          <table:table-cell table:number-columns-repeated="16382"/>
        </table:table-row>
        <table:table-row table:style-name="ro1">
          <table:table-cell office:value-type="string" table:style-name="ce4">
            <text:p>মমতা চোর আর ভাইপো চোর কোথা! এখন মঞ্চ থেকে বলছে না কেন এর দায় আমাদের পিসি ভাইপোর। চোরেদের চাকরি বাঁচাতে ধারাবাহিক ভাবে যোগ্য প্রার্থীদের যন্ত্রনা দিয়ে তাদের মেরে ফেলছে। বাঙালি ৫০০-১০০০এর লোভে এদের এখনো ভোট দেবেন?</text:p>
          </table:table-cell>
          <table:table-cell office:value-type="float" office:value="0" table:style-name="ce1">
            <text:p>0</text:p>
          </table:table-cell>
          <table:table-cell table:number-columns-repeated="16382"/>
        </table:table-row>
        <table:table-row table:style-name="ro1">
          <table:table-cell office:value-type="string" table:style-name="ce4">
            <text:p>কমেন্ট পড়ে বুঝতে পারলাম পুলিশের প্রতি সাধারণ মানুষের খোপ</text:p>
          </table:table-cell>
          <table:table-cell office:value-type="float" office:value="0" table:style-name="ce1">
            <text:p>0</text:p>
          </table:table-cell>
          <table:table-cell table:number-columns-repeated="16382"/>
        </table:table-row>
        <table:table-row table:style-name="ro1">
          <table:table-cell office:value-type="string" table:style-name="ce4">
            <text:p>মেদিনীপুরের মানুষ সব সময় সঠিক কথার সঠিক জবাব দিতে পারে। মেদিনীপুরের মানুষ স্পষ্ট কথা বলে, তাই দিলীপ ঘোষ কে এমপি বানানো হয়েছিল, একজন মেয়ে হয়ে বলছি, মহিলা বলে কি কারোর গলা ও কেটে দিলে সেটা সবাই সমর্থন করবে! দিলীপ ঘোষ আমাদের মেদিনীপুরে একজন দাবাং নেতা ছিলেন, আশাকরি দুর্গাপুর বর্ধমানের তিনি জয়ী হবেন,,</text:p>
          </table:table-cell>
          <table:table-cell office:value-type="float" office:value="0" table:style-name="ce1">
            <text:p>0</text:p>
          </table:table-cell>
          <table:table-cell table:number-columns-repeated="16382"/>
        </table:table-row>
        <table:table-row table:style-name="ro1">
          <table:table-cell office:value-type="string" table:style-name="ce4">
            <text:p>ঘেউপিয়া&amp;39;কে বাংলাঠাপে ঠাপিয়ে দিল ।</text:p>
          </table:table-cell>
          <table:table-cell office:value-type="float" office:value="0" table:style-name="ce1">
            <text:p>0</text:p>
          </table:table-cell>
          <table:table-cell table:number-columns-repeated="16382"/>
        </table:table-row>
        <table:table-row table:style-name="ro1">
          <table:table-cell office:value-type="string" table:style-name="ce4">
            <text:p>খুব ভালো হইছে। পুলিশ মরলে খুশি হইতাম</text:p>
          </table:table-cell>
          <table:table-cell office:value-type="float" office:value="0" table:style-name="ce1">
            <text:p>0</text:p>
          </table:table-cell>
          <table:table-cell table:number-columns-repeated="16382"/>
        </table:table-row>
        <table:table-row table:style-name="ro1">
          <table:table-cell office:value-type="string" table:style-name="ce1">
            <text:p>ফুচকা ছোঁড়া তো এখনই কিছু বলে উঠে আসতে চেষ্টা করছে, ঘুরিয়ে ফিরিয়ে তেল মারছে এই আর কি।শাসক দলের বিপক্ষে যাওয়ার দুঃসাহস এর এখন হয় নি।</text:p>
          </table:table-cell>
          <table:table-cell office:value-type="float" office:value="0" table:style-name="ce1">
            <text:p>0</text:p>
          </table:table-cell>
          <table:table-cell table:number-columns-repeated="16382"/>
        </table:table-row>
        <table:table-row table:style-name="ro1">
          <table:table-cell office:value-type="string" table:style-name="ce4">
            <text:p>ভ্যাকসিনের পার্শ্বপ্রতিক্রিয়া 1% এরও কম !! এটা স্বাভাবিক। যে কোনো ভ্যাকসিনের ক্ষেত্রে এটাই প্রযোজ্য।</text:p>
          </table:table-cell>
          <table:table-cell office:value-type="float" office:value="0" table:style-name="ce1">
            <text:p>0</text:p>
          </table:table-cell>
          <table:table-cell table:number-columns-repeated="16382"/>
        </table:table-row>
        <table:table-row table:style-name="ro1">
          <table:table-cell office:value-type="string" table:style-name="ce4">
            <text:p>খবর শুনে যা বুঝলাম ট্রাক ড্রাইভার পরকিয়া করে ফেঁসে গেছে,, তারপর পুলিশ উদ্ধার করতে গেছে টাহা পাবে তারপর জনগণ গণধোলাই দিছে গাড়ি পুকুরে ফেলে দিছে</text:p>
          </table:table-cell>
          <table:table-cell office:value-type="float" office:value="0" table:style-name="ce1">
            <text:p>0</text:p>
          </table:table-cell>
          <table:table-cell table:number-columns-repeated="16382"/>
        </table:table-row>
        <table:table-row table:style-name="ro1">
          <table:table-cell office:value-type="string" table:style-name="ce4">
            <text:p>বাসের ড্রাইভারের ভুলে শিশুটির সব শেষ।</text:p>
          </table:table-cell>
          <table:table-cell office:value-type="float" office:value="0" table:style-name="ce1">
            <text:p>0</text:p>
          </table:table-cell>
          <table:table-cell table:number-columns-repeated="16382"/>
        </table:table-row>
        <table:table-row table:style-name="ro1">
          <table:table-cell office:value-type="string" table:style-name="ce4">
            <text:p>হৃদয় এর বাবা এবং মা হৃদয় এর লাশটুকুও পায়নি এই শয়তান নরখাদকদের জন্য! উমংসিং মারমা নামের শয়তান কীট টাকে জনগণ জায়গামতো পাঠিয়ে দিয়েছে শুনে একটু শান্তি পেলাম, আলহামদুলিল্লাহ। আরো ভালো হতো যদি বাকী কীটগুলোকে কেটে টুকরো টুকরো করে কুকুরদের খাইয়ে দেওয়া হতো, এইরকম মৃত্যুই এদের প্রাপ্য ছিলো। যাই হোক, আইনের হাতে যেহেতু গেছে, ওদের কে আর কুকুরের খাদ্য বানানো গেলো না। এখন আপাতত দ্রুত থেকে দ্রুততম সময়ে হৃদয়ের এই নৃশংস খুনীদের ফাঁসিতে ঝুলিয়ে মৃত্যু কার্যকর করা লাগবে। তাহলেই হৃদয়ের বাবা মা সহ আমরা সবাই মনে শান্তি পাবো।</text:p>
          </table:table-cell>
          <table:table-cell office:value-type="float" office:value="0" table:style-name="ce1">
            <text:p>0</text:p>
          </table:table-cell>
          <table:table-cell table:number-columns-repeated="16382"/>
        </table:table-row>
        <table:table-row table:style-name="ro1">
          <table:table-cell office:value-type="string" table:style-name="ce1">
            <text:p>কমেন্ট করার সময় ভেবে চিন্তা করাই ভালো।উস্কে দিয়েছে যারা তারা কি ভালো থাকবে এখন।পিছনে শক্ত ক্ষুটি আছে তো,নিবন্ধন হীন আর লিংক ভাঙ্গা দল সাথে থাকবে তো। ঘৃণিত কাজ এটা কখনো সঠিক হয়নি আমরা যে অসভ্য জাতি তার পরিচয় এটা</text:p>
          </table:table-cell>
          <table:table-cell office:value-type="float" office:value="0" table:style-name="ce1">
            <text:p>0</text:p>
          </table:table-cell>
          <table:table-cell table:number-columns-repeated="16382"/>
        </table:table-row>
        <table:table-row table:style-name="ro1">
          <table:table-cell office:value-type="string" table:style-name="ce4">
            <text:p>কারা বড় চোর কেন্দ্র ক্ষমতা হারালে জনগণ বুঝতে পারবে, দিলীপ ঘোষ ভদ্রলোক বহু মানুষের ভুল ধারণা।</text:p>
          </table:table-cell>
          <table:table-cell office:value-type="float" office:value="0" table:style-name="ce1">
            <text:p>0</text:p>
          </table:table-cell>
          <table:table-cell table:number-columns-repeated="16382"/>
        </table:table-row>
        <table:table-row table:style-name="ro1">
          <table:table-cell office:value-type="string" table:style-name="ce4">
            <text:p>ব্যাপারটা কি? আমার মত সবার পুলিশের উপর খোপ কেন ভাই?</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খবরটা সোনা মাত্র এত গরম সত্যি ও মনটা কেমন যেন শীতল হয়ে গেছে যারা এই কাজটা করেছে তাদেরকে আমার মন থেকে আন্তরিক শুভেচ্ছা ও অভিনন্দন জানাই</text:p>
          </table:table-cell>
          <table:table-cell office:value-type="float" office:value="1" table:style-name="ce1">
            <text:p>1</text:p>
          </table:table-cell>
          <table:table-cell table:number-columns-repeated="16382"/>
        </table:table-row>
        <table:table-row table:style-name="ro1">
          <table:table-cell office:value-type="string" table:style-name="ce4">
            <text:p>ছাত্রশিবির হলেই মারার লাইসেন্স আছে??</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আপনাকেই বিশেষ করে বাধ্য করেছে বুঝি এবার আপনার মামলা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অতি দ্রুত ফাঁসি দেওয়া হোক, সরকারের কাছে এটাই আশা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আমি শিউর,, ওরা রিদয়ের,, মাংস,, খাইছে,, পুলিশ এইটা মিথ্যা বলছে</text:p>
          </table:table-cell>
          <table:table-cell office:value-type="float" office:value="0" table:style-name="ce1">
            <text:p>0</text:p>
          </table:table-cell>
          <table:table-cell table:number-columns-repeated="16382"/>
        </table:table-row>
        <table:table-row table:style-name="ro1">
          <table:table-cell office:value-type="string" table:style-name="ce4">
            <text:p>আমি চাই এটা নিয়ে ও রাজনীতি হোক, কারণ রাজনীতি ছাড়া এরাজ্যে কিছু হয় না।</text:p>
          </table:table-cell>
          <table:table-cell office:value-type="float" office:value="0" table:style-name="ce1">
            <text:p>0</text:p>
          </table:table-cell>
          <table:table-cell table:number-columns-repeated="16382"/>
        </table:table-row>
        <table:table-row table:style-name="ro1">
          <table:table-cell office:value-type="string" table:style-name="ce4">
            <text:p>শান্তনু বাবুর কথা সত্য নয়।সরকার এদের জন্য কিছুই করেনি।এর সরকারের পাশে থাকার কথা অনেক বার বলেছে।</text:p>
          </table:table-cell>
          <table:table-cell office:value-type="float" office:value="0" table:style-name="ce1">
            <text:p>0</text:p>
          </table:table-cell>
          <table:table-cell table:number-columns-repeated="16382"/>
        </table:table-row>
        <table:table-row table:style-name="ro1">
          <table:table-cell office:value-type="string" table:style-name="ce1">
            <text:p>পড়াশোনা করে আবার ছাত্রলীগ এদের দাঁড়ায় দেশের ভালো কিছু আশা করা যায় না যে ছেলেটাকে হত্যা করা হয়েছে ওই ছেলেটাকে দিয়ে দেশের ভালো কিছু আশা করা যেত এজন্য ওকে হত্যা করা হয়েছে</text:p>
          </table:table-cell>
          <table:table-cell office:value-type="float" office:value="0" table:style-name="ce1">
            <text:p>0</text:p>
          </table:table-cell>
          <table:table-cell table:number-columns-repeated="16382"/>
        </table:table-row>
        <table:table-row table:style-name="ro1">
          <table:table-cell office:value-type="string" table:style-name="ce1">
            <text:p>এই ছেলের বাবা মা কি টএমসি কে ভোট দেবে , যদি দেয় বুঝতে হবে এরা দেশের ও না নিজের ছেলে মেয়ের ও না।। চোরের সরকার এর</text:p>
          </table:table-cell>
          <table:table-cell office:value-type="float" office:value="0" table:style-name="ce1">
            <text:p>0</text:p>
          </table:table-cell>
          <table:table-cell table:number-columns-repeated="16382"/>
        </table:table-row>
        <table:table-row table:style-name="ro1">
          <table:table-cell office:value-type="string" table:style-name="ce1">
            <text:p>যে প্রাণীগুলো এমন অপরাধ করছে, তাদেরকে ইলেকট্রিক শর্ট দিয়ে আর তথ্য সংগ্রহ করে এবং ফাঁসি দেওেয়া হক। পাশাপাশি যে ছেলেটি হত্যা হয়েছে তাদের পরিবারের হাতে তিন লক্ষ সরকারি ভাবে দেওেয়া হক</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তোমাকে বিধানসভায় বিজেপির দরকার ওঁ শান্তি জগৎ গুরু ভববন্ধু।</text:p>
          </table:table-cell>
          <table:table-cell office:value-type="float" office:value="1" table:style-name="ce1">
            <text:p>1</text:p>
          </table:table-cell>
          <table:table-cell table:number-columns-repeated="16382"/>
        </table:table-row>
        <table:table-row table:style-name="ro1">
          <table:table-cell office:value-type="string" table:style-name="ce4">
            <text:p>এই বিষয় নিয়ে ভিডিও বানানোর জন্য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রাইট ভাই সত্যি কথা। বিচার পতি কিছু দিন অপেক্ষা করা উচিত ছিল সাথে সাথে বিচার পতি বিজেপি সাথে ঠিক হয়ে নি</text:p>
          </table:table-cell>
          <table:table-cell office:value-type="float" office:value="0" table:style-name="ce1">
            <text:p>0</text:p>
          </table:table-cell>
          <table:table-cell table:number-columns-repeated="16382"/>
        </table:table-row>
        <table:table-row table:style-name="ro1">
          <table:table-cell office:value-type="string" table:style-name="ce4">
            <text:p>এজন্যই সময় টিভিকে অনেক ভালোবাসি, আর ভালোবাসার কারণে দেশের এক নাম্বার নিউজ চ্যানেল। আজকে সময় টিভির মাধ্যমে আমরা সত্য ঘটনাটি জেনেছি। ধন্যবাদ সময় টিভিকে</text:p>
          </table:table-cell>
          <table:table-cell office:value-type="float" office:value="1" table:style-name="ce1">
            <text:p>1</text:p>
          </table:table-cell>
          <table:table-cell table:number-columns-repeated="16382"/>
        </table:table-row>
        <table:table-row table:style-name="ro1">
          <table:table-cell office:value-type="string" table:style-name="ce4">
            <text:p>তোরা যে কত বড় হেডা ডি বুঝতে বাকি নেই, তোর ক্যপসন দেখে। তোদের জাতরা যে কত কি করে সেসব নিয়ে যদি এভাবে কখনো তদন্ত করতি এতদিন কই ছিলি চুটিয়া</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কিভাবে জানলেন দেবের শেষ সিনেমা ১৪ কোটি ইনকাম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আহারে কেউ নেই তাই হয়তো চিকিৎসা চলে নাই মার আহারে দুনিয়া</text:p>
          </table:table-cell>
          <table:table-cell office:value-type="float" office:value="1" table:style-name="ce1">
            <text:p>1</text:p>
          </table:table-cell>
          <table:table-cell table:number-columns-repeated="16382"/>
        </table:table-row>
        <table:table-row table:style-name="ro1">
          <table:table-cell office:value-type="string" table:style-name="ce4">
            <text:p>জয় জয় শ্রী রাম।।।সব সনাতন ধর্মের মানুষ ঐক্যবদ্ধ হয়ে মোদি জী র পাশে থাকুন।।। ভারত মাতা কি জয়।।</text:p>
          </table:table-cell>
          <table:table-cell office:value-type="float" office:value="1" table:style-name="ce1">
            <text:p>1</text:p>
          </table:table-cell>
          <table:table-cell table:number-columns-repeated="16382"/>
        </table:table-row>
        <table:table-row table:style-name="ro1">
          <table:table-cell office:value-type="string" table:style-name="ce4">
            <text:p>একই বয়সী আমারও একটা মেয়ে আছে,, বাচ্চাটাকে দেখে চোখে পা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কাম সারছে, এই এলাকার এখন বাপ ডাকায় ছাড়বে পুলিশ, আমাদের গ্রামে একবার এমন হইছিলো, পোরো গ্রাম পুরুষ শূন্য হয়ে গেছিলো।</text:p>
          </table:table-cell>
          <table:table-cell office:value-type="float" office:value="0" table:style-name="ce1">
            <text:p>0</text:p>
          </table:table-cell>
          <table:table-cell table:number-columns-repeated="16382"/>
        </table:table-row>
        <table:table-row table:style-name="ro1">
          <table:table-cell office:value-type="string" table:style-name="ce4">
            <text:p>হত্যার বিষয়ে জড়িত সম্পূর্ণ স্পষ্ট কিন্তু দুবছরেও একটা হত্যার বিচার সম্পন্ন করতে পারল না। খুবই দুঃখজনক</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গোস্ত হয়না,উপজাতি কখনো মানুষ হয়না।</text:p>
          </table:table-cell>
          <table:table-cell office:value-type="float" office:value="0" table:style-name="ce1">
            <text:p>0</text:p>
          </table:table-cell>
          <table:table-cell table:number-columns-repeated="16382"/>
        </table:table-row>
        <table:table-row table:style-name="ro1">
          <table:table-cell office:value-type="string" table:style-name="ce1">
            <text:p>একটু অখুশিও হন। কারণ এট লিস্ট ইমার্জেন্সি নাম্বারে কল দিলে এরকম আদ্ভুদাই আসলে আপনার পোদেও লাথি খেতে হতে পারে। বিপদে পড়লে অন্তত মানুষ সাহায্য করবে নান। বিপদ বলতে অনেক রকম হতে পারে, কেও আপনার বউ মেয়ের রেইপ করতে আসতে পারে আপনার মার্ডার করতে আসতেপারে,। সেই সময় আপনাকে এদের শরন্নাপন্ন হতেই হবে। সব পুলিশ খারাপ হয়না। কিছু পুলিশ মানুষের সেবা করতে সদা ততপর থাকে। এইজন্য খুশি না হয়ে আপনার উচিত সচেতন হউয়া আর নিজে বা আশপাশের আত্মিয় স্বজন্দের যারা এই পেশায় যাবে তাদেরকে ভালটা শেখান যেন অন্তত তারা তাদের দিয়িত্ব না ভুলে যায়। তাহলে কাওকে খুশি হতে হবে না কারো বিপদে।</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কোনো বিচা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গুলি করে ধব্বংস করে দেওয়া উচিত,,,, এরা থাকলে দেশে অশান্তি তৈরি হবে,,,</text:p>
          </table:table-cell>
          <table:table-cell office:value-type="float" office:value="0" table:style-name="ce1">
            <text:p>0</text:p>
          </table:table-cell>
          <table:table-cell table:number-columns-repeated="16382"/>
        </table:table-row>
        <table:table-row table:style-name="ro1">
          <table:table-cell office:value-type="string" table:style-name="ce4">
            <text:p>আশাকরি মৌপিয়া দেবী উচিত শিক্ষা পেয়েছেন।</text:p>
          </table:table-cell>
          <table:table-cell office:value-type="float" office:value="0" table:style-name="ce1">
            <text:p>0</text:p>
          </table:table-cell>
          <table:table-cell table:number-columns-repeated="16382"/>
        </table:table-row>
        <table:table-row table:style-name="ro1">
          <table:table-cell office:value-type="string" table:style-name="ce4">
            <text:p>ভ্যাকসিন নেয়ার 1.5 বছর আমাদের এলাকাতে 95% মানুষের জ্বর হয় যেটা সারতে সময় লেগেছে, এবং কিছু মানুষ সেই জ্বর হয়ে মারাও গেছে.</text:p>
          </table:table-cell>
          <table:table-cell office:value-type="float" office:value="0" table:style-name="ce1">
            <text:p>0</text:p>
          </table:table-cell>
          <table:table-cell table:number-columns-repeated="16382"/>
        </table:table-row>
        <table:table-row table:style-name="ro1">
          <table:table-cell office:value-type="string" table:style-name="ce4">
            <text:p>ভালো থাকো ইমরান। তোমার জন্য রইলো তোমার এই দাদার দু ফোটা চোখের জল আর বুকভরা ভালোবাসা। তোমার দেখা স্বপ্ন যেন একদিন পূরণ হয়। যেন আগামী প্রজন্মকে আর এমন করে অকালে চলে যেতে না হয়, ঈশ্বরের কাছে এই প্রার্থ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অভিনন্দন এলাকাবাসী</text:p>
          </table:table-cell>
          <table:table-cell office:value-type="float" office:value="1" table:style-name="ce1">
            <text:p>1</text:p>
          </table:table-cell>
          <table:table-cell table:number-columns-repeated="16382"/>
        </table:table-row>
        <table:table-row table:style-name="ro1">
          <table:table-cell office:value-type="string" table:style-name="ce1">
            <text:p>এই রাজ্যের সভাপতি হওয়ার পর মৃত্ দেহে খালি মালা দিয়েছিলেন কেঁদেছে , মিডিয়া আসা করবেন মিষ্টি মিষ্টি কথা? উনি সোজা মনের মানুষ</text:p>
          </table:table-cell>
          <table:table-cell office:value-type="float" office:value="1" table:style-name="ce1">
            <text:p>1</text:p>
          </table:table-cell>
          <table:table-cell table:number-columns-repeated="16382"/>
        </table:table-row>
        <table:table-row table:style-name="ro1">
          <table:table-cell office:value-type="string" table:style-name="ce4">
            <text:p>এই হচ্ছে বাংলাদেশ কোথাও কোন নিরাপদ নাই,</text:p>
          </table:table-cell>
          <table:table-cell office:value-type="float" office:value="0" table:style-name="ce1">
            <text:p>0</text:p>
          </table:table-cell>
          <table:table-cell table:number-columns-repeated="16382"/>
        </table:table-row>
        <table:table-row table:style-name="ro1">
          <table:table-cell office:value-type="string" table:style-name="ce4">
            <text:p>কেনো জানি হটাত কান্না চলে আসলো মা ত মাই এর বিকল্প কিছু নাই</text:p>
          </table:table-cell>
          <table:table-cell office:value-type="float" office:value="1" table:style-name="ce1">
            <text:p>1</text:p>
          </table:table-cell>
          <table:table-cell table:number-columns-repeated="16382"/>
        </table:table-row>
        <table:table-row table:style-name="ro1">
          <table:table-cell office:value-type="string" table:style-name="ce4">
            <text:p>হ্যা আবার যখন দিলীপ ঘোষ রাজ্য সভাপতি হলে তোরা ই আবার গালি দিয়ে শুরু করবো</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অস্ত্র কি দেখানো জন্য দিছে</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ঘোষ কে দেখলে বোঝায় যায় সততার জোর,সাহস,কাকে বলে।</text:p>
          </table:table-cell>
          <table:table-cell office:value-type="float" office:value="1" table:style-name="ce1">
            <text:p>1</text:p>
          </table:table-cell>
          <table:table-cell table:number-columns-repeated="16382"/>
        </table:table-row>
        <table:table-row table:style-name="ro1">
          <table:table-cell office:value-type="string" table:style-name="ce4">
            <text:p>বাই আইন নিজের হাতে নিবেনা আইন পুলিশের পিছন দিয়ে ডুকিয়ে দিবেন</text:p>
          </table:table-cell>
          <table:table-cell office:value-type="float" office:value="0" table:style-name="ce1">
            <text:p>0</text:p>
          </table:table-cell>
          <table:table-cell table:number-columns-repeated="16382"/>
        </table:table-row>
        <table:table-row table:style-name="ro1">
          <table:table-cell office:value-type="string" table:style-name="ce4">
            <text:p>এতো পাপের ফল এরা পাবে না? এই চোরদের শাস্তি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জন্য বড়ই লজ্জার ব্যাপার।</text:p>
          </table:table-cell>
          <table:table-cell office:value-type="float" office:value="0" table:style-name="ce1">
            <text:p>0</text:p>
          </table:table-cell>
          <table:table-cell table:number-columns-repeated="16382"/>
        </table:table-row>
        <table:table-row table:style-name="ro1">
          <table:table-cell office:value-type="string" table:style-name="ce4">
            <text:p>চ্যানেল ২৪ কে অসংখ্য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মানুষের যেমন বিভিন্ন ধরনের রোগ থাকে তেমনি উষধ বিভিন্ন ধরনের থাকে সেরকম দিলীপ দার মত মানুষ ভীষণভাবে প্রয়োজন ।নয়তো থাপ্পড় খেয়ে চলে আসব কিছু বলব না এটা এই যুগে হয় নাকি! !?</text:p>
          </table:table-cell>
          <table:table-cell office:value-type="float" office:value="0" table:style-name="ce1">
            <text:p>0</text:p>
          </table:table-cell>
          <table:table-cell table:number-columns-repeated="16382"/>
        </table:table-row>
        <table:table-row table:style-name="ro1">
          <table:table-cell office:value-type="string" table:style-name="ce4">
            <text:p>ভিডিও দেখে চোখ দিয়ে পা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চোখে পানি ধরে রাখার মতন দৃশ্য নয়।মাযে পৃথিবীর শেষ্ঠ ধন বা আশরয় স্থল পতিটি সন্তানের তা এই অবুঝ শিশুর মাকে ঘিরে যে কান্নাকাটি করছে তা সত্যিই মাকে নিয়ে সন্দেহ নেই।আল্লাহ সকল মাকে ভালো রাখুক আর যারা কবরের যাএি হয়েছেন আল্লাহ তায়ালা তাদের জান্নাত বাসী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শুধু একাই কি দিলীপ বাবু কুকথা বলেন ? সেকথাটা বলার সাহস হলো না কেন মৌমিতার !</text:p>
          </table:table-cell>
          <table:table-cell office:value-type="float" office:value="0" table:style-name="ce1">
            <text:p>0</text:p>
          </table:table-cell>
          <table:table-cell table:number-columns-repeated="16382"/>
        </table:table-row>
        <table:table-row table:style-name="ro1">
          <table:table-cell office:value-type="string" table:style-name="ce4">
            <text:p>পার্বত্য চট্টগ্রাম বাংলাদেশের অংশ হয় কি করে এটাই বুঝতে পারছি না ৷</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বাংলাদেশে বেশিরভাগ ক্ষেত্রেই অনিয়ম পরিচালনা</text:p>
          </table:table-cell>
          <table:table-cell office:value-type="float" office:value="0" table:style-name="ce1">
            <text:p>0</text:p>
          </table:table-cell>
          <table:table-cell table:number-columns-repeated="16382"/>
        </table:table-row>
        <table:table-row table:style-name="ro1">
          <table:table-cell office:value-type="string" table:style-name="ce4">
            <text:p>কিশোর গ্যাঙ্ক মাগির পোলাদেরকে শেষ করতে হবে আর্মির ক্লিন হার্ট অপারেশনের মাধ্যমে। তা না হলে দেশে শান্তি আসবে না।</text:p>
          </table:table-cell>
          <table:table-cell office:value-type="float" office:value="0" table:style-name="ce1">
            <text:p>0</text:p>
          </table:table-cell>
          <table:table-cell table:number-columns-repeated="16382"/>
        </table:table-row>
        <table:table-row table:style-name="ro1">
          <table:table-cell office:value-type="string" table:style-name="ce1">
            <text:p>জনগন প্রতিবাদী হয়ে উঠছে ওদেরকে এখনি ছাত্রলীগ দিয়ে থামাতে হবে, ওই সমাজের যুবসমাজকে নেশা ধরিয়ে দিতে হবে ওদের মধ্যে শিক্ষার আলো ছড়াতে দেওয়া যাবে নাহ।</text:p>
          </table:table-cell>
          <table:table-cell office:value-type="float" office:value="0" table:style-name="ce1">
            <text:p>0</text:p>
          </table:table-cell>
          <table:table-cell table:number-columns-repeated="16382"/>
        </table:table-row>
        <table:table-row table:style-name="ro1">
          <table:table-cell office:value-type="string" table:style-name="ce4">
            <text:p>একদম দিলীপ দা একমাত্র বিজেপি নেতা</text:p>
          </table:table-cell>
          <table:table-cell office:value-type="float" office:value="0" table:style-name="ce1">
            <text:p>0</text:p>
          </table:table-cell>
          <table:table-cell table:number-columns-repeated="16382"/>
        </table:table-row>
        <table:table-row table:style-name="ro1">
          <table:table-cell office:value-type="string" table:style-name="ce1">
            <text:p>পাহাড়ি চাকমা সম্প্রদায়ের বিরুদ্ধে বাংলাদেশের নাগরিকদের ঐক্যবদ্ধ ভাবে যুদ্ধ ঘোষণা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ভাই বাংলাদেশের পাহাড়গুলার অবস্থা ভালো না। সেখানে তলে তলে বাংলাদেশের বিরুদ্ধে ষড়যন্ত্র হচ্ছে। এখনই এদের ভালোভাবে সুবাদার শায়েস্তা খানের মতো শায়েস্তা না করলে,স্বাধীন বাংলাদেশ হোগার তলে যাবে লিখে দিলাম, ১০০০% গ্যারান্টি দিলাম। মিলায় নিয়েন</text:p>
          </table:table-cell>
          <table:table-cell office:value-type="float" office:value="0" table:style-name="ce1">
            <text:p>0</text:p>
          </table:table-cell>
          <table:table-cell table:number-columns-repeated="16382"/>
        </table:table-row>
        <table:table-row table:style-name="ro1">
          <table:table-cell office:value-type="string" table:style-name="ce4">
            <text:p>খুবই হৃদয়বিদারক ঘটনা। আশেপাশে মানুষজন ও ভালোবাসার কোন অভাব নেই। শুধু অভাব আছে তার মায়ের। এই নিষ্পাপ চেহারা শুধু মাকে খুঁজে বেড়াচ্ছে আর চিৎকার করছে। মা যার তুলনা কারো সাথে হয় না। মা শুধু মা–ই হয়। দোয়া করি আল্লাহ তা&amp;39;আলা বাচ্চাটাকে হেফাজতে রাখুক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যেমন করে নিউজ করলেন মনে হচ্ছে মারা গেছে ২ জন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প্রকাশ্যে ভিডিও করে জবাই করা উচিৎ। তাইলে যদি কিছু সয়তানের মাথায় ভয় ঢুকে</text:p>
          </table:table-cell>
          <table:table-cell office:value-type="float" office:value="0" table:style-name="ce1">
            <text:p>0</text:p>
          </table:table-cell>
          <table:table-cell table:number-columns-repeated="16382"/>
        </table:table-row>
        <table:table-row table:style-name="ro1">
          <table:table-cell office:value-type="string" table:style-name="ce1">
            <text:p>আরে বেটা মুক্তির জন্য নেয়ামত না গজব নাজিল হইছে আজকে দুবাই তলিয়ে গেছে ভালো করে তাকিয়ে দেখ মাথামোটা এটা চমৎকার না ভালো করে দেখ এটা আল্লাহর গজব</text:p>
          </table:table-cell>
          <table:table-cell office:value-type="float" office:value="0" table:style-name="ce1">
            <text:p>0</text:p>
          </table:table-cell>
          <table:table-cell table:number-columns-repeated="16382"/>
        </table:table-row>
        <table:table-row table:style-name="ro1">
          <table:table-cell office:value-type="string" table:style-name="ce4">
            <text:p>আর জন্ম পেলে এই চোর বাংলায় জন্ম যেন না হয়..... ভগবান।</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আর সিপিএম পশ্চিম বাংলায় কোন নতুন নিয়োগ হতে দিচ্ছে না</text:p>
          </table:table-cell>
          <table:table-cell office:value-type="float" office:value="0" table:style-name="ce1">
            <text:p>0</text:p>
          </table:table-cell>
          <table:table-cell table:number-columns-repeated="16382"/>
        </table:table-row>
        <table:table-row table:style-name="ro1">
          <table:table-cell office:value-type="string" table:style-name="ce1">
            <text:p>ঠিকি তো করছে। অপরাধ প্রমাণ হওয়ার আগে পর্যন্ত আপনি অপরাধী বলেন কিভাবে? এটা তো ধারণা। আর এরা উপজাতি না, আদিবাসী। উপজাতি হলো নিম্ন শ্রেনীর মুমিনের বাচ্চারা।</text:p>
          </table:table-cell>
          <table:table-cell office:value-type="float" office:value="0" table:style-name="ce1">
            <text:p>0</text:p>
          </table:table-cell>
          <table:table-cell table:number-columns-repeated="16382"/>
        </table:table-row>
        <table:table-row table:style-name="ro1">
          <table:table-cell office:value-type="string" table:style-name="ce4">
            <text:p>এর চাইতে দুঃখের সংবাদ আর কি হতে পারে?</text:p>
          </table:table-cell>
          <table:table-cell office:value-type="float" office:value="1" table:style-name="ce1">
            <text:p>1</text:p>
          </table:table-cell>
          <table:table-cell table:number-columns-repeated="16382"/>
        </table:table-row>
        <table:table-row table:style-name="ro1">
          <table:table-cell office:value-type="string" table:style-name="ce1">
            <text:p>হত্যার সাথে জড়িত সবার মৃত্যু দণ্ড দেয়া হোক, সরকারের কাছে সবার অনুরোধ, সব স্তরের জনগনের</text:p>
          </table:table-cell>
          <table:table-cell office:value-type="float" office:value="0" table:style-name="ce1">
            <text:p>0</text:p>
          </table:table-cell>
          <table:table-cell table:number-columns-repeated="16382"/>
        </table:table-row>
        <table:table-row table:style-name="ro1">
          <table:table-cell office:value-type="string" table:style-name="ce4">
            <text:p>দুষ্টু যতই শক্তিশালী,সাহসিএবং বুদ্ধিমান হোক না কেন? সময় এলে মৃত্যু অবশ্যই হবে।</text:p>
          </table:table-cell>
          <table:table-cell office:value-type="float" office:value="0" table:style-name="ce1">
            <text:p>0</text:p>
          </table:table-cell>
          <table:table-cell table:number-columns-repeated="16382"/>
        </table:table-row>
        <table:table-row table:style-name="ro1">
          <table:table-cell office:value-type="string" table:style-name="ce4">
            <text:p>বাস্তব কথা বলেছে এরকম নেতা বাংলায় খুবই প্রয়োজন আজকের দিনে।</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কোন হয় না উপজাতি কখনো বন্ধু হতে পারে না</text:p>
          </table:table-cell>
          <table:table-cell office:value-type="float" office:value="0" table:style-name="ce1">
            <text:p>0</text:p>
          </table:table-cell>
          <table:table-cell table:number-columns-repeated="16382"/>
        </table:table-row>
        <table:table-row table:style-name="ro1">
          <table:table-cell office:value-type="string" table:style-name="ce4">
            <text:p>এরাই আমার সোনার বাংলা ধংস করবে, তাই এদের কঠিন বিচার হোক যাতে পরবর্তীতে কেউ আর এরকম জঘন্য কাজ করার কথা মনেও 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হৃদয়ের মা বাবার চালাকির কারণে তারা তাদের ছেলে পায় নাই তার মা বাবা তাদের কবিরাজ বাবার কাছে গিয়ে তাদের মা বাবা পুলিশের কাছে যায় নাই পুলিশের কাছে প্রথম যখন তাদের ছেলে অপহরণ হয়েছে তখন পুলিশের কাছে গেলে তাদের ছেলেকে বাঁচাতে পারতো</text:p>
          </table:table-cell>
          <table:table-cell office:value-type="float" office:value="0" table:style-name="ce1">
            <text:p>0</text:p>
          </table:table-cell>
          <table:table-cell table:number-columns-repeated="16382"/>
        </table:table-row>
        <table:table-row table:style-name="ro1">
          <table:table-cell office:value-type="string" table:style-name="ce4">
            <text:p>কাদের লিডার ? মাফিয়াদের , না জনগণের ? অরিত্রর কাছে পাহাড় পরিমান দুর্নীতি তেমন কিছু অস্বাভিক নয় । বাঃ !! বেশ দারুন !</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এখন একটা জাতীয় গালি এটা</text:p>
          </table:table-cell>
          <table:table-cell office:value-type="float" office:value="0" table:style-name="ce1">
            <text:p>0</text:p>
          </table:table-cell>
          <table:table-cell table:number-columns-repeated="16382"/>
        </table:table-row>
        <table:table-row table:style-name="ro1">
          <table:table-cell office:value-type="string" table:style-name="ce4">
            <text:p>খুবই দুঃখ জনক। মর্মান্তিক ।।</text:p>
          </table:table-cell>
          <table:table-cell office:value-type="float" office:value="0" table:style-name="ce1">
            <text:p>0</text:p>
          </table:table-cell>
          <table:table-cell table:number-columns-repeated="16382"/>
        </table:table-row>
        <table:table-row table:style-name="ro1">
          <table:table-cell office:value-type="string" table:style-name="ce4">
            <text:p>এটা হচ্ছে ডিজিটাল বাংলাদেশ বর্তমানে পুলিশের রক্ষা পায় না</text:p>
          </table:table-cell>
          <table:table-cell office:value-type="float" office:value="0" table:style-name="ce1">
            <text:p>0</text:p>
          </table:table-cell>
          <table:table-cell table:number-columns-repeated="16382"/>
        </table:table-row>
        <table:table-row table:style-name="ro1">
          <table:table-cell office:value-type="string" table:style-name="ce1">
            <text:p>তুমি পুরুষ আজ একটা পুরুষ অকারনে হত্যা করলা ওই মানুষ টার যত টা কষ্ট হয়েছে তার চেয়ে বেশী তােমাদের কষ্ট হবে আমি অভিসাব দিলাম ওরা দুনিয়াতে ও শান্তি পাবে না মহান আল্লাহর কাছে গিয়ে ও শান্তি পাবে না</text:p>
          </table:table-cell>
          <table:table-cell office:value-type="float" office:value="0" table:style-name="ce1">
            <text:p>0</text:p>
          </table:table-cell>
          <table:table-cell table:number-columns-repeated="16382"/>
        </table:table-row>
        <table:table-row table:style-name="ro1">
          <table:table-cell office:value-type="string" table:style-name="ce4">
            <text:p>দারুন কথা বলেছে অরিত্র। ধন্যবাদ আপনাকে।</text:p>
          </table:table-cell>
          <table:table-cell office:value-type="float" office:value="1" table:style-name="ce1">
            <text:p>1</text:p>
          </table:table-cell>
          <table:table-cell table:number-columns-repeated="16382"/>
        </table:table-row>
        <table:table-row table:style-name="ro1">
          <table:table-cell office:value-type="string" table:style-name="ce4">
            <text:p>চোখে পানি চলে আসছে বাচ্চাটার কান্না দেখেমা ছাড়া সত্যি পৃথিবীতে আপন কেউ হয় না</text:p>
          </table:table-cell>
          <table:table-cell office:value-type="float" office:value="1" table:style-name="ce1">
            <text:p>1</text:p>
          </table:table-cell>
          <table:table-cell table:number-columns-repeated="16382"/>
        </table:table-row>
        <table:table-row table:style-name="ro1">
          <table:table-cell office:value-type="string" table:style-name="ce4">
            <text:p>এত এক্সিডেন্ট কেন বাংলাদেশে কই সরকার তো কোন পদক্ষেপ নেয় না</text:p>
          </table:table-cell>
          <table:table-cell office:value-type="float" office:value="0" table:style-name="ce1">
            <text:p>0</text:p>
          </table:table-cell>
          <table:table-cell table:number-columns-repeated="16382"/>
        </table:table-row>
        <table:table-row table:style-name="ro1">
          <table:table-cell office:value-type="string" table:style-name="ce4">
            <text:p>মুল আসামি কে উত্তেজিত জনতা পুলিশের গাড়ি থেকে ছিনিয়ে নিয়ে গনপিটুনি দিয়ে হত্যা করেছিল।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অপহরণ করার এতো দিন পর ও পুলিশ খোঁজ নিতে পারে নাই এই নাম্বারটা ট্যাগ করে এটা কোথায় আছে</text:p>
          </table:table-cell>
          <table:table-cell office:value-type="float" office:value="0" table:style-name="ce1">
            <text:p>0</text:p>
          </table:table-cell>
          <table:table-cell table:number-columns-repeated="16382"/>
        </table:table-row>
        <table:table-row table:style-name="ro1">
          <table:table-cell office:value-type="string" table:style-name="ce1">
            <text:p>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আওয়ামী জংগীদের কারণে দেশটা অনেক অশান্তিতে আছে,কিছু করার নাই দেশ এখন জংগীদের হাতে,</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ভাই আপনাকে।</text:p>
          </table:table-cell>
          <table:table-cell office:value-type="float" office:value="1" table:style-name="ce1">
            <text:p>1</text:p>
          </table:table-cell>
          <table:table-cell table:number-columns-repeated="16382"/>
        </table:table-row>
        <table:table-row table:style-name="ro1">
          <table:table-cell office:value-type="string" table:style-name="ce4">
            <text:p>হিন্দু ধর্মের লোক গুলো বেশি বাড়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তো মনে হচ্ছে এ ও বিজেপির দালাল হয়ে গেছে।</text:p>
          </table:table-cell>
          <table:table-cell office:value-type="float" office:value="0" table:style-name="ce1">
            <text:p>0</text:p>
          </table:table-cell>
          <table:table-cell table:number-columns-repeated="16382"/>
        </table:table-row>
        <table:table-row table:style-name="ro1">
          <table:table-cell office:value-type="string" table:style-name="ce4">
            <text:p>পাহাড়িরা সন্রাসী। তারা চাঁদাবাজি করে চলে। তারা বাংলাদেশকে ভাংতে চাই।</text:p>
          </table:table-cell>
          <table:table-cell office:value-type="float" office:value="0" table:style-name="ce1">
            <text:p>0</text:p>
          </table:table-cell>
          <table:table-cell table:number-columns-repeated="16382"/>
        </table:table-row>
        <table:table-row table:style-name="ro1">
          <table:table-cell office:value-type="string" table:style-name="ce4">
            <text:p>কুরআনের বাণী সত্যি হতে চলেছে হযরত মুহাম্মদ সাল্লাল্লাহু আলাইহি ওসালাম ১৪৫০ বসর আগে বলে গিয়েসেন কিয়ামত ততক্ষণ পর্যন্ত হবে না যতক্ষণ পর্যন্ত সৌদি আরবে লাত ও উজ্জার পূজা নাহবে অর্থাৎ মূর্তিপূজা যতক্ষণ পর্যন্ত না হবে ততক্ষণ পর্যন্ত কেয়ামত হবেনা</text:p>
          </table:table-cell>
          <table:table-cell office:value-type="float" office:value="0" table:style-name="ce1">
            <text:p>0</text:p>
          </table:table-cell>
          <table:table-cell table:number-columns-repeated="16382"/>
        </table:table-row>
        <table:table-row table:style-name="ro1">
          <table:table-cell office:value-type="string" table:style-name="ce1">
            <text:p>পশ্চিমবঙ্গে দিলীপ দা সবচেয়ে উৎকৃষ্টতম নেতা</text:p>
          </table:table-cell>
          <table:table-cell office:value-type="float" office:value="1" table:style-name="ce1">
            <text:p>1</text:p>
          </table:table-cell>
          <table:table-cell table:number-columns-repeated="16382"/>
        </table:table-row>
        <table:table-row table:style-name="ro1">
          <table:table-cell office:value-type="string" table:style-name="ce4">
            <text:p>দিলীপ দা মুখ্য মন্ত্রী চাই</text:p>
          </table:table-cell>
          <table:table-cell office:value-type="float" office:value="0" table:style-name="ce1">
            <text:p>0</text:p>
          </table:table-cell>
          <table:table-cell table:number-columns-repeated="16382"/>
        </table:table-row>
        <table:table-row table:style-name="ro1">
          <table:table-cell office:value-type="string" table:style-name="ce4">
            <text:p>উচিত শিক্ষা খুব ই ভালো মজা পাইলাম</text:p>
          </table:table-cell>
          <table:table-cell office:value-type="float" office:value="0" table:style-name="ce1">
            <text:p>0</text:p>
          </table:table-cell>
          <table:table-cell table:number-columns-repeated="16382"/>
        </table:table-row>
        <table:table-row table:style-name="ro1">
          <table:table-cell office:value-type="string" table:style-name="ce1">
            <text:p>আজকে রোডের দুর্ঘটনা জন্য সরকারি দায়ি। নিরাপওা কথা না ভেবেই রোড নির্মান করা হয়। আধুনিক টেকনোলজি আই.টি. এস ব্যাবস্থা বেশির ভাগ দেশেই ব্যাবহার করা হয়, পাশের দেশ ভারতে এটা ব্যবহার আছে। শুধু নাই আমাদের দেশে।</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যখন ঘুস খাই,তখন জনগণের কিছু দায়িত্ব পালন করতে হয়</text:p>
          </table:table-cell>
          <table:table-cell office:value-type="float" office:value="0" table:style-name="ce1">
            <text:p>0</text:p>
          </table:table-cell>
          <table:table-cell table:number-columns-repeated="16382"/>
        </table:table-row>
        <table:table-row table:style-name="ro1">
          <table:table-cell office:value-type="string" table:style-name="ce4">
            <text:p>তারে বোকা মনে করলে জাতি বোকা হবে</text:p>
          </table:table-cell>
          <table:table-cell office:value-type="float" office:value="0" table:style-name="ce1">
            <text:p>0</text:p>
          </table:table-cell>
          <table:table-cell table:number-columns-repeated="16382"/>
        </table:table-row>
        <table:table-row table:style-name="ro1">
          <table:table-cell office:value-type="string" table:style-name="ce4">
            <text:p>একটা মুসলিম বিরোধী লোক সেটা দিলীপ স্টুডেন্ট থেকেই তারপর ওয়ান</text:p>
          </table:table-cell>
          <table:table-cell office:value-type="float" office:value="0" table:style-name="ce1">
            <text:p>0</text:p>
          </table:table-cell>
          <table:table-cell table:number-columns-repeated="16382"/>
        </table:table-row>
        <table:table-row table:style-name="ro1">
          <table:table-cell office:value-type="string" table:style-name="ce4">
            <text:p>ইজ্জত শেষ</text:p>
          </table:table-cell>
          <table:table-cell office:value-type="float" office:value="0" table:style-name="ce1">
            <text:p>0</text:p>
          </table:table-cell>
          <table:table-cell table:number-columns-repeated="16382"/>
        </table:table-row>
        <table:table-row table:style-name="ro1">
          <table:table-cell office:value-type="string" table:style-name="ce4">
            <text:p>অমিত সাহার মত কুকুরের বাচ্চা গুলো বাংলাদেশের ছাত্র সমাজ ধংস করে দিচ্ছে</text:p>
          </table:table-cell>
          <table:table-cell office:value-type="float" office:value="0" table:style-name="ce1">
            <text:p>0</text:p>
          </table:table-cell>
          <table:table-cell table:number-columns-repeated="16382"/>
        </table:table-row>
        <table:table-row table:style-name="ro1">
          <table:table-cell office:value-type="string" table:style-name="ce4">
            <text:p>জয় শ্রী রামবিজেপি জিন্দাবাদ ভারত মাতা কি জয় জয় হিন্দ নরেন্দ্র মোদী জী জিন্দাবাদ অমিত শাহ জী জীন্দাবাদ এই বার ৪১৫ পার অর এক বার মোদী সরকার নমঃ নমঃ বন্দেমাতরম</text:p>
          </table:table-cell>
          <table:table-cell office:value-type="float" office:value="1" table:style-name="ce1">
            <text:p>1</text:p>
          </table:table-cell>
          <table:table-cell table:number-columns-repeated="16382"/>
        </table:table-row>
        <table:table-row table:style-name="ro1">
          <table:table-cell office:value-type="string" table:style-name="ce4">
            <text:p>নিউজ দেখে কান্না চলে আসলো।আল্লাহ বাচ্চার মা কে জান্নতবাসী করুক। আর বাচ্চাটা সুখে থাকুক। আমিন</text:p>
          </table:table-cell>
          <table:table-cell office:value-type="float" office:value="1" table:style-name="ce1">
            <text:p>1</text:p>
          </table:table-cell>
          <table:table-cell table:number-columns-repeated="16382"/>
        </table:table-row>
        <table:table-row table:style-name="ro1">
          <table:table-cell office:value-type="string" table:style-name="ce1">
            <text:p>এরশাদ সরকার তো এই কাজ করতেই চাইছিল। কিন্তু দেশবাসী তার বিরুদ্ধে গিয়েছিল।</text:p>
          </table:table-cell>
          <table:table-cell office:value-type="float" office:value="0" table:style-name="ce1">
            <text:p>0</text:p>
          </table:table-cell>
          <table:table-cell table:number-columns-repeated="16382"/>
        </table:table-row>
        <table:table-row table:style-name="ro1">
          <table:table-cell office:value-type="string" table:style-name="ce4">
            <text:p>কোভিডের ভেকসিনের পার্শ্ব প্রতি ক্রিয়ার জন্যে দায়ী কোনো সরকার নয়, দায়ী হবে ভারতের মেডিকেল বিশেষজ্ঞরা। তারা অনুমোদন না দিলে সরকার ব্যবহারের অনুমোদন দিতো না। সব চেয়ে বড় কথা এলোপ্যাথিক পদ্ধতিতে সব ঔষধে পার্শ্বপ্রতিক্রিয়া হয়। কোনো ধরনের ভেকসিন ১০০% নিরাপদ নয়।</text:p>
          </table:table-cell>
          <table:table-cell office:value-type="float" office:value="0" table:style-name="ce1">
            <text:p>0</text:p>
          </table:table-cell>
          <table:table-cell table:number-columns-repeated="16382"/>
        </table:table-row>
        <table:table-row table:style-name="ro1">
          <table:table-cell office:value-type="string" table:style-name="ce4">
            <text:p>দ্বিতীয় অভিজিৎ গঙ্গোপাধ্যায় হতে চলেছে বস</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অনেক মানুষকে দেখছি বাহাবা দিতে, খুশি হতে। কিন্তু ঘটনা পরবর্তী মামলার কারণে এলাকাটাই পুরুষ শূন্য হয়ে যাবে। আর যাকে ধরে নিয়ে তার অবস্থা কি হবে সেটা নাইবা বললাম। শুনে আপনাদের খুশির কারণ হলেও এখন তাদের দুঃখের কারণ।</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বাবু, আপনিও বিক্রি হবেন। কলকাতার মানুষ দের আর বিশ্বাস করিনা আমরা।</text:p>
          </table:table-cell>
          <table:table-cell office:value-type="float" office:value="0" table:style-name="ce1">
            <text:p>0</text:p>
          </table:table-cell>
          <table:table-cell table:number-columns-repeated="16382"/>
        </table:table-row>
        <table:table-row table:style-name="ro1">
          <table:table-cell office:value-type="string" table:style-name="ce4">
            <text:p>এসব অন্যায়ের অপরাধীদের ধরতে বাংলাদেশ সেনাবাহিনীকে তদন্ত দেওয়া দরকার</text:p>
          </table:table-cell>
          <table:table-cell office:value-type="float" office:value="1" table:style-name="ce1">
            <text:p>1</text:p>
          </table:table-cell>
          <table:table-cell table:number-columns-repeated="16382"/>
        </table:table-row>
        <table:table-row table:style-name="ro1">
          <table:table-cell office:value-type="string" table:style-name="ce4">
            <text:p>যে তৃণমূল এত সংখ্যক বিজেপির নেতা কর্মীকে খুন করেছে ঐ খুনী তৃণমূলের সাথে ভদ্র ভাষায় কথা চলে না। মূখ্যমন্ত্রী নিজে একজন অসভ্যের মত আচরণ করে।</text:p>
          </table:table-cell>
          <table:table-cell office:value-type="float" office:value="0" table:style-name="ce1">
            <text:p>0</text:p>
          </table:table-cell>
          <table:table-cell table:number-columns-repeated="16382"/>
        </table:table-row>
        <table:table-row table:style-name="ro1">
          <table:table-cell office:value-type="string" table:style-name="ce4">
            <text:p>অরাজনৈতিক যুব আইকন হয়ে ওঠো। শুভেচ্ছা রইল</text:p>
          </table:table-cell>
          <table:table-cell office:value-type="float" office:value="1" table:style-name="ce1">
            <text:p>1</text:p>
          </table:table-cell>
          <table:table-cell table:number-columns-repeated="16382"/>
        </table:table-row>
        <table:table-row table:style-name="ro1">
          <table:table-cell office:value-type="string" table:style-name="ce4">
            <text:p>আমারও চোখে পানি চলে আসছে</text:p>
          </table:table-cell>
          <table:table-cell office:value-type="float" office:value="0" table:style-name="ce1">
            <text:p>0</text:p>
          </table:table-cell>
          <table:table-cell table:number-columns-repeated="16382"/>
        </table:table-row>
        <table:table-row table:style-name="ro1">
          <table:table-cell office:value-type="string" table:style-name="ce4">
            <text:p>প্রশাসন একটা মাদারচোদ খানকির পোলারা</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দেশের মানুষ কবে যে সভ্য জাতিতে পরিণত হবে!!!</text:p>
          </table:table-cell>
          <table:table-cell office:value-type="float" office:value="1" table:style-name="ce1">
            <text:p>1</text:p>
          </table:table-cell>
          <table:table-cell table:number-columns-repeated="16382"/>
        </table:table-row>
        <table:table-row table:style-name="ro1">
          <table:table-cell office:value-type="string" table:style-name="ce4">
            <text:p>এদের বিচার হয় না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রিপোর্টার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বাঙ্গালি জাতি এক হয়ে ওই চাকমাদের পুরাইয়া মেরে ফেলছে না কে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ন্তাসীদের কঠিন শাস্তি দাবি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এ যেমন শিশু শিল্পী, বক্তব্য শিশুর মতো,সব দলে যাওয়ার রাস্তা খোলা রাখছে।</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তম শাস্তির দাবি যানায়</text:p>
          </table:table-cell>
          <table:table-cell office:value-type="float" office:value="0" table:style-name="ce1">
            <text:p>0</text:p>
          </table:table-cell>
          <table:table-cell table:number-columns-repeated="16382"/>
        </table:table-row>
        <table:table-row table:style-name="ro1">
          <table:table-cell office:value-type="string" table:style-name="ce4">
            <text:p>যখন শুনবো খুনিদের ফাঁশি হইছে তখন মনটায় শান্তি পাবো</text:p>
          </table:table-cell>
          <table:table-cell office:value-type="float" office:value="0" table:style-name="ce1">
            <text:p>0</text:p>
          </table:table-cell>
          <table:table-cell table:number-columns-repeated="16382"/>
        </table:table-row>
        <table:table-row table:style-name="ro1">
          <table:table-cell office:value-type="string" table:style-name="ce4">
            <text:p>এইটা ঠিক।।একজন উপজাতির জন্য সকল উপজাতিকে খারাপ বলা যাবে না। উপজাতিরা ও বাংলাদেশি। ওরা আমাদের ভাই বোন।</text:p>
          </table:table-cell>
          <table:table-cell office:value-type="float" office:value="1" table:style-name="ce1">
            <text:p>1</text:p>
          </table:table-cell>
          <table:table-cell table:number-columns-repeated="16382"/>
        </table:table-row>
        <table:table-row table:style-name="ro1">
          <table:table-cell office:value-type="string" table:style-name="ce4">
            <text:p>মাংস রান্না করে খেয়েছে পুলিশ বলছেনা দাঙ্গা হ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তিন পার্বত্য জেলায় উপজাতিদের হাতে কতো নিরীহ বাঙ্গালীর জিবন গেছে তার হিসেব নাই। সবগুলো ঘটনা জানলে উপজাতিদের চেহারা জনগণের সামনে আসতো।</text:p>
          </table:table-cell>
          <table:table-cell office:value-type="float" office:value="0" table:style-name="ce1">
            <text:p>0</text:p>
          </table:table-cell>
          <table:table-cell table:number-columns-repeated="16382"/>
        </table:table-row>
        <table:table-row table:style-name="ro1">
          <table:table-cell office:value-type="string" table:style-name="ce4">
            <text:p>শিবির রগ কেটে কেটে যেসব ছাত্র খুন করেছিলো তাদের হত্যার বিচার হয়নি কেন? আওয়ামী লীগ ক্ষমতায় থাকলে বিচার হয়।</text:p>
          </table:table-cell>
          <table:table-cell office:value-type="float" office:value="1" table:style-name="ce1">
            <text:p>1</text:p>
          </table:table-cell>
          <table:table-cell table:number-columns-repeated="16382"/>
        </table:table-row>
        <table:table-row table:style-name="ro1">
          <table:table-cell office:value-type="string" table:style-name="ce4">
            <text:p>এই সরকারটাকে এক টানে ক্ষমতা থেকে টেনে নামানো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হারে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আইনের কথা কি বলবো</text:p>
          </table:table-cell>
          <table:table-cell office:value-type="float" office:value="0" table:style-name="ce1">
            <text:p>0</text:p>
          </table:table-cell>
          <table:table-cell table:number-columns-repeated="16382"/>
        </table:table-row>
        <table:table-row table:style-name="ro1">
          <table:table-cell office:value-type="string" table:style-name="ce4">
            <text:p>সত্যধর্মেরজয়হোক।জয়সনাতনের,জয়।জয়মোদীরজয়।</text:p>
          </table:table-cell>
          <table:table-cell office:value-type="float" office:value="1" table:style-name="ce1">
            <text:p>1</text:p>
          </table:table-cell>
          <table:table-cell table:number-columns-repeated="16382"/>
        </table:table-row>
        <table:table-row table:style-name="ro1">
          <table:table-cell office:value-type="string" table:style-name="ce4">
            <text:p>দিলীপ দা তুমি আমার কাছে শ্রেষ্ঠ নেতা পশ্চিমবঙ্গ</text:p>
          </table:table-cell>
          <table:table-cell office:value-type="float" office:value="1" table:style-name="ce1">
            <text:p>1</text:p>
          </table:table-cell>
          <table:table-cell table:number-columns-repeated="16382"/>
        </table:table-row>
        <table:table-row table:style-name="ro1">
          <table:table-cell office:value-type="string" table:style-name="ce4">
            <text:p>এইটাই তো মা,২৫দিন হওয়ার পরেও মা এখনো কেদেই চলেছে।আর মাহি তার ছোট শিশুকে হারিয়ে কিভাবে স্বাবাভিক থাকতে পারে।কিভাবে গানের সাথে ভিডিও করতে পারে আমার বুঝে আসে না</text:p>
          </table:table-cell>
          <table:table-cell office:value-type="float" office:value="0" table:style-name="ce1">
            <text:p>0</text:p>
          </table:table-cell>
          <table:table-cell table:number-columns-repeated="16382"/>
        </table:table-row>
        <table:table-row table:style-name="ro1">
          <table:table-cell office:value-type="string" table:style-name="ce4">
            <text:p>খবর দেখছি হাতের লোম খাড়া হয়ে যাচ্ছে । এটা কি হচ্ছে বাংলায় মা বোনদের কাছে অনুরোধ লক্ষী ভান্ডার আশা না করে ছেলেদের কে বাঁচান ।</text:p>
          </table:table-cell>
          <table:table-cell office:value-type="float" office:value="1" table:style-name="ce1">
            <text:p>1</text:p>
          </table:table-cell>
          <table:table-cell table:number-columns-repeated="16382"/>
        </table:table-row>
        <table:table-row table:style-name="ro1">
          <table:table-cell office:value-type="string" table:style-name="ce4">
            <text:p>দারুন দিলীপ দা। জয় শ্রী রাম।</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সাংবাদিক ভাই</text:p>
          </table:table-cell>
          <table:table-cell office:value-type="float" office:value="1" table:style-name="ce1">
            <text:p>1</text:p>
          </table:table-cell>
          <table:table-cell table:number-columns-repeated="16382"/>
        </table:table-row>
        <table:table-row table:style-name="ro1">
          <table:table-cell office:value-type="string" table:style-name="ce4">
            <text:p>জিও দিলীপ দা। বাংলার মানুষ আপনার সাথে আছে। চোর কে যতটা সম্মান দেওয়ার ততটাই দিন হোক না মহিলা।</text:p>
          </table:table-cell>
          <table:table-cell office:value-type="float" office:value="1" table:style-name="ce1">
            <text:p>1</text:p>
          </table:table-cell>
          <table:table-cell table:number-columns-repeated="16382"/>
        </table:table-row>
        <table:table-row table:style-name="ro1">
          <table:table-cell office:value-type="string" table:style-name="ce4">
            <text:p>ভুল নিউজ ভাই সঠিক। পুলিশ টাকা খাইছে আসামি কাছে। তার তাদের খমতা দেখাই ছে পরে জনগন পুলিশে ওপর হামলা করে। গ্রামের ৫০০ জনের মামলা করে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শিশুটির কান্না দেখে নিজের কান্না চলে আসছে। আল্লাহ তুমি শিশুটিকে তোমার রহমত দিয়ে পরিপূর্ণ করে দাও।</text:p>
          </table:table-cell>
          <table:table-cell office:value-type="float" office:value="1" table:style-name="ce1">
            <text:p>1</text:p>
          </table:table-cell>
          <table:table-cell table:number-columns-repeated="16382"/>
        </table:table-row>
        <table:table-row table:style-name="ro1">
          <table:table-cell office:value-type="string" table:style-name="ce1">
            <text:p>এভাবেই সমাজের মানুষের জীবন দংশ হয়ে যাবে কঠিন কঠিন তমো বিচার হয়া বেশি দরকার প্লিজ প্লিজ প্লিজ কঠিন কঠিন শাস্তি হোক</text:p>
          </table:table-cell>
          <table:table-cell office:value-type="float" office:value="0" table:style-name="ce1">
            <text:p>0</text:p>
          </table:table-cell>
          <table:table-cell table:number-columns-repeated="16382"/>
        </table:table-row>
        <table:table-row table:style-name="ro1">
          <table:table-cell office:value-type="string" table:style-name="ce4">
            <text:p>ফাঁসি দেওয়া হক ।পুলিশ সঠিক সময় কোনো কাজ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অকালমৃত্যুর দ্বায়িত্ব অপদার্থ রাজ্যের শাসকের।</text:p>
          </table:table-cell>
          <table:table-cell office:value-type="float" office:value="0" table:style-name="ce1">
            <text:p>0</text:p>
          </table:table-cell>
          <table:table-cell table:number-columns-repeated="16382"/>
        </table:table-row>
        <table:table-row table:style-name="ro1">
          <table:table-cell office:value-type="string" table:style-name="ce4">
            <text:p>ধিক্কার জানাই প্রশাসন কে যারা জনগণের নিরাপত্তা দিতে পারে না। দেশে পুলিশের প্রয়োজন নেই দেশের পুরো দ্বায়িত্ব তিন হাতে তুলে দেওয়া হয়েছে</text:p>
          </table:table-cell>
          <table:table-cell office:value-type="float" office:value="0" table:style-name="ce1">
            <text:p>0</text:p>
          </table:table-cell>
          <table:table-cell table:number-columns-repeated="16382"/>
        </table:table-row>
        <table:table-row table:style-name="ro1">
          <table:table-cell office:value-type="string" table:style-name="ce4">
            <text:p>ইঁচড়েপাকা? বিজেপির পক্ষের হয়ে স্বীকার করতে ভয় পায়।</text:p>
          </table:table-cell>
          <table:table-cell office:value-type="float" office:value="0" table:style-name="ce1">
            <text:p>0</text:p>
          </table:table-cell>
          <table:table-cell table:number-columns-repeated="16382"/>
        </table:table-row>
        <table:table-row table:style-name="ro1">
          <table:table-cell office:value-type="string" table:style-name="ce4">
            <text:p>মনের অজান্তেই চোখের জল চলে আসছে,, আমরা চাই যারা যারা হৃদয়কে হত্যা করেছে, সবাইকে প্রকাশ্যে ফাঁসি দেওয়া হোক তাহলে হয়তো কেউ আর এ কাজ করতে সাহস পাবে না</text:p>
          </table:table-cell>
          <table:table-cell office:value-type="float" office:value="0" table:style-name="ce1">
            <text:p>0</text:p>
          </table:table-cell>
          <table:table-cell table:number-columns-repeated="16382"/>
        </table:table-row>
        <table:table-row table:style-name="ro1">
          <table:table-cell office:value-type="string" table:style-name="ce4">
            <text:p>চোখে জল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অরিত্র সঠিক কথা বলছেন। চোরকে চোর বোলাই ভালো।</text:p>
          </table:table-cell>
          <table:table-cell office:value-type="float" office:value="0" table:style-name="ce1">
            <text:p>0</text:p>
          </table:table-cell>
          <table:table-cell table:number-columns-repeated="16382"/>
        </table:table-row>
        <table:table-row table:style-name="ro1">
          <table:table-cell office:value-type="string" table:style-name="ce4">
            <text:p>মুসলিম দেশ ইউ এ ই তে মনদির বানানো শয়তানের কাজ।</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আইনের সঠিক বিচার নেই বলেই এতো হত্যা দেশে বেড়েই চলেছে।</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ফাসির চেয়ে বড় কোন শান্তি থাকলে এটা দেওয়া হক</text:p>
          </table:table-cell>
          <table:table-cell office:value-type="float" office:value="0" table:style-name="ce1">
            <text:p>0</text:p>
          </table:table-cell>
          <table:table-cell table:number-columns-repeated="16382"/>
        </table:table-row>
        <table:table-row table:style-name="ro1">
          <table:table-cell office:value-type="string" table:style-name="ce4">
            <text:p>আজ পুলিশ এই অবস্থার জন্য নিজেই দায়ী</text:p>
          </table:table-cell>
          <table:table-cell office:value-type="float" office:value="0" table:style-name="ce1">
            <text:p>0</text:p>
          </table:table-cell>
          <table:table-cell table:number-columns-repeated="16382"/>
        </table:table-row>
        <table:table-row table:style-name="ro1">
          <table:table-cell office:value-type="string" table:style-name="ce4">
            <text:p>বাংলা সিনেমায় যত ভিলেন আছে সব ভিলেন কিন্তু মানসিক চরিত্র খুবই ভালো মেন্টালিটি ভালো মন ভালো ঠিক সেইরকম দিলীপ দার মন কিন্তু অনেক উচ্চ মার্গের মহিলাদের প্রতি সম্মান ও আছে ভদ্রতা আছে কিন্তু যেমন কথা তেমন কাজ</text:p>
          </table:table-cell>
          <table:table-cell office:value-type="float" office:value="1" table:style-name="ce1">
            <text:p>1</text:p>
          </table:table-cell>
          <table:table-cell table:number-columns-repeated="16382"/>
        </table:table-row>
        <table:table-row table:style-name="ro1">
          <table:table-cell office:value-type="string" table:style-name="ce4">
            <text:p>হে আল্লাহ পৃথিবীর মানুষ গুলো এতো নিচো জাতের মানুষ হয়ে গেছে আর ভালো লাগে না পৃথিবীতে থাকতে</text:p>
          </table:table-cell>
          <table:table-cell office:value-type="float" office:value="0" table:style-name="ce1">
            <text:p>0</text:p>
          </table:table-cell>
          <table:table-cell table:number-columns-repeated="16382"/>
        </table:table-row>
        <table:table-row table:style-name="ro1">
          <table:table-cell office:value-type="string" table:style-name="ce1">
            <text:p>তোমরা মানুষ না অমানুষ একটা ছেলের জান মায়ের কাছে এতটাই সহজ কি তোমাদের ফাঁসি হবে কঠিন বিচার হবে আদিব মানুষরা তো আদিম মানুষরা তো এমন করে খায় না করে খায় না</text:p>
          </table:table-cell>
          <table:table-cell office:value-type="float" office:value="0" table:style-name="ce1">
            <text:p>0</text:p>
          </table:table-cell>
          <table:table-cell table:number-columns-repeated="16382"/>
        </table:table-row>
        <table:table-row table:style-name="ro1">
          <table:table-cell office:value-type="string" table:style-name="ce1">
            <text:p>যেসব অন্যায়কারি, চোর, দুর্নীতি গ্রস্ত নেতা নেত্রীদের কারণে তোমার মতো নতুন বিশ্ব গড়ার স্বপ্নে বিভোর একটি তরতাজা প্রাণ অকালে ঝরে গেল, তার জন্য আন্তরিক মর্মবেদনা জানাই ও শোকসন্তপ্ত পরিবারের প্রতি সমবেদনা জানাই।</text:p>
          </table:table-cell>
          <table:table-cell office:value-type="float" office:value="1" table:style-name="ce1">
            <text:p>1</text:p>
          </table:table-cell>
          <table:table-cell table:number-columns-repeated="16382"/>
        </table:table-row>
        <table:table-row table:style-name="ro1">
          <table:table-cell office:value-type="string" table:style-name="ce4">
            <text:p>ইসলাম ধর্মের প্রবর্তক কে?</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সকল মন্দিরের খরচ সরকার বহ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কয়েকদিন পরে শুনবো ওদের ছেড়ে দিয়েছে,,,,। ওদেরকে জেলে রেখে সরকারি টাকা নষ্ট করার কোনো মানে হয় নি ।।।আমি বুঝি না ,ওদের বিরুদ্ধে মামলা থাকার পরেও কেন সরকার বা পুলিশ জেলে না নিয়ে ছেড়ে দেয় ।</text:p>
          </table:table-cell>
          <table:table-cell office:value-type="float" office:value="0" table:style-name="ce1">
            <text:p>0</text:p>
          </table:table-cell>
          <table:table-cell table:number-columns-repeated="16382"/>
        </table:table-row>
        <table:table-row table:style-name="ro1">
          <table:table-cell office:value-type="string" table:style-name="ce4">
            <text:p>সন্দেশ খালি ঘটনা নারী জাতির কলখ্য, এজন্য রচনা ব্যানার্জি দুষ্ট পার্টির সমর্থন করে নারী জাতিকে অপমান করলেন। এজন্য রচনা কে ধিক্কার জানাই।</text:p>
          </table:table-cell>
          <table:table-cell office:value-type="float" office:value="0" table:style-name="ce1">
            <text:p>0</text:p>
          </table:table-cell>
          <table:table-cell table:number-columns-repeated="16382"/>
        </table:table-row>
        <table:table-row table:style-name="ro1">
          <table:table-cell office:value-type="string" table:style-name="ce4">
            <text:p>সাধারণ জনগনের মনে পুলিশের প্রতি কতটা ক্ষোভ জন্ম নিয়েছে তার বহি প্রকাশ এই ঘটনা</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যদি কোন দুর্নীতির বিরুদ্ধে কথা বলেই থাকে,,,,তাতে অসুবিধাটা কোথায়??</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কে ভয় না পেলে রাষ্ট কিভাবে চলবে।</text:p>
          </table:table-cell>
          <table:table-cell office:value-type="float" office:value="0" table:style-name="ce1">
            <text:p>0</text:p>
          </table:table-cell>
          <table:table-cell table:number-columns-repeated="16382"/>
        </table:table-row>
        <table:table-row table:style-name="ro1">
          <table:table-cell office:value-type="string" table:style-name="ce4">
            <text:p>শিশুর কান্না দেখে আমার কান্না চলে এসেছে..যাক আল্লাহ আমার ও আপনার সবার দোয়া কবুল করেছেন..এবার তার পরিবারের কাছে যেতে পারবে</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জনগণের উপর অনেক নির্যাতন করে তাই পুলিশ মরলে বা আহত হলে জনগণ অনেক খুশি</text:p>
          </table:table-cell>
          <table:table-cell office:value-type="float" office:value="0" table:style-name="ce1">
            <text:p>0</text:p>
          </table:table-cell>
          <table:table-cell table:number-columns-repeated="16382"/>
        </table:table-row>
        <table:table-row table:style-name="ro1">
          <table:table-cell office:value-type="string" table:style-name="ce1">
            <text:p>অরিত্র র মত এরকম ভাবে আর প্রত্যেকটি মানুষের মিথ্যা র অরাজ্গতার দুর্নীতি দমন করার মানষিকতা প্রত্যেক জ্নসাধারনের দরকার তবে সত্যের পথে এগিয়ে যেতে প্রত্যেক মানুষের সমান অধিকার নিশ্চিত করা যায়</text:p>
          </table:table-cell>
          <table:table-cell office:value-type="float" office:value="1" table:style-name="ce1">
            <text:p>1</text:p>
          </table:table-cell>
          <table:table-cell table:number-columns-repeated="16382"/>
        </table:table-row>
        <table:table-row table:style-name="ro1">
          <table:table-cell office:value-type="string" table:style-name="ce4">
            <text:p>দিলিপ দা মোস্ট ইম্পর্টেন্ট ইন্দা বিজেপি পার্সোনাল</text:p>
          </table:table-cell>
          <table:table-cell office:value-type="float" office:value="0" table:style-name="ce1">
            <text:p>0</text:p>
          </table:table-cell>
          <table:table-cell table:number-columns-repeated="16382"/>
        </table:table-row>
        <table:table-row table:style-name="ro1">
          <table:table-cell office:value-type="string" table:style-name="ce4">
            <text:p>অমিত সাহা তুমি বলো তোমার নাম এমনি আসছে? শালা ইসকন এর জঙ্গী তোর যদি ফাঁসি ও না হয় তোর গলা কেটে গঙ্গায় ভাসায় দিয়ে আসা হবে কুকুর কোথাকার। তুই যে মেসেঞ্জার এ ওদের কে নির্দেশ দিসিস সেটা বেমালুম চেপে গেলি! শালা তোর সবার আগে ফাঁসি হওয়া দরকার। মদখোর জঙ্গী কোথাকার।</text:p>
          </table:table-cell>
          <table:table-cell office:value-type="float" office:value="0" table:style-name="ce1">
            <text:p>0</text:p>
          </table:table-cell>
          <table:table-cell table:number-columns-repeated="16382"/>
        </table:table-row>
        <table:table-row table:style-name="ro1">
          <table:table-cell office:value-type="string" table:style-name="ce1">
            <text:p>অরিত্র হলো পোয়া পাকা ,এঁচোড়ে পাকা। তার প্রমাণ মিঠুন চক্রবর্তীর ডান্স বাংলা ডান্স এ তারা এঁচোড়ে পাকামি।</text:p>
          </table:table-cell>
          <table:table-cell office:value-type="float" office:value="0" table:style-name="ce1">
            <text:p>0</text:p>
          </table:table-cell>
          <table:table-cell table:number-columns-repeated="16382"/>
        </table:table-row>
        <table:table-row table:style-name="ro1">
          <table:table-cell office:value-type="string" table:style-name="ce4">
            <text:p>দাদা তোমার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1">
            <text:p>পাহাড়ি অঞ্চল গুলো প্রসাশনের ব্যর্থতায় দিন দিন অপকর্ম বেড়েই চলেছে,</text:p>
          </table:table-cell>
          <table:table-cell office:value-type="float" office:value="0" table:style-name="ce1">
            <text:p>0</text:p>
          </table:table-cell>
          <table:table-cell table:number-columns-repeated="16382"/>
        </table:table-row>
        <table:table-row table:style-name="ro1">
          <table:table-cell office:value-type="string" table:style-name="ce4">
            <text:p>দিলীপদা যা যা বলেছে,আমি তা সমর্থন করি,কোনো খারাপ কথা উনি বলেননি।</text:p>
          </table:table-cell>
          <table:table-cell office:value-type="float" office:value="1" table:style-name="ce1">
            <text:p>1</text:p>
          </table:table-cell>
          <table:table-cell table:number-columns-repeated="16382"/>
        </table:table-row>
        <table:table-row table:style-name="ro1">
          <table:table-cell office:value-type="string" table:style-name="ce4">
            <text:p>গুরু চলবে তুমি 100% বিজেপির মানুষ</text:p>
          </table:table-cell>
          <table:table-cell office:value-type="float" office:value="0" table:style-name="ce1">
            <text:p>0</text:p>
          </table:table-cell>
          <table:table-cell table:number-columns-repeated="16382"/>
        </table:table-row>
        <table:table-row table:style-name="ro1">
          <table:table-cell office:value-type="string" table:style-name="ce4">
            <text:p>ওদের শুধু গ্রেফতার করলে হবেনা মৃত্যুদন্ড দিতে হবে কঠিন মৃত্যুদন্ড যাতে অন্যান্যরাও এমন না কর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আইন যদি এদের ফাঁসি দিতে না পারে। তাহলে এরকুম । আইন থাকার চেয়ে না থাকায় ভালো । বাংলাদেশ পুলসি কে হতে চুরি পড়া দকার যদি ফাঁসি নয় ।তার মা এর কথা বুকে আঘাত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দেশে অর্ধশতাব্দীতেও অপরাধের বিচার শেষ হয় না আর করোনা ভ্যাকসিন নিয়ে কে কোথায় সমস্যায় পড়লো তার তদন্ত হবে ?</text:p>
          </table:table-cell>
          <table:table-cell office:value-type="float" office:value="0" table:style-name="ce1">
            <text:p>0</text:p>
          </table:table-cell>
          <table:table-cell table:number-columns-repeated="16382"/>
        </table:table-row>
        <table:table-row table:style-name="ro1">
          <table:table-cell office:value-type="string" table:style-name="ce4">
            <text:p>শিশুটিকে দেখে চোখে পা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লজ্জা হবে না তাও সরকারের</text:p>
          </table:table-cell>
          <table:table-cell office:value-type="float" office:value="0" table:style-name="ce1">
            <text:p>0</text:p>
          </table:table-cell>
          <table:table-cell table:number-columns-repeated="16382"/>
        </table:table-row>
        <table:table-row table:style-name="ro1">
          <table:table-cell office:value-type="string" table:style-name="ce1">
            <text:p>পুলিশ কতটা দুর্নীতি পরায়ন পাবলিক বুঝে</text:p>
          </table:table-cell>
          <table:table-cell office:value-type="float" office:value="0" table:style-name="ce1">
            <text:p>0</text:p>
          </table:table-cell>
          <table:table-cell table:number-columns-repeated="16382"/>
        </table:table-row>
        <table:table-row table:style-name="ro1">
          <table:table-cell office:value-type="string" table:style-name="ce4">
            <text:p>অপরাধ কারীর সঠিক শাস্তি না হলে অপরাধ বাড়তেই থাকবে। আল্লাহ সবাইকে হেদায়েত দান করুক। ভালো মানুষদেরকে শক্তি দিক। অন্যায়ের বিরুদ্ধে প্রতিবাদ করুক</text:p>
          </table:table-cell>
          <table:table-cell office:value-type="float" office:value="1" table:style-name="ce1">
            <text:p>1</text:p>
          </table:table-cell>
          <table:table-cell table:number-columns-repeated="16382"/>
        </table:table-row>
        <table:table-row table:style-name="ro1">
          <table:table-cell office:value-type="string" table:style-name="ce4">
            <text:p>আমি ভ্যাকসিন নিয়েই শেষ হয়ে গিয়েছি</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র গুস্তি চোদ</text:p>
          </table:table-cell>
          <table:table-cell office:value-type="float" office:value="0" table:style-name="ce1">
            <text:p>0</text:p>
          </table:table-cell>
          <table:table-cell table:number-columns-repeated="16382"/>
        </table:table-row>
        <table:table-row table:style-name="ro1">
          <table:table-cell office:value-type="string" table:style-name="ce4">
            <text:p>জণগণ কে সুন্দর একটা কাজের জন্য অনে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ঐ হিজরা গুলারে লাথি দিয়ে চাকরি চুত করেন। সাংবাদিক ভাইয়ের সাহসে আমি গর্ভিত।</text:p>
          </table:table-cell>
          <table:table-cell office:value-type="float" office:value="0" table:style-name="ce1">
            <text:p>0</text:p>
          </table:table-cell>
          <table:table-cell table:number-columns-repeated="16382"/>
        </table:table-row>
        <table:table-row table:style-name="ro1">
          <table:table-cell office:value-type="string" table:style-name="ce1">
            <text:p>পুলিশ গেছে ড্রাইভার ও হেল্পারকে উদ্ধার করতে আর জনগণ পুলিশের উপর আক্রমণ করল এটা ঠিক না সাধারণ জনগণ প্রতিবাদ করবে স্বাভাবিক তবে বুঝে শুনে করতে হবে</text:p>
          </table:table-cell>
          <table:table-cell office:value-type="float" office:value="1" table:style-name="ce1">
            <text:p>1</text:p>
          </table:table-cell>
          <table:table-cell table:number-columns-repeated="16382"/>
        </table:table-row>
        <table:table-row table:style-name="ro1">
          <table:table-cell office:value-type="string" table:style-name="ce4">
            <text:p>যায় বলো তোমরা দেব কে কিন্তু অরিত্র নিজের বগলের তলায় রাখার চেষ্টা করে তর্কযুদ্ধে ,,, হেরে যাবে দেব অরিত্রের সাতে</text:p>
          </table:table-cell>
          <table:table-cell office:value-type="float" office:value="0" table:style-name="ce1">
            <text:p>0</text:p>
          </table:table-cell>
          <table:table-cell table:number-columns-repeated="16382"/>
        </table:table-row>
        <table:table-row table:style-name="ro1">
          <table:table-cell office:value-type="string" table:style-name="ce4">
            <text:p>ফাসি দেয়া উচিৎ ঘটনার সাথে যুক্ত থাকা সমস্ত উপজাতিদের। নইলে এরা ভবিষ্যৎ এ আরও বেশী এমন ঘটনা করার সাহস পাবে।</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কে বাংলাদেশ থেকে বের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মৌপিয়া একবারে জিজ্ঞাসা করল না তৃণমূল কত ভোটে হারবে</text:p>
          </table:table-cell>
          <table:table-cell office:value-type="float" office:value="0" table:style-name="ce1">
            <text:p>0</text:p>
          </table:table-cell>
          <table:table-cell table:number-columns-repeated="16382"/>
        </table:table-row>
        <table:table-row table:style-name="ro1">
          <table:table-cell office:value-type="string" table:style-name="ce1">
            <text:p>এটা একটা উদ্দেশ্য প্রণোদিত সময় উপযোগী কথা ধান্ধায় থাকা রাজনৈতিক ও সামাজিক ও তথাকথিত সুশীল সমাজের প্রতিনিধিরা এই রকমের ধান্ধা বাজীর রাজনীতি টা করতে পারেন ।আমার ৭২ বছরের জীবনে বহু স্বার্থান্বেষী মহলের কুচক্রী কৃয়া কলাপ বিশেষ বিশেষ সময়ে সেই পুরনো প্রসঙ্গ টেনে তুলে কিছু মহলের স্বার্থান্বেষী মহলের সার্থ সিদ্ধি অর্জন করতে সক্ষম হতে পারে। কোবিদ ইনজেকশন তৃতীয় পর্যায়ের দেবার বিষয়টি সারা পৃথিবীতে চিকিৎসা বিজ্ঞানের মেধাবী পন্ডিত দের ও বড় বড় ডাক্তার দের আলোচিত নির্দেশিত ও সমাদৃত হয়েছিল। সেই ভাবেই সারা পৃথিবীতে চিকিৎসা সেবা প্রদান করা হয়েছে। এর জন্য কোনো বিশেষ দলের রাজনৈতিক ব্যক্তিতব কে দোষারোপ করা অন্যায় ও অবিচারের কাজ । এটা রাজনৈতিক স্বার্থ সিদ্ধির চেষ্টা। আমার নিকট বন্ধু আত্মীয় স্বজন পরিচিত মানুষের ভীতর অন্তত ১৫০ জন মানুষের সঙ্গে আমি ঘনিষ্ট ভাবে মেলামেশা করে থাকি । এই ১৫০/১৬০ জন মানুষের মধ্যে তৃতীয়বারের কবিড ইনজেকশন পুশ করার জন্য কোনো ধরনের পার্শ্বপ্রতিক্রিয়া উপলব্ধি করতে শুনিনি ও দেখিনি। আজকের দিনে মানুষের জীবন জীবিকা নির্বাহের পদ্ধতি বেহিসাবি জীবন যাপন উল্টো পাল্টা অনিয়ন্ত্রিত খাওয়ার অভ্যাস অধীক রাত্রি জাগরন বিভিন্ন ধরনের পানীয়তে আসক্তি সদা সর্বদা অতিরিক্ত চঞ্চল মন মানসিকতা শারীরিক পরিশ্রম করতে বিমুখতা মাত্রাতিরিক্ত অনিয়ন্ত্রিত লোভ আসক্তি। কারন মানুষের মনের সঙ্গে শরীরের বিরাট যোগাযোগ আছে। সতোতা ও শুদ্ধতার পথে জীবন চালিয়ে যেতে অনীহা। এই রকমের বহু কারনে মানুষ সুস্থ শারীরিক ভাবে থাকতে পারেনা। এর মধ্যে সমাজের বহু উচ্চ শিক্ষিত উচ্চ বর্গের মানুষ ও আছেন । জয় জয় শ্রী রামকৃষ্ণ।</text:p>
          </table:table-cell>
          <table:table-cell office:value-type="float" office:value="0" table:style-name="ce1">
            <text:p>0</text:p>
          </table:table-cell>
          <table:table-cell table:number-columns-repeated="16382"/>
        </table:table-row>
        <table:table-row table:style-name="ro1">
          <table:table-cell office:value-type="string" table:style-name="ce4">
            <text:p>সড়ক দুর্ঘটনা কি শেষ হবে না</text:p>
          </table:table-cell>
          <table:table-cell office:value-type="float" office:value="0" table:style-name="ce1">
            <text:p>0</text:p>
          </table:table-cell>
          <table:table-cell table:number-columns-repeated="16382"/>
        </table:table-row>
        <table:table-row table:style-name="ro1">
          <table:table-cell office:value-type="string" table:style-name="ce1">
            <text:p>পুলিশকে ভোদায় ওদের আত্মরক্ষার জন্য পিস্তল দিয়েছে সরকার । ফাঁকা গুলি করলে তো সব লোক দৌড়ে পালাতো । বলদামি কাজ করে মাইর খাইলে ।</text:p>
          </table:table-cell>
          <table:table-cell office:value-type="float" office:value="0" table:style-name="ce1">
            <text:p>0</text:p>
          </table:table-cell>
          <table:table-cell table:number-columns-repeated="16382"/>
        </table:table-row>
        <table:table-row table:style-name="ro1">
          <table:table-cell office:value-type="string" table:style-name="ce4">
            <text:p>লীগ জাতি ধ্বংস হোক আমিন</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একটা সন্ত্রাসী সংগঠন।</text:p>
          </table:table-cell>
          <table:table-cell office:value-type="float" office:value="0" table:style-name="ce1">
            <text:p>0</text:p>
          </table:table-cell>
          <table:table-cell table:number-columns-repeated="16382"/>
        </table:table-row>
        <table:table-row table:style-name="ro1">
          <table:table-cell office:value-type="string" table:style-name="ce4">
            <text:p>শিশুটির কান্না দেখে আমার 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1">
            <text:p>এটি দেখে কি হবে আর বলে বলেন খুনিরা তো আজ ছাড়া পায় নাই কাল তো সারা পাবে এটাই স্বাভাবিক কেননা তারা রাজনীতি করে রাজনীতি করলে খুন করলে মাফ পাওয়া যায় ওতো আজ মাপ হয় না কাল মাফ হয়ে যেতে পারে সম্ভবত মাফ হবে দেখেন কি হয় আর শেষ ইতিমধ্যে আবার বুলেটে রাজনীতি ফিরে এসেছে তারা শক্তির জোগান দিচ্ছে এই সংস্থা সংস্থা গুলা কি করে এই সংস্থা কি করে রাজনীতি করতে পারে আবার বুলেটে আসলে কি এ দেশের মানুষগুলো হলো বোকা বোকা না হলে কি এসব ঘটনা ঘটতে পারে তাহলে মানুষ আর সচেতন হতো এদেশের মানুষ সচেতন না তাই তাদেরকে কেউ এসব সাহস করতো না যদি সঠিক বিচার ব্যবস্থা থাকত আমাদের দেখা যায় একদল ক্ষমতায় এলে মামলা গুলো তুলে নিয়ে আরেক দলে মামলাগুলো ঝুলে থাকে কঠিনতম কঠিন শাস্তি হয় মানিক ক্ষমতার এত পাওয়ার এটা কি আপনার বিচার বিভাগের উপর দায় করবেন ন্যায় সমাজকে দায়ী করবেন না বাংলাদেশের সকল মানুষকে দায় করবেন আপনারা বলেন সঠিক সবই জানেন কিন্তু বলছেন না কেন ভয় না তাই আমারও ভয় আছে তাই আমিও বললাম না এর থেকে কি আপনারা বেশ বাঁচতে পারবেন বা আমি কি বাঁচতে পারবো সঠিক কোনটা আপনারা বলেন তো সে প্রশ্নের উত্তর আমার কাছে নাই তাই আপনাদের কাছে প্রশ্ন ছুঁড়ে দিলাম কি করলে আপনাদের ভালো হয় যে কাজ করলে ভালো মনে করেন সেটাই করবেন আপনারা সবাই</text:p>
          </table:table-cell>
          <table:table-cell office:value-type="float" office:value="0" table:style-name="ce1">
            <text:p>0</text:p>
          </table:table-cell>
          <table:table-cell table:number-columns-repeated="16382"/>
        </table:table-row>
        <table:table-row table:style-name="ro1">
          <table:table-cell office:value-type="string" table:style-name="ce4">
            <text:p>যে খানে আমাদের নবী হিন্দুদের মন্দির তাড়িয়ে আছে সেখানে আবারো মন্দির দিয়েছি</text:p>
          </table:table-cell>
          <table:table-cell office:value-type="float" office:value="0" table:style-name="ce1">
            <text:p>0</text:p>
          </table:table-cell>
          <table:table-cell table:number-columns-repeated="16382"/>
        </table:table-row>
        <table:table-row table:style-name="ro1">
          <table:table-cell office:value-type="string" table:style-name="ce1">
            <text:p>তোলামূল আর দুর্নীতি সমার্থক। যারা তোলামূলের সমর্থক বা নেতা মস্তানিকরে।বেপরোয়া । চোর চোর ধ্বনি শুনতে হয়।</text:p>
          </table:table-cell>
          <table:table-cell office:value-type="float" office:value="0" table:style-name="ce1">
            <text:p>0</text:p>
          </table:table-cell>
          <table:table-cell table:number-columns-repeated="16382"/>
        </table:table-row>
        <table:table-row table:style-name="ro1">
          <table:table-cell office:value-type="string" table:style-name="ce4">
            <text:p>যতটা জানি ধর্ষণ মামলা, ২৯ এপ্রিল দুপুরের ঘটনা। ধর্ষকদের পুলিশ গ্রেফতার করে নিয়ে যাচ্ছিল ,তখন গ্রামের লোকজন বাধা দেয় এবং পুলিশের উপর হামলা চালায়।</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বাঘ দিলিপ ঘোষ</text:p>
          </table:table-cell>
          <table:table-cell office:value-type="float" office:value="0" table:style-name="ce1">
            <text:p>0</text:p>
          </table:table-cell>
          <table:table-cell table:number-columns-repeated="16382"/>
        </table:table-row>
        <table:table-row table:style-name="ro1">
          <table:table-cell office:value-type="string" table:style-name="ce4">
            <text:p>বাচ্চার কান্না দেখে আমার কান্না চলে আসলো,,এমন যানি কারো , না হয় কপালে,,</text:p>
          </table:table-cell>
          <table:table-cell office:value-type="float" office:value="1" table:style-name="ce1">
            <text:p>1</text:p>
          </table:table-cell>
          <table:table-cell table:number-columns-repeated="16382"/>
        </table:table-row>
        <table:table-row table:style-name="ro1">
          <table:table-cell office:value-type="string" table:style-name="ce4">
            <text:p>পাহাড় কি বাংলাদেশের বাইরে যে সেখানে পুলিশ যেতে ভয় পায়??</text:p>
          </table:table-cell>
          <table:table-cell office:value-type="float" office:value="0" table:style-name="ce1">
            <text:p>0</text:p>
          </table:table-cell>
          <table:table-cell table:number-columns-repeated="16382"/>
        </table:table-row>
        <table:table-row table:style-name="ro1">
          <table:table-cell office:value-type="string" table:style-name="ce4">
            <text:p>এই ভিডিও টা দেখে চোখে পা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দারুন দিলীপ দ্য.... দারুন</text:p>
          </table:table-cell>
          <table:table-cell office:value-type="float" office:value="1" table:style-name="ce1">
            <text:p>1</text:p>
          </table:table-cell>
          <table:table-cell table:number-columns-repeated="16382"/>
        </table:table-row>
        <table:table-row table:style-name="ro1">
          <table:table-cell office:value-type="string" table:style-name="ce4">
            <text:p>কঠিন শাস্তি দেন</text:p>
          </table:table-cell>
          <table:table-cell office:value-type="float" office:value="0" table:style-name="ce1">
            <text:p>0</text:p>
          </table:table-cell>
          <table:table-cell table:number-columns-repeated="16382"/>
        </table:table-row>
        <table:table-row table:style-name="ro1">
          <table:table-cell office:value-type="string" table:style-name="ce1">
            <text:p>ধন্যবাদ দিনাজপুরবাসীদের</text:p>
          </table:table-cell>
          <table:table-cell office:value-type="float" office:value="1" table:style-name="ce1">
            <text:p>1</text:p>
          </table:table-cell>
          <table:table-cell table:number-columns-repeated="16382"/>
        </table:table-row>
        <table:table-row table:style-name="ro1">
          <table:table-cell office:value-type="string" table:style-name="ce4">
            <text:p>অরিত্র বিজেপি বিরোধী।</text:p>
          </table:table-cell>
          <table:table-cell office:value-type="float" office:value="0" table:style-name="ce1">
            <text:p>0</text:p>
          </table:table-cell>
          <table:table-cell table:number-columns-repeated="16382"/>
        </table:table-row>
        <table:table-row table:style-name="ro1">
          <table:table-cell office:value-type="string" table:style-name="ce4">
            <text:p>শেষ পরযন্ত আমাকেও কাদালো</text:p>
          </table:table-cell>
          <table:table-cell office:value-type="float" office:value="0" table:style-name="ce1">
            <text:p>0</text:p>
          </table:table-cell>
          <table:table-cell table:number-columns-repeated="16382"/>
        </table:table-row>
        <table:table-row table:style-name="ro1">
          <table:table-cell office:value-type="string" table:style-name="ce1">
            <text:p>ঘটনা যাই হোক বাংলাদেশের পুলিশ পিডা খাইছে দেশের জনগণ খুশি হইছে</text:p>
          </table:table-cell>
          <table:table-cell office:value-type="float" office:value="1" table:style-name="ce1">
            <text:p>1</text:p>
          </table:table-cell>
          <table:table-cell table:number-columns-repeated="16382"/>
        </table:table-row>
        <table:table-row table:style-name="ro1">
          <table:table-cell office:value-type="string" table:style-name="ce4">
            <text:p>২বছর ধরে লিবিয়ায় মানবেতর জীবনযাপন করে চট্টগ্রামের বাঁশখালী উপজেলার উদ্ধার হওয়া ৯জন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পাহাড়ের সৌন্দর্যের আড়ালে কি ভয়াবহতা</text:p>
          </table:table-cell>
          <table:table-cell office:value-type="float" office:value="0" table:style-name="ce1">
            <text:p>0</text:p>
          </table:table-cell>
          <table:table-cell table:number-columns-repeated="16382"/>
        </table:table-row>
        <table:table-row table:style-name="ro1">
          <table:table-cell office:value-type="string" table:style-name="ce1">
            <text:p>,আমি বরাবর যা ভেবেছি তাই ই বলেছি ‌। তৃণমূলের রাজনীতিই হলো বাংলাকে কার্য্যত প্রস্তরযুগে ফিরিয়ে দেওয়ার মুল কারণ । তারা ভোটব্যাঙ্ক পলিটিক্সের করে মৌলবাদানুগ বেয়াড়া ধর্ষকাম মুসলিম অনুপ্রবেশ তথা ভাবাবেগকে বল্গাহীন প্রশ্রয় দিয়ে গেছে আর অপরদিকে সর্বভারতীয় রাজনীতি করার অলীক বাসনার তাড়নায় ইতিউতি অবাংলাভাষী, মুলত হিন্দী বেল্টের লোকেদের উড়ে এসে জুড়ে বসার আস্কারা দিয়ে গেছে । এর ফলে দিনে দিনে পশ্চিমবঙ্গ সৃষ্টির ঐতিহাসিক বাস্তবকেই খেলো করে যাওয়া হয়েছে দিনের পর দিন । আজ বাঙালীর ভাগ্যোন্নতির সমস্ত সোপানগুলি কার্য্যত হয় অবাঙালী আর নচেৎ যবনদের দখলে । রাজ্যের শাসক সরকারী চাকরিবাকরিতে বাঙালীর দাখিল হওয়ার পথের উপরে সরাসরি প্রতিবন্ধক খাড়া করেছে চাকরির পরীক্ষায় বাংলা ভাষার আবশ্যিকতা তুলে নিয়ে । আর এক ধর্ষকাম মৌলবাদী অশিক্ষিত মুসলিম ভোটের চাঙাড় সমস্ত রকম প্রগতিশীল সরকার তৈরীর পথে বাধা হয়ে দাঁড়িয়ে পরিবর্তনের আশা বিলীন করে দিয়েছে । সুশীল সমাজ তথা বুদ্ধিজীবীরা এক দুর্বোধ্য &amp;39;না ঘরকা না ঘাটকা&amp;39; রেটরিকে সোচ্চার হয়ে কার্য্যত মৌরসীপাট্টা গেড়ে বসা বঙ্গবিরোধী তথা বিদ্বেষীদের তথা ভোটব্যাঙ্ক পলিটিক্সকেই প্রচ্ছন্ন প্রশ্রয় দিয়ে চলেছেন কোনও গোপন &amp;39;কুইড প্রো কুয়ো&amp;39;র সমীকরণে । আর এই অবস্থা তৈরীর মালমশলা রেখে গিয়েছিলো বামপন্থী বা বামুকরাই । দেশভাগের পর অবিভক্ত বঙ্গখন্ডের পশ্চিমাংশে ভারতবর্ষে বাঙালীর নব্য হোমল্যান্ডের শা‌সক কংগ্রেস তার দিল্লীর প্রভুদের নিরন্তর বঙ্গবিদ্বেষী নীতি নেওয়া থেকে বিরত করতে পারেনি । বাংলার আর্থসামাজিক অধোগতির সাথে সাথেই ভাঙতে বৃহস্পতি গড়তে অষ্টরম্ভা মিছিলে ওস্তাদ বামপন্থীদের রবরবা বাড়তে লাগলো । কালে ক্ষমতা দখলের পর মানুষকে দলদাস তৈরী করতে তারা শিক্ষার মানের অবনমন ঘটিয়ে এবং ব্লক ভোটব্যাঙ্ক তৈরীর লক্ষ্যে বেআইনী অনুপ্রবেশে মদত দি়য়ে গেছে । প্রথম সেন্সাসে ১৯.৯৫% থেকে ত্রিশ বছর পরে ৮১ তে মাত্র দেড় শতাংশ বেড়ে ২১.১৫% হয় । আর পরবর্তী ত্রিশ বছরে বাম জমানার শেষে ৬ শতাংশ বেড়ে দাঁড়ায় ২৭ শতাংশে । এছাড়া মুখে বিপ্লবের বুলি আউড়ে দলতন্ত্র কায়েমের আছিলায় গণতান্ত্রিক পরিসর ধুলিস্যাৎ হলে বিরোধীতার পরিসর চলে যায় লুম্পেনদের হাতে যারা আজকের শাসক । তারা সেই নীতিগুলিরই রাখঢাকহীন প্রয়োগ করে আজ এনে তুলেছে ৩৮.২শতাংশে যা ২১এর ভোটের সময়ই সামনে এসেছিলো । আর অর্থনীতি এবং শিক্ষার হালের দুদ্দোড় অধোগমন তো আমরা দেখেই চলেছি । বর্তমানে এই লুঠকে আর্য্যাবর্তে চালান করতে, যেন হায়নার হরিনাম গাইতে গাইতে এক বর্গী শক্তি শিয়রে উপস্থিত । ভোটের নামে দুধেল গাই পুষলে দিগ্বিদিক থেকে রঙবেরঙের ষাঁড় তো ধেয়ে আসবেই । গু গয়ারে ভরে উঠবে গোটা মুলুকটাই । বাস্তবে‌ হয়েছেও তাই । কী ভাবে এবং কবে পাল্টানোর অর্থবহ রাস্তা খুলবে তা, এই শিক্ষার সার্বিক দুর্নীতির উপর থেকে যবনিকা ওঠার পরে, সুদূরপরাহত ।</text:p>
          </table:table-cell>
          <table:table-cell office:value-type="float" office:value="0" table:style-name="ce1">
            <text:p>0</text:p>
          </table:table-cell>
          <table:table-cell table:number-columns-repeated="16382"/>
        </table:table-row>
        <table:table-row table:style-name="ro1">
          <table:table-cell office:value-type="string" table:style-name="ce4">
            <text:p>মহিলা বলে সে যা খুশি বলতে পারে? নোংরা জঘন্য ভাষায় কথা বললে কোনো দোষ নেই? মহিলা মুখ্যমন্ত্রী আবার কি কথা?উনি একজন মুখ্যমন্ত্রী। মহিলা বলার কি আছে?মুখ্যমন্ত্রী একটি পদের নাম। মহিলা বলে কি মাথা কিনে নিয়েছেন?যত্তসব</text:p>
          </table:table-cell>
          <table:table-cell office:value-type="float" office:value="0" table:style-name="ce1">
            <text:p>0</text:p>
          </table:table-cell>
          <table:table-cell table:number-columns-repeated="16382"/>
        </table:table-row>
        <table:table-row table:style-name="ro1">
          <table:table-cell office:value-type="string" table:style-name="ce1">
            <text:p>খুনের বদলি ওদের গলা খেতে দেওয়া উচিত সৌদিআরবের মতো বাংলাদেশ হওয়া উচিত 1</text:p>
          </table:table-cell>
          <table:table-cell office:value-type="float" office:value="0" table:style-name="ce1">
            <text:p>0</text:p>
          </table:table-cell>
          <table:table-cell table:number-columns-repeated="16382"/>
        </table:table-row>
        <table:table-row table:style-name="ro1">
          <table:table-cell office:value-type="string" table:style-name="ce4">
            <text:p>কি ভয়াবহ অবস্থা! কতটা নিষ্ঠুর আর পাষাণ এসব উপজাতিরা এদের যদি দৃষ্টান্তমূলক শাস্তি না দেয়া হয় তাহলে এরকম ঘটনা আরো ঘটাবে</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সাধারণ মানুষকে</text:p>
          </table:table-cell>
          <table:table-cell office:value-type="float" office:value="1" table:style-name="ce1">
            <text:p>1</text:p>
          </table:table-cell>
          <table:table-cell table:number-columns-repeated="16382"/>
        </table:table-row>
        <table:table-row table:style-name="ro1">
          <table:table-cell office:value-type="string" table:style-name="ce4">
            <text:p>এদেরকে কঠিন থেকে কঠিন শাস্তি হোক</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গোসত হয় না তেমনি উপজাতি কখনো বন্ধু হয় না</text:p>
          </table:table-cell>
          <table:table-cell office:value-type="float" office:value="0" table:style-name="ce1">
            <text:p>0</text:p>
          </table:table-cell>
          <table:table-cell table:number-columns-repeated="16382"/>
        </table:table-row>
        <table:table-row table:style-name="ro1">
          <table:table-cell office:value-type="string" table:style-name="ce4">
            <text:p>সাহসী সাংবাদিকতার নজির দেখলাম। পাহাড়ে বাঙালিরা কত কষ্টে আছে এবার একটু বুঝুন আপনারা। অবিলম্বে আনাচে কানাচে সেনা ক্যাম্প চাই।</text:p>
          </table:table-cell>
          <table:table-cell office:value-type="float" office:value="1" table:style-name="ce1">
            <text:p>1</text:p>
          </table:table-cell>
          <table:table-cell table:number-columns-repeated="16382"/>
        </table:table-row>
        <table:table-row table:style-name="ro1">
          <table:table-cell office:value-type="string" table:style-name="ce1">
            <text:p>দিলীপ ঘোষ বাংলায় বিজেপির সুর্য উদয় করেছিলেন এটা বাস্তব কথা আর এখন তৃণমূলের চোর শুভেন্দু এখন বিজেপির সব থেকে বড় নেতা হয়ে গেছেন এটা আদি বিজেপিরা কখনো মন থেকে মানবে না</text:p>
          </table:table-cell>
          <table:table-cell office:value-type="float" office:value="0" table:style-name="ce1">
            <text:p>0</text:p>
          </table:table-cell>
          <table:table-cell table:number-columns-repeated="16382"/>
        </table:table-row>
        <table:table-row table:style-name="ro1">
          <table:table-cell office:value-type="string" table:style-name="ce4">
            <text:p>ইনশাল্লাহ একদিন এই মসজিদ ভারতে ইসলাম কে ছড়িয়ে দেবে</text:p>
          </table:table-cell>
          <table:table-cell office:value-type="float" office:value="1" table:style-name="ce1">
            <text:p>1</text:p>
          </table:table-cell>
          <table:table-cell table:number-columns-repeated="16382"/>
        </table:table-row>
        <table:table-row table:style-name="ro1">
          <table:table-cell office:value-type="string" table:style-name="ce4">
            <text:p>ওই পুরাতন মসজিদের আদলেই তৈরি করা উচিত ছিল।</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খানকিরপোলারা গু ছারা সব খায়</text:p>
          </table:table-cell>
          <table:table-cell office:value-type="float" office:value="0" table:style-name="ce1">
            <text:p>0</text:p>
          </table:table-cell>
          <table:table-cell table:number-columns-repeated="16382"/>
        </table:table-row>
        <table:table-row table:style-name="ro1">
          <table:table-cell office:value-type="string" table:style-name="ce4">
            <text:p>এরকম খবর আরো বেশি বেশি করে প্রচার করবেন। যমুনা টেলিভিশন 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কি জন্য পুলিশের গাড়িতে হামলা তার তো কিছুই বলা হলো না</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ঘোষ শুধু দলে নয় , সারা বাংলায় , সারা ভারতে বেশি সম্মান পায়।</text:p>
          </table:table-cell>
          <table:table-cell office:value-type="float" office:value="1" table:style-name="ce1">
            <text:p>1</text:p>
          </table:table-cell>
          <table:table-cell table:number-columns-repeated="16382"/>
        </table:table-row>
        <table:table-row table:style-name="ro1">
          <table:table-cell office:value-type="string" table:style-name="ce4">
            <text:p>তোমার কান্না যে সারাজীবনের বাবা,,, আল্লাহ এই এতিম ফুটফুটে সন্তানটির সহায় হোন।</text:p>
          </table:table-cell>
          <table:table-cell office:value-type="float" office:value="1" table:style-name="ce1">
            <text:p>1</text:p>
          </table:table-cell>
          <table:table-cell table:number-columns-repeated="16382"/>
        </table:table-row>
        <table:table-row table:style-name="ro1">
          <table:table-cell office:value-type="string" table:style-name="ce4">
            <text:p>এত কিছুর প্রমান থাকার পর ও কোনো বিচার নাই,,,, আমার সোনার বাংলা</text:p>
          </table:table-cell>
          <table:table-cell office:value-type="float" office:value="0" table:style-name="ce1">
            <text:p>0</text:p>
          </table:table-cell>
          <table:table-cell table:number-columns-repeated="16382"/>
        </table:table-row>
        <table:table-row table:style-name="ro1">
          <table:table-cell office:value-type="string" table:style-name="ce1">
            <text:p>পিসি/ভাইপো অনুপ্রবেশকারী রোহিঙ্গা, আর কত ভুল বুঝাবে পশ্চিমবঙ্গবাসিকে? পিসি/ভাইপো কি পশ্চিমবঙ্গবাসিকে মূর্খ ভাবে? পিসি/ভাইপো , পশ্চিমবঙ্গবাসি ঘাষে মুখ দিয়ে চলে না</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এমন শাস্তি এমন ভাবে দেয়া হোন যাতে আর কেউ কোন দিন এগুলো করার সাহস না পায়</text:p>
          </table:table-cell>
          <table:table-cell office:value-type="float" office:value="0" table:style-name="ce1">
            <text:p>0</text:p>
          </table:table-cell>
          <table:table-cell table:number-columns-repeated="16382"/>
        </table:table-row>
        <table:table-row table:style-name="ro1">
          <table:table-cell office:value-type="string" table:style-name="ce4">
            <text:p>বছরে তিনটে করে মুভি করে ভাই তুমি হয়তো বাংলা মুভি দেখা ছেড়ে দিয়েছো বা বাংলার প্রতি বিদ্বেষ শুরু করেছো একটু ভালো করে জানো তারপর কথা বল</text:p>
          </table:table-cell>
          <table:table-cell office:value-type="float" office:value="0" table:style-name="ce1">
            <text:p>0</text:p>
          </table:table-cell>
          <table:table-cell table:number-columns-repeated="16382"/>
        </table:table-row>
        <table:table-row table:style-name="ro1">
          <table:table-cell office:value-type="string" table:style-name="ce4">
            <text:p>প্রশাসনের দায় ১০০% প্রশাসনের কারণে রিদয়ের জীবন চলে গেল।</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রা বন্ধু না শত্রু</text:p>
          </table:table-cell>
          <table:table-cell office:value-type="float" office:value="0" table:style-name="ce1">
            <text:p>0</text:p>
          </table:table-cell>
          <table:table-cell table:number-columns-repeated="16382"/>
        </table:table-row>
        <table:table-row table:style-name="ro1">
          <table:table-cell office:value-type="string" table:style-name="ce4">
            <text:p>খুবই দুঃখ জনক ঘটনা...আর কত ....</text:p>
          </table:table-cell>
          <table:table-cell office:value-type="float" office:value="0" table:style-name="ce1">
            <text:p>0</text:p>
          </table:table-cell>
          <table:table-cell table:number-columns-repeated="16382"/>
        </table:table-row>
        <table:table-row table:style-name="ro1">
          <table:table-cell office:value-type="string" table:style-name="ce4">
            <text:p>যে ডাইনি যুবসমাজের স্বপ্ন কেড়ে নিচ্ছে তার বাঁচার অধিকা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আরে ভাই আওয়ামীলীগের কোনো নেতা কর্মীদের বাংলাদেশে বিচার হবে না, কেন না তারা আওয়ামীলীগ যাদের কে জেলখানায় নিয়েছে তাদের কে আবার ছেড়ে দিবে কোনো বিচার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কে উপজাতির জায়গায় রাখা সরকারের উচিত ছিল এরা জানোয়ার।</text:p>
          </table:table-cell>
          <table:table-cell office:value-type="float" office:value="0" table:style-name="ce1">
            <text:p>0</text:p>
          </table:table-cell>
          <table:table-cell table:number-columns-repeated="16382"/>
        </table:table-row>
        <table:table-row table:style-name="ro1">
          <table:table-cell office:value-type="string" table:style-name="ce4">
            <text:p>এই শালারে রিমান্ডে নেয়না কেন</text:p>
          </table:table-cell>
          <table:table-cell office:value-type="float" office:value="0" table:style-name="ce1">
            <text:p>0</text:p>
          </table:table-cell>
          <table:table-cell table:number-columns-repeated="16382"/>
        </table:table-row>
        <table:table-row table:style-name="ro1">
          <table:table-cell office:value-type="string" table:style-name="ce4">
            <text:p>গত পরশু সেম অবস্থা হয়েছে আমাদের সিরাজগঞ্জ, শাহজাদপুর। সন্তানকে বাঁচিয়ে মা গাড়ি নিচে পিস্ট হয়।রাস্তার কি যে করুন অবস্থা তা গত মাসের ২০ তারিখের ভয়াবহ দূর্ষটনা দেখলে আন্দাজ করা যায়।</text:p>
          </table:table-cell>
          <table:table-cell office:value-type="float" office:value="0" table:style-name="ce1">
            <text:p>0</text:p>
          </table:table-cell>
          <table:table-cell table:number-columns-repeated="16382"/>
        </table:table-row>
        <table:table-row table:style-name="ro1">
          <table:table-cell office:value-type="string" table:style-name="ce4">
            <text:p>এই মৃত্যুর জন্য মমতা বন্দ্যোপাধ্যায় দায়ী,,, ওকে কেই ক্ষমা করবেন না,,</text:p>
          </table:table-cell>
          <table:table-cell office:value-type="float" office:value="0" table:style-name="ce1">
            <text:p>0</text:p>
          </table:table-cell>
          <table:table-cell table:number-columns-repeated="16382"/>
        </table:table-row>
        <table:table-row table:style-name="ro1">
          <table:table-cell office:value-type="string" table:style-name="ce1">
            <text:p>মৌপ্রিয়া দেবী আপনি এমন ভাবে অবাক হচ্ছেন যেনো এই ভাষা আপনি শুধু দিলীপ বাবুর মুখ থেকে শুনছেন ।ক্ষমতা হলে প্রধান মন্ত্রী সম্পর্কে যারা কদর্য ভাবে আক্রমণ করেন বিচার পতি সম্পর্কে যারা আক্রমণ করেন তাদের একবার মুখোমুখি বসুন না দেখি।</text:p>
          </table:table-cell>
          <table:table-cell office:value-type="float" office:value="0" table:style-name="ce1">
            <text:p>0</text:p>
          </table:table-cell>
          <table:table-cell table:number-columns-repeated="16382"/>
        </table:table-row>
        <table:table-row table:style-name="ro1">
          <table:table-cell office:value-type="string" table:style-name="ce4">
            <text:p>খুব দুঃখ জনক ঘটনা।এর এই অকাল মৃত্যুর জন্য রাজ্য সরকার দায়ী।আর কতো কি দেখ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থেকে এই ক্ষুদ্র নৃগোষ্ঠী তাড়িয়ে দেওয়া হোক</text:p>
          </table:table-cell>
          <table:table-cell office:value-type="float" office:value="0" table:style-name="ce1">
            <text:p>0</text:p>
          </table:table-cell>
          <table:table-cell table:number-columns-repeated="16382"/>
        </table:table-row>
        <table:table-row table:style-name="ro1">
          <table:table-cell office:value-type="string" table:style-name="ce4">
            <text:p>২ বছর পর খবরটি দেখতে আশলাম খুব কষ্ট হয় ভাই তোর জন্য.ক্ষমা করিস ভাই কিছু করতে পারলাম না</text:p>
          </table:table-cell>
          <table:table-cell office:value-type="float" office:value="1" table:style-name="ce1">
            <text:p>1</text:p>
          </table:table-cell>
          <table:table-cell table:number-columns-repeated="16382"/>
        </table:table-row>
        <table:table-row table:style-name="ro1">
          <table:table-cell office:value-type="string" table:style-name="ce1">
            <text:p>বলার মত ভাসা নেই। সব ডাইভার ভাইদের প্রতি আহ্বান জানান। দেখেন একটা দূর্ঘটনা জন্য একটা পরিবার আজ শেষ।</text:p>
          </table:table-cell>
          <table:table-cell office:value-type="float" office:value="0" table:style-name="ce1">
            <text:p>0</text:p>
          </table:table-cell>
          <table:table-cell table:number-columns-repeated="16382"/>
        </table:table-row>
        <table:table-row table:style-name="ro1">
          <table:table-cell office:value-type="string" table:style-name="ce4">
            <text:p>যারা রিদয় কে মেরেছে তার কঠিন সাজা দেওয়া হক, আমার। মনে হয়</text:p>
          </table:table-cell>
          <table:table-cell office:value-type="float" office:value="1" table:style-name="ce1">
            <text:p>1</text:p>
          </table:table-cell>
          <table:table-cell table:number-columns-repeated="16382"/>
        </table:table-row>
        <table:table-row table:style-name="ro1">
          <table:table-cell office:value-type="string" table:style-name="ce4">
            <text:p>আবার সেই খবর শুনতে আসলাম ২০২৪র আবার না কি ছাত্রলীগ রাজনিতি করবে বুয়েটে</text:p>
          </table:table-cell>
          <table:table-cell office:value-type="float" office:value="0" table:style-name="ce1">
            <text:p>0</text:p>
          </table:table-cell>
          <table:table-cell table:number-columns-repeated="16382"/>
        </table:table-row>
        <table:table-row table:style-name="ro1">
          <table:table-cell office:value-type="string" table:style-name="ce4">
            <text:p>এইরকম ম্যাটেরিয়াল বাংলার রাজনীতিতে কথা বলছে এটা একমাত্র সম্ভব হয়েছে মমতা ব্যানার্জি মুখ্যমন্ত্রী বলে!</text:p>
          </table:table-cell>
          <table:table-cell office:value-type="float" office:value="0" table:style-name="ce1">
            <text:p>0</text:p>
          </table:table-cell>
          <table:table-cell table:number-columns-repeated="16382"/>
        </table:table-row>
        <table:table-row table:style-name="ro1">
          <table:table-cell office:value-type="string" table:style-name="ce4">
            <text:p>সব উপাজাতিকে বাংলাদেশ থেকেবিতারিত করা হোক, ওরা বাংলাদেশিদের জোন্য হুমকি</text:p>
          </table:table-cell>
          <table:table-cell office:value-type="float" office:value="0" table:style-name="ce1">
            <text:p>0</text:p>
          </table:table-cell>
          <table:table-cell table:number-columns-repeated="16382"/>
        </table:table-row>
        <table:table-row table:style-name="ro1">
          <table:table-cell office:value-type="string" table:style-name="ce4">
            <text:p>আবরার প্রথম দেশ বিরুধী বেঈমান</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চখে কান্না চলে এল</text:p>
          </table:table-cell>
          <table:table-cell office:value-type="float" office:value="0" table:style-name="ce1">
            <text:p>0</text:p>
          </table:table-cell>
          <table:table-cell table:number-columns-repeated="16382"/>
        </table:table-row>
        <table:table-row table:style-name="ro1">
          <table:table-cell office:value-type="string" table:style-name="ce4">
            <text:p>ভয় পাওয়া সাভাবিক,তারাও তো মানুষ</text:p>
          </table:table-cell>
          <table:table-cell office:value-type="float" office:value="1" table:style-name="ce1">
            <text:p>1</text:p>
          </table:table-cell>
          <table:table-cell table:number-columns-repeated="16382"/>
        </table:table-row>
        <table:table-row table:style-name="ro1">
          <table:table-cell office:value-type="string" table:style-name="ce4">
            <text:p>এক দিন আগে ফেসবুকে দেখলাম একই ভিডিও দিয়ে টাইটেল দিয়েছেদুই মুসলিম যুবক একজন হিন্দু মেয়েকে ধর্ষণ করছেন তাই পুলিশ তাদেরকে ধরতে গিয়েছে মত এলাকার জনগণ পুলিশের গাড়ি যে আক্রমণ করে</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রশাসন</text:p>
          </table:table-cell>
          <table:table-cell office:value-type="float" office:value="0" table:style-name="ce1">
            <text:p>0</text:p>
          </table:table-cell>
          <table:table-cell table:number-columns-repeated="16382"/>
        </table:table-row>
        <table:table-row table:style-name="ro1">
          <table:table-cell office:value-type="string" table:style-name="ce4">
            <text:p>সব শেষে বলো চটি চাটা চ্যানেলটা কেমন ছিলো</text:p>
          </table:table-cell>
          <table:table-cell office:value-type="float" office:value="0" table:style-name="ce1">
            <text:p>0</text:p>
          </table:table-cell>
          <table:table-cell table:number-columns-repeated="16382"/>
        </table:table-row>
        <table:table-row table:style-name="ro1">
          <table:table-cell office:value-type="string" table:style-name="ce4">
            <text:p>(মা) ডাক এত মধুর বলে শেষ করা যাবে 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সাংবাদিকরা চোরের রানী মমতাকে প্রশ্ন করতে পারে না তিনি কেনো এত কুকথা বলেন</text:p>
          </table:table-cell>
          <table:table-cell office:value-type="float" office:value="0" table:style-name="ce1">
            <text:p>0</text:p>
          </table:table-cell>
          <table:table-cell table:number-columns-repeated="16382"/>
        </table:table-row>
        <table:table-row table:style-name="ro1">
          <table:table-cell office:value-type="string" table:style-name="ce4">
            <text:p>ইদ মোবারক পাকিস্তানি ১৫০ উইকেট পড়ে গেছে। ধর্ম বনাম ধর্মান্ধ বনাম পাকিস্তান দারুন খেলা চলছে। বাংলাদেশ কবে থেকে শুরু করবে এমন খেলা।</text:p>
          </table:table-cell>
          <table:table-cell office:value-type="float" office:value="0" table:style-name="ce1">
            <text:p>0</text:p>
          </table:table-cell>
          <table:table-cell table:number-columns-repeated="16382"/>
        </table:table-row>
        <table:table-row table:style-name="ro1">
          <table:table-cell office:value-type="string" table:style-name="ce4">
            <text:p>পাঁচশটাকে হাজার করেছে এবার তো মানুষ পোদের সাথে সাথে হুদটাও চেটেদেবে।</text:p>
          </table:table-cell>
          <table:table-cell office:value-type="float" office:value="0" table:style-name="ce1">
            <text:p>0</text:p>
          </table:table-cell>
          <table:table-cell table:number-columns-repeated="16382"/>
        </table:table-row>
        <table:table-row table:style-name="ro1">
          <table:table-cell office:value-type="string" table:style-name="ce4">
            <text:p>দারুন</text:p>
          </table:table-cell>
          <table:table-cell office:value-type="float" office:value="1" table:style-name="ce1">
            <text:p>1</text:p>
          </table:table-cell>
          <table:table-cell table:number-columns-repeated="16382"/>
        </table:table-row>
        <table:table-row table:style-name="ro1">
          <table:table-cell office:value-type="string" table:style-name="ce4">
            <text:p>সকল সংখ্যালঘুদের কাছে আবেদন। পরিস্থিতি বুঝে এবার ভোটটা দিন। রাজ্যে জানোয়ারদের দল তোলামূলের ক্ষমতায় প্রতিষ্ঠা কিভাবে হলো সেটা সকলেই জানেন। সুতরাং নিজের নিজের বিবেকের কাছে জবাবদিহি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মৃত্যুর জন্য সরকার দায়ী,মেধাদের কেন যোগ্য সম্মান দেওয়া হয় না?</text:p>
          </table:table-cell>
          <table:table-cell office:value-type="float" office:value="0" table:style-name="ce1">
            <text:p>0</text:p>
          </table:table-cell>
          <table:table-cell table:number-columns-repeated="16382"/>
        </table:table-row>
        <table:table-row table:style-name="ro1">
          <table:table-cell office:value-type="string" table:style-name="ce4">
            <text:p>পর্তেক উপজাতী দের কে গুলি করে মেরে ফেলা ওচিৎ</text:p>
          </table:table-cell>
          <table:table-cell office:value-type="float" office:value="0" table:style-name="ce1">
            <text:p>0</text:p>
          </table:table-cell>
          <table:table-cell table:number-columns-repeated="16382"/>
        </table:table-row>
        <table:table-row table:style-name="ro1">
          <table:table-cell office:value-type="string" table:style-name="ce4">
            <text:p>এবৃষ্টি বন্যা ডেকে এনেছে। বন্যা চমৎকার না। বন্যা অভিশাপ।</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হবে তার জীবন আহারে জীব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দেশের প্রশাসন হচ্ছে সবচেয়ে বড় চোর!</text:p>
          </table:table-cell>
          <table:table-cell office:value-type="float" office:value="0" table:style-name="ce1">
            <text:p>0</text:p>
          </table:table-cell>
          <table:table-cell table:number-columns-repeated="16382"/>
        </table:table-row>
        <table:table-row table:style-name="ro1">
          <table:table-cell office:value-type="string" table:style-name="ce1">
            <text:p>এটি কোন সাধারন ঘটনা বা সাধারণ হত্যা নয় যারা বিন্দু মাত্র জড়িত তাদের সবাইকে কুকুর দিয়ে খাওয়ানো উচিৎ বিকল্প কোন শাস্তি দরকার নেই ছোট বড় কোন কথা নয় বিচার এক টা ই, প্রশাসনের কাছে আকুল আবেদন এদের জনগণের কাছে তুলে দেয়া হোক গ্রাম বাসি মিলে শাস্তি দিলে মা বাবার মন কিছু টা শান্তি পাবে..</text:p>
          </table:table-cell>
          <table:table-cell office:value-type="float" office:value="0" table:style-name="ce1">
            <text:p>0</text:p>
          </table:table-cell>
          <table:table-cell table:number-columns-repeated="16382"/>
        </table:table-row>
        <table:table-row table:style-name="ro1">
          <table:table-cell office:value-type="string" table:style-name="ce4">
            <text:p>অল্প বয়সে পাকলে বাল তার দুঃখ চিরকাল</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রতি ইঞ্চি মাটি বাংলাদেশের প্রতিরক্ষা বাহিনীর আওতায় আনা হোক পার্বত্য অঞ্চলের সেনাবাহিনীর ক্যাপ তৈরি করা হোক এবং ব্যাপক হারে বর্ডার গার্ড মোতায়ন করা হোক</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ভারতের দালাল চ্যানেল গুলো বাবার কাছে অনুমতি না নিয়ে মুখ খোলেনা, কিন্তূ পাশের দেশ বাংলাদেশের চ্যানেল প্রায় দের বছর আগেই ঘোষণা করেছে ভ্যাকসিনে 13 ধরণের নতুন উপসর্গ দেখা দিয়েছে!</text:p>
          </table:table-cell>
          <table:table-cell office:value-type="float" office:value="0" table:style-name="ce1">
            <text:p>0</text:p>
          </table:table-cell>
          <table:table-cell table:number-columns-repeated="16382"/>
        </table:table-row>
        <table:table-row table:style-name="ro1">
          <table:table-cell office:value-type="string" table:style-name="ce4">
            <text:p>ঐ গ্রাম এখন থেকে পুরুষ শুন্য হয়ে যাবে।সবাই পালিয়ে বেড়াবে।পুলিশ যাকে পাবে তাকে গ্রেফতার করে নিয়ে যাবে।নিজ এলাকায় অভিজ্ঞতা থেকে বললাম।</text:p>
          </table:table-cell>
          <table:table-cell office:value-type="float" office:value="0" table:style-name="ce1">
            <text:p>0</text:p>
          </table:table-cell>
          <table:table-cell table:number-columns-repeated="16382"/>
        </table:table-row>
        <table:table-row table:style-name="ro1">
          <table:table-cell office:value-type="string" table:style-name="ce4">
            <text:p>চোখ দিয়ে পা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ভালো কথা কিন্তু তারপরও আমরা বাবরি মসজিদ ফিরে পেতে চাই</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ঠিন বিচার চাই,,</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রাজনীতিতে দাদা সেরা</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সেটা শুনে লাভ নেই মোদি হাটাও দেশ বাঁচাও পশ্চিমবাংলা থেকে দিলীপ শুভেন্দু হটাও বাংলাকে বাঁচাও যারা হিন্দুত্ব রাজনীতি করে ভাইয়ে ভাইয়ে সম্পর্ক নষ্ট করে এবার কটা সিট আছে কটা লাগবে তুমি দেখে নাও</text:p>
          </table:table-cell>
          <table:table-cell office:value-type="float" office:value="0" table:style-name="ce1">
            <text:p>0</text:p>
          </table:table-cell>
          <table:table-cell table:number-columns-repeated="16382"/>
        </table:table-row>
        <table:table-row table:style-name="ro1">
          <table:table-cell office:value-type="string" table:style-name="ce4">
            <text:p>ফালতু মানুষের মধ্যে গুজব রটাবেনযখন দেয়া হয়েছিল ভ্যাকসিন তখন কিন্তু মানুষ সুস্থ হয়েছিল সে যে পার্টির লোক কি করে থাকুক না কেন সেটা নিয়ে সমালোচনা টা বন্ধ করা হোক</text:p>
          </table:table-cell>
          <table:table-cell office:value-type="float" office:value="1" table:style-name="ce1">
            <text:p>1</text:p>
          </table:table-cell>
          <table:table-cell table:number-columns-repeated="16382"/>
        </table:table-row>
        <table:table-row table:style-name="ro1">
          <table:table-cell office:value-type="string" table:style-name="ce4">
            <text:p>বেটা পুলিশ কি সুন্দর অভিনয় করে</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কঠিন কঠিন</text:p>
          </table:table-cell>
          <table:table-cell office:value-type="float" office:value="0" table:style-name="ce1">
            <text:p>0</text:p>
          </table:table-cell>
          <table:table-cell table:number-columns-repeated="16382"/>
        </table:table-row>
        <table:table-row table:style-name="ro1">
          <table:table-cell office:value-type="string" table:style-name="ce4">
            <text:p>ওদের এতো সাহস নাই। কিও ছিল বর কেউ।ওরে কাটার।</text:p>
          </table:table-cell>
          <table:table-cell office:value-type="float" office:value="0" table:style-name="ce1">
            <text:p>0</text:p>
          </table:table-cell>
          <table:table-cell table:number-columns-repeated="16382"/>
        </table:table-row>
        <table:table-row table:style-name="ro1">
          <table:table-cell office:value-type="string" table:style-name="ce4">
            <text:p>আহারে একটা পুলিশ ও ম রে নাই? মর লে কিছু টাকা দান করতাম</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লীগ ছাত্রলীগ ভাই ভাই</text:p>
          </table:table-cell>
          <table:table-cell office:value-type="float" office:value="0" table:style-name="ce1">
            <text:p>0</text:p>
          </table:table-cell>
          <table:table-cell table:number-columns-repeated="16382"/>
        </table:table-row>
        <table:table-row table:style-name="ro1">
          <table:table-cell office:value-type="string" table:style-name="ce4">
            <text:p>চেনেল গুলা এত্ত শয়তান,দুইদিন খুব দেখায় ঘটনা,এরপর সরকারের চাপে আর দেখায় না ।</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র কাছে সবাই দোয়া করুন এই ৫ জন ভুল মানুষের জন্য যেনো বাংলাদেশে বাঙালি আর উপজাতির মধ্যে কোন যুদ্ধ না হয়। সব উপজাতি খারাপ না। সব বাঙালীও মূর্খ না। আশা করি সবাই বুঝতে পারবেন আমার কথাটা।</text:p>
          </table:table-cell>
          <table:table-cell office:value-type="float" office:value="1" table:style-name="ce1">
            <text:p>1</text:p>
          </table:table-cell>
          <table:table-cell table:number-columns-repeated="16382"/>
        </table:table-row>
        <table:table-row table:style-name="ro1">
          <table:table-cell office:value-type="string" table:style-name="ce1">
            <text:p>তোলা মুলের দলের সভাব কি জানেন যে কেউ সত্য কথা বললে তোলা মুলের দলের লোকেরা ভাবে বিজিপি করে। তার কারন টি ম ছি মিথ্যা কথা বলে সরকার চলায়।</text:p>
          </table:table-cell>
          <table:table-cell office:value-type="float" office:value="0" table:style-name="ce1">
            <text:p>0</text:p>
          </table:table-cell>
          <table:table-cell table:number-columns-repeated="16382"/>
        </table:table-row>
        <table:table-row table:style-name="ro1">
          <table:table-cell office:value-type="string" table:style-name="ce1">
            <text:p>আমাদের মুসলামদের উচিৎ নন মুসলিম হিন্দু, বুদ্ব, খ্রিস্টান এদের সাথে সম্পর্ক থেকে বিরত থাকা।</text:p>
          </table:table-cell>
          <table:table-cell office:value-type="float" office:value="0" table:style-name="ce1">
            <text:p>0</text:p>
          </table:table-cell>
          <table:table-cell table:number-columns-repeated="16382"/>
        </table:table-row>
        <table:table-row table:style-name="ro1">
          <table:table-cell office:value-type="string" table:style-name="ce4">
            <text:p>অনেকের ভ্যাকসিন নেওয়ার আগে সুগার বা প্রেসার ছিল না, ভ্যাকসিন নেওয়ার পরে সুগার, প্রেসার এ দেশে বিপ্লব হয়েছে।</text:p>
          </table:table-cell>
          <table:table-cell office:value-type="float" office:value="0" table:style-name="ce1">
            <text:p>0</text:p>
          </table:table-cell>
          <table:table-cell table:number-columns-repeated="16382"/>
        </table:table-row>
        <table:table-row table:style-name="ro1">
          <table:table-cell office:value-type="string" table:style-name="ce4">
            <text:p>লোক টার কোন শিক্ষা সংস্কৃতি কিছুই নেই</text:p>
          </table:table-cell>
          <table:table-cell office:value-type="float" office:value="0" table:style-name="ce1">
            <text:p>0</text:p>
          </table:table-cell>
          <table:table-cell table:number-columns-repeated="16382"/>
        </table:table-row>
        <table:table-row table:style-name="ro1">
          <table:table-cell office:value-type="string" table:style-name="ce4">
            <text:p>জনগণ আইন শিখিয়ে দিবে পুলিশকে</text:p>
          </table:table-cell>
          <table:table-cell office:value-type="float" office:value="0" table:style-name="ce1">
            <text:p>0</text:p>
          </table:table-cell>
          <table:table-cell table:number-columns-repeated="16382"/>
        </table:table-row>
        <table:table-row table:style-name="ro1">
          <table:table-cell office:value-type="string" table:style-name="ce4">
            <text:p>ইমরান ভাই তোমার এই অকালপ্রয়াণ কোনোমতেই মেনে নিতে পারছি না। আন্দোলনের মুহূর্তগলো বারবার মনে পড়ে যাচ্ছে। এই দূর্নীতিবাজ সরকার নিপাত যাক। শিক্ষিতদের জীবনে সুদিন ফিরে আসুক।</text:p>
          </table:table-cell>
          <table:table-cell office:value-type="float" office:value="1" table:style-name="ce1">
            <text:p>1</text:p>
          </table:table-cell>
          <table:table-cell table:number-columns-repeated="16382"/>
        </table:table-row>
        <table:table-row table:style-name="ro1">
          <table:table-cell office:value-type="string" table:style-name="ce4">
            <text:p>ভাই তোমা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শিশুর কান্না দেখে আমারো কান্না চলে এসেছে এত খারাপ লাগের বার বার শিশু টির কথা মনে পড়ে বুলা যার না। আল্লাহ শিশুর কান্না থামিয়ে দি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ঘটনা এই সরকারের জন্যই ঘটেছে।।।। লজ্জা নেই আবার বলছে সরকারের পাশে থাকতে????</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যেমন কর্ম করে তেমন ফল পাইছে খবরটা দেখে খুব আনন্দিত হইলাম তবে তার চেয়ে বেশি আনন্দ পাইলাম কমেন্ট বক্স দেখে কারণ কমেন্ট বক্সটা জনগণের খুশিতে ভরা</text:p>
          </table:table-cell>
          <table:table-cell office:value-type="float" office:value="0" table:style-name="ce1">
            <text:p>0</text:p>
          </table:table-cell>
          <table:table-cell table:number-columns-repeated="16382"/>
        </table:table-row>
        <table:table-row table:style-name="ro1">
          <table:table-cell office:value-type="string" table:style-name="ce4">
            <text:p>শুয়োরের বাচ্চাদের ওই ভাবে জবাই করে মাংস রান্না করে প্রকাশ্যে কুকুর দিয়ে খাওয়ালে আর কেও কোন দিন এমন সাহস পেতো না।</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এর আইন এখন কোথায়?</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 ও গত দশ দিন আগে আমাকে না বলে আল্লাহর কাছে চলে গেছে</text:p>
          </table:table-cell>
          <table:table-cell office:value-type="float" office:value="0" table:style-name="ce1">
            <text:p>0</text:p>
          </table:table-cell>
          <table:table-cell table:number-columns-repeated="16382"/>
        </table:table-row>
        <table:table-row table:style-name="ro1">
          <table:table-cell office:value-type="string" table:style-name="ce4">
            <text:p>কোথায় হয়েছে এই মন্দির৷</text:p>
          </table:table-cell>
          <table:table-cell office:value-type="float" office:value="0" table:style-name="ce1">
            <text:p>0</text:p>
          </table:table-cell>
          <table:table-cell table:number-columns-repeated="16382"/>
        </table:table-row>
        <table:table-row table:style-name="ro1">
          <table:table-cell office:value-type="string" table:style-name="ce4">
            <text:p>দেশে যদি ভালো পুরুষ সরকার থাকতো, তাহলে আজকে চাকমার 14 গুষ্টিরে ফাশি দিতো</text:p>
          </table:table-cell>
          <table:table-cell office:value-type="float" office:value="0" table:style-name="ce1">
            <text:p>0</text:p>
          </table:table-cell>
          <table:table-cell table:number-columns-repeated="16382"/>
        </table:table-row>
        <table:table-row table:style-name="ro1">
          <table:table-cell office:value-type="string" table:style-name="ce4">
            <text:p>হায়রে বাংলাদেশ রে</text:p>
          </table:table-cell>
          <table:table-cell office:value-type="float" office:value="0" table:style-name="ce1">
            <text:p>0</text:p>
          </table:table-cell>
          <table:table-cell table:number-columns-repeated="16382"/>
        </table:table-row>
        <table:table-row table:style-name="ro1">
          <table:table-cell office:value-type="string" table:style-name="ce4">
            <text:p>সাংবাদিকের সাহস আছে</text:p>
          </table:table-cell>
          <table:table-cell office:value-type="float" office:value="1" table:style-name="ce1">
            <text:p>1</text:p>
          </table:table-cell>
          <table:table-cell table:number-columns-repeated="16382"/>
        </table:table-row>
        <table:table-row table:style-name="ro1">
          <table:table-cell office:value-type="string" table:style-name="ce4">
            <text:p>আরে টি এম সি মহা খতিকর এই বঙ্গে। কাটা দিয়ে কাটা তোলার মতই। টি এম সি কে হটাতে আমার দিক থেকে এক চুলও এদিক ওদিক নয়।</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ভাইয়েরাও তো কোন না কোন মায়ের সন্তান,,, কষ্ট লাগে দেখে কিন্তু কি করা যাবে আফসোসের বিষয় হলো ভারতের দখল থেকে আমরা তো মুক্ত নই,,, তাই দেশে যতাযত আইনের প্রয়োগ নেই এজন্য পুলিশের প্রতি মানুষের এত ঘৃণা ও খূব।।।</text:p>
          </table:table-cell>
          <table:table-cell office:value-type="float" office:value="1" table:style-name="ce1">
            <text:p>1</text:p>
          </table:table-cell>
          <table:table-cell table:number-columns-repeated="16382"/>
        </table:table-row>
        <table:table-row table:style-name="ro1">
          <table:table-cell office:value-type="string" table:style-name="ce4">
            <text:p>এদের কে এমন শাস্তি দেওয়া উচিত ভবিষ্যতে যেন এরকম জঘন্য কাজ করার সাহস না দেখায়</text:p>
          </table:table-cell>
          <table:table-cell office:value-type="float" office:value="0" table:style-name="ce1">
            <text:p>0</text:p>
          </table:table-cell>
          <table:table-cell table:number-columns-repeated="16382"/>
        </table:table-row>
        <table:table-row table:style-name="ro1">
          <table:table-cell office:value-type="string" table:style-name="ce4">
            <text:p>বিচারপতি কে অসংখ্য ধন্যবাদ</text:p>
          </table:table-cell>
          <table:table-cell office:value-type="float" office:value="1" table:style-name="ce1">
            <text:p>1</text:p>
          </table:table-cell>
          <table:table-cell table:number-columns-repeated="16382"/>
        </table:table-row>
        <table:table-row table:style-name="ro1">
          <table:table-cell office:value-type="string" table:style-name="ce1">
            <text:p>টাকা ছাড়া পুলিশ এক পাও সামনের দিকে আগায় না আবার এরাই বলে আমরা জনগণের খেজমত করি বাংলাদেশের বড় চোর হলো পুলিশ তবে সব পুলিশ না এদের ভিতরে ভালো পুলিশ কর্মকর্তারাও আছে</text:p>
          </table:table-cell>
          <table:table-cell office:value-type="float" office:value="0" table:style-name="ce1">
            <text:p>0</text:p>
          </table:table-cell>
          <table:table-cell table:number-columns-repeated="16382"/>
        </table:table-row>
        <table:table-row table:style-name="ro1">
          <table:table-cell office:value-type="string" table:style-name="ce4">
            <text:p>মৌপিয়াকে সিকে দিয়েছেন দিলীপ দা। ধন্যবাদ।</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আমরা খুবই ঘৃ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বাংলার ১৮ কোটি মানুষ এর সঠিক বিচারের দিকে তাকিয়ে আছে আল্লাহ তুমি অচিরে সুবিচার দেখাও</text:p>
          </table:table-cell>
          <table:table-cell office:value-type="float" office:value="1" table:style-name="ce1">
            <text:p>1</text:p>
          </table:table-cell>
          <table:table-cell table:number-columns-repeated="16382"/>
        </table:table-row>
        <table:table-row table:style-name="ro1">
          <table:table-cell office:value-type="string" table:style-name="ce4">
            <text:p>ছাত্রলীগের নেতা-কর্মীরা আসলেই বেজন্মা।</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ভাই তুমি যে বললে শুভেন্দু অধিকারী অকথ্য ভাষায় কথা বলে মমতা ব্যানার্জি যেগুলো বলে সেগুলো কি খুব ভালো তিনি কি কোন অকথ্য ভাষা বলেন না প্রধানমন্ত্রী কে কি বলেছিলেন নিশ্চয়ই সেগুলো তোমার জানা আছে সেই জায়গা থেকে শুভেন্দু অধিকারী অকথ্য ভাষায় কথা বলছে মমতা ব্যানার্জি লড়াকু এটা ঠিক মেনে নেওয়া যায় না</text:p>
          </table:table-cell>
          <table:table-cell office:value-type="float" office:value="0" table:style-name="ce1">
            <text:p>0</text:p>
          </table:table-cell>
          <table:table-cell table:number-columns-repeated="16382"/>
        </table:table-row>
        <table:table-row table:style-name="ro1">
          <table:table-cell office:value-type="string" table:style-name="ce4">
            <text:p>নিউজ বানিয়ে লাভ কি? এদের যদি বিচার ই না হয়।কিভাবে ক্ষমা করে এই বাংলাদেশের আইন?এত নিছ একটা কাজ তারা করেছে যা সকলের গায়ে কাটা দেয় তারপর ও কিভাবে এদের ক্ষমা করা হয়?ভবিষ্যতে তারা আরো হিংস্র হবে।।এদেশে আইন নিরীহ মানুষের জন্য। দোষী দের জন্য নয়।</text:p>
          </table:table-cell>
          <table:table-cell office:value-type="float" office:value="0" table:style-name="ce1">
            <text:p>0</text:p>
          </table:table-cell>
          <table:table-cell table:number-columns-repeated="16382"/>
        </table:table-row>
        <table:table-row table:style-name="ro1">
          <table:table-cell office:value-type="string" table:style-name="ce4">
            <text:p>আহ শিশুটির প্রতি খুব মায়া লাগছে,দু চোখে 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পুলিশকে ধন্যবাদ এত গহীন জঙ্গলে গিয়ে প্রফেশনালিজমের পরিচয় দিয়ে হাড়গোড় উদ্ধার করা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পশ্চিমবঙ্গ তোলাবাজি কাটমানি ইত্যাদি অপরাধ থেকে কবে মুক্ত হবে ? আর বিজেপির নেতাগুলো যেন কাগজের বাগ ! পশ্চিমবঙ্গের ভবিষ্যত যেন অনিশ্চিত</text:p>
          </table:table-cell>
          <table:table-cell office:value-type="float" office:value="0" table:style-name="ce1">
            <text:p>0</text:p>
          </table:table-cell>
          <table:table-cell table:number-columns-repeated="16382"/>
        </table:table-row>
        <table:table-row table:style-name="ro1">
          <table:table-cell office:value-type="string" table:style-name="ce4">
            <text:p>রায় কারযকর হবেনা। রাস্ট্রপতির ক্ষমা আছেতো।।</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পিটানো জনগণ নৈতিক দায়িত্ব।</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রাজনীতি বন্ধ হলে শেখ হাসিনার অস্তিত্ব থাকবেনা, তাই ছাত্রলীগ রাজনীতি বন্ধ করবেনা হাসিনা, এদের কারণে টিকে আছে খমতাই হাসিনা।</text:p>
          </table:table-cell>
          <table:table-cell office:value-type="float" office:value="0" table:style-name="ce1">
            <text:p>0</text:p>
          </table:table-cell>
          <table:table-cell table:number-columns-repeated="16382"/>
        </table:table-row>
        <table:table-row table:style-name="ro1">
          <table:table-cell office:value-type="string" table:style-name="ce4">
            <text:p>ডাকাত দের তাড়ানো হয়েছে।।। এইবার চোর তারাবো জয় ভবানী জয় বিজেপি</text:p>
          </table:table-cell>
          <table:table-cell office:value-type="float" office:value="0" table:style-name="ce1">
            <text:p>0</text:p>
          </table:table-cell>
          <table:table-cell table:number-columns-repeated="16382"/>
        </table:table-row>
        <table:table-row table:style-name="ro1">
          <table:table-cell office:value-type="string" table:style-name="ce4">
            <text:p>প্রধানমন্ত্রী হলে কি অসুবিধা আছে?</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চোখো পানি চলে আসছে</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পুলিশ দের বলছি এদের বিচার চাই</text:p>
          </table:table-cell>
          <table:table-cell office:value-type="float" office:value="1" table:style-name="ce1">
            <text:p>1</text:p>
          </table:table-cell>
          <table:table-cell table:number-columns-repeated="16382"/>
        </table:table-row>
        <table:table-row table:style-name="ro1">
          <table:table-cell office:value-type="string" table:style-name="ce4">
            <text:p>পুলিশের ব্যার্থতা আছে ওনেক ঘৃনা জানাই বাংলাদেশ পুলিশ কে</text:p>
          </table:table-cell>
          <table:table-cell office:value-type="float" office:value="0" table:style-name="ce1">
            <text:p>0</text:p>
          </table:table-cell>
          <table:table-cell table:number-columns-repeated="16382"/>
        </table:table-row>
        <table:table-row table:style-name="ro1">
          <table:table-cell office:value-type="string" table:style-name="ce4">
            <text:p>যাদের নির্দেশে এই মর্মান্তিক হত্যাকান্ড সেই ছাত্রলীগের বিচার চাই। ছাত্রলীগ নিষিদ্ধ করে সন্ত্রাসী দল হিদেবে ঘোষণা করা হোক।</text:p>
          </table:table-cell>
          <table:table-cell office:value-type="float" office:value="1" table:style-name="ce1">
            <text:p>1</text:p>
          </table:table-cell>
          <table:table-cell table:number-columns-repeated="16382"/>
        </table:table-row>
        <table:table-row table:style-name="ro1">
          <table:table-cell office:value-type="string" table:style-name="ce1">
            <text:p>এই ডুবাইয়ের সরকার খোব খারাপ একটা কাম করচে এই ডুবাই শাগরে তলিয়ে জেতে পারে এই মন্দিরের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আপনাদের এত সুন্দর উপস্থাপনার জন্য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জয় বাংলা</text:p>
          </table:table-cell>
          <table:table-cell office:value-type="float" office:value="1" table:style-name="ce1">
            <text:p>1</text:p>
          </table:table-cell>
          <table:table-cell table:number-columns-repeated="16382"/>
        </table:table-row>
        <table:table-row table:style-name="ro1">
          <table:table-cell office:value-type="string" table:style-name="ce4">
            <text:p>ভাই আপনারা গেছেন কিভাবে এই জঙ্গলে ? কি ভয়ঙ্কর জায়গা</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মস্ত কিট গুলো ছাত্র লীগ ।</text:p>
          </table:table-cell>
          <table:table-cell office:value-type="float" office:value="0" table:style-name="ce1">
            <text:p>0</text:p>
          </table:table-cell>
          <table:table-cell table:number-columns-repeated="16382"/>
        </table:table-row>
        <table:table-row table:style-name="ro1">
          <table:table-cell office:value-type="string" table:style-name="ce4">
            <text:p>এইসব রাক্ষুসে জাতিকে দেশ থেকে ধ্বংস করে দেয়া হোক</text:p>
          </table:table-cell>
          <table:table-cell office:value-type="float" office:value="0" table:style-name="ce1">
            <text:p>0</text:p>
          </table:table-cell>
          <table:table-cell table:number-columns-repeated="16382"/>
        </table:table-row>
        <table:table-row table:style-name="ro1">
          <table:table-cell office:value-type="string" table:style-name="ce4">
            <text:p>কবিরাজের কাছে না গিয়ে প্রথমে প্রশাসনের কাছে যাওয়া উচিত ছিল,পরে শুনলাম প্রশাসনও নাকি ভয়পায়। কি আজব কথা এটা,মরার পরে দুঃসাহসিক অভিযান চালিয়ে কি হবে কোনদেশে আছি। সাহসি সাংবাদিক</text:p>
          </table:table-cell>
          <table:table-cell office:value-type="float" office:value="0" table:style-name="ce1">
            <text:p>0</text:p>
          </table:table-cell>
          <table:table-cell table:number-columns-repeated="16382"/>
        </table:table-row>
        <table:table-row table:style-name="ro1">
          <table:table-cell office:value-type="string" table:style-name="ce4">
            <text:p>মায়ের জন্য এই কান্না কি সারা জীবনে শেষ হবে</text:p>
          </table:table-cell>
          <table:table-cell office:value-type="float" office:value="1" table:style-name="ce1">
            <text:p>1</text:p>
          </table:table-cell>
          <table:table-cell table:number-columns-repeated="16382"/>
        </table:table-row>
        <table:table-row table:style-name="ro1">
          <table:table-cell office:value-type="string" table:style-name="ce1">
            <text:p>এই সমস্ত পোলাপাইন কারে তেল মাখি ছাত্রলীগের পোষ্ট নেয়। আর এদের পোষ্ট গুলো দেয় কে??? কারা তারা যারা গোটা বাংলাদেশের ইতিহাসকে কলঙ্কিত করলো!!</text:p>
          </table:table-cell>
          <table:table-cell office:value-type="float" office:value="0" table:style-name="ce1">
            <text:p>0</text:p>
          </table:table-cell>
          <table:table-cell table:number-columns-repeated="16382"/>
        </table:table-row>
        <table:table-row table:style-name="ro1">
          <table:table-cell office:value-type="string" table:style-name="ce4">
            <text:p>দুঃখজনক ঘটনা</text:p>
          </table:table-cell>
          <table:table-cell office:value-type="float" office:value="1" table:style-name="ce1">
            <text:p>1</text:p>
          </table:table-cell>
          <table:table-cell table:number-columns-repeated="16382"/>
        </table:table-row>
        <table:table-row table:style-name="ro1">
          <table:table-cell office:value-type="string" table:style-name="ce4">
            <text:p>তুমি যে মুসলিম এটার প্রমাণ কি??</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বাচ্চাটির মন শান্তি করে দি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জাতটা বাংলাদেসের মাটিতে দাফন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দাদা সাংবাদিক এর মুখে ঠিক মতো ঝামা ঘষে দিয়েছন। দীলিপ দাদাকে ধন্যবাদ।</text:p>
          </table:table-cell>
          <table:table-cell office:value-type="float" office:value="0" table:style-name="ce1">
            <text:p>0</text:p>
          </table:table-cell>
          <table:table-cell table:number-columns-repeated="16382"/>
        </table:table-row>
        <table:table-row table:style-name="ro1">
          <table:table-cell office:value-type="string" table:style-name="ce4">
            <text:p>বাবা জীবনের সেরা যুদ্ধা</text:p>
          </table:table-cell>
          <table:table-cell office:value-type="float" office:value="1" table:style-name="ce1">
            <text:p>1</text:p>
          </table:table-cell>
          <table:table-cell table:number-columns-repeated="16382"/>
        </table:table-row>
        <table:table-row table:style-name="ro1">
          <table:table-cell office:value-type="string" table:style-name="ce1">
            <text:p>মায়েনমারের মুসলমানদের উপর কিভাবে নির্যাতন করেছে সারা বিশ্ববাসী দেখেছে। বাংলাদেশের যেগুলো আছে এগুলা মায়েনমারের অনুপ্রবেশ কারি। বাকীদেরকে দেশ থেকে বিতাড়িত করা উচিত। যেগুলা বাংলাদেশে আছে এগুলা পুরা বাংলাদেশী মানুষের খেয়ে ফেলবে। এই শালারা রাক্ষসের জাতি।</text:p>
          </table:table-cell>
          <table:table-cell office:value-type="float" office:value="0" table:style-name="ce1">
            <text:p>0</text:p>
          </table:table-cell>
          <table:table-cell table:number-columns-repeated="16382"/>
        </table:table-row>
        <table:table-row table:style-name="ro1">
          <table:table-cell office:value-type="string" table:style-name="ce4">
            <text:p>মন্দিরের জন্ন ত এখন বন্যা হচ্চে</text:p>
          </table:table-cell>
          <table:table-cell office:value-type="float" office:value="0" table:style-name="ce1">
            <text:p>0</text:p>
          </table:table-cell>
          <table:table-cell table:number-columns-repeated="16382"/>
        </table:table-row>
        <table:table-row table:style-name="ro1">
          <table:table-cell office:value-type="string" table:style-name="ce4">
            <text:p>আবেগে পুলিশের গাড়িকে ধাক্কা দেয়,, এখন পুলিশ বিবেক দিয়ে ওদের সাথে খেলবে,, পাড়লে এখন খেলো পুলিশের সাথে,৷</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কার বাল ফালায়, সেনা অভিযান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আহ্ আমি একজন বাবা হিসাবে আমারাও সন্তান আছে ফিল করতে পারতেছি কেমন লাগছে শিশুটার দয়া করে এর শিশুটাকে সবাভ এত ভালোবাসা দিন জানি অপূরণীয় মায়ের ভালোবাসা তবু যেনো কিছুটা হলেও সে ভুলে থাকতে পারে</text:p>
          </table:table-cell>
          <table:table-cell office:value-type="float" office:value="1" table:style-name="ce1">
            <text:p>1</text:p>
          </table:table-cell>
          <table:table-cell table:number-columns-repeated="16382"/>
        </table:table-row>
        <table:table-row table:style-name="ro1">
          <table:table-cell office:value-type="string" table:style-name="ce4">
            <text:p>ও এটা দেখে চোখে পানি চলে আসে আললা তাকে হেফাজত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দিলিপ ঘোষ জিন্দাবাদ এইরকম ই নেতা চাই পশ্চিম বঙ্গে,,</text:p>
          </table:table-cell>
          <table:table-cell office:value-type="float" office:value="1" table:style-name="ce1">
            <text:p>1</text:p>
          </table:table-cell>
          <table:table-cell table:number-columns-repeated="16382"/>
        </table:table-row>
        <table:table-row table:style-name="ro1">
          <table:table-cell office:value-type="string" table:style-name="ce4">
            <text:p>উপজাতি দের দেশ থেকে বের করে দেওয়া হোক</text:p>
          </table:table-cell>
          <table:table-cell office:value-type="float" office:value="0" table:style-name="ce1">
            <text:p>0</text:p>
          </table:table-cell>
          <table:table-cell table:number-columns-repeated="16382"/>
        </table:table-row>
        <table:table-row table:style-name="ro1">
          <table:table-cell office:value-type="string" table:style-name="ce4">
            <text:p>আহারে ভাই বাবা নাই মা ও নাই? পরিবার সে মামা যে বোনের খবর রাখেন নাই?বিষাশ করেন এই বাচ্চাটা সারা জীবনের হতবাগা! আল্লাহর তার উপরে রহমত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একজন ব্যক্তি কেউ দেখলাম না দিলীপ ঘোষের বিরোধী মন্তব্য করতে এটাই দিলীপ ঘোষের দম বঙ্গ রাজনীতির সবথেকে জনপ্রিয় ভালোবাসার মানুষ এই মুহূর্তে একমাত্র দিলীপ ঘোষ যার কোন সমালোচক নেই</text:p>
          </table:table-cell>
          <table:table-cell office:value-type="float" office:value="1" table:style-name="ce1">
            <text:p>1</text:p>
          </table:table-cell>
          <table:table-cell table:number-columns-repeated="16382"/>
        </table:table-row>
        <table:table-row table:style-name="ro1">
          <table:table-cell office:value-type="string" table:style-name="ce4">
            <text:p>আপনার এভাবে অপরাধী দের ছেড়ে দেবেন তবে তো ওরা এমন কাজ বার বার করবেই।ওদের পুরো শেষ করে দেওয়া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মালাউন এর জাত অমিত কে সমাজ চুত্য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রকারের লজ্জা লাগা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রহিঙ্গাদের যেভাবে বিতারিত করেছে,একই ভাবে যে সব হিংস্র উপজাতি আছে সব গুলোকে বিতারিত নয় মেরে পাহাড়ে পূঁতে ফেলেন।</text:p>
          </table:table-cell>
          <table:table-cell office:value-type="float" office:value="0" table:style-name="ce1">
            <text:p>0</text:p>
          </table:table-cell>
          <table:table-cell table:number-columns-repeated="16382"/>
        </table:table-row>
        <table:table-row table:style-name="ro1">
          <table:table-cell office:value-type="string" table:style-name="ce1">
            <text:p>উপজাতিরা যে কত নরপিশাত উগ্র জংঙ্গিবাদী হয় হৃদয়ের সাথে ঘটে যাওয়া ঘটনা তারই প্রমান। গনধোলাই দিয়ে বাকি আসামিদের বিচার করা হওক,নয়তো ভবিষ্যতে আরো ভয়াবহ কিছু হ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এতো মহান আপনার.... এতো ভালো কথা জানেন....তাহলে আপনাদের সরকার কেনো মসজিদ ধ্বংস করে। নিজেদের টা১৬ আনা বুজে এরা। যাকে বলে জাতে মাতাল তালে ঠিক</text:p>
          </table:table-cell>
          <table:table-cell office:value-type="float" office:value="0" table:style-name="ce1">
            <text:p>0</text:p>
          </table:table-cell>
          <table:table-cell table:number-columns-repeated="16382"/>
        </table:table-row>
        <table:table-row table:style-name="ro1">
          <table:table-cell office:value-type="string" table:style-name="ce4">
            <text:p>হৃদয়ের খুনিকে যারা মেরে ছিলো তারা কী বাঙালী ছিলো? না ক্ষুদ্র নৃগোষ্ঠী?</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ঠিক আছে মৃত্যুডন্ড দিয়েছে ভালো হয়েছে</text:p>
          </table:table-cell>
          <table:table-cell office:value-type="float" office:value="0" table:style-name="ce1">
            <text:p>0</text:p>
          </table:table-cell>
          <table:table-cell table:number-columns-repeated="16382"/>
        </table:table-row>
        <table:table-row table:style-name="ro1">
          <table:table-cell office:value-type="string" table:style-name="ce4">
            <text:p>উচিত শিক্ষা হয়েছে পুলিশের হাত-পা ভাঙলে আরো বেশি খুশি হতাম</text:p>
          </table:table-cell>
          <table:table-cell office:value-type="float" office:value="0" table:style-name="ce1">
            <text:p>0</text:p>
          </table:table-cell>
          <table:table-cell table:number-columns-repeated="16382"/>
        </table:table-row>
        <table:table-row table:style-name="ro1">
          <table:table-cell office:value-type="string" table:style-name="ce1">
            <text:p>আরো করো ছাত্র লীগ রাজনীতি,, শালারা বোকা চুদী,একটু ধৈর্য ধরে কষ্ট করে পড়াশোনা শেষ করলে উজ্জ্বল ভবিষ্যৎ</text:p>
          </table:table-cell>
          <table:table-cell office:value-type="float" office:value="0" table:style-name="ce1">
            <text:p>0</text:p>
          </table:table-cell>
          <table:table-cell table:number-columns-repeated="16382"/>
        </table:table-row>
        <table:table-row table:style-name="ro1">
          <table:table-cell office:value-type="string" table:style-name="ce4">
            <text:p>হৃদয়রে যারা মারছে তাদেরকে জেলের ভাত খাইতে হবে 7বছর তাহলে ঠিক হবে</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থেকে কঠিন বিচার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তো কুকুর</text:p>
          </table:table-cell>
          <table:table-cell office:value-type="float" office:value="0" table:style-name="ce1">
            <text:p>0</text:p>
          </table:table-cell>
          <table:table-cell table:number-columns-repeated="16382"/>
        </table:table-row>
        <table:table-row table:style-name="ro1">
          <table:table-cell office:value-type="string" table:style-name="ce4">
            <text:p>গুন্ডামি সব জায়গায় চলে না</text:p>
          </table:table-cell>
          <table:table-cell office:value-type="float" office:value="1" table:style-name="ce1">
            <text:p>1</text:p>
          </table:table-cell>
          <table:table-cell table:number-columns-repeated="16382"/>
        </table:table-row>
        <table:table-row table:style-name="ro1">
          <table:table-cell office:value-type="string" table:style-name="ce4">
            <text:p>থু মারি বাংলাদেশের আইন ব্যবস্থা কে</text:p>
          </table:table-cell>
          <table:table-cell office:value-type="float" office:value="0" table:style-name="ce1">
            <text:p>0</text:p>
          </table:table-cell>
          <table:table-cell table:number-columns-repeated="16382"/>
        </table:table-row>
        <table:table-row table:style-name="ro1">
          <table:table-cell office:value-type="string" table:style-name="ce4">
            <text:p>বিজেপি,তোমাদের বলছি, বাংলাদেশের গনতন্ত্র হরন করে,বাংলাদেশের সরকারে একজন অবৈধ সরকারকে বসিয়ে তোমাদের ভালো সাজার মানে হয়না।আমি বাংলাদেশের রাজনীতিতে বিজেপির নগ্ন হস্তহ্মেপে বিরোধিতা জানাচ্ছি। আপনারা আসলেই ধর্মের নামে রাজনীতি করে হিন্দু ধর্মের সাথেও একইভাবে গাদ্দারী করছেন।ছি:</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ভাই তোমার কথা শুনে আজ মনে হোলো তুমি শুভেন্দু অধিকারী কে তার ভাষা নিয়ে কথা বললে কিন্তু তুমি কি মুখ্যমন্ত্রীর ভাষাগুলোকে সমর্থন করছো? ওই ব্যাপারে তো একটা কথাও শুনলাম না।</text:p>
          </table:table-cell>
          <table:table-cell office:value-type="float" office:value="0" table:style-name="ce1">
            <text:p>0</text:p>
          </table:table-cell>
          <table:table-cell table:number-columns-repeated="16382"/>
        </table:table-row>
        <table:table-row table:style-name="ro1">
          <table:table-cell office:value-type="string" table:style-name="ce4">
            <text:p>জয় শ্রী রাম জয় হনুমান জয় ।জয় সনাতন ধর্মের জয় ।জয় মোদী জী জয় ।</text:p>
          </table:table-cell>
          <table:table-cell office:value-type="float" office:value="1" table:style-name="ce1">
            <text:p>1</text:p>
          </table:table-cell>
          <table:table-cell table:number-columns-repeated="16382"/>
        </table:table-row>
        <table:table-row table:style-name="ro1">
          <table:table-cell office:value-type="string" table:style-name="ce4">
            <text:p>এটা নতুন কিছু না.. ছাত্রলীগ তো টাকা দিলে ছেড়ে দিবে..আর বড় বড় নেতারা গলায় মালা দিয়ে নিয়ে আসবে</text:p>
          </table:table-cell>
          <table:table-cell office:value-type="float" office:value="0" table:style-name="ce1">
            <text:p>0</text:p>
          </table:table-cell>
          <table:table-cell table:number-columns-repeated="16382"/>
        </table:table-row>
        <table:table-row table:style-name="ro1">
          <table:table-cell office:value-type="string" table:style-name="ce4">
            <text:p>সাবাস বাংলাদেশ</text:p>
          </table:table-cell>
          <table:table-cell office:value-type="float" office:value="1" table:style-name="ce1">
            <text:p>1</text:p>
          </table:table-cell>
          <table:table-cell table:number-columns-repeated="16382"/>
        </table:table-row>
        <table:table-row table:style-name="ro1">
          <table:table-cell office:value-type="string" table:style-name="ce4">
            <text:p>অনেকদিন পর শান্তি পাইলাম</text:p>
          </table:table-cell>
          <table:table-cell office:value-type="float" office:value="1" table:style-name="ce1">
            <text:p>1</text:p>
          </table:table-cell>
          <table:table-cell table:number-columns-repeated="16382"/>
        </table:table-row>
        <table:table-row table:style-name="ro1">
          <table:table-cell office:value-type="string" table:style-name="ce4">
            <text:p>কি শিখতে চায় দুর্নীতি?</text:p>
          </table:table-cell>
          <table:table-cell office:value-type="float" office:value="0" table:style-name="ce1">
            <text:p>0</text:p>
          </table:table-cell>
          <table:table-cell table:number-columns-repeated="16382"/>
        </table:table-row>
        <table:table-row table:style-name="ro1">
          <table:table-cell office:value-type="string" table:style-name="ce4">
            <text:p>অপদার্থ মহিলা এটাও জানে না যে গ্রাম বাংলায় ব্যাটা ছেলে আর মেয়েছেলে শব্দটার চল আছে৷</text:p>
          </table:table-cell>
          <table:table-cell office:value-type="float" office:value="0" table:style-name="ce1">
            <text:p>0</text:p>
          </table:table-cell>
          <table:table-cell table:number-columns-repeated="16382"/>
        </table:table-row>
        <table:table-row table:style-name="ro1">
          <table:table-cell office:value-type="string" table:style-name="ce4">
            <text:p>হে আল্লাহ পৃথিবীর মানুষ গুলো এতো নিচো জাতের মানুষ হয়ে গেছে আর ভালো লাগে না পৃথিবীতে থাকতে</text:p>
          </table:table-cell>
          <table:table-cell office:value-type="float" office:value="0" table:style-name="ce1">
            <text:p>0</text:p>
          </table:table-cell>
          <table:table-cell table:number-columns-repeated="16382"/>
        </table:table-row>
        <table:table-row table:style-name="ro1">
          <table:table-cell office:value-type="string" table:style-name="ce1">
            <text:p>দেশে ছাত্রলীগ পুলিশ এর চেয়ে বড় অপরাধ করে বেরাচ্ছে তাদের বিষয়ে একটু নিউজ করে দেখা অসময় টিভি ভিষা রিষ্ট্রেকশন আসছে তোমাদের জন্য অপেক্ষা।</text:p>
          </table:table-cell>
          <table:table-cell office:value-type="float" office:value="0" table:style-name="ce1">
            <text:p>0</text:p>
          </table:table-cell>
          <table:table-cell table:number-columns-repeated="16382"/>
        </table:table-row>
        <table:table-row table:style-name="ro1">
          <table:table-cell office:value-type="string" table:style-name="ce1">
            <text:p>এই দেশদ্রোহী চেনেল দেখবেন না পশ্চিমবঙ্গের মানুষ। অনুপ্রবেশ করা চেনেল মিনি বাঙলাদেশ করতে চাওয়া চেনেল নো ভোট টিএমসি নো ভোট টিএমসি নো ভোট সিপিএম পশ্চিমবঙ্গের মানুষ কে বাঁচাতে একমাত্র দেশপ্রেমিক দল বিজেপি কে ভোট দি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নামেই ফাঁসি। কার্যকর আর হবে না। সেই আপিল বিভাগের মধ্যে ঝুলে থাকবে।</text:p>
          </table:table-cell>
          <table:table-cell office:value-type="float" office:value="0" table:style-name="ce1">
            <text:p>0</text:p>
          </table:table-cell>
          <table:table-cell table:number-columns-repeated="16382"/>
        </table:table-row>
        <table:table-row table:style-name="ro1">
          <table:table-cell office:value-type="string" table:style-name="ce4">
            <text:p>পার্বত্য শান্তি চুক্তি বাতিল কর এদেরকে দেশের বাইরে হটাও</text:p>
          </table:table-cell>
          <table:table-cell office:value-type="float" office:value="0" table:style-name="ce1">
            <text:p>0</text:p>
          </table:table-cell>
          <table:table-cell table:number-columns-repeated="16382"/>
        </table:table-row>
        <table:table-row table:style-name="ro1">
          <table:table-cell office:value-type="string" table:style-name="ce4">
            <text:p>এই রকম গঠনা মেনে নেওয়া যায়না চখে পানি চলে আসে</text:p>
          </table:table-cell>
          <table:table-cell office:value-type="float" office:value="1" table:style-name="ce1">
            <text:p>1</text:p>
          </table:table-cell>
          <table:table-cell table:number-columns-repeated="16382"/>
        </table:table-row>
        <table:table-row table:style-name="ro1">
          <table:table-cell office:value-type="string" table:style-name="ce1">
            <text:p>সত্যি আল্লাহ তায়ালা জানে তিনি একদিন কঠিন থেকে কঠিন শাস্তি দিবে জানোয়ার গুলো কে মানুষের কাছ থেকে এদের শাস্তি আশা করাটাও ভুল সরকার কেন তাদের পাশির আদেশ দেয়নি আল্লাহ তায়ালা করবেন অমানুষ গুলোর বিচার</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ভবিষ্যত হাতে ধরে শেষ করে দিলো বর্তমান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মায়ের অভাব তো কেউ পূরণ করতে পারে না তাই শিশু টি কেঁদে চলছে। তার কান্নায় আমাদের চোখে ও পানি চলে আসছে। আর একসময় আমরা মা কেই ভুলে যাই। ভুলে যাই আমরাও এক সময় ছোট ছিলাম মা কে ছাড়া আমাদের এক মুহূর্ত চলতো 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উপজাতি কে এ দে-শ থেকে ভিতারিত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হলের গোষ্ঠীরে কিলাই। হয় হোস্টেল বন্ধ কর নতুবা ছাত্র রাজনীতি বন্ কর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এতো প্রমান থাকা সসত্বেও কোন বিচার হয় না হাইরে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সময় চ্যানেলকে এবং সকল সাংবাদিকদের</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এই সুযোগে নির্দোষ মানুষকে ও ভয় দেখিয়ে টাকা হাতিয়ে নেওয়ার একটা লাইন পাইলো আর কি</text:p>
          </table:table-cell>
          <table:table-cell office:value-type="float" office:value="0" table:style-name="ce1">
            <text:p>0</text:p>
          </table:table-cell>
          <table:table-cell table:number-columns-repeated="16382"/>
        </table:table-row>
        <table:table-row table:style-name="ro1">
          <table:table-cell office:value-type="string" table:style-name="ce4">
            <text:p>পাহাড়ি নৃগোষ্ঠি উপজাতি রা খুবই ডেঞ্জারাস। উপজাতিদের সাথে কেউ কখনো বন্ধুত্ব করতে যাবেন না। তা নাহলে আপনার পরিণতি ও এমন হ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কোভিডের আগেই ভ্যাগসিন তৈরি হয়ে গেছিলো। এবং সেগুলো বিক্রি করে পৃথিবীর সবচেয়ে ধনী মানুষরা আরো ধনী হয়ে উঠলো। নিউজ চ্যানেল গুলো এই আতঙ্ক ছড়ানোর গুরুত্বপূর্ণ দায়িত্ব নিয়েছিল। মানুষ কে ভ্যাগসিন নিতে বাধ্য করা হয়েছিল। তবে আগামীতে এই সাম্রাজ্যবাদী শক্তির হাত শক্ত করতে আমাদের সকলকেই বলি হ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মুদি খারাপ না খারাপ হলো ওই দেশের প্রধানমন্ত্রী</text:p>
          </table:table-cell>
          <table:table-cell office:value-type="float" office:value="0" table:style-name="ce1">
            <text:p>0</text:p>
          </table:table-cell>
          <table:table-cell table:number-columns-repeated="16382"/>
        </table:table-row>
        <table:table-row table:style-name="ro1">
          <table:table-cell office:value-type="string" table:style-name="ce4">
            <text:p>মমতা ব্যানার্জি একজন দুর্নীতিগ্রস্ত রাজনীতিবিদ। দুর্নীতিবাজ হিসেবে তিনি চিরস্মরণীয় হয়ে থাকবেন।</text:p>
          </table:table-cell>
          <table:table-cell office:value-type="float" office:value="0" table:style-name="ce1">
            <text:p>0</text:p>
          </table:table-cell>
          <table:table-cell table:number-columns-repeated="16382"/>
        </table:table-row>
        <table:table-row table:style-name="ro1">
          <table:table-cell office:value-type="string" table:style-name="ce4">
            <text:p>এ ঘটনা প্রমাণ হলো উপজাতিরা কখনও বন্ধু নয়</text:p>
          </table:table-cell>
          <table:table-cell office:value-type="float" office:value="0" table:style-name="ce1">
            <text:p>0</text:p>
          </table:table-cell>
          <table:table-cell table:number-columns-repeated="16382"/>
        </table:table-row>
        <table:table-row table:style-name="ro1">
          <table:table-cell office:value-type="string" table:style-name="ce4">
            <text:p>এই মৃত্যুতে শিক্ষা মন্ত্রী ও মুখ্য মন্ত্রীর বিরুদ্ধে সরাসরি কেনো হত্যার অভিযোগ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মৌপিয়ার সারাটাজীবন অসভ্যতামি ও নোংরামিতে ভরা.. টাকার জন্য ওই মহিলা সব কিছুই কর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আগের জায়গায় বাবরি মসজিদ হবে ইনশাআল্লাহ। তবে মন্দির ভেঙ্গে নয়। মন্দিরের পাশে তৈরি করা হবে।</text:p>
          </table:table-cell>
          <table:table-cell office:value-type="float" office:value="1" table:style-name="ce1">
            <text:p>1</text:p>
          </table:table-cell>
          <table:table-cell table:number-columns-repeated="16382"/>
        </table:table-row>
        <table:table-row table:style-name="ro1">
          <table:table-cell office:value-type="string" table:style-name="ce4">
            <text:p>আরে সড়ক দুর্ঘটনা। এর শেষ কোথায়??</text:p>
          </table:table-cell>
          <table:table-cell office:value-type="float" office:value="0" table:style-name="ce1">
            <text:p>0</text:p>
          </table:table-cell>
          <table:table-cell table:number-columns-repeated="16382"/>
        </table:table-row>
        <table:table-row table:style-name="ro1">
          <table:table-cell office:value-type="string" table:style-name="ce4">
            <text:p>দেশের কোনায় কোনায় এক একটি শুয়োরের বাচ্চা ছাত্রলীগ খুঁজে বের করে চামড়া তুলে লবন দিতে হবে জনতা আর কতবার থেমে যাবে তোমরা। নিশ্চয়ই দেশের জন্য কিছু করতে হবে। সাড়া দাও</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ব উপজাতিদেরকে গুলি করে মেরে ফেলা দরকার।যাতে এদেশে উপজাতির সংখ্যা বাড়তে না পারে।</text:p>
          </table:table-cell>
          <table:table-cell office:value-type="float" office:value="0" table:style-name="ce1">
            <text:p>0</text:p>
          </table:table-cell>
          <table:table-cell table:number-columns-repeated="16382"/>
        </table:table-row>
        <table:table-row table:style-name="ro1">
          <table:table-cell office:value-type="string" table:style-name="ce4">
            <text:p>এটা কিরকম ফাঁসি দেওয়া হয়েছে জানি না ভাই। বাংলাদেশের ফাঁসি দেওয়ার আইন এই রকম কেন বুঝতে পারা অনেক কঠিন। দুইবছর হয়ে গেছে ফাঁসির রায় কিন্তু এখনো ফাঁসি কার্যকর করা হয়নি।</text:p>
          </table:table-cell>
          <table:table-cell office:value-type="float" office:value="0" table:style-name="ce1">
            <text:p>0</text:p>
          </table:table-cell>
          <table:table-cell table:number-columns-repeated="16382"/>
        </table:table-row>
        <table:table-row table:style-name="ro1">
          <table:table-cell office:value-type="string" table:style-name="ce1">
            <text:p>আমার থেকে তিন লাক বিষ হাজার টাকা নিছে ঐ টাকার জন্য বিঘত দুই বছর মামলা ছলতেছে এখনো আমার টাকা গুলি পাইনাই অনেক টাকা খাইছে পুলিশ ও কোটের উকিলে</text:p>
          </table:table-cell>
          <table:table-cell office:value-type="float" office:value="0" table:style-name="ce1">
            <text:p>0</text:p>
          </table:table-cell>
          <table:table-cell table:number-columns-repeated="16382"/>
        </table:table-row>
        <table:table-row table:style-name="ro1">
          <table:table-cell office:value-type="string" table:style-name="ce1">
            <text:p>ধর্মের নাম ভাঙ্গিয়ে মানুষকে বোকা বানিয়ে কতোকাল আর বসে থাকবেন গতিতে যুবকদের চাকরি হচ্ছে না মেডিকেল সোবা পাচ্ছে না মানুষের খাবারের দাম বৃদ্ধি পেয়েছে শুধু একমাত্র আপনাদের হাতে আছে ধর্মের একটা অস্ত্র মানুষ বোকা নেই</text:p>
          </table:table-cell>
          <table:table-cell office:value-type="float" office:value="0" table:style-name="ce1">
            <text:p>0</text:p>
          </table:table-cell>
          <table:table-cell table:number-columns-repeated="16382"/>
        </table:table-row>
        <table:table-row table:style-name="ro1">
          <table:table-cell office:value-type="string" table:style-name="ce4">
            <text:p>আহ খুবই দুঃখ জনক আল্লাহ পাক উনাকে জান্নাতুল ফেরদৌসের আলা মাকাম দান করুন আর উনার মা বাবাকে ধৈর্য ধরার তৌফিক দান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এলাকাবাসীকে</text:p>
          </table:table-cell>
          <table:table-cell office:value-type="float" office:value="1" table:style-name="ce1">
            <text:p>1</text:p>
          </table:table-cell>
          <table:table-cell table:number-columns-repeated="16382"/>
        </table:table-row>
        <table:table-row table:style-name="ro1">
          <table:table-cell office:value-type="string" table:style-name="ce4">
            <text:p>হাড্ডি কোনদিন গোস্ত হয় না উপজাতি কখনো দোস্ত হয়</text:p>
          </table:table-cell>
          <table:table-cell office:value-type="float" office:value="0" table:style-name="ce1">
            <text:p>0</text:p>
          </table:table-cell>
          <table:table-cell table:number-columns-repeated="16382"/>
        </table:table-row>
        <table:table-row table:style-name="ro1">
          <table:table-cell office:value-type="string" table:style-name="ce4">
            <text:p>ঠুলা বাহিনিকে জয়বাংলা কর মাল খায়তে খায়তে এক একটার গায়ে চরবি হয়েগেছে একারনে আইনের পুশাক পরে বেআইনি কাজ করে ভাল করে ভাশদাও</text:p>
          </table:table-cell>
          <table:table-cell office:value-type="float" office:value="0" table:style-name="ce1">
            <text:p>0</text:p>
          </table:table-cell>
          <table:table-cell table:number-columns-repeated="16382"/>
        </table:table-row>
        <table:table-row table:style-name="ro1">
          <table:table-cell office:value-type="string" table:style-name="ce4">
            <text:p>শেখ হাসিনা যতদিন থাকবে ছাত্র রাজনীতি ততদিন থাকবে।এসব মহিলা প্রধানমন্ত্রী দেশ থেকে বের করে দেওয়া হোক</text:p>
          </table:table-cell>
          <table:table-cell office:value-type="float" office:value="0" table:style-name="ce1">
            <text:p>0</text:p>
          </table:table-cell>
          <table:table-cell table:number-columns-repeated="16382"/>
        </table:table-row>
        <table:table-row table:style-name="ro1">
          <table:table-cell office:value-type="string" table:style-name="ce4">
            <text:p>চারি দিকে তাকালেই দেখছি শুধু চোর। সেখানে দিলীপ ঘোষের মত সৎ লোক আজকের পশ্চিমবঙ্গে নেই। এরকম লোক মুখ্যমন্ত্রী হলে মানুষজন আর কিছু না পাক এটা জানতো সরকারী টাকা চুরি হবে না।</text:p>
          </table:table-cell>
          <table:table-cell office:value-type="float" office:value="1" table:style-name="ce1">
            <text:p>1</text:p>
          </table:table-cell>
          <table:table-cell table:number-columns-repeated="16382"/>
        </table:table-row>
        <table:table-row table:style-name="ro1">
          <table:table-cell office:value-type="string" table:style-name="ce4">
            <text:p>আওয়ামী পুলিশদের এরকমই শিক্ষা দেওয়া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এই এলাকার জনগণ কি আর শান্তিতে ঘুমাতে পারবে ? যে কাম কইড়া হেলছে</text:p>
          </table:table-cell>
          <table:table-cell office:value-type="float" office:value="0" table:style-name="ce1">
            <text:p>0</text:p>
          </table:table-cell>
          <table:table-cell table:number-columns-repeated="16382"/>
        </table:table-row>
        <table:table-row table:style-name="ro1">
          <table:table-cell office:value-type="string" table:style-name="ce1">
            <text:p>আমিও আপনার মতই খবর দেখি কিন্তু বিচার হইনা কেন এখনাে ২ বছর তাে শেষ হল আর কত বছর লাগবে এই বিচারের,,, আসামিদের ফাঁসি চাই এবং সেটা খুবই দূত।</text:p>
          </table:table-cell>
          <table:table-cell office:value-type="float" office:value="0" table:style-name="ce1">
            <text:p>0</text:p>
          </table:table-cell>
          <table:table-cell table:number-columns-repeated="16382"/>
        </table:table-row>
        <table:table-row table:style-name="ro1">
          <table:table-cell office:value-type="string" table:style-name="ce1">
            <text:p>এই মন্দির করায়,দুবাইয়ে আল্লাহর গজব নেমে এসেছে</text:p>
          </table:table-cell>
          <table:table-cell office:value-type="float" office:value="0" table:style-name="ce1">
            <text:p>0</text:p>
          </table:table-cell>
          <table:table-cell table:number-columns-repeated="16382"/>
        </table:table-row>
        <table:table-row table:style-name="ro1">
          <table:table-cell office:value-type="string" table:style-name="ce1">
            <text:p>এটা কোনো দলের হয়ে প্রচার না। সমাজ দর্পন। এক জন শিক্ষিত সমাজ সচেতন নাগরিক হিসাবে সমাজের কাছে দায়ী সঠিক তথ্য তুলে ধরা। উনি তাই করেছেন। যারা জেগে ঘুমায় তাদের কাছে আর কি বা বলার থাকে। তবুও বলি হাজারে এক জন তো বুঝবে। ধন্যবাদ আপনাকে অরিত্র বাবু। আমি অতি নগন্য তবুও যেনো।</text:p>
          </table:table-cell>
          <table:table-cell office:value-type="float" office:value="1" table:style-name="ce1">
            <text:p>1</text:p>
          </table:table-cell>
          <table:table-cell table:number-columns-repeated="16382"/>
        </table:table-row>
        <table:table-row table:style-name="ro1">
          <table:table-cell office:value-type="string" table:style-name="ce4">
            <text:p>মানুষ মানুষের মাংস খায় কেমনে?? আল্লাহ,, এদেরকে বাংলাদেশ থেকে বিদায় করতে হবে, এই জাতি না থাকায় উত্তম</text:p>
          </table:table-cell>
          <table:table-cell office:value-type="float" office:value="0" table:style-name="ce1">
            <text:p>0</text:p>
          </table:table-cell>
          <table:table-cell table:number-columns-repeated="16382"/>
        </table:table-row>
        <table:table-row table:style-name="ro1">
          <table:table-cell office:value-type="string" table:style-name="ce1">
            <text:p>মাননীয় পুলিশ প্রশাসন কর্তৃপক্ষের কাছে অনুরোধ জানাচ্ছি ওই থানার সকল কর্মকর্তাকে বহিষ্কার করে শাস্তির আওতায় আনা হোক তারা কেন তাৎক্ষণিক আইন-শৃঙ্খলা বাহিনীর তৎপরতা চালায়নি এবং অন্যান্য বাহিনীর সহযোগিতা কেন নেননি</text:p>
          </table:table-cell>
          <table:table-cell office:value-type="float" office:value="0" table:style-name="ce1">
            <text:p>0</text:p>
          </table:table-cell>
          <table:table-cell table:number-columns-repeated="16382"/>
        </table:table-row>
        <table:table-row table:style-name="ro1">
          <table:table-cell office:value-type="string" table:style-name="ce1">
            <text:p>পাহাড়ের র নিরাপত্তা নিয়ে উদ্বিগ্ন। শান্তি চুক্তি কতটা শান্তি তে আছে? সেনাবাহিনী মোতায়েন নিয়ে পুনরায় চিন্তা ভাবনা প্রয়োজন।</text:p>
          </table:table-cell>
          <table:table-cell office:value-type="float" office:value="1" table:style-name="ce1">
            <text:p>1</text:p>
          </table:table-cell>
          <table:table-cell table:number-columns-repeated="16382"/>
        </table:table-row>
        <table:table-row table:style-name="ro1">
          <table:table-cell office:value-type="string" table:style-name="ce1">
            <text:p>বাংলাদেশ এমপি মন্ত্রীদের কথায় প্রশাসন যেমন মূল্যায়ন করে তেমন সাধারণ নাগরিকদের কথায় মূল্যায়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পুরো বান্দরবান পাহাড়কে চিরুনি অভিযান দিয়ে যত উপজাতি সন্ত্রাসী আছে সবাইরেই মাইরা ফালান দরকার</text:p>
          </table:table-cell>
          <table:table-cell office:value-type="float" office:value="0" table:style-name="ce1">
            <text:p>0</text:p>
          </table:table-cell>
          <table:table-cell table:number-columns-repeated="16382"/>
        </table:table-row>
        <table:table-row table:style-name="ro1">
          <table:table-cell office:value-type="string" table:style-name="ce1">
            <text:p>গোটা রাজ্যের ছেলেমেয়েদের সব স্বপ্ন চুরমার হয়ে যাচ্ছে। এই মৃত্যুর দায় সরকারের নয়?? দীর্ঘদিনের মানসিক ও শরীরিক চাপ হয়ত নিতে পারেনি। আত্মার শান্তি কাম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পনাকে ধন্যবাদ তুলে দরা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মিজান ছাত্রলীগ নেতা নয় ও ভিক্টিম এর রুমমেট।</text:p>
          </table:table-cell>
          <table:table-cell office:value-type="float" office:value="0" table:style-name="ce1">
            <text:p>0</text:p>
          </table:table-cell>
          <table:table-cell table:number-columns-repeated="16382"/>
        </table:table-row>
        <table:table-row table:style-name="ro1">
          <table:table-cell office:value-type="string" table:style-name="ce4">
            <text:p>এদেরকে সরাসরি জনগণের মাঝখানে সে এদের ফাঁসি চাই বাংলার জমিনে</text:p>
          </table:table-cell>
          <table:table-cell office:value-type="float" office:value="0" table:style-name="ce1">
            <text:p>0</text:p>
          </table:table-cell>
          <table:table-cell table:number-columns-repeated="16382"/>
        </table:table-row>
        <table:table-row table:style-name="ro1">
          <table:table-cell office:value-type="string" table:style-name="ce4">
            <text:p>বিজেপির দালাল</text:p>
          </table:table-cell>
          <table:table-cell office:value-type="float" office:value="0" table:style-name="ce1">
            <text:p>0</text:p>
          </table:table-cell>
          <table:table-cell table:number-columns-repeated="16382"/>
        </table:table-row>
        <table:table-row table:style-name="ro1">
          <table:table-cell office:value-type="string" table:style-name="ce4">
            <text:p>বাচ্চাটা কথা শুনে আমার 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আইনি কাজে বাধা দেওয়া মুঠি ঠিক নয় দোষী হলে তাকে আইন শাস্তি দিবে পুলিশ ভাইয়েরা একটা জীবন বাচালো নয়তো এই লোকটাকে পিটিয়ে মেরে ফেলতে ধন্যবাদ পুলিশ সদস্যদেরকে</text:p>
          </table:table-cell>
          <table:table-cell office:value-type="float" office:value="0" table:style-name="ce1">
            <text:p>0</text:p>
          </table:table-cell>
          <table:table-cell table:number-columns-repeated="16382"/>
        </table:table-row>
        <table:table-row table:style-name="ro1">
          <table:table-cell office:value-type="string" table:style-name="ce4">
            <text:p>ছাত্র হয়ে কোন দল করলে আপনি তাকে খুন করবেন!!?এইটা হয়!?কোন দেশে হয়?</text:p>
          </table:table-cell>
          <table:table-cell office:value-type="float" office:value="0" table:style-name="ce1">
            <text:p>0</text:p>
          </table:table-cell>
          <table:table-cell table:number-columns-repeated="16382"/>
        </table:table-row>
        <table:table-row table:style-name="ro1">
          <table:table-cell office:value-type="string" table:style-name="ce1">
            <text:p>দিলীপ বাবুর কথাটা রুঢ় শোনালেও আমার একেবারেই খারাপ লাগেনি। উল্টো দিকে মুখ্যমন্ত্রী মহিলা হয়ে জনসভায় যে অপশব্দ ও গালি প্রয়োগ করছেন সেগুলো কি শালীন? তখন আপনাদের চ্যানেল ওনার বক্তব্যের মাঝে বিপ দিচ্ছেন কেন? মহিলা সঞ্চালক কি প্রতিবাদ করেছেন? আজকের বাংলার রাজনীতিতে ভাষার অবনমনের জন্য মুখ্যমন্ত্রী ও ওনার পার্টির ভূমিকা অত্যন্ত নিন্দনীয় । প্রধানমন্ত্রী কে শালা বলাটা পুরুষ অথবা মহিলা হিসাবে কি অত্যন্ত শোভনীয় ?</text:p>
          </table:table-cell>
          <table:table-cell office:value-type="float" office:value="0" table:style-name="ce1">
            <text:p>0</text:p>
          </table:table-cell>
          <table:table-cell table:number-columns-repeated="16382"/>
        </table:table-row>
        <table:table-row table:style-name="ro1">
          <table:table-cell office:value-type="string" table:style-name="ce1">
            <text:p>পুলিশ মোটে বাংলাদেশটা মাইরা ফেলানো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দিনাজপুর বাসি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তবুও ছাত্রলীগ এর কোন পরিবর্তন হয় না</text:p>
          </table:table-cell>
          <table:table-cell office:value-type="float" office:value="0" table:style-name="ce1">
            <text:p>0</text:p>
          </table:table-cell>
          <table:table-cell table:number-columns-repeated="16382"/>
        </table:table-row>
        <table:table-row table:style-name="ro1">
          <table:table-cell office:value-type="string" table:style-name="ce4">
            <text:p>জয় বাংলা মা মাটি মানুষ জিন্দাবাদ</text:p>
          </table:table-cell>
          <table:table-cell office:value-type="float" office:value="1" table:style-name="ce1">
            <text:p>1</text:p>
          </table:table-cell>
          <table:table-cell table:number-columns-repeated="16382"/>
        </table:table-row>
        <table:table-row table:style-name="ro1">
          <table:table-cell office:value-type="string" table:style-name="ce4">
            <text:p>অভিষেক কয়লা , বলি চুরি করে নি এটা সা ই কেলে কয়লা নিয়ে গেলে চুরি করা হবে না হলে সাধু। 2011সাল থেকে মমতা ক্ষমতায় এসেছে তবে থেকে বালি, কয়লা নিয়ে দুর্নীতি হয়েছে তবে মানুষ কাকে চোর বলবে । যে ক্ষমতায় থাকবে তাকে না জবাব দিতে হবে জনসাধারণ কে । কেস্টো যে গরু পাচার করে তিহারে বন্ধি আছে । তা কি মিথ্যা তাহলে কেস্টো নিজে গরু পাচার করে ধরা পড়েছে ।সে তার লোক দিয়ে পাচার টা চালাতো । তেমনি অভিষেক কয়লা, বলি নিয়ে দুর্নীতি করেছে। মানুষ কে যেনো বোকা মনে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প্রশাসন নিজেরাই যখন ভয়ের কারনে অসহযোগিতা করে তখন মানুষ কার কাছে যাবে?</text:p>
          </table:table-cell>
          <table:table-cell office:value-type="float" office:value="0" table:style-name="ce1">
            <text:p>0</text:p>
          </table:table-cell>
          <table:table-cell table:number-columns-repeated="16382"/>
        </table:table-row>
        <table:table-row table:style-name="ro1">
          <table:table-cell office:value-type="string" table:style-name="ce4">
            <text:p>সিট বেল্ট না লাগানোর কারনে ঐ পুলিশ সদস্য ব্যাথা পাইছে</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পশ্চিমবাংলার নতুন যুব নায়ক দাদা আপনাকে প্রণাম</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পুলিশ এর কথা শুনে মনে হচ্ছে যেন সিনেমা চলছে ।কি বলেন পুলিশ যে সে নিজে শিকার করে ছি যে ওকে এ খানে জবাই করে ছি । আর সেই আসামির কোনো ফাঁসির খবর নেই। আসামিদের প্রকাশে ফাঁসি দেওয়া হোক। তাহলে দৃষ্টান্ত হিসেবে থাকবে এটা।</text:p>
          </table:table-cell>
          <table:table-cell office:value-type="float" office:value="0" table:style-name="ce1">
            <text:p>0</text:p>
          </table:table-cell>
          <table:table-cell table:number-columns-repeated="16382"/>
        </table:table-row>
        <table:table-row table:style-name="ro1">
          <table:table-cell office:value-type="string" table:style-name="ce4">
            <text:p>যে নেতা যত বেশি টাকা চুরি করে বিজেপিতে জয়েন করলে সব দোস ক্ষমা করে দেয় এটা বিজেপির নীতি।</text:p>
          </table:table-cell>
          <table:table-cell office:value-type="float" office:value="0" table:style-name="ce1">
            <text:p>0</text:p>
          </table:table-cell>
          <table:table-cell table:number-columns-repeated="16382"/>
        </table:table-row>
        <table:table-row table:style-name="ro1">
          <table:table-cell office:value-type="string" table:style-name="ce4">
            <text:p>যারা খুনি তারা দেশ ও জাতির শত্রু। ওদের মেরে ফেলাই উত্তম কাজ হবে</text:p>
          </table:table-cell>
          <table:table-cell office:value-type="float" office:value="0" table:style-name="ce1">
            <text:p>0</text:p>
          </table:table-cell>
          <table:table-cell table:number-columns-repeated="16382"/>
        </table:table-row>
        <table:table-row table:style-name="ro1">
          <table:table-cell office:value-type="string" table:style-name="ce1">
            <text:p>হে আল্লাহ তুমি ঐ হত্যাকারীদের বিচার করো।।। ওদের কঠিন থেকে কঠিনতম বিচার হওয়া উচিত ছিলো,,, এক কথায় বলতে গেলে হত্যার বদলে হত্যা ই হওয়া উচিৎ ছিল,,,, খুবই মর্মান্তিক ঘটনা ঘটেছে, এত কষ্ট লাগে ভিডিও গুলি দেখলে ত ভাষায় প্রকাশ করার মত নয়</text:p>
          </table:table-cell>
          <table:table-cell office:value-type="float" office:value="0" table:style-name="ce1">
            <text:p>0</text:p>
          </table:table-cell>
          <table:table-cell table:number-columns-repeated="16382"/>
        </table:table-row>
        <table:table-row table:style-name="ro1">
          <table:table-cell office:value-type="string" table:style-name="ce4">
            <text:p>ভ্যাকসিন নেওয়ার পর জ্বর আর সাধারণ জ্বর হয় না।জ্বর বড়ই জটিল হয়ে যায়</text:p>
          </table:table-cell>
          <table:table-cell office:value-type="float" office:value="0" table:style-name="ce1">
            <text:p>0</text:p>
          </table:table-cell>
          <table:table-cell table:number-columns-repeated="16382"/>
        </table:table-row>
        <table:table-row table:style-name="ro1">
          <table:table-cell office:value-type="string" table:style-name="ce4">
            <text:p>একমাত্র উপায় এই অপদার্থ সরকারের মৃত্যু প্রার্থ না তবেই শিক্ষিত বেকারদের অসময়ে পরিবার থেকে বিদায় নিতে হবে না ।</text:p>
          </table:table-cell>
          <table:table-cell office:value-type="float" office:value="0" table:style-name="ce1">
            <text:p>0</text:p>
          </table:table-cell>
          <table:table-cell table:number-columns-repeated="16382"/>
        </table:table-row>
        <table:table-row table:style-name="ro1">
          <table:table-cell office:value-type="string" table:style-name="ce4">
            <text:p>শালার উপজাতিরা।</text:p>
          </table:table-cell>
          <table:table-cell office:value-type="float" office:value="0" table:style-name="ce1">
            <text:p>0</text:p>
          </table:table-cell>
          <table:table-cell table:number-columns-repeated="16382"/>
        </table:table-row>
        <table:table-row table:style-name="ro1">
          <table:table-cell office:value-type="string" table:style-name="ce4">
            <text:p>মা আমি তোমাকে অনেক ভালোবাসা.. সারাজীবন আমার পাশে থেকো মা</text:p>
          </table:table-cell>
          <table:table-cell office:value-type="float" office:value="1" table:style-name="ce1">
            <text:p>1</text:p>
          </table:table-cell>
          <table:table-cell table:number-columns-repeated="16382"/>
        </table:table-row>
        <table:table-row table:style-name="ro1">
          <table:table-cell office:value-type="string" table:style-name="ce4">
            <text:p>গুরু মেরে জুতা দান, এই নারকীয় তাণ্ডব প্রমাণ করে হিন্দুরা কতোটা উগ্র আর সাম্প্রদায়িক, মসজিদ বানাতে আমাদের কারো সাহায্য লাগবে না, হাজার কোটি টাকা খরচ করে মসজিদ বানানোর ক্ষমতা আমাদের (মুসলমানদের) আছে।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1">
            <text:p>4 বছর পর আবারো সেই খবর শুনতে আসলাম! আশিকুল ইসলাম বিটু, সহ-সম্পাদক, বুয়েট শাখা ছাত্রলীগ কি ভযঙ্কর কথা বল্লেন। হলে এরকম হয়, এরকম মাঝে মাঝে মারা হয়। ঢাকা মেডিকেলে নিলে ঠিক হয়ে যেত। তার মানে অবশ্যই অন্য শিক্ষার্থীদেরকেও এভাবে তারা অনেক মেরেছে। হায়রে ছাত্রলীগ আবার তোমরা বুয়েটে এই কাজ করার লাইসেসন্স নিবা?</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যদি আকাম করে মানুষ তো হামলা করবেই</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এসবের বিচার হবে না, বিচার হবে বিএনপি নেতাদের।।।</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ও এরকম ভয়ংকর পাহাড় আছে আগে জানতাম না</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কখনো চায় না সাধারণ যোগ্য চাকরি প্রার্থীদের চাকরি হোক, নইলে বিক্রি কি করে হবে।স্কোরফুট নেতাকেই গ্রেপ্তার করা হচ্ছে না কেন?</text:p>
          </table:table-cell>
          <table:table-cell office:value-type="float" office:value="0" table:style-name="ce1">
            <text:p>0</text:p>
          </table:table-cell>
          <table:table-cell table:number-columns-repeated="16382"/>
        </table:table-row>
        <table:table-row table:style-name="ro1">
          <table:table-cell office:value-type="string" table:style-name="ce4">
            <text:p>সর্ব নাশি অযোগ্য মিথ্যা বাদী দাঙ্গা বাজ মুখ্যমন্ত্রী। পশ্চিমবঙ্গের শিক্ষা সাংস্কৃতি শিল্প কে একেবারে ধ্বংস করে দিয়েছে।</text:p>
          </table:table-cell>
          <table:table-cell office:value-type="float" office:value="0" table:style-name="ce1">
            <text:p>0</text:p>
          </table:table-cell>
          <table:table-cell table:number-columns-repeated="16382"/>
        </table:table-row>
        <table:table-row table:style-name="ro1">
          <table:table-cell office:value-type="string" table:style-name="ce4">
            <text:p>শের-এ-বঙ্গাল</text:p>
          </table:table-cell>
          <table:table-cell office:value-type="float" office:value="1" table:style-name="ce1">
            <text:p>1</text:p>
          </table:table-cell>
          <table:table-cell table:number-columns-repeated="16382"/>
        </table:table-row>
        <table:table-row table:style-name="ro1">
          <table:table-cell office:value-type="string" table:style-name="ce4">
            <text:p>পুলীগ কয়েকটা জয় বাংলা হলে খুশি হতাম</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ঠিন বিচার ফাসি চাই</text:p>
          </table:table-cell>
          <table:table-cell office:value-type="float" office:value="0" table:style-name="ce1">
            <text:p>0</text:p>
          </table:table-cell>
          <table:table-cell table:number-columns-repeated="16382"/>
        </table:table-row>
        <table:table-row table:style-name="ro1">
          <table:table-cell office:value-type="string" table:style-name="ce4">
            <text:p>অবশ্যই পুলিশ অন্যায় করেছিল এজন্য জনগণ প্রতিবাদ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হায় হায়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বিজেপিরঅপদারথ নেতা</text:p>
          </table:table-cell>
          <table:table-cell office:value-type="float" office:value="0" table:style-name="ce1">
            <text:p>0</text:p>
          </table:table-cell>
          <table:table-cell table:number-columns-repeated="16382"/>
        </table:table-row>
        <table:table-row table:style-name="ro1">
          <table:table-cell office:value-type="string" table:style-name="ce4">
            <text:p>অতিরিক্ত পুলিশ সুপার যেন মানতেই চাচ্ছেন না যে হৃদয়ের মাংস গুলো খেয়ে ফেলেছে উনি বুঝাতে চাচ্ছেন মাংসগুলো কোন বন্য পশু খেয়ে ফেলেছেন , কেন পাহাড়িদের এত পক্ষপাতিত্ব ???</text:p>
          </table:table-cell>
          <table:table-cell office:value-type="float" office:value="0" table:style-name="ce1">
            <text:p>0</text:p>
          </table:table-cell>
          <table:table-cell table:number-columns-repeated="16382"/>
        </table:table-row>
        <table:table-row table:style-name="ro1">
          <table:table-cell office:value-type="string" table:style-name="ce4">
            <text:p>আজকে ছিল মা দিবস আর মা দিবসের দিনে এরকম একটা দৃশ্য সত্যি মনে নাড়া দিয়ে দিল মা জীবনের কত গুরুত্বপূর্ণ একটি পাঠ যেটা মা না থাকলে বুঝতে পারা যায় না আল্লাহ বাচ্চাটি সহায় হক</text:p>
          </table:table-cell>
          <table:table-cell office:value-type="float" office:value="0" table:style-name="ce1">
            <text:p>0</text:p>
          </table:table-cell>
          <table:table-cell table:number-columns-repeated="16382"/>
        </table:table-row>
        <table:table-row table:style-name="ro1">
          <table:table-cell office:value-type="string" table:style-name="ce4">
            <text:p>গ্রামের চাচাতো ভাই যখন পুলিশদের হামলা করতে চায়</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যখন দায়িত্ব পালনের নামে দুর্নীতি করে তখন আমরা দাড়িয়ে দাড়িয়ে জ্ঞানের কথা বলি কিন্তু প্রতিবাদ করি না আর যখন তারা সত্যি সত্যি দায়িত্য পালন কররে তখন আমরা কঠিন প্রতিবাদী হয়ে উঠি সাব্বাস</text:p>
          </table:table-cell>
          <table:table-cell office:value-type="float" office:value="0" table:style-name="ce1">
            <text:p>0</text:p>
          </table:table-cell>
          <table:table-cell table:number-columns-repeated="16382"/>
        </table:table-row>
        <table:table-row table:style-name="ro1">
          <table:table-cell office:value-type="string" table:style-name="ce4">
            <text:p>যে অর্থের লোভের কারণে আরব সরকার মন্দির তৈরি করেছিল আল্লাহর গজবে বৃষ্টির কারণে তার চেয়ে কয়েক হাজার কোটি টাকা পানির সাথে মিশে গেল</text:p>
          </table:table-cell>
          <table:table-cell office:value-type="float" office:value="0" table:style-name="ce1">
            <text:p>0</text:p>
          </table:table-cell>
          <table:table-cell table:number-columns-repeated="16382"/>
        </table:table-row>
        <table:table-row table:style-name="ro1">
          <table:table-cell office:value-type="string" table:style-name="ce4">
            <text:p>এরি নাম বাংলাদেশ, বলার কোন ভাষা নেই,</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কি ভয়ে মমতার প্রতিটি লেকচারে নোংরা ভাষা ব্যবহার এর কথা উল্লেখ করলেন না??</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এর বিরুদ্ধে মামলা করা উচিত। জোর করে মানুষ কে বাধ্য করা হয়েছে ট্রাইল না করা টিকা মানুষের শরীরে প্রয়োগ করতে । পরীক্ষার হলে ঢুকতে দেবে না , প্লেনে টিকিট কাটতে পারবে না , কি আমার দায় ভার নেওয়া সরকার ! মানুষের যা ক্ষতি হয়েছে টিকা নিয়ে তার দায় কি দরকার নেবে এখন ?</text:p>
          </table:table-cell>
          <table:table-cell office:value-type="float" office:value="0" table:style-name="ce1">
            <text:p>0</text:p>
          </table:table-cell>
          <table:table-cell table:number-columns-repeated="16382"/>
        </table:table-row>
        <table:table-row table:style-name="ro1">
          <table:table-cell office:value-type="string" table:style-name="ce4">
            <text:p>যতক্ষণ পর্যন্ত ড্রাইভারের বিরুদ্ধে কঠিন আইন প্রয়োগ হবে না ততক্ষণ বাংলাদেশের জনগণ এভাবে মরবে</text:p>
          </table:table-cell>
          <table:table-cell office:value-type="float" office:value="0" table:style-name="ce1">
            <text:p>0</text:p>
          </table:table-cell>
          <table:table-cell table:number-columns-repeated="16382"/>
        </table:table-row>
        <table:table-row table:style-name="ro1">
          <table:table-cell office:value-type="string" table:style-name="ce4">
            <text:p>আহ কী করুন আমার 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মেী তুমি তে তৃণমূল দালালি করো</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ঠিন বিচার চাই এবং এদের ফাশি চাই</text:p>
          </table:table-cell>
          <table:table-cell office:value-type="float" office:value="0" table:style-name="ce1">
            <text:p>0</text:p>
          </table:table-cell>
          <table:table-cell table:number-columns-repeated="16382"/>
        </table:table-row>
        <table:table-row table:style-name="ro1">
          <table:table-cell office:value-type="string" table:style-name="ce4">
            <text:p>বাংলা সিনেমা নিয়ে পড়াশোনা করা এখনো তোমার অনেক বাকি আছে</text:p>
          </table:table-cell>
          <table:table-cell office:value-type="float" office:value="0" table:style-name="ce1">
            <text:p>0</text:p>
          </table:table-cell>
          <table:table-cell table:number-columns-repeated="16382"/>
        </table:table-row>
        <table:table-row table:style-name="ro1">
          <table:table-cell office:value-type="string" table:style-name="ce4">
            <text:p>কি সব পাগল ছাগল কমেন্ট করতে আসে। খবরের আগা মাথা কিছু না শুনেই কমেন্ট করা শুরু করে।সব হুজুগে বাঙালী। এখেন পুলিশের ত কোনো দুষ নাই।যাদের পুলিশের উপর এত খুভ তারা এই দেশে না থাকলেই ত চলে।</text:p>
          </table:table-cell>
          <table:table-cell office:value-type="float" office:value="0" table:style-name="ce1">
            <text:p>0</text:p>
          </table:table-cell>
          <table:table-cell table:number-columns-repeated="16382"/>
        </table:table-row>
        <table:table-row table:style-name="ro1">
          <table:table-cell office:value-type="string" table:style-name="ce1">
            <text:p>আরবের মানুষ ইতিহাস জানে হিন্দু ধর্মের উপর এদের হিংসা নেই।এরা প্রকৃত ইসলাম দেশ।।আর শুনে শুনে যারা হিন্দু থেকে মুসলমান হয়েছে সেই সব মুসলিম দেশ হিন্দু ধর্মের উপর আঘাত করে। হিন্দু মন্দির ভাঙ্গে। হিন্দু বিতাড়িত করে।।</text:p>
          </table:table-cell>
          <table:table-cell office:value-type="float" office:value="0" table:style-name="ce1">
            <text:p>0</text:p>
          </table:table-cell>
          <table:table-cell table:number-columns-repeated="16382"/>
        </table:table-row>
        <table:table-row table:style-name="ro1">
          <table:table-cell office:value-type="string" table:style-name="ce4">
            <text:p>শেষ মুহুর্তে অমিত সাহাকে নিয়ে চ্যানেল 24 এর রিপোর্ট লিংক দিবেন????</text:p>
          </table:table-cell>
          <table:table-cell office:value-type="float" office:value="0" table:style-name="ce1">
            <text:p>0</text:p>
          </table:table-cell>
          <table:table-cell table:number-columns-repeated="16382"/>
        </table:table-row>
        <table:table-row table:style-name="ro1">
          <table:table-cell office:value-type="string" table:style-name="ce4">
            <text:p>উত্তম কুমার পরবর্তী বাংলায় একজন ই হিট নায়ক আছে সে প্রসেনজিত বাদ বাকি কেউ 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অসভ্য লোকটি সরকারের পাশে থাকতে বলছে, পাশে থেকে , ক্ষমতায় এনেছে , প্রতিদান হিসেবে পেয়েছে মৃত্যু।</text:p>
          </table:table-cell>
          <table:table-cell office:value-type="float" office:value="0" table:style-name="ce1">
            <text:p>0</text:p>
          </table:table-cell>
          <table:table-cell table:number-columns-repeated="16382"/>
        </table:table-row>
        <table:table-row table:style-name="ro1">
          <table:table-cell office:value-type="string" table:style-name="ce4">
            <text:p>সব কিছুর একটা শেষ আছে</text:p>
          </table:table-cell>
          <table:table-cell office:value-type="float" office:value="0" table:style-name="ce1">
            <text:p>0</text:p>
          </table:table-cell>
          <table:table-cell table:number-columns-repeated="16382"/>
        </table:table-row>
        <table:table-row table:style-name="ro1">
          <table:table-cell office:value-type="string" table:style-name="ce4">
            <text:p>তোর উপর আল্লাহর গজব পড়ুক।তুই সম্পাদক গিরি করিস।তুই দেখলি ওর অবস্থা।কি সুন্দর চলে আসলি।আবার বলিস মেডিকেলে নিলে ঠিক হয়ে যাবে।তার মানে এই অপকর্ম অনেক করেছিস।আর তাই তুই সাক্ষী।অনেক কে মেরেছিস।তাই এই অভিজ্ঞতা।</text:p>
          </table:table-cell>
          <table:table-cell office:value-type="float" office:value="0" table:style-name="ce1">
            <text:p>0</text:p>
          </table:table-cell>
          <table:table-cell table:number-columns-repeated="16382"/>
        </table:table-row>
        <table:table-row table:style-name="ro1">
          <table:table-cell office:value-type="string" table:style-name="ce4">
            <text:p>এর জন্য সরকার দায়ী। সরকার ভ্যাকসিন নিতে বাধ্য করেছে মানুষ দের কে।</text:p>
          </table:table-cell>
          <table:table-cell office:value-type="float" office:value="0" table:style-name="ce1">
            <text:p>0</text:p>
          </table:table-cell>
          <table:table-cell table:number-columns-repeated="16382"/>
        </table:table-row>
        <table:table-row table:style-name="ro1">
          <table:table-cell office:value-type="string" table:style-name="ce4">
            <text:p>কোন বিচার হবেনা কারণ এটা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একদম ঠিক কাজ করছে বাংলাদেশের পুলিশ কে মারারি কাজ</text:p>
          </table:table-cell>
          <table:table-cell office:value-type="float" office:value="0" table:style-name="ce1">
            <text:p>0</text:p>
          </table:table-cell>
          <table:table-cell table:number-columns-repeated="16382"/>
        </table:table-row>
        <table:table-row table:style-name="ro1">
          <table:table-cell office:value-type="string" table:style-name="ce4">
            <text:p>সাংবাদিক আপনার সংবাদ পাঠ খুব সুন্দর ধন্যবাদ । আল্লাহ শিশু টার পরিচয় মিলিয়ে দি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সরকারের প্রত্যেক মন্ত্রী ও নেতা কে অন্য কোন দল জায়গা দিলে সেও অপরাধী হবে।। আমাদের উচিত সেই দল কেউ বয়কট করা।। কারণ এরা যেখানেই ডুকবে তাকে নষ্ট করে দেবে।। কোথায় আছে ডেকি স্বর্গে গেলেও ধান ভা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সাথে নিয়ে যাওয়া উচিত ছিলো,,</text:p>
          </table:table-cell>
          <table:table-cell office:value-type="float" office:value="0" table:style-name="ce1">
            <text:p>0</text:p>
          </table:table-cell>
          <table:table-cell table:number-columns-repeated="16382"/>
        </table:table-row>
        <table:table-row table:style-name="ro1">
          <table:table-cell office:value-type="string" table:style-name="ce4">
            <text:p>সবচেয়ে দুর্বল পুলিশ ফোর্স দিয়ে বান্দরবান সাজানো হয়েছে। এই ফোর্স থেকে বাংলাদেশ কখনোই কিছু আশা করতে পারেনা।</text:p>
          </table:table-cell>
          <table:table-cell office:value-type="float" office:value="0" table:style-name="ce1">
            <text:p>0</text:p>
          </table:table-cell>
          <table:table-cell table:number-columns-repeated="16382"/>
        </table:table-row>
        <table:table-row table:style-name="ro1">
          <table:table-cell office:value-type="string" table:style-name="ce4">
            <text:p>সময় টিভি কে ধন্যবাদ,আর হৃদয়ের খুনিদের ফাসির জোর দাবি জানাচ্ছি</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দের আসলে ইথনিক ক্লিনজিং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পুলিশ বেথা পাইসে</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সব জনগণ যদি পুলিশের বিরুদ্ধে এইভাবে দাঁড়াতো না তাহলে পুলিশ গুলা ভালো হয়ে যেত</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প্রশাসন ব্যার্থ</text:p>
          </table:table-cell>
          <table:table-cell office:value-type="float" office:value="0" table:style-name="ce1">
            <text:p>0</text:p>
          </table:table-cell>
          <table:table-cell table:number-columns-repeated="16382"/>
        </table:table-row>
        <table:table-row table:style-name="ro1">
          <table:table-cell office:value-type="string" table:style-name="ce4">
            <text:p>সাহসী সাংবাদিক আপনা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এতো ছোট একটা দেশ সরকার এটাই সামাল দিতে পারেনা। আর ভারতের মত বড় হলে ……..</text:p>
          </table:table-cell>
          <table:table-cell office:value-type="float" office:value="0" table:style-name="ce1">
            <text:p>0</text:p>
          </table:table-cell>
          <table:table-cell table:number-columns-repeated="16382"/>
        </table:table-row>
        <table:table-row table:style-name="ro1">
          <table:table-cell office:value-type="string" table:style-name="ce1">
            <text:p>রাজনৈতিক হাতিয়ার বাংলাদেশ পুলিশ, এদের সম্মিলিত ভাবে সমগ্র বাংলাদেশে এভাবে প্রতিরোধ গড়ে তোলা উচিত</text:p>
          </table:table-cell>
          <table:table-cell office:value-type="float" office:value="1" table:style-name="ce1">
            <text:p>1</text:p>
          </table:table-cell>
          <table:table-cell table:number-columns-repeated="16382"/>
        </table:table-row>
        <table:table-row table:style-name="ro1">
          <table:table-cell office:value-type="string" table:style-name="ce4">
            <text:p>খুব দুঃখ জনক ঘটনা</text:p>
          </table:table-cell>
          <table:table-cell office:value-type="float" office:value="1" table:style-name="ce1">
            <text:p>1</text:p>
          </table:table-cell>
          <table:table-cell table:number-columns-repeated="16382"/>
        </table:table-row>
        <table:table-row table:style-name="ro1">
          <table:table-cell office:value-type="string" table:style-name="ce4">
            <text:p>মানুষ রুপি হায়েনা উপজাতি জানোয়ার গুলির মৃত্যুদন্ড জনসম্মুখে কার্যকর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হায়রে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 ফাসি দিয়ে সকল কে প্রশান্তি এনে দেওয়া খুবই জরুরী</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বতমানে বড় সন্তাস,,,,,</text:p>
          </table:table-cell>
          <table:table-cell office:value-type="float" office:value="0" table:style-name="ce1">
            <text:p>0</text:p>
          </table:table-cell>
          <table:table-cell table:number-columns-repeated="16382"/>
        </table:table-row>
        <table:table-row table:style-name="ro1">
          <table:table-cell office:value-type="string" table:style-name="ce4">
            <text:p>মাথায় তিলোক নিয়ে অনেক বড় হিন্দু সেজেছে সাম্প্রদায়িক বিজেপি</text:p>
          </table:table-cell>
          <table:table-cell office:value-type="float" office:value="0" table:style-name="ce1">
            <text:p>0</text:p>
          </table:table-cell>
          <table:table-cell table:number-columns-repeated="16382"/>
        </table:table-row>
        <table:table-row table:style-name="ro1">
          <table:table-cell office:value-type="string" table:style-name="ce4">
            <text:p>লক্ষীর ভান্ডারের বিনিময়ে যারা ভোট দেয় তাদের ভোটাধিকার কেড়ে নেওয়া হোক</text:p>
          </table:table-cell>
          <table:table-cell office:value-type="float" office:value="0" table:style-name="ce1">
            <text:p>0</text:p>
          </table:table-cell>
          <table:table-cell table:number-columns-repeated="16382"/>
        </table:table-row>
        <table:table-row table:style-name="ro1">
          <table:table-cell office:value-type="string" table:style-name="ce1">
            <text:p>খৃষ্টানমূলক নয় এটা দৃষ্টান্তমূলক হবে। ধন্যবাদ</text:p>
          </table:table-cell>
          <table:table-cell office:value-type="float" office:value="0" table:style-name="ce1">
            <text:p>0</text:p>
          </table:table-cell>
          <table:table-cell table:number-columns-repeated="16382"/>
        </table:table-row>
        <table:table-row table:style-name="ro1">
          <table:table-cell office:value-type="string" table:style-name="ce4">
            <text:p>শিশুটিকে দেখে চোখ থেকে পা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সময় টিভি কে অনেক ধন্যবাদ এরকম প্রতিবেদন গুলো করা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পুলিশকে এখন কেউ ভালোবাসে 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এর প্রতি এতো ক্ষোভ তো সাধারন কারনে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মানুষ এখন পুলিশ থেকে মুখ পিরিয়ে নিয়েছে।আইনে কাছে মানুষ এখন সঠিক বিচার পায়না,টাকা থাকলে সব হয়।</text:p>
          </table:table-cell>
          <table:table-cell office:value-type="float" office:value="0" table:style-name="ce1">
            <text:p>0</text:p>
          </table:table-cell>
          <table:table-cell table:number-columns-repeated="16382"/>
        </table:table-row>
        <table:table-row table:style-name="ro1">
          <table:table-cell office:value-type="string" table:style-name="ce4">
            <text:p>তোমার আত্মার শান্তি কাম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ফাসি হইছে কিনা এটাই জানিনা আর ছাত্র শিবির করলেই মেরে ফেলার আইন কি?</text:p>
          </table:table-cell>
          <table:table-cell office:value-type="float" office:value="0" table:style-name="ce1">
            <text:p>0</text:p>
          </table:table-cell>
          <table:table-cell table:number-columns-repeated="16382"/>
        </table:table-row>
        <table:table-row table:style-name="ro1">
          <table:table-cell office:value-type="string" table:style-name="ce4">
            <text:p>সাথে পুলিশ ধাক্কা দিতেছে</text:p>
          </table:table-cell>
          <table:table-cell office:value-type="float" office:value="0" table:style-name="ce1">
            <text:p>0</text:p>
          </table:table-cell>
          <table:table-cell table:number-columns-repeated="16382"/>
        </table:table-row>
        <table:table-row table:style-name="ro1">
          <table:table-cell office:value-type="string" table:style-name="ce4">
            <text:p>আমি আজও একবার শুনলাম আমাদের এই বাংলাদেশে কি শুরু হয়েছে আল্লাহ জানে ভালো</text:p>
          </table:table-cell>
          <table:table-cell office:value-type="float" office:value="0" table:style-name="ce1">
            <text:p>0</text:p>
          </table:table-cell>
          <table:table-cell table:number-columns-repeated="16382"/>
        </table:table-row>
        <table:table-row table:style-name="ro1">
          <table:table-cell office:value-type="string" table:style-name="ce4">
            <text:p>মারমা জাতি খুবই বর্বর জাতি এদের সর্বোচ্চ শাস্তি দেওয়া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ধিক্কার জানাই বাংলাদেশের পুলিশকে</text:p>
          </table:table-cell>
          <table:table-cell office:value-type="float" office:value="0" table:style-name="ce1">
            <text:p>0</text:p>
          </table:table-cell>
          <table:table-cell table:number-columns-repeated="16382"/>
        </table:table-row>
        <table:table-row table:style-name="ro1">
          <table:table-cell office:value-type="string" table:style-name="ce4">
            <text:p>হাল ছেড়ো না কেউ, সময় চলে এসেছে ভগবান সবার ভালো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এসব সংখ্যালঘু কে প্রশাসন পর্যন্ত ভয় করে এবার বুঝুন এরা কতটা ভয়ংকর। পাহাড়ে শত শত খুন হলেও কেউ জানেনা</text:p>
          </table:table-cell>
          <table:table-cell office:value-type="float" office:value="0" table:style-name="ce1">
            <text:p>0</text:p>
          </table:table-cell>
          <table:table-cell table:number-columns-repeated="16382"/>
        </table:table-row>
        <table:table-row table:style-name="ro1">
          <table:table-cell office:value-type="string" table:style-name="ce4">
            <text:p>প্রশাসনের অবহেলার কারণে এমন হলো।</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সরাসরি ফাঁসি না দিয়ে আরও কঠিন শাস্তির মাধ্যমে মেরে ফেলা হোক</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সঠিক বিচা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অপদার্থ একটা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ঘোষের সামনে 24ঘণ্টা দুমড়ে মুচড়ে শেষ</text:p>
          </table:table-cell>
          <table:table-cell office:value-type="float" office:value="0" table:style-name="ce1">
            <text:p>0</text:p>
          </table:table-cell>
          <table:table-cell table:number-columns-repeated="16382"/>
        </table:table-row>
        <table:table-row table:style-name="ro1">
          <table:table-cell office:value-type="string" table:style-name="ce4">
            <text:p>হাইরে ঈশ্বর,,,,,, চটি জন্য আজকে প্রত্যেকটা মানুষের জীবন বিপন্ন,,,,,, চটির শাস্তি কবে হবে ঈশ্বর,,, চোর চটির বিচার কে করবেন</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রা মানুষের মাংস খায় এটা আজ জানলাম</text:p>
          </table:table-cell>
          <table:table-cell office:value-type="float" office:value="0" table:style-name="ce1">
            <text:p>0</text:p>
          </table:table-cell>
          <table:table-cell table:number-columns-repeated="16382"/>
        </table:table-row>
        <table:table-row table:style-name="ro1">
          <table:table-cell office:value-type="string" table:style-name="ce1">
            <text:p>বাংলাদেশ স্বাধীন হয়েছে ঠিকই কিন্তু চিটাগাং এখনো স্বাধীন হয়নি হায়েনাদের হাত থেকে।</text:p>
          </table:table-cell>
          <table:table-cell office:value-type="float" office:value="0" table:style-name="ce1">
            <text:p>0</text:p>
          </table:table-cell>
          <table:table-cell table:number-columns-repeated="16382"/>
        </table:table-row>
        <table:table-row table:style-name="ro1">
          <table:table-cell office:value-type="string" table:style-name="ce4">
            <text:p>ভাই ছাত্র রাজনীতি বন্ধ করলেও বিপদ,পরে সাবেক প্রধানমন্ত্রী এরশাদের মতো ক্ষমতাচুত্য হওয়া লাগবে।সবদিকেই বিপদ।</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ঠিন বিচার হওয়া উচিত,, ফাঁশির রায় দিলে আদালত আর ঘটবে না এমন ঘটনা।</text:p>
          </table:table-cell>
          <table:table-cell office:value-type="float" office:value="0" table:style-name="ce1">
            <text:p>0</text:p>
          </table:table-cell>
          <table:table-cell table:number-columns-repeated="16382"/>
        </table:table-row>
        <table:table-row table:style-name="ro1">
          <table:table-cell office:value-type="string" table:style-name="ce4">
            <text:p>ওহ : একদম সেছাবাদী মানুষ দিলীপ বাবু, অনেক ধন্যবাদ দিলীপ বাবুকে</text:p>
          </table:table-cell>
          <table:table-cell office:value-type="float" office:value="1" table:style-name="ce1">
            <text:p>1</text:p>
          </table:table-cell>
          <table:table-cell table:number-columns-repeated="16382"/>
        </table:table-row>
        <table:table-row table:style-name="ro1">
          <table:table-cell office:value-type="string" table:style-name="ce4">
            <text:p>মমতার কালচার মমতার কৃষ্টি বাংলাকে এত নিচে নিয়ে গেছে যে বাঙ্গালী বলতে লজ্জা লাগে</text:p>
          </table:table-cell>
          <table:table-cell office:value-type="float" office:value="0" table:style-name="ce1">
            <text:p>0</text:p>
          </table:table-cell>
          <table:table-cell table:number-columns-repeated="16382"/>
        </table:table-row>
        <table:table-row table:style-name="ro1">
          <table:table-cell office:value-type="string" table:style-name="ce4">
            <text:p>আসোলে এগুলো কি বলবো সব বার্মারা সবাই তো আর খারাপ না কিছু হয়তো খারাপ, আমার পরিচিত কিছু উপজাতি আছেন জারা ওনেক ভালো,বিষয় টা দুক্ষ জনক</text:p>
          </table:table-cell>
          <table:table-cell office:value-type="float" office:value="1" table:style-name="ce1">
            <text:p>1</text:p>
          </table:table-cell>
          <table:table-cell table:number-columns-repeated="16382"/>
        </table:table-row>
        <table:table-row table:style-name="ro1">
          <table:table-cell office:value-type="string" table:style-name="ce4">
            <text:p>এই জানোয়ার গুলিকে না খাইয়ে মেরে ফেলতে হবে ফাসি দিয়ে এক বারে মেরে ফেলা জাবে না না খাইয়ে তিলে তিলে শেষ করে দিতে হবে যাতে পরে এমন ভাবনা কারো মাথায় না আসে</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কঠিন শাস্তি হওয়া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অশান্তির ধর্ম ইসলাম ত্যাগ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এগুলো কি কো ভ্যাকসিন??</text:p>
          </table:table-cell>
          <table:table-cell office:value-type="float" office:value="0" table:style-name="ce1">
            <text:p>0</text:p>
          </table:table-cell>
          <table:table-cell table:number-columns-repeated="16382"/>
        </table:table-row>
        <table:table-row table:style-name="ro1">
          <table:table-cell office:value-type="string" table:style-name="ce1">
            <text:p>যারা সংখ্যালঘুদের প্রতি নিয়ত নির্যাতন নিপীড়ন করে হত্যা কান্ড করতেছে তাদের ও এর চেয়ে ও বেশি কষ্ট অনুভব হয়,,,</text:p>
          </table:table-cell>
          <table:table-cell office:value-type="float" office:value="0" table:style-name="ce1">
            <text:p>0</text:p>
          </table:table-cell>
          <table:table-cell table:number-columns-repeated="16382"/>
        </table:table-row>
        <table:table-row table:style-name="ro1">
          <table:table-cell office:value-type="string" table:style-name="ce4">
            <text:p>মৌপ্রিয়াকে গুরুত্ব দেওয়ার কোন কারণ খুঁজে পাইনি। দিলীপ বাবুকে আবার শুনবো বলে হোয়াটসঅ্যাপ গ্রুপে দেওয়া লিংকের মাধ্যমে চলে এলাম</text:p>
          </table:table-cell>
          <table:table-cell office:value-type="float" office:value="0" table:style-name="ce1">
            <text:p>0</text:p>
          </table:table-cell>
          <table:table-cell table:number-columns-repeated="16382"/>
        </table:table-row>
        <table:table-row table:style-name="ro1">
          <table:table-cell office:value-type="string" table:style-name="ce4">
            <text:p>মাকে কেউ অবহেলা যেন না করি, মা হচ্ছে দুনিয়ার সবচেয়ে আপনজন যার তুলনা শুধু মা!</text:p>
          </table:table-cell>
          <table:table-cell office:value-type="float" office:value="1" table:style-name="ce1">
            <text:p>1</text:p>
          </table:table-cell>
          <table:table-cell table:number-columns-repeated="16382"/>
        </table:table-row>
        <table:table-row table:style-name="ro1">
          <table:table-cell office:value-type="string" table:style-name="ce1">
            <text:p>বারে স্কয়ার ফুট স্যান বিশাল চালাকি বুদ্ধি সরকারের পাশে থেকে সরকারকে সাহায্য করা যেন লক্ষ লক্ষ লোকের চুরি করে টাকা ঘুষ নিয়ে চাকরি দিতে পারে সরকার তোমরা বসে বসে মজা নেবে ঠান্ডা ঘরে, বলার কোনো ভাষা নেই নির্লজ্জ পদার্থ লোক টিভির ক্যামেরার সামনে মুখ দেখাতে তোমাদের লজ্জা লাগে না তোমরা কি খেয়ে বড় হয়েছো</text:p>
          </table:table-cell>
          <table:table-cell office:value-type="float" office:value="0" table:style-name="ce1">
            <text:p>0</text:p>
          </table:table-cell>
          <table:table-cell table:number-columns-repeated="16382"/>
        </table:table-row>
        <table:table-row table:style-name="ro1">
          <table:table-cell office:value-type="string" table:style-name="ce4">
            <text:p>হায়েনার দলেরা মানুষের মাংস খেলে ফেলে, উপজাতি হলো হয়েনা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হৃদয়ের বাবা যখন পুলিশ কে অবহিত করেছিল, তখন পুলিশ হৃদয়ের বাবার কথায় সাড়া না দিয়ে অবহেলা করার কারণ কি?</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বাবু বিজেপি কে ভাল বেসে করেছেন, আর শুভেন্দু নিজেকে বাচার জন্য করছেন, 2026.বিধান সভায় শুভেন্দু কোথায় থাকবেন আমার কাছে জানা নেই।</text:p>
          </table:table-cell>
          <table:table-cell office:value-type="float" office:value="0" table:style-name="ce1">
            <text:p>0</text:p>
          </table:table-cell>
          <table:table-cell table:number-columns-repeated="16382"/>
        </table:table-row>
        <table:table-row table:style-name="ro1">
          <table:table-cell office:value-type="string" table:style-name="ce4">
            <text:p>এভাবে সাহসি রিপোর্ট চাই</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ওর জায়গা থেকে সরে গেছে ঠিক আছে</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দের দেশ থেকে তাড়িয়ে দেওয়া উচিত,,মেরে বের করে দেওয়া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একটা কথা পুলিশকে মেরে ফেলো কোনো কথা নেই</text:p>
          </table:table-cell>
          <table:table-cell office:value-type="float" office:value="0" table:style-name="ce1">
            <text:p>0</text:p>
          </table:table-cell>
          <table:table-cell table:number-columns-repeated="16382"/>
        </table:table-row>
        <table:table-row table:style-name="ro1">
          <table:table-cell office:value-type="string" table:style-name="ce4">
            <text:p>শিক্ষাপ্রতিষ্ঠান থেকে রাজনীতি বন্ধ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মৌপ্রিয়া দিদি আপনি আগে ট্রেনিং দিয়ে আসুন তারপর দিলীপবাবুর কাছে আসুন। মৌপ্রিয়া দিদি যে মহিলা মঞ্চে উঠে অশ্লীল ভাষা বলেন এটাই কি বাংলার সংস্কৃতি।</text:p>
          </table:table-cell>
          <table:table-cell office:value-type="float" office:value="0" table:style-name="ce1">
            <text:p>0</text:p>
          </table:table-cell>
          <table:table-cell table:number-columns-repeated="16382"/>
        </table:table-row>
        <table:table-row table:style-name="ro1">
          <table:table-cell office:value-type="string" table:style-name="ce4">
            <text:p>জাতির আজ লজ্জার দিন!!! আমি রাজনীতি মুক্ত বিশ্ববিদ্যালয় চাই!!!</text:p>
          </table:table-cell>
          <table:table-cell office:value-type="float" office:value="0" table:style-name="ce1">
            <text:p>0</text:p>
          </table:table-cell>
          <table:table-cell table:number-columns-repeated="16382"/>
        </table:table-row>
        <table:table-row table:style-name="ro1">
          <table:table-cell office:value-type="string" table:style-name="ce4">
            <text:p>বিজেপি পার্টির সমর্থন যারা করেন একদম ভদ্র ভাষায় বলি, সব লেজ ছাড়া হনুমান।।</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নে হয় রাউজান থানার আর আশ পাশের থানার পুলিশ গুলো, একাত্র হয়ে চতুর্থ দিগ দিয়ে গভীর জংগলের ভিতর ১৫ দিন পর পর চিরুনি তল্লাশি দেওয়ার দরকার,, ঐ এলাকার পুলিশ কমিশনার যদি চায়,, গভীর জংগল কে দুষি মুক্তি করতে পারবে,,</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তো তাই বিচা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বাবরি মসজিদ ভাঙ্গার ঘা কি সুখাবে এতে</text:p>
          </table:table-cell>
          <table:table-cell office:value-type="float" office:value="0" table:style-name="ce1">
            <text:p>0</text:p>
          </table:table-cell>
          <table:table-cell table:number-columns-repeated="16382"/>
        </table:table-row>
        <table:table-row table:style-name="ro1">
          <table:table-cell office:value-type="string" table:style-name="ce4">
            <text:p>বিজেপিকে ভোট দিন। মমতা কাউকে সম্মান করে না। সবাইকে তুই তুকারি করে। উনার প্রধান মন্ত্রীকে সম্মান করা উচিত। বাংলাদেশ থেকে বলছি।</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জনগণ কে</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র দুঘটনা সবচেয়ে বেশি হয়</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 একজন ভাল মানুষ সাংস্কৃতিক সম্পন্ন নিখাদ ভদ্রলোক। ওনার অভিনয় জগতে ভাল চরিত্র অভিনয়ে সুনাম আছে।আর সব চেয়ে ভাল যেটা ওনার সুন্দর ব্যবহার মার্জিত কথা বার্তা।প্রতিবাদী চরিত্রের জন্য একটাই নাম ওঠে তার নাম অরিত্র।এই প্রতিবাদ ওকে অন্য মাত্রায় পৌছে দেবে। ভাল লাগে দেশ গঠনে একজন ভাল প্রতিবাদী কে পেয়ে আমরা গর্বিত।</text:p>
          </table:table-cell>
          <table:table-cell office:value-type="float" office:value="1" table:style-name="ce1">
            <text:p>1</text:p>
          </table:table-cell>
          <table:table-cell table:number-columns-repeated="16382"/>
        </table:table-row>
        <table:table-row table:style-name="ro1">
          <table:table-cell office:value-type="string" table:style-name="ce4">
            <text:p>ভুল বললেন অরিত্র মাননিয়া উনি দলের নেত্রী কিন্তু সবার নেত্রী হতে পারেননি। উনি পরিবারের বা দলের মেয়ে হয়েছেন কিন্তু বাংলার আপামর জনসাধারণের মেয়ে হতে পারেননি।</text:p>
          </table:table-cell>
          <table:table-cell office:value-type="float" office:value="0" table:style-name="ce1">
            <text:p>0</text:p>
          </table:table-cell>
          <table:table-cell table:number-columns-repeated="16382"/>
        </table:table-row>
        <table:table-row table:style-name="ro1">
          <table:table-cell office:value-type="string" table:style-name="ce1">
            <text:p>রায় ঠিক হইছে এই রয়জন বহাল থাকে এবং যথাযথ সময় জন তাদের মৃত্যুদণ্ড হয় । তখনই বাংলার আপামর জনগণ শান্তি পাবে।</text:p>
          </table:table-cell>
          <table:table-cell office:value-type="float" office:value="0" table:style-name="ce1">
            <text:p>0</text:p>
          </table:table-cell>
          <table:table-cell table:number-columns-repeated="16382"/>
        </table:table-row>
        <table:table-row table:style-name="ro1">
          <table:table-cell office:value-type="string" table:style-name="ce4">
            <text:p>এই নিষ্পাপ মুখটা যতবার দেখেছি নিজের অজান্তেই চোখে পানি চলে এসেছে, আমিও এমনি একটা সন্তানের বাবা বারবার ফোন করে কথা বলেছি, আল্লাহ তুমি এই নিষ্পাপ শিশু টার হেফাজত করো। তুমি ওর প্রতিপালক।</text:p>
          </table:table-cell>
          <table:table-cell office:value-type="float" office:value="1" table:style-name="ce1">
            <text:p>1</text:p>
          </table:table-cell>
          <table:table-cell table:number-columns-repeated="16382"/>
        </table:table-row>
        <table:table-row table:style-name="ro1">
          <table:table-cell office:value-type="string" table:style-name="ce4">
            <text:p>এই কুকি-চিন বাহিনীকে সমূলে ধ্বংস করার অনুরোধ করছি না হয় এরকম আরো খারাপ ঘটনার জন্যে বাংলাদেশকে অপেক্ষা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খানকির বাচ্চা সব কয়টারে ফাসি দিয়া হোক।লাসের বদলে লাস চাই</text:p>
          </table:table-cell>
          <table:table-cell office:value-type="float" office:value="0" table:style-name="ce1">
            <text:p>0</text:p>
          </table:table-cell>
          <table:table-cell table:number-columns-repeated="16382"/>
        </table:table-row>
        <table:table-row table:style-name="ro1">
          <table:table-cell office:value-type="string" table:style-name="ce4">
            <text:p>তাই ভাবি কেন এতো হম্বিতম্বি ? বেশ মোটা প্যাকেটই পৌঁছেছে বোঝা যাচ্ছে। শুভেন্দু অধিকারীর অতীতের ঘটনার মতো নেতা তৃণমূলই অন্তত একডজন আছে। মন্ত্রী এমনকি মেয়র পর্যন্ত। পুরোনো ভিডিও দেখুন স্বয়ং পিসিমণি বলেছিলেন এ আর এমনকি অ্যামাউন্ট , দলের জন্য নিয়েছে।</text:p>
          </table:table-cell>
          <table:table-cell office:value-type="float" office:value="0" table:style-name="ce1">
            <text:p>0</text:p>
          </table:table-cell>
          <table:table-cell table:number-columns-repeated="16382"/>
        </table:table-row>
        <table:table-row table:style-name="ro1">
          <table:table-cell office:value-type="string" table:style-name="ce4">
            <text:p>এসব উপজাতী সন্ত্রাসী। খাগড়াছড়ি রাঙ্গামাটি আর বান্দরবানে এরা ত্রাসের রাজত্ব সৃষ্টি করছে। অস্ত্রবাজি, গুম, হত্যা, অপহরন, চাঁদাবাজি এমন কোন কাজ নেই যে তারা করে না।</text:p>
          </table:table-cell>
          <table:table-cell office:value-type="float" office:value="0" table:style-name="ce1">
            <text:p>0</text:p>
          </table:table-cell>
          <table:table-cell table:number-columns-repeated="16382"/>
        </table:table-row>
        <table:table-row table:style-name="ro1">
          <table:table-cell office:value-type="string" table:style-name="ce4">
            <text:p>​@ িজের জাতি যাই করুক না কেনো উপজাতিদের মত মানুষের গোশত খায়না।।উপজাতিদের এখন কেউ বিশ্বাস করবে না।।</text:p>
          </table:table-cell>
          <table:table-cell office:value-type="float" office:value="0" table:style-name="ce1">
            <text:p>0</text:p>
          </table:table-cell>
          <table:table-cell table:number-columns-repeated="16382"/>
        </table:table-row>
        <table:table-row table:style-name="ro1">
          <table:table-cell office:value-type="string" table:style-name="ce4">
            <text:p>ওরা এত অতিথি ভক্ত পুলিশ ভাইদের কে দুপুরের খাবার না খেয়ে যেতেই দিবে না</text:p>
          </table:table-cell>
          <table:table-cell office:value-type="float" office:value="0" table:style-name="ce1">
            <text:p>0</text:p>
          </table:table-cell>
          <table:table-cell table:number-columns-repeated="16382"/>
        </table:table-row>
        <table:table-row table:style-name="ro1">
          <table:table-cell office:value-type="string" table:style-name="ce4">
            <text:p>ও বুঝতে পারছে যে ওর মা অনেক দূরে চলে গেছে,কিন্তু ও কাউকে বলতে পারছেনা,তাই ও এতো কান্না করছেন।</text:p>
          </table:table-cell>
          <table:table-cell office:value-type="float" office:value="0" table:style-name="ce1">
            <text:p>0</text:p>
          </table:table-cell>
          <table:table-cell table:number-columns-repeated="16382"/>
        </table:table-row>
        <table:table-row table:style-name="ro1">
          <table:table-cell office:value-type="string" table:style-name="ce4">
            <text:p>এইটা প্রত্যেক পাব্লিক ভার্সিটির কমন চিত্র। র্যাগ না দিলে সিনিয়র দের ভাত হজম হয় না</text:p>
          </table:table-cell>
          <table:table-cell office:value-type="float" office:value="0" table:style-name="ce1">
            <text:p>0</text:p>
          </table:table-cell>
          <table:table-cell table:number-columns-repeated="16382"/>
        </table:table-row>
        <table:table-row table:style-name="ro1">
          <table:table-cell office:value-type="string" table:style-name="ce4">
            <text:p>জঙ্গি ছাত্রলীগের মাকে চুদি। মাদারচোদেরা সব পতিতালয়ের জন্ম নেয়া জারজ সন্তান।</text:p>
          </table:table-cell>
          <table:table-cell office:value-type="float" office:value="0" table:style-name="ce1">
            <text:p>0</text:p>
          </table:table-cell>
          <table:table-cell table:number-columns-repeated="16382"/>
        </table:table-row>
        <table:table-row table:style-name="ro1">
          <table:table-cell office:value-type="string" table:style-name="ce4">
            <text:p>একদম ঠিক হয়েছে। এমন প্রতিবাদি মানুষ হ‌ওয়া উচিত সবার।</text:p>
          </table:table-cell>
          <table:table-cell office:value-type="float" office:value="1" table:style-name="ce1">
            <text:p>1</text:p>
          </table:table-cell>
          <table:table-cell table:number-columns-repeated="16382"/>
        </table:table-row>
        <table:table-row table:style-name="ro1">
          <table:table-cell office:value-type="string" table:style-name="ce4">
            <text:p>আমি শান্তি, শান্তি হয়ে গেলাম</text:p>
          </table:table-cell>
          <table:table-cell office:value-type="float" office:value="1" table:style-name="ce1">
            <text:p>1</text:p>
          </table:table-cell>
          <table:table-cell table:number-columns-repeated="16382"/>
        </table:table-row>
        <table:table-row table:style-name="ro1">
          <table:table-cell office:value-type="string" table:style-name="ce4">
            <text:p>পুলিশের সঙ্গে এটা অন্যায় হয়েছে</text:p>
          </table:table-cell>
          <table:table-cell office:value-type="float" office:value="1" table:style-name="ce1">
            <text:p>1</text:p>
          </table:table-cell>
          <table:table-cell table:number-columns-repeated="16382"/>
        </table:table-row>
        <table:table-row table:style-name="ro1">
          <table:table-cell office:value-type="string" table:style-name="ce4">
            <text:p>বিজেপি হারছে সবাই বলছে</text:p>
          </table:table-cell>
          <table:table-cell office:value-type="float" office:value="0" table:style-name="ce1">
            <text:p>0</text:p>
          </table:table-cell>
          <table:table-cell table:number-columns-repeated="16382"/>
        </table:table-row>
        <table:table-row table:style-name="ro1">
          <table:table-cell office:value-type="string" table:style-name="ce1">
            <text:p>হিন্দুদের বিস্তার মানে হলো, ইসলামি গাজওতুল হিন্দের আভাস এবং ঈমানি শক্তির ও কুফরের লড়াই।</text:p>
          </table:table-cell>
          <table:table-cell office:value-type="float" office:value="0" table:style-name="ce1">
            <text:p>0</text:p>
          </table:table-cell>
          <table:table-cell table:number-columns-repeated="16382"/>
        </table:table-row>
        <table:table-row table:style-name="ro1">
          <table:table-cell office:value-type="string" table:style-name="ce4">
            <text:p>চোখ দিয়ে পানি চলে আসল আমার</text:p>
          </table:table-cell>
          <table:table-cell office:value-type="float" office:value="1" table:style-name="ce1">
            <text:p>1</text:p>
          </table:table-cell>
          <table:table-cell table:number-columns-repeated="16382"/>
        </table:table-row>
        <table:table-row table:style-name="ro1">
          <table:table-cell office:value-type="string" table:style-name="ce4">
            <text:p>আসসালামু আলাইকুম আসলে জীবনের বাস্তবতা অনেক কঠিন আল্লাহ পাক আমাদের এই সমস্ত এক্সিডেন্ট হতে সবাইকে হেফাজত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রিদয়ের বাবা যদি আসামিকে দুই লক্ষ টাকা। না দিয়ে যদি পুলিশ কে টাকা দিত তাহ পুলিশ অবশ্য উদ্ধার করতো। কারণ বাংলার পুলিশ শুধু টাকা চিনে। অসহায় মানুষকে চিনে 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মরলে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কত বড়ো জানোয়ার হলে এই কাজ করতে পারে এদের কঠিন বিচার করা হউক কুয়েত থেকে</text:p>
          </table:table-cell>
          <table:table-cell office:value-type="float" office:value="0" table:style-name="ce1">
            <text:p>0</text:p>
          </table:table-cell>
          <table:table-cell table:number-columns-repeated="16382"/>
        </table:table-row>
        <table:table-row table:style-name="ro1">
          <table:table-cell office:value-type="string" table:style-name="ce4">
            <text:p>অনেক কষ্ট হচ্ছে হ্রদয়ের জন্য। নৃশংস হত্যাকান্ডের ঘটনা পুরো বাংলাদশকে কাঁদাচ্ছে।</text:p>
          </table:table-cell>
          <table:table-cell office:value-type="float" office:value="1" table:style-name="ce1">
            <text:p>1</text:p>
          </table:table-cell>
          <table:table-cell table:number-columns-repeated="16382"/>
        </table:table-row>
        <table:table-row table:style-name="ro1">
          <table:table-cell office:value-type="string" table:style-name="ce4">
            <text:p>সময় টিবি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এর থেকে প্রমাণ পাওয়া যায় যে মুসলিম রা মন্দির ভাঙ্গে না। বরং গড়তে সহায়তা করে।</text:p>
          </table:table-cell>
          <table:table-cell office:value-type="float" office:value="1" table:style-name="ce1">
            <text:p>1</text:p>
          </table:table-cell>
          <table:table-cell table:number-columns-repeated="16382"/>
        </table:table-row>
        <table:table-row table:style-name="ro1">
          <table:table-cell office:value-type="string" table:style-name="ce4">
            <text:p>উপজাতি এইলোগুকে কাজে নায়ে টিক হবে</text:p>
          </table:table-cell>
          <table:table-cell office:value-type="float" office:value="0" table:style-name="ce1">
            <text:p>0</text:p>
          </table:table-cell>
          <table:table-cell table:number-columns-repeated="16382"/>
        </table:table-row>
        <table:table-row table:style-name="ro1">
          <table:table-cell office:value-type="string" table:style-name="ce4">
            <text:p>এই উপজাতিরা বড়ই মাদারচোদ</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অনেকের অনেক মন্তব্য শুনলাম। বেশিরভাগই দেখতেছি এই ঘটনায় খুশি হয়েছে কিন্তু তারা এই যেই পুলিশের চাকরির জন্য সার্কুলার দেয় তারা চাকরিটা পাওয়ার জন্য হাহাকার করতে থাকে। পুলিশ তো শুধু তাদের দায়িত্ব পালন করছিল সবাই উল্টাপাল্টা কমেন্ট করবেন না। সব পুলিশ তোমার এক না। একেক জনে এমনভাবে কমেন্ট করে যেন পুলিশ দেখতেই পারে না । কিন্তু তারা এই এই পোশাকটা পাওয়ার জন্য কত হাত পা ধরে থাকে। আমি তাদেরকে বলবো এই সমস্ত মন মানসিকতা ঠিক করেন।</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ঘোষ তৃণমূলের সীমাহীন সন্ত্রাস থেকে বাংলাকে মুক্ত করেছেন।</text:p>
          </table:table-cell>
          <table:table-cell office:value-type="float" office:value="1" table:style-name="ce1">
            <text:p>1</text:p>
          </table:table-cell>
          <table:table-cell table:number-columns-repeated="16382"/>
        </table:table-row>
        <table:table-row table:style-name="ro1">
          <table:table-cell office:value-type="string" table:style-name="ce1">
            <text:p>এদেরকে জনসম্মুখে পিঠিয়ে পিঠিয়ে মৃত্যু দন্ড দেওয়া হোক,আর উপজাতিদেরকে বাংলাদেশের নাগরিকত্ব থেকে বঞ্চিত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সব খানকির পুলা</text:p>
          </table:table-cell>
          <table:table-cell office:value-type="float" office:value="0" table:style-name="ce1">
            <text:p>0</text:p>
          </table:table-cell>
          <table:table-cell table:number-columns-repeated="16382"/>
        </table:table-row>
        <table:table-row table:style-name="ro1">
          <table:table-cell office:value-type="string" table:style-name="ce4">
            <text:p>ওনারা চোরকে চোর বলেন আবার দলেও নিয়ে নেন ।</text:p>
          </table:table-cell>
          <table:table-cell office:value-type="float" office:value="0" table:style-name="ce1">
            <text:p>0</text:p>
          </table:table-cell>
          <table:table-cell table:number-columns-repeated="16382"/>
        </table:table-row>
        <table:table-row table:style-name="ro1">
          <table:table-cell office:value-type="string" table:style-name="ce4">
            <text:p>সাহসী সাংবাদিক এবং এতো সুন্দর উপস্থাপন এর জন্য আরো সম্মান বেড়ে গেলো সময় টিভির প্রতি</text:p>
          </table:table-cell>
          <table:table-cell office:value-type="float" office:value="1" table:style-name="ce1">
            <text:p>1</text:p>
          </table:table-cell>
          <table:table-cell table:number-columns-repeated="16382"/>
        </table:table-row>
        <table:table-row table:style-name="ro1">
          <table:table-cell office:value-type="string" table:style-name="ce4">
            <text:p>উপজাতিরা কখনো বন্ধু হয় না</text:p>
          </table:table-cell>
          <table:table-cell office:value-type="float" office:value="0" table:style-name="ce1">
            <text:p>0</text:p>
          </table:table-cell>
          <table:table-cell table:number-columns-repeated="16382"/>
        </table:table-row>
        <table:table-row table:style-name="ro1">
          <table:table-cell office:value-type="string" table:style-name="ce4">
            <text:p>বাংলার সবচেয়ে সৎ রাজনীতিবিদ :: দিলীপ দা</text:p>
          </table:table-cell>
          <table:table-cell office:value-type="float" office:value="1" table:style-name="ce1">
            <text:p>1</text:p>
          </table:table-cell>
          <table:table-cell table:number-columns-repeated="16382"/>
        </table:table-row>
        <table:table-row table:style-name="ro1">
          <table:table-cell office:value-type="string" table:style-name="ce4">
            <text:p>রাজ্য সরকার কিন্তু জমি ফেরত দেয়নি , জমি ফেরত দেবার নাটক করেছিল অনলি ।</text:p>
          </table:table-cell>
          <table:table-cell office:value-type="float" office:value="0" table:style-name="ce1">
            <text:p>0</text:p>
          </table:table-cell>
          <table:table-cell table:number-columns-repeated="16382"/>
        </table:table-row>
        <table:table-row table:style-name="ro1">
          <table:table-cell office:value-type="string" table:style-name="ce1">
            <text:p>এর দায় মমতা ব্যানার্জিকে নিতে হবে একটি অভদ্র মমতা ব্যানার্জিকে দেবে না সংখ্যালঘু মুসলিম ভাইদেরকে বলছি</text:p>
          </table:table-cell>
          <table:table-cell office:value-type="float" office:value="0" table:style-name="ce1">
            <text:p>0</text:p>
          </table:table-cell>
          <table:table-cell table:number-columns-repeated="16382"/>
        </table:table-row>
        <table:table-row table:style-name="ro1">
          <table:table-cell office:value-type="string" table:style-name="ce1">
            <text:p>হতেই পারে। বিজেপির চাঁদাবাজি ইলেক্টোরাল বন্ডের পার্শ্বপ্রতিক্রিয়া। অ্যাস্ট্রোজেনেকা চাঁদা দিয়ে ডুববে? তড়িঘড়ি ওষুধ বাজারে ছেড়েছে। বিজেপির নেতাদের ঘুষ দিয়েছে।</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থেকে কঠিনতর শাস্তি দেওয়া হোক,, যাতে এমন কেউ করার চিন্তাও করতে পারে না</text:p>
          </table:table-cell>
          <table:table-cell office:value-type="float" office:value="0" table:style-name="ce1">
            <text:p>0</text:p>
          </table:table-cell>
          <table:table-cell table:number-columns-repeated="16382"/>
        </table:table-row>
        <table:table-row table:style-name="ro1">
          <table:table-cell office:value-type="string" table:style-name="ce4">
            <text:p>কমেন্ট পড়তে এসে দেখলাম এখানে কোন মারমা চাকমা কমেন্ট নাই কোন কোন উপজাতিদের কমেন্ট নাই এখানে এদের কোন সহানুভূতি নাই হৃদয়ে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ভালো লাগছে না৷ মাননীয় প্রধানমন্ত্রীর দায়িত্ব নিলে ছেলেটা একজন ভালো মানুষ হয়ে উঠবে। আশা করি মাননীয় প্রধানমন্ত্রীর দপ্তর থেকে যথাযথ ব্যবস্হা নিবে</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দিন পর জনগণ একটা ভালো কাজ করছে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খুবই দুঃখজনক ঘটনা হৃদয়ের হত্যাকারির সাথে যারা জড়িত তাদের প্রত্যেককে ফাঁসি দেয়া হোক এবং সেইসাথে হৃদয় মা-বাবার জন্য রইল দোয়া আল্লাহ যেন হৃদয় কে জান্নাত বাসী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সঠিক বিচারের প্রত্যাশা সকল বাংলাদেশের মানুষের</text:p>
          </table:table-cell>
          <table:table-cell office:value-type="float" office:value="1" table:style-name="ce1">
            <text:p>1</text:p>
          </table:table-cell>
          <table:table-cell table:number-columns-repeated="16382"/>
        </table:table-row>
        <table:table-row table:style-name="ro1">
          <table:table-cell office:value-type="string" table:style-name="ce1">
            <text:p>মন্দিরে বজ্রপাত !!! পরমেশ্বরের ক্রোধ। একেশ্বরবাদীদের দেশে পৌত্তলিক মন্দির।এখন আমিরাতে ছড়াছড়ি সবুজে, সবুজ বৃক্ষরাজি টানে মেঘ থেকে বৃষ্টি ও বজ্রপাত হয়।কতজন আমিরাত মুসলিম পৌত্তলিকতা [হিন্দুধর্ম] তে রূপান্তরিত হয়েছে, একজনকতজন আমিরাত মুসলিম পৌত্তলিকতা [হিন্দুধর্ম] তে রূপান্তরিত হয়েছে, একজনও নয়।ভারতীয় হিন্দুদের জন্য নির্মিত মন্দির।</text:p>
          </table:table-cell>
          <table:table-cell office:value-type="float" office:value="0" table:style-name="ce1">
            <text:p>0</text:p>
          </table:table-cell>
          <table:table-cell table:number-columns-repeated="16382"/>
        </table:table-row>
        <table:table-row table:style-name="ro1">
          <table:table-cell office:value-type="string" table:style-name="ce4">
            <text:p>একদম ঠিক বলেছেন আপনি। সেটা তো একধরনের চতুরতা। বিচারপতি মহাশয় যদি অনেকদিন আগে থেকে প্ল্যান করতেন তাহলে কৌশল করে রেসাইন দিয়ে অনেক পরে বিজেপি জয়েন করতেন।</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মুসলিমরা বলছে, এটা নাকি কেয়ামতের আলামত। সবার মন্তব্য কামনা করছি। জয় শ্রী রাম</text:p>
          </table:table-cell>
          <table:table-cell office:value-type="float" office:value="1" table:style-name="ce1">
            <text:p>1</text:p>
          </table:table-cell>
          <table:table-cell table:number-columns-repeated="16382"/>
        </table:table-row>
        <table:table-row table:style-name="ro1">
          <table:table-cell office:value-type="string" table:style-name="ce4">
            <text:p>খবর জে পরতেছে তার চোখেও 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অমিত শাহ...বিজেপি(আরএসএস) এর স্বরাষ্ট্র মন্ত্রী বুয়েটে কি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পনার মত কুকুরের চিকিৎসা, স্কয়ার ফুট নেতা হোতে হবেনাকি?</text:p>
          </table:table-cell>
          <table:table-cell office:value-type="float" office:value="0" table:style-name="ce1">
            <text:p>0</text:p>
          </table:table-cell>
          <table:table-cell table:number-columns-repeated="16382"/>
        </table:table-row>
        <table:table-row table:style-name="ro1">
          <table:table-cell office:value-type="string" table:style-name="ce4">
            <text:p>10 লক্ষ বিএড প্রার্থী এক হও। শপথ নাও তৃণমূলকে আর ভোট নয়।</text:p>
          </table:table-cell>
          <table:table-cell office:value-type="float" office:value="0" table:style-name="ce1">
            <text:p>0</text:p>
          </table:table-cell>
          <table:table-cell table:number-columns-repeated="16382"/>
        </table:table-row>
        <table:table-row table:style-name="ro1">
          <table:table-cell office:value-type="string" table:style-name="ce4">
            <text:p>পুলিশও জড়িত আছে নাইলে হৃদয়ের বাবা বাবা পুলিশে সহযোগিতা চাইছিল পুলিশ যায়নি</text:p>
          </table:table-cell>
          <table:table-cell office:value-type="float" office:value="0" table:style-name="ce1">
            <text:p>0</text:p>
          </table:table-cell>
          <table:table-cell table:number-columns-repeated="16382"/>
        </table:table-row>
        <table:table-row table:style-name="ro1">
          <table:table-cell office:value-type="string" table:style-name="ce4">
            <text:p>এটা বিজেপির পাচাটা হোলো কেন ? এড়েপাকাটা কি কামানোর ধান্দা করছে ?</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তুমি সব থেকে উত্তম জায়গা। ঠিক করে দাও।আমিন ।ঐ মৃত মা যদি দেখার ক্ষমতা থাকতো তাহলে আল্লাহর কাছে চাইতো একটা বার একটু বাচ্চার কান্না থামাতে দাও। আবার তোমার কাছে চলে আসবো এইটাই বলতো ।যারা মা হইছে তারাই বুঝতে পারে।</text:p>
          </table:table-cell>
          <table:table-cell office:value-type="float" office:value="1" table:style-name="ce1">
            <text:p>1</text:p>
          </table:table-cell>
          <table:table-cell table:number-columns-repeated="16382"/>
        </table:table-row>
        <table:table-row table:style-name="ro1">
          <table:table-cell office:value-type="string" table:style-name="ce1">
            <text:p>হ্যাঁ বাঙালিরা তো আর ধোয়া তুলসি পাতা এইটা আমি বলছি না।যারা নোংরা কাজ করে সকলের প্রতিই আমার তীব্র নিন্দা থাকে, আমি তো আর তাদের সাপোর্ট করি না।তবে আর যাই হোক,কোনো বাঙালি মানুষ খুন করে মাংস খাওয়ার মতো জগন্য কাজ করেছে বলে এমন ঘটনা আজ পর্যন্ত আমি শুনিনি।।</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পুলিশ কি ফাঁসি দিতে পারবে</text:p>
          </table:table-cell>
          <table:table-cell office:value-type="float" office:value="0" table:style-name="ce1">
            <text:p>0</text:p>
          </table:table-cell>
          <table:table-cell table:number-columns-repeated="16382"/>
        </table:table-row>
        <table:table-row table:style-name="ro1">
          <table:table-cell office:value-type="string" table:style-name="ce4">
            <text:p>আসামিদের কে এখোনো কেনো ফাসি দেওয়া হয়নি?????আমার প্রশ্ন বাংলাদেশ আইন জিবিদের?????????????</text:p>
          </table:table-cell>
          <table:table-cell office:value-type="float" office:value="0" table:style-name="ce1">
            <text:p>0</text:p>
          </table:table-cell>
          <table:table-cell table:number-columns-repeated="16382"/>
        </table:table-row>
        <table:table-row table:style-name="ro1">
          <table:table-cell office:value-type="string" table:style-name="ce4">
            <text:p>এই দেশে পুলিশ মানে আতংক এর নাম</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ঘোষ আপনি বাংলা ভাষা জানেন না।</text:p>
          </table:table-cell>
          <table:table-cell office:value-type="float" office:value="0" table:style-name="ce1">
            <text:p>0</text:p>
          </table:table-cell>
          <table:table-cell table:number-columns-repeated="16382"/>
        </table:table-row>
        <table:table-row table:style-name="ro1">
          <table:table-cell office:value-type="string" table:style-name="ce4">
            <text:p>দাদা কোভিডের পরে বিশেষ করে বাংলায় মাতালের পরিমাণ বেরেছে। ভ্যাকসিন নিয়ে ভালো আছি বয়স ৬৩.</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আপনাদের, এভাবে চালিয়ে যেতে হবে।</text:p>
          </table:table-cell>
          <table:table-cell office:value-type="float" office:value="1" table:style-name="ce1">
            <text:p>1</text:p>
          </table:table-cell>
          <table:table-cell table:number-columns-repeated="16382"/>
        </table:table-row>
        <table:table-row table:style-name="ro1">
          <table:table-cell office:value-type="string" table:style-name="ce4">
            <text:p>এরকম পাবলিক মানুষ, ৬৪ জেলায় দেখতে চাই..? মানুষ ওদের মতো পুলিশ কে আইন শিখাবে</text:p>
          </table:table-cell>
          <table:table-cell office:value-type="float" office:value="1" table:style-name="ce1">
            <text:p>1</text:p>
          </table:table-cell>
          <table:table-cell table:number-columns-repeated="16382"/>
        </table:table-row>
        <table:table-row table:style-name="ro1">
          <table:table-cell office:value-type="string" table:style-name="ce4">
            <text:p>বিজেপি জিন্দাবাদ</text:p>
          </table:table-cell>
          <table:table-cell office:value-type="float" office:value="1" table:style-name="ce1">
            <text:p>1</text:p>
          </table:table-cell>
          <table:table-cell table:number-columns-repeated="16382"/>
        </table:table-row>
        <table:table-row table:style-name="ro1">
          <table:table-cell office:value-type="string" table:style-name="ce1">
            <text:p>এ সব তাত্বিক আলোচনা বর্তমান দুর্নীতির বাংলায় দাম নেই। গণতন্ত্রে জনগণের ভোটকে দিতে দেওয়া হচ্ছে না। সন্ত্রাস সৃষ্টি করে ছাপ্পা মারা হচ্ছে। সেখানে অরিত্র ফুঁস।</text:p>
          </table:table-cell>
          <table:table-cell office:value-type="float" office:value="0" table:style-name="ce1">
            <text:p>0</text:p>
          </table:table-cell>
          <table:table-cell table:number-columns-repeated="16382"/>
        </table:table-row>
        <table:table-row table:style-name="ro1">
          <table:table-cell office:value-type="string" table:style-name="ce4">
            <text:p>মৌ-প্রিয়ার আজ ১২টা বাজিয়ে দিয়েছে,,, বাংলা স্ট্রংম্যা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কাজই ঘুষ জনগন বুঝে কিছু বলতে পারে না,এটা তার একটা নমুনা।</text:p>
          </table:table-cell>
          <table:table-cell office:value-type="float" office:value="0" table:style-name="ce1">
            <text:p>0</text:p>
          </table:table-cell>
          <table:table-cell table:number-columns-repeated="16382"/>
        </table:table-row>
        <table:table-row table:style-name="ro1">
          <table:table-cell office:value-type="string" table:style-name="ce4">
            <text:p>তৃনমুল সরকারের চরম দুর্নীতির স্বীকার ইমরানের জীবন।</text:p>
          </table:table-cell>
          <table:table-cell office:value-type="float" office:value="0" table:style-name="ce1">
            <text:p>0</text:p>
          </table:table-cell>
          <table:table-cell table:number-columns-repeated="16382"/>
        </table:table-row>
        <table:table-row table:style-name="ro1">
          <table:table-cell office:value-type="string" table:style-name="ce4">
            <text:p>করুন দৃশ্য দেখে কান্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আবার সঠিক বিচার হলো কবের থেকে,,,</text:p>
          </table:table-cell>
          <table:table-cell office:value-type="float" office:value="0" table:style-name="ce1">
            <text:p>0</text:p>
          </table:table-cell>
          <table:table-cell table:number-columns-repeated="16382"/>
        </table:table-row>
        <table:table-row table:style-name="ro1">
          <table:table-cell office:value-type="string" table:style-name="ce4">
            <text:p>দেশের সব উপজাতিকে দেশ ছাড়া করতে হবে তা না হলে বাঙালিরা অশান্তিতে থাকবে</text:p>
          </table:table-cell>
          <table:table-cell office:value-type="float" office:value="0" table:style-name="ce1">
            <text:p>0</text:p>
          </table:table-cell>
          <table:table-cell table:number-columns-repeated="16382"/>
        </table:table-row>
        <table:table-row table:style-name="ro1">
          <table:table-cell office:value-type="string" table:style-name="ce4">
            <text:p>একজন হত্যা করতে যেয়ে ২৫ টা জীবন শেষ</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কোন স্বাধীন হয়নি, চট্টগ্রামে এখন কিছু জায়গা আছে, যেখানে আমাদের প্রশাসন যেতে ভয় পায়।</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গর্বিত বাহিনি শুধু জামায়াত বিএনপি নিধনেই সক্রিয় ভূমিকা পালন করে। পাহাড়ি সন্ত্রাসীদের একটা বা,,,ল ও ছিঁড়তে পারে না।</text:p>
          </table:table-cell>
          <table:table-cell office:value-type="float" office:value="0" table:style-name="ce1">
            <text:p>0</text:p>
          </table:table-cell>
          <table:table-cell table:number-columns-repeated="16382"/>
        </table:table-row>
        <table:table-row table:style-name="ro1">
          <table:table-cell office:value-type="string" table:style-name="ce4">
            <text:p>কলঙ্কিত শিক্ষা প্রতিষ্ঠান। কলঙ্কিত অভিভাবক।</text:p>
          </table:table-cell>
          <table:table-cell office:value-type="float" office:value="0" table:style-name="ce1">
            <text:p>0</text:p>
          </table:table-cell>
          <table:table-cell table:number-columns-repeated="16382"/>
        </table:table-row>
        <table:table-row table:style-name="ro1">
          <table:table-cell office:value-type="string" table:style-name="ce4">
            <text:p>খানকির পুতগো ধরে কুকুরে গিলা। সাউয়ার পুত ত দেখি আরেক রাফসান হ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প্রতি ঘৃণা দিন দিন মানুষ এর বেড়েই চলেছে।</text:p>
          </table:table-cell>
          <table:table-cell office:value-type="float" office:value="0" table:style-name="ce1">
            <text:p>0</text:p>
          </table:table-cell>
          <table:table-cell table:number-columns-repeated="16382"/>
        </table:table-row>
        <table:table-row table:style-name="ro1">
          <table:table-cell office:value-type="string" table:style-name="ce4">
            <text:p>আর্মি পুলিশ আমরা বাল ছেড়ার জন্য আর জনগণকে দমন পীড়নের জন্য টাকা দিয়ে পালছি। দুই দিন পর পর জনগণ এবং সেনাবাহিনীর সদস্যদের হত্যা করেছে এই পাহাড়ী সন্ত্রাসীরা। এদের বিরুদ্ধে কোন অ্যাকশান দেখিনা।</text:p>
          </table:table-cell>
          <table:table-cell office:value-type="float" office:value="0" table:style-name="ce1">
            <text:p>0</text:p>
          </table:table-cell>
          <table:table-cell table:number-columns-repeated="16382"/>
        </table:table-row>
        <table:table-row table:style-name="ro1">
          <table:table-cell office:value-type="string" table:style-name="ce4">
            <text:p>আলহামদুলিল্লাহ আপনাদের সকলের ভালোবাসায় আমার ৩০০ সদস্যদের পরিবার,এত অল্প সময়ে আপনারা এতটা ভালোবাসা দিবেন ভাবতে পারিনি সুক্রিয়া,আল্লাহর অশেষ রহমতে আপনাদের সকলের সহযোগিতায় সামনে এগিয়ে যেতে চাই ইনশাআল্লাহ,আপনাদের সকলের দোয়া এবং সহযোগিতা কামনা করছি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নামের সন্ত্রাসীদের উপর আক্রমণ হলে সাধারণ জনগণ সত্যিই অনেক খুশি হয়</text:p>
          </table:table-cell>
          <table:table-cell office:value-type="float" office:value="0" table:style-name="ce1">
            <text:p>0</text:p>
          </table:table-cell>
          <table:table-cell table:number-columns-repeated="16382"/>
        </table:table-row>
        <table:table-row table:style-name="ro1">
          <table:table-cell office:value-type="string" table:style-name="ce4">
            <text:p>যাৱ চলে গেছে সেই বোঝে</text:p>
          </table:table-cell>
          <table:table-cell office:value-type="float" office:value="0" table:style-name="ce1">
            <text:p>0</text:p>
          </table:table-cell>
          <table:table-cell table:number-columns-repeated="16382"/>
        </table:table-row>
        <table:table-row table:style-name="ro1">
          <table:table-cell office:value-type="string" table:style-name="ce4">
            <text:p>প্রধানমন্ত্রী তো এটাই চায় সবকা সাথ সবকা বিকাশ।জয় শ্রী রাম।</text:p>
          </table:table-cell>
          <table:table-cell office:value-type="float" office:value="1" table:style-name="ce1">
            <text:p>1</text:p>
          </table:table-cell>
          <table:table-cell table:number-columns-repeated="16382"/>
        </table:table-row>
        <table:table-row table:style-name="ro1">
          <table:table-cell office:value-type="string" table:style-name="ce4">
            <text:p>জারজ সন্তান গুলোই ছাত্রলীগ করে</text:p>
          </table:table-cell>
          <table:table-cell office:value-type="float" office:value="0" table:style-name="ce1">
            <text:p>0</text:p>
          </table:table-cell>
          <table:table-cell table:number-columns-repeated="16382"/>
        </table:table-row>
        <table:table-row table:style-name="ro1">
          <table:table-cell office:value-type="string" table:style-name="ce4">
            <text:p>এই পুলিশ কেন আগে সাহস করলনা?</text:p>
          </table:table-cell>
          <table:table-cell office:value-type="float" office:value="0" table:style-name="ce1">
            <text:p>0</text:p>
          </table:table-cell>
          <table:table-cell table:number-columns-repeated="16382"/>
        </table:table-row>
        <table:table-row table:style-name="ro1">
          <table:table-cell office:value-type="string" table:style-name="ce4">
            <text:p>যে জাতি গুলা খুশি হয়েছেন। কমেন্ট করেছেন, আসলেই আপনারা নির্বোধ বিবেকহীন</text:p>
          </table:table-cell>
          <table:table-cell office:value-type="float" office:value="0" table:style-name="ce1">
            <text:p>0</text:p>
          </table:table-cell>
          <table:table-cell table:number-columns-repeated="16382"/>
        </table:table-row>
        <table:table-row table:style-name="ro1">
          <table:table-cell office:value-type="string" table:style-name="ce4">
            <text:p>আপনাদের সাহস আছে</text:p>
          </table:table-cell>
          <table:table-cell office:value-type="float" office:value="1" table:style-name="ce1">
            <text:p>1</text:p>
          </table:table-cell>
          <table:table-cell table:number-columns-repeated="16382"/>
        </table:table-row>
        <table:table-row table:style-name="ro1">
          <table:table-cell office:value-type="string" table:style-name="ce4">
            <text:p>দ বছরে শেষ হয়নি ফুটেজ তাকা সত্তে বিচার এটাই বাংলাদেশ,,, অতচ ৪৫ দিনে বাবার বিচার হয়ে যায় এ দেশে,,,</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মুক্ত বাংলা চাই।মার জানওয়ারদের জেখানে পাবি মার</text:p>
          </table:table-cell>
          <table:table-cell office:value-type="float" office:value="0" table:style-name="ce1">
            <text:p>0</text:p>
          </table:table-cell>
          <table:table-cell table:number-columns-repeated="16382"/>
        </table:table-row>
        <table:table-row table:style-name="ro1">
          <table:table-cell office:value-type="string" table:style-name="ce4">
            <text:p>জয়হিন্দ ,বন্দেমাতরম। পশ্চিম বঙ্গে সুস্থ পরিবেশ নিক।</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দোয়া করি আল্লাহর কাছে বেহেশতে নসিব হয় ছেলেটি যেন দোয়াতে থাকে ভালো থাকে তার ছেলেটির আত্মীয় স্বজনের কাছে অনুরোধ ছেলেটিকে মায়ের আদর তো পরিপূর্ণ দিতে পারবে না অন্তত পক্ষে আদর জানি ছেলেটাকে দেয় মায়ের কষ্টটা চলে গেছে মতন কেউ হবে না কোন সন্তান রেখে কখনো জানি কোন মাকে না নেয়</text:p>
          </table:table-cell>
          <table:table-cell office:value-type="float" office:value="1" table:style-name="ce1">
            <text:p>1</text:p>
          </table:table-cell>
          <table:table-cell table:number-columns-repeated="16382"/>
        </table:table-row>
        <table:table-row table:style-name="ro1">
          <table:table-cell office:value-type="string" table:style-name="ce4">
            <text:p>কয়েকটা উপজাতিকে মেরে ফেলা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হে আল্লাহ, আপনার হিসাব আপনিই ভালো বুঝেন। আমার আকুল আর্জি আপনি শিশুটির জন্য নিরাপদ আশ্রয়ের ব্যবস্থা করে দিন। বাবুটির জন্য অনেক ভালোবাসা থাকলো।</text:p>
          </table:table-cell>
          <table:table-cell office:value-type="float" office:value="1" table:style-name="ce1">
            <text:p>1</text:p>
          </table:table-cell>
          <table:table-cell table:number-columns-repeated="16382"/>
        </table:table-row>
        <table:table-row table:style-name="ro1">
          <table:table-cell office:value-type="string" table:style-name="ce4">
            <text:p>আল্লাহ এই শিশুটির মাকে উচ্চ মোকাম জান্নাতুল ফেরদৌস দান করুন এবং এই শিশুটিকে আল্লাহ পাক ধৈর্য ধারন করার তৌফিক দান করুন বাবুটির মা হারা যন্ত্রণা দুর করে এই পৃথিবীতে আদর স্নেহ ভালোবাসায় অনেক বড় হোক মন থেকে দুয়া করি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নিষ্ঠুরতম পৃথিবী তুমি নিকৃষ্ট।</text:p>
          </table:table-cell>
          <table:table-cell office:value-type="float" office:value="0" table:style-name="ce1">
            <text:p>0</text:p>
          </table:table-cell>
          <table:table-cell table:number-columns-repeated="16382"/>
        </table:table-row>
        <table:table-row table:style-name="ro1">
          <table:table-cell office:value-type="string" table:style-name="ce4">
            <text:p>মাকে কেউ অবহেলা যেন না করি, মা হচ্ছে দুনিয়ায় সবচেয়ে আপনজন যার তুলনা শুধুমা মা</text:p>
          </table:table-cell>
          <table:table-cell office:value-type="float" office:value="1" table:style-name="ce1">
            <text:p>1</text:p>
          </table:table-cell>
          <table:table-cell table:number-columns-repeated="16382"/>
        </table:table-row>
        <table:table-row table:style-name="ro1">
          <table:table-cell office:value-type="string" table:style-name="ce1">
            <text:p>চট্টগ্রাম পার্বত্য এলাকায় বাঙালিরা অনিরাপদে থা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গাড়ি উল্টে পড়া দেখে অনেক খুশি হলাম এলাকাবাসীকে অনেক অনেক ধন্যবাদ</text:p>
          </table:table-cell>
          <table:table-cell office:value-type="float" office:value="0" table:style-name="ce1">
            <text:p>0</text:p>
          </table:table-cell>
          <table:table-cell table:number-columns-repeated="16382"/>
        </table:table-row>
        <table:table-row table:style-name="ro1">
          <table:table-cell office:value-type="string" table:style-name="ce4">
            <text:p>চাকমাদের সাথে বন্ধুত্ব করা থেকে বিরত থাকুন.কারন চাকমা দোস্ত গোস্ত খাবে. এতো হিংস্র উপজাতিরা!</text:p>
          </table:table-cell>
          <table:table-cell office:value-type="float" office:value="0" table:style-name="ce1">
            <text:p>0</text:p>
          </table:table-cell>
          <table:table-cell table:number-columns-repeated="16382"/>
        </table:table-row>
        <table:table-row table:style-name="ro1">
          <table:table-cell office:value-type="string" table:style-name="ce4">
            <text:p>সনাতন ধর্মের জয় জয় করা হোক জয়</text:p>
          </table:table-cell>
          <table:table-cell office:value-type="float" office:value="1" table:style-name="ce1">
            <text:p>1</text:p>
          </table:table-cell>
          <table:table-cell table:number-columns-repeated="16382"/>
        </table:table-row>
        <table:table-row table:style-name="ro1">
          <table:table-cell office:value-type="string" table:style-name="ce4">
            <text:p>পাহাড়ি এলাকায় আর্মির কমান্ডো ফোর্স দিয়ে মিশন চালিয়ে মেরে ফেলা উচিত, না হলে এর ভয়াবহতা দিন দিন একটু একটু করে বৃদ্ধি পেতে থাকবে।</text:p>
          </table:table-cell>
          <table:table-cell office:value-type="float" office:value="0" table:style-name="ce1">
            <text:p>0</text:p>
          </table:table-cell>
          <table:table-cell table:number-columns-repeated="16382"/>
        </table:table-row>
        <table:table-row table:style-name="ro1">
          <table:table-cell office:value-type="string" table:style-name="ce4">
            <text:p>আল্লাহ ছাত্রলীগ সন্ত্রাস থেকে মুক্তি দিন ছাত্র সমাজকে</text:p>
          </table:table-cell>
          <table:table-cell office:value-type="float" office:value="0" table:style-name="ce1">
            <text:p>0</text:p>
          </table:table-cell>
          <table:table-cell table:number-columns-repeated="16382"/>
        </table:table-row>
        <table:table-row table:style-name="ro1">
          <table:table-cell office:value-type="string" table:style-name="ce4">
            <text:p>শালার বেটা রা মাঙ শো গুলিও খেয়ে ফেলেছে এতে আললাহ পাকও সমেসসাই পড়ে গেছে তার কি ধরে আললাহ তায়ালা তাকে জাননাতে কখন ঢোকাবেন এখন নতুন করে ফেরেসতা নিয়োগ দিয়ে মাঙস খুঁজে জোড়া দিয়ে রিদয় কে তৈরি করে জাননাতে দিতে হবে কত্ত বড় হয়রানি চিন্তা কড়িচাও ।</text:p>
          </table:table-cell>
          <table:table-cell office:value-type="float" office:value="0" table:style-name="ce1">
            <text:p>0</text:p>
          </table:table-cell>
          <table:table-cell table:number-columns-repeated="16382"/>
        </table:table-row>
        <table:table-row table:style-name="ro1">
          <table:table-cell office:value-type="string" table:style-name="ce4">
            <text:p>মৌ পিয়া দি তুমি খুব ভালো কিন্তু যার ইন্টারভিউ নিচ্ছ সে বাংলার বাঘ । এই প্রথম মৌপিয়া দি তোমায় খুব অসহায় লাগছে।</text:p>
          </table:table-cell>
          <table:table-cell office:value-type="float" office:value="0" table:style-name="ce1">
            <text:p>0</text:p>
          </table:table-cell>
          <table:table-cell table:number-columns-repeated="16382"/>
        </table:table-row>
        <table:table-row table:style-name="ro1">
          <table:table-cell office:value-type="string" table:style-name="ce4">
            <text:p>যাই বলেন এভাবে গাড়ি ফেলে দেওয়া ঠিক হয় নাই , পুলিশ অনেক ধৈর্যের পরীক্ষা দিছে</text:p>
          </table:table-cell>
          <table:table-cell office:value-type="float" office:value="0" table:style-name="ce1">
            <text:p>0</text:p>
          </table:table-cell>
          <table:table-cell table:number-columns-repeated="16382"/>
        </table:table-row>
        <table:table-row table:style-name="ro1">
          <table:table-cell office:value-type="string" table:style-name="ce4">
            <text:p>পৃথিবীর অন্য কোন দেশে আছে কিনা জানিনা তবে বাংলাদেশে পুলিশ আহত বা নিহত দেশের জনগণ ঈদের থেকে ও বেশি আনন্দিত হয়।</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কি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এসব নাটক করছে নিজেকে বাচাঁনোর জন্য,,, সব শালা মিথ্যা বাদী,,,</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দার সাথে কথা বলার জন্য তাগদ লাগে দাদা। দীলিপ দা খাপ খোলা তরবারি। বিজেপির সম্পদ। ওঁকে দরকার ভীষণ ভাবে।</text:p>
          </table:table-cell>
          <table:table-cell office:value-type="float" office:value="0" table:style-name="ce1">
            <text:p>0</text:p>
          </table:table-cell>
          <table:table-cell table:number-columns-repeated="16382"/>
        </table:table-row>
        <table:table-row table:style-name="ro1">
          <table:table-cell office:value-type="string" table:style-name="ce4">
            <text:p>বাঙালি জনতা পাহাড়ি গোষ্ঠীর বিরুদ্ধে এখনই যদি সোচ্চার না হও ভবিষ্যতে আরবি পদ আছে</text:p>
          </table:table-cell>
          <table:table-cell office:value-type="float" office:value="0" table:style-name="ce1">
            <text:p>0</text:p>
          </table:table-cell>
          <table:table-cell table:number-columns-repeated="16382"/>
        </table:table-row>
        <table:table-row table:style-name="ro1">
          <table:table-cell office:value-type="string" table:style-name="ce1">
            <text:p>মা,বোন,জায়া কন্যাকে দীলিপ বাবু সম্মান করেন,তুখোড় বাকশিল্পী মৌপিয়াকেও তিনি সম্মান করেন, অথচ মার্জিত শব্দে মৌ কম আক্রমণ করেছেন কি? এমন নারী কে সবাই শ্রদ্ধায় ভয় করে। কিন্তু বারাঙ্গনা-বাচিক ঐ ভাষার যোগ্য।</text:p>
          </table:table-cell>
          <table:table-cell office:value-type="float" office:value="0" table:style-name="ce1">
            <text:p>0</text:p>
          </table:table-cell>
          <table:table-cell table:number-columns-repeated="16382"/>
        </table:table-row>
        <table:table-row table:style-name="ro1">
          <table:table-cell office:value-type="string" table:style-name="ce4">
            <text:p>কান্না চলে আসছে। আল্লাহ এটা দয়াকরে শিশুটির একটা ব্যাবস্থা করে দাও</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দিনাজপুরবাসীকে অসংখ্য ধন্যবাদ এত সুন্দর একটা কাজ করার জন্য আগামীতে এই ধরনের ঘটনা আরো দেখতে চাই বাংলাদেশে</text:p>
          </table:table-cell>
          <table:table-cell office:value-type="float" office:value="1" table:style-name="ce1">
            <text:p>1</text:p>
          </table:table-cell>
          <table:table-cell table:number-columns-repeated="16382"/>
        </table:table-row>
        <table:table-row table:style-name="ro1">
          <table:table-cell office:value-type="string" table:style-name="ce1">
            <text:p>যথার্থই বলেছেন....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বেশ্যা মমতা কে ভোট দেবেন না</text:p>
          </table:table-cell>
          <table:table-cell office:value-type="float" office:value="0" table:style-name="ce1">
            <text:p>0</text:p>
          </table:table-cell>
          <table:table-cell table:number-columns-repeated="16382"/>
        </table:table-row>
        <table:table-row table:style-name="ro1">
          <table:table-cell office:value-type="string" table:style-name="ce4">
            <text:p>ঘটনা খুব দুঃখোজনক</text:p>
          </table:table-cell>
          <table:table-cell office:value-type="float" office:value="1" table:style-name="ce1">
            <text:p>1</text:p>
          </table:table-cell>
          <table:table-cell table:number-columns-repeated="16382"/>
        </table:table-row>
        <table:table-row table:style-name="ro1">
          <table:table-cell office:value-type="string" table:style-name="ce4">
            <text:p>আর কত মিথ্যে কথা বলতে পারে তৃণমূলের এইসব নেতা? এখনও আপনার বলতে ইচ্ছে করে সরকারের পাশে বেকার যুবক যুবতী দের দাঁড়াতে? আপনারা গোটা রাজ্যে টাকে নরক করে দিয়েছেন, আরও কত যুবক যুবতী দের কি ভবিষ্যত আছে কে জানে । শুধুমাত্র একটা কাজ আপনারা করেছেন অনুপ্রেরণা দিয়ে অধিকাংশ মানুষ কে ভিক্ষুক বানিয়েছেন । সরকার এত দিন ও এদের সমস্যার সমাধান করতেই পারতো, কিন্তু কিছু করেনি ।</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র উচিত পাহাড়ি এলাকা গুলোকে নিয়ন্ত্রণে রাখা।শুধু এক ব্যক্তিকে নয় শত শত মানুষকে পাহাড়ে এভাবে মারা হয়।কোন খুজ খবর থাকেনা।</text:p>
          </table:table-cell>
          <table:table-cell office:value-type="float" office:value="0" table:style-name="ce1">
            <text:p>0</text:p>
          </table:table-cell>
          <table:table-cell table:number-columns-repeated="16382"/>
        </table:table-row>
        <table:table-row table:style-name="ro1">
          <table:table-cell office:value-type="string" table:style-name="ce4">
            <text:p>চ্যানেল ২৪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থেকে চাকমাদের বের করে দেয়া দরকার, এরা মানুষ না, এদের সবগুলাকে গুলি করে মারার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সরকারের কি মন বলে কিছু নেই, এতোদিন ও ওই অমানুষ গুলো কে বাচিয়ে রেখেছে কেন? বাংলাদেশে কোন বিচা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ভ্যাক্সীনের পার্শ্ব প্রতিক্রিয়া হবে একথা ডাক্তার বিশ্বরুপ রায়চৌধুরী ২০২০ তে যখন লোকেদের সতর্ক করেছিলেন তখন কেউ শোনেনি। আমরা ডাক্তার বিশ্বরুপ রায়চৌধুরীর সাথে ২০১৬ থেকে কাজ করছি এবং বহু লোককে বলেছিলাম ভ্যাক্সিন না নিতে এবং কিছু লোক শুনেছিলো আর বেশীরভাগ লোকেরা শোনেনি। যারা ভ্যাক্সিন নিয়েছেন তারা কেউ সুরক্ষিত নয় একথা হলফ করে বলতে পারি। বেশীরভাগ ভাগ মানুষ আজ ভ্যাক্সিনের পার্শ্ব প্রতিক্রিয়া পেয়েছেন। আর যে ডাক্তার বাবু এখানে বলছেন দশ লক্ষ লোকে একজন আক্রান্ত ,এটা মিথ্যা কথা। লক্ষ লক্ষ মানুষ নীরবে মৃত্যুর মুখে পড়বে ২০২৪/২০২৫. কারন ভ্যাক্সিনের মুল পার্শ্ব প্রতিক্রিয়া তিন বছর পরে শুরু হয়। তাই ২০২৪/২০২৫ আসল সময় পার্শ্ব প্রতিক্রিয়ার। মিলিয়ে নিন আপনার পারিপার্শ্বিক পরিবেশ থেকে। ধন্যবাদ</text:p>
          </table:table-cell>
          <table:table-cell office:value-type="float" office:value="0" table:style-name="ce1">
            <text:p>0</text:p>
          </table:table-cell>
          <table:table-cell table:number-columns-repeated="16382"/>
        </table:table-row>
        <table:table-row table:style-name="ro1">
          <table:table-cell office:value-type="string" table:style-name="ce4">
            <text:p>জয় শ্রী রাম। ঈশ্বর সবার মঙ্গল কর। আরবের প্রশাসনকে জানাই আমার অন্তরের শ্রদ্ধা ও ভালোবাসা।</text:p>
          </table:table-cell>
          <table:table-cell office:value-type="float" office:value="1" table:style-name="ce1">
            <text:p>1</text:p>
          </table:table-cell>
          <table:table-cell table:number-columns-repeated="16382"/>
        </table:table-row>
        <table:table-row table:style-name="ro1">
          <table:table-cell office:value-type="string" table:style-name="ce4">
            <text:p>কেন করলি এই কাজটা! কোনো দরকারই ছিলো না। অন্যের জীবনটাও শেষ করলি সাথে নিজেরটাও। বুয়েটে পড়িস তোরা, বুয়েটে চান্স পাওয়াও চাট্টি খানি কথা না। কত মেধাবি ছাত্র তোরা। জাস্ট একটা রাজনৈতিক ইস্যু নিয়ে এতো বড় একটা কাহিনী করলি। কি লাভ হলো তারপর তোদের?দুই টাকা পাইসস?</text:p>
          </table:table-cell>
          <table:table-cell office:value-type="float" office:value="0" table:style-name="ce1">
            <text:p>0</text:p>
          </table:table-cell>
          <table:table-cell table:number-columns-repeated="16382"/>
        </table:table-row>
        <table:table-row table:style-name="ro1">
          <table:table-cell office:value-type="string" table:style-name="ce4">
            <text:p>জাতীয়তাবাদী দল ক্ষমতায় আসলে বাংলাদেশের মাটিতে এমন যতো জারজ লীগ আছে বেছে বেছে সবাইকে ফায়ারিং স্কোয়াড এ মৃত্যুদন্ড দেওয়া হবে ইনশা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শয়তান দের মেতে উত্তখাত করা হোক দেশ থেকে।</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রা এখনো মেইন স্ট্রিম আসে নাই, তারা খুব ভয়ংকর,তাদের বন্ধু ভাবার সময় হয় নাই। এরা কিছু আমার ক্লাসমেট ছিলো, এরা খুব আগ্রাসী মানুশিকতা, বন্ধুত্ত এরা বুঝে না।</text:p>
          </table:table-cell>
          <table:table-cell office:value-type="float" office:value="0" table:style-name="ce1">
            <text:p>0</text:p>
          </table:table-cell>
          <table:table-cell table:number-columns-repeated="16382"/>
        </table:table-row>
        <table:table-row table:style-name="ro1">
          <table:table-cell office:value-type="string" table:style-name="ce1">
            <text:p>ছাত্রলীগ নাকী??</text:p>
          </table:table-cell>
          <table:table-cell office:value-type="float" office:value="0" table:style-name="ce1">
            <text:p>0</text:p>
          </table:table-cell>
          <table:table-cell table:number-columns-repeated="16382"/>
        </table:table-row>
        <table:table-row table:style-name="ro1">
          <table:table-cell office:value-type="string" table:style-name="ce4">
            <text:p>চোখের পানি আটকে রাখা কত কঠিন তা বুঝতে পারলাম আজ</text:p>
          </table:table-cell>
          <table:table-cell office:value-type="float" office:value="1" table:style-name="ce1">
            <text:p>1</text:p>
          </table:table-cell>
          <table:table-cell table:number-columns-repeated="16382"/>
        </table:table-row>
        <table:table-row table:style-name="ro1">
          <table:table-cell office:value-type="string" table:style-name="ce4">
            <text:p>খুন হলে আহত হলে বিশ্বাস করেন খারাপ লাগেনা। পুলিশ হলে আর 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কারনে মরছে।না হয়ে পুলিশ কেন গেলে না তার সাথে</text:p>
          </table:table-cell>
          <table:table-cell office:value-type="float" office:value="0" table:style-name="ce1">
            <text:p>0</text:p>
          </table:table-cell>
          <table:table-cell table:number-columns-repeated="16382"/>
        </table:table-row>
        <table:table-row table:style-name="ro1">
          <table:table-cell office:value-type="string" table:style-name="ce4">
            <text:p>দেশের পুলিশ বাহিনী কে বয়কট করা হোক</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কংগ্রেস হাটও বাংলা বাঁচাও</text:p>
          </table:table-cell>
          <table:table-cell office:value-type="float" office:value="0" table:style-name="ce1">
            <text:p>0</text:p>
          </table:table-cell>
          <table:table-cell table:number-columns-repeated="16382"/>
        </table:table-row>
        <table:table-row table:style-name="ro1">
          <table:table-cell office:value-type="string" table:style-name="ce4">
            <text:p>আপনি হয়তো আমাদের নবী মোহাম্মদ সাল্লাল্লাহু আলাইহি ওয়াসাল্লাম তার ভবিষ্যৎ বাণী টা জানেন না, যদি জানতেন তবে এভাবে কথা বলতে পারতেন না চমৎকার অবশ্যই সেটা দুর্দশার,এখানে মন্দির হয়েছে সেখানে দুঃখ দুর্দশা লাগবে হেডারাম হেডা।</text:p>
          </table:table-cell>
          <table:table-cell office:value-type="float" office:value="0" table:style-name="ce1">
            <text:p>0</text:p>
          </table:table-cell>
          <table:table-cell table:number-columns-repeated="16382"/>
        </table:table-row>
        <table:table-row table:style-name="ro1">
          <table:table-cell office:value-type="string" table:style-name="ce4">
            <text:p>কুত্তার জাত চাকমার বাচ্চা রা</text:p>
          </table:table-cell>
          <table:table-cell office:value-type="float" office:value="0" table:style-name="ce1">
            <text:p>0</text:p>
          </table:table-cell>
          <table:table-cell table:number-columns-repeated="16382"/>
        </table:table-row>
        <table:table-row table:style-name="ro1">
          <table:table-cell office:value-type="string" table:style-name="ce4">
            <text:p>এ ব্যাটা ভুটকা বিজেপিতে যাবে মনে হচ্ছে তার জন্য খুব তাড়াতাড়ি</text:p>
          </table:table-cell>
          <table:table-cell office:value-type="float" office:value="0" table:style-name="ce1">
            <text:p>0</text:p>
          </table:table-cell>
          <table:table-cell table:number-columns-repeated="16382"/>
        </table:table-row>
        <table:table-row table:style-name="ro1">
          <table:table-cell office:value-type="string" table:style-name="ce4">
            <text:p>রাজ্যটা শেষ করার পিছনে এবিপি আনন্দের অবদান সত্যিই অনস্বীকার্য</text:p>
          </table:table-cell>
          <table:table-cell office:value-type="float" office:value="0" table:style-name="ce1">
            <text:p>0</text:p>
          </table:table-cell>
          <table:table-cell table:number-columns-repeated="16382"/>
        </table:table-row>
        <table:table-row table:style-name="ro1">
          <table:table-cell office:value-type="string" table:style-name="ce1">
            <text:p>যেখানে বাবরি মসজিদ ছিলো ঠিক সেখানো তো মসজিদ করতে দেয়া হলো না অন্য জায়গা দিছে আর কিছু মুসলিমরা তাতেই খুব খুসি হায় রে মুসলমান,,</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কেনো যে এইসব পাহাড়ি এলাকায় সেনাবাহিনী মোতায়েন করছেন বুঝতে পারছিনা</text:p>
          </table:table-cell>
          <table:table-cell office:value-type="float" office:value="0" table:style-name="ce1">
            <text:p>0</text:p>
          </table:table-cell>
          <table:table-cell table:number-columns-repeated="16382"/>
        </table:table-row>
        <table:table-row table:style-name="ro1">
          <table:table-cell office:value-type="string" table:style-name="ce1">
            <text:p>ও আল্লাহ এই জারজদের দুনিয়াতে ও কঠিন শাস্তি দিও আর জাহান্নামের সবচেয়ে বড় শাস্তি গুলো দিও এই জানোয়ারদের</text:p>
          </table:table-cell>
          <table:table-cell office:value-type="float" office:value="0" table:style-name="ce1">
            <text:p>0</text:p>
          </table:table-cell>
          <table:table-cell table:number-columns-repeated="16382"/>
        </table:table-row>
        <table:table-row table:style-name="ro1">
          <table:table-cell office:value-type="string" table:style-name="ce4">
            <text:p>৬ বছর ছিলাম রাউজান অভিজ্ঞতা আছে দিনরাত অনেক ভয় হয়</text:p>
          </table:table-cell>
          <table:table-cell office:value-type="float" office:value="0" table:style-name="ce1">
            <text:p>0</text:p>
          </table:table-cell>
          <table:table-cell table:number-columns-repeated="16382"/>
        </table:table-row>
        <table:table-row table:style-name="ro1">
          <table:table-cell office:value-type="string" table:style-name="ce1">
            <text:p>কেনো শুধু নিচু হতে আসিস, আজ পর্যন্ত তোদের কোনো ধর্ম গুরু পন্ডিত বল কিংবা পুরোহিত কেউ কি আমাদের ইসলামের স্কলার্শিপ দের কথা বাদ দিলাম ভালো করে কোনো সাধারণ হুজুরের সাতে টেক্কা দিতে পারছে,,?আমাদের ইসলামিক স্কলার্শিপরা প্রতিনিয়ত চ্যালেঞ্জ করে যাচ্ছে তোদের হিন্দু ধর্মের গুরুদের হেডাম আছে টেক্কা দেওয়ার,,বানুয়াট ইতিহাস নিয়ে বাড়াবাড়ি করিস</text:p>
          </table:table-cell>
          <table:table-cell office:value-type="float" office:value="0" table:style-name="ce1">
            <text:p>0</text:p>
          </table:table-cell>
          <table:table-cell table:number-columns-repeated="16382"/>
        </table:table-row>
        <table:table-row table:style-name="ro1">
          <table:table-cell office:value-type="string" table:style-name="ce4">
            <text:p>আহারে ! বাচ্চাটা জনেও না ওর মা নেই । ওর বাকি জীবন মা ছাড়া অনেক কঠিন হবে ।</text:p>
          </table:table-cell>
          <table:table-cell office:value-type="float" office:value="1" table:style-name="ce1">
            <text:p>1</text:p>
          </table:table-cell>
          <table:table-cell table:number-columns-repeated="16382"/>
        </table:table-row>
        <table:table-row table:style-name="ro1">
          <table:table-cell office:value-type="string" table:style-name="ce4">
            <text:p>অামার প্রিয় একটা চ্যানেল,,,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আলহামদুলিল্লাহ এভাবে পুলিশের বিরুদ্ধে রুখে দাঁড়াতে হবে শুনে খুব খুশি হইলাম</text:p>
          </table:table-cell>
          <table:table-cell office:value-type="float" office:value="0" table:style-name="ce1">
            <text:p>0</text:p>
          </table:table-cell>
          <table:table-cell table:number-columns-repeated="16382"/>
        </table:table-row>
        <table:table-row table:style-name="ro1">
          <table:table-cell office:value-type="string" table:style-name="ce4">
            <text:p>পৌলমী ন্যাকামো করে যে মহিলা মহিলা বলছিল সেই রকম শিক্ষিত ন্যাকা মহিলা কলকাতা ও কিছু ছোট শহর মিলে ১লাখ আছে।বাকি ৪-৫কোটি মেয়েরা দিলীপ ঘোষকে বোঝে।ওরা ন্যাকা নয়।এটা বোঝাবে কিভাবে পৌলমীকে</text:p>
          </table:table-cell>
          <table:table-cell office:value-type="float" office:value="0" table:style-name="ce1">
            <text:p>0</text:p>
          </table:table-cell>
          <table:table-cell table:number-columns-repeated="16382"/>
        </table:table-row>
        <table:table-row table:style-name="ro1">
          <table:table-cell office:value-type="string" table:style-name="ce4">
            <text:p>হে মারমা জনগোষ্ঠী তোমরা সবাই এক হও এবং মুসলিমের বিরুদ্ধে হও নয়তো তোমাদেরকে ধ্বংস করে দিবে তারা তোমাদের অস্তিত্ব রাখতে চাই না মুসলিম জনগোষ্ঠীরা তোমরা সবাই এক হয়ে মিলে কাজ করো।।</text:p>
          </table:table-cell>
          <table:table-cell office:value-type="float" office:value="0" table:style-name="ce1">
            <text:p>0</text:p>
          </table:table-cell>
          <table:table-cell table:number-columns-repeated="16382"/>
        </table:table-row>
        <table:table-row table:style-name="ro1">
          <table:table-cell office:value-type="string" table:style-name="ce4">
            <text:p>আমাদে বালে বাংলাদেদেশের আইন টিক নায়</text:p>
          </table:table-cell>
          <table:table-cell office:value-type="float" office:value="0" table:style-name="ce1">
            <text:p>0</text:p>
          </table:table-cell>
          <table:table-cell table:number-columns-repeated="16382"/>
        </table:table-row>
        <table:table-row table:style-name="ro1">
          <table:table-cell office:value-type="string" table:style-name="ce4">
            <text:p>দুনিয়া এত নিষ্ঠুর কেন???</text:p>
          </table:table-cell>
          <table:table-cell office:value-type="float" office:value="1" table:style-name="ce1">
            <text:p>1</text:p>
          </table:table-cell>
          <table:table-cell table:number-columns-repeated="16382"/>
        </table:table-row>
        <table:table-row table:style-name="ro1">
          <table:table-cell office:value-type="string" table:style-name="ce1">
            <text:p>মুখের ভাষা ভালো করে কথা বলতে শিখো ভাই আমার জনগণ পুলিশের উপর এমনি এমনি ক্ষেপে যায় না এটা বোঝার মতো বিবেক তোমার মধ্যে নেই</text:p>
          </table:table-cell>
          <table:table-cell office:value-type="float" office:value="0" table:style-name="ce1">
            <text:p>0</text:p>
          </table:table-cell>
          <table:table-cell table:number-columns-repeated="16382"/>
        </table:table-row>
        <table:table-row table:style-name="ro1">
          <table:table-cell office:value-type="string" table:style-name="ce4">
            <text:p>‌অবস্থা দে‌খে ম‌নে হয় এটা দে‌শের স‌র্বোচ্চ কা‌রিগরী শিক্ষা প্র‌তিষ্টান নয়, এটি এক‌টি চেতনার ফে‌রিওয়ালা তথা নব্য হানাদার‌দের স‌র্বোচ্চ টর্চার‌সেল।</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এভাবেই তিলে তিলে মারছে আমাদের মতো শিক্ষিত বেকার যুবকের ভবিষ্যৎ ও জীবন।</text:p>
          </table:table-cell>
          <table:table-cell office:value-type="float" office:value="0" table:style-name="ce1">
            <text:p>0</text:p>
          </table:table-cell>
          <table:table-cell table:number-columns-repeated="16382"/>
        </table:table-row>
        <table:table-row table:style-name="ro1">
          <table:table-cell office:value-type="string" table:style-name="ce1">
            <text:p>জনগণে যা করছে ভালো করছে এতে আমি একমত পুলিশের হাত থেকে অনেক আসামি রে পেয়ে যায় আজ থেকে ছাড়া পেয়ে যায় এতে পুলিশ জনগণ হাতে তুলে দেওয়াটাই উচিত ছিল</text:p>
          </table:table-cell>
          <table:table-cell office:value-type="float" office:value="0" table:style-name="ce1">
            <text:p>0</text:p>
          </table:table-cell>
          <table:table-cell table:number-columns-repeated="16382"/>
        </table:table-row>
        <table:table-row table:style-name="ro1">
          <table:table-cell office:value-type="string" table:style-name="ce4">
            <text:p>শীঘ্রই তোদের এই মন্দির বালির সাথে মিশে যাবে ইনশাআল্লাহ বজ্রপাত আর বৃষ্টি এগুলো আল্লাহর পক্ষ থেকে গজবের সংকেত আযাবের সংকেত</text:p>
          </table:table-cell>
          <table:table-cell office:value-type="float" office:value="0" table:style-name="ce1">
            <text:p>0</text:p>
          </table:table-cell>
          <table:table-cell table:number-columns-repeated="16382"/>
        </table:table-row>
        <table:table-row table:style-name="ro1">
          <table:table-cell office:value-type="string" table:style-name="ce1">
            <text:p>এটা কিয়ামতের আলামত। ১৪০০ বছর আগের কুরআন এ উল্লেখিত আছে। শেষ জামানায় ইসলামের স্থানে এই ধরনের জিনিস স্থাপন হবে। ইনশাআল্লাহ দাজ্জাল আসার সময় ঘনিয়ে আসছে। দেখবি তোরা হিন্দু ধর্ম ও অন্যান্য ধর্মের লোক। আমরা মুসলিমরাই সঠিক আলহামদু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বি দ্র : বিশ্বের সবচেয়ে বেশি মসজিদ ভারতেই। ,,,,</text:p>
          </table:table-cell>
          <table:table-cell office:value-type="float" office:value="0" table:style-name="ce1">
            <text:p>0</text:p>
          </table:table-cell>
          <table:table-cell table:number-columns-repeated="16382"/>
        </table:table-row>
        <table:table-row table:style-name="ro1">
          <table:table-cell office:value-type="string" table:style-name="ce4">
            <text:p>আমি খুবই দুঃখিত</text:p>
          </table:table-cell>
          <table:table-cell office:value-type="float" office:value="1" table:style-name="ce1">
            <text:p>1</text:p>
          </table:table-cell>
          <table:table-cell table:number-columns-repeated="16382"/>
        </table:table-row>
        <table:table-row table:style-name="ro1">
          <table:table-cell office:value-type="string" table:style-name="ce4">
            <text:p>জনগণের এভাবে সচেতন হতে হব।কুকুর মারা গেলেও মানুষের খারাপ লাগে, আর পুলিশ মারাগেল মানুষ খুশি হয়।কারন কি।</text:p>
          </table:table-cell>
          <table:table-cell office:value-type="float" office:value="0" table:style-name="ce1">
            <text:p>0</text:p>
          </table:table-cell>
          <table:table-cell table:number-columns-repeated="16382"/>
        </table:table-row>
        <table:table-row table:style-name="ro1">
          <table:table-cell office:value-type="string" table:style-name="ce4">
            <text:p>নিয়মানুযায়ী এখন কোন ভয় নাই। সবাই এখন সেফ, কারন সেই সময় অনেক অনেক আগে অতিবাহিত।</text:p>
          </table:table-cell>
          <table:table-cell office:value-type="float" office:value="1" table:style-name="ce1">
            <text:p>1</text:p>
          </table:table-cell>
          <table:table-cell table:number-columns-repeated="16382"/>
        </table:table-row>
        <table:table-row table:style-name="ro1">
          <table:table-cell office:value-type="string" table:style-name="ce4">
            <text:p>মায়ের বিকল্প পৃথিবীতে কিছু হতে পারে না&amp;39; সংবাদ উপস্থাপিকার দুঃখ ও শিশুটির কান্না দুটোই খারাপ লাগছে</text:p>
          </table:table-cell>
          <table:table-cell office:value-type="float" office:value="1" table:style-name="ce1">
            <text:p>1</text:p>
          </table:table-cell>
          <table:table-cell table:number-columns-repeated="16382"/>
        </table:table-row>
        <table:table-row table:style-name="ro1">
          <table:table-cell office:value-type="string" table:style-name="ce4">
            <text:p>প্রথমের দিকে অরিত্রবাবুকে নিরপেক্ষ মনে হয়েছিল। এই কিছুদিনের মধ্যেই তাঁর সমালোচনার মধ্যে পরিবর্তন এসেছে। সন্দেশখালির ঘটনা সম্পর্কে তিনি সবই জানেন কিন্তু এই ঘটনা সম্পর্কে মাননীয়ার বিপক্ষে কিছু বলার সাহসের অভাব দেখলাম</text:p>
          </table:table-cell>
          <table:table-cell office:value-type="float" office:value="0" table:style-name="ce1">
            <text:p>0</text:p>
          </table:table-cell>
          <table:table-cell table:number-columns-repeated="16382"/>
        </table:table-row>
        <table:table-row table:style-name="ro1">
          <table:table-cell office:value-type="string" table:style-name="ce4">
            <text:p>শিশুটির আহাজারি সহ্য করতে পারছি না, খুব কান্না চলে আসছে, হে আল্লাহ এমন বিপদ থেকে সকল শিশুকে তুমি রক্ষা করো আমিন।এবং এই মাকে তুমি জান্নাতুল ফেরদৌস নসিব কর ছুম্মা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বাংলার লজ্জ্বা এবিপি আনন্দ</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গুলা হল আশ পাশের দেশের অবৈধ সন্তান, এদেশে এসে দেশটাকে লুটে খাচ্ছে।</text:p>
          </table:table-cell>
          <table:table-cell office:value-type="float" office:value="0" table:style-name="ce1">
            <text:p>0</text:p>
          </table:table-cell>
          <table:table-cell table:number-columns-repeated="16382"/>
        </table:table-row>
        <table:table-row table:style-name="ro1">
          <table:table-cell office:value-type="string" table:style-name="ce4">
            <text:p>এই কমেন্টে কিছু হিন্দু ধর্মের মানুষ রয়েছে, তাদেরকে ইসলামের দাওয়াত দিয়ে গেলাম, যদি বাঁচতে চান কালেমা পড়ে মুসলিম হয়ে যান,লা ইলাহা ইল্লাল্লাহ মুহাম্মাদুর রাসুলুল্লাহ</text:p>
          </table:table-cell>
          <table:table-cell office:value-type="float" office:value="0" table:style-name="ce1">
            <text:p>0</text:p>
          </table:table-cell>
          <table:table-cell table:number-columns-repeated="16382"/>
        </table:table-row>
        <table:table-row table:style-name="ro1">
          <table:table-cell office:value-type="string" table:style-name="ce4">
            <text:p>সবাইকে গণপিটুনি দিয়ে মেরে পেলা দরকার,, আদিবাসী, উপজাতি, সবাইকে হত্যা করা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নোংরা রাজনীতির শিকার এই নিহীহ ছাত্ররা,,,এদের ফাসি দিয়ে আর কী লাভ,,,সমাজ থেকে কী আর নোংরা রাজনীতি দূর হবে???</text:p>
          </table:table-cell>
          <table:table-cell office:value-type="float" office:value="0" table:style-name="ce1">
            <text:p>0</text:p>
          </table:table-cell>
          <table:table-cell table:number-columns-repeated="16382"/>
        </table:table-row>
        <table:table-row table:style-name="ro1">
          <table:table-cell office:value-type="string" table:style-name="ce4">
            <text:p>সুরের বাচ্চা সরকার ফিরিয়ে দে ইমরানের জীবন, ফিরিয়ে দে।</text:p>
          </table:table-cell>
          <table:table-cell office:value-type="float" office:value="0" table:style-name="ce1">
            <text:p>0</text:p>
          </table:table-cell>
          <table:table-cell table:number-columns-repeated="16382"/>
        </table:table-row>
        <table:table-row table:style-name="ro1">
          <table:table-cell office:value-type="string" table:style-name="ce4">
            <text:p>কঠিন বিচার চার,,,আর কখনো যেনো এমন না হয়</text:p>
          </table:table-cell>
          <table:table-cell office:value-type="float" office:value="1" table:style-name="ce1">
            <text:p>1</text:p>
          </table:table-cell>
          <table:table-cell table:number-columns-repeated="16382"/>
        </table:table-row>
        <table:table-row table:style-name="ro1">
          <table:table-cell office:value-type="string" table:style-name="ce4">
            <text:p>এই দৃশ্য হাসপাতালের সবাই কে কাদালেও কাদাবে না সৈরাচার হাসিনা কে, এটা কি সড়ক দুর্ঘটনা না কি সড়ক হত্যাকাণ্ড, সেটা মানুষ জানে কিন্ত প্রতিবাদ এর সুযোগ নেই</text:p>
          </table:table-cell>
          <table:table-cell office:value-type="float" office:value="0" table:style-name="ce1">
            <text:p>0</text:p>
          </table:table-cell>
          <table:table-cell table:number-columns-repeated="16382"/>
        </table:table-row>
        <table:table-row table:style-name="ro1">
          <table:table-cell office:value-type="string" table:style-name="ce4">
            <text:p>দারুন যুক্তি</text:p>
          </table:table-cell>
          <table:table-cell office:value-type="float" office:value="1" table:style-name="ce1">
            <text:p>1</text:p>
          </table:table-cell>
          <table:table-cell table:number-columns-repeated="16382"/>
        </table:table-row>
        <table:table-row table:style-name="ro1">
          <table:table-cell office:value-type="string" table:style-name="ce4">
            <text:p>খুব মর্মান্তিক ও হৃদয়বিদারক কাহীনি ,খুব খারাপ লেগেছে পুরো কাহিনী টি দেখে,, তাই প্রশাসন কে বলতে চাই, এই অপরাধীদের ছোট ভেবে ক্ষমা না করে দ্রুত শাস্তি কার্যকর করা উচিৎ,,, নয় ভর্বিষতে এদের দ্বারা ঝুঁকির মুখে পরতে পারে অনেকের জীবন,, আর পাহাড়ে আইন শৃঙ্খলা রক্ষা করতে কার্যকর পদক্ষেপ নেওয়া উচিত,,,</text:p>
          </table:table-cell>
          <table:table-cell office:value-type="float" office:value="1" table:style-name="ce1">
            <text:p>1</text:p>
          </table:table-cell>
          <table:table-cell table:number-columns-repeated="16382"/>
        </table:table-row>
        <table:table-row table:style-name="ro1">
          <table:table-cell office:value-type="string" table:style-name="ce4">
            <text:p>আহ্,,,,,হে আল্লহ তুমি তো রহমান, রাহিম,,,,তবে এ কেমন দয়া তোমার,,,,কান্না চলে আসল,,,হে আল্লহ বাচ্চাটিকে তুমি ধৈর্যশীলদের অন্তর্ভুক্ত কর,,,</text:p>
          </table:table-cell>
          <table:table-cell office:value-type="float" office:value="1" table:style-name="ce1">
            <text:p>1</text:p>
          </table:table-cell>
          <table:table-cell table:number-columns-repeated="16382"/>
        </table:table-row>
        <table:table-row table:style-name="ro1">
          <table:table-cell office:value-type="string" table:style-name="ce4">
            <text:p>ওই রাক্ষসী ডাইনি বুড়ি ডাইনি বুড়ি ওই রাক্ষসী ডাইনি বুড়ি শয়তান ওই একটা শিক্ষিত ছেলের প্রাণ কেড়ে নিয়েছে ওই রাক্ষসী একটা রক্ত পিপাসু নরকঙ্কাল খাবে ও ডাইনি বুড়ি শেষ করেছে শিক্ষা ব্যবস্থাকে পুরো শেষ করে দিয়েছে আমাদের শিক্ষিত ছেলেদেরকে পুরো ধ্বংস করে দিয়ে শিক্ষাব্যবস্থার কাল ওখানে ভগবান তুমি তুলে নাও তুমি ওকে নরক যন্ত্রণা ভোগ করা ওই ডাইনি বুড়ি আমাদের শেষ করে দিচ্ছে ওই ডাইনির শাস্তি দাও ভগবান নরক যন্ত্রণা ভোগ করাও</text:p>
          </table:table-cell>
          <table:table-cell office:value-type="float" office:value="0" table:style-name="ce1">
            <text:p>0</text:p>
          </table:table-cell>
          <table:table-cell table:number-columns-repeated="16382"/>
        </table:table-row>
        <table:table-row table:style-name="ro1">
          <table:table-cell office:value-type="string" table:style-name="ce4">
            <text:p>জানি সকল উপজাতি এক নয় তবে কেন জানি যতই এই ঘটনার কথা মনে পড়ে ততই ক্ষোভ জমে উপজাতিদের উপর।তাদের বিশ্বাস করতে কষ্ট হয়। যাই হোক আল্লাহ এই ভাইকে জান্নাতুল ফেরদৌস নসীব করুক</text:p>
          </table:table-cell>
          <table:table-cell office:value-type="float" office:value="1" table:style-name="ce1">
            <text:p>1</text:p>
          </table:table-cell>
          <table:table-cell table:number-columns-repeated="16382"/>
        </table:table-row>
        <table:table-row table:style-name="ro1">
          <table:table-cell office:value-type="string" table:style-name="ce1">
            <text:p>ছাত্রলীগের যেসব পোলাপাইন আবরার খুনের সাথে সম্পৃক্ত ছিলো তাদের অবিলম্বে বিচারের আওতায় এনে দ্রুত ফাঁসির দণ্ড কার্যকর করা হোক! এবং খুনিদের বাবার ভাগের সম্পত্তি ক্রোক করে তা আবরারের পরিবারকে দিয়ে দেয়া হোক যাতে তার পরিবার আবরারের অনুপস্থিতিতে সচ্ছল ভাবে জীবন-যাপন কর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তারমানে বুঝা গেলো, ওরা আসলেই মানুষ খায়। অইখানে যেহেতু আরো লাশ ছিল, এই মাদারসোদ উপজাতি দের পাহাড় থেকে তাড়ায় দিতে হবে। শুয়ারের বাচ্চা রা আমাদের দেশে এসে আমাদের মানুষ মারে আবার খায়, ওরা মানুষ না ওরা মানুষ খেকো</text:p>
          </table:table-cell>
          <table:table-cell office:value-type="float" office:value="0" table:style-name="ce1">
            <text:p>0</text:p>
          </table:table-cell>
          <table:table-cell table:number-columns-repeated="16382"/>
        </table:table-row>
        <table:table-row table:style-name="ro1">
          <table:table-cell office:value-type="string" table:style-name="ce4">
            <text:p>জানি না বাচ্চাটার মা চলে যাওয়াতে কি ভালো হইছে, তাও আল্লাহ যা করে ভালোর জন্য করে।।তাই শুকরিয়া আল্লাহর কাছে।। আলহামদুলিল্লাহ আলহামদুলিল্লাহ আলহামদুলিল্লাহ।।</text:p>
          </table:table-cell>
          <table:table-cell office:value-type="float" office:value="1" table:style-name="ce1">
            <text:p>1</text:p>
          </table:table-cell>
          <table:table-cell table:number-columns-repeated="16382"/>
        </table:table-row>
        <table:table-row table:style-name="ro1">
          <table:table-cell office:value-type="string" table:style-name="ce4">
            <text:p>আমি নিশ্চিত করে বলতে পারি বাংলাদেশে এর কোন বিচার হবে না।</text:p>
          </table:table-cell>
          <table:table-cell office:value-type="float" office:value="0" table:style-name="ce1">
            <text:p>0</text:p>
          </table:table-cell>
          <table:table-cell table:number-columns-repeated="16382"/>
        </table:table-row>
        <table:table-row table:style-name="ro1">
          <table:table-cell office:value-type="string" table:style-name="ce4">
            <text:p>বৌদ্ধ মালাউন এরা মানুষখেকো জাত</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যদি জনগণের উপর এরকম অত্যাচার করে তাহলে কি জনগণ এমনিতেই ছেড়ে দিবে</text:p>
          </table:table-cell>
          <table:table-cell office:value-type="float" office:value="0" table:style-name="ce1">
            <text:p>0</text:p>
          </table:table-cell>
          <table:table-cell table:number-columns-repeated="16382"/>
        </table:table-row>
        <table:table-row table:style-name="ro1">
          <table:table-cell office:value-type="string" table:style-name="ce4">
            <text:p>সব থেকে একটা জিনিস হলো,,,,, পুলিশ হৃদয় এর বাবা নিয়ে পাহাড়ে যেতে কিভাবে ভয় পায়,,,,এদের কে পুলিশের চাকরি দিয়েছে? এদের পুলিশের চাকরি করার কোন অধিকার নেই,,,,,</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এলাকার ১২টা বাজাই ছাড়বে পুলিশ...কোন পুরুষ এলাকায় থাকথে পারবেনা...সব গুলাকে ঘর ছাড়া করবে</text:p>
          </table:table-cell>
          <table:table-cell office:value-type="float" office:value="0" table:style-name="ce1">
            <text:p>0</text:p>
          </table:table-cell>
          <table:table-cell table:number-columns-repeated="16382"/>
        </table:table-row>
        <table:table-row table:style-name="ro1">
          <table:table-cell office:value-type="string" table:style-name="ce1">
            <text:p>পাহাড়ে পূনরায় বন্ধ হয়ে যাওয়া সেনা ক্যাম্প চালু করা হোক। পাহাড়ের শান্তি ফিরিয়ে আনতে সেনাবাহিনীর বিকল্প কিছু নেই।</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ঘোষ ঠিকই বলেছেন উনি ছোটলোকদের সঙ্গে খেলতে নেমেছেন</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সরকারের কাছে বিচারের আশা করা যায় না জনগণ মিলে বিচার করতে হবে একে খুনের বদলে 1000 কোন চাই</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সাথে কি অস্ত্র ছিলো না? ৮-১০ টা ফালাইয়া দিলেই তো সব ঠান্ডা হয়ে যেতো।</text:p>
          </table:table-cell>
          <table:table-cell office:value-type="float" office:value="0" table:style-name="ce1">
            <text:p>0</text:p>
          </table:table-cell>
          <table:table-cell table:number-columns-repeated="16382"/>
        </table:table-row>
        <table:table-row table:style-name="ro1">
          <table:table-cell office:value-type="string" table:style-name="ce4">
            <text:p>শান্তি পাইলাম</text:p>
          </table:table-cell>
          <table:table-cell office:value-type="float" office:value="1" table:style-name="ce1">
            <text:p>1</text:p>
          </table:table-cell>
          <table:table-cell table:number-columns-repeated="16382"/>
        </table:table-row>
        <table:table-row table:style-name="ro1">
          <table:table-cell office:value-type="string" table:style-name="ce4">
            <text:p>দিলীপ ঘোষকে বাংলার মূখ্যমন্ত্রী হিসাবে দেখতে চাই</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মরে নি</text:p>
          </table:table-cell>
          <table:table-cell office:value-type="float" office:value="0" table:style-name="ce1">
            <text:p>0</text:p>
          </table:table-cell>
          <table:table-cell table:number-columns-repeated="16382"/>
        </table:table-row>
        <table:table-row table:style-name="ro1">
          <table:table-cell office:value-type="string" table:style-name="ce4">
            <text:p>আমাদের টা আদৌ ভ্যাকসিন ছিলো তো? ঐ ভ্যকসিন নেওয়ার পর অনেকেরই কোভিড সংক্রমণ হয়েছে এবং ওমিক্রনও হয়েছে ! যে দেশ পৃথিবীর মধ্যে ভেজালে প্রথম , যেগুলো নিয়ে সরকার থেকে পাবলিক কারোর মাথাব্যাথা নেই। মানুষের সামনে খোলা জায়গাতে যেখানে সেখানে চলছে এই ভেজাল ! অথচ কেউ জানে না , কেউ দেখে না!!!!</text:p>
          </table:table-cell>
          <table:table-cell office:value-type="float" office:value="0" table:style-name="ce1">
            <text:p>0</text:p>
          </table:table-cell>
          <table:table-cell table:number-columns-repeated="16382"/>
        </table:table-row>
        <table:table-row table:style-name="ro1">
          <table:table-cell office:value-type="string" table:style-name="ce4">
            <text:p>ঠিকই আছে আইন যখন সঠিক পথে থাকে না তখন জনগণই শিক্ষা দেবে</text:p>
          </table:table-cell>
          <table:table-cell office:value-type="float" office:value="0" table:style-name="ce1">
            <text:p>0</text:p>
          </table:table-cell>
          <table:table-cell table:number-columns-repeated="16382"/>
        </table:table-row>
        <table:table-row table:style-name="ro1">
          <table:table-cell office:value-type="string" table:style-name="ce1">
            <text:p>বস... গ্রাম বাংলার মাটির ভাষা শহুরে সাংবাদিকের কাছে খারাপ মনে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অন্যায় দেখলেই প্রতিবাদ সেটা যেই হোক না কেন</text:p>
          </table:table-cell>
          <table:table-cell office:value-type="float" office:value="1" table:style-name="ce1">
            <text:p>1</text:p>
          </table:table-cell>
          <table:table-cell table:number-columns-repeated="16382"/>
        </table:table-row>
        <table:table-row table:style-name="ro1">
          <table:table-cell office:value-type="string" table:style-name="ce4">
            <text:p>চোখে জল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বিটুও জানে শালা নাটক করে</text:p>
          </table:table-cell>
          <table:table-cell office:value-type="float" office:value="0" table:style-name="ce1">
            <text:p>0</text:p>
          </table:table-cell>
          <table:table-cell table:number-columns-repeated="16382"/>
        </table:table-row>
        <table:table-row table:style-name="ro1">
          <table:table-cell office:value-type="string" table:style-name="ce4">
            <text:p>শুভেন্দু অধিকারীর মুখের ভাষা নিয়ে বললে। কিন্তু মমতা ব্যানার্জির অকথ্য মুখের ভাষা নিয়ে কিছু বললেনা। ওনার মুখের ভাষা তো অতি জঘন্য। প্রধানমন্ত্রী কেও তুই সম্বোধন করতে ছাড়েননি। সবাইকে ছাপিয়ে গিয়েছেন।</text:p>
          </table:table-cell>
          <table:table-cell office:value-type="float" office:value="0" table:style-name="ce1">
            <text:p>0</text:p>
          </table:table-cell>
          <table:table-cell table:number-columns-repeated="16382"/>
        </table:table-row>
        <table:table-row table:style-name="ro1">
          <table:table-cell office:value-type="string" table:style-name="ce4">
            <text:p>বুঝলাম না,, ওই চাকমা বা উপজাতিদের পিটাইয়া মেরে ফেলছে না কেন,,, চাকমাদের পিটাইয়া সব মেরে ফেলে না কেন</text:p>
          </table:table-cell>
          <table:table-cell office:value-type="float" office:value="0" table:style-name="ce1">
            <text:p>0</text:p>
          </table:table-cell>
          <table:table-cell table:number-columns-repeated="16382"/>
        </table:table-row>
        <table:table-row table:style-name="ro1">
          <table:table-cell office:value-type="string" table:style-name="ce4">
            <text:p>খুব দুঃখ জনক</text:p>
          </table:table-cell>
          <table:table-cell office:value-type="float" office:value="1" table:style-name="ce1">
            <text:p>1</text:p>
          </table:table-cell>
          <table:table-cell table:number-columns-repeated="16382"/>
        </table:table-row>
        <table:table-row table:style-name="ro1">
          <table:table-cell office:value-type="string" table:style-name="ce4">
            <text:p>একটা অপদার্থ সরকার।আর কত মৃত্যু দেখে এই রাজ্যের জনগনের টনক নড়বে।</text:p>
          </table:table-cell>
          <table:table-cell office:value-type="float" office:value="0" table:style-name="ce1">
            <text:p>0</text:p>
          </table:table-cell>
          <table:table-cell table:number-columns-repeated="16382"/>
        </table:table-row>
        <table:table-row table:style-name="ro1">
          <table:table-cell office:value-type="string" table:style-name="ce4">
            <text:p>আজি আমি একমাকে দেখলাম ডাইনি বাই আমি বাবা হয়ে চোখের পানি অজরে ঝরলো কিন্তু সে আমার চোট বাচ্ছাকে রেখে চলে গেলো</text:p>
          </table:table-cell>
          <table:table-cell office:value-type="float" office:value="0" table:style-name="ce1">
            <text:p>0</text:p>
          </table:table-cell>
          <table:table-cell table:number-columns-repeated="16382"/>
        </table:table-row>
        <table:table-row table:style-name="ro1">
          <table:table-cell office:value-type="string" table:style-name="ce4">
            <text:p>মাথার খুলি আর হাড্ডি ত অনেক পুরনো দেখা যাচ্ছে,নিশ্চয়ই অন্য কারো মাথার খুলি,ওরা আরও কতজনকে খুন করছে আল্লাহই ভালো জানেআল্লাহ এদের দুনিয়াতে আর আখিরাতেও কঠিন বিচার করুক,আমিন</text:p>
          </table:table-cell>
          <table:table-cell office:value-type="float" office:value="0" table:style-name="ce1">
            <text:p>0</text:p>
          </table:table-cell>
          <table:table-cell table:number-columns-repeated="16382"/>
        </table:table-row>
        <table:table-row table:style-name="ro1">
          <table:table-cell office:value-type="string" table:style-name="ce4">
            <text:p>এই উপজাতি আসামিদের কে ফাসি দেওয়া ন্যায় বিচার, আর এই জাতিদের কে দেশ থেকে তাড়ানো উচিত এতো নিষ্ঠুর এরা এতো রাক্ষস,</text:p>
          </table:table-cell>
          <table:table-cell office:value-type="float" office:value="0" table:style-name="ce1">
            <text:p>0</text:p>
          </table:table-cell>
          <table:table-cell table:number-columns-repeated="16382"/>
        </table:table-row>
        <table:table-row table:style-name="ro1">
          <table:table-cell office:value-type="string" table:style-name="ce4">
            <text:p>সাংবাদিক ভাইদের কাছে অনুরোধ বাচ্চাটির সামনে ক্যামেরা লাইট নিয়ে বার বার যাবেনা না, বেশি লোকজন ও বেশি লাইট ক্যামেরা দেখলে শিশুটি ভয় পাবে। বাবু কে নিরিবিলি রাখতে দেন। ছোট বাবু নিরিবিলি পরিবেশে থাকলে অনেকটা শান্ত থাকবে আর বেশি লোকজন দেখলে সে ভয়ে কাতর হয়ে যাবে।</text:p>
          </table:table-cell>
          <table:table-cell office:value-type="float" office:value="1" table:style-name="ce1">
            <text:p>1</text:p>
          </table:table-cell>
          <table:table-cell table:number-columns-repeated="16382"/>
        </table:table-row>
        <table:table-row table:style-name="ro1">
          <table:table-cell office:value-type="string" table:style-name="ce4">
            <text:p>বিজেপিকে ভোট দিন। নরেন্দ মোদীকে ভালোবাসুন।</text:p>
          </table:table-cell>
          <table:table-cell office:value-type="float" office:value="0" table:style-name="ce1">
            <text:p>0</text:p>
          </table:table-cell>
          <table:table-cell table:number-columns-repeated="16382"/>
        </table:table-row>
        <table:table-row table:style-name="ro1">
          <table:table-cell office:value-type="string" table:style-name="ce4">
            <text:p>এদের আইনের আওতায় এনে কঠিন শাস্তি দেওয়া হোক</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সময় টিভি কে দেরিতে হলেও সত্য খবর প্রকাশ করার জন্য, এটা পাবলিক অনেক আগেই জানে, সময় টিভি জানলে অনেক দিন পরে।</text:p>
          </table:table-cell>
          <table:table-cell office:value-type="float" office:value="1" table:style-name="ce1">
            <text:p>1</text:p>
          </table:table-cell>
          <table:table-cell table:number-columns-repeated="16382"/>
        </table:table-row>
        <table:table-row table:style-name="ro1">
          <table:table-cell office:value-type="string" table:style-name="ce4">
            <text:p>দেশের এত বড় একটা নিউজ চ্যানেল থেকে দেশবাসী যমুনা টেলিভিশনের কাছে এটা আশা করেনা। প্রতিবেদন করেছেন ভালো কথা পুরো বিষয়টি কেন বলা হলোনা। শুনলাম পুলিশের গাড়ি ফেলে দেওয়ার একটা কারণ ছিল কারণটা কেন উল্লেখ করলেন না আপনারা?</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কে দেশ ছাড়া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গাড়ির দুর্ঘটনায় যে পরিমাণ মানুষ মারা যাচ্ছে, যুদ্ধে ও এত মানুষ মারা যায় না।</text:p>
          </table:table-cell>
          <table:table-cell office:value-type="float" office:value="0" table:style-name="ce1">
            <text:p>0</text:p>
          </table:table-cell>
          <table:table-cell table:number-columns-repeated="16382"/>
        </table:table-row>
        <table:table-row table:style-name="ro1">
          <table:table-cell office:value-type="string" table:style-name="ce4">
            <text:p>সহমত ভাই। এখন থেকে নিজের বিচার নিজেদের করতে হবে। পুলিশ ঘুষ নিয়ে মামলা অন্য দিকে প্রবাহিত করে৷</text:p>
          </table:table-cell>
          <table:table-cell office:value-type="float" office:value="0" table:style-name="ce1">
            <text:p>0</text:p>
          </table:table-cell>
          <table:table-cell table:number-columns-repeated="16382"/>
        </table:table-row>
        <table:table-row table:style-name="ro1">
          <table:table-cell office:value-type="string" table:style-name="ce4">
            <text:p>এখন হাঁটু ও কোমড়ের রোগ প্রচুর হচ্ছে, বয়সের বাচ বিচার নেই বিছানায় অনেককেই সয্যাশায়ি। সরকারের তরফে তাড়াতাড়ি পদক্ষেপ না করলে সমুহ বিপদ ।</text:p>
          </table:table-cell>
          <table:table-cell office:value-type="float" office:value="0" table:style-name="ce1">
            <text:p>0</text:p>
          </table:table-cell>
          <table:table-cell table:number-columns-repeated="16382"/>
        </table:table-row>
        <table:table-row table:style-name="ro1">
          <table:table-cell office:value-type="string" table:style-name="ce4">
            <text:p>অন্ধ আইনের চোখ দান করতে ।। এবং পুলিশের খালি পকেট ভর্তি করতে একটু অপারেশন করছে কিছু এলাকার সত্যির পথে থাকা মানুষ</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অপরাধীর বিচার করেনা। সে জন্য অন্যায় বেড়ে যাচ্ছে। সরকাররের শরীরে মনে হয় রক্ত নাই। এ জন্য ঠান্ডা থাকে।</text:p>
          </table:table-cell>
          <table:table-cell office:value-type="float" office:value="0" table:style-name="ce1">
            <text:p>0</text:p>
          </table:table-cell>
          <table:table-cell table:number-columns-repeated="16382"/>
        </table:table-row>
        <table:table-row table:style-name="ro1">
          <table:table-cell office:value-type="string" table:style-name="ce4">
            <text:p>হে আল্লাহ, তুমি এই মাসুম শিশুকে উত্তম আশ্রয়স্থল ও শান্তি দান করুন</text:p>
          </table:table-cell>
          <table:table-cell office:value-type="float" office:value="1" table:style-name="ce1">
            <text:p>1</text:p>
          </table:table-cell>
          <table:table-cell table:number-columns-repeated="16382"/>
        </table:table-row>
        <table:table-row table:style-name="ro1">
          <table:table-cell office:value-type="string" table:style-name="ce1">
            <text:p>রাষ্ট্রপতি ও প্রধানমন্ত্রী দুটোই অবৈধ! খুনীরা তাদের দলের লোক।</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যদি প্রথমে সাহায্য করতো, তাহলে তার বাবার দুই লাক্ষ টাকা নষ্ট হতো না</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মাংস হয় না , উপজাতি কখনো বন্ধু হয় না ...........</text:p>
          </table:table-cell>
          <table:table-cell office:value-type="float" office:value="0" table:style-name="ce1">
            <text:p>0</text:p>
          </table:table-cell>
          <table:table-cell table:number-columns-repeated="16382"/>
        </table:table-row>
        <table:table-row table:style-name="ro1">
          <table:table-cell office:value-type="string" table:style-name="ce1">
            <text:p>এক মায়ের কোল খালি করা বহুত বড় অন্যায়।নিশ্চয়ই আল্লাহতালা অন্যায় কার সাথে নাই। বাংলাদেশী জনগণ হিসাবে অবিলম্বে দ্রুত গ্রেপ্তার ও বিচার চাই।</text:p>
          </table:table-cell>
          <table:table-cell office:value-type="float" office:value="1" table:style-name="ce1">
            <text:p>1</text:p>
          </table:table-cell>
          <table:table-cell table:number-columns-repeated="16382"/>
        </table:table-row>
        <table:table-row table:style-name="ro1">
          <table:table-cell office:value-type="string" table:style-name="ce4">
            <text:p>এখানে মনে হচ্ছে যেন মণিপুর তলামূলের রাষ্ট্র। মণিপুর ভারতের একটা অঙ্গ রাজ্য। অতএব মণিপুর লঙ্গোরখানা নয়।</text:p>
          </table:table-cell>
          <table:table-cell office:value-type="float" office:value="0" table:style-name="ce1">
            <text:p>0</text:p>
          </table:table-cell>
          <table:table-cell table:number-columns-repeated="16382"/>
        </table:table-row>
        <table:table-row table:style-name="ro1">
          <table:table-cell office:value-type="string" table:style-name="ce4">
            <text:p>ভিডিও দেখে চোখে পানি চলে আসলো,,,সত্যি দুনিয়াতে মা যার বেচে আছে সে কখনোই গরিব না</text:p>
          </table:table-cell>
          <table:table-cell office:value-type="float" office:value="1" table:style-name="ce1">
            <text:p>1</text:p>
          </table:table-cell>
          <table:table-cell table:number-columns-repeated="16382"/>
        </table:table-row>
        <table:table-row table:style-name="ro1">
          <table:table-cell office:value-type="string" table:style-name="ce4">
            <text:p>অনন্ত একটা পুলিশ মারা গেলে আরো খুশি হতাম,, ধন্যবাদ সাধারণ পাবলিক কে</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 কেন এত এক্সিডেন্ট হয়? কেন তারা সাবধানতা অবলম্বন করে না,! এসব করুণ দৃশ্য দেখলে খুব কষ্ট হয়।</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এর চাকরি না করাই ভালো</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 নেই এই ভিডিও দেখার পরে মনের অজান্তেই চোখে কান্না চলে আসলো সবাই আমার মার জন্য দোয়া করবেন আল্লাহ পাক যেন উনাকে জান্নাত বাসী করেন</text:p>
          </table:table-cell>
          <table:table-cell office:value-type="float" office:value="1" table:style-name="ce1">
            <text:p>1</text:p>
          </table:table-cell>
          <table:table-cell table:number-columns-repeated="16382"/>
        </table:table-row>
        <table:table-row table:style-name="ro1">
          <table:table-cell office:value-type="string" table:style-name="ce4">
            <text:p>বাঃ বাঃ চমৎকার ! ঈশ্বর বিশ্ববাসীর মঙ্গল করুণ ।</text:p>
          </table:table-cell>
          <table:table-cell office:value-type="float" office:value="1" table:style-name="ce1">
            <text:p>1</text:p>
          </table:table-cell>
          <table:table-cell table:number-columns-repeated="16382"/>
        </table:table-row>
        <table:table-row table:style-name="ro1">
          <table:table-cell office:value-type="string" table:style-name="ce4">
            <text:p>আমাদের বাংলাদেশের পুলিশ কত ভালকাজকরছে যে তারা আঘাত পেলে দেশেরমানুশ খুশি হয়</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এমন পরিস্থিতিতে সব সময় গুলি চালানোর অনুমতি দেয়া উচিত।</text:p>
          </table:table-cell>
          <table:table-cell office:value-type="float" office:value="0" table:style-name="ce1">
            <text:p>0</text:p>
          </table:table-cell>
          <table:table-cell table:number-columns-repeated="16382"/>
        </table:table-row>
        <table:table-row table:style-name="ro1">
          <table:table-cell office:value-type="string" table:style-name="ce1">
            <text:p>পুলিশের জন্য এসব লেগুনা গাড়ি সেভ না। ভালো মানের গাড়ি দি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আমরা মুসলিম তোমাদের মন্দির বানাই আর তোমরা আমাদের মসজিদ ভাঙ্গ গিয়ে আর বলো জয় শ্রি রাম ছি ছি ছি লজ্জা থাকা উচিৎ... আবার জোর গলায় বলো সভ্য ধর্ম হিন্দু... আবার কেউ কেউ তো ভারতে মুসলিমদের জোর করে জয় শ্রিরাম বলতে বাধ্য করে ছি ছি ছি.…কি ধর্ম তোমাদের জোর করতে হয়.. লজ্জা লজ্জা</text:p>
          </table:table-cell>
          <table:table-cell office:value-type="float" office:value="0" table:style-name="ce1">
            <text:p>0</text:p>
          </table:table-cell>
          <table:table-cell table:number-columns-repeated="16382"/>
        </table:table-row>
        <table:table-row table:style-name="ro1">
          <table:table-cell office:value-type="string" table:style-name="ce4">
            <text:p>ধিক্ পশ্চিমবঙ্গ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প্রশাসনের মারে চুদি খানকিপুলারা শুধু পারে সাধারণ মানুষের হয়রানী করতে</text:p>
          </table:table-cell>
          <table:table-cell office:value-type="float" office:value="0" table:style-name="ce1">
            <text:p>0</text:p>
          </table:table-cell>
          <table:table-cell table:number-columns-repeated="16382"/>
        </table:table-row>
        <table:table-row table:style-name="ro1">
          <table:table-cell office:value-type="string" table:style-name="ce4">
            <text:p>এই উপজাতি নামক মানুষ খেকো কুকুর গুলোকে যতো দ্রুত সম্ভব ফাঁসি তে ঝোলানো উচিৎ</text:p>
          </table:table-cell>
          <table:table-cell office:value-type="float" office:value="0" table:style-name="ce1">
            <text:p>0</text:p>
          </table:table-cell>
          <table:table-cell table:number-columns-repeated="16382"/>
        </table:table-row>
        <table:table-row table:style-name="ro1">
          <table:table-cell office:value-type="string" table:style-name="ce4">
            <text:p>ভ্যাকসিন কোনো মেডিসিন নয়।ভুল পথে পরিচালিত করিস না।</text:p>
          </table:table-cell>
          <table:table-cell office:value-type="float" office:value="0" table:style-name="ce1">
            <text:p>0</text:p>
          </table:table-cell>
          <table:table-cell table:number-columns-repeated="16382"/>
        </table:table-row>
        <table:table-row table:style-name="ro1">
          <table:table-cell office:value-type="string" table:style-name="ce1">
            <text:p>দাদা অরিত্র ডেজিগনেশন কি বলুন তো। নরেন্দ্র মোদি গুজরাটের মুখ্যমন্ত্রী থাকাকালে যে ঘটনাগুলো ঘটেছে ভারতের কোন প্রধানমন্ত্রী সেরকম ইতিহাসের সঙ্গে যুক্ত নয়। উনার হাত রক্তে লাল হয়ে আছে ।তার জন্য উনি আজও পর্যন্ত কোনো দুঃখ প্রকাশ করেননি ।মনিপুরে এখনো কোনো বিবৃতি দেননি। তামিলনাড়ুর লোকেরাও কিন্তু ভারত বিরোধী। কথাবার্তা বলতে আরম্ভ করেছে ।অরিত্র চাইছে যে বিজেপির চাটু গিরি করে যদি ভবিষ্যতে কোন এমএলএ হওয়া যায়।</text:p>
          </table:table-cell>
          <table:table-cell office:value-type="float" office:value="0" table:style-name="ce1">
            <text:p>0</text:p>
          </table:table-cell>
          <table:table-cell table:number-columns-repeated="16382"/>
        </table:table-row>
        <table:table-row table:style-name="ro1">
          <table:table-cell office:value-type="string" table:style-name="ce4">
            <text:p>সরকার অস্ত্র দিছে বাড়িতে রেখে গরম বালু দিয়ে ধার দেওযার জন্য।তাই এই অবস্থা।নয়তো যেইখানে আইনের লোক উপস্তিত থেকে যা আইনের কাজ মনে করবে তাই করা উচিৎ এতে ১০ জনের মৃত্যু হইলেও রাষ্ট্রের উন্নয়ন হবে।</text:p>
          </table:table-cell>
          <table:table-cell office:value-type="float" office:value="0" table:style-name="ce1">
            <text:p>0</text:p>
          </table:table-cell>
          <table:table-cell table:number-columns-repeated="16382"/>
        </table:table-row>
        <table:table-row table:style-name="ro1">
          <table:table-cell office:value-type="string" table:style-name="ce4">
            <text:p>পাহাড়িরা সুযোগ পেলে কতো নিষ্ঠুর হতে পারে তার প্রমান এটি</text:p>
          </table:table-cell>
          <table:table-cell office:value-type="float" office:value="0" table:style-name="ce1">
            <text:p>0</text:p>
          </table:table-cell>
          <table:table-cell table:number-columns-repeated="16382"/>
        </table:table-row>
        <table:table-row table:style-name="ro1">
          <table:table-cell office:value-type="string" table:style-name="ce4">
            <text:p>আইন-শৃঙ্খলার বাহিনী যদি মুক্তিপণের টাকা দেয়ার সময় একটা ড্রোন ব্যবহার করতো উপর থেকে এবং দেখার চেষ্টা করতো, যে হৃদয়কে ওরা কোন জায়গায় রাখছে তাহলে কিন্তু সেটা তারা পারতো উদ্ধার করতে, কিন্তু আইন-শৃঙ্খলার বাহিনীকে হৃদয়ের পিতা বলার পরেও উদ্ধার করার কাজে কোন সহযোগিতা না করে তারা উল্টা হৃদয়ের বাবাকে সেই জঙ্গলে যেতে নিষেধ করছে মুক্তিপণের টাকা নিয়ে যেতে, যে সেটা ভয়ঙ্কর জায়গা বলে। পুলিশ পারতো একটা ড্রোন ব্যবহার করে সেই মুক্তিপণের টাকা নিয়া ব্যক্তিকে গ্রেফতার করে সাথে সাথেই হৃদয় কোন জায়গায় আছে সেটা বাহির করতে পারতো কিন্তু পুলিশ সেটা করেনি কেন? নাকি এখানে পুলিশেরও লাভ আছে? মুক্তিপণের টাকা থেকে কি তারাও ভাগ পেত নাকি।</text:p>
          </table:table-cell>
          <table:table-cell office:value-type="float" office:value="0" table:style-name="ce1">
            <text:p>0</text:p>
          </table:table-cell>
          <table:table-cell table:number-columns-repeated="16382"/>
        </table:table-row>
        <table:table-row table:style-name="ro1">
          <table:table-cell office:value-type="string" table:style-name="ce4">
            <text:p>খুব সুন্দর ধন্যবাদ আপনাদে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কে একটা ভোট দেওয়া মানেই দুর্নীতি কে প্রশ্রয় দেওয়া।</text:p>
          </table:table-cell>
          <table:table-cell office:value-type="float" office:value="0" table:style-name="ce1">
            <text:p>0</text:p>
          </table:table-cell>
          <table:table-cell table:number-columns-repeated="16382"/>
        </table:table-row>
        <table:table-row table:style-name="ro1">
          <table:table-cell office:value-type="string" table:style-name="ce4">
            <text:p>কুত্তার বাচ্চাদের কঠিন বিচার হওয়ার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পাহাড় যেমন সুন্দর, , , এর ভিত‌রে র‌য়ে‌ছে, , ভয়ঙ্কর সাধারন মানু‌ষের জীবন, , , , কেউ মুক খুল‌তে চায়না</text:p>
          </table:table-cell>
          <table:table-cell office:value-type="float" office:value="0" table:style-name="ce1">
            <text:p>0</text:p>
          </table:table-cell>
          <table:table-cell table:number-columns-repeated="16382"/>
        </table:table-row>
        <table:table-row table:style-name="ro1">
          <table:table-cell office:value-type="string" table:style-name="ce4">
            <text:p>অরিত্রের ইসলাম ধর্মের বাড়াবাড়ি চোখে পড়ে না কিন্তু হিন্দুদের ধর্মীয় অনুষ্ঠান ও ধর্ম পালন করাটা অরিত্রের বাজে কাজ মনে হয়।</text:p>
          </table:table-cell>
          <table:table-cell office:value-type="float" office:value="0" table:style-name="ce1">
            <text:p>0</text:p>
          </table:table-cell>
          <table:table-cell table:number-columns-repeated="16382"/>
        </table:table-row>
        <table:table-row table:style-name="ro1">
          <table:table-cell office:value-type="string" table:style-name="ce4">
            <text:p>জার চলে যায় সেই বুঝে কষ্ট কি</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পুলিশের উপর মানুষের কত রাগ কত ক্ষোভ তা এটা দেখলে বোঝা যায় আর হবেই বা না কেন কারণ বাংলাদেশের পুলিশ এমন কোন খারাপ কাজ নেই যে তারা করে না</text:p>
          </table:table-cell>
          <table:table-cell office:value-type="float" office:value="0" table:style-name="ce1">
            <text:p>0</text:p>
          </table:table-cell>
          <table:table-cell table:number-columns-repeated="16382"/>
        </table:table-row>
        <table:table-row table:style-name="ro1">
          <table:table-cell office:value-type="string" table:style-name="ce4">
            <text:p>চোখের পা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কথা হলো দেশের প্রশাসন ভিতু! তারাও ভয় পায়</text:p>
          </table:table-cell>
          <table:table-cell office:value-type="float" office:value="0" table:style-name="ce1">
            <text:p>0</text:p>
          </table:table-cell>
          <table:table-cell table:number-columns-repeated="16382"/>
        </table:table-row>
        <table:table-row table:style-name="ro1">
          <table:table-cell office:value-type="string" table:style-name="ce4">
            <text:p>কে কোথায় আছ আর বাড়তে দিওনা ছাত্রলীগ কে।।।।গুপ্ত হত্যা করো দেশের মানুষ কে বাঁচাতে এগিয়ে আস। দেশ কে স্বাধীন করো।</text:p>
          </table:table-cell>
          <table:table-cell office:value-type="float" office:value="1" table:style-name="ce1">
            <text:p>1</text:p>
          </table:table-cell>
          <table:table-cell table:number-columns-repeated="16382"/>
        </table:table-row>
        <table:table-row table:style-name="ro1">
          <table:table-cell office:value-type="string" table:style-name="ce4">
            <text:p>পশ্চিমবাংলায় ৩০-৩৫টি আসন বি, জে, পি পাবে। ১০০শতাংশ গ্যারান্টি।</text:p>
          </table:table-cell>
          <table:table-cell office:value-type="float" office:value="0" table:style-name="ce1">
            <text:p>0</text:p>
          </table:table-cell>
          <table:table-cell table:number-columns-repeated="16382"/>
        </table:table-row>
        <table:table-row table:style-name="ro1">
          <table:table-cell office:value-type="string" table:style-name="ce4">
            <text:p>এই ছাত্রলীগ আর আওয়ামী লীগে নির্বংশ করা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সমগ্র বাংলাদেশের জনগণের এমন প্রতিবাদী হয়ে উঠা এখন সময়ের অন্যতম দাবী।</text:p>
          </table:table-cell>
          <table:table-cell office:value-type="float" office:value="1" table:style-name="ce1">
            <text:p>1</text:p>
          </table:table-cell>
          <table:table-cell table:number-columns-repeated="16382"/>
        </table:table-row>
        <table:table-row table:style-name="ro1">
          <table:table-cell office:value-type="string" table:style-name="ce4">
            <text:p>ভেবেছিলাম প্রতিবাদী। অন্যায় অত্যাচারের প্রতিবাদ করছে। কিন্তু বুঝলাম সুযোগ পাওয়ার বিনিময়ে নিজেকে বিক্রি করে দিয়েছে অত্যাচারী শাসকের কাছে।</text:p>
          </table:table-cell>
          <table:table-cell office:value-type="float" office:value="0" table:style-name="ce1">
            <text:p>0</text:p>
          </table:table-cell>
          <table:table-cell table:number-columns-repeated="16382"/>
        </table:table-row>
        <table:table-row table:style-name="ro1">
          <table:table-cell office:value-type="string" table:style-name="ce4">
            <text:p>সমস্ত উপজাতিদের গুলি মেরে বাংলাদেশ থেকে বের করে দেওয়া উচিৎ!</text:p>
          </table:table-cell>
          <table:table-cell office:value-type="float" office:value="0" table:style-name="ce1">
            <text:p>0</text:p>
          </table:table-cell>
          <table:table-cell table:number-columns-repeated="16382"/>
        </table:table-row>
        <table:table-row table:style-name="ro1">
          <table:table-cell office:value-type="string" table:style-name="ce4">
            <text:p>মৌপ্রিয়া মমতাকে স্টুডিওতে ডেকে এই ভাবে প্রশ্ন করুক । এত দুর্নীতি এত চুরি করার পরও এই ভাবে প্রশ্ন করতে পারবে তো?</text:p>
          </table:table-cell>
          <table:table-cell office:value-type="float" office:value="0" table:style-name="ce1">
            <text:p>0</text:p>
          </table:table-cell>
          <table:table-cell table:number-columns-repeated="16382"/>
        </table:table-row>
        <table:table-row table:style-name="ro1">
          <table:table-cell office:value-type="string" table:style-name="ce1">
            <text:p>বাংলাদেশর উচ্চ আদালত ও প্রধানমন্ত্রীকে বলতে চাই এই রকম রাজ সাখখী পাওয়ার পর অপেক্ষা কিসের ফাঁসি দরিতে ঝুলানো হোক আসামীদের</text:p>
          </table:table-cell>
          <table:table-cell office:value-type="float" office:value="0" table:style-name="ce1">
            <text:p>0</text:p>
          </table:table-cell>
          <table:table-cell table:number-columns-repeated="16382"/>
        </table:table-row>
        <table:table-row table:style-name="ro1">
          <table:table-cell office:value-type="string" table:style-name="ce4">
            <text:p>খুবই বেদনাদায়ক ঘটনা ,,, এর এই ঘটনার দৃষ্টান্তমূলক শাস্তি দেওয়া হোক, হবে কি দৃষ্টান্তমূলক শাস্তি,, মনে হয় না,, এই বাংলাদেশ এএএ,, অনেক ঘটনায় ডাকা পড়ে যায়, এটাও তাই হবে</text:p>
          </table:table-cell>
          <table:table-cell office:value-type="float" office:value="0" table:style-name="ce1">
            <text:p>0</text:p>
          </table:table-cell>
          <table:table-cell table:number-columns-repeated="16382"/>
        </table:table-row>
        <table:table-row table:style-name="ro1">
          <table:table-cell office:value-type="string" table:style-name="ce1">
            <text:p>পাহাড়িদের নুনু পানি দিয়ে দুয়ে বাংলাদেশের প্রতিটি আবেগি মোসলমান দের মসজিদে মক্তবে মাদ্রাসায় বিতরণ করে সবাই কে পান করিয়ে ঈমানি শক্তি বৃদ্ধি করে নেওয়া সময় সুযোগ এখুনি বর্তমান জান্নাতি হযরত আলহাজ হাসিনার শাসন আমলেই সম্ভব হযরত আল হাজ হাসিনা খমতা থেকে বিদায় নিলে কিন্তু আর ঈমানের মজবুতি বা ঈমানি শক্তি অর্জন করা সম্ভব নয়</text:p>
          </table:table-cell>
          <table:table-cell office:value-type="float" office:value="0" table:style-name="ce1">
            <text:p>0</text:p>
          </table:table-cell>
          <table:table-cell table:number-columns-repeated="16382"/>
        </table:table-row>
        <table:table-row table:style-name="ro1">
          <table:table-cell office:value-type="string" table:style-name="ce4">
            <text:p>এই অমিত শাহা হচ্ছে টান্ডা মাথার খুনি, এই বেঁচে থাকলে আরও জগন্য অপরাধের জম্ম দিবে</text:p>
          </table:table-cell>
          <table:table-cell office:value-type="float" office:value="0" table:style-name="ce1">
            <text:p>0</text:p>
          </table:table-cell>
          <table:table-cell table:number-columns-repeated="16382"/>
        </table:table-row>
        <table:table-row table:style-name="ro1">
          <table:table-cell office:value-type="string" table:style-name="ce4">
            <text:p>বেজন্মা পুলিশ</text:p>
          </table:table-cell>
          <table:table-cell office:value-type="float" office:value="0" table:style-name="ce1">
            <text:p>0</text:p>
          </table:table-cell>
          <table:table-cell table:number-columns-repeated="16382"/>
        </table:table-row>
        <table:table-row table:style-name="ro1">
          <table:table-cell office:value-type="string" table:style-name="ce4">
            <text:p>এভাবে আরো কত ছাত্রের প্রাণ নিবে এরা। রাক্ষসী।</text:p>
          </table:table-cell>
          <table:table-cell office:value-type="float" office:value="0" table:style-name="ce1">
            <text:p>0</text:p>
          </table:table-cell>
          <table:table-cell table:number-columns-repeated="16382"/>
        </table:table-row>
        <table:table-row table:style-name="ro1">
          <table:table-cell office:value-type="string" table:style-name="ce4">
            <text:p>বুকটা ভরে গেলো। মানুষ কখনো পুলিশ হয় না আর পুলিশ পারে না কখনো মানুষ হতে।</text:p>
          </table:table-cell>
          <table:table-cell office:value-type="float" office:value="0" table:style-name="ce1">
            <text:p>0</text:p>
          </table:table-cell>
          <table:table-cell table:number-columns-repeated="16382"/>
        </table:table-row>
        <table:table-row table:style-name="ro1">
          <table:table-cell office:value-type="string" table:style-name="ce1">
            <text:p>এখন বাংলাদেশ সরকারে কি করছে বাংলাদেশ সরকারের খালি নিউজ দেখার জন্য বসে আছে নাকি এদেরকে ধরে শাস্তি সাজা দেয় না কেন ডাইরেক ফাঁসি দেওয়া</text:p>
          </table:table-cell>
          <table:table-cell office:value-type="float" office:value="0" table:style-name="ce1">
            <text:p>0</text:p>
          </table:table-cell>
          <table:table-cell table:number-columns-repeated="16382"/>
        </table:table-row>
        <table:table-row table:style-name="ro1">
          <table:table-cell office:value-type="string" table:style-name="ce1">
            <text:p>আমি একশত ভাগ নিশ্চিত এদের কারো ফাশি হবে না, কারন অবৈধভাবে ক্ষমতায় আসা খুনি হাসিনার নির্দেশে এই জানোয়ার শুয়োরের বাচ্চারা আবরার কে হত্যা করতে সাহস পাইছে, দেশের সবাই এক হয়ে রাক্ষসী খুনি হাসিনা ও তার পোষা কুকুর বাহিনী কে ঝাড়ূ দিয়ে পিটিয়ে ইনডিয়াতে বিদায় করে দিতে হবে, ,</text:p>
          </table:table-cell>
          <table:table-cell office:value-type="float" office:value="0" table:style-name="ce1">
            <text:p>0</text:p>
          </table:table-cell>
          <table:table-cell table:number-columns-repeated="16382"/>
        </table:table-row>
        <table:table-row table:style-name="ro1">
          <table:table-cell office:value-type="string" table:style-name="ce4">
            <text:p>যে ভাবে এরা অবৈধ এ সরকারকে ক্ষমতায় রাখছে,, মানুষের ঘৃনা ক্ষোভ এদের প্রতি এত বাড়ছে,,যে কয়েকদিন পর এদের অবস্থা মায়ানমারের জান্তা বাহিনীর মত হলেও অবাক হওয়ার কিছু থাকবে না।</text:p>
          </table:table-cell>
          <table:table-cell office:value-type="float" office:value="0" table:style-name="ce1">
            <text:p>0</text:p>
          </table:table-cell>
          <table:table-cell table:number-columns-repeated="16382"/>
        </table:table-row>
        <table:table-row table:style-name="ro1">
          <table:table-cell office:value-type="string" table:style-name="ce4">
            <text:p>মুলতঃ যাদের ভোটে এই কুখ্যাত সরকার টা ক্ষমতা দখল করে আছে, সেই সংখ্যালঘুদের মুল্য দিতে হচ্ছে সবচেয়ে বেশি। এনাদের এবার অন্তত বোঝা উচিত মমতা ব্যানার্জি এদের শুধু ভোটব্যাঙ্ক হিসেবেই মনে করে। তার বেশি কিছু নয়।</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রা মানুষ হয়েও মানুষের মাংস খায় কিভাবে !!</text:p>
          </table:table-cell>
          <table:table-cell office:value-type="float" office:value="0" table:style-name="ce1">
            <text:p>0</text:p>
          </table:table-cell>
          <table:table-cell table:number-columns-repeated="16382"/>
        </table:table-row>
        <table:table-row table:style-name="ro1">
          <table:table-cell office:value-type="string" table:style-name="ce4">
            <text:p>দারুন দারুন লাগলো</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র প্রশাসন বলে কথা</text:p>
          </table:table-cell>
          <table:table-cell office:value-type="float" office:value="0" table:style-name="ce1">
            <text:p>0</text:p>
          </table:table-cell>
          <table:table-cell table:number-columns-repeated="16382"/>
        </table:table-row>
        <table:table-row table:style-name="ro1">
          <table:table-cell office:value-type="string" table:style-name="ce4">
            <text:p>উচিত শিক্ষা দিছে এলাকা বাসী।</text:p>
          </table:table-cell>
          <table:table-cell office:value-type="float" office:value="0" table:style-name="ce1">
            <text:p>0</text:p>
          </table:table-cell>
          <table:table-cell table:number-columns-repeated="16382"/>
        </table:table-row>
        <table:table-row table:style-name="ro1">
          <table:table-cell office:value-type="string" table:style-name="ce4">
            <text:p>এই রকম নির্মম হত্যাকাণ্ডের উপযুক্ত বিচার না হলে এই স্বাধীন বাংলাদেশের ভবিষ্যৎ হবে ঘোর অন্ধকার । আর এর জন্য দায়ী থাকবে বর্তমান সরকার ও বিচার বিভাগ। কারন বুয়েট যতদিন থাকবে ততদিনই এই আবরার ফাহাদ কে মনে রাখবে স্মৃতির পাতায়।</text:p>
          </table:table-cell>
          <table:table-cell office:value-type="float" office:value="0" table:style-name="ce1">
            <text:p>0</text:p>
          </table:table-cell>
          <table:table-cell table:number-columns-repeated="16382"/>
        </table:table-row>
        <table:table-row table:style-name="ro1">
          <table:table-cell office:value-type="string" table:style-name="ce4">
            <text:p>মা আল্লাহর বড় নিয়ামত মা ছাড়া বেচে থাকা কঠিন।</text:p>
          </table:table-cell>
          <table:table-cell office:value-type="float" office:value="0" table:style-name="ce1">
            <text:p>0</text:p>
          </table:table-cell>
          <table:table-cell table:number-columns-repeated="16382"/>
        </table:table-row>
        <table:table-row table:style-name="ro1">
          <table:table-cell office:value-type="string" table:style-name="ce1">
            <text:p>দিলীপ ঘোষ বল্লে কুকথা মুখ্যমন্ত্রী বাম্বু দেওয়ার কথা বল্লেও ঠিক আছে মহিলা তো-----</text:p>
          </table:table-cell>
          <table:table-cell office:value-type="float" office:value="0" table:style-name="ce1">
            <text:p>0</text:p>
          </table:table-cell>
          <table:table-cell table:number-columns-repeated="16382"/>
        </table:table-row>
        <table:table-row table:style-name="ro1">
          <table:table-cell office:value-type="string" table:style-name="ce4">
            <text:p>এই সরকার কে টেনে নামান , অনুরোধ</text:p>
          </table:table-cell>
          <table:table-cell office:value-type="float" office:value="0" table:style-name="ce1">
            <text:p>0</text:p>
          </table:table-cell>
          <table:table-cell table:number-columns-repeated="16382"/>
        </table:table-row>
        <table:table-row table:style-name="ro1">
          <table:table-cell office:value-type="string" table:style-name="ce4">
            <text:p>মাত্র একটা ছাত্র এর পেছনে এত গুলো ছেলে শত্রু হলো লজ্জা জনক</text:p>
          </table:table-cell>
          <table:table-cell office:value-type="float" office:value="0" table:style-name="ce1">
            <text:p>0</text:p>
          </table:table-cell>
          <table:table-cell table:number-columns-repeated="16382"/>
        </table:table-row>
        <table:table-row table:style-name="ro1">
          <table:table-cell office:value-type="string" table:style-name="ce4">
            <text:p>শিশুটির কান্না দেখে চোখে পানি চলে আসলো।আল্লাহ আপনি শিশুটির প্রতি সহায় হো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ঔ এলাকার মানুষ কে অনেক ধন্যবাদ</text:p>
          </table:table-cell>
          <table:table-cell office:value-type="float" office:value="1" table:style-name="ce1">
            <text:p>1</text:p>
          </table:table-cell>
          <table:table-cell table:number-columns-repeated="16382"/>
        </table:table-row>
        <table:table-row table:style-name="ro1">
          <table:table-cell office:value-type="string" table:style-name="ce4">
            <text:p>মুসলমানদের বলছি এইরকম দেখে লাভ নেই, তোমাদের কবে শিক্ষা হবে?</text:p>
          </table:table-cell>
          <table:table-cell office:value-type="float" office:value="0" table:style-name="ce1">
            <text:p>0</text:p>
          </table:table-cell>
          <table:table-cell table:number-columns-repeated="16382"/>
        </table:table-row>
        <table:table-row table:style-name="ro1">
          <table:table-cell office:value-type="string" table:style-name="ce4">
            <text:p>দিলীপ ঘোষের দম আছে কথা বলার এটাই বাংলা মানুষ চায়</text:p>
          </table:table-cell>
          <table:table-cell office:value-type="float" office:value="1" table:style-name="ce1">
            <text:p>1</text:p>
          </table:table-cell>
          <table:table-cell table:number-columns-repeated="16382"/>
        </table:table-row>
        <table:table-row table:style-name="ro1">
          <table:table-cell office:value-type="string" table:style-name="ce4">
            <text:p>ধন্যবাদ জানাই সত্য ঘটনা তুলে ধরার জন্য সময় টিভির সাংবাদিক কে ।শুভকামনা জানাই</text:p>
          </table:table-cell>
          <table:table-cell office:value-type="float" office:value="1" table:style-name="ce1">
            <text:p>1</text:p>
          </table:table-cell>
          <table:table-cell table:number-columns-repeated="16382"/>
        </table:table-row>
        <table:table-row table:style-name="ro1">
          <table:table-cell office:value-type="string" table:style-name="ce4">
            <text:p>ছাত্রদের রাজনীতি বন্ধ এখনই দরকার</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গুলো এতো খারাপ এদের কখনও বন্ধু ভাবা যায় না</text:p>
          </table:table-cell>
          <table:table-cell office:value-type="float" office:value="0" table:style-name="ce1">
            <text:p>0</text:p>
          </table:table-cell>
          <table:table-cell table:number-columns-repeated="16382"/>
        </table:table-row>
        <table:table-row table:style-name="ro1">
          <table:table-cell office:value-type="string" table:style-name="ce4">
            <text:p>দারুন প্রতিবেদন।</text:p>
          </table:table-cell>
          <table:table-cell office:value-type="float" office:value="1" table:style-name="ce1">
            <text:p>1</text:p>
          </table:table-cell>
          <table:table-cell table:number-columns-repeated="16382"/>
        </table:table-row>
        <table:table-row table:style-name="ro1">
          <table:table-cell office:value-type="string" table:style-name="ce4">
            <text:p>পুলিশ মরলো না তাহলে কি হইল</text:p>
          </table:table-cell>
          <table:table-cell office:value-type="float" office:value="0" table:style-name="ce1">
            <text:p>0</text:p>
          </table:table-cell>
          <table:table-cell table:number-columns-repeated="16382"/>
        </table:table-row>
        <table:table-row table:style-name="ro1">
          <table:table-cell office:value-type="string" table:style-name="ce4">
            <text:p>তৃণমূল মুছে যাচ্ছে,লিখে রাখুন।</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প্রশাসন চরম খারাপ একটা লোক</text:p>
          </table:table-cell>
          <table:table-cell office:value-type="float" office:value="0" table:style-name="ce1">
            <text:p>0</text:p>
          </table:table-cell>
          <table:table-cell table:number-columns-repeated="16382"/>
        </table:table-row>
        <table:table-row table:style-name="ro1">
          <table:table-cell office:value-type="string" table:style-name="ce4">
            <text:p>ঠাকুর তুমি করুনার শেষ নেই তুমি বাবুকে ভালো রেখো তার আত্মীয়-স্বজন জেনে তাকে নিয়ে যাই এই দয়া করবে তুমি সব তােমার হচ্ছা ঠাকুর তুমি ভালো ছাড়া খারাপ কিছু করবেনা</text:p>
          </table:table-cell>
          <table:table-cell office:value-type="float" office:value="1" table:style-name="ce1">
            <text:p>1</text:p>
          </table:table-cell>
          <table:table-cell table:number-columns-repeated="16382"/>
        </table:table-row>
        <table:table-row table:style-name="ro1">
          <table:table-cell office:value-type="string" table:style-name="ce4">
            <text:p>কান্না চলে আসলো চোখে</text:p>
          </table:table-cell>
          <table:table-cell office:value-type="float" office:value="1" table:style-name="ce1">
            <text:p>1</text:p>
          </table:table-cell>
          <table:table-cell table:number-columns-repeated="16382"/>
        </table:table-row>
        <table:table-row table:style-name="ro1">
          <table:table-cell office:value-type="string" table:style-name="ce4">
            <text:p>এই ভাবে এক একটা প্রতিভাবান ছেলে সমাজ থেকে হারিয়ে গেলে আগামী প্রজন্মের ছাত্র ছাত্রীরা কি ভাবে অনুপ্রেরণা যোগাবে দেখে সত্যি নিজেকে খুব খারাপ লাগছে।</text:p>
          </table:table-cell>
          <table:table-cell office:value-type="float" office:value="1" table:style-name="ce1">
            <text:p>1</text:p>
          </table:table-cell>
          <table:table-cell table:number-columns-repeated="16382"/>
        </table:table-row>
        <table:table-row table:style-name="ro1">
          <table:table-cell office:value-type="string" table:style-name="ce4">
            <text:p>​@ ে কেনো তাকে ঐ জায়গায় রেখে চিন্তা করবে দায়িত্ব আপনার চাকরি আপনার বেতন পান আপনি আর চিন্তা করবো আমি???প্রশাসনে কেনো যোগ্য লোকদের নিয়োগ দেয়া হয় না??জনগণের নিরাপত্তা দিতে পারে না! পারে শুধু হয়রানি আর ঘুষ নিতে! আপনার হয়তো সরকারি লোকের দলের লোক আপনার মাথায় এগুলো ঢুকবেনা! আর যদি সরকারি লোকের নাও হন তার পরও বলবো আপনি হয়তো এগুলো বুঝতে পারবেন না!!</text:p>
          </table:table-cell>
          <table:table-cell office:value-type="float" office:value="0" table:style-name="ce1">
            <text:p>0</text:p>
          </table:table-cell>
          <table:table-cell table:number-columns-repeated="16382"/>
        </table:table-row>
        <table:table-row table:style-name="ro1">
          <table:table-cell office:value-type="string" table:style-name="ce4">
            <text:p>জয় শ্রী রাম নমস্কার জানাই মোদী জী কে অভিনন্দন জানাই বাংলাদেশ থেকে মোদী জীর কারনে এখন সারা বিশ্বে মন্দির পেলাম জয় হোক সনাতন ধর্মের জয় শ্রীকৃষ্ণ</text:p>
          </table:table-cell>
          <table:table-cell office:value-type="float" office:value="1" table:style-name="ce1">
            <text:p>1</text:p>
          </table:table-cell>
          <table:table-cell table:number-columns-repeated="16382"/>
        </table:table-row>
        <table:table-row table:style-name="ro1">
          <table:table-cell office:value-type="string" table:style-name="ce4">
            <text:p>এই সরকারটা নিস্তব্ধে বহু শিক্ষিতকে এক প্রকার হত্যা করে চলেছে।</text:p>
          </table:table-cell>
          <table:table-cell office:value-type="float" office:value="0" table:style-name="ce1">
            <text:p>0</text:p>
          </table:table-cell>
          <table:table-cell table:number-columns-repeated="16382"/>
        </table:table-row>
        <table:table-row table:style-name="ro1">
          <table:table-cell office:value-type="string" table:style-name="ce4">
            <text:p>আমি জানি আবরার এর খুনি দের বিচার হবে না কারন এটা বাংলাদেশ ওরা এইভাবেই পার পেয়ে যাবে আর বুক খালি হবে শত শত মায়ের ্‌, যেখানে আমাদের সরকার ই ভোট চুরি করে সরকার সেই দেশে বিচার যাওয়া আর বিলাসিতার ই নামান্তর</text:p>
          </table:table-cell>
          <table:table-cell office:value-type="float" office:value="0" table:style-name="ce1">
            <text:p>0</text:p>
          </table:table-cell>
          <table:table-cell table:number-columns-repeated="16382"/>
        </table:table-row>
        <table:table-row table:style-name="ro1">
          <table:table-cell office:value-type="string" table:style-name="ce4">
            <text:p>যে গারি চাপা দিয়ে এমন ভয়াবহ অধ্যায়ের সুচনা করল তার বিচার কি হবে , প্রশাসনের কাছে প্রশ্ন!!!!</text:p>
          </table:table-cell>
          <table:table-cell office:value-type="float" office:value="1" table:style-name="ce1">
            <text:p>1</text:p>
          </table:table-cell>
          <table:table-cell table:number-columns-repeated="16382"/>
        </table:table-row>
        <table:table-row table:style-name="ro1">
          <table:table-cell office:value-type="string" table:style-name="ce4">
            <text:p>বাংলাদেশ জানুক উপজাতিরা কত ভয়ংকর</text:p>
          </table:table-cell>
          <table:table-cell office:value-type="float" office:value="0" table:style-name="ce1">
            <text:p>0</text:p>
          </table:table-cell>
          <table:table-cell table:number-columns-repeated="16382"/>
        </table:table-row>
        <table:table-row table:style-name="ro1">
          <table:table-cell office:value-type="string" table:style-name="ce4">
            <text:p>মিথ্যাবাদিকে মিথ্যাবাদী বলতে পারলো না, সৎসাহসের অভাব ?!</text:p>
          </table:table-cell>
          <table:table-cell office:value-type="float" office:value="0" table:style-name="ce1">
            <text:p>0</text:p>
          </table:table-cell>
          <table:table-cell table:number-columns-repeated="16382"/>
        </table:table-row>
        <table:table-row table:style-name="ro1">
          <table:table-cell office:value-type="string" table:style-name="ce4">
            <text:p>ইমরান চলে গেলেও হাজার ইমরান আছে সরকারের ঘুঘুর বাসা ভেঙে এবার কি করে সেটাই দেখার</text:p>
          </table:table-cell>
          <table:table-cell office:value-type="float" office:value="0" table:style-name="ce1">
            <text:p>0</text:p>
          </table:table-cell>
          <table:table-cell table:number-columns-repeated="16382"/>
        </table:table-row>
        <table:table-row table:style-name="ro1">
          <table:table-cell office:value-type="string" table:style-name="ce4">
            <text:p>পুলিশের উপর হামলা হওয়ার কারন পুলিশ নিজে বেবহার ভালো না</text:p>
          </table:table-cell>
          <table:table-cell office:value-type="float" office:value="0" table:style-name="ce1">
            <text:p>0</text:p>
          </table:table-cell>
          <table:table-cell table:number-columns-repeated="16382"/>
        </table:table-row>
        <table:table-row table:style-name="ro1">
          <table:table-cell office:value-type="string" table:style-name="ce4">
            <text:p>পরিবহন‌ ও যোগাযোগ মন্ত্রী</text:p>
          </table:table-cell>
          <table:table-cell office:value-type="float" office:value="0" table:style-name="ce1">
            <text:p>0</text:p>
          </table:table-cell>
          <table:table-cell table:number-columns-repeated="16382"/>
        </table:table-row>
        <table:table-row table:style-name="ro1">
          <table:table-cell office:value-type="string" table:style-name="ce1">
            <text:p>এদেশে বিচার ব্যবস্থার কারনে এই অবস্থা। পৃথিবীর কোথায়ও এরকম অবস্থা নাই পুলিশের কার্যক্রমে মানুষ এতো হস্তক্ষেপ করে।</text:p>
          </table:table-cell>
          <table:table-cell office:value-type="float" office:value="0" table:style-name="ce1">
            <text:p>0</text:p>
          </table:table-cell>
          <table:table-cell table:number-columns-repeated="16382"/>
        </table:table-row>
        <table:table-row table:style-name="ro1">
          <table:table-cell office:value-type="string" table:style-name="ce4">
            <text:p>বাংলাদেশের উচিত মিয়ানমারেরা যেভাবে রোহিঙ্গা দের মেরে দেশ থেকে বের করেছে ঠিক এসব উপজাতিগুলো মেরে দেশ থেকে বের করে দেওয়া</text:p>
          </table:table-cell>
          <table:table-cell office:value-type="float" office:value="0" table:style-name="ce1">
            <text:p>0</text:p>
          </table:table-cell>
          <table:table-cell table:number-columns-repeated="16382"/>
        </table:table-row>
        <table:table-row table:style-name="ro1">
          <table:table-cell office:value-type="string" table:style-name="ce4">
            <text:p>চোর প্রশাসন</text:p>
          </table:table-cell>
          <table:table-cell office:value-type="float" office:value="0" table:style-name="ce1">
            <text:p>0</text:p>
          </table:table-cell>
          <table:table-cell table:number-columns-repeated="16382"/>
        </table:table-row>
        <table:table-row table:style-name="ro1">
          <table:table-cell office:value-type="string" table:style-name="ce4">
            <text:p>সেনা অভিযান চালিয়ে বাংলাদেশ থেকে এসব বার্মিজ সন্ত্রসীদের দেশ ছাড়া করা হোক। এসব জানোয়াররা বাংলাদেশে থাকার যোগ্য না।</text:p>
          </table:table-cell>
          <table:table-cell office:value-type="float" office:value="0" table:style-name="ce1">
            <text:p>0</text:p>
          </table:table-cell>
          <table:table-cell table:number-columns-repeated="16382"/>
        </table:table-row>
        <table:table-row table:style-name="ro1">
          <table:table-cell office:value-type="string" table:style-name="ce4">
            <text:p>আল্লার জাতের কসম তদের বিচার এ বাংলাদেশর জমিনে হবে এখানে মুল হোতা অমিত শাহ</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নিজেই তো গাড়ি ফেলে দিচ্ছে বলে মনে হচ্ছে</text:p>
          </table:table-cell>
          <table:table-cell office:value-type="float" office:value="0" table:style-name="ce1">
            <text:p>0</text:p>
          </table:table-cell>
          <table:table-cell table:number-columns-repeated="16382"/>
        </table:table-row>
        <table:table-row table:style-name="ro1">
          <table:table-cell office:value-type="string" table:style-name="ce4">
            <text:p>এইটাই চাই ছে মমতা সরকার ধিক্কার জানাই এরকম সরকার কে</text:p>
          </table:table-cell>
          <table:table-cell office:value-type="float" office:value="0" table:style-name="ce1">
            <text:p>0</text:p>
          </table:table-cell>
          <table:table-cell table:number-columns-repeated="16382"/>
        </table:table-row>
        <table:table-row table:style-name="ro1">
          <table:table-cell office:value-type="string" table:style-name="ce1">
            <text:p>এটাও শেষ পর্যন্ত গুঁড়োজিবী হবে!!!</text:p>
          </table:table-cell>
          <table:table-cell office:value-type="float" office:value="0" table:style-name="ce1">
            <text:p>0</text:p>
          </table:table-cell>
          <table:table-cell table:number-columns-repeated="16382"/>
        </table:table-row>
        <table:table-row table:style-name="ro1">
          <table:table-cell office:value-type="string" table:style-name="ce4">
            <text:p>এটা সত্য কথা নয় যে পুরীর জগন্নাথদেবের মন্দিরের পতাকা হাওয়ার বিপরীতে ওড়ে।</text:p>
          </table:table-cell>
          <table:table-cell office:value-type="float" office:value="0" table:style-name="ce1">
            <text:p>0</text:p>
          </table:table-cell>
          <table:table-cell table:number-columns-repeated="16382"/>
        </table:table-row>
        <table:table-row table:style-name="ro1">
          <table:table-cell office:value-type="string" table:style-name="ce4">
            <text:p>আহ পুলিশকে কেও ভালো পাইনা</text:p>
          </table:table-cell>
          <table:table-cell office:value-type="float" office:value="0" table:style-name="ce1">
            <text:p>0</text:p>
          </table:table-cell>
          <table:table-cell table:number-columns-repeated="16382"/>
        </table:table-row>
        <table:table-row table:style-name="ro1">
          <table:table-cell office:value-type="string" table:style-name="ce1">
            <text:p>মা দের অতি আদরে সন্তান হয়েছে বাদর।আর টাকার জন্য বাবাদের পুঙ্গা দিয়ে যে রস বের হয়ে যায় সে দিকে কোন খেয়াল নেই।আকাশের ভ্যান চালক বাবাকে জাতীয় ভাবে পুরষ্কার দেয়া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অভিনেতা অরিত্র কে যেমন ভালো লাগতো একইভাবে সুবক্তা ও সুনাগরিক অরিত্র কেও ভালো লাগছে। কোন একটা জায়গায় রাজনীতি তোমাকে টানছে এবং সেটা হলে খুব ভালো হয় পশ্চিমবঙ্গে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প্রশাসন সাহায্য করে না বাহ। এটাই তো বাংলাদেশ</text:p>
          </table:table-cell>
          <table:table-cell office:value-type="float" office:value="0" table:style-name="ce1">
            <text:p>0</text:p>
          </table:table-cell>
          <table:table-cell table:number-columns-repeated="16382"/>
        </table:table-row>
        <table:table-row table:style-name="ro1">
          <table:table-cell office:value-type="string" table:style-name="ce4">
            <text:p>হাড্ডি কখনো গোস্ত হয় না উপজাতি কখনো দোস্ত হয় না</text:p>
          </table:table-cell>
          <table:table-cell office:value-type="float" office:value="0" table:style-name="ce1">
            <text:p>0</text:p>
          </table:table-cell>
          <table:table-cell table:number-columns-repeated="16382"/>
        </table:table-row>
        <table:table-row table:style-name="ro1">
          <table:table-cell office:value-type="string" table:style-name="ce1">
            <text:p>বর্তমানে তৃনমূলের দূরনিতির যা অবস্থা,এই সরকার টিকে থাকা কঠিন,এ মত অবস্থায় দল থেকে নুতন নেতা মন্ত্রীদের দল থেকে বেরিয়ে আসা কঠিন,কেননা অন্য দলে জায়গা পাওয়া সম্ভব নয়.</text:p>
          </table:table-cell>
          <table:table-cell office:value-type="float" office:value="0" table:style-name="ce1">
            <text:p>0</text:p>
          </table:table-cell>
          <table:table-cell table:number-columns-repeated="16382"/>
        </table:table-row>
        <table:table-row table:style-name="ro1">
          <table:table-cell office:value-type="string" table:style-name="ce1">
            <text:p>পাহা‌ড়ি জন‌গো‌ষ্ঠি বাঙা‌লী‌দের সা‌থে মিশ‌তে পা‌রে, বন্ধুসুলভ থাক‌তে পা‌রে, বাংল‌া‌দে‌শি হিসা‌বে সুন্দর জীবন যাপন কর‌তে পা‌রে। কিন্তু তারা বাঙালী‌দের সা‌থে মিশ‌তে চায় না। নি‌জে‌দের ই‌গো ধ‌রে রা‌খে। অথচ তা‌দের সরকার সব সময়ই চেষ্টা ক‌রে সু‌যোগ সু‌বিধা দেওয়ার। আলাদা মন্ত্রণালয় তৈ‌রি করা হ‌য়ে‌ছে। অথচ কিছু উগ্রপ‌ন্থিরা দে‌শের শা‌ন্তি নষ্ট কর‌তে‌ছে।</text:p>
          </table:table-cell>
          <table:table-cell office:value-type="float" office:value="0" table:style-name="ce1">
            <text:p>0</text:p>
          </table:table-cell>
          <table:table-cell table:number-columns-repeated="16382"/>
        </table:table-row>
        <table:table-row table:style-name="ro1">
          <table:table-cell office:value-type="string" table:style-name="ce4">
            <text:p>ইসলাম হলো পৃথিবীর একমাত্র শান্তির ধর্ম</text:p>
          </table:table-cell>
          <table:table-cell office:value-type="float" office:value="0" table:style-name="ce1">
            <text:p>0</text:p>
          </table:table-cell>
          <table:table-cell table:number-columns-repeated="16382"/>
        </table:table-row>
        <table:table-row table:style-name="ro1">
          <table:table-cell office:value-type="string" table:style-name="ce4">
            <text:p>ধন্যবাদ ধন্যবাদ এটাই হচ্ছে বিচার</text:p>
          </table:table-cell>
          <table:table-cell office:value-type="float" office:value="1" table:style-name="ce1">
            <text:p>1</text:p>
          </table:table-cell>
          <table:table-cell table:number-columns-repeated="16382"/>
        </table:table-row>
        <table:table-row table:style-name="ro1">
          <table:table-cell office:value-type="string" table:style-name="ce4">
            <text:p>রাজ্য বাসি হিসাবে খুব দুঃখের সাথে লজ্জার,</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 জনগোষ্ঠী কারও কখনও বন্ধু হতে পারে না। সন্ত্রাসী রা খুব জঘন্য</text:p>
          </table:table-cell>
          <table:table-cell office:value-type="float" office:value="0" table:style-name="ce1">
            <text:p>0</text:p>
          </table:table-cell>
          <table:table-cell table:number-columns-repeated="16382"/>
        </table:table-row>
        <table:table-row table:style-name="ro1">
          <table:table-cell office:value-type="string" table:style-name="ce4">
            <text:p>এলাকার মানুষের সাহস আছে</text:p>
          </table:table-cell>
          <table:table-cell office:value-type="float" office:value="1" table:style-name="ce1">
            <text:p>1</text:p>
          </table:table-cell>
          <table:table-cell table:number-columns-repeated="16382"/>
        </table:table-row>
        <table:table-row table:style-name="ro1">
          <table:table-cell office:value-type="string" table:style-name="ce4">
            <text:p>আমার এমন একটা কলিজা আছে। বাবুটাকে দেখে আমার কান্না চলে আসছে।</text:p>
          </table:table-cell>
          <table:table-cell office:value-type="float" office:value="1" table:style-name="ce1">
            <text:p>1</text:p>
          </table:table-cell>
          <table:table-cell table:number-columns-repeated="16382"/>
        </table:table-row>
        <table:table-row table:style-name="ro1">
          <table:table-cell office:value-type="string" table:style-name="ce4">
            <text:p>মুখ্যমন্ত্রী বাংলার মানুষের কাছে প্রতিশোধ নিতে চায় উনার মধ্যে কিসের এত প্রতিশোধের আগুন উনি এ বাংলার বাইরের কোন সন্ত্রাসবাদী সংস্থার গুপ্তচর কিনা সেটা খতিয়ে দেখা হোক</text:p>
          </table:table-cell>
          <table:table-cell office:value-type="float" office:value="0" table:style-name="ce1">
            <text:p>0</text:p>
          </table:table-cell>
          <table:table-cell table:number-columns-repeated="16382"/>
        </table:table-row>
        <table:table-row table:style-name="ro1">
          <table:table-cell office:value-type="string" table:style-name="ce4">
            <text:p>আইন যখন ঠিক পথে চলে না তখন জনগণ আইনকে বৃদ্ধাঙ্গুলি দেখানোর স্বাভাবিক</text:p>
          </table:table-cell>
          <table:table-cell office:value-type="float" office:value="0" table:style-name="ce1">
            <text:p>0</text:p>
          </table:table-cell>
          <table:table-cell table:number-columns-repeated="16382"/>
        </table:table-row>
        <table:table-row table:style-name="ro1">
          <table:table-cell office:value-type="string" table:style-name="ce4">
            <text:p>যাদের দুর্নীতির জন্য এটা হলো তাদের শাস্তি চাই।</text:p>
          </table:table-cell>
          <table:table-cell office:value-type="float" office:value="1" table:style-name="ce1">
            <text:p>1</text:p>
          </table:table-cell>
          <table:table-cell table:number-columns-repeated="16382"/>
        </table:table-row>
        <table:table-row table:style-name="ro1">
          <table:table-cell office:value-type="string" table:style-name="ce4">
            <text:p>হে মহান আল্লাহ এ বাচ্চাটিকে ধৈর্য ধারণ করে বেঁচে থাকার তৌফিক দান করুন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এই উপ জাতি দের কোনো জাগায় কা্য না দেওয়া টা ভালো</text:p>
          </table:table-cell>
          <table:table-cell office:value-type="float" office:value="0" table:style-name="ce1">
            <text:p>0</text:p>
          </table:table-cell>
          <table:table-cell table:number-columns-repeated="16382"/>
        </table:table-row>
        <table:table-row table:style-name="ro1">
          <table:table-cell office:value-type="string" table:style-name="ce4">
            <text:p>সাহ হবে কাওয়া শালা চুরের দল</text:p>
          </table:table-cell>
          <table:table-cell office:value-type="float" office:value="0" table:style-name="ce1">
            <text:p>0</text:p>
          </table:table-cell>
          <table:table-cell table:number-columns-repeated="16382"/>
        </table:table-row>
        <table:table-row table:style-name="ro1">
          <table:table-cell office:value-type="string" table:style-name="ce4">
            <text:p>জারা ছাত্রলীগ করে তাদের জন্ম পরিচয় থাকে।</text:p>
          </table:table-cell>
          <table:table-cell office:value-type="float" office:value="0" table:style-name="ce1">
            <text:p>0</text:p>
          </table:table-cell>
          <table:table-cell table:number-columns-repeated="16382"/>
        </table:table-row>
        <table:table-row table:style-name="ro1">
          <table:table-cell office:value-type="string" table:style-name="ce4">
            <text:p>সব ধর্মের মূল কথা এক। ঈশ্বর এক ও অদ্বিতীয়।আমাদের উপাসনার ধরন ধর্ম অনুসারে আলাদা হয় ,কিন্তু সবাই এক পরম আত্মার সঙ্গে মিলিত হতে চায়। জয় শ্রীরাম।</text:p>
          </table:table-cell>
          <table:table-cell office:value-type="float" office:value="1" table:style-name="ce1">
            <text:p>1</text:p>
          </table:table-cell>
          <table:table-cell table:number-columns-repeated="16382"/>
        </table:table-row>
        <table:table-row table:style-name="ro1">
          <table:table-cell office:value-type="string" table:style-name="ce1">
            <text:p>ছাত্র শিবির জামাত শিবিরের বিএনপি তাই বলে কি মানুষ কে মারার অধিকার কে দিয়েছে এদের কে!আওয়ামী লীগ সরকার জুলুম করে কখনো ভালো থাকা যায় না!</text:p>
          </table:table-cell>
          <table:table-cell office:value-type="float" office:value="0" table:style-name="ce1">
            <text:p>0</text:p>
          </table:table-cell>
          <table:table-cell table:number-columns-repeated="16382"/>
        </table:table-row>
        <table:table-row table:style-name="ro1">
          <table:table-cell office:value-type="string" table:style-name="ce4">
            <text:p>হারামজাদা কিছু পুলিশের জন্য অনাকাঙ্ক্ষিত ঘটনার মূল কারণ</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গুলারে উচিত শিক্ষা দেওয়া উচিত</text:p>
          </table:table-cell>
          <table:table-cell office:value-type="float" office:value="0" table:style-name="ce1">
            <text:p>0</text:p>
          </table:table-cell>
          <table:table-cell table:number-columns-repeated="16382"/>
        </table:table-row>
        <table:table-row table:style-name="ro1">
          <table:table-cell office:value-type="string" table:style-name="ce4">
            <text:p>চীনের উহানে সকল মসজিদ ভেঙ্গে টয়লেট বানিয়ে ফেলেছে চীন সরকার প্রশাসন ।</text:p>
          </table:table-cell>
          <table:table-cell office:value-type="float" office:value="0" table:style-name="ce1">
            <text:p>0</text:p>
          </table:table-cell>
          <table:table-cell table:number-columns-repeated="16382"/>
        </table:table-row>
        <table:table-row table:style-name="ro1">
          <table:table-cell office:value-type="string" table:style-name="ce4">
            <text:p>হুজুগে বাঙালি</text:p>
          </table:table-cell>
          <table:table-cell office:value-type="float" office:value="0" table:style-name="ce1">
            <text:p>0</text:p>
          </table:table-cell>
          <table:table-cell table:number-columns-repeated="16382"/>
        </table:table-row>
        <table:table-row table:style-name="ro1">
          <table:table-cell office:value-type="string" table:style-name="ce4">
            <text:p>জয় শ্রী কৃষ্ণ অনেক অনেক শুভেচ্ছা ও অভিনন্দন জয় হিন্দ</text:p>
          </table:table-cell>
          <table:table-cell office:value-type="float" office:value="1" table:style-name="ce1">
            <text:p>1</text:p>
          </table:table-cell>
          <table:table-cell table:number-columns-repeated="16382"/>
        </table:table-row>
        <table:table-row table:style-name="ro1">
          <table:table-cell office:value-type="string" table:style-name="ce4">
            <text:p>পুলিশের উপরে হামলা,পুলিশ সদস্য আহত, এর থেকে সুখবর আর কি হতে পারে</text:p>
          </table:table-cell>
          <table:table-cell office:value-type="float" office:value="0" table:style-name="ce1">
            <text:p>0</text:p>
          </table:table-cell>
          <table:table-cell table:number-columns-repeated="16382"/>
        </table:table-row>
        <table:table-row table:style-name="ro1">
          <table:table-cell office:value-type="string" table:style-name="ce4">
            <text:p>কি জানি অনিক কাকুর গ্যাং আরো কতো জনকে নির্জাতন করছে।।</text:p>
          </table:table-cell>
          <table:table-cell office:value-type="float" office:value="0" table:style-name="ce1">
            <text:p>0</text:p>
          </table:table-cell>
          <table:table-cell table:number-columns-repeated="16382"/>
        </table:table-row>
        <table:table-row table:style-name="ro1">
          <table:table-cell office:value-type="string" table:style-name="ce4">
            <text:p>সবগুলা আসামিকে গণবিটুনে মেরে ফেলা উচিত ছিল আর সরকারকে অনুরোধ করছি পুরা জঙ্গল অপসারণ করার জন্য</text:p>
          </table:table-cell>
          <table:table-cell office:value-type="float" office:value="0" table:style-name="ce1">
            <text:p>0</text:p>
          </table:table-cell>
          <table:table-cell table:number-columns-repeated="16382"/>
        </table:table-row>
        <table:table-row table:style-name="ro1">
          <table:table-cell office:value-type="string" table:style-name="ce4">
            <text:p>ও যে বুঝেছে আমার নাড়ী ছিড়ে মা চিরতরে চলে গেছে</text:p>
          </table:table-cell>
          <table:table-cell office:value-type="float" office:value="0" table:style-name="ce1">
            <text:p>0</text:p>
          </table:table-cell>
          <table:table-cell table:number-columns-repeated="16382"/>
        </table:table-row>
        <table:table-row table:style-name="ro1">
          <table:table-cell office:value-type="string" table:style-name="ce4">
            <text:p>পুলিশ রা কি মানুষ নয় দোষ পুলিশের না দোষ সরকারের</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র উপর আল্লাহর গজব পড়বে যারা এমন খারাপ কাজ করলো</text:p>
          </table:table-cell>
          <table:table-cell office:value-type="float" office:value="0" table:style-name="ce1">
            <text:p>0</text:p>
          </table:table-cell>
          <table:table-cell table:number-columns-repeated="16382"/>
        </table:table-row>
        <table:table-row table:style-name="ro1">
          <table:table-cell office:value-type="string" table:style-name="ce4">
            <text:p>এই পুলিশ বানচোদরা প্রথম স্টেপ এ অপরাধীদের ধরতে পারতো.... সব দোষ এই বাল ফালানি পুলিশ প্রশাসন এর।</text:p>
          </table:table-cell>
          <table:table-cell office:value-type="float" office:value="0" table:style-name="ce1">
            <text:p>0</text:p>
          </table:table-cell>
          <table:table-cell table:number-columns-repeated="16382"/>
        </table:table-row>
        <table:table-row table:style-name="ro1">
          <table:table-cell office:value-type="string" table:style-name="ce1">
            <text:p>খুনি আদিবাসী বলেই দ্রুত গ্রেপ্তার করেছে মিডিয়া পাগল হয়েছে ভিউ কামানোর জন্য। শহরে তাদের ধারা যত নির্যাতন ধর্ষণ খুন সব কিছুতেই যদি এমন তৎপরতা থাকতো তাহলে আইন এবং সাংবাদিকদের ধন্যবাদ জানাতাম। কিন্ত তাদের বিষয়ে তারা গোপন করে রাখে। রাউজানে চাকমা মেয়েকে ধর্ষণের পর হত্যা করেছে কোই তখন হাইব্রিড বাঙালি জাতি কুত্তারেরা কোথায় গেলো? কোথায় গেলো হাইব্রিড সাংবাদিকরা। কোথায় গেলো হাইব্রিড জাতির সরকার?</text:p>
          </table:table-cell>
          <table:table-cell office:value-type="float" office:value="0" table:style-name="ce1">
            <text:p>0</text:p>
          </table:table-cell>
          <table:table-cell table:number-columns-repeated="16382"/>
        </table:table-row>
        <table:table-row table:style-name="ro1">
          <table:table-cell office:value-type="string" table:style-name="ce1">
            <text:p>এই অপরাধের ভাগ সরকারের ও কারন আজ পর্যন্ত একজনের বাবার বিচার চাড়া আর কোন বিচার হতে দেখিনি</text:p>
          </table:table-cell>
          <table:table-cell office:value-type="float" office:value="0" table:style-name="ce1">
            <text:p>0</text:p>
          </table:table-cell>
          <table:table-cell table:number-columns-repeated="16382"/>
        </table:table-row>
        <table:table-row table:style-name="ro1">
          <table:table-cell office:value-type="string" table:style-name="ce1">
            <text:p>রাষ্ট্রপতি ও প্রধানমন্ত্রীর প্রতি অনুরোধ আপনরা যদি আপনার মা বাবার বৈধ সন্তান হয়ে থাকেন তবে যেন একজনও ফাঁসি থেকে বাঁচতে না পারে। আর ছাত্রলীগকে নিষিদ্ধ সন্ত্রাসী সংগঠন হিসেবে ঘোষণা করা হোক সরকারিভাবে।</text:p>
          </table:table-cell>
          <table:table-cell office:value-type="float" office:value="0" table:style-name="ce1">
            <text:p>0</text:p>
          </table:table-cell>
          <table:table-cell table:number-columns-repeated="16382"/>
        </table:table-row>
        <table:table-row table:style-name="ro1">
          <table:table-cell office:value-type="string" table:style-name="ce4">
            <text:p>​@ ি আবার হবে পুলিশের প্রতি ক্ষোভ মানুষের মনে আরও বেশি হবে।</text:p>
          </table:table-cell>
          <table:table-cell office:value-type="float" office:value="0" table:style-name="ce1">
            <text:p>0</text:p>
          </table:table-cell>
          <table:table-cell table:number-columns-repeated="16382"/>
        </table:table-row>
        <table:table-row table:style-name="ro1">
          <table:table-cell office:value-type="string" table:style-name="ce4">
            <text:p>চোখে পানি চলে আইলো</text:p>
          </table:table-cell>
          <table:table-cell office:value-type="float" office:value="1" table:style-name="ce1">
            <text:p>1</text:p>
          </table:table-cell>
          <table:table-cell table:number-columns-repeated="16382"/>
        </table:table-row>
        <table:table-row table:style-name="ro1">
          <table:table-cell office:value-type="string" table:style-name="ce4">
            <text:p>ঘুষ দিয়া মানুষকে সন্তুষ্ঠ করা যায় আল্লাহকে না। আল্লাহর ঘর ভেঙ্গে রাম মন্দির বানাও আর সান্তনা দিয়ে লাভ নাই।</text:p>
          </table:table-cell>
          <table:table-cell office:value-type="float" office:value="0" table:style-name="ce1">
            <text:p>0</text:p>
          </table:table-cell>
          <table:table-cell table:number-columns-repeated="16382"/>
        </table:table-row>
        <table:table-row table:style-name="ro1">
          <table:table-cell office:value-type="string" table:style-name="ce4">
            <text:p>এই নিউজটি, মানুষের জীবনের অসাধারণ উদাহরণ, আল্লাহ তায়ালা শিশুটিকে সুস্থ এবং ভালো রাখুক এই কামনাই করি।</text:p>
          </table:table-cell>
          <table:table-cell office:value-type="float" office:value="1" table:style-name="ce1">
            <text:p>1</text:p>
          </table:table-cell>
          <table:table-cell table:number-columns-repeated="16382"/>
        </table:table-row>
        <table:table-row table:style-name="ro1">
          <table:table-cell office:value-type="string" table:style-name="ce4">
            <text:p>এংকার সাহেবা মনে হচ্ছে তৃণমূলের পার্টি অফিস থেকে প্রশ্নগুলো তুলে নিয়ে এসেছেন</text:p>
          </table:table-cell>
          <table:table-cell office:value-type="float" office:value="0" table:style-name="ce1">
            <text:p>0</text:p>
          </table:table-cell>
          <table:table-cell table:number-columns-repeated="16382"/>
        </table:table-row>
        <table:table-row table:style-name="ro1">
          <table:table-cell office:value-type="string" table:style-name="ce4">
            <text:p>প্রত্যেক শিক্ষাপ্রতিষ্ঠানে রাজনীতি বন্ধ করলে হাসিনা অবৈদ ভাবে সরকারে থাকতে পারবেনা তাই বন্দ করবেনা।</text:p>
          </table:table-cell>
          <table:table-cell office:value-type="float" office:value="0" table:style-name="ce1">
            <text:p>0</text:p>
          </table:table-cell>
          <table:table-cell table:number-columns-repeated="16382"/>
        </table:table-row>
        <table:table-row table:style-name="ro1">
          <table:table-cell office:value-type="string" table:style-name="ce1">
            <text:p>​@ মনে ত্রেতা যুগে বাস করেন নাকি ? ফিল্মের বক্স অফিস পাওয়া কোন ব্যাপার ।। শেষ ৪তে দেবের সিনেমা সব মিলে ৫০ কোটির আসে পাশে ব্যবসা করে চে ।। তাছাড়া এদিক ওদিক বছরে ৫টা করে মাচা শো, আওয়ার্ড করে তাতে দেবের পারিশ্রমিক ৭- ১০ লাখ টাকার অব্দি, বাকিনকোনো নায়কের এই ধারাবাহিকতা নেই ।। তাদের সম্পত্তি আসে কি করে ?</text:p>
          </table:table-cell>
          <table:table-cell office:value-type="float" office:value="0" table:style-name="ce1">
            <text:p>0</text:p>
          </table:table-cell>
          <table:table-cell table:number-columns-repeated="16382"/>
        </table:table-row>
        <table:table-row table:style-name="ro1">
          <table:table-cell office:value-type="string" table:style-name="ce1">
            <text:p>আমি একজন কক্সবাজারের সাধারান বাসিন্দা খুব কস্টের সাথে বলতে হচ্ছে আবররার ভাইয়ের থেকে অনেক দুরে আমি হয়তো তার কোনোদিন ছবিও দেখিইনি এই ভাবে যারা নির্মম ভাবে কয়েকজন মিলিয়ে দিলে দিলে পিটিয়ে একজন মানুষ হয়েও আর একজন মানুষ কে হত্যা করতে পারে তারা আসলেই মানুষ না তারা ভয়ংকর রুপের মানুষ নামের জানুয়ার তারা এমনকি তাদের নিজের মা বাবা ভাই বোনদেরকেও এই ভাবে হত্যা করতে পারে তাদের সঠিক বিচার বাস্তবায়ন কার্যকর করা হোক আর যিনিই নির্মমভাবে সহিদ হয়েছেন আল্লাহ তাকে জান্নাতে নসিব করুক আমিন</text:p>
          </table:table-cell>
          <table:table-cell office:value-type="float" office:value="1" table:style-name="ce1">
            <text:p>1</text:p>
          </table:table-cell>
          <table:table-cell table:number-columns-repeated="16382"/>
        </table:table-row>
        <table:table-row table:style-name="ro1">
          <table:table-cell office:value-type="string" table:style-name="ce4">
            <text:p>ইনশাআল্লাহ এতো সুন্দর মসজিদ তৈরি হবে,, যা সারা বিশ্ব তাকিয়ে দেখবে,, আর হিন্দুরা ভিতরে ভিতরে জোলে পুরে মরবে,, আর বলবে এতো সুন্দর মসজিদ বানাইছে,,, মসজিদের সম্মান রক্ষা কারি আমার আল্লাহ,,</text:p>
          </table:table-cell>
          <table:table-cell office:value-type="float" office:value="0" table:style-name="ce1">
            <text:p>0</text:p>
          </table:table-cell>
          <table:table-cell table:number-columns-repeated="16382"/>
        </table:table-row>
        <table:table-row table:style-name="ro1">
          <table:table-cell office:value-type="string" table:style-name="ce4">
            <text:p>ছাত্রলীগ নিপাত যাক</text:p>
          </table:table-cell>
          <table:table-cell office:value-type="float" office:value="0" table:style-name="ce1">
            <text:p>0</text:p>
          </table:table-cell>
          <table:table-cell table:number-columns-repeated="16382"/>
        </table:table-row>
        <table:table-row table:style-name="ro1">
          <table:table-cell office:value-type="string" table:style-name="ce4">
            <text:p>তার মায়ের কান্না দেখে চোখে পা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ভবিষ্যতে হয়তো ঐ মরুভূমি এলাকাই চিরসবুজ অরন্যের দেশে পরিনত হবে। অন্য দিকে সবুজ দেশগুলো হয়তো মরুভূমিতে পরিনত হবে।</text:p>
          </table:table-cell>
          <table:table-cell office:value-type="float" office:value="0" table:style-name="ce1">
            <text:p>0</text:p>
          </table:table-cell>
          <table:table-cell table:number-columns-repeated="16382"/>
        </table:table-row>
        <table:table-row table:style-name="ro1">
          <table:table-cell office:value-type="string" table:style-name="ce1">
            <text:p>এই তোলা বাজদের শ্রীলঙ্কার জনগণের পথে হেঁটেই ডাইনী বুড়ি দেশদ্রোহী কে বাংলা ছাড়া করার সময় এসেছে। জাগো বাংলা ডাইনী কে বাংলা ছাড়া করতে বেরিয়ে এসো।</text:p>
          </table:table-cell>
          <table:table-cell office:value-type="float" office:value="0" table:style-name="ce1">
            <text:p>0</text:p>
          </table:table-cell>
          <table:table-cell table:number-columns-repeated="16382"/>
        </table:table-row>
        <table:table-row table:style-name="ro1">
          <table:table-cell office:value-type="string" table:style-name="ce4">
            <text:p>চোখে কান্না চলে আসলো</text:p>
          </table:table-cell>
          <table:table-cell office:value-type="float" office:value="1" table:style-name="ce1">
            <text:p>1</text:p>
          </table:table-cell>
          <table:table-cell table:number-columns-repeated="16382"/>
        </table:table-row>
        <table:table-row table:style-name="ro1">
          <table:table-cell office:value-type="string" table:style-name="ce4">
            <text:p>ইসলাম শান্তির ধর্ম প্রিয় নবী হযরত মুহাম্মদ সাল্লাল্লাহু আলাই সাল্লাম আমাদের সুপার হিরো আমাদের সুপারস্টার আমাদের সেলিব্র আমরা তাকে সবসময় অনুসরণ করি মুসলিম দেশে কি হয়াছে এই সব আল্লা গো মাপ করো</text:p>
          </table:table-cell>
          <table:table-cell office:value-type="float" office:value="1" table:style-name="ce1">
            <text:p>1</text:p>
          </table:table-cell>
          <table:table-cell table:number-columns-repeated="16382"/>
        </table:table-row>
        <table:table-row table:style-name="ro1">
          <table:table-cell office:value-type="string" table:style-name="ce4">
            <text:p>ছাত্রদের রাজনীতি বন্ধ করতে হবে</text:p>
          </table:table-cell>
          <table:table-cell office:value-type="float" office:value="0" table:style-name="ce1">
            <text:p>0</text:p>
          </table:table-cell>
          <table:table-cell table:number-columns-repeated="16382"/>
        </table:table-row>
        <table:table-row table:style-name="ro1">
          <table:table-cell office:value-type="string" table:style-name="ce4">
            <text:p>যুবসমাজের মধ্যে মানসিক চাপ বেড়েই চলেছে- এটা তৃনমূলের চোরেরা বুঝতে পারবে না। তৃনমূল শুধুমাত্র জ্যায়য়য়য়য়য় ব্যাংলাআআআআআআআআ বলে একটা বিশ্রী আওয়াজ করে 28 টাকার পাউচ গিলে চুরিই করতে পারে। দেখা যাক আজ সুপ্রিম কোর্টে কী হয়। তৃনমূলের পুরো শিক্ষাদপ্তর ই তো জেলে।</text:p>
          </table:table-cell>
          <table:table-cell office:value-type="float" office:value="0" table:style-name="ce1">
            <text:p>0</text:p>
          </table:table-cell>
          <table:table-cell table:number-columns-repeated="16382"/>
        </table:table-row>
        <table:table-row table:style-name="ro1">
          <table:table-cell office:value-type="string" table:style-name="ce4">
            <text:p>ছি ধিক্কার জানাই বাংলাদেশের বান্দরবনের প্রশাসনকে</text:p>
          </table:table-cell>
          <table:table-cell office:value-type="float" office:value="0" table:style-name="ce1">
            <text:p>0</text:p>
          </table:table-cell>
          <table:table-cell table:number-columns-repeated="16382"/>
        </table:table-row>
        <table:table-row table:style-name="ro1">
          <table:table-cell office:value-type="string" table:style-name="ce4">
            <text:p>সোইরাচার সরকার এই খুনের সাথে জরিত</text:p>
          </table:table-cell>
          <table:table-cell office:value-type="float" office:value="0" table:style-name="ce1">
            <text:p>0</text:p>
          </table:table-cell>
          <table:table-cell table:number-columns-repeated="16382"/>
        </table:table-row>
        <table:table-row table:style-name="ro1">
          <table:table-cell office:value-type="string" table:style-name="ce4">
            <text:p>কলিজা ফেটে যায় আবেগ ধরে রাখা কঠিন। আল্লাহ তুমি বিচার করো।</text:p>
          </table:table-cell>
          <table:table-cell office:value-type="float" office:value="1" table:style-name="ce1">
            <text:p>1</text:p>
          </table:table-cell>
          <table:table-cell table:number-columns-repeated="16382"/>
        </table:table-row>
        <table:table-row table:style-name="ro1">
          <table:table-cell office:value-type="string" table:style-name="ce4">
            <text:p>আরও কত টাটকা জীবন এই ভাবে ঝড়ে যাবে কে জানে??আর কত রক্ত খাবে এই সরকার??</text:p>
          </table:table-cell>
          <table:table-cell office:value-type="float" office:value="0" table:style-name="ce1">
            <text:p>0</text:p>
          </table:table-cell>
          <table:table-cell table:number-columns-repeated="16382"/>
        </table:table-row>
        <table:table-row table:style-name="ro1">
          <table:table-cell office:value-type="string" table:style-name="ce4">
            <text:p>ধিক্কার জানাই বাংলাদেশের আইন ব্যবস্থাকে এখানে কোন নিরাপদ নাই</text:p>
          </table:table-cell>
          <table:table-cell office:value-type="float" office:value="0" table:style-name="ce1">
            <text:p>0</text:p>
          </table:table-cell>
          <table:table-cell table:number-columns-repeated="16382"/>
        </table:table-row>
        <table:table-row table:style-name="ro1">
          <table:table-cell office:value-type="string" table:style-name="ce4">
            <text:p>উপজাতিরা এত বড় অপরাধ করেছে মেয়েদের কুলু উপজাতিদের কোন দাম নাই</text:p>
          </table:table-cell>
          <table:table-cell office:value-type="float" office:value="0" table:style-name="ce1">
            <text:p>0</text:p>
          </table:table-cell>
          <table:table-cell table:number-columns-repeated="16382"/>
        </table:table-row>
        <table:table-row table:style-name="ro1">
          <table:table-cell office:value-type="string" table:style-name="ce4">
            <text:p>এ মন্দিরটি বানানো হয়েছে, মোদিকে শিক্কা দেওয়ার জন্য, যখন ভারতে মসজিদ বাংগা হবে তখন ঔ মন্দিরটি বাংগা হবে।</text:p>
          </table:table-cell>
          <table:table-cell office:value-type="float" office:value="0" table:style-name="ce1">
            <text:p>0</text:p>
          </table:table-cell>
          <table:table-cell table:number-columns-repeated="16382"/>
        </table:table-row>
        <table:table-row table:style-name="ro1">
          <table:table-cell office:value-type="string" table:style-name="ce4">
            <text:p>পুলিশকে মানুষ কত ঘৃনা করে</text:p>
          </table:table-cell>
          <table:table-cell office:value-type="float" office:value="0" table:style-name="ce1">
            <text:p>0</text:p>
          </table:table-cell>
          <table:table-cell table:number-columns-repeated="16382"/>
        </table:table-row>
        <table:table-row table:style-name="ro1">
          <table:table-cell office:value-type="string" table:style-name="ce4">
            <text:p>কত নির্মম এ দৃশ্য । বাচ্চাটির দিকে দৃষ্টি মিলাতে কখন যে দু চোখের দু পাশ দিয়ে জল গড়িয়ে পরছে টেরই পাইনি,যখন উষ্ণ জলের ফোটা কাধে এসে পরলো তখন সম্বিৎ ফিরে এলো । হায়রে স্মার্ট দেশের হতভাগ্য মানুষেরা আর কতো জীবন বিসর্জন দিবে স্মার্ট রাস্তায়। বাহিরের দেশে পশু পাখিও নিরাপদ জীবন যাপন করে। রাস্তার মাঝে একটা বেড়ালও যদি এসে পরে তবে দেড়শো মাইল গতির গাড়িও থামিয়ে তাকে নিরাপদে চলে যেতে দেবে। আর স্মার্ট ডিজিটাল দেশের মানুষের ই নিরাপত্তা নেই।</text:p>
          </table:table-cell>
          <table:table-cell office:value-type="float" office:value="1" table:style-name="ce1">
            <text:p>1</text:p>
          </table:table-cell>
          <table:table-cell table:number-columns-repeated="16382"/>
        </table:table-row>
        <table:table-row table:style-name="ro1">
          <table:table-cell office:value-type="string" table:style-name="ce4">
            <text:p>অনেক সময় আইন সঠিক পথে চলে না , পথ ভুলে অন্য পথে চলে যায় । তাই জনগণের উচিত আইনকে সঠিক পথ দেখানো ।</text:p>
          </table:table-cell>
          <table:table-cell office:value-type="float" office:value="1" table:style-name="ce1">
            <text:p>1</text:p>
          </table:table-cell>
          <table:table-cell table:number-columns-repeated="16382"/>
        </table:table-row>
        <table:table-row table:style-name="ro1">
          <table:table-cell office:value-type="string" table:style-name="ce4">
            <text:p>হৃদয়ের সবটুকু ভালোবাসা শুধু তোমারই জন্য মা।</text:p>
          </table:table-cell>
          <table:table-cell office:value-type="float" office:value="1" table:style-name="ce1">
            <text:p>1</text:p>
          </table:table-cell>
          <table:table-cell table:number-columns-repeated="16382"/>
        </table:table-row>
        <table:table-row table:style-name="ro1">
          <table:table-cell office:value-type="string" table:style-name="ce4">
            <text:p>সময় টিভিকে ধন্যবাদ, সবকিছু তুলে ধরার জন্য</text:p>
          </table:table-cell>
          <table:table-cell office:value-type="float" office:value="1" table:style-name="ce1">
            <text:p>1</text:p>
          </table:table-cell>
          <table:table-cell table:number-columns-repeated="16382"/>
        </table:table-row>
        <table:table-row table:style-name="ro1">
          <table:table-cell office:value-type="string" table:style-name="ce4">
            <text:p>হিন্দু জাতি পড়তে পছনদ করে না তাই ভন্ডামি করে</text:p>
          </table:table-cell>
          <table:table-cell office:value-type="float" office:value="0" table:style-name="ce1">
            <text:p>0</text:p>
          </table:table-cell>
          <table:table-cell table:number-columns-repeated="16382"/>
        </table:table-row>
        <table:table-row table:number-rows-repeated="104431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24-06-27T09:19:55Z</meta:creation-date>
    <dc:date>2025-03-17T09:16:59Z</dc:date>
  </office:meta>
</office:document-meta>
</file>